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098in"/>
    </style:style>
    <style:style style:name="co2" style:family="table-column">
      <style:table-column-properties fo:break-before="auto" style:column-width="1.6063in"/>
    </style:style>
    <style:style style:name="co3" style:family="table-column">
      <style:table-column-properties fo:break-before="auto" style:column-width="2.6591in"/>
    </style:style>
    <style:style style:name="co4" style:family="table-column">
      <style:table-column-properties fo:break-before="auto" style:column-width="8.7307in"/>
    </style:style>
    <style:style style:name="co5" style:family="table-column">
      <style:table-column-properties fo:break-before="auto" style:column-width="0.7091in"/>
    </style:style>
    <style:style style:name="co6" style:family="table-column">
      <style:table-column-properties fo:break-before="auto" style:column-width="2.7035in"/>
    </style:style>
    <style:style style:name="co7" style:family="table-column">
      <style:table-column-properties fo:break-before="auto" style:column-width="1.2409in"/>
    </style:style>
    <style:style style:name="co8" style:family="table-column">
      <style:table-column-properties fo:break-before="auto" style:column-width="0.3319in"/>
    </style:style>
    <style:style style:name="co9" style:family="table-column">
      <style:table-column-properties fo:break-before="auto" style:column-width="3.5571in"/>
    </style:style>
    <style:style style:name="co10" style:family="table-column">
      <style:table-column-properties fo:break-before="auto" style:column-width="2.5366in"/>
    </style:style>
    <style:style style:name="co11" style:family="table-column">
      <style:table-column-properties fo:break-before="auto" style:column-width="2.7693in"/>
    </style:style>
    <style:style style:name="co12" style:family="table-column">
      <style:table-column-properties fo:break-before="auto" style:column-width="2.5811in"/>
    </style:style>
    <style:style style:name="co13" style:family="table-column">
      <style:table-column-properties fo:break-before="auto" style:column-width="0.672in"/>
    </style:style>
    <style:style style:name="co14" style:family="table-column">
      <style:table-column-properties fo:break-before="auto" style:column-width="5.052in"/>
    </style:style>
    <style:style style:name="co15" style:family="table-column">
      <style:table-column-properties fo:break-before="auto" style:column-width="1.4846in"/>
    </style:style>
    <style:style style:name="co16" style:family="table-column">
      <style:table-column-properties fo:break-before="auto" style:column-width="1.761in"/>
    </style:style>
    <style:style style:name="co17" style:family="table-column">
      <style:table-column-properties fo:break-before="auto" style:column-width="1.4957in"/>
    </style:style>
    <style:style style:name="co18" style:family="table-column">
      <style:table-column-properties fo:break-before="auto" style:column-width="2.1937in"/>
    </style:style>
    <style:style style:name="co19" style:family="table-column">
      <style:table-column-properties fo:break-before="auto" style:column-width="1.1634in"/>
    </style:style>
    <style:style style:name="co20" style:family="table-column">
      <style:table-column-properties fo:break-before="auto" style:column-width="0.2661in"/>
    </style:style>
    <style:style style:name="co21" style:family="table-column">
      <style:table-column-properties fo:break-before="auto" style:column-width="0.8535in"/>
    </style:style>
    <style:style style:name="co22" style:family="table-column">
      <style:table-column-properties fo:break-before="auto" style:column-width="0.6866in"/>
    </style:style>
    <style:style style:name="co23" style:family="table-column">
      <style:table-column-properties fo:break-before="auto" style:column-width="0.7201in"/>
    </style:style>
    <style:style style:name="co24" style:family="table-column">
      <style:table-column-properties fo:break-before="auto" style:column-width="0.9307in"/>
    </style:style>
    <style:style style:name="co25" style:family="table-column">
      <style:table-column-properties fo:break-before="auto" style:column-width="0.4984in"/>
    </style:style>
    <style:style style:name="co26" style:family="table-column">
      <style:table-column-properties fo:break-before="auto" style:column-width="1.4626in"/>
    </style:style>
    <style:style style:name="co27" style:family="table-column">
      <style:table-column-properties fo:break-before="auto" style:column-width="5.5283in"/>
    </style:style>
    <style:style style:name="co28" style:family="table-column">
      <style:table-column-properties fo:break-before="auto" style:column-width="0.9862in"/>
    </style:style>
    <style:style style:name="co29" style:family="table-column">
      <style:table-column-properties fo:break-before="auto" style:column-width="0.8193in"/>
    </style:style>
    <style:style style:name="co30" style:family="table-column">
      <style:table-column-properties fo:break-before="auto" style:column-width="0.8925in"/>
    </style:style>
    <style:style style:name="co31" style:family="table-column">
      <style:table-column-properties fo:break-before="auto" style:column-width="7.6453in"/>
    </style:style>
    <style:style style:name="co32" style:family="table-column">
      <style:table-column-properties fo:break-before="auto" style:column-width="0.3874in"/>
    </style:style>
    <style:style style:name="co33" style:family="table-column">
      <style:table-column-properties fo:break-before="auto" style:column-width="0.4209in"/>
    </style:style>
    <style:style style:name="co34" style:family="table-column">
      <style:table-column-properties fo:break-before="auto" style:column-width="5.1965in"/>
    </style:style>
    <style:style style:name="co35" style:family="table-column">
      <style:table-column-properties fo:break-before="auto" style:column-width="0.8425in"/>
    </style:style>
    <style:style style:name="co36" style:family="table-column">
      <style:table-column-properties fo:break-before="auto" style:column-width="1.1854in"/>
    </style:style>
    <style:style style:name="ro1" style:family="table-row">
      <style:table-row-properties style:row-height="0.3937in" fo:break-before="auto" style:use-optimal-row-height="true"/>
    </style:style>
    <style:style style:name="ro2" style:family="table-row">
      <style:table-row-properties style:row-height="0.7665in" fo:break-before="auto" style:use-optimal-row-height="true"/>
    </style:style>
    <style:style style:name="ro3" style:family="table-row">
      <style:table-row-properties style:row-height="0.2898in" fo:break-before="auto" style:use-optimal-row-height="true"/>
    </style:style>
    <style:style style:name="ro4" style:family="table-row">
      <style:table-row-properties style:row-height="0.2783in" fo:break-before="auto" style:use-optimal-row-height="true"/>
    </style:style>
    <style:style style:name="ro5" style:family="table-row">
      <style:table-row-properties style:row-height="0.1953in" fo:break-before="auto" style:use-optimal-row-height="true"/>
    </style:style>
    <style:style style:name="ro6" style:family="table-row">
      <style:table-row-properties style:row-height="0.3854in" fo:break-before="auto" style:use-optimal-row-height="false"/>
    </style:style>
    <style:style style:name="ro7" style:family="table-row">
      <style:table-row-properties style:row-height="0.2071in" fo:break-before="auto" style:use-optimal-row-height="true"/>
    </style:style>
    <style:style style:name="ro8" style:family="table-row">
      <style:table-row-properties style:row-height="0.4583in" fo:break-before="auto" style:use-optimal-row-height="false"/>
    </style:style>
    <style:style style:name="ro9" style:family="table-row">
      <style:table-row-properties style:row-height="3.1925in" fo:break-before="auto" style:use-optimal-row-height="true"/>
    </style:style>
    <style:style style:name="ro10" style:family="table-row">
      <style:table-row-properties style:row-height="0.2189in" fo:break-before="auto" style:use-optimal-row-height="false"/>
    </style:style>
    <style:style style:name="ro11" style:family="table-row">
      <style:table-row-properties style:row-height="0.25in" fo:break-before="auto" style:use-optimal-row-height="false"/>
    </style:style>
    <style:style style:name="ro12" style:family="table-row">
      <style:table-row-properties style:row-height="2.6146in" fo:break-before="auto" style:use-optimal-row-height="false"/>
    </style:style>
    <style:style style:name="ro13" style:family="table-row">
      <style:table-row-properties style:row-height="0.5in" fo:break-before="auto" style:use-optimal-row-height="false"/>
    </style:style>
    <style:style style:name="ro14" style:family="table-row">
      <style:table-row-properties style:row-height="1.0728in" fo:break-before="auto" style:use-optimal-row-height="false"/>
    </style:style>
    <style:style style:name="ro15" style:family="table-row">
      <style:table-row-properties style:row-height="0.2291in" fo:break-before="auto" style:use-optimal-row-height="false"/>
    </style:style>
    <style:style style:name="ro16" style:family="table-row">
      <style:table-row-properties style:row-height="0.75in" fo:break-before="auto" style:use-optimal-row-height="false"/>
    </style:style>
    <style:style style:name="ro17" style:family="table-row">
      <style:table-row-properties style:row-height="0.2602in" fo:break-before="auto" style:use-optimal-row-height="false"/>
    </style:style>
    <style:style style:name="ro18" style:family="table-row">
      <style:table-row-properties style:row-height="0.3437in" fo:break-before="auto" style:use-optimal-row-height="false"/>
    </style:style>
    <style:style style:name="ro19" style:family="table-row">
      <style:table-row-properties style:row-height="0.2083in" fo:break-before="auto" style:use-optimal-row-height="false"/>
    </style:style>
    <style:style style:name="ro20" style:family="table-row">
      <style:table-row-properties style:row-height="0.3335in" fo:break-before="auto" style:use-optimal-row-height="false"/>
    </style:style>
    <style:style style:name="ro21" style:family="table-row">
      <style:table-row-properties style:row-height="0.448in" fo:break-before="auto" style:use-optimal-row-height="false"/>
    </style:style>
    <style:style style:name="ro22" style:family="table-row">
      <style:table-row-properties style:row-height="0.6772in" fo:break-before="auto" style:use-optimal-row-height="false"/>
    </style:style>
    <style:style style:name="ro23" style:family="table-row">
      <style:table-row-properties style:row-height="0.3957in" fo:break-before="auto" style:use-optimal-row-height="false"/>
    </style:style>
    <style:style style:name="ro24" style:family="table-row">
      <style:table-row-properties style:row-height="0.4063in" fo:break-before="auto" style:use-optimal-row-height="false"/>
    </style:style>
    <style:style style:name="ro25" style:family="table-row">
      <style:table-row-properties style:row-height="0.1146in" fo:break-before="auto" style:use-optimal-row-height="false"/>
    </style:style>
    <style:style style:name="ro26" style:family="table-row">
      <style:table-row-properties style:row-height="0.1252in" fo:break-before="auto" style:use-optimal-row-height="false"/>
    </style:style>
    <style:style style:name="ro27" style:family="table-row">
      <style:table-row-properties style:row-height="0.1354in" fo:break-before="auto" style:use-optimal-row-height="false"/>
    </style:style>
    <style:style style:name="ro28" style:family="table-row">
      <style:table-row-properties style:row-height="0.0417in" fo:break-before="auto" style:use-optimal-row-height="false"/>
    </style:style>
    <style:style style:name="ro29" style:family="table-row">
      <style:table-row-properties style:row-height="0.3118in" fo:break-before="auto" style:use-optimal-row-height="true"/>
    </style:style>
    <style:style style:name="ro30" style:family="table-row">
      <style:table-row-properties style:row-height="0.2008in" fo:break-before="auto" style:use-optimal-row-height="false"/>
    </style:style>
    <style:style style:name="ro31" style:family="table-row">
      <style:table-row-properties style:row-height="2.7398in" fo:break-before="auto" style:use-optimal-row-height="false"/>
    </style:style>
    <style:style style:name="ro32" style:family="table-row">
      <style:table-row-properties style:row-height="3.2602in" fo:break-before="auto" style:use-optimal-row-height="false"/>
    </style:style>
    <style:style style:name="ro33" style:family="table-row">
      <style:table-row-properties style:row-height="0.1783in" fo:break-before="auto" style:use-optimal-row-height="true"/>
    </style:style>
    <style:style style:name="ro34" style:family="table-row">
      <style:table-row-properties style:row-height="2.0339in" fo:break-before="auto" style:use-optimal-row-height="false"/>
    </style:style>
    <style:style style:name="ro35" style:family="table-row">
      <style:table-row-properties style:row-height="0.3311in" fo:break-before="auto" style:use-optimal-row-height="true"/>
    </style:style>
    <style:style style:name="ro36" style:family="table-row">
      <style:table-row-properties style:row-height="0.4866in" fo:break-before="auto" style:use-optimal-row-height="true"/>
    </style:style>
    <style:style style:name="ro37" style:family="table-row">
      <style:table-row-properties style:row-height="1.1516in" fo:break-before="auto" style:use-optimal-row-height="false"/>
    </style:style>
    <style:style style:name="ro38" style:family="table-row">
      <style:table-row-properties style:row-height="0.4272in" fo:break-before="auto" style:use-optimal-row-height="false"/>
    </style:style>
    <style:style style:name="ro39" style:family="table-row">
      <style:table-row-properties style:row-height="0.948in" fo:break-before="auto" style:use-optimal-row-height="false"/>
    </style:style>
    <style:style style:name="ro40" style:family="table-row">
      <style:table-row-properties style:row-height="1in" fo:break-before="auto" style:use-optimal-row-height="false"/>
    </style:style>
    <style:style style:name="ro41" style:family="table-row">
      <style:table-row-properties style:row-height="0.7602in" fo:break-before="auto" style:use-optimal-row-height="false"/>
    </style:style>
    <style:style style:name="ro42" style:family="table-row">
      <style:table-row-properties style:row-height="1.0835in" fo:break-before="auto" style:use-optimal-row-height="false"/>
    </style:style>
    <style:style style:name="ro43" style:family="table-row">
      <style:table-row-properties style:row-height="1.3854in" fo:break-before="auto" style:use-optimal-row-height="false"/>
    </style:style>
    <style:style style:name="ro44" style:family="table-row">
      <style:table-row-properties style:row-height="0.1772in" fo:break-before="auto" style:use-optimal-row-height="false"/>
    </style:style>
    <style:style style:name="ro45" style:family="table-row">
      <style:table-row-properties style:row-height="1.552in" fo:break-before="auto" style:use-optimal-row-height="false"/>
    </style:style>
    <style:style style:name="ro46" style:family="table-row">
      <style:table-row-properties style:row-height="1.802in" fo:break-before="auto" style:use-optimal-row-height="false"/>
    </style:style>
    <style:style style:name="ro47" style:family="table-row">
      <style:table-row-properties style:row-height="0.9165in" fo:break-before="auto" style:use-optimal-row-height="false"/>
    </style:style>
    <style:style style:name="ro48" style:family="table-row">
      <style:table-row-properties style:row-height="1.7602in" fo:break-before="auto" style:use-optimal-row-height="false"/>
    </style:style>
    <style:style style:name="ro49" style:family="table-row">
      <style:table-row-properties style:row-height="1.1874in" fo:break-before="auto" style:use-optimal-row-height="false"/>
    </style:style>
    <style:style style:name="ro50" style:family="table-row">
      <style:table-row-properties style:row-height="0.7917in" fo:break-before="auto" style:use-optimal-row-height="false"/>
    </style:style>
    <style:style style:name="ro51" style:family="table-row">
      <style:table-row-properties style:row-height="1.0417in" fo:break-before="auto" style:use-optimal-row-height="false"/>
    </style:style>
    <style:style style:name="ta1" style:family="table" style:master-page-name="PageStyle_5f_LEARN_20_X">
      <style:table-properties table:display="true" style:writing-mode="lr-tb"/>
    </style:style>
    <style:style style:name="ta2" style:family="table" style:master-page-name="PageStyle_5f_My_20_Next_20_Big_20_Idea_20__28_Personal_29_">
      <style:table-properties table:display="true" style:writing-mode="lr-tb"/>
    </style:style>
    <style:style style:name="ta3" style:family="table" style:master-page-name="PageStyle_5f_My_20_Next_20_Big_20_Idea_20__28_Customer_29_">
      <style:table-properties table:display="true" style:writing-mode="lr-tb"/>
    </style:style>
    <style:style style:name="ta4" style:family="table" style:master-page-name="PageStyle_5f_The_20_Idea_20_Pitch">
      <style:table-properties table:display="true" style:writing-mode="lr-tb"/>
    </style:style>
    <style:style style:name="ta5" style:family="table" style:master-page-name="PageStyle_5f_Lean_20_Canvas">
      <style:table-properties table:display="true" style:writing-mode="lr-tb"/>
    </style:style>
    <style:style style:name="ta6" style:family="table" style:master-page-name="PageStyle_5f_The_20_3_27_s">
      <style:table-properties table:display="true" style:writing-mode="lr-tb"/>
    </style:style>
    <style:style style:name="ta7" style:family="table" style:master-page-name="PageStyle_5f_Experiment_20_Loop_20_Map">
      <style:table-properties table:display="true" style:writing-mode="lr-tb"/>
    </style:style>
    <style:style style:name="ta8" style:family="table" style:master-page-name="PageStyle_5f_Learnings_20_Matrix">
      <style:table-properties table:display="true" style:writing-mode="lr-tb"/>
    </style:style>
    <style:style style:name="ta9" style:family="table" style:master-page-name="PageStyle_5f_Next_20_or_20_Not">
      <style:table-properties table:display="true" style:writing-mode="lr-tb"/>
    </style:style>
    <style:style style:name="ta10" style:family="table" style:master-page-name="PageStyle_5f_MetRisks_20_How_20_to">
      <style:table-properties table:display="true" style:writing-mode="lr-tb"/>
    </style:style>
    <style:style style:name="ta11" style:family="table" style:master-page-name="PageStyle_5f_MetRisks_20_Registration">
      <style:table-properties table:display="true" style:writing-mode="lr-tb"/>
    </style:style>
    <style:style style:name="ta12" style:family="table" style:master-page-name="PageStyle_5f_Escalation">
      <style:table-properties table:display="true" style:writing-mode="lr-tb"/>
    </style:style>
    <style:style style:name="ta13" style:family="table" style:master-page-name="PageStyle_5f_Mitagation">
      <style:table-properties table:display="true" style:writing-mode="lr-tb"/>
    </style:style>
    <style:style style:name="ce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style:diagonal-bl-tr="none" style:diagonal-tl-br="none" style:text-align-source="value-type" style:repeat-content="false" fo:wrap-option="wrap" fo:border="0.0346in solid #cccccc"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style:diagonal-bl-tr="none" style:diagonal-tl-br="none" style:rotation-align="none"/>
    </style:style>
    <style:style style:name="ce7"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346in solid #000000" style:direction="ltr" fo:border-right="0.0138in solid #000000"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346in solid #000000"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9"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0.0346in solid #000000" style:vertical-align="middle"/>
      <style:paragraph-properties fo:margin-left="0in" style:writing-mode="page"/>
    </style:style>
    <style:style style:name="ce10"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style>
    <style:style style:name="ce11"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style>
    <style:style style:name="ce1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style>
    <style:style style:name="ce13"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138in solid #000000" style:direction="ltr" fo:border-right="0.0346in solid #000000"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138in solid #000000" style:direction="ltr" fo:border-right="0.0346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5"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style>
    <style:style style:name="ce17"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style>
    <style:style style:name="ce1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19"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bottom"/>
      <style:paragraph-properties fo:margin-left="0in" style:writing-mode="page"/>
    </style:style>
    <style:style style:name="ce20"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style>
    <style:style style:name="ce21"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middle"/>
      <style:paragraph-properties fo:margin-left="0in" style:writing-mode="page"/>
    </style:style>
    <style:style style:name="ce2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style>
    <style:style style:name="ce23"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in" style:writing-mode="page"/>
    </style:style>
    <style:style style:name="ce24"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bottom"/>
      <style:paragraph-properties fo:margin-left="0in" style:writing-mode="page"/>
    </style:style>
    <style:style style:name="ce25"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bottom"/>
      <style:paragraph-properties fo:margin-left="0in" style:writing-mode="page"/>
    </style:style>
    <style:style style:name="ce26"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0.0346in solid #000000" style:vertical-align="middle"/>
      <style:paragraph-properties fo:margin-left="0in" style:writing-mode="page"/>
    </style:style>
    <style:style style:name="ce27"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style>
    <style:style style:name="ce28"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style>
    <style:style style:name="ce29" style:family="table-cell" style:parent-style-name="Excel_20_Built-in_20_Normal">
      <style:table-cell-properties fo:border-bottom="none" fo:background-color="#f2f2f2" style:diagonal-bl-tr="none" style:diagonal-tl-br="none" fo:border-left="0.0346in solid #000000" fo:border-right="none"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346in solid #000000" style:direction="ltr" fo:border-right="0.0346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1"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346in solid #000000" style:direction="ltr" fo:border-right="0.0138in solid #000000" style:rotation-angle="0" style:rotation-align="none" style:shrink-to-fit="false" fo:border-top="0.0346in solid #000000" style:vertical-align="bottom"/>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2" style:family="table-cell" style:parent-style-name="Excel_20_Built-in_20_Normal">
      <style:table-cell-properties fo:border-bottom="0.0138in solid #000000" fo:background-color="#f2f2f2" style:diagonal-bl-tr="none" style:diagonal-tl-br="none" fo:border-left="0.0138in solid #000000" fo:border-right="0.0138in solid #000000" style:rotation-align="none" fo:border-top="non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3" style:family="table-cell" style:parent-style-name="Excel_20_Built-in_20_Normal">
      <style:table-cell-properties style:diagonal-bl-tr="none" style:diagonal-tl-br="none" fo:border="0.0138in solid #000000" style:rotation-align="none"/>
    </style:style>
    <style:style style:name="ce34" style:family="table-cell" style:parent-style-name="Excel_20_Built-in_20_Normal">
      <style:table-cell-properties fo:background-color="#f2f2f2" style:diagonal-bl-tr="none" style:diagonal-tl-br="none" fo:border="0.0138in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Excel_20_Built-in_20_Normal">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Excel_20_Built-in_20_Normal">
      <style:table-cell-properties fo:border-bottom="0.0346in solid #000000" fo:background-color="#f2f2f2"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138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style>
    <style:style style:name="ce39"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none"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f2f2f2"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0.0346in solid #000000" style:vertical-align="top"/>
      <style:paragraph-properties fo:margin-left="0in" style:writing-mode="page"/>
    </style:style>
    <style:style style:name="ce44"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style>
    <style:style style:name="ce45"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style>
    <style:style style:name="ce46"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138in solid #000000" style:direction="ltr" fo:border-right="none"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7"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bottom"/>
      <style:paragraph-properties fo:margin-left="0in" style:writing-mode="page"/>
    </style:style>
    <style:style style:name="ce48"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bottom"/>
      <style:paragraph-properties fo:margin-left="0in" style:writing-mode="page"/>
    </style:style>
    <style:style style:name="ce52"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Excel_20_Built-in_20_Normal">
      <style:table-cell-properties fo:border-bottom="0.0346in solid #000000"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fo:color="#c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59"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fo:color="#c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60"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bottom"/>
      <style:paragraph-properties fo:margin-left="0in" style:writing-mode="page"/>
    </style:style>
    <style:style style:name="ce6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c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62"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Excel_20_Built-in_20_Normal">
      <style:table-cell-properties fo:border-bottom="0.0346in solid #000000" style:diagonal-bl-tr="none" style:diagonal-tl-br="none" fo:border-left="0.0346in solid #000000" fo:border-right="none"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0.0346in solid #000000" style:rotation-angle="0" style:rotation-align="none" style:shrink-to-fit="false" fo:border-top="0.0346in solid #000000" style:vertical-align="top"/>
      <style:paragraph-properties fo:margin-left="0in" style:writing-mode="page"/>
    </style:style>
    <style:style style:name="ce65"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top"/>
      <style:paragraph-properties fo:margin-left="0in" style:writing-mode="page"/>
    </style:style>
    <style:style style:name="ce66"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bottom"/>
      <style:paragraph-properties fo:margin-left="0in" style:writing-mode="page"/>
    </style:style>
    <style:style style:name="ce67"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Excel_20_Built-in_20_Normal">
      <style:table-cell-properties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none" style:vertical-align="top"/>
      <style:paragraph-properties fo:margin-left="0in" style:writing-mode="page"/>
    </style:style>
    <style:style style:name="ce69" style:family="table-cell" style:parent-style-name="Excel_20_Built-in_20_Normal">
      <style:table-cell-properties fo:border-bottom="0.0346in solid #000000"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top"/>
      <style:paragraph-properties fo:margin-left="0in" style:writing-mode="page"/>
    </style:style>
    <style:style style:name="ce70" style:family="table-cell" style:parent-style-name="Excel_20_Built-in_20_Normal">
      <style:table-cell-properties style:diagonal-bl-tr="none" style:diagonal-tl-br="none" style:text-align-source="value-type" style:repeat-content="false" fo:wrap-option="wrap" fo:border="0.0346in solid #000000" style:direction="ltr" style:rotation-angle="0" style:rotation-align="none" style:shrink-to-fit="false" style:vertical-align="top"/>
      <style:paragraph-properties fo:margin-left="0in" style:writing-mode="page"/>
    </style:style>
    <style:style style:name="ce71" style:family="table-cell" style:parent-style-name="Excel_20_Built-in_20_Normal">
      <style:table-cell-properties fo:border-bottom="0.0346in solid #000000" style:diagonal-bl-tr="none" style:diagonal-tl-br="none" fo:border-left="none" fo:border-right="0.0346in solid #000000" style:rotation-align="none" fo:border-top="0.0346in solid #000000"/>
    </style:style>
    <style:style style:name="ce72"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top"/>
      <style:paragraph-properties fo:margin-left="0in" style:writing-mode="page"/>
    </style:style>
    <style:style style:name="ce73"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top"/>
      <style:paragraph-properties fo:margin-left="0in" style:writing-mode="page"/>
    </style:style>
    <style:style style:name="ce74"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bottom"/>
      <style:paragraph-properties fo:margin-left="0in" style:writing-mode="page"/>
    </style:style>
    <style:style style:name="ce75"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top"/>
      <style:paragraph-properties fo:margin-left="0in" style:writing-mode="page"/>
    </style:style>
    <style:style style:name="ce76" style:family="table-cell" style:parent-style-name="Excel_20_Built-in_20_Normal">
      <style:table-cell-properties fo:border-bottom="0.0346in solid #000000" style:diagonal-bl-tr="none" style:diagonal-tl-br="none" fo:border-left="none" fo:border-right="none" style:rotation-align="none" fo:border-top="0.0346in solid #000000"/>
    </style:style>
    <style:style style:name="ce77"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top"/>
      <style:paragraph-properties fo:margin-left="0in" style:writing-mode="page"/>
    </style:style>
    <style:style style:name="ce78"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style>
    <style:style style:name="ce79"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style>
    <style:style style:name="ce80" style:family="table-cell" style:parent-style-name="Excel_20_Built-in_20_Normal">
      <style:table-cell-properties fo:border-bottom="0.0346in solid #000000" style:diagonal-bl-tr="none" style:diagonal-tl-br="none" fo:border-left="none" fo:border-right="none"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none" style:rotation-angle="0" style:rotation-align="none" style:shrink-to-fit="false" fo:border-top="0.0346in solid #000000" style:vertical-align="bottom"/>
      <style:paragraph-properties fo:margin-left="0in" style:writing-mode="page"/>
    </style:style>
    <style:style style:name="ce82" style:family="table-cell" style:parent-style-name="Excel_20_Built-in_20_Normal">
      <style:table-cell-properties fo:border-bottom="0.0138in solid #000000"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bottom"/>
      <style:paragraph-properties fo:margin-left="0in" style:writing-mode="page"/>
    </style:style>
    <style:style style:name="ce83"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none" style:rotation-angle="0" style:rotation-align="none" style:shrink-to-fit="false" fo:border-top="0.0138in solid #000000" style:vertical-align="bottom"/>
      <style:paragraph-properties fo:margin-left="0in" style:writing-mode="page"/>
    </style:style>
    <style:style style:name="ce84" style:family="table-cell" style:parent-style-name="Excel_20_Built-in_20_Normal">
      <style:table-cell-properties fo:border-bottom="0.0346in solid #000000"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bottom"/>
      <style:paragraph-properties fo:margin-left="0in" style:writing-mode="page"/>
    </style:style>
    <style:style style:name="ce85"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bottom"/>
      <style:paragraph-properties fo:margin-left="0in" style:writing-mode="page"/>
    </style:style>
    <style:style style:name="ce86"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style>
    <style:style style:name="ce87"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0.0346in solid #000000" style:rotation-angle="0" style:rotation-align="none" style:shrink-to-fit="false" fo:border-top="0.0138in solid #000000" style:vertical-align="bottom"/>
      <style:paragraph-properties fo:margin-left="0in" style:writing-mode="page"/>
    </style:style>
    <style:style style:name="ce88"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style>
    <style:style style:name="ce89"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bottom"/>
      <style:paragraph-properties fo:margin-left="0in" style:writing-mode="page"/>
    </style:style>
    <style:style style:name="ce90"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bottom"/>
      <style:paragraph-properties fo:margin-left="0in" style:writing-mode="page"/>
    </style:style>
    <style:style style:name="ce91"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0.0138in solid #000000" style:vertical-align="bottom"/>
      <style:paragraph-properties fo:margin-left="0in" style:writing-mode="page"/>
    </style:style>
    <style:style style:name="ce92"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style>
    <style:style style:name="ce94"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46in solid #000000" style:rotation-angle="0" style:rotation-align="none" style:shrink-to-fit="false" fo:border-top="none" style:vertical-align="top"/>
      <style:paragraph-properties fo:margin-left="0in" style:writing-mode="page"/>
    </style:style>
    <style:style style:name="ce95"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top"/>
      <style:paragraph-properties fo:margin-left="0in" style:writing-mode="page"/>
    </style:style>
    <style:style style:name="ce96" style:family="table-cell" style:parent-style-name="Excel_20_Built-in_20_Normal">
      <style:table-cell-properties fo:border-bottom="0.0346in solid #000000"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top"/>
      <style:paragraph-properties fo:margin-left="0in" style:writing-mode="page"/>
    </style:style>
    <style:style style:name="ce97" style:family="table-cell" style:parent-style-name="Excel_20_Built-in_20_Normal">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346in solid #000000" style:vertical-align="top"/>
      <style:paragraph-properties fo:margin-left="0in" style:writing-mode="page"/>
    </style:style>
    <style:style style:name="ce98" style:family="table-cell" style:parent-style-name="Excel_20_Built-in_20_Normal">
      <style:table-cell-properties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style>
    <style:style style:name="ce99"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46in solid #000000" style:rotation-angle="0" style:rotation-align="none" style:shrink-to-fit="false" fo:border-top="0.0346in solid #000000" style:vertical-align="top"/>
      <style:paragraph-properties fo:margin-left="0in" style:writing-mode="page"/>
    </style:style>
    <style:style style:name="ce100" style:family="table-cell" style:parent-style-name="Excel_20_Built-in_20_Normal">
      <style:table-cell-properties fo:border-bottom="0.0346in solid #000000" style:diagonal-bl-tr="none" style:diagonal-tl-br="none" style:text-align-source="value-type" style:repeat-content="false" fo:wrap-option="no-wrap" fo:border-left="none" style:direction="ltr" fo:border-right="0.0346in solid #000000" style:rotation-angle="0" style:rotation-align="none" style:shrink-to-fit="false" fo:border-top="none" style:vertical-align="top"/>
      <style:paragraph-properties fo:margin-left="0in" style:writing-mode="page"/>
    </style:style>
    <style:style style:name="ce101" style:family="table-cell" style:parent-style-name="Excel_20_Built-in_20_Normal">
      <style:table-cell-properties fo:border-bottom="0.0346in solid #000000" style:diagonal-bl-tr="none" style:diagonal-tl-br="none" fo:border-left="0.0346in solid #000000" fo:border-right="none" style:rotation-align="none" fo:border-top="0.0346in solid #000000"/>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Normal">
      <style:table-cell-properties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none" style:vertical-align="bottom"/>
      <style:paragraph-properties fo:margin-left="0in" style:writing-mode="page"/>
    </style:style>
    <style:style style:name="ce103"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style>
    <style:style style:name="ce104"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46in solid #000000" style:rotation-angle="0" style:rotation-align="none" style:shrink-to-fit="false" fo:border-top="none" style:vertical-align="bottom"/>
      <style:paragraph-properties fo:margin-left="0in" style:writing-mode="page"/>
    </style:style>
    <style:style style:name="ce105" style:family="table-cell" style:parent-style-name="Excel_20_Built-in_20_Normal">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06"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Excel_20_Built-in_20_Normal" style:data-style-name="N8010"/>
    <style:style style:name="ce108" style:family="table-cell" style:parent-style-name="Excel_20_Built-in_20_Normal">
      <style:table-cell-properties fo:background-color="#f2f2f2"/>
    </style:style>
    <style:style style:name="ce109" style:family="table-cell" style:parent-style-name="Excel_20_Built-in_20_Normal">
      <style:table-cell-properties fo:border-bottom="none" fo:background-color="#f2f2f2"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0" style:family="table-cell" style:parent-style-name="Excel_20_Built-in_20_Normal">
      <style:table-cell-properties fo:border-bottom="none" fo:background-color="#f2f2f2"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1" style:family="table-cell" style:parent-style-name="Excel_20_Built-in_20_Normal">
      <style:table-cell-properties fo:background-color="#f2f2f2"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2" style:family="table-cell" style:parent-style-name="Excel_20_Built-in_20_Normal">
      <style:table-cell-properties style:diagonal-bl-tr="none" style:diagonal-tl-br="none" style:text-align-source="value-type" style:repeat-content="false" fo:wrap-option="wrap" fo:border="0.0346in solid #000000" style:direction="ltr" style:rotation-angle="0" style:rotation-align="none" style:shrink-to-fit="false" style:vertical-align="bottom"/>
      <style:paragraph-properties fo:margin-left="0in" style:writing-mode="page"/>
    </style:style>
    <style:style style:name="ce113"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14" style:family="table-cell" style:parent-style-name="Excel_20_Built-in_20_Normal">
      <style:table-cell-properties fo:border-bottom="none" style:diagonal-bl-tr="none" style:diagonal-tl-br="none" fo:border-left="0.0346in solid #000000" fo:border-right="none" style:rotation-align="none" fo:border-top="none"/>
    </style:style>
    <style:style style:name="ce115" style:family="table-cell" style:parent-style-name="Excel_20_Built-in_20_Normal">
      <style:table-cell-properties fo:border-bottom="0.0346in solid #000000" style:diagonal-bl-tr="none" style:diagonal-tl-br="none" fo:border-left="0.0346in solid #000000" fo:border-right="none" style:rotation-align="none" fo:border-top="none"/>
    </style:style>
    <style:style style:name="ce116" style:family="table-cell" style:parent-style-name="Excel_20_Built-in_20_Normal">
      <style:table-cell-properties fo:border-bottom="none" style:diagonal-bl-tr="none" style:diagonal-tl-br="none" fo:border-left="none" fo:border-right="none" style:rotation-align="none" fo:border-top="0.0346in solid #000000"/>
    </style:style>
    <style:style style:name="ce117" style:family="table-cell" style:parent-style-name="Excel_20_Built-in_20_Normal">
      <style:table-cell-properties fo:border-bottom="0.0346in solid #000000" style:diagonal-bl-tr="none" style:diagonal-tl-br="none" fo:border-left="none" fo:border-right="none" style:rotation-align="none" fo:border-top="none"/>
    </style:style>
    <style:style style:name="ce118" style:family="table-cell" style:parent-style-name="Excel_20_Built-in_20_Normal">
      <style:table-cell-properties fo:border-bottom="none" style:diagonal-bl-tr="none" style:diagonal-tl-br="none" fo:border-left="none" fo:border-right="0.0346in solid #000000" style:rotation-align="none" fo:border-top="0.0346in solid #000000"/>
    </style:style>
    <style:style style:name="ce119" style:family="table-cell" style:parent-style-name="Excel_20_Built-in_20_Normal">
      <style:table-cell-properties fo:border-bottom="none" style:diagonal-bl-tr="none" style:diagonal-tl-br="none" fo:border-left="none" fo:border-right="0.0346in solid #000000" style:rotation-align="none" fo:border-top="none"/>
    </style:style>
    <style:style style:name="ce120" style:family="table-cell" style:parent-style-name="Excel_20_Built-in_20_Normal">
      <style:table-cell-properties fo:border-bottom="0.0346in solid #000000" style:diagonal-bl-tr="none" style:diagonal-tl-br="none" fo:border-left="none" fo:border-right="0.0346in solid #000000" style:rotation-align="none" fo:border-top="none"/>
    </style:style>
    <style:style style:name="ce121" style:family="table-cell" style:parent-style-name="Normal_20_2">
      <style:table-cell-properties fo:background-color="#95b3d7"/>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2" style:family="table-cell" style:parent-style-name="Normal_20_2">
      <style:table-cell-properties fo:background-color="#b9cde5"/>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3" style:family="table-cell" style:parent-style-name="Normal_20_2">
      <style:table-cell-properties fo:background-color="#dce6f2"/>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4" style:family="table-cell" style:parent-style-name="Normal_20_2">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Normal_20_2">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6" style:family="table-cell" style:parent-style-name="Normal_20_2">
      <style:table-cell-properties fo:background-color="#95b3d7"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7" style:family="table-cell" style:parent-style-name="Normal_20_2">
      <style:table-cell-properties fo:background-color="#95b3d7"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8" style:family="table-cell" style:parent-style-name="Normal_20_2">
      <style:table-cell-properties fo:background-color="#b9cde5"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9"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0" style:family="table-cell" style:parent-style-name="Normal_20_2">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1"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2" style:family="table-cell" style:parent-style-name="Normal_20_2">
      <style:table-cell-properties fo:background-color="#95b3d7"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3"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4" style:family="table-cell" style:parent-style-name="Normal_20_2" style:data-style-name="N116">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5" style:family="table-cell" style:parent-style-name="Normal_20_2">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36"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37" style:family="table-cell" style:parent-style-name="Normal_20_2">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8" style:family="table-cell" style:parent-style-name="Normal_20_2">
      <style:table-cell-properties fo:background-color="#dce6f2" style:diagonal-bl-tr="none" style:diagonal-tl-br="none" fo:border="0.0138in solid #000000" style:rotation-align="non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9" style:family="table-cell" style:parent-style-name="Normal_20_2">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0"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41" style:family="table-cell" style:parent-style-name="Normal_20_2">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2" style:family="table-cell" style:parent-style-name="Normal_20_2">
      <style:table-cell-properties fo:background-color="#dce6f2"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43" style:family="table-cell" style:parent-style-name="Normal_20_2">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4" style:family="table-cell" style:parent-style-name="Normal_20_2" style:data-style-name="N116">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5" style:family="table-cell" style:parent-style-name="Normal_20_2" style:data-style-name="N116">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6" style:family="table-cell" style:parent-style-name="Normal_20_2" style:data-style-name="N116">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7"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48" style:family="table-cell" style:parent-style-name="Normal_20_2" style:data-style-name="N116">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9" style:family="table-cell" style:parent-style-name="Normal_20_2">
      <style:table-cell-properties fo:background-color="#dce6f2"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0"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1" style:family="table-cell" style:parent-style-name="Normal_20_2">
      <style:table-cell-properties fo:background-color="#b9cde5" style:text-align-source="fix" style:repeat-content="false" fo:wrap-option="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2" style:family="table-cell" style:parent-style-name="Normal_20_2">
      <style:table-cell-properties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3" style:family="table-cell" style:parent-style-name="Normal_20_2">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154" style:family="table-cell" style:parent-style-name="Normal_20_2">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155" style:family="table-cell" style:parent-style-name="Normal_20_2" style:data-style-name="N116">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6"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9039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7563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22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815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512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ole-draw-aspect="1"/>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paragraph-properties fo:text-align="center"/>
      <style:text-properties fo:font-size="18pt"/>
    </style:style>
    <style:style style:name="T1" style:family="text">
      <style:text-properties fo:color="#000000" style:text-outline="false" style:text-line-through-style="none" style:text-position="0% 100%" fo:font-family="Tahoma" style:font-family-generic="swiss" style:font-pitch="variable" fo:font-size="9pt" fo:font-style="normal" fo:text-shadow="none" style:text-underline-style="none" fo:font-weight="normal" style:font-size-asian="9pt" style:font-style-asian="normal" style:font-weight-asian="normal" style:font-family-complex="Tahoma" style:font-family-generic-complex="swiss" style:font-pitch-complex="variable" style:font-size-complex="9pt" style:font-style-complex="normal" style:font-weight-complex="normal"/>
    </style:style>
    <style:style style:name="T2" style:family="text">
      <style:text-properties fo:color="#000000" style:text-outline="false" style:text-line-through-style="none" style:text-position="0% 100%"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T3"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EARN X"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5" table:number-columns-repeated="1017" table:default-cell-style-name="ce2"/>
        <table:table-row table:style-name="ro1">
          <table:table-cell table:style-name="ce1" office:value-type="string">
            <text:p>L</text:p>
          </table:table-cell>
          <table:table-cell office:value-type="string">
            <text:p>Look &amp; Listen</text:p>
          </table:table-cell>
          <table:table-cell office:value-type="string">
            <text:p>My Next Big Idea &amp; The Idea Pitch</text:p>
          </table:table-cell>
          <table:table-cell office:value-type="string">
            <text:p>Project Charter, Mission Statement, Problem Statement, Statement of Work, Stakeholder Identification, </text:p>
            <text:p>This is the starting point and the root cause discussion (5 Why's? Why is this/that...)</text:p>
          </table:table-cell>
          <table:table-cell table:style-name="ce4" office:value-type="string">
            <text:p>TOGAF A</text:p>
          </table:table-cell>
          <table:table-cell table:style-name="ce4" office:value-type="string">
            <text:p>Vision</text:p>
          </table:table-cell>
          <table:table-cell table:style-name="ce4" office:value-type="string">
            <text:p>Mandatory</text:p>
          </table:table-cell>
          <table:table-cell table:number-columns-repeated="1017"/>
        </table:table-row>
        <table:table-row table:style-name="ro2">
          <table:table-cell table:style-name="ce1" office:value-type="string">
            <text:p>E</text:p>
          </table:table-cell>
          <table:table-cell office:value-type="string">
            <text:p>Elaborate &amp; Evaluate</text:p>
          </table:table-cell>
          <table:table-cell office:value-type="string">
            <text:p>Lean Canvas &amp; The 3's</text:p>
          </table:table-cell>
          <table:table-cell office:value-type="string">
            <text:p>Solution Statement, Hi Level Project Plan, User Personas, Product Backlog User Stories (Themes, Epics, Hi Level, Release Burn Down), Resource Allocation/Team Identification (A 3 Year by 3 Month incremental hi level plan mapping out what is expected to happen ie. pirate traction of customers as AARRR acquire, activate, retention, referral, revenue and what is important to happen ie. revenue/funding)</text:p>
          </table:table-cell>
          <table:table-cell table:style-name="ce4" office:value-type="string">
            <text:p>TOGAF B, C, D, E</text:p>
          </table:table-cell>
          <table:table-cell table:style-name="ce4" office:value-type="string">
            <text:p>Business, Data, Applications, Technology plus Solutions and Vendors plus Landscapes/Roadmaps</text:p>
          </table:table-cell>
          <table:table-cell table:style-name="ce4" office:value-type="string">
            <text:p>Mandatory minimum of 1 of these</text:p>
          </table:table-cell>
          <table:table-cell table:number-columns-repeated="1017"/>
        </table:table-row>
        <table:table-row table:style-name="ro1">
          <table:table-cell table:style-name="ce1" office:value-type="string">
            <text:p>A</text:p>
          </table:table-cell>
          <table:table-cell office:value-type="string">
            <text:p>Adapt &amp; Agree</text:p>
          </table:table-cell>
          <table:table-cell office:value-type="string">
            <text:p>Experiment Loop Map</text:p>
          </table:table-cell>
          <table:table-cell office:value-type="string">
            <text:p>Project Plan (User stories, Sprint Plan, Detailed Plan, Release Burn Down, Sprint Burn Down, Work Packages, Req Specs)</text:p>
          </table:table-cell>
          <table:table-cell table:style-name="ce4" office:value-type="string">
            <text:p>TOGAF F</text:p>
          </table:table-cell>
          <table:table-cell table:style-name="ce4" office:value-type="string">
            <text:p>Migration Planning ie TargetArchitecture detail plans</text:p>
          </table:table-cell>
          <table:table-cell table:style-name="ce4" office:value-type="string">
            <text:p>Mandatory</text:p>
          </table:table-cell>
          <table:table-cell table:number-columns-repeated="1017"/>
        </table:table-row>
        <table:table-row table:style-name="ro3">
          <table:table-cell table:style-name="ce1" office:value-type="string">
            <text:p>R</text:p>
          </table:table-cell>
          <table:table-cell office:value-type="string">
            <text:p>Run &amp; Register</text:p>
          </table:table-cell>
          <table:table-cell office:value-type="string">
            <text:p>Learnings Matrix</text:p>
          </table:table-cell>
          <table:table-cell office:value-type="string">
            <text:p>Risk Register and Next Stage Plan (Work package status reports, Sprint Reports)</text:p>
          </table:table-cell>
          <table:table-cell table:style-name="ce4" office:value-type="string">
            <text:p>TOGAF G</text:p>
          </table:table-cell>
          <table:table-cell table:style-name="ce4" office:value-type="string">
            <text:p>Implementation Governance</text:p>
          </table:table-cell>
          <table:table-cell table:style-name="ce4" office:value-type="string">
            <text:p>Mandatory</text:p>
          </table:table-cell>
          <table:table-cell table:number-columns-repeated="1017"/>
        </table:table-row>
        <table:table-row table:style-name="ro2">
          <table:table-cell table:style-name="ce1" office:value-type="string">
            <text:p>N</text:p>
          </table:table-cell>
          <table:table-cell office:value-type="string">
            <text:p>Next or Not?</text:p>
          </table:table-cell>
          <table:table-cell office:value-type="string">
            <text:p>Next or Not Retrospectives</text:p>
          </table:table-cell>
          <table:table-cell office:value-type="string">
            <text:p>Retro Workshops (End Stage Report, Exception Plan, Highlights and Exception Report)</text:p>
          </table:table-cell>
          <table:table-cell table:style-name="ce4" office:value-type="string">
            <text:p>TOGAF H</text:p>
          </table:table-cell>
          <table:table-cell table:style-name="ce4" office:value-type="string">
            <text:p>Change Management - Inventory of all applications currently in service (the PMO decision - the business stakeholder outcomes evaluation)</text:p>
          </table:table-cell>
          <table:table-cell table:style-name="ce4" office:value-type="string">
            <text:p>Mandatory</text:p>
          </table:table-cell>
          <table:table-cell table:number-columns-repeated="1017"/>
        </table:table-row>
        <table:table-row table:style-name="ro4">
          <table:table-cell table:style-name="ce1"/>
          <table:table-cell table:number-columns-repeated="1023"/>
        </table:table-row>
        <table:table-row table:style-name="ro1">
          <table:table-cell table:style-name="ce1" office:value-type="string">
            <text:p>X</text:p>
          </table:table-cell>
          <table:table-cell office:value-type="string">
            <text:p>Xperemint</text:p>
          </table:table-cell>
          <table:table-cell office:value-type="string">
            <text:p>LEARN Lean &amp; Agile Startup Experiments</text:p>
          </table:table-cell>
          <table:table-cell table:number-columns-repeated="1021"/>
        </table:table-row>
        <table:table-row table:style-name="ro5" table:number-rows-repeated="2">
          <table:table-cell table:number-columns-repeated="1024"/>
        </table:table-row>
        <table:table-row table:style-name="ro2">
          <table:table-cell/>
          <table:table-cell table:style-name="ce3" office:value-type="string">
            <text:p>Instructions</text:p>
          </table:table-cell>
          <table:table-cell/>
          <table:table-cell office:value-type="string">
            <text:p>Use the Dashboard as your template for your project. <text:s/>You should edit the specific tabs for your project phase ie. L, E, A as described above and then save only those tabs completed under a folder within each phase with a name or identifier for the name of the eXperiment you are documenting. <text:s/>The intention is to be able to feed each of the specific sheets into the online dashboard (InnovatorSandbox.com) as data to your project.</text:p>
          </table:table-cell>
          <table:table-cell table:number-columns-repeated="1020"/>
        </table:table-row>
        <table:table-row table:style-name="ro5" table:number-rows-repeated="1048565">
          <table:table-cell table:number-columns-repeated="1024"/>
        </table:table-row>
        <table:table-row table:style-name="ro5">
          <table:table-cell table:number-columns-repeated="1024"/>
        </table:table-row>
      </table:table>
      <table:table table:name="My Next Big Idea (Personal)" table:style-name="ta2" table:print="false">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number-columns-repeated="1019" table:default-cell-style-name="Excel_20_Built-in_20_Normal"/>
        <table:table-row table:style-name="ro6">
          <table:table-cell table:style-name="ce5"/>
          <table:table-cell table:style-name="ce7" office:value-type="string">
            <text:p>Idea</text:p>
          </table:table-cell>
          <table:table-cell table:style-name="ce13" office:value-type="string" table:number-columns-spanned="3" table:number-rows-spanned="1">
            <text:p>Experiments/Impediments</text:p>
          </table:table-cell>
          <table:covered-table-cell table:style-name="ce19"/>
          <table:covered-table-cell table:style-name="ce24"/>
          <table:table-cell table:style-name="ce5" table:number-columns-repeated="1019"/>
        </table:table-row>
        <table:table-row table:style-name="ro7">
          <table:table-cell/>
          <table:table-cell table:style-name="ce8" office:value-type="string">
            <text:p>Start with the Why?</text:p>
          </table:table-cell>
          <table:table-cell table:style-name="ce14" office:value-type="string" table:number-columns-spanned="3" table:number-rows-spanned="1">
            <text:p>What can be done? What do I want to try to do? </text:p>
          </table:table-cell>
          <table:covered-table-cell table:style-name="ce20"/>
          <table:covered-table-cell table:style-name="ce25"/>
          <table:table-cell table:number-columns-repeated="1019"/>
        </table:table-row>
        <table:table-row table:style-name="ro8">
          <table:table-cell/>
          <table:table-cell table:style-name="ce8" office:value-type="string">
            <text:p>Why is this important for <text:span text:style-name="T2">ME</text:span><text:span text:style-name="T3">? </text:span></text:p>
          </table:table-cell>
          <table:table-cell table:style-name="ce15" office:value-type="string" table:number-columns-spanned="3" table:number-rows-spanned="1">
            <text:p>Describe How to do it AND How important it is to do it? Is there anything holding this back?</text:p>
          </table:table-cell>
          <table:covered-table-cell table:number-columns-repeated="2" table:style-name="ce20"/>
          <table:table-cell table:number-columns-repeated="1019"/>
        </table:table-row>
        <table:table-row table:style-name="ro5">
          <table:table-cell/>
          <table:table-cell table:style-name="ce9" table:number-columns-spanned="1" table:number-rows-spanned="2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1"/>
          <table:covered-table-cell table:style-name="ce17"/>
          <table:covered-table-cell table:style-name="ce23"/>
          <table:covered-table-cell table:style-name="ce28"/>
          <table:table-cell table:number-columns-repeated="1019"/>
        </table:table-row>
        <table:table-row table:style-name="ro5" table:number-rows-repeated="6">
          <table:table-cell table:style-name="ce6" table:number-columns-repeated="5"/>
          <table:table-cell table:number-columns-repeated="1019"/>
        </table:table-row>
        <table:table-row table:style-name="ro9">
          <table:table-cell table:style-name="ce6"/>
          <table:table-cell table:style-name="ce12" office:value-type="string">
            <text:p>Through many years of experience in software development and tailoring SDLC methodologies to companies I have worked with has made me want to put this all together in a single coveret framework that is based on my experiences. Also, the new knowledge and learnings from Lean Startup and the coaching that I want to do for companies motivates me to complete my own framework. I want to create this framework and dashboard because I want a place where I can manage all of the ideas that I have and practice the methods that I am coaching others to follow. I want to create this dashboard because I want to improve my programming skills. I want to create this dashboard because I want to have a Physical product in addition to the framework in written form.</text:p>
          </table:table-cell>
          <table:table-cell table:style-name="ce18" office:value-type="string">
            <text:p>I am pretty sure that this is a Personal project only and I am not sure there is a bigger problem that I am solving, therefore I Can create a simple interface to manage the artefacts needed in LEARNX for myself. <text:s/>I can transfer my projects into the simple interface and begin to manage my artefacts there. <text:s/>I can improve My programming skills by making an integration for stories into Pivotal Tracker.</text:p>
          </table:table-cell>
          <table:table-cell table:style-name="ce6" table:number-columns-repeated="2"/>
          <table:table-cell table:number-columns-repeated="1019"/>
        </table:table-row>
        <table:table-row table:style-name="ro5" table:number-rows-repeated="476">
          <table:table-cell table:style-name="ce6" table:number-columns-repeated="5"/>
          <table:table-cell table:number-columns-repeated="1019"/>
        </table:table-row>
        <table:table-row table:style-name="ro5" table:number-rows-repeated="2">
          <table:table-cell table:number-columns-repeated="2"/>
          <table:table-cell table:style-name="ce6" table:number-columns-repeated="3"/>
          <table:table-cell table:number-columns-repeated="1019"/>
        </table:table-row>
        <table:table-row table:style-name="ro5" table:number-rows-repeated="1048067">
          <table:table-cell table:number-columns-repeated="1024"/>
        </table:table-row>
        <table:table-row table:style-name="ro5">
          <table:table-cell table:number-columns-repeated="1024"/>
        </table:table-row>
      </table:table>
      <table:table table:name="My Next Big Idea (Customer)" table:style-name="ta3" table:print="false">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number-columns-repeated="1019" table:default-cell-style-name="Excel_20_Built-in_20_Normal"/>
        <table:table-row table:style-name="ro6">
          <table:table-cell table:style-name="ce5"/>
          <table:table-cell table:style-name="ce7" office:value-type="string">
            <text:p>Ideas</text:p>
          </table:table-cell>
          <table:table-cell table:style-name="ce13" office:value-type="string" table:number-columns-spanned="3" table:number-rows-spanned="1">
            <text:p>Experiments/Impediments</text:p>
          </table:table-cell>
          <table:covered-table-cell table:style-name="ce19"/>
          <table:covered-table-cell table:style-name="ce24"/>
          <table:table-cell table:style-name="ce5" table:number-columns-repeated="1019"/>
        </table:table-row>
        <table:table-row table:style-name="ro7">
          <table:table-cell/>
          <table:table-cell table:style-name="ce8" office:value-type="string">
            <text:p>Start with the Why?</text:p>
          </table:table-cell>
          <table:table-cell table:style-name="ce14" office:value-type="string" table:number-columns-spanned="3" table:number-rows-spanned="1">
            <text:p>What can be done? What do I want to try to do? </text:p>
          </table:table-cell>
          <table:covered-table-cell table:style-name="ce20"/>
          <table:covered-table-cell table:style-name="ce25"/>
          <table:table-cell table:number-columns-repeated="1019"/>
        </table:table-row>
        <table:table-row table:style-name="ro10">
          <table:table-cell/>
          <table:table-cell table:style-name="ce8" office:value-type="string">
            <text:p>Why is this important for <text:span text:style-name="T2">my "customer"</text:span><text:span text:style-name="T3">?</text:span></text:p>
          </table:table-cell>
          <table:table-cell table:style-name="ce15" office:value-type="string" table:number-columns-spanned="3" table:number-rows-spanned="1">
            <text:p>Describe How to do it AND How important it is to do it? Is there anything holding this back?</text:p>
          </table:table-cell>
          <table:covered-table-cell table:number-columns-repeated="2" table:style-name="ce20"/>
          <table:table-cell table:number-columns-repeated="1019"/>
        </table:table-row>
        <table:table-row table:style-name="ro5">
          <table:table-cell/>
          <table:table-cell table:style-name="ce9" office:value-type="string" table:number-columns-spanned="1" table:number-rows-spanned="20">
            <text:p>Identify your customer and why this problem is important for them to be solved. Why does your idea address the perceived importance for this customer.</text:p>
          </table:table-cell>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1"/>
          <table:covered-table-cell table:style-name="ce17"/>
          <table:covered-table-cell table:style-name="ce23"/>
          <table:covered-table-cell table:style-name="ce28"/>
          <table:table-cell table:number-columns-repeated="1019"/>
        </table:table-row>
        <table:table-row table:style-name="ro5">
          <table:table-cell/>
          <table:table-cell table:style-name="ce29" office:value-type="string">
            <text:p>Prioritization (The 90% Rule)</text:p>
          </table:table-cell>
          <table:table-cell table:style-name="ce35" table:number-columns-repeated="2"/>
          <table:table-cell table:style-name="ce41"/>
          <table:table-cell table:number-columns-repeated="1019"/>
        </table:table-row>
        <table:table-row table:style-name="ro11">
          <table:table-cell/>
          <table:table-cell table:style-name="ce30" office:value-type="string" table:number-columns-spanned="4" table:number-rows-spanned="1">
            <text:p>Select which experiments to start by being critical about prioritization. <text:s/>Criteria must be applicable for each experiment and is prioritized based on the match.</text:p>
          </table:table-cell>
          <table:covered-table-cell table:number-columns-repeated="2" table:style-name="ce20"/>
          <table:covered-table-cell table:style-name="ce25"/>
          <table:table-cell table:number-columns-repeated="1019"/>
        </table:table-row>
        <table:table-row table:style-name="ro5">
          <table:table-cell/>
          <table:table-cell table:style-name="ce31"/>
          <table:table-cell table:style-name="ce36" office:value-type="float" office:value="1">
            <text:p>1</text:p>
          </table:table-cell>
          <table:table-cell table:style-name="ce36" office:value-type="float" office:value="2">
            <text:p>2</text:p>
          </table:table-cell>
          <table:table-cell table:style-name="ce42" office:value-type="float" office:value="3">
            <text:p>3</text:p>
          </table:table-cell>
          <table:table-cell table:number-columns-repeated="1019"/>
        </table:table-row>
        <table:table-row table:style-name="ro5">
          <table:table-cell/>
          <table:table-cell table:style-name="ce32" office:value-type="string">
            <text:p>3 Minimum Criteria (All 3 Must Pass)</text:p>
          </table:table-cell>
          <table:table-cell table:style-name="ce37" table:number-columns-spanned="1" table:number-rows-spanned="5"/>
          <table:table-cell table:style-name="ce37" table:number-columns-spanned="1" table:number-rows-spanned="5"/>
          <table:table-cell table:style-name="ce37" table:number-columns-spanned="1" table:number-rows-spanned="5"/>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38"/>
          <table:table-cell table:number-columns-repeated="1019"/>
        </table:table-row>
        <table:table-row table:style-name="ro5">
          <table:table-cell/>
          <table:table-cell table:style-name="ce34" office:value-type="string">
            <text:p>3 Ideal (Extreme) Criteria (Must pass 2 out of 3)</text:p>
          </table:table-cell>
          <table:table-cell table:style-name="ce37" table:number-columns-spanned="1" table:number-rows-spanned="5"/>
          <table:table-cell table:style-name="ce37" table:number-columns-spanned="1" table:number-rows-spanned="5"/>
          <table:table-cell table:style-name="ce37" table:number-columns-spanned="1" table:number-rows-spanned="5"/>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38"/>
          <table:table-cell table:number-columns-repeated="1019"/>
        </table:table-row>
        <table:table-row table:style-name="ro5">
          <table:table-cell table:style-name="ce6"/>
          <table:table-cell table:style-name="ce29" office:value-type="string">
            <text:p>Feature Prioritization (Kano Model)</text:p>
          </table:table-cell>
          <table:table-cell table:style-name="ce35" table:number-columns-repeated="2"/>
          <table:table-cell table:style-name="ce41"/>
          <table:table-cell table:number-columns-repeated="1019"/>
        </table:table-row>
        <table:table-row table:style-name="ro10">
          <table:table-cell table:style-name="ce6"/>
          <table:table-cell table:style-name="ce30" office:value-type="string" table:number-columns-spanned="4" table:number-rows-spanned="1">
            <text:p>Which features to include/develop in experiments can be further prioritized using Kano questioning with customers.</text:p>
          </table:table-cell>
          <table:covered-table-cell table:number-columns-repeated="2" table:style-name="ce20"/>
          <table:covered-table-cell table:style-name="ce25"/>
          <table:table-cell table:number-columns-repeated="1019"/>
        </table:table-row>
        <table:table-row table:style-name="ro1">
          <table:table-cell table:style-name="ce6"/>
          <table:table-cell table:style-name="ce31" office:value-type="string">
            <text:p>Functional/Dysfunctional - How do you feel with? How do you feel without?...this feature</text:p>
          </table:table-cell>
          <table:table-cell table:style-name="ce36" office:value-type="string">
            <text:p>Attractive</text:p>
          </table:table-cell>
          <table:table-cell table:style-name="ce36" office:value-type="string">
            <text:p>One Dimensional</text:p>
          </table:table-cell>
          <table:table-cell table:style-name="ce42" office:value-type="string">
            <text:p>Must Be</text:p>
          </table:table-cell>
          <table:table-cell table:number-columns-repeated="1019"/>
        </table:table-row>
        <table:table-row table:style-name="ro5">
          <table:table-cell table:style-name="ce6"/>
          <table:table-cell table:style-name="ce33" office:value-type="string">
            <text:p>I Like It</text:p>
          </table:table-cell>
          <table:table-cell table:style-name="ce37" table:number-columns-spanned="1" table:number-rows-spanned="5"/>
          <table:table-cell table:style-name="ce37" table:number-columns-spanned="1" table:number-rows-spanned="5"/>
          <table:table-cell table:style-name="ce37" table:number-columns-spanned="1" table:number-rows-spanned="5"/>
          <table:table-cell table:number-columns-repeated="1019"/>
        </table:table-row>
        <table:table-row table:style-name="ro5">
          <table:table-cell table:style-name="ce6"/>
          <table:table-cell table:style-name="ce33" office:value-type="string">
            <text:p>It Must Be That Way</text:p>
          </table:table-cell>
          <table:covered-table-cell table:number-columns-repeated="3" table:style-name="ce10"/>
          <table:table-cell table:number-columns-repeated="1019"/>
        </table:table-row>
        <table:table-row table:style-name="ro5">
          <table:table-cell table:style-name="ce6"/>
          <table:table-cell table:style-name="ce33" office:value-type="string">
            <text:p>I'm Neutral</text:p>
          </table:table-cell>
          <table:covered-table-cell table:number-columns-repeated="3" table:style-name="ce10"/>
          <table:table-cell table:number-columns-repeated="1019"/>
        </table:table-row>
        <table:table-row table:style-name="ro5">
          <table:table-cell table:style-name="ce6"/>
          <table:table-cell table:style-name="ce33" office:value-type="string">
            <text:p>I Can Live With</text:p>
          </table:table-cell>
          <table:covered-table-cell table:number-columns-repeated="3" table:style-name="ce10"/>
          <table:table-cell table:number-columns-repeated="1019"/>
        </table:table-row>
        <table:table-row table:style-name="ro5">
          <table:table-cell table:style-name="ce6"/>
          <table:table-cell table:style-name="ce33" office:value-type="string">
            <text:p>I Dislike It</text:p>
          </table:table-cell>
          <table:covered-table-cell table:number-columns-repeated="3" table:style-name="ce38"/>
          <table:table-cell table:number-columns-repeated="1019"/>
        </table:table-row>
        <table:table-row table:style-name="ro5">
          <table:table-cell table:style-name="ce6"/>
          <table:table-cell table:style-name="ce34" office:value-type="string">
            <text:p>RICE Prioritization</text:p>
          </table:table-cell>
          <table:table-cell table:style-name="ce37" table:number-columns-spanned="1" table:number-rows-spanned="5"/>
          <table:table-cell table:style-name="ce37" table:number-columns-spanned="1" table:number-rows-spanned="5"/>
          <table:table-cell table:style-name="ce37" table:number-columns-spanned="1" table:number-rows-spanned="5"/>
          <table:table-cell table:number-columns-repeated="1019"/>
        </table:table-row>
        <table:table-row table:style-name="ro5">
          <table:table-cell table:style-name="ce6"/>
          <table:table-cell table:style-name="ce33" office:value-type="string">
            <text:p>Reach</text:p>
          </table:table-cell>
          <table:covered-table-cell table:number-columns-repeated="3" table:style-name="ce39"/>
          <table:table-cell table:number-columns-repeated="1019"/>
        </table:table-row>
        <table:table-row table:style-name="ro5">
          <table:table-cell table:style-name="ce6"/>
          <table:table-cell table:style-name="ce33" office:value-type="string">
            <text:p>Impact</text:p>
          </table:table-cell>
          <table:covered-table-cell table:number-columns-repeated="3" table:style-name="ce39"/>
          <table:table-cell table:number-columns-repeated="1019"/>
        </table:table-row>
        <table:table-row table:style-name="ro5">
          <table:table-cell table:style-name="ce6"/>
          <table:table-cell table:style-name="ce33" office:value-type="string">
            <text:p>Confidence</text:p>
          </table:table-cell>
          <table:covered-table-cell table:number-columns-repeated="3" table:style-name="ce39"/>
          <table:table-cell table:number-columns-repeated="1019"/>
        </table:table-row>
        <table:table-row table:style-name="ro5">
          <table:table-cell table:style-name="ce6"/>
          <table:table-cell table:style-name="ce33" office:value-type="string">
            <text:p>Effort</text:p>
          </table:table-cell>
          <table:covered-table-cell table:number-columns-repeated="3" table:style-name="ce40"/>
          <table:table-cell table:number-columns-repeated="1019"/>
        </table:table-row>
        <table:table-row table:style-name="ro5" table:number-rows-repeated="483">
          <table:table-cell table:style-name="ce6" table:number-columns-repeated="5"/>
          <table:table-cell table:number-columns-repeated="1019"/>
        </table:table-row>
        <table:table-row table:style-name="ro5" table:number-rows-repeated="2">
          <table:table-cell table:number-columns-repeated="2"/>
          <table:table-cell table:style-name="ce6" table:number-columns-repeated="3"/>
          <table:table-cell table:number-columns-repeated="1019"/>
        </table:table-row>
        <table:table-row table:style-name="ro5" table:number-rows-repeated="1048041">
          <table:table-cell table:number-columns-repeated="1024"/>
        </table:table-row>
        <table:table-row table:style-name="ro5">
          <table:table-cell table:number-columns-repeated="1024"/>
        </table:table-row>
      </table:table>
      <table:table table:name="The Idea Pitch" table:style-name="ta4" table:print="false">
        <table:table-column table:style-name="co8" table:default-cell-style-name="Excel_20_Built-in_20_Normal"/>
        <table:table-column table:style-name="co14" table:default-cell-style-name="Excel_20_Built-in_20_Normal"/>
        <table:table-column table:style-name="co10" table:default-cell-style-name="Excel_20_Built-in_20_Normal"/>
        <table:table-column table:style-name="co11"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13" table:number-columns-repeated="1016" table:default-cell-style-name="Excel_20_Built-in_20_Normal"/>
        <table:table-row table:style-name="ro6">
          <table:table-cell table:style-name="ce5"/>
          <table:table-cell table:style-name="ce7" office:value-type="string">
            <text:p>The Idea Introduction Pattern</text:p>
          </table:table-cell>
          <table:table-cell table:style-name="ce13" office:value-type="string" table:number-columns-spanned="3" table:number-rows-spanned="1">
            <text:p>"Elevator" Pitch</text:p>
          </table:table-cell>
          <table:covered-table-cell table:style-name="ce19"/>
          <table:covered-table-cell table:style-name="ce24"/>
          <table:table-cell table:style-name="ce5" table:number-columns-repeated="1019"/>
        </table:table-row>
        <table:table-row table:style-name="ro7">
          <table:table-cell/>
          <table:table-cell table:style-name="ce8" office:value-type="string">
            <text:p>Goal: <text:s/>GET ATTENTION. Start a conversation.</text:p>
          </table:table-cell>
          <table:table-cell table:style-name="ce46" office:value-type="string" table:number-columns-spanned="3" table:number-rows-spanned="2">
            <text:p>Use the Idea Introduction Pattern and the information from your Canvas and Next Big Idea to create your elevator pitch. Maximum 60 seconds. <text:s/>Format is to introduce yourself, your customer, and your product within 30 seconds. <text:s/>The last 30 seconds is used if your audience is interested then introduce the key problems/solutions/features your product addresses and how it is different than the competition/existing/lacking product solutions. </text:p>
          </table:table-cell>
          <table:covered-table-cell table:number-columns-repeated="2" table:style-name="ce51"/>
          <table:table-cell table:style-name="ce58" office:value-type="string" table:number-columns-spanned="3" table:number-rows-spanned="2">
            <text:p>The Idea Pitch is used to help you make a winning pitch. <text:s/>The first and most important thing about your pitch is: <text:s/>"Get the Deal" - What are you asking for? <text:s/>What do you want to achieve with your pitch? <text:s/>Do you need money? How much? Why? Do you need advice? For what? From who? <text:s/>Do you need team members? What are their qualifications? What should they do?</text:p>
            <text:p>Use the Formula in reverse order to make your winning pitch. <text:s/>2nd point: "Nail the Hook" - Why are you or your idea interesting to work with or make a deal with? And so on, 3rd point: <text:s/>What are you or your product offering? 4th point: <text:s/>What is so intriguing or shocking about the way you are solving the problem? 4th point: <text:s/>Now time to tell your story. <text:s/>What is your story? How did you come up with this idea? Why is it important to listen to this story? Seize status. 5th point: <text:s/>Summary Highlights of you and your idea.</text:p>
          </table:table-cell>
          <table:covered-table-cell table:number-columns-repeated="2" table:style-name="ce61"/>
          <table:table-cell table:number-columns-repeated="1016"/>
        </table:table-row>
        <table:table-row table:style-name="ro12">
          <table:table-cell/>
          <table:table-cell table:style-name="ce8" office:value-type="string">
            <text:p>Who are you? Who is your customer? Why does your customer care? What is your product idea? What are the key problems/solutions/features of your product addresses? How does it do it differently than the competion? </text:p>
          </table:table-cell>
          <table:covered-table-cell table:style-name="ce47"/>
          <table:covered-table-cell table:number-columns-repeated="2" table:style-name="ce20"/>
          <table:covered-table-cell table:number-columns-repeated="3" table:style-name="ce59"/>
          <table:table-cell table:number-columns-repeated="1016"/>
        </table:table-row>
        <table:table-row table:style-name="ro5">
          <table:table-cell/>
          <table:table-cell table:style-name="ce43" office:value-type="string" table:number-columns-spanned="1" table:number-rows-spanned="30">
            <text:p/>
            <text:p>For "Target customers" who are dissatisfied with current "products" in the "market" my product is a "new category". <text:s/>It provides these "key problems and key solutions and features" unlike these "competitors" like Acme my product has these "unique key features".</text:p>
            <text:p/>
            <text:p>STRONG: <text:s/>Set the Frame, Tell the Story, Reveal the Intrigue, Offer the Prize, Nail the Hook, Get the Deal</text:p>
          </table:table-cell>
          <table:table-cell table:style-name="ce9" office:value-type="string" table:number-columns-spanned="3" table:number-rows-spanned="5">
            <text:p>For Parents who are frustrated with current educational, storytelling apps for kids 8 to 12 years old, Voicebitz is a new way for kids to learn how to tell stories and improve speech and language skills. We provide a safe and creative online environment for kids to share with friends and family, but unlike Movie Star Planet or StoryPark, Voicebitz connects children and stories all over the world through the classroom.</text:p>
          </table:table-cell>
          <table:covered-table-cell table:style-name="ce21"/>
          <table:covered-table-cell table:style-name="ce26"/>
          <table:table-cell table:style-name="ce9" office:value-type="string" table:number-columns-spanned="3" table:number-rows-spanned="5">
            <text:p>For Teachers who are frustrated with current educational, storytelling apps for kids 8 to 12 years old, Voicebitz is a new way to teach storytelling through "flipped classroom" activities. We provide a simple graphical storytelling model for teachers to create lessons for kids to do at home with their parents and family, but unlike PuppetPals, ImagiStory, or StoryPark, teachers, parents, and family can review progress and provide feedback to the child.</text:p>
          </table:table-cell>
          <table:covered-table-cell table:style-name="ce21"/>
          <table:covered-table-cell table:style-name="ce26"/>
          <table:table-cell table:number-columns-repeated="1016"/>
        </table:table-row>
        <table:table-row table:style-name="ro5">
          <table:table-cell/>
          <table:covered-table-cell table:style-name="ce44"/>
          <table:covered-table-cell table:style-name="ce16"/>
          <table:covered-table-cell table:style-name="ce22"/>
          <table:covered-table-cell table:style-name="ce27"/>
          <table:covered-table-cell table:style-name="ce16"/>
          <table:covered-table-cell table:style-name="ce22"/>
          <table:covered-table-cell table:style-name="ce27"/>
          <table:table-cell table:number-columns-repeated="1016"/>
        </table:table-row>
        <table:table-row table:style-name="ro5">
          <table:table-cell/>
          <table:covered-table-cell table:style-name="ce44"/>
          <table:covered-table-cell table:style-name="ce16"/>
          <table:covered-table-cell table:style-name="ce22"/>
          <table:covered-table-cell table:style-name="ce27"/>
          <table:covered-table-cell table:style-name="ce16"/>
          <table:covered-table-cell table:style-name="ce22"/>
          <table:covered-table-cell table:style-name="ce27"/>
          <table:table-cell table:number-columns-repeated="1016"/>
        </table:table-row>
        <table:table-row table:style-name="ro5">
          <table:table-cell/>
          <table:covered-table-cell table:style-name="ce44"/>
          <table:covered-table-cell table:style-name="ce16"/>
          <table:covered-table-cell table:style-name="ce22"/>
          <table:covered-table-cell table:style-name="ce27"/>
          <table:covered-table-cell table:style-name="ce16"/>
          <table:covered-table-cell table:style-name="ce22"/>
          <table:covered-table-cell table:style-name="ce27"/>
          <table:table-cell table:number-columns-repeated="1016"/>
        </table:table-row>
        <table:table-row table:style-name="ro13">
          <table:table-cell/>
          <table:covered-table-cell table:style-name="ce44"/>
          <table:covered-table-cell table:style-name="ce17"/>
          <table:covered-table-cell table:style-name="ce23"/>
          <table:covered-table-cell table:style-name="ce28"/>
          <table:covered-table-cell table:style-name="ce17"/>
          <table:covered-table-cell table:style-name="ce23"/>
          <table:covered-table-cell table:style-name="ce28"/>
          <table:table-cell table:number-columns-repeated="1016"/>
        </table:table-row>
        <table:table-row table:style-name="ro5">
          <table:table-cell/>
          <table:covered-table-cell table:style-name="ce44"/>
          <table:table-cell table:style-name="ce48" office:value-type="string" table:number-columns-spanned="3" table:number-rows-spanned="5">
            <text:p>S: <text:s/>Set the Frame - Do you have a frame for your pitch? <text:s/>Put your idea into an easily understood context.</text:p>
          </table:table-cell>
          <table:covered-table-cell table:style-name="ce52"/>
          <table:covered-table-cell table:style-name="ce55"/>
          <table:table-cell table:style-name="ce9" office:value-type="string" table:number-columns-spanned="3" table:number-rows-spanned="5">
            <text:p>Hello Jes - My name is Kevin Hall and I am calling about the position as Project Manager in your group. <text:s/>Do you have time to tell me more about the position now? Great, I will start by introducing myself again, as I said my name is Kevin Hall and I am an independent consultant that specializes in ERP and IT Project management and Agile transformations AND in the evenings and weekends I enjoy spending my time with my family, but also as a volunteer coaching basketball for kids.</text:p>
          </table:table-cell>
          <table:covered-table-cell table:style-name="ce21"/>
          <table:covered-table-cell table:style-name="ce26"/>
          <table:table-cell table:style-name="ce62" office:value-type="string">
            <text:p>S</text:p>
          </table:table-cell>
          <table:table-cell table:style-name="ce62" office:value-type="string">
            <text:p>Are you a teacher</text:p>
          </table:table-cell>
          <table:table-cell table:number-columns-repeated="1014"/>
        </table:table-row>
        <table:table-row table:style-name="ro5">
          <table:table-cell/>
          <table:covered-table-cell table:style-name="ce44"/>
          <table:covered-table-cell table:style-name="ce49"/>
          <table:covered-table-cell table:style-name="ce53"/>
          <table:covered-table-cell table:style-name="ce56"/>
          <table:covered-table-cell table:style-name="ce16"/>
          <table:covered-table-cell table:style-name="ce22"/>
          <table:covered-table-cell table:style-name="ce27"/>
          <table:table-cell table:style-name="ce62" office:value-type="string">
            <text:p>T</text:p>
          </table:table-cell>
          <table:table-cell table:style-name="ce62" office:value-type="string">
            <text:p>I am an American that moved to a foreign land many years ago and had a family of my own. <text:s/>I started in my happy bliss learning the language and speaking the language with my first child to only learn later that I should really try to speak English to her as early and as much as possible. <text:s/>This was fine and she began speaking English quite well, but being so far from the US and parents and family always made it difficult to have and keep a close connection between them because speaking English was a second language for my daughter. Alas one day I decided that I wanted to solve this problem of the communication gap between kids and their distant friends and family.</text:p>
          </table:table-cell>
          <table:table-cell table:number-columns-repeated="1014"/>
        </table:table-row>
        <table:table-row table:style-name="ro5">
          <table:table-cell/>
          <table:covered-table-cell table:style-name="ce44"/>
          <table:covered-table-cell table:style-name="ce49"/>
          <table:covered-table-cell table:style-name="ce53"/>
          <table:covered-table-cell table:style-name="ce56"/>
          <table:covered-table-cell table:style-name="ce16"/>
          <table:covered-table-cell table:style-name="ce22"/>
          <table:covered-table-cell table:style-name="ce27"/>
          <table:table-cell table:style-name="ce62" office:value-type="string">
            <text:p>R</text:p>
          </table:table-cell>
          <table:table-cell table:style-name="ce62" office:value-type="string">
            <text:p>I found that there was 1 in 10</text:p>
          </table:table-cell>
          <table:table-cell table:number-columns-repeated="1014"/>
        </table:table-row>
        <table:table-row table:style-name="ro5">
          <table:table-cell/>
          <table:covered-table-cell table:style-name="ce44"/>
          <table:covered-table-cell table:style-name="ce49"/>
          <table:covered-table-cell table:style-name="ce53"/>
          <table:covered-table-cell table:style-name="ce56"/>
          <table:covered-table-cell table:style-name="ce16"/>
          <table:covered-table-cell table:style-name="ce22"/>
          <table:covered-table-cell table:style-name="ce27"/>
          <table:table-cell table:style-name="ce62" office:value-type="string">
            <text:p>O</text:p>
          </table:table-cell>
          <table:table-cell table:style-name="ce62" office:value-type="string">
            <text:p>A Voicebitz platform will</text:p>
          </table:table-cell>
          <table:table-cell table:number-columns-repeated="1014"/>
        </table:table-row>
        <table:table-row table:style-name="ro14">
          <table:table-cell/>
          <table:covered-table-cell table:style-name="ce44"/>
          <table:covered-table-cell table:style-name="ce50"/>
          <table:covered-table-cell table:style-name="ce54"/>
          <table:covered-table-cell table:style-name="ce57"/>
          <table:covered-table-cell table:style-name="ce17"/>
          <table:covered-table-cell table:style-name="ce23"/>
          <table:covered-table-cell table:style-name="ce28"/>
          <table:table-cell table:style-name="ce62" office:value-type="string">
            <text:p>N</text:p>
          </table:table-cell>
          <table:table-cell table:style-name="ce62" office:value-type="string">
            <text:p>I have started and will complete this </text:p>
          </table:table-cell>
          <table:table-cell table:number-columns-repeated="1014"/>
        </table:table-row>
        <table:table-row table:style-name="ro5">
          <table:table-cell/>
          <table:covered-table-cell table:style-name="ce44"/>
          <table:table-cell table:style-name="ce48" office:value-type="string" table:number-columns-spanned="3" table:number-rows-spanned="5">
            <text:p>T: <text:s/>Tell the Story - Is your pitch a narrative? What is your story? <text:s/>Raise and/or seize high social status.</text:p>
          </table:table-cell>
          <table:covered-table-cell table:style-name="ce52"/>
          <table:covered-table-cell table:style-name="ce55"/>
          <table:table-cell table:number-columns-repeated="3"/>
          <table:table-cell table:style-name="ce62" office:value-type="string">
            <text:p>G</text:p>
          </table:table-cell>
          <table:table-cell table:style-name="ce62" office:value-type="string">
            <text:p>I need money</text:p>
          </table:table-cell>
          <table:table-cell table:number-columns-repeated="1014"/>
        </table:table-row>
        <table:table-row table:style-name="ro15">
          <table:table-cell/>
          <table:covered-table-cell table:style-name="ce44"/>
          <table:covered-table-cell table:style-name="ce49"/>
          <table:covered-table-cell table:style-name="ce53"/>
          <table:covered-table-cell table:style-name="ce56"/>
          <table:table-cell table:number-columns-repeated="1019"/>
        </table:table-row>
        <table:table-row table:style-name="ro5">
          <table:table-cell/>
          <table:covered-table-cell table:style-name="ce44"/>
          <table:covered-table-cell table:style-name="ce49"/>
          <table:covered-table-cell table:style-name="ce53"/>
          <table:covered-table-cell table:style-name="ce56"/>
          <table:table-cell table:style-name="ce60" office:value-type="string" table:number-columns-spanned="3" table:number-rows-spanned="7">
            <text:p>My name is Kevin Hall. <text:s/>I am an IT Management Consultant that specializes in software development and Agile digital transformations. <text:s/>During my past I have led numerous projects for Oracle, one of which I am most proud of was a complex Homecare/Out-Patient Billing module for a Japanese organization. <text:s/>Now I want to start a company with a focus on children and youth. <text:s/>My idea is for teachers who are frustrated with current educational, storytelling apps for kids, my idea, Voicebitz, is a new way to teach storytelling through flipped classroom activities. <text:s/>Storytelling is more fun together.</text:p>
          </table:table-cell>
          <table:covered-table-cell table:number-columns-repeated="2" table:style-name="ce2"/>
          <table:table-cell table:number-columns-repeated="1016"/>
        </table:table-row>
        <table:table-row table:style-name="ro5">
          <table:table-cell/>
          <table:covered-table-cell table:style-name="ce44"/>
          <table:covered-table-cell table:style-name="ce49"/>
          <table:covered-table-cell table:style-name="ce53"/>
          <table:covered-table-cell table:style-name="ce56"/>
          <table:covered-table-cell table:style-name="ce60"/>
          <table:covered-table-cell table:number-columns-repeated="2" table:style-name="ce2"/>
          <table:table-cell table:number-columns-repeated="1016"/>
        </table:table-row>
        <table:table-row table:style-name="ro5">
          <table:table-cell/>
          <table:covered-table-cell table:style-name="ce44"/>
          <table:covered-table-cell table:style-name="ce50"/>
          <table:covered-table-cell table:style-name="ce54"/>
          <table:covered-table-cell table:style-name="ce57"/>
          <table:covered-table-cell table:style-name="ce60"/>
          <table:covered-table-cell table:number-columns-repeated="2" table:style-name="ce2"/>
          <table:table-cell table:number-columns-repeated="1016"/>
        </table:table-row>
        <table:table-row table:style-name="ro5">
          <table:table-cell/>
          <table:covered-table-cell table:style-name="ce44"/>
          <table:table-cell table:style-name="ce48" office:value-type="string" table:number-columns-spanned="3" table:number-rows-spanned="5">
            <text:p>R: <text:s/>Reveal the Intrigue - What is urgent, scary, or "intriguing" about your problem and the way you are solving it? <text:s/>Does your story evoke any emotions? <text:s/>Messages of Intrigue and novelty.</text:p>
          </table:table-cell>
          <table:covered-table-cell table:style-name="ce52"/>
          <table:covered-table-cell table:style-name="ce55"/>
          <table:covered-table-cell table:style-name="ce60"/>
          <table:covered-table-cell table:number-columns-repeated="2" table:style-name="ce2"/>
          <table:table-cell table:number-columns-repeated="1016"/>
        </table:table-row>
        <table:table-row table:style-name="ro5">
          <table:table-cell/>
          <table:covered-table-cell table:style-name="ce44"/>
          <table:covered-table-cell table:style-name="ce49"/>
          <table:covered-table-cell table:style-name="ce53"/>
          <table:covered-table-cell table:style-name="ce56"/>
          <table:covered-table-cell table:style-name="ce60"/>
          <table:covered-table-cell table:number-columns-repeated="2" table:style-name="ce2"/>
          <table:table-cell table:number-columns-repeated="1016"/>
        </table:table-row>
        <table:table-row table:style-name="ro5">
          <table:table-cell/>
          <table:covered-table-cell table:style-name="ce44"/>
          <table:covered-table-cell table:style-name="ce49"/>
          <table:covered-table-cell table:style-name="ce53"/>
          <table:covered-table-cell table:style-name="ce56"/>
          <table:covered-table-cell table:style-name="ce60"/>
          <table:covered-table-cell table:number-columns-repeated="2" table:style-name="ce2"/>
          <table:table-cell table:number-columns-repeated="1016"/>
        </table:table-row>
        <table:table-row table:style-name="ro16">
          <table:table-cell/>
          <table:covered-table-cell table:style-name="ce44"/>
          <table:covered-table-cell table:style-name="ce49"/>
          <table:covered-table-cell table:style-name="ce53"/>
          <table:covered-table-cell table:style-name="ce56"/>
          <table:covered-table-cell table:style-name="ce60"/>
          <table:covered-table-cell table:number-columns-repeated="2" table:style-name="ce2"/>
          <table:table-cell table:number-columns-repeated="1016"/>
        </table:table-row>
        <table:table-row table:style-name="ro5" table:visibility="collapse">
          <table:table-cell/>
          <table:covered-table-cell table:style-name="ce44"/>
          <table:covered-table-cell table:style-name="ce50"/>
          <table:covered-table-cell table:style-name="ce54"/>
          <table:covered-table-cell table:style-name="ce57"/>
          <table:table-cell table:number-columns-repeated="1019"/>
        </table:table-row>
        <table:table-row table:style-name="ro17">
          <table:table-cell table:style-name="ce6"/>
          <table:covered-table-cell table:style-name="ce45"/>
          <table:table-cell table:style-name="ce48" office:value-type="string" table:number-columns-spanned="3" table:number-rows-spanned="5">
            <text:p>O: <text:s/>Offer the Prize - What is the reward for continuing to talk to you? <text:s/>Why should this idea be interesting for the person/audience to hear more about it? </text:p>
          </table:table-cell>
          <table:covered-table-cell table:style-name="ce52"/>
          <table:covered-table-cell table:style-name="ce55"/>
          <table:table-cell table:number-columns-repeated="1019"/>
        </table:table-row>
        <table:table-row table:style-name="ro5">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5">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18">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5" table:visibility="collapse">
          <table:table-cell table:style-name="ce6"/>
          <table:covered-table-cell table:style-name="ce45"/>
          <table:covered-table-cell table:style-name="ce50"/>
          <table:covered-table-cell table:style-name="ce54"/>
          <table:covered-table-cell table:style-name="ce57"/>
          <table:table-cell table:number-columns-repeated="1019"/>
        </table:table-row>
        <table:table-row table:style-name="ro19">
          <table:table-cell table:style-name="ce6"/>
          <table:covered-table-cell table:style-name="ce45"/>
          <table:table-cell table:style-name="ce48" office:value-type="string" table:number-columns-spanned="3" table:number-rows-spanned="5">
            <text:p>N: <text:s/>Nail the Hook - Identify the hook point and reiterate it so the person/audience has a lasting memorable experience. <text:s/>Are you clearly stating why you are interesting to talk to?</text:p>
          </table:table-cell>
          <table:covered-table-cell table:style-name="ce52"/>
          <table:covered-table-cell table:style-name="ce55"/>
          <table:table-cell table:number-columns-repeated="1019"/>
        </table:table-row>
        <table:table-row table:style-name="ro5">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5">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20">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10" table:visibility="collapse">
          <table:table-cell table:style-name="ce6"/>
          <table:covered-table-cell table:style-name="ce45"/>
          <table:covered-table-cell table:style-name="ce50"/>
          <table:covered-table-cell table:style-name="ce54"/>
          <table:covered-table-cell table:style-name="ce57"/>
          <table:table-cell table:number-columns-repeated="1019"/>
        </table:table-row>
        <table:table-row table:style-name="ro21">
          <table:table-cell table:style-name="ce6" table:number-columns-repeated="2"/>
          <table:table-cell table:style-name="ce48" office:value-type="string" table:number-columns-spanned="3" table:number-rows-spanned="5">
            <text:p>G: Get the Deal - What is your ask/close? Why do you want this person/audience to continue to talk to you? Did you ask them for a specific follow up?</text:p>
          </table:table-cell>
          <table:covered-table-cell table:style-name="ce52"/>
          <table:covered-table-cell table:style-name="ce55"/>
          <table:table-cell table:number-columns-repeated="1019"/>
        </table:table-row>
        <table:table-row table:style-name="ro5">
          <table:table-cell table:style-name="ce6" table:number-columns-repeated="2"/>
          <table:covered-table-cell table:style-name="ce49"/>
          <table:covered-table-cell table:style-name="ce53"/>
          <table:covered-table-cell table:style-name="ce56"/>
          <table:table-cell table:number-columns-repeated="1019"/>
        </table:table-row>
        <table:table-row table:style-name="ro5">
          <table:table-cell table:style-name="ce6" table:number-columns-repeated="2"/>
          <table:covered-table-cell table:style-name="ce49"/>
          <table:covered-table-cell table:style-name="ce53"/>
          <table:covered-table-cell table:style-name="ce56"/>
          <table:table-cell table:number-columns-repeated="1019"/>
        </table:table-row>
        <table:table-row table:style-name="ro5">
          <table:table-cell table:style-name="ce6" table:number-columns-repeated="2"/>
          <table:covered-table-cell table:style-name="ce49"/>
          <table:covered-table-cell table:style-name="ce53"/>
          <table:covered-table-cell table:style-name="ce56"/>
          <table:table-cell table:number-columns-repeated="1019"/>
        </table:table-row>
        <table:table-row table:style-name="ro5">
          <table:table-cell table:style-name="ce6" table:number-columns-repeated="2"/>
          <table:covered-table-cell table:style-name="ce50"/>
          <table:covered-table-cell table:style-name="ce54"/>
          <table:covered-table-cell table:style-name="ce57"/>
          <table:table-cell table:number-columns-repeated="1019"/>
        </table:table-row>
        <table:table-row table:style-name="ro5" table:number-rows-repeated="480">
          <table:table-cell table:style-name="ce6" table:number-columns-repeated="5"/>
          <table:table-cell table:number-columns-repeated="1019"/>
        </table:table-row>
        <table:table-row table:style-name="ro5" table:number-rows-repeated="2">
          <table:table-cell table:number-columns-repeated="2"/>
          <table:table-cell table:style-name="ce6" table:number-columns-repeated="3"/>
          <table:table-cell table:number-columns-repeated="1019"/>
        </table:table-row>
        <table:table-row table:style-name="ro5" table:number-rows-repeated="1048055">
          <table:table-cell table:number-columns-repeated="1024"/>
        </table:table-row>
        <table:table-row table:style-name="ro5">
          <table:table-cell table:number-columns-repeated="1024"/>
        </table:table-row>
      </table:table>
      <table:table table:name="Lean Canvas" table:style-name="ta5" table:print="false">
        <table:table-column table:style-name="co13"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13" table:default-cell-style-name="Excel_20_Built-in_20_Normal"/>
        <table:table-column table:style-name="co23" table:default-cell-style-name="Excel_20_Built-in_20_Normal"/>
        <table:table-column table:style-name="co24" table:default-cell-style-name="Excel_20_Built-in_20_Normal"/>
        <table:table-column table:style-name="co13" table:default-cell-style-name="Excel_20_Built-in_20_Normal"/>
        <table:table-column table:style-name="co5" table:default-cell-style-name="Excel_20_Built-in_20_Normal"/>
        <table:table-column table:style-name="co25" table:default-cell-style-name="Excel_20_Built-in_20_Normal"/>
        <table:table-column table:style-name="co13" table:number-columns-repeated="1013" table:default-cell-style-name="Excel_20_Built-in_20_Normal"/>
        <table:table-row table:style-name="ro5">
          <table:table-cell table:style-name="ce63" office:value-type="string">
            <text:p>PROBLEM</text:p>
          </table:table-cell>
          <table:table-cell table:style-name="ce71"/>
          <table:table-cell table:style-name="ce63" office:value-type="string">
            <text:p>SOLUTION</text:p>
          </table:table-cell>
          <table:table-cell table:style-name="ce76"/>
          <table:table-cell table:style-name="ce71"/>
          <table:table-cell table:style-name="ce63" office:value-type="string">
            <text:p>UNIQUE VALUE PROPOSITION</text:p>
          </table:table-cell>
          <table:table-cell table:style-name="ce76"/>
          <table:table-cell table:style-name="ce71"/>
          <table:table-cell table:style-name="ce63" office:value-type="string">
            <text:p>UNFAIR ADVANTAGE</text:p>
          </table:table-cell>
          <table:table-cell table:style-name="ce76"/>
          <table:table-cell table:style-name="ce71"/>
          <table:table-cell table:style-name="ce101" office:value-type="string">
            <text:p>CUSTOMER SEGMENTS</text:p>
          </table:table-cell>
          <table:table-cell table:style-name="ce76"/>
          <table:table-cell table:style-name="ce71">
            <office:annotation draw:style-name="gr1" draw:text-style-name="P1" svg:width="1.4957in" svg:height="0.9862in" svg:x="10.0201in" svg:y="0.011in" draw:caption-point-x="-0.2in" draw:caption-point-y="-0.0071in">
              <dc:creator>KLH</dc:creator>
              <dc:date>2020-05-06T00:00:00</dc:date>
              <text:p text:style-name="P1">Kevin:</text:p>
              <text:p text:style-name="P1"><text:span text:style-name="T1">One customer segment is focused on per Canvas. <text:s/>Highlight in red or make only write one per Canvas.</text:span></text:p>
            </office:annotation>
          </table:table-cell>
          <table:table-cell table:number-columns-repeated="1010"/>
        </table:table-row>
        <table:table-row table:style-name="ro5">
          <table:table-cell table:style-name="ce64" table:number-columns-spanned="2" table:number-rows-spanned="18"/>
          <table:covered-table-cell table:style-name="ce72"/>
          <table:table-cell table:style-name="ce70" table:number-columns-spanned="3" table:number-rows-spanned="12"/>
          <table:covered-table-cell table:style-name="ce77"/>
          <table:covered-table-cell table:style-name="ce72"/>
          <table:table-cell table:style-name="ce64" table:number-columns-spanned="3" table:number-rows-spanned="16"/>
          <table:covered-table-cell table:style-name="ce77"/>
          <table:covered-table-cell table:style-name="ce72"/>
          <table:table-cell table:style-name="ce70" table:number-columns-spanned="3" table:number-rows-spanned="12"/>
          <table:covered-table-cell table:style-name="ce77"/>
          <table:covered-table-cell table:style-name="ce72"/>
          <table:table-cell table:style-name="ce64" table:number-columns-spanned="3" table:number-rows-spanned="16"/>
          <table:covered-table-cell table:style-name="ce77"/>
          <table:covered-table-cell table:style-name="ce72"/>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22">
          <table:covered-table-cell table:style-name="ce65"/>
          <table:covered-table-cell table:style-name="ce73"/>
          <table:covered-table-cell table:style-name="ce69"/>
          <table:covered-table-cell table:style-name="ce79"/>
          <table:covered-table-cell table:style-name="ce75"/>
          <table:covered-table-cell table:style-name="ce65"/>
          <table:covered-table-cell table:style-name="ce78"/>
          <table:covered-table-cell table:style-name="ce73"/>
          <table:covered-table-cell table:style-name="ce69"/>
          <table:covered-table-cell table:style-name="ce79"/>
          <table:covered-table-cell table:style-name="ce75"/>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table-cell table:style-name="ce80" office:value-type="string">
            <text:p>KEY METRICS</text:p>
          </table:table-cell>
          <table:table-cell table:style-name="ce76" table:number-columns-repeated="2"/>
          <table:covered-table-cell table:style-name="ce65"/>
          <table:covered-table-cell table:style-name="ce78"/>
          <table:covered-table-cell table:style-name="ce73"/>
          <table:table-cell table:style-name="ce80" office:value-type="string">
            <text:p>CHANNELS</text:p>
          </table:table-cell>
          <table:table-cell table:style-name="ce76" table:number-columns-repeated="2"/>
          <table:covered-table-cell table:style-name="ce65"/>
          <table:covered-table-cell table:style-name="ce78"/>
          <table:covered-table-cell table:style-name="ce73"/>
          <table:table-cell table:number-columns-repeated="1010"/>
        </table:table-row>
        <table:table-row table:style-name="ro7">
          <table:covered-table-cell table:style-name="ce65"/>
          <table:covered-table-cell table:style-name="ce73"/>
          <table:table-cell table:style-name="ce81" office:value-type="string">
            <office:annotation draw:style-name="gr2" draw:text-style-name="P1" svg:width="1.5866in" svg:height="0.835in" svg:x="2.2894in" svg:y="3.1283in" draw:caption-point-x="-0.2in" draw:caption-point-y="0.0772in">
              <dc:creator>KLH</dc:creator>
              <dc:date>2020-05-06T00:00:00</dc:date>
              <text:p text:style-name="P1">Kevin:</text:p>
              <text:p text:style-name="P1"><text:span text:style-name="T1">Acquire (Attract and acquire customers). <text:s/>Promise they will be happy!</text:span></text:p>
            </office:annotation>
            <text:p>A</text:p>
          </table:table-cell>
          <table:table-cell table:style-name="ce85" table:number-columns-spanned="2" table:number-rows-spanned="2"/>
          <table:covered-table-cell table:style-name="ce89"/>
          <table:covered-table-cell table:style-name="ce65"/>
          <table:covered-table-cell table:style-name="ce78"/>
          <table:covered-table-cell table:style-name="ce73"/>
          <table:table-cell table:style-name="ce70" table:number-columns-spanned="3" table:number-rows-spanned="10"/>
          <table:covered-table-cell table:style-name="ce97"/>
          <table:covered-table-cell table:style-name="ce99"/>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table-cell table:style-name="ce82"/>
          <table:covered-table-cell table:style-name="ce86"/>
          <table:covered-table-cell table:style-name="ce90"/>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5"/>
          <table:covered-table-cell table:style-name="ce78"/>
          <table:covered-table-cell table:style-name="ce73"/>
          <table:table-cell table:number-columns-repeated="1010"/>
        </table:table-row>
        <table:table-row table:style-name="ro7">
          <table:covered-table-cell table:style-name="ce65"/>
          <table:covered-table-cell table:style-name="ce73"/>
          <table:table-cell table:style-name="ce83" office:value-type="string">
            <office:annotation draw:style-name="gr3" draw:text-style-name="P1" svg:width="1.5866in" svg:height="0.7008in" svg:x="2.2894in" svg:y="3.5193in" draw:caption-point-x="-0.2in" draw:caption-point-y="0.087in">
              <dc:creator>KLH</dc:creator>
              <dc:date>2020-05-06T00:00:00</dc:date>
              <text:p text:style-name="P1">Kevin:</text:p>
              <text:p text:style-name="P1"><text:span text:style-name="T1">Activate customers you have acquired. Make them happy!</text:span></text:p>
            </office:annotation>
            <text:p>A</text:p>
          </table:table-cell>
          <table:table-cell table:style-name="ce87" table:number-columns-spanned="2" table:number-rows-spanned="2"/>
          <table:covered-table-cell table:style-name="ce91"/>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5"/>
          <table:covered-table-cell table:style-name="ce78"/>
          <table:covered-table-cell table:style-name="ce73"/>
          <table:table-cell table:number-columns-repeated="1010"/>
        </table:table-row>
        <table:table-row table:style-name="ro5">
          <table:covered-table-cell table:style-name="ce66"/>
          <table:covered-table-cell table:style-name="ce74"/>
          <table:table-cell table:style-name="ce82"/>
          <table:covered-table-cell table:style-name="ce86"/>
          <table:covered-table-cell table:style-name="ce90"/>
          <table:table-cell table:style-name="ce92" office:value-type="string">
            <text:p>High-concept Pitch</text:p>
          </table:table-cell>
          <table:table-cell table:style-name="ce93"/>
          <table:table-cell table:style-name="ce94"/>
          <table:covered-table-cell table:style-name="ce95"/>
          <table:covered-table-cell table:style-name="ce93"/>
          <table:covered-table-cell table:style-name="ce94"/>
          <table:table-cell table:style-name="ce67" office:value-type="string">
            <text:p>Early Adopters</text:p>
          </table:table-cell>
          <table:table-cell table:style-name="ce103"/>
          <table:table-cell table:style-name="ce104"/>
          <table:table-cell table:number-columns-repeated="1010"/>
        </table:table-row>
        <table:table-row table:style-name="ro7">
          <table:covered-table-cell table:style-name="ce66"/>
          <table:covered-table-cell table:style-name="ce74"/>
          <table:table-cell table:style-name="ce83" office:value-type="string">
            <office:annotation draw:style-name="gr4" draw:text-style-name="P1" svg:width="1.5866in" svg:height="0.7602in" svg:x="2.2894in" svg:y="3.9193in" draw:caption-point-x="-0.2in" draw:caption-point-y="0.0874in">
              <dc:creator>KLH</dc:creator>
              <dc:date>2020-05-06T00:00:00</dc:date>
              <text:p text:style-name="P1">Kevin:</text:p>
              <text:p text:style-name="P1"><text:span text:style-name="T1">Retention and retaining your customers. Keep them happy!</text:span></text:p>
            </office:annotation>
            <text:p>R</text:p>
          </table:table-cell>
          <table:table-cell table:style-name="ce87" table:number-columns-spanned="2" table:number-rows-spanned="2"/>
          <table:covered-table-cell table:style-name="ce91"/>
          <table:table-cell table:style-name="ce68" table:number-columns-spanned="3" table:number-rows-spanned="6"/>
          <table:covered-table-cell table:style-name="ce78"/>
          <table:covered-table-cell table:style-name="ce73"/>
          <table:covered-table-cell table:style-name="ce95"/>
          <table:covered-table-cell table:style-name="ce93"/>
          <table:covered-table-cell table:style-name="ce94"/>
          <table:table-cell table:style-name="ce102" table:number-columns-spanned="3" table:number-rows-spanned="6"/>
          <table:covered-table-cell table:style-name="ce2"/>
          <table:covered-table-cell table:style-name="ce74"/>
          <table:table-cell table:number-columns-repeated="1010"/>
        </table:table-row>
        <table:table-row table:style-name="ro23">
          <table:table-cell table:style-name="ce67" office:value-type="string">
            <text:p>Alternatives</text:p>
          </table:table-cell>
          <table:table-cell table:style-name="ce73"/>
          <table:table-cell table:style-name="ce82"/>
          <table:covered-table-cell table:style-name="ce86"/>
          <table:covered-table-cell table:style-name="ce90"/>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6"/>
          <table:covered-table-cell table:style-name="ce2"/>
          <table:covered-table-cell table:style-name="ce74"/>
          <table:table-cell table:number-columns-repeated="1010"/>
        </table:table-row>
        <table:table-row table:style-name="ro7">
          <table:table-cell table:style-name="ce68" table:number-columns-spanned="2" table:number-rows-spanned="4"/>
          <table:covered-table-cell table:style-name="ce73"/>
          <table:table-cell table:style-name="ce83" office:value-type="string">
            <office:annotation draw:style-name="gr5" draw:text-style-name="P1" svg:width="1.5866in" svg:height="0.7299in" svg:x="2.2894in" svg:y="4.4909in" draw:caption-point-x="-0.2in" draw:caption-point-y="0.1165in">
              <dc:creator>KLH</dc:creator>
              <dc:date>2020-05-06T00:00:00</dc:date>
              <text:p text:style-name="P1">Kevin:</text:p>
              <text:p text:style-name="P1"><text:span text:style-name="T1">Referral. <text:s/>Customers telling others that they will be happy.</text:span></text:p>
            </office:annotation>
            <text:p>R</text:p>
          </table:table-cell>
          <table:table-cell table:style-name="ce87" table:number-columns-spanned="2" table:number-rows-spanned="2"/>
          <table:covered-table-cell table:style-name="ce91"/>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6"/>
          <table:covered-table-cell table:style-name="ce2"/>
          <table:covered-table-cell table:style-name="ce74"/>
          <table:table-cell table:number-columns-repeated="1010"/>
        </table:table-row>
        <table:table-row table:style-name="ro5">
          <table:covered-table-cell table:style-name="ce65"/>
          <table:covered-table-cell table:style-name="ce73"/>
          <table:table-cell table:style-name="ce82"/>
          <table:covered-table-cell table:style-name="ce86"/>
          <table:covered-table-cell table:style-name="ce90"/>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6"/>
          <table:covered-table-cell table:style-name="ce2"/>
          <table:covered-table-cell table:style-name="ce74"/>
          <table:table-cell table:number-columns-repeated="1010"/>
        </table:table-row>
        <table:table-row table:style-name="ro7">
          <table:covered-table-cell table:style-name="ce65"/>
          <table:covered-table-cell table:style-name="ce73"/>
          <table:table-cell table:style-name="ce66" office:value-type="string">
            <office:annotation draw:style-name="gr2" draw:text-style-name="P1" svg:width="1.5866in" svg:height="0.835in" svg:x="2.2894in" svg:y="4.9205in" draw:caption-point-x="-0.2in" draw:caption-point-y="0.0874in">
              <dc:creator>KLH</dc:creator>
              <dc:date>2020-05-06T00:00:00</dc:date>
              <text:p text:style-name="P1">Kevin:</text:p>
              <text:p text:style-name="P1"><text:span text:style-name="T1">Revenue. <text:s/>There is a price tag on happiness. Get customers paying for the happiness!</text:span></text:p>
            </office:annotation>
            <text:p>R</text:p>
          </table:table-cell>
          <table:table-cell table:style-name="ce74" table:number-columns-spanned="2" table:number-rows-spanned="2"/>
          <table:covered-table-cell table:style-name="ce74"/>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6"/>
          <table:covered-table-cell table:style-name="ce2"/>
          <table:covered-table-cell table:style-name="ce74"/>
          <table:table-cell table:number-columns-repeated="1010"/>
        </table:table-row>
        <table:table-row table:style-name="ro24">
          <table:covered-table-cell table:style-name="ce69"/>
          <table:covered-table-cell table:style-name="ce75"/>
          <table:table-cell table:style-name="ce84"/>
          <table:covered-table-cell table:style-name="ce88"/>
          <table:covered-table-cell table:style-name="ce74"/>
          <table:covered-table-cell table:style-name="ce69"/>
          <table:covered-table-cell table:style-name="ce79"/>
          <table:covered-table-cell table:style-name="ce75"/>
          <table:covered-table-cell table:style-name="ce96"/>
          <table:covered-table-cell table:style-name="ce98"/>
          <table:covered-table-cell table:style-name="ce100"/>
          <table:covered-table-cell table:style-name="ce84"/>
          <table:covered-table-cell table:style-name="ce20"/>
          <table:covered-table-cell table:style-name="ce25"/>
          <table:table-cell table:number-columns-repeated="1010"/>
        </table:table-row>
        <table:table-row table:style-name="ro5">
          <table:table-cell table:style-name="ce63" office:value-type="string">
            <text:p>COST STRUCTURE</text:p>
          </table:table-cell>
          <table:table-cell table:style-name="ce76" table:number-columns-repeated="5"/>
          <table:table-cell table:style-name="ce71"/>
          <table:table-cell table:style-name="ce63" office:value-type="string">
            <text:p>REVENUE STREAMS</text:p>
          </table:table-cell>
          <table:table-cell table:style-name="ce76" table:number-columns-repeated="5"/>
          <table:table-cell table:style-name="ce71"/>
          <table:table-cell table:number-columns-repeated="1010"/>
        </table:table-row>
        <table:table-row table:style-name="ro5">
          <table:table-cell table:style-name="ce70" table:number-columns-spanned="7" table:number-rows-spanned="8"/>
          <table:covered-table-cell table:number-columns-repeated="5" table:style-name="ce77"/>
          <table:covered-table-cell table:style-name="ce72"/>
          <table:table-cell table:style-name="ce70" table:number-columns-spanned="7" table:number-rows-spanned="8"/>
          <table:covered-table-cell table:number-columns-repeated="5" table:style-name="ce77"/>
          <table:covered-table-cell table:style-name="ce72"/>
          <table:table-cell table:number-columns-repeated="1010"/>
        </table:table-row>
        <table:table-row table:style-name="ro5">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5">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25">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5">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26">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27">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28">
          <table:covered-table-cell table:style-name="ce69"/>
          <table:covered-table-cell table:number-columns-repeated="5" table:style-name="ce79"/>
          <table:covered-table-cell table:style-name="ce75"/>
          <table:covered-table-cell table:style-name="ce69"/>
          <table:covered-table-cell table:number-columns-repeated="5" table:style-name="ce79"/>
          <table:covered-table-cell table:style-name="ce75"/>
          <table:table-cell table:number-columns-repeated="1010"/>
        </table:table-row>
        <table:table-row table:style-name="ro5" table:number-rows-repeated="1048542">
          <table:table-cell table:number-columns-repeated="1024"/>
        </table:table-row>
        <table:table-row table:style-name="ro5">
          <table:table-cell table:number-columns-repeated="1024"/>
        </table:table-row>
      </table:table>
      <table:table table:name="The 3's" table:style-name="ta6" table:print="false">
        <table:table-column table:style-name="co13" table:default-cell-style-name="Excel_20_Built-in_20_Normal"/>
        <table:table-column table:style-name="co2" table:number-columns-repeated="2" table:default-cell-style-name="Excel_20_Built-in_20_Normal"/>
        <table:table-column table:style-name="co26" table:default-cell-style-name="Excel_20_Built-in_20_Normal"/>
        <table:table-column table:style-name="co13" table:number-columns-repeated="1020" table:default-cell-style-name="Excel_20_Built-in_20_Normal"/>
        <table:table-row table:style-name="ro29">
          <table:table-cell table:style-name="ce105" office:value-type="string">
            <text:p>The 3's Traction Model</text:p>
          </table:table-cell>
          <table:table-cell table:number-columns-repeated="1023"/>
        </table:table-row>
        <table:table-row table:style-name="ro5" table:number-rows-repeated="4">
          <table:table-cell table:number-columns-repeated="1024"/>
        </table:table-row>
        <table:table-row table:style-name="ro5">
          <table:table-cell table:number-columns-repeated="4"/>
          <table:table-cell>
            <draw:frame table:end-cell-address="'The 3''s'.O16" table:end-x="0.0815in" table:end-y="0.1945in" draw:z-index="0" draw:name="Diagram 1" draw:style-name="gr6" draw:text-style-name="P2" svg:width="6.1862in" svg:height="2.0126in" svg:x="0.5921in" svg:y="0.126in">
              <draw:object draw:notify-on-update-of-ranges="'The 3''s'.C9:'The 3''s'.C15 'The 3''s'.B7:'The 3''s'.B7 'The 3''s'.B9:'The 3''s'.B15" xlink:href="./Object 1" xlink:type="simple" xlink:show="embed" xlink:actuate="onLoad">
                <text:p/>
              </draw:object>
              <draw:image xlink:href="./ObjectReplacements/Object 1" xlink:type="simple" xlink:show="embed" xlink:actuate="onLoad"/>
            </draw:frame>
          </table:table-cell>
          <table:table-cell table:number-columns-repeated="1019"/>
        </table:table-row>
        <table:table-row table:style-name="ro5">
          <table:table-cell/>
          <table:table-cell office:value-type="string">
            <text:p># of Paying Customers</text:p>
          </table:table-cell>
          <table:table-cell office:value-type="string">
            <text:p># of Months</text:p>
          </table:table-cell>
          <table:table-cell office:value-type="string">
            <text:p>Percentage Traction</text:p>
          </table:table-cell>
          <table:table-cell table:number-columns-repeated="1020"/>
        </table:table-row>
        <table:table-row table:style-name="ro5">
          <table:table-cell table:number-columns-repeated="1024"/>
        </table:table-row>
        <table:table-row table:style-name="ro5">
          <table:table-cell/>
          <table:table-cell table:number-columns-repeated="2" office:value-type="float" office:value="0">
            <text:p>0</text:p>
          </table:table-cell>
          <table:table-cell table:number-columns-repeated="1021"/>
        </table:table-row>
        <table:table-row table:style-name="ro5">
          <table:table-cell/>
          <table:table-cell office:value-type="float" office:value="10">
            <text:p>10</text:p>
          </table:table-cell>
          <table:table-cell office:value-type="float" office:value="3">
            <text:p>3</text:p>
          </table:table-cell>
          <table:table-cell table:number-columns-repeated="1021"/>
        </table:table-row>
        <table:table-row table:style-name="ro5">
          <table:table-cell/>
          <table:table-cell office:value-type="float" office:value="50">
            <text:p>50</text:p>
          </table:table-cell>
          <table:table-cell office:value-type="float" office:value="6">
            <text:p>6</text:p>
          </table:table-cell>
          <table:table-cell office:value-type="float" office:value="400">
            <text:p>400</text:p>
          </table:table-cell>
          <table:table-cell table:number-columns-repeated="1020"/>
        </table:table-row>
        <table:table-row table:style-name="ro5">
          <table:table-cell office:value-type="string">
            <text:p>10x 1yr</text:p>
          </table:table-cell>
          <table:table-cell office:value-type="float" office:value="100">
            <text:p>100</text:p>
          </table:table-cell>
          <table:table-cell office:value-type="float" office:value="12">
            <text:p>12</text:p>
          </table:table-cell>
          <table:table-cell office:value-type="float" office:value="100">
            <text:p>100</text:p>
          </table:table-cell>
          <table:table-cell table:number-columns-repeated="1020"/>
        </table:table-row>
        <table:table-row table:style-name="ro5">
          <table:table-cell/>
          <table:table-cell office:value-type="float" office:value="300">
            <text:p>300</text:p>
          </table:table-cell>
          <table:table-cell office:value-type="float" office:value="18">
            <text:p>18</text:p>
          </table:table-cell>
          <table:table-cell office:value-type="float" office:value="200">
            <text:p>200</text:p>
          </table:table-cell>
          <table:table-cell table:number-columns-repeated="1020"/>
        </table:table-row>
        <table:table-row table:style-name="ro5">
          <table:table-cell/>
          <table:table-cell office:value-type="float" office:value="600">
            <text:p>600</text:p>
          </table:table-cell>
          <table:table-cell office:value-type="float" office:value="24">
            <text:p>24</text:p>
          </table:table-cell>
          <table:table-cell office:value-type="float" office:value="100">
            <text:p>100</text:p>
          </table:table-cell>
          <table:table-cell table:number-columns-repeated="1020"/>
        </table:table-row>
        <table:table-row table:style-name="ro5">
          <table:table-cell/>
          <table:table-cell office:value-type="float" office:value="1000">
            <text:p>1000</text:p>
          </table:table-cell>
          <table:table-cell office:value-type="float" office:value="30">
            <text:p>30</text:p>
          </table:table-cell>
          <table:table-cell office:value-type="float" office:value="66.67">
            <text:p>66.67</text:p>
          </table:table-cell>
          <table:table-cell office:value-type="string">
            <text:p><text:s/></text:p>
          </table:table-cell>
          <table:table-cell table:number-columns-repeated="1019"/>
        </table:table-row>
        <table:table-row table:style-name="ro5">
          <table:table-cell/>
          <table:table-cell office:value-type="float" office:value="3000">
            <text:p>3000</text:p>
          </table:table-cell>
          <table:table-cell office:value-type="float" office:value="36">
            <text:p>36</text:p>
          </table:table-cell>
          <table:table-cell office:value-type="float" office:value="200">
            <text:p>200</text:p>
          </table:table-cell>
          <table:table-cell table:number-columns-repeated="1020"/>
        </table:table-row>
        <table:table-row table:style-name="ro5">
          <table:table-cell table:number-columns-repeated="1024"/>
        </table:table-row>
        <table:table-row table:style-name="ro5">
          <table:table-cell/>
          <table:table-cell office:value-type="string">
            <text:p># of Acquired Customers</text:p>
          </table:table-cell>
          <table:table-cell office:value-type="string">
            <text:p># of Months</text:p>
          </table:table-cell>
          <table:table-cell office:value-type="string">
            <text:p>Percentage Traction</text:p>
          </table:table-cell>
          <table:table-cell table:number-columns-repeated="1020"/>
        </table:table-row>
        <table:table-row table:style-name="ro5">
          <table:table-cell table:number-columns-repeated="1024"/>
        </table:table-row>
        <table:table-row table:style-name="ro5">
          <table:table-cell/>
          <table:table-cell table:number-columns-repeated="2" office:value-type="float" office:value="0">
            <text:p>0</text:p>
          </table:table-cell>
          <table:table-cell table:number-columns-repeated="1021"/>
        </table:table-row>
        <table:table-row table:style-name="ro5">
          <table:table-cell/>
          <table:table-cell office:value-type="float" office:value="100">
            <text:p>100</text:p>
          </table:table-cell>
          <table:table-cell office:value-type="float" office:value="3">
            <text:p>3</text:p>
          </table:table-cell>
          <table:table-cell table:style-name="ce106" office:value-type="percentage" office:value="0.1">
            <text:p>10%</text:p>
          </table:table-cell>
          <table:table-cell table:number-columns-repeated="1020"/>
        </table:table-row>
        <table:table-row table:style-name="ro5">
          <table:table-cell/>
          <table:table-cell office:value-type="float" office:value="500">
            <text:p>500</text:p>
          </table:table-cell>
          <table:table-cell office:value-type="float" office:value="6">
            <text:p>6</text:p>
          </table:table-cell>
          <table:table-cell table:style-name="ce106" office:value-type="percentage" office:value="0.1">
            <text:p>10%</text:p>
          </table:table-cell>
          <table:table-cell table:number-columns-repeated="1020"/>
        </table:table-row>
        <table:table-row table:style-name="ro5">
          <table:table-cell/>
          <table:table-cell office:value-type="float" office:value="2000">
            <text:p>2000</text:p>
          </table:table-cell>
          <table:table-cell office:value-type="float" office:value="12">
            <text:p>12</text:p>
          </table:table-cell>
          <table:table-cell table:style-name="ce106" office:value-type="percentage" office:value="0.05">
            <text:p>5%</text:p>
          </table:table-cell>
          <table:table-cell table:number-columns-repeated="1020"/>
        </table:table-row>
        <table:table-row table:style-name="ro5">
          <table:table-cell/>
          <table:table-cell office:value-type="float" office:value="6200">
            <text:p>6200</text:p>
          </table:table-cell>
          <table:table-cell office:value-type="float" office:value="18">
            <text:p>18</text:p>
          </table:table-cell>
          <table:table-cell table:style-name="ce106" office:value-type="percentage" office:value="0.05">
            <text:p>5%</text:p>
          </table:table-cell>
          <table:table-cell table:number-columns-repeated="1020"/>
        </table:table-row>
        <table:table-row table:style-name="ro5">
          <table:table-cell/>
          <table:table-cell office:value-type="float" office:value="7500">
            <text:p>7500</text:p>
          </table:table-cell>
          <table:table-cell office:value-type="float" office:value="24">
            <text:p>24</text:p>
          </table:table-cell>
          <table:table-cell table:style-name="ce106" office:value-type="percentage" office:value="0.08">
            <text:p>8%</text:p>
          </table:table-cell>
          <table:table-cell table:number-columns-repeated="1020"/>
        </table:table-row>
        <table:table-row table:style-name="ro5">
          <table:table-cell/>
          <table:table-cell office:value-type="float" office:value="10000">
            <text:p>10000</text:p>
          </table:table-cell>
          <table:table-cell office:value-type="float" office:value="30">
            <text:p>30</text:p>
          </table:table-cell>
          <table:table-cell table:style-name="ce106" office:value-type="percentage" office:value="0.1">
            <text:p>10%</text:p>
          </table:table-cell>
          <table:table-cell table:number-columns-repeated="1020"/>
        </table:table-row>
        <table:table-row table:style-name="ro5">
          <table:table-cell/>
          <table:table-cell office:value-type="float" office:value="20000">
            <text:p>20000</text:p>
          </table:table-cell>
          <table:table-cell office:value-type="float" office:value="36">
            <text:p>36</text:p>
          </table:table-cell>
          <table:table-cell table:style-name="ce107" office:value-type="percentage" office:value="0.15">
            <text:p>15%</text:p>
          </table:table-cell>
          <table:table-cell table:number-columns-repeated="1020"/>
        </table:table-row>
        <table:table-row table:style-name="ro5">
          <table:table-cell table:number-columns-repeated="1024"/>
        </table:table-row>
        <table:table-row table:style-name="ro5">
          <table:table-cell/>
          <table:table-cell office:value-type="string">
            <text:p># of Activated Customers</text:p>
          </table:table-cell>
          <table:table-cell office:value-type="string">
            <text:p># of Months</text:p>
          </table:table-cell>
          <table:table-cell office:value-type="string">
            <text:p>Percentage Traction</text:p>
          </table:table-cell>
          <table:table-cell table:number-columns-repeated="1020"/>
        </table:table-row>
        <table:table-row table:style-name="ro5">
          <table:table-cell table:number-columns-repeated="1024"/>
        </table:table-row>
        <table:table-row table:style-name="ro5">
          <table:table-cell/>
          <table:table-cell table:number-columns-repeated="2" office:value-type="float" office:value="0">
            <text:p>0</text:p>
          </table:table-cell>
          <table:table-cell table:style-name="ce106"/>
          <table:table-cell table:number-columns-repeated="1020"/>
        </table:table-row>
        <table:table-row table:style-name="ro5">
          <table:table-cell/>
          <table:table-cell office:value-type="float" office:value="100">
            <text:p>100</text:p>
          </table:table-cell>
          <table:table-cell office:value-type="float" office:value="3">
            <text:p>3</text:p>
          </table:table-cell>
          <table:table-cell table:style-name="ce106" office:value-type="percentage" office:value="0.1">
            <text:p>10%</text:p>
          </table:table-cell>
          <table:table-cell table:number-columns-repeated="1020"/>
        </table:table-row>
        <table:table-row table:style-name="ro5">
          <table:table-cell/>
          <table:table-cell office:value-type="float" office:value="500">
            <text:p>500</text:p>
          </table:table-cell>
          <table:table-cell office:value-type="float" office:value="6">
            <text:p>6</text:p>
          </table:table-cell>
          <table:table-cell table:style-name="ce106" office:value-type="percentage" office:value="0.1">
            <text:p>10%</text:p>
          </table:table-cell>
          <table:table-cell table:number-columns-repeated="1020"/>
        </table:table-row>
        <table:table-row table:style-name="ro5">
          <table:table-cell/>
          <table:table-cell office:value-type="float" office:value="2000">
            <text:p>2000</text:p>
          </table:table-cell>
          <table:table-cell office:value-type="float" office:value="12">
            <text:p>12</text:p>
          </table:table-cell>
          <table:table-cell table:style-name="ce106" office:value-type="percentage" office:value="0.05">
            <text:p>5%</text:p>
          </table:table-cell>
          <table:table-cell table:number-columns-repeated="1020"/>
        </table:table-row>
        <table:table-row table:style-name="ro5">
          <table:table-cell/>
          <table:table-cell office:value-type="float" office:value="6200">
            <text:p>6200</text:p>
          </table:table-cell>
          <table:table-cell office:value-type="float" office:value="18">
            <text:p>18</text:p>
          </table:table-cell>
          <table:table-cell table:style-name="ce106" office:value-type="percentage" office:value="0.05">
            <text:p>5%</text:p>
          </table:table-cell>
          <table:table-cell table:number-columns-repeated="1020"/>
        </table:table-row>
        <table:table-row table:style-name="ro5">
          <table:table-cell/>
          <table:table-cell office:value-type="float" office:value="7500">
            <text:p>7500</text:p>
          </table:table-cell>
          <table:table-cell office:value-type="float" office:value="24">
            <text:p>24</text:p>
          </table:table-cell>
          <table:table-cell table:style-name="ce106" office:value-type="percentage" office:value="0.08">
            <text:p>8%</text:p>
          </table:table-cell>
          <table:table-cell table:number-columns-repeated="1020"/>
        </table:table-row>
        <table:table-row table:style-name="ro5">
          <table:table-cell/>
          <table:table-cell office:value-type="float" office:value="75000">
            <text:p>75000</text:p>
          </table:table-cell>
          <table:table-cell office:value-type="float" office:value="30">
            <text:p>30</text:p>
          </table:table-cell>
          <table:table-cell table:style-name="ce107" office:value-type="percentage" office:value="0.01">
            <text:p>1%</text:p>
          </table:table-cell>
          <table:table-cell table:number-columns-repeated="1020"/>
        </table:table-row>
        <table:table-row table:style-name="ro5">
          <table:table-cell/>
          <table:table-cell office:value-type="float" office:value="20000">
            <text:p>20000</text:p>
          </table:table-cell>
          <table:table-cell office:value-type="float" office:value="36">
            <text:p>36</text:p>
          </table:table-cell>
          <table:table-cell table:style-name="ce107" office:value-type="percentage" office:value="0.15">
            <text:p>15%</text:p>
          </table:table-cell>
          <table:table-cell table:number-columns-repeated="1020"/>
        </table:table-row>
        <table:table-row table:style-name="ro5">
          <table:table-cell table:number-columns-repeated="1024"/>
        </table:table-row>
        <table:table-row table:style-name="ro5">
          <table:table-cell/>
          <table:table-cell office:value-type="string">
            <text:p># of Retained Customers</text:p>
          </table:table-cell>
          <table:table-cell office:value-type="string">
            <text:p># of Months</text:p>
          </table:table-cell>
          <table:table-cell office:value-type="string">
            <text:p>Percentage Traction</text:p>
          </table:table-cell>
          <table:table-cell table:number-columns-repeated="1020"/>
        </table:table-row>
        <table:table-row table:style-name="ro5">
          <table:table-cell table:number-columns-repeated="3"/>
          <table:table-cell table:style-name="ce106"/>
          <table:table-cell table:number-columns-repeated="1020"/>
        </table:table-row>
        <table:table-row table:style-name="ro5">
          <table:table-cell/>
          <table:table-cell table:number-columns-repeated="2" office:value-type="float" office:value="0">
            <text:p>0</text:p>
          </table:table-cell>
          <table:table-cell table:style-name="ce106"/>
          <table:table-cell table:number-columns-repeated="1020"/>
        </table:table-row>
        <table:table-row table:style-name="ro5">
          <table:table-cell/>
          <table:table-cell office:value-type="float" office:value="100">
            <text:p>100</text:p>
          </table:table-cell>
          <table:table-cell office:value-type="float" office:value="3">
            <text:p>3</text:p>
          </table:table-cell>
          <table:table-cell table:style-name="ce106" office:value-type="percentage" office:value="0.1">
            <text:p>10%</text:p>
          </table:table-cell>
          <table:table-cell table:number-columns-repeated="1020"/>
        </table:table-row>
        <table:table-row table:style-name="ro5">
          <table:table-cell/>
          <table:table-cell office:value-type="float" office:value="500">
            <text:p>500</text:p>
          </table:table-cell>
          <table:table-cell office:value-type="float" office:value="6">
            <text:p>6</text:p>
          </table:table-cell>
          <table:table-cell table:style-name="ce106" office:value-type="percentage" office:value="0.1">
            <text:p>10%</text:p>
          </table:table-cell>
          <table:table-cell table:number-columns-repeated="1020"/>
        </table:table-row>
        <table:table-row table:style-name="ro5">
          <table:table-cell/>
          <table:table-cell office:value-type="float" office:value="2000">
            <text:p>2000</text:p>
          </table:table-cell>
          <table:table-cell office:value-type="float" office:value="12">
            <text:p>12</text:p>
          </table:table-cell>
          <table:table-cell table:style-name="ce106" office:value-type="percentage" office:value="0.05">
            <text:p>5%</text:p>
          </table:table-cell>
          <table:table-cell table:number-columns-repeated="1020"/>
        </table:table-row>
        <table:table-row table:style-name="ro5">
          <table:table-cell/>
          <table:table-cell office:value-type="float" office:value="6200">
            <text:p>6200</text:p>
          </table:table-cell>
          <table:table-cell office:value-type="float" office:value="18">
            <text:p>18</text:p>
          </table:table-cell>
          <table:table-cell table:style-name="ce106" office:value-type="percentage" office:value="0.05">
            <text:p>5%</text:p>
          </table:table-cell>
          <table:table-cell table:number-columns-repeated="1020"/>
        </table:table-row>
        <table:table-row table:style-name="ro5">
          <table:table-cell/>
          <table:table-cell office:value-type="float" office:value="7500">
            <text:p>7500</text:p>
          </table:table-cell>
          <table:table-cell office:value-type="float" office:value="24">
            <text:p>24</text:p>
          </table:table-cell>
          <table:table-cell table:style-name="ce107" office:value-type="percentage" office:value="0.08">
            <text:p>8%</text:p>
          </table:table-cell>
          <table:table-cell table:number-columns-repeated="1020"/>
        </table:table-row>
        <table:table-row table:style-name="ro5">
          <table:table-cell/>
          <table:table-cell office:value-type="float" office:value="75000">
            <text:p>75000</text:p>
          </table:table-cell>
          <table:table-cell office:value-type="float" office:value="30">
            <text:p>30</text:p>
          </table:table-cell>
          <table:table-cell table:style-name="ce107" office:value-type="percentage" office:value="0.01">
            <text:p>1%</text:p>
          </table:table-cell>
          <table:table-cell table:number-columns-repeated="1020"/>
        </table:table-row>
        <table:table-row table:style-name="ro5">
          <table:table-cell/>
          <table:table-cell office:value-type="float" office:value="20000">
            <text:p>20000</text:p>
          </table:table-cell>
          <table:table-cell office:value-type="float" office:value="36">
            <text:p>36</text:p>
          </table:table-cell>
          <table:table-cell table:style-name="ce107" office:value-type="percentage" office:value="0.15">
            <text:p>15%</text:p>
          </table:table-cell>
          <table:table-cell table:number-columns-repeated="1020"/>
        </table:table-row>
        <table:table-row table:style-name="ro5">
          <table:table-cell table:number-columns-repeated="1024"/>
        </table:table-row>
        <table:table-row table:style-name="ro5">
          <table:table-cell/>
          <table:table-cell office:value-type="string">
            <text:p># of Referred Customers</text:p>
          </table:table-cell>
          <table:table-cell office:value-type="string">
            <text:p># of Months</text:p>
          </table:table-cell>
          <table:table-cell table:style-name="ce106" office:value-type="string">
            <text:p>Percentage Traction</text:p>
          </table:table-cell>
          <table:table-cell table:number-columns-repeated="1020"/>
        </table:table-row>
        <table:table-row table:style-name="ro5">
          <table:table-cell table:number-columns-repeated="3"/>
          <table:table-cell table:style-name="ce106"/>
          <table:table-cell table:number-columns-repeated="1020"/>
        </table:table-row>
        <table:table-row table:style-name="ro5">
          <table:table-cell/>
          <table:table-cell table:number-columns-repeated="2" office:value-type="float" office:value="0">
            <text:p>0</text:p>
          </table:table-cell>
          <table:table-cell table:style-name="ce106"/>
          <table:table-cell table:number-columns-repeated="1020"/>
        </table:table-row>
        <table:table-row table:style-name="ro5">
          <table:table-cell/>
          <table:table-cell office:value-type="float" office:value="100">
            <text:p>100</text:p>
          </table:table-cell>
          <table:table-cell office:value-type="float" office:value="3">
            <text:p>3</text:p>
          </table:table-cell>
          <table:table-cell table:style-name="ce106" office:value-type="percentage" office:value="0">
            <text:p>0%</text:p>
          </table:table-cell>
          <table:table-cell table:number-columns-repeated="1020"/>
        </table:table-row>
        <table:table-row table:style-name="ro5">
          <table:table-cell/>
          <table:table-cell office:value-type="float" office:value="500">
            <text:p>500</text:p>
          </table:table-cell>
          <table:table-cell office:value-type="float" office:value="6">
            <text:p>6</text:p>
          </table:table-cell>
          <table:table-cell table:style-name="ce106" office:value-type="percentage" office:value="0.2">
            <text:p>20%</text:p>
          </table:table-cell>
          <table:table-cell table:number-columns-repeated="1020"/>
        </table:table-row>
        <table:table-row table:style-name="ro5">
          <table:table-cell/>
          <table:table-cell office:value-type="float" office:value="2000">
            <text:p>2000</text:p>
          </table:table-cell>
          <table:table-cell office:value-type="float" office:value="12">
            <text:p>12</text:p>
          </table:table-cell>
          <table:table-cell table:style-name="ce106" office:value-type="percentage" office:value="0.25">
            <text:p>25%</text:p>
          </table:table-cell>
          <table:table-cell table:number-columns-repeated="1020"/>
        </table:table-row>
        <table:table-row table:style-name="ro5">
          <table:table-cell/>
          <table:table-cell office:value-type="float" office:value="6200">
            <text:p>6200</text:p>
          </table:table-cell>
          <table:table-cell office:value-type="float" office:value="18">
            <text:p>18</text:p>
          </table:table-cell>
          <table:table-cell table:style-name="ce107" office:value-type="percentage" office:value="0.32">
            <text:p>32%</text:p>
          </table:table-cell>
          <table:table-cell table:number-columns-repeated="1020"/>
        </table:table-row>
        <table:table-row table:style-name="ro5">
          <table:table-cell/>
          <table:table-cell office:value-type="float" office:value="7500">
            <text:p>7500</text:p>
          </table:table-cell>
          <table:table-cell office:value-type="float" office:value="24">
            <text:p>24</text:p>
          </table:table-cell>
          <table:table-cell table:style-name="ce107" office:value-type="percentage" office:value="0.83">
            <text:p>83%</text:p>
          </table:table-cell>
          <table:table-cell table:number-columns-repeated="1020"/>
        </table:table-row>
        <table:table-row table:style-name="ro5">
          <table:table-cell/>
          <table:table-cell office:value-type="float" office:value="75000">
            <text:p>75000</text:p>
          </table:table-cell>
          <table:table-cell office:value-type="float" office:value="30">
            <text:p>30</text:p>
          </table:table-cell>
          <table:table-cell table:style-name="ce107" office:value-type="percentage" office:value="0.01">
            <text:p>1%</text:p>
          </table:table-cell>
          <table:table-cell table:number-columns-repeated="1020"/>
        </table:table-row>
        <table:table-row table:style-name="ro5">
          <table:table-cell/>
          <table:table-cell office:value-type="float" office:value="20000">
            <text:p>20000</text:p>
          </table:table-cell>
          <table:table-cell office:value-type="float" office:value="36">
            <text:p>36</text:p>
          </table:table-cell>
          <table:table-cell table:style-name="ce107" office:value-type="percentage" office:value="0.15">
            <text:p>15%</text:p>
          </table:table-cell>
          <table:table-cell table:number-columns-repeated="1020"/>
        </table:table-row>
        <table:table-row table:style-name="ro5" table:number-rows-repeated="1048515">
          <table:table-cell table:number-columns-repeated="1024"/>
        </table:table-row>
        <table:table-row table:style-name="ro5">
          <table:table-cell table:number-columns-repeated="1024"/>
        </table:table-row>
      </table:table>
      <table:table table:name="Experiment Loop Map" table:style-name="ta7" table:print="false">
        <table:table-column table:style-name="co13" table:number-columns-repeated="1024" table:default-cell-style-name="Excel_20_Built-in_20_Normal"/>
        <table:table-row table:style-name="ro5">
          <table:table-cell table:style-name="ce108" office:value-type="string">
            <text:p>EXPERIMENT LOOP MAP</text:p>
          </table:table-cell>
          <table:table-cell table:style-name="ce108" table:number-columns-repeated="14"/>
          <table:table-cell table:number-columns-repeated="1009"/>
        </table:table-row>
        <table:table-row table:style-name="ro5">
          <table:table-cell table:number-columns-repeated="1024"/>
        </table:table-row>
        <table:table-row table:style-name="ro5">
          <table:table-cell table:style-name="ce108" office:value-type="string">
            <text:p>LEAP OF FAITH ASSUMPTION</text:p>
          </table:table-cell>
          <table:table-cell table:style-name="ce108" table:number-columns-repeated="2"/>
          <table:table-cell table:style-name="ce112" office:value-type="string" table:number-columns-spanned="11" table:number-rows-spanned="4">
            <text:p>Difficult to stay focused on goals and complete them fully. <text:s/>Sticking with goals</text:p>
          </table:table-cell>
          <table:covered-table-cell table:number-columns-repeated="9" table:style-name="ce51"/>
          <table:covered-table-cell table:style-name="ce89"/>
          <table:table-cell table:number-columns-repeated="1010"/>
        </table:table-row>
        <table:table-row table:style-name="ro5">
          <table:table-cell table:style-name="ce108" office:value-type="string">
            <text:p>(SPRINT GOAL)</text:p>
          </table:table-cell>
          <table:table-cell table:style-name="ce108" table:number-columns-repeated="2"/>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HYPOTHESIS</text:p>
          </table:table-cell>
          <table:table-cell table:style-name="ce108" table:number-columns-repeated="2"/>
          <table:table-cell table:style-name="ce112" office:value-type="string" table:number-columns-spanned="11" table:number-rows-spanned="4">
            <text:p>If we send reminders and notifications, and build community around motivating and supporting through motivational tips and articles then 70% of registered users will continue progress of their goals.</text:p>
          </table:table-cell>
          <table:covered-table-cell table:number-columns-repeated="9" table:style-name="ce51"/>
          <table:covered-table-cell table:style-name="ce89"/>
          <table:table-cell table:number-columns-repeated="1010"/>
        </table:table-row>
        <table:table-row table:style-name="ro5">
          <table:table-cell table:style-name="ce108" office:value-type="string">
            <text:p>(FEATURE)</text:p>
          </table:table-cell>
          <table:table-cell table:style-name="ce108" table:number-columns-repeated="2"/>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3"/>
          <table:table-cell office:value-type="string">
            <text:p>LOOPS</text:p>
          </table:table-cell>
          <table:table-cell table:number-columns-repeated="1020"/>
        </table:table-row>
        <table:table-row table:style-name="ro5">
          <table:table-cell table:style-name="ce108" office:value-type="string">
            <text:p>EXPERIMENT</text:p>
          </table:table-cell>
          <table:table-cell table:style-name="ce108" table:number-columns-repeated="2"/>
          <table:table-cell table:style-name="ce112" office:value-type="string" table:number-columns-spanned="3" table:number-rows-spanned="4">
            <text:p>Create MailChimp Newsletter for Motivational tips and reminders</text:p>
          </table:table-cell>
          <table:covered-table-cell table:style-name="ce51"/>
          <table:covered-table-cell table:style-name="ce89"/>
          <table:table-cell/>
          <table:table-cell table:style-name="ce112" office:value-type="string" table:number-columns-spanned="3" table:number-rows-spanned="4">
            <text:p>Make Blog Posts and tweet and send to the users.</text:p>
          </table:table-cell>
          <table:covered-table-cell table:style-name="ce51"/>
          <table:covered-table-cell table:style-name="ce89"/>
          <table:table-cell/>
          <table:table-cell table:style-name="ce112" office:value-type="string" table:number-columns-spanned="3" table:number-rows-spanned="4">
            <text:p>Create Direct E-mails for Notifications and reminders</text:p>
          </table:table-cell>
          <table:covered-table-cell table:style-name="ce51"/>
          <table:covered-table-cell table:style-name="ce89"/>
          <table:table-cell table:number-columns-repeated="1010"/>
        </table:table-row>
        <table:table-row table:style-name="ro5">
          <table:table-cell table:style-name="ce108" office:value-type="string">
            <text:p>(SCENARIO: <text:s/>GIVEN)</text:p>
          </table:table-cell>
          <table:table-cell table:style-name="ce108" table:number-columns-repeated="2"/>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BEHAVIOR</text:p>
          </table:table-cell>
          <table:table-cell table:style-name="ce108" table:number-columns-repeated="2"/>
          <table:table-cell table:style-name="ce112" office:value-type="string" table:number-columns-spanned="3" table:number-rows-spanned="4">
            <text:p>Users will return to the site to try some of the tips and refer others by word of mouth.</text:p>
          </table:table-cell>
          <table:covered-table-cell table:style-name="ce51"/>
          <table:covered-table-cell table:style-name="ce89"/>
          <table:table-cell/>
          <table:table-cell table:style-name="ce112" office:value-type="string" table:number-columns-spanned="3" table:number-rows-spanned="4">
            <text:p>Users will comment and start discussions about the blog posts to motivate and build community</text:p>
          </table:table-cell>
          <table:covered-table-cell table:style-name="ce51"/>
          <table:covered-table-cell table:style-name="ce89"/>
          <table:table-cell/>
          <table:table-cell table:style-name="ce112" office:value-type="string" table:number-columns-spanned="3" table:number-rows-spanned="4">
            <text:p>Users will return and refer others to our site</text:p>
          </table:table-cell>
          <table:covered-table-cell table:style-name="ce51"/>
          <table:covered-table-cell table:style-name="ce89"/>
          <table:table-cell table:number-columns-repeated="1010"/>
        </table:table-row>
        <table:table-row table:style-name="ro5">
          <table:table-cell table:style-name="ce108" office:value-type="string">
            <text:p>(SCENARIO: WHEN)</text:p>
          </table:table-cell>
          <table:table-cell table:style-name="ce108" table:number-columns-repeated="2"/>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TARGET METRIC</text:p>
          </table:table-cell>
          <table:table-cell table:style-name="ce108" table:number-columns-repeated="2"/>
          <table:table-cell table:style-name="ce112" office:value-type="string" table:number-columns-spanned="3" table:number-rows-spanned="4">
            <text:p>100 New Users will sign up and Pay for sign up.</text:p>
          </table:table-cell>
          <table:covered-table-cell table:style-name="ce51"/>
          <table:covered-table-cell table:style-name="ce89"/>
          <table:table-cell/>
          <table:table-cell table:style-name="ce112" office:value-type="string" table:number-columns-spanned="3" table:number-rows-spanned="4">
            <text:p>1000 Blog Retweets/Likes</text:p>
          </table:table-cell>
          <table:covered-table-cell table:style-name="ce51"/>
          <table:covered-table-cell table:style-name="ce89"/>
          <table:table-cell/>
          <table:table-cell table:style-name="ce112" office:value-type="string" table:number-columns-spanned="3" table:number-rows-spanned="4">
            <text:p>50 Invite Referrals</text:p>
          </table:table-cell>
          <table:covered-table-cell table:style-name="ce51"/>
          <table:covered-table-cell table:style-name="ce89"/>
          <table:table-cell table:number-columns-repeated="1010"/>
        </table:table-row>
        <table:table-row table:style-name="ro5">
          <table:table-cell table:style-name="ce108" office:value-type="string">
            <text:p>(SCENARIO: THEN)</text:p>
          </table:table-cell>
          <table:table-cell table:style-name="ce108" table:number-columns-repeated="2"/>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19">
          <table:table-cell table:style-name="ce109" office:value-type="string" table:number-columns-spanned="14" table:number-rows-spanned="1">
            <text:p>What do I want to learn? Which Leap am I going take against which Hypothesis?</text:p>
          </table:table-cell>
          <table:covered-table-cell table:number-columns-repeated="5" table:style-name="ce2"/>
          <table:covered-table-cell table:style-name="ce88"/>
          <table:covered-table-cell table:number-columns-repeated="7" table:style-name="ce2"/>
          <table:table-cell table:number-columns-repeated="1010"/>
        </table:table-row>
        <table:table-row table:style-name="ro19">
          <table:table-cell table:style-name="ce110" office:value-type="string" table:number-columns-spanned="14" table:number-rows-spanned="1">
            <text:p>Describe how and when I will know (measure) when I have accomplished what I tried or set out to do.</text:p>
          </table:table-cell>
          <table:covered-table-cell table:number-columns-repeated="13" table:style-name="ce2"/>
          <table:table-cell table:number-columns-repeated="1010"/>
        </table:table-row>
        <table:table-row table:style-name="ro7">
          <table:table-cell table:style-name="ce110" office:value-type="string" table:number-columns-spanned="14" table:number-rows-spanned="1">
            <text:p>Describe the experiment by stating what you will do (complete or "done" state)</text:p>
          </table:table-cell>
          <table:covered-table-cell table:number-columns-repeated="13" table:style-name="ce2"/>
          <table:table-cell table:number-columns-repeated="1010"/>
        </table:table-row>
        <table:table-row table:style-name="ro30">
          <table:table-cell table:style-name="ce110" office:value-type="string" table:number-columns-spanned="14" table:number-rows-spanned="1">
            <text:p>Describe the behaviour by stating the expected behaviour of the end user of this experiment - What will Z do as a result of you doing X experiment?</text:p>
          </table:table-cell>
          <table:covered-table-cell table:number-columns-repeated="13" table:style-name="ce111"/>
          <table:table-cell table:number-columns-repeated="1010"/>
        </table:table-row>
        <table:table-row table:style-name="ro30">
          <table:table-cell table:style-name="ce110" office:value-type="string" table:number-columns-spanned="14" table:number-rows-spanned="1">
            <text:p>Describe as specifically as possible the results I want to achieve to be able to say this assumption is true. <text:s/>What do I expect at minimum will happen?</text:p>
          </table:table-cell>
          <table:covered-table-cell table:number-columns-repeated="13" table:style-name="ce111"/>
          <table:table-cell table:number-columns-repeated="1010"/>
        </table:table-row>
        <table:table-row table:style-name="ro5" table:number-rows-repeated="1048543">
          <table:table-cell table:number-columns-repeated="1024"/>
        </table:table-row>
        <table:table-row table:style-name="ro5">
          <table:table-cell table:number-columns-repeated="1024"/>
        </table:table-row>
      </table:table>
      <table:table table:name="Learnings Matrix" table:style-name="ta8" table:print="false">
        <table:table-column table:style-name="co13" table:number-columns-repeated="1024" table:default-cell-style-name="Excel_20_Built-in_20_Normal"/>
        <table:table-row table:style-name="ro5">
          <table:table-cell table:style-name="ce108" office:value-type="string">
            <text:p>EXPERIMENT LOOP MAP</text:p>
          </table:table-cell>
          <table:table-cell table:style-name="ce108" table:number-columns-repeated="14"/>
          <table:table-cell table:number-columns-repeated="1009"/>
        </table:table-row>
        <table:table-row table:style-name="ro5">
          <table:table-cell table:number-columns-repeated="1024"/>
        </table:table-row>
        <table:table-row table:style-name="ro5">
          <table:table-cell table:style-name="ce108" office:value-type="string">
            <text:p>LEAP OF FAITH ASSUMPTION</text:p>
          </table:table-cell>
          <table:table-cell table:style-name="ce108" table:number-columns-repeated="2"/>
          <table:table-cell table:style-name="ce112" table:formula="of:=[$'Experiment Loop Map'.D3:.N6]" office:value-type="string" office:string-value="Difficult to stay focused on goals and complete them fully.  Sticking with goals" table:number-columns-spanned="11" table:number-rows-spanned="4">
            <text:p>Difficult to stay focused on goals and complete them fully. <text:s/>Sticking with goals</text:p>
          </table:table-cell>
          <table:covered-table-cell table:number-columns-repeated="9"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HYPOTHESIS</text:p>
          </table:table-cell>
          <table:table-cell table:style-name="ce108" table:number-columns-repeated="2"/>
          <table:table-cell table:style-name="ce112" table:formula="of:=[$'Experiment Loop Map'.D8:.N11]" office:value-type="string" office:string-value="If we send reminders and notifications, and build community around motivating and supporting through motivational tips and articles then 70% of registered users will continue progress of their goals." table:number-columns-spanned="11" table:number-rows-spanned="4">
            <text:p>If we send reminders and notifications, and build community around motivating and supporting through motivational tips and articles then 70% of registered users will continue progress of their goals.</text:p>
          </table:table-cell>
          <table:covered-table-cell table:number-columns-repeated="9"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3"/>
          <table:table-cell office:value-type="string">
            <text:p>LOOPS</text:p>
          </table:table-cell>
          <table:table-cell table:number-columns-repeated="1020"/>
        </table:table-row>
        <table:table-row table:style-name="ro5">
          <table:table-cell table:style-name="ce108" office:value-type="string">
            <text:p>ACTUAL RESULTS</text:p>
          </table:table-cell>
          <table:table-cell table:style-name="ce108" table:number-columns-repeated="2"/>
          <table:table-cell table:style-name="ce112" office:value-type="string" table:number-columns-spanned="3" table:number-rows-spanned="4">
            <text:p>408 Views; 71 Visitors; 0 Likes/Shares; 0 Comments; 3 new registrations</text:p>
          </table:table-cell>
          <table:covered-table-cell table:style-name="ce51"/>
          <table:covered-table-cell table:style-name="ce89"/>
          <table:table-cell/>
          <table:table-cell table:style-name="ce112" table:number-columns-spanned="3" table:number-rows-spanned="4"/>
          <table:covered-table-cell table:style-name="ce51"/>
          <table:covered-table-cell table:style-name="ce89"/>
          <table:table-cell/>
          <table:table-cell table:style-name="ce112" table:number-columns-spanned="3" table:number-rows-spanned="4"/>
          <table:covered-table-cell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WHY?</text:p>
          </table:table-cell>
          <table:table-cell table:style-name="ce108" table:number-columns-repeated="2"/>
          <table:table-cell table:style-name="ce112" office:value-type="string" table:number-columns-spanned="3" table:number-rows-spanned="4">
            <text:p>The first hypothesis was not tested yet, it is in the next experiment as it is referring to profile information that registered members will share. <text:s/>This experiment was focused on how to drive sign ups from different community channels.</text:p>
          </table:table-cell>
          <table:covered-table-cell table:style-name="ce51"/>
          <table:covered-table-cell table:style-name="ce89"/>
          <table:table-cell/>
          <table:table-cell table:style-name="ce112" office:value-type="string" table:number-columns-spanned="3" table:number-rows-spanned="4">
            <text:p>The 2nd hypothesis was Invalidated. It is "open" still because it is uncertain if the content was irrelevant or if the exposure reach was too small.</text:p>
          </table:table-cell>
          <table:covered-table-cell table:style-name="ce51"/>
          <table:covered-table-cell table:style-name="ce89"/>
          <table:table-cell/>
          <table:table-cell table:style-name="ce112" office:value-type="string" table:number-columns-spanned="3" table:number-rows-spanned="4">
            <text:p>Driving traffic to the site was very difficult. <text:s/>Over 90% of traffic was driven by the specific timing of the post. <text:s/>Meaning if the post was sent at a time when relevant people receiving the post were online then the traffic was seen. <text:s/>If the post was sent at a "non-peak" time ie. when people were sleeping they do not see it right away and by the time they wake it was not on their wall.</text:p>
          </table:table-cell>
          <table:covered-table-cell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31">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INSIGHTS</text:p>
          </table:table-cell>
          <table:table-cell table:style-name="ce108" table:number-columns-repeated="2"/>
          <table:table-cell table:style-name="ce112" table:number-columns-spanned="3" table:number-rows-spanned="4"/>
          <table:covered-table-cell table:style-name="ce51"/>
          <table:covered-table-cell table:style-name="ce89"/>
          <table:table-cell/>
          <table:table-cell table:style-name="ce113"/>
          <table:table-cell table:style-name="ce116"/>
          <table:table-cell table:style-name="ce118"/>
          <table:table-cell/>
          <table:table-cell table:style-name="ce112" office:value-type="string" table:number-columns-spanned="3" table:number-rows-spanned="4">
            <text:p>The next experiment to validate for building community will focus on "Community driven" content. <text:s/></text:p>
            <text:p/>
            <text:p>The current content will remain and be distributed to a larger segment, but new content will not be made. <text:s/>Validate if Survey/Opinion content can be gathered through blog contests (seems sensible since this is likely curious passers by that are slightly interested in providing a little feedback for us - simple surveys may hook them).</text:p>
          </table:table-cell>
          <table:covered-table-cell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table-cell table:style-name="ce114"/>
          <table:table-cell table:style-name="ce6"/>
          <table:table-cell table:style-name="ce119"/>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table-cell table:style-name="ce114"/>
          <table:table-cell table:style-name="ce6"/>
          <table:table-cell table:style-name="ce119"/>
          <table:table-cell/>
          <table:covered-table-cell table:style-name="ce66"/>
          <table:covered-table-cell table:style-name="ce2"/>
          <table:covered-table-cell table:style-name="ce74"/>
          <table:table-cell table:number-columns-repeated="1010"/>
        </table:table-row>
        <table:table-row table:style-name="ro32">
          <table:table-cell table:style-name="ce108" table:number-columns-repeated="3"/>
          <table:covered-table-cell table:style-name="ce84"/>
          <table:covered-table-cell table:style-name="ce20"/>
          <table:covered-table-cell table:style-name="ce25"/>
          <table:table-cell/>
          <table:table-cell table:style-name="ce115"/>
          <table:table-cell table:style-name="ce117"/>
          <table:table-cell table:style-name="ce120"/>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19">
          <table:table-cell table:style-name="ce109" office:value-type="string" table:number-columns-spanned="7" table:number-rows-spanned="1">
            <text:p>What did I do? What happened? What did I learn?</text:p>
          </table:table-cell>
          <table:covered-table-cell table:number-columns-repeated="6" table:style-name="ce2"/>
          <table:table-cell table:number-columns-repeated="1017"/>
        </table:table-row>
        <table:table-row table:style-name="ro19">
          <table:table-cell table:style-name="ce109" office:value-type="string" table:number-columns-spanned="7" table:number-rows-spanned="1">
            <text:p>Describe When and What it took to try this? How much time did it take?</text:p>
          </table:table-cell>
          <table:covered-table-cell table:number-columns-repeated="6" table:style-name="ce2"/>
          <table:table-cell table:number-columns-repeated="1017"/>
        </table:table-row>
        <table:table-row table:style-name="ro5" table:number-rows-repeated="1048546">
          <table:table-cell table:number-columns-repeated="1024"/>
        </table:table-row>
        <table:table-row table:style-name="ro5">
          <table:table-cell table:number-columns-repeated="1024"/>
        </table:table-row>
      </table:table>
      <table:table table:name="Next or Not" table:style-name="ta9" table:print="false">
        <table:table-column table:style-name="co13" table:number-columns-repeated="1024" table:default-cell-style-name="Excel_20_Built-in_20_Normal"/>
        <table:table-row table:style-name="ro5">
          <table:table-cell table:style-name="ce108" office:value-type="string">
            <text:p>EXPERIMENT LOOP MAP</text:p>
          </table:table-cell>
          <table:table-cell table:style-name="ce108" table:number-columns-repeated="14"/>
          <table:table-cell table:number-columns-repeated="1009"/>
        </table:table-row>
        <table:table-row table:style-name="ro5">
          <table:table-cell table:number-columns-repeated="1024"/>
        </table:table-row>
        <table:table-row table:style-name="ro5">
          <table:table-cell table:style-name="ce108" office:value-type="string">
            <text:p>LEAP OF FAITH ASSUMPTION</text:p>
          </table:table-cell>
          <table:table-cell table:style-name="ce108" table:number-columns-repeated="2"/>
          <table:table-cell table:style-name="ce112" table:formula="of:=[$'Experiment Loop Map'.D3:.N6]" office:value-type="string" office:string-value="Difficult to stay focused on goals and complete them fully.  Sticking with goals" table:number-columns-spanned="11" table:number-rows-spanned="4">
            <text:p>Difficult to stay focused on goals and complete them fully. <text:s/>Sticking with goals</text:p>
          </table:table-cell>
          <table:covered-table-cell table:number-columns-repeated="9"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HYPOTHESIS</text:p>
          </table:table-cell>
          <table:table-cell table:style-name="ce108" table:number-columns-repeated="2"/>
          <table:table-cell table:style-name="ce112" table:formula="of:=[$'Experiment Loop Map'.D8:.N11]" office:value-type="string" office:string-value="If we send reminders and notifications, and build community around motivating and supporting through motivational tips and articles then 70% of registered users will continue progress of their goals." table:number-columns-spanned="11" table:number-rows-spanned="4">
            <text:p>If we send reminders and notifications, and build community around motivating and supporting through motivational tips and articles then 70% of registered users will continue progress of their goals.</text:p>
          </table:table-cell>
          <table:covered-table-cell table:number-columns-repeated="9"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3"/>
          <table:table-cell office:value-type="string">
            <text:p>LOOPS</text:p>
          </table:table-cell>
          <table:table-cell table:number-columns-repeated="1020"/>
        </table:table-row>
        <table:table-row table:style-name="ro5">
          <table:table-cell table:style-name="ce108" office:value-type="string">
            <text:p>DECISIONS</text:p>
          </table:table-cell>
          <table:table-cell table:style-name="ce108" table:number-columns-repeated="2"/>
          <table:table-cell table:style-name="ce112" table:number-columns-spanned="3" table:number-rows-spanned="4"/>
          <table:covered-table-cell table:style-name="ce51"/>
          <table:covered-table-cell table:style-name="ce89"/>
          <table:table-cell/>
          <table:table-cell table:style-name="ce112" table:number-columns-spanned="3" table:number-rows-spanned="4"/>
          <table:covered-table-cell table:style-name="ce51"/>
          <table:covered-table-cell table:style-name="ce89"/>
          <table:table-cell/>
          <table:table-cell table:style-name="ce112" table:number-columns-spanned="3" table:number-rows-spanned="4"/>
          <table:covered-table-cell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19">
          <table:table-cell table:style-name="ce109" office:value-type="string" table:number-columns-spanned="7" table:number-rows-spanned="1">
            <text:p>Will I continue this loop/experiment or will I "kill" it? As a fail or success?</text:p>
          </table:table-cell>
          <table:covered-table-cell table:number-columns-repeated="6" table:style-name="ce2"/>
          <table:table-cell table:style-name="ce6" table:number-columns-repeated="9"/>
          <table:table-cell table:number-columns-repeated="1008"/>
        </table:table-row>
        <table:table-row table:style-name="ro5" table:number-rows-repeated="8">
          <table:table-cell table:style-name="ce6" table:number-columns-repeated="16"/>
          <table:table-cell table:number-columns-repeated="1008"/>
        </table:table-row>
        <table:table-row table:style-name="ro5" table:number-rows-repeated="1048549">
          <table:table-cell table:number-columns-repeated="1024"/>
        </table:table-row>
        <table:table-row table:style-name="ro5">
          <table:table-cell table:number-columns-repeated="1024"/>
        </table:table-row>
      </table:table>
      <table:table table:name="MetRisks How to" table:style-name="ta10" table:print="false">
        <table:table-column table:style-name="co27" table:default-cell-style-name="ce125"/>
        <table:table-column table:style-name="co28" table:default-cell-style-name="ce131"/>
        <table:table-column table:style-name="co29" table:number-columns-repeated="7" table:default-cell-style-name="ce131"/>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29" table:default-cell-style-name="ce125"/>
        <table:table-row table:style-name="ro33">
          <table:table-cell table:style-name="ce121" office:value-type="string">
            <text:p>MetRisks Matrix</text:p>
          </table:table-cell>
          <table:table-cell table:style-name="ce126" office:value-type="string" table:number-columns-spanned="8" table:number-rows-spanned="1">
            <text:p>Communication Info</text:p>
          </table:table-cell>
          <table:covered-table-cell table:number-columns-repeated="7" table:style-name="ce127"/>
          <table:table-cell table:number-columns-repeated="1015"/>
        </table:table-row>
        <table:table-row table:style-name="ro33">
          <table:table-cell table:style-name="ce121"/>
          <table:table-cell table:style-name="ce127"/>
          <table:table-cell table:style-name="ce132" office:value-type="string" table:number-columns-spanned="3" table:number-rows-spanned="1">
            <text:p>Date (dd-MMM-yyyy)</text:p>
          </table:table-cell>
          <table:covered-table-cell table:style-name="ce135"/>
          <table:covered-table-cell table:style-name="ce136"/>
          <table:table-cell table:style-name="ce132" office:value-type="string" table:number-columns-spanned="4" table:number-rows-spanned="1">
            <text:p>RACI</text:p>
          </table:table-cell>
          <table:covered-table-cell table:number-columns-repeated="3" table:style-name="ce135"/>
          <table:table-cell table:number-columns-repeated="1015"/>
        </table:table-row>
        <table:table-row table:style-name="ro33">
          <table:table-cell table:style-name="ce122" office:value-type="string">
            <text:p>"Metric" or "Risk" Event / Decision / Activity</text:p>
          </table:table-cell>
          <table:table-cell table:style-name="ce128" office:value-type="string">
            <text:p>Key ID</text:p>
          </table:table-cell>
          <table:table-cell table:style-name="ce128" office:value-type="string">
            <text:p>Entered</text:p>
          </table:table-cell>
          <table:table-cell table:style-name="ce128" office:value-type="string">
            <text:p>Escalated</text:p>
          </table:table-cell>
          <table:table-cell table:style-name="ce128" office:value-type="string">
            <text:p>Mitigated</text:p>
          </table:table-cell>
          <table:table-cell table:style-name="ce128" office:value-type="string">
            <text:p>Responsible</text:p>
          </table:table-cell>
          <table:table-cell table:style-name="ce128" office:value-type="string">
            <text:p>Accountable</text:p>
          </table:table-cell>
          <table:table-cell table:style-name="ce128" office:value-type="string">
            <text:p>Consult</text:p>
          </table:table-cell>
          <table:table-cell table:style-name="ce128" office:value-type="string">
            <text:p>Inform</text:p>
          </table:table-cell>
          <table:table-cell table:number-columns-repeated="2"/>
          <table:table-cell office:value-type="string">
            <text:p>Artifacts</text:p>
          </table:table-cell>
          <table:table-cell table:number-columns-repeated="6"/>
          <table:table-cell office:value-type="string">
            <text:p>Timelines (in weeks)</text:p>
          </table:table-cell>
          <table:table-cell table:number-columns-repeated="1005"/>
        </table:table-row>
        <table:table-row table:style-name="ro33">
          <table:table-cell table:style-name="ce123" office:value-type="string">
            <text:p>Project Stream: <text:s/>ENTER A DESCRIPTION OF THE STREAM, LOOP, OR PHASE HERE</text:p>
          </table:table-cell>
          <table:table-cell table:style-name="ce129"/>
          <table:table-cell table:style-name="ce133" table:number-columns-repeated="7"/>
          <table:table-cell table:number-columns-repeated="1015"/>
        </table:table-row>
        <table:table-row table:style-name="ro34">
          <table:table-cell table:style-name="ce124" office:value-type="string">
            <text:p>ALL LEARNINGS ARE ENTERED AS A "METRIC" OR "RISK".</text:p>
            <text:p>A METRIC IS ANY FORM OF MEASUREMENT OR GOAL ACHIEVED/NOT IN THE ITERATION/SPRINT/LOOP.</text:p>
            <text:p>A RISK IS ANY FORM OF BARRIER OR CHALLENGE THAT MAY NEED ATTENTION AND/OR MAY ESCALATE TO AN ISSUE.</text:p>
            <text:p/>
            <text:p>ENTER A DESCRIPTION OF THE LEARNING EVENT OR RISK HERE.</text:p>
            <text:p>ONLY ENTER THIS DESCRIPTION ON THE "REGISTRATION" SHEET.</text:p>
          </table:table-cell>
          <table:table-cell table:style-name="ce130" office:value-type="string">
            <text:p>Use a Unique Number for each Key ID. <text:s/>On the </text:p>
          </table:table-cell>
          <table:table-cell table:style-name="ce134" office:value-type="string">
            <text:p>Enter Date as dd-MMM-yyyy</text:p>
          </table:table-cell>
          <table:table-cell table:style-name="ce130" office:value-type="string">
            <text:p>Entered ONLY on "Escalation" sheet. Populated on all Sheets from "Escalation" sheet.</text:p>
          </table:table-cell>
          <table:table-cell table:style-name="ce130" office:value-type="string">
            <text:p>Entered ONLY on "Mitigation" sheet. <text:s/>Populated on all Sheets from "Mitigation" sheet.</text:p>
          </table:table-cell>
          <table:table-cell table:style-name="ce130" office:value-type="string">
            <text:p>List of all persons/ groups responsible for this event</text:p>
          </table:table-cell>
          <table:table-cell table:style-name="ce130" office:value-type="string">
            <text:p>CAN ONLY BE ONE (1) PERSON THAT WILL INSURE CLOSURE OF THIS EVENT</text:p>
          </table:table-cell>
          <table:table-cell table:style-name="ce130" office:value-type="string">
            <text:p>List of all persons/ groups that can/should <text:s/>provide information for this event</text:p>
          </table:table-cell>
          <table:table-cell table:style-name="ce130" office:value-type="string">
            <text:p>List of all persons/ groups that need to be informed about actions for this event</text:p>
          </table:table-cell>
          <table:table-cell table:number-columns-repeated="1015"/>
        </table:table-row>
        <table:table-row table:style-name="ro35">
          <table:table-cell table:style-name="ce124" office:value-type="string">
            <text:p>ON THE "REGISTRATION" SHEET THE "LEARNING", "KEY ID", AND "DATE ENTERED" ARE THE MANDATORY FIELDS TO ENTER. <text:s/>ALL OTHER FIELDS ARE ENTERED ON THE SUBSEQUENT SHEETS.</text:p>
          </table:table-cell>
          <table:table-cell table:style-name="ce130" table:number-columns-repeated="8"/>
          <table:table-cell table:number-columns-repeated="1015"/>
        </table:table-row>
        <table:table-row table:style-name="ro33">
          <table:table-cell table:style-name="ce124" office:value-type="string">
            <text:p>THIS DESCRIPTION IS TRANSFERRED TO THE OTHER SHEETS AUTOMATICALLY WHEN </text:p>
          </table:table-cell>
          <table:table-cell table:style-name="ce130" table:number-columns-repeated="8"/>
          <table:table-cell table:number-columns-repeated="1015"/>
        </table:table-row>
        <table:table-row table:style-name="ro33">
          <table:table-cell table:style-name="ce124" office:value-type="string">
            <text:p>YOU ENTER THE "KEY ID" IN THE SHEETS "ESCALATION" AND "MITIGATION"</text:p>
          </table:table-cell>
          <table:table-cell table:style-name="ce130" table:number-columns-repeated="8"/>
          <table:table-cell table:number-columns-repeated="1015"/>
        </table:table-row>
        <table:table-row table:style-name="ro36">
          <table:table-cell table:style-name="ce124" office:value-type="string">
            <text:p>NOTE: <text:s/>At the time of "Registration" it is not necessary to have all the information filled in the columns. <text:s/>This may be something that is gathered later. <text:s/>Registration is only to insure the item is not "forgotten". <text:s/>There is an Example text that follows below.</text:p>
          </table:table-cell>
          <table:table-cell table:style-name="ce130" table:number-columns-repeated="8"/>
          <table:table-cell table:number-columns-repeated="1015"/>
        </table:table-row>
        <table:table-row table:style-name="ro33">
          <table:table-cell table:number-columns-repeated="1024"/>
        </table:table-row>
        <table:table-row table:style-name="ro33">
          <table:table-cell table:style-name="ce123" office:value-type="string">
            <text:p>IT1: <text:s/>Enterprise and Solution Architecture Activities</text:p>
          </table:table-cell>
          <table:table-cell table:style-name="ce129"/>
          <table:table-cell table:style-name="ce133" table:number-columns-repeated="7"/>
          <table:table-cell table:number-columns-repeated="1015"/>
        </table:table-row>
        <table:table-row table:style-name="ro36">
          <table:table-cell table:style-name="ce124" office:value-type="string">
            <text:p>Risk raised: <text:s/>Access to TRUST source code is delayed causing the Profiling to be halted. <text:s/>NOTE: <text:s/>This Risk has been escalated 1 week after registration. <text:s/>Info can be found on the Escalation sheet</text:p>
          </table:table-cell>
          <table:table-cell table:style-name="ce130" office:value-type="string">
            <text:p>IT1_01</text:p>
          </table:table-cell>
          <table:table-cell table:style-name="ce134" office:value-type="float" office:value="42049">
            <text:p>14-Feb-2015</text:p>
          </table:table-cell>
          <table:table-cell table:style-name="ce134" office:value-type="float" office:value="42056">
            <text:p>21-Feb-2015</text:p>
          </table:table-cell>
          <table:table-cell table:style-name="ce134"/>
          <table:table-cell table:style-name="ce130" office:value-type="string">
            <text:p>TCS - Harsh</text:p>
          </table:table-cell>
          <table:table-cell table:style-name="ce130" office:value-type="string">
            <text:p>EA - Pietro</text:p>
          </table:table-cell>
          <table:table-cell table:style-name="ce130" office:value-type="string">
            <text:p>PM; BPA</text:p>
          </table:table-cell>
          <table:table-cell table:style-name="ce130" office:value-type="string">
            <text:p>CIO; PEXP; PrM</text:p>
          </table:table-cell>
          <table:table-cell table:number-columns-repeated="2"/>
          <table:table-cell office:value-type="string">
            <text:p>Enterprise wide guiding principles for UASC</text:p>
          </table:table-cell>
          <table:table-cell table:number-columns-repeated="1012"/>
        </table:table-row>
        <table:table-row table:style-name="ro37">
          <table:table-cell table:style-name="ce124" office:value-type="string">
            <text:p>Metric: <text:s/>Reusability of data layer has shown to be 25% BETTER than expected (25 more tables have been deemed as suitable for reuse with little to no further normalization) <text:s/>NOTE: <text:s/>This Metric was entered and mitigated the same day as the information was communicated to the project team. <text:s/>Information of the mitigation communication is found on the Mitigation sheet. <text:s/>There is no need for escalation of this metric event.</text:p>
          </table:table-cell>
          <table:table-cell table:style-name="ce130" office:value-type="string">
            <text:p>IT1_02</text:p>
          </table:table-cell>
          <table:table-cell table:style-name="ce134" office:value-type="float" office:value="42055">
            <text:p>20-Feb-2015</text:p>
          </table:table-cell>
          <table:table-cell table:style-name="ce134"/>
          <table:table-cell table:style-name="ce134" office:value-type="float" office:value="42055">
            <text:p>20-Feb-2015</text:p>
          </table:table-cell>
          <table:table-cell table:style-name="ce130" office:value-type="string">
            <text:p>EA - Selman; EA - Ashok</text:p>
          </table:table-cell>
          <table:table-cell table:style-name="ce130" office:value-type="string">
            <text:p>PM - Bob</text:p>
          </table:table-cell>
          <table:table-cell table:style-name="ce130" office:value-type="string">
            <text:p>EA; TCS Arch</text:p>
          </table:table-cell>
          <table:table-cell table:style-name="ce130" office:value-type="string">
            <text:p>TCS - Mgmt; PM; BPA</text:p>
          </table:table-cell>
          <table:table-cell table:number-columns-repeated="1015"/>
        </table:table-row>
        <table:table-row table:style-name="ro33" table:number-rows-repeated="2">
          <table:table-cell table:style-name="ce124"/>
          <table:table-cell table:style-name="ce130"/>
          <table:table-cell table:style-name="ce134" table:number-columns-repeated="3"/>
          <table:table-cell table:style-name="ce130" table:number-columns-repeated="4"/>
          <table:table-cell table:number-columns-repeated="1015"/>
        </table:table-row>
        <table:table-row table:style-name="ro33">
          <table:table-cell table:number-columns-repeated="1024"/>
        </table:table-row>
        <table:table-row table:style-name="ro33">
          <table:table-cell table:style-name="ce123" office:value-type="string">
            <text:p>PMO1: <text:s/>Project Implementation Support</text:p>
          </table:table-cell>
          <table:table-cell table:style-name="ce129"/>
          <table:table-cell table:style-name="ce133" table:number-columns-repeated="7"/>
          <table:table-cell table:number-columns-repeated="1015"/>
        </table:table-row>
        <table:table-row table:style-name="ro33" table:number-rows-repeated="7">
          <table:table-cell table:style-name="ce124"/>
          <table:table-cell table:style-name="ce130"/>
          <table:table-cell table:style-name="ce134" table:number-columns-repeated="3"/>
          <table:table-cell table:style-name="ce130" table:number-columns-repeated="4"/>
          <table:table-cell table:number-columns-repeated="1015"/>
        </table:table-row>
        <table:table-row table:style-name="ro33" table:number-rows-repeated="3">
          <table:table-cell table:number-columns-repeated="1024"/>
        </table:table-row>
        <table:table-row table:style-name="ro33">
          <table:table-cell table:number-columns-repeated="11"/>
          <table:table-cell office:value-type="string">
            <text:p>IT investment assessment template</text:p>
          </table:table-cell>
          <table:table-cell table:number-columns-repeated="1012"/>
        </table:table-row>
        <table:table-row table:style-name="ro33" table:number-rows-repeated="1048547">
          <table:table-cell table:number-columns-repeated="1024"/>
        </table:table-row>
        <table:table-row table:style-name="ro33">
          <table:table-cell table:number-columns-repeated="1024"/>
        </table:table-row>
      </table:table>
      <table:table table:name="MetRisks Registration" table:style-name="ta11" table:print="false">
        <table:table-column table:style-name="co34" table:default-cell-style-name="ce125"/>
        <table:table-column table:style-name="co28" table:default-cell-style-name="ce131"/>
        <table:table-column table:style-name="co21" table:default-cell-style-name="ce131"/>
        <table:table-column table:style-name="co35" table:number-columns-repeated="2" table:default-cell-style-name="ce131"/>
        <table:table-column table:style-name="co29" table:number-columns-repeated="4" table:default-cell-style-name="ce131"/>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29" table:default-cell-style-name="ce125"/>
        <table:table-row table:style-name="ro33">
          <table:table-cell table:style-name="ce121" office:value-type="string">
            <text:p>MetRisks Matrix</text:p>
          </table:table-cell>
          <table:table-cell table:style-name="ce126" office:value-type="string" table:number-columns-spanned="8" table:number-rows-spanned="1">
            <text:p>Communication Info</text:p>
          </table:table-cell>
          <table:covered-table-cell table:number-columns-repeated="7" table:style-name="ce127"/>
          <table:table-cell table:number-columns-repeated="1015"/>
        </table:table-row>
        <table:table-row table:style-name="ro33">
          <table:table-cell table:style-name="ce121"/>
          <table:table-cell table:style-name="ce127"/>
          <table:table-cell table:style-name="ce132" office:value-type="string" table:number-columns-spanned="3" table:number-rows-spanned="1">
            <text:p>Date (dd-MMM-yyyy)</text:p>
          </table:table-cell>
          <table:covered-table-cell table:style-name="ce135"/>
          <table:covered-table-cell table:style-name="ce136"/>
          <table:table-cell table:style-name="ce132" office:value-type="string" table:number-columns-spanned="4" table:number-rows-spanned="1">
            <text:p>RACI</text:p>
          </table:table-cell>
          <table:covered-table-cell table:number-columns-repeated="3" table:style-name="ce135"/>
          <table:table-cell table:number-columns-repeated="1015"/>
        </table:table-row>
        <table:table-row table:style-name="ro33">
          <table:table-cell table:style-name="ce122" office:value-type="string">
            <text:p>"Metric" or "Risk" Event / Decision / Activity</text:p>
          </table:table-cell>
          <table:table-cell table:style-name="ce128" office:value-type="string">
            <text:p>Key ID</text:p>
          </table:table-cell>
          <table:table-cell table:style-name="ce128" office:value-type="string">
            <text:p>Entered</text:p>
          </table:table-cell>
          <table:table-cell table:style-name="ce128" office:value-type="string">
            <text:p>Escalated</text:p>
          </table:table-cell>
          <table:table-cell table:style-name="ce128" office:value-type="string">
            <text:p>Mitigated</text:p>
          </table:table-cell>
          <table:table-cell table:style-name="ce128" office:value-type="string">
            <text:p>Responsible</text:p>
          </table:table-cell>
          <table:table-cell table:style-name="ce128" office:value-type="string">
            <text:p>Accountable</text:p>
          </table:table-cell>
          <table:table-cell table:style-name="ce128" office:value-type="string">
            <text:p>Consult</text:p>
          </table:table-cell>
          <table:table-cell table:style-name="ce128" office:value-type="string">
            <text:p>Inform</text:p>
          </table:table-cell>
          <table:table-cell table:number-columns-repeated="2"/>
          <table:table-cell office:value-type="string">
            <text:p>Artifacts</text:p>
          </table:table-cell>
          <table:table-cell table:number-columns-repeated="6"/>
          <table:table-cell office:value-type="string">
            <text:p>Timelines (in weeks)</text:p>
          </table:table-cell>
          <table:table-cell table:number-columns-repeated="1005"/>
        </table:table-row>
        <table:table-row table:style-name="ro33">
          <table:table-cell table:style-name="ce123" office:value-type="string">
            <text:p>Loop</text:p>
          </table:table-cell>
          <table:table-cell table:number-columns-repeated="2" table:style-name="ce140" office:value-type="string">
            <text:p>enter a value</text:p>
          </table:table-cell>
          <table:table-cell table:number-columns-repeated="2" table:style-name="ce147" office:value-type="string">
            <text:p>do not enter</text:p>
          </table:table-cell>
          <table:table-cell table:number-columns-repeated="4" table:style-name="ce140" office:value-type="string">
            <text:p>enter a value</text:p>
          </table:table-cell>
          <table:table-cell table:number-columns-repeated="1015"/>
        </table:table-row>
        <table:table-row table:style-name="ro38">
          <table:table-cell table:style-name="ce137" office:value-type="string">
            <text:p>Business resource "Readiness" for March 15 Kick off Date</text:p>
          </table:table-cell>
          <table:table-cell table:style-name="ce141" office:value-type="string">
            <text:p>pmo0-1</text:p>
          </table:table-cell>
          <table:table-cell table:style-name="ce144" office:value-type="float" office:value="42052">
            <text:p>17-Feb-2015</text:p>
          </table:table-cell>
          <table:table-cell table:style-name="ce148" table:formula="of:=IF(ISBLANK([.B5]);&quot;&quot;;IF(ISBLANK(INDEX([$Escalation.B$5:.E$190];MATCH([$'MetRisks Registration'.B5];[$Escalation.B$5:.B$190];0);3));&quot;&quot;;INDEX([$Escalation.B$5:.E$190];MATCH([$'MetRisks Registration'.B5];[$Escalation.B$5:.B$190];0);3)))" office:value-type="float" office:value="42054">
            <text:p>19-Feb-2015</text:p>
          </table:table-cell>
          <table:table-cell table:style-name="ce148" table:formula="of:=IF(ISBLANK([.B5]);&quot;&quot;;IF(ISBLANK(INDEX([$Mitagation.B$5:.E$190];MATCH([$'MetRisks Registration'.B5];[$Mitagation.B$5:.B$190];0);4));&quot;&quot;;INDEX([$Mitagation.B$5:.E$190];MATCH([$'MetRisks Registration'.B5];[$Mitagation.B$5:.B$190];0);4)))" office:value-type="float" office:value="42058">
            <text:p>23-Feb-2015</text:p>
          </table:table-cell>
          <table:table-cell table:style-name="ce141"/>
          <table:table-cell table:style-name="ce141" office:value-type="string">
            <text:p>Bala S</text:p>
          </table:table-cell>
          <table:table-cell table:style-name="ce141" office:value-type="string">
            <text:p>TCS</text:p>
          </table:table-cell>
          <table:table-cell table:style-name="ce141" office:value-type="string">
            <text:p>CIO; PEX</text:p>
          </table:table-cell>
          <table:table-cell table:number-columns-repeated="1015"/>
        </table:table-row>
        <table:table-row table:style-name="ro39">
          <table:table-cell table:style-name="ce137" office:value-type="string">
            <text:p>Risk raised: <text:s/>A dedicated Program Manager has been identified as a critical success factor for the program. <text:s/>PEX needs more information to help identify the resource. <text:s/>The resource has focus on creating, maintaining, and coordinating the business streams to align with the IT streams.</text:p>
          </table:table-cell>
          <table:table-cell table:style-name="ce141" office:value-type="string">
            <text:p>pmo0-2</text:p>
          </table:table-cell>
          <table:table-cell table:style-name="ce144" office:value-type="float" office:value="42051">
            <text:p>16-Feb-2015</text:p>
          </table:table-cell>
          <table:table-cell table:style-name="ce148" table:formula="of:=IF(ISBLANK([.B6]);&quot;&quot;;IF(ISBLANK(INDEX([$Escalation.B$5:.E$190];MATCH([$'MetRisks Registration'.B6];[$Escalation.B$5:.B$190];0);3));&quot;&quot;;INDEX([$Escalation.B$5:.E$190];MATCH([$'MetRisks Registration'.B6];[$Escalation.B$5:.B$190];0);3)))" office:value-type="float" office:value="0">
            <text:p>#N/A</text:p>
          </table:table-cell>
          <table:table-cell table:style-name="ce148" table:formula="of:=IF(ISBLANK([.B6]);&quot;&quot;;IF(ISBLANK(INDEX([$Mitagation.B$5:.E$190];MATCH([$'MetRisks Registration'.B6];[$Mitagation.B$5:.B$190];0);4));&quot;&quot;;INDEX([$Mitagation.B$5:.E$190];MATCH([$'MetRisks Registration'.B6];[$Mitagation.B$5:.B$190];0);4)))" office:value-type="float" office:value="0">
            <text:p>#N/A</text:p>
          </table:table-cell>
          <table:table-cell table:style-name="ce141"/>
          <table:table-cell table:style-name="ce141" office:value-type="string">
            <text:p>Bala S</text:p>
          </table:table-cell>
          <table:table-cell table:style-name="ce141" table:number-columns-repeated="2"/>
          <table:table-cell table:number-columns-repeated="1015"/>
        </table:table-row>
        <table:table-row table:style-name="ro40">
          <table:table-cell table:style-name="ce137" office:value-type="string">
            <text:p>Trust 2.0 Communication Strategy - EXM and General communication; - Executive Management and the Board: <text:s/>It was raised that an early involvement of the Executive Management team and the Board is needed to insure that the Phase II project is not “rejected” by the business. </text:p>
          </table:table-cell>
          <table:table-cell table:style-name="ce141" office:value-type="string">
            <text:p>pmo0-3</text:p>
          </table:table-cell>
          <table:table-cell table:style-name="ce144" office:value-type="float" office:value="42050">
            <text:p>15-Feb-2015</text:p>
          </table:table-cell>
          <table:table-cell table:style-name="ce148" table:formula="of:=IF(ISBLANK([.B7]);&quot;&quot;;IF(ISBLANK(INDEX([$Escalation.B$5:.E$190];MATCH([$'MetRisks Registration'.B7];[$Escalation.B$5:.B$190];0);3));&quot;&quot;;INDEX([$Escalation.B$5:.E$190];MATCH([$'MetRisks Registration'.B7];[$Escalation.B$5:.B$190];0);3)))" office:value-type="float" office:value="42050">
            <text:p>15-Feb-2015</text:p>
          </table:table-cell>
          <table:table-cell table:style-name="ce148" table:formula="of:=IF(ISBLANK([.B7]);&quot;&quot;;IF(ISBLANK(INDEX([$Mitagation.B$5:.E$190];MATCH([$'MetRisks Registration'.B7];[$Mitagation.B$5:.B$190];0);4));&quot;&quot;;INDEX([$Mitagation.B$5:.E$190];MATCH([$'MetRisks Registration'.B7];[$Mitagation.B$5:.B$190];0);4)))" office:value-type="float" office:value="0">
            <text:p>#N/A</text:p>
          </table:table-cell>
          <table:table-cell table:style-name="ce141"/>
          <table:table-cell table:style-name="ce141" office:value-type="string">
            <text:p>Bala S</text:p>
          </table:table-cell>
          <table:table-cell table:style-name="ce141" table:number-columns-repeated="2"/>
          <table:table-cell table:number-columns-repeated="1015"/>
        </table:table-row>
        <table:table-row table:style-name="ro36">
          <table:table-cell table:style-name="ce137" office:value-type="string">
            <text:p>IT Security has not yet been involved in the Architecture discussions. <text:s/>It is necessary to have a clear focus on IT Security very early from the UASC perspective in the Architecture Blueprint deliverable</text:p>
          </table:table-cell>
          <table:table-cell table:style-name="ce141" office:value-type="string">
            <text:p>pmo0-4</text:p>
          </table:table-cell>
          <table:table-cell table:style-name="ce144" office:value-type="float" office:value="42053">
            <text:p>18-Feb-2015</text:p>
          </table:table-cell>
          <table:table-cell table:style-name="ce148" table:formula="of:=IF(ISBLANK([.B8]);&quot;&quot;;IF(ISBLANK(INDEX([$Escalation.B$5:.E$190];MATCH([$'MetRisks Registration'.B8];[$Escalation.B$5:.B$190];0);3));&quot;&quot;;INDEX([$Escalation.B$5:.E$190];MATCH([$'MetRisks Registration'.B8];[$Escalation.B$5:.B$190];0);3)))" office:value-type="float" office:value="0">
            <text:p>#N/A</text:p>
          </table:table-cell>
          <table:table-cell table:style-name="ce148" table:formula="of:=IF(ISBLANK([.B8]);&quot;&quot;;IF(ISBLANK(INDEX([$Mitagation.B$5:.E$190];MATCH([$'MetRisks Registration'.B8];[$Mitagation.B$5:.B$190];0);4));&quot;&quot;;INDEX([$Mitagation.B$5:.E$190];MATCH([$'MetRisks Registration'.B8];[$Mitagation.B$5:.B$190];0);4)))" office:value-type="float" office:value="0">
            <text:p>#N/A</text:p>
          </table:table-cell>
          <table:table-cell table:style-name="ce141" office:value-type="string">
            <text:p>Harsh N; Vivek G</text:p>
          </table:table-cell>
          <table:table-cell table:style-name="ce141" office:value-type="string">
            <text:p>Bala S</text:p>
          </table:table-cell>
          <table:table-cell table:style-name="ce141" table:number-columns-repeated="2"/>
          <table:table-cell table:number-columns-repeated="1015"/>
        </table:table-row>
        <table:table-row table:style-name="ro33">
          <table:table-cell table:style-name="ce137"/>
          <table:table-cell table:style-name="ce141"/>
          <table:table-cell table:style-name="ce144"/>
          <table:table-cell table:style-name="ce148" table:formula="of:=IF(ISBLANK([.B9]);&quot;&quot;;IF(ISBLANK(INDEX([$Escalation.B$5:.E$190];MATCH([$'MetRisks Registration'.B9];[$Escalation.B$5:.B$190];0);3));&quot;&quot;;INDEX([$Escalation.B$5:.E$190];MATCH([$'MetRisks Registration'.B9];[$Escalation.B$5:.B$190];0);3)))">
            <text:p/>
          </table:table-cell>
          <table:table-cell table:style-name="ce148" table:formula="of:=IF(ISBLANK([.B9]);&quot;&quot;;IF(ISBLANK(INDEX([$Mitagation.B$5:.E$190];MATCH([$'MetRisks Registration'.B9];[$Mitagation.B$5:.B$190];0);4));&quot;&quot;;INDEX([$Mitagation.B$5:.E$190];MATCH([$'MetRisks Registration'.B9];[$Mitagation.B$5:.B$190];0);4)))">
            <text:p/>
          </table:table-cell>
          <table:table-cell table:style-name="ce141" table:number-columns-repeated="4"/>
          <table:table-cell table:number-columns-repeated="1015"/>
        </table:table-row>
        <table:table-row table:style-name="ro33">
          <table:table-cell table:style-name="ce137"/>
          <table:table-cell table:style-name="ce141"/>
          <table:table-cell table:style-name="ce144"/>
          <table:table-cell table:style-name="ce148" table:formula="of:=IF(ISBLANK([.B10]);&quot;&quot;;IF(ISBLANK(INDEX([$Escalation.B$5:.E$190];MATCH([$'MetRisks Registration'.B10];[$Escalation.B$5:.B$190];0);3));&quot;&quot;;INDEX([$Escalation.B$5:.E$190];MATCH([$'MetRisks Registration'.B10];[$Escalation.B$5:.B$190];0);3)))">
            <text:p/>
          </table:table-cell>
          <table:table-cell table:style-name="ce148" table:formula="of:=IF(ISBLANK([.B10]);&quot;&quot;;IF(ISBLANK(INDEX([$Mitagation.B$5:.E$190];MATCH([$'MetRisks Registration'.B10];[$Mitagation.B$5:.B$190];0);4));&quot;&quot;;INDEX([$Mitagation.B$5:.E$190];MATCH([$'MetRisks Registration'.B10];[$Mitagation.B$5:.B$190];0);4)))">
            <text:p/>
          </table:table-cell>
          <table:table-cell table:style-name="ce141" table:number-columns-repeated="4"/>
          <table:table-cell table:number-columns-repeated="1015"/>
        </table:table-row>
        <table:table-row table:style-name="ro33">
          <table:table-cell table:style-name="ce138" office:value-type="string">
            <text:p>IT1: <text:s/>Enterprise and Solution Architecture Activities</text:p>
          </table:table-cell>
          <table:table-cell table:number-columns-repeated="2" table:style-name="ce142" office:value-type="string">
            <text:p>enter a value</text:p>
          </table:table-cell>
          <table:table-cell table:number-columns-repeated="2" table:style-name="ce149" office:value-type="string">
            <text:p>do not enter</text:p>
          </table:table-cell>
          <table:table-cell table:number-columns-repeated="4" table:style-name="ce142" office:value-type="string">
            <text:p>enter a value</text:p>
          </table:table-cell>
          <table:table-cell table:number-columns-repeated="1015"/>
        </table:table-row>
        <table:table-row table:style-name="ro39">
          <table:table-cell table:style-name="ce137" office:value-type="string">
            <text:p>Risk raised: <text:s/>Access to TRUST source code is delayed which will have a negative impact on the Reusability analysis. <text:s/>This will be very relevant if the Business Readiness risk is not mitigated before the TCS engagement scheduled for March 15th.</text:p>
          </table:table-cell>
          <table:table-cell table:style-name="ce141" office:value-type="string">
            <text:p>IT1-01</text:p>
          </table:table-cell>
          <table:table-cell table:style-name="ce144" office:value-type="float" office:value="42045">
            <text:p>10-Feb-2015</text:p>
          </table:table-cell>
          <table:table-cell table:style-name="ce148" table:formula="of:=IF(ISBLANK([.A12]);&quot;&quot;;IF(ISBLANK(INDEX([$Mitagation.A$5:.D$190];MATCH([$'MetRisks Registration'.A12];[$Mitagation.A$5:.A$190];0);4));&quot;&quot;;INDEX([$Mitagation.A$5:.D$190];MATCH([$'MetRisks Registration'.A12];[$Mitagation.A$5:.A$190];0);4)))" office:value-type="float" office:value="0">
            <text:p>#N/A</text:p>
          </table:table-cell>
          <table:table-cell table:style-name="ce148" table:formula="of:=IF(ISBLANK([.B12]);&quot;&quot;;IF(ISBLANK(INDEX([$Mitagation.B$5:.E$190];MATCH([$'MetRisks Registration'.B12];[$Mitagation.B$5:.B$190];0);4));&quot;&quot;;INDEX([$Mitagation.B$5:.E$190];MATCH([$'MetRisks Registration'.B12];[$Mitagation.B$5:.B$190];0);4)))">
            <text:p/>
          </table:table-cell>
          <table:table-cell table:style-name="ce141" office:value-type="string">
            <text:p>Harsh N</text:p>
          </table:table-cell>
          <table:table-cell table:style-name="ce141" office:value-type="string">
            <text:p>EA - Pietro</text:p>
          </table:table-cell>
          <table:table-cell table:style-name="ce141" office:value-type="string">
            <text:p>PM; BPA</text:p>
          </table:table-cell>
          <table:table-cell table:style-name="ce141" office:value-type="string">
            <text:p>CIO; PEX; PrM</text:p>
          </table:table-cell>
          <table:table-cell table:number-columns-repeated="2"/>
          <table:table-cell office:value-type="string">
            <text:p>Enterprise wide guiding principles for UASC</text:p>
          </table:table-cell>
          <table:table-cell table:number-columns-repeated="1012"/>
        </table:table-row>
        <table:table-row table:style-name="ro41">
          <table:table-cell table:style-name="ce137" office:value-type="string">
            <text:p>Risk raised: <text:s/>The start dates of the EA team has not been published yet. <text:s/>Communication about this has not been concrete yet expect for the 1st of May. <text:s/>This needs to be clarified ASAP.</text:p>
          </table:table-cell>
          <table:table-cell table:style-name="ce141" office:value-type="string">
            <text:p>IT1-02</text:p>
          </table:table-cell>
          <table:table-cell table:style-name="ce144" office:value-type="float" office:value="42045">
            <text:p>10-Feb-2015</text:p>
          </table:table-cell>
          <table:table-cell table:style-name="ce148" table:formula="of:=IF(ISBLANK([.A13]);&quot;&quot;;IF(ISBLANK(INDEX([$Mitagation.A$5:.D$190];MATCH([$'MetRisks Registration'.A13];[$Mitagation.A$5:.A$190];0);4));&quot;&quot;;INDEX([$Mitagation.A$5:.D$190];MATCH([$'MetRisks Registration'.A13];[$Mitagation.A$5:.A$190];0);4)))" office:value-type="float" office:value="42054">
            <text:p>19-Feb-2015</text:p>
          </table:table-cell>
          <table:table-cell table:style-name="ce148" table:formula="of:=IF(ISBLANK([.B13]);&quot;&quot;;IF(ISBLANK(INDEX([$Mitagation.B$5:.E$190];MATCH([$'MetRisks Registration'.B13];[$Mitagation.B$5:.B$190];0);4));&quot;&quot;;INDEX([$Mitagation.B$5:.E$190];MATCH([$'MetRisks Registration'.B13];[$Mitagation.B$5:.B$190];0);4)))" office:value-type="float" office:value="42054">
            <text:p>19-Feb-2015</text:p>
          </table:table-cell>
          <table:table-cell table:style-name="ce141" office:value-type="string">
            <text:p>Harsh N</text:p>
          </table:table-cell>
          <table:table-cell table:style-name="ce141" office:value-type="string">
            <text:p>Bala S</text:p>
          </table:table-cell>
          <table:table-cell table:style-name="ce141" office:value-type="string">
            <text:p>CIO; HR</text:p>
          </table:table-cell>
          <table:table-cell table:style-name="ce141" office:value-type="string">
            <text:p>IT; IT PMO; PEX</text:p>
          </table:table-cell>
          <table:table-cell table:number-columns-repeated="1015"/>
        </table:table-row>
        <table:table-row table:style-name="ro33">
          <table:table-cell table:style-name="ce137"/>
          <table:table-cell table:style-name="ce141"/>
          <table:table-cell table:style-name="ce144"/>
          <table:table-cell table:style-name="ce148" table:formula="of:=IF(ISBLANK([.A14]);&quot;&quot;;IF(ISBLANK(INDEX([$Mitagation.A$5:.D$190];MATCH([$'MetRisks Registration'.A14];[$Mitagation.A$5:.A$190];0);4));&quot;&quot;;INDEX([$Mitagation.A$5:.D$190];MATCH([$'MetRisks Registration'.A14];[$Mitagation.A$5:.A$190];0);4)))">
            <text:p/>
          </table:table-cell>
          <table:table-cell table:style-name="ce148" table:formula="of:=IF(ISBLANK([.B14]);&quot;&quot;;IF(ISBLANK(INDEX([$Mitagation.B$5:.E$190];MATCH([$'MetRisks Registration'.B14];[$Mitagation.B$5:.B$190];0);4));&quot;&quot;;INDEX([$Mitagation.B$5:.E$190];MATCH([$'MetRisks Registration'.B14];[$Mitagation.B$5:.B$190];0);4)))">
            <text:p/>
          </table:table-cell>
          <table:table-cell table:style-name="ce141" table:number-columns-repeated="4"/>
          <table:table-cell table:number-columns-repeated="1015"/>
        </table:table-row>
        <table:table-row table:style-name="ro33">
          <table:table-cell table:style-name="ce137"/>
          <table:table-cell table:style-name="ce141"/>
          <table:table-cell table:style-name="ce144"/>
          <table:table-cell table:style-name="ce148" table:formula="of:=IF(ISBLANK([.A15]);&quot;&quot;;IF(ISBLANK(INDEX([$Mitagation.A$5:.D$190];MATCH([$'MetRisks Registration'.A15];[$Mitagation.A$5:.A$190];0);4));&quot;&quot;;INDEX([$Mitagation.A$5:.D$190];MATCH([$'MetRisks Registration'.A15];[$Mitagation.A$5:.A$190];0);4)))">
            <text:p/>
          </table:table-cell>
          <table:table-cell table:style-name="ce148" table:formula="of:=IF(ISBLANK([.B15]);&quot;&quot;;IF(ISBLANK(INDEX([$Mitagation.B$5:.E$190];MATCH([$'MetRisks Registration'.B15];[$Mitagation.B$5:.B$190];0);4));&quot;&quot;;INDEX([$Mitagation.B$5:.E$190];MATCH([$'MetRisks Registration'.B15];[$Mitagation.B$5:.B$190];0);4)))">
            <text:p/>
          </table:table-cell>
          <table:table-cell table:style-name="ce141" table:number-columns-repeated="4"/>
          <table:table-cell table:number-columns-repeated="1015"/>
        </table:table-row>
        <table:table-row table:style-name="ro33">
          <table:table-cell table:style-name="ce137"/>
          <table:table-cell table:style-name="ce141"/>
          <table:table-cell table:style-name="ce144"/>
          <table:table-cell table:style-name="ce148" table:formula="of:=IF(ISBLANK([.A16]);&quot;&quot;;IF(ISBLANK(INDEX([$Mitagation.A$5:.D$190];MATCH([$'MetRisks Registration'.A16];[$Mitagation.A$5:.A$190];0);4));&quot;&quot;;INDEX([$Mitagation.A$5:.D$190];MATCH([$'MetRisks Registration'.A16];[$Mitagation.A$5:.A$190];0);4)))">
            <text:p/>
          </table:table-cell>
          <table:table-cell table:style-name="ce148" table:formula="of:=IF(ISBLANK([.B16]);&quot;&quot;;IF(ISBLANK(INDEX([$Mitagation.B$5:.E$190];MATCH([$'MetRisks Registration'.B16];[$Mitagation.B$5:.B$190];0);4));&quot;&quot;;INDEX([$Mitagation.B$5:.E$190];MATCH([$'MetRisks Registration'.B16];[$Mitagation.B$5:.B$190];0);4)))">
            <text:p/>
          </table:table-cell>
          <table:table-cell table:style-name="ce141" table:number-columns-repeated="4"/>
          <table:table-cell table:number-columns-repeated="1015"/>
        </table:table-row>
        <table:table-row table:style-name="ro33">
          <table:table-cell table:style-name="ce138" office:value-type="string">
            <text:p>PMO1: <text:s/>Project Implementation Support</text:p>
          </table:table-cell>
          <table:table-cell table:number-columns-repeated="2" table:style-name="ce142" office:value-type="string">
            <text:p>enter a value</text:p>
          </table:table-cell>
          <table:table-cell table:number-columns-repeated="2" table:style-name="ce149" office:value-type="string">
            <text:p>do not enter</text:p>
          </table:table-cell>
          <table:table-cell table:number-columns-repeated="4" table:style-name="ce142" office:value-type="string">
            <text:p>enter a value</text:p>
          </table:table-cell>
          <table:table-cell table:number-columns-repeated="1015"/>
        </table:table-row>
        <table:table-row table:style-name="ro35">
          <table:table-cell table:style-name="ce137" office:value-type="string">
            <text:p>Project Management &amp; Collaboration Tool to be installed</text:p>
          </table:table-cell>
          <table:table-cell table:style-name="ce141" office:value-type="string">
            <text:p>pmo1-1</text:p>
          </table:table-cell>
          <table:table-cell table:style-name="ce144" office:value-type="float" office:value="42051">
            <text:p>16-Feb-2015</text:p>
          </table:table-cell>
          <table:table-cell table:style-name="ce148" table:formula="of:=IF(ISBLANK([.B18]);&quot;&quot;;IF(ISBLANK(INDEX([$Escalation.B$5:.E$190];MATCH([$'MetRisks Registration'.B18];[$Escalation.B$5:.B$190];0);3));&quot;&quot;;INDEX([$Escalation.B$5:.E$190];MATCH([$'MetRisks Registration'.B18];[$Escalation.B$5:.B$190];0);3)))" office:value-type="float" office:value="42051">
            <text:p>16-Feb-2015</text:p>
          </table:table-cell>
          <table:table-cell table:style-name="ce148" table:formula="of:=IF(ISBLANK([.B18]);&quot;&quot;;IF(ISBLANK(INDEX([$Mitagation.B$5:.E$190];MATCH([$'MetRisks Registration'.B18];[$Mitagation.B$5:.B$190];0);4));&quot;&quot;;INDEX([$Mitagation.B$5:.E$190];MATCH([$'MetRisks Registration'.B18];[$Mitagation.B$5:.B$190];0);4)))" office:value-type="float" office:value="0">
            <text:p>#N/A</text:p>
          </table:table-cell>
          <table:table-cell table:style-name="ce141" office:value-type="string">
            <text:p>Ashraf; PM</text:p>
          </table:table-cell>
          <table:table-cell table:style-name="ce141" office:value-type="string">
            <text:p>Bala S</text:p>
          </table:table-cell>
          <table:table-cell table:style-name="ce141" office:value-type="string">
            <text:p>IT PMO; IT</text:p>
          </table:table-cell>
          <table:table-cell table:style-name="ce141" office:value-type="string">
            <text:p>CIO; PEX; TCS; Harsh N</text:p>
          </table:table-cell>
          <table:table-cell table:number-columns-repeated="1015"/>
        </table:table-row>
        <table:table-row table:style-name="ro35">
          <table:table-cell table:style-name="ce137" office:value-type="string">
            <text:p>Project Management &amp; Collaboration structure and usage guidelines </text:p>
          </table:table-cell>
          <table:table-cell table:style-name="ce141" office:value-type="string">
            <text:p>pmo1-2</text:p>
          </table:table-cell>
          <table:table-cell table:style-name="ce144" office:value-type="float" office:value="42051">
            <text:p>16-Feb-2015</text:p>
          </table:table-cell>
          <table:table-cell table:style-name="ce148" table:formula="of:=IF(ISBLANK([.B19]);&quot;&quot;;IF(ISBLANK(INDEX([$Escalation.B$5:.E$190];MATCH([$'MetRisks Registration'.B19];[$Escalation.B$5:.B$190];0);3));&quot;&quot;;INDEX([$Escalation.B$5:.E$190];MATCH([$'MetRisks Registration'.B19];[$Escalation.B$5:.B$190];0);3)))" office:value-type="float" office:value="0">
            <text:p>#N/A</text:p>
          </table:table-cell>
          <table:table-cell table:style-name="ce148" table:formula="of:=IF(ISBLANK([.B19]);&quot;&quot;;IF(ISBLANK(INDEX([$Mitagation.B$5:.E$190];MATCH([$'MetRisks Registration'.B19];[$Mitagation.B$5:.B$190];0);4));&quot;&quot;;INDEX([$Mitagation.B$5:.E$190];MATCH([$'MetRisks Registration'.B19];[$Mitagation.B$5:.B$190];0);4)))" office:value-type="float" office:value="0">
            <text:p>#N/A</text:p>
          </table:table-cell>
          <table:table-cell table:style-name="ce141" office:value-type="string">
            <text:p>Vivek G</text:p>
          </table:table-cell>
          <table:table-cell table:style-name="ce141" office:value-type="string">
            <text:p>Bala S</text:p>
          </table:table-cell>
          <table:table-cell table:style-name="ce141" office:value-type="string">
            <text:p>Harsh N; PrM</text:p>
          </table:table-cell>
          <table:table-cell table:style-name="ce141" office:value-type="string">
            <text:p>CIO; IT; IT PMO; PM</text:p>
          </table:table-cell>
          <table:table-cell table:number-columns-repeated="1015"/>
        </table:table-row>
        <table:table-row table:style-name="ro42">
          <table:table-cell table:style-name="ce137" office:value-type="string">
            <text:p>Risk raised: <text:s/>IT is concerned that it can be a challenge to ge the "righ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text:p>
          </table:table-cell>
          <table:table-cell table:style-name="ce141" office:value-type="string">
            <text:p>pmo1-3</text:p>
          </table:table-cell>
          <table:table-cell table:style-name="ce144" office:value-type="float" office:value="42047">
            <text:p>12-Feb-2015</text:p>
          </table:table-cell>
          <table:table-cell table:style-name="ce148" table:formula="of:=IF(ISBLANK([.B20]);&quot;&quot;;IF(ISBLANK(INDEX([$Escalation.B$5:.E$190];MATCH([$'MetRisks Registration'.B20];[$Escalation.B$5:.B$190];0);3));&quot;&quot;;INDEX([$Escalation.B$5:.E$190];MATCH([$'MetRisks Registration'.B20];[$Escalation.B$5:.B$190];0);3)))" office:value-type="float" office:value="42047">
            <text:p>12-Feb-2015</text:p>
          </table:table-cell>
          <table:table-cell table:style-name="ce148" table:formula="of:=IF(ISBLANK([.B20]);&quot;&quot;;IF(ISBLANK(INDEX([$Mitagation.B$5:.E$190];MATCH([$'MetRisks Registration'.B20];[$Mitagation.B$5:.B$190];0);4));&quot;&quot;;INDEX([$Mitagation.B$5:.E$190];MATCH([$'MetRisks Registration'.B20];[$Mitagation.B$5:.B$190];0);4)))" office:value-type="float" office:value="0">
            <text:p>#N/A</text:p>
          </table:table-cell>
          <table:table-cell table:style-name="ce141"/>
          <table:table-cell table:style-name="ce141" office:value-type="string">
            <text:p>Bala S</text:p>
          </table:table-cell>
          <table:table-cell table:style-name="ce141" table:number-columns-repeated="2"/>
          <table:table-cell table:number-columns-repeated="1015"/>
        </table:table-row>
        <table:table-row table:style-name="ro43">
          <table:table-cell table:style-name="ce137" office:value-type="string">
            <text:p>IT Resources:  The risks around the number of IT resources needed to make the Phase II project a success was raised on multiple occasions. </text:p>
          </table:table-cell>
          <table:table-cell table:style-name="ce141" office:value-type="string">
            <text:p>pmo1-4</text:p>
          </table:table-cell>
          <table:table-cell table:style-name="ce144" office:value-type="float" office:value="42047">
            <text:p>12-Feb-2015</text:p>
          </table:table-cell>
          <table:table-cell table:style-name="ce148" table:formula="of:=IF(ISBLANK([.B21]);&quot;&quot;;IF(ISBLANK(INDEX([$Escalation.B$5:.E$190];MATCH([$'MetRisks Registration'.B21];[$Escalation.B$5:.B$190];0);3));&quot;&quot;;INDEX([$Escalation.B$5:.E$190];MATCH([$'MetRisks Registration'.B21];[$Escalation.B$5:.B$190];0);3)))" office:value-type="float" office:value="0">
            <text:p>#N/A</text:p>
          </table:table-cell>
          <table:table-cell table:style-name="ce148" table:formula="of:=IF(ISBLANK([.B21]);&quot;&quot;;IF(ISBLANK(INDEX([$Mitagation.B$5:.E$190];MATCH([$'MetRisks Registration'.B21];[$Mitagation.B$5:.B$190];0);4));&quot;&quot;;INDEX([$Mitagation.B$5:.E$190];MATCH([$'MetRisks Registration'.B21];[$Mitagation.B$5:.B$190];0);4)))" office:value-type="float" office:value="0">
            <text:p>#N/A</text:p>
          </table:table-cell>
          <table:table-cell table:style-name="ce141"/>
          <table:table-cell table:style-name="ce141" office:value-type="string">
            <text:p>Bala S</text:p>
          </table:table-cell>
          <table:table-cell table:style-name="ce141" table:number-columns-repeated="2"/>
          <table:table-cell table:number-columns-repeated="1015"/>
        </table:table-row>
        <table:table-row table:style-name="ro43">
          <table:table-cell table:style-name="ce137" office:value-type="string">
            <text:p>Business Resources: <text:s/>The risks around the number of Business Process Owners and SMEs available to work with the project was raised. <text:s/>Similar to the project planning for IT resources, the PMO team will be involved with PEX in workshop planning and establishing business resource allocation.</text:p>
          </table:table-cell>
          <table:table-cell table:style-name="ce141" office:value-type="string">
            <text:p>pmo1-5</text:p>
          </table:table-cell>
          <table:table-cell table:style-name="ce144" office:value-type="float" office:value="42047">
            <text:p>12-Feb-2015</text:p>
          </table:table-cell>
          <table:table-cell table:style-name="ce148" table:formula="of:=IF(ISBLANK([.B22]);&quot;&quot;;IF(ISBLANK(INDEX([$Escalation.B$5:.E$190];MATCH([$'MetRisks Registration'.B22];[$Escalation.B$5:.B$190];0);3));&quot;&quot;;INDEX([$Escalation.B$5:.E$190];MATCH([$'MetRisks Registration'.B22];[$Escalation.B$5:.B$190];0);3)))" office:value-type="float" office:value="0">
            <text:p>#N/A</text:p>
          </table:table-cell>
          <table:table-cell table:style-name="ce148" table:formula="of:=IF(ISBLANK([.B22]);&quot;&quot;;IF(ISBLANK(INDEX([$Mitagation.B$5:.E$190];MATCH([$'MetRisks Registration'.B22];[$Mitagation.B$5:.B$190];0);4));&quot;&quot;;INDEX([$Mitagation.B$5:.E$190];MATCH([$'MetRisks Registration'.B22];[$Mitagation.B$5:.B$190];0);4)))" office:value-type="float" office:value="0">
            <text:p>#N/A</text:p>
          </table:table-cell>
          <table:table-cell table:style-name="ce141"/>
          <table:table-cell table:style-name="ce141" office:value-type="string">
            <text:p>Bala S</text:p>
          </table:table-cell>
          <table:table-cell table:style-name="ce141" table:number-columns-repeated="2"/>
          <table:table-cell table:number-columns-repeated="1015"/>
        </table:table-row>
        <table:table-row table:style-name="ro33">
          <table:table-cell table:style-name="ce137"/>
          <table:table-cell table:style-name="ce141"/>
          <table:table-cell table:style-name="ce144"/>
          <table:table-cell table:style-name="ce148" table:number-columns-repeated="2"/>
          <table:table-cell table:style-name="ce141"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2"/>
          <table:table-cell office:value-type="string">
            <text:p>IT investment assessment template</text:p>
          </table:table-cell>
          <table:table-cell table:number-columns-repeated="1012"/>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5"/>
          <table:table-cell table:style-name="ce146" table:number-columns-repeated="2"/>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style-name="ce139"/>
          <table:table-cell table:style-name="ce143"/>
          <table:table-cell table:style-name="ce146" table:number-columns-repeated="3"/>
          <table:table-cell table:style-name="ce143" table:number-columns-repeated="4"/>
          <table:table-cell table:number-columns-repeated="1015"/>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table-cell table:style-name="ce146"/>
          <table:table-cell table:number-columns-repeated="1020"/>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number-rows-repeated="1046788">
          <table:table-cell table:number-columns-repeated="1024"/>
        </table:table-row>
        <table:table-row table:style-name="ro33">
          <table:table-cell table:number-columns-repeated="1024"/>
        </table:table-row>
      </table:table>
      <table:table table:name="Escalation" table:style-name="ta12" table:print="false">
        <table:table-column table:style-name="co27" table:default-cell-style-name="ce125"/>
        <table:table-column table:style-name="co28" table:default-cell-style-name="ce131"/>
        <table:table-column table:style-name="co29" table:number-columns-repeated="7" table:default-cell-style-name="ce131"/>
        <table:table-column table:style-name="co36" table:default-cell-style-name="ce125"/>
        <table:table-column table:style-name="co5"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29" table:default-cell-style-name="ce125"/>
        <table:table-row table:style-name="ro33">
          <table:table-cell table:style-name="ce121" office:value-type="string">
            <text:p>MetRisks Matrix</text:p>
          </table:table-cell>
          <table:table-cell table:style-name="ce126" office:value-type="string" table:number-columns-spanned="8" table:number-rows-spanned="1">
            <text:p>Communication Info</text:p>
          </table:table-cell>
          <table:covered-table-cell table:number-columns-repeated="7" table:style-name="ce127"/>
          <table:table-cell table:number-columns-repeated="1015"/>
        </table:table-row>
        <table:table-row table:style-name="ro33">
          <table:table-cell table:style-name="ce121"/>
          <table:table-cell table:style-name="ce127"/>
          <table:table-cell table:style-name="ce132" office:value-type="string" table:number-columns-spanned="3" table:number-rows-spanned="1">
            <text:p>Date (dd-MMM-yyyy)</text:p>
          </table:table-cell>
          <table:covered-table-cell table:style-name="ce135"/>
          <table:covered-table-cell table:style-name="ce136"/>
          <table:table-cell table:style-name="ce132" table:number-columns-spanned="4" table:number-rows-spanned="1"/>
          <table:covered-table-cell table:number-columns-repeated="3" table:style-name="ce135"/>
          <table:table-cell table:number-columns-repeated="1015"/>
        </table:table-row>
        <table:table-row table:style-name="ro44">
          <table:table-cell table:style-name="ce122" office:value-type="string">
            <text:p>"Metric" or "Risk" Event / Decision / Activity</text:p>
          </table:table-cell>
          <table:table-cell table:style-name="ce128" office:value-type="string">
            <text:p>Key ID</text:p>
          </table:table-cell>
          <table:table-cell table:style-name="ce128" office:value-type="string">
            <text:p>Entered</text:p>
          </table:table-cell>
          <table:table-cell table:style-name="ce128" office:value-type="string">
            <text:p>Escalated</text:p>
          </table:table-cell>
          <table:table-cell table:style-name="ce128" office:value-type="string">
            <text:p>Mitigated</text:p>
          </table:table-cell>
          <table:table-cell table:style-name="ce151" office:value-type="string" table:number-columns-spanned="4" table:number-rows-spanned="1">
            <text:p>Notes</text:p>
          </table:table-cell>
          <table:covered-table-cell table:number-columns-repeated="3" table:style-name="ce153"/>
          <table:table-cell table:number-columns-repeated="2"/>
          <table:table-cell office:value-type="string">
            <text:p>Artifacts</text:p>
          </table:table-cell>
          <table:table-cell table:number-columns-repeated="6"/>
          <table:table-cell office:value-type="string">
            <text:p>Timelines (in weeks)</text:p>
          </table:table-cell>
          <table:table-cell table:number-columns-repeated="1005"/>
        </table:table-row>
        <table:table-row table:style-name="ro33">
          <table:table-cell table:style-name="ce123" office:value-type="string">
            <text:p>PMO0: <text:s/>Pre-Plan - IT Planning and Strategy Activities</text:p>
          </table:table-cell>
          <table:table-cell table:style-name="ce140" office:value-type="string">
            <text:p>enter a value</text:p>
          </table:table-cell>
          <table:table-cell table:style-name="ce147" office:value-type="string">
            <text:p>do not enter</text:p>
          </table:table-cell>
          <table:table-cell table:style-name="ce140" office:value-type="string">
            <text:p>enter a value</text:p>
          </table:table-cell>
          <table:table-cell table:style-name="ce147" office:value-type="string">
            <text:p>do not enter</text:p>
          </table:table-cell>
          <table:table-cell table:style-name="ce133" table:number-columns-repeated="4"/>
          <table:table-cell table:number-columns-repeated="1015"/>
        </table:table-row>
        <table:table-row table:style-name="ro45">
          <table:table-cell table:style-name="ce139" table:formula="of:=IF(ISBLANK([.B5]);&quot;&quot;;INDEX([$'MetRisks Registration'.A$5:.E$190];MATCH([$Escalation.B5];[$'MetRisks Registration'.B$5:.B$190];0);1))" office:value-type="string" office:string-value="Business resource &quot;Readiness&quot; for March 15 Kick off Date">
            <text:p>Business resource "Readiness" for March 15 Kick off Date</text:p>
          </table:table-cell>
          <table:table-cell table:style-name="ce143" office:value-type="string">
            <text:p>pmo0-1</text:p>
          </table:table-cell>
          <table:table-cell table:style-name="ce146" table:formula="of:=IF(ISBLANK([.B5]);&quot;&quot;;INDEX([$'MetRisks Registration'.B$5:.E$190];MATCH([$Escalation.B5];[$'MetRisks Registration'.B$5:.B$190];0);2))" office:value-type="float" office:value="42052">
            <text:p>17-Feb-2015</text:p>
          </table:table-cell>
          <table:table-cell table:style-name="ce145" office:value-type="float" office:value="42054">
            <text:p>19-Feb-2015</text:p>
          </table:table-cell>
          <table:table-cell table:style-name="ce146" table:formula="of:=IF(ISBLANK([.B5]);&quot;&quot;;IF(ISBLANK(INDEX([$Mitagation.B$5:.E$190];MATCH([$'MetRisks Registration'.B5];[$Mitagation.B$5:.B$190];0);4));&quot;&quot;;INDEX([$Mitagation.B$5:.E$190];MATCH([$'MetRisks Registration'.B5];[$Mitagation.B$5:.B$190];0);4)))" office:value-type="float" office:value="42058">
            <text:p>23-Feb-2015</text:p>
          </table:table-cell>
          <table:table-cell table:style-name="ce152" office:value-type="string" table:number-columns-spanned="4" table:number-rows-spanned="1">
            <text:p>In order to prepare for the PEX Panel mtg on the 26th of Feb the pre-plan will also have a high level contingency plan for this risk that will illustrate scheduling of the streams so that technical activities can occur prior to the business strategy workshops. <text:s/>The outcome will be to insure the Solution Architecture Blueprint can be delivered on time.</text:p>
          </table:table-cell>
          <table:covered-table-cell table:number-columns-repeated="3" table:style-name="ce154"/>
          <table:table-cell table:style-name="ce155"/>
          <table:table-cell table:number-columns-repeated="1014"/>
        </table:table-row>
        <table:table-row table:style-name="ro46">
          <table:table-cell table:style-name="ce139" table:formula="of:=IF(ISBLANK([.B6]);&quot;&quot;;INDEX([$'MetRisks Registration'.A$5:.E$190];MATCH([$Escalation.B6];[$'MetRisks Registration'.B$5:.B$190];0);1))" office:value-type="string" office:string-value="Trust 2.0 Communication Strategy - EXM and General communication; - Executive Management and the Board:  It was raised that an early involvement of the Executive Management team and the Board is needed to insure that the Phase II project is not “rejected” by the business. ">
            <text:p>Trust 2.0 Communication Strategy - EXM and General communication; - Executive Management and the Board: <text:s/>It was raised that an early involvement of the Executive Management team and the Board is needed to insure that the Phase II project is not “rejected” by the business. </text:p>
          </table:table-cell>
          <table:table-cell table:style-name="ce143" office:value-type="string">
            <text:p>pmo0-3</text:p>
          </table:table-cell>
          <table:table-cell table:style-name="ce146" table:formula="of:=IF(ISBLANK([.B6]);&quot;&quot;;INDEX([$'MetRisks Registration'.B$5:.E$190];MATCH([$Escalation.B6];[$'MetRisks Registration'.B$5:.B$190];0);2))" office:value-type="float" office:value="42050">
            <text:p>15-Feb-2015</text:p>
          </table:table-cell>
          <table:table-cell table:style-name="ce145" office:value-type="float" office:value="42050">
            <text:p>15-Feb-2015</text:p>
          </table:table-cell>
          <table:table-cell table:style-name="ce146" table:formula="of:=IF(ISBLANK([.B6]);&quot;&quot;;IF(ISBLANK(INDEX([$Mitagation.B$5:.E$190];MATCH([$'MetRisks Registration'.B6];[$Mitagation.B$5:.B$190];0);4));&quot;&quot;;INDEX([$Mitagation.B$5:.E$190];MATCH([$'MetRisks Registration'.B6];[$Mitagation.B$5:.B$190];0);4)))" office:value-type="float" office:value="0">
            <text:p>#N/A</text:p>
          </table:table-cell>
          <table:table-cell table:style-name="ce152" office:value-type="string" table:number-columns-spanned="4" table:number-rows-spanned="1">
            <text:p><text:s/>A communication plan for involving the Executive Management is initiated by Bala and the next steps should include consideration of a communication to the Board also. <text:s/>A video or more graphic intro of the project was suggested and will be suggested to Corp Communications. <text:s/>One of the deliveries of Phase II is a “scenario costing” which will give UASC an idea of how much the TRUST 2.0 project could be. <text:s/>This is needed to proceed with Phase III and will be the basis of the case to the Board.</text:p>
          </table:table-cell>
          <table:covered-table-cell table:number-columns-repeated="3" table:style-name="ce154"/>
          <table:table-cell table:number-columns-repeated="1015"/>
        </table:table-row>
        <table:table-row table:style-name="ro44">
          <table:table-cell table:style-name="ce139" table:formula="of:=IF(ISBLANK([.B7]);&quot;&quot;;INDEX([$'MetRisks Registration'.A$5:.E$190];MATCH([$Escalation.B7];[$'MetRisks Registration'.B$5:.B$190];0);1))">
            <text:p/>
          </table:table-cell>
          <table:table-cell table:style-name="ce143"/>
          <table:table-cell table:style-name="ce146" table:formula="of:=IF(ISBLANK([.B7]);&quot;&quot;;INDEX([$'MetRisks Registration'.B$5:.E$190];MATCH([$Escalation.B7];[$'MetRisks Registration'.B$5:.B$190];0);2))">
            <text:p/>
          </table:table-cell>
          <table:table-cell table:style-name="ce145"/>
          <table:table-cell table:style-name="ce146" table:formula="of:=IF(ISBLANK([.B7]);&quot;&quot;;IF(ISBLANK(INDEX([$Mitagation.B$5:.E$190];MATCH([$'MetRisks Registration'.B7];[$Mitagation.B$5:.B$190];0);4));&quot;&quot;;INDEX([$Mitagation.B$5:.E$190];MATCH([$'MetRisks Registration'.B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8]);&quot;&quot;;INDEX([$'MetRisks Registration'.A$5:.E$190];MATCH([$Escalation.B8];[$'MetRisks Registration'.B$5:.B$190];0);1))">
            <text:p/>
          </table:table-cell>
          <table:table-cell table:style-name="ce143"/>
          <table:table-cell table:style-name="ce146" table:formula="of:=IF(ISBLANK([.B8]);&quot;&quot;;INDEX([$'MetRisks Registration'.B$5:.E$190];MATCH([$Escalation.B8];[$'MetRisks Registration'.B$5:.B$190];0);2))">
            <text:p/>
          </table:table-cell>
          <table:table-cell table:style-name="ce145"/>
          <table:table-cell table:style-name="ce146" table:formula="of:=IF(ISBLANK([.B8]);&quot;&quot;;IF(ISBLANK(INDEX([$Mitagation.B$5:.E$190];MATCH([$'MetRisks Registration'.B8];[$Mitagation.B$5:.B$190];0);4));&quot;&quot;;INDEX([$Mitagation.B$5:.E$190];MATCH([$'MetRisks Registration'.B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9]);&quot;&quot;;INDEX([$'MetRisks Registration'.A$5:.E$190];MATCH([$Escalation.B9];[$'MetRisks Registration'.B$5:.B$190];0);1))">
            <text:p/>
          </table:table-cell>
          <table:table-cell table:style-name="ce143"/>
          <table:table-cell table:style-name="ce146" table:formula="of:=IF(ISBLANK([.B9]);&quot;&quot;;INDEX([$'MetRisks Registration'.B$5:.E$190];MATCH([$Escalation.B9];[$'MetRisks Registration'.B$5:.B$190];0);2))">
            <text:p/>
          </table:table-cell>
          <table:table-cell table:style-name="ce145"/>
          <table:table-cell table:style-name="ce146" table:formula="of:=IF(ISBLANK([.B9]);&quot;&quot;;IF(ISBLANK(INDEX([$Mitagation.B$5:.E$190];MATCH([$'MetRisks Registration'.B9];[$Mitagation.B$5:.B$190];0);4));&quot;&quot;;INDEX([$Mitagation.B$5:.E$190];MATCH([$'MetRisks Registration'.B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0]);&quot;&quot;;INDEX([$'MetRisks Registration'.A$5:.E$190];MATCH([$Escalation.B10];[$'MetRisks Registration'.B$5:.B$190];0);1))">
            <text:p/>
          </table:table-cell>
          <table:table-cell table:style-name="ce143"/>
          <table:table-cell table:style-name="ce146" table:formula="of:=IF(ISBLANK([.B10]);&quot;&quot;;INDEX([$'MetRisks Registration'.B$5:.E$190];MATCH([$Escalation.B10];[$'MetRisks Registration'.B$5:.B$190];0);2))">
            <text:p/>
          </table:table-cell>
          <table:table-cell table:style-name="ce145"/>
          <table:table-cell table:style-name="ce146" table:formula="of:=IF(ISBLANK([.B10]);&quot;&quot;;IF(ISBLANK(INDEX([$Mitagation.B$5:.E$190];MATCH([$'MetRisks Registration'.B10];[$Mitagation.B$5:.B$190];0);4));&quot;&quot;;INDEX([$Mitagation.B$5:.E$190];MATCH([$'MetRisks Registration'.B1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33">
          <table:table-cell table:style-name="ce123" office:value-type="string">
            <text:p>IT1: <text:s/>Enterprise and Solution Architecture Activities</text:p>
          </table:table-cell>
          <table:table-cell table:style-name="ce140" office:value-type="string">
            <text:p>enter a value</text:p>
          </table:table-cell>
          <table:table-cell table:style-name="ce147" office:value-type="string">
            <text:p>do not enter</text:p>
          </table:table-cell>
          <table:table-cell table:style-name="ce140" office:value-type="string">
            <text:p>enter a value</text:p>
          </table:table-cell>
          <table:table-cell table:style-name="ce147" office:value-type="string">
            <text:p>do not enter</text:p>
          </table:table-cell>
          <table:table-cell table:style-name="ce133" table:number-columns-repeated="4"/>
          <table:table-cell table:number-columns-repeated="1015"/>
        </table:table-row>
        <table:table-row table:style-name="ro16">
          <table:table-cell table:style-name="ce139" table:formula="of:=IF(ISBLANK([.B12]);&quot;&quot;;INDEX([$'MetRisks Registration'.A$5:.E$190];MATCH([$Escalation.B12];[$'MetRisks Registration'.B$5:.B$190];0);1))" office:value-type="string" office:string-value="Risk raised:  The start dates of the EA team has not been published yet.  Communication about this has not been concrete yet expect for the 1st of May.  This needs to be clarified ASAP.">
            <text:p>Risk raised: <text:s/>The start dates of the EA team has not been published yet. <text:s/>Communication about this has not been concrete yet expect for the 1st of May. <text:s/>This needs to be clarified ASAP.</text:p>
          </table:table-cell>
          <table:table-cell table:style-name="ce143" office:value-type="string">
            <text:p>it1-02</text:p>
          </table:table-cell>
          <table:table-cell table:style-name="ce146" table:formula="of:=IF(ISBLANK([.B12]);&quot;&quot;;INDEX([$'MetRisks Registration'.B$5:.E$190];MATCH([$Escalation.B12];[$'MetRisks Registration'.B$5:.B$190];0);2))" office:value-type="float" office:value="42045">
            <text:p>10-Feb-2015</text:p>
          </table:table-cell>
          <table:table-cell table:style-name="ce145" office:value-type="float" office:value="42054">
            <text:p>19-Feb-2015</text:p>
          </table:table-cell>
          <table:table-cell table:style-name="ce146" table:formula="of:=IF(ISBLANK([.B12]);&quot;&quot;;IF(ISBLANK(INDEX([$Mitagation.B$5:.E$190];MATCH([$'MetRisks Registration'.B12];[$Mitagation.B$5:.B$190];0);4));&quot;&quot;;INDEX([$Mitagation.B$5:.E$190];MATCH([$'MetRisks Registration'.B12];[$Mitagation.B$5:.B$190];0);4)))">
            <text:p/>
          </table:table-cell>
          <table:table-cell table:style-name="ce152" office:value-type="string" table:number-columns-spanned="4" table:number-rows-spanned="1">
            <text:p>The architects are still not confirmed as of 19 Feb. <text:s/>The Data architect seems to be in place for the 1st of April, however, a clear communication has not been made from HR. <text:s/>Bala S will follow up on 22 Feb.</text:p>
          </table:table-cell>
          <table:covered-table-cell table:number-columns-repeated="3" table:style-name="ce154"/>
          <table:table-cell table:number-columns-repeated="2"/>
          <table:table-cell office:value-type="string">
            <text:p>Enterprise wide guiding principles for UASC</text:p>
          </table:table-cell>
          <table:table-cell table:number-columns-repeated="1012"/>
        </table:table-row>
        <table:table-row table:style-name="ro33">
          <table:table-cell table:style-name="ce139" table:formula="of:=IF(ISBLANK([.B13]);&quot;&quot;;INDEX([$'MetRisks Registration'.A$5:.E$190];MATCH([$Escalation.B13];[$'MetRisks Registration'.B$5:.B$190];0);1))">
            <text:p/>
          </table:table-cell>
          <table:table-cell table:style-name="ce143"/>
          <table:table-cell table:style-name="ce146" table:formula="of:=IF(ISBLANK([.B13]);&quot;&quot;;INDEX([$'MetRisks Registration'.B$5:.E$190];MATCH([$Escalation.B13];[$'MetRisks Registration'.B$5:.B$190];0);2))">
            <text:p/>
          </table:table-cell>
          <table:table-cell table:style-name="ce145"/>
          <table:table-cell table:style-name="ce146" table:formula="of:=IF(ISBLANK([.B13]);&quot;&quot;;IF(ISBLANK(INDEX([$Mitagation.B$5:.E$190];MATCH([$'MetRisks Registration'.B13];[$Mitagation.B$5:.B$190];0);4));&quot;&quot;;INDEX([$Mitagation.B$5:.E$190];MATCH([$'MetRisks Registration'.B1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4]);&quot;&quot;;INDEX([$'MetRisks Registration'.A$5:.E$190];MATCH([$Escalation.B14];[$'MetRisks Registration'.B$5:.B$190];0);1))">
            <text:p/>
          </table:table-cell>
          <table:table-cell table:style-name="ce143"/>
          <table:table-cell table:style-name="ce146" table:formula="of:=IF(ISBLANK([.B14]);&quot;&quot;;INDEX([$'MetRisks Registration'.B$5:.E$190];MATCH([$Escalation.B14];[$'MetRisks Registration'.B$5:.B$190];0);2))">
            <text:p/>
          </table:table-cell>
          <table:table-cell table:style-name="ce145"/>
          <table:table-cell table:style-name="ce146" table:formula="of:=IF(ISBLANK([.B14]);&quot;&quot;;IF(ISBLANK(INDEX([$Mitagation.B$5:.E$190];MATCH([$'MetRisks Registration'.B14];[$Mitagation.B$5:.B$190];0);4));&quot;&quot;;INDEX([$Mitagation.B$5:.E$190];MATCH([$'MetRisks Registration'.B1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5]);&quot;&quot;;INDEX([$'MetRisks Registration'.A$5:.E$190];MATCH([$Escalation.B15];[$'MetRisks Registration'.B$5:.B$190];0);1))">
            <text:p/>
          </table:table-cell>
          <table:table-cell table:style-name="ce143"/>
          <table:table-cell table:style-name="ce146" table:formula="of:=IF(ISBLANK([.B15]);&quot;&quot;;INDEX([$'MetRisks Registration'.B$5:.E$190];MATCH([$Escalation.B15];[$'MetRisks Registration'.B$5:.B$190];0);2))">
            <text:p/>
          </table:table-cell>
          <table:table-cell table:style-name="ce145"/>
          <table:table-cell table:style-name="ce146" table:formula="of:=IF(ISBLANK([.B15]);&quot;&quot;;IF(ISBLANK(INDEX([$Mitagation.B$5:.E$190];MATCH([$'MetRisks Registration'.B15];[$Mitagation.B$5:.B$190];0);4));&quot;&quot;;INDEX([$Mitagation.B$5:.E$190];MATCH([$'MetRisks Registration'.B1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6]);&quot;&quot;;INDEX([$'MetRisks Registration'.A$5:.E$190];MATCH([$Escalation.B16];[$'MetRisks Registration'.B$5:.B$190];0);1))">
            <text:p/>
          </table:table-cell>
          <table:table-cell table:style-name="ce143"/>
          <table:table-cell table:style-name="ce146" table:formula="of:=IF(ISBLANK([.B16]);&quot;&quot;;INDEX([$'MetRisks Registration'.B$5:.E$190];MATCH([$Escalation.B16];[$'MetRisks Registration'.B$5:.B$190];0);2))">
            <text:p/>
          </table:table-cell>
          <table:table-cell table:style-name="ce145"/>
          <table:table-cell table:style-name="ce146" table:formula="of:=IF(ISBLANK([.B16]);&quot;&quot;;IF(ISBLANK(INDEX([$Mitagation.B$5:.E$190];MATCH([$'MetRisks Registration'.B16];[$Mitagation.B$5:.B$190];0);4));&quot;&quot;;INDEX([$Mitagation.B$5:.E$190];MATCH([$'MetRisks Registration'.B1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33">
          <table:table-cell table:style-name="ce123" office:value-type="string">
            <text:p>PMO1: <text:s/>Project Implementation Support</text:p>
          </table:table-cell>
          <table:table-cell table:style-name="ce140" office:value-type="string">
            <text:p>enter a value</text:p>
          </table:table-cell>
          <table:table-cell table:style-name="ce147" office:value-type="string">
            <text:p>do not enter</text:p>
          </table:table-cell>
          <table:table-cell table:style-name="ce140" office:value-type="string">
            <text:p>enter a value</text:p>
          </table:table-cell>
          <table:table-cell table:style-name="ce147" office:value-type="string">
            <text:p>do not enter</text:p>
          </table:table-cell>
          <table:table-cell table:style-name="ce133" table:number-columns-repeated="4"/>
          <table:table-cell table:number-columns-repeated="1015"/>
        </table:table-row>
        <table:table-row table:style-name="ro47">
          <table:table-cell table:style-name="ce139" table:formula="of:=IF(ISBLANK([.B18]);&quot;&quot;;INDEX([$'MetRisks Registration'.A$5:.E$190];MATCH([$Escalation.B18];[$'MetRisks Registration'.B$5:.B$190];0);1))" office:value-type="string" office:string-value="Project Management &amp; Collaboration Tool to be installed">
            <text:p>Project Management &amp; Collaboration Tool to be installed</text:p>
          </table:table-cell>
          <table:table-cell table:style-name="ce143" office:value-type="string">
            <text:p>pmo1-1</text:p>
          </table:table-cell>
          <table:table-cell table:style-name="ce146" table:formula="of:=IF(ISBLANK([.B18]);&quot;&quot;;INDEX([$'MetRisks Registration'.B$5:.E$190];MATCH([$Escalation.B18];[$'MetRisks Registration'.B$5:.B$190];0);2))" office:value-type="float" office:value="42051">
            <text:p>16-Feb-2015</text:p>
          </table:table-cell>
          <table:table-cell table:style-name="ce145" office:value-type="float" office:value="42051">
            <text:p>16-Feb-2015</text:p>
          </table:table-cell>
          <table:table-cell table:style-name="ce146" table:formula="of:=IF(ISBLANK([.B18]);&quot;&quot;;IF(ISBLANK(INDEX([$Mitagation.B$5:.E$190];MATCH([$'MetRisks Registration'.B18];[$Mitagation.B$5:.B$190];0);4));&quot;&quot;;INDEX([$Mitagation.B$5:.E$190];MATCH([$'MetRisks Registration'.B18];[$Mitagation.B$5:.B$190];0);4)))" office:value-type="float" office:value="0">
            <text:p>#N/A</text:p>
          </table:table-cell>
          <table:table-cell table:style-name="ce152" office:value-type="string" table:number-columns-spanned="4" table:number-rows-spanned="1">
            <text:p>This activity was raised in the daily and Bala will follow up with internal IT to insure that the activity is in progress and as soon as possible closed. <text:s/>Follow up by 19 Feb</text:p>
          </table:table-cell>
          <table:covered-table-cell table:number-columns-repeated="3" table:style-name="ce154"/>
          <table:table-cell table:number-columns-repeated="1015"/>
        </table:table-row>
        <table:table-row table:style-name="ro48">
          <table:table-cell table:style-name="ce139" table:formula="of:=IF(ISBLANK([.B19]);&quot;&quot;;INDEX([$'MetRisks Registration'.A$5:.E$190];MATCH([$Escalation.B19];[$'MetRisks Registration'.B$5:.B$190];0);1))" office:value-type="string" office:string-value="Risk raised:  IT is concerned that it can be a challenge to ge the &quot;right&quo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
            <text:p>Risk raised: <text:s/>IT is concerned that it can be a challenge to ge the "righ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text:p>
          </table:table-cell>
          <table:table-cell table:style-name="ce143" office:value-type="string">
            <text:p>pmo1-3</text:p>
          </table:table-cell>
          <table:table-cell table:style-name="ce146" table:formula="of:=IF(ISBLANK([.B19]);&quot;&quot;;INDEX([$'MetRisks Registration'.B$5:.E$190];MATCH([$Escalation.B19];[$'MetRisks Registration'.B$5:.B$190];0);2))" office:value-type="float" office:value="42047">
            <text:p>12-Feb-2015</text:p>
          </table:table-cell>
          <table:table-cell table:style-name="ce145" office:value-type="float" office:value="42047">
            <text:p>12-Feb-2015</text:p>
          </table:table-cell>
          <table:table-cell table:style-name="ce146" table:formula="of:=IF(ISBLANK([.B19]);&quot;&quot;;IF(ISBLANK(INDEX([$Mitagation.B$5:.E$190];MATCH([$'MetRisks Registration'.B19];[$Mitagation.B$5:.B$190];0);4));&quot;&quot;;INDEX([$Mitagation.B$5:.E$190];MATCH([$'MetRisks Registration'.B19];[$Mitagation.B$5:.B$190];0);4)))" office:value-type="float" office:value="0">
            <text:p>#N/A</text:p>
          </table:table-cell>
          <table:table-cell table:style-name="ce152" office:value-type="string" table:number-columns-spanned="4" table:number-rows-spanned="1">
            <text:p>Identifying business contacts and establishing the workshop plan is one of the next steps to be communicated with PEX. <text:s/>Information to help UASC and TCS identify &amp; establish good/great contacts to work with us in Phase II is critical. <text:s/>The management team is encouraged to communicate this to your team members and any ideas about how to do this can be communicated to Bala and IT PMO.</text:p>
          </table:table-cell>
          <table:covered-table-cell table:number-columns-repeated="3" table:style-name="ce154"/>
          <table:table-cell table:number-columns-repeated="1015"/>
        </table:table-row>
        <table:table-row table:style-name="ro49">
          <table:table-cell table:style-name="ce139" table:formula="of:=IF(ISBLANK([.B20]);&quot;&quot;;INDEX([$'MetRisks Registration'.A$5:.E$190];MATCH([$Escalation.B20];[$'MetRisks Registration'.B$5:.B$190];0);1))" office:value-type="string" office:string-value="Risk raised:  IT is concerned that it can be a challenge to ge the &quot;right&quo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
            <text:p>Risk raised: <text:s/>IT is concerned that it can be a challenge to ge the "righ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text:p>
          </table:table-cell>
          <table:table-cell table:style-name="ce143" office:value-type="string">
            <text:p>pmo1-3</text:p>
          </table:table-cell>
          <table:table-cell table:style-name="ce146" table:formula="of:=IF(ISBLANK([.B20]);&quot;&quot;;INDEX([$'MetRisks Registration'.B$5:.E$190];MATCH([$Escalation.B20];[$'MetRisks Registration'.B$5:.B$190];0);2))" office:value-type="float" office:value="42047">
            <text:p>12-Feb-2015</text:p>
          </table:table-cell>
          <table:table-cell table:style-name="ce145" office:value-type="float" office:value="42047">
            <text:p>12-Feb-2015</text:p>
          </table:table-cell>
          <table:table-cell table:style-name="ce146" table:formula="of:=IF(ISBLANK([.B20]);&quot;&quot;;IF(ISBLANK(INDEX([$Mitagation.B$5:.E$190];MATCH([$'MetRisks Registration'.B20];[$Mitagation.B$5:.B$190];0);4));&quot;&quot;;INDEX([$Mitagation.B$5:.E$190];MATCH([$'MetRisks Registration'.B20];[$Mitagation.B$5:.B$190];0);4)))" office:value-type="float" office:value="0">
            <text:p>#N/A</text:p>
          </table:table-cell>
          <table:table-cell table:style-name="ce152" office:value-type="string" table:number-columns-spanned="4" table:number-rows-spanned="1">
            <text:p><text:s/>The resource planning has been initiated and the main responsible is IT PMO/Jakob Meshal.  He is working with Bala and TCS to get more details put into place for a draft plan.  This draft plan will be the basis for setting more concrete dates in the project</text:p>
          </table:table-cell>
          <table:covered-table-cell table:number-columns-repeated="3" table:style-name="ce154"/>
          <table:table-cell table:number-columns-repeated="1015"/>
        </table:table-row>
        <table:table-row table:style-name="ro33">
          <table:table-cell table:style-name="ce139" table:formula="of:=IF(ISBLANK([.B21]);&quot;&quot;;INDEX([$'MetRisks Registration'.A$5:.E$190];MATCH([$Escalation.B21];[$'MetRisks Registration'.B$5:.B$190];0);1))">
            <text:p/>
          </table:table-cell>
          <table:table-cell table:style-name="ce143"/>
          <table:table-cell table:style-name="ce146" table:formula="of:=IF(ISBLANK([.B21]);&quot;&quot;;INDEX([$'MetRisks Registration'.B$5:.E$190];MATCH([$Escalation.B21];[$'MetRisks Registration'.B$5:.B$190];0);2))">
            <text:p/>
          </table:table-cell>
          <table:table-cell table:style-name="ce145"/>
          <table:table-cell table:style-name="ce146" table:formula="of:=IF(ISBLANK([.B21]);&quot;&quot;;IF(ISBLANK(INDEX([$Mitagation.B$5:.E$190];MATCH([$'MetRisks Registration'.B21];[$Mitagation.B$5:.B$190];0);4));&quot;&quot;;INDEX([$Mitagation.B$5:.E$190];MATCH([$'MetRisks Registration'.B2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2]);&quot;&quot;;INDEX([$'MetRisks Registration'.A$5:.E$190];MATCH([$Escalation.B22];[$'MetRisks Registration'.B$5:.B$190];0);1))">
            <text:p/>
          </table:table-cell>
          <table:table-cell table:style-name="ce143"/>
          <table:table-cell table:style-name="ce146" table:formula="of:=IF(ISBLANK([.B22]);&quot;&quot;;INDEX([$'MetRisks Registration'.B$5:.E$190];MATCH([$Escalation.B22];[$'MetRisks Registration'.B$5:.B$190];0);2))">
            <text:p/>
          </table:table-cell>
          <table:table-cell table:style-name="ce145"/>
          <table:table-cell table:style-name="ce146" table:formula="of:=IF(ISBLANK([.B22]);&quot;&quot;;IF(ISBLANK(INDEX([$Mitagation.B$5:.E$190];MATCH([$'MetRisks Registration'.B22];[$Mitagation.B$5:.B$190];0);4));&quot;&quot;;INDEX([$Mitagation.B$5:.E$190];MATCH([$'MetRisks Registration'.B2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3]);&quot;&quot;;INDEX([$'MetRisks Registration'.A$5:.E$190];MATCH([$Escalation.B23];[$'MetRisks Registration'.B$5:.B$190];0);1))">
            <text:p/>
          </table:table-cell>
          <table:table-cell table:style-name="ce143"/>
          <table:table-cell table:style-name="ce146" table:formula="of:=IF(ISBLANK([.B23]);&quot;&quot;;INDEX([$'MetRisks Registration'.B$5:.E$190];MATCH([$Escalation.B23];[$'MetRisks Registration'.B$5:.B$190];0);2))">
            <text:p/>
          </table:table-cell>
          <table:table-cell table:style-name="ce145"/>
          <table:table-cell table:style-name="ce146" table:formula="of:=IF(ISBLANK([.B23]);&quot;&quot;;IF(ISBLANK(INDEX([$Mitagation.B$5:.E$190];MATCH([$'MetRisks Registration'.B23];[$Mitagation.B$5:.B$190];0);4));&quot;&quot;;INDEX([$Mitagation.B$5:.E$190];MATCH([$'MetRisks Registration'.B2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4]);&quot;&quot;;INDEX([$'MetRisks Registration'.A$5:.E$190];MATCH([$Escalation.B24];[$'MetRisks Registration'.B$5:.B$190];0);1))">
            <text:p/>
          </table:table-cell>
          <table:table-cell table:style-name="ce143"/>
          <table:table-cell table:style-name="ce146" table:formula="of:=IF(ISBLANK([.B24]);&quot;&quot;;INDEX([$'MetRisks Registration'.B$5:.E$190];MATCH([$Escalation.B24];[$'MetRisks Registration'.B$5:.B$190];0);2))">
            <text:p/>
          </table:table-cell>
          <table:table-cell table:style-name="ce145"/>
          <table:table-cell table:style-name="ce146" table:formula="of:=IF(ISBLANK([.B24]);&quot;&quot;;IF(ISBLANK(INDEX([$Mitagation.B$5:.E$190];MATCH([$'MetRisks Registration'.B24];[$Mitagation.B$5:.B$190];0);4));&quot;&quot;;INDEX([$Mitagation.B$5:.E$190];MATCH([$'MetRisks Registration'.B2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5]);&quot;&quot;;INDEX([$'MetRisks Registration'.A$5:.E$190];MATCH([$Escalation.B25];[$'MetRisks Registration'.B$5:.B$190];0);1))">
            <text:p/>
          </table:table-cell>
          <table:table-cell table:style-name="ce143"/>
          <table:table-cell table:style-name="ce146" table:formula="of:=IF(ISBLANK([.B25]);&quot;&quot;;INDEX([$'MetRisks Registration'.B$5:.E$190];MATCH([$Escalation.B25];[$'MetRisks Registration'.B$5:.B$190];0);2))">
            <text:p/>
          </table:table-cell>
          <table:table-cell table:style-name="ce145"/>
          <table:table-cell table:style-name="ce146" table:formula="of:=IF(ISBLANK([.B25]);&quot;&quot;;IF(ISBLANK(INDEX([$Mitagation.B$5:.E$190];MATCH([$'MetRisks Registration'.B25];[$Mitagation.B$5:.B$190];0);4));&quot;&quot;;INDEX([$Mitagation.B$5:.E$190];MATCH([$'MetRisks Registration'.B2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6]);&quot;&quot;;INDEX([$'MetRisks Registration'.A$5:.E$190];MATCH([$Escalation.B26];[$'MetRisks Registration'.B$5:.B$190];0);1))">
            <text:p/>
          </table:table-cell>
          <table:table-cell table:style-name="ce143"/>
          <table:table-cell table:style-name="ce146" table:formula="of:=IF(ISBLANK([.B26]);&quot;&quot;;INDEX([$'MetRisks Registration'.B$5:.E$190];MATCH([$Escalation.B26];[$'MetRisks Registration'.B$5:.B$190];0);2))">
            <text:p/>
          </table:table-cell>
          <table:table-cell table:style-name="ce145"/>
          <table:table-cell table:style-name="ce146" table:formula="of:=IF(ISBLANK([.B26]);&quot;&quot;;IF(ISBLANK(INDEX([$Mitagation.B$5:.E$190];MATCH([$'MetRisks Registration'.B26];[$Mitagation.B$5:.B$190];0);4));&quot;&quot;;INDEX([$Mitagation.B$5:.E$190];MATCH([$'MetRisks Registration'.B2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7]);&quot;&quot;;INDEX([$'MetRisks Registration'.A$5:.E$190];MATCH([$Escalation.B27];[$'MetRisks Registration'.B$5:.B$190];0);1))">
            <text:p/>
          </table:table-cell>
          <table:table-cell table:style-name="ce143"/>
          <table:table-cell table:style-name="ce146" table:formula="of:=IF(ISBLANK([.B27]);&quot;&quot;;INDEX([$'MetRisks Registration'.B$5:.E$190];MATCH([$Escalation.B27];[$'MetRisks Registration'.B$5:.B$190];0);2))">
            <text:p/>
          </table:table-cell>
          <table:table-cell table:style-name="ce145"/>
          <table:table-cell table:style-name="ce146" table:formula="of:=IF(ISBLANK([.B27]);&quot;&quot;;IF(ISBLANK(INDEX([$Mitagation.B$5:.E$190];MATCH([$'MetRisks Registration'.B27];[$Mitagation.B$5:.B$190];0);4));&quot;&quot;;INDEX([$Mitagation.B$5:.E$190];MATCH([$'MetRisks Registration'.B2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8]);&quot;&quot;;INDEX([$'MetRisks Registration'.A$5:.E$190];MATCH([$Escalation.B28];[$'MetRisks Registration'.B$5:.B$190];0);1))">
            <text:p/>
          </table:table-cell>
          <table:table-cell table:style-name="ce143"/>
          <table:table-cell table:style-name="ce146" table:formula="of:=IF(ISBLANK([.B28]);&quot;&quot;;INDEX([$'MetRisks Registration'.B$5:.E$190];MATCH([$Escalation.B28];[$'MetRisks Registration'.B$5:.B$190];0);2))">
            <text:p/>
          </table:table-cell>
          <table:table-cell table:style-name="ce145"/>
          <table:table-cell table:style-name="ce146" table:formula="of:=IF(ISBLANK([.B28]);&quot;&quot;;IF(ISBLANK(INDEX([$Mitagation.B$5:.E$190];MATCH([$'MetRisks Registration'.B28];[$Mitagation.B$5:.B$190];0);4));&quot;&quot;;INDEX([$Mitagation.B$5:.E$190];MATCH([$'MetRisks Registration'.B28];[$Mitagation.B$5:.B$190];0);4)))">
            <text:p/>
          </table:table-cell>
          <table:table-cell table:style-name="ce152" table:number-columns-spanned="4" table:number-rows-spanned="1"/>
          <table:covered-table-cell table:number-columns-repeated="3" table:style-name="ce154"/>
          <table:table-cell table:number-columns-repeated="2"/>
          <table:table-cell office:value-type="string">
            <text:p>IT investment assessment template</text:p>
          </table:table-cell>
          <table:table-cell table:number-columns-repeated="1012"/>
        </table:table-row>
        <table:table-row table:style-name="ro44">
          <table:table-cell table:style-name="ce139" table:formula="of:=IF(ISBLANK([.B29]);&quot;&quot;;INDEX([$'MetRisks Registration'.A$5:.E$190];MATCH([$Escalation.B29];[$'MetRisks Registration'.B$5:.B$190];0);1))">
            <text:p/>
          </table:table-cell>
          <table:table-cell table:style-name="ce143"/>
          <table:table-cell table:style-name="ce146" table:formula="of:=IF(ISBLANK([.B29]);&quot;&quot;;INDEX([$'MetRisks Registration'.B$5:.E$190];MATCH([$Escalation.B29];[$'MetRisks Registration'.B$5:.B$190];0);2))">
            <text:p/>
          </table:table-cell>
          <table:table-cell table:style-name="ce145"/>
          <table:table-cell table:style-name="ce146" table:formula="of:=IF(ISBLANK([.B29]);&quot;&quot;;IF(ISBLANK(INDEX([$Mitagation.B$5:.E$190];MATCH([$'MetRisks Registration'.B29];[$Mitagation.B$5:.B$190];0);4));&quot;&quot;;INDEX([$Mitagation.B$5:.E$190];MATCH([$'MetRisks Registration'.B2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0]);&quot;&quot;;INDEX([$'MetRisks Registration'.A$5:.E$190];MATCH([$Escalation.B30];[$'MetRisks Registration'.B$5:.B$190];0);1))">
            <text:p/>
          </table:table-cell>
          <table:table-cell table:style-name="ce143"/>
          <table:table-cell table:style-name="ce146" table:formula="of:=IF(ISBLANK([.B30]);&quot;&quot;;INDEX([$'MetRisks Registration'.B$5:.E$190];MATCH([$Escalation.B30];[$'MetRisks Registration'.B$5:.B$190];0);2))">
            <text:p/>
          </table:table-cell>
          <table:table-cell table:style-name="ce145"/>
          <table:table-cell table:style-name="ce146" table:formula="of:=IF(ISBLANK([.B30]);&quot;&quot;;IF(ISBLANK(INDEX([$Mitagation.B$5:.E$190];MATCH([$'MetRisks Registration'.B30];[$Mitagation.B$5:.B$190];0);4));&quot;&quot;;INDEX([$Mitagation.B$5:.E$190];MATCH([$'MetRisks Registration'.B3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1]);&quot;&quot;;INDEX([$'MetRisks Registration'.A$5:.E$190];MATCH([$Escalation.B31];[$'MetRisks Registration'.B$5:.B$190];0);1))">
            <text:p/>
          </table:table-cell>
          <table:table-cell table:style-name="ce143"/>
          <table:table-cell table:style-name="ce146" table:formula="of:=IF(ISBLANK([.B31]);&quot;&quot;;INDEX([$'MetRisks Registration'.B$5:.E$190];MATCH([$Escalation.B31];[$'MetRisks Registration'.B$5:.B$190];0);2))">
            <text:p/>
          </table:table-cell>
          <table:table-cell table:style-name="ce145"/>
          <table:table-cell table:style-name="ce146" table:formula="of:=IF(ISBLANK([.B31]);&quot;&quot;;IF(ISBLANK(INDEX([$Mitagation.B$5:.E$190];MATCH([$'MetRisks Registration'.B31];[$Mitagation.B$5:.B$190];0);4));&quot;&quot;;INDEX([$Mitagation.B$5:.E$190];MATCH([$'MetRisks Registration'.B3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2]);&quot;&quot;;INDEX([$'MetRisks Registration'.A$5:.E$190];MATCH([$Escalation.B32];[$'MetRisks Registration'.B$5:.B$190];0);1))">
            <text:p/>
          </table:table-cell>
          <table:table-cell table:style-name="ce143"/>
          <table:table-cell table:style-name="ce146" table:formula="of:=IF(ISBLANK([.B32]);&quot;&quot;;INDEX([$'MetRisks Registration'.B$5:.E$190];MATCH([$Escalation.B32];[$'MetRisks Registration'.B$5:.B$190];0);2))">
            <text:p/>
          </table:table-cell>
          <table:table-cell table:style-name="ce145"/>
          <table:table-cell table:style-name="ce146" table:formula="of:=IF(ISBLANK([.B32]);&quot;&quot;;IF(ISBLANK(INDEX([$Mitagation.B$5:.E$190];MATCH([$'MetRisks Registration'.B32];[$Mitagation.B$5:.B$190];0);4));&quot;&quot;;INDEX([$Mitagation.B$5:.E$190];MATCH([$'MetRisks Registration'.B3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3]);&quot;&quot;;INDEX([$'MetRisks Registration'.A$5:.E$190];MATCH([$Escalation.B33];[$'MetRisks Registration'.B$5:.B$190];0);1))">
            <text:p/>
          </table:table-cell>
          <table:table-cell table:style-name="ce143"/>
          <table:table-cell table:style-name="ce146" table:formula="of:=IF(ISBLANK([.B33]);&quot;&quot;;INDEX([$'MetRisks Registration'.B$5:.E$190];MATCH([$Escalation.B33];[$'MetRisks Registration'.B$5:.B$190];0);2))">
            <text:p/>
          </table:table-cell>
          <table:table-cell table:style-name="ce145"/>
          <table:table-cell table:style-name="ce146" table:formula="of:=IF(ISBLANK([.B33]);&quot;&quot;;IF(ISBLANK(INDEX([$Mitagation.B$5:.E$190];MATCH([$'MetRisks Registration'.B33];[$Mitagation.B$5:.B$190];0);4));&quot;&quot;;INDEX([$Mitagation.B$5:.E$190];MATCH([$'MetRisks Registration'.B3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4]);&quot;&quot;;INDEX([$'MetRisks Registration'.A$5:.E$190];MATCH([$Escalation.B34];[$'MetRisks Registration'.B$5:.B$190];0);1))">
            <text:p/>
          </table:table-cell>
          <table:table-cell table:style-name="ce143"/>
          <table:table-cell table:style-name="ce146" table:formula="of:=IF(ISBLANK([.B34]);&quot;&quot;;INDEX([$'MetRisks Registration'.B$5:.E$190];MATCH([$Escalation.B34];[$'MetRisks Registration'.B$5:.B$190];0);2))">
            <text:p/>
          </table:table-cell>
          <table:table-cell table:style-name="ce145"/>
          <table:table-cell table:style-name="ce146" table:formula="of:=IF(ISBLANK([.B34]);&quot;&quot;;IF(ISBLANK(INDEX([$Mitagation.B$5:.E$190];MATCH([$'MetRisks Registration'.B34];[$Mitagation.B$5:.B$190];0);4));&quot;&quot;;INDEX([$Mitagation.B$5:.E$190];MATCH([$'MetRisks Registration'.B3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5]);&quot;&quot;;INDEX([$'MetRisks Registration'.A$5:.E$190];MATCH([$Escalation.B35];[$'MetRisks Registration'.B$5:.B$190];0);1))">
            <text:p/>
          </table:table-cell>
          <table:table-cell table:style-name="ce143"/>
          <table:table-cell table:style-name="ce146" table:formula="of:=IF(ISBLANK([.B35]);&quot;&quot;;INDEX([$'MetRisks Registration'.B$5:.E$190];MATCH([$Escalation.B35];[$'MetRisks Registration'.B$5:.B$190];0);2))">
            <text:p/>
          </table:table-cell>
          <table:table-cell table:style-name="ce145"/>
          <table:table-cell table:style-name="ce146" table:formula="of:=IF(ISBLANK([.B35]);&quot;&quot;;IF(ISBLANK(INDEX([$Mitagation.B$5:.E$190];MATCH([$'MetRisks Registration'.B35];[$Mitagation.B$5:.B$190];0);4));&quot;&quot;;INDEX([$Mitagation.B$5:.E$190];MATCH([$'MetRisks Registration'.B3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6]);&quot;&quot;;INDEX([$'MetRisks Registration'.A$5:.E$190];MATCH([$Escalation.B36];[$'MetRisks Registration'.B$5:.B$190];0);1))">
            <text:p/>
          </table:table-cell>
          <table:table-cell table:style-name="ce143"/>
          <table:table-cell table:style-name="ce146" table:formula="of:=IF(ISBLANK([.B36]);&quot;&quot;;INDEX([$'MetRisks Registration'.B$5:.E$190];MATCH([$Escalation.B36];[$'MetRisks Registration'.B$5:.B$190];0);2))">
            <text:p/>
          </table:table-cell>
          <table:table-cell table:style-name="ce145"/>
          <table:table-cell table:style-name="ce146" table:formula="of:=IF(ISBLANK([.B36]);&quot;&quot;;IF(ISBLANK(INDEX([$Mitagation.B$5:.E$190];MATCH([$'MetRisks Registration'.B36];[$Mitagation.B$5:.B$190];0);4));&quot;&quot;;INDEX([$Mitagation.B$5:.E$190];MATCH([$'MetRisks Registration'.B3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7]);&quot;&quot;;INDEX([$'MetRisks Registration'.A$5:.E$190];MATCH([$Escalation.B37];[$'MetRisks Registration'.B$5:.B$190];0);1))">
            <text:p/>
          </table:table-cell>
          <table:table-cell table:style-name="ce143"/>
          <table:table-cell table:style-name="ce146" table:formula="of:=IF(ISBLANK([.B37]);&quot;&quot;;INDEX([$'MetRisks Registration'.B$5:.E$190];MATCH([$Escalation.B37];[$'MetRisks Registration'.B$5:.B$190];0);2))">
            <text:p/>
          </table:table-cell>
          <table:table-cell table:style-name="ce145"/>
          <table:table-cell table:style-name="ce146" table:formula="of:=IF(ISBLANK([.B37]);&quot;&quot;;IF(ISBLANK(INDEX([$Mitagation.B$5:.E$190];MATCH([$'MetRisks Registration'.B37];[$Mitagation.B$5:.B$190];0);4));&quot;&quot;;INDEX([$Mitagation.B$5:.E$190];MATCH([$'MetRisks Registration'.B3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8]);&quot;&quot;;INDEX([$'MetRisks Registration'.A$5:.E$190];MATCH([$Escalation.B38];[$'MetRisks Registration'.B$5:.B$190];0);1))">
            <text:p/>
          </table:table-cell>
          <table:table-cell table:style-name="ce143"/>
          <table:table-cell table:style-name="ce146" table:formula="of:=IF(ISBLANK([.B38]);&quot;&quot;;INDEX([$'MetRisks Registration'.B$5:.E$190];MATCH([$Escalation.B38];[$'MetRisks Registration'.B$5:.B$190];0);2))">
            <text:p/>
          </table:table-cell>
          <table:table-cell table:style-name="ce145"/>
          <table:table-cell table:style-name="ce146" table:formula="of:=IF(ISBLANK([.B38]);&quot;&quot;;IF(ISBLANK(INDEX([$Mitagation.B$5:.E$190];MATCH([$'MetRisks Registration'.B38];[$Mitagation.B$5:.B$190];0);4));&quot;&quot;;INDEX([$Mitagation.B$5:.E$190];MATCH([$'MetRisks Registration'.B3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9]);&quot;&quot;;INDEX([$'MetRisks Registration'.A$5:.E$190];MATCH([$Escalation.B39];[$'MetRisks Registration'.B$5:.B$190];0);1))">
            <text:p/>
          </table:table-cell>
          <table:table-cell table:style-name="ce143"/>
          <table:table-cell table:style-name="ce146" table:formula="of:=IF(ISBLANK([.B39]);&quot;&quot;;INDEX([$'MetRisks Registration'.B$5:.E$190];MATCH([$Escalation.B39];[$'MetRisks Registration'.B$5:.B$190];0);2))">
            <text:p/>
          </table:table-cell>
          <table:table-cell table:style-name="ce145"/>
          <table:table-cell table:style-name="ce146" table:formula="of:=IF(ISBLANK([.B39]);&quot;&quot;;IF(ISBLANK(INDEX([$Mitagation.B$5:.E$190];MATCH([$'MetRisks Registration'.B39];[$Mitagation.B$5:.B$190];0);4));&quot;&quot;;INDEX([$Mitagation.B$5:.E$190];MATCH([$'MetRisks Registration'.B3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0]);&quot;&quot;;INDEX([$'MetRisks Registration'.A$5:.E$190];MATCH([$Escalation.B40];[$'MetRisks Registration'.B$5:.B$190];0);1))">
            <text:p/>
          </table:table-cell>
          <table:table-cell table:style-name="ce143"/>
          <table:table-cell table:style-name="ce146" table:formula="of:=IF(ISBLANK([.B40]);&quot;&quot;;INDEX([$'MetRisks Registration'.B$5:.E$190];MATCH([$Escalation.B40];[$'MetRisks Registration'.B$5:.B$190];0);2))">
            <text:p/>
          </table:table-cell>
          <table:table-cell table:style-name="ce145"/>
          <table:table-cell table:style-name="ce146" table:formula="of:=IF(ISBLANK([.B40]);&quot;&quot;;IF(ISBLANK(INDEX([$Mitagation.B$5:.E$190];MATCH([$'MetRisks Registration'.B40];[$Mitagation.B$5:.B$190];0);4));&quot;&quot;;INDEX([$Mitagation.B$5:.E$190];MATCH([$'MetRisks Registration'.B4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1]);&quot;&quot;;INDEX([$'MetRisks Registration'.A$5:.E$190];MATCH([$Escalation.B41];[$'MetRisks Registration'.B$5:.B$190];0);1))">
            <text:p/>
          </table:table-cell>
          <table:table-cell table:style-name="ce143"/>
          <table:table-cell table:style-name="ce146" table:formula="of:=IF(ISBLANK([.B41]);&quot;&quot;;INDEX([$'MetRisks Registration'.B$5:.E$190];MATCH([$Escalation.B41];[$'MetRisks Registration'.B$5:.B$190];0);2))">
            <text:p/>
          </table:table-cell>
          <table:table-cell table:style-name="ce145"/>
          <table:table-cell table:style-name="ce146" table:formula="of:=IF(ISBLANK([.B41]);&quot;&quot;;IF(ISBLANK(INDEX([$Mitagation.B$5:.E$190];MATCH([$'MetRisks Registration'.B41];[$Mitagation.B$5:.B$190];0);4));&quot;&quot;;INDEX([$Mitagation.B$5:.E$190];MATCH([$'MetRisks Registration'.B4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2]);&quot;&quot;;INDEX([$'MetRisks Registration'.A$5:.E$190];MATCH([$Escalation.B42];[$'MetRisks Registration'.B$5:.B$190];0);1))">
            <text:p/>
          </table:table-cell>
          <table:table-cell table:style-name="ce143"/>
          <table:table-cell table:style-name="ce146" table:formula="of:=IF(ISBLANK([.B42]);&quot;&quot;;INDEX([$'MetRisks Registration'.B$5:.E$190];MATCH([$Escalation.B42];[$'MetRisks Registration'.B$5:.B$190];0);2))">
            <text:p/>
          </table:table-cell>
          <table:table-cell table:style-name="ce145"/>
          <table:table-cell table:style-name="ce146" table:formula="of:=IF(ISBLANK([.B42]);&quot;&quot;;IF(ISBLANK(INDEX([$Mitagation.B$5:.E$190];MATCH([$'MetRisks Registration'.B42];[$Mitagation.B$5:.B$190];0);4));&quot;&quot;;INDEX([$Mitagation.B$5:.E$190];MATCH([$'MetRisks Registration'.B4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3]);&quot;&quot;;INDEX([$'MetRisks Registration'.A$5:.E$190];MATCH([$Escalation.B43];[$'MetRisks Registration'.B$5:.B$190];0);1))">
            <text:p/>
          </table:table-cell>
          <table:table-cell table:style-name="ce143"/>
          <table:table-cell table:style-name="ce146" table:formula="of:=IF(ISBLANK([.B43]);&quot;&quot;;INDEX([$'MetRisks Registration'.B$5:.E$190];MATCH([$Escalation.B43];[$'MetRisks Registration'.B$5:.B$190];0);2))">
            <text:p/>
          </table:table-cell>
          <table:table-cell table:style-name="ce145"/>
          <table:table-cell table:style-name="ce146" table:formula="of:=IF(ISBLANK([.B43]);&quot;&quot;;IF(ISBLANK(INDEX([$Mitagation.B$5:.E$190];MATCH([$'MetRisks Registration'.B43];[$Mitagation.B$5:.B$190];0);4));&quot;&quot;;INDEX([$Mitagation.B$5:.E$190];MATCH([$'MetRisks Registration'.B4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4]);&quot;&quot;;INDEX([$'MetRisks Registration'.A$5:.E$190];MATCH([$Escalation.B44];[$'MetRisks Registration'.B$5:.B$190];0);1))">
            <text:p/>
          </table:table-cell>
          <table:table-cell table:style-name="ce143"/>
          <table:table-cell table:style-name="ce146" table:formula="of:=IF(ISBLANK([.B44]);&quot;&quot;;INDEX([$'MetRisks Registration'.B$5:.E$190];MATCH([$Escalation.B44];[$'MetRisks Registration'.B$5:.B$190];0);2))">
            <text:p/>
          </table:table-cell>
          <table:table-cell table:style-name="ce145"/>
          <table:table-cell table:style-name="ce146" table:formula="of:=IF(ISBLANK([.B44]);&quot;&quot;;IF(ISBLANK(INDEX([$Mitagation.B$5:.E$190];MATCH([$'MetRisks Registration'.B44];[$Mitagation.B$5:.B$190];0);4));&quot;&quot;;INDEX([$Mitagation.B$5:.E$190];MATCH([$'MetRisks Registration'.B4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5]);&quot;&quot;;INDEX([$'MetRisks Registration'.A$5:.E$190];MATCH([$Escalation.B45];[$'MetRisks Registration'.B$5:.B$190];0);1))">
            <text:p/>
          </table:table-cell>
          <table:table-cell table:style-name="ce143"/>
          <table:table-cell table:style-name="ce146" table:formula="of:=IF(ISBLANK([.B45]);&quot;&quot;;INDEX([$'MetRisks Registration'.B$5:.E$190];MATCH([$Escalation.B45];[$'MetRisks Registration'.B$5:.B$190];0);2))">
            <text:p/>
          </table:table-cell>
          <table:table-cell table:style-name="ce145"/>
          <table:table-cell table:style-name="ce146" table:formula="of:=IF(ISBLANK([.B45]);&quot;&quot;;IF(ISBLANK(INDEX([$Mitagation.B$5:.E$190];MATCH([$'MetRisks Registration'.B45];[$Mitagation.B$5:.B$190];0);4));&quot;&quot;;INDEX([$Mitagation.B$5:.E$190];MATCH([$'MetRisks Registration'.B4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6]);&quot;&quot;;INDEX([$'MetRisks Registration'.A$5:.E$190];MATCH([$Escalation.B46];[$'MetRisks Registration'.B$5:.B$190];0);1))">
            <text:p/>
          </table:table-cell>
          <table:table-cell table:style-name="ce143"/>
          <table:table-cell table:style-name="ce146" table:formula="of:=IF(ISBLANK([.B46]);&quot;&quot;;INDEX([$'MetRisks Registration'.B$5:.E$190];MATCH([$Escalation.B46];[$'MetRisks Registration'.B$5:.B$190];0);2))">
            <text:p/>
          </table:table-cell>
          <table:table-cell table:style-name="ce145"/>
          <table:table-cell table:style-name="ce146" table:formula="of:=IF(ISBLANK([.B46]);&quot;&quot;;IF(ISBLANK(INDEX([$Mitagation.B$5:.E$190];MATCH([$'MetRisks Registration'.B46];[$Mitagation.B$5:.B$190];0);4));&quot;&quot;;INDEX([$Mitagation.B$5:.E$190];MATCH([$'MetRisks Registration'.B4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7]);&quot;&quot;;INDEX([$'MetRisks Registration'.A$5:.E$190];MATCH([$Escalation.B47];[$'MetRisks Registration'.B$5:.B$190];0);1))">
            <text:p/>
          </table:table-cell>
          <table:table-cell table:style-name="ce143"/>
          <table:table-cell table:style-name="ce146" table:formula="of:=IF(ISBLANK([.B47]);&quot;&quot;;INDEX([$'MetRisks Registration'.B$5:.E$190];MATCH([$Escalation.B47];[$'MetRisks Registration'.B$5:.B$190];0);2))">
            <text:p/>
          </table:table-cell>
          <table:table-cell table:style-name="ce145"/>
          <table:table-cell table:style-name="ce146" table:formula="of:=IF(ISBLANK([.B47]);&quot;&quot;;IF(ISBLANK(INDEX([$Mitagation.B$5:.E$190];MATCH([$'MetRisks Registration'.B47];[$Mitagation.B$5:.B$190];0);4));&quot;&quot;;INDEX([$Mitagation.B$5:.E$190];MATCH([$'MetRisks Registration'.B4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8]);&quot;&quot;;INDEX([$'MetRisks Registration'.A$5:.E$190];MATCH([$Escalation.B48];[$'MetRisks Registration'.B$5:.B$190];0);1))">
            <text:p/>
          </table:table-cell>
          <table:table-cell table:style-name="ce143"/>
          <table:table-cell table:style-name="ce146" table:formula="of:=IF(ISBLANK([.B48]);&quot;&quot;;INDEX([$'MetRisks Registration'.B$5:.E$190];MATCH([$Escalation.B48];[$'MetRisks Registration'.B$5:.B$190];0);2))">
            <text:p/>
          </table:table-cell>
          <table:table-cell table:style-name="ce145"/>
          <table:table-cell table:style-name="ce146" table:formula="of:=IF(ISBLANK([.B48]);&quot;&quot;;IF(ISBLANK(INDEX([$Mitagation.B$5:.E$190];MATCH([$'MetRisks Registration'.B48];[$Mitagation.B$5:.B$190];0);4));&quot;&quot;;INDEX([$Mitagation.B$5:.E$190];MATCH([$'MetRisks Registration'.B4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9]);&quot;&quot;;INDEX([$'MetRisks Registration'.A$5:.E$190];MATCH([$Escalation.B49];[$'MetRisks Registration'.B$5:.B$190];0);1))">
            <text:p/>
          </table:table-cell>
          <table:table-cell table:style-name="ce143"/>
          <table:table-cell table:style-name="ce146" table:formula="of:=IF(ISBLANK([.B49]);&quot;&quot;;INDEX([$'MetRisks Registration'.B$5:.E$190];MATCH([$Escalation.B49];[$'MetRisks Registration'.B$5:.B$190];0);2))">
            <text:p/>
          </table:table-cell>
          <table:table-cell table:style-name="ce145"/>
          <table:table-cell table:style-name="ce146" table:formula="of:=IF(ISBLANK([.B49]);&quot;&quot;;IF(ISBLANK(INDEX([$Mitagation.B$5:.E$190];MATCH([$'MetRisks Registration'.B49];[$Mitagation.B$5:.B$190];0);4));&quot;&quot;;INDEX([$Mitagation.B$5:.E$190];MATCH([$'MetRisks Registration'.B4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50]);&quot;&quot;;INDEX([$'MetRisks Registration'.A$5:.E$190];MATCH([$Escalation.B50];[$'MetRisks Registration'.B$5:.B$190];0);1))">
            <text:p/>
          </table:table-cell>
          <table:table-cell table:style-name="ce143"/>
          <table:table-cell table:style-name="ce146" table:formula="of:=IF(ISBLANK([.B50]);&quot;&quot;;INDEX([$'MetRisks Registration'.B$5:.E$190];MATCH([$Escalation.B50];[$'MetRisks Registration'.B$5:.B$190];0);2))">
            <text:p/>
          </table:table-cell>
          <table:table-cell table:style-name="ce145"/>
          <table:table-cell table:style-name="ce146" table:formula="of:=IF(ISBLANK([.B50]);&quot;&quot;;IF(ISBLANK(INDEX([$Mitagation.B$5:.E$190];MATCH([$'MetRisks Registration'.B50];[$Mitagation.B$5:.B$190];0);4));&quot;&quot;;INDEX([$Mitagation.B$5:.E$190];MATCH([$'MetRisks Registration'.B5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51]);&quot;&quot;;INDEX([$'MetRisks Registration'.A$5:.E$190];MATCH([$Escalation.B51];[$'MetRisks Registration'.B$5:.B$190];0);1))">
            <text:p/>
          </table:table-cell>
          <table:table-cell table:style-name="ce143"/>
          <table:table-cell table:style-name="ce146" table:formula="of:=IF(ISBLANK([.B51]);&quot;&quot;;INDEX([$'MetRisks Registration'.B$5:.E$190];MATCH([$Escalation.B51];[$'MetRisks Registration'.B$5:.B$190];0);2))">
            <text:p/>
          </table:table-cell>
          <table:table-cell table:style-name="ce145"/>
          <table:table-cell table:style-name="ce146" table:formula="of:=IF(ISBLANK([.B51]);&quot;&quot;;IF(ISBLANK(INDEX([$Mitagation.B$5:.E$190];MATCH([$'MetRisks Registration'.B51];[$Mitagation.B$5:.B$190];0);4));&quot;&quot;;INDEX([$Mitagation.B$5:.E$190];MATCH([$'MetRisks Registration'.B5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52]);&quot;&quot;;INDEX([$'MetRisks Registration'.A$5:.E$190];MATCH([$Escalation.B52];[$'MetRisks Registration'.B$5:.B$190];0);1))">
            <text:p/>
          </table:table-cell>
          <table:table-cell table:style-name="ce143"/>
          <table:table-cell table:style-name="ce146" table:formula="of:=IF(ISBLANK([.B52]);&quot;&quot;;INDEX([$'MetRisks Registration'.B$5:.E$190];MATCH([$Escalation.B52];[$'MetRisks Registration'.B$5:.B$190];0);2))">
            <text:p/>
          </table:table-cell>
          <table:table-cell table:style-name="ce145"/>
          <table:table-cell table:style-name="ce146" table:formula="of:=IF(ISBLANK([.B52]);&quot;&quot;;IF(ISBLANK(INDEX([$Mitagation.B$5:.E$190];MATCH([$'MetRisks Registration'.B52];[$Mitagation.B$5:.B$190];0);4));&quot;&quot;;INDEX([$Mitagation.B$5:.E$190];MATCH([$'MetRisks Registration'.B5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53]);&quot;&quot;;INDEX([$'MetRisks Registration'.A$5:.E$190];MATCH([$Escalation.B53];[$'MetRisks Registration'.B$5:.B$190];0);1))">
            <text:p/>
          </table:table-cell>
          <table:table-cell table:style-name="ce143"/>
          <table:table-cell table:style-name="ce146" table:formula="of:=IF(ISBLANK([.B53]);&quot;&quot;;INDEX([$'MetRisks Registration'.B$5:.E$190];MATCH([$Escalation.B53];[$'MetRisks Registration'.B$5:.B$190];0);2))">
            <text:p/>
          </table:table-cell>
          <table:table-cell table:style-name="ce145"/>
          <table:table-cell table:style-name="ce146" table:formula="of:=IF(ISBLANK([.B53]);&quot;&quot;;IF(ISBLANK(INDEX([$Mitagation.B$5:.E$190];MATCH([$'MetRisks Registration'.B53];[$Mitagation.B$5:.B$190];0);4));&quot;&quot;;INDEX([$Mitagation.B$5:.E$190];MATCH([$'MetRisks Registration'.B5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54]);&quot;&quot;;INDEX([$'MetRisks Registration'.A$5:.E$190];MATCH([$Escalation.B54];[$'MetRisks Registration'.B$5:.B$190];0);1))">
            <text:p/>
          </table:table-cell>
          <table:table-cell table:style-name="ce143"/>
          <table:table-cell table:style-name="ce146" table:formula="of:=IF(ISBLANK([.B54]);&quot;&quot;;INDEX([$'MetRisks Registration'.B$5:.E$190];MATCH([$Escalation.B54];[$'MetRisks Registration'.B$5:.B$190];0);2))">
            <text:p/>
          </table:table-cell>
          <table:table-cell table:style-name="ce145"/>
          <table:table-cell table:style-name="ce146" table:formula="of:=IF(ISBLANK([.B54]);&quot;&quot;;IF(ISBLANK(INDEX([$Mitagation.B$5:.E$190];MATCH([$'MetRisks Registration'.B54];[$Mitagation.B$5:.B$190];0);4));&quot;&quot;;INDEX([$Mitagation.B$5:.E$190];MATCH([$'MetRisks Registration'.B5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55]);&quot;&quot;;INDEX([$'MetRisks Registration'.A$5:.E$190];MATCH([$Escalation.B55];[$'MetRisks Registration'.B$5:.B$190];0);1))">
            <text:p/>
          </table:table-cell>
          <table:table-cell table:style-name="ce143"/>
          <table:table-cell table:style-name="ce146" table:formula="of:=IF(ISBLANK([.B55]);&quot;&quot;;INDEX([$'MetRisks Registration'.B$5:.E$190];MATCH([$Escalation.B55];[$'MetRisks Registration'.B$5:.B$190];0);2))">
            <text:p/>
          </table:table-cell>
          <table:table-cell table:style-name="ce145"/>
          <table:table-cell table:style-name="ce146" table:formula="of:=IF(ISBLANK([.B55]);&quot;&quot;;IF(ISBLANK(INDEX([$Mitagation.B$5:.E$190];MATCH([$'MetRisks Registration'.B55];[$Mitagation.B$5:.B$190];0);4));&quot;&quot;;INDEX([$Mitagation.B$5:.E$190];MATCH([$'MetRisks Registration'.B5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56]);&quot;&quot;;INDEX([$'MetRisks Registration'.A$5:.E$190];MATCH([$Escalation.B56];[$'MetRisks Registration'.B$5:.B$190];0);1))">
            <text:p/>
          </table:table-cell>
          <table:table-cell table:style-name="ce143"/>
          <table:table-cell table:style-name="ce146" table:formula="of:=IF(ISBLANK([.B56]);&quot;&quot;;INDEX([$'MetRisks Registration'.B$5:.E$190];MATCH([$Escalation.B56];[$'MetRisks Registration'.B$5:.B$190];0);2))">
            <text:p/>
          </table:table-cell>
          <table:table-cell table:style-name="ce145"/>
          <table:table-cell table:style-name="ce146" table:formula="of:=IF(ISBLANK([.B56]);&quot;&quot;;IF(ISBLANK(INDEX([$Mitagation.B$5:.E$190];MATCH([$'MetRisks Registration'.B56];[$Mitagation.B$5:.B$190];0);4));&quot;&quot;;INDEX([$Mitagation.B$5:.E$190];MATCH([$'MetRisks Registration'.B5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57]);&quot;&quot;;INDEX([$'MetRisks Registration'.A$5:.E$190];MATCH([$Escalation.B57];[$'MetRisks Registration'.B$5:.B$190];0);1))">
            <text:p/>
          </table:table-cell>
          <table:table-cell table:style-name="ce143"/>
          <table:table-cell table:style-name="ce146" table:formula="of:=IF(ISBLANK([.B57]);&quot;&quot;;INDEX([$'MetRisks Registration'.B$5:.E$190];MATCH([$Escalation.B57];[$'MetRisks Registration'.B$5:.B$190];0);2))">
            <text:p/>
          </table:table-cell>
          <table:table-cell table:style-name="ce145"/>
          <table:table-cell table:style-name="ce146" table:formula="of:=IF(ISBLANK([.B57]);&quot;&quot;;IF(ISBLANK(INDEX([$Mitagation.B$5:.E$190];MATCH([$'MetRisks Registration'.B57];[$Mitagation.B$5:.B$190];0);4));&quot;&quot;;INDEX([$Mitagation.B$5:.E$190];MATCH([$'MetRisks Registration'.B5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58]);&quot;&quot;;INDEX([$'MetRisks Registration'.A$5:.E$190];MATCH([$Escalation.B58];[$'MetRisks Registration'.B$5:.B$190];0);1))">
            <text:p/>
          </table:table-cell>
          <table:table-cell table:style-name="ce143"/>
          <table:table-cell table:style-name="ce146" table:formula="of:=IF(ISBLANK([.B58]);&quot;&quot;;INDEX([$'MetRisks Registration'.B$5:.E$190];MATCH([$Escalation.B58];[$'MetRisks Registration'.B$5:.B$190];0);2))">
            <text:p/>
          </table:table-cell>
          <table:table-cell table:style-name="ce145"/>
          <table:table-cell table:style-name="ce146" table:formula="of:=IF(ISBLANK([.B58]);&quot;&quot;;IF(ISBLANK(INDEX([$Mitagation.B$5:.E$190];MATCH([$'MetRisks Registration'.B58];[$Mitagation.B$5:.B$190];0);4));&quot;&quot;;INDEX([$Mitagation.B$5:.E$190];MATCH([$'MetRisks Registration'.B5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59]);&quot;&quot;;INDEX([$'MetRisks Registration'.A$5:.E$190];MATCH([$Escalation.B59];[$'MetRisks Registration'.B$5:.B$190];0);1))">
            <text:p/>
          </table:table-cell>
          <table:table-cell table:style-name="ce143"/>
          <table:table-cell table:style-name="ce146" table:formula="of:=IF(ISBLANK([.B59]);&quot;&quot;;INDEX([$'MetRisks Registration'.B$5:.E$190];MATCH([$Escalation.B59];[$'MetRisks Registration'.B$5:.B$190];0);2))">
            <text:p/>
          </table:table-cell>
          <table:table-cell table:style-name="ce145"/>
          <table:table-cell table:style-name="ce146" table:formula="of:=IF(ISBLANK([.B59]);&quot;&quot;;IF(ISBLANK(INDEX([$Mitagation.B$5:.E$190];MATCH([$'MetRisks Registration'.B59];[$Mitagation.B$5:.B$190];0);4));&quot;&quot;;INDEX([$Mitagation.B$5:.E$190];MATCH([$'MetRisks Registration'.B5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60]);&quot;&quot;;INDEX([$'MetRisks Registration'.A$5:.E$190];MATCH([$Escalation.B60];[$'MetRisks Registration'.B$5:.B$190];0);1))">
            <text:p/>
          </table:table-cell>
          <table:table-cell table:style-name="ce143"/>
          <table:table-cell table:style-name="ce146" table:formula="of:=IF(ISBLANK([.B60]);&quot;&quot;;INDEX([$'MetRisks Registration'.B$5:.E$190];MATCH([$Escalation.B60];[$'MetRisks Registration'.B$5:.B$190];0);2))">
            <text:p/>
          </table:table-cell>
          <table:table-cell table:style-name="ce145"/>
          <table:table-cell table:style-name="ce146" table:formula="of:=IF(ISBLANK([.B60]);&quot;&quot;;IF(ISBLANK(INDEX([$Mitagation.B$5:.E$190];MATCH([$'MetRisks Registration'.B60];[$Mitagation.B$5:.B$190];0);4));&quot;&quot;;INDEX([$Mitagation.B$5:.E$190];MATCH([$'MetRisks Registration'.B6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61]);&quot;&quot;;INDEX([$'MetRisks Registration'.A$5:.E$190];MATCH([$Escalation.B61];[$'MetRisks Registration'.B$5:.B$190];0);1))">
            <text:p/>
          </table:table-cell>
          <table:table-cell table:style-name="ce143"/>
          <table:table-cell table:style-name="ce146" table:formula="of:=IF(ISBLANK([.B61]);&quot;&quot;;INDEX([$'MetRisks Registration'.B$5:.E$190];MATCH([$Escalation.B61];[$'MetRisks Registration'.B$5:.B$190];0);2))">
            <text:p/>
          </table:table-cell>
          <table:table-cell table:style-name="ce145"/>
          <table:table-cell table:style-name="ce146" table:formula="of:=IF(ISBLANK([.B61]);&quot;&quot;;IF(ISBLANK(INDEX([$Mitagation.B$5:.E$190];MATCH([$'MetRisks Registration'.B61];[$Mitagation.B$5:.B$190];0);4));&quot;&quot;;INDEX([$Mitagation.B$5:.E$190];MATCH([$'MetRisks Registration'.B6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62]);&quot;&quot;;INDEX([$'MetRisks Registration'.A$5:.E$190];MATCH([$Escalation.B62];[$'MetRisks Registration'.B$5:.B$190];0);1))">
            <text:p/>
          </table:table-cell>
          <table:table-cell table:style-name="ce143"/>
          <table:table-cell table:style-name="ce146" table:formula="of:=IF(ISBLANK([.B62]);&quot;&quot;;INDEX([$'MetRisks Registration'.B$5:.E$190];MATCH([$Escalation.B62];[$'MetRisks Registration'.B$5:.B$190];0);2))">
            <text:p/>
          </table:table-cell>
          <table:table-cell table:style-name="ce145"/>
          <table:table-cell table:style-name="ce146" table:formula="of:=IF(ISBLANK([.B62]);&quot;&quot;;IF(ISBLANK(INDEX([$Mitagation.B$5:.E$190];MATCH([$'MetRisks Registration'.B62];[$Mitagation.B$5:.B$190];0);4));&quot;&quot;;INDEX([$Mitagation.B$5:.E$190];MATCH([$'MetRisks Registration'.B6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63]);&quot;&quot;;INDEX([$'MetRisks Registration'.A$5:.E$190];MATCH([$Escalation.B63];[$'MetRisks Registration'.B$5:.B$190];0);1))">
            <text:p/>
          </table:table-cell>
          <table:table-cell table:style-name="ce143"/>
          <table:table-cell table:style-name="ce146" table:formula="of:=IF(ISBLANK([.B63]);&quot;&quot;;INDEX([$'MetRisks Registration'.B$5:.E$190];MATCH([$Escalation.B63];[$'MetRisks Registration'.B$5:.B$190];0);2))">
            <text:p/>
          </table:table-cell>
          <table:table-cell table:style-name="ce145"/>
          <table:table-cell table:style-name="ce146" table:formula="of:=IF(ISBLANK([.B63]);&quot;&quot;;IF(ISBLANK(INDEX([$Mitagation.B$5:.E$190];MATCH([$'MetRisks Registration'.B63];[$Mitagation.B$5:.B$190];0);4));&quot;&quot;;INDEX([$Mitagation.B$5:.E$190];MATCH([$'MetRisks Registration'.B6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64]);&quot;&quot;;INDEX([$'MetRisks Registration'.A$5:.E$190];MATCH([$Escalation.B64];[$'MetRisks Registration'.B$5:.B$190];0);1))">
            <text:p/>
          </table:table-cell>
          <table:table-cell table:style-name="ce143"/>
          <table:table-cell table:style-name="ce146" table:formula="of:=IF(ISBLANK([.B64]);&quot;&quot;;INDEX([$'MetRisks Registration'.B$5:.E$190];MATCH([$Escalation.B64];[$'MetRisks Registration'.B$5:.B$190];0);2))">
            <text:p/>
          </table:table-cell>
          <table:table-cell table:style-name="ce145"/>
          <table:table-cell table:style-name="ce146" table:formula="of:=IF(ISBLANK([.B64]);&quot;&quot;;IF(ISBLANK(INDEX([$Mitagation.B$5:.E$190];MATCH([$'MetRisks Registration'.B64];[$Mitagation.B$5:.B$190];0);4));&quot;&quot;;INDEX([$Mitagation.B$5:.E$190];MATCH([$'MetRisks Registration'.B6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65]);&quot;&quot;;INDEX([$'MetRisks Registration'.A$5:.E$190];MATCH([$Escalation.B65];[$'MetRisks Registration'.B$5:.B$190];0);1))">
            <text:p/>
          </table:table-cell>
          <table:table-cell table:style-name="ce143"/>
          <table:table-cell table:style-name="ce146" table:formula="of:=IF(ISBLANK([.B65]);&quot;&quot;;INDEX([$'MetRisks Registration'.B$5:.E$190];MATCH([$Escalation.B65];[$'MetRisks Registration'.B$5:.B$190];0);2))">
            <text:p/>
          </table:table-cell>
          <table:table-cell table:style-name="ce145"/>
          <table:table-cell table:style-name="ce146" table:formula="of:=IF(ISBLANK([.B65]);&quot;&quot;;IF(ISBLANK(INDEX([$Mitagation.B$5:.E$190];MATCH([$'MetRisks Registration'.B65];[$Mitagation.B$5:.B$190];0);4));&quot;&quot;;INDEX([$Mitagation.B$5:.E$190];MATCH([$'MetRisks Registration'.B6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66]);&quot;&quot;;INDEX([$'MetRisks Registration'.A$5:.E$190];MATCH([$Escalation.B66];[$'MetRisks Registration'.B$5:.B$190];0);1))">
            <text:p/>
          </table:table-cell>
          <table:table-cell table:style-name="ce143"/>
          <table:table-cell table:style-name="ce146" table:formula="of:=IF(ISBLANK([.B66]);&quot;&quot;;INDEX([$'MetRisks Registration'.B$5:.E$190];MATCH([$Escalation.B66];[$'MetRisks Registration'.B$5:.B$190];0);2))">
            <text:p/>
          </table:table-cell>
          <table:table-cell table:style-name="ce145"/>
          <table:table-cell table:style-name="ce146" table:formula="of:=IF(ISBLANK([.B66]);&quot;&quot;;IF(ISBLANK(INDEX([$Mitagation.B$5:.E$190];MATCH([$'MetRisks Registration'.B66];[$Mitagation.B$5:.B$190];0);4));&quot;&quot;;INDEX([$Mitagation.B$5:.E$190];MATCH([$'MetRisks Registration'.B6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67]);&quot;&quot;;INDEX([$'MetRisks Registration'.A$5:.E$190];MATCH([$Escalation.B67];[$'MetRisks Registration'.B$5:.B$190];0);1))">
            <text:p/>
          </table:table-cell>
          <table:table-cell table:style-name="ce143"/>
          <table:table-cell table:style-name="ce146" table:formula="of:=IF(ISBLANK([.B67]);&quot;&quot;;INDEX([$'MetRisks Registration'.B$5:.E$190];MATCH([$Escalation.B67];[$'MetRisks Registration'.B$5:.B$190];0);2))">
            <text:p/>
          </table:table-cell>
          <table:table-cell table:style-name="ce145"/>
          <table:table-cell table:style-name="ce146" table:formula="of:=IF(ISBLANK([.B67]);&quot;&quot;;IF(ISBLANK(INDEX([$Mitagation.B$5:.E$190];MATCH([$'MetRisks Registration'.B67];[$Mitagation.B$5:.B$190];0);4));&quot;&quot;;INDEX([$Mitagation.B$5:.E$190];MATCH([$'MetRisks Registration'.B6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68]);&quot;&quot;;INDEX([$'MetRisks Registration'.A$5:.E$190];MATCH([$Escalation.B68];[$'MetRisks Registration'.B$5:.B$190];0);1))">
            <text:p/>
          </table:table-cell>
          <table:table-cell table:style-name="ce143"/>
          <table:table-cell table:style-name="ce146" table:formula="of:=IF(ISBLANK([.B68]);&quot;&quot;;INDEX([$'MetRisks Registration'.B$5:.E$190];MATCH([$Escalation.B68];[$'MetRisks Registration'.B$5:.B$190];0);2))">
            <text:p/>
          </table:table-cell>
          <table:table-cell table:style-name="ce145"/>
          <table:table-cell table:style-name="ce146" table:formula="of:=IF(ISBLANK([.B68]);&quot;&quot;;IF(ISBLANK(INDEX([$Mitagation.B$5:.E$190];MATCH([$'MetRisks Registration'.B68];[$Mitagation.B$5:.B$190];0);4));&quot;&quot;;INDEX([$Mitagation.B$5:.E$190];MATCH([$'MetRisks Registration'.B6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69]);&quot;&quot;;INDEX([$'MetRisks Registration'.A$5:.E$190];MATCH([$Escalation.B69];[$'MetRisks Registration'.B$5:.B$190];0);1))">
            <text:p/>
          </table:table-cell>
          <table:table-cell table:style-name="ce143"/>
          <table:table-cell table:style-name="ce146" table:formula="of:=IF(ISBLANK([.B69]);&quot;&quot;;INDEX([$'MetRisks Registration'.B$5:.E$190];MATCH([$Escalation.B69];[$'MetRisks Registration'.B$5:.B$190];0);2))">
            <text:p/>
          </table:table-cell>
          <table:table-cell table:style-name="ce145"/>
          <table:table-cell table:style-name="ce146" table:formula="of:=IF(ISBLANK([.B69]);&quot;&quot;;IF(ISBLANK(INDEX([$Mitagation.B$5:.E$190];MATCH([$'MetRisks Registration'.B69];[$Mitagation.B$5:.B$190];0);4));&quot;&quot;;INDEX([$Mitagation.B$5:.E$190];MATCH([$'MetRisks Registration'.B6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70]);&quot;&quot;;INDEX([$'MetRisks Registration'.A$5:.E$190];MATCH([$Escalation.B70];[$'MetRisks Registration'.B$5:.B$190];0);1))">
            <text:p/>
          </table:table-cell>
          <table:table-cell table:style-name="ce143"/>
          <table:table-cell table:style-name="ce146" table:formula="of:=IF(ISBLANK([.B70]);&quot;&quot;;INDEX([$'MetRisks Registration'.B$5:.E$190];MATCH([$Escalation.B70];[$'MetRisks Registration'.B$5:.B$190];0);2))">
            <text:p/>
          </table:table-cell>
          <table:table-cell table:style-name="ce145"/>
          <table:table-cell table:style-name="ce146" table:formula="of:=IF(ISBLANK([.B70]);&quot;&quot;;IF(ISBLANK(INDEX([$Mitagation.B$5:.E$190];MATCH([$'MetRisks Registration'.B70];[$Mitagation.B$5:.B$190];0);4));&quot;&quot;;INDEX([$Mitagation.B$5:.E$190];MATCH([$'MetRisks Registration'.B7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71]);&quot;&quot;;INDEX([$'MetRisks Registration'.A$5:.E$190];MATCH([$Escalation.B71];[$'MetRisks Registration'.B$5:.B$190];0);1))">
            <text:p/>
          </table:table-cell>
          <table:table-cell table:style-name="ce143"/>
          <table:table-cell table:style-name="ce146" table:formula="of:=IF(ISBLANK([.B71]);&quot;&quot;;INDEX([$'MetRisks Registration'.B$5:.E$190];MATCH([$Escalation.B71];[$'MetRisks Registration'.B$5:.B$190];0);2))">
            <text:p/>
          </table:table-cell>
          <table:table-cell table:style-name="ce145"/>
          <table:table-cell table:style-name="ce146" table:formula="of:=IF(ISBLANK([.B71]);&quot;&quot;;IF(ISBLANK(INDEX([$Mitagation.B$5:.E$190];MATCH([$'MetRisks Registration'.B71];[$Mitagation.B$5:.B$190];0);4));&quot;&quot;;INDEX([$Mitagation.B$5:.E$190];MATCH([$'MetRisks Registration'.B7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72]);&quot;&quot;;INDEX([$'MetRisks Registration'.A$5:.E$190];MATCH([$Escalation.B72];[$'MetRisks Registration'.B$5:.B$190];0);1))">
            <text:p/>
          </table:table-cell>
          <table:table-cell table:style-name="ce143"/>
          <table:table-cell table:style-name="ce146" table:formula="of:=IF(ISBLANK([.B72]);&quot;&quot;;INDEX([$'MetRisks Registration'.B$5:.E$190];MATCH([$Escalation.B72];[$'MetRisks Registration'.B$5:.B$190];0);2))">
            <text:p/>
          </table:table-cell>
          <table:table-cell table:style-name="ce145"/>
          <table:table-cell table:style-name="ce146" table:formula="of:=IF(ISBLANK([.B72]);&quot;&quot;;IF(ISBLANK(INDEX([$Mitagation.B$5:.E$190];MATCH([$'MetRisks Registration'.B72];[$Mitagation.B$5:.B$190];0);4));&quot;&quot;;INDEX([$Mitagation.B$5:.E$190];MATCH([$'MetRisks Registration'.B7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73]);&quot;&quot;;INDEX([$'MetRisks Registration'.A$5:.E$190];MATCH([$Escalation.B73];[$'MetRisks Registration'.B$5:.B$190];0);1))">
            <text:p/>
          </table:table-cell>
          <table:table-cell table:style-name="ce143"/>
          <table:table-cell table:style-name="ce146" table:formula="of:=IF(ISBLANK([.B73]);&quot;&quot;;INDEX([$'MetRisks Registration'.B$5:.E$190];MATCH([$Escalation.B73];[$'MetRisks Registration'.B$5:.B$190];0);2))">
            <text:p/>
          </table:table-cell>
          <table:table-cell table:style-name="ce145"/>
          <table:table-cell table:style-name="ce146" table:formula="of:=IF(ISBLANK([.B73]);&quot;&quot;;IF(ISBLANK(INDEX([$Mitagation.B$5:.E$190];MATCH([$'MetRisks Registration'.B73];[$Mitagation.B$5:.B$190];0);4));&quot;&quot;;INDEX([$Mitagation.B$5:.E$190];MATCH([$'MetRisks Registration'.B7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74]);&quot;&quot;;INDEX([$'MetRisks Registration'.A$5:.E$190];MATCH([$Escalation.B74];[$'MetRisks Registration'.B$5:.B$190];0);1))">
            <text:p/>
          </table:table-cell>
          <table:table-cell table:style-name="ce143"/>
          <table:table-cell table:style-name="ce146" table:formula="of:=IF(ISBLANK([.B74]);&quot;&quot;;INDEX([$'MetRisks Registration'.B$5:.E$190];MATCH([$Escalation.B74];[$'MetRisks Registration'.B$5:.B$190];0);2))">
            <text:p/>
          </table:table-cell>
          <table:table-cell table:style-name="ce145"/>
          <table:table-cell table:style-name="ce146" table:formula="of:=IF(ISBLANK([.B74]);&quot;&quot;;IF(ISBLANK(INDEX([$Mitagation.B$5:.E$190];MATCH([$'MetRisks Registration'.B74];[$Mitagation.B$5:.B$190];0);4));&quot;&quot;;INDEX([$Mitagation.B$5:.E$190];MATCH([$'MetRisks Registration'.B7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75]);&quot;&quot;;INDEX([$'MetRisks Registration'.A$5:.E$190];MATCH([$Escalation.B75];[$'MetRisks Registration'.B$5:.B$190];0);1))">
            <text:p/>
          </table:table-cell>
          <table:table-cell table:style-name="ce143"/>
          <table:table-cell table:style-name="ce146" table:formula="of:=IF(ISBLANK([.B75]);&quot;&quot;;INDEX([$'MetRisks Registration'.B$5:.E$190];MATCH([$Escalation.B75];[$'MetRisks Registration'.B$5:.B$190];0);2))">
            <text:p/>
          </table:table-cell>
          <table:table-cell table:style-name="ce145"/>
          <table:table-cell table:style-name="ce146" table:formula="of:=IF(ISBLANK([.B75]);&quot;&quot;;IF(ISBLANK(INDEX([$Mitagation.B$5:.E$190];MATCH([$'MetRisks Registration'.B75];[$Mitagation.B$5:.B$190];0);4));&quot;&quot;;INDEX([$Mitagation.B$5:.E$190];MATCH([$'MetRisks Registration'.B7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76]);&quot;&quot;;INDEX([$'MetRisks Registration'.A$5:.E$190];MATCH([$Escalation.B76];[$'MetRisks Registration'.B$5:.B$190];0);1))">
            <text:p/>
          </table:table-cell>
          <table:table-cell table:style-name="ce143"/>
          <table:table-cell table:style-name="ce146" table:formula="of:=IF(ISBLANK([.B76]);&quot;&quot;;INDEX([$'MetRisks Registration'.B$5:.E$190];MATCH([$Escalation.B76];[$'MetRisks Registration'.B$5:.B$190];0);2))">
            <text:p/>
          </table:table-cell>
          <table:table-cell table:style-name="ce145"/>
          <table:table-cell table:style-name="ce146" table:formula="of:=IF(ISBLANK([.B76]);&quot;&quot;;IF(ISBLANK(INDEX([$Mitagation.B$5:.E$190];MATCH([$'MetRisks Registration'.B76];[$Mitagation.B$5:.B$190];0);4));&quot;&quot;;INDEX([$Mitagation.B$5:.E$190];MATCH([$'MetRisks Registration'.B7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77]);&quot;&quot;;INDEX([$'MetRisks Registration'.A$5:.E$190];MATCH([$Escalation.B77];[$'MetRisks Registration'.B$5:.B$190];0);1))">
            <text:p/>
          </table:table-cell>
          <table:table-cell table:style-name="ce143"/>
          <table:table-cell table:style-name="ce146" table:formula="of:=IF(ISBLANK([.B77]);&quot;&quot;;INDEX([$'MetRisks Registration'.B$5:.E$190];MATCH([$Escalation.B77];[$'MetRisks Registration'.B$5:.B$190];0);2))">
            <text:p/>
          </table:table-cell>
          <table:table-cell table:style-name="ce145"/>
          <table:table-cell table:style-name="ce146" table:formula="of:=IF(ISBLANK([.B77]);&quot;&quot;;IF(ISBLANK(INDEX([$Mitagation.B$5:.E$190];MATCH([$'MetRisks Registration'.B77];[$Mitagation.B$5:.B$190];0);4));&quot;&quot;;INDEX([$Mitagation.B$5:.E$190];MATCH([$'MetRisks Registration'.B7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78]);&quot;&quot;;INDEX([$'MetRisks Registration'.A$5:.E$190];MATCH([$Escalation.B78];[$'MetRisks Registration'.B$5:.B$190];0);1))">
            <text:p/>
          </table:table-cell>
          <table:table-cell table:style-name="ce143"/>
          <table:table-cell table:style-name="ce146" table:formula="of:=IF(ISBLANK([.B78]);&quot;&quot;;INDEX([$'MetRisks Registration'.B$5:.E$190];MATCH([$Escalation.B78];[$'MetRisks Registration'.B$5:.B$190];0);2))">
            <text:p/>
          </table:table-cell>
          <table:table-cell table:style-name="ce145"/>
          <table:table-cell table:style-name="ce146" table:formula="of:=IF(ISBLANK([.B78]);&quot;&quot;;IF(ISBLANK(INDEX([$Mitagation.B$5:.E$190];MATCH([$'MetRisks Registration'.B78];[$Mitagation.B$5:.B$190];0);4));&quot;&quot;;INDEX([$Mitagation.B$5:.E$190];MATCH([$'MetRisks Registration'.B7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79]);&quot;&quot;;INDEX([$'MetRisks Registration'.A$5:.E$190];MATCH([$Escalation.B79];[$'MetRisks Registration'.B$5:.B$190];0);1))">
            <text:p/>
          </table:table-cell>
          <table:table-cell table:style-name="ce143"/>
          <table:table-cell table:style-name="ce146" table:formula="of:=IF(ISBLANK([.B79]);&quot;&quot;;INDEX([$'MetRisks Registration'.B$5:.E$190];MATCH([$Escalation.B79];[$'MetRisks Registration'.B$5:.B$190];0);2))">
            <text:p/>
          </table:table-cell>
          <table:table-cell table:style-name="ce145"/>
          <table:table-cell table:style-name="ce146" table:formula="of:=IF(ISBLANK([.B79]);&quot;&quot;;IF(ISBLANK(INDEX([$Mitagation.B$5:.E$190];MATCH([$'MetRisks Registration'.B79];[$Mitagation.B$5:.B$190];0);4));&quot;&quot;;INDEX([$Mitagation.B$5:.E$190];MATCH([$'MetRisks Registration'.B7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80]);&quot;&quot;;INDEX([$'MetRisks Registration'.A$5:.E$190];MATCH([$Escalation.B80];[$'MetRisks Registration'.B$5:.B$190];0);1))">
            <text:p/>
          </table:table-cell>
          <table:table-cell table:style-name="ce143"/>
          <table:table-cell table:style-name="ce146" table:formula="of:=IF(ISBLANK([.B80]);&quot;&quot;;INDEX([$'MetRisks Registration'.B$5:.E$190];MATCH([$Escalation.B80];[$'MetRisks Registration'.B$5:.B$190];0);2))">
            <text:p/>
          </table:table-cell>
          <table:table-cell table:style-name="ce145"/>
          <table:table-cell table:style-name="ce146" table:formula="of:=IF(ISBLANK([.B80]);&quot;&quot;;IF(ISBLANK(INDEX([$Mitagation.B$5:.E$190];MATCH([$'MetRisks Registration'.B80];[$Mitagation.B$5:.B$190];0);4));&quot;&quot;;INDEX([$Mitagation.B$5:.E$190];MATCH([$'MetRisks Registration'.B8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81]);&quot;&quot;;INDEX([$'MetRisks Registration'.A$5:.E$190];MATCH([$Escalation.B81];[$'MetRisks Registration'.B$5:.B$190];0);1))">
            <text:p/>
          </table:table-cell>
          <table:table-cell table:style-name="ce143"/>
          <table:table-cell table:style-name="ce146" table:formula="of:=IF(ISBLANK([.B81]);&quot;&quot;;INDEX([$'MetRisks Registration'.B$5:.E$190];MATCH([$Escalation.B81];[$'MetRisks Registration'.B$5:.B$190];0);2))">
            <text:p/>
          </table:table-cell>
          <table:table-cell table:style-name="ce145"/>
          <table:table-cell table:style-name="ce146" table:formula="of:=IF(ISBLANK([.B81]);&quot;&quot;;IF(ISBLANK(INDEX([$Mitagation.B$5:.E$190];MATCH([$'MetRisks Registration'.B81];[$Mitagation.B$5:.B$190];0);4));&quot;&quot;;INDEX([$Mitagation.B$5:.E$190];MATCH([$'MetRisks Registration'.B8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82]);&quot;&quot;;INDEX([$'MetRisks Registration'.A$5:.E$190];MATCH([$Escalation.B82];[$'MetRisks Registration'.B$5:.B$190];0);1))">
            <text:p/>
          </table:table-cell>
          <table:table-cell table:style-name="ce143"/>
          <table:table-cell table:style-name="ce146" table:formula="of:=IF(ISBLANK([.B82]);&quot;&quot;;INDEX([$'MetRisks Registration'.B$5:.E$190];MATCH([$Escalation.B82];[$'MetRisks Registration'.B$5:.B$190];0);2))">
            <text:p/>
          </table:table-cell>
          <table:table-cell table:style-name="ce145"/>
          <table:table-cell table:style-name="ce146" table:formula="of:=IF(ISBLANK([.B82]);&quot;&quot;;IF(ISBLANK(INDEX([$Mitagation.B$5:.E$190];MATCH([$'MetRisks Registration'.B82];[$Mitagation.B$5:.B$190];0);4));&quot;&quot;;INDEX([$Mitagation.B$5:.E$190];MATCH([$'MetRisks Registration'.B8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83]);&quot;&quot;;INDEX([$'MetRisks Registration'.A$5:.E$190];MATCH([$Escalation.B83];[$'MetRisks Registration'.B$5:.B$190];0);1))">
            <text:p/>
          </table:table-cell>
          <table:table-cell table:style-name="ce143"/>
          <table:table-cell table:style-name="ce146" table:formula="of:=IF(ISBLANK([.B83]);&quot;&quot;;INDEX([$'MetRisks Registration'.B$5:.E$190];MATCH([$Escalation.B83];[$'MetRisks Registration'.B$5:.B$190];0);2))">
            <text:p/>
          </table:table-cell>
          <table:table-cell table:style-name="ce145"/>
          <table:table-cell table:style-name="ce146" table:formula="of:=IF(ISBLANK([.B83]);&quot;&quot;;IF(ISBLANK(INDEX([$Mitagation.B$5:.E$190];MATCH([$'MetRisks Registration'.B83];[$Mitagation.B$5:.B$190];0);4));&quot;&quot;;INDEX([$Mitagation.B$5:.E$190];MATCH([$'MetRisks Registration'.B8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84]);&quot;&quot;;INDEX([$'MetRisks Registration'.A$5:.E$190];MATCH([$Escalation.B84];[$'MetRisks Registration'.B$5:.B$190];0);1))">
            <text:p/>
          </table:table-cell>
          <table:table-cell table:style-name="ce143"/>
          <table:table-cell table:style-name="ce146" table:formula="of:=IF(ISBLANK([.B84]);&quot;&quot;;INDEX([$'MetRisks Registration'.B$5:.E$190];MATCH([$Escalation.B84];[$'MetRisks Registration'.B$5:.B$190];0);2))">
            <text:p/>
          </table:table-cell>
          <table:table-cell table:style-name="ce145"/>
          <table:table-cell table:style-name="ce146" table:formula="of:=IF(ISBLANK([.B84]);&quot;&quot;;IF(ISBLANK(INDEX([$Mitagation.B$5:.E$190];MATCH([$'MetRisks Registration'.B84];[$Mitagation.B$5:.B$190];0);4));&quot;&quot;;INDEX([$Mitagation.B$5:.E$190];MATCH([$'MetRisks Registration'.B8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85]);&quot;&quot;;INDEX([$'MetRisks Registration'.A$5:.E$190];MATCH([$Escalation.B85];[$'MetRisks Registration'.B$5:.B$190];0);1))">
            <text:p/>
          </table:table-cell>
          <table:table-cell table:style-name="ce143"/>
          <table:table-cell table:style-name="ce146" table:formula="of:=IF(ISBLANK([.B85]);&quot;&quot;;INDEX([$'MetRisks Registration'.B$5:.E$190];MATCH([$Escalation.B85];[$'MetRisks Registration'.B$5:.B$190];0);2))">
            <text:p/>
          </table:table-cell>
          <table:table-cell table:style-name="ce145"/>
          <table:table-cell table:style-name="ce146" table:formula="of:=IF(ISBLANK([.B85]);&quot;&quot;;IF(ISBLANK(INDEX([$Mitagation.B$5:.E$190];MATCH([$'MetRisks Registration'.B85];[$Mitagation.B$5:.B$190];0);4));&quot;&quot;;INDEX([$Mitagation.B$5:.E$190];MATCH([$'MetRisks Registration'.B8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86]);&quot;&quot;;INDEX([$'MetRisks Registration'.A$5:.E$190];MATCH([$Escalation.B86];[$'MetRisks Registration'.B$5:.B$190];0);1))">
            <text:p/>
          </table:table-cell>
          <table:table-cell table:style-name="ce143"/>
          <table:table-cell table:style-name="ce146" table:formula="of:=IF(ISBLANK([.B86]);&quot;&quot;;INDEX([$'MetRisks Registration'.B$5:.E$190];MATCH([$Escalation.B86];[$'MetRisks Registration'.B$5:.B$190];0);2))">
            <text:p/>
          </table:table-cell>
          <table:table-cell table:style-name="ce145"/>
          <table:table-cell table:style-name="ce146" table:formula="of:=IF(ISBLANK([.B86]);&quot;&quot;;IF(ISBLANK(INDEX([$Mitagation.B$5:.E$190];MATCH([$'MetRisks Registration'.B86];[$Mitagation.B$5:.B$190];0);4));&quot;&quot;;INDEX([$Mitagation.B$5:.E$190];MATCH([$'MetRisks Registration'.B8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87]);&quot;&quot;;INDEX([$'MetRisks Registration'.A$5:.E$190];MATCH([$Escalation.B87];[$'MetRisks Registration'.B$5:.B$190];0);1))">
            <text:p/>
          </table:table-cell>
          <table:table-cell table:style-name="ce143"/>
          <table:table-cell table:style-name="ce146" table:formula="of:=IF(ISBLANK([.B87]);&quot;&quot;;INDEX([$'MetRisks Registration'.B$5:.E$190];MATCH([$Escalation.B87];[$'MetRisks Registration'.B$5:.B$190];0);2))">
            <text:p/>
          </table:table-cell>
          <table:table-cell table:style-name="ce145"/>
          <table:table-cell table:style-name="ce146" table:formula="of:=IF(ISBLANK([.B87]);&quot;&quot;;IF(ISBLANK(INDEX([$Mitagation.B$5:.E$190];MATCH([$'MetRisks Registration'.B87];[$Mitagation.B$5:.B$190];0);4));&quot;&quot;;INDEX([$Mitagation.B$5:.E$190];MATCH([$'MetRisks Registration'.B8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88]);&quot;&quot;;INDEX([$'MetRisks Registration'.A$5:.E$190];MATCH([$Escalation.B88];[$'MetRisks Registration'.B$5:.B$190];0);1))">
            <text:p/>
          </table:table-cell>
          <table:table-cell table:style-name="ce143"/>
          <table:table-cell table:style-name="ce146" table:formula="of:=IF(ISBLANK([.B88]);&quot;&quot;;INDEX([$'MetRisks Registration'.B$5:.E$190];MATCH([$Escalation.B88];[$'MetRisks Registration'.B$5:.B$190];0);2))">
            <text:p/>
          </table:table-cell>
          <table:table-cell table:style-name="ce145"/>
          <table:table-cell table:style-name="ce146" table:formula="of:=IF(ISBLANK([.B88]);&quot;&quot;;IF(ISBLANK(INDEX([$Mitagation.B$5:.E$190];MATCH([$'MetRisks Registration'.B88];[$Mitagation.B$5:.B$190];0);4));&quot;&quot;;INDEX([$Mitagation.B$5:.E$190];MATCH([$'MetRisks Registration'.B8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89]);&quot;&quot;;INDEX([$'MetRisks Registration'.A$5:.E$190];MATCH([$Escalation.B89];[$'MetRisks Registration'.B$5:.B$190];0);1))">
            <text:p/>
          </table:table-cell>
          <table:table-cell table:style-name="ce143"/>
          <table:table-cell table:style-name="ce146" table:formula="of:=IF(ISBLANK([.B89]);&quot;&quot;;INDEX([$'MetRisks Registration'.B$5:.E$190];MATCH([$Escalation.B89];[$'MetRisks Registration'.B$5:.B$190];0);2))">
            <text:p/>
          </table:table-cell>
          <table:table-cell table:style-name="ce145"/>
          <table:table-cell table:style-name="ce146" table:formula="of:=IF(ISBLANK([.B89]);&quot;&quot;;IF(ISBLANK(INDEX([$Mitagation.B$5:.E$190];MATCH([$'MetRisks Registration'.B89];[$Mitagation.B$5:.B$190];0);4));&quot;&quot;;INDEX([$Mitagation.B$5:.E$190];MATCH([$'MetRisks Registration'.B8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90]);&quot;&quot;;INDEX([$'MetRisks Registration'.A$5:.E$190];MATCH([$Escalation.B90];[$'MetRisks Registration'.B$5:.B$190];0);1))">
            <text:p/>
          </table:table-cell>
          <table:table-cell table:style-name="ce143"/>
          <table:table-cell table:style-name="ce146" table:formula="of:=IF(ISBLANK([.B90]);&quot;&quot;;INDEX([$'MetRisks Registration'.B$5:.E$190];MATCH([$Escalation.B90];[$'MetRisks Registration'.B$5:.B$190];0);2))">
            <text:p/>
          </table:table-cell>
          <table:table-cell table:style-name="ce145"/>
          <table:table-cell table:style-name="ce146" table:formula="of:=IF(ISBLANK([.B90]);&quot;&quot;;IF(ISBLANK(INDEX([$Mitagation.B$5:.E$190];MATCH([$'MetRisks Registration'.B90];[$Mitagation.B$5:.B$190];0);4));&quot;&quot;;INDEX([$Mitagation.B$5:.E$190];MATCH([$'MetRisks Registration'.B9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91]);&quot;&quot;;INDEX([$'MetRisks Registration'.A$5:.E$190];MATCH([$Escalation.B91];[$'MetRisks Registration'.B$5:.B$190];0);1))">
            <text:p/>
          </table:table-cell>
          <table:table-cell table:style-name="ce143"/>
          <table:table-cell table:style-name="ce146" table:formula="of:=IF(ISBLANK([.B91]);&quot;&quot;;INDEX([$'MetRisks Registration'.B$5:.E$190];MATCH([$Escalation.B91];[$'MetRisks Registration'.B$5:.B$190];0);2))">
            <text:p/>
          </table:table-cell>
          <table:table-cell table:style-name="ce145"/>
          <table:table-cell table:style-name="ce146" table:formula="of:=IF(ISBLANK([.B91]);&quot;&quot;;IF(ISBLANK(INDEX([$Mitagation.B$5:.E$190];MATCH([$'MetRisks Registration'.B91];[$Mitagation.B$5:.B$190];0);4));&quot;&quot;;INDEX([$Mitagation.B$5:.E$190];MATCH([$'MetRisks Registration'.B9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92]);&quot;&quot;;INDEX([$'MetRisks Registration'.A$5:.E$190];MATCH([$Escalation.B92];[$'MetRisks Registration'.B$5:.B$190];0);1))">
            <text:p/>
          </table:table-cell>
          <table:table-cell table:style-name="ce143"/>
          <table:table-cell table:style-name="ce146" table:formula="of:=IF(ISBLANK([.B92]);&quot;&quot;;INDEX([$'MetRisks Registration'.B$5:.E$190];MATCH([$Escalation.B92];[$'MetRisks Registration'.B$5:.B$190];0);2))">
            <text:p/>
          </table:table-cell>
          <table:table-cell table:style-name="ce145"/>
          <table:table-cell table:style-name="ce146" table:formula="of:=IF(ISBLANK([.B92]);&quot;&quot;;IF(ISBLANK(INDEX([$Mitagation.B$5:.E$190];MATCH([$'MetRisks Registration'.B92];[$Mitagation.B$5:.B$190];0);4));&quot;&quot;;INDEX([$Mitagation.B$5:.E$190];MATCH([$'MetRisks Registration'.B9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93]);&quot;&quot;;INDEX([$'MetRisks Registration'.A$5:.E$190];MATCH([$Escalation.B93];[$'MetRisks Registration'.B$5:.B$190];0);1))">
            <text:p/>
          </table:table-cell>
          <table:table-cell table:style-name="ce143"/>
          <table:table-cell table:style-name="ce146" table:formula="of:=IF(ISBLANK([.B93]);&quot;&quot;;INDEX([$'MetRisks Registration'.B$5:.E$190];MATCH([$Escalation.B93];[$'MetRisks Registration'.B$5:.B$190];0);2))">
            <text:p/>
          </table:table-cell>
          <table:table-cell table:style-name="ce145"/>
          <table:table-cell table:style-name="ce146" table:formula="of:=IF(ISBLANK([.B93]);&quot;&quot;;IF(ISBLANK(INDEX([$Mitagation.B$5:.E$190];MATCH([$'MetRisks Registration'.B93];[$Mitagation.B$5:.B$190];0);4));&quot;&quot;;INDEX([$Mitagation.B$5:.E$190];MATCH([$'MetRisks Registration'.B9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94]);&quot;&quot;;INDEX([$'MetRisks Registration'.A$5:.E$190];MATCH([$Escalation.B94];[$'MetRisks Registration'.B$5:.B$190];0);1))">
            <text:p/>
          </table:table-cell>
          <table:table-cell table:style-name="ce143"/>
          <table:table-cell table:style-name="ce146" table:formula="of:=IF(ISBLANK([.B94]);&quot;&quot;;INDEX([$'MetRisks Registration'.B$5:.E$190];MATCH([$Escalation.B94];[$'MetRisks Registration'.B$5:.B$190];0);2))">
            <text:p/>
          </table:table-cell>
          <table:table-cell table:style-name="ce145"/>
          <table:table-cell table:style-name="ce146" table:formula="of:=IF(ISBLANK([.B94]);&quot;&quot;;IF(ISBLANK(INDEX([$Mitagation.B$5:.E$190];MATCH([$'MetRisks Registration'.B94];[$Mitagation.B$5:.B$190];0);4));&quot;&quot;;INDEX([$Mitagation.B$5:.E$190];MATCH([$'MetRisks Registration'.B9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95]);&quot;&quot;;INDEX([$'MetRisks Registration'.A$5:.E$190];MATCH([$Escalation.B95];[$'MetRisks Registration'.B$5:.B$190];0);1))">
            <text:p/>
          </table:table-cell>
          <table:table-cell table:style-name="ce143"/>
          <table:table-cell table:style-name="ce146" table:formula="of:=IF(ISBLANK([.B95]);&quot;&quot;;INDEX([$'MetRisks Registration'.B$5:.E$190];MATCH([$Escalation.B95];[$'MetRisks Registration'.B$5:.B$190];0);2))">
            <text:p/>
          </table:table-cell>
          <table:table-cell table:style-name="ce145"/>
          <table:table-cell table:style-name="ce146" table:formula="of:=IF(ISBLANK([.B95]);&quot;&quot;;IF(ISBLANK(INDEX([$Mitagation.B$5:.E$190];MATCH([$'MetRisks Registration'.B95];[$Mitagation.B$5:.B$190];0);4));&quot;&quot;;INDEX([$Mitagation.B$5:.E$190];MATCH([$'MetRisks Registration'.B9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96]);&quot;&quot;;INDEX([$'MetRisks Registration'.A$5:.E$190];MATCH([$Escalation.B96];[$'MetRisks Registration'.B$5:.B$190];0);1))">
            <text:p/>
          </table:table-cell>
          <table:table-cell table:style-name="ce143"/>
          <table:table-cell table:style-name="ce146" table:formula="of:=IF(ISBLANK([.B96]);&quot;&quot;;INDEX([$'MetRisks Registration'.B$5:.E$190];MATCH([$Escalation.B96];[$'MetRisks Registration'.B$5:.B$190];0);2))">
            <text:p/>
          </table:table-cell>
          <table:table-cell table:style-name="ce145"/>
          <table:table-cell table:style-name="ce146" table:formula="of:=IF(ISBLANK([.B96]);&quot;&quot;;IF(ISBLANK(INDEX([$Mitagation.B$5:.E$190];MATCH([$'MetRisks Registration'.B96];[$Mitagation.B$5:.B$190];0);4));&quot;&quot;;INDEX([$Mitagation.B$5:.E$190];MATCH([$'MetRisks Registration'.B9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97]);&quot;&quot;;INDEX([$'MetRisks Registration'.A$5:.E$190];MATCH([$Escalation.B97];[$'MetRisks Registration'.B$5:.B$190];0);1))">
            <text:p/>
          </table:table-cell>
          <table:table-cell table:style-name="ce143"/>
          <table:table-cell table:style-name="ce146" table:formula="of:=IF(ISBLANK([.B97]);&quot;&quot;;INDEX([$'MetRisks Registration'.B$5:.E$190];MATCH([$Escalation.B97];[$'MetRisks Registration'.B$5:.B$190];0);2))">
            <text:p/>
          </table:table-cell>
          <table:table-cell table:style-name="ce145"/>
          <table:table-cell table:style-name="ce146" table:formula="of:=IF(ISBLANK([.B97]);&quot;&quot;;IF(ISBLANK(INDEX([$Mitagation.B$5:.E$190];MATCH([$'MetRisks Registration'.B97];[$Mitagation.B$5:.B$190];0);4));&quot;&quot;;INDEX([$Mitagation.B$5:.E$190];MATCH([$'MetRisks Registration'.B9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98]);&quot;&quot;;INDEX([$'MetRisks Registration'.A$5:.E$190];MATCH([$Escalation.B98];[$'MetRisks Registration'.B$5:.B$190];0);1))">
            <text:p/>
          </table:table-cell>
          <table:table-cell table:style-name="ce143"/>
          <table:table-cell table:style-name="ce146" table:formula="of:=IF(ISBLANK([.B98]);&quot;&quot;;INDEX([$'MetRisks Registration'.B$5:.E$190];MATCH([$Escalation.B98];[$'MetRisks Registration'.B$5:.B$190];0);2))">
            <text:p/>
          </table:table-cell>
          <table:table-cell table:style-name="ce145"/>
          <table:table-cell table:style-name="ce146" table:formula="of:=IF(ISBLANK([.B98]);&quot;&quot;;IF(ISBLANK(INDEX([$Mitagation.B$5:.E$190];MATCH([$'MetRisks Registration'.B98];[$Mitagation.B$5:.B$190];0);4));&quot;&quot;;INDEX([$Mitagation.B$5:.E$190];MATCH([$'MetRisks Registration'.B9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99]);&quot;&quot;;INDEX([$'MetRisks Registration'.A$5:.E$190];MATCH([$Escalation.B99];[$'MetRisks Registration'.B$5:.B$190];0);1))">
            <text:p/>
          </table:table-cell>
          <table:table-cell table:style-name="ce143"/>
          <table:table-cell table:style-name="ce146" table:formula="of:=IF(ISBLANK([.B99]);&quot;&quot;;INDEX([$'MetRisks Registration'.B$5:.E$190];MATCH([$Escalation.B99];[$'MetRisks Registration'.B$5:.B$190];0);2))">
            <text:p/>
          </table:table-cell>
          <table:table-cell table:style-name="ce145"/>
          <table:table-cell table:style-name="ce146" table:formula="of:=IF(ISBLANK([.B99]);&quot;&quot;;IF(ISBLANK(INDEX([$Mitagation.B$5:.E$190];MATCH([$'MetRisks Registration'.B99];[$Mitagation.B$5:.B$190];0);4));&quot;&quot;;INDEX([$Mitagation.B$5:.E$190];MATCH([$'MetRisks Registration'.B9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00]);&quot;&quot;;INDEX([$'MetRisks Registration'.A$5:.E$190];MATCH([$Escalation.B100];[$'MetRisks Registration'.B$5:.B$190];0);1))">
            <text:p/>
          </table:table-cell>
          <table:table-cell table:style-name="ce143"/>
          <table:table-cell table:style-name="ce146" table:formula="of:=IF(ISBLANK([.B100]);&quot;&quot;;INDEX([$'MetRisks Registration'.B$5:.E$190];MATCH([$Escalation.B100];[$'MetRisks Registration'.B$5:.B$190];0);2))">
            <text:p/>
          </table:table-cell>
          <table:table-cell table:style-name="ce145"/>
          <table:table-cell table:style-name="ce146" table:formula="of:=IF(ISBLANK([.B100]);&quot;&quot;;IF(ISBLANK(INDEX([$Mitagation.B$5:.E$190];MATCH([$'MetRisks Registration'.B100];[$Mitagation.B$5:.B$190];0);4));&quot;&quot;;INDEX([$Mitagation.B$5:.E$190];MATCH([$'MetRisks Registration'.B10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01]);&quot;&quot;;INDEX([$'MetRisks Registration'.A$5:.E$190];MATCH([$Escalation.B101];[$'MetRisks Registration'.B$5:.B$190];0);1))">
            <text:p/>
          </table:table-cell>
          <table:table-cell table:style-name="ce143"/>
          <table:table-cell table:style-name="ce146" table:formula="of:=IF(ISBLANK([.B101]);&quot;&quot;;INDEX([$'MetRisks Registration'.B$5:.E$190];MATCH([$Escalation.B101];[$'MetRisks Registration'.B$5:.B$190];0);2))">
            <text:p/>
          </table:table-cell>
          <table:table-cell table:style-name="ce145"/>
          <table:table-cell table:style-name="ce146" table:formula="of:=IF(ISBLANK([.B101]);&quot;&quot;;IF(ISBLANK(INDEX([$Mitagation.B$5:.E$190];MATCH([$'MetRisks Registration'.B101];[$Mitagation.B$5:.B$190];0);4));&quot;&quot;;INDEX([$Mitagation.B$5:.E$190];MATCH([$'MetRisks Registration'.B10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02]);&quot;&quot;;INDEX([$'MetRisks Registration'.A$5:.E$190];MATCH([$Escalation.B102];[$'MetRisks Registration'.B$5:.B$190];0);1))">
            <text:p/>
          </table:table-cell>
          <table:table-cell table:style-name="ce143"/>
          <table:table-cell table:style-name="ce146" table:formula="of:=IF(ISBLANK([.B102]);&quot;&quot;;INDEX([$'MetRisks Registration'.B$5:.E$190];MATCH([$Escalation.B102];[$'MetRisks Registration'.B$5:.B$190];0);2))">
            <text:p/>
          </table:table-cell>
          <table:table-cell table:style-name="ce145"/>
          <table:table-cell table:style-name="ce146" table:formula="of:=IF(ISBLANK([.B102]);&quot;&quot;;IF(ISBLANK(INDEX([$Mitagation.B$5:.E$190];MATCH([$'MetRisks Registration'.B102];[$Mitagation.B$5:.B$190];0);4));&quot;&quot;;INDEX([$Mitagation.B$5:.E$190];MATCH([$'MetRisks Registration'.B10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03]);&quot;&quot;;INDEX([$'MetRisks Registration'.A$5:.E$190];MATCH([$Escalation.B103];[$'MetRisks Registration'.B$5:.B$190];0);1))">
            <text:p/>
          </table:table-cell>
          <table:table-cell table:style-name="ce143"/>
          <table:table-cell table:style-name="ce146" table:formula="of:=IF(ISBLANK([.B103]);&quot;&quot;;INDEX([$'MetRisks Registration'.B$5:.E$190];MATCH([$Escalation.B103];[$'MetRisks Registration'.B$5:.B$190];0);2))">
            <text:p/>
          </table:table-cell>
          <table:table-cell table:style-name="ce145"/>
          <table:table-cell table:style-name="ce146" table:formula="of:=IF(ISBLANK([.B103]);&quot;&quot;;IF(ISBLANK(INDEX([$Mitagation.B$5:.E$190];MATCH([$'MetRisks Registration'.B103];[$Mitagation.B$5:.B$190];0);4));&quot;&quot;;INDEX([$Mitagation.B$5:.E$190];MATCH([$'MetRisks Registration'.B10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04]);&quot;&quot;;INDEX([$'MetRisks Registration'.A$5:.E$190];MATCH([$Escalation.B104];[$'MetRisks Registration'.B$5:.B$190];0);1))">
            <text:p/>
          </table:table-cell>
          <table:table-cell table:style-name="ce143"/>
          <table:table-cell table:style-name="ce146" table:formula="of:=IF(ISBLANK([.B104]);&quot;&quot;;INDEX([$'MetRisks Registration'.B$5:.E$190];MATCH([$Escalation.B104];[$'MetRisks Registration'.B$5:.B$190];0);2))">
            <text:p/>
          </table:table-cell>
          <table:table-cell table:style-name="ce145"/>
          <table:table-cell table:style-name="ce146" table:formula="of:=IF(ISBLANK([.B104]);&quot;&quot;;IF(ISBLANK(INDEX([$Mitagation.B$5:.E$190];MATCH([$'MetRisks Registration'.B104];[$Mitagation.B$5:.B$190];0);4));&quot;&quot;;INDEX([$Mitagation.B$5:.E$190];MATCH([$'MetRisks Registration'.B10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05]);&quot;&quot;;INDEX([$'MetRisks Registration'.A$5:.E$190];MATCH([$Escalation.B105];[$'MetRisks Registration'.B$5:.B$190];0);1))">
            <text:p/>
          </table:table-cell>
          <table:table-cell table:style-name="ce143"/>
          <table:table-cell table:style-name="ce146" table:formula="of:=IF(ISBLANK([.B105]);&quot;&quot;;INDEX([$'MetRisks Registration'.B$5:.E$190];MATCH([$Escalation.B105];[$'MetRisks Registration'.B$5:.B$190];0);2))">
            <text:p/>
          </table:table-cell>
          <table:table-cell table:style-name="ce145"/>
          <table:table-cell table:style-name="ce146" table:formula="of:=IF(ISBLANK([.B105]);&quot;&quot;;IF(ISBLANK(INDEX([$Mitagation.B$5:.E$190];MATCH([$'MetRisks Registration'.B105];[$Mitagation.B$5:.B$190];0);4));&quot;&quot;;INDEX([$Mitagation.B$5:.E$190];MATCH([$'MetRisks Registration'.B10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06]);&quot;&quot;;INDEX([$'MetRisks Registration'.A$5:.E$190];MATCH([$Escalation.B106];[$'MetRisks Registration'.B$5:.B$190];0);1))">
            <text:p/>
          </table:table-cell>
          <table:table-cell table:style-name="ce143"/>
          <table:table-cell table:style-name="ce146" table:formula="of:=IF(ISBLANK([.B106]);&quot;&quot;;INDEX([$'MetRisks Registration'.B$5:.E$190];MATCH([$Escalation.B106];[$'MetRisks Registration'.B$5:.B$190];0);2))">
            <text:p/>
          </table:table-cell>
          <table:table-cell table:style-name="ce145"/>
          <table:table-cell table:style-name="ce146" table:formula="of:=IF(ISBLANK([.B106]);&quot;&quot;;IF(ISBLANK(INDEX([$Mitagation.B$5:.E$190];MATCH([$'MetRisks Registration'.B106];[$Mitagation.B$5:.B$190];0);4));&quot;&quot;;INDEX([$Mitagation.B$5:.E$190];MATCH([$'MetRisks Registration'.B10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07]);&quot;&quot;;INDEX([$'MetRisks Registration'.A$5:.E$190];MATCH([$Escalation.B107];[$'MetRisks Registration'.B$5:.B$190];0);1))">
            <text:p/>
          </table:table-cell>
          <table:table-cell table:style-name="ce143"/>
          <table:table-cell table:style-name="ce146" table:formula="of:=IF(ISBLANK([.B107]);&quot;&quot;;INDEX([$'MetRisks Registration'.B$5:.E$190];MATCH([$Escalation.B107];[$'MetRisks Registration'.B$5:.B$190];0);2))">
            <text:p/>
          </table:table-cell>
          <table:table-cell table:style-name="ce145"/>
          <table:table-cell table:style-name="ce146" table:formula="of:=IF(ISBLANK([.B107]);&quot;&quot;;IF(ISBLANK(INDEX([$Mitagation.B$5:.E$190];MATCH([$'MetRisks Registration'.B107];[$Mitagation.B$5:.B$190];0);4));&quot;&quot;;INDEX([$Mitagation.B$5:.E$190];MATCH([$'MetRisks Registration'.B10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08]);&quot;&quot;;INDEX([$'MetRisks Registration'.A$5:.E$190];MATCH([$Escalation.B108];[$'MetRisks Registration'.B$5:.B$190];0);1))">
            <text:p/>
          </table:table-cell>
          <table:table-cell table:style-name="ce143"/>
          <table:table-cell table:style-name="ce146" table:formula="of:=IF(ISBLANK([.B108]);&quot;&quot;;INDEX([$'MetRisks Registration'.B$5:.E$190];MATCH([$Escalation.B108];[$'MetRisks Registration'.B$5:.B$190];0);2))">
            <text:p/>
          </table:table-cell>
          <table:table-cell table:style-name="ce145"/>
          <table:table-cell table:style-name="ce146" table:formula="of:=IF(ISBLANK([.B108]);&quot;&quot;;IF(ISBLANK(INDEX([$Mitagation.B$5:.E$190];MATCH([$'MetRisks Registration'.B108];[$Mitagation.B$5:.B$190];0);4));&quot;&quot;;INDEX([$Mitagation.B$5:.E$190];MATCH([$'MetRisks Registration'.B10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09]);&quot;&quot;;INDEX([$'MetRisks Registration'.A$5:.E$190];MATCH([$Escalation.B109];[$'MetRisks Registration'.B$5:.B$190];0);1))">
            <text:p/>
          </table:table-cell>
          <table:table-cell table:style-name="ce143"/>
          <table:table-cell table:style-name="ce146" table:formula="of:=IF(ISBLANK([.B109]);&quot;&quot;;INDEX([$'MetRisks Registration'.B$5:.E$190];MATCH([$Escalation.B109];[$'MetRisks Registration'.B$5:.B$190];0);2))">
            <text:p/>
          </table:table-cell>
          <table:table-cell table:style-name="ce145"/>
          <table:table-cell table:style-name="ce146" table:formula="of:=IF(ISBLANK([.B109]);&quot;&quot;;IF(ISBLANK(INDEX([$Mitagation.B$5:.E$190];MATCH([$'MetRisks Registration'.B109];[$Mitagation.B$5:.B$190];0);4));&quot;&quot;;INDEX([$Mitagation.B$5:.E$190];MATCH([$'MetRisks Registration'.B10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10]);&quot;&quot;;INDEX([$'MetRisks Registration'.A$5:.E$190];MATCH([$Escalation.B110];[$'MetRisks Registration'.B$5:.B$190];0);1))">
            <text:p/>
          </table:table-cell>
          <table:table-cell table:style-name="ce143"/>
          <table:table-cell table:style-name="ce146" table:formula="of:=IF(ISBLANK([.B110]);&quot;&quot;;INDEX([$'MetRisks Registration'.B$5:.E$190];MATCH([$Escalation.B110];[$'MetRisks Registration'.B$5:.B$190];0);2))">
            <text:p/>
          </table:table-cell>
          <table:table-cell table:style-name="ce145"/>
          <table:table-cell table:style-name="ce146" table:formula="of:=IF(ISBLANK([.B110]);&quot;&quot;;IF(ISBLANK(INDEX([$Mitagation.B$5:.E$190];MATCH([$'MetRisks Registration'.B110];[$Mitagation.B$5:.B$190];0);4));&quot;&quot;;INDEX([$Mitagation.B$5:.E$190];MATCH([$'MetRisks Registration'.B11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11]);&quot;&quot;;INDEX([$'MetRisks Registration'.A$5:.E$190];MATCH([$Escalation.B111];[$'MetRisks Registration'.B$5:.B$190];0);1))">
            <text:p/>
          </table:table-cell>
          <table:table-cell table:style-name="ce143"/>
          <table:table-cell table:style-name="ce146" table:formula="of:=IF(ISBLANK([.B111]);&quot;&quot;;INDEX([$'MetRisks Registration'.B$5:.E$190];MATCH([$Escalation.B111];[$'MetRisks Registration'.B$5:.B$190];0);2))">
            <text:p/>
          </table:table-cell>
          <table:table-cell table:style-name="ce145"/>
          <table:table-cell table:style-name="ce146" table:formula="of:=IF(ISBLANK([.B111]);&quot;&quot;;IF(ISBLANK(INDEX([$Mitagation.B$5:.E$190];MATCH([$'MetRisks Registration'.B111];[$Mitagation.B$5:.B$190];0);4));&quot;&quot;;INDEX([$Mitagation.B$5:.E$190];MATCH([$'MetRisks Registration'.B11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12]);&quot;&quot;;INDEX([$'MetRisks Registration'.A$5:.E$190];MATCH([$Escalation.B112];[$'MetRisks Registration'.B$5:.B$190];0);1))">
            <text:p/>
          </table:table-cell>
          <table:table-cell table:style-name="ce143"/>
          <table:table-cell table:style-name="ce146" table:formula="of:=IF(ISBLANK([.B112]);&quot;&quot;;INDEX([$'MetRisks Registration'.B$5:.E$190];MATCH([$Escalation.B112];[$'MetRisks Registration'.B$5:.B$190];0);2))">
            <text:p/>
          </table:table-cell>
          <table:table-cell table:style-name="ce145"/>
          <table:table-cell table:style-name="ce146" table:formula="of:=IF(ISBLANK([.B112]);&quot;&quot;;IF(ISBLANK(INDEX([$Mitagation.B$5:.E$190];MATCH([$'MetRisks Registration'.B112];[$Mitagation.B$5:.B$190];0);4));&quot;&quot;;INDEX([$Mitagation.B$5:.E$190];MATCH([$'MetRisks Registration'.B11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13]);&quot;&quot;;INDEX([$'MetRisks Registration'.A$5:.E$190];MATCH([$Escalation.B113];[$'MetRisks Registration'.B$5:.B$190];0);1))">
            <text:p/>
          </table:table-cell>
          <table:table-cell table:style-name="ce143"/>
          <table:table-cell table:style-name="ce146" table:formula="of:=IF(ISBLANK([.B113]);&quot;&quot;;INDEX([$'MetRisks Registration'.B$5:.E$190];MATCH([$Escalation.B113];[$'MetRisks Registration'.B$5:.B$190];0);2))">
            <text:p/>
          </table:table-cell>
          <table:table-cell table:style-name="ce145"/>
          <table:table-cell table:style-name="ce146" table:formula="of:=IF(ISBLANK([.B113]);&quot;&quot;;IF(ISBLANK(INDEX([$Mitagation.B$5:.E$190];MATCH([$'MetRisks Registration'.B113];[$Mitagation.B$5:.B$190];0);4));&quot;&quot;;INDEX([$Mitagation.B$5:.E$190];MATCH([$'MetRisks Registration'.B11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14]);&quot;&quot;;INDEX([$'MetRisks Registration'.A$5:.E$190];MATCH([$Escalation.B114];[$'MetRisks Registration'.B$5:.B$190];0);1))">
            <text:p/>
          </table:table-cell>
          <table:table-cell table:style-name="ce143"/>
          <table:table-cell table:style-name="ce146" table:formula="of:=IF(ISBLANK([.B114]);&quot;&quot;;INDEX([$'MetRisks Registration'.B$5:.E$190];MATCH([$Escalation.B114];[$'MetRisks Registration'.B$5:.B$190];0);2))">
            <text:p/>
          </table:table-cell>
          <table:table-cell table:style-name="ce145"/>
          <table:table-cell table:style-name="ce146" table:formula="of:=IF(ISBLANK([.B114]);&quot;&quot;;IF(ISBLANK(INDEX([$Mitagation.B$5:.E$190];MATCH([$'MetRisks Registration'.B114];[$Mitagation.B$5:.B$190];0);4));&quot;&quot;;INDEX([$Mitagation.B$5:.E$190];MATCH([$'MetRisks Registration'.B11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15]);&quot;&quot;;INDEX([$'MetRisks Registration'.A$5:.E$190];MATCH([$Escalation.B115];[$'MetRisks Registration'.B$5:.B$190];0);1))">
            <text:p/>
          </table:table-cell>
          <table:table-cell table:style-name="ce143"/>
          <table:table-cell table:style-name="ce146" table:formula="of:=IF(ISBLANK([.B115]);&quot;&quot;;INDEX([$'MetRisks Registration'.B$5:.E$190];MATCH([$Escalation.B115];[$'MetRisks Registration'.B$5:.B$190];0);2))">
            <text:p/>
          </table:table-cell>
          <table:table-cell table:style-name="ce145"/>
          <table:table-cell table:style-name="ce146" table:formula="of:=IF(ISBLANK([.B115]);&quot;&quot;;IF(ISBLANK(INDEX([$Mitagation.B$5:.E$190];MATCH([$'MetRisks Registration'.B115];[$Mitagation.B$5:.B$190];0);4));&quot;&quot;;INDEX([$Mitagation.B$5:.E$190];MATCH([$'MetRisks Registration'.B11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16]);&quot;&quot;;INDEX([$'MetRisks Registration'.A$5:.E$190];MATCH([$Escalation.B116];[$'MetRisks Registration'.B$5:.B$190];0);1))">
            <text:p/>
          </table:table-cell>
          <table:table-cell table:style-name="ce143"/>
          <table:table-cell table:style-name="ce146" table:formula="of:=IF(ISBLANK([.B116]);&quot;&quot;;INDEX([$'MetRisks Registration'.B$5:.E$190];MATCH([$Escalation.B116];[$'MetRisks Registration'.B$5:.B$190];0);2))">
            <text:p/>
          </table:table-cell>
          <table:table-cell table:style-name="ce145"/>
          <table:table-cell table:style-name="ce146" table:formula="of:=IF(ISBLANK([.B116]);&quot;&quot;;IF(ISBLANK(INDEX([$Mitagation.B$5:.E$190];MATCH([$'MetRisks Registration'.B116];[$Mitagation.B$5:.B$190];0);4));&quot;&quot;;INDEX([$Mitagation.B$5:.E$190];MATCH([$'MetRisks Registration'.B11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17]);&quot;&quot;;INDEX([$'MetRisks Registration'.A$5:.E$190];MATCH([$Escalation.B117];[$'MetRisks Registration'.B$5:.B$190];0);1))">
            <text:p/>
          </table:table-cell>
          <table:table-cell table:style-name="ce143"/>
          <table:table-cell table:style-name="ce146" table:formula="of:=IF(ISBLANK([.B117]);&quot;&quot;;INDEX([$'MetRisks Registration'.B$5:.E$190];MATCH([$Escalation.B117];[$'MetRisks Registration'.B$5:.B$190];0);2))">
            <text:p/>
          </table:table-cell>
          <table:table-cell table:style-name="ce145"/>
          <table:table-cell table:style-name="ce146" table:formula="of:=IF(ISBLANK([.B117]);&quot;&quot;;IF(ISBLANK(INDEX([$Mitagation.B$5:.E$190];MATCH([$'MetRisks Registration'.B117];[$Mitagation.B$5:.B$190];0);4));&quot;&quot;;INDEX([$Mitagation.B$5:.E$190];MATCH([$'MetRisks Registration'.B11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18]);&quot;&quot;;INDEX([$'MetRisks Registration'.A$5:.E$190];MATCH([$Escalation.B118];[$'MetRisks Registration'.B$5:.B$190];0);1))">
            <text:p/>
          </table:table-cell>
          <table:table-cell table:style-name="ce143"/>
          <table:table-cell table:style-name="ce146" table:formula="of:=IF(ISBLANK([.B118]);&quot;&quot;;INDEX([$'MetRisks Registration'.B$5:.E$190];MATCH([$Escalation.B118];[$'MetRisks Registration'.B$5:.B$190];0);2))">
            <text:p/>
          </table:table-cell>
          <table:table-cell table:style-name="ce145"/>
          <table:table-cell table:style-name="ce146" table:formula="of:=IF(ISBLANK([.B118]);&quot;&quot;;IF(ISBLANK(INDEX([$Mitagation.B$5:.E$190];MATCH([$'MetRisks Registration'.B118];[$Mitagation.B$5:.B$190];0);4));&quot;&quot;;INDEX([$Mitagation.B$5:.E$190];MATCH([$'MetRisks Registration'.B11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19]);&quot;&quot;;INDEX([$'MetRisks Registration'.A$5:.E$190];MATCH([$Escalation.B119];[$'MetRisks Registration'.B$5:.B$190];0);1))">
            <text:p/>
          </table:table-cell>
          <table:table-cell table:style-name="ce143"/>
          <table:table-cell table:style-name="ce146" table:formula="of:=IF(ISBLANK([.B119]);&quot;&quot;;INDEX([$'MetRisks Registration'.B$5:.E$190];MATCH([$Escalation.B119];[$'MetRisks Registration'.B$5:.B$190];0);2))">
            <text:p/>
          </table:table-cell>
          <table:table-cell table:style-name="ce145"/>
          <table:table-cell table:style-name="ce146" table:formula="of:=IF(ISBLANK([.B119]);&quot;&quot;;IF(ISBLANK(INDEX([$Mitagation.B$5:.E$190];MATCH([$'MetRisks Registration'.B119];[$Mitagation.B$5:.B$190];0);4));&quot;&quot;;INDEX([$Mitagation.B$5:.E$190];MATCH([$'MetRisks Registration'.B11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20]);&quot;&quot;;INDEX([$'MetRisks Registration'.A$5:.E$190];MATCH([$Escalation.B120];[$'MetRisks Registration'.B$5:.B$190];0);1))">
            <text:p/>
          </table:table-cell>
          <table:table-cell table:style-name="ce143"/>
          <table:table-cell table:style-name="ce146" table:formula="of:=IF(ISBLANK([.B120]);&quot;&quot;;INDEX([$'MetRisks Registration'.B$5:.E$190];MATCH([$Escalation.B120];[$'MetRisks Registration'.B$5:.B$190];0);2))">
            <text:p/>
          </table:table-cell>
          <table:table-cell table:style-name="ce145"/>
          <table:table-cell table:style-name="ce146" table:formula="of:=IF(ISBLANK([.B120]);&quot;&quot;;IF(ISBLANK(INDEX([$Mitagation.B$5:.E$190];MATCH([$'MetRisks Registration'.B120];[$Mitagation.B$5:.B$190];0);4));&quot;&quot;;INDEX([$Mitagation.B$5:.E$190];MATCH([$'MetRisks Registration'.B12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21]);&quot;&quot;;INDEX([$'MetRisks Registration'.A$5:.E$190];MATCH([$Escalation.B121];[$'MetRisks Registration'.B$5:.B$190];0);1))">
            <text:p/>
          </table:table-cell>
          <table:table-cell table:style-name="ce143"/>
          <table:table-cell table:style-name="ce146" table:formula="of:=IF(ISBLANK([.B121]);&quot;&quot;;INDEX([$'MetRisks Registration'.B$5:.E$190];MATCH([$Escalation.B121];[$'MetRisks Registration'.B$5:.B$190];0);2))">
            <text:p/>
          </table:table-cell>
          <table:table-cell table:style-name="ce145"/>
          <table:table-cell table:style-name="ce146" table:formula="of:=IF(ISBLANK([.B121]);&quot;&quot;;IF(ISBLANK(INDEX([$Mitagation.B$5:.E$190];MATCH([$'MetRisks Registration'.B121];[$Mitagation.B$5:.B$190];0);4));&quot;&quot;;INDEX([$Mitagation.B$5:.E$190];MATCH([$'MetRisks Registration'.B12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22]);&quot;&quot;;INDEX([$'MetRisks Registration'.A$5:.E$190];MATCH([$Escalation.B122];[$'MetRisks Registration'.B$5:.B$190];0);1))">
            <text:p/>
          </table:table-cell>
          <table:table-cell table:style-name="ce143"/>
          <table:table-cell table:style-name="ce146" table:formula="of:=IF(ISBLANK([.B122]);&quot;&quot;;INDEX([$'MetRisks Registration'.B$5:.E$190];MATCH([$Escalation.B122];[$'MetRisks Registration'.B$5:.B$190];0);2))">
            <text:p/>
          </table:table-cell>
          <table:table-cell table:style-name="ce145"/>
          <table:table-cell table:style-name="ce146" table:formula="of:=IF(ISBLANK([.B122]);&quot;&quot;;IF(ISBLANK(INDEX([$Mitagation.B$5:.E$190];MATCH([$'MetRisks Registration'.B122];[$Mitagation.B$5:.B$190];0);4));&quot;&quot;;INDEX([$Mitagation.B$5:.E$190];MATCH([$'MetRisks Registration'.B12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23]);&quot;&quot;;INDEX([$'MetRisks Registration'.A$5:.E$190];MATCH([$Escalation.B123];[$'MetRisks Registration'.B$5:.B$190];0);1))">
            <text:p/>
          </table:table-cell>
          <table:table-cell table:style-name="ce143"/>
          <table:table-cell table:style-name="ce146" table:formula="of:=IF(ISBLANK([.B123]);&quot;&quot;;INDEX([$'MetRisks Registration'.B$5:.E$190];MATCH([$Escalation.B123];[$'MetRisks Registration'.B$5:.B$190];0);2))">
            <text:p/>
          </table:table-cell>
          <table:table-cell table:style-name="ce145"/>
          <table:table-cell table:style-name="ce146" table:formula="of:=IF(ISBLANK([.B123]);&quot;&quot;;IF(ISBLANK(INDEX([$Mitagation.B$5:.E$190];MATCH([$'MetRisks Registration'.B123];[$Mitagation.B$5:.B$190];0);4));&quot;&quot;;INDEX([$Mitagation.B$5:.E$190];MATCH([$'MetRisks Registration'.B12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24]);&quot;&quot;;INDEX([$'MetRisks Registration'.A$5:.E$190];MATCH([$Escalation.B124];[$'MetRisks Registration'.B$5:.B$190];0);1))">
            <text:p/>
          </table:table-cell>
          <table:table-cell table:style-name="ce143"/>
          <table:table-cell table:style-name="ce146" table:formula="of:=IF(ISBLANK([.B124]);&quot;&quot;;INDEX([$'MetRisks Registration'.B$5:.E$190];MATCH([$Escalation.B124];[$'MetRisks Registration'.B$5:.B$190];0);2))">
            <text:p/>
          </table:table-cell>
          <table:table-cell table:style-name="ce145"/>
          <table:table-cell table:style-name="ce146" table:formula="of:=IF(ISBLANK([.B124]);&quot;&quot;;IF(ISBLANK(INDEX([$Mitagation.B$5:.E$190];MATCH([$'MetRisks Registration'.B124];[$Mitagation.B$5:.B$190];0);4));&quot;&quot;;INDEX([$Mitagation.B$5:.E$190];MATCH([$'MetRisks Registration'.B12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25]);&quot;&quot;;INDEX([$'MetRisks Registration'.A$5:.E$190];MATCH([$Escalation.B125];[$'MetRisks Registration'.B$5:.B$190];0);1))">
            <text:p/>
          </table:table-cell>
          <table:table-cell table:style-name="ce143"/>
          <table:table-cell table:style-name="ce146" table:formula="of:=IF(ISBLANK([.B125]);&quot;&quot;;INDEX([$'MetRisks Registration'.B$5:.E$190];MATCH([$Escalation.B125];[$'MetRisks Registration'.B$5:.B$190];0);2))">
            <text:p/>
          </table:table-cell>
          <table:table-cell table:style-name="ce145"/>
          <table:table-cell table:style-name="ce146" table:formula="of:=IF(ISBLANK([.B125]);&quot;&quot;;IF(ISBLANK(INDEX([$Mitagation.B$5:.E$190];MATCH([$'MetRisks Registration'.B125];[$Mitagation.B$5:.B$190];0);4));&quot;&quot;;INDEX([$Mitagation.B$5:.E$190];MATCH([$'MetRisks Registration'.B12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26]);&quot;&quot;;INDEX([$'MetRisks Registration'.A$5:.E$190];MATCH([$Escalation.B126];[$'MetRisks Registration'.B$5:.B$190];0);1))">
            <text:p/>
          </table:table-cell>
          <table:table-cell table:style-name="ce143"/>
          <table:table-cell table:style-name="ce146" table:formula="of:=IF(ISBLANK([.B126]);&quot;&quot;;INDEX([$'MetRisks Registration'.B$5:.E$190];MATCH([$Escalation.B126];[$'MetRisks Registration'.B$5:.B$190];0);2))">
            <text:p/>
          </table:table-cell>
          <table:table-cell table:style-name="ce145"/>
          <table:table-cell table:style-name="ce146" table:formula="of:=IF(ISBLANK([.B126]);&quot;&quot;;IF(ISBLANK(INDEX([$Mitagation.B$5:.E$190];MATCH([$'MetRisks Registration'.B126];[$Mitagation.B$5:.B$190];0);4));&quot;&quot;;INDEX([$Mitagation.B$5:.E$190];MATCH([$'MetRisks Registration'.B12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27]);&quot;&quot;;INDEX([$'MetRisks Registration'.A$5:.E$190];MATCH([$Escalation.B127];[$'MetRisks Registration'.B$5:.B$190];0);1))">
            <text:p/>
          </table:table-cell>
          <table:table-cell table:style-name="ce143"/>
          <table:table-cell table:style-name="ce146" table:formula="of:=IF(ISBLANK([.B127]);&quot;&quot;;INDEX([$'MetRisks Registration'.B$5:.E$190];MATCH([$Escalation.B127];[$'MetRisks Registration'.B$5:.B$190];0);2))">
            <text:p/>
          </table:table-cell>
          <table:table-cell table:style-name="ce145"/>
          <table:table-cell table:style-name="ce146" table:formula="of:=IF(ISBLANK([.B127]);&quot;&quot;;IF(ISBLANK(INDEX([$Mitagation.B$5:.E$190];MATCH([$'MetRisks Registration'.B127];[$Mitagation.B$5:.B$190];0);4));&quot;&quot;;INDEX([$Mitagation.B$5:.E$190];MATCH([$'MetRisks Registration'.B12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28]);&quot;&quot;;INDEX([$'MetRisks Registration'.A$5:.E$190];MATCH([$Escalation.B128];[$'MetRisks Registration'.B$5:.B$190];0);1))">
            <text:p/>
          </table:table-cell>
          <table:table-cell table:style-name="ce143"/>
          <table:table-cell table:style-name="ce146" table:formula="of:=IF(ISBLANK([.B128]);&quot;&quot;;INDEX([$'MetRisks Registration'.B$5:.E$190];MATCH([$Escalation.B128];[$'MetRisks Registration'.B$5:.B$190];0);2))">
            <text:p/>
          </table:table-cell>
          <table:table-cell table:style-name="ce145"/>
          <table:table-cell table:style-name="ce146" table:formula="of:=IF(ISBLANK([.B128]);&quot;&quot;;IF(ISBLANK(INDEX([$Mitagation.B$5:.E$190];MATCH([$'MetRisks Registration'.B128];[$Mitagation.B$5:.B$190];0);4));&quot;&quot;;INDEX([$Mitagation.B$5:.E$190];MATCH([$'MetRisks Registration'.B12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29]);&quot;&quot;;INDEX([$'MetRisks Registration'.A$5:.E$190];MATCH([$Escalation.B129];[$'MetRisks Registration'.B$5:.B$190];0);1))">
            <text:p/>
          </table:table-cell>
          <table:table-cell table:style-name="ce143"/>
          <table:table-cell table:style-name="ce146" table:formula="of:=IF(ISBLANK([.B129]);&quot;&quot;;INDEX([$'MetRisks Registration'.B$5:.E$190];MATCH([$Escalation.B129];[$'MetRisks Registration'.B$5:.B$190];0);2))">
            <text:p/>
          </table:table-cell>
          <table:table-cell table:style-name="ce145"/>
          <table:table-cell table:style-name="ce146" table:formula="of:=IF(ISBLANK([.B129]);&quot;&quot;;IF(ISBLANK(INDEX([$Mitagation.B$5:.E$190];MATCH([$'MetRisks Registration'.B129];[$Mitagation.B$5:.B$190];0);4));&quot;&quot;;INDEX([$Mitagation.B$5:.E$190];MATCH([$'MetRisks Registration'.B12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30]);&quot;&quot;;INDEX([$'MetRisks Registration'.A$5:.E$190];MATCH([$Escalation.B130];[$'MetRisks Registration'.B$5:.B$190];0);1))">
            <text:p/>
          </table:table-cell>
          <table:table-cell table:style-name="ce143"/>
          <table:table-cell table:style-name="ce146" table:formula="of:=IF(ISBLANK([.B130]);&quot;&quot;;INDEX([$'MetRisks Registration'.B$5:.E$190];MATCH([$Escalation.B130];[$'MetRisks Registration'.B$5:.B$190];0);2))">
            <text:p/>
          </table:table-cell>
          <table:table-cell table:style-name="ce145"/>
          <table:table-cell table:style-name="ce146" table:formula="of:=IF(ISBLANK([.B130]);&quot;&quot;;IF(ISBLANK(INDEX([$Mitagation.B$5:.E$190];MATCH([$'MetRisks Registration'.B130];[$Mitagation.B$5:.B$190];0);4));&quot;&quot;;INDEX([$Mitagation.B$5:.E$190];MATCH([$'MetRisks Registration'.B13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31]);&quot;&quot;;INDEX([$'MetRisks Registration'.A$5:.E$190];MATCH([$Escalation.B131];[$'MetRisks Registration'.B$5:.B$190];0);1))">
            <text:p/>
          </table:table-cell>
          <table:table-cell table:style-name="ce143"/>
          <table:table-cell table:style-name="ce146" table:formula="of:=IF(ISBLANK([.B131]);&quot;&quot;;INDEX([$'MetRisks Registration'.B$5:.E$190];MATCH([$Escalation.B131];[$'MetRisks Registration'.B$5:.B$190];0);2))">
            <text:p/>
          </table:table-cell>
          <table:table-cell table:style-name="ce145"/>
          <table:table-cell table:style-name="ce146" table:formula="of:=IF(ISBLANK([.B131]);&quot;&quot;;IF(ISBLANK(INDEX([$Mitagation.B$5:.E$190];MATCH([$'MetRisks Registration'.B131];[$Mitagation.B$5:.B$190];0);4));&quot;&quot;;INDEX([$Mitagation.B$5:.E$190];MATCH([$'MetRisks Registration'.B13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32]);&quot;&quot;;INDEX([$'MetRisks Registration'.A$5:.E$190];MATCH([$Escalation.B132];[$'MetRisks Registration'.B$5:.B$190];0);1))">
            <text:p/>
          </table:table-cell>
          <table:table-cell table:style-name="ce143"/>
          <table:table-cell table:style-name="ce146" table:formula="of:=IF(ISBLANK([.B132]);&quot;&quot;;INDEX([$'MetRisks Registration'.B$5:.E$190];MATCH([$Escalation.B132];[$'MetRisks Registration'.B$5:.B$190];0);2))">
            <text:p/>
          </table:table-cell>
          <table:table-cell table:style-name="ce145"/>
          <table:table-cell table:style-name="ce146" table:formula="of:=IF(ISBLANK([.B132]);&quot;&quot;;IF(ISBLANK(INDEX([$Mitagation.B$5:.E$190];MATCH([$'MetRisks Registration'.B132];[$Mitagation.B$5:.B$190];0);4));&quot;&quot;;INDEX([$Mitagation.B$5:.E$190];MATCH([$'MetRisks Registration'.B13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33]);&quot;&quot;;INDEX([$'MetRisks Registration'.A$5:.E$190];MATCH([$Escalation.B133];[$'MetRisks Registration'.B$5:.B$190];0);1))">
            <text:p/>
          </table:table-cell>
          <table:table-cell table:style-name="ce143"/>
          <table:table-cell table:style-name="ce146" table:formula="of:=IF(ISBLANK([.B133]);&quot;&quot;;INDEX([$'MetRisks Registration'.B$5:.E$190];MATCH([$Escalation.B133];[$'MetRisks Registration'.B$5:.B$190];0);2))">
            <text:p/>
          </table:table-cell>
          <table:table-cell table:style-name="ce145"/>
          <table:table-cell table:style-name="ce146" table:formula="of:=IF(ISBLANK([.B133]);&quot;&quot;;IF(ISBLANK(INDEX([$Mitagation.B$5:.E$190];MATCH([$'MetRisks Registration'.B133];[$Mitagation.B$5:.B$190];0);4));&quot;&quot;;INDEX([$Mitagation.B$5:.E$190];MATCH([$'MetRisks Registration'.B13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34]);&quot;&quot;;INDEX([$'MetRisks Registration'.A$5:.E$190];MATCH([$Escalation.B134];[$'MetRisks Registration'.B$5:.B$190];0);1))">
            <text:p/>
          </table:table-cell>
          <table:table-cell table:style-name="ce143"/>
          <table:table-cell table:style-name="ce146" table:formula="of:=IF(ISBLANK([.B134]);&quot;&quot;;INDEX([$'MetRisks Registration'.B$5:.E$190];MATCH([$Escalation.B134];[$'MetRisks Registration'.B$5:.B$190];0);2))">
            <text:p/>
          </table:table-cell>
          <table:table-cell table:style-name="ce145"/>
          <table:table-cell table:style-name="ce146" table:formula="of:=IF(ISBLANK([.B134]);&quot;&quot;;IF(ISBLANK(INDEX([$Mitagation.B$5:.E$190];MATCH([$'MetRisks Registration'.B134];[$Mitagation.B$5:.B$190];0);4));&quot;&quot;;INDEX([$Mitagation.B$5:.E$190];MATCH([$'MetRisks Registration'.B13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35]);&quot;&quot;;INDEX([$'MetRisks Registration'.A$5:.E$190];MATCH([$Escalation.B135];[$'MetRisks Registration'.B$5:.B$190];0);1))">
            <text:p/>
          </table:table-cell>
          <table:table-cell table:style-name="ce143"/>
          <table:table-cell table:style-name="ce146" table:formula="of:=IF(ISBLANK([.B135]);&quot;&quot;;INDEX([$'MetRisks Registration'.B$5:.E$190];MATCH([$Escalation.B135];[$'MetRisks Registration'.B$5:.B$190];0);2))">
            <text:p/>
          </table:table-cell>
          <table:table-cell table:style-name="ce145"/>
          <table:table-cell table:style-name="ce146" table:formula="of:=IF(ISBLANK([.B135]);&quot;&quot;;IF(ISBLANK(INDEX([$Mitagation.B$5:.E$190];MATCH([$'MetRisks Registration'.B135];[$Mitagation.B$5:.B$190];0);4));&quot;&quot;;INDEX([$Mitagation.B$5:.E$190];MATCH([$'MetRisks Registration'.B13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36]);&quot;&quot;;INDEX([$'MetRisks Registration'.A$5:.E$190];MATCH([$Escalation.B136];[$'MetRisks Registration'.B$5:.B$190];0);1))">
            <text:p/>
          </table:table-cell>
          <table:table-cell table:style-name="ce143"/>
          <table:table-cell table:style-name="ce146" table:formula="of:=IF(ISBLANK([.B136]);&quot;&quot;;INDEX([$'MetRisks Registration'.B$5:.E$190];MATCH([$Escalation.B136];[$'MetRisks Registration'.B$5:.B$190];0);2))">
            <text:p/>
          </table:table-cell>
          <table:table-cell table:style-name="ce145"/>
          <table:table-cell table:style-name="ce146" table:formula="of:=IF(ISBLANK([.B136]);&quot;&quot;;IF(ISBLANK(INDEX([$Mitagation.B$5:.E$190];MATCH([$'MetRisks Registration'.B136];[$Mitagation.B$5:.B$190];0);4));&quot;&quot;;INDEX([$Mitagation.B$5:.E$190];MATCH([$'MetRisks Registration'.B13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37]);&quot;&quot;;INDEX([$'MetRisks Registration'.A$5:.E$190];MATCH([$Escalation.B137];[$'MetRisks Registration'.B$5:.B$190];0);1))">
            <text:p/>
          </table:table-cell>
          <table:table-cell table:style-name="ce143"/>
          <table:table-cell table:style-name="ce146" table:formula="of:=IF(ISBLANK([.B137]);&quot;&quot;;INDEX([$'MetRisks Registration'.B$5:.E$190];MATCH([$Escalation.B137];[$'MetRisks Registration'.B$5:.B$190];0);2))">
            <text:p/>
          </table:table-cell>
          <table:table-cell table:style-name="ce145"/>
          <table:table-cell table:style-name="ce146" table:formula="of:=IF(ISBLANK([.B137]);&quot;&quot;;IF(ISBLANK(INDEX([$Mitagation.B$5:.E$190];MATCH([$'MetRisks Registration'.B137];[$Mitagation.B$5:.B$190];0);4));&quot;&quot;;INDEX([$Mitagation.B$5:.E$190];MATCH([$'MetRisks Registration'.B13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38]);&quot;&quot;;INDEX([$'MetRisks Registration'.A$5:.E$190];MATCH([$Escalation.B138];[$'MetRisks Registration'.B$5:.B$190];0);1))">
            <text:p/>
          </table:table-cell>
          <table:table-cell table:style-name="ce143"/>
          <table:table-cell table:style-name="ce146" table:formula="of:=IF(ISBLANK([.B138]);&quot;&quot;;INDEX([$'MetRisks Registration'.B$5:.E$190];MATCH([$Escalation.B138];[$'MetRisks Registration'.B$5:.B$190];0);2))">
            <text:p/>
          </table:table-cell>
          <table:table-cell table:style-name="ce145"/>
          <table:table-cell table:style-name="ce146" table:formula="of:=IF(ISBLANK([.B138]);&quot;&quot;;IF(ISBLANK(INDEX([$Mitagation.B$5:.E$190];MATCH([$'MetRisks Registration'.B138];[$Mitagation.B$5:.B$190];0);4));&quot;&quot;;INDEX([$Mitagation.B$5:.E$190];MATCH([$'MetRisks Registration'.B13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39]);&quot;&quot;;INDEX([$'MetRisks Registration'.A$5:.E$190];MATCH([$Escalation.B139];[$'MetRisks Registration'.B$5:.B$190];0);1))">
            <text:p/>
          </table:table-cell>
          <table:table-cell table:style-name="ce143"/>
          <table:table-cell table:style-name="ce146" table:formula="of:=IF(ISBLANK([.B139]);&quot;&quot;;INDEX([$'MetRisks Registration'.B$5:.E$190];MATCH([$Escalation.B139];[$'MetRisks Registration'.B$5:.B$190];0);2))">
            <text:p/>
          </table:table-cell>
          <table:table-cell table:style-name="ce145"/>
          <table:table-cell table:style-name="ce146" table:formula="of:=IF(ISBLANK([.B139]);&quot;&quot;;IF(ISBLANK(INDEX([$Mitagation.B$5:.E$190];MATCH([$'MetRisks Registration'.B139];[$Mitagation.B$5:.B$190];0);4));&quot;&quot;;INDEX([$Mitagation.B$5:.E$190];MATCH([$'MetRisks Registration'.B13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40]);&quot;&quot;;INDEX([$'MetRisks Registration'.A$5:.E$190];MATCH([$Escalation.B140];[$'MetRisks Registration'.B$5:.B$190];0);1))">
            <text:p/>
          </table:table-cell>
          <table:table-cell table:style-name="ce143"/>
          <table:table-cell table:style-name="ce146" table:formula="of:=IF(ISBLANK([.B140]);&quot;&quot;;INDEX([$'MetRisks Registration'.B$5:.E$190];MATCH([$Escalation.B140];[$'MetRisks Registration'.B$5:.B$190];0);2))">
            <text:p/>
          </table:table-cell>
          <table:table-cell table:style-name="ce145"/>
          <table:table-cell table:style-name="ce146" table:formula="of:=IF(ISBLANK([.B140]);&quot;&quot;;IF(ISBLANK(INDEX([$Mitagation.B$5:.E$190];MATCH([$'MetRisks Registration'.B140];[$Mitagation.B$5:.B$190];0);4));&quot;&quot;;INDEX([$Mitagation.B$5:.E$190];MATCH([$'MetRisks Registration'.B14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41]);&quot;&quot;;INDEX([$'MetRisks Registration'.A$5:.E$190];MATCH([$Escalation.B141];[$'MetRisks Registration'.B$5:.B$190];0);1))">
            <text:p/>
          </table:table-cell>
          <table:table-cell table:style-name="ce143"/>
          <table:table-cell table:style-name="ce146" table:formula="of:=IF(ISBLANK([.B141]);&quot;&quot;;INDEX([$'MetRisks Registration'.B$5:.E$190];MATCH([$Escalation.B141];[$'MetRisks Registration'.B$5:.B$190];0);2))">
            <text:p/>
          </table:table-cell>
          <table:table-cell table:style-name="ce145"/>
          <table:table-cell table:style-name="ce146" table:formula="of:=IF(ISBLANK([.B141]);&quot;&quot;;IF(ISBLANK(INDEX([$Mitagation.B$5:.E$190];MATCH([$'MetRisks Registration'.B141];[$Mitagation.B$5:.B$190];0);4));&quot;&quot;;INDEX([$Mitagation.B$5:.E$190];MATCH([$'MetRisks Registration'.B14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42]);&quot;&quot;;INDEX([$'MetRisks Registration'.A$5:.E$190];MATCH([$Escalation.B142];[$'MetRisks Registration'.B$5:.B$190];0);1))">
            <text:p/>
          </table:table-cell>
          <table:table-cell table:style-name="ce143"/>
          <table:table-cell table:style-name="ce146" table:formula="of:=IF(ISBLANK([.B142]);&quot;&quot;;INDEX([$'MetRisks Registration'.B$5:.E$190];MATCH([$Escalation.B142];[$'MetRisks Registration'.B$5:.B$190];0);2))">
            <text:p/>
          </table:table-cell>
          <table:table-cell table:style-name="ce145"/>
          <table:table-cell table:style-name="ce146" table:formula="of:=IF(ISBLANK([.B142]);&quot;&quot;;IF(ISBLANK(INDEX([$Mitagation.B$5:.E$190];MATCH([$'MetRisks Registration'.B142];[$Mitagation.B$5:.B$190];0);4));&quot;&quot;;INDEX([$Mitagation.B$5:.E$190];MATCH([$'MetRisks Registration'.B14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43]);&quot;&quot;;INDEX([$'MetRisks Registration'.A$5:.E$190];MATCH([$Escalation.B143];[$'MetRisks Registration'.B$5:.B$190];0);1))">
            <text:p/>
          </table:table-cell>
          <table:table-cell table:style-name="ce143"/>
          <table:table-cell table:style-name="ce146" table:formula="of:=IF(ISBLANK([.B143]);&quot;&quot;;INDEX([$'MetRisks Registration'.B$5:.E$190];MATCH([$Escalation.B143];[$'MetRisks Registration'.B$5:.B$190];0);2))">
            <text:p/>
          </table:table-cell>
          <table:table-cell table:style-name="ce145"/>
          <table:table-cell table:style-name="ce146" table:formula="of:=IF(ISBLANK([.B143]);&quot;&quot;;IF(ISBLANK(INDEX([$Mitagation.B$5:.E$190];MATCH([$'MetRisks Registration'.B143];[$Mitagation.B$5:.B$190];0);4));&quot;&quot;;INDEX([$Mitagation.B$5:.E$190];MATCH([$'MetRisks Registration'.B14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44]);&quot;&quot;;INDEX([$'MetRisks Registration'.A$5:.E$190];MATCH([$Escalation.B144];[$'MetRisks Registration'.B$5:.B$190];0);1))">
            <text:p/>
          </table:table-cell>
          <table:table-cell table:style-name="ce143"/>
          <table:table-cell table:style-name="ce146" table:formula="of:=IF(ISBLANK([.B144]);&quot;&quot;;INDEX([$'MetRisks Registration'.B$5:.E$190];MATCH([$Escalation.B144];[$'MetRisks Registration'.B$5:.B$190];0);2))">
            <text:p/>
          </table:table-cell>
          <table:table-cell table:style-name="ce145"/>
          <table:table-cell table:style-name="ce146" table:formula="of:=IF(ISBLANK([.B144]);&quot;&quot;;IF(ISBLANK(INDEX([$Mitagation.B$5:.E$190];MATCH([$'MetRisks Registration'.B144];[$Mitagation.B$5:.B$190];0);4));&quot;&quot;;INDEX([$Mitagation.B$5:.E$190];MATCH([$'MetRisks Registration'.B14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45]);&quot;&quot;;INDEX([$'MetRisks Registration'.A$5:.E$190];MATCH([$Escalation.B145];[$'MetRisks Registration'.B$5:.B$190];0);1))">
            <text:p/>
          </table:table-cell>
          <table:table-cell table:style-name="ce143"/>
          <table:table-cell table:style-name="ce146" table:formula="of:=IF(ISBLANK([.B145]);&quot;&quot;;INDEX([$'MetRisks Registration'.B$5:.E$190];MATCH([$Escalation.B145];[$'MetRisks Registration'.B$5:.B$190];0);2))">
            <text:p/>
          </table:table-cell>
          <table:table-cell table:style-name="ce145"/>
          <table:table-cell table:style-name="ce146" table:formula="of:=IF(ISBLANK([.B145]);&quot;&quot;;IF(ISBLANK(INDEX([$Mitagation.B$5:.E$190];MATCH([$'MetRisks Registration'.B145];[$Mitagation.B$5:.B$190];0);4));&quot;&quot;;INDEX([$Mitagation.B$5:.E$190];MATCH([$'MetRisks Registration'.B14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46]);&quot;&quot;;INDEX([$'MetRisks Registration'.A$5:.E$190];MATCH([$Escalation.B146];[$'MetRisks Registration'.B$5:.B$190];0);1))">
            <text:p/>
          </table:table-cell>
          <table:table-cell table:style-name="ce143"/>
          <table:table-cell table:style-name="ce146" table:formula="of:=IF(ISBLANK([.B146]);&quot;&quot;;INDEX([$'MetRisks Registration'.B$5:.E$190];MATCH([$Escalation.B146];[$'MetRisks Registration'.B$5:.B$190];0);2))">
            <text:p/>
          </table:table-cell>
          <table:table-cell table:style-name="ce145"/>
          <table:table-cell table:style-name="ce146" table:formula="of:=IF(ISBLANK([.B146]);&quot;&quot;;IF(ISBLANK(INDEX([$Mitagation.B$5:.E$190];MATCH([$'MetRisks Registration'.B146];[$Mitagation.B$5:.B$190];0);4));&quot;&quot;;INDEX([$Mitagation.B$5:.E$190];MATCH([$'MetRisks Registration'.B14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47]);&quot;&quot;;INDEX([$'MetRisks Registration'.A$5:.E$190];MATCH([$Escalation.B147];[$'MetRisks Registration'.B$5:.B$190];0);1))">
            <text:p/>
          </table:table-cell>
          <table:table-cell table:style-name="ce143"/>
          <table:table-cell table:style-name="ce146" table:formula="of:=IF(ISBLANK([.B147]);&quot;&quot;;INDEX([$'MetRisks Registration'.B$5:.E$190];MATCH([$Escalation.B147];[$'MetRisks Registration'.B$5:.B$190];0);2))">
            <text:p/>
          </table:table-cell>
          <table:table-cell table:style-name="ce145"/>
          <table:table-cell table:style-name="ce146" table:formula="of:=IF(ISBLANK([.B147]);&quot;&quot;;IF(ISBLANK(INDEX([$Mitagation.B$5:.E$190];MATCH([$'MetRisks Registration'.B147];[$Mitagation.B$5:.B$190];0);4));&quot;&quot;;INDEX([$Mitagation.B$5:.E$190];MATCH([$'MetRisks Registration'.B14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48]);&quot;&quot;;INDEX([$'MetRisks Registration'.A$5:.E$190];MATCH([$Escalation.B148];[$'MetRisks Registration'.B$5:.B$190];0);1))">
            <text:p/>
          </table:table-cell>
          <table:table-cell table:style-name="ce143"/>
          <table:table-cell table:style-name="ce146" table:formula="of:=IF(ISBLANK([.B148]);&quot;&quot;;INDEX([$'MetRisks Registration'.B$5:.E$190];MATCH([$Escalation.B148];[$'MetRisks Registration'.B$5:.B$190];0);2))">
            <text:p/>
          </table:table-cell>
          <table:table-cell table:style-name="ce145"/>
          <table:table-cell table:style-name="ce146" table:formula="of:=IF(ISBLANK([.B148]);&quot;&quot;;IF(ISBLANK(INDEX([$Mitagation.B$5:.E$190];MATCH([$'MetRisks Registration'.B148];[$Mitagation.B$5:.B$190];0);4));&quot;&quot;;INDEX([$Mitagation.B$5:.E$190];MATCH([$'MetRisks Registration'.B14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49]);&quot;&quot;;INDEX([$'MetRisks Registration'.A$5:.E$190];MATCH([$Escalation.B149];[$'MetRisks Registration'.B$5:.B$190];0);1))">
            <text:p/>
          </table:table-cell>
          <table:table-cell table:style-name="ce143"/>
          <table:table-cell table:style-name="ce146" table:formula="of:=IF(ISBLANK([.B149]);&quot;&quot;;INDEX([$'MetRisks Registration'.B$5:.E$190];MATCH([$Escalation.B149];[$'MetRisks Registration'.B$5:.B$190];0);2))">
            <text:p/>
          </table:table-cell>
          <table:table-cell table:style-name="ce145"/>
          <table:table-cell table:style-name="ce146" table:formula="of:=IF(ISBLANK([.B149]);&quot;&quot;;IF(ISBLANK(INDEX([$Mitagation.B$5:.E$190];MATCH([$'MetRisks Registration'.B149];[$Mitagation.B$5:.B$190];0);4));&quot;&quot;;INDEX([$Mitagation.B$5:.E$190];MATCH([$'MetRisks Registration'.B14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50]);&quot;&quot;;INDEX([$'MetRisks Registration'.A$5:.E$190];MATCH([$Escalation.B150];[$'MetRisks Registration'.B$5:.B$190];0);1))">
            <text:p/>
          </table:table-cell>
          <table:table-cell table:style-name="ce143"/>
          <table:table-cell table:style-name="ce146" table:formula="of:=IF(ISBLANK([.B150]);&quot;&quot;;INDEX([$'MetRisks Registration'.B$5:.E$190];MATCH([$Escalation.B150];[$'MetRisks Registration'.B$5:.B$190];0);2))">
            <text:p/>
          </table:table-cell>
          <table:table-cell table:style-name="ce145"/>
          <table:table-cell table:style-name="ce146" table:formula="of:=IF(ISBLANK([.B150]);&quot;&quot;;IF(ISBLANK(INDEX([$Mitagation.B$5:.E$190];MATCH([$'MetRisks Registration'.B150];[$Mitagation.B$5:.B$190];0);4));&quot;&quot;;INDEX([$Mitagation.B$5:.E$190];MATCH([$'MetRisks Registration'.B15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51]);&quot;&quot;;INDEX([$'MetRisks Registration'.A$5:.E$190];MATCH([$Escalation.B151];[$'MetRisks Registration'.B$5:.B$190];0);1))">
            <text:p/>
          </table:table-cell>
          <table:table-cell table:style-name="ce143"/>
          <table:table-cell table:style-name="ce146" table:formula="of:=IF(ISBLANK([.B151]);&quot;&quot;;INDEX([$'MetRisks Registration'.B$5:.E$190];MATCH([$Escalation.B151];[$'MetRisks Registration'.B$5:.B$190];0);2))">
            <text:p/>
          </table:table-cell>
          <table:table-cell table:style-name="ce145"/>
          <table:table-cell table:style-name="ce146" table:formula="of:=IF(ISBLANK([.B151]);&quot;&quot;;IF(ISBLANK(INDEX([$Mitagation.B$5:.E$190];MATCH([$'MetRisks Registration'.B151];[$Mitagation.B$5:.B$190];0);4));&quot;&quot;;INDEX([$Mitagation.B$5:.E$190];MATCH([$'MetRisks Registration'.B15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52]);&quot;&quot;;INDEX([$'MetRisks Registration'.A$5:.E$190];MATCH([$Escalation.B152];[$'MetRisks Registration'.B$5:.B$190];0);1))">
            <text:p/>
          </table:table-cell>
          <table:table-cell table:style-name="ce143"/>
          <table:table-cell table:style-name="ce146" table:formula="of:=IF(ISBLANK([.B152]);&quot;&quot;;INDEX([$'MetRisks Registration'.B$5:.E$190];MATCH([$Escalation.B152];[$'MetRisks Registration'.B$5:.B$190];0);2))">
            <text:p/>
          </table:table-cell>
          <table:table-cell table:style-name="ce145"/>
          <table:table-cell table:style-name="ce146" table:formula="of:=IF(ISBLANK([.B152]);&quot;&quot;;IF(ISBLANK(INDEX([$Mitagation.B$5:.E$190];MATCH([$'MetRisks Registration'.B152];[$Mitagation.B$5:.B$190];0);4));&quot;&quot;;INDEX([$Mitagation.B$5:.E$190];MATCH([$'MetRisks Registration'.B15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53]);&quot;&quot;;INDEX([$'MetRisks Registration'.A$5:.E$190];MATCH([$Escalation.B153];[$'MetRisks Registration'.B$5:.B$190];0);1))">
            <text:p/>
          </table:table-cell>
          <table:table-cell table:style-name="ce143"/>
          <table:table-cell table:style-name="ce146" table:formula="of:=IF(ISBLANK([.B153]);&quot;&quot;;INDEX([$'MetRisks Registration'.B$5:.E$190];MATCH([$Escalation.B153];[$'MetRisks Registration'.B$5:.B$190];0);2))">
            <text:p/>
          </table:table-cell>
          <table:table-cell table:style-name="ce145"/>
          <table:table-cell table:style-name="ce146" table:formula="of:=IF(ISBLANK([.B153]);&quot;&quot;;IF(ISBLANK(INDEX([$Mitagation.B$5:.E$190];MATCH([$'MetRisks Registration'.B153];[$Mitagation.B$5:.B$190];0);4));&quot;&quot;;INDEX([$Mitagation.B$5:.E$190];MATCH([$'MetRisks Registration'.B15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54]);&quot;&quot;;INDEX([$'MetRisks Registration'.A$5:.E$190];MATCH([$Escalation.B154];[$'MetRisks Registration'.B$5:.B$190];0);1))">
            <text:p/>
          </table:table-cell>
          <table:table-cell table:style-name="ce143"/>
          <table:table-cell table:style-name="ce146" table:formula="of:=IF(ISBLANK([.B154]);&quot;&quot;;INDEX([$'MetRisks Registration'.B$5:.E$190];MATCH([$Escalation.B154];[$'MetRisks Registration'.B$5:.B$190];0);2))">
            <text:p/>
          </table:table-cell>
          <table:table-cell table:style-name="ce145"/>
          <table:table-cell table:style-name="ce146" table:formula="of:=IF(ISBLANK([.B154]);&quot;&quot;;IF(ISBLANK(INDEX([$Mitagation.B$5:.E$190];MATCH([$'MetRisks Registration'.B154];[$Mitagation.B$5:.B$190];0);4));&quot;&quot;;INDEX([$Mitagation.B$5:.E$190];MATCH([$'MetRisks Registration'.B15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55]);&quot;&quot;;INDEX([$'MetRisks Registration'.A$5:.E$190];MATCH([$Escalation.B155];[$'MetRisks Registration'.B$5:.B$190];0);1))">
            <text:p/>
          </table:table-cell>
          <table:table-cell table:style-name="ce143"/>
          <table:table-cell table:style-name="ce146" table:formula="of:=IF(ISBLANK([.B155]);&quot;&quot;;INDEX([$'MetRisks Registration'.B$5:.E$190];MATCH([$Escalation.B155];[$'MetRisks Registration'.B$5:.B$190];0);2))">
            <text:p/>
          </table:table-cell>
          <table:table-cell table:style-name="ce145"/>
          <table:table-cell table:style-name="ce146" table:formula="of:=IF(ISBLANK([.B155]);&quot;&quot;;IF(ISBLANK(INDEX([$Mitagation.B$5:.E$190];MATCH([$'MetRisks Registration'.B155];[$Mitagation.B$5:.B$190];0);4));&quot;&quot;;INDEX([$Mitagation.B$5:.E$190];MATCH([$'MetRisks Registration'.B15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56]);&quot;&quot;;INDEX([$'MetRisks Registration'.A$5:.E$190];MATCH([$Escalation.B156];[$'MetRisks Registration'.B$5:.B$190];0);1))">
            <text:p/>
          </table:table-cell>
          <table:table-cell table:style-name="ce143"/>
          <table:table-cell table:style-name="ce146" table:formula="of:=IF(ISBLANK([.B156]);&quot;&quot;;INDEX([$'MetRisks Registration'.B$5:.E$190];MATCH([$Escalation.B156];[$'MetRisks Registration'.B$5:.B$190];0);2))">
            <text:p/>
          </table:table-cell>
          <table:table-cell table:style-name="ce145"/>
          <table:table-cell table:style-name="ce146" table:formula="of:=IF(ISBLANK([.B156]);&quot;&quot;;IF(ISBLANK(INDEX([$Mitagation.B$5:.E$190];MATCH([$'MetRisks Registration'.B156];[$Mitagation.B$5:.B$190];0);4));&quot;&quot;;INDEX([$Mitagation.B$5:.E$190];MATCH([$'MetRisks Registration'.B15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57]);&quot;&quot;;INDEX([$'MetRisks Registration'.A$5:.E$190];MATCH([$Escalation.B157];[$'MetRisks Registration'.B$5:.B$190];0);1))">
            <text:p/>
          </table:table-cell>
          <table:table-cell table:style-name="ce143"/>
          <table:table-cell table:style-name="ce146" table:formula="of:=IF(ISBLANK([.B157]);&quot;&quot;;INDEX([$'MetRisks Registration'.B$5:.E$190];MATCH([$Escalation.B157];[$'MetRisks Registration'.B$5:.B$190];0);2))">
            <text:p/>
          </table:table-cell>
          <table:table-cell table:style-name="ce145"/>
          <table:table-cell table:style-name="ce146" table:formula="of:=IF(ISBLANK([.B157]);&quot;&quot;;IF(ISBLANK(INDEX([$Mitagation.B$5:.E$190];MATCH([$'MetRisks Registration'.B157];[$Mitagation.B$5:.B$190];0);4));&quot;&quot;;INDEX([$Mitagation.B$5:.E$190];MATCH([$'MetRisks Registration'.B15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58]);&quot;&quot;;INDEX([$'MetRisks Registration'.A$5:.E$190];MATCH([$Escalation.B158];[$'MetRisks Registration'.B$5:.B$190];0);1))">
            <text:p/>
          </table:table-cell>
          <table:table-cell table:style-name="ce143"/>
          <table:table-cell table:style-name="ce146" table:formula="of:=IF(ISBLANK([.B158]);&quot;&quot;;INDEX([$'MetRisks Registration'.B$5:.E$190];MATCH([$Escalation.B158];[$'MetRisks Registration'.B$5:.B$190];0);2))">
            <text:p/>
          </table:table-cell>
          <table:table-cell table:style-name="ce145"/>
          <table:table-cell table:style-name="ce146" table:formula="of:=IF(ISBLANK([.B158]);&quot;&quot;;IF(ISBLANK(INDEX([$Mitagation.B$5:.E$190];MATCH([$'MetRisks Registration'.B158];[$Mitagation.B$5:.B$190];0);4));&quot;&quot;;INDEX([$Mitagation.B$5:.E$190];MATCH([$'MetRisks Registration'.B15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59]);&quot;&quot;;INDEX([$'MetRisks Registration'.A$5:.E$190];MATCH([$Escalation.B159];[$'MetRisks Registration'.B$5:.B$190];0);1))">
            <text:p/>
          </table:table-cell>
          <table:table-cell table:style-name="ce143"/>
          <table:table-cell table:style-name="ce146" table:formula="of:=IF(ISBLANK([.B159]);&quot;&quot;;INDEX([$'MetRisks Registration'.B$5:.E$190];MATCH([$Escalation.B159];[$'MetRisks Registration'.B$5:.B$190];0);2))">
            <text:p/>
          </table:table-cell>
          <table:table-cell table:style-name="ce145"/>
          <table:table-cell table:style-name="ce146" table:formula="of:=IF(ISBLANK([.B159]);&quot;&quot;;IF(ISBLANK(INDEX([$Mitagation.B$5:.E$190];MATCH([$'MetRisks Registration'.B159];[$Mitagation.B$5:.B$190];0);4));&quot;&quot;;INDEX([$Mitagation.B$5:.E$190];MATCH([$'MetRisks Registration'.B15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60]);&quot;&quot;;INDEX([$'MetRisks Registration'.A$5:.E$190];MATCH([$Escalation.B160];[$'MetRisks Registration'.B$5:.B$190];0);1))">
            <text:p/>
          </table:table-cell>
          <table:table-cell table:style-name="ce143"/>
          <table:table-cell table:style-name="ce146" table:formula="of:=IF(ISBLANK([.B160]);&quot;&quot;;INDEX([$'MetRisks Registration'.B$5:.E$190];MATCH([$Escalation.B160];[$'MetRisks Registration'.B$5:.B$190];0);2))">
            <text:p/>
          </table:table-cell>
          <table:table-cell table:style-name="ce145"/>
          <table:table-cell table:style-name="ce146" table:formula="of:=IF(ISBLANK([.B160]);&quot;&quot;;IF(ISBLANK(INDEX([$Mitagation.B$5:.E$190];MATCH([$'MetRisks Registration'.B160];[$Mitagation.B$5:.B$190];0);4));&quot;&quot;;INDEX([$Mitagation.B$5:.E$190];MATCH([$'MetRisks Registration'.B16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61]);&quot;&quot;;INDEX([$'MetRisks Registration'.A$5:.E$190];MATCH([$Escalation.B161];[$'MetRisks Registration'.B$5:.B$190];0);1))">
            <text:p/>
          </table:table-cell>
          <table:table-cell table:style-name="ce143"/>
          <table:table-cell table:style-name="ce146" table:formula="of:=IF(ISBLANK([.B161]);&quot;&quot;;INDEX([$'MetRisks Registration'.B$5:.E$190];MATCH([$Escalation.B161];[$'MetRisks Registration'.B$5:.B$190];0);2))">
            <text:p/>
          </table:table-cell>
          <table:table-cell table:style-name="ce145"/>
          <table:table-cell table:style-name="ce146" table:formula="of:=IF(ISBLANK([.B161]);&quot;&quot;;IF(ISBLANK(INDEX([$Mitagation.B$5:.E$190];MATCH([$'MetRisks Registration'.B161];[$Mitagation.B$5:.B$190];0);4));&quot;&quot;;INDEX([$Mitagation.B$5:.E$190];MATCH([$'MetRisks Registration'.B16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62]);&quot;&quot;;INDEX([$'MetRisks Registration'.A$5:.E$190];MATCH([$Escalation.B162];[$'MetRisks Registration'.B$5:.B$190];0);1))">
            <text:p/>
          </table:table-cell>
          <table:table-cell table:style-name="ce143"/>
          <table:table-cell table:style-name="ce146" table:formula="of:=IF(ISBLANK([.B162]);&quot;&quot;;INDEX([$'MetRisks Registration'.B$5:.E$190];MATCH([$Escalation.B162];[$'MetRisks Registration'.B$5:.B$190];0);2))">
            <text:p/>
          </table:table-cell>
          <table:table-cell table:style-name="ce145"/>
          <table:table-cell table:style-name="ce146" table:formula="of:=IF(ISBLANK([.B162]);&quot;&quot;;IF(ISBLANK(INDEX([$Mitagation.B$5:.E$190];MATCH([$'MetRisks Registration'.B162];[$Mitagation.B$5:.B$190];0);4));&quot;&quot;;INDEX([$Mitagation.B$5:.E$190];MATCH([$'MetRisks Registration'.B16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63]);&quot;&quot;;INDEX([$'MetRisks Registration'.A$5:.E$190];MATCH([$Escalation.B163];[$'MetRisks Registration'.B$5:.B$190];0);1))">
            <text:p/>
          </table:table-cell>
          <table:table-cell table:style-name="ce143"/>
          <table:table-cell table:style-name="ce146" table:formula="of:=IF(ISBLANK([.B163]);&quot;&quot;;INDEX([$'MetRisks Registration'.B$5:.E$190];MATCH([$Escalation.B163];[$'MetRisks Registration'.B$5:.B$190];0);2))">
            <text:p/>
          </table:table-cell>
          <table:table-cell table:style-name="ce145"/>
          <table:table-cell table:style-name="ce146" table:formula="of:=IF(ISBLANK([.B163]);&quot;&quot;;IF(ISBLANK(INDEX([$Mitagation.B$5:.E$190];MATCH([$'MetRisks Registration'.B163];[$Mitagation.B$5:.B$190];0);4));&quot;&quot;;INDEX([$Mitagation.B$5:.E$190];MATCH([$'MetRisks Registration'.B16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64]);&quot;&quot;;INDEX([$'MetRisks Registration'.A$5:.E$190];MATCH([$Escalation.B164];[$'MetRisks Registration'.B$5:.B$190];0);1))">
            <text:p/>
          </table:table-cell>
          <table:table-cell table:style-name="ce143"/>
          <table:table-cell table:style-name="ce146" table:formula="of:=IF(ISBLANK([.B164]);&quot;&quot;;INDEX([$'MetRisks Registration'.B$5:.E$190];MATCH([$Escalation.B164];[$'MetRisks Registration'.B$5:.B$190];0);2))">
            <text:p/>
          </table:table-cell>
          <table:table-cell table:style-name="ce145"/>
          <table:table-cell table:style-name="ce146" table:formula="of:=IF(ISBLANK([.B164]);&quot;&quot;;IF(ISBLANK(INDEX([$Mitagation.B$5:.E$190];MATCH([$'MetRisks Registration'.B164];[$Mitagation.B$5:.B$190];0);4));&quot;&quot;;INDEX([$Mitagation.B$5:.E$190];MATCH([$'MetRisks Registration'.B16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65]);&quot;&quot;;INDEX([$'MetRisks Registration'.A$5:.E$190];MATCH([$Escalation.B165];[$'MetRisks Registration'.B$5:.B$190];0);1))">
            <text:p/>
          </table:table-cell>
          <table:table-cell table:style-name="ce143"/>
          <table:table-cell table:style-name="ce146" table:formula="of:=IF(ISBLANK([.B165]);&quot;&quot;;INDEX([$'MetRisks Registration'.B$5:.E$190];MATCH([$Escalation.B165];[$'MetRisks Registration'.B$5:.B$190];0);2))">
            <text:p/>
          </table:table-cell>
          <table:table-cell table:style-name="ce145"/>
          <table:table-cell table:style-name="ce146" table:formula="of:=IF(ISBLANK([.B165]);&quot;&quot;;IF(ISBLANK(INDEX([$Mitagation.B$5:.E$190];MATCH([$'MetRisks Registration'.B165];[$Mitagation.B$5:.B$190];0);4));&quot;&quot;;INDEX([$Mitagation.B$5:.E$190];MATCH([$'MetRisks Registration'.B16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66]);&quot;&quot;;INDEX([$'MetRisks Registration'.A$5:.E$190];MATCH([$Escalation.B166];[$'MetRisks Registration'.B$5:.B$190];0);1))">
            <text:p/>
          </table:table-cell>
          <table:table-cell table:style-name="ce143"/>
          <table:table-cell table:style-name="ce146" table:formula="of:=IF(ISBLANK([.B166]);&quot;&quot;;INDEX([$'MetRisks Registration'.B$5:.E$190];MATCH([$Escalation.B166];[$'MetRisks Registration'.B$5:.B$190];0);2))">
            <text:p/>
          </table:table-cell>
          <table:table-cell table:style-name="ce145"/>
          <table:table-cell table:style-name="ce146" table:formula="of:=IF(ISBLANK([.B166]);&quot;&quot;;IF(ISBLANK(INDEX([$Mitagation.B$5:.E$190];MATCH([$'MetRisks Registration'.B166];[$Mitagation.B$5:.B$190];0);4));&quot;&quot;;INDEX([$Mitagation.B$5:.E$190];MATCH([$'MetRisks Registration'.B16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67]);&quot;&quot;;INDEX([$'MetRisks Registration'.A$5:.E$190];MATCH([$Escalation.B167];[$'MetRisks Registration'.B$5:.B$190];0);1))">
            <text:p/>
          </table:table-cell>
          <table:table-cell table:style-name="ce143"/>
          <table:table-cell table:style-name="ce146" table:formula="of:=IF(ISBLANK([.B167]);&quot;&quot;;INDEX([$'MetRisks Registration'.B$5:.E$190];MATCH([$Escalation.B167];[$'MetRisks Registration'.B$5:.B$190];0);2))">
            <text:p/>
          </table:table-cell>
          <table:table-cell table:style-name="ce145"/>
          <table:table-cell table:style-name="ce146" table:formula="of:=IF(ISBLANK([.B167]);&quot;&quot;;IF(ISBLANK(INDEX([$Mitagation.B$5:.E$190];MATCH([$'MetRisks Registration'.B167];[$Mitagation.B$5:.B$190];0);4));&quot;&quot;;INDEX([$Mitagation.B$5:.E$190];MATCH([$'MetRisks Registration'.B16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68]);&quot;&quot;;INDEX([$'MetRisks Registration'.A$5:.E$190];MATCH([$Escalation.B168];[$'MetRisks Registration'.B$5:.B$190];0);1))">
            <text:p/>
          </table:table-cell>
          <table:table-cell table:style-name="ce143"/>
          <table:table-cell table:style-name="ce146" table:formula="of:=IF(ISBLANK([.B168]);&quot;&quot;;INDEX([$'MetRisks Registration'.B$5:.E$190];MATCH([$Escalation.B168];[$'MetRisks Registration'.B$5:.B$190];0);2))">
            <text:p/>
          </table:table-cell>
          <table:table-cell table:style-name="ce145"/>
          <table:table-cell table:style-name="ce146" table:formula="of:=IF(ISBLANK([.B168]);&quot;&quot;;IF(ISBLANK(INDEX([$Mitagation.B$5:.E$190];MATCH([$'MetRisks Registration'.B168];[$Mitagation.B$5:.B$190];0);4));&quot;&quot;;INDEX([$Mitagation.B$5:.E$190];MATCH([$'MetRisks Registration'.B16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69]);&quot;&quot;;INDEX([$'MetRisks Registration'.A$5:.E$190];MATCH([$Escalation.B169];[$'MetRisks Registration'.B$5:.B$190];0);1))">
            <text:p/>
          </table:table-cell>
          <table:table-cell table:style-name="ce143"/>
          <table:table-cell table:style-name="ce146" table:formula="of:=IF(ISBLANK([.B169]);&quot;&quot;;INDEX([$'MetRisks Registration'.B$5:.E$190];MATCH([$Escalation.B169];[$'MetRisks Registration'.B$5:.B$190];0);2))">
            <text:p/>
          </table:table-cell>
          <table:table-cell table:style-name="ce145"/>
          <table:table-cell table:style-name="ce146" table:formula="of:=IF(ISBLANK([.B169]);&quot;&quot;;IF(ISBLANK(INDEX([$Mitagation.B$5:.E$190];MATCH([$'MetRisks Registration'.B169];[$Mitagation.B$5:.B$190];0);4));&quot;&quot;;INDEX([$Mitagation.B$5:.E$190];MATCH([$'MetRisks Registration'.B16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70]);&quot;&quot;;INDEX([$'MetRisks Registration'.A$5:.E$190];MATCH([$Escalation.B170];[$'MetRisks Registration'.B$5:.B$190];0);1))">
            <text:p/>
          </table:table-cell>
          <table:table-cell table:style-name="ce143"/>
          <table:table-cell table:style-name="ce146" table:formula="of:=IF(ISBLANK([.B170]);&quot;&quot;;INDEX([$'MetRisks Registration'.B$5:.E$190];MATCH([$Escalation.B170];[$'MetRisks Registration'.B$5:.B$190];0);2))">
            <text:p/>
          </table:table-cell>
          <table:table-cell table:style-name="ce145"/>
          <table:table-cell table:style-name="ce146" table:formula="of:=IF(ISBLANK([.B170]);&quot;&quot;;IF(ISBLANK(INDEX([$Mitagation.B$5:.E$190];MATCH([$'MetRisks Registration'.B170];[$Mitagation.B$5:.B$190];0);4));&quot;&quot;;INDEX([$Mitagation.B$5:.E$190];MATCH([$'MetRisks Registration'.B17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71]);&quot;&quot;;INDEX([$'MetRisks Registration'.A$5:.E$190];MATCH([$Escalation.B171];[$'MetRisks Registration'.B$5:.B$190];0);1))">
            <text:p/>
          </table:table-cell>
          <table:table-cell table:style-name="ce143"/>
          <table:table-cell table:style-name="ce146" table:formula="of:=IF(ISBLANK([.B171]);&quot;&quot;;INDEX([$'MetRisks Registration'.B$5:.E$190];MATCH([$Escalation.B171];[$'MetRisks Registration'.B$5:.B$190];0);2))">
            <text:p/>
          </table:table-cell>
          <table:table-cell table:style-name="ce145"/>
          <table:table-cell table:style-name="ce146" table:formula="of:=IF(ISBLANK([.B171]);&quot;&quot;;IF(ISBLANK(INDEX([$Mitagation.B$5:.E$190];MATCH([$'MetRisks Registration'.B171];[$Mitagation.B$5:.B$190];0);4));&quot;&quot;;INDEX([$Mitagation.B$5:.E$190];MATCH([$'MetRisks Registration'.B17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72]);&quot;&quot;;INDEX([$'MetRisks Registration'.A$5:.E$190];MATCH([$Escalation.B172];[$'MetRisks Registration'.B$5:.B$190];0);1))">
            <text:p/>
          </table:table-cell>
          <table:table-cell table:style-name="ce143"/>
          <table:table-cell table:style-name="ce146" table:formula="of:=IF(ISBLANK([.B172]);&quot;&quot;;INDEX([$'MetRisks Registration'.B$5:.E$190];MATCH([$Escalation.B172];[$'MetRisks Registration'.B$5:.B$190];0);2))">
            <text:p/>
          </table:table-cell>
          <table:table-cell table:style-name="ce145"/>
          <table:table-cell table:style-name="ce146" table:formula="of:=IF(ISBLANK([.B172]);&quot;&quot;;IF(ISBLANK(INDEX([$Mitagation.B$5:.E$190];MATCH([$'MetRisks Registration'.B172];[$Mitagation.B$5:.B$190];0);4));&quot;&quot;;INDEX([$Mitagation.B$5:.E$190];MATCH([$'MetRisks Registration'.B17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73]);&quot;&quot;;INDEX([$'MetRisks Registration'.A$5:.E$190];MATCH([$Escalation.B173];[$'MetRisks Registration'.B$5:.B$190];0);1))">
            <text:p/>
          </table:table-cell>
          <table:table-cell table:style-name="ce143"/>
          <table:table-cell table:style-name="ce146" table:formula="of:=IF(ISBLANK([.B173]);&quot;&quot;;INDEX([$'MetRisks Registration'.B$5:.E$190];MATCH([$Escalation.B173];[$'MetRisks Registration'.B$5:.B$190];0);2))">
            <text:p/>
          </table:table-cell>
          <table:table-cell table:style-name="ce145"/>
          <table:table-cell table:style-name="ce146" table:formula="of:=IF(ISBLANK([.B173]);&quot;&quot;;IF(ISBLANK(INDEX([$Mitagation.B$5:.E$190];MATCH([$'MetRisks Registration'.B173];[$Mitagation.B$5:.B$190];0);4));&quot;&quot;;INDEX([$Mitagation.B$5:.E$190];MATCH([$'MetRisks Registration'.B17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74]);&quot;&quot;;INDEX([$'MetRisks Registration'.A$5:.E$190];MATCH([$Escalation.B174];[$'MetRisks Registration'.B$5:.B$190];0);1))">
            <text:p/>
          </table:table-cell>
          <table:table-cell table:style-name="ce143"/>
          <table:table-cell table:style-name="ce146" table:formula="of:=IF(ISBLANK([.B174]);&quot;&quot;;INDEX([$'MetRisks Registration'.B$5:.E$190];MATCH([$Escalation.B174];[$'MetRisks Registration'.B$5:.B$190];0);2))">
            <text:p/>
          </table:table-cell>
          <table:table-cell table:style-name="ce145"/>
          <table:table-cell table:style-name="ce146" table:formula="of:=IF(ISBLANK([.B174]);&quot;&quot;;IF(ISBLANK(INDEX([$Mitagation.B$5:.E$190];MATCH([$'MetRisks Registration'.B174];[$Mitagation.B$5:.B$190];0);4));&quot;&quot;;INDEX([$Mitagation.B$5:.E$190];MATCH([$'MetRisks Registration'.B17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75]);&quot;&quot;;INDEX([$'MetRisks Registration'.A$5:.E$190];MATCH([$Escalation.B175];[$'MetRisks Registration'.B$5:.B$190];0);1))">
            <text:p/>
          </table:table-cell>
          <table:table-cell table:style-name="ce143"/>
          <table:table-cell table:style-name="ce146" table:formula="of:=IF(ISBLANK([.B175]);&quot;&quot;;INDEX([$'MetRisks Registration'.B$5:.E$190];MATCH([$Escalation.B175];[$'MetRisks Registration'.B$5:.B$190];0);2))">
            <text:p/>
          </table:table-cell>
          <table:table-cell table:style-name="ce145"/>
          <table:table-cell table:style-name="ce146" table:formula="of:=IF(ISBLANK([.B175]);&quot;&quot;;IF(ISBLANK(INDEX([$Mitagation.B$5:.E$190];MATCH([$'MetRisks Registration'.B175];[$Mitagation.B$5:.B$190];0);4));&quot;&quot;;INDEX([$Mitagation.B$5:.E$190];MATCH([$'MetRisks Registration'.B17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76]);&quot;&quot;;INDEX([$'MetRisks Registration'.A$5:.E$190];MATCH([$Escalation.B176];[$'MetRisks Registration'.B$5:.B$190];0);1))">
            <text:p/>
          </table:table-cell>
          <table:table-cell table:style-name="ce143"/>
          <table:table-cell table:style-name="ce146" table:formula="of:=IF(ISBLANK([.B176]);&quot;&quot;;INDEX([$'MetRisks Registration'.B$5:.E$190];MATCH([$Escalation.B176];[$'MetRisks Registration'.B$5:.B$190];0);2))">
            <text:p/>
          </table:table-cell>
          <table:table-cell table:style-name="ce145"/>
          <table:table-cell table:style-name="ce146" table:formula="of:=IF(ISBLANK([.B176]);&quot;&quot;;IF(ISBLANK(INDEX([$Mitagation.B$5:.E$190];MATCH([$'MetRisks Registration'.B176];[$Mitagation.B$5:.B$190];0);4));&quot;&quot;;INDEX([$Mitagation.B$5:.E$190];MATCH([$'MetRisks Registration'.B17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77]);&quot;&quot;;INDEX([$'MetRisks Registration'.A$5:.E$190];MATCH([$Escalation.B177];[$'MetRisks Registration'.B$5:.B$190];0);1))">
            <text:p/>
          </table:table-cell>
          <table:table-cell table:style-name="ce143"/>
          <table:table-cell table:style-name="ce146" table:formula="of:=IF(ISBLANK([.B177]);&quot;&quot;;INDEX([$'MetRisks Registration'.B$5:.E$190];MATCH([$Escalation.B177];[$'MetRisks Registration'.B$5:.B$190];0);2))">
            <text:p/>
          </table:table-cell>
          <table:table-cell table:style-name="ce145"/>
          <table:table-cell table:style-name="ce146" table:formula="of:=IF(ISBLANK([.B177]);&quot;&quot;;IF(ISBLANK(INDEX([$Mitagation.B$5:.E$190];MATCH([$'MetRisks Registration'.B177];[$Mitagation.B$5:.B$190];0);4));&quot;&quot;;INDEX([$Mitagation.B$5:.E$190];MATCH([$'MetRisks Registration'.B17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78]);&quot;&quot;;INDEX([$'MetRisks Registration'.A$5:.E$190];MATCH([$Escalation.B178];[$'MetRisks Registration'.B$5:.B$190];0);1))">
            <text:p/>
          </table:table-cell>
          <table:table-cell table:style-name="ce143"/>
          <table:table-cell table:style-name="ce146" table:formula="of:=IF(ISBLANK([.B178]);&quot;&quot;;INDEX([$'MetRisks Registration'.B$5:.E$190];MATCH([$Escalation.B178];[$'MetRisks Registration'.B$5:.B$190];0);2))">
            <text:p/>
          </table:table-cell>
          <table:table-cell table:style-name="ce145"/>
          <table:table-cell table:style-name="ce146" table:formula="of:=IF(ISBLANK([.B178]);&quot;&quot;;IF(ISBLANK(INDEX([$Mitagation.B$5:.E$190];MATCH([$'MetRisks Registration'.B178];[$Mitagation.B$5:.B$190];0);4));&quot;&quot;;INDEX([$Mitagation.B$5:.E$190];MATCH([$'MetRisks Registration'.B17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79]);&quot;&quot;;INDEX([$'MetRisks Registration'.A$5:.E$190];MATCH([$Escalation.B179];[$'MetRisks Registration'.B$5:.B$190];0);1))">
            <text:p/>
          </table:table-cell>
          <table:table-cell table:style-name="ce143"/>
          <table:table-cell table:style-name="ce146" table:formula="of:=IF(ISBLANK([.B179]);&quot;&quot;;INDEX([$'MetRisks Registration'.B$5:.E$190];MATCH([$Escalation.B179];[$'MetRisks Registration'.B$5:.B$190];0);2))">
            <text:p/>
          </table:table-cell>
          <table:table-cell table:style-name="ce145"/>
          <table:table-cell table:style-name="ce146" table:formula="of:=IF(ISBLANK([.B179]);&quot;&quot;;IF(ISBLANK(INDEX([$Mitagation.B$5:.E$190];MATCH([$'MetRisks Registration'.B179];[$Mitagation.B$5:.B$190];0);4));&quot;&quot;;INDEX([$Mitagation.B$5:.E$190];MATCH([$'MetRisks Registration'.B17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80]);&quot;&quot;;INDEX([$'MetRisks Registration'.A$5:.E$190];MATCH([$Escalation.B180];[$'MetRisks Registration'.B$5:.B$190];0);1))">
            <text:p/>
          </table:table-cell>
          <table:table-cell table:style-name="ce143"/>
          <table:table-cell table:style-name="ce146" table:formula="of:=IF(ISBLANK([.B180]);&quot;&quot;;INDEX([$'MetRisks Registration'.B$5:.E$190];MATCH([$Escalation.B180];[$'MetRisks Registration'.B$5:.B$190];0);2))">
            <text:p/>
          </table:table-cell>
          <table:table-cell table:style-name="ce145"/>
          <table:table-cell table:style-name="ce146" table:formula="of:=IF(ISBLANK([.B180]);&quot;&quot;;IF(ISBLANK(INDEX([$Mitagation.B$5:.E$190];MATCH([$'MetRisks Registration'.B180];[$Mitagation.B$5:.B$190];0);4));&quot;&quot;;INDEX([$Mitagation.B$5:.E$190];MATCH([$'MetRisks Registration'.B18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81]);&quot;&quot;;INDEX([$'MetRisks Registration'.A$5:.E$190];MATCH([$Escalation.B181];[$'MetRisks Registration'.B$5:.B$190];0);1))">
            <text:p/>
          </table:table-cell>
          <table:table-cell table:style-name="ce143"/>
          <table:table-cell table:style-name="ce146" table:formula="of:=IF(ISBLANK([.B181]);&quot;&quot;;INDEX([$'MetRisks Registration'.B$5:.E$190];MATCH([$Escalation.B181];[$'MetRisks Registration'.B$5:.B$190];0);2))">
            <text:p/>
          </table:table-cell>
          <table:table-cell table:style-name="ce145"/>
          <table:table-cell table:style-name="ce146" table:formula="of:=IF(ISBLANK([.B181]);&quot;&quot;;IF(ISBLANK(INDEX([$Mitagation.B$5:.E$190];MATCH([$'MetRisks Registration'.B181];[$Mitagation.B$5:.B$190];0);4));&quot;&quot;;INDEX([$Mitagation.B$5:.E$190];MATCH([$'MetRisks Registration'.B18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82]);&quot;&quot;;INDEX([$'MetRisks Registration'.A$5:.E$190];MATCH([$Escalation.B182];[$'MetRisks Registration'.B$5:.B$190];0);1))">
            <text:p/>
          </table:table-cell>
          <table:table-cell table:style-name="ce143"/>
          <table:table-cell table:style-name="ce146" table:formula="of:=IF(ISBLANK([.B182]);&quot;&quot;;INDEX([$'MetRisks Registration'.B$5:.E$190];MATCH([$Escalation.B182];[$'MetRisks Registration'.B$5:.B$190];0);2))">
            <text:p/>
          </table:table-cell>
          <table:table-cell table:style-name="ce145"/>
          <table:table-cell table:style-name="ce146" table:formula="of:=IF(ISBLANK([.B182]);&quot;&quot;;IF(ISBLANK(INDEX([$Mitagation.B$5:.E$190];MATCH([$'MetRisks Registration'.B182];[$Mitagation.B$5:.B$190];0);4));&quot;&quot;;INDEX([$Mitagation.B$5:.E$190];MATCH([$'MetRisks Registration'.B18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83]);&quot;&quot;;INDEX([$'MetRisks Registration'.A$5:.E$190];MATCH([$Escalation.B183];[$'MetRisks Registration'.B$5:.B$190];0);1))">
            <text:p/>
          </table:table-cell>
          <table:table-cell table:style-name="ce143"/>
          <table:table-cell table:style-name="ce146" table:formula="of:=IF(ISBLANK([.B183]);&quot;&quot;;INDEX([$'MetRisks Registration'.B$5:.E$190];MATCH([$Escalation.B183];[$'MetRisks Registration'.B$5:.B$190];0);2))">
            <text:p/>
          </table:table-cell>
          <table:table-cell table:style-name="ce145"/>
          <table:table-cell table:style-name="ce146" table:formula="of:=IF(ISBLANK([.B183]);&quot;&quot;;IF(ISBLANK(INDEX([$Mitagation.B$5:.E$190];MATCH([$'MetRisks Registration'.B183];[$Mitagation.B$5:.B$190];0);4));&quot;&quot;;INDEX([$Mitagation.B$5:.E$190];MATCH([$'MetRisks Registration'.B18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84]);&quot;&quot;;INDEX([$'MetRisks Registration'.A$5:.E$190];MATCH([$Escalation.B184];[$'MetRisks Registration'.B$5:.B$190];0);1))">
            <text:p/>
          </table:table-cell>
          <table:table-cell table:style-name="ce143"/>
          <table:table-cell table:style-name="ce146" table:formula="of:=IF(ISBLANK([.B184]);&quot;&quot;;INDEX([$'MetRisks Registration'.B$5:.E$190];MATCH([$Escalation.B184];[$'MetRisks Registration'.B$5:.B$190];0);2))">
            <text:p/>
          </table:table-cell>
          <table:table-cell table:style-name="ce145"/>
          <table:table-cell table:style-name="ce146" table:formula="of:=IF(ISBLANK([.B184]);&quot;&quot;;IF(ISBLANK(INDEX([$Mitagation.B$5:.E$190];MATCH([$'MetRisks Registration'.B184];[$Mitagation.B$5:.B$190];0);4));&quot;&quot;;INDEX([$Mitagation.B$5:.E$190];MATCH([$'MetRisks Registration'.B18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85]);&quot;&quot;;INDEX([$'MetRisks Registration'.A$5:.E$190];MATCH([$Escalation.B185];[$'MetRisks Registration'.B$5:.B$190];0);1))">
            <text:p/>
          </table:table-cell>
          <table:table-cell table:style-name="ce143"/>
          <table:table-cell table:style-name="ce146" table:formula="of:=IF(ISBLANK([.B185]);&quot;&quot;;INDEX([$'MetRisks Registration'.B$5:.E$190];MATCH([$Escalation.B185];[$'MetRisks Registration'.B$5:.B$190];0);2))">
            <text:p/>
          </table:table-cell>
          <table:table-cell table:style-name="ce145"/>
          <table:table-cell table:style-name="ce146" table:formula="of:=IF(ISBLANK([.B185]);&quot;&quot;;IF(ISBLANK(INDEX([$Mitagation.B$5:.E$190];MATCH([$'MetRisks Registration'.B185];[$Mitagation.B$5:.B$190];0);4));&quot;&quot;;INDEX([$Mitagation.B$5:.E$190];MATCH([$'MetRisks Registration'.B18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86]);&quot;&quot;;INDEX([$'MetRisks Registration'.A$5:.E$190];MATCH([$Escalation.B186];[$'MetRisks Registration'.B$5:.B$190];0);1))">
            <text:p/>
          </table:table-cell>
          <table:table-cell table:style-name="ce143"/>
          <table:table-cell table:style-name="ce146" table:formula="of:=IF(ISBLANK([.B186]);&quot;&quot;;INDEX([$'MetRisks Registration'.B$5:.E$190];MATCH([$Escalation.B186];[$'MetRisks Registration'.B$5:.B$190];0);2))">
            <text:p/>
          </table:table-cell>
          <table:table-cell table:style-name="ce145"/>
          <table:table-cell table:style-name="ce146" table:formula="of:=IF(ISBLANK([.B186]);&quot;&quot;;IF(ISBLANK(INDEX([$Mitagation.B$5:.E$190];MATCH([$'MetRisks Registration'.B186];[$Mitagation.B$5:.B$190];0);4));&quot;&quot;;INDEX([$Mitagation.B$5:.E$190];MATCH([$'MetRisks Registration'.B18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87]);&quot;&quot;;INDEX([$'MetRisks Registration'.A$5:.E$190];MATCH([$Escalation.B187];[$'MetRisks Registration'.B$5:.B$190];0);1))">
            <text:p/>
          </table:table-cell>
          <table:table-cell table:style-name="ce143"/>
          <table:table-cell table:style-name="ce146" table:formula="of:=IF(ISBLANK([.B187]);&quot;&quot;;INDEX([$'MetRisks Registration'.B$5:.E$190];MATCH([$Escalation.B187];[$'MetRisks Registration'.B$5:.B$190];0);2))">
            <text:p/>
          </table:table-cell>
          <table:table-cell table:style-name="ce145"/>
          <table:table-cell table:style-name="ce146" table:formula="of:=IF(ISBLANK([.B187]);&quot;&quot;;IF(ISBLANK(INDEX([$Mitagation.B$5:.E$190];MATCH([$'MetRisks Registration'.B187];[$Mitagation.B$5:.B$190];0);4));&quot;&quot;;INDEX([$Mitagation.B$5:.E$190];MATCH([$'MetRisks Registration'.B18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88]);&quot;&quot;;INDEX([$'MetRisks Registration'.A$5:.E$190];MATCH([$Escalation.B188];[$'MetRisks Registration'.B$5:.B$190];0);1))">
            <text:p/>
          </table:table-cell>
          <table:table-cell table:style-name="ce143"/>
          <table:table-cell table:style-name="ce146" table:formula="of:=IF(ISBLANK([.B188]);&quot;&quot;;INDEX([$'MetRisks Registration'.B$5:.E$190];MATCH([$Escalation.B188];[$'MetRisks Registration'.B$5:.B$190];0);2))">
            <text:p/>
          </table:table-cell>
          <table:table-cell table:style-name="ce145"/>
          <table:table-cell table:style-name="ce146" table:formula="of:=IF(ISBLANK([.B188]);&quot;&quot;;IF(ISBLANK(INDEX([$Mitagation.B$5:.E$190];MATCH([$'MetRisks Registration'.B188];[$Mitagation.B$5:.B$190];0);4));&quot;&quot;;INDEX([$Mitagation.B$5:.E$190];MATCH([$'MetRisks Registration'.B18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89]);&quot;&quot;;INDEX([$'MetRisks Registration'.A$5:.E$190];MATCH([$Escalation.B189];[$'MetRisks Registration'.B$5:.B$190];0);1))">
            <text:p/>
          </table:table-cell>
          <table:table-cell table:style-name="ce143"/>
          <table:table-cell table:style-name="ce146" table:formula="of:=IF(ISBLANK([.B189]);&quot;&quot;;INDEX([$'MetRisks Registration'.B$5:.E$190];MATCH([$Escalation.B189];[$'MetRisks Registration'.B$5:.B$190];0);2))">
            <text:p/>
          </table:table-cell>
          <table:table-cell table:style-name="ce145"/>
          <table:table-cell table:style-name="ce146" table:formula="of:=IF(ISBLANK([.B189]);&quot;&quot;;IF(ISBLANK(INDEX([$Mitagation.B$5:.E$190];MATCH([$'MetRisks Registration'.B189];[$Mitagation.B$5:.B$190];0);4));&quot;&quot;;INDEX([$Mitagation.B$5:.E$190];MATCH([$'MetRisks Registration'.B18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90]);&quot;&quot;;INDEX([$'MetRisks Registration'.A$5:.E$190];MATCH([$Escalation.B190];[$'MetRisks Registration'.B$5:.B$190];0);1))">
            <text:p/>
          </table:table-cell>
          <table:table-cell table:style-name="ce143"/>
          <table:table-cell table:style-name="ce146" table:formula="of:=IF(ISBLANK([.B190]);&quot;&quot;;INDEX([$'MetRisks Registration'.B$5:.E$190];MATCH([$Escalation.B190];[$'MetRisks Registration'.B$5:.B$190];0);2))">
            <text:p/>
          </table:table-cell>
          <table:table-cell table:style-name="ce145"/>
          <table:table-cell table:style-name="ce146" table:formula="of:=IF(ISBLANK([.B190]);&quot;&quot;;IF(ISBLANK(INDEX([$Mitagation.B$5:.E$190];MATCH([$'MetRisks Registration'.B190];[$Mitagation.B$5:.B$190];0);4));&quot;&quot;;INDEX([$Mitagation.B$5:.E$190];MATCH([$'MetRisks Registration'.B19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91]);&quot;&quot;;INDEX([$'MetRisks Registration'.A$5:.E$190];MATCH([$Escalation.B191];[$'MetRisks Registration'.B$5:.B$190];0);1))">
            <text:p/>
          </table:table-cell>
          <table:table-cell table:style-name="ce143"/>
          <table:table-cell table:style-name="ce146" table:formula="of:=IF(ISBLANK([.B191]);&quot;&quot;;INDEX([$'MetRisks Registration'.B$5:.E$190];MATCH([$Escalation.B191];[$'MetRisks Registration'.B$5:.B$190];0);2))">
            <text:p/>
          </table:table-cell>
          <table:table-cell table:style-name="ce145"/>
          <table:table-cell table:style-name="ce146" table:formula="of:=IF(ISBLANK([.B191]);&quot;&quot;;IF(ISBLANK(INDEX([$Mitagation.B$5:.E$190];MATCH([$'MetRisks Registration'.B191];[$Mitagation.B$5:.B$190];0);4));&quot;&quot;;INDEX([$Mitagation.B$5:.E$190];MATCH([$'MetRisks Registration'.B19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92]);&quot;&quot;;INDEX([$'MetRisks Registration'.A$5:.E$190];MATCH([$Escalation.B192];[$'MetRisks Registration'.B$5:.B$190];0);1))">
            <text:p/>
          </table:table-cell>
          <table:table-cell table:style-name="ce143"/>
          <table:table-cell table:style-name="ce146" table:formula="of:=IF(ISBLANK([.B192]);&quot;&quot;;INDEX([$'MetRisks Registration'.B$5:.E$190];MATCH([$Escalation.B192];[$'MetRisks Registration'.B$5:.B$190];0);2))">
            <text:p/>
          </table:table-cell>
          <table:table-cell table:style-name="ce145"/>
          <table:table-cell table:style-name="ce146" table:formula="of:=IF(ISBLANK([.B192]);&quot;&quot;;IF(ISBLANK(INDEX([$Mitagation.B$5:.E$190];MATCH([$'MetRisks Registration'.B192];[$Mitagation.B$5:.B$190];0);4));&quot;&quot;;INDEX([$Mitagation.B$5:.E$190];MATCH([$'MetRisks Registration'.B19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93]);&quot;&quot;;INDEX([$'MetRisks Registration'.A$5:.E$190];MATCH([$Escalation.B193];[$'MetRisks Registration'.B$5:.B$190];0);1))">
            <text:p/>
          </table:table-cell>
          <table:table-cell table:style-name="ce143"/>
          <table:table-cell table:style-name="ce146" table:formula="of:=IF(ISBLANK([.B193]);&quot;&quot;;INDEX([$'MetRisks Registration'.B$5:.E$190];MATCH([$Escalation.B193];[$'MetRisks Registration'.B$5:.B$190];0);2))">
            <text:p/>
          </table:table-cell>
          <table:table-cell table:style-name="ce145"/>
          <table:table-cell table:style-name="ce146" table:formula="of:=IF(ISBLANK([.B193]);&quot;&quot;;IF(ISBLANK(INDEX([$Mitagation.B$5:.E$190];MATCH([$'MetRisks Registration'.B193];[$Mitagation.B$5:.B$190];0);4));&quot;&quot;;INDEX([$Mitagation.B$5:.E$190];MATCH([$'MetRisks Registration'.B19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94]);&quot;&quot;;INDEX([$'MetRisks Registration'.A$5:.E$190];MATCH([$Escalation.B194];[$'MetRisks Registration'.B$5:.B$190];0);1))">
            <text:p/>
          </table:table-cell>
          <table:table-cell table:style-name="ce143"/>
          <table:table-cell table:style-name="ce146" table:formula="of:=IF(ISBLANK([.B194]);&quot;&quot;;INDEX([$'MetRisks Registration'.B$5:.E$190];MATCH([$Escalation.B194];[$'MetRisks Registration'.B$5:.B$190];0);2))">
            <text:p/>
          </table:table-cell>
          <table:table-cell table:style-name="ce145"/>
          <table:table-cell table:style-name="ce146" table:formula="of:=IF(ISBLANK([.B194]);&quot;&quot;;IF(ISBLANK(INDEX([$Mitagation.B$5:.E$190];MATCH([$'MetRisks Registration'.B194];[$Mitagation.B$5:.B$190];0);4));&quot;&quot;;INDEX([$Mitagation.B$5:.E$190];MATCH([$'MetRisks Registration'.B19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95]);&quot;&quot;;INDEX([$'MetRisks Registration'.A$5:.E$190];MATCH([$Escalation.B195];[$'MetRisks Registration'.B$5:.B$190];0);1))">
            <text:p/>
          </table:table-cell>
          <table:table-cell table:style-name="ce143"/>
          <table:table-cell table:style-name="ce146" table:formula="of:=IF(ISBLANK([.B195]);&quot;&quot;;INDEX([$'MetRisks Registration'.B$5:.E$190];MATCH([$Escalation.B195];[$'MetRisks Registration'.B$5:.B$190];0);2))">
            <text:p/>
          </table:table-cell>
          <table:table-cell table:style-name="ce145"/>
          <table:table-cell table:style-name="ce146" table:formula="of:=IF(ISBLANK([.B195]);&quot;&quot;;IF(ISBLANK(INDEX([$Mitagation.B$5:.E$190];MATCH([$'MetRisks Registration'.B195];[$Mitagation.B$5:.B$190];0);4));&quot;&quot;;INDEX([$Mitagation.B$5:.E$190];MATCH([$'MetRisks Registration'.B19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96]);&quot;&quot;;INDEX([$'MetRisks Registration'.A$5:.E$190];MATCH([$Escalation.B196];[$'MetRisks Registration'.B$5:.B$190];0);1))">
            <text:p/>
          </table:table-cell>
          <table:table-cell table:style-name="ce143"/>
          <table:table-cell table:style-name="ce146" table:formula="of:=IF(ISBLANK([.B196]);&quot;&quot;;INDEX([$'MetRisks Registration'.B$5:.E$190];MATCH([$Escalation.B196];[$'MetRisks Registration'.B$5:.B$190];0);2))">
            <text:p/>
          </table:table-cell>
          <table:table-cell table:style-name="ce145"/>
          <table:table-cell table:style-name="ce146" table:formula="of:=IF(ISBLANK([.B196]);&quot;&quot;;IF(ISBLANK(INDEX([$Mitagation.B$5:.E$190];MATCH([$'MetRisks Registration'.B196];[$Mitagation.B$5:.B$190];0);4));&quot;&quot;;INDEX([$Mitagation.B$5:.E$190];MATCH([$'MetRisks Registration'.B19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97]);&quot;&quot;;INDEX([$'MetRisks Registration'.A$5:.E$190];MATCH([$Escalation.B197];[$'MetRisks Registration'.B$5:.B$190];0);1))">
            <text:p/>
          </table:table-cell>
          <table:table-cell table:style-name="ce143"/>
          <table:table-cell table:style-name="ce146" table:formula="of:=IF(ISBLANK([.B197]);&quot;&quot;;INDEX([$'MetRisks Registration'.B$5:.E$190];MATCH([$Escalation.B197];[$'MetRisks Registration'.B$5:.B$190];0);2))">
            <text:p/>
          </table:table-cell>
          <table:table-cell table:style-name="ce145"/>
          <table:table-cell table:style-name="ce146" table:formula="of:=IF(ISBLANK([.B197]);&quot;&quot;;IF(ISBLANK(INDEX([$Mitagation.B$5:.E$190];MATCH([$'MetRisks Registration'.B197];[$Mitagation.B$5:.B$190];0);4));&quot;&quot;;INDEX([$Mitagation.B$5:.E$190];MATCH([$'MetRisks Registration'.B19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98]);&quot;&quot;;INDEX([$'MetRisks Registration'.A$5:.E$190];MATCH([$Escalation.B198];[$'MetRisks Registration'.B$5:.B$190];0);1))">
            <text:p/>
          </table:table-cell>
          <table:table-cell table:style-name="ce143"/>
          <table:table-cell table:style-name="ce146" table:formula="of:=IF(ISBLANK([.B198]);&quot;&quot;;INDEX([$'MetRisks Registration'.B$5:.E$190];MATCH([$Escalation.B198];[$'MetRisks Registration'.B$5:.B$190];0);2))">
            <text:p/>
          </table:table-cell>
          <table:table-cell table:style-name="ce145"/>
          <table:table-cell table:style-name="ce146" table:formula="of:=IF(ISBLANK([.B198]);&quot;&quot;;IF(ISBLANK(INDEX([$Mitagation.B$5:.E$190];MATCH([$'MetRisks Registration'.B198];[$Mitagation.B$5:.B$190];0);4));&quot;&quot;;INDEX([$Mitagation.B$5:.E$190];MATCH([$'MetRisks Registration'.B19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99]);&quot;&quot;;INDEX([$'MetRisks Registration'.A$5:.E$190];MATCH([$Escalation.B199];[$'MetRisks Registration'.B$5:.B$190];0);1))">
            <text:p/>
          </table:table-cell>
          <table:table-cell table:style-name="ce143"/>
          <table:table-cell table:style-name="ce146" table:formula="of:=IF(ISBLANK([.B199]);&quot;&quot;;INDEX([$'MetRisks Registration'.B$5:.E$190];MATCH([$Escalation.B199];[$'MetRisks Registration'.B$5:.B$190];0);2))">
            <text:p/>
          </table:table-cell>
          <table:table-cell table:style-name="ce145"/>
          <table:table-cell table:style-name="ce146" table:formula="of:=IF(ISBLANK([.B199]);&quot;&quot;;IF(ISBLANK(INDEX([$Mitagation.B$5:.E$190];MATCH([$'MetRisks Registration'.B199];[$Mitagation.B$5:.B$190];0);4));&quot;&quot;;INDEX([$Mitagation.B$5:.E$190];MATCH([$'MetRisks Registration'.B19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00]);&quot;&quot;;INDEX([$'MetRisks Registration'.A$5:.E$190];MATCH([$Escalation.B200];[$'MetRisks Registration'.B$5:.B$190];0);1))">
            <text:p/>
          </table:table-cell>
          <table:table-cell table:style-name="ce143"/>
          <table:table-cell table:style-name="ce146" table:formula="of:=IF(ISBLANK([.B200]);&quot;&quot;;INDEX([$'MetRisks Registration'.B$5:.E$190];MATCH([$Escalation.B200];[$'MetRisks Registration'.B$5:.B$190];0);2))">
            <text:p/>
          </table:table-cell>
          <table:table-cell table:style-name="ce145"/>
          <table:table-cell table:style-name="ce146" table:formula="of:=IF(ISBLANK([.B200]);&quot;&quot;;IF(ISBLANK(INDEX([$Mitagation.B$5:.E$190];MATCH([$'MetRisks Registration'.B200];[$Mitagation.B$5:.B$190];0);4));&quot;&quot;;INDEX([$Mitagation.B$5:.E$190];MATCH([$'MetRisks Registration'.B20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01]);&quot;&quot;;INDEX([$'MetRisks Registration'.A$5:.E$190];MATCH([$Escalation.B201];[$'MetRisks Registration'.B$5:.B$190];0);1))">
            <text:p/>
          </table:table-cell>
          <table:table-cell table:style-name="ce143"/>
          <table:table-cell table:style-name="ce146" table:formula="of:=IF(ISBLANK([.B201]);&quot;&quot;;INDEX([$'MetRisks Registration'.B$5:.E$190];MATCH([$Escalation.B201];[$'MetRisks Registration'.B$5:.B$190];0);2))">
            <text:p/>
          </table:table-cell>
          <table:table-cell table:style-name="ce145"/>
          <table:table-cell table:style-name="ce146" table:formula="of:=IF(ISBLANK([.B201]);&quot;&quot;;IF(ISBLANK(INDEX([$Mitagation.B$5:.E$190];MATCH([$'MetRisks Registration'.B201];[$Mitagation.B$5:.B$190];0);4));&quot;&quot;;INDEX([$Mitagation.B$5:.E$190];MATCH([$'MetRisks Registration'.B20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02]);&quot;&quot;;INDEX([$'MetRisks Registration'.A$5:.E$190];MATCH([$Escalation.B202];[$'MetRisks Registration'.B$5:.B$190];0);1))">
            <text:p/>
          </table:table-cell>
          <table:table-cell table:style-name="ce143"/>
          <table:table-cell table:style-name="ce146" table:formula="of:=IF(ISBLANK([.B202]);&quot;&quot;;INDEX([$'MetRisks Registration'.B$5:.E$190];MATCH([$Escalation.B202];[$'MetRisks Registration'.B$5:.B$190];0);2))">
            <text:p/>
          </table:table-cell>
          <table:table-cell table:style-name="ce145"/>
          <table:table-cell table:style-name="ce146" table:formula="of:=IF(ISBLANK([.B202]);&quot;&quot;;IF(ISBLANK(INDEX([$Mitagation.B$5:.E$190];MATCH([$'MetRisks Registration'.B202];[$Mitagation.B$5:.B$190];0);4));&quot;&quot;;INDEX([$Mitagation.B$5:.E$190];MATCH([$'MetRisks Registration'.B20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03]);&quot;&quot;;INDEX([$'MetRisks Registration'.A$5:.E$190];MATCH([$Escalation.B203];[$'MetRisks Registration'.B$5:.B$190];0);1))">
            <text:p/>
          </table:table-cell>
          <table:table-cell table:style-name="ce143"/>
          <table:table-cell table:style-name="ce146" table:formula="of:=IF(ISBLANK([.B203]);&quot;&quot;;INDEX([$'MetRisks Registration'.B$5:.E$190];MATCH([$Escalation.B203];[$'MetRisks Registration'.B$5:.B$190];0);2))">
            <text:p/>
          </table:table-cell>
          <table:table-cell table:style-name="ce145"/>
          <table:table-cell table:style-name="ce146" table:formula="of:=IF(ISBLANK([.B203]);&quot;&quot;;IF(ISBLANK(INDEX([$Mitagation.B$5:.E$190];MATCH([$'MetRisks Registration'.B203];[$Mitagation.B$5:.B$190];0);4));&quot;&quot;;INDEX([$Mitagation.B$5:.E$190];MATCH([$'MetRisks Registration'.B20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04]);&quot;&quot;;INDEX([$'MetRisks Registration'.A$5:.E$190];MATCH([$Escalation.B204];[$'MetRisks Registration'.B$5:.B$190];0);1))">
            <text:p/>
          </table:table-cell>
          <table:table-cell table:style-name="ce143"/>
          <table:table-cell table:style-name="ce146" table:formula="of:=IF(ISBLANK([.B204]);&quot;&quot;;INDEX([$'MetRisks Registration'.B$5:.E$190];MATCH([$Escalation.B204];[$'MetRisks Registration'.B$5:.B$190];0);2))">
            <text:p/>
          </table:table-cell>
          <table:table-cell table:style-name="ce145"/>
          <table:table-cell table:style-name="ce146" table:formula="of:=IF(ISBLANK([.B204]);&quot;&quot;;IF(ISBLANK(INDEX([$Mitagation.B$5:.E$190];MATCH([$'MetRisks Registration'.B204];[$Mitagation.B$5:.B$190];0);4));&quot;&quot;;INDEX([$Mitagation.B$5:.E$190];MATCH([$'MetRisks Registration'.B20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05]);&quot;&quot;;INDEX([$'MetRisks Registration'.A$5:.E$190];MATCH([$Escalation.B205];[$'MetRisks Registration'.B$5:.B$190];0);1))">
            <text:p/>
          </table:table-cell>
          <table:table-cell table:style-name="ce143"/>
          <table:table-cell table:style-name="ce146" table:formula="of:=IF(ISBLANK([.B205]);&quot;&quot;;INDEX([$'MetRisks Registration'.B$5:.E$190];MATCH([$Escalation.B205];[$'MetRisks Registration'.B$5:.B$190];0);2))">
            <text:p/>
          </table:table-cell>
          <table:table-cell table:style-name="ce145"/>
          <table:table-cell table:style-name="ce146" table:formula="of:=IF(ISBLANK([.B205]);&quot;&quot;;IF(ISBLANK(INDEX([$Mitagation.B$5:.E$190];MATCH([$'MetRisks Registration'.B205];[$Mitagation.B$5:.B$190];0);4));&quot;&quot;;INDEX([$Mitagation.B$5:.E$190];MATCH([$'MetRisks Registration'.B20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06]);&quot;&quot;;INDEX([$'MetRisks Registration'.A$5:.E$190];MATCH([$Escalation.B206];[$'MetRisks Registration'.B$5:.B$190];0);1))">
            <text:p/>
          </table:table-cell>
          <table:table-cell table:style-name="ce143"/>
          <table:table-cell table:style-name="ce146" table:formula="of:=IF(ISBLANK([.B206]);&quot;&quot;;INDEX([$'MetRisks Registration'.B$5:.E$190];MATCH([$Escalation.B206];[$'MetRisks Registration'.B$5:.B$190];0);2))">
            <text:p/>
          </table:table-cell>
          <table:table-cell table:style-name="ce145"/>
          <table:table-cell table:style-name="ce146" table:formula="of:=IF(ISBLANK([.B206]);&quot;&quot;;IF(ISBLANK(INDEX([$Mitagation.B$5:.E$190];MATCH([$'MetRisks Registration'.B206];[$Mitagation.B$5:.B$190];0);4));&quot;&quot;;INDEX([$Mitagation.B$5:.E$190];MATCH([$'MetRisks Registration'.B20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07]);&quot;&quot;;INDEX([$'MetRisks Registration'.A$5:.E$190];MATCH([$Escalation.B207];[$'MetRisks Registration'.B$5:.B$190];0);1))">
            <text:p/>
          </table:table-cell>
          <table:table-cell table:style-name="ce143"/>
          <table:table-cell table:style-name="ce146" table:formula="of:=IF(ISBLANK([.B207]);&quot;&quot;;INDEX([$'MetRisks Registration'.B$5:.E$190];MATCH([$Escalation.B207];[$'MetRisks Registration'.B$5:.B$190];0);2))">
            <text:p/>
          </table:table-cell>
          <table:table-cell table:style-name="ce145"/>
          <table:table-cell table:style-name="ce146" table:formula="of:=IF(ISBLANK([.B207]);&quot;&quot;;IF(ISBLANK(INDEX([$Mitagation.B$5:.E$190];MATCH([$'MetRisks Registration'.B207];[$Mitagation.B$5:.B$190];0);4));&quot;&quot;;INDEX([$Mitagation.B$5:.E$190];MATCH([$'MetRisks Registration'.B20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08]);&quot;&quot;;INDEX([$'MetRisks Registration'.A$5:.E$190];MATCH([$Escalation.B208];[$'MetRisks Registration'.B$5:.B$190];0);1))">
            <text:p/>
          </table:table-cell>
          <table:table-cell table:style-name="ce143"/>
          <table:table-cell table:style-name="ce146" table:formula="of:=IF(ISBLANK([.B208]);&quot;&quot;;INDEX([$'MetRisks Registration'.B$5:.E$190];MATCH([$Escalation.B208];[$'MetRisks Registration'.B$5:.B$190];0);2))">
            <text:p/>
          </table:table-cell>
          <table:table-cell table:style-name="ce145"/>
          <table:table-cell table:style-name="ce146" table:formula="of:=IF(ISBLANK([.B208]);&quot;&quot;;IF(ISBLANK(INDEX([$Mitagation.B$5:.E$190];MATCH([$'MetRisks Registration'.B208];[$Mitagation.B$5:.B$190];0);4));&quot;&quot;;INDEX([$Mitagation.B$5:.E$190];MATCH([$'MetRisks Registration'.B20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09]);&quot;&quot;;INDEX([$'MetRisks Registration'.A$5:.E$190];MATCH([$Escalation.B209];[$'MetRisks Registration'.B$5:.B$190];0);1))">
            <text:p/>
          </table:table-cell>
          <table:table-cell table:style-name="ce143"/>
          <table:table-cell table:style-name="ce146" table:formula="of:=IF(ISBLANK([.B209]);&quot;&quot;;INDEX([$'MetRisks Registration'.B$5:.E$190];MATCH([$Escalation.B209];[$'MetRisks Registration'.B$5:.B$190];0);2))">
            <text:p/>
          </table:table-cell>
          <table:table-cell table:style-name="ce145"/>
          <table:table-cell table:style-name="ce146" table:formula="of:=IF(ISBLANK([.B209]);&quot;&quot;;IF(ISBLANK(INDEX([$Mitagation.B$5:.E$190];MATCH([$'MetRisks Registration'.B209];[$Mitagation.B$5:.B$190];0);4));&quot;&quot;;INDEX([$Mitagation.B$5:.E$190];MATCH([$'MetRisks Registration'.B20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10]);&quot;&quot;;INDEX([$'MetRisks Registration'.A$5:.E$190];MATCH([$Escalation.B210];[$'MetRisks Registration'.B$5:.B$190];0);1))">
            <text:p/>
          </table:table-cell>
          <table:table-cell table:style-name="ce143"/>
          <table:table-cell table:style-name="ce146" table:formula="of:=IF(ISBLANK([.B210]);&quot;&quot;;INDEX([$'MetRisks Registration'.B$5:.E$190];MATCH([$Escalation.B210];[$'MetRisks Registration'.B$5:.B$190];0);2))">
            <text:p/>
          </table:table-cell>
          <table:table-cell table:style-name="ce145"/>
          <table:table-cell table:style-name="ce146" table:formula="of:=IF(ISBLANK([.B210]);&quot;&quot;;IF(ISBLANK(INDEX([$Mitagation.B$5:.E$190];MATCH([$'MetRisks Registration'.B210];[$Mitagation.B$5:.B$190];0);4));&quot;&quot;;INDEX([$Mitagation.B$5:.E$190];MATCH([$'MetRisks Registration'.B21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11]);&quot;&quot;;INDEX([$'MetRisks Registration'.A$5:.E$190];MATCH([$Escalation.B211];[$'MetRisks Registration'.B$5:.B$190];0);1))">
            <text:p/>
          </table:table-cell>
          <table:table-cell table:style-name="ce143"/>
          <table:table-cell table:style-name="ce146" table:formula="of:=IF(ISBLANK([.B211]);&quot;&quot;;INDEX([$'MetRisks Registration'.B$5:.E$190];MATCH([$Escalation.B211];[$'MetRisks Registration'.B$5:.B$190];0);2))">
            <text:p/>
          </table:table-cell>
          <table:table-cell table:style-name="ce145"/>
          <table:table-cell table:style-name="ce146" table:formula="of:=IF(ISBLANK([.B211]);&quot;&quot;;IF(ISBLANK(INDEX([$Mitagation.B$5:.E$190];MATCH([$'MetRisks Registration'.B211];[$Mitagation.B$5:.B$190];0);4));&quot;&quot;;INDEX([$Mitagation.B$5:.E$190];MATCH([$'MetRisks Registration'.B21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12]);&quot;&quot;;INDEX([$'MetRisks Registration'.A$5:.E$190];MATCH([$Escalation.B212];[$'MetRisks Registration'.B$5:.B$190];0);1))">
            <text:p/>
          </table:table-cell>
          <table:table-cell table:style-name="ce143"/>
          <table:table-cell table:style-name="ce146" table:formula="of:=IF(ISBLANK([.B212]);&quot;&quot;;INDEX([$'MetRisks Registration'.B$5:.E$190];MATCH([$Escalation.B212];[$'MetRisks Registration'.B$5:.B$190];0);2))">
            <text:p/>
          </table:table-cell>
          <table:table-cell table:style-name="ce145"/>
          <table:table-cell table:style-name="ce146" table:formula="of:=IF(ISBLANK([.B212]);&quot;&quot;;IF(ISBLANK(INDEX([$Mitagation.B$5:.E$190];MATCH([$'MetRisks Registration'.B212];[$Mitagation.B$5:.B$190];0);4));&quot;&quot;;INDEX([$Mitagation.B$5:.E$190];MATCH([$'MetRisks Registration'.B212];[$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13]);&quot;&quot;;INDEX([$'MetRisks Registration'.A$5:.E$190];MATCH([$Escalation.B213];[$'MetRisks Registration'.B$5:.B$190];0);1))">
            <text:p/>
          </table:table-cell>
          <table:table-cell table:style-name="ce143"/>
          <table:table-cell table:style-name="ce146" table:formula="of:=IF(ISBLANK([.B213]);&quot;&quot;;INDEX([$'MetRisks Registration'.B$5:.E$190];MATCH([$Escalation.B213];[$'MetRisks Registration'.B$5:.B$190];0);2))">
            <text:p/>
          </table:table-cell>
          <table:table-cell table:style-name="ce145"/>
          <table:table-cell table:style-name="ce146" table:formula="of:=IF(ISBLANK([.B213]);&quot;&quot;;IF(ISBLANK(INDEX([$Mitagation.B$5:.E$190];MATCH([$'MetRisks Registration'.B213];[$Mitagation.B$5:.B$190];0);4));&quot;&quot;;INDEX([$Mitagation.B$5:.E$190];MATCH([$'MetRisks Registration'.B213];[$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14]);&quot;&quot;;INDEX([$'MetRisks Registration'.A$5:.E$190];MATCH([$Escalation.B214];[$'MetRisks Registration'.B$5:.B$190];0);1))">
            <text:p/>
          </table:table-cell>
          <table:table-cell table:style-name="ce143"/>
          <table:table-cell table:style-name="ce146" table:formula="of:=IF(ISBLANK([.B214]);&quot;&quot;;INDEX([$'MetRisks Registration'.B$5:.E$190];MATCH([$Escalation.B214];[$'MetRisks Registration'.B$5:.B$190];0);2))">
            <text:p/>
          </table:table-cell>
          <table:table-cell table:style-name="ce145"/>
          <table:table-cell table:style-name="ce146" table:formula="of:=IF(ISBLANK([.B214]);&quot;&quot;;IF(ISBLANK(INDEX([$Mitagation.B$5:.E$190];MATCH([$'MetRisks Registration'.B214];[$Mitagation.B$5:.B$190];0);4));&quot;&quot;;INDEX([$Mitagation.B$5:.E$190];MATCH([$'MetRisks Registration'.B214];[$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15]);&quot;&quot;;INDEX([$'MetRisks Registration'.A$5:.E$190];MATCH([$Escalation.B215];[$'MetRisks Registration'.B$5:.B$190];0);1))">
            <text:p/>
          </table:table-cell>
          <table:table-cell table:style-name="ce143"/>
          <table:table-cell table:style-name="ce146" table:formula="of:=IF(ISBLANK([.B215]);&quot;&quot;;INDEX([$'MetRisks Registration'.B$5:.E$190];MATCH([$Escalation.B215];[$'MetRisks Registration'.B$5:.B$190];0);2))">
            <text:p/>
          </table:table-cell>
          <table:table-cell table:style-name="ce145"/>
          <table:table-cell table:style-name="ce146" table:formula="of:=IF(ISBLANK([.B215]);&quot;&quot;;IF(ISBLANK(INDEX([$Mitagation.B$5:.E$190];MATCH([$'MetRisks Registration'.B215];[$Mitagation.B$5:.B$190];0);4));&quot;&quot;;INDEX([$Mitagation.B$5:.E$190];MATCH([$'MetRisks Registration'.B215];[$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16]);&quot;&quot;;INDEX([$'MetRisks Registration'.A$5:.E$190];MATCH([$Escalation.B216];[$'MetRisks Registration'.B$5:.B$190];0);1))">
            <text:p/>
          </table:table-cell>
          <table:table-cell table:style-name="ce143"/>
          <table:table-cell table:style-name="ce146" table:formula="of:=IF(ISBLANK([.B216]);&quot;&quot;;INDEX([$'MetRisks Registration'.B$5:.E$190];MATCH([$Escalation.B216];[$'MetRisks Registration'.B$5:.B$190];0);2))">
            <text:p/>
          </table:table-cell>
          <table:table-cell table:style-name="ce145"/>
          <table:table-cell table:style-name="ce146" table:formula="of:=IF(ISBLANK([.B216]);&quot;&quot;;IF(ISBLANK(INDEX([$Mitagation.B$5:.E$190];MATCH([$'MetRisks Registration'.B216];[$Mitagation.B$5:.B$190];0);4));&quot;&quot;;INDEX([$Mitagation.B$5:.E$190];MATCH([$'MetRisks Registration'.B216];[$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17]);&quot;&quot;;INDEX([$'MetRisks Registration'.A$5:.E$190];MATCH([$Escalation.B217];[$'MetRisks Registration'.B$5:.B$190];0);1))">
            <text:p/>
          </table:table-cell>
          <table:table-cell table:style-name="ce143"/>
          <table:table-cell table:style-name="ce146" table:formula="of:=IF(ISBLANK([.B217]);&quot;&quot;;INDEX([$'MetRisks Registration'.B$5:.E$190];MATCH([$Escalation.B217];[$'MetRisks Registration'.B$5:.B$190];0);2))">
            <text:p/>
          </table:table-cell>
          <table:table-cell table:style-name="ce145"/>
          <table:table-cell table:style-name="ce146" table:formula="of:=IF(ISBLANK([.B217]);&quot;&quot;;IF(ISBLANK(INDEX([$Mitagation.B$5:.E$190];MATCH([$'MetRisks Registration'.B217];[$Mitagation.B$5:.B$190];0);4));&quot;&quot;;INDEX([$Mitagation.B$5:.E$190];MATCH([$'MetRisks Registration'.B217];[$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18]);&quot;&quot;;INDEX([$'MetRisks Registration'.A$5:.E$190];MATCH([$Escalation.B218];[$'MetRisks Registration'.B$5:.B$190];0);1))">
            <text:p/>
          </table:table-cell>
          <table:table-cell table:style-name="ce143"/>
          <table:table-cell table:style-name="ce146" table:formula="of:=IF(ISBLANK([.B218]);&quot;&quot;;INDEX([$'MetRisks Registration'.B$5:.E$190];MATCH([$Escalation.B218];[$'MetRisks Registration'.B$5:.B$190];0);2))">
            <text:p/>
          </table:table-cell>
          <table:table-cell table:style-name="ce145"/>
          <table:table-cell table:style-name="ce146" table:formula="of:=IF(ISBLANK([.B218]);&quot;&quot;;IF(ISBLANK(INDEX([$Mitagation.B$5:.E$190];MATCH([$'MetRisks Registration'.B218];[$Mitagation.B$5:.B$190];0);4));&quot;&quot;;INDEX([$Mitagation.B$5:.E$190];MATCH([$'MetRisks Registration'.B218];[$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19]);&quot;&quot;;INDEX([$'MetRisks Registration'.A$5:.E$190];MATCH([$Escalation.B219];[$'MetRisks Registration'.B$5:.B$190];0);1))">
            <text:p/>
          </table:table-cell>
          <table:table-cell table:style-name="ce143"/>
          <table:table-cell table:style-name="ce146" table:formula="of:=IF(ISBLANK([.B219]);&quot;&quot;;INDEX([$'MetRisks Registration'.B$5:.E$190];MATCH([$Escalation.B219];[$'MetRisks Registration'.B$5:.B$190];0);2))">
            <text:p/>
          </table:table-cell>
          <table:table-cell table:style-name="ce145"/>
          <table:table-cell table:style-name="ce146" table:formula="of:=IF(ISBLANK([.B219]);&quot;&quot;;IF(ISBLANK(INDEX([$Mitagation.B$5:.E$190];MATCH([$'MetRisks Registration'.B219];[$Mitagation.B$5:.B$190];0);4));&quot;&quot;;INDEX([$Mitagation.B$5:.E$190];MATCH([$'MetRisks Registration'.B219];[$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20]);&quot;&quot;;INDEX([$'MetRisks Registration'.A$5:.E$190];MATCH([$Escalation.B220];[$'MetRisks Registration'.B$5:.B$190];0);1))">
            <text:p/>
          </table:table-cell>
          <table:table-cell table:style-name="ce143"/>
          <table:table-cell table:style-name="ce146" table:formula="of:=IF(ISBLANK([.B220]);&quot;&quot;;INDEX([$'MetRisks Registration'.B$5:.E$190];MATCH([$Escalation.B220];[$'MetRisks Registration'.B$5:.B$190];0);2))">
            <text:p/>
          </table:table-cell>
          <table:table-cell table:style-name="ce145"/>
          <table:table-cell table:style-name="ce146" table:formula="of:=IF(ISBLANK([.B220]);&quot;&quot;;IF(ISBLANK(INDEX([$Mitagation.B$5:.E$190];MATCH([$'MetRisks Registration'.B220];[$Mitagation.B$5:.B$190];0);4));&quot;&quot;;INDEX([$Mitagation.B$5:.E$190];MATCH([$'MetRisks Registration'.B220];[$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21]);&quot;&quot;;INDEX([$'MetRisks Registration'.A$5:.E$190];MATCH([$Escalation.B221];[$'MetRisks Registration'.B$5:.B$190];0);1))">
            <text:p/>
          </table:table-cell>
          <table:table-cell table:style-name="ce143"/>
          <table:table-cell table:style-name="ce146" table:formula="of:=IF(ISBLANK([.B221]);&quot;&quot;;INDEX([$'MetRisks Registration'.B$5:.E$190];MATCH([$Escalation.B221];[$'MetRisks Registration'.B$5:.B$190];0);2))">
            <text:p/>
          </table:table-cell>
          <table:table-cell table:style-name="ce145"/>
          <table:table-cell table:style-name="ce146" table:formula="of:=IF(ISBLANK([.B221]);&quot;&quot;;IF(ISBLANK(INDEX([$Mitagation.B$5:.E$190];MATCH([$'MetRisks Registration'.B221];[$Mitagation.B$5:.B$190];0);4));&quot;&quot;;INDEX([$Mitagation.B$5:.E$190];MATCH([$'MetRisks Registration'.B221];[$Mitagation.B$5:.B$190];0);4)))">
            <text:p/>
          </table:table-cell>
          <table:table-cell table:style-name="ce152" table:number-columns-spanned="4" table:number-rows-spanned="1"/>
          <table:covered-table-cell table:number-columns-repeated="3" table:style-name="ce154"/>
          <table:table-cell table:number-columns-repeated="1015"/>
        </table:table-row>
        <table:table-row table:style-name="ro33">
          <table:table-cell table:style-name="ce139" table:formula="of:=IF(ISBLANK([.B222]);&quot;&quot;;INDEX([$'MetRisks Registration'.A$5:.E$190];MATCH([$Escalation.B222];[$'MetRisks Registration'.B$5:.B$190];0);1))">
            <text:p/>
          </table:table-cell>
          <table:table-cell table:style-name="ce143"/>
          <table:table-cell table:style-name="ce146" table:formula="of:=IF(ISBLANK([.B222]);&quot;&quot;;INDEX([$'MetRisks Registration'.B$5:.E$190];MATCH([$Escalation.B222];[$'MetRisks Registration'.B$5:.B$190];0);2))">
            <text:p/>
          </table:table-cell>
          <table:table-cell table:style-name="ce145"/>
          <table:table-cell table:style-name="ce146" table:formula="of:=IF(ISBLANK([.B222]);&quot;&quot;;IF(ISBLANK(INDEX([$Mitagation.B$5:.E$190];MATCH([$'MetRisks Registration'.B222];[$Mitagation.B$5:.B$190];0);4));&quot;&quot;;INDEX([$Mitagation.B$5:.E$190];MATCH([$'MetRisks Registration'.B222];[$Mitagation.B$5:.B$190];0);4)))">
            <text:p/>
          </table:table-cell>
          <table:table-cell table:number-columns-repeated="1019"/>
        </table:table-row>
        <table:table-row table:style-name="ro33">
          <table:table-cell table:style-name="ce139" table:formula="of:=IF(ISBLANK([.B223]);&quot;&quot;;INDEX([$'MetRisks Registration'.A$5:.E$190];MATCH([$Escalation.B223];[$'MetRisks Registration'.B$5:.B$190];0);1))">
            <text:p/>
          </table:table-cell>
          <table:table-cell table:style-name="ce143"/>
          <table:table-cell table:style-name="ce146" table:formula="of:=IF(ISBLANK([.B223]);&quot;&quot;;INDEX([$'MetRisks Registration'.B$5:.E$190];MATCH([$Escalation.B223];[$'MetRisks Registration'.B$5:.B$190];0);2))">
            <text:p/>
          </table:table-cell>
          <table:table-cell table:style-name="ce145"/>
          <table:table-cell table:style-name="ce146" table:formula="of:=IF(ISBLANK([.B223]);&quot;&quot;;IF(ISBLANK(INDEX([$Mitagation.B$5:.E$190];MATCH([$'MetRisks Registration'.B223];[$Mitagation.B$5:.B$190];0);4));&quot;&quot;;INDEX([$Mitagation.B$5:.E$190];MATCH([$'MetRisks Registration'.B223];[$Mitagation.B$5:.B$190];0);4)))">
            <text:p/>
          </table:table-cell>
          <table:table-cell table:number-columns-repeated="1019"/>
        </table:table-row>
        <table:table-row table:style-name="ro33">
          <table:table-cell table:style-name="ce139" table:formula="of:=IF(ISBLANK([.B224]);&quot;&quot;;INDEX([$'MetRisks Registration'.A$5:.E$190];MATCH([$Escalation.B224];[$'MetRisks Registration'.B$5:.B$190];0);1))">
            <text:p/>
          </table:table-cell>
          <table:table-cell table:style-name="ce143"/>
          <table:table-cell table:style-name="ce146" table:formula="of:=IF(ISBLANK([.B224]);&quot;&quot;;INDEX([$'MetRisks Registration'.B$5:.E$190];MATCH([$Escalation.B224];[$'MetRisks Registration'.B$5:.B$190];0);2))">
            <text:p/>
          </table:table-cell>
          <table:table-cell table:style-name="ce145"/>
          <table:table-cell table:style-name="ce146" table:formula="of:=IF(ISBLANK([.B224]);&quot;&quot;;IF(ISBLANK(INDEX([$Mitagation.B$5:.E$190];MATCH([$'MetRisks Registration'.B224];[$Mitagation.B$5:.B$190];0);4));&quot;&quot;;INDEX([$Mitagation.B$5:.E$190];MATCH([$'MetRisks Registration'.B224];[$Mitagation.B$5:.B$190];0);4)))">
            <text:p/>
          </table:table-cell>
          <table:table-cell table:number-columns-repeated="1019"/>
        </table:table-row>
        <table:table-row table:style-name="ro33">
          <table:table-cell table:style-name="ce139" table:formula="of:=IF(ISBLANK([.B225]);&quot;&quot;;INDEX([$'MetRisks Registration'.A$5:.E$190];MATCH([$Escalation.B225];[$'MetRisks Registration'.B$5:.B$190];0);1))">
            <text:p/>
          </table:table-cell>
          <table:table-cell table:style-name="ce143"/>
          <table:table-cell table:style-name="ce146" table:formula="of:=IF(ISBLANK([.B225]);&quot;&quot;;INDEX([$'MetRisks Registration'.B$5:.E$190];MATCH([$Escalation.B225];[$'MetRisks Registration'.B$5:.B$190];0);2))">
            <text:p/>
          </table:table-cell>
          <table:table-cell table:style-name="ce145"/>
          <table:table-cell table:style-name="ce146" table:formula="of:=IF(ISBLANK([.B225]);&quot;&quot;;IF(ISBLANK(INDEX([$Mitagation.B$5:.E$190];MATCH([$'MetRisks Registration'.B225];[$Mitagation.B$5:.B$190];0);4));&quot;&quot;;INDEX([$Mitagation.B$5:.E$190];MATCH([$'MetRisks Registration'.B225];[$Mitagation.B$5:.B$190];0);4)))">
            <text:p/>
          </table:table-cell>
          <table:table-cell table:number-columns-repeated="1019"/>
        </table:table-row>
        <table:table-row table:style-name="ro33">
          <table:table-cell table:style-name="ce139" table:formula="of:=IF(ISBLANK([.B226]);&quot;&quot;;INDEX([$'MetRisks Registration'.A$5:.E$190];MATCH([$Escalation.B226];[$'MetRisks Registration'.B$5:.B$190];0);1))">
            <text:p/>
          </table:table-cell>
          <table:table-cell table:style-name="ce143"/>
          <table:table-cell table:style-name="ce146" table:formula="of:=IF(ISBLANK([.B226]);&quot;&quot;;INDEX([$'MetRisks Registration'.B$5:.E$190];MATCH([$Escalation.B226];[$'MetRisks Registration'.B$5:.B$190];0);2))">
            <text:p/>
          </table:table-cell>
          <table:table-cell table:style-name="ce145"/>
          <table:table-cell table:style-name="ce146" table:formula="of:=IF(ISBLANK([.B226]);&quot;&quot;;IF(ISBLANK(INDEX([$Mitagation.B$5:.E$190];MATCH([$'MetRisks Registration'.B226];[$Mitagation.B$5:.B$190];0);4));&quot;&quot;;INDEX([$Mitagation.B$5:.E$190];MATCH([$'MetRisks Registration'.B226];[$Mitagation.B$5:.B$190];0);4)))">
            <text:p/>
          </table:table-cell>
          <table:table-cell table:number-columns-repeated="1019"/>
        </table:table-row>
        <table:table-row table:style-name="ro33">
          <table:table-cell table:style-name="ce139" table:formula="of:=IF(ISBLANK([.B227]);&quot;&quot;;INDEX([$'MetRisks Registration'.A$5:.E$190];MATCH([$Escalation.B227];[$'MetRisks Registration'.B$5:.B$190];0);1))">
            <text:p/>
          </table:table-cell>
          <table:table-cell table:style-name="ce143"/>
          <table:table-cell table:style-name="ce146" table:formula="of:=IF(ISBLANK([.B227]);&quot;&quot;;INDEX([$'MetRisks Registration'.B$5:.E$190];MATCH([$Escalation.B227];[$'MetRisks Registration'.B$5:.B$190];0);2))">
            <text:p/>
          </table:table-cell>
          <table:table-cell table:style-name="ce145"/>
          <table:table-cell table:style-name="ce146" table:formula="of:=IF(ISBLANK([.B227]);&quot;&quot;;IF(ISBLANK(INDEX([$Mitagation.B$5:.E$190];MATCH([$'MetRisks Registration'.B227];[$Mitagation.B$5:.B$190];0);4));&quot;&quot;;INDEX([$Mitagation.B$5:.E$190];MATCH([$'MetRisks Registration'.B227];[$Mitagation.B$5:.B$190];0);4)))">
            <text:p/>
          </table:table-cell>
          <table:table-cell table:number-columns-repeated="1019"/>
        </table:table-row>
        <table:table-row table:style-name="ro33">
          <table:table-cell table:style-name="ce139" table:formula="of:=IF(ISBLANK([.B228]);&quot;&quot;;INDEX([$'MetRisks Registration'.A$5:.E$190];MATCH([$Escalation.B228];[$'MetRisks Registration'.B$5:.B$190];0);1))">
            <text:p/>
          </table:table-cell>
          <table:table-cell table:style-name="ce143"/>
          <table:table-cell table:style-name="ce146" table:formula="of:=IF(ISBLANK([.B228]);&quot;&quot;;INDEX([$'MetRisks Registration'.B$5:.E$190];MATCH([$Escalation.B228];[$'MetRisks Registration'.B$5:.B$190];0);2))">
            <text:p/>
          </table:table-cell>
          <table:table-cell table:style-name="ce145"/>
          <table:table-cell table:style-name="ce146" table:formula="of:=IF(ISBLANK([.B228]);&quot;&quot;;IF(ISBLANK(INDEX([$Mitagation.B$5:.E$190];MATCH([$'MetRisks Registration'.B228];[$Mitagation.B$5:.B$190];0);4));&quot;&quot;;INDEX([$Mitagation.B$5:.E$190];MATCH([$'MetRisks Registration'.B228];[$Mitagation.B$5:.B$190];0);4)))">
            <text:p/>
          </table:table-cell>
          <table:table-cell table:number-columns-repeated="1019"/>
        </table:table-row>
        <table:table-row table:style-name="ro33">
          <table:table-cell table:style-name="ce139" table:formula="of:=IF(ISBLANK([.B229]);&quot;&quot;;INDEX([$'MetRisks Registration'.A$5:.E$190];MATCH([$Escalation.B229];[$'MetRisks Registration'.B$5:.B$190];0);1))">
            <text:p/>
          </table:table-cell>
          <table:table-cell table:style-name="ce143"/>
          <table:table-cell table:style-name="ce146" table:formula="of:=IF(ISBLANK([.B229]);&quot;&quot;;INDEX([$'MetRisks Registration'.B$5:.E$190];MATCH([$Escalation.B229];[$'MetRisks Registration'.B$5:.B$190];0);2))">
            <text:p/>
          </table:table-cell>
          <table:table-cell table:style-name="ce145"/>
          <table:table-cell table:style-name="ce146" table:formula="of:=IF(ISBLANK([.B229]);&quot;&quot;;IF(ISBLANK(INDEX([$Mitagation.B$5:.E$190];MATCH([$'MetRisks Registration'.B229];[$Mitagation.B$5:.B$190];0);4));&quot;&quot;;INDEX([$Mitagation.B$5:.E$190];MATCH([$'MetRisks Registration'.B229];[$Mitagation.B$5:.B$190];0);4)))">
            <text:p/>
          </table:table-cell>
          <table:table-cell table:number-columns-repeated="1019"/>
        </table:table-row>
        <table:table-row table:style-name="ro33">
          <table:table-cell table:style-name="ce139" table:formula="of:=IF(ISBLANK([.B230]);&quot;&quot;;INDEX([$'MetRisks Registration'.A$5:.E$190];MATCH([$Escalation.B230];[$'MetRisks Registration'.B$5:.B$190];0);1))">
            <text:p/>
          </table:table-cell>
          <table:table-cell table:style-name="ce143"/>
          <table:table-cell table:style-name="ce146" table:formula="of:=IF(ISBLANK([.B230]);&quot;&quot;;INDEX([$'MetRisks Registration'.B$5:.E$190];MATCH([$Escalation.B230];[$'MetRisks Registration'.B$5:.B$190];0);2))">
            <text:p/>
          </table:table-cell>
          <table:table-cell table:style-name="ce145"/>
          <table:table-cell table:style-name="ce146" table:formula="of:=IF(ISBLANK([.B230]);&quot;&quot;;IF(ISBLANK(INDEX([$Mitagation.B$5:.E$190];MATCH([$'MetRisks Registration'.B230];[$Mitagation.B$5:.B$190];0);4));&quot;&quot;;INDEX([$Mitagation.B$5:.E$190];MATCH([$'MetRisks Registration'.B230];[$Mitagation.B$5:.B$190];0);4)))">
            <text:p/>
          </table:table-cell>
          <table:table-cell table:number-columns-repeated="1019"/>
        </table:table-row>
        <table:table-row table:style-name="ro33">
          <table:table-cell table:style-name="ce139" table:formula="of:=IF(ISBLANK([.B231]);&quot;&quot;;INDEX([$'MetRisks Registration'.A$5:.E$190];MATCH([$Escalation.B231];[$'MetRisks Registration'.B$5:.B$190];0);1))">
            <text:p/>
          </table:table-cell>
          <table:table-cell table:style-name="ce143"/>
          <table:table-cell table:style-name="ce146" table:formula="of:=IF(ISBLANK([.B231]);&quot;&quot;;INDEX([$'MetRisks Registration'.B$5:.E$190];MATCH([$Escalation.B231];[$'MetRisks Registration'.B$5:.B$190];0);2))">
            <text:p/>
          </table:table-cell>
          <table:table-cell table:style-name="ce145"/>
          <table:table-cell table:style-name="ce146" table:formula="of:=IF(ISBLANK([.B231]);&quot;&quot;;IF(ISBLANK(INDEX([$Mitagation.B$5:.E$190];MATCH([$'MetRisks Registration'.B231];[$Mitagation.B$5:.B$190];0);4));&quot;&quot;;INDEX([$Mitagation.B$5:.E$190];MATCH([$'MetRisks Registration'.B231];[$Mitagation.B$5:.B$190];0);4)))">
            <text:p/>
          </table:table-cell>
          <table:table-cell table:number-columns-repeated="1019"/>
        </table:table-row>
        <table:table-row table:style-name="ro33">
          <table:table-cell table:style-name="ce139" table:formula="of:=IF(ISBLANK([.B232]);&quot;&quot;;INDEX([$'MetRisks Registration'.A$5:.E$190];MATCH([$Escalation.B232];[$'MetRisks Registration'.B$5:.B$190];0);1))">
            <text:p/>
          </table:table-cell>
          <table:table-cell table:style-name="ce143"/>
          <table:table-cell table:style-name="ce146" table:formula="of:=IF(ISBLANK([.B232]);&quot;&quot;;INDEX([$'MetRisks Registration'.B$5:.E$190];MATCH([$Escalation.B232];[$'MetRisks Registration'.B$5:.B$190];0);2))">
            <text:p/>
          </table:table-cell>
          <table:table-cell table:style-name="ce145"/>
          <table:table-cell table:style-name="ce146" table:formula="of:=IF(ISBLANK([.B232]);&quot;&quot;;IF(ISBLANK(INDEX([$Mitagation.B$5:.E$190];MATCH([$'MetRisks Registration'.B232];[$Mitagation.B$5:.B$190];0);4));&quot;&quot;;INDEX([$Mitagation.B$5:.E$190];MATCH([$'MetRisks Registration'.B232];[$Mitagation.B$5:.B$190];0);4)))">
            <text:p/>
          </table:table-cell>
          <table:table-cell table:number-columns-repeated="1019"/>
        </table:table-row>
        <table:table-row table:style-name="ro33">
          <table:table-cell table:style-name="ce139" table:formula="of:=IF(ISBLANK([.B233]);&quot;&quot;;INDEX([$'MetRisks Registration'.A$5:.E$190];MATCH([$Escalation.B233];[$'MetRisks Registration'.B$5:.B$190];0);1))">
            <text:p/>
          </table:table-cell>
          <table:table-cell table:style-name="ce143"/>
          <table:table-cell table:style-name="ce146" table:formula="of:=IF(ISBLANK([.B233]);&quot;&quot;;INDEX([$'MetRisks Registration'.B$5:.E$190];MATCH([$Escalation.B233];[$'MetRisks Registration'.B$5:.B$190];0);2))">
            <text:p/>
          </table:table-cell>
          <table:table-cell table:style-name="ce145"/>
          <table:table-cell table:style-name="ce146" table:formula="of:=IF(ISBLANK([.B233]);&quot;&quot;;IF(ISBLANK(INDEX([$Mitagation.B$5:.E$190];MATCH([$'MetRisks Registration'.B233];[$Mitagation.B$5:.B$190];0);4));&quot;&quot;;INDEX([$Mitagation.B$5:.E$190];MATCH([$'MetRisks Registration'.B233];[$Mitagation.B$5:.B$190];0);4)))">
            <text:p/>
          </table:table-cell>
          <table:table-cell table:number-columns-repeated="1019"/>
        </table:table-row>
        <table:table-row table:style-name="ro33">
          <table:table-cell table:style-name="ce139" table:formula="of:=IF(ISBLANK([.B234]);&quot;&quot;;INDEX([$'MetRisks Registration'.A$5:.E$190];MATCH([$Escalation.B234];[$'MetRisks Registration'.B$5:.B$190];0);1))">
            <text:p/>
          </table:table-cell>
          <table:table-cell table:style-name="ce143"/>
          <table:table-cell table:style-name="ce146" table:formula="of:=IF(ISBLANK([.B234]);&quot;&quot;;INDEX([$'MetRisks Registration'.B$5:.E$190];MATCH([$Escalation.B234];[$'MetRisks Registration'.B$5:.B$190];0);2))">
            <text:p/>
          </table:table-cell>
          <table:table-cell table:style-name="ce145"/>
          <table:table-cell table:style-name="ce146" table:formula="of:=IF(ISBLANK([.B234]);&quot;&quot;;IF(ISBLANK(INDEX([$Mitagation.B$5:.E$190];MATCH([$'MetRisks Registration'.B234];[$Mitagation.B$5:.B$190];0);4));&quot;&quot;;INDEX([$Mitagation.B$5:.E$190];MATCH([$'MetRisks Registration'.B234];[$Mitagation.B$5:.B$190];0);4)))">
            <text:p/>
          </table:table-cell>
          <table:table-cell table:number-columns-repeated="1019"/>
        </table:table-row>
        <table:table-row table:style-name="ro33">
          <table:table-cell table:style-name="ce139" table:formula="of:=IF(ISBLANK([.B235]);&quot;&quot;;INDEX([$'MetRisks Registration'.A$5:.E$190];MATCH([$Escalation.B235];[$'MetRisks Registration'.B$5:.B$190];0);1))">
            <text:p/>
          </table:table-cell>
          <table:table-cell table:style-name="ce143"/>
          <table:table-cell table:style-name="ce146" table:formula="of:=IF(ISBLANK([.B235]);&quot;&quot;;INDEX([$'MetRisks Registration'.B$5:.E$190];MATCH([$Escalation.B235];[$'MetRisks Registration'.B$5:.B$190];0);2))">
            <text:p/>
          </table:table-cell>
          <table:table-cell table:style-name="ce145"/>
          <table:table-cell table:style-name="ce146" table:formula="of:=IF(ISBLANK([.B235]);&quot;&quot;;IF(ISBLANK(INDEX([$Mitagation.B$5:.E$190];MATCH([$'MetRisks Registration'.B235];[$Mitagation.B$5:.B$190];0);4));&quot;&quot;;INDEX([$Mitagation.B$5:.E$190];MATCH([$'MetRisks Registration'.B235];[$Mitagation.B$5:.B$190];0);4)))">
            <text:p/>
          </table:table-cell>
          <table:table-cell table:number-columns-repeated="1019"/>
        </table:table-row>
        <table:table-row table:style-name="ro33">
          <table:table-cell table:style-name="ce139" table:formula="of:=IF(ISBLANK([.B236]);&quot;&quot;;INDEX([$'MetRisks Registration'.A$5:.E$190];MATCH([$Escalation.B236];[$'MetRisks Registration'.B$5:.B$190];0);1))">
            <text:p/>
          </table:table-cell>
          <table:table-cell table:style-name="ce143"/>
          <table:table-cell table:style-name="ce146" table:formula="of:=IF(ISBLANK([.B236]);&quot;&quot;;INDEX([$'MetRisks Registration'.B$5:.E$190];MATCH([$Escalation.B236];[$'MetRisks Registration'.B$5:.B$190];0);2))">
            <text:p/>
          </table:table-cell>
          <table:table-cell table:style-name="ce145"/>
          <table:table-cell table:style-name="ce146" table:formula="of:=IF(ISBLANK([.B236]);&quot;&quot;;IF(ISBLANK(INDEX([$Mitagation.B$5:.E$190];MATCH([$'MetRisks Registration'.B236];[$Mitagation.B$5:.B$190];0);4));&quot;&quot;;INDEX([$Mitagation.B$5:.E$190];MATCH([$'MetRisks Registration'.B236];[$Mitagation.B$5:.B$190];0);4)))">
            <text:p/>
          </table:table-cell>
          <table:table-cell table:number-columns-repeated="1019"/>
        </table:table-row>
        <table:table-row table:style-name="ro33">
          <table:table-cell table:style-name="ce139" table:formula="of:=IF(ISBLANK([.B237]);&quot;&quot;;INDEX([$'MetRisks Registration'.A$5:.E$190];MATCH([$Escalation.B237];[$'MetRisks Registration'.B$5:.B$190];0);1))">
            <text:p/>
          </table:table-cell>
          <table:table-cell table:style-name="ce143"/>
          <table:table-cell table:style-name="ce146" table:formula="of:=IF(ISBLANK([.B237]);&quot;&quot;;INDEX([$'MetRisks Registration'.B$5:.E$190];MATCH([$Escalation.B237];[$'MetRisks Registration'.B$5:.B$190];0);2))">
            <text:p/>
          </table:table-cell>
          <table:table-cell table:style-name="ce145"/>
          <table:table-cell table:style-name="ce146" table:formula="of:=IF(ISBLANK([.B237]);&quot;&quot;;IF(ISBLANK(INDEX([$Mitagation.B$5:.E$190];MATCH([$'MetRisks Registration'.B237];[$Mitagation.B$5:.B$190];0);4));&quot;&quot;;INDEX([$Mitagation.B$5:.E$190];MATCH([$'MetRisks Registration'.B237];[$Mitagation.B$5:.B$190];0);4)))">
            <text:p/>
          </table:table-cell>
          <table:table-cell table:number-columns-repeated="1019"/>
        </table:table-row>
        <table:table-row table:style-name="ro33">
          <table:table-cell table:style-name="ce139" table:formula="of:=IF(ISBLANK([.B238]);&quot;&quot;;INDEX([$'MetRisks Registration'.A$5:.E$190];MATCH([$Escalation.B238];[$'MetRisks Registration'.B$5:.B$190];0);1))">
            <text:p/>
          </table:table-cell>
          <table:table-cell table:style-name="ce143"/>
          <table:table-cell table:style-name="ce146" table:formula="of:=IF(ISBLANK([.B238]);&quot;&quot;;INDEX([$'MetRisks Registration'.B$5:.E$190];MATCH([$Escalation.B238];[$'MetRisks Registration'.B$5:.B$190];0);2))">
            <text:p/>
          </table:table-cell>
          <table:table-cell table:style-name="ce145"/>
          <table:table-cell table:style-name="ce146" table:formula="of:=IF(ISBLANK([.B238]);&quot;&quot;;IF(ISBLANK(INDEX([$Mitagation.B$5:.E$190];MATCH([$'MetRisks Registration'.B238];[$Mitagation.B$5:.B$190];0);4));&quot;&quot;;INDEX([$Mitagation.B$5:.E$190];MATCH([$'MetRisks Registration'.B238];[$Mitagation.B$5:.B$190];0);4)))">
            <text:p/>
          </table:table-cell>
          <table:table-cell table:number-columns-repeated="1019"/>
        </table:table-row>
        <table:table-row table:style-name="ro33">
          <table:table-cell table:style-name="ce139" table:formula="of:=IF(ISBLANK([.B239]);&quot;&quot;;INDEX([$'MetRisks Registration'.A$5:.E$190];MATCH([$Escalation.B239];[$'MetRisks Registration'.B$5:.B$190];0);1))">
            <text:p/>
          </table:table-cell>
          <table:table-cell table:style-name="ce143"/>
          <table:table-cell table:style-name="ce146" table:formula="of:=IF(ISBLANK([.B239]);&quot;&quot;;INDEX([$'MetRisks Registration'.B$5:.E$190];MATCH([$Escalation.B239];[$'MetRisks Registration'.B$5:.B$190];0);2))">
            <text:p/>
          </table:table-cell>
          <table:table-cell table:style-name="ce145"/>
          <table:table-cell table:style-name="ce146" table:formula="of:=IF(ISBLANK([.B239]);&quot;&quot;;IF(ISBLANK(INDEX([$Mitagation.B$5:.E$190];MATCH([$'MetRisks Registration'.B239];[$Mitagation.B$5:.B$190];0);4));&quot;&quot;;INDEX([$Mitagation.B$5:.E$190];MATCH([$'MetRisks Registration'.B239];[$Mitagation.B$5:.B$190];0);4)))">
            <text:p/>
          </table:table-cell>
          <table:table-cell table:number-columns-repeated="1019"/>
        </table:table-row>
        <table:table-row table:style-name="ro33">
          <table:table-cell table:style-name="ce139" table:formula="of:=IF(ISBLANK([.B240]);&quot;&quot;;INDEX([$'MetRisks Registration'.A$5:.E$190];MATCH([$Escalation.B240];[$'MetRisks Registration'.B$5:.B$190];0);1))">
            <text:p/>
          </table:table-cell>
          <table:table-cell table:style-name="ce143"/>
          <table:table-cell table:style-name="ce146" table:formula="of:=IF(ISBLANK([.B240]);&quot;&quot;;INDEX([$'MetRisks Registration'.B$5:.E$190];MATCH([$Escalation.B240];[$'MetRisks Registration'.B$5:.B$190];0);2))">
            <text:p/>
          </table:table-cell>
          <table:table-cell table:style-name="ce145"/>
          <table:table-cell table:style-name="ce146" table:formula="of:=IF(ISBLANK([.B240]);&quot;&quot;;IF(ISBLANK(INDEX([$Mitagation.B$5:.E$190];MATCH([$'MetRisks Registration'.B240];[$Mitagation.B$5:.B$190];0);4));&quot;&quot;;INDEX([$Mitagation.B$5:.E$190];MATCH([$'MetRisks Registration'.B240];[$Mitagation.B$5:.B$190];0);4)))">
            <text:p/>
          </table:table-cell>
          <table:table-cell table:number-columns-repeated="1019"/>
        </table:table-row>
        <table:table-row table:style-name="ro33">
          <table:table-cell table:style-name="ce139" table:formula="of:=IF(ISBLANK([.B241]);&quot;&quot;;INDEX([$'MetRisks Registration'.A$5:.E$190];MATCH([$Escalation.B241];[$'MetRisks Registration'.B$5:.B$190];0);1))">
            <text:p/>
          </table:table-cell>
          <table:table-cell table:style-name="ce143"/>
          <table:table-cell table:style-name="ce146" table:formula="of:=IF(ISBLANK([.B241]);&quot;&quot;;INDEX([$'MetRisks Registration'.B$5:.E$190];MATCH([$Escalation.B241];[$'MetRisks Registration'.B$5:.B$190];0);2))">
            <text:p/>
          </table:table-cell>
          <table:table-cell table:style-name="ce145"/>
          <table:table-cell table:style-name="ce146" table:formula="of:=IF(ISBLANK([.B241]);&quot;&quot;;IF(ISBLANK(INDEX([$Mitagation.B$5:.E$190];MATCH([$'MetRisks Registration'.B241];[$Mitagation.B$5:.B$190];0);4));&quot;&quot;;INDEX([$Mitagation.B$5:.E$190];MATCH([$'MetRisks Registration'.B241];[$Mitagation.B$5:.B$190];0);4)))">
            <text:p/>
          </table:table-cell>
          <table:table-cell table:number-columns-repeated="1019"/>
        </table:table-row>
        <table:table-row table:style-name="ro33">
          <table:table-cell table:style-name="ce139" table:formula="of:=IF(ISBLANK([.B242]);&quot;&quot;;INDEX([$'MetRisks Registration'.A$5:.E$190];MATCH([$Escalation.B242];[$'MetRisks Registration'.B$5:.B$190];0);1))">
            <text:p/>
          </table:table-cell>
          <table:table-cell table:style-name="ce143"/>
          <table:table-cell table:style-name="ce146" table:formula="of:=IF(ISBLANK([.B242]);&quot;&quot;;INDEX([$'MetRisks Registration'.B$5:.E$190];MATCH([$Escalation.B242];[$'MetRisks Registration'.B$5:.B$190];0);2))">
            <text:p/>
          </table:table-cell>
          <table:table-cell table:style-name="ce145"/>
          <table:table-cell table:style-name="ce146" table:formula="of:=IF(ISBLANK([.B242]);&quot;&quot;;IF(ISBLANK(INDEX([$Mitagation.B$5:.E$190];MATCH([$'MetRisks Registration'.B242];[$Mitagation.B$5:.B$190];0);4));&quot;&quot;;INDEX([$Mitagation.B$5:.E$190];MATCH([$'MetRisks Registration'.B242];[$Mitagation.B$5:.B$190];0);4)))">
            <text:p/>
          </table:table-cell>
          <table:table-cell table:number-columns-repeated="1019"/>
        </table:table-row>
        <table:table-row table:style-name="ro33">
          <table:table-cell table:style-name="ce139" table:formula="of:=IF(ISBLANK([.B243]);&quot;&quot;;INDEX([$'MetRisks Registration'.A$5:.E$190];MATCH([$Escalation.B243];[$'MetRisks Registration'.B$5:.B$190];0);1))">
            <text:p/>
          </table:table-cell>
          <table:table-cell table:style-name="ce143"/>
          <table:table-cell table:style-name="ce146" table:formula="of:=IF(ISBLANK([.B243]);&quot;&quot;;INDEX([$'MetRisks Registration'.B$5:.E$190];MATCH([$Escalation.B243];[$'MetRisks Registration'.B$5:.B$190];0);2))">
            <text:p/>
          </table:table-cell>
          <table:table-cell table:style-name="ce145"/>
          <table:table-cell table:style-name="ce146" table:formula="of:=IF(ISBLANK([.B243]);&quot;&quot;;IF(ISBLANK(INDEX([$Mitagation.B$5:.E$190];MATCH([$'MetRisks Registration'.B243];[$Mitagation.B$5:.B$190];0);4));&quot;&quot;;INDEX([$Mitagation.B$5:.E$190];MATCH([$'MetRisks Registration'.B243];[$Mitagation.B$5:.B$190];0);4)))">
            <text:p/>
          </table:table-cell>
          <table:table-cell table:number-columns-repeated="1019"/>
        </table:table-row>
        <table:table-row table:style-name="ro33">
          <table:table-cell table:style-name="ce139" table:formula="of:=IF(ISBLANK([.B244]);&quot;&quot;;INDEX([$'MetRisks Registration'.A$5:.E$190];MATCH([$Escalation.B244];[$'MetRisks Registration'.B$5:.B$190];0);1))">
            <text:p/>
          </table:table-cell>
          <table:table-cell table:style-name="ce143"/>
          <table:table-cell table:style-name="ce146" table:formula="of:=IF(ISBLANK([.B244]);&quot;&quot;;INDEX([$'MetRisks Registration'.B$5:.E$190];MATCH([$Escalation.B244];[$'MetRisks Registration'.B$5:.B$190];0);2))">
            <text:p/>
          </table:table-cell>
          <table:table-cell table:style-name="ce145"/>
          <table:table-cell table:style-name="ce146" table:formula="of:=IF(ISBLANK([.B244]);&quot;&quot;;IF(ISBLANK(INDEX([$Mitagation.B$5:.E$190];MATCH([$'MetRisks Registration'.B244];[$Mitagation.B$5:.B$190];0);4));&quot;&quot;;INDEX([$Mitagation.B$5:.E$190];MATCH([$'MetRisks Registration'.B244];[$Mitagation.B$5:.B$190];0);4)))">
            <text:p/>
          </table:table-cell>
          <table:table-cell table:number-columns-repeated="1019"/>
        </table:table-row>
        <table:table-row table:style-name="ro33">
          <table:table-cell table:style-name="ce139" table:formula="of:=IF(ISBLANK([.B245]);&quot;&quot;;INDEX([$'MetRisks Registration'.A$5:.E$190];MATCH([$Escalation.B245];[$'MetRisks Registration'.B$5:.B$190];0);1))">
            <text:p/>
          </table:table-cell>
          <table:table-cell table:style-name="ce143"/>
          <table:table-cell table:style-name="ce146" table:formula="of:=IF(ISBLANK([.B245]);&quot;&quot;;INDEX([$'MetRisks Registration'.B$5:.E$190];MATCH([$Escalation.B245];[$'MetRisks Registration'.B$5:.B$190];0);2))">
            <text:p/>
          </table:table-cell>
          <table:table-cell table:style-name="ce145"/>
          <table:table-cell table:style-name="ce146" table:formula="of:=IF(ISBLANK([.B245]);&quot;&quot;;IF(ISBLANK(INDEX([$Mitagation.B$5:.E$190];MATCH([$'MetRisks Registration'.B245];[$Mitagation.B$5:.B$190];0);4));&quot;&quot;;INDEX([$Mitagation.B$5:.E$190];MATCH([$'MetRisks Registration'.B245];[$Mitagation.B$5:.B$190];0);4)))">
            <text:p/>
          </table:table-cell>
          <table:table-cell table:number-columns-repeated="1019"/>
        </table:table-row>
        <table:table-row table:style-name="ro33">
          <table:table-cell table:style-name="ce139" table:formula="of:=IF(ISBLANK([.B246]);&quot;&quot;;INDEX([$'MetRisks Registration'.A$5:.E$190];MATCH([$Escalation.B246];[$'MetRisks Registration'.B$5:.B$190];0);1))">
            <text:p/>
          </table:table-cell>
          <table:table-cell table:style-name="ce143"/>
          <table:table-cell table:style-name="ce146" table:formula="of:=IF(ISBLANK([.B246]);&quot;&quot;;INDEX([$'MetRisks Registration'.B$5:.E$190];MATCH([$Escalation.B246];[$'MetRisks Registration'.B$5:.B$190];0);2))">
            <text:p/>
          </table:table-cell>
          <table:table-cell table:style-name="ce145"/>
          <table:table-cell table:style-name="ce146" table:formula="of:=IF(ISBLANK([.B246]);&quot;&quot;;IF(ISBLANK(INDEX([$Mitagation.B$5:.E$190];MATCH([$'MetRisks Registration'.B246];[$Mitagation.B$5:.B$190];0);4));&quot;&quot;;INDEX([$Mitagation.B$5:.E$190];MATCH([$'MetRisks Registration'.B246];[$Mitagation.B$5:.B$190];0);4)))">
            <text:p/>
          </table:table-cell>
          <table:table-cell table:number-columns-repeated="1019"/>
        </table:table-row>
        <table:table-row table:style-name="ro33">
          <table:table-cell table:style-name="ce139" table:formula="of:=IF(ISBLANK([.B247]);&quot;&quot;;INDEX([$'MetRisks Registration'.A$5:.E$190];MATCH([$Escalation.B247];[$'MetRisks Registration'.B$5:.B$190];0);1))">
            <text:p/>
          </table:table-cell>
          <table:table-cell table:style-name="ce143"/>
          <table:table-cell table:style-name="ce146" table:formula="of:=IF(ISBLANK([.B247]);&quot;&quot;;INDEX([$'MetRisks Registration'.B$5:.E$190];MATCH([$Escalation.B247];[$'MetRisks Registration'.B$5:.B$190];0);2))">
            <text:p/>
          </table:table-cell>
          <table:table-cell table:style-name="ce145"/>
          <table:table-cell table:style-name="ce146" table:formula="of:=IF(ISBLANK([.B247]);&quot;&quot;;IF(ISBLANK(INDEX([$Mitagation.B$5:.E$190];MATCH([$'MetRisks Registration'.B247];[$Mitagation.B$5:.B$190];0);4));&quot;&quot;;INDEX([$Mitagation.B$5:.E$190];MATCH([$'MetRisks Registration'.B247];[$Mitagation.B$5:.B$190];0);4)))">
            <text:p/>
          </table:table-cell>
          <table:table-cell table:number-columns-repeated="1019"/>
        </table:table-row>
        <table:table-row table:style-name="ro33">
          <table:table-cell table:style-name="ce139" table:formula="of:=IF(ISBLANK([.B248]);&quot;&quot;;INDEX([$'MetRisks Registration'.A$5:.E$190];MATCH([$Escalation.B248];[$'MetRisks Registration'.B$5:.B$190];0);1))">
            <text:p/>
          </table:table-cell>
          <table:table-cell table:style-name="ce143"/>
          <table:table-cell table:style-name="ce146" table:formula="of:=IF(ISBLANK([.B248]);&quot;&quot;;INDEX([$'MetRisks Registration'.B$5:.E$190];MATCH([$Escalation.B248];[$'MetRisks Registration'.B$5:.B$190];0);2))">
            <text:p/>
          </table:table-cell>
          <table:table-cell table:style-name="ce145"/>
          <table:table-cell table:style-name="ce146" table:formula="of:=IF(ISBLANK([.B248]);&quot;&quot;;IF(ISBLANK(INDEX([$Mitagation.B$5:.E$190];MATCH([$'MetRisks Registration'.B248];[$Mitagation.B$5:.B$190];0);4));&quot;&quot;;INDEX([$Mitagation.B$5:.E$190];MATCH([$'MetRisks Registration'.B248];[$Mitagation.B$5:.B$190];0);4)))">
            <text:p/>
          </table:table-cell>
          <table:table-cell table:number-columns-repeated="1019"/>
        </table:table-row>
        <table:table-row table:style-name="ro33">
          <table:table-cell table:style-name="ce139" table:formula="of:=IF(ISBLANK([.B249]);&quot;&quot;;INDEX([$'MetRisks Registration'.A$5:.E$190];MATCH([$Escalation.B249];[$'MetRisks Registration'.B$5:.B$190];0);1))">
            <text:p/>
          </table:table-cell>
          <table:table-cell table:style-name="ce143"/>
          <table:table-cell table:style-name="ce146" table:formula="of:=IF(ISBLANK([.B249]);&quot;&quot;;INDEX([$'MetRisks Registration'.B$5:.E$190];MATCH([$Escalation.B249];[$'MetRisks Registration'.B$5:.B$190];0);2))">
            <text:p/>
          </table:table-cell>
          <table:table-cell table:style-name="ce145"/>
          <table:table-cell table:style-name="ce146" table:formula="of:=IF(ISBLANK([.B249]);&quot;&quot;;IF(ISBLANK(INDEX([$Mitagation.B$5:.E$190];MATCH([$'MetRisks Registration'.B249];[$Mitagation.B$5:.B$190];0);4));&quot;&quot;;INDEX([$Mitagation.B$5:.E$190];MATCH([$'MetRisks Registration'.B249];[$Mitagation.B$5:.B$190];0);4)))">
            <text:p/>
          </table:table-cell>
          <table:table-cell table:number-columns-repeated="1019"/>
        </table:table-row>
        <table:table-row table:style-name="ro33">
          <table:table-cell table:style-name="ce139" table:formula="of:=IF(ISBLANK([.B250]);&quot;&quot;;INDEX([$'MetRisks Registration'.A$5:.E$190];MATCH([$Escalation.B250];[$'MetRisks Registration'.B$5:.B$190];0);1))">
            <text:p/>
          </table:table-cell>
          <table:table-cell table:style-name="ce143"/>
          <table:table-cell table:style-name="ce146" table:formula="of:=IF(ISBLANK([.B250]);&quot;&quot;;INDEX([$'MetRisks Registration'.B$5:.E$190];MATCH([$Escalation.B250];[$'MetRisks Registration'.B$5:.B$190];0);2))">
            <text:p/>
          </table:table-cell>
          <table:table-cell table:style-name="ce145"/>
          <table:table-cell table:style-name="ce146" table:formula="of:=IF(ISBLANK([.B250]);&quot;&quot;;IF(ISBLANK(INDEX([$Mitagation.B$5:.E$190];MATCH([$'MetRisks Registration'.B250];[$Mitagation.B$5:.B$190];0);4));&quot;&quot;;INDEX([$Mitagation.B$5:.E$190];MATCH([$'MetRisks Registration'.B250];[$Mitagation.B$5:.B$190];0);4)))">
            <text:p/>
          </table:table-cell>
          <table:table-cell table:number-columns-repeated="1019"/>
        </table:table-row>
        <table:table-row table:style-name="ro33">
          <table:table-cell table:style-name="ce139" table:formula="of:=IF(ISBLANK([.B251]);&quot;&quot;;INDEX([$'MetRisks Registration'.A$5:.E$190];MATCH([$Escalation.B251];[$'MetRisks Registration'.B$5:.B$190];0);1))">
            <text:p/>
          </table:table-cell>
          <table:table-cell table:style-name="ce143"/>
          <table:table-cell table:style-name="ce146" table:formula="of:=IF(ISBLANK([.B251]);&quot;&quot;;INDEX([$'MetRisks Registration'.B$5:.E$190];MATCH([$Escalation.B251];[$'MetRisks Registration'.B$5:.B$190];0);2))">
            <text:p/>
          </table:table-cell>
          <table:table-cell table:style-name="ce145"/>
          <table:table-cell table:style-name="ce146" table:formula="of:=IF(ISBLANK([.B251]);&quot;&quot;;IF(ISBLANK(INDEX([$Mitagation.B$5:.E$190];MATCH([$'MetRisks Registration'.B251];[$Mitagation.B$5:.B$190];0);4));&quot;&quot;;INDEX([$Mitagation.B$5:.E$190];MATCH([$'MetRisks Registration'.B251];[$Mitagation.B$5:.B$190];0);4)))">
            <text:p/>
          </table:table-cell>
          <table:table-cell table:number-columns-repeated="1019"/>
        </table:table-row>
        <table:table-row table:style-name="ro33">
          <table:table-cell table:style-name="ce139" table:formula="of:=IF(ISBLANK([.B252]);&quot;&quot;;INDEX([$'MetRisks Registration'.A$5:.E$190];MATCH([$Escalation.B252];[$'MetRisks Registration'.B$5:.B$190];0);1))">
            <text:p/>
          </table:table-cell>
          <table:table-cell table:style-name="ce143"/>
          <table:table-cell table:style-name="ce146" table:formula="of:=IF(ISBLANK([.B252]);&quot;&quot;;INDEX([$'MetRisks Registration'.B$5:.E$190];MATCH([$Escalation.B252];[$'MetRisks Registration'.B$5:.B$190];0);2))">
            <text:p/>
          </table:table-cell>
          <table:table-cell table:style-name="ce145"/>
          <table:table-cell table:style-name="ce146" table:formula="of:=IF(ISBLANK([.B252]);&quot;&quot;;IF(ISBLANK(INDEX([$Mitagation.B$5:.E$190];MATCH([$'MetRisks Registration'.B252];[$Mitagation.B$5:.B$190];0);4));&quot;&quot;;INDEX([$Mitagation.B$5:.E$190];MATCH([$'MetRisks Registration'.B252];[$Mitagation.B$5:.B$190];0);4)))">
            <text:p/>
          </table:table-cell>
          <table:table-cell table:number-columns-repeated="1019"/>
        </table:table-row>
        <table:table-row table:style-name="ro33">
          <table:table-cell table:style-name="ce139" table:formula="of:=IF(ISBLANK([.B253]);&quot;&quot;;INDEX([$'MetRisks Registration'.A$5:.E$190];MATCH([$Escalation.B253];[$'MetRisks Registration'.B$5:.B$190];0);1))">
            <text:p/>
          </table:table-cell>
          <table:table-cell table:style-name="ce143"/>
          <table:table-cell table:style-name="ce146" table:formula="of:=IF(ISBLANK([.B253]);&quot;&quot;;INDEX([$'MetRisks Registration'.B$5:.E$190];MATCH([$Escalation.B253];[$'MetRisks Registration'.B$5:.B$190];0);2))">
            <text:p/>
          </table:table-cell>
          <table:table-cell table:style-name="ce145"/>
          <table:table-cell table:style-name="ce146" table:formula="of:=IF(ISBLANK([.B253]);&quot;&quot;;IF(ISBLANK(INDEX([$Mitagation.B$5:.E$190];MATCH([$'MetRisks Registration'.B253];[$Mitagation.B$5:.B$190];0);4));&quot;&quot;;INDEX([$Mitagation.B$5:.E$190];MATCH([$'MetRisks Registration'.B253];[$Mitagation.B$5:.B$190];0);4)))">
            <text:p/>
          </table:table-cell>
          <table:table-cell table:number-columns-repeated="1019"/>
        </table:table-row>
        <table:table-row table:style-name="ro33">
          <table:table-cell table:style-name="ce139" table:formula="of:=IF(ISBLANK([.B254]);&quot;&quot;;INDEX([$'MetRisks Registration'.A$5:.E$190];MATCH([$Escalation.B254];[$'MetRisks Registration'.B$5:.B$190];0);1))">
            <text:p/>
          </table:table-cell>
          <table:table-cell table:style-name="ce143"/>
          <table:table-cell table:style-name="ce146" table:formula="of:=IF(ISBLANK([.B254]);&quot;&quot;;INDEX([$'MetRisks Registration'.B$5:.E$190];MATCH([$Escalation.B254];[$'MetRisks Registration'.B$5:.B$190];0);2))">
            <text:p/>
          </table:table-cell>
          <table:table-cell table:style-name="ce145"/>
          <table:table-cell table:style-name="ce146" table:formula="of:=IF(ISBLANK([.B254]);&quot;&quot;;IF(ISBLANK(INDEX([$Mitagation.B$5:.E$190];MATCH([$'MetRisks Registration'.B254];[$Mitagation.B$5:.B$190];0);4));&quot;&quot;;INDEX([$Mitagation.B$5:.E$190];MATCH([$'MetRisks Registration'.B254];[$Mitagation.B$5:.B$190];0);4)))">
            <text:p/>
          </table:table-cell>
          <table:table-cell table:number-columns-repeated="1019"/>
        </table:table-row>
        <table:table-row table:style-name="ro33">
          <table:table-cell table:style-name="ce139" table:formula="of:=IF(ISBLANK([.B255]);&quot;&quot;;INDEX([$'MetRisks Registration'.A$5:.E$190];MATCH([$Escalation.B255];[$'MetRisks Registration'.B$5:.B$190];0);1))">
            <text:p/>
          </table:table-cell>
          <table:table-cell table:style-name="ce143"/>
          <table:table-cell table:style-name="ce146" table:formula="of:=IF(ISBLANK([.B255]);&quot;&quot;;INDEX([$'MetRisks Registration'.B$5:.E$190];MATCH([$Escalation.B255];[$'MetRisks Registration'.B$5:.B$190];0);2))">
            <text:p/>
          </table:table-cell>
          <table:table-cell table:style-name="ce145"/>
          <table:table-cell table:style-name="ce146" table:formula="of:=IF(ISBLANK([.B255]);&quot;&quot;;IF(ISBLANK(INDEX([$Mitagation.B$5:.E$190];MATCH([$'MetRisks Registration'.B255];[$Mitagation.B$5:.B$190];0);4));&quot;&quot;;INDEX([$Mitagation.B$5:.E$190];MATCH([$'MetRisks Registration'.B255];[$Mitagation.B$5:.B$190];0);4)))">
            <text:p/>
          </table:table-cell>
          <table:table-cell table:number-columns-repeated="1019"/>
        </table:table-row>
        <table:table-row table:style-name="ro33">
          <table:table-cell table:style-name="ce139" table:formula="of:=IF(ISBLANK([.B256]);&quot;&quot;;INDEX([$'MetRisks Registration'.A$5:.E$190];MATCH([$Escalation.B256];[$'MetRisks Registration'.B$5:.B$190];0);1))">
            <text:p/>
          </table:table-cell>
          <table:table-cell table:style-name="ce143"/>
          <table:table-cell table:style-name="ce146" table:formula="of:=IF(ISBLANK([.B256]);&quot;&quot;;INDEX([$'MetRisks Registration'.B$5:.E$190];MATCH([$Escalation.B256];[$'MetRisks Registration'.B$5:.B$190];0);2))">
            <text:p/>
          </table:table-cell>
          <table:table-cell table:style-name="ce145"/>
          <table:table-cell table:style-name="ce146" table:formula="of:=IF(ISBLANK([.B256]);&quot;&quot;;IF(ISBLANK(INDEX([$Mitagation.B$5:.E$190];MATCH([$'MetRisks Registration'.B256];[$Mitagation.B$5:.B$190];0);4));&quot;&quot;;INDEX([$Mitagation.B$5:.E$190];MATCH([$'MetRisks Registration'.B256];[$Mitagation.B$5:.B$190];0);4)))">
            <text:p/>
          </table:table-cell>
          <table:table-cell table:number-columns-repeated="1019"/>
        </table:table-row>
        <table:table-row table:style-name="ro33">
          <table:table-cell table:style-name="ce139" table:formula="of:=IF(ISBLANK([.B257]);&quot;&quot;;INDEX([$'MetRisks Registration'.A$5:.E$190];MATCH([$Escalation.B257];[$'MetRisks Registration'.B$5:.B$190];0);1))">
            <text:p/>
          </table:table-cell>
          <table:table-cell table:style-name="ce143"/>
          <table:table-cell table:style-name="ce146" table:formula="of:=IF(ISBLANK([.B257]);&quot;&quot;;INDEX([$'MetRisks Registration'.B$5:.E$190];MATCH([$Escalation.B257];[$'MetRisks Registration'.B$5:.B$190];0);2))">
            <text:p/>
          </table:table-cell>
          <table:table-cell table:style-name="ce145"/>
          <table:table-cell table:style-name="ce146" table:formula="of:=IF(ISBLANK([.B257]);&quot;&quot;;IF(ISBLANK(INDEX([$Mitagation.B$5:.E$190];MATCH([$'MetRisks Registration'.B257];[$Mitagation.B$5:.B$190];0);4));&quot;&quot;;INDEX([$Mitagation.B$5:.E$190];MATCH([$'MetRisks Registration'.B257];[$Mitagation.B$5:.B$190];0);4)))">
            <text:p/>
          </table:table-cell>
          <table:table-cell table:number-columns-repeated="1019"/>
        </table:table-row>
        <table:table-row table:style-name="ro33">
          <table:table-cell table:style-name="ce139" table:formula="of:=IF(ISBLANK([.B258]);&quot;&quot;;INDEX([$'MetRisks Registration'.A$5:.E$190];MATCH([$Escalation.B258];[$'MetRisks Registration'.B$5:.B$190];0);1))">
            <text:p/>
          </table:table-cell>
          <table:table-cell table:style-name="ce143"/>
          <table:table-cell table:style-name="ce146" table:formula="of:=IF(ISBLANK([.B258]);&quot;&quot;;INDEX([$'MetRisks Registration'.B$5:.E$190];MATCH([$Escalation.B258];[$'MetRisks Registration'.B$5:.B$190];0);2))">
            <text:p/>
          </table:table-cell>
          <table:table-cell table:style-name="ce145"/>
          <table:table-cell table:style-name="ce146" table:formula="of:=IF(ISBLANK([.B258]);&quot;&quot;;IF(ISBLANK(INDEX([$Mitagation.B$5:.E$190];MATCH([$'MetRisks Registration'.B258];[$Mitagation.B$5:.B$190];0);4));&quot;&quot;;INDEX([$Mitagation.B$5:.E$190];MATCH([$'MetRisks Registration'.B258];[$Mitagation.B$5:.B$190];0);4)))">
            <text:p/>
          </table:table-cell>
          <table:table-cell table:number-columns-repeated="1019"/>
        </table:table-row>
        <table:table-row table:style-name="ro33">
          <table:table-cell table:style-name="ce139" table:formula="of:=IF(ISBLANK([.B259]);&quot;&quot;;INDEX([$'MetRisks Registration'.A$5:.E$190];MATCH([$Escalation.B259];[$'MetRisks Registration'.B$5:.B$190];0);1))">
            <text:p/>
          </table:table-cell>
          <table:table-cell table:style-name="ce143"/>
          <table:table-cell table:style-name="ce146" table:formula="of:=IF(ISBLANK([.B259]);&quot;&quot;;INDEX([$'MetRisks Registration'.B$5:.E$190];MATCH([$Escalation.B259];[$'MetRisks Registration'.B$5:.B$190];0);2))">
            <text:p/>
          </table:table-cell>
          <table:table-cell table:style-name="ce145"/>
          <table:table-cell table:style-name="ce145" table:formula="of:=IF(ISBLANK([.B259]);&quot;&quot;;IF(ISBLANK(INDEX([$Mitagation.B$5:.E$190];MATCH([$'MetRisks Registration'.B259];[$Mitagation.B$5:.B$190];0);4));&quot;&quot;;INDEX([$Mitagation.B$5:.E$190];MATCH([$'MetRisks Registration'.B259];[$Mitagation.B$5:.B$190];0);4)))">
            <text:p/>
          </table:table-cell>
          <table:table-cell table:number-columns-repeated="1019"/>
        </table:table-row>
        <table:table-row table:style-name="ro33">
          <table:table-cell table:style-name="ce139" table:formula="of:=IF(ISBLANK([.B260]);&quot;&quot;;INDEX([$'MetRisks Registration'.A$5:.E$190];MATCH([$Escalation.B260];[$'MetRisks Registration'.B$5:.B$190];0);1))">
            <text:p/>
          </table:table-cell>
          <table:table-cell table:style-name="ce143"/>
          <table:table-cell table:style-name="ce146" table:formula="of:=IF(ISBLANK([.B260]);&quot;&quot;;INDEX([$'MetRisks Registration'.B$5:.E$190];MATCH([$Escalation.B260];[$'MetRisks Registration'.B$5:.B$190];0);2))">
            <text:p/>
          </table:table-cell>
          <table:table-cell table:style-name="ce145"/>
          <table:table-cell table:style-name="ce145" table:formula="of:=IF(ISBLANK([.B260]);&quot;&quot;;IF(ISBLANK(INDEX([$Mitagation.B$5:.E$190];MATCH([$'MetRisks Registration'.B260];[$Mitagation.B$5:.B$190];0);4));&quot;&quot;;INDEX([$Mitagation.B$5:.E$190];MATCH([$'MetRisks Registration'.B260];[$Mitagation.B$5:.B$190];0);4)))">
            <text:p/>
          </table:table-cell>
          <table:table-cell table:number-columns-repeated="1019"/>
        </table:table-row>
        <table:table-row table:style-name="ro33">
          <table:table-cell table:style-name="ce139" table:formula="of:=IF(ISBLANK([.B261]);&quot;&quot;;INDEX([$'MetRisks Registration'.A$5:.E$190];MATCH([$Escalation.B261];[$'MetRisks Registration'.B$5:.B$190];0);1))">
            <text:p/>
          </table:table-cell>
          <table:table-cell table:style-name="ce143"/>
          <table:table-cell table:style-name="ce146" table:formula="of:=IF(ISBLANK([.B261]);&quot;&quot;;INDEX([$'MetRisks Registration'.B$5:.E$190];MATCH([$Escalation.B261];[$'MetRisks Registration'.B$5:.B$190];0);2))">
            <text:p/>
          </table:table-cell>
          <table:table-cell table:style-name="ce145"/>
          <table:table-cell table:style-name="ce145" table:formula="of:=IF(ISBLANK([.B261]);&quot;&quot;;IF(ISBLANK(INDEX([$Mitagation.B$5:.E$190];MATCH([$'MetRisks Registration'.B261];[$Mitagation.B$5:.B$190];0);4));&quot;&quot;;INDEX([$Mitagation.B$5:.E$190];MATCH([$'MetRisks Registration'.B261];[$Mitagation.B$5:.B$190];0);4)))">
            <text:p/>
          </table:table-cell>
          <table:table-cell table:number-columns-repeated="1019"/>
        </table:table-row>
        <table:table-row table:style-name="ro33">
          <table:table-cell table:style-name="ce139" table:formula="of:=IF(ISBLANK([.B262]);&quot;&quot;;INDEX([$'MetRisks Registration'.A$5:.E$190];MATCH([$Escalation.B262];[$'MetRisks Registration'.B$5:.B$190];0);1))">
            <text:p/>
          </table:table-cell>
          <table:table-cell table:style-name="ce143"/>
          <table:table-cell table:style-name="ce146" table:formula="of:=IF(ISBLANK([.B262]);&quot;&quot;;INDEX([$'MetRisks Registration'.B$5:.E$190];MATCH([$Escalation.B262];[$'MetRisks Registration'.B$5:.B$190];0);2))">
            <text:p/>
          </table:table-cell>
          <table:table-cell table:style-name="ce145"/>
          <table:table-cell table:style-name="ce145" table:formula="of:=IF(ISBLANK([.B262]);&quot;&quot;;IF(ISBLANK(INDEX([$Mitagation.B$5:.E$190];MATCH([$'MetRisks Registration'.B262];[$Mitagation.B$5:.B$190];0);4));&quot;&quot;;INDEX([$Mitagation.B$5:.E$190];MATCH([$'MetRisks Registration'.B262];[$Mitagation.B$5:.B$190];0);4)))">
            <text:p/>
          </table:table-cell>
          <table:table-cell table:number-columns-repeated="1019"/>
        </table:table-row>
        <table:table-row table:style-name="ro33">
          <table:table-cell table:style-name="ce139" table:formula="of:=IF(ISBLANK([.B263]);&quot;&quot;;INDEX([$'MetRisks Registration'.A$5:.E$190];MATCH([$Escalation.B263];[$'MetRisks Registration'.B$5:.B$190];0);1))">
            <text:p/>
          </table:table-cell>
          <table:table-cell table:style-name="ce143"/>
          <table:table-cell table:style-name="ce146" table:formula="of:=IF(ISBLANK([.B263]);&quot;&quot;;INDEX([$'MetRisks Registration'.B$5:.E$190];MATCH([$Escalation.B263];[$'MetRisks Registration'.B$5:.B$190];0);2))">
            <text:p/>
          </table:table-cell>
          <table:table-cell table:style-name="ce145"/>
          <table:table-cell table:style-name="ce145" table:formula="of:=IF(ISBLANK([.B263]);&quot;&quot;;IF(ISBLANK(INDEX([$Mitagation.B$5:.E$190];MATCH([$'MetRisks Registration'.B263];[$Mitagation.B$5:.B$190];0);4));&quot;&quot;;INDEX([$Mitagation.B$5:.E$190];MATCH([$'MetRisks Registration'.B263];[$Mitagation.B$5:.B$190];0);4)))">
            <text:p/>
          </table:table-cell>
          <table:table-cell table:number-columns-repeated="1019"/>
        </table:table-row>
        <table:table-row table:style-name="ro33">
          <table:table-cell table:style-name="ce139" table:formula="of:=IF(ISBLANK([.B264]);&quot;&quot;;INDEX([$'MetRisks Registration'.A$5:.E$190];MATCH([$Escalation.B264];[$'MetRisks Registration'.B$5:.B$190];0);1))">
            <text:p/>
          </table:table-cell>
          <table:table-cell table:style-name="ce143"/>
          <table:table-cell table:style-name="ce146" table:formula="of:=IF(ISBLANK([.B264]);&quot;&quot;;INDEX([$'MetRisks Registration'.B$5:.E$190];MATCH([$Escalation.B264];[$'MetRisks Registration'.B$5:.B$190];0);2))">
            <text:p/>
          </table:table-cell>
          <table:table-cell table:style-name="ce145"/>
          <table:table-cell table:style-name="ce145" table:formula="of:=IF(ISBLANK([.B264]);&quot;&quot;;IF(ISBLANK(INDEX([$Mitagation.B$5:.E$190];MATCH([$'MetRisks Registration'.B264];[$Mitagation.B$5:.B$190];0);4));&quot;&quot;;INDEX([$Mitagation.B$5:.E$190];MATCH([$'MetRisks Registration'.B264];[$Mitagation.B$5:.B$190];0);4)))">
            <text:p/>
          </table:table-cell>
          <table:table-cell table:number-columns-repeated="1019"/>
        </table:table-row>
        <table:table-row table:style-name="ro33">
          <table:table-cell table:style-name="ce139" table:formula="of:=IF(ISBLANK([.B265]);&quot;&quot;;INDEX([$'MetRisks Registration'.A$5:.E$190];MATCH([$Escalation.B265];[$'MetRisks Registration'.B$5:.B$190];0);1))">
            <text:p/>
          </table:table-cell>
          <table:table-cell table:style-name="ce143"/>
          <table:table-cell table:style-name="ce146" table:formula="of:=IF(ISBLANK([.B265]);&quot;&quot;;INDEX([$'MetRisks Registration'.B$5:.E$190];MATCH([$Escalation.B265];[$'MetRisks Registration'.B$5:.B$190];0);2))">
            <text:p/>
          </table:table-cell>
          <table:table-cell table:style-name="ce145"/>
          <table:table-cell table:style-name="ce145" table:formula="of:=IF(ISBLANK([.B265]);&quot;&quot;;IF(ISBLANK(INDEX([$Mitagation.B$5:.E$190];MATCH([$'MetRisks Registration'.B265];[$Mitagation.B$5:.B$190];0);4));&quot;&quot;;INDEX([$Mitagation.B$5:.E$190];MATCH([$'MetRisks Registration'.B265];[$Mitagation.B$5:.B$190];0);4)))">
            <text:p/>
          </table:table-cell>
          <table:table-cell table:number-columns-repeated="1019"/>
        </table:table-row>
        <table:table-row table:style-name="ro33">
          <table:table-cell table:style-name="ce139" table:formula="of:=IF(ISBLANK([.B266]);&quot;&quot;;INDEX([$'MetRisks Registration'.A$5:.E$190];MATCH([$Escalation.B266];[$'MetRisks Registration'.B$5:.B$190];0);1))">
            <text:p/>
          </table:table-cell>
          <table:table-cell table:style-name="ce143"/>
          <table:table-cell table:style-name="ce146" table:formula="of:=IF(ISBLANK([.B266]);&quot;&quot;;INDEX([$'MetRisks Registration'.B$5:.E$190];MATCH([$Escalation.B266];[$'MetRisks Registration'.B$5:.B$190];0);2))">
            <text:p/>
          </table:table-cell>
          <table:table-cell table:style-name="ce145"/>
          <table:table-cell table:style-name="ce145" table:formula="of:=IF(ISBLANK([.B266]);&quot;&quot;;IF(ISBLANK(INDEX([$Mitagation.B$5:.E$190];MATCH([$'MetRisks Registration'.B266];[$Mitagation.B$5:.B$190];0);4));&quot;&quot;;INDEX([$Mitagation.B$5:.E$190];MATCH([$'MetRisks Registration'.B266];[$Mitagation.B$5:.B$190];0);4)))">
            <text:p/>
          </table:table-cell>
          <table:table-cell table:number-columns-repeated="1019"/>
        </table:table-row>
        <table:table-row table:style-name="ro33">
          <table:table-cell table:style-name="ce139" table:formula="of:=IF(ISBLANK([.B267]);&quot;&quot;;INDEX([$'MetRisks Registration'.A$5:.E$190];MATCH([$Escalation.B267];[$'MetRisks Registration'.B$5:.B$190];0);1))">
            <text:p/>
          </table:table-cell>
          <table:table-cell table:style-name="ce143"/>
          <table:table-cell table:style-name="ce146" table:formula="of:=IF(ISBLANK([.B267]);&quot;&quot;;INDEX([$'MetRisks Registration'.B$5:.E$190];MATCH([$Escalation.B267];[$'MetRisks Registration'.B$5:.B$190];0);2))">
            <text:p/>
          </table:table-cell>
          <table:table-cell table:style-name="ce145"/>
          <table:table-cell table:style-name="ce145" table:formula="of:=IF(ISBLANK([.B267]);&quot;&quot;;IF(ISBLANK(INDEX([$Mitagation.B$5:.E$190];MATCH([$'MetRisks Registration'.B267];[$Mitagation.B$5:.B$190];0);4));&quot;&quot;;INDEX([$Mitagation.B$5:.E$190];MATCH([$'MetRisks Registration'.B267];[$Mitagation.B$5:.B$190];0);4)))">
            <text:p/>
          </table:table-cell>
          <table:table-cell table:number-columns-repeated="1019"/>
        </table:table-row>
        <table:table-row table:style-name="ro33">
          <table:table-cell table:style-name="ce139" table:formula="of:=IF(ISBLANK([.B268]);&quot;&quot;;INDEX([$'MetRisks Registration'.A$5:.E$190];MATCH([$Escalation.B268];[$'MetRisks Registration'.B$5:.B$190];0);1))">
            <text:p/>
          </table:table-cell>
          <table:table-cell table:style-name="ce143"/>
          <table:table-cell table:style-name="ce146" table:formula="of:=IF(ISBLANK([.B268]);&quot;&quot;;INDEX([$'MetRisks Registration'.B$5:.E$190];MATCH([$Escalation.B268];[$'MetRisks Registration'.B$5:.B$190];0);2))">
            <text:p/>
          </table:table-cell>
          <table:table-cell table:style-name="ce145"/>
          <table:table-cell table:style-name="ce145" table:formula="of:=IF(ISBLANK([.B268]);&quot;&quot;;IF(ISBLANK(INDEX([$Mitagation.B$5:.E$190];MATCH([$'MetRisks Registration'.B268];[$Mitagation.B$5:.B$190];0);4));&quot;&quot;;INDEX([$Mitagation.B$5:.E$190];MATCH([$'MetRisks Registration'.B268];[$Mitagation.B$5:.B$190];0);4)))">
            <text:p/>
          </table:table-cell>
          <table:table-cell table:number-columns-repeated="1019"/>
        </table:table-row>
        <table:table-row table:style-name="ro33">
          <table:table-cell table:style-name="ce139" table:formula="of:=IF(ISBLANK([.B269]);&quot;&quot;;INDEX([$'MetRisks Registration'.A$5:.E$190];MATCH([$Escalation.B269];[$'MetRisks Registration'.B$5:.B$190];0);1))">
            <text:p/>
          </table:table-cell>
          <table:table-cell table:style-name="ce143"/>
          <table:table-cell table:style-name="ce146" table:formula="of:=IF(ISBLANK([.B269]);&quot;&quot;;INDEX([$'MetRisks Registration'.B$5:.E$190];MATCH([$Escalation.B269];[$'MetRisks Registration'.B$5:.B$190];0);2))">
            <text:p/>
          </table:table-cell>
          <table:table-cell table:style-name="ce145"/>
          <table:table-cell table:style-name="ce145" table:formula="of:=IF(ISBLANK([.B269]);&quot;&quot;;IF(ISBLANK(INDEX([$Mitagation.B$5:.E$190];MATCH([$'MetRisks Registration'.B269];[$Mitagation.B$5:.B$190];0);4));&quot;&quot;;INDEX([$Mitagation.B$5:.E$190];MATCH([$'MetRisks Registration'.B269];[$Mitagation.B$5:.B$190];0);4)))">
            <text:p/>
          </table:table-cell>
          <table:table-cell table:number-columns-repeated="1019"/>
        </table:table-row>
        <table:table-row table:style-name="ro33">
          <table:table-cell table:style-name="ce139" table:formula="of:=IF(ISBLANK([.B270]);&quot;&quot;;INDEX([$'MetRisks Registration'.A$5:.E$190];MATCH([$Escalation.B270];[$'MetRisks Registration'.B$5:.B$190];0);1))">
            <text:p/>
          </table:table-cell>
          <table:table-cell table:style-name="ce143"/>
          <table:table-cell table:style-name="ce146" table:formula="of:=IF(ISBLANK([.B270]);&quot;&quot;;INDEX([$'MetRisks Registration'.B$5:.E$190];MATCH([$Escalation.B270];[$'MetRisks Registration'.B$5:.B$190];0);2))">
            <text:p/>
          </table:table-cell>
          <table:table-cell table:style-name="ce145"/>
          <table:table-cell table:style-name="ce145" table:formula="of:=IF(ISBLANK([.B270]);&quot;&quot;;IF(ISBLANK(INDEX([$Mitagation.B$5:.E$190];MATCH([$'MetRisks Registration'.B270];[$Mitagation.B$5:.B$190];0);4));&quot;&quot;;INDEX([$Mitagation.B$5:.E$190];MATCH([$'MetRisks Registration'.B270];[$Mitagation.B$5:.B$190];0);4)))">
            <text:p/>
          </table:table-cell>
          <table:table-cell table:number-columns-repeated="1019"/>
        </table:table-row>
        <table:table-row table:style-name="ro33">
          <table:table-cell table:style-name="ce139" table:formula="of:=IF(ISBLANK([.B271]);&quot;&quot;;INDEX([$'MetRisks Registration'.A$5:.E$190];MATCH([$Escalation.B271];[$'MetRisks Registration'.B$5:.B$190];0);1))">
            <text:p/>
          </table:table-cell>
          <table:table-cell table:style-name="ce143"/>
          <table:table-cell table:style-name="ce146" table:formula="of:=IF(ISBLANK([.B271]);&quot;&quot;;INDEX([$'MetRisks Registration'.B$5:.E$190];MATCH([$Escalation.B271];[$'MetRisks Registration'.B$5:.B$190];0);2))">
            <text:p/>
          </table:table-cell>
          <table:table-cell table:style-name="ce145"/>
          <table:table-cell table:style-name="ce145" table:formula="of:=IF(ISBLANK([.B271]);&quot;&quot;;IF(ISBLANK(INDEX([$Mitagation.B$5:.E$190];MATCH([$'MetRisks Registration'.B271];[$Mitagation.B$5:.B$190];0);4));&quot;&quot;;INDEX([$Mitagation.B$5:.E$190];MATCH([$'MetRisks Registration'.B271];[$Mitagation.B$5:.B$190];0);4)))">
            <text:p/>
          </table:table-cell>
          <table:table-cell table:number-columns-repeated="1019"/>
        </table:table-row>
        <table:table-row table:style-name="ro33">
          <table:table-cell table:style-name="ce139" table:formula="of:=IF(ISBLANK([.B272]);&quot;&quot;;INDEX([$'MetRisks Registration'.A$5:.E$190];MATCH([$Escalation.B272];[$'MetRisks Registration'.B$5:.B$190];0);1))">
            <text:p/>
          </table:table-cell>
          <table:table-cell table:style-name="ce143"/>
          <table:table-cell table:style-name="ce146" table:formula="of:=IF(ISBLANK([.B272]);&quot;&quot;;INDEX([$'MetRisks Registration'.B$5:.E$190];MATCH([$Escalation.B272];[$'MetRisks Registration'.B$5:.B$190];0);2))">
            <text:p/>
          </table:table-cell>
          <table:table-cell table:style-name="ce145"/>
          <table:table-cell table:style-name="ce145" table:formula="of:=IF(ISBLANK([.B272]);&quot;&quot;;IF(ISBLANK(INDEX([$Mitagation.B$5:.E$190];MATCH([$'MetRisks Registration'.B272];[$Mitagation.B$5:.B$190];0);4));&quot;&quot;;INDEX([$Mitagation.B$5:.E$190];MATCH([$'MetRisks Registration'.B272];[$Mitagation.B$5:.B$190];0);4)))">
            <text:p/>
          </table:table-cell>
          <table:table-cell table:number-columns-repeated="1019"/>
        </table:table-row>
        <table:table-row table:style-name="ro33">
          <table:table-cell table:style-name="ce139" table:formula="of:=IF(ISBLANK([.B273]);&quot;&quot;;INDEX([$'MetRisks Registration'.A$5:.E$190];MATCH([$Escalation.B273];[$'MetRisks Registration'.B$5:.B$190];0);1))">
            <text:p/>
          </table:table-cell>
          <table:table-cell table:style-name="ce143"/>
          <table:table-cell table:style-name="ce146" table:formula="of:=IF(ISBLANK([.B273]);&quot;&quot;;INDEX([$'MetRisks Registration'.B$5:.E$190];MATCH([$Escalation.B273];[$'MetRisks Registration'.B$5:.B$190];0);2))">
            <text:p/>
          </table:table-cell>
          <table:table-cell table:style-name="ce145"/>
          <table:table-cell table:style-name="ce145" table:formula="of:=IF(ISBLANK([.B273]);&quot;&quot;;IF(ISBLANK(INDEX([$Mitagation.B$5:.E$190];MATCH([$'MetRisks Registration'.B273];[$Mitagation.B$5:.B$190];0);4));&quot;&quot;;INDEX([$Mitagation.B$5:.E$190];MATCH([$'MetRisks Registration'.B273];[$Mitagation.B$5:.B$190];0);4)))">
            <text:p/>
          </table:table-cell>
          <table:table-cell table:number-columns-repeated="1019"/>
        </table:table-row>
        <table:table-row table:style-name="ro33">
          <table:table-cell table:style-name="ce139" table:formula="of:=IF(ISBLANK([.B274]);&quot;&quot;;INDEX([$'MetRisks Registration'.A$5:.E$190];MATCH([$Escalation.B274];[$'MetRisks Registration'.B$5:.B$190];0);1))">
            <text:p/>
          </table:table-cell>
          <table:table-cell table:style-name="ce143"/>
          <table:table-cell table:style-name="ce146" table:formula="of:=IF(ISBLANK([.B274]);&quot;&quot;;INDEX([$'MetRisks Registration'.B$5:.E$190];MATCH([$Escalation.B274];[$'MetRisks Registration'.B$5:.B$190];0);2))">
            <text:p/>
          </table:table-cell>
          <table:table-cell table:style-name="ce145"/>
          <table:table-cell table:style-name="ce145" table:formula="of:=IF(ISBLANK([.B274]);&quot;&quot;;IF(ISBLANK(INDEX([$Mitagation.B$5:.E$190];MATCH([$'MetRisks Registration'.B274];[$Mitagation.B$5:.B$190];0);4));&quot;&quot;;INDEX([$Mitagation.B$5:.E$190];MATCH([$'MetRisks Registration'.B274];[$Mitagation.B$5:.B$190];0);4)))">
            <text:p/>
          </table:table-cell>
          <table:table-cell table:number-columns-repeated="1019"/>
        </table:table-row>
        <table:table-row table:style-name="ro33">
          <table:table-cell table:style-name="ce139" table:formula="of:=IF(ISBLANK([.B275]);&quot;&quot;;INDEX([$'MetRisks Registration'.A$5:.E$190];MATCH([$Escalation.B275];[$'MetRisks Registration'.B$5:.B$190];0);1))">
            <text:p/>
          </table:table-cell>
          <table:table-cell table:style-name="ce143"/>
          <table:table-cell table:style-name="ce146" table:formula="of:=IF(ISBLANK([.B275]);&quot;&quot;;INDEX([$'MetRisks Registration'.B$5:.E$190];MATCH([$Escalation.B275];[$'MetRisks Registration'.B$5:.B$190];0);2))">
            <text:p/>
          </table:table-cell>
          <table:table-cell table:style-name="ce145"/>
          <table:table-cell table:style-name="ce145" table:formula="of:=IF(ISBLANK([.B275]);&quot;&quot;;IF(ISBLANK(INDEX([$Mitagation.B$5:.E$190];MATCH([$'MetRisks Registration'.B275];[$Mitagation.B$5:.B$190];0);4));&quot;&quot;;INDEX([$Mitagation.B$5:.E$190];MATCH([$'MetRisks Registration'.B275];[$Mitagation.B$5:.B$190];0);4)))">
            <text:p/>
          </table:table-cell>
          <table:table-cell table:number-columns-repeated="1019"/>
        </table:table-row>
        <table:table-row table:style-name="ro33">
          <table:table-cell table:style-name="ce139" table:formula="of:=IF(ISBLANK([.B276]);&quot;&quot;;INDEX([$'MetRisks Registration'.A$5:.E$190];MATCH([$Escalation.B276];[$'MetRisks Registration'.B$5:.B$190];0);1))">
            <text:p/>
          </table:table-cell>
          <table:table-cell table:style-name="ce143"/>
          <table:table-cell table:style-name="ce146" table:formula="of:=IF(ISBLANK([.B276]);&quot;&quot;;INDEX([$'MetRisks Registration'.B$5:.E$190];MATCH([$Escalation.B276];[$'MetRisks Registration'.B$5:.B$190];0);2))">
            <text:p/>
          </table:table-cell>
          <table:table-cell table:style-name="ce145"/>
          <table:table-cell table:style-name="ce145" table:formula="of:=IF(ISBLANK([.B276]);&quot;&quot;;IF(ISBLANK(INDEX([$Mitagation.B$5:.E$190];MATCH([$'MetRisks Registration'.B276];[$Mitagation.B$5:.B$190];0);4));&quot;&quot;;INDEX([$Mitagation.B$5:.E$190];MATCH([$'MetRisks Registration'.B276];[$Mitagation.B$5:.B$190];0);4)))">
            <text:p/>
          </table:table-cell>
          <table:table-cell table:number-columns-repeated="1019"/>
        </table:table-row>
        <table:table-row table:style-name="ro33">
          <table:table-cell table:style-name="ce139" table:formula="of:=IF(ISBLANK([.B277]);&quot;&quot;;INDEX([$'MetRisks Registration'.A$5:.E$190];MATCH([$Escalation.B277];[$'MetRisks Registration'.B$5:.B$190];0);1))">
            <text:p/>
          </table:table-cell>
          <table:table-cell table:style-name="ce143"/>
          <table:table-cell table:style-name="ce146" table:formula="of:=IF(ISBLANK([.B277]);&quot;&quot;;INDEX([$'MetRisks Registration'.B$5:.E$190];MATCH([$Escalation.B277];[$'MetRisks Registration'.B$5:.B$190];0);2))">
            <text:p/>
          </table:table-cell>
          <table:table-cell table:style-name="ce145"/>
          <table:table-cell table:style-name="ce145" table:formula="of:=IF(ISBLANK([.B277]);&quot;&quot;;IF(ISBLANK(INDEX([$Mitagation.B$5:.E$190];MATCH([$'MetRisks Registration'.B277];[$Mitagation.B$5:.B$190];0);4));&quot;&quot;;INDEX([$Mitagation.B$5:.E$190];MATCH([$'MetRisks Registration'.B277];[$Mitagation.B$5:.B$190];0);4)))">
            <text:p/>
          </table:table-cell>
          <table:table-cell table:number-columns-repeated="1019"/>
        </table:table-row>
        <table:table-row table:style-name="ro33">
          <table:table-cell table:style-name="ce139" table:formula="of:=IF(ISBLANK([.B278]);&quot;&quot;;INDEX([$'MetRisks Registration'.A$5:.E$190];MATCH([$Escalation.B278];[$'MetRisks Registration'.B$5:.B$190];0);1))">
            <text:p/>
          </table:table-cell>
          <table:table-cell table:style-name="ce143"/>
          <table:table-cell table:style-name="ce146" table:formula="of:=IF(ISBLANK([.B278]);&quot;&quot;;INDEX([$'MetRisks Registration'.B$5:.E$190];MATCH([$Escalation.B278];[$'MetRisks Registration'.B$5:.B$190];0);2))">
            <text:p/>
          </table:table-cell>
          <table:table-cell table:style-name="ce145"/>
          <table:table-cell table:style-name="ce145" table:formula="of:=IF(ISBLANK([.B278]);&quot;&quot;;IF(ISBLANK(INDEX([$Mitagation.B$5:.E$190];MATCH([$'MetRisks Registration'.B278];[$Mitagation.B$5:.B$190];0);4));&quot;&quot;;INDEX([$Mitagation.B$5:.E$190];MATCH([$'MetRisks Registration'.B278];[$Mitagation.B$5:.B$190];0);4)))">
            <text:p/>
          </table:table-cell>
          <table:table-cell table:number-columns-repeated="1019"/>
        </table:table-row>
        <table:table-row table:style-name="ro33">
          <table:table-cell table:style-name="ce139" table:formula="of:=IF(ISBLANK([.B279]);&quot;&quot;;INDEX([$'MetRisks Registration'.A$5:.E$190];MATCH([$Escalation.B279];[$'MetRisks Registration'.B$5:.B$190];0);1))">
            <text:p/>
          </table:table-cell>
          <table:table-cell table:style-name="ce143"/>
          <table:table-cell table:style-name="ce146" table:formula="of:=IF(ISBLANK([.B279]);&quot;&quot;;INDEX([$'MetRisks Registration'.B$5:.E$190];MATCH([$Escalation.B279];[$'MetRisks Registration'.B$5:.B$190];0);2))">
            <text:p/>
          </table:table-cell>
          <table:table-cell table:style-name="ce145"/>
          <table:table-cell table:style-name="ce145" table:formula="of:=IF(ISBLANK([.B279]);&quot;&quot;;IF(ISBLANK(INDEX([$Mitagation.B$5:.E$190];MATCH([$'MetRisks Registration'.B279];[$Mitagation.B$5:.B$190];0);4));&quot;&quot;;INDEX([$Mitagation.B$5:.E$190];MATCH([$'MetRisks Registration'.B279];[$Mitagation.B$5:.B$190];0);4)))">
            <text:p/>
          </table:table-cell>
          <table:table-cell table:number-columns-repeated="1019"/>
        </table:table-row>
        <table:table-row table:style-name="ro33">
          <table:table-cell table:style-name="ce139" table:formula="of:=IF(ISBLANK([.B280]);&quot;&quot;;INDEX([$'MetRisks Registration'.A$5:.E$190];MATCH([$Escalation.B280];[$'MetRisks Registration'.B$5:.B$190];0);1))">
            <text:p/>
          </table:table-cell>
          <table:table-cell table:style-name="ce143"/>
          <table:table-cell table:style-name="ce146" table:formula="of:=IF(ISBLANK([.B280]);&quot;&quot;;INDEX([$'MetRisks Registration'.B$5:.E$190];MATCH([$Escalation.B280];[$'MetRisks Registration'.B$5:.B$190];0);2))">
            <text:p/>
          </table:table-cell>
          <table:table-cell table:style-name="ce145"/>
          <table:table-cell table:style-name="ce145" table:formula="of:=IF(ISBLANK([.B280]);&quot;&quot;;IF(ISBLANK(INDEX([$Mitagation.B$5:.E$190];MATCH([$'MetRisks Registration'.B280];[$Mitagation.B$5:.B$190];0);4));&quot;&quot;;INDEX([$Mitagation.B$5:.E$190];MATCH([$'MetRisks Registration'.B280];[$Mitagation.B$5:.B$190];0);4)))">
            <text:p/>
          </table:table-cell>
          <table:table-cell table:number-columns-repeated="1019"/>
        </table:table-row>
        <table:table-row table:style-name="ro33">
          <table:table-cell table:style-name="ce139" table:formula="of:=IF(ISBLANK([.B281]);&quot;&quot;;INDEX([$'MetRisks Registration'.A$5:.E$190];MATCH([$Escalation.B281];[$'MetRisks Registration'.B$5:.B$190];0);1))">
            <text:p/>
          </table:table-cell>
          <table:table-cell table:style-name="ce143"/>
          <table:table-cell table:style-name="ce146" table:formula="of:=IF(ISBLANK([.B281]);&quot;&quot;;INDEX([$'MetRisks Registration'.B$5:.E$190];MATCH([$Escalation.B281];[$'MetRisks Registration'.B$5:.B$190];0);2))">
            <text:p/>
          </table:table-cell>
          <table:table-cell table:style-name="ce145"/>
          <table:table-cell table:style-name="ce145" table:formula="of:=IF(ISBLANK([.B281]);&quot;&quot;;IF(ISBLANK(INDEX([$Mitagation.B$5:.E$190];MATCH([$'MetRisks Registration'.B281];[$Mitagation.B$5:.B$190];0);4));&quot;&quot;;INDEX([$Mitagation.B$5:.E$190];MATCH([$'MetRisks Registration'.B281];[$Mitagation.B$5:.B$190];0);4)))">
            <text:p/>
          </table:table-cell>
          <table:table-cell table:number-columns-repeated="1019"/>
        </table:table-row>
        <table:table-row table:style-name="ro33">
          <table:table-cell table:style-name="ce139" table:formula="of:=IF(ISBLANK([.B282]);&quot;&quot;;INDEX([$'MetRisks Registration'.A$5:.E$190];MATCH([$Escalation.B282];[$'MetRisks Registration'.B$5:.B$190];0);1))">
            <text:p/>
          </table:table-cell>
          <table:table-cell table:style-name="ce143"/>
          <table:table-cell table:style-name="ce146" table:formula="of:=IF(ISBLANK([.B282]);&quot;&quot;;INDEX([$'MetRisks Registration'.B$5:.E$190];MATCH([$Escalation.B282];[$'MetRisks Registration'.B$5:.B$190];0);2))">
            <text:p/>
          </table:table-cell>
          <table:table-cell table:style-name="ce145"/>
          <table:table-cell table:style-name="ce145" table:formula="of:=IF(ISBLANK([.B282]);&quot;&quot;;IF(ISBLANK(INDEX([$Mitagation.B$5:.E$190];MATCH([$'MetRisks Registration'.B282];[$Mitagation.B$5:.B$190];0);4));&quot;&quot;;INDEX([$Mitagation.B$5:.E$190];MATCH([$'MetRisks Registration'.B282];[$Mitagation.B$5:.B$190];0);4)))">
            <text:p/>
          </table:table-cell>
          <table:table-cell table:number-columns-repeated="1019"/>
        </table:table-row>
        <table:table-row table:style-name="ro33">
          <table:table-cell table:style-name="ce139" table:formula="of:=IF(ISBLANK([.B283]);&quot;&quot;;INDEX([$'MetRisks Registration'.A$5:.E$190];MATCH([$Escalation.B283];[$'MetRisks Registration'.B$5:.B$190];0);1))">
            <text:p/>
          </table:table-cell>
          <table:table-cell table:style-name="ce143"/>
          <table:table-cell table:style-name="ce146" table:formula="of:=IF(ISBLANK([.B283]);&quot;&quot;;INDEX([$'MetRisks Registration'.B$5:.E$190];MATCH([$Escalation.B283];[$'MetRisks Registration'.B$5:.B$190];0);2))">
            <text:p/>
          </table:table-cell>
          <table:table-cell table:style-name="ce145"/>
          <table:table-cell table:style-name="ce145" table:formula="of:=IF(ISBLANK([.B283]);&quot;&quot;;IF(ISBLANK(INDEX([$Mitagation.B$5:.E$190];MATCH([$'MetRisks Registration'.B283];[$Mitagation.B$5:.B$190];0);4));&quot;&quot;;INDEX([$Mitagation.B$5:.E$190];MATCH([$'MetRisks Registration'.B283];[$Mitagation.B$5:.B$190];0);4)))">
            <text:p/>
          </table:table-cell>
          <table:table-cell table:number-columns-repeated="1019"/>
        </table:table-row>
        <table:table-row table:style-name="ro33">
          <table:table-cell table:style-name="ce139" table:formula="of:=IF(ISBLANK([.B284]);&quot;&quot;;INDEX([$'MetRisks Registration'.A$5:.E$190];MATCH([$Escalation.B284];[$'MetRisks Registration'.B$5:.B$190];0);1))">
            <text:p/>
          </table:table-cell>
          <table:table-cell table:style-name="ce143"/>
          <table:table-cell table:style-name="ce146" table:formula="of:=IF(ISBLANK([.B284]);&quot;&quot;;INDEX([$'MetRisks Registration'.B$5:.E$190];MATCH([$Escalation.B284];[$'MetRisks Registration'.B$5:.B$190];0);2))">
            <text:p/>
          </table:table-cell>
          <table:table-cell table:style-name="ce145"/>
          <table:table-cell table:style-name="ce145" table:formula="of:=IF(ISBLANK([.B284]);&quot;&quot;;IF(ISBLANK(INDEX([$Mitagation.B$5:.E$190];MATCH([$'MetRisks Registration'.B284];[$Mitagation.B$5:.B$190];0);4));&quot;&quot;;INDEX([$Mitagation.B$5:.E$190];MATCH([$'MetRisks Registration'.B284];[$Mitagation.B$5:.B$190];0);4)))">
            <text:p/>
          </table:table-cell>
          <table:table-cell table:number-columns-repeated="1019"/>
        </table:table-row>
        <table:table-row table:style-name="ro33">
          <table:table-cell table:style-name="ce139" table:formula="of:=IF(ISBLANK([.B285]);&quot;&quot;;INDEX([$'MetRisks Registration'.A$5:.E$190];MATCH([$Escalation.B285];[$'MetRisks Registration'.B$5:.B$190];0);1))">
            <text:p/>
          </table:table-cell>
          <table:table-cell table:style-name="ce143"/>
          <table:table-cell table:style-name="ce146" table:formula="of:=IF(ISBLANK([.B285]);&quot;&quot;;INDEX([$'MetRisks Registration'.B$5:.E$190];MATCH([$Escalation.B285];[$'MetRisks Registration'.B$5:.B$190];0);2))">
            <text:p/>
          </table:table-cell>
          <table:table-cell table:style-name="ce145"/>
          <table:table-cell table:style-name="ce145" table:formula="of:=IF(ISBLANK([.B285]);&quot;&quot;;IF(ISBLANK(INDEX([$Mitagation.B$5:.E$190];MATCH([$'MetRisks Registration'.B285];[$Mitagation.B$5:.B$190];0);4));&quot;&quot;;INDEX([$Mitagation.B$5:.E$190];MATCH([$'MetRisks Registration'.B285];[$Mitagation.B$5:.B$190];0);4)))">
            <text:p/>
          </table:table-cell>
          <table:table-cell table:number-columns-repeated="1019"/>
        </table:table-row>
        <table:table-row table:style-name="ro33">
          <table:table-cell table:style-name="ce139" table:formula="of:=IF(ISBLANK([.B286]);&quot;&quot;;INDEX([$'MetRisks Registration'.A$5:.E$190];MATCH([$Escalation.B286];[$'MetRisks Registration'.B$5:.B$190];0);1))">
            <text:p/>
          </table:table-cell>
          <table:table-cell table:style-name="ce143"/>
          <table:table-cell table:style-name="ce146" table:formula="of:=IF(ISBLANK([.B286]);&quot;&quot;;INDEX([$'MetRisks Registration'.B$5:.E$190];MATCH([$Escalation.B286];[$'MetRisks Registration'.B$5:.B$190];0);2))">
            <text:p/>
          </table:table-cell>
          <table:table-cell table:style-name="ce145"/>
          <table:table-cell table:style-name="ce145" table:formula="of:=IF(ISBLANK([.B286]);&quot;&quot;;IF(ISBLANK(INDEX([$Mitagation.B$5:.E$190];MATCH([$'MetRisks Registration'.B286];[$Mitagation.B$5:.B$190];0);4));&quot;&quot;;INDEX([$Mitagation.B$5:.E$190];MATCH([$'MetRisks Registration'.B286];[$Mitagation.B$5:.B$190];0);4)))">
            <text:p/>
          </table:table-cell>
          <table:table-cell table:number-columns-repeated="1019"/>
        </table:table-row>
        <table:table-row table:style-name="ro33">
          <table:table-cell table:style-name="ce139" table:formula="of:=IF(ISBLANK([.B287]);&quot;&quot;;INDEX([$'MetRisks Registration'.A$5:.E$190];MATCH([$Escalation.B287];[$'MetRisks Registration'.B$5:.B$190];0);1))">
            <text:p/>
          </table:table-cell>
          <table:table-cell table:style-name="ce143"/>
          <table:table-cell table:style-name="ce146" table:formula="of:=IF(ISBLANK([.B287]);&quot;&quot;;INDEX([$'MetRisks Registration'.B$5:.E$190];MATCH([$Escalation.B287];[$'MetRisks Registration'.B$5:.B$190];0);2))">
            <text:p/>
          </table:table-cell>
          <table:table-cell table:style-name="ce145"/>
          <table:table-cell table:style-name="ce145" table:formula="of:=IF(ISBLANK([.B287]);&quot;&quot;;IF(ISBLANK(INDEX([$Mitagation.B$5:.E$190];MATCH([$'MetRisks Registration'.B287];[$Mitagation.B$5:.B$190];0);4));&quot;&quot;;INDEX([$Mitagation.B$5:.E$190];MATCH([$'MetRisks Registration'.B287];[$Mitagation.B$5:.B$190];0);4)))">
            <text:p/>
          </table:table-cell>
          <table:table-cell table:number-columns-repeated="1019"/>
        </table:table-row>
        <table:table-row table:style-name="ro33">
          <table:table-cell table:style-name="ce139" table:formula="of:=IF(ISBLANK([.B288]);&quot;&quot;;INDEX([$'MetRisks Registration'.A$5:.E$190];MATCH([$Escalation.B288];[$'MetRisks Registration'.B$5:.B$190];0);1))">
            <text:p/>
          </table:table-cell>
          <table:table-cell table:style-name="ce143"/>
          <table:table-cell table:style-name="ce146" table:formula="of:=IF(ISBLANK([.B288]);&quot;&quot;;INDEX([$'MetRisks Registration'.B$5:.E$190];MATCH([$Escalation.B288];[$'MetRisks Registration'.B$5:.B$190];0);2))">
            <text:p/>
          </table:table-cell>
          <table:table-cell table:style-name="ce145"/>
          <table:table-cell table:style-name="ce145" table:formula="of:=IF(ISBLANK([.B288]);&quot;&quot;;IF(ISBLANK(INDEX([$Mitagation.B$5:.E$190];MATCH([$'MetRisks Registration'.B288];[$Mitagation.B$5:.B$190];0);4));&quot;&quot;;INDEX([$Mitagation.B$5:.E$190];MATCH([$'MetRisks Registration'.B288];[$Mitagation.B$5:.B$190];0);4)))">
            <text:p/>
          </table:table-cell>
          <table:table-cell table:number-columns-repeated="1019"/>
        </table:table-row>
        <table:table-row table:style-name="ro33">
          <table:table-cell table:style-name="ce139" table:formula="of:=IF(ISBLANK([.B289]);&quot;&quot;;INDEX([$'MetRisks Registration'.A$5:.E$190];MATCH([$Escalation.B289];[$'MetRisks Registration'.B$5:.B$190];0);1))">
            <text:p/>
          </table:table-cell>
          <table:table-cell table:style-name="ce143"/>
          <table:table-cell table:style-name="ce146" table:formula="of:=IF(ISBLANK([.B289]);&quot;&quot;;INDEX([$'MetRisks Registration'.B$5:.E$190];MATCH([$Escalation.B289];[$'MetRisks Registration'.B$5:.B$190];0);2))">
            <text:p/>
          </table:table-cell>
          <table:table-cell table:style-name="ce145"/>
          <table:table-cell table:style-name="ce145" table:formula="of:=IF(ISBLANK([.B289]);&quot;&quot;;IF(ISBLANK(INDEX([$Mitagation.B$5:.E$190];MATCH([$'MetRisks Registration'.B289];[$Mitagation.B$5:.B$190];0);4));&quot;&quot;;INDEX([$Mitagation.B$5:.E$190];MATCH([$'MetRisks Registration'.B289];[$Mitagation.B$5:.B$190];0);4)))">
            <text:p/>
          </table:table-cell>
          <table:table-cell table:number-columns-repeated="1019"/>
        </table:table-row>
        <table:table-row table:style-name="ro33">
          <table:table-cell table:style-name="ce139" table:formula="of:=IF(ISBLANK([.B290]);&quot;&quot;;INDEX([$'MetRisks Registration'.A$5:.E$190];MATCH([$Escalation.B290];[$'MetRisks Registration'.B$5:.B$190];0);1))">
            <text:p/>
          </table:table-cell>
          <table:table-cell table:style-name="ce143"/>
          <table:table-cell table:style-name="ce146" table:formula="of:=IF(ISBLANK([.B290]);&quot;&quot;;INDEX([$'MetRisks Registration'.B$5:.E$190];MATCH([$Escalation.B290];[$'MetRisks Registration'.B$5:.B$190];0);2))">
            <text:p/>
          </table:table-cell>
          <table:table-cell table:style-name="ce145"/>
          <table:table-cell table:style-name="ce145" table:formula="of:=IF(ISBLANK([.B290]);&quot;&quot;;IF(ISBLANK(INDEX([$Mitagation.B$5:.E$190];MATCH([$'MetRisks Registration'.B290];[$Mitagation.B$5:.B$190];0);4));&quot;&quot;;INDEX([$Mitagation.B$5:.E$190];MATCH([$'MetRisks Registration'.B290];[$Mitagation.B$5:.B$190];0);4)))">
            <text:p/>
          </table:table-cell>
          <table:table-cell table:number-columns-repeated="1019"/>
        </table:table-row>
        <table:table-row table:style-name="ro33">
          <table:table-cell table:style-name="ce139" table:formula="of:=IF(ISBLANK([.B291]);&quot;&quot;;INDEX([$'MetRisks Registration'.A$5:.E$190];MATCH([$Escalation.B291];[$'MetRisks Registration'.B$5:.B$190];0);1))">
            <text:p/>
          </table:table-cell>
          <table:table-cell table:style-name="ce143"/>
          <table:table-cell table:style-name="ce146" table:formula="of:=IF(ISBLANK([.B291]);&quot;&quot;;INDEX([$'MetRisks Registration'.B$5:.E$190];MATCH([$Escalation.B291];[$'MetRisks Registration'.B$5:.B$190];0);2))">
            <text:p/>
          </table:table-cell>
          <table:table-cell table:style-name="ce145"/>
          <table:table-cell table:style-name="ce145" table:formula="of:=IF(ISBLANK([.B291]);&quot;&quot;;IF(ISBLANK(INDEX([$Mitagation.B$5:.E$190];MATCH([$'MetRisks Registration'.B291];[$Mitagation.B$5:.B$190];0);4));&quot;&quot;;INDEX([$Mitagation.B$5:.E$190];MATCH([$'MetRisks Registration'.B291];[$Mitagation.B$5:.B$190];0);4)))">
            <text:p/>
          </table:table-cell>
          <table:table-cell table:number-columns-repeated="1019"/>
        </table:table-row>
        <table:table-row table:style-name="ro33">
          <table:table-cell table:style-name="ce139" table:formula="of:=IF(ISBLANK([.B292]);&quot;&quot;;INDEX([$'MetRisks Registration'.A$5:.E$190];MATCH([$Escalation.B292];[$'MetRisks Registration'.B$5:.B$190];0);1))">
            <text:p/>
          </table:table-cell>
          <table:table-cell table:style-name="ce143"/>
          <table:table-cell table:style-name="ce146" table:formula="of:=IF(ISBLANK([.B292]);&quot;&quot;;INDEX([$'MetRisks Registration'.B$5:.E$190];MATCH([$Escalation.B292];[$'MetRisks Registration'.B$5:.B$190];0);2))">
            <text:p/>
          </table:table-cell>
          <table:table-cell table:style-name="ce145"/>
          <table:table-cell table:style-name="ce145" table:formula="of:=IF(ISBLANK([.B292]);&quot;&quot;;IF(ISBLANK(INDEX([$Mitagation.B$5:.E$190];MATCH([$'MetRisks Registration'.B292];[$Mitagation.B$5:.B$190];0);4));&quot;&quot;;INDEX([$Mitagation.B$5:.E$190];MATCH([$'MetRisks Registration'.B292];[$Mitagation.B$5:.B$190];0);4)))">
            <text:p/>
          </table:table-cell>
          <table:table-cell table:number-columns-repeated="1019"/>
        </table:table-row>
        <table:table-row table:style-name="ro33">
          <table:table-cell table:style-name="ce139" table:formula="of:=IF(ISBLANK([.B293]);&quot;&quot;;INDEX([$'MetRisks Registration'.A$5:.E$190];MATCH([$Escalation.B293];[$'MetRisks Registration'.B$5:.B$190];0);1))">
            <text:p/>
          </table:table-cell>
          <table:table-cell table:style-name="ce143"/>
          <table:table-cell table:style-name="ce146" table:formula="of:=IF(ISBLANK([.B293]);&quot;&quot;;INDEX([$'MetRisks Registration'.B$5:.E$190];MATCH([$Escalation.B293];[$'MetRisks Registration'.B$5:.B$190];0);2))">
            <text:p/>
          </table:table-cell>
          <table:table-cell table:style-name="ce145"/>
          <table:table-cell table:style-name="ce145" table:formula="of:=IF(ISBLANK([.B293]);&quot;&quot;;IF(ISBLANK(INDEX([$Mitagation.B$5:.E$190];MATCH([$'MetRisks Registration'.B293];[$Mitagation.B$5:.B$190];0);4));&quot;&quot;;INDEX([$Mitagation.B$5:.E$190];MATCH([$'MetRisks Registration'.B293];[$Mitagation.B$5:.B$190];0);4)))">
            <text:p/>
          </table:table-cell>
          <table:table-cell table:number-columns-repeated="1019"/>
        </table:table-row>
        <table:table-row table:style-name="ro33">
          <table:table-cell table:style-name="ce139" table:formula="of:=IF(ISBLANK([.B294]);&quot;&quot;;INDEX([$'MetRisks Registration'.A$5:.E$190];MATCH([$Escalation.B294];[$'MetRisks Registration'.B$5:.B$190];0);1))">
            <text:p/>
          </table:table-cell>
          <table:table-cell table:style-name="ce143"/>
          <table:table-cell table:style-name="ce146" table:formula="of:=IF(ISBLANK([.B294]);&quot;&quot;;INDEX([$'MetRisks Registration'.B$5:.E$190];MATCH([$Escalation.B294];[$'MetRisks Registration'.B$5:.B$190];0);2))">
            <text:p/>
          </table:table-cell>
          <table:table-cell table:style-name="ce145"/>
          <table:table-cell table:style-name="ce145" table:formula="of:=IF(ISBLANK([.B294]);&quot;&quot;;IF(ISBLANK(INDEX([$Mitagation.B$5:.E$190];MATCH([$'MetRisks Registration'.B294];[$Mitagation.B$5:.B$190];0);4));&quot;&quot;;INDEX([$Mitagation.B$5:.E$190];MATCH([$'MetRisks Registration'.B294];[$Mitagation.B$5:.B$190];0);4)))">
            <text:p/>
          </table:table-cell>
          <table:table-cell table:number-columns-repeated="1019"/>
        </table:table-row>
        <table:table-row table:style-name="ro33">
          <table:table-cell table:style-name="ce139" table:formula="of:=IF(ISBLANK([.B295]);&quot;&quot;;INDEX([$'MetRisks Registration'.A$5:.E$190];MATCH([$Escalation.B295];[$'MetRisks Registration'.B$5:.B$190];0);1))">
            <text:p/>
          </table:table-cell>
          <table:table-cell table:style-name="ce143"/>
          <table:table-cell table:style-name="ce146" table:formula="of:=IF(ISBLANK([.B295]);&quot;&quot;;INDEX([$'MetRisks Registration'.B$5:.E$190];MATCH([$Escalation.B295];[$'MetRisks Registration'.B$5:.B$190];0);2))">
            <text:p/>
          </table:table-cell>
          <table:table-cell table:style-name="ce145"/>
          <table:table-cell table:style-name="ce145" table:formula="of:=IF(ISBLANK([.B295]);&quot;&quot;;IF(ISBLANK(INDEX([$Mitagation.B$5:.E$190];MATCH([$'MetRisks Registration'.B295];[$Mitagation.B$5:.B$190];0);4));&quot;&quot;;INDEX([$Mitagation.B$5:.E$190];MATCH([$'MetRisks Registration'.B295];[$Mitagation.B$5:.B$190];0);4)))">
            <text:p/>
          </table:table-cell>
          <table:table-cell table:number-columns-repeated="1019"/>
        </table:table-row>
        <table:table-row table:style-name="ro33">
          <table:table-cell table:style-name="ce139" table:formula="of:=IF(ISBLANK([.B296]);&quot;&quot;;INDEX([$'MetRisks Registration'.A$5:.E$190];MATCH([$Escalation.B296];[$'MetRisks Registration'.B$5:.B$190];0);1))">
            <text:p/>
          </table:table-cell>
          <table:table-cell table:style-name="ce143"/>
          <table:table-cell table:style-name="ce146" table:formula="of:=IF(ISBLANK([.B296]);&quot;&quot;;INDEX([$'MetRisks Registration'.B$5:.E$190];MATCH([$Escalation.B296];[$'MetRisks Registration'.B$5:.B$190];0);2))">
            <text:p/>
          </table:table-cell>
          <table:table-cell table:style-name="ce145"/>
          <table:table-cell table:style-name="ce145" table:formula="of:=IF(ISBLANK([.B296]);&quot;&quot;;IF(ISBLANK(INDEX([$Mitagation.B$5:.E$190];MATCH([$'MetRisks Registration'.B296];[$Mitagation.B$5:.B$190];0);4));&quot;&quot;;INDEX([$Mitagation.B$5:.E$190];MATCH([$'MetRisks Registration'.B296];[$Mitagation.B$5:.B$190];0);4)))">
            <text:p/>
          </table:table-cell>
          <table:table-cell table:number-columns-repeated="1019"/>
        </table:table-row>
        <table:table-row table:style-name="ro33">
          <table:table-cell table:style-name="ce139" table:formula="of:=IF(ISBLANK([.B297]);&quot;&quot;;INDEX([$'MetRisks Registration'.A$5:.E$190];MATCH([$Escalation.B297];[$'MetRisks Registration'.B$5:.B$190];0);1))">
            <text:p/>
          </table:table-cell>
          <table:table-cell table:style-name="ce143"/>
          <table:table-cell table:style-name="ce146" table:formula="of:=IF(ISBLANK([.B297]);&quot;&quot;;INDEX([$'MetRisks Registration'.B$5:.E$190];MATCH([$Escalation.B297];[$'MetRisks Registration'.B$5:.B$190];0);2))">
            <text:p/>
          </table:table-cell>
          <table:table-cell table:style-name="ce145"/>
          <table:table-cell table:style-name="ce145" table:formula="of:=IF(ISBLANK([.B297]);&quot;&quot;;IF(ISBLANK(INDEX([$Mitagation.B$5:.E$190];MATCH([$'MetRisks Registration'.B297];[$Mitagation.B$5:.B$190];0);4));&quot;&quot;;INDEX([$Mitagation.B$5:.E$190];MATCH([$'MetRisks Registration'.B297];[$Mitagation.B$5:.B$190];0);4)))">
            <text:p/>
          </table:table-cell>
          <table:table-cell table:number-columns-repeated="1019"/>
        </table:table-row>
        <table:table-row table:style-name="ro33">
          <table:table-cell table:style-name="ce139" table:formula="of:=IF(ISBLANK([.B298]);&quot;&quot;;INDEX([$'MetRisks Registration'.A$5:.E$190];MATCH([$Escalation.B298];[$'MetRisks Registration'.B$5:.B$190];0);1))">
            <text:p/>
          </table:table-cell>
          <table:table-cell table:style-name="ce143"/>
          <table:table-cell table:style-name="ce146" table:formula="of:=IF(ISBLANK([.B298]);&quot;&quot;;INDEX([$'MetRisks Registration'.B$5:.E$190];MATCH([$Escalation.B298];[$'MetRisks Registration'.B$5:.B$190];0);2))">
            <text:p/>
          </table:table-cell>
          <table:table-cell table:style-name="ce145"/>
          <table:table-cell table:style-name="ce145" table:formula="of:=IF(ISBLANK([.B298]);&quot;&quot;;IF(ISBLANK(INDEX([$Mitagation.B$5:.E$190];MATCH([$'MetRisks Registration'.B298];[$Mitagation.B$5:.B$190];0);4));&quot;&quot;;INDEX([$Mitagation.B$5:.E$190];MATCH([$'MetRisks Registration'.B298];[$Mitagation.B$5:.B$190];0);4)))">
            <text:p/>
          </table:table-cell>
          <table:table-cell table:number-columns-repeated="1019"/>
        </table:table-row>
        <table:table-row table:style-name="ro33">
          <table:table-cell table:style-name="ce139" table:formula="of:=IF(ISBLANK([.B299]);&quot;&quot;;INDEX([$'MetRisks Registration'.A$5:.E$190];MATCH([$Escalation.B299];[$'MetRisks Registration'.B$5:.B$190];0);1))">
            <text:p/>
          </table:table-cell>
          <table:table-cell table:style-name="ce143"/>
          <table:table-cell table:style-name="ce146" table:formula="of:=IF(ISBLANK([.B299]);&quot;&quot;;INDEX([$'MetRisks Registration'.B$5:.E$190];MATCH([$Escalation.B299];[$'MetRisks Registration'.B$5:.B$190];0);2))">
            <text:p/>
          </table:table-cell>
          <table:table-cell table:style-name="ce145"/>
          <table:table-cell table:style-name="ce145" table:formula="of:=IF(ISBLANK([.B299]);&quot;&quot;;IF(ISBLANK(INDEX([$Mitagation.B$5:.E$190];MATCH([$'MetRisks Registration'.B299];[$Mitagation.B$5:.B$190];0);4));&quot;&quot;;INDEX([$Mitagation.B$5:.E$190];MATCH([$'MetRisks Registration'.B299];[$Mitagation.B$5:.B$190];0);4)))">
            <text:p/>
          </table:table-cell>
          <table:table-cell table:number-columns-repeated="1019"/>
        </table:table-row>
        <table:table-row table:style-name="ro33">
          <table:table-cell table:style-name="ce139" table:formula="of:=IF(ISBLANK([.B300]);&quot;&quot;;INDEX([$'MetRisks Registration'.A$5:.E$190];MATCH([$Escalation.B300];[$'MetRisks Registration'.B$5:.B$190];0);1))">
            <text:p/>
          </table:table-cell>
          <table:table-cell table:style-name="ce143"/>
          <table:table-cell table:style-name="ce146" table:formula="of:=IF(ISBLANK([.B300]);&quot;&quot;;INDEX([$'MetRisks Registration'.B$5:.E$190];MATCH([$Escalation.B300];[$'MetRisks Registration'.B$5:.B$190];0);2))">
            <text:p/>
          </table:table-cell>
          <table:table-cell table:style-name="ce145"/>
          <table:table-cell table:style-name="ce145" table:formula="of:=IF(ISBLANK([.B300]);&quot;&quot;;IF(ISBLANK(INDEX([$Mitagation.B$5:.E$190];MATCH([$'MetRisks Registration'.B300];[$Mitagation.B$5:.B$190];0);4));&quot;&quot;;INDEX([$Mitagation.B$5:.E$190];MATCH([$'MetRisks Registration'.B300];[$Mitagation.B$5:.B$190];0);4)))">
            <text:p/>
          </table:table-cell>
          <table:table-cell table:number-columns-repeated="1019"/>
        </table:table-row>
        <table:table-row table:style-name="ro33">
          <table:table-cell table:style-name="ce139" table:formula="of:=IF(ISBLANK([.B301]);&quot;&quot;;INDEX([$'MetRisks Registration'.A$5:.E$190];MATCH([$Escalation.B301];[$'MetRisks Registration'.B$5:.B$190];0);1))">
            <text:p/>
          </table:table-cell>
          <table:table-cell table:style-name="ce143"/>
          <table:table-cell table:style-name="ce146" table:formula="of:=IF(ISBLANK([.B301]);&quot;&quot;;INDEX([$'MetRisks Registration'.B$5:.E$190];MATCH([$Escalation.B301];[$'MetRisks Registration'.B$5:.B$190];0);2))">
            <text:p/>
          </table:table-cell>
          <table:table-cell table:style-name="ce145"/>
          <table:table-cell table:style-name="ce145" table:formula="of:=IF(ISBLANK([.B301]);&quot;&quot;;IF(ISBLANK(INDEX([$Mitagation.B$5:.E$190];MATCH([$'MetRisks Registration'.B301];[$Mitagation.B$5:.B$190];0);4));&quot;&quot;;INDEX([$Mitagation.B$5:.E$190];MATCH([$'MetRisks Registration'.B301];[$Mitagation.B$5:.B$190];0);4)))">
            <text:p/>
          </table:table-cell>
          <table:table-cell table:number-columns-repeated="1019"/>
        </table:table-row>
        <table:table-row table:style-name="ro33">
          <table:table-cell table:style-name="ce139" table:formula="of:=IF(ISBLANK([.B302]);&quot;&quot;;INDEX([$'MetRisks Registration'.A$5:.E$190];MATCH([$Escalation.B302];[$'MetRisks Registration'.B$5:.B$190];0);1))">
            <text:p/>
          </table:table-cell>
          <table:table-cell table:style-name="ce143"/>
          <table:table-cell table:style-name="ce146" table:formula="of:=IF(ISBLANK([.B302]);&quot;&quot;;INDEX([$'MetRisks Registration'.B$5:.E$190];MATCH([$Escalation.B302];[$'MetRisks Registration'.B$5:.B$190];0);2))">
            <text:p/>
          </table:table-cell>
          <table:table-cell table:style-name="ce145"/>
          <table:table-cell table:style-name="ce145" table:formula="of:=IF(ISBLANK([.B302]);&quot;&quot;;IF(ISBLANK(INDEX([$Mitagation.B$5:.E$190];MATCH([$'MetRisks Registration'.B302];[$Mitagation.B$5:.B$190];0);4));&quot;&quot;;INDEX([$Mitagation.B$5:.E$190];MATCH([$'MetRisks Registration'.B302];[$Mitagation.B$5:.B$190];0);4)))">
            <text:p/>
          </table:table-cell>
          <table:table-cell table:number-columns-repeated="1019"/>
        </table:table-row>
        <table:table-row table:style-name="ro33">
          <table:table-cell table:style-name="ce139" table:formula="of:=IF(ISBLANK([.B303]);&quot;&quot;;INDEX([$'MetRisks Registration'.A$5:.E$190];MATCH([$Escalation.B303];[$'MetRisks Registration'.B$5:.B$190];0);1))">
            <text:p/>
          </table:table-cell>
          <table:table-cell table:style-name="ce143"/>
          <table:table-cell table:style-name="ce146" table:formula="of:=IF(ISBLANK([.B303]);&quot;&quot;;INDEX([$'MetRisks Registration'.B$5:.E$190];MATCH([$Escalation.B303];[$'MetRisks Registration'.B$5:.B$190];0);2))">
            <text:p/>
          </table:table-cell>
          <table:table-cell table:style-name="ce145"/>
          <table:table-cell table:style-name="ce145" table:formula="of:=IF(ISBLANK([.B303]);&quot;&quot;;IF(ISBLANK(INDEX([$Mitagation.B$5:.E$190];MATCH([$'MetRisks Registration'.B303];[$Mitagation.B$5:.B$190];0);4));&quot;&quot;;INDEX([$Mitagation.B$5:.E$190];MATCH([$'MetRisks Registration'.B303];[$Mitagation.B$5:.B$190];0);4)))">
            <text:p/>
          </table:table-cell>
          <table:table-cell table:number-columns-repeated="1019"/>
        </table:table-row>
        <table:table-row table:style-name="ro33">
          <table:table-cell table:style-name="ce139" table:formula="of:=IF(ISBLANK([.B304]);&quot;&quot;;INDEX([$'MetRisks Registration'.A$5:.E$190];MATCH([$Escalation.B304];[$'MetRisks Registration'.B$5:.B$190];0);1))">
            <text:p/>
          </table:table-cell>
          <table:table-cell table:style-name="ce143"/>
          <table:table-cell table:style-name="ce146" table:formula="of:=IF(ISBLANK([.B304]);&quot;&quot;;INDEX([$'MetRisks Registration'.B$5:.E$190];MATCH([$Escalation.B304];[$'MetRisks Registration'.B$5:.B$190];0);2))">
            <text:p/>
          </table:table-cell>
          <table:table-cell table:style-name="ce145"/>
          <table:table-cell table:style-name="ce145" table:formula="of:=IF(ISBLANK([.B304]);&quot;&quot;;IF(ISBLANK(INDEX([$Mitagation.B$5:.E$190];MATCH([$'MetRisks Registration'.B304];[$Mitagation.B$5:.B$190];0);4));&quot;&quot;;INDEX([$Mitagation.B$5:.E$190];MATCH([$'MetRisks Registration'.B304];[$Mitagation.B$5:.B$190];0);4)))">
            <text:p/>
          </table:table-cell>
          <table:table-cell table:number-columns-repeated="1019"/>
        </table:table-row>
        <table:table-row table:style-name="ro33">
          <table:table-cell table:style-name="ce139" table:formula="of:=IF(ISBLANK([.B305]);&quot;&quot;;INDEX([$'MetRisks Registration'.A$5:.E$190];MATCH([$Escalation.B305];[$'MetRisks Registration'.B$5:.B$190];0);1))">
            <text:p/>
          </table:table-cell>
          <table:table-cell table:style-name="ce143"/>
          <table:table-cell table:style-name="ce146" table:formula="of:=IF(ISBLANK([.B305]);&quot;&quot;;INDEX([$'MetRisks Registration'.B$5:.E$190];MATCH([$Escalation.B305];[$'MetRisks Registration'.B$5:.B$190];0);2))">
            <text:p/>
          </table:table-cell>
          <table:table-cell table:style-name="ce145"/>
          <table:table-cell table:style-name="ce145" table:formula="of:=IF(ISBLANK([.B305]);&quot;&quot;;IF(ISBLANK(INDEX([$Mitagation.B$5:.E$190];MATCH([$'MetRisks Registration'.B305];[$Mitagation.B$5:.B$190];0);4));&quot;&quot;;INDEX([$Mitagation.B$5:.E$190];MATCH([$'MetRisks Registration'.B305];[$Mitagation.B$5:.B$190];0);4)))">
            <text:p/>
          </table:table-cell>
          <table:table-cell table:number-columns-repeated="1019"/>
        </table:table-row>
        <table:table-row table:style-name="ro33">
          <table:table-cell table:style-name="ce139" table:formula="of:=IF(ISBLANK([.B306]);&quot;&quot;;INDEX([$'MetRisks Registration'.A$5:.E$190];MATCH([$Escalation.B306];[$'MetRisks Registration'.B$5:.B$190];0);1))">
            <text:p/>
          </table:table-cell>
          <table:table-cell table:style-name="ce143"/>
          <table:table-cell table:style-name="ce146" table:formula="of:=IF(ISBLANK([.B306]);&quot;&quot;;INDEX([$'MetRisks Registration'.B$5:.E$190];MATCH([$Escalation.B306];[$'MetRisks Registration'.B$5:.B$190];0);2))">
            <text:p/>
          </table:table-cell>
          <table:table-cell table:style-name="ce145"/>
          <table:table-cell table:style-name="ce145" table:formula="of:=IF(ISBLANK([.B306]);&quot;&quot;;IF(ISBLANK(INDEX([$Mitagation.B$5:.E$190];MATCH([$'MetRisks Registration'.B306];[$Mitagation.B$5:.B$190];0);4));&quot;&quot;;INDEX([$Mitagation.B$5:.E$190];MATCH([$'MetRisks Registration'.B306];[$Mitagation.B$5:.B$190];0);4)))">
            <text:p/>
          </table:table-cell>
          <table:table-cell table:number-columns-repeated="1019"/>
        </table:table-row>
        <table:table-row table:style-name="ro33">
          <table:table-cell table:style-name="ce139" table:formula="of:=IF(ISBLANK([.B307]);&quot;&quot;;INDEX([$'MetRisks Registration'.A$5:.E$190];MATCH([$Escalation.B307];[$'MetRisks Registration'.B$5:.B$190];0);1))">
            <text:p/>
          </table:table-cell>
          <table:table-cell table:style-name="ce143"/>
          <table:table-cell table:style-name="ce146" table:formula="of:=IF(ISBLANK([.B307]);&quot;&quot;;INDEX([$'MetRisks Registration'.B$5:.E$190];MATCH([$Escalation.B307];[$'MetRisks Registration'.B$5:.B$190];0);2))">
            <text:p/>
          </table:table-cell>
          <table:table-cell table:style-name="ce145"/>
          <table:table-cell table:style-name="ce145" table:formula="of:=IF(ISBLANK([.B307]);&quot;&quot;;IF(ISBLANK(INDEX([$Mitagation.B$5:.E$190];MATCH([$'MetRisks Registration'.B307];[$Mitagation.B$5:.B$190];0);4));&quot;&quot;;INDEX([$Mitagation.B$5:.E$190];MATCH([$'MetRisks Registration'.B307];[$Mitagation.B$5:.B$190];0);4)))">
            <text:p/>
          </table:table-cell>
          <table:table-cell table:number-columns-repeated="1019"/>
        </table:table-row>
        <table:table-row table:style-name="ro33">
          <table:table-cell table:style-name="ce139" table:formula="of:=IF(ISBLANK([.B308]);&quot;&quot;;INDEX([$'MetRisks Registration'.A$5:.E$190];MATCH([$Escalation.B308];[$'MetRisks Registration'.B$5:.B$190];0);1))">
            <text:p/>
          </table:table-cell>
          <table:table-cell table:style-name="ce143"/>
          <table:table-cell table:style-name="ce146" table:formula="of:=IF(ISBLANK([.B308]);&quot;&quot;;INDEX([$'MetRisks Registration'.B$5:.E$190];MATCH([$Escalation.B308];[$'MetRisks Registration'.B$5:.B$190];0);2))">
            <text:p/>
          </table:table-cell>
          <table:table-cell table:style-name="ce145"/>
          <table:table-cell table:style-name="ce145" table:formula="of:=IF(ISBLANK([.B308]);&quot;&quot;;IF(ISBLANK(INDEX([$Mitagation.B$5:.E$190];MATCH([$'MetRisks Registration'.B308];[$Mitagation.B$5:.B$190];0);4));&quot;&quot;;INDEX([$Mitagation.B$5:.E$190];MATCH([$'MetRisks Registration'.B308];[$Mitagation.B$5:.B$190];0);4)))">
            <text:p/>
          </table:table-cell>
          <table:table-cell table:number-columns-repeated="1019"/>
        </table:table-row>
        <table:table-row table:style-name="ro33">
          <table:table-cell table:style-name="ce139" table:formula="of:=IF(ISBLANK([.B309]);&quot;&quot;;INDEX([$'MetRisks Registration'.A$5:.E$190];MATCH([$Escalation.B309];[$'MetRisks Registration'.B$5:.B$190];0);1))">
            <text:p/>
          </table:table-cell>
          <table:table-cell table:style-name="ce143"/>
          <table:table-cell table:style-name="ce146" table:formula="of:=IF(ISBLANK([.B309]);&quot;&quot;;INDEX([$'MetRisks Registration'.B$5:.E$190];MATCH([$Escalation.B309];[$'MetRisks Registration'.B$5:.B$190];0);2))">
            <text:p/>
          </table:table-cell>
          <table:table-cell table:style-name="ce145"/>
          <table:table-cell table:style-name="ce145" table:formula="of:=IF(ISBLANK([.B309]);&quot;&quot;;IF(ISBLANK(INDEX([$Mitagation.B$5:.E$190];MATCH([$'MetRisks Registration'.B309];[$Mitagation.B$5:.B$190];0);4));&quot;&quot;;INDEX([$Mitagation.B$5:.E$190];MATCH([$'MetRisks Registration'.B309];[$Mitagation.B$5:.B$190];0);4)))">
            <text:p/>
          </table:table-cell>
          <table:table-cell table:number-columns-repeated="1019"/>
        </table:table-row>
        <table:table-row table:style-name="ro33">
          <table:table-cell table:style-name="ce139" table:formula="of:=IF(ISBLANK([.B310]);&quot;&quot;;INDEX([$'MetRisks Registration'.A$5:.E$190];MATCH([$Escalation.B310];[$'MetRisks Registration'.B$5:.B$190];0);1))">
            <text:p/>
          </table:table-cell>
          <table:table-cell table:style-name="ce143"/>
          <table:table-cell table:style-name="ce146" table:formula="of:=IF(ISBLANK([.B310]);&quot;&quot;;INDEX([$'MetRisks Registration'.B$5:.E$190];MATCH([$Escalation.B310];[$'MetRisks Registration'.B$5:.B$190];0);2))">
            <text:p/>
          </table:table-cell>
          <table:table-cell table:style-name="ce145"/>
          <table:table-cell table:style-name="ce145" table:formula="of:=IF(ISBLANK([.B310]);&quot;&quot;;IF(ISBLANK(INDEX([$Mitagation.B$5:.E$190];MATCH([$'MetRisks Registration'.B310];[$Mitagation.B$5:.B$190];0);4));&quot;&quot;;INDEX([$Mitagation.B$5:.E$190];MATCH([$'MetRisks Registration'.B310];[$Mitagation.B$5:.B$190];0);4)))">
            <text:p/>
          </table:table-cell>
          <table:table-cell table:number-columns-repeated="1019"/>
        </table:table-row>
        <table:table-row table:style-name="ro33">
          <table:table-cell table:style-name="ce139" table:formula="of:=IF(ISBLANK([.B311]);&quot;&quot;;INDEX([$'MetRisks Registration'.A$5:.E$190];MATCH([$Escalation.B311];[$'MetRisks Registration'.B$5:.B$190];0);1))">
            <text:p/>
          </table:table-cell>
          <table:table-cell table:style-name="ce143"/>
          <table:table-cell table:style-name="ce146" table:formula="of:=IF(ISBLANK([.B311]);&quot;&quot;;INDEX([$'MetRisks Registration'.B$5:.E$190];MATCH([$Escalation.B311];[$'MetRisks Registration'.B$5:.B$190];0);2))">
            <text:p/>
          </table:table-cell>
          <table:table-cell table:style-name="ce145"/>
          <table:table-cell table:style-name="ce145" table:formula="of:=IF(ISBLANK([.B311]);&quot;&quot;;IF(ISBLANK(INDEX([$Mitagation.B$5:.E$190];MATCH([$'MetRisks Registration'.B311];[$Mitagation.B$5:.B$190];0);4));&quot;&quot;;INDEX([$Mitagation.B$5:.E$190];MATCH([$'MetRisks Registration'.B311];[$Mitagation.B$5:.B$190];0);4)))">
            <text:p/>
          </table:table-cell>
          <table:table-cell table:number-columns-repeated="1019"/>
        </table:table-row>
        <table:table-row table:style-name="ro33">
          <table:table-cell table:style-name="ce139" table:formula="of:=IF(ISBLANK([.B312]);&quot;&quot;;INDEX([$'MetRisks Registration'.A$5:.E$190];MATCH([$Escalation.B312];[$'MetRisks Registration'.B$5:.B$190];0);1))">
            <text:p/>
          </table:table-cell>
          <table:table-cell table:style-name="ce143"/>
          <table:table-cell table:style-name="ce146" table:formula="of:=IF(ISBLANK([.B312]);&quot;&quot;;INDEX([$'MetRisks Registration'.B$5:.E$190];MATCH([$Escalation.B312];[$'MetRisks Registration'.B$5:.B$190];0);2))">
            <text:p/>
          </table:table-cell>
          <table:table-cell table:style-name="ce145"/>
          <table:table-cell table:style-name="ce145" table:formula="of:=IF(ISBLANK([.B312]);&quot;&quot;;IF(ISBLANK(INDEX([$Mitagation.B$5:.E$190];MATCH([$'MetRisks Registration'.B312];[$Mitagation.B$5:.B$190];0);4));&quot;&quot;;INDEX([$Mitagation.B$5:.E$190];MATCH([$'MetRisks Registration'.B312];[$Mitagation.B$5:.B$190];0);4)))">
            <text:p/>
          </table:table-cell>
          <table:table-cell table:number-columns-repeated="1019"/>
        </table:table-row>
        <table:table-row table:style-name="ro33">
          <table:table-cell table:style-name="ce139" table:formula="of:=IF(ISBLANK([.B313]);&quot;&quot;;INDEX([$'MetRisks Registration'.A$5:.E$190];MATCH([$Escalation.B313];[$'MetRisks Registration'.B$5:.B$190];0);1))">
            <text:p/>
          </table:table-cell>
          <table:table-cell table:style-name="ce143"/>
          <table:table-cell table:style-name="ce146" table:formula="of:=IF(ISBLANK([.B313]);&quot;&quot;;INDEX([$'MetRisks Registration'.B$5:.E$190];MATCH([$Escalation.B313];[$'MetRisks Registration'.B$5:.B$190];0);2))">
            <text:p/>
          </table:table-cell>
          <table:table-cell table:style-name="ce145"/>
          <table:table-cell table:style-name="ce145" table:formula="of:=IF(ISBLANK([.B313]);&quot;&quot;;IF(ISBLANK(INDEX([$Mitagation.B$5:.E$190];MATCH([$'MetRisks Registration'.B313];[$Mitagation.B$5:.B$190];0);4));&quot;&quot;;INDEX([$Mitagation.B$5:.E$190];MATCH([$'MetRisks Registration'.B313];[$Mitagation.B$5:.B$190];0);4)))">
            <text:p/>
          </table:table-cell>
          <table:table-cell table:number-columns-repeated="1019"/>
        </table:table-row>
        <table:table-row table:style-name="ro33">
          <table:table-cell table:style-name="ce139" table:formula="of:=IF(ISBLANK([.B314]);&quot;&quot;;INDEX([$'MetRisks Registration'.A$5:.E$190];MATCH([$Escalation.B314];[$'MetRisks Registration'.B$5:.B$190];0);1))">
            <text:p/>
          </table:table-cell>
          <table:table-cell table:style-name="ce143"/>
          <table:table-cell table:style-name="ce146" table:formula="of:=IF(ISBLANK([.B314]);&quot;&quot;;INDEX([$'MetRisks Registration'.B$5:.E$190];MATCH([$Escalation.B314];[$'MetRisks Registration'.B$5:.B$190];0);2))">
            <text:p/>
          </table:table-cell>
          <table:table-cell table:style-name="ce145"/>
          <table:table-cell table:style-name="ce145" table:formula="of:=IF(ISBLANK([.B314]);&quot;&quot;;IF(ISBLANK(INDEX([$Mitagation.B$5:.E$190];MATCH([$'MetRisks Registration'.B314];[$Mitagation.B$5:.B$190];0);4));&quot;&quot;;INDEX([$Mitagation.B$5:.E$190];MATCH([$'MetRisks Registration'.B314];[$Mitagation.B$5:.B$190];0);4)))">
            <text:p/>
          </table:table-cell>
          <table:table-cell table:number-columns-repeated="1019"/>
        </table:table-row>
        <table:table-row table:style-name="ro33">
          <table:table-cell table:style-name="ce139" table:formula="of:=IF(ISBLANK([.B315]);&quot;&quot;;INDEX([$'MetRisks Registration'.A$5:.E$190];MATCH([$Escalation.B315];[$'MetRisks Registration'.B$5:.B$190];0);1))">
            <text:p/>
          </table:table-cell>
          <table:table-cell table:style-name="ce143"/>
          <table:table-cell table:style-name="ce146" table:formula="of:=IF(ISBLANK([.B315]);&quot;&quot;;INDEX([$'MetRisks Registration'.B$5:.E$190];MATCH([$Escalation.B315];[$'MetRisks Registration'.B$5:.B$190];0);2))">
            <text:p/>
          </table:table-cell>
          <table:table-cell table:style-name="ce145"/>
          <table:table-cell table:style-name="ce145" table:formula="of:=IF(ISBLANK([.B315]);&quot;&quot;;IF(ISBLANK(INDEX([$Mitagation.B$5:.E$190];MATCH([$'MetRisks Registration'.B315];[$Mitagation.B$5:.B$190];0);4));&quot;&quot;;INDEX([$Mitagation.B$5:.E$190];MATCH([$'MetRisks Registration'.B315];[$Mitagation.B$5:.B$190];0);4)))">
            <text:p/>
          </table:table-cell>
          <table:table-cell table:number-columns-repeated="1019"/>
        </table:table-row>
        <table:table-row table:style-name="ro33">
          <table:table-cell table:style-name="ce139" table:formula="of:=IF(ISBLANK([.B316]);&quot;&quot;;INDEX([$'MetRisks Registration'.A$5:.E$190];MATCH([$Escalation.B316];[$'MetRisks Registration'.B$5:.B$190];0);1))">
            <text:p/>
          </table:table-cell>
          <table:table-cell table:style-name="ce143"/>
          <table:table-cell table:style-name="ce146" table:formula="of:=IF(ISBLANK([.B316]);&quot;&quot;;INDEX([$'MetRisks Registration'.B$5:.E$190];MATCH([$Escalation.B316];[$'MetRisks Registration'.B$5:.B$190];0);2))">
            <text:p/>
          </table:table-cell>
          <table:table-cell table:style-name="ce145"/>
          <table:table-cell table:style-name="ce145" table:formula="of:=IF(ISBLANK([.B316]);&quot;&quot;;IF(ISBLANK(INDEX([$Mitagation.B$5:.E$190];MATCH([$'MetRisks Registration'.B316];[$Mitagation.B$5:.B$190];0);4));&quot;&quot;;INDEX([$Mitagation.B$5:.E$190];MATCH([$'MetRisks Registration'.B316];[$Mitagation.B$5:.B$190];0);4)))">
            <text:p/>
          </table:table-cell>
          <table:table-cell table:number-columns-repeated="1019"/>
        </table:table-row>
        <table:table-row table:style-name="ro33">
          <table:table-cell table:style-name="ce139" table:formula="of:=IF(ISBLANK([.B317]);&quot;&quot;;INDEX([$'MetRisks Registration'.A$5:.E$190];MATCH([$Escalation.B317];[$'MetRisks Registration'.B$5:.B$190];0);1))">
            <text:p/>
          </table:table-cell>
          <table:table-cell table:style-name="ce143"/>
          <table:table-cell table:style-name="ce146" table:formula="of:=IF(ISBLANK([.B317]);&quot;&quot;;INDEX([$'MetRisks Registration'.B$5:.E$190];MATCH([$Escalation.B317];[$'MetRisks Registration'.B$5:.B$190];0);2))">
            <text:p/>
          </table:table-cell>
          <table:table-cell table:style-name="ce145"/>
          <table:table-cell table:style-name="ce145" table:formula="of:=IF(ISBLANK([.B317]);&quot;&quot;;IF(ISBLANK(INDEX([$Mitagation.B$5:.E$190];MATCH([$'MetRisks Registration'.B317];[$Mitagation.B$5:.B$190];0);4));&quot;&quot;;INDEX([$Mitagation.B$5:.E$190];MATCH([$'MetRisks Registration'.B317];[$Mitagation.B$5:.B$190];0);4)))">
            <text:p/>
          </table:table-cell>
          <table:table-cell table:number-columns-repeated="1019"/>
        </table:table-row>
        <table:table-row table:style-name="ro33">
          <table:table-cell table:style-name="ce139" table:formula="of:=IF(ISBLANK([.B318]);&quot;&quot;;INDEX([$'MetRisks Registration'.A$5:.E$190];MATCH([$Escalation.B318];[$'MetRisks Registration'.B$5:.B$190];0);1))">
            <text:p/>
          </table:table-cell>
          <table:table-cell table:style-name="ce143"/>
          <table:table-cell table:style-name="ce146" table:formula="of:=IF(ISBLANK([.B318]);&quot;&quot;;INDEX([$'MetRisks Registration'.B$5:.E$190];MATCH([$Escalation.B318];[$'MetRisks Registration'.B$5:.B$190];0);2))">
            <text:p/>
          </table:table-cell>
          <table:table-cell table:style-name="ce145"/>
          <table:table-cell table:style-name="ce145" table:formula="of:=IF(ISBLANK([.B318]);&quot;&quot;;IF(ISBLANK(INDEX([$Mitagation.B$5:.E$190];MATCH([$'MetRisks Registration'.B318];[$Mitagation.B$5:.B$190];0);4));&quot;&quot;;INDEX([$Mitagation.B$5:.E$190];MATCH([$'MetRisks Registration'.B318];[$Mitagation.B$5:.B$190];0);4)))">
            <text:p/>
          </table:table-cell>
          <table:table-cell table:number-columns-repeated="1019"/>
        </table:table-row>
        <table:table-row table:style-name="ro33">
          <table:table-cell table:style-name="ce139" table:formula="of:=IF(ISBLANK([.B319]);&quot;&quot;;INDEX([$'MetRisks Registration'.A$5:.E$190];MATCH([$Escalation.B319];[$'MetRisks Registration'.B$5:.B$190];0);1))">
            <text:p/>
          </table:table-cell>
          <table:table-cell table:style-name="ce143"/>
          <table:table-cell table:style-name="ce146" table:formula="of:=IF(ISBLANK([.B319]);&quot;&quot;;INDEX([$'MetRisks Registration'.B$5:.E$190];MATCH([$Escalation.B319];[$'MetRisks Registration'.B$5:.B$190];0);2))">
            <text:p/>
          </table:table-cell>
          <table:table-cell table:style-name="ce145"/>
          <table:table-cell table:style-name="ce145" table:formula="of:=IF(ISBLANK([.B319]);&quot;&quot;;IF(ISBLANK(INDEX([$Mitagation.B$5:.E$190];MATCH([$'MetRisks Registration'.B319];[$Mitagation.B$5:.B$190];0);4));&quot;&quot;;INDEX([$Mitagation.B$5:.E$190];MATCH([$'MetRisks Registration'.B319];[$Mitagation.B$5:.B$190];0);4)))">
            <text:p/>
          </table:table-cell>
          <table:table-cell table:number-columns-repeated="1019"/>
        </table:table-row>
        <table:table-row table:style-name="ro33">
          <table:table-cell table:style-name="ce139" table:formula="of:=IF(ISBLANK([.B320]);&quot;&quot;;INDEX([$'MetRisks Registration'.A$5:.E$190];MATCH([$Escalation.B320];[$'MetRisks Registration'.B$5:.B$190];0);1))">
            <text:p/>
          </table:table-cell>
          <table:table-cell table:style-name="ce143"/>
          <table:table-cell table:style-name="ce146" table:formula="of:=IF(ISBLANK([.B320]);&quot;&quot;;INDEX([$'MetRisks Registration'.B$5:.E$190];MATCH([$Escalation.B320];[$'MetRisks Registration'.B$5:.B$190];0);2))">
            <text:p/>
          </table:table-cell>
          <table:table-cell table:style-name="ce145"/>
          <table:table-cell table:style-name="ce145" table:formula="of:=IF(ISBLANK([.B320]);&quot;&quot;;IF(ISBLANK(INDEX([$Mitagation.B$5:.E$190];MATCH([$'MetRisks Registration'.B320];[$Mitagation.B$5:.B$190];0);4));&quot;&quot;;INDEX([$Mitagation.B$5:.E$190];MATCH([$'MetRisks Registration'.B320];[$Mitagation.B$5:.B$190];0);4)))">
            <text:p/>
          </table:table-cell>
          <table:table-cell table:number-columns-repeated="1019"/>
        </table:table-row>
        <table:table-row table:style-name="ro33">
          <table:table-cell table:style-name="ce139" table:formula="of:=IF(ISBLANK([.B321]);&quot;&quot;;INDEX([$'MetRisks Registration'.A$5:.E$190];MATCH([$Escalation.B321];[$'MetRisks Registration'.B$5:.B$190];0);1))">
            <text:p/>
          </table:table-cell>
          <table:table-cell table:style-name="ce143"/>
          <table:table-cell table:style-name="ce146" table:formula="of:=IF(ISBLANK([.B321]);&quot;&quot;;INDEX([$'MetRisks Registration'.B$5:.E$190];MATCH([$Escalation.B321];[$'MetRisks Registration'.B$5:.B$190];0);2))">
            <text:p/>
          </table:table-cell>
          <table:table-cell table:style-name="ce145"/>
          <table:table-cell table:style-name="ce145" table:formula="of:=IF(ISBLANK([.B321]);&quot;&quot;;IF(ISBLANK(INDEX([$Mitagation.B$5:.E$190];MATCH([$'MetRisks Registration'.B321];[$Mitagation.B$5:.B$190];0);4));&quot;&quot;;INDEX([$Mitagation.B$5:.E$190];MATCH([$'MetRisks Registration'.B321];[$Mitagation.B$5:.B$190];0);4)))">
            <text:p/>
          </table:table-cell>
          <table:table-cell table:number-columns-repeated="1019"/>
        </table:table-row>
        <table:table-row table:style-name="ro33">
          <table:table-cell table:style-name="ce139" table:formula="of:=IF(ISBLANK([.B322]);&quot;&quot;;INDEX([$'MetRisks Registration'.A$5:.E$190];MATCH([$Escalation.B322];[$'MetRisks Registration'.B$5:.B$190];0);1))">
            <text:p/>
          </table:table-cell>
          <table:table-cell table:style-name="ce143"/>
          <table:table-cell table:style-name="ce146" table:formula="of:=IF(ISBLANK([.B322]);&quot;&quot;;INDEX([$'MetRisks Registration'.B$5:.E$190];MATCH([$Escalation.B322];[$'MetRisks Registration'.B$5:.B$190];0);2))">
            <text:p/>
          </table:table-cell>
          <table:table-cell table:style-name="ce145"/>
          <table:table-cell table:style-name="ce145" table:formula="of:=IF(ISBLANK([.B322]);&quot;&quot;;IF(ISBLANK(INDEX([$Mitagation.B$5:.E$190];MATCH([$'MetRisks Registration'.B322];[$Mitagation.B$5:.B$190];0);4));&quot;&quot;;INDEX([$Mitagation.B$5:.E$190];MATCH([$'MetRisks Registration'.B322];[$Mitagation.B$5:.B$190];0);4)))">
            <text:p/>
          </table:table-cell>
          <table:table-cell table:number-columns-repeated="1019"/>
        </table:table-row>
        <table:table-row table:style-name="ro33">
          <table:table-cell table:style-name="ce139" table:formula="of:=IF(ISBLANK([.B323]);&quot;&quot;;INDEX([$'MetRisks Registration'.A$5:.E$190];MATCH([$Escalation.B323];[$'MetRisks Registration'.B$5:.B$190];0);1))">
            <text:p/>
          </table:table-cell>
          <table:table-cell table:style-name="ce143"/>
          <table:table-cell table:style-name="ce146" table:formula="of:=IF(ISBLANK([.B323]);&quot;&quot;;INDEX([$'MetRisks Registration'.B$5:.E$190];MATCH([$Escalation.B323];[$'MetRisks Registration'.B$5:.B$190];0);2))">
            <text:p/>
          </table:table-cell>
          <table:table-cell table:style-name="ce145"/>
          <table:table-cell table:style-name="ce145" table:formula="of:=IF(ISBLANK([.B323]);&quot;&quot;;IF(ISBLANK(INDEX([$Mitagation.B$5:.E$190];MATCH([$'MetRisks Registration'.B323];[$Mitagation.B$5:.B$190];0);4));&quot;&quot;;INDEX([$Mitagation.B$5:.E$190];MATCH([$'MetRisks Registration'.B323];[$Mitagation.B$5:.B$190];0);4)))">
            <text:p/>
          </table:table-cell>
          <table:table-cell table:number-columns-repeated="1019"/>
        </table:table-row>
        <table:table-row table:style-name="ro33">
          <table:table-cell table:style-name="ce139" table:formula="of:=IF(ISBLANK([.B324]);&quot;&quot;;INDEX([$'MetRisks Registration'.A$5:.E$190];MATCH([$Escalation.B324];[$'MetRisks Registration'.B$5:.B$190];0);1))">
            <text:p/>
          </table:table-cell>
          <table:table-cell table:style-name="ce143"/>
          <table:table-cell table:style-name="ce146" table:formula="of:=IF(ISBLANK([.B324]);&quot;&quot;;INDEX([$'MetRisks Registration'.B$5:.E$190];MATCH([$Escalation.B324];[$'MetRisks Registration'.B$5:.B$190];0);2))">
            <text:p/>
          </table:table-cell>
          <table:table-cell table:style-name="ce145"/>
          <table:table-cell table:style-name="ce145" table:formula="of:=IF(ISBLANK([.B324]);&quot;&quot;;IF(ISBLANK(INDEX([$Mitagation.B$5:.E$190];MATCH([$'MetRisks Registration'.B324];[$Mitagation.B$5:.B$190];0);4));&quot;&quot;;INDEX([$Mitagation.B$5:.E$190];MATCH([$'MetRisks Registration'.B324];[$Mitagation.B$5:.B$190];0);4)))">
            <text:p/>
          </table:table-cell>
          <table:table-cell table:number-columns-repeated="1019"/>
        </table:table-row>
        <table:table-row table:style-name="ro33">
          <table:table-cell table:style-name="ce139" table:formula="of:=IF(ISBLANK([.B325]);&quot;&quot;;INDEX([$'MetRisks Registration'.A$5:.E$190];MATCH([$Escalation.B325];[$'MetRisks Registration'.B$5:.B$190];0);1))">
            <text:p/>
          </table:table-cell>
          <table:table-cell table:style-name="ce143"/>
          <table:table-cell table:style-name="ce146" table:formula="of:=IF(ISBLANK([.B325]);&quot;&quot;;INDEX([$'MetRisks Registration'.B$5:.E$190];MATCH([$Escalation.B325];[$'MetRisks Registration'.B$5:.B$190];0);2))">
            <text:p/>
          </table:table-cell>
          <table:table-cell table:style-name="ce145"/>
          <table:table-cell table:style-name="ce145" table:formula="of:=IF(ISBLANK([.B325]);&quot;&quot;;IF(ISBLANK(INDEX([$Mitagation.B$5:.E$190];MATCH([$'MetRisks Registration'.B325];[$Mitagation.B$5:.B$190];0);4));&quot;&quot;;INDEX([$Mitagation.B$5:.E$190];MATCH([$'MetRisks Registration'.B325];[$Mitagation.B$5:.B$190];0);4)))">
            <text:p/>
          </table:table-cell>
          <table:table-cell table:number-columns-repeated="1019"/>
        </table:table-row>
        <table:table-row table:style-name="ro33">
          <table:table-cell table:style-name="ce139" table:formula="of:=IF(ISBLANK([.B326]);&quot;&quot;;INDEX([$'MetRisks Registration'.A$5:.E$190];MATCH([$Escalation.B326];[$'MetRisks Registration'.B$5:.B$190];0);1))">
            <text:p/>
          </table:table-cell>
          <table:table-cell table:style-name="ce143"/>
          <table:table-cell table:style-name="ce146" table:formula="of:=IF(ISBLANK([.B326]);&quot;&quot;;INDEX([$'MetRisks Registration'.B$5:.E$190];MATCH([$Escalation.B326];[$'MetRisks Registration'.B$5:.B$190];0);2))">
            <text:p/>
          </table:table-cell>
          <table:table-cell table:style-name="ce145"/>
          <table:table-cell table:style-name="ce145" table:formula="of:=IF(ISBLANK([.B326]);&quot;&quot;;IF(ISBLANK(INDEX([$Mitagation.B$5:.E$190];MATCH([$'MetRisks Registration'.B326];[$Mitagation.B$5:.B$190];0);4));&quot;&quot;;INDEX([$Mitagation.B$5:.E$190];MATCH([$'MetRisks Registration'.B326];[$Mitagation.B$5:.B$190];0);4)))">
            <text:p/>
          </table:table-cell>
          <table:table-cell table:number-columns-repeated="1019"/>
        </table:table-row>
        <table:table-row table:style-name="ro33">
          <table:table-cell table:style-name="ce139" table:formula="of:=IF(ISBLANK([.B327]);&quot;&quot;;INDEX([$'MetRisks Registration'.A$5:.E$190];MATCH([$Escalation.B327];[$'MetRisks Registration'.B$5:.B$190];0);1))">
            <text:p/>
          </table:table-cell>
          <table:table-cell table:style-name="ce143"/>
          <table:table-cell table:style-name="ce146" table:formula="of:=IF(ISBLANK([.B327]);&quot;&quot;;INDEX([$'MetRisks Registration'.B$5:.E$190];MATCH([$Escalation.B327];[$'MetRisks Registration'.B$5:.B$190];0);2))">
            <text:p/>
          </table:table-cell>
          <table:table-cell table:style-name="ce145"/>
          <table:table-cell table:style-name="ce145" table:formula="of:=IF(ISBLANK([.B327]);&quot;&quot;;IF(ISBLANK(INDEX([$Mitagation.B$5:.E$190];MATCH([$'MetRisks Registration'.B327];[$Mitagation.B$5:.B$190];0);4));&quot;&quot;;INDEX([$Mitagation.B$5:.E$190];MATCH([$'MetRisks Registration'.B327];[$Mitagation.B$5:.B$190];0);4)))">
            <text:p/>
          </table:table-cell>
          <table:table-cell table:number-columns-repeated="1019"/>
        </table:table-row>
        <table:table-row table:style-name="ro33">
          <table:table-cell table:style-name="ce139" table:formula="of:=IF(ISBLANK([.B328]);&quot;&quot;;INDEX([$'MetRisks Registration'.A$5:.E$190];MATCH([$Escalation.B328];[$'MetRisks Registration'.B$5:.B$190];0);1))">
            <text:p/>
          </table:table-cell>
          <table:table-cell table:style-name="ce143"/>
          <table:table-cell table:style-name="ce146" table:formula="of:=IF(ISBLANK([.B328]);&quot;&quot;;INDEX([$'MetRisks Registration'.B$5:.E$190];MATCH([$Escalation.B328];[$'MetRisks Registration'.B$5:.B$190];0);2))">
            <text:p/>
          </table:table-cell>
          <table:table-cell table:style-name="ce145"/>
          <table:table-cell table:style-name="ce145" table:formula="of:=IF(ISBLANK([.B328]);&quot;&quot;;IF(ISBLANK(INDEX([$Mitagation.B$5:.E$190];MATCH([$'MetRisks Registration'.B328];[$Mitagation.B$5:.B$190];0);4));&quot;&quot;;INDEX([$Mitagation.B$5:.E$190];MATCH([$'MetRisks Registration'.B328];[$Mitagation.B$5:.B$190];0);4)))">
            <text:p/>
          </table:table-cell>
          <table:table-cell table:number-columns-repeated="1019"/>
        </table:table-row>
        <table:table-row table:style-name="ro33">
          <table:table-cell table:style-name="ce139" table:formula="of:=IF(ISBLANK([.B329]);&quot;&quot;;INDEX([$'MetRisks Registration'.A$5:.E$190];MATCH([$Escalation.B329];[$'MetRisks Registration'.B$5:.B$190];0);1))">
            <text:p/>
          </table:table-cell>
          <table:table-cell table:style-name="ce143"/>
          <table:table-cell table:style-name="ce146" table:formula="of:=IF(ISBLANK([.B329]);&quot;&quot;;INDEX([$'MetRisks Registration'.B$5:.E$190];MATCH([$Escalation.B329];[$'MetRisks Registration'.B$5:.B$190];0);2))">
            <text:p/>
          </table:table-cell>
          <table:table-cell table:style-name="ce145"/>
          <table:table-cell table:style-name="ce145" table:formula="of:=IF(ISBLANK([.B329]);&quot;&quot;;IF(ISBLANK(INDEX([$Mitagation.B$5:.E$190];MATCH([$'MetRisks Registration'.B329];[$Mitagation.B$5:.B$190];0);4));&quot;&quot;;INDEX([$Mitagation.B$5:.E$190];MATCH([$'MetRisks Registration'.B329];[$Mitagation.B$5:.B$190];0);4)))">
            <text:p/>
          </table:table-cell>
          <table:table-cell table:number-columns-repeated="1019"/>
        </table:table-row>
        <table:table-row table:style-name="ro33">
          <table:table-cell table:style-name="ce139" table:formula="of:=IF(ISBLANK([.B330]);&quot;&quot;;INDEX([$'MetRisks Registration'.A$5:.E$190];MATCH([$Escalation.B330];[$'MetRisks Registration'.B$5:.B$190];0);1))">
            <text:p/>
          </table:table-cell>
          <table:table-cell table:style-name="ce143"/>
          <table:table-cell table:style-name="ce146" table:formula="of:=IF(ISBLANK([.B330]);&quot;&quot;;INDEX([$'MetRisks Registration'.B$5:.E$190];MATCH([$Escalation.B330];[$'MetRisks Registration'.B$5:.B$190];0);2))">
            <text:p/>
          </table:table-cell>
          <table:table-cell table:style-name="ce145"/>
          <table:table-cell table:style-name="ce145" table:formula="of:=IF(ISBLANK([.B330]);&quot;&quot;;IF(ISBLANK(INDEX([$Mitagation.B$5:.E$190];MATCH([$'MetRisks Registration'.B330];[$Mitagation.B$5:.B$190];0);4));&quot;&quot;;INDEX([$Mitagation.B$5:.E$190];MATCH([$'MetRisks Registration'.B330];[$Mitagation.B$5:.B$190];0);4)))">
            <text:p/>
          </table:table-cell>
          <table:table-cell table:number-columns-repeated="1019"/>
        </table:table-row>
        <table:table-row table:style-name="ro33">
          <table:table-cell table:style-name="ce139" table:formula="of:=IF(ISBLANK([.B331]);&quot;&quot;;INDEX([$'MetRisks Registration'.A$5:.E$190];MATCH([$Escalation.B331];[$'MetRisks Registration'.B$5:.B$190];0);1))">
            <text:p/>
          </table:table-cell>
          <table:table-cell table:style-name="ce143"/>
          <table:table-cell table:style-name="ce146" table:formula="of:=IF(ISBLANK([.B331]);&quot;&quot;;INDEX([$'MetRisks Registration'.B$5:.E$190];MATCH([$Escalation.B331];[$'MetRisks Registration'.B$5:.B$190];0);2))">
            <text:p/>
          </table:table-cell>
          <table:table-cell table:style-name="ce145"/>
          <table:table-cell table:style-name="ce145" table:formula="of:=IF(ISBLANK([.B331]);&quot;&quot;;IF(ISBLANK(INDEX([$Mitagation.B$5:.E$190];MATCH([$'MetRisks Registration'.B331];[$Mitagation.B$5:.B$190];0);4));&quot;&quot;;INDEX([$Mitagation.B$5:.E$190];MATCH([$'MetRisks Registration'.B331];[$Mitagation.B$5:.B$190];0);4)))">
            <text:p/>
          </table:table-cell>
          <table:table-cell table:number-columns-repeated="1019"/>
        </table:table-row>
        <table:table-row table:style-name="ro33">
          <table:table-cell table:style-name="ce139" table:formula="of:=IF(ISBLANK([.B332]);&quot;&quot;;INDEX([$'MetRisks Registration'.A$5:.E$190];MATCH([$Escalation.B332];[$'MetRisks Registration'.B$5:.B$190];0);1))">
            <text:p/>
          </table:table-cell>
          <table:table-cell table:style-name="ce143"/>
          <table:table-cell table:style-name="ce146" table:formula="of:=IF(ISBLANK([.B332]);&quot;&quot;;INDEX([$'MetRisks Registration'.B$5:.E$190];MATCH([$Escalation.B332];[$'MetRisks Registration'.B$5:.B$190];0);2))">
            <text:p/>
          </table:table-cell>
          <table:table-cell table:style-name="ce145"/>
          <table:table-cell table:style-name="ce145" table:formula="of:=IF(ISBLANK([.B332]);&quot;&quot;;IF(ISBLANK(INDEX([$Mitagation.B$5:.E$190];MATCH([$'MetRisks Registration'.B332];[$Mitagation.B$5:.B$190];0);4));&quot;&quot;;INDEX([$Mitagation.B$5:.E$190];MATCH([$'MetRisks Registration'.B332];[$Mitagation.B$5:.B$190];0);4)))">
            <text:p/>
          </table:table-cell>
          <table:table-cell table:number-columns-repeated="1019"/>
        </table:table-row>
        <table:table-row table:style-name="ro33">
          <table:table-cell table:style-name="ce139" table:formula="of:=IF(ISBLANK([.B333]);&quot;&quot;;INDEX([$'MetRisks Registration'.A$5:.E$190];MATCH([$Escalation.B333];[$'MetRisks Registration'.B$5:.B$190];0);1))">
            <text:p/>
          </table:table-cell>
          <table:table-cell table:style-name="ce143"/>
          <table:table-cell table:style-name="ce146" table:formula="of:=IF(ISBLANK([.B333]);&quot;&quot;;INDEX([$'MetRisks Registration'.B$5:.E$190];MATCH([$Escalation.B333];[$'MetRisks Registration'.B$5:.B$190];0);2))">
            <text:p/>
          </table:table-cell>
          <table:table-cell table:style-name="ce145"/>
          <table:table-cell table:style-name="ce145" table:formula="of:=IF(ISBLANK([.B333]);&quot;&quot;;IF(ISBLANK(INDEX([$Mitagation.B$5:.E$190];MATCH([$'MetRisks Registration'.B333];[$Mitagation.B$5:.B$190];0);4));&quot;&quot;;INDEX([$Mitagation.B$5:.E$190];MATCH([$'MetRisks Registration'.B333];[$Mitagation.B$5:.B$190];0);4)))">
            <text:p/>
          </table:table-cell>
          <table:table-cell table:number-columns-repeated="1019"/>
        </table:table-row>
        <table:table-row table:style-name="ro33">
          <table:table-cell table:style-name="ce139" table:formula="of:=IF(ISBLANK([.B334]);&quot;&quot;;INDEX([$'MetRisks Registration'.A$5:.E$190];MATCH([$Escalation.B334];[$'MetRisks Registration'.B$5:.B$190];0);1))">
            <text:p/>
          </table:table-cell>
          <table:table-cell table:style-name="ce143"/>
          <table:table-cell table:style-name="ce146" table:formula="of:=IF(ISBLANK([.B334]);&quot;&quot;;INDEX([$'MetRisks Registration'.B$5:.E$190];MATCH([$Escalation.B334];[$'MetRisks Registration'.B$5:.B$190];0);2))">
            <text:p/>
          </table:table-cell>
          <table:table-cell table:style-name="ce145"/>
          <table:table-cell table:style-name="ce145" table:formula="of:=IF(ISBLANK([.B334]);&quot;&quot;;IF(ISBLANK(INDEX([$Mitagation.B$5:.E$190];MATCH([$'MetRisks Registration'.B334];[$Mitagation.B$5:.B$190];0);4));&quot;&quot;;INDEX([$Mitagation.B$5:.E$190];MATCH([$'MetRisks Registration'.B334];[$Mitagation.B$5:.B$190];0);4)))">
            <text:p/>
          </table:table-cell>
          <table:table-cell table:number-columns-repeated="1019"/>
        </table:table-row>
        <table:table-row table:style-name="ro33">
          <table:table-cell table:style-name="ce139" table:formula="of:=IF(ISBLANK([.B335]);&quot;&quot;;INDEX([$'MetRisks Registration'.A$5:.E$190];MATCH([$Escalation.B335];[$'MetRisks Registration'.B$5:.B$190];0);1))">
            <text:p/>
          </table:table-cell>
          <table:table-cell table:style-name="ce143"/>
          <table:table-cell table:style-name="ce146" table:formula="of:=IF(ISBLANK([.B335]);&quot;&quot;;INDEX([$'MetRisks Registration'.B$5:.E$190];MATCH([$Escalation.B335];[$'MetRisks Registration'.B$5:.B$190];0);2))">
            <text:p/>
          </table:table-cell>
          <table:table-cell table:style-name="ce145"/>
          <table:table-cell table:style-name="ce145" table:formula="of:=IF(ISBLANK([.B335]);&quot;&quot;;IF(ISBLANK(INDEX([$Mitagation.B$5:.E$190];MATCH([$'MetRisks Registration'.B335];[$Mitagation.B$5:.B$190];0);4));&quot;&quot;;INDEX([$Mitagation.B$5:.E$190];MATCH([$'MetRisks Registration'.B335];[$Mitagation.B$5:.B$190];0);4)))">
            <text:p/>
          </table:table-cell>
          <table:table-cell table:number-columns-repeated="1019"/>
        </table:table-row>
        <table:table-row table:style-name="ro33">
          <table:table-cell table:style-name="ce139" table:formula="of:=IF(ISBLANK([.B336]);&quot;&quot;;INDEX([$'MetRisks Registration'.A$5:.E$190];MATCH([$Escalation.B336];[$'MetRisks Registration'.B$5:.B$190];0);1))">
            <text:p/>
          </table:table-cell>
          <table:table-cell table:style-name="ce143"/>
          <table:table-cell table:style-name="ce146" table:formula="of:=IF(ISBLANK([.B336]);&quot;&quot;;INDEX([$'MetRisks Registration'.B$5:.E$190];MATCH([$Escalation.B336];[$'MetRisks Registration'.B$5:.B$190];0);2))">
            <text:p/>
          </table:table-cell>
          <table:table-cell table:style-name="ce145"/>
          <table:table-cell table:style-name="ce145" table:formula="of:=IF(ISBLANK([.B336]);&quot;&quot;;IF(ISBLANK(INDEX([$Mitagation.B$5:.E$190];MATCH([$'MetRisks Registration'.B336];[$Mitagation.B$5:.B$190];0);4));&quot;&quot;;INDEX([$Mitagation.B$5:.E$190];MATCH([$'MetRisks Registration'.B336];[$Mitagation.B$5:.B$190];0);4)))">
            <text:p/>
          </table:table-cell>
          <table:table-cell table:number-columns-repeated="1019"/>
        </table:table-row>
        <table:table-row table:style-name="ro33">
          <table:table-cell table:style-name="ce139" table:formula="of:=IF(ISBLANK([.B337]);&quot;&quot;;INDEX([$'MetRisks Registration'.A$5:.E$190];MATCH([$Escalation.B337];[$'MetRisks Registration'.B$5:.B$190];0);1))">
            <text:p/>
          </table:table-cell>
          <table:table-cell table:style-name="ce143"/>
          <table:table-cell table:style-name="ce146" table:formula="of:=IF(ISBLANK([.B337]);&quot;&quot;;INDEX([$'MetRisks Registration'.B$5:.E$190];MATCH([$Escalation.B337];[$'MetRisks Registration'.B$5:.B$190];0);2))">
            <text:p/>
          </table:table-cell>
          <table:table-cell table:style-name="ce145"/>
          <table:table-cell table:style-name="ce145" table:formula="of:=IF(ISBLANK([.B337]);&quot;&quot;;IF(ISBLANK(INDEX([$Mitagation.B$5:.E$190];MATCH([$'MetRisks Registration'.B337];[$Mitagation.B$5:.B$190];0);4));&quot;&quot;;INDEX([$Mitagation.B$5:.E$190];MATCH([$'MetRisks Registration'.B337];[$Mitagation.B$5:.B$190];0);4)))">
            <text:p/>
          </table:table-cell>
          <table:table-cell table:number-columns-repeated="1019"/>
        </table:table-row>
        <table:table-row table:style-name="ro33">
          <table:table-cell table:style-name="ce139" table:formula="of:=IF(ISBLANK([.B338]);&quot;&quot;;INDEX([$'MetRisks Registration'.A$5:.E$190];MATCH([$Escalation.B338];[$'MetRisks Registration'.B$5:.B$190];0);1))">
            <text:p/>
          </table:table-cell>
          <table:table-cell table:style-name="ce143"/>
          <table:table-cell table:style-name="ce146" table:formula="of:=IF(ISBLANK([.B338]);&quot;&quot;;INDEX([$'MetRisks Registration'.B$5:.E$190];MATCH([$Escalation.B338];[$'MetRisks Registration'.B$5:.B$190];0);2))">
            <text:p/>
          </table:table-cell>
          <table:table-cell table:style-name="ce145"/>
          <table:table-cell table:style-name="ce145" table:formula="of:=IF(ISBLANK([.B338]);&quot;&quot;;IF(ISBLANK(INDEX([$Mitagation.B$5:.E$190];MATCH([$'MetRisks Registration'.B338];[$Mitagation.B$5:.B$190];0);4));&quot;&quot;;INDEX([$Mitagation.B$5:.E$190];MATCH([$'MetRisks Registration'.B338];[$Mitagation.B$5:.B$190];0);4)))">
            <text:p/>
          </table:table-cell>
          <table:table-cell table:number-columns-repeated="1019"/>
        </table:table-row>
        <table:table-row table:style-name="ro33">
          <table:table-cell table:style-name="ce139" table:formula="of:=IF(ISBLANK([.B339]);&quot;&quot;;INDEX([$'MetRisks Registration'.A$5:.E$190];MATCH([$Escalation.B339];[$'MetRisks Registration'.B$5:.B$190];0);1))">
            <text:p/>
          </table:table-cell>
          <table:table-cell table:style-name="ce143"/>
          <table:table-cell table:style-name="ce146" table:formula="of:=IF(ISBLANK([.B339]);&quot;&quot;;INDEX([$'MetRisks Registration'.B$5:.E$190];MATCH([$Escalation.B339];[$'MetRisks Registration'.B$5:.B$190];0);2))">
            <text:p/>
          </table:table-cell>
          <table:table-cell table:style-name="ce145"/>
          <table:table-cell table:style-name="ce145" table:formula="of:=IF(ISBLANK([.B339]);&quot;&quot;;IF(ISBLANK(INDEX([$Mitagation.B$5:.E$190];MATCH([$'MetRisks Registration'.B339];[$Mitagation.B$5:.B$190];0);4));&quot;&quot;;INDEX([$Mitagation.B$5:.E$190];MATCH([$'MetRisks Registration'.B339];[$Mitagation.B$5:.B$190];0);4)))">
            <text:p/>
          </table:table-cell>
          <table:table-cell table:number-columns-repeated="1019"/>
        </table:table-row>
        <table:table-row table:style-name="ro33">
          <table:table-cell table:style-name="ce139" table:formula="of:=IF(ISBLANK([.B340]);&quot;&quot;;INDEX([$'MetRisks Registration'.A$5:.E$190];MATCH([$Escalation.B340];[$'MetRisks Registration'.B$5:.B$190];0);1))">
            <text:p/>
          </table:table-cell>
          <table:table-cell table:style-name="ce143"/>
          <table:table-cell table:style-name="ce146" table:formula="of:=IF(ISBLANK([.B340]);&quot;&quot;;INDEX([$'MetRisks Registration'.B$5:.E$190];MATCH([$Escalation.B340];[$'MetRisks Registration'.B$5:.B$190];0);2))">
            <text:p/>
          </table:table-cell>
          <table:table-cell table:style-name="ce145"/>
          <table:table-cell table:style-name="ce145" table:formula="of:=IF(ISBLANK([.B340]);&quot;&quot;;IF(ISBLANK(INDEX([$Mitagation.B$5:.E$190];MATCH([$'MetRisks Registration'.B340];[$Mitagation.B$5:.B$190];0);4));&quot;&quot;;INDEX([$Mitagation.B$5:.E$190];MATCH([$'MetRisks Registration'.B340];[$Mitagation.B$5:.B$190];0);4)))">
            <text:p/>
          </table:table-cell>
          <table:table-cell table:number-columns-repeated="1019"/>
        </table:table-row>
        <table:table-row table:style-name="ro33">
          <table:table-cell table:style-name="ce139" table:formula="of:=IF(ISBLANK([.B341]);&quot;&quot;;INDEX([$'MetRisks Registration'.A$5:.E$190];MATCH([$Escalation.B341];[$'MetRisks Registration'.B$5:.B$190];0);1))">
            <text:p/>
          </table:table-cell>
          <table:table-cell table:style-name="ce143"/>
          <table:table-cell table:style-name="ce146" table:formula="of:=IF(ISBLANK([.B341]);&quot;&quot;;INDEX([$'MetRisks Registration'.B$5:.E$190];MATCH([$Escalation.B341];[$'MetRisks Registration'.B$5:.B$190];0);2))">
            <text:p/>
          </table:table-cell>
          <table:table-cell table:style-name="ce145"/>
          <table:table-cell table:style-name="ce145" table:formula="of:=IF(ISBLANK([.B341]);&quot;&quot;;IF(ISBLANK(INDEX([$Mitagation.B$5:.E$190];MATCH([$'MetRisks Registration'.B341];[$Mitagation.B$5:.B$190];0);4));&quot;&quot;;INDEX([$Mitagation.B$5:.E$190];MATCH([$'MetRisks Registration'.B341];[$Mitagation.B$5:.B$190];0);4)))">
            <text:p/>
          </table:table-cell>
          <table:table-cell table:number-columns-repeated="1019"/>
        </table:table-row>
        <table:table-row table:style-name="ro33">
          <table:table-cell table:style-name="ce139" table:formula="of:=IF(ISBLANK([.B342]);&quot;&quot;;INDEX([$'MetRisks Registration'.A$5:.E$190];MATCH([$Escalation.B342];[$'MetRisks Registration'.B$5:.B$190];0);1))">
            <text:p/>
          </table:table-cell>
          <table:table-cell table:style-name="ce143"/>
          <table:table-cell table:style-name="ce146" table:formula="of:=IF(ISBLANK([.B342]);&quot;&quot;;INDEX([$'MetRisks Registration'.B$5:.E$190];MATCH([$Escalation.B342];[$'MetRisks Registration'.B$5:.B$190];0);2))">
            <text:p/>
          </table:table-cell>
          <table:table-cell table:style-name="ce145"/>
          <table:table-cell table:style-name="ce145" table:formula="of:=IF(ISBLANK([.B342]);&quot;&quot;;IF(ISBLANK(INDEX([$Mitagation.B$5:.E$190];MATCH([$'MetRisks Registration'.B342];[$Mitagation.B$5:.B$190];0);4));&quot;&quot;;INDEX([$Mitagation.B$5:.E$190];MATCH([$'MetRisks Registration'.B342];[$Mitagation.B$5:.B$190];0);4)))">
            <text:p/>
          </table:table-cell>
          <table:table-cell table:number-columns-repeated="1019"/>
        </table:table-row>
        <table:table-row table:style-name="ro33">
          <table:table-cell table:style-name="ce139" table:formula="of:=IF(ISBLANK([.B343]);&quot;&quot;;INDEX([$'MetRisks Registration'.A$5:.E$190];MATCH([$Escalation.B343];[$'MetRisks Registration'.B$5:.B$190];0);1))">
            <text:p/>
          </table:table-cell>
          <table:table-cell table:style-name="ce143"/>
          <table:table-cell table:style-name="ce146" table:formula="of:=IF(ISBLANK([.B343]);&quot;&quot;;INDEX([$'MetRisks Registration'.B$5:.E$190];MATCH([$Escalation.B343];[$'MetRisks Registration'.B$5:.B$190];0);2))">
            <text:p/>
          </table:table-cell>
          <table:table-cell table:style-name="ce145"/>
          <table:table-cell table:style-name="ce145" table:formula="of:=IF(ISBLANK([.B343]);&quot;&quot;;IF(ISBLANK(INDEX([$Mitagation.B$5:.E$190];MATCH([$'MetRisks Registration'.B343];[$Mitagation.B$5:.B$190];0);4));&quot;&quot;;INDEX([$Mitagation.B$5:.E$190];MATCH([$'MetRisks Registration'.B343];[$Mitagation.B$5:.B$190];0);4)))">
            <text:p/>
          </table:table-cell>
          <table:table-cell table:number-columns-repeated="1019"/>
        </table:table-row>
        <table:table-row table:style-name="ro33">
          <table:table-cell table:style-name="ce139" table:formula="of:=IF(ISBLANK([.B344]);&quot;&quot;;INDEX([$'MetRisks Registration'.A$5:.E$190];MATCH([$Escalation.B344];[$'MetRisks Registration'.B$5:.B$190];0);1))">
            <text:p/>
          </table:table-cell>
          <table:table-cell table:style-name="ce143"/>
          <table:table-cell table:style-name="ce146" table:formula="of:=IF(ISBLANK([.B344]);&quot;&quot;;INDEX([$'MetRisks Registration'.B$5:.E$190];MATCH([$Escalation.B344];[$'MetRisks Registration'.B$5:.B$190];0);2))">
            <text:p/>
          </table:table-cell>
          <table:table-cell table:style-name="ce145"/>
          <table:table-cell table:style-name="ce145" table:formula="of:=IF(ISBLANK([.B344]);&quot;&quot;;IF(ISBLANK(INDEX([$Mitagation.B$5:.E$190];MATCH([$'MetRisks Registration'.B344];[$Mitagation.B$5:.B$190];0);4));&quot;&quot;;INDEX([$Mitagation.B$5:.E$190];MATCH([$'MetRisks Registration'.B344];[$Mitagation.B$5:.B$190];0);4)))">
            <text:p/>
          </table:table-cell>
          <table:table-cell table:number-columns-repeated="1019"/>
        </table:table-row>
        <table:table-row table:style-name="ro33">
          <table:table-cell table:style-name="ce139" table:formula="of:=IF(ISBLANK([.B345]);&quot;&quot;;INDEX([$'MetRisks Registration'.A$5:.E$190];MATCH([$Escalation.B345];[$'MetRisks Registration'.B$5:.B$190];0);1))">
            <text:p/>
          </table:table-cell>
          <table:table-cell table:style-name="ce143"/>
          <table:table-cell table:style-name="ce146" table:formula="of:=IF(ISBLANK([.B345]);&quot;&quot;;INDEX([$'MetRisks Registration'.B$5:.E$190];MATCH([$Escalation.B345];[$'MetRisks Registration'.B$5:.B$190];0);2))">
            <text:p/>
          </table:table-cell>
          <table:table-cell table:style-name="ce145"/>
          <table:table-cell table:style-name="ce145" table:formula="of:=IF(ISBLANK([.B345]);&quot;&quot;;IF(ISBLANK(INDEX([$Mitagation.B$5:.E$190];MATCH([$'MetRisks Registration'.B345];[$Mitagation.B$5:.B$190];0);4));&quot;&quot;;INDEX([$Mitagation.B$5:.E$190];MATCH([$'MetRisks Registration'.B345];[$Mitagation.B$5:.B$190];0);4)))">
            <text:p/>
          </table:table-cell>
          <table:table-cell table:number-columns-repeated="1019"/>
        </table:table-row>
        <table:table-row table:style-name="ro33">
          <table:table-cell table:style-name="ce139" table:formula="of:=IF(ISBLANK([.B346]);&quot;&quot;;INDEX([$'MetRisks Registration'.A$5:.E$190];MATCH([$Escalation.B346];[$'MetRisks Registration'.B$5:.B$190];0);1))">
            <text:p/>
          </table:table-cell>
          <table:table-cell table:style-name="ce143"/>
          <table:table-cell table:style-name="ce146" table:formula="of:=IF(ISBLANK([.B346]);&quot;&quot;;INDEX([$'MetRisks Registration'.B$5:.E$190];MATCH([$Escalation.B346];[$'MetRisks Registration'.B$5:.B$190];0);2))">
            <text:p/>
          </table:table-cell>
          <table:table-cell table:style-name="ce145"/>
          <table:table-cell table:style-name="ce145" table:formula="of:=IF(ISBLANK([.B346]);&quot;&quot;;IF(ISBLANK(INDEX([$Mitagation.B$5:.E$190];MATCH([$'MetRisks Registration'.B346];[$Mitagation.B$5:.B$190];0);4));&quot;&quot;;INDEX([$Mitagation.B$5:.E$190];MATCH([$'MetRisks Registration'.B346];[$Mitagation.B$5:.B$190];0);4)))">
            <text:p/>
          </table:table-cell>
          <table:table-cell table:number-columns-repeated="1019"/>
        </table:table-row>
        <table:table-row table:style-name="ro33">
          <table:table-cell table:style-name="ce139" table:formula="of:=IF(ISBLANK([.B347]);&quot;&quot;;INDEX([$'MetRisks Registration'.A$5:.E$190];MATCH([$Escalation.B347];[$'MetRisks Registration'.B$5:.B$190];0);1))">
            <text:p/>
          </table:table-cell>
          <table:table-cell table:style-name="ce143"/>
          <table:table-cell table:style-name="ce146" table:formula="of:=IF(ISBLANK([.B347]);&quot;&quot;;INDEX([$'MetRisks Registration'.B$5:.E$190];MATCH([$Escalation.B347];[$'MetRisks Registration'.B$5:.B$190];0);2))">
            <text:p/>
          </table:table-cell>
          <table:table-cell table:style-name="ce145"/>
          <table:table-cell table:style-name="ce145" table:formula="of:=IF(ISBLANK([.B347]);&quot;&quot;;IF(ISBLANK(INDEX([$Mitagation.B$5:.E$190];MATCH([$'MetRisks Registration'.B347];[$Mitagation.B$5:.B$190];0);4));&quot;&quot;;INDEX([$Mitagation.B$5:.E$190];MATCH([$'MetRisks Registration'.B347];[$Mitagation.B$5:.B$190];0);4)))">
            <text:p/>
          </table:table-cell>
          <table:table-cell table:number-columns-repeated="1019"/>
        </table:table-row>
        <table:table-row table:style-name="ro33">
          <table:table-cell table:style-name="ce139" table:formula="of:=IF(ISBLANK([.B348]);&quot;&quot;;INDEX([$'MetRisks Registration'.A$5:.E$190];MATCH([$Escalation.B348];[$'MetRisks Registration'.B$5:.B$190];0);1))">
            <text:p/>
          </table:table-cell>
          <table:table-cell table:style-name="ce143"/>
          <table:table-cell table:style-name="ce146" table:formula="of:=IF(ISBLANK([.B348]);&quot;&quot;;INDEX([$'MetRisks Registration'.B$5:.E$190];MATCH([$Escalation.B348];[$'MetRisks Registration'.B$5:.B$190];0);2))">
            <text:p/>
          </table:table-cell>
          <table:table-cell table:style-name="ce145"/>
          <table:table-cell table:style-name="ce145" table:formula="of:=IF(ISBLANK([.B348]);&quot;&quot;;IF(ISBLANK(INDEX([$Mitagation.B$5:.E$190];MATCH([$'MetRisks Registration'.B348];[$Mitagation.B$5:.B$190];0);4));&quot;&quot;;INDEX([$Mitagation.B$5:.E$190];MATCH([$'MetRisks Registration'.B348];[$Mitagation.B$5:.B$190];0);4)))">
            <text:p/>
          </table:table-cell>
          <table:table-cell table:number-columns-repeated="1019"/>
        </table:table-row>
        <table:table-row table:style-name="ro33">
          <table:table-cell table:style-name="ce139" table:formula="of:=IF(ISBLANK([.B349]);&quot;&quot;;INDEX([$'MetRisks Registration'.A$5:.E$190];MATCH([$Escalation.B349];[$'MetRisks Registration'.B$5:.B$190];0);1))">
            <text:p/>
          </table:table-cell>
          <table:table-cell table:style-name="ce143"/>
          <table:table-cell table:style-name="ce146" table:formula="of:=IF(ISBLANK([.B349]);&quot;&quot;;INDEX([$'MetRisks Registration'.B$5:.E$190];MATCH([$Escalation.B349];[$'MetRisks Registration'.B$5:.B$190];0);2))">
            <text:p/>
          </table:table-cell>
          <table:table-cell table:style-name="ce145"/>
          <table:table-cell table:style-name="ce145" table:formula="of:=IF(ISBLANK([.B349]);&quot;&quot;;IF(ISBLANK(INDEX([$Mitagation.B$5:.E$190];MATCH([$'MetRisks Registration'.B349];[$Mitagation.B$5:.B$190];0);4));&quot;&quot;;INDEX([$Mitagation.B$5:.E$190];MATCH([$'MetRisks Registration'.B349];[$Mitagation.B$5:.B$190];0);4)))">
            <text:p/>
          </table:table-cell>
          <table:table-cell table:number-columns-repeated="1019"/>
        </table:table-row>
        <table:table-row table:style-name="ro33">
          <table:table-cell table:style-name="ce139" table:formula="of:=IF(ISBLANK([.B350]);&quot;&quot;;INDEX([$'MetRisks Registration'.A$5:.E$190];MATCH([$Escalation.B350];[$'MetRisks Registration'.B$5:.B$190];0);1))">
            <text:p/>
          </table:table-cell>
          <table:table-cell table:style-name="ce143"/>
          <table:table-cell table:style-name="ce146" table:formula="of:=IF(ISBLANK([.B350]);&quot;&quot;;INDEX([$'MetRisks Registration'.B$5:.E$190];MATCH([$Escalation.B350];[$'MetRisks Registration'.B$5:.B$190];0);2))">
            <text:p/>
          </table:table-cell>
          <table:table-cell table:style-name="ce145"/>
          <table:table-cell table:style-name="ce145" table:formula="of:=IF(ISBLANK([.B350]);&quot;&quot;;IF(ISBLANK(INDEX([$Mitagation.B$5:.E$190];MATCH([$'MetRisks Registration'.B350];[$Mitagation.B$5:.B$190];0);4));&quot;&quot;;INDEX([$Mitagation.B$5:.E$190];MATCH([$'MetRisks Registration'.B350];[$Mitagation.B$5:.B$190];0);4)))">
            <text:p/>
          </table:table-cell>
          <table:table-cell table:number-columns-repeated="1019"/>
        </table:table-row>
        <table:table-row table:style-name="ro33">
          <table:table-cell table:style-name="ce139" table:formula="of:=IF(ISBLANK([.B351]);&quot;&quot;;INDEX([$'MetRisks Registration'.A$5:.E$190];MATCH([$Escalation.B351];[$'MetRisks Registration'.B$5:.B$190];0);1))">
            <text:p/>
          </table:table-cell>
          <table:table-cell table:style-name="ce143"/>
          <table:table-cell table:style-name="ce146" table:formula="of:=IF(ISBLANK([.B351]);&quot;&quot;;INDEX([$'MetRisks Registration'.B$5:.E$190];MATCH([$Escalation.B351];[$'MetRisks Registration'.B$5:.B$190];0);2))">
            <text:p/>
          </table:table-cell>
          <table:table-cell table:style-name="ce145"/>
          <table:table-cell table:style-name="ce145" table:formula="of:=IF(ISBLANK([.B351]);&quot;&quot;;IF(ISBLANK(INDEX([$Mitagation.B$5:.E$190];MATCH([$'MetRisks Registration'.B351];[$Mitagation.B$5:.B$190];0);4));&quot;&quot;;INDEX([$Mitagation.B$5:.E$190];MATCH([$'MetRisks Registration'.B351];[$Mitagation.B$5:.B$190];0);4)))">
            <text:p/>
          </table:table-cell>
          <table:table-cell table:number-columns-repeated="1019"/>
        </table:table-row>
        <table:table-row table:style-name="ro33">
          <table:table-cell table:style-name="ce139" table:formula="of:=IF(ISBLANK([.B352]);&quot;&quot;;INDEX([$'MetRisks Registration'.A$5:.E$190];MATCH([$Escalation.B352];[$'MetRisks Registration'.B$5:.B$190];0);1))">
            <text:p/>
          </table:table-cell>
          <table:table-cell table:style-name="ce143"/>
          <table:table-cell table:style-name="ce146" table:formula="of:=IF(ISBLANK([.B352]);&quot;&quot;;INDEX([$'MetRisks Registration'.B$5:.E$190];MATCH([$Escalation.B352];[$'MetRisks Registration'.B$5:.B$190];0);2))">
            <text:p/>
          </table:table-cell>
          <table:table-cell table:style-name="ce145"/>
          <table:table-cell table:style-name="ce145" table:formula="of:=IF(ISBLANK([.B352]);&quot;&quot;;IF(ISBLANK(INDEX([$Mitagation.B$5:.E$190];MATCH([$'MetRisks Registration'.B352];[$Mitagation.B$5:.B$190];0);4));&quot;&quot;;INDEX([$Mitagation.B$5:.E$190];MATCH([$'MetRisks Registration'.B352];[$Mitagation.B$5:.B$190];0);4)))">
            <text:p/>
          </table:table-cell>
          <table:table-cell table:number-columns-repeated="1019"/>
        </table:table-row>
        <table:table-row table:style-name="ro33">
          <table:table-cell table:style-name="ce139" table:formula="of:=IF(ISBLANK([.B353]);&quot;&quot;;INDEX([$'MetRisks Registration'.A$5:.E$190];MATCH([$Escalation.B353];[$'MetRisks Registration'.B$5:.B$190];0);1))">
            <text:p/>
          </table:table-cell>
          <table:table-cell table:style-name="ce143"/>
          <table:table-cell table:style-name="ce146" table:formula="of:=IF(ISBLANK([.B353]);&quot;&quot;;INDEX([$'MetRisks Registration'.B$5:.E$190];MATCH([$Escalation.B353];[$'MetRisks Registration'.B$5:.B$190];0);2))">
            <text:p/>
          </table:table-cell>
          <table:table-cell table:style-name="ce145"/>
          <table:table-cell table:style-name="ce145" table:formula="of:=IF(ISBLANK([.B353]);&quot;&quot;;IF(ISBLANK(INDEX([$Mitagation.B$5:.E$190];MATCH([$'MetRisks Registration'.B353];[$Mitagation.B$5:.B$190];0);4));&quot;&quot;;INDEX([$Mitagation.B$5:.E$190];MATCH([$'MetRisks Registration'.B353];[$Mitagation.B$5:.B$190];0);4)))">
            <text:p/>
          </table:table-cell>
          <table:table-cell table:number-columns-repeated="1019"/>
        </table:table-row>
        <table:table-row table:style-name="ro33">
          <table:table-cell table:style-name="ce139" table:formula="of:=IF(ISBLANK([.B354]);&quot;&quot;;INDEX([$'MetRisks Registration'.A$5:.E$190];MATCH([$Escalation.B354];[$'MetRisks Registration'.B$5:.B$190];0);1))">
            <text:p/>
          </table:table-cell>
          <table:table-cell table:style-name="ce143"/>
          <table:table-cell table:style-name="ce146" table:formula="of:=IF(ISBLANK([.B354]);&quot;&quot;;INDEX([$'MetRisks Registration'.B$5:.E$190];MATCH([$Escalation.B354];[$'MetRisks Registration'.B$5:.B$190];0);2))">
            <text:p/>
          </table:table-cell>
          <table:table-cell table:style-name="ce145"/>
          <table:table-cell table:style-name="ce145" table:formula="of:=IF(ISBLANK([.B354]);&quot;&quot;;IF(ISBLANK(INDEX([$Mitagation.B$5:.E$190];MATCH([$'MetRisks Registration'.B354];[$Mitagation.B$5:.B$190];0);4));&quot;&quot;;INDEX([$Mitagation.B$5:.E$190];MATCH([$'MetRisks Registration'.B354];[$Mitagation.B$5:.B$190];0);4)))">
            <text:p/>
          </table:table-cell>
          <table:table-cell table:number-columns-repeated="1019"/>
        </table:table-row>
        <table:table-row table:style-name="ro33">
          <table:table-cell table:style-name="ce139" table:formula="of:=IF(ISBLANK([.B355]);&quot;&quot;;INDEX([$'MetRisks Registration'.A$5:.E$190];MATCH([$Escalation.B355];[$'MetRisks Registration'.B$5:.B$190];0);1))">
            <text:p/>
          </table:table-cell>
          <table:table-cell table:style-name="ce143"/>
          <table:table-cell table:style-name="ce146" table:formula="of:=IF(ISBLANK([.B355]);&quot;&quot;;INDEX([$'MetRisks Registration'.B$5:.E$190];MATCH([$Escalation.B355];[$'MetRisks Registration'.B$5:.B$190];0);2))">
            <text:p/>
          </table:table-cell>
          <table:table-cell table:style-name="ce145"/>
          <table:table-cell table:style-name="ce145" table:formula="of:=IF(ISBLANK([.B355]);&quot;&quot;;IF(ISBLANK(INDEX([$Mitagation.B$5:.E$190];MATCH([$'MetRisks Registration'.B355];[$Mitagation.B$5:.B$190];0);4));&quot;&quot;;INDEX([$Mitagation.B$5:.E$190];MATCH([$'MetRisks Registration'.B355];[$Mitagation.B$5:.B$190];0);4)))">
            <text:p/>
          </table:table-cell>
          <table:table-cell table:number-columns-repeated="1019"/>
        </table:table-row>
        <table:table-row table:style-name="ro33">
          <table:table-cell table:style-name="ce139" table:formula="of:=IF(ISBLANK([.B356]);&quot;&quot;;INDEX([$'MetRisks Registration'.A$5:.E$190];MATCH([$Escalation.B356];[$'MetRisks Registration'.B$5:.B$190];0);1))">
            <text:p/>
          </table:table-cell>
          <table:table-cell table:style-name="ce143"/>
          <table:table-cell table:style-name="ce146" table:formula="of:=IF(ISBLANK([.B356]);&quot;&quot;;INDEX([$'MetRisks Registration'.B$5:.E$190];MATCH([$Escalation.B356];[$'MetRisks Registration'.B$5:.B$190];0);2))">
            <text:p/>
          </table:table-cell>
          <table:table-cell table:style-name="ce145"/>
          <table:table-cell table:style-name="ce145" table:formula="of:=IF(ISBLANK([.B356]);&quot;&quot;;IF(ISBLANK(INDEX([$Mitagation.B$5:.E$190];MATCH([$'MetRisks Registration'.B356];[$Mitagation.B$5:.B$190];0);4));&quot;&quot;;INDEX([$Mitagation.B$5:.E$190];MATCH([$'MetRisks Registration'.B356];[$Mitagation.B$5:.B$190];0);4)))">
            <text:p/>
          </table:table-cell>
          <table:table-cell table:number-columns-repeated="1019"/>
        </table:table-row>
        <table:table-row table:style-name="ro33">
          <table:table-cell table:style-name="ce139" table:formula="of:=IF(ISBLANK([.B357]);&quot;&quot;;INDEX([$'MetRisks Registration'.A$5:.E$190];MATCH([$Escalation.B357];[$'MetRisks Registration'.B$5:.B$190];0);1))">
            <text:p/>
          </table:table-cell>
          <table:table-cell table:style-name="ce143"/>
          <table:table-cell table:style-name="ce146" table:formula="of:=IF(ISBLANK([.B357]);&quot;&quot;;INDEX([$'MetRisks Registration'.B$5:.E$190];MATCH([$Escalation.B357];[$'MetRisks Registration'.B$5:.B$190];0);2))">
            <text:p/>
          </table:table-cell>
          <table:table-cell table:style-name="ce145"/>
          <table:table-cell table:style-name="ce145" table:formula="of:=IF(ISBLANK([.B357]);&quot;&quot;;IF(ISBLANK(INDEX([$Mitagation.B$5:.E$190];MATCH([$'MetRisks Registration'.B357];[$Mitagation.B$5:.B$190];0);4));&quot;&quot;;INDEX([$Mitagation.B$5:.E$190];MATCH([$'MetRisks Registration'.B357];[$Mitagation.B$5:.B$190];0);4)))">
            <text:p/>
          </table:table-cell>
          <table:table-cell table:number-columns-repeated="1019"/>
        </table:table-row>
        <table:table-row table:style-name="ro33">
          <table:table-cell table:style-name="ce139" table:formula="of:=IF(ISBLANK([.B358]);&quot;&quot;;INDEX([$'MetRisks Registration'.A$5:.E$190];MATCH([$Escalation.B358];[$'MetRisks Registration'.B$5:.B$190];0);1))">
            <text:p/>
          </table:table-cell>
          <table:table-cell table:style-name="ce143"/>
          <table:table-cell table:style-name="ce146" table:formula="of:=IF(ISBLANK([.B358]);&quot;&quot;;INDEX([$'MetRisks Registration'.B$5:.E$190];MATCH([$Escalation.B358];[$'MetRisks Registration'.B$5:.B$190];0);2))">
            <text:p/>
          </table:table-cell>
          <table:table-cell table:style-name="ce145"/>
          <table:table-cell table:style-name="ce145" table:formula="of:=IF(ISBLANK([.B358]);&quot;&quot;;IF(ISBLANK(INDEX([$Mitagation.B$5:.E$190];MATCH([$'MetRisks Registration'.B358];[$Mitagation.B$5:.B$190];0);4));&quot;&quot;;INDEX([$Mitagation.B$5:.E$190];MATCH([$'MetRisks Registration'.B358];[$Mitagation.B$5:.B$190];0);4)))">
            <text:p/>
          </table:table-cell>
          <table:table-cell table:number-columns-repeated="1019"/>
        </table:table-row>
        <table:table-row table:style-name="ro33">
          <table:table-cell table:style-name="ce139" table:formula="of:=IF(ISBLANK([.B359]);&quot;&quot;;INDEX([$'MetRisks Registration'.A$5:.E$190];MATCH([$Escalation.B359];[$'MetRisks Registration'.B$5:.B$190];0);1))">
            <text:p/>
          </table:table-cell>
          <table:table-cell table:style-name="ce143"/>
          <table:table-cell table:style-name="ce146" table:formula="of:=IF(ISBLANK([.B359]);&quot;&quot;;INDEX([$'MetRisks Registration'.B$5:.E$190];MATCH([$Escalation.B359];[$'MetRisks Registration'.B$5:.B$190];0);2))">
            <text:p/>
          </table:table-cell>
          <table:table-cell table:style-name="ce145"/>
          <table:table-cell table:style-name="ce145" table:formula="of:=IF(ISBLANK([.B359]);&quot;&quot;;IF(ISBLANK(INDEX([$Mitagation.B$5:.E$190];MATCH([$'MetRisks Registration'.B359];[$Mitagation.B$5:.B$190];0);4));&quot;&quot;;INDEX([$Mitagation.B$5:.E$190];MATCH([$'MetRisks Registration'.B359];[$Mitagation.B$5:.B$190];0);4)))">
            <text:p/>
          </table:table-cell>
          <table:table-cell table:number-columns-repeated="1019"/>
        </table:table-row>
        <table:table-row table:style-name="ro33">
          <table:table-cell table:style-name="ce139" table:formula="of:=IF(ISBLANK([.B360]);&quot;&quot;;INDEX([$'MetRisks Registration'.A$5:.E$190];MATCH([$Escalation.B360];[$'MetRisks Registration'.B$5:.B$190];0);1))">
            <text:p/>
          </table:table-cell>
          <table:table-cell table:style-name="ce143"/>
          <table:table-cell table:style-name="ce146" table:formula="of:=IF(ISBLANK([.B360]);&quot;&quot;;INDEX([$'MetRisks Registration'.B$5:.E$190];MATCH([$Escalation.B360];[$'MetRisks Registration'.B$5:.B$190];0);2))">
            <text:p/>
          </table:table-cell>
          <table:table-cell table:style-name="ce145"/>
          <table:table-cell table:style-name="ce145" table:formula="of:=IF(ISBLANK([.B360]);&quot;&quot;;IF(ISBLANK(INDEX([$Mitagation.B$5:.E$190];MATCH([$'MetRisks Registration'.B360];[$Mitagation.B$5:.B$190];0);4));&quot;&quot;;INDEX([$Mitagation.B$5:.E$190];MATCH([$'MetRisks Registration'.B360];[$Mitagation.B$5:.B$190];0);4)))">
            <text:p/>
          </table:table-cell>
          <table:table-cell table:number-columns-repeated="1019"/>
        </table:table-row>
        <table:table-row table:style-name="ro33">
          <table:table-cell table:style-name="ce139" table:formula="of:=IF(ISBLANK([.B361]);&quot;&quot;;INDEX([$'MetRisks Registration'.A$5:.E$190];MATCH([$Escalation.B361];[$'MetRisks Registration'.B$5:.B$190];0);1))">
            <text:p/>
          </table:table-cell>
          <table:table-cell table:style-name="ce143"/>
          <table:table-cell table:style-name="ce146" table:formula="of:=IF(ISBLANK([.B361]);&quot;&quot;;INDEX([$'MetRisks Registration'.B$5:.E$190];MATCH([$Escalation.B361];[$'MetRisks Registration'.B$5:.B$190];0);2))">
            <text:p/>
          </table:table-cell>
          <table:table-cell table:style-name="ce145"/>
          <table:table-cell table:style-name="ce145" table:formula="of:=IF(ISBLANK([.B361]);&quot;&quot;;IF(ISBLANK(INDEX([$Mitagation.B$5:.E$190];MATCH([$'MetRisks Registration'.B361];[$Mitagation.B$5:.B$190];0);4));&quot;&quot;;INDEX([$Mitagation.B$5:.E$190];MATCH([$'MetRisks Registration'.B361];[$Mitagation.B$5:.B$190];0);4)))">
            <text:p/>
          </table:table-cell>
          <table:table-cell table:number-columns-repeated="1019"/>
        </table:table-row>
        <table:table-row table:style-name="ro33">
          <table:table-cell table:style-name="ce139" table:formula="of:=IF(ISBLANK([.B362]);&quot;&quot;;INDEX([$'MetRisks Registration'.A$5:.E$190];MATCH([$Escalation.B362];[$'MetRisks Registration'.B$5:.B$190];0);1))">
            <text:p/>
          </table:table-cell>
          <table:table-cell table:style-name="ce143"/>
          <table:table-cell table:style-name="ce146" table:formula="of:=IF(ISBLANK([.B362]);&quot;&quot;;INDEX([$'MetRisks Registration'.B$5:.E$190];MATCH([$Escalation.B362];[$'MetRisks Registration'.B$5:.B$190];0);2))">
            <text:p/>
          </table:table-cell>
          <table:table-cell table:style-name="ce145"/>
          <table:table-cell table:style-name="ce145" table:formula="of:=IF(ISBLANK([.B362]);&quot;&quot;;IF(ISBLANK(INDEX([$Mitagation.B$5:.E$190];MATCH([$'MetRisks Registration'.B362];[$Mitagation.B$5:.B$190];0);4));&quot;&quot;;INDEX([$Mitagation.B$5:.E$190];MATCH([$'MetRisks Registration'.B362];[$Mitagation.B$5:.B$190];0);4)))">
            <text:p/>
          </table:table-cell>
          <table:table-cell table:number-columns-repeated="1019"/>
        </table:table-row>
        <table:table-row table:style-name="ro33">
          <table:table-cell table:style-name="ce139" table:formula="of:=IF(ISBLANK([.B363]);&quot;&quot;;INDEX([$'MetRisks Registration'.A$5:.E$190];MATCH([$Escalation.B363];[$'MetRisks Registration'.B$5:.B$190];0);1))">
            <text:p/>
          </table:table-cell>
          <table:table-cell table:style-name="ce143"/>
          <table:table-cell table:style-name="ce146" table:formula="of:=IF(ISBLANK([.B363]);&quot;&quot;;INDEX([$'MetRisks Registration'.B$5:.E$190];MATCH([$Escalation.B363];[$'MetRisks Registration'.B$5:.B$190];0);2))">
            <text:p/>
          </table:table-cell>
          <table:table-cell table:style-name="ce145"/>
          <table:table-cell table:style-name="ce145" table:formula="of:=IF(ISBLANK([.B363]);&quot;&quot;;IF(ISBLANK(INDEX([$Mitagation.B$5:.E$190];MATCH([$'MetRisks Registration'.B363];[$Mitagation.B$5:.B$190];0);4));&quot;&quot;;INDEX([$Mitagation.B$5:.E$190];MATCH([$'MetRisks Registration'.B363];[$Mitagation.B$5:.B$190];0);4)))">
            <text:p/>
          </table:table-cell>
          <table:table-cell table:number-columns-repeated="1019"/>
        </table:table-row>
        <table:table-row table:style-name="ro33">
          <table:table-cell table:style-name="ce139" table:formula="of:=IF(ISBLANK([.B364]);&quot;&quot;;INDEX([$'MetRisks Registration'.A$5:.E$190];MATCH([$Escalation.B364];[$'MetRisks Registration'.B$5:.B$190];0);1))">
            <text:p/>
          </table:table-cell>
          <table:table-cell table:style-name="ce143"/>
          <table:table-cell table:style-name="ce146" table:formula="of:=IF(ISBLANK([.B364]);&quot;&quot;;INDEX([$'MetRisks Registration'.B$5:.E$190];MATCH([$Escalation.B364];[$'MetRisks Registration'.B$5:.B$190];0);2))">
            <text:p/>
          </table:table-cell>
          <table:table-cell table:style-name="ce145"/>
          <table:table-cell table:style-name="ce145" table:formula="of:=IF(ISBLANK([.B364]);&quot;&quot;;IF(ISBLANK(INDEX([$Mitagation.B$5:.E$190];MATCH([$'MetRisks Registration'.B364];[$Mitagation.B$5:.B$190];0);4));&quot;&quot;;INDEX([$Mitagation.B$5:.E$190];MATCH([$'MetRisks Registration'.B364];[$Mitagation.B$5:.B$190];0);4)))">
            <text:p/>
          </table:table-cell>
          <table:table-cell table:number-columns-repeated="1019"/>
        </table:table-row>
        <table:table-row table:style-name="ro33">
          <table:table-cell table:style-name="ce139" table:formula="of:=IF(ISBLANK([.B365]);&quot;&quot;;INDEX([$'MetRisks Registration'.A$5:.E$190];MATCH([$Escalation.B365];[$'MetRisks Registration'.B$5:.B$190];0);1))">
            <text:p/>
          </table:table-cell>
          <table:table-cell table:style-name="ce143"/>
          <table:table-cell table:style-name="ce146" table:formula="of:=IF(ISBLANK([.B365]);&quot;&quot;;INDEX([$'MetRisks Registration'.B$5:.E$190];MATCH([$Escalation.B365];[$'MetRisks Registration'.B$5:.B$190];0);2))">
            <text:p/>
          </table:table-cell>
          <table:table-cell table:style-name="ce145"/>
          <table:table-cell table:style-name="ce145" table:formula="of:=IF(ISBLANK([.B365]);&quot;&quot;;IF(ISBLANK(INDEX([$Mitagation.B$5:.E$190];MATCH([$'MetRisks Registration'.B365];[$Mitagation.B$5:.B$190];0);4));&quot;&quot;;INDEX([$Mitagation.B$5:.E$190];MATCH([$'MetRisks Registration'.B365];[$Mitagation.B$5:.B$190];0);4)))">
            <text:p/>
          </table:table-cell>
          <table:table-cell table:number-columns-repeated="1019"/>
        </table:table-row>
        <table:table-row table:style-name="ro33">
          <table:table-cell table:style-name="ce139" table:formula="of:=IF(ISBLANK([.B366]);&quot;&quot;;INDEX([$'MetRisks Registration'.A$5:.E$190];MATCH([$Escalation.B366];[$'MetRisks Registration'.B$5:.B$190];0);1))">
            <text:p/>
          </table:table-cell>
          <table:table-cell table:style-name="ce143"/>
          <table:table-cell table:style-name="ce146" table:formula="of:=IF(ISBLANK([.B366]);&quot;&quot;;INDEX([$'MetRisks Registration'.B$5:.E$190];MATCH([$Escalation.B366];[$'MetRisks Registration'.B$5:.B$190];0);2))">
            <text:p/>
          </table:table-cell>
          <table:table-cell table:style-name="ce145"/>
          <table:table-cell table:style-name="ce145" table:formula="of:=IF(ISBLANK([.B366]);&quot;&quot;;IF(ISBLANK(INDEX([$Mitagation.B$5:.E$190];MATCH([$'MetRisks Registration'.B366];[$Mitagation.B$5:.B$190];0);4));&quot;&quot;;INDEX([$Mitagation.B$5:.E$190];MATCH([$'MetRisks Registration'.B366];[$Mitagation.B$5:.B$190];0);4)))">
            <text:p/>
          </table:table-cell>
          <table:table-cell table:number-columns-repeated="1019"/>
        </table:table-row>
        <table:table-row table:style-name="ro33">
          <table:table-cell table:style-name="ce139" table:formula="of:=IF(ISBLANK([.B367]);&quot;&quot;;INDEX([$'MetRisks Registration'.A$5:.E$190];MATCH([$Escalation.B367];[$'MetRisks Registration'.B$5:.B$190];0);1))">
            <text:p/>
          </table:table-cell>
          <table:table-cell table:style-name="ce143"/>
          <table:table-cell table:style-name="ce146" table:formula="of:=IF(ISBLANK([.B367]);&quot;&quot;;INDEX([$'MetRisks Registration'.B$5:.E$190];MATCH([$Escalation.B367];[$'MetRisks Registration'.B$5:.B$190];0);2))">
            <text:p/>
          </table:table-cell>
          <table:table-cell table:style-name="ce145"/>
          <table:table-cell table:style-name="ce145" table:formula="of:=IF(ISBLANK([.B367]);&quot;&quot;;IF(ISBLANK(INDEX([$Mitagation.B$5:.E$190];MATCH([$'MetRisks Registration'.B367];[$Mitagation.B$5:.B$190];0);4));&quot;&quot;;INDEX([$Mitagation.B$5:.E$190];MATCH([$'MetRisks Registration'.B367];[$Mitagation.B$5:.B$190];0);4)))">
            <text:p/>
          </table:table-cell>
          <table:table-cell table:number-columns-repeated="1019"/>
        </table:table-row>
        <table:table-row table:style-name="ro33">
          <table:table-cell table:style-name="ce139" table:formula="of:=IF(ISBLANK([.B368]);&quot;&quot;;INDEX([$'MetRisks Registration'.A$5:.E$190];MATCH([$Escalation.B368];[$'MetRisks Registration'.B$5:.B$190];0);1))">
            <text:p/>
          </table:table-cell>
          <table:table-cell table:style-name="ce143"/>
          <table:table-cell table:style-name="ce146" table:formula="of:=IF(ISBLANK([.B368]);&quot;&quot;;INDEX([$'MetRisks Registration'.B$5:.E$190];MATCH([$Escalation.B368];[$'MetRisks Registration'.B$5:.B$190];0);2))">
            <text:p/>
          </table:table-cell>
          <table:table-cell table:style-name="ce145"/>
          <table:table-cell table:style-name="ce145" table:formula="of:=IF(ISBLANK([.B368]);&quot;&quot;;IF(ISBLANK(INDEX([$Mitagation.B$5:.E$190];MATCH([$'MetRisks Registration'.B368];[$Mitagation.B$5:.B$190];0);4));&quot;&quot;;INDEX([$Mitagation.B$5:.E$190];MATCH([$'MetRisks Registration'.B368];[$Mitagation.B$5:.B$190];0);4)))">
            <text:p/>
          </table:table-cell>
          <table:table-cell table:number-columns-repeated="1019"/>
        </table:table-row>
        <table:table-row table:style-name="ro33">
          <table:table-cell table:style-name="ce139" table:formula="of:=IF(ISBLANK([.B369]);&quot;&quot;;INDEX([$'MetRisks Registration'.A$5:.E$190];MATCH([$Escalation.B369];[$'MetRisks Registration'.B$5:.B$190];0);1))">
            <text:p/>
          </table:table-cell>
          <table:table-cell table:style-name="ce143"/>
          <table:table-cell table:style-name="ce146" table:formula="of:=IF(ISBLANK([.B369]);&quot;&quot;;INDEX([$'MetRisks Registration'.B$5:.E$190];MATCH([$Escalation.B369];[$'MetRisks Registration'.B$5:.B$190];0);2))">
            <text:p/>
          </table:table-cell>
          <table:table-cell table:style-name="ce145"/>
          <table:table-cell table:style-name="ce145" table:formula="of:=IF(ISBLANK([.B369]);&quot;&quot;;IF(ISBLANK(INDEX([$Mitagation.B$5:.E$190];MATCH([$'MetRisks Registration'.B369];[$Mitagation.B$5:.B$190];0);4));&quot;&quot;;INDEX([$Mitagation.B$5:.E$190];MATCH([$'MetRisks Registration'.B369];[$Mitagation.B$5:.B$190];0);4)))">
            <text:p/>
          </table:table-cell>
          <table:table-cell table:number-columns-repeated="1019"/>
        </table:table-row>
        <table:table-row table:style-name="ro33">
          <table:table-cell table:style-name="ce139" table:formula="of:=IF(ISBLANK([.B370]);&quot;&quot;;INDEX([$'MetRisks Registration'.A$5:.E$190];MATCH([$Escalation.B370];[$'MetRisks Registration'.B$5:.B$190];0);1))">
            <text:p/>
          </table:table-cell>
          <table:table-cell table:style-name="ce143"/>
          <table:table-cell table:style-name="ce146" table:formula="of:=IF(ISBLANK([.B370]);&quot;&quot;;INDEX([$'MetRisks Registration'.B$5:.E$190];MATCH([$Escalation.B370];[$'MetRisks Registration'.B$5:.B$190];0);2))">
            <text:p/>
          </table:table-cell>
          <table:table-cell table:style-name="ce145"/>
          <table:table-cell table:style-name="ce145" table:formula="of:=IF(ISBLANK([.B370]);&quot;&quot;;IF(ISBLANK(INDEX([$Mitagation.B$5:.E$190];MATCH([$'MetRisks Registration'.B370];[$Mitagation.B$5:.B$190];0);4));&quot;&quot;;INDEX([$Mitagation.B$5:.E$190];MATCH([$'MetRisks Registration'.B370];[$Mitagation.B$5:.B$190];0);4)))">
            <text:p/>
          </table:table-cell>
          <table:table-cell table:number-columns-repeated="1019"/>
        </table:table-row>
        <table:table-row table:style-name="ro33">
          <table:table-cell table:style-name="ce139" table:formula="of:=IF(ISBLANK([.B371]);&quot;&quot;;INDEX([$'MetRisks Registration'.A$5:.E$190];MATCH([$Escalation.B371];[$'MetRisks Registration'.B$5:.B$190];0);1))">
            <text:p/>
          </table:table-cell>
          <table:table-cell table:style-name="ce143"/>
          <table:table-cell table:style-name="ce146" table:formula="of:=IF(ISBLANK([.B371]);&quot;&quot;;INDEX([$'MetRisks Registration'.B$5:.E$190];MATCH([$Escalation.B371];[$'MetRisks Registration'.B$5:.B$190];0);2))">
            <text:p/>
          </table:table-cell>
          <table:table-cell table:style-name="ce145"/>
          <table:table-cell table:style-name="ce145" table:formula="of:=IF(ISBLANK([.B371]);&quot;&quot;;IF(ISBLANK(INDEX([$Mitagation.B$5:.E$190];MATCH([$'MetRisks Registration'.B371];[$Mitagation.B$5:.B$190];0);4));&quot;&quot;;INDEX([$Mitagation.B$5:.E$190];MATCH([$'MetRisks Registration'.B371];[$Mitagation.B$5:.B$190];0);4)))">
            <text:p/>
          </table:table-cell>
          <table:table-cell table:number-columns-repeated="1019"/>
        </table:table-row>
        <table:table-row table:style-name="ro33">
          <table:table-cell table:style-name="ce139" table:formula="of:=IF(ISBLANK([.B372]);&quot;&quot;;INDEX([$'MetRisks Registration'.A$5:.E$190];MATCH([$Escalation.B372];[$'MetRisks Registration'.B$5:.B$190];0);1))">
            <text:p/>
          </table:table-cell>
          <table:table-cell table:style-name="ce143"/>
          <table:table-cell table:style-name="ce146" table:formula="of:=IF(ISBLANK([.B372]);&quot;&quot;;INDEX([$'MetRisks Registration'.B$5:.E$190];MATCH([$Escalation.B372];[$'MetRisks Registration'.B$5:.B$190];0);2))">
            <text:p/>
          </table:table-cell>
          <table:table-cell table:style-name="ce145"/>
          <table:table-cell table:style-name="ce145" table:formula="of:=IF(ISBLANK([.B372]);&quot;&quot;;IF(ISBLANK(INDEX([$Mitagation.B$5:.E$190];MATCH([$'MetRisks Registration'.B372];[$Mitagation.B$5:.B$190];0);4));&quot;&quot;;INDEX([$Mitagation.B$5:.E$190];MATCH([$'MetRisks Registration'.B372];[$Mitagation.B$5:.B$190];0);4)))">
            <text:p/>
          </table:table-cell>
          <table:table-cell table:number-columns-repeated="1019"/>
        </table:table-row>
        <table:table-row table:style-name="ro33">
          <table:table-cell table:style-name="ce139" table:formula="of:=IF(ISBLANK([.B373]);&quot;&quot;;INDEX([$'MetRisks Registration'.A$5:.E$190];MATCH([$Escalation.B373];[$'MetRisks Registration'.B$5:.B$190];0);1))">
            <text:p/>
          </table:table-cell>
          <table:table-cell table:style-name="ce143"/>
          <table:table-cell table:style-name="ce146" table:formula="of:=IF(ISBLANK([.B373]);&quot;&quot;;INDEX([$'MetRisks Registration'.B$5:.E$190];MATCH([$Escalation.B373];[$'MetRisks Registration'.B$5:.B$190];0);2))">
            <text:p/>
          </table:table-cell>
          <table:table-cell table:style-name="ce145"/>
          <table:table-cell table:style-name="ce145" table:formula="of:=IF(ISBLANK([.B373]);&quot;&quot;;IF(ISBLANK(INDEX([$Mitagation.B$5:.E$190];MATCH([$'MetRisks Registration'.B373];[$Mitagation.B$5:.B$190];0);4));&quot;&quot;;INDEX([$Mitagation.B$5:.E$190];MATCH([$'MetRisks Registration'.B373];[$Mitagation.B$5:.B$190];0);4)))">
            <text:p/>
          </table:table-cell>
          <table:table-cell table:number-columns-repeated="1019"/>
        </table:table-row>
        <table:table-row table:style-name="ro33">
          <table:table-cell table:style-name="ce139" table:formula="of:=IF(ISBLANK([.B374]);&quot;&quot;;INDEX([$'MetRisks Registration'.A$5:.E$190];MATCH([$Escalation.B374];[$'MetRisks Registration'.B$5:.B$190];0);1))">
            <text:p/>
          </table:table-cell>
          <table:table-cell table:style-name="ce143"/>
          <table:table-cell table:style-name="ce146" table:formula="of:=IF(ISBLANK([.B374]);&quot;&quot;;INDEX([$'MetRisks Registration'.B$5:.E$190];MATCH([$Escalation.B374];[$'MetRisks Registration'.B$5:.B$190];0);2))">
            <text:p/>
          </table:table-cell>
          <table:table-cell table:style-name="ce145"/>
          <table:table-cell table:style-name="ce145" table:formula="of:=IF(ISBLANK([.B374]);&quot;&quot;;IF(ISBLANK(INDEX([$Mitagation.B$5:.E$190];MATCH([$'MetRisks Registration'.B374];[$Mitagation.B$5:.B$190];0);4));&quot;&quot;;INDEX([$Mitagation.B$5:.E$190];MATCH([$'MetRisks Registration'.B374];[$Mitagation.B$5:.B$190];0);4)))">
            <text:p/>
          </table:table-cell>
          <table:table-cell table:number-columns-repeated="1019"/>
        </table:table-row>
        <table:table-row table:style-name="ro33">
          <table:table-cell table:style-name="ce139" table:formula="of:=IF(ISBLANK([.B375]);&quot;&quot;;INDEX([$'MetRisks Registration'.A$5:.E$190];MATCH([$Escalation.B375];[$'MetRisks Registration'.B$5:.B$190];0);1))">
            <text:p/>
          </table:table-cell>
          <table:table-cell table:style-name="ce143"/>
          <table:table-cell table:style-name="ce146" table:formula="of:=IF(ISBLANK([.B375]);&quot;&quot;;INDEX([$'MetRisks Registration'.B$5:.E$190];MATCH([$Escalation.B375];[$'MetRisks Registration'.B$5:.B$190];0);2))">
            <text:p/>
          </table:table-cell>
          <table:table-cell table:style-name="ce145"/>
          <table:table-cell table:style-name="ce145" table:formula="of:=IF(ISBLANK([.B375]);&quot;&quot;;IF(ISBLANK(INDEX([$Mitagation.B$5:.E$190];MATCH([$'MetRisks Registration'.B375];[$Mitagation.B$5:.B$190];0);4));&quot;&quot;;INDEX([$Mitagation.B$5:.E$190];MATCH([$'MetRisks Registration'.B375];[$Mitagation.B$5:.B$190];0);4)))">
            <text:p/>
          </table:table-cell>
          <table:table-cell table:number-columns-repeated="1019"/>
        </table:table-row>
        <table:table-row table:style-name="ro33">
          <table:table-cell table:style-name="ce139" table:formula="of:=IF(ISBLANK([.B376]);&quot;&quot;;INDEX([$'MetRisks Registration'.A$5:.E$190];MATCH([$Escalation.B376];[$'MetRisks Registration'.B$5:.B$190];0);1))">
            <text:p/>
          </table:table-cell>
          <table:table-cell table:style-name="ce143"/>
          <table:table-cell table:style-name="ce146" table:formula="of:=IF(ISBLANK([.B376]);&quot;&quot;;INDEX([$'MetRisks Registration'.B$5:.E$190];MATCH([$Escalation.B376];[$'MetRisks Registration'.B$5:.B$190];0);2))">
            <text:p/>
          </table:table-cell>
          <table:table-cell table:style-name="ce145"/>
          <table:table-cell table:style-name="ce145" table:formula="of:=IF(ISBLANK([.B376]);&quot;&quot;;IF(ISBLANK(INDEX([$Mitagation.B$5:.E$190];MATCH([$'MetRisks Registration'.B376];[$Mitagation.B$5:.B$190];0);4));&quot;&quot;;INDEX([$Mitagation.B$5:.E$190];MATCH([$'MetRisks Registration'.B376];[$Mitagation.B$5:.B$190];0);4)))">
            <text:p/>
          </table:table-cell>
          <table:table-cell table:number-columns-repeated="1019"/>
        </table:table-row>
        <table:table-row table:style-name="ro33">
          <table:table-cell table:style-name="ce139" table:formula="of:=IF(ISBLANK([.B377]);&quot;&quot;;INDEX([$'MetRisks Registration'.A$5:.E$190];MATCH([$Escalation.B377];[$'MetRisks Registration'.B$5:.B$190];0);1))">
            <text:p/>
          </table:table-cell>
          <table:table-cell table:style-name="ce143"/>
          <table:table-cell table:style-name="ce146" table:formula="of:=IF(ISBLANK([.B377]);&quot;&quot;;INDEX([$'MetRisks Registration'.B$5:.E$190];MATCH([$Escalation.B377];[$'MetRisks Registration'.B$5:.B$190];0);2))">
            <text:p/>
          </table:table-cell>
          <table:table-cell table:style-name="ce145"/>
          <table:table-cell table:style-name="ce145" table:formula="of:=IF(ISBLANK([.B377]);&quot;&quot;;IF(ISBLANK(INDEX([$Mitagation.B$5:.E$190];MATCH([$'MetRisks Registration'.B377];[$Mitagation.B$5:.B$190];0);4));&quot;&quot;;INDEX([$Mitagation.B$5:.E$190];MATCH([$'MetRisks Registration'.B377];[$Mitagation.B$5:.B$190];0);4)))">
            <text:p/>
          </table:table-cell>
          <table:table-cell table:number-columns-repeated="1019"/>
        </table:table-row>
        <table:table-row table:style-name="ro33">
          <table:table-cell table:style-name="ce139" table:formula="of:=IF(ISBLANK([.B378]);&quot;&quot;;INDEX([$'MetRisks Registration'.A$5:.E$190];MATCH([$Escalation.B378];[$'MetRisks Registration'.B$5:.B$190];0);1))">
            <text:p/>
          </table:table-cell>
          <table:table-cell table:style-name="ce143"/>
          <table:table-cell table:style-name="ce146" table:formula="of:=IF(ISBLANK([.B378]);&quot;&quot;;INDEX([$'MetRisks Registration'.B$5:.E$190];MATCH([$Escalation.B378];[$'MetRisks Registration'.B$5:.B$190];0);2))">
            <text:p/>
          </table:table-cell>
          <table:table-cell table:style-name="ce145"/>
          <table:table-cell table:style-name="ce145" table:formula="of:=IF(ISBLANK([.B378]);&quot;&quot;;IF(ISBLANK(INDEX([$Mitagation.B$5:.E$190];MATCH([$'MetRisks Registration'.B378];[$Mitagation.B$5:.B$190];0);4));&quot;&quot;;INDEX([$Mitagation.B$5:.E$190];MATCH([$'MetRisks Registration'.B378];[$Mitagation.B$5:.B$190];0);4)))">
            <text:p/>
          </table:table-cell>
          <table:table-cell table:number-columns-repeated="1019"/>
        </table:table-row>
        <table:table-row table:style-name="ro33">
          <table:table-cell table:style-name="ce139" table:formula="of:=IF(ISBLANK([.B379]);&quot;&quot;;INDEX([$'MetRisks Registration'.A$5:.E$190];MATCH([$Escalation.B379];[$'MetRisks Registration'.B$5:.B$190];0);1))">
            <text:p/>
          </table:table-cell>
          <table:table-cell table:style-name="ce143"/>
          <table:table-cell table:style-name="ce146" table:formula="of:=IF(ISBLANK([.B379]);&quot;&quot;;INDEX([$'MetRisks Registration'.B$5:.E$190];MATCH([$Escalation.B379];[$'MetRisks Registration'.B$5:.B$190];0);2))">
            <text:p/>
          </table:table-cell>
          <table:table-cell table:style-name="ce145"/>
          <table:table-cell table:style-name="ce145" table:formula="of:=IF(ISBLANK([.B379]);&quot;&quot;;IF(ISBLANK(INDEX([$Mitagation.B$5:.E$190];MATCH([$'MetRisks Registration'.B379];[$Mitagation.B$5:.B$190];0);4));&quot;&quot;;INDEX([$Mitagation.B$5:.E$190];MATCH([$'MetRisks Registration'.B379];[$Mitagation.B$5:.B$190];0);4)))">
            <text:p/>
          </table:table-cell>
          <table:table-cell table:number-columns-repeated="1019"/>
        </table:table-row>
        <table:table-row table:style-name="ro33">
          <table:table-cell table:style-name="ce139" table:formula="of:=IF(ISBLANK([.B380]);&quot;&quot;;INDEX([$'MetRisks Registration'.A$5:.E$190];MATCH([$Escalation.B380];[$'MetRisks Registration'.B$5:.B$190];0);1))">
            <text:p/>
          </table:table-cell>
          <table:table-cell table:style-name="ce143"/>
          <table:table-cell table:style-name="ce146" table:formula="of:=IF(ISBLANK([.B380]);&quot;&quot;;INDEX([$'MetRisks Registration'.B$5:.E$190];MATCH([$Escalation.B380];[$'MetRisks Registration'.B$5:.B$190];0);2))">
            <text:p/>
          </table:table-cell>
          <table:table-cell table:style-name="ce145"/>
          <table:table-cell table:style-name="ce145" table:formula="of:=IF(ISBLANK([.B380]);&quot;&quot;;IF(ISBLANK(INDEX([$Mitagation.B$5:.E$190];MATCH([$'MetRisks Registration'.B380];[$Mitagation.B$5:.B$190];0);4));&quot;&quot;;INDEX([$Mitagation.B$5:.E$190];MATCH([$'MetRisks Registration'.B380];[$Mitagation.B$5:.B$190];0);4)))">
            <text:p/>
          </table:table-cell>
          <table:table-cell table:number-columns-repeated="1019"/>
        </table:table-row>
        <table:table-row table:style-name="ro33">
          <table:table-cell table:style-name="ce139" table:formula="of:=IF(ISBLANK([.B381]);&quot;&quot;;INDEX([$'MetRisks Registration'.A$5:.E$190];MATCH([$Escalation.B381];[$'MetRisks Registration'.B$5:.B$190];0);1))">
            <text:p/>
          </table:table-cell>
          <table:table-cell table:style-name="ce143"/>
          <table:table-cell table:style-name="ce146" table:formula="of:=IF(ISBLANK([.B381]);&quot;&quot;;INDEX([$'MetRisks Registration'.B$5:.E$190];MATCH([$Escalation.B381];[$'MetRisks Registration'.B$5:.B$190];0);2))">
            <text:p/>
          </table:table-cell>
          <table:table-cell table:style-name="ce145"/>
          <table:table-cell table:style-name="ce145" table:formula="of:=IF(ISBLANK([.B381]);&quot;&quot;;IF(ISBLANK(INDEX([$Mitagation.B$5:.E$190];MATCH([$'MetRisks Registration'.B381];[$Mitagation.B$5:.B$190];0);4));&quot;&quot;;INDEX([$Mitagation.B$5:.E$190];MATCH([$'MetRisks Registration'.B381];[$Mitagation.B$5:.B$190];0);4)))">
            <text:p/>
          </table:table-cell>
          <table:table-cell table:number-columns-repeated="1019"/>
        </table:table-row>
        <table:table-row table:style-name="ro33">
          <table:table-cell table:style-name="ce139" table:formula="of:=IF(ISBLANK([.B382]);&quot;&quot;;INDEX([$'MetRisks Registration'.A$5:.E$190];MATCH([$Escalation.B382];[$'MetRisks Registration'.B$5:.B$190];0);1))">
            <text:p/>
          </table:table-cell>
          <table:table-cell table:style-name="ce143"/>
          <table:table-cell table:style-name="ce146" table:formula="of:=IF(ISBLANK([.B382]);&quot;&quot;;INDEX([$'MetRisks Registration'.B$5:.E$190];MATCH([$Escalation.B382];[$'MetRisks Registration'.B$5:.B$190];0);2))">
            <text:p/>
          </table:table-cell>
          <table:table-cell table:style-name="ce145"/>
          <table:table-cell table:style-name="ce145" table:formula="of:=IF(ISBLANK([.B382]);&quot;&quot;;IF(ISBLANK(INDEX([$Mitagation.B$5:.E$190];MATCH([$'MetRisks Registration'.B382];[$Mitagation.B$5:.B$190];0);4));&quot;&quot;;INDEX([$Mitagation.B$5:.E$190];MATCH([$'MetRisks Registration'.B382];[$Mitagation.B$5:.B$190];0);4)))">
            <text:p/>
          </table:table-cell>
          <table:table-cell table:number-columns-repeated="1019"/>
        </table:table-row>
        <table:table-row table:style-name="ro33">
          <table:table-cell table:style-name="ce139" table:formula="of:=IF(ISBLANK([.B383]);&quot;&quot;;INDEX([$'MetRisks Registration'.A$5:.E$190];MATCH([$Escalation.B383];[$'MetRisks Registration'.B$5:.B$190];0);1))">
            <text:p/>
          </table:table-cell>
          <table:table-cell table:style-name="ce143"/>
          <table:table-cell table:style-name="ce146" table:formula="of:=IF(ISBLANK([.B383]);&quot;&quot;;INDEX([$'MetRisks Registration'.B$5:.E$190];MATCH([$Escalation.B383];[$'MetRisks Registration'.B$5:.B$190];0);2))">
            <text:p/>
          </table:table-cell>
          <table:table-cell table:style-name="ce145"/>
          <table:table-cell table:style-name="ce145" table:formula="of:=IF(ISBLANK([.B383]);&quot;&quot;;IF(ISBLANK(INDEX([$Mitagation.B$5:.E$190];MATCH([$'MetRisks Registration'.B383];[$Mitagation.B$5:.B$190];0);4));&quot;&quot;;INDEX([$Mitagation.B$5:.E$190];MATCH([$'MetRisks Registration'.B383];[$Mitagation.B$5:.B$190];0);4)))">
            <text:p/>
          </table:table-cell>
          <table:table-cell table:number-columns-repeated="1019"/>
        </table:table-row>
        <table:table-row table:style-name="ro33">
          <table:table-cell table:style-name="ce139" table:formula="of:=IF(ISBLANK([.B384]);&quot;&quot;;INDEX([$'MetRisks Registration'.A$5:.E$190];MATCH([$Escalation.B384];[$'MetRisks Registration'.B$5:.B$190];0);1))">
            <text:p/>
          </table:table-cell>
          <table:table-cell table:style-name="ce143"/>
          <table:table-cell table:style-name="ce146" table:formula="of:=IF(ISBLANK([.B384]);&quot;&quot;;INDEX([$'MetRisks Registration'.B$5:.E$190];MATCH([$Escalation.B384];[$'MetRisks Registration'.B$5:.B$190];0);2))">
            <text:p/>
          </table:table-cell>
          <table:table-cell table:style-name="ce145"/>
          <table:table-cell table:style-name="ce145" table:formula="of:=IF(ISBLANK([.B384]);&quot;&quot;;IF(ISBLANK(INDEX([$Mitagation.B$5:.E$190];MATCH([$'MetRisks Registration'.B384];[$Mitagation.B$5:.B$190];0);4));&quot;&quot;;INDEX([$Mitagation.B$5:.E$190];MATCH([$'MetRisks Registration'.B384];[$Mitagation.B$5:.B$190];0);4)))">
            <text:p/>
          </table:table-cell>
          <table:table-cell table:number-columns-repeated="1019"/>
        </table:table-row>
        <table:table-row table:style-name="ro33">
          <table:table-cell table:style-name="ce139" table:formula="of:=IF(ISBLANK([.B385]);&quot;&quot;;INDEX([$'MetRisks Registration'.A$5:.E$190];MATCH([$Escalation.B385];[$'MetRisks Registration'.B$5:.B$190];0);1))">
            <text:p/>
          </table:table-cell>
          <table:table-cell table:style-name="ce143"/>
          <table:table-cell table:style-name="ce146" table:formula="of:=IF(ISBLANK([.B385]);&quot;&quot;;INDEX([$'MetRisks Registration'.B$5:.E$190];MATCH([$Escalation.B385];[$'MetRisks Registration'.B$5:.B$190];0);2))">
            <text:p/>
          </table:table-cell>
          <table:table-cell table:style-name="ce145"/>
          <table:table-cell table:style-name="ce145" table:formula="of:=IF(ISBLANK([.B385]);&quot;&quot;;IF(ISBLANK(INDEX([$Mitagation.B$5:.E$190];MATCH([$'MetRisks Registration'.B385];[$Mitagation.B$5:.B$190];0);4));&quot;&quot;;INDEX([$Mitagation.B$5:.E$190];MATCH([$'MetRisks Registration'.B385];[$Mitagation.B$5:.B$190];0);4)))">
            <text:p/>
          </table:table-cell>
          <table:table-cell table:number-columns-repeated="1019"/>
        </table:table-row>
        <table:table-row table:style-name="ro33">
          <table:table-cell table:style-name="ce139" table:formula="of:=IF(ISBLANK([.B386]);&quot;&quot;;INDEX([$'MetRisks Registration'.A$5:.E$190];MATCH([$Escalation.B386];[$'MetRisks Registration'.B$5:.B$190];0);1))">
            <text:p/>
          </table:table-cell>
          <table:table-cell table:style-name="ce143"/>
          <table:table-cell table:style-name="ce146" table:formula="of:=IF(ISBLANK([.B386]);&quot;&quot;;INDEX([$'MetRisks Registration'.B$5:.E$190];MATCH([$Escalation.B386];[$'MetRisks Registration'.B$5:.B$190];0);2))">
            <text:p/>
          </table:table-cell>
          <table:table-cell table:style-name="ce145"/>
          <table:table-cell table:style-name="ce145" table:formula="of:=IF(ISBLANK([.B386]);&quot;&quot;;IF(ISBLANK(INDEX([$Mitagation.B$5:.E$190];MATCH([$'MetRisks Registration'.B386];[$Mitagation.B$5:.B$190];0);4));&quot;&quot;;INDEX([$Mitagation.B$5:.E$190];MATCH([$'MetRisks Registration'.B386];[$Mitagation.B$5:.B$190];0);4)))">
            <text:p/>
          </table:table-cell>
          <table:table-cell table:number-columns-repeated="1019"/>
        </table:table-row>
        <table:table-row table:style-name="ro33">
          <table:table-cell table:style-name="ce139" table:formula="of:=IF(ISBLANK([.B387]);&quot;&quot;;INDEX([$'MetRisks Registration'.A$5:.E$190];MATCH([$Escalation.B387];[$'MetRisks Registration'.B$5:.B$190];0);1))">
            <text:p/>
          </table:table-cell>
          <table:table-cell table:style-name="ce143"/>
          <table:table-cell table:style-name="ce146" table:formula="of:=IF(ISBLANK([.B387]);&quot;&quot;;INDEX([$'MetRisks Registration'.B$5:.E$190];MATCH([$Escalation.B387];[$'MetRisks Registration'.B$5:.B$190];0);2))">
            <text:p/>
          </table:table-cell>
          <table:table-cell table:style-name="ce145"/>
          <table:table-cell table:style-name="ce145" table:formula="of:=IF(ISBLANK([.B387]);&quot;&quot;;IF(ISBLANK(INDEX([$Mitagation.B$5:.E$190];MATCH([$'MetRisks Registration'.B387];[$Mitagation.B$5:.B$190];0);4));&quot;&quot;;INDEX([$Mitagation.B$5:.E$190];MATCH([$'MetRisks Registration'.B387];[$Mitagation.B$5:.B$190];0);4)))">
            <text:p/>
          </table:table-cell>
          <table:table-cell table:number-columns-repeated="1019"/>
        </table:table-row>
        <table:table-row table:style-name="ro33">
          <table:table-cell table:style-name="ce139" table:formula="of:=IF(ISBLANK([.B388]);&quot;&quot;;INDEX([$'MetRisks Registration'.A$5:.E$190];MATCH([$Escalation.B388];[$'MetRisks Registration'.B$5:.B$190];0);1))">
            <text:p/>
          </table:table-cell>
          <table:table-cell table:style-name="ce143"/>
          <table:table-cell table:style-name="ce146" table:formula="of:=IF(ISBLANK([.B388]);&quot;&quot;;INDEX([$'MetRisks Registration'.B$5:.E$190];MATCH([$Escalation.B388];[$'MetRisks Registration'.B$5:.B$190];0);2))">
            <text:p/>
          </table:table-cell>
          <table:table-cell table:style-name="ce145"/>
          <table:table-cell table:style-name="ce145" table:formula="of:=IF(ISBLANK([.B388]);&quot;&quot;;IF(ISBLANK(INDEX([$Mitagation.B$5:.E$190];MATCH([$'MetRisks Registration'.B388];[$Mitagation.B$5:.B$190];0);4));&quot;&quot;;INDEX([$Mitagation.B$5:.E$190];MATCH([$'MetRisks Registration'.B388];[$Mitagation.B$5:.B$190];0);4)))">
            <text:p/>
          </table:table-cell>
          <table:table-cell table:number-columns-repeated="1019"/>
        </table:table-row>
        <table:table-row table:style-name="ro33">
          <table:table-cell table:style-name="ce139" table:formula="of:=IF(ISBLANK([.B389]);&quot;&quot;;INDEX([$'MetRisks Registration'.A$5:.E$190];MATCH([$Escalation.B389];[$'MetRisks Registration'.B$5:.B$190];0);1))">
            <text:p/>
          </table:table-cell>
          <table:table-cell table:style-name="ce143"/>
          <table:table-cell table:style-name="ce146" table:formula="of:=IF(ISBLANK([.B389]);&quot;&quot;;INDEX([$'MetRisks Registration'.B$5:.E$190];MATCH([$Escalation.B389];[$'MetRisks Registration'.B$5:.B$190];0);2))">
            <text:p/>
          </table:table-cell>
          <table:table-cell table:style-name="ce145"/>
          <table:table-cell table:style-name="ce145" table:formula="of:=IF(ISBLANK([.B389]);&quot;&quot;;IF(ISBLANK(INDEX([$Mitagation.B$5:.E$190];MATCH([$'MetRisks Registration'.B389];[$Mitagation.B$5:.B$190];0);4));&quot;&quot;;INDEX([$Mitagation.B$5:.E$190];MATCH([$'MetRisks Registration'.B389];[$Mitagation.B$5:.B$190];0);4)))">
            <text:p/>
          </table:table-cell>
          <table:table-cell table:number-columns-repeated="1019"/>
        </table:table-row>
        <table:table-row table:style-name="ro33">
          <table:table-cell table:style-name="ce139" table:formula="of:=IF(ISBLANK([.B390]);&quot;&quot;;INDEX([$'MetRisks Registration'.A$5:.E$190];MATCH([$Escalation.B390];[$'MetRisks Registration'.B$5:.B$190];0);1))">
            <text:p/>
          </table:table-cell>
          <table:table-cell table:style-name="ce143"/>
          <table:table-cell table:style-name="ce146" table:formula="of:=IF(ISBLANK([.B390]);&quot;&quot;;INDEX([$'MetRisks Registration'.B$5:.E$190];MATCH([$Escalation.B390];[$'MetRisks Registration'.B$5:.B$190];0);2))">
            <text:p/>
          </table:table-cell>
          <table:table-cell table:style-name="ce145"/>
          <table:table-cell table:style-name="ce145" table:formula="of:=IF(ISBLANK([.B390]);&quot;&quot;;IF(ISBLANK(INDEX([$Mitagation.B$5:.E$190];MATCH([$'MetRisks Registration'.B390];[$Mitagation.B$5:.B$190];0);4));&quot;&quot;;INDEX([$Mitagation.B$5:.E$190];MATCH([$'MetRisks Registration'.B390];[$Mitagation.B$5:.B$190];0);4)))">
            <text:p/>
          </table:table-cell>
          <table:table-cell table:number-columns-repeated="1019"/>
        </table:table-row>
        <table:table-row table:style-name="ro33">
          <table:table-cell table:style-name="ce139" table:formula="of:=IF(ISBLANK([.B391]);&quot;&quot;;INDEX([$'MetRisks Registration'.A$5:.E$190];MATCH([$Escalation.B391];[$'MetRisks Registration'.B$5:.B$190];0);1))">
            <text:p/>
          </table:table-cell>
          <table:table-cell table:style-name="ce143"/>
          <table:table-cell table:style-name="ce146" table:formula="of:=IF(ISBLANK([.B391]);&quot;&quot;;INDEX([$'MetRisks Registration'.B$5:.E$190];MATCH([$Escalation.B391];[$'MetRisks Registration'.B$5:.B$190];0);2))">
            <text:p/>
          </table:table-cell>
          <table:table-cell table:style-name="ce145"/>
          <table:table-cell table:style-name="ce145" table:formula="of:=IF(ISBLANK([.B391]);&quot;&quot;;IF(ISBLANK(INDEX([$Mitagation.B$5:.E$190];MATCH([$'MetRisks Registration'.B391];[$Mitagation.B$5:.B$190];0);4));&quot;&quot;;INDEX([$Mitagation.B$5:.E$190];MATCH([$'MetRisks Registration'.B391];[$Mitagation.B$5:.B$190];0);4)))">
            <text:p/>
          </table:table-cell>
          <table:table-cell table:number-columns-repeated="1019"/>
        </table:table-row>
        <table:table-row table:style-name="ro33">
          <table:table-cell table:style-name="ce139" table:formula="of:=IF(ISBLANK([.B392]);&quot;&quot;;INDEX([$'MetRisks Registration'.A$5:.E$190];MATCH([$Escalation.B392];[$'MetRisks Registration'.B$5:.B$190];0);1))">
            <text:p/>
          </table:table-cell>
          <table:table-cell table:style-name="ce143"/>
          <table:table-cell table:style-name="ce146" table:formula="of:=IF(ISBLANK([.B392]);&quot;&quot;;INDEX([$'MetRisks Registration'.B$5:.E$190];MATCH([$Escalation.B392];[$'MetRisks Registration'.B$5:.B$190];0);2))">
            <text:p/>
          </table:table-cell>
          <table:table-cell table:style-name="ce145"/>
          <table:table-cell table:style-name="ce145" table:formula="of:=IF(ISBLANK([.B392]);&quot;&quot;;IF(ISBLANK(INDEX([$Mitagation.B$5:.E$190];MATCH([$'MetRisks Registration'.B392];[$Mitagation.B$5:.B$190];0);4));&quot;&quot;;INDEX([$Mitagation.B$5:.E$190];MATCH([$'MetRisks Registration'.B392];[$Mitagation.B$5:.B$190];0);4)))">
            <text:p/>
          </table:table-cell>
          <table:table-cell table:number-columns-repeated="1019"/>
        </table:table-row>
        <table:table-row table:style-name="ro33">
          <table:table-cell table:style-name="ce139" table:formula="of:=IF(ISBLANK([.B393]);&quot;&quot;;INDEX([$'MetRisks Registration'.A$5:.E$190];MATCH([$Escalation.B393];[$'MetRisks Registration'.B$5:.B$190];0);1))">
            <text:p/>
          </table:table-cell>
          <table:table-cell table:style-name="ce143"/>
          <table:table-cell table:style-name="ce146" table:formula="of:=IF(ISBLANK([.B393]);&quot;&quot;;INDEX([$'MetRisks Registration'.B$5:.E$190];MATCH([$Escalation.B393];[$'MetRisks Registration'.B$5:.B$190];0);2))">
            <text:p/>
          </table:table-cell>
          <table:table-cell table:style-name="ce145"/>
          <table:table-cell table:style-name="ce145" table:formula="of:=IF(ISBLANK([.B393]);&quot;&quot;;IF(ISBLANK(INDEX([$Mitagation.B$5:.E$190];MATCH([$'MetRisks Registration'.B393];[$Mitagation.B$5:.B$190];0);4));&quot;&quot;;INDEX([$Mitagation.B$5:.E$190];MATCH([$'MetRisks Registration'.B393];[$Mitagation.B$5:.B$190];0);4)))">
            <text:p/>
          </table:table-cell>
          <table:table-cell table:number-columns-repeated="1019"/>
        </table:table-row>
        <table:table-row table:style-name="ro33">
          <table:table-cell table:style-name="ce139" table:formula="of:=IF(ISBLANK([.B394]);&quot;&quot;;INDEX([$'MetRisks Registration'.A$5:.E$190];MATCH([$Escalation.B394];[$'MetRisks Registration'.B$5:.B$190];0);1))">
            <text:p/>
          </table:table-cell>
          <table:table-cell table:style-name="ce143"/>
          <table:table-cell table:style-name="ce146" table:formula="of:=IF(ISBLANK([.B394]);&quot;&quot;;INDEX([$'MetRisks Registration'.B$5:.E$190];MATCH([$Escalation.B394];[$'MetRisks Registration'.B$5:.B$190];0);2))">
            <text:p/>
          </table:table-cell>
          <table:table-cell table:style-name="ce145"/>
          <table:table-cell table:style-name="ce145" table:formula="of:=IF(ISBLANK([.B394]);&quot;&quot;;IF(ISBLANK(INDEX([$Mitagation.B$5:.E$190];MATCH([$'MetRisks Registration'.B394];[$Mitagation.B$5:.B$190];0);4));&quot;&quot;;INDEX([$Mitagation.B$5:.E$190];MATCH([$'MetRisks Registration'.B394];[$Mitagation.B$5:.B$190];0);4)))">
            <text:p/>
          </table:table-cell>
          <table:table-cell table:number-columns-repeated="1019"/>
        </table:table-row>
        <table:table-row table:style-name="ro33">
          <table:table-cell table:style-name="ce139" table:formula="of:=IF(ISBLANK([.B395]);&quot;&quot;;INDEX([$'MetRisks Registration'.A$5:.E$190];MATCH([$Escalation.B395];[$'MetRisks Registration'.B$5:.B$190];0);1))">
            <text:p/>
          </table:table-cell>
          <table:table-cell table:style-name="ce143"/>
          <table:table-cell table:style-name="ce146" table:formula="of:=IF(ISBLANK([.B395]);&quot;&quot;;INDEX([$'MetRisks Registration'.B$5:.E$190];MATCH([$Escalation.B395];[$'MetRisks Registration'.B$5:.B$190];0);2))">
            <text:p/>
          </table:table-cell>
          <table:table-cell table:style-name="ce145"/>
          <table:table-cell table:style-name="ce145" table:formula="of:=IF(ISBLANK([.B395]);&quot;&quot;;IF(ISBLANK(INDEX([$Mitagation.B$5:.E$190];MATCH([$'MetRisks Registration'.B395];[$Mitagation.B$5:.B$190];0);4));&quot;&quot;;INDEX([$Mitagation.B$5:.E$190];MATCH([$'MetRisks Registration'.B395];[$Mitagation.B$5:.B$190];0);4)))">
            <text:p/>
          </table:table-cell>
          <table:table-cell table:number-columns-repeated="1019"/>
        </table:table-row>
        <table:table-row table:style-name="ro33">
          <table:table-cell table:style-name="ce139" table:formula="of:=IF(ISBLANK([.B396]);&quot;&quot;;INDEX([$'MetRisks Registration'.A$5:.E$190];MATCH([$Escalation.B396];[$'MetRisks Registration'.B$5:.B$190];0);1))">
            <text:p/>
          </table:table-cell>
          <table:table-cell table:style-name="ce143"/>
          <table:table-cell table:style-name="ce146" table:formula="of:=IF(ISBLANK([.B396]);&quot;&quot;;INDEX([$'MetRisks Registration'.B$5:.E$190];MATCH([$Escalation.B396];[$'MetRisks Registration'.B$5:.B$190];0);2))">
            <text:p/>
          </table:table-cell>
          <table:table-cell table:style-name="ce145"/>
          <table:table-cell table:style-name="ce145" table:formula="of:=IF(ISBLANK([.B396]);&quot;&quot;;IF(ISBLANK(INDEX([$Mitagation.B$5:.E$190];MATCH([$'MetRisks Registration'.B396];[$Mitagation.B$5:.B$190];0);4));&quot;&quot;;INDEX([$Mitagation.B$5:.E$190];MATCH([$'MetRisks Registration'.B396];[$Mitagation.B$5:.B$190];0);4)))">
            <text:p/>
          </table:table-cell>
          <table:table-cell table:number-columns-repeated="1019"/>
        </table:table-row>
        <table:table-row table:style-name="ro33">
          <table:table-cell table:style-name="ce139" table:formula="of:=IF(ISBLANK([.B397]);&quot;&quot;;INDEX([$'MetRisks Registration'.A$5:.E$190];MATCH([$Escalation.B397];[$'MetRisks Registration'.B$5:.B$190];0);1))">
            <text:p/>
          </table:table-cell>
          <table:table-cell table:style-name="ce143"/>
          <table:table-cell table:style-name="ce146" table:formula="of:=IF(ISBLANK([.B397]);&quot;&quot;;INDEX([$'MetRisks Registration'.B$5:.E$190];MATCH([$Escalation.B397];[$'MetRisks Registration'.B$5:.B$190];0);2))">
            <text:p/>
          </table:table-cell>
          <table:table-cell table:style-name="ce145"/>
          <table:table-cell table:style-name="ce145" table:formula="of:=IF(ISBLANK([.B397]);&quot;&quot;;IF(ISBLANK(INDEX([$Mitagation.B$5:.E$190];MATCH([$'MetRisks Registration'.B397];[$Mitagation.B$5:.B$190];0);4));&quot;&quot;;INDEX([$Mitagation.B$5:.E$190];MATCH([$'MetRisks Registration'.B397];[$Mitagation.B$5:.B$190];0);4)))">
            <text:p/>
          </table:table-cell>
          <table:table-cell table:number-columns-repeated="1019"/>
        </table:table-row>
        <table:table-row table:style-name="ro33">
          <table:table-cell table:style-name="ce139" table:formula="of:=IF(ISBLANK([.B398]);&quot;&quot;;INDEX([$'MetRisks Registration'.A$5:.E$190];MATCH([$Escalation.B398];[$'MetRisks Registration'.B$5:.B$190];0);1))">
            <text:p/>
          </table:table-cell>
          <table:table-cell table:style-name="ce143"/>
          <table:table-cell table:style-name="ce146" table:formula="of:=IF(ISBLANK([.B398]);&quot;&quot;;INDEX([$'MetRisks Registration'.B$5:.E$190];MATCH([$Escalation.B398];[$'MetRisks Registration'.B$5:.B$190];0);2))">
            <text:p/>
          </table:table-cell>
          <table:table-cell table:style-name="ce145"/>
          <table:table-cell table:style-name="ce145" table:formula="of:=IF(ISBLANK([.B398]);&quot;&quot;;IF(ISBLANK(INDEX([$Mitagation.B$5:.E$190];MATCH([$'MetRisks Registration'.B398];[$Mitagation.B$5:.B$190];0);4));&quot;&quot;;INDEX([$Mitagation.B$5:.E$190];MATCH([$'MetRisks Registration'.B398];[$Mitagation.B$5:.B$190];0);4)))">
            <text:p/>
          </table:table-cell>
          <table:table-cell table:number-columns-repeated="1019"/>
        </table:table-row>
        <table:table-row table:style-name="ro33">
          <table:table-cell table:style-name="ce139" table:formula="of:=IF(ISBLANK([.B399]);&quot;&quot;;INDEX([$'MetRisks Registration'.A$5:.E$190];MATCH([$Escalation.B399];[$'MetRisks Registration'.B$5:.B$190];0);1))">
            <text:p/>
          </table:table-cell>
          <table:table-cell table:style-name="ce143"/>
          <table:table-cell table:style-name="ce146" table:formula="of:=IF(ISBLANK([.B399]);&quot;&quot;;INDEX([$'MetRisks Registration'.B$5:.E$190];MATCH([$Escalation.B399];[$'MetRisks Registration'.B$5:.B$190];0);2))">
            <text:p/>
          </table:table-cell>
          <table:table-cell table:style-name="ce145"/>
          <table:table-cell table:style-name="ce145" table:formula="of:=IF(ISBLANK([.B399]);&quot;&quot;;IF(ISBLANK(INDEX([$Mitagation.B$5:.E$190];MATCH([$'MetRisks Registration'.B399];[$Mitagation.B$5:.B$190];0);4));&quot;&quot;;INDEX([$Mitagation.B$5:.E$190];MATCH([$'MetRisks Registration'.B399];[$Mitagation.B$5:.B$190];0);4)))">
            <text:p/>
          </table:table-cell>
          <table:table-cell table:number-columns-repeated="1019"/>
        </table:table-row>
        <table:table-row table:style-name="ro33">
          <table:table-cell table:style-name="ce139" table:formula="of:=IF(ISBLANK([.B400]);&quot;&quot;;INDEX([$'MetRisks Registration'.A$5:.E$190];MATCH([$Escalation.B400];[$'MetRisks Registration'.B$5:.B$190];0);1))">
            <text:p/>
          </table:table-cell>
          <table:table-cell table:style-name="ce143"/>
          <table:table-cell table:style-name="ce146" table:formula="of:=IF(ISBLANK([.B400]);&quot;&quot;;INDEX([$'MetRisks Registration'.B$5:.E$190];MATCH([$Escalation.B400];[$'MetRisks Registration'.B$5:.B$190];0);2))">
            <text:p/>
          </table:table-cell>
          <table:table-cell table:style-name="ce145"/>
          <table:table-cell table:style-name="ce145" table:formula="of:=IF(ISBLANK([.B400]);&quot;&quot;;IF(ISBLANK(INDEX([$Mitagation.B$5:.E$190];MATCH([$'MetRisks Registration'.B400];[$Mitagation.B$5:.B$190];0);4));&quot;&quot;;INDEX([$Mitagation.B$5:.E$190];MATCH([$'MetRisks Registration'.B400];[$Mitagation.B$5:.B$190];0);4)))">
            <text:p/>
          </table:table-cell>
          <table:table-cell table:number-columns-repeated="1019"/>
        </table:table-row>
        <table:table-row table:style-name="ro33">
          <table:table-cell table:style-name="ce139" table:formula="of:=IF(ISBLANK([.B401]);&quot;&quot;;INDEX([$'MetRisks Registration'.A$5:.E$190];MATCH([$Escalation.B401];[$'MetRisks Registration'.B$5:.B$190];0);1))">
            <text:p/>
          </table:table-cell>
          <table:table-cell table:style-name="ce143"/>
          <table:table-cell table:style-name="ce146" table:formula="of:=IF(ISBLANK([.B401]);&quot;&quot;;INDEX([$'MetRisks Registration'.B$5:.E$190];MATCH([$Escalation.B401];[$'MetRisks Registration'.B$5:.B$190];0);2))">
            <text:p/>
          </table:table-cell>
          <table:table-cell table:style-name="ce145"/>
          <table:table-cell table:style-name="ce145" table:formula="of:=IF(ISBLANK([.B401]);&quot;&quot;;IF(ISBLANK(INDEX([$Mitagation.B$5:.E$190];MATCH([$'MetRisks Registration'.B401];[$Mitagation.B$5:.B$190];0);4));&quot;&quot;;INDEX([$Mitagation.B$5:.E$190];MATCH([$'MetRisks Registration'.B401];[$Mitagation.B$5:.B$190];0);4)))">
            <text:p/>
          </table:table-cell>
          <table:table-cell table:number-columns-repeated="1019"/>
        </table:table-row>
        <table:table-row table:style-name="ro33">
          <table:table-cell table:style-name="ce139" table:formula="of:=IF(ISBLANK([.B402]);&quot;&quot;;INDEX([$'MetRisks Registration'.A$5:.E$190];MATCH([$Escalation.B402];[$'MetRisks Registration'.B$5:.B$190];0);1))">
            <text:p/>
          </table:table-cell>
          <table:table-cell table:style-name="ce143"/>
          <table:table-cell table:style-name="ce146" table:formula="of:=IF(ISBLANK([.B402]);&quot;&quot;;INDEX([$'MetRisks Registration'.B$5:.E$190];MATCH([$Escalation.B402];[$'MetRisks Registration'.B$5:.B$190];0);2))">
            <text:p/>
          </table:table-cell>
          <table:table-cell table:style-name="ce145"/>
          <table:table-cell table:style-name="ce145" table:formula="of:=IF(ISBLANK([.B402]);&quot;&quot;;IF(ISBLANK(INDEX([$Mitagation.B$5:.E$190];MATCH([$'MetRisks Registration'.B402];[$Mitagation.B$5:.B$190];0);4));&quot;&quot;;INDEX([$Mitagation.B$5:.E$190];MATCH([$'MetRisks Registration'.B402];[$Mitagation.B$5:.B$190];0);4)))">
            <text:p/>
          </table:table-cell>
          <table:table-cell table:number-columns-repeated="1019"/>
        </table:table-row>
        <table:table-row table:style-name="ro33">
          <table:table-cell table:style-name="ce139" table:formula="of:=IF(ISBLANK([.B403]);&quot;&quot;;INDEX([$'MetRisks Registration'.A$5:.E$190];MATCH([$Escalation.B403];[$'MetRisks Registration'.B$5:.B$190];0);1))">
            <text:p/>
          </table:table-cell>
          <table:table-cell table:style-name="ce143"/>
          <table:table-cell table:style-name="ce146" table:formula="of:=IF(ISBLANK([.B403]);&quot;&quot;;INDEX([$'MetRisks Registration'.B$5:.E$190];MATCH([$Escalation.B403];[$'MetRisks Registration'.B$5:.B$190];0);2))">
            <text:p/>
          </table:table-cell>
          <table:table-cell table:style-name="ce145"/>
          <table:table-cell table:style-name="ce145" table:formula="of:=IF(ISBLANK([.B403]);&quot;&quot;;IF(ISBLANK(INDEX([$Mitagation.B$5:.E$190];MATCH([$'MetRisks Registration'.B403];[$Mitagation.B$5:.B$190];0);4));&quot;&quot;;INDEX([$Mitagation.B$5:.E$190];MATCH([$'MetRisks Registration'.B403];[$Mitagation.B$5:.B$190];0);4)))">
            <text:p/>
          </table:table-cell>
          <table:table-cell table:number-columns-repeated="1019"/>
        </table:table-row>
        <table:table-row table:style-name="ro33">
          <table:table-cell table:style-name="ce139" table:formula="of:=IF(ISBLANK([.B404]);&quot;&quot;;INDEX([$'MetRisks Registration'.A$5:.E$190];MATCH([$Escalation.B404];[$'MetRisks Registration'.B$5:.B$190];0);1))">
            <text:p/>
          </table:table-cell>
          <table:table-cell table:style-name="ce143"/>
          <table:table-cell table:style-name="ce146" table:formula="of:=IF(ISBLANK([.B404]);&quot;&quot;;INDEX([$'MetRisks Registration'.B$5:.E$190];MATCH([$Escalation.B404];[$'MetRisks Registration'.B$5:.B$190];0);2))">
            <text:p/>
          </table:table-cell>
          <table:table-cell table:style-name="ce145"/>
          <table:table-cell table:style-name="ce145" table:formula="of:=IF(ISBLANK([.B404]);&quot;&quot;;IF(ISBLANK(INDEX([$Mitagation.B$5:.E$190];MATCH([$'MetRisks Registration'.B404];[$Mitagation.B$5:.B$190];0);4));&quot;&quot;;INDEX([$Mitagation.B$5:.E$190];MATCH([$'MetRisks Registration'.B404];[$Mitagation.B$5:.B$190];0);4)))">
            <text:p/>
          </table:table-cell>
          <table:table-cell table:number-columns-repeated="1019"/>
        </table:table-row>
        <table:table-row table:style-name="ro33">
          <table:table-cell table:style-name="ce139" table:formula="of:=IF(ISBLANK([.B405]);&quot;&quot;;INDEX([$'MetRisks Registration'.A$5:.E$190];MATCH([$Escalation.B405];[$'MetRisks Registration'.B$5:.B$190];0);1))">
            <text:p/>
          </table:table-cell>
          <table:table-cell table:style-name="ce143"/>
          <table:table-cell table:style-name="ce146" table:formula="of:=IF(ISBLANK([.B405]);&quot;&quot;;INDEX([$'MetRisks Registration'.B$5:.E$190];MATCH([$Escalation.B405];[$'MetRisks Registration'.B$5:.B$190];0);2))">
            <text:p/>
          </table:table-cell>
          <table:table-cell table:style-name="ce145"/>
          <table:table-cell table:style-name="ce145" table:formula="of:=IF(ISBLANK([.B405]);&quot;&quot;;IF(ISBLANK(INDEX([$Mitagation.B$5:.E$190];MATCH([$'MetRisks Registration'.B405];[$Mitagation.B$5:.B$190];0);4));&quot;&quot;;INDEX([$Mitagation.B$5:.E$190];MATCH([$'MetRisks Registration'.B405];[$Mitagation.B$5:.B$190];0);4)))">
            <text:p/>
          </table:table-cell>
          <table:table-cell table:number-columns-repeated="1019"/>
        </table:table-row>
        <table:table-row table:style-name="ro33">
          <table:table-cell table:style-name="ce139" table:formula="of:=IF(ISBLANK([.B406]);&quot;&quot;;INDEX([$'MetRisks Registration'.A$5:.E$190];MATCH([$Escalation.B406];[$'MetRisks Registration'.B$5:.B$190];0);1))">
            <text:p/>
          </table:table-cell>
          <table:table-cell table:style-name="ce143"/>
          <table:table-cell table:style-name="ce146" table:formula="of:=IF(ISBLANK([.B406]);&quot;&quot;;INDEX([$'MetRisks Registration'.B$5:.E$190];MATCH([$Escalation.B406];[$'MetRisks Registration'.B$5:.B$190];0);2))">
            <text:p/>
          </table:table-cell>
          <table:table-cell table:style-name="ce145"/>
          <table:table-cell table:style-name="ce145" table:formula="of:=IF(ISBLANK([.B406]);&quot;&quot;;IF(ISBLANK(INDEX([$Mitagation.B$5:.E$190];MATCH([$'MetRisks Registration'.B406];[$Mitagation.B$5:.B$190];0);4));&quot;&quot;;INDEX([$Mitagation.B$5:.E$190];MATCH([$'MetRisks Registration'.B406];[$Mitagation.B$5:.B$190];0);4)))">
            <text:p/>
          </table:table-cell>
          <table:table-cell table:number-columns-repeated="1019"/>
        </table:table-row>
        <table:table-row table:style-name="ro33">
          <table:table-cell table:style-name="ce139" table:formula="of:=IF(ISBLANK([.B407]);&quot;&quot;;INDEX([$'MetRisks Registration'.A$5:.E$190];MATCH([$Escalation.B407];[$'MetRisks Registration'.B$5:.B$190];0);1))">
            <text:p/>
          </table:table-cell>
          <table:table-cell table:style-name="ce143"/>
          <table:table-cell table:style-name="ce146" table:formula="of:=IF(ISBLANK([.B407]);&quot;&quot;;INDEX([$'MetRisks Registration'.B$5:.E$190];MATCH([$Escalation.B407];[$'MetRisks Registration'.B$5:.B$190];0);2))">
            <text:p/>
          </table:table-cell>
          <table:table-cell table:style-name="ce145"/>
          <table:table-cell table:style-name="ce145" table:formula="of:=IF(ISBLANK([.B407]);&quot;&quot;;IF(ISBLANK(INDEX([$Mitagation.B$5:.E$190];MATCH([$'MetRisks Registration'.B407];[$Mitagation.B$5:.B$190];0);4));&quot;&quot;;INDEX([$Mitagation.B$5:.E$190];MATCH([$'MetRisks Registration'.B407];[$Mitagation.B$5:.B$190];0);4)))">
            <text:p/>
          </table:table-cell>
          <table:table-cell table:number-columns-repeated="1019"/>
        </table:table-row>
        <table:table-row table:style-name="ro33">
          <table:table-cell table:style-name="ce139" table:formula="of:=IF(ISBLANK([.B408]);&quot;&quot;;INDEX([$'MetRisks Registration'.A$5:.E$190];MATCH([$Escalation.B408];[$'MetRisks Registration'.B$5:.B$190];0);1))">
            <text:p/>
          </table:table-cell>
          <table:table-cell table:style-name="ce143"/>
          <table:table-cell table:style-name="ce146" table:formula="of:=IF(ISBLANK([.B408]);&quot;&quot;;INDEX([$'MetRisks Registration'.B$5:.E$190];MATCH([$Escalation.B408];[$'MetRisks Registration'.B$5:.B$190];0);2))">
            <text:p/>
          </table:table-cell>
          <table:table-cell table:style-name="ce145"/>
          <table:table-cell table:style-name="ce145" table:formula="of:=IF(ISBLANK([.B408]);&quot;&quot;;IF(ISBLANK(INDEX([$Mitagation.B$5:.E$190];MATCH([$'MetRisks Registration'.B408];[$Mitagation.B$5:.B$190];0);4));&quot;&quot;;INDEX([$Mitagation.B$5:.E$190];MATCH([$'MetRisks Registration'.B408];[$Mitagation.B$5:.B$190];0);4)))">
            <text:p/>
          </table:table-cell>
          <table:table-cell table:number-columns-repeated="1019"/>
        </table:table-row>
        <table:table-row table:style-name="ro33">
          <table:table-cell table:style-name="ce139" table:formula="of:=IF(ISBLANK([.B409]);&quot;&quot;;INDEX([$'MetRisks Registration'.A$5:.E$190];MATCH([$Escalation.B409];[$'MetRisks Registration'.B$5:.B$190];0);1))">
            <text:p/>
          </table:table-cell>
          <table:table-cell table:style-name="ce143"/>
          <table:table-cell table:style-name="ce146" table:formula="of:=IF(ISBLANK([.B409]);&quot;&quot;;INDEX([$'MetRisks Registration'.B$5:.E$190];MATCH([$Escalation.B409];[$'MetRisks Registration'.B$5:.B$190];0);2))">
            <text:p/>
          </table:table-cell>
          <table:table-cell table:style-name="ce145"/>
          <table:table-cell table:style-name="ce145" table:formula="of:=IF(ISBLANK([.B409]);&quot;&quot;;IF(ISBLANK(INDEX([$Mitagation.B$5:.E$190];MATCH([$'MetRisks Registration'.B409];[$Mitagation.B$5:.B$190];0);4));&quot;&quot;;INDEX([$Mitagation.B$5:.E$190];MATCH([$'MetRisks Registration'.B409];[$Mitagation.B$5:.B$190];0);4)))">
            <text:p/>
          </table:table-cell>
          <table:table-cell table:number-columns-repeated="1019"/>
        </table:table-row>
        <table:table-row table:style-name="ro33">
          <table:table-cell table:style-name="ce139" table:formula="of:=IF(ISBLANK([.B410]);&quot;&quot;;INDEX([$'MetRisks Registration'.A$5:.E$190];MATCH([$Escalation.B410];[$'MetRisks Registration'.B$5:.B$190];0);1))">
            <text:p/>
          </table:table-cell>
          <table:table-cell table:style-name="ce143"/>
          <table:table-cell table:style-name="ce146" table:formula="of:=IF(ISBLANK([.B410]);&quot;&quot;;INDEX([$'MetRisks Registration'.B$5:.E$190];MATCH([$Escalation.B410];[$'MetRisks Registration'.B$5:.B$190];0);2))">
            <text:p/>
          </table:table-cell>
          <table:table-cell table:style-name="ce145"/>
          <table:table-cell table:style-name="ce145" table:formula="of:=IF(ISBLANK([.B410]);&quot;&quot;;IF(ISBLANK(INDEX([$Mitagation.B$5:.E$190];MATCH([$'MetRisks Registration'.B410];[$Mitagation.B$5:.B$190];0);4));&quot;&quot;;INDEX([$Mitagation.B$5:.E$190];MATCH([$'MetRisks Registration'.B410];[$Mitagation.B$5:.B$190];0);4)))">
            <text:p/>
          </table:table-cell>
          <table:table-cell table:number-columns-repeated="1019"/>
        </table:table-row>
        <table:table-row table:style-name="ro33">
          <table:table-cell table:style-name="ce139" table:formula="of:=IF(ISBLANK([.B411]);&quot;&quot;;INDEX([$'MetRisks Registration'.A$5:.E$190];MATCH([$Escalation.B411];[$'MetRisks Registration'.B$5:.B$190];0);1))">
            <text:p/>
          </table:table-cell>
          <table:table-cell table:style-name="ce143"/>
          <table:table-cell table:style-name="ce146" table:formula="of:=IF(ISBLANK([.B411]);&quot;&quot;;INDEX([$'MetRisks Registration'.B$5:.E$190];MATCH([$Escalation.B411];[$'MetRisks Registration'.B$5:.B$190];0);2))">
            <text:p/>
          </table:table-cell>
          <table:table-cell table:style-name="ce145"/>
          <table:table-cell table:style-name="ce145" table:formula="of:=IF(ISBLANK([.B411]);&quot;&quot;;IF(ISBLANK(INDEX([$Mitagation.B$5:.E$190];MATCH([$'MetRisks Registration'.B411];[$Mitagation.B$5:.B$190];0);4));&quot;&quot;;INDEX([$Mitagation.B$5:.E$190];MATCH([$'MetRisks Registration'.B411];[$Mitagation.B$5:.B$190];0);4)))">
            <text:p/>
          </table:table-cell>
          <table:table-cell table:number-columns-repeated="1019"/>
        </table:table-row>
        <table:table-row table:style-name="ro33">
          <table:table-cell table:style-name="ce139" table:formula="of:=IF(ISBLANK([.B412]);&quot;&quot;;INDEX([$'MetRisks Registration'.A$5:.E$190];MATCH([$Escalation.B412];[$'MetRisks Registration'.B$5:.B$190];0);1))">
            <text:p/>
          </table:table-cell>
          <table:table-cell table:style-name="ce143"/>
          <table:table-cell table:style-name="ce146" table:formula="of:=IF(ISBLANK([.B412]);&quot;&quot;;INDEX([$'MetRisks Registration'.B$5:.E$190];MATCH([$Escalation.B412];[$'MetRisks Registration'.B$5:.B$190];0);2))">
            <text:p/>
          </table:table-cell>
          <table:table-cell table:style-name="ce145"/>
          <table:table-cell table:style-name="ce145" table:formula="of:=IF(ISBLANK([.B412]);&quot;&quot;;IF(ISBLANK(INDEX([$Mitagation.B$5:.E$190];MATCH([$'MetRisks Registration'.B412];[$Mitagation.B$5:.B$190];0);4));&quot;&quot;;INDEX([$Mitagation.B$5:.E$190];MATCH([$'MetRisks Registration'.B412];[$Mitagation.B$5:.B$190];0);4)))">
            <text:p/>
          </table:table-cell>
          <table:table-cell table:number-columns-repeated="1019"/>
        </table:table-row>
        <table:table-row table:style-name="ro33">
          <table:table-cell table:style-name="ce139" table:formula="of:=IF(ISBLANK([.B413]);&quot;&quot;;INDEX([$'MetRisks Registration'.A$5:.E$190];MATCH([$Escalation.B413];[$'MetRisks Registration'.B$5:.B$190];0);1))">
            <text:p/>
          </table:table-cell>
          <table:table-cell table:style-name="ce143"/>
          <table:table-cell table:style-name="ce146" table:formula="of:=IF(ISBLANK([.B413]);&quot;&quot;;INDEX([$'MetRisks Registration'.B$5:.E$190];MATCH([$Escalation.B413];[$'MetRisks Registration'.B$5:.B$190];0);2))">
            <text:p/>
          </table:table-cell>
          <table:table-cell table:style-name="ce145"/>
          <table:table-cell table:style-name="ce145" table:formula="of:=IF(ISBLANK([.B413]);&quot;&quot;;IF(ISBLANK(INDEX([$Mitagation.B$5:.E$190];MATCH([$'MetRisks Registration'.B413];[$Mitagation.B$5:.B$190];0);4));&quot;&quot;;INDEX([$Mitagation.B$5:.E$190];MATCH([$'MetRisks Registration'.B413];[$Mitagation.B$5:.B$190];0);4)))">
            <text:p/>
          </table:table-cell>
          <table:table-cell table:number-columns-repeated="1019"/>
        </table:table-row>
        <table:table-row table:style-name="ro33">
          <table:table-cell table:style-name="ce139" table:formula="of:=IF(ISBLANK([.B414]);&quot;&quot;;INDEX([$'MetRisks Registration'.A$5:.E$190];MATCH([$Escalation.B414];[$'MetRisks Registration'.B$5:.B$190];0);1))">
            <text:p/>
          </table:table-cell>
          <table:table-cell table:style-name="ce143"/>
          <table:table-cell table:style-name="ce146" table:formula="of:=IF(ISBLANK([.B414]);&quot;&quot;;INDEX([$'MetRisks Registration'.B$5:.E$190];MATCH([$Escalation.B414];[$'MetRisks Registration'.B$5:.B$190];0);2))">
            <text:p/>
          </table:table-cell>
          <table:table-cell table:style-name="ce145"/>
          <table:table-cell table:style-name="ce145" table:formula="of:=IF(ISBLANK([.B414]);&quot;&quot;;IF(ISBLANK(INDEX([$Mitagation.B$5:.E$190];MATCH([$'MetRisks Registration'.B414];[$Mitagation.B$5:.B$190];0);4));&quot;&quot;;INDEX([$Mitagation.B$5:.E$190];MATCH([$'MetRisks Registration'.B414];[$Mitagation.B$5:.B$190];0);4)))">
            <text:p/>
          </table:table-cell>
          <table:table-cell table:number-columns-repeated="1019"/>
        </table:table-row>
        <table:table-row table:style-name="ro33">
          <table:table-cell table:style-name="ce139" table:formula="of:=IF(ISBLANK([.B415]);&quot;&quot;;INDEX([$'MetRisks Registration'.A$5:.E$190];MATCH([$Escalation.B415];[$'MetRisks Registration'.B$5:.B$190];0);1))">
            <text:p/>
          </table:table-cell>
          <table:table-cell table:style-name="ce143"/>
          <table:table-cell table:style-name="ce146" table:formula="of:=IF(ISBLANK([.B415]);&quot;&quot;;INDEX([$'MetRisks Registration'.B$5:.E$190];MATCH([$Escalation.B415];[$'MetRisks Registration'.B$5:.B$190];0);2))">
            <text:p/>
          </table:table-cell>
          <table:table-cell table:style-name="ce145"/>
          <table:table-cell table:style-name="ce145" table:formula="of:=IF(ISBLANK([.B415]);&quot;&quot;;IF(ISBLANK(INDEX([$Mitagation.B$5:.E$190];MATCH([$'MetRisks Registration'.B415];[$Mitagation.B$5:.B$190];0);4));&quot;&quot;;INDEX([$Mitagation.B$5:.E$190];MATCH([$'MetRisks Registration'.B415];[$Mitagation.B$5:.B$190];0);4)))">
            <text:p/>
          </table:table-cell>
          <table:table-cell table:number-columns-repeated="1019"/>
        </table:table-row>
        <table:table-row table:style-name="ro33">
          <table:table-cell table:style-name="ce139" table:formula="of:=IF(ISBLANK([.B416]);&quot;&quot;;INDEX([$'MetRisks Registration'.A$5:.E$190];MATCH([$Escalation.B416];[$'MetRisks Registration'.B$5:.B$190];0);1))">
            <text:p/>
          </table:table-cell>
          <table:table-cell table:style-name="ce143"/>
          <table:table-cell table:style-name="ce146" table:formula="of:=IF(ISBLANK([.B416]);&quot;&quot;;INDEX([$'MetRisks Registration'.B$5:.E$190];MATCH([$Escalation.B416];[$'MetRisks Registration'.B$5:.B$190];0);2))">
            <text:p/>
          </table:table-cell>
          <table:table-cell table:style-name="ce145"/>
          <table:table-cell table:style-name="ce145" table:formula="of:=IF(ISBLANK([.B416]);&quot;&quot;;IF(ISBLANK(INDEX([$Mitagation.B$5:.E$190];MATCH([$'MetRisks Registration'.B416];[$Mitagation.B$5:.B$190];0);4));&quot;&quot;;INDEX([$Mitagation.B$5:.E$190];MATCH([$'MetRisks Registration'.B416];[$Mitagation.B$5:.B$190];0);4)))">
            <text:p/>
          </table:table-cell>
          <table:table-cell table:number-columns-repeated="1019"/>
        </table:table-row>
        <table:table-row table:style-name="ro33">
          <table:table-cell table:style-name="ce139" table:formula="of:=IF(ISBLANK([.B417]);&quot;&quot;;INDEX([$'MetRisks Registration'.A$5:.E$190];MATCH([$Escalation.B417];[$'MetRisks Registration'.B$5:.B$190];0);1))">
            <text:p/>
          </table:table-cell>
          <table:table-cell table:style-name="ce143"/>
          <table:table-cell table:style-name="ce146" table:formula="of:=IF(ISBLANK([.B417]);&quot;&quot;;INDEX([$'MetRisks Registration'.B$5:.E$190];MATCH([$Escalation.B417];[$'MetRisks Registration'.B$5:.B$190];0);2))">
            <text:p/>
          </table:table-cell>
          <table:table-cell table:style-name="ce145"/>
          <table:table-cell table:style-name="ce145" table:formula="of:=IF(ISBLANK([.B417]);&quot;&quot;;IF(ISBLANK(INDEX([$Mitagation.B$5:.E$190];MATCH([$'MetRisks Registration'.B417];[$Mitagation.B$5:.B$190];0);4));&quot;&quot;;INDEX([$Mitagation.B$5:.E$190];MATCH([$'MetRisks Registration'.B417];[$Mitagation.B$5:.B$190];0);4)))">
            <text:p/>
          </table:table-cell>
          <table:table-cell table:number-columns-repeated="1019"/>
        </table:table-row>
        <table:table-row table:style-name="ro33">
          <table:table-cell table:style-name="ce139" table:formula="of:=IF(ISBLANK([.B418]);&quot;&quot;;INDEX([$'MetRisks Registration'.A$5:.E$190];MATCH([$Escalation.B418];[$'MetRisks Registration'.B$5:.B$190];0);1))">
            <text:p/>
          </table:table-cell>
          <table:table-cell table:style-name="ce143"/>
          <table:table-cell table:style-name="ce146" table:formula="of:=IF(ISBLANK([.B418]);&quot;&quot;;INDEX([$'MetRisks Registration'.B$5:.E$190];MATCH([$Escalation.B418];[$'MetRisks Registration'.B$5:.B$190];0);2))">
            <text:p/>
          </table:table-cell>
          <table:table-cell table:style-name="ce145"/>
          <table:table-cell table:style-name="ce145" table:formula="of:=IF(ISBLANK([.B418]);&quot;&quot;;IF(ISBLANK(INDEX([$Mitagation.B$5:.E$190];MATCH([$'MetRisks Registration'.B418];[$Mitagation.B$5:.B$190];0);4));&quot;&quot;;INDEX([$Mitagation.B$5:.E$190];MATCH([$'MetRisks Registration'.B418];[$Mitagation.B$5:.B$190];0);4)))">
            <text:p/>
          </table:table-cell>
          <table:table-cell table:number-columns-repeated="1019"/>
        </table:table-row>
        <table:table-row table:style-name="ro33">
          <table:table-cell table:style-name="ce139" table:formula="of:=IF(ISBLANK([.B419]);&quot;&quot;;INDEX([$'MetRisks Registration'.A$5:.E$190];MATCH([$Escalation.B419];[$'MetRisks Registration'.B$5:.B$190];0);1))">
            <text:p/>
          </table:table-cell>
          <table:table-cell table:style-name="ce143"/>
          <table:table-cell table:style-name="ce146" table:formula="of:=IF(ISBLANK([.B419]);&quot;&quot;;INDEX([$'MetRisks Registration'.B$5:.E$190];MATCH([$Escalation.B419];[$'MetRisks Registration'.B$5:.B$190];0);2))">
            <text:p/>
          </table:table-cell>
          <table:table-cell table:style-name="ce145"/>
          <table:table-cell table:style-name="ce145" table:formula="of:=IF(ISBLANK([.B419]);&quot;&quot;;IF(ISBLANK(INDEX([$Mitagation.B$5:.E$190];MATCH([$'MetRisks Registration'.B419];[$Mitagation.B$5:.B$190];0);4));&quot;&quot;;INDEX([$Mitagation.B$5:.E$190];MATCH([$'MetRisks Registration'.B419];[$Mitagation.B$5:.B$190];0);4)))">
            <text:p/>
          </table:table-cell>
          <table:table-cell table:number-columns-repeated="1019"/>
        </table:table-row>
        <table:table-row table:style-name="ro33">
          <table:table-cell table:style-name="ce139" table:formula="of:=IF(ISBLANK([.B420]);&quot;&quot;;INDEX([$'MetRisks Registration'.A$5:.E$190];MATCH([$Escalation.B420];[$'MetRisks Registration'.B$5:.B$190];0);1))">
            <text:p/>
          </table:table-cell>
          <table:table-cell table:style-name="ce143"/>
          <table:table-cell table:style-name="ce146" table:formula="of:=IF(ISBLANK([.B420]);&quot;&quot;;INDEX([$'MetRisks Registration'.B$5:.E$190];MATCH([$Escalation.B420];[$'MetRisks Registration'.B$5:.B$190];0);2))">
            <text:p/>
          </table:table-cell>
          <table:table-cell table:style-name="ce145"/>
          <table:table-cell table:style-name="ce145" table:formula="of:=IF(ISBLANK([.B420]);&quot;&quot;;IF(ISBLANK(INDEX([$Mitagation.B$5:.E$190];MATCH([$'MetRisks Registration'.B420];[$Mitagation.B$5:.B$190];0);4));&quot;&quot;;INDEX([$Mitagation.B$5:.E$190];MATCH([$'MetRisks Registration'.B420];[$Mitagation.B$5:.B$190];0);4)))">
            <text:p/>
          </table:table-cell>
          <table:table-cell table:number-columns-repeated="1019"/>
        </table:table-row>
        <table:table-row table:style-name="ro33">
          <table:table-cell table:style-name="ce139" table:formula="of:=IF(ISBLANK([.B421]);&quot;&quot;;INDEX([$'MetRisks Registration'.A$5:.E$190];MATCH([$Escalation.B421];[$'MetRisks Registration'.B$5:.B$190];0);1))">
            <text:p/>
          </table:table-cell>
          <table:table-cell table:style-name="ce143"/>
          <table:table-cell table:style-name="ce146" table:formula="of:=IF(ISBLANK([.B421]);&quot;&quot;;INDEX([$'MetRisks Registration'.B$5:.E$190];MATCH([$Escalation.B421];[$'MetRisks Registration'.B$5:.B$190];0);2))">
            <text:p/>
          </table:table-cell>
          <table:table-cell table:style-name="ce145"/>
          <table:table-cell table:style-name="ce145" table:formula="of:=IF(ISBLANK([.B421]);&quot;&quot;;IF(ISBLANK(INDEX([$Mitagation.B$5:.E$190];MATCH([$'MetRisks Registration'.B421];[$Mitagation.B$5:.B$190];0);4));&quot;&quot;;INDEX([$Mitagation.B$5:.E$190];MATCH([$'MetRisks Registration'.B421];[$Mitagation.B$5:.B$190];0);4)))">
            <text:p/>
          </table:table-cell>
          <table:table-cell table:number-columns-repeated="1019"/>
        </table:table-row>
        <table:table-row table:style-name="ro33">
          <table:table-cell table:style-name="ce139" table:formula="of:=IF(ISBLANK([.B422]);&quot;&quot;;INDEX([$'MetRisks Registration'.A$5:.E$190];MATCH([$Escalation.B422];[$'MetRisks Registration'.B$5:.B$190];0);1))">
            <text:p/>
          </table:table-cell>
          <table:table-cell table:style-name="ce143"/>
          <table:table-cell table:style-name="ce146" table:formula="of:=IF(ISBLANK([.B422]);&quot;&quot;;INDEX([$'MetRisks Registration'.B$5:.E$190];MATCH([$Escalation.B422];[$'MetRisks Registration'.B$5:.B$190];0);2))">
            <text:p/>
          </table:table-cell>
          <table:table-cell table:style-name="ce145"/>
          <table:table-cell table:style-name="ce145" table:formula="of:=IF(ISBLANK([.B422]);&quot;&quot;;IF(ISBLANK(INDEX([$Mitagation.B$5:.E$190];MATCH([$'MetRisks Registration'.B422];[$Mitagation.B$5:.B$190];0);4));&quot;&quot;;INDEX([$Mitagation.B$5:.E$190];MATCH([$'MetRisks Registration'.B422];[$Mitagation.B$5:.B$190];0);4)))">
            <text:p/>
          </table:table-cell>
          <table:table-cell table:number-columns-repeated="1019"/>
        </table:table-row>
        <table:table-row table:style-name="ro33">
          <table:table-cell table:style-name="ce139" table:formula="of:=IF(ISBLANK([.B423]);&quot;&quot;;INDEX([$'MetRisks Registration'.A$5:.E$190];MATCH([$Escalation.B423];[$'MetRisks Registration'.B$5:.B$190];0);1))">
            <text:p/>
          </table:table-cell>
          <table:table-cell table:style-name="ce143"/>
          <table:table-cell table:style-name="ce146" table:formula="of:=IF(ISBLANK([.B423]);&quot;&quot;;INDEX([$'MetRisks Registration'.B$5:.E$190];MATCH([$Escalation.B423];[$'MetRisks Registration'.B$5:.B$190];0);2))">
            <text:p/>
          </table:table-cell>
          <table:table-cell table:style-name="ce145"/>
          <table:table-cell table:style-name="ce145" table:formula="of:=IF(ISBLANK([.B423]);&quot;&quot;;IF(ISBLANK(INDEX([$Mitagation.B$5:.E$190];MATCH([$'MetRisks Registration'.B423];[$Mitagation.B$5:.B$190];0);4));&quot;&quot;;INDEX([$Mitagation.B$5:.E$190];MATCH([$'MetRisks Registration'.B423];[$Mitagation.B$5:.B$190];0);4)))">
            <text:p/>
          </table:table-cell>
          <table:table-cell table:number-columns-repeated="1019"/>
        </table:table-row>
        <table:table-row table:style-name="ro33">
          <table:table-cell table:style-name="ce139" table:formula="of:=IF(ISBLANK([.B424]);&quot;&quot;;INDEX([$'MetRisks Registration'.A$5:.E$190];MATCH([$Escalation.B424];[$'MetRisks Registration'.B$5:.B$190];0);1))">
            <text:p/>
          </table:table-cell>
          <table:table-cell table:style-name="ce143"/>
          <table:table-cell table:style-name="ce146" table:formula="of:=IF(ISBLANK([.B424]);&quot;&quot;;INDEX([$'MetRisks Registration'.B$5:.E$190];MATCH([$Escalation.B424];[$'MetRisks Registration'.B$5:.B$190];0);2))">
            <text:p/>
          </table:table-cell>
          <table:table-cell table:style-name="ce145"/>
          <table:table-cell table:style-name="ce145" table:formula="of:=IF(ISBLANK([.B424]);&quot;&quot;;IF(ISBLANK(INDEX([$Mitagation.B$5:.E$190];MATCH([$'MetRisks Registration'.B424];[$Mitagation.B$5:.B$190];0);4));&quot;&quot;;INDEX([$Mitagation.B$5:.E$190];MATCH([$'MetRisks Registration'.B424];[$Mitagation.B$5:.B$190];0);4)))">
            <text:p/>
          </table:table-cell>
          <table:table-cell table:number-columns-repeated="1019"/>
        </table:table-row>
        <table:table-row table:style-name="ro33">
          <table:table-cell table:style-name="ce139" table:formula="of:=IF(ISBLANK([.B425]);&quot;&quot;;INDEX([$'MetRisks Registration'.A$5:.E$190];MATCH([$Escalation.B425];[$'MetRisks Registration'.B$5:.B$190];0);1))">
            <text:p/>
          </table:table-cell>
          <table:table-cell table:style-name="ce143"/>
          <table:table-cell table:style-name="ce146" table:formula="of:=IF(ISBLANK([.B425]);&quot;&quot;;INDEX([$'MetRisks Registration'.B$5:.E$190];MATCH([$Escalation.B425];[$'MetRisks Registration'.B$5:.B$190];0);2))">
            <text:p/>
          </table:table-cell>
          <table:table-cell table:style-name="ce145"/>
          <table:table-cell table:style-name="ce145" table:formula="of:=IF(ISBLANK([.B425]);&quot;&quot;;IF(ISBLANK(INDEX([$Mitagation.B$5:.E$190];MATCH([$'MetRisks Registration'.B425];[$Mitagation.B$5:.B$190];0);4));&quot;&quot;;INDEX([$Mitagation.B$5:.E$190];MATCH([$'MetRisks Registration'.B425];[$Mitagation.B$5:.B$190];0);4)))">
            <text:p/>
          </table:table-cell>
          <table:table-cell table:number-columns-repeated="1019"/>
        </table:table-row>
        <table:table-row table:style-name="ro33">
          <table:table-cell table:style-name="ce139" table:formula="of:=IF(ISBLANK([.B426]);&quot;&quot;;INDEX([$'MetRisks Registration'.A$5:.E$190];MATCH([$Escalation.B426];[$'MetRisks Registration'.B$5:.B$190];0);1))">
            <text:p/>
          </table:table-cell>
          <table:table-cell table:style-name="ce143"/>
          <table:table-cell table:style-name="ce146" table:formula="of:=IF(ISBLANK([.B426]);&quot;&quot;;INDEX([$'MetRisks Registration'.B$5:.E$190];MATCH([$Escalation.B426];[$'MetRisks Registration'.B$5:.B$190];0);2))">
            <text:p/>
          </table:table-cell>
          <table:table-cell table:style-name="ce145"/>
          <table:table-cell table:style-name="ce145" table:formula="of:=IF(ISBLANK([.B426]);&quot;&quot;;IF(ISBLANK(INDEX([$Mitagation.B$5:.E$190];MATCH([$'MetRisks Registration'.B426];[$Mitagation.B$5:.B$190];0);4));&quot;&quot;;INDEX([$Mitagation.B$5:.E$190];MATCH([$'MetRisks Registration'.B426];[$Mitagation.B$5:.B$190];0);4)))">
            <text:p/>
          </table:table-cell>
          <table:table-cell table:number-columns-repeated="1019"/>
        </table:table-row>
        <table:table-row table:style-name="ro33">
          <table:table-cell table:style-name="ce139" table:formula="of:=IF(ISBLANK([.B427]);&quot;&quot;;INDEX([$'MetRisks Registration'.A$5:.E$190];MATCH([$Escalation.B427];[$'MetRisks Registration'.B$5:.B$190];0);1))">
            <text:p/>
          </table:table-cell>
          <table:table-cell table:style-name="ce143"/>
          <table:table-cell table:style-name="ce146" table:formula="of:=IF(ISBLANK([.B427]);&quot;&quot;;INDEX([$'MetRisks Registration'.B$5:.E$190];MATCH([$Escalation.B427];[$'MetRisks Registration'.B$5:.B$190];0);2))">
            <text:p/>
          </table:table-cell>
          <table:table-cell table:style-name="ce145"/>
          <table:table-cell table:style-name="ce145" table:formula="of:=IF(ISBLANK([.B427]);&quot;&quot;;IF(ISBLANK(INDEX([$Mitagation.B$5:.E$190];MATCH([$'MetRisks Registration'.B427];[$Mitagation.B$5:.B$190];0);4));&quot;&quot;;INDEX([$Mitagation.B$5:.E$190];MATCH([$'MetRisks Registration'.B427];[$Mitagation.B$5:.B$190];0);4)))">
            <text:p/>
          </table:table-cell>
          <table:table-cell table:number-columns-repeated="1019"/>
        </table:table-row>
        <table:table-row table:style-name="ro33">
          <table:table-cell table:style-name="ce139" table:formula="of:=IF(ISBLANK([.B428]);&quot;&quot;;INDEX([$'MetRisks Registration'.A$5:.E$190];MATCH([$Escalation.B428];[$'MetRisks Registration'.B$5:.B$190];0);1))">
            <text:p/>
          </table:table-cell>
          <table:table-cell table:style-name="ce143"/>
          <table:table-cell table:style-name="ce146" table:formula="of:=IF(ISBLANK([.B428]);&quot;&quot;;INDEX([$'MetRisks Registration'.B$5:.E$190];MATCH([$Escalation.B428];[$'MetRisks Registration'.B$5:.B$190];0);2))">
            <text:p/>
          </table:table-cell>
          <table:table-cell table:style-name="ce145"/>
          <table:table-cell table:style-name="ce145" table:formula="of:=IF(ISBLANK([.B428]);&quot;&quot;;IF(ISBLANK(INDEX([$Mitagation.B$5:.E$190];MATCH([$'MetRisks Registration'.B428];[$Mitagation.B$5:.B$190];0);4));&quot;&quot;;INDEX([$Mitagation.B$5:.E$190];MATCH([$'MetRisks Registration'.B428];[$Mitagation.B$5:.B$190];0);4)))">
            <text:p/>
          </table:table-cell>
          <table:table-cell table:number-columns-repeated="1019"/>
        </table:table-row>
        <table:table-row table:style-name="ro33">
          <table:table-cell table:style-name="ce139" table:formula="of:=IF(ISBLANK([.B429]);&quot;&quot;;INDEX([$'MetRisks Registration'.A$5:.E$190];MATCH([$Escalation.B429];[$'MetRisks Registration'.B$5:.B$190];0);1))">
            <text:p/>
          </table:table-cell>
          <table:table-cell table:style-name="ce143"/>
          <table:table-cell table:style-name="ce146" table:formula="of:=IF(ISBLANK([.B429]);&quot;&quot;;INDEX([$'MetRisks Registration'.B$5:.E$190];MATCH([$Escalation.B429];[$'MetRisks Registration'.B$5:.B$190];0);2))">
            <text:p/>
          </table:table-cell>
          <table:table-cell table:style-name="ce145"/>
          <table:table-cell table:style-name="ce145" table:formula="of:=IF(ISBLANK([.B429]);&quot;&quot;;IF(ISBLANK(INDEX([$Mitagation.B$5:.E$190];MATCH([$'MetRisks Registration'.B429];[$Mitagation.B$5:.B$190];0);4));&quot;&quot;;INDEX([$Mitagation.B$5:.E$190];MATCH([$'MetRisks Registration'.B429];[$Mitagation.B$5:.B$190];0);4)))">
            <text:p/>
          </table:table-cell>
          <table:table-cell table:number-columns-repeated="1019"/>
        </table:table-row>
        <table:table-row table:style-name="ro33">
          <table:table-cell table:style-name="ce139" table:formula="of:=IF(ISBLANK([.B430]);&quot;&quot;;INDEX([$'MetRisks Registration'.A$5:.E$190];MATCH([$Escalation.B430];[$'MetRisks Registration'.B$5:.B$190];0);1))">
            <text:p/>
          </table:table-cell>
          <table:table-cell table:style-name="ce143"/>
          <table:table-cell table:style-name="ce146" table:formula="of:=IF(ISBLANK([.B430]);&quot;&quot;;INDEX([$'MetRisks Registration'.B$5:.E$190];MATCH([$Escalation.B430];[$'MetRisks Registration'.B$5:.B$190];0);2))">
            <text:p/>
          </table:table-cell>
          <table:table-cell/>
          <table:table-cell table:style-name="ce145" table:formula="of:=IF(ISBLANK([.B430]);&quot;&quot;;IF(ISBLANK(INDEX([$Mitagation.B$5:.E$190];MATCH([$'MetRisks Registration'.B430];[$Mitagation.B$5:.B$190];0);4));&quot;&quot;;INDEX([$Mitagation.B$5:.E$190];MATCH([$'MetRisks Registration'.B430];[$Mitagation.B$5:.B$190];0);4)))">
            <text:p/>
          </table:table-cell>
          <table:table-cell table:number-columns-repeated="1019"/>
        </table:table-row>
        <table:table-row table:style-name="ro33">
          <table:table-cell table:style-name="ce139" table:formula="of:=IF(ISBLANK([.B431]);&quot;&quot;;INDEX([$'MetRisks Registration'.A$5:.E$190];MATCH([$Escalation.B431];[$'MetRisks Registration'.B$5:.B$190];0);1))">
            <text:p/>
          </table:table-cell>
          <table:table-cell table:style-name="ce143"/>
          <table:table-cell table:style-name="ce146" table:formula="of:=IF(ISBLANK([.B431]);&quot;&quot;;INDEX([$'MetRisks Registration'.B$5:.E$190];MATCH([$Escalation.B431];[$'MetRisks Registration'.B$5:.B$190];0);2))">
            <text:p/>
          </table:table-cell>
          <table:table-cell/>
          <table:table-cell table:style-name="ce145" table:formula="of:=IF(ISBLANK([.B431]);&quot;&quot;;IF(ISBLANK(INDEX([$Mitagation.B$5:.E$190];MATCH([$'MetRisks Registration'.B431];[$Mitagation.B$5:.B$190];0);4));&quot;&quot;;INDEX([$Mitagation.B$5:.E$190];MATCH([$'MetRisks Registration'.B431];[$Mitagation.B$5:.B$190];0);4)))">
            <text:p/>
          </table:table-cell>
          <table:table-cell table:number-columns-repeated="1019"/>
        </table:table-row>
        <table:table-row table:style-name="ro33">
          <table:table-cell table:style-name="ce139" table:formula="of:=IF(ISBLANK([.B432]);&quot;&quot;;INDEX([$'MetRisks Registration'.A$5:.E$190];MATCH([$Escalation.B432];[$'MetRisks Registration'.B$5:.B$190];0);1))">
            <text:p/>
          </table:table-cell>
          <table:table-cell table:style-name="ce143"/>
          <table:table-cell table:style-name="ce146" table:formula="of:=IF(ISBLANK([.B432]);&quot;&quot;;INDEX([$'MetRisks Registration'.B$5:.E$190];MATCH([$Escalation.B432];[$'MetRisks Registration'.B$5:.B$190];0);2))">
            <text:p/>
          </table:table-cell>
          <table:table-cell/>
          <table:table-cell table:style-name="ce145" table:formula="of:=IF(ISBLANK([.B432]);&quot;&quot;;IF(ISBLANK(INDEX([$Mitagation.B$5:.E$190];MATCH([$'MetRisks Registration'.B432];[$Mitagation.B$5:.B$190];0);4));&quot;&quot;;INDEX([$Mitagation.B$5:.E$190];MATCH([$'MetRisks Registration'.B432];[$Mitagation.B$5:.B$190];0);4)))">
            <text:p/>
          </table:table-cell>
          <table:table-cell table:number-columns-repeated="1019"/>
        </table:table-row>
        <table:table-row table:style-name="ro33">
          <table:table-cell table:style-name="ce139" table:formula="of:=IF(ISBLANK([.B433]);&quot;&quot;;INDEX([$'MetRisks Registration'.A$5:.E$190];MATCH([$Escalation.B433];[$'MetRisks Registration'.B$5:.B$190];0);1))">
            <text:p/>
          </table:table-cell>
          <table:table-cell table:style-name="ce143"/>
          <table:table-cell table:style-name="ce146" table:formula="of:=IF(ISBLANK([.B433]);&quot;&quot;;INDEX([$'MetRisks Registration'.B$5:.E$190];MATCH([$Escalation.B433];[$'MetRisks Registration'.B$5:.B$190];0);2))">
            <text:p/>
          </table:table-cell>
          <table:table-cell/>
          <table:table-cell table:style-name="ce145" table:formula="of:=IF(ISBLANK([.B433]);&quot;&quot;;IF(ISBLANK(INDEX([$Mitagation.B$5:.E$190];MATCH([$'MetRisks Registration'.B433];[$Mitagation.B$5:.B$190];0);4));&quot;&quot;;INDEX([$Mitagation.B$5:.E$190];MATCH([$'MetRisks Registration'.B433];[$Mitagation.B$5:.B$190];0);4)))">
            <text:p/>
          </table:table-cell>
          <table:table-cell table:number-columns-repeated="1019"/>
        </table:table-row>
        <table:table-row table:style-name="ro33">
          <table:table-cell table:style-name="ce139" table:formula="of:=IF(ISBLANK([.B434]);&quot;&quot;;INDEX([$'MetRisks Registration'.A$5:.E$190];MATCH([$Escalation.B434];[$'MetRisks Registration'.B$5:.B$190];0);1))">
            <text:p/>
          </table:table-cell>
          <table:table-cell table:style-name="ce143"/>
          <table:table-cell table:style-name="ce150"/>
          <table:table-cell/>
          <table:table-cell table:style-name="ce145" table:formula="of:=IF(ISBLANK([.B434]);&quot;&quot;;IF(ISBLANK(INDEX([$Mitagation.B$5:.E$190];MATCH([$'MetRisks Registration'.B434];[$Mitagation.B$5:.B$190];0);4));&quot;&quot;;INDEX([$Mitagation.B$5:.E$190];MATCH([$'MetRisks Registration'.B434];[$Mitagation.B$5:.B$190];0);4)))">
            <text:p/>
          </table:table-cell>
          <table:table-cell table:number-columns-repeated="1019"/>
        </table:table-row>
        <table:table-row table:style-name="ro33">
          <table:table-cell table:style-name="ce139" table:formula="of:=IF(ISBLANK([.B435]);&quot;&quot;;INDEX([$'MetRisks Registration'.A$5:.E$190];MATCH([$Escalation.B435];[$'MetRisks Registration'.B$5:.B$190];0);1))">
            <text:p/>
          </table:table-cell>
          <table:table-cell table:style-name="ce143"/>
          <table:table-cell table:number-columns-repeated="2"/>
          <table:table-cell table:style-name="ce145" table:formula="of:=IF(ISBLANK([.B435]);&quot;&quot;;IF(ISBLANK(INDEX([$Mitagation.B$5:.E$190];MATCH([$'MetRisks Registration'.B435];[$Mitagation.B$5:.B$190];0);4));&quot;&quot;;INDEX([$Mitagation.B$5:.E$190];MATCH([$'MetRisks Registration'.B435];[$Mitagation.B$5:.B$190];0);4)))">
            <text:p/>
          </table:table-cell>
          <table:table-cell table:number-columns-repeated="1019"/>
        </table:table-row>
        <table:table-row table:style-name="ro33">
          <table:table-cell table:style-name="ce139" table:formula="of:=IF(ISBLANK([.B436]);&quot;&quot;;INDEX([$'MetRisks Registration'.A$5:.E$190];MATCH([$Escalation.B436];[$'MetRisks Registration'.B$5:.B$190];0);1))">
            <text:p/>
          </table:table-cell>
          <table:table-cell table:style-name="ce143"/>
          <table:table-cell table:number-columns-repeated="2"/>
          <table:table-cell table:style-name="ce145" table:formula="of:=IF(ISBLANK([.B436]);&quot;&quot;;IF(ISBLANK(INDEX([$Mitagation.B$5:.E$190];MATCH([$'MetRisks Registration'.B436];[$Mitagation.B$5:.B$190];0);4));&quot;&quot;;INDEX([$Mitagation.B$5:.E$190];MATCH([$'MetRisks Registration'.B436];[$Mitagation.B$5:.B$190];0);4)))">
            <text:p/>
          </table:table-cell>
          <table:table-cell table:number-columns-repeated="1019"/>
        </table:table-row>
        <table:table-row table:style-name="ro33">
          <table:table-cell table:style-name="ce139" table:formula="of:=IF(ISBLANK([.B437]);&quot;&quot;;INDEX([$'MetRisks Registration'.A$5:.E$190];MATCH([$Escalation.B437];[$'MetRisks Registration'.B$5:.B$190];0);1))">
            <text:p/>
          </table:table-cell>
          <table:table-cell table:style-name="ce143"/>
          <table:table-cell table:number-columns-repeated="2"/>
          <table:table-cell table:style-name="ce145" table:formula="of:=IF(ISBLANK([.B437]);&quot;&quot;;IF(ISBLANK(INDEX([$Mitagation.B$5:.E$190];MATCH([$'MetRisks Registration'.B437];[$Mitagation.B$5:.B$190];0);4));&quot;&quot;;INDEX([$Mitagation.B$5:.E$190];MATCH([$'MetRisks Registration'.B437];[$Mitagation.B$5:.B$190];0);4)))">
            <text:p/>
          </table:table-cell>
          <table:table-cell table:number-columns-repeated="1019"/>
        </table:table-row>
        <table:table-row table:style-name="ro33">
          <table:table-cell table:style-name="ce139" table:formula="of:=IF(ISBLANK([.B438]);&quot;&quot;;INDEX([$'MetRisks Registration'.A$5:.E$190];MATCH([$Escalation.B438];[$'MetRisks Registration'.B$5:.B$190];0);1))">
            <text:p/>
          </table:table-cell>
          <table:table-cell table:style-name="ce143"/>
          <table:table-cell table:number-columns-repeated="2"/>
          <table:table-cell table:style-name="ce145" table:formula="of:=IF(ISBLANK([.B438]);&quot;&quot;;IF(ISBLANK(INDEX([$Mitagation.B$5:.E$190];MATCH([$'MetRisks Registration'.B438];[$Mitagation.B$5:.B$190];0);4));&quot;&quot;;INDEX([$Mitagation.B$5:.E$190];MATCH([$'MetRisks Registration'.B438];[$Mitagation.B$5:.B$190];0);4)))">
            <text:p/>
          </table:table-cell>
          <table:table-cell table:number-columns-repeated="1019"/>
        </table:table-row>
        <table:table-row table:style-name="ro33">
          <table:table-cell table:style-name="ce139" table:formula="of:=IF(ISBLANK([.B439]);&quot;&quot;;INDEX([$'MetRisks Registration'.A$5:.E$190];MATCH([$Escalation.B439];[$'MetRisks Registration'.B$5:.B$190];0);1))">
            <text:p/>
          </table:table-cell>
          <table:table-cell table:style-name="ce143"/>
          <table:table-cell table:number-columns-repeated="2"/>
          <table:table-cell table:style-name="ce145" table:formula="of:=IF(ISBLANK([.B439]);&quot;&quot;;IF(ISBLANK(INDEX([$Mitagation.B$5:.E$190];MATCH([$'MetRisks Registration'.B439];[$Mitagation.B$5:.B$190];0);4));&quot;&quot;;INDEX([$Mitagation.B$5:.E$190];MATCH([$'MetRisks Registration'.B439];[$Mitagation.B$5:.B$190];0);4)))">
            <text:p/>
          </table:table-cell>
          <table:table-cell table:number-columns-repeated="1019"/>
        </table:table-row>
        <table:table-row table:style-name="ro33">
          <table:table-cell table:style-name="ce139" table:formula="of:=IF(ISBLANK([.B440]);&quot;&quot;;INDEX([$'MetRisks Registration'.A$5:.E$190];MATCH([$Escalation.B440];[$'MetRisks Registration'.B$5:.B$190];0);1))">
            <text:p/>
          </table:table-cell>
          <table:table-cell table:style-name="ce143"/>
          <table:table-cell table:number-columns-repeated="2"/>
          <table:table-cell table:style-name="ce145" table:formula="of:=IF(ISBLANK([.B440]);&quot;&quot;;IF(ISBLANK(INDEX([$Mitagation.B$5:.E$190];MATCH([$'MetRisks Registration'.B440];[$Mitagation.B$5:.B$190];0);4));&quot;&quot;;INDEX([$Mitagation.B$5:.E$190];MATCH([$'MetRisks Registration'.B440];[$Mitagation.B$5:.B$190];0);4)))">
            <text:p/>
          </table:table-cell>
          <table:table-cell table:number-columns-repeated="1019"/>
        </table:table-row>
        <table:table-row table:style-name="ro33">
          <table:table-cell table:style-name="ce139" table:formula="of:=IF(ISBLANK([.B441]);&quot;&quot;;INDEX([$'MetRisks Registration'.A$5:.E$190];MATCH([$Escalation.B441];[$'MetRisks Registration'.B$5:.B$190];0);1))">
            <text:p/>
          </table:table-cell>
          <table:table-cell table:style-name="ce143"/>
          <table:table-cell table:number-columns-repeated="2"/>
          <table:table-cell table:style-name="ce145" table:formula="of:=IF(ISBLANK([.B441]);&quot;&quot;;IF(ISBLANK(INDEX([$Mitagation.B$5:.E$190];MATCH([$'MetRisks Registration'.B441];[$Mitagation.B$5:.B$190];0);4));&quot;&quot;;INDEX([$Mitagation.B$5:.E$190];MATCH([$'MetRisks Registration'.B441];[$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42]);&quot;&quot;;IF(ISBLANK(INDEX([$Mitagation.B$5:.E$190];MATCH([$'MetRisks Registration'.B442];[$Mitagation.B$5:.B$190];0);4));&quot;&quot;;INDEX([$Mitagation.B$5:.E$190];MATCH([$'MetRisks Registration'.B442];[$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43]);&quot;&quot;;IF(ISBLANK(INDEX([$Mitagation.B$5:.E$190];MATCH([$'MetRisks Registration'.B443];[$Mitagation.B$5:.B$190];0);4));&quot;&quot;;INDEX([$Mitagation.B$5:.E$190];MATCH([$'MetRisks Registration'.B443];[$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44]);&quot;&quot;;IF(ISBLANK(INDEX([$Mitagation.B$5:.E$190];MATCH([$'MetRisks Registration'.B444];[$Mitagation.B$5:.B$190];0);4));&quot;&quot;;INDEX([$Mitagation.B$5:.E$190];MATCH([$'MetRisks Registration'.B444];[$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45]);&quot;&quot;;IF(ISBLANK(INDEX([$Mitagation.B$5:.E$190];MATCH([$'MetRisks Registration'.B445];[$Mitagation.B$5:.B$190];0);4));&quot;&quot;;INDEX([$Mitagation.B$5:.E$190];MATCH([$'MetRisks Registration'.B445];[$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46]);&quot;&quot;;IF(ISBLANK(INDEX([$Mitagation.B$5:.E$190];MATCH([$'MetRisks Registration'.B446];[$Mitagation.B$5:.B$190];0);4));&quot;&quot;;INDEX([$Mitagation.B$5:.E$190];MATCH([$'MetRisks Registration'.B446];[$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47]);&quot;&quot;;IF(ISBLANK(INDEX([$Mitagation.B$5:.E$190];MATCH([$'MetRisks Registration'.B447];[$Mitagation.B$5:.B$190];0);4));&quot;&quot;;INDEX([$Mitagation.B$5:.E$190];MATCH([$'MetRisks Registration'.B447];[$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48]);&quot;&quot;;IF(ISBLANK(INDEX([$Mitagation.B$5:.E$190];MATCH([$'MetRisks Registration'.B448];[$Mitagation.B$5:.B$190];0);4));&quot;&quot;;INDEX([$Mitagation.B$5:.E$190];MATCH([$'MetRisks Registration'.B448];[$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49]);&quot;&quot;;IF(ISBLANK(INDEX([$Mitagation.B$5:.E$190];MATCH([$'MetRisks Registration'.B449];[$Mitagation.B$5:.B$190];0);4));&quot;&quot;;INDEX([$Mitagation.B$5:.E$190];MATCH([$'MetRisks Registration'.B449];[$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50]);&quot;&quot;;IF(ISBLANK(INDEX([$Mitagation.B$5:.E$190];MATCH([$'MetRisks Registration'.B450];[$Mitagation.B$5:.B$190];0);4));&quot;&quot;;INDEX([$Mitagation.B$5:.E$190];MATCH([$'MetRisks Registration'.B450];[$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51]);&quot;&quot;;IF(ISBLANK(INDEX([$Mitagation.B$5:.E$190];MATCH([$'MetRisks Registration'.B451];[$Mitagation.B$5:.B$190];0);4));&quot;&quot;;INDEX([$Mitagation.B$5:.E$190];MATCH([$'MetRisks Registration'.B451];[$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52]);&quot;&quot;;IF(ISBLANK(INDEX([$Mitagation.B$5:.E$190];MATCH([$'MetRisks Registration'.B452];[$Mitagation.B$5:.B$190];0);4));&quot;&quot;;INDEX([$Mitagation.B$5:.E$190];MATCH([$'MetRisks Registration'.B452];[$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53]);&quot;&quot;;IF(ISBLANK(INDEX([$Mitagation.B$5:.E$190];MATCH([$'MetRisks Registration'.B453];[$Mitagation.B$5:.B$190];0);4));&quot;&quot;;INDEX([$Mitagation.B$5:.E$190];MATCH([$'MetRisks Registration'.B453];[$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54]);&quot;&quot;;IF(ISBLANK(INDEX([$Mitagation.B$5:.E$190];MATCH([$'MetRisks Registration'.B454];[$Mitagation.B$5:.B$190];0);4));&quot;&quot;;INDEX([$Mitagation.B$5:.E$190];MATCH([$'MetRisks Registration'.B454];[$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55]);&quot;&quot;;IF(ISBLANK(INDEX([$Mitagation.B$5:.E$190];MATCH([$'MetRisks Registration'.B455];[$Mitagation.B$5:.B$190];0);4));&quot;&quot;;INDEX([$Mitagation.B$5:.E$190];MATCH([$'MetRisks Registration'.B455];[$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56]);&quot;&quot;;IF(ISBLANK(INDEX([$Mitagation.B$5:.E$190];MATCH([$'MetRisks Registration'.B456];[$Mitagation.B$5:.B$190];0);4));&quot;&quot;;INDEX([$Mitagation.B$5:.E$190];MATCH([$'MetRisks Registration'.B456];[$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57]);&quot;&quot;;IF(ISBLANK(INDEX([$Mitagation.B$5:.E$190];MATCH([$'MetRisks Registration'.B457];[$Mitagation.B$5:.B$190];0);4));&quot;&quot;;INDEX([$Mitagation.B$5:.E$190];MATCH([$'MetRisks Registration'.B457];[$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58]);&quot;&quot;;IF(ISBLANK(INDEX([$Mitagation.B$5:.E$190];MATCH([$'MetRisks Registration'.B458];[$Mitagation.B$5:.B$190];0);4));&quot;&quot;;INDEX([$Mitagation.B$5:.E$190];MATCH([$'MetRisks Registration'.B458];[$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59]);&quot;&quot;;IF(ISBLANK(INDEX([$Mitagation.B$5:.E$190];MATCH([$'MetRisks Registration'.B459];[$Mitagation.B$5:.B$190];0);4));&quot;&quot;;INDEX([$Mitagation.B$5:.E$190];MATCH([$'MetRisks Registration'.B459];[$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60]);&quot;&quot;;IF(ISBLANK(INDEX([$Mitagation.B$5:.E$190];MATCH([$'MetRisks Registration'.B460];[$Mitagation.B$5:.B$190];0);4));&quot;&quot;;INDEX([$Mitagation.B$5:.E$190];MATCH([$'MetRisks Registration'.B460];[$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61]);&quot;&quot;;IF(ISBLANK(INDEX([$Mitagation.B$5:.E$190];MATCH([$'MetRisks Registration'.B461];[$Mitagation.B$5:.B$190];0);4));&quot;&quot;;INDEX([$Mitagation.B$5:.E$190];MATCH([$'MetRisks Registration'.B461];[$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62]);&quot;&quot;;IF(ISBLANK(INDEX([$Mitagation.B$5:.E$190];MATCH([$'MetRisks Registration'.B462];[$Mitagation.B$5:.B$190];0);4));&quot;&quot;;INDEX([$Mitagation.B$5:.E$190];MATCH([$'MetRisks Registration'.B462];[$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63]);&quot;&quot;;IF(ISBLANK(INDEX([$Mitagation.B$5:.E$190];MATCH([$'MetRisks Registration'.B463];[$Mitagation.B$5:.B$190];0);4));&quot;&quot;;INDEX([$Mitagation.B$5:.E$190];MATCH([$'MetRisks Registration'.B463];[$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64]);&quot;&quot;;IF(ISBLANK(INDEX([$Mitagation.B$5:.E$190];MATCH([$'MetRisks Registration'.B464];[$Mitagation.B$5:.B$190];0);4));&quot;&quot;;INDEX([$Mitagation.B$5:.E$190];MATCH([$'MetRisks Registration'.B464];[$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65]);&quot;&quot;;IF(ISBLANK(INDEX([$Mitagation.B$5:.E$190];MATCH([$'MetRisks Registration'.B465];[$Mitagation.B$5:.B$190];0);4));&quot;&quot;;INDEX([$Mitagation.B$5:.E$190];MATCH([$'MetRisks Registration'.B465];[$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66]);&quot;&quot;;IF(ISBLANK(INDEX([$Mitagation.B$5:.E$190];MATCH([$'MetRisks Registration'.B466];[$Mitagation.B$5:.B$190];0);4));&quot;&quot;;INDEX([$Mitagation.B$5:.E$190];MATCH([$'MetRisks Registration'.B466];[$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67]);&quot;&quot;;IF(ISBLANK(INDEX([$Mitagation.B$5:.E$190];MATCH([$'MetRisks Registration'.B467];[$Mitagation.B$5:.B$190];0);4));&quot;&quot;;INDEX([$Mitagation.B$5:.E$190];MATCH([$'MetRisks Registration'.B467];[$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68]);&quot;&quot;;IF(ISBLANK(INDEX([$Mitagation.B$5:.E$190];MATCH([$'MetRisks Registration'.B468];[$Mitagation.B$5:.B$190];0);4));&quot;&quot;;INDEX([$Mitagation.B$5:.E$190];MATCH([$'MetRisks Registration'.B468];[$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69]);&quot;&quot;;IF(ISBLANK(INDEX([$Mitagation.B$5:.E$190];MATCH([$'MetRisks Registration'.B469];[$Mitagation.B$5:.B$190];0);4));&quot;&quot;;INDEX([$Mitagation.B$5:.E$190];MATCH([$'MetRisks Registration'.B469];[$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70]);&quot;&quot;;IF(ISBLANK(INDEX([$Mitagation.B$5:.E$190];MATCH([$'MetRisks Registration'.B470];[$Mitagation.B$5:.B$190];0);4));&quot;&quot;;INDEX([$Mitagation.B$5:.E$190];MATCH([$'MetRisks Registration'.B470];[$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71]);&quot;&quot;;IF(ISBLANK(INDEX([$Mitagation.B$5:.E$190];MATCH([$'MetRisks Registration'.B471];[$Mitagation.B$5:.B$190];0);4));&quot;&quot;;INDEX([$Mitagation.B$5:.E$190];MATCH([$'MetRisks Registration'.B471];[$Mitagation.B$5:.B$190];0);4)))">
            <text:p/>
          </table:table-cell>
          <table:table-cell table:number-columns-repeated="1019"/>
        </table:table-row>
        <table:table-row table:style-name="ro33">
          <table:table-cell/>
          <table:table-cell table:style-name="ce143"/>
          <table:table-cell table:number-columns-repeated="2"/>
          <table:table-cell table:style-name="ce145" table:formula="of:=IF(ISBLANK([.B472]);&quot;&quot;;IF(ISBLANK(INDEX([$Mitagation.B$5:.E$190];MATCH([$'MetRisks Registration'.B472];[$Mitagation.B$5:.B$190];0);4));&quot;&quot;;INDEX([$Mitagation.B$5:.E$190];MATCH([$'MetRisks Registration'.B472];[$Mitagation.B$5:.B$190];0);4)))">
            <text:p/>
          </table:table-cell>
          <table:table-cell table:number-columns-repeated="1019"/>
        </table:table-row>
        <table:table-row table:style-name="ro33">
          <table:table-cell/>
          <table:table-cell/>
          <table:table-cell table:number-columns-repeated="2"/>
          <table:table-cell table:style-name="ce145" table:formula="of:=IF(ISBLANK([.B473]);&quot;&quot;;IF(ISBLANK(INDEX([$Mitagation.B$5:.E$190];MATCH([$'MetRisks Registration'.B473];[$Mitagation.B$5:.B$190];0);4));&quot;&quot;;INDEX([$Mitagation.B$5:.E$190];MATCH([$'MetRisks Registration'.B473];[$Mitagation.B$5:.B$190];0);4)))">
            <text:p/>
          </table:table-cell>
          <table:table-cell table:number-columns-repeated="1019"/>
        </table:table-row>
        <table:table-row table:style-name="ro33">
          <table:table-cell/>
          <table:table-cell/>
          <table:table-cell table:number-columns-repeated="2"/>
          <table:table-cell table:style-name="ce145" table:formula="of:=IF(ISBLANK([.B474]);&quot;&quot;;IF(ISBLANK(INDEX([$Mitagation.B$5:.E$190];MATCH([$'MetRisks Registration'.B474];[$Mitagation.B$5:.B$190];0);4));&quot;&quot;;INDEX([$Mitagation.B$5:.E$190];MATCH([$'MetRisks Registration'.B474];[$Mitagation.B$5:.B$190];0);4)))">
            <text:p/>
          </table:table-cell>
          <table:table-cell table:number-columns-repeated="1019"/>
        </table:table-row>
        <table:table-row table:style-name="ro33">
          <table:table-cell/>
          <table:table-cell/>
          <table:table-cell table:number-columns-repeated="2"/>
          <table:table-cell table:style-name="ce145" table:formula="of:=IF(ISBLANK([.B475]);&quot;&quot;;IF(ISBLANK(INDEX([$Mitagation.B$5:.E$190];MATCH([$'MetRisks Registration'.B475];[$Mitagation.B$5:.B$190];0);4));&quot;&quot;;INDEX([$Mitagation.B$5:.E$190];MATCH([$'MetRisks Registration'.B475];[$Mitagation.B$5:.B$190];0);4)))">
            <text:p/>
          </table:table-cell>
          <table:table-cell table:number-columns-repeated="1019"/>
        </table:table-row>
        <table:table-row table:style-name="ro33">
          <table:table-cell/>
          <table:table-cell/>
          <table:table-cell table:number-columns-repeated="2"/>
          <table:table-cell table:style-name="ce145" table:formula="of:=IF(ISBLANK([.B476]);&quot;&quot;;IF(ISBLANK(INDEX([$Mitagation.B$5:.E$190];MATCH([$'MetRisks Registration'.B476];[$Mitagation.B$5:.B$190];0);4));&quot;&quot;;INDEX([$Mitagation.B$5:.E$190];MATCH([$'MetRisks Registration'.B476];[$Mitagation.B$5:.B$190];0);4)))">
            <text:p/>
          </table:table-cell>
          <table:table-cell table:number-columns-repeated="1019"/>
        </table:table-row>
        <table:table-row table:style-name="ro33">
          <table:table-cell/>
          <table:table-cell/>
          <table:table-cell table:number-columns-repeated="2"/>
          <table:table-cell table:style-name="ce145" table:formula="of:=IF(ISBLANK([.B477]);&quot;&quot;;IF(ISBLANK(INDEX([$Mitagation.B$5:.E$190];MATCH([$'MetRisks Registration'.B477];[$Mitagation.B$5:.B$190];0);4));&quot;&quot;;INDEX([$Mitagation.B$5:.E$190];MATCH([$'MetRisks Registration'.B477];[$Mitagation.B$5:.B$190];0);4)))">
            <text:p/>
          </table:table-cell>
          <table:table-cell table:number-columns-repeated="1019"/>
        </table:table-row>
        <table:table-row table:style-name="ro33">
          <table:table-cell/>
          <table:table-cell/>
          <table:table-cell table:number-columns-repeated="2"/>
          <table:table-cell table:style-name="ce145" table:formula="of:=IF(ISBLANK([.B478]);&quot;&quot;;IF(ISBLANK(INDEX([$Mitagation.B$5:.E$190];MATCH([$'MetRisks Registration'.B478];[$Mitagation.B$5:.B$190];0);4));&quot;&quot;;INDEX([$Mitagation.B$5:.E$190];MATCH([$'MetRisks Registration'.B478];[$Mitagation.B$5:.B$190];0);4)))">
            <text:p/>
          </table:table-cell>
          <table:table-cell table:number-columns-repeated="1019"/>
        </table:table-row>
        <table:table-row table:style-name="ro33">
          <table:table-cell/>
          <table:table-cell/>
          <table:table-cell table:number-columns-repeated="2"/>
          <table:table-cell table:style-name="ce145" table:formula="of:=IF(ISBLANK([.B479]);&quot;&quot;;IF(ISBLANK(INDEX([$Mitagation.B$5:.E$190];MATCH([$'MetRisks Registration'.B479];[$Mitagation.B$5:.B$190];0);4));&quot;&quot;;INDEX([$Mitagation.B$5:.E$190];MATCH([$'MetRisks Registration'.B479];[$Mitagation.B$5:.B$190];0);4)))">
            <text:p/>
          </table:table-cell>
          <table:table-cell table:number-columns-repeated="1019"/>
        </table:table-row>
        <table:table-row table:style-name="ro33">
          <table:table-cell/>
          <table:table-cell/>
          <table:table-cell table:number-columns-repeated="2"/>
          <table:table-cell table:style-name="ce145" table:formula="of:=IF(ISBLANK([.B480]);&quot;&quot;;IF(ISBLANK(INDEX([$Mitagation.B$5:.E$190];MATCH([$'MetRisks Registration'.B480];[$Mitagation.B$5:.B$190];0);4));&quot;&quot;;INDEX([$Mitagation.B$5:.E$190];MATCH([$'MetRisks Registration'.B480];[$Mitagation.B$5:.B$190];0);4)))">
            <text:p/>
          </table:table-cell>
          <table:table-cell table:number-columns-repeated="1019"/>
        </table:table-row>
        <table:table-row table:style-name="ro33" table:number-rows-repeated="1048095">
          <table:table-cell table:number-columns-repeated="1024"/>
        </table:table-row>
        <table:table-row table:style-name="ro33">
          <table:table-cell table:number-columns-repeated="1024"/>
        </table:table-row>
      </table:table>
      <table:table table:name="Mitagation" table:style-name="ta13" table:print="false">
        <table:table-column table:style-name="co27" table:default-cell-style-name="ce125"/>
        <table:table-column table:style-name="co28" table:default-cell-style-name="ce131"/>
        <table:table-column table:style-name="co29" table:number-columns-repeated="7" table:default-cell-style-name="ce131"/>
        <table:table-column table:style-name="co36" table:default-cell-style-name="ce125"/>
        <table:table-column table:style-name="co5"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29" table:default-cell-style-name="ce125"/>
        <table:table-row table:style-name="ro33">
          <table:table-cell table:style-name="ce121" office:value-type="string">
            <text:p>MetRisks Matrix</text:p>
          </table:table-cell>
          <table:table-cell table:style-name="ce126" office:value-type="string" table:number-columns-spanned="8" table:number-rows-spanned="1">
            <text:p>Communication Info</text:p>
          </table:table-cell>
          <table:covered-table-cell table:number-columns-repeated="7" table:style-name="ce127"/>
          <table:table-cell table:number-columns-repeated="1015"/>
        </table:table-row>
        <table:table-row table:style-name="ro33">
          <table:table-cell table:style-name="ce121"/>
          <table:table-cell table:style-name="ce127"/>
          <table:table-cell table:style-name="ce132" office:value-type="string" table:number-columns-spanned="3" table:number-rows-spanned="1">
            <text:p>Date (dd-MMM-yyyy)</text:p>
          </table:table-cell>
          <table:covered-table-cell table:style-name="ce135"/>
          <table:covered-table-cell table:style-name="ce136"/>
          <table:table-cell table:style-name="ce132" table:number-columns-spanned="4" table:number-rows-spanned="1"/>
          <table:covered-table-cell table:number-columns-repeated="3" table:style-name="ce135"/>
          <table:table-cell table:number-columns-repeated="1015"/>
        </table:table-row>
        <table:table-row table:style-name="ro44">
          <table:table-cell table:style-name="ce122" office:value-type="string">
            <text:p>"Metric" or "Risk" Event / Decision / Activity</text:p>
          </table:table-cell>
          <table:table-cell table:style-name="ce128" office:value-type="string">
            <text:p>Key ID</text:p>
          </table:table-cell>
          <table:table-cell table:style-name="ce128" office:value-type="string">
            <text:p>Entered</text:p>
          </table:table-cell>
          <table:table-cell table:style-name="ce128" office:value-type="string">
            <text:p>Escalated</text:p>
          </table:table-cell>
          <table:table-cell table:style-name="ce128" office:value-type="string">
            <text:p>Mitigated</text:p>
          </table:table-cell>
          <table:table-cell table:style-name="ce151" office:value-type="string" table:number-columns-spanned="4" table:number-rows-spanned="1">
            <text:p>Notes</text:p>
          </table:table-cell>
          <table:covered-table-cell table:number-columns-repeated="3" table:style-name="ce153"/>
          <table:table-cell table:number-columns-repeated="2"/>
          <table:table-cell office:value-type="string">
            <text:p>Artifacts</text:p>
          </table:table-cell>
          <table:table-cell table:number-columns-repeated="6"/>
          <table:table-cell office:value-type="string">
            <text:p>Timelines (in weeks)</text:p>
          </table:table-cell>
          <table:table-cell table:number-columns-repeated="1005"/>
        </table:table-row>
        <table:table-row table:style-name="ro33">
          <table:table-cell table:style-name="ce123" office:value-type="string">
            <text:p>PMO0: <text:s/>Pre-Plan - IT Planning and Strategy Activities</text:p>
          </table:table-cell>
          <table:table-cell table:style-name="ce140" office:value-type="string">
            <text:p>enter a value</text:p>
          </table:table-cell>
          <table:table-cell table:number-columns-repeated="2" table:style-name="ce147" office:value-type="string">
            <text:p>do not enter</text:p>
          </table:table-cell>
          <table:table-cell table:style-name="ce140" office:value-type="string">
            <text:p>enter a value</text:p>
          </table:table-cell>
          <table:table-cell table:style-name="ce133" table:number-columns-repeated="4"/>
          <table:table-cell table:number-columns-repeated="1015"/>
        </table:table-row>
        <table:table-row table:style-name="ro45">
          <table:table-cell table:style-name="ce139" table:formula="of:=IF(ISBLANK([.B5]);&quot;&quot;;INDEX([$'MetRisks Registration'.A$5:.E$190];MATCH([$Mitagation.B5];[$'MetRisks Registration'.B$5:.B$190];0);1))" office:value-type="string" office:string-value="Business resource &quot;Readiness&quot; for March 15 Kick off Date">
            <text:p>Business resource "Readiness" for March 15 Kick off Date</text:p>
          </table:table-cell>
          <table:table-cell table:style-name="ce143" office:value-type="string">
            <text:p>pmo0-1</text:p>
          </table:table-cell>
          <table:table-cell table:style-name="ce146" table:formula="of:=IF(ISBLANK([.B5]);&quot;&quot;;INDEX([$'MetRisks Registration'.B$5:.E$190];MATCH([$Mitagation.B5];[$'MetRisks Registration'.B$5:.B$190];0);2))" office:value-type="float" office:value="42052">
            <text:p>17-Feb-2015</text:p>
          </table:table-cell>
          <table:table-cell table:style-name="ce146" table:formula="of:=IF(ISBLANK([.B5]);&quot;&quot;;IF(ISBLANK(INDEX([$Escalation.B$5:.E$190];MATCH([$'MetRisks Registration'.B5];[$Escalation.B$5:.B$190];0);3));&quot;&quot;;INDEX([$Escalation.B$5:.E$190];MATCH([$'MetRisks Registration'.B5];[$Escalation.B$5:.B$190];0);3)))" office:value-type="float" office:value="42054">
            <text:p>19-Feb-2015</text:p>
          </table:table-cell>
          <table:table-cell table:style-name="ce145" office:value-type="float" office:value="42058">
            <text:p>23-Feb-2015</text:p>
          </table:table-cell>
          <table:table-cell table:style-name="ce152" office:value-type="string" table:number-columns-spanned="4" table:number-rows-spanned="1">
            <text:p>In order to prepare for the PEX Panel mtg on the 26th of Feb the pre-plan will also have a high level contingency plan for this risk that will illustrate scheduling of the streams so that technical activities can occur prior to the business strategy workshops. <text:s/>The outcome will be to insure the Solution Architecture Blueprint can be delivered on time.</text:p>
          </table:table-cell>
          <table:covered-table-cell table:number-columns-repeated="3" table:style-name="ce154"/>
          <table:table-cell table:style-name="ce155"/>
          <table:table-cell table:number-columns-repeated="1014"/>
        </table:table-row>
        <table:table-row table:style-name="ro44">
          <table:table-cell table:style-name="ce139" table:formula="of:=IF(ISBLANK([.B6]);&quot;&quot;;INDEX([$'MetRisks Registration'.A$5:.E$190];MATCH([$Mitagation.B6];[$'MetRisks Registration'.B$5:.B$190];0);1))">
            <text:p/>
          </table:table-cell>
          <table:table-cell table:style-name="ce143"/>
          <table:table-cell table:style-name="ce146" table:formula="of:=IF(ISBLANK([.B6]);&quot;&quot;;INDEX([$'MetRisks Registration'.B$5:.E$190];MATCH([$Mitagation.B6];[$'MetRisks Registration'.B$5:.B$190];0);2))">
            <text:p/>
          </table:table-cell>
          <table:table-cell table:style-name="ce146" table:formula="of:=IF(ISBLANK([.B6]);&quot;&quot;;IF(ISBLANK(INDEX([$Escalation.B$5:.E$190];MATCH([$'MetRisks Registration'.B6];[$Escalation.B$5:.B$190];0);3));&quot;&quot;;INDEX([$Escalation.B$5:.E$190];MATCH([$'MetRisks Registration'.B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7]);&quot;&quot;;INDEX([$'MetRisks Registration'.A$5:.E$190];MATCH([$Mitagation.B7];[$'MetRisks Registration'.B$5:.B$190];0);1))">
            <text:p/>
          </table:table-cell>
          <table:table-cell table:style-name="ce143"/>
          <table:table-cell table:style-name="ce146" table:formula="of:=IF(ISBLANK([.B7]);&quot;&quot;;INDEX([$'MetRisks Registration'.B$5:.E$190];MATCH([$Mitagation.B7];[$'MetRisks Registration'.B$5:.B$190];0);2))">
            <text:p/>
          </table:table-cell>
          <table:table-cell table:style-name="ce146" table:formula="of:=IF(ISBLANK([.B7]);&quot;&quot;;IF(ISBLANK(INDEX([$Escalation.B$5:.E$190];MATCH([$'MetRisks Registration'.B7];[$Escalation.B$5:.B$190];0);3));&quot;&quot;;INDEX([$Escalation.B$5:.E$190];MATCH([$'MetRisks Registration'.B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8]);&quot;&quot;;INDEX([$'MetRisks Registration'.A$5:.E$190];MATCH([$Mitagation.B8];[$'MetRisks Registration'.B$5:.B$190];0);1))">
            <text:p/>
          </table:table-cell>
          <table:table-cell table:style-name="ce143"/>
          <table:table-cell table:style-name="ce146" table:formula="of:=IF(ISBLANK([.B8]);&quot;&quot;;INDEX([$'MetRisks Registration'.B$5:.E$190];MATCH([$Mitagation.B8];[$'MetRisks Registration'.B$5:.B$190];0);2))">
            <text:p/>
          </table:table-cell>
          <table:table-cell table:style-name="ce146" table:formula="of:=IF(ISBLANK([.B8]);&quot;&quot;;IF(ISBLANK(INDEX([$Escalation.B$5:.E$190];MATCH([$'MetRisks Registration'.B8];[$Escalation.B$5:.B$190];0);3));&quot;&quot;;INDEX([$Escalation.B$5:.E$190];MATCH([$'MetRisks Registration'.B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9]);&quot;&quot;;INDEX([$'MetRisks Registration'.A$5:.E$190];MATCH([$Mitagation.B9];[$'MetRisks Registration'.B$5:.B$190];0);1))">
            <text:p/>
          </table:table-cell>
          <table:table-cell table:style-name="ce143"/>
          <table:table-cell table:style-name="ce146" table:formula="of:=IF(ISBLANK([.B9]);&quot;&quot;;INDEX([$'MetRisks Registration'.B$5:.E$190];MATCH([$Mitagation.B9];[$'MetRisks Registration'.B$5:.B$190];0);2))">
            <text:p/>
          </table:table-cell>
          <table:table-cell table:style-name="ce146" table:formula="of:=IF(ISBLANK([.B9]);&quot;&quot;;IF(ISBLANK(INDEX([$Escalation.B$5:.E$190];MATCH([$'MetRisks Registration'.B9];[$Escalation.B$5:.B$190];0);3));&quot;&quot;;INDEX([$Escalation.B$5:.E$190];MATCH([$'MetRisks Registration'.B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0]);&quot;&quot;;INDEX([$'MetRisks Registration'.A$5:.E$190];MATCH([$Mitagation.B10];[$'MetRisks Registration'.B$5:.B$190];0);1))">
            <text:p/>
          </table:table-cell>
          <table:table-cell table:style-name="ce143"/>
          <table:table-cell table:style-name="ce146" table:formula="of:=IF(ISBLANK([.B10]);&quot;&quot;;INDEX([$'MetRisks Registration'.B$5:.E$190];MATCH([$Mitagation.B10];[$'MetRisks Registration'.B$5:.B$190];0);2))">
            <text:p/>
          </table:table-cell>
          <table:table-cell table:style-name="ce146" table:formula="of:=IF(ISBLANK([.B10]);&quot;&quot;;IF(ISBLANK(INDEX([$Escalation.B$5:.E$190];MATCH([$'MetRisks Registration'.B10];[$Escalation.B$5:.B$190];0);3));&quot;&quot;;INDEX([$Escalation.B$5:.E$190];MATCH([$'MetRisks Registration'.B1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33">
          <table:table-cell table:style-name="ce123" office:value-type="string">
            <text:p>IT1: <text:s/>Enterprise and Solution Architecture Activities</text:p>
          </table:table-cell>
          <table:table-cell table:style-name="ce129"/>
          <table:table-cell table:style-name="ce156" table:number-columns-repeated="2"/>
          <table:table-cell table:style-name="ce133" table:number-columns-repeated="5"/>
          <table:table-cell table:number-columns-repeated="1015"/>
        </table:table-row>
        <table:table-row table:style-name="ro50">
          <table:table-cell table:style-name="ce139" table:formula="of:=IF(ISBLANK([.B12]);&quot;&quot;;INDEX([$'MetRisks Registration'.A$5:.E$190];MATCH([$Mitagation.B12];[$'MetRisks Registration'.B$5:.B$190];0);1))" office:value-type="string" office:string-value="Risk raised:  Access to TRUST source code is delayed which will have a negative impact on the Reusability analysis.  This will be very relevant if the Business Readiness risk is not mitigated before the TCS engagement scheduled for March 15th.">
            <text:p>Risk raised: <text:s/>Access to TRUST source code is delayed which will have a negative impact on the Reusability analysis. <text:s/>This will be very relevant if the Business Readiness risk is not mitigated before the TCS engagement scheduled for March 15th.</text:p>
          </table:table-cell>
          <table:table-cell table:style-name="ce143" office:value-type="string">
            <text:p>IT1-01</text:p>
          </table:table-cell>
          <table:table-cell table:style-name="ce146" table:formula="of:=IF(ISBLANK([.B12]);&quot;&quot;;INDEX([$'MetRisks Registration'.B$5:.E$190];MATCH([$Mitagation.B12];[$'MetRisks Registration'.B$5:.B$190];0);2))" office:value-type="float" office:value="42045">
            <text:p>10-Feb-2015</text:p>
          </table:table-cell>
          <table:table-cell table:style-name="ce146" table:formula="of:=IF(ISBLANK([.B12]);&quot;&quot;;IF(ISBLANK(INDEX([$Escalation.B$5:.E$190];MATCH([$'MetRisks Registration'.B12];[$Escalation.B$5:.B$190];0);3));&quot;&quot;;INDEX([$Escalation.B$5:.E$190];MATCH([$'MetRisks Registration'.B12];[$Escalation.B$5:.B$190];0);3)))" office:value-type="float" office:value="0">
            <text:p>#N/A</text:p>
          </table:table-cell>
          <table:table-cell table:style-name="ce145"/>
          <table:table-cell table:style-name="ce152" office:value-type="string" table:number-columns-spanned="4" table:number-rows-spanned="1">
            <text:p>This is just an example of a Risk. No mitigation date yet because it is in progress. <text:s/>The details of the progress would be found in this Notes field.</text:p>
          </table:table-cell>
          <table:covered-table-cell table:number-columns-repeated="3" table:style-name="ce154"/>
          <table:table-cell table:number-columns-repeated="2"/>
          <table:table-cell office:value-type="string">
            <text:p>Enterprise wide guiding principles for UASC</text:p>
          </table:table-cell>
          <table:table-cell table:number-columns-repeated="1012"/>
        </table:table-row>
        <table:table-row table:style-name="ro51">
          <table:table-cell table:style-name="ce139" table:formula="of:=IF(ISBLANK([.B13]);&quot;&quot;;INDEX([$'MetRisks Registration'.A$5:.E$190];MATCH([$Mitagation.B13];[$'MetRisks Registration'.B$5:.B$190];0);1))" office:value-type="string" office:string-value="Risk raised:  The start dates of the EA team has not been published yet.  Communication about this has not been concrete yet expect for the 1st of May.  This needs to be clarified ASAP.">
            <text:p>Risk raised: <text:s/>The start dates of the EA team has not been published yet. <text:s/>Communication about this has not been concrete yet expect for the 1st of May. <text:s/>This needs to be clarified ASAP.</text:p>
          </table:table-cell>
          <table:table-cell table:style-name="ce143" office:value-type="string">
            <text:p>IT1-02</text:p>
          </table:table-cell>
          <table:table-cell table:style-name="ce146" table:formula="of:=IF(ISBLANK([.B13]);&quot;&quot;;INDEX([$'MetRisks Registration'.B$5:.E$190];MATCH([$Mitagation.B13];[$'MetRisks Registration'.B$5:.B$190];0);2))" office:value-type="float" office:value="42045">
            <text:p>10-Feb-2015</text:p>
          </table:table-cell>
          <table:table-cell table:style-name="ce146" table:formula="of:=IF(ISBLANK([.B13]);&quot;&quot;;IF(ISBLANK(INDEX([$Escalation.B$5:.E$190];MATCH([$'MetRisks Registration'.B13];[$Escalation.B$5:.B$190];0);3));&quot;&quot;;INDEX([$Escalation.B$5:.E$190];MATCH([$'MetRisks Registration'.B13];[$Escalation.B$5:.B$190];0);3)))" office:value-type="float" office:value="42054">
            <text:p>19-Feb-2015</text:p>
          </table:table-cell>
          <table:table-cell table:style-name="ce145" office:value-type="float" office:value="42054">
            <text:p>19-Feb-2015</text:p>
          </table:table-cell>
          <table:table-cell table:style-name="ce152" office:value-type="string" table:number-columns-spanned="4" table:number-rows-spanned="1">
            <text:p>HR has informed that all of the architects have accepted and will be starting in earliest April, however, it is still not confirmed the exact dates. <text:s/>Planning will go ahead as 1st week of May start dates.</text:p>
          </table:table-cell>
          <table:covered-table-cell table:number-columns-repeated="3" table:style-name="ce154"/>
          <table:table-cell table:number-columns-repeated="1015"/>
        </table:table-row>
        <table:table-row table:style-name="ro44">
          <table:table-cell table:style-name="ce139" table:formula="of:=IF(ISBLANK([.B14]);&quot;&quot;;INDEX([$'MetRisks Registration'.A$5:.E$190];MATCH([$Mitagation.B14];[$'MetRisks Registration'.B$5:.B$190];0);1))">
            <text:p/>
          </table:table-cell>
          <table:table-cell table:style-name="ce143"/>
          <table:table-cell table:style-name="ce146" table:formula="of:=IF(ISBLANK([.B14]);&quot;&quot;;INDEX([$'MetRisks Registration'.B$5:.E$190];MATCH([$Mitagation.B14];[$'MetRisks Registration'.B$5:.B$190];0);2))">
            <text:p/>
          </table:table-cell>
          <table:table-cell table:style-name="ce146" table:formula="of:=IF(ISBLANK([.B14]);&quot;&quot;;IF(ISBLANK(INDEX([$Escalation.B$5:.E$190];MATCH([$'MetRisks Registration'.B14];[$Escalation.B$5:.B$190];0);3));&quot;&quot;;INDEX([$Escalation.B$5:.E$190];MATCH([$'MetRisks Registration'.B1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5]);&quot;&quot;;INDEX([$'MetRisks Registration'.A$5:.E$190];MATCH([$Mitagation.B15];[$'MetRisks Registration'.B$5:.B$190];0);1))">
            <text:p/>
          </table:table-cell>
          <table:table-cell table:style-name="ce143"/>
          <table:table-cell table:style-name="ce146" table:formula="of:=IF(ISBLANK([.B15]);&quot;&quot;;INDEX([$'MetRisks Registration'.B$5:.E$190];MATCH([$Mitagation.B15];[$'MetRisks Registration'.B$5:.B$190];0);2))">
            <text:p/>
          </table:table-cell>
          <table:table-cell table:style-name="ce146" table:formula="of:=IF(ISBLANK([.B15]);&quot;&quot;;IF(ISBLANK(INDEX([$Escalation.B$5:.E$190];MATCH([$'MetRisks Registration'.B15];[$Escalation.B$5:.B$190];0);3));&quot;&quot;;INDEX([$Escalation.B$5:.E$190];MATCH([$'MetRisks Registration'.B1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6]);&quot;&quot;;INDEX([$'MetRisks Registration'.A$5:.E$190];MATCH([$Mitagation.B16];[$'MetRisks Registration'.B$5:.B$190];0);1))">
            <text:p/>
          </table:table-cell>
          <table:table-cell table:style-name="ce143"/>
          <table:table-cell table:style-name="ce146" table:formula="of:=IF(ISBLANK([.B16]);&quot;&quot;;INDEX([$'MetRisks Registration'.B$5:.E$190];MATCH([$Mitagation.B16];[$'MetRisks Registration'.B$5:.B$190];0);2))">
            <text:p/>
          </table:table-cell>
          <table:table-cell table:style-name="ce146" table:formula="of:=IF(ISBLANK([.B16]);&quot;&quot;;IF(ISBLANK(INDEX([$Escalation.B$5:.E$190];MATCH([$'MetRisks Registration'.B16];[$Escalation.B$5:.B$190];0);3));&quot;&quot;;INDEX([$Escalation.B$5:.E$190];MATCH([$'MetRisks Registration'.B1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33">
          <table:table-cell table:style-name="ce123" office:value-type="string">
            <text:p>PMO1: <text:s/>Project Implementation Support</text:p>
          </table:table-cell>
          <table:table-cell table:style-name="ce129"/>
          <table:table-cell table:style-name="ce156" table:number-columns-repeated="2"/>
          <table:table-cell table:style-name="ce133" table:number-columns-repeated="5"/>
          <table:table-cell table:number-columns-repeated="1015"/>
        </table:table-row>
        <table:table-row table:style-name="ro44">
          <table:table-cell table:style-name="ce139" table:formula="of:=IF(ISBLANK([.B18]);&quot;&quot;;INDEX([$'MetRisks Registration'.A$5:.E$190];MATCH([$Mitagation.B18];[$'MetRisks Registration'.B$5:.B$190];0);1))">
            <text:p/>
          </table:table-cell>
          <table:table-cell table:style-name="ce143"/>
          <table:table-cell table:style-name="ce146" table:formula="of:=IF(ISBLANK([.B18]);&quot;&quot;;INDEX([$'MetRisks Registration'.B$5:.E$190];MATCH([$Mitagation.B18];[$'MetRisks Registration'.B$5:.B$190];0);2))">
            <text:p/>
          </table:table-cell>
          <table:table-cell table:style-name="ce146" table:formula="of:=IF(ISBLANK([.B18]);&quot;&quot;;IF(ISBLANK(INDEX([$Escalation.B$5:.E$190];MATCH([$'MetRisks Registration'.B18];[$Escalation.B$5:.B$190];0);3));&quot;&quot;;INDEX([$Escalation.B$5:.E$190];MATCH([$'MetRisks Registration'.B1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19]);&quot;&quot;;INDEX([$'MetRisks Registration'.A$5:.E$190];MATCH([$Mitagation.B19];[$'MetRisks Registration'.B$5:.B$190];0);1))">
            <text:p/>
          </table:table-cell>
          <table:table-cell table:style-name="ce143"/>
          <table:table-cell table:style-name="ce146" table:formula="of:=IF(ISBLANK([.B19]);&quot;&quot;;INDEX([$'MetRisks Registration'.B$5:.E$190];MATCH([$Mitagation.B19];[$'MetRisks Registration'.B$5:.B$190];0);2))">
            <text:p/>
          </table:table-cell>
          <table:table-cell table:style-name="ce146" table:formula="of:=IF(ISBLANK([.B19]);&quot;&quot;;IF(ISBLANK(INDEX([$Escalation.B$5:.E$190];MATCH([$'MetRisks Registration'.B19];[$Escalation.B$5:.B$190];0);3));&quot;&quot;;INDEX([$Escalation.B$5:.E$190];MATCH([$'MetRisks Registration'.B1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0]);&quot;&quot;;INDEX([$'MetRisks Registration'.A$5:.E$190];MATCH([$Mitagation.B20];[$'MetRisks Registration'.B$5:.B$190];0);1))">
            <text:p/>
          </table:table-cell>
          <table:table-cell table:style-name="ce143"/>
          <table:table-cell table:style-name="ce146" table:formula="of:=IF(ISBLANK([.B20]);&quot;&quot;;INDEX([$'MetRisks Registration'.B$5:.E$190];MATCH([$Mitagation.B20];[$'MetRisks Registration'.B$5:.B$190];0);2))">
            <text:p/>
          </table:table-cell>
          <table:table-cell table:style-name="ce146" table:formula="of:=IF(ISBLANK([.B20]);&quot;&quot;;IF(ISBLANK(INDEX([$Escalation.B$5:.E$190];MATCH([$'MetRisks Registration'.B20];[$Escalation.B$5:.B$190];0);3));&quot;&quot;;INDEX([$Escalation.B$5:.E$190];MATCH([$'MetRisks Registration'.B2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1]);&quot;&quot;;INDEX([$'MetRisks Registration'.A$5:.E$190];MATCH([$Mitagation.B21];[$'MetRisks Registration'.B$5:.B$190];0);1))">
            <text:p/>
          </table:table-cell>
          <table:table-cell table:style-name="ce143"/>
          <table:table-cell table:style-name="ce146" table:formula="of:=IF(ISBLANK([.B21]);&quot;&quot;;INDEX([$'MetRisks Registration'.B$5:.E$190];MATCH([$Mitagation.B21];[$'MetRisks Registration'.B$5:.B$190];0);2))">
            <text:p/>
          </table:table-cell>
          <table:table-cell table:style-name="ce146" table:formula="of:=IF(ISBLANK([.B21]);&quot;&quot;;IF(ISBLANK(INDEX([$Escalation.B$5:.E$190];MATCH([$'MetRisks Registration'.B21];[$Escalation.B$5:.B$190];0);3));&quot;&quot;;INDEX([$Escalation.B$5:.E$190];MATCH([$'MetRisks Registration'.B2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2]);&quot;&quot;;INDEX([$'MetRisks Registration'.A$5:.E$190];MATCH([$Mitagation.B22];[$'MetRisks Registration'.B$5:.B$190];0);1))">
            <text:p/>
          </table:table-cell>
          <table:table-cell table:style-name="ce143"/>
          <table:table-cell table:style-name="ce146" table:formula="of:=IF(ISBLANK([.B22]);&quot;&quot;;INDEX([$'MetRisks Registration'.B$5:.E$190];MATCH([$Mitagation.B22];[$'MetRisks Registration'.B$5:.B$190];0);2))">
            <text:p/>
          </table:table-cell>
          <table:table-cell table:style-name="ce146" table:formula="of:=IF(ISBLANK([.B22]);&quot;&quot;;IF(ISBLANK(INDEX([$Escalation.B$5:.E$190];MATCH([$'MetRisks Registration'.B22];[$Escalation.B$5:.B$190];0);3));&quot;&quot;;INDEX([$Escalation.B$5:.E$190];MATCH([$'MetRisks Registration'.B2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3]);&quot;&quot;;INDEX([$'MetRisks Registration'.A$5:.E$190];MATCH([$Mitagation.B23];[$'MetRisks Registration'.B$5:.B$190];0);1))">
            <text:p/>
          </table:table-cell>
          <table:table-cell table:style-name="ce143"/>
          <table:table-cell table:style-name="ce146" table:formula="of:=IF(ISBLANK([.B23]);&quot;&quot;;INDEX([$'MetRisks Registration'.B$5:.E$190];MATCH([$Mitagation.B23];[$'MetRisks Registration'.B$5:.B$190];0);2))">
            <text:p/>
          </table:table-cell>
          <table:table-cell table:style-name="ce146" table:formula="of:=IF(ISBLANK([.B23]);&quot;&quot;;IF(ISBLANK(INDEX([$Escalation.B$5:.E$190];MATCH([$'MetRisks Registration'.B23];[$Escalation.B$5:.B$190];0);3));&quot;&quot;;INDEX([$Escalation.B$5:.E$190];MATCH([$'MetRisks Registration'.B2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4]);&quot;&quot;;INDEX([$'MetRisks Registration'.A$5:.E$190];MATCH([$Mitagation.B24];[$'MetRisks Registration'.B$5:.B$190];0);1))">
            <text:p/>
          </table:table-cell>
          <table:table-cell table:style-name="ce143"/>
          <table:table-cell table:style-name="ce146" table:formula="of:=IF(ISBLANK([.B24]);&quot;&quot;;INDEX([$'MetRisks Registration'.B$5:.E$190];MATCH([$Mitagation.B24];[$'MetRisks Registration'.B$5:.B$190];0);2))">
            <text:p/>
          </table:table-cell>
          <table:table-cell table:style-name="ce146" table:formula="of:=IF(ISBLANK([.B24]);&quot;&quot;;IF(ISBLANK(INDEX([$Escalation.B$5:.E$190];MATCH([$'MetRisks Registration'.B24];[$Escalation.B$5:.B$190];0);3));&quot;&quot;;INDEX([$Escalation.B$5:.E$190];MATCH([$'MetRisks Registration'.B2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5]);&quot;&quot;;INDEX([$'MetRisks Registration'.A$5:.E$190];MATCH([$Mitagation.B25];[$'MetRisks Registration'.B$5:.B$190];0);1))">
            <text:p/>
          </table:table-cell>
          <table:table-cell table:style-name="ce143"/>
          <table:table-cell table:style-name="ce146" table:formula="of:=IF(ISBLANK([.B25]);&quot;&quot;;INDEX([$'MetRisks Registration'.B$5:.E$190];MATCH([$Mitagation.B25];[$'MetRisks Registration'.B$5:.B$190];0);2))">
            <text:p/>
          </table:table-cell>
          <table:table-cell table:style-name="ce146" table:formula="of:=IF(ISBLANK([.B25]);&quot;&quot;;IF(ISBLANK(INDEX([$Escalation.B$5:.E$190];MATCH([$'MetRisks Registration'.B25];[$Escalation.B$5:.B$190];0);3));&quot;&quot;;INDEX([$Escalation.B$5:.E$190];MATCH([$'MetRisks Registration'.B2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6]);&quot;&quot;;INDEX([$'MetRisks Registration'.A$5:.E$190];MATCH([$Mitagation.B26];[$'MetRisks Registration'.B$5:.B$190];0);1))">
            <text:p/>
          </table:table-cell>
          <table:table-cell table:style-name="ce143"/>
          <table:table-cell table:style-name="ce146" table:formula="of:=IF(ISBLANK([.B26]);&quot;&quot;;INDEX([$'MetRisks Registration'.B$5:.E$190];MATCH([$Mitagation.B26];[$'MetRisks Registration'.B$5:.B$190];0);2))">
            <text:p/>
          </table:table-cell>
          <table:table-cell table:style-name="ce146" table:formula="of:=IF(ISBLANK([.B26]);&quot;&quot;;IF(ISBLANK(INDEX([$Escalation.B$5:.E$190];MATCH([$'MetRisks Registration'.B26];[$Escalation.B$5:.B$190];0);3));&quot;&quot;;INDEX([$Escalation.B$5:.E$190];MATCH([$'MetRisks Registration'.B2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7]);&quot;&quot;;INDEX([$'MetRisks Registration'.A$5:.E$190];MATCH([$Mitagation.B27];[$'MetRisks Registration'.B$5:.B$190];0);1))">
            <text:p/>
          </table:table-cell>
          <table:table-cell table:style-name="ce143"/>
          <table:table-cell table:style-name="ce146" table:formula="of:=IF(ISBLANK([.B27]);&quot;&quot;;INDEX([$'MetRisks Registration'.B$5:.E$190];MATCH([$Mitagation.B27];[$'MetRisks Registration'.B$5:.B$190];0);2))">
            <text:p/>
          </table:table-cell>
          <table:table-cell table:style-name="ce146" table:formula="of:=IF(ISBLANK([.B27]);&quot;&quot;;IF(ISBLANK(INDEX([$Escalation.B$5:.E$190];MATCH([$'MetRisks Registration'.B27];[$Escalation.B$5:.B$190];0);3));&quot;&quot;;INDEX([$Escalation.B$5:.E$190];MATCH([$'MetRisks Registration'.B2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28]);&quot;&quot;;INDEX([$'MetRisks Registration'.A$5:.E$190];MATCH([$Mitagation.B28];[$'MetRisks Registration'.B$5:.B$190];0);1))">
            <text:p/>
          </table:table-cell>
          <table:table-cell table:style-name="ce143"/>
          <table:table-cell table:style-name="ce146" table:formula="of:=IF(ISBLANK([.B28]);&quot;&quot;;INDEX([$'MetRisks Registration'.B$5:.E$190];MATCH([$Mitagation.B28];[$'MetRisks Registration'.B$5:.B$190];0);2))">
            <text:p/>
          </table:table-cell>
          <table:table-cell table:style-name="ce146" table:formula="of:=IF(ISBLANK([.B28]);&quot;&quot;;IF(ISBLANK(INDEX([$Escalation.B$5:.E$190];MATCH([$'MetRisks Registration'.B28];[$Escalation.B$5:.B$190];0);3));&quot;&quot;;INDEX([$Escalation.B$5:.E$190];MATCH([$'MetRisks Registration'.B28];[$Escalation.B$5:.B$190];0);3)))">
            <text:p/>
          </table:table-cell>
          <table:table-cell table:style-name="ce145"/>
          <table:table-cell table:style-name="ce152" table:number-columns-spanned="4" table:number-rows-spanned="1"/>
          <table:covered-table-cell table:number-columns-repeated="3" table:style-name="ce154"/>
          <table:table-cell table:number-columns-repeated="2"/>
          <table:table-cell office:value-type="string">
            <text:p>IT investment assessment template</text:p>
          </table:table-cell>
          <table:table-cell table:number-columns-repeated="1012"/>
        </table:table-row>
        <table:table-row table:style-name="ro44">
          <table:table-cell table:style-name="ce139" table:formula="of:=IF(ISBLANK([.B29]);&quot;&quot;;INDEX([$'MetRisks Registration'.A$5:.E$190];MATCH([$Mitagation.B29];[$'MetRisks Registration'.B$5:.B$190];0);1))">
            <text:p/>
          </table:table-cell>
          <table:table-cell table:style-name="ce143"/>
          <table:table-cell table:style-name="ce146" table:formula="of:=IF(ISBLANK([.B29]);&quot;&quot;;INDEX([$'MetRisks Registration'.B$5:.E$190];MATCH([$Mitagation.B29];[$'MetRisks Registration'.B$5:.B$190];0);2))">
            <text:p/>
          </table:table-cell>
          <table:table-cell table:style-name="ce146" table:formula="of:=IF(ISBLANK([.B29]);&quot;&quot;;IF(ISBLANK(INDEX([$Escalation.B$5:.E$190];MATCH([$'MetRisks Registration'.B29];[$Escalation.B$5:.B$190];0);3));&quot;&quot;;INDEX([$Escalation.B$5:.E$190];MATCH([$'MetRisks Registration'.B2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0]);&quot;&quot;;INDEX([$'MetRisks Registration'.A$5:.E$190];MATCH([$Mitagation.B30];[$'MetRisks Registration'.B$5:.B$190];0);1))">
            <text:p/>
          </table:table-cell>
          <table:table-cell table:style-name="ce143"/>
          <table:table-cell table:style-name="ce146" table:formula="of:=IF(ISBLANK([.B30]);&quot;&quot;;INDEX([$'MetRisks Registration'.B$5:.E$190];MATCH([$Mitagation.B30];[$'MetRisks Registration'.B$5:.B$190];0);2))">
            <text:p/>
          </table:table-cell>
          <table:table-cell table:style-name="ce146" table:formula="of:=IF(ISBLANK([.B30]);&quot;&quot;;IF(ISBLANK(INDEX([$Escalation.B$5:.E$190];MATCH([$'MetRisks Registration'.B30];[$Escalation.B$5:.B$190];0);3));&quot;&quot;;INDEX([$Escalation.B$5:.E$190];MATCH([$'MetRisks Registration'.B3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1]);&quot;&quot;;INDEX([$'MetRisks Registration'.A$5:.E$190];MATCH([$Mitagation.B31];[$'MetRisks Registration'.B$5:.B$190];0);1))">
            <text:p/>
          </table:table-cell>
          <table:table-cell table:style-name="ce143"/>
          <table:table-cell table:style-name="ce146" table:formula="of:=IF(ISBLANK([.B31]);&quot;&quot;;INDEX([$'MetRisks Registration'.B$5:.E$190];MATCH([$Mitagation.B31];[$'MetRisks Registration'.B$5:.B$190];0);2))">
            <text:p/>
          </table:table-cell>
          <table:table-cell table:style-name="ce146" table:formula="of:=IF(ISBLANK([.B31]);&quot;&quot;;IF(ISBLANK(INDEX([$Escalation.B$5:.E$190];MATCH([$'MetRisks Registration'.B31];[$Escalation.B$5:.B$190];0);3));&quot;&quot;;INDEX([$Escalation.B$5:.E$190];MATCH([$'MetRisks Registration'.B3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2]);&quot;&quot;;INDEX([$'MetRisks Registration'.A$5:.E$190];MATCH([$Mitagation.B32];[$'MetRisks Registration'.B$5:.B$190];0);1))">
            <text:p/>
          </table:table-cell>
          <table:table-cell table:style-name="ce143"/>
          <table:table-cell table:style-name="ce146" table:formula="of:=IF(ISBLANK([.B32]);&quot;&quot;;INDEX([$'MetRisks Registration'.B$5:.E$190];MATCH([$Mitagation.B32];[$'MetRisks Registration'.B$5:.B$190];0);2))">
            <text:p/>
          </table:table-cell>
          <table:table-cell table:style-name="ce146" table:formula="of:=IF(ISBLANK([.B32]);&quot;&quot;;IF(ISBLANK(INDEX([$Escalation.B$5:.E$190];MATCH([$'MetRisks Registration'.B32];[$Escalation.B$5:.B$190];0);3));&quot;&quot;;INDEX([$Escalation.B$5:.E$190];MATCH([$'MetRisks Registration'.B3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3]);&quot;&quot;;INDEX([$'MetRisks Registration'.A$5:.E$190];MATCH([$Mitagation.B33];[$'MetRisks Registration'.B$5:.B$190];0);1))">
            <text:p/>
          </table:table-cell>
          <table:table-cell table:style-name="ce143"/>
          <table:table-cell table:style-name="ce146" table:formula="of:=IF(ISBLANK([.B33]);&quot;&quot;;INDEX([$'MetRisks Registration'.B$5:.E$190];MATCH([$Mitagation.B33];[$'MetRisks Registration'.B$5:.B$190];0);2))">
            <text:p/>
          </table:table-cell>
          <table:table-cell table:style-name="ce146" table:formula="of:=IF(ISBLANK([.B33]);&quot;&quot;;IF(ISBLANK(INDEX([$Escalation.B$5:.E$190];MATCH([$'MetRisks Registration'.B33];[$Escalation.B$5:.B$190];0);3));&quot;&quot;;INDEX([$Escalation.B$5:.E$190];MATCH([$'MetRisks Registration'.B3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4]);&quot;&quot;;INDEX([$'MetRisks Registration'.A$5:.E$190];MATCH([$Mitagation.B34];[$'MetRisks Registration'.B$5:.B$190];0);1))">
            <text:p/>
          </table:table-cell>
          <table:table-cell table:style-name="ce143"/>
          <table:table-cell table:style-name="ce146" table:formula="of:=IF(ISBLANK([.B34]);&quot;&quot;;INDEX([$'MetRisks Registration'.B$5:.E$190];MATCH([$Mitagation.B34];[$'MetRisks Registration'.B$5:.B$190];0);2))">
            <text:p/>
          </table:table-cell>
          <table:table-cell table:style-name="ce146" table:formula="of:=IF(ISBLANK([.B34]);&quot;&quot;;IF(ISBLANK(INDEX([$Escalation.B$5:.E$190];MATCH([$'MetRisks Registration'.B34];[$Escalation.B$5:.B$190];0);3));&quot;&quot;;INDEX([$Escalation.B$5:.E$190];MATCH([$'MetRisks Registration'.B3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5]);&quot;&quot;;INDEX([$'MetRisks Registration'.A$5:.E$190];MATCH([$Mitagation.B35];[$'MetRisks Registration'.B$5:.B$190];0);1))">
            <text:p/>
          </table:table-cell>
          <table:table-cell table:style-name="ce143"/>
          <table:table-cell table:style-name="ce146" table:formula="of:=IF(ISBLANK([.B35]);&quot;&quot;;INDEX([$'MetRisks Registration'.B$5:.E$190];MATCH([$Mitagation.B35];[$'MetRisks Registration'.B$5:.B$190];0);2))">
            <text:p/>
          </table:table-cell>
          <table:table-cell table:style-name="ce146" table:formula="of:=IF(ISBLANK([.B35]);&quot;&quot;;IF(ISBLANK(INDEX([$Escalation.B$5:.E$190];MATCH([$'MetRisks Registration'.B35];[$Escalation.B$5:.B$190];0);3));&quot;&quot;;INDEX([$Escalation.B$5:.E$190];MATCH([$'MetRisks Registration'.B3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6]);&quot;&quot;;INDEX([$'MetRisks Registration'.A$5:.E$190];MATCH([$Mitagation.B36];[$'MetRisks Registration'.B$5:.B$190];0);1))">
            <text:p/>
          </table:table-cell>
          <table:table-cell table:style-name="ce143"/>
          <table:table-cell table:style-name="ce146" table:formula="of:=IF(ISBLANK([.B36]);&quot;&quot;;INDEX([$'MetRisks Registration'.B$5:.E$190];MATCH([$Mitagation.B36];[$'MetRisks Registration'.B$5:.B$190];0);2))">
            <text:p/>
          </table:table-cell>
          <table:table-cell table:style-name="ce146" table:formula="of:=IF(ISBLANK([.B36]);&quot;&quot;;IF(ISBLANK(INDEX([$Escalation.B$5:.E$190];MATCH([$'MetRisks Registration'.B36];[$Escalation.B$5:.B$190];0);3));&quot;&quot;;INDEX([$Escalation.B$5:.E$190];MATCH([$'MetRisks Registration'.B3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7]);&quot;&quot;;INDEX([$'MetRisks Registration'.A$5:.E$190];MATCH([$Mitagation.B37];[$'MetRisks Registration'.B$5:.B$190];0);1))">
            <text:p/>
          </table:table-cell>
          <table:table-cell table:style-name="ce143"/>
          <table:table-cell table:style-name="ce146" table:formula="of:=IF(ISBLANK([.B37]);&quot;&quot;;INDEX([$'MetRisks Registration'.B$5:.E$190];MATCH([$Mitagation.B37];[$'MetRisks Registration'.B$5:.B$190];0);2))">
            <text:p/>
          </table:table-cell>
          <table:table-cell table:style-name="ce146" table:formula="of:=IF(ISBLANK([.B37]);&quot;&quot;;IF(ISBLANK(INDEX([$Escalation.B$5:.E$190];MATCH([$'MetRisks Registration'.B37];[$Escalation.B$5:.B$190];0);3));&quot;&quot;;INDEX([$Escalation.B$5:.E$190];MATCH([$'MetRisks Registration'.B3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8]);&quot;&quot;;INDEX([$'MetRisks Registration'.A$5:.E$190];MATCH([$Mitagation.B38];[$'MetRisks Registration'.B$5:.B$190];0);1))">
            <text:p/>
          </table:table-cell>
          <table:table-cell table:style-name="ce143"/>
          <table:table-cell table:style-name="ce146" table:formula="of:=IF(ISBLANK([.B38]);&quot;&quot;;INDEX([$'MetRisks Registration'.B$5:.E$190];MATCH([$Mitagation.B38];[$'MetRisks Registration'.B$5:.B$190];0);2))">
            <text:p/>
          </table:table-cell>
          <table:table-cell table:style-name="ce146" table:formula="of:=IF(ISBLANK([.B38]);&quot;&quot;;IF(ISBLANK(INDEX([$Escalation.B$5:.E$190];MATCH([$'MetRisks Registration'.B38];[$Escalation.B$5:.B$190];0);3));&quot;&quot;;INDEX([$Escalation.B$5:.E$190];MATCH([$'MetRisks Registration'.B3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39]);&quot;&quot;;INDEX([$'MetRisks Registration'.A$5:.E$190];MATCH([$Mitagation.B39];[$'MetRisks Registration'.B$5:.B$190];0);1))">
            <text:p/>
          </table:table-cell>
          <table:table-cell table:style-name="ce143"/>
          <table:table-cell table:style-name="ce146" table:formula="of:=IF(ISBLANK([.B39]);&quot;&quot;;INDEX([$'MetRisks Registration'.B$5:.E$190];MATCH([$Mitagation.B39];[$'MetRisks Registration'.B$5:.B$190];0);2))">
            <text:p/>
          </table:table-cell>
          <table:table-cell table:style-name="ce146" table:formula="of:=IF(ISBLANK([.B39]);&quot;&quot;;IF(ISBLANK(INDEX([$Escalation.B$5:.E$190];MATCH([$'MetRisks Registration'.B39];[$Escalation.B$5:.B$190];0);3));&quot;&quot;;INDEX([$Escalation.B$5:.E$190];MATCH([$'MetRisks Registration'.B3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0]);&quot;&quot;;INDEX([$'MetRisks Registration'.A$5:.E$190];MATCH([$Mitagation.B40];[$'MetRisks Registration'.B$5:.B$190];0);1))">
            <text:p/>
          </table:table-cell>
          <table:table-cell table:style-name="ce143"/>
          <table:table-cell table:style-name="ce146" table:formula="of:=IF(ISBLANK([.B40]);&quot;&quot;;INDEX([$'MetRisks Registration'.B$5:.E$190];MATCH([$Mitagation.B40];[$'MetRisks Registration'.B$5:.B$190];0);2))">
            <text:p/>
          </table:table-cell>
          <table:table-cell table:style-name="ce146" table:formula="of:=IF(ISBLANK([.B40]);&quot;&quot;;IF(ISBLANK(INDEX([$Escalation.B$5:.E$190];MATCH([$'MetRisks Registration'.B40];[$Escalation.B$5:.B$190];0);3));&quot;&quot;;INDEX([$Escalation.B$5:.E$190];MATCH([$'MetRisks Registration'.B4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1]);&quot;&quot;;INDEX([$'MetRisks Registration'.A$5:.E$190];MATCH([$Mitagation.B41];[$'MetRisks Registration'.B$5:.B$190];0);1))">
            <text:p/>
          </table:table-cell>
          <table:table-cell table:style-name="ce143"/>
          <table:table-cell table:style-name="ce146" table:formula="of:=IF(ISBLANK([.B41]);&quot;&quot;;INDEX([$'MetRisks Registration'.B$5:.E$190];MATCH([$Mitagation.B41];[$'MetRisks Registration'.B$5:.B$190];0);2))">
            <text:p/>
          </table:table-cell>
          <table:table-cell table:style-name="ce146" table:formula="of:=IF(ISBLANK([.B41]);&quot;&quot;;IF(ISBLANK(INDEX([$Escalation.B$5:.E$190];MATCH([$'MetRisks Registration'.B41];[$Escalation.B$5:.B$190];0);3));&quot;&quot;;INDEX([$Escalation.B$5:.E$190];MATCH([$'MetRisks Registration'.B4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2]);&quot;&quot;;INDEX([$'MetRisks Registration'.A$5:.E$190];MATCH([$Mitagation.B42];[$'MetRisks Registration'.B$5:.B$190];0);1))">
            <text:p/>
          </table:table-cell>
          <table:table-cell table:style-name="ce143"/>
          <table:table-cell table:style-name="ce146" table:formula="of:=IF(ISBLANK([.B42]);&quot;&quot;;INDEX([$'MetRisks Registration'.B$5:.E$190];MATCH([$Mitagation.B42];[$'MetRisks Registration'.B$5:.B$190];0);2))">
            <text:p/>
          </table:table-cell>
          <table:table-cell table:style-name="ce146" table:formula="of:=IF(ISBLANK([.B42]);&quot;&quot;;IF(ISBLANK(INDEX([$Escalation.B$5:.E$190];MATCH([$'MetRisks Registration'.B42];[$Escalation.B$5:.B$190];0);3));&quot;&quot;;INDEX([$Escalation.B$5:.E$190];MATCH([$'MetRisks Registration'.B4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3]);&quot;&quot;;INDEX([$'MetRisks Registration'.A$5:.E$190];MATCH([$Mitagation.B43];[$'MetRisks Registration'.B$5:.B$190];0);1))">
            <text:p/>
          </table:table-cell>
          <table:table-cell table:style-name="ce143"/>
          <table:table-cell table:style-name="ce146" table:formula="of:=IF(ISBLANK([.B43]);&quot;&quot;;INDEX([$'MetRisks Registration'.B$5:.E$190];MATCH([$Mitagation.B43];[$'MetRisks Registration'.B$5:.B$190];0);2))">
            <text:p/>
          </table:table-cell>
          <table:table-cell table:style-name="ce146" table:formula="of:=IF(ISBLANK([.B43]);&quot;&quot;;IF(ISBLANK(INDEX([$Escalation.B$5:.E$190];MATCH([$'MetRisks Registration'.B43];[$Escalation.B$5:.B$190];0);3));&quot;&quot;;INDEX([$Escalation.B$5:.E$190];MATCH([$'MetRisks Registration'.B4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style-name="ce139" table:formula="of:=IF(ISBLANK([.B44]);&quot;&quot;;INDEX([$'MetRisks Registration'.A$5:.E$190];MATCH([$Mitagation.B44];[$'MetRisks Registration'.B$5:.B$190];0);1))">
            <text:p/>
          </table:table-cell>
          <table:table-cell table:style-name="ce143"/>
          <table:table-cell table:style-name="ce146" table:formula="of:=IF(ISBLANK([.B44]);&quot;&quot;;INDEX([$'MetRisks Registration'.B$5:.E$190];MATCH([$Mitagation.B44];[$'MetRisks Registration'.B$5:.B$190];0);2))">
            <text:p/>
          </table:table-cell>
          <table:table-cell table:style-name="ce146" table:formula="of:=IF(ISBLANK([.B44]);&quot;&quot;;IF(ISBLANK(INDEX([$Escalation.B$5:.E$190];MATCH([$'MetRisks Registration'.B44];[$Escalation.B$5:.B$190];0);3));&quot;&quot;;INDEX([$Escalation.B$5:.E$190];MATCH([$'MetRisks Registration'.B4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5]);&quot;&quot;;INDEX([$'MetRisks Registration'.B$5:.E$190];MATCH([$Mitagation.B45];[$'MetRisks Registration'.B$5:.B$190];0);2))">
            <text:p/>
          </table:table-cell>
          <table:table-cell table:style-name="ce146" table:formula="of:=IF(ISBLANK([.B45]);&quot;&quot;;IF(ISBLANK(INDEX([$Escalation.B$5:.E$190];MATCH([$'MetRisks Registration'.B45];[$Escalation.B$5:.B$190];0);3));&quot;&quot;;INDEX([$Escalation.B$5:.E$190];MATCH([$'MetRisks Registration'.B4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6]);&quot;&quot;;INDEX([$'MetRisks Registration'.B$5:.E$190];MATCH([$Mitagation.B46];[$'MetRisks Registration'.B$5:.B$190];0);2))">
            <text:p/>
          </table:table-cell>
          <table:table-cell table:style-name="ce146" table:formula="of:=IF(ISBLANK([.B46]);&quot;&quot;;IF(ISBLANK(INDEX([$Escalation.B$5:.E$190];MATCH([$'MetRisks Registration'.B46];[$Escalation.B$5:.B$190];0);3));&quot;&quot;;INDEX([$Escalation.B$5:.E$190];MATCH([$'MetRisks Registration'.B4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7]);&quot;&quot;;INDEX([$'MetRisks Registration'.B$5:.E$190];MATCH([$Mitagation.B47];[$'MetRisks Registration'.B$5:.B$190];0);2))">
            <text:p/>
          </table:table-cell>
          <table:table-cell table:style-name="ce146" table:formula="of:=IF(ISBLANK([.B47]);&quot;&quot;;IF(ISBLANK(INDEX([$Escalation.B$5:.E$190];MATCH([$'MetRisks Registration'.B47];[$Escalation.B$5:.B$190];0);3));&quot;&quot;;INDEX([$Escalation.B$5:.E$190];MATCH([$'MetRisks Registration'.B4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8]);&quot;&quot;;INDEX([$'MetRisks Registration'.B$5:.E$190];MATCH([$Mitagation.B48];[$'MetRisks Registration'.B$5:.B$190];0);2))">
            <text:p/>
          </table:table-cell>
          <table:table-cell table:style-name="ce146" table:formula="of:=IF(ISBLANK([.B48]);&quot;&quot;;IF(ISBLANK(INDEX([$Escalation.B$5:.E$190];MATCH([$'MetRisks Registration'.B48];[$Escalation.B$5:.B$190];0);3));&quot;&quot;;INDEX([$Escalation.B$5:.E$190];MATCH([$'MetRisks Registration'.B4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9]);&quot;&quot;;INDEX([$'MetRisks Registration'.B$5:.E$190];MATCH([$Mitagation.B49];[$'MetRisks Registration'.B$5:.B$190];0);2))">
            <text:p/>
          </table:table-cell>
          <table:table-cell table:style-name="ce146" table:formula="of:=IF(ISBLANK([.B49]);&quot;&quot;;IF(ISBLANK(INDEX([$Escalation.B$5:.E$190];MATCH([$'MetRisks Registration'.B49];[$Escalation.B$5:.B$190];0);3));&quot;&quot;;INDEX([$Escalation.B$5:.E$190];MATCH([$'MetRisks Registration'.B4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0]);&quot;&quot;;INDEX([$'MetRisks Registration'.B$5:.E$190];MATCH([$Mitagation.B50];[$'MetRisks Registration'.B$5:.B$190];0);2))">
            <text:p/>
          </table:table-cell>
          <table:table-cell table:style-name="ce146" table:formula="of:=IF(ISBLANK([.B50]);&quot;&quot;;IF(ISBLANK(INDEX([$Escalation.B$5:.E$190];MATCH([$'MetRisks Registration'.B50];[$Escalation.B$5:.B$190];0);3));&quot;&quot;;INDEX([$Escalation.B$5:.E$190];MATCH([$'MetRisks Registration'.B5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1]);&quot;&quot;;INDEX([$'MetRisks Registration'.B$5:.E$190];MATCH([$Mitagation.B51];[$'MetRisks Registration'.B$5:.B$190];0);2))">
            <text:p/>
          </table:table-cell>
          <table:table-cell table:style-name="ce146" table:formula="of:=IF(ISBLANK([.B51]);&quot;&quot;;IF(ISBLANK(INDEX([$Escalation.B$5:.E$190];MATCH([$'MetRisks Registration'.B51];[$Escalation.B$5:.B$190];0);3));&quot;&quot;;INDEX([$Escalation.B$5:.E$190];MATCH([$'MetRisks Registration'.B5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2]);&quot;&quot;;INDEX([$'MetRisks Registration'.B$5:.E$190];MATCH([$Mitagation.B52];[$'MetRisks Registration'.B$5:.B$190];0);2))">
            <text:p/>
          </table:table-cell>
          <table:table-cell table:style-name="ce146" table:formula="of:=IF(ISBLANK([.B52]);&quot;&quot;;IF(ISBLANK(INDEX([$Escalation.B$5:.E$190];MATCH([$'MetRisks Registration'.B52];[$Escalation.B$5:.B$190];0);3));&quot;&quot;;INDEX([$Escalation.B$5:.E$190];MATCH([$'MetRisks Registration'.B5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3]);&quot;&quot;;INDEX([$'MetRisks Registration'.B$5:.E$190];MATCH([$Mitagation.B53];[$'MetRisks Registration'.B$5:.B$190];0);2))">
            <text:p/>
          </table:table-cell>
          <table:table-cell table:style-name="ce146" table:formula="of:=IF(ISBLANK([.B53]);&quot;&quot;;IF(ISBLANK(INDEX([$Escalation.B$5:.E$190];MATCH([$'MetRisks Registration'.B53];[$Escalation.B$5:.B$190];0);3));&quot;&quot;;INDEX([$Escalation.B$5:.E$190];MATCH([$'MetRisks Registration'.B5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4]);&quot;&quot;;INDEX([$'MetRisks Registration'.B$5:.E$190];MATCH([$Mitagation.B54];[$'MetRisks Registration'.B$5:.B$190];0);2))">
            <text:p/>
          </table:table-cell>
          <table:table-cell table:style-name="ce146" table:formula="of:=IF(ISBLANK([.B54]);&quot;&quot;;IF(ISBLANK(INDEX([$Escalation.B$5:.E$190];MATCH([$'MetRisks Registration'.B54];[$Escalation.B$5:.B$190];0);3));&quot;&quot;;INDEX([$Escalation.B$5:.E$190];MATCH([$'MetRisks Registration'.B5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5]);&quot;&quot;;INDEX([$'MetRisks Registration'.B$5:.E$190];MATCH([$Mitagation.B55];[$'MetRisks Registration'.B$5:.B$190];0);2))">
            <text:p/>
          </table:table-cell>
          <table:table-cell table:style-name="ce146" table:formula="of:=IF(ISBLANK([.B55]);&quot;&quot;;IF(ISBLANK(INDEX([$Escalation.B$5:.E$190];MATCH([$'MetRisks Registration'.B55];[$Escalation.B$5:.B$190];0);3));&quot;&quot;;INDEX([$Escalation.B$5:.E$190];MATCH([$'MetRisks Registration'.B5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6]);&quot;&quot;;INDEX([$'MetRisks Registration'.B$5:.E$190];MATCH([$Mitagation.B56];[$'MetRisks Registration'.B$5:.B$190];0);2))">
            <text:p/>
          </table:table-cell>
          <table:table-cell table:style-name="ce146" table:formula="of:=IF(ISBLANK([.B56]);&quot;&quot;;IF(ISBLANK(INDEX([$Escalation.B$5:.E$190];MATCH([$'MetRisks Registration'.B56];[$Escalation.B$5:.B$190];0);3));&quot;&quot;;INDEX([$Escalation.B$5:.E$190];MATCH([$'MetRisks Registration'.B5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7]);&quot;&quot;;INDEX([$'MetRisks Registration'.B$5:.E$190];MATCH([$Mitagation.B57];[$'MetRisks Registration'.B$5:.B$190];0);2))">
            <text:p/>
          </table:table-cell>
          <table:table-cell table:style-name="ce146" table:formula="of:=IF(ISBLANK([.B57]);&quot;&quot;;IF(ISBLANK(INDEX([$Escalation.B$5:.E$190];MATCH([$'MetRisks Registration'.B57];[$Escalation.B$5:.B$190];0);3));&quot;&quot;;INDEX([$Escalation.B$5:.E$190];MATCH([$'MetRisks Registration'.B5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8]);&quot;&quot;;INDEX([$'MetRisks Registration'.B$5:.E$190];MATCH([$Mitagation.B58];[$'MetRisks Registration'.B$5:.B$190];0);2))">
            <text:p/>
          </table:table-cell>
          <table:table-cell table:style-name="ce146" table:formula="of:=IF(ISBLANK([.B58]);&quot;&quot;;IF(ISBLANK(INDEX([$Escalation.B$5:.E$190];MATCH([$'MetRisks Registration'.B58];[$Escalation.B$5:.B$190];0);3));&quot;&quot;;INDEX([$Escalation.B$5:.E$190];MATCH([$'MetRisks Registration'.B5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9]);&quot;&quot;;INDEX([$'MetRisks Registration'.B$5:.E$190];MATCH([$Mitagation.B59];[$'MetRisks Registration'.B$5:.B$190];0);2))">
            <text:p/>
          </table:table-cell>
          <table:table-cell table:style-name="ce146" table:formula="of:=IF(ISBLANK([.B59]);&quot;&quot;;IF(ISBLANK(INDEX([$Escalation.B$5:.E$190];MATCH([$'MetRisks Registration'.B59];[$Escalation.B$5:.B$190];0);3));&quot;&quot;;INDEX([$Escalation.B$5:.E$190];MATCH([$'MetRisks Registration'.B5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60]);&quot;&quot;;INDEX([$'MetRisks Registration'.B$5:.E$190];MATCH([$Mitagation.B60];[$'MetRisks Registration'.B$5:.B$190];0);2))">
            <text:p/>
          </table:table-cell>
          <table:table-cell table:style-name="ce146" table:formula="of:=IF(ISBLANK([.B60]);&quot;&quot;;IF(ISBLANK(INDEX([$Escalation.B$5:.E$190];MATCH([$'MetRisks Registration'.B60];[$Escalation.B$5:.B$190];0);3));&quot;&quot;;INDEX([$Escalation.B$5:.E$190];MATCH([$'MetRisks Registration'.B6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61]);&quot;&quot;;INDEX([$'MetRisks Registration'.B$5:.E$190];MATCH([$Mitagation.B61];[$'MetRisks Registration'.B$5:.B$190];0);2))">
            <text:p/>
          </table:table-cell>
          <table:table-cell table:style-name="ce146" table:formula="of:=IF(ISBLANK([.B61]);&quot;&quot;;IF(ISBLANK(INDEX([$Escalation.B$5:.E$190];MATCH([$'MetRisks Registration'.B61];[$Escalation.B$5:.B$190];0);3));&quot;&quot;;INDEX([$Escalation.B$5:.E$190];MATCH([$'MetRisks Registration'.B6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62]);&quot;&quot;;INDEX([$'MetRisks Registration'.B$5:.E$190];MATCH([$Mitagation.B62];[$'MetRisks Registration'.B$5:.B$190];0);2))">
            <text:p/>
          </table:table-cell>
          <table:table-cell table:style-name="ce146" table:formula="of:=IF(ISBLANK([.B62]);&quot;&quot;;IF(ISBLANK(INDEX([$Escalation.B$5:.E$190];MATCH([$'MetRisks Registration'.B62];[$Escalation.B$5:.B$190];0);3));&quot;&quot;;INDEX([$Escalation.B$5:.E$190];MATCH([$'MetRisks Registration'.B6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63]);&quot;&quot;;INDEX([$'MetRisks Registration'.B$5:.E$190];MATCH([$Mitagation.B63];[$'MetRisks Registration'.B$5:.B$190];0);2))">
            <text:p/>
          </table:table-cell>
          <table:table-cell table:style-name="ce146" table:formula="of:=IF(ISBLANK([.B63]);&quot;&quot;;IF(ISBLANK(INDEX([$Escalation.B$5:.E$190];MATCH([$'MetRisks Registration'.B63];[$Escalation.B$5:.B$190];0);3));&quot;&quot;;INDEX([$Escalation.B$5:.E$190];MATCH([$'MetRisks Registration'.B6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64]);&quot;&quot;;INDEX([$'MetRisks Registration'.B$5:.E$190];MATCH([$Mitagation.B64];[$'MetRisks Registration'.B$5:.B$190];0);2))">
            <text:p/>
          </table:table-cell>
          <table:table-cell table:style-name="ce146" table:formula="of:=IF(ISBLANK([.B64]);&quot;&quot;;IF(ISBLANK(INDEX([$Escalation.B$5:.E$190];MATCH([$'MetRisks Registration'.B64];[$Escalation.B$5:.B$190];0);3));&quot;&quot;;INDEX([$Escalation.B$5:.E$190];MATCH([$'MetRisks Registration'.B6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65]);&quot;&quot;;INDEX([$'MetRisks Registration'.B$5:.E$190];MATCH([$Mitagation.B65];[$'MetRisks Registration'.B$5:.B$190];0);2))">
            <text:p/>
          </table:table-cell>
          <table:table-cell table:style-name="ce146" table:formula="of:=IF(ISBLANK([.B65]);&quot;&quot;;IF(ISBLANK(INDEX([$Escalation.B$5:.E$190];MATCH([$'MetRisks Registration'.B65];[$Escalation.B$5:.B$190];0);3));&quot;&quot;;INDEX([$Escalation.B$5:.E$190];MATCH([$'MetRisks Registration'.B6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66]);&quot;&quot;;INDEX([$'MetRisks Registration'.B$5:.E$190];MATCH([$Mitagation.B66];[$'MetRisks Registration'.B$5:.B$190];0);2))">
            <text:p/>
          </table:table-cell>
          <table:table-cell table:style-name="ce146" table:formula="of:=IF(ISBLANK([.B66]);&quot;&quot;;IF(ISBLANK(INDEX([$Escalation.B$5:.E$190];MATCH([$'MetRisks Registration'.B66];[$Escalation.B$5:.B$190];0);3));&quot;&quot;;INDEX([$Escalation.B$5:.E$190];MATCH([$'MetRisks Registration'.B6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67]);&quot;&quot;;INDEX([$'MetRisks Registration'.B$5:.E$190];MATCH([$Mitagation.B67];[$'MetRisks Registration'.B$5:.B$190];0);2))">
            <text:p/>
          </table:table-cell>
          <table:table-cell table:style-name="ce146" table:formula="of:=IF(ISBLANK([.B67]);&quot;&quot;;IF(ISBLANK(INDEX([$Escalation.B$5:.E$190];MATCH([$'MetRisks Registration'.B67];[$Escalation.B$5:.B$190];0);3));&quot;&quot;;INDEX([$Escalation.B$5:.E$190];MATCH([$'MetRisks Registration'.B6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68]);&quot;&quot;;INDEX([$'MetRisks Registration'.B$5:.E$190];MATCH([$Mitagation.B68];[$'MetRisks Registration'.B$5:.B$190];0);2))">
            <text:p/>
          </table:table-cell>
          <table:table-cell table:style-name="ce146" table:formula="of:=IF(ISBLANK([.B68]);&quot;&quot;;IF(ISBLANK(INDEX([$Escalation.B$5:.E$190];MATCH([$'MetRisks Registration'.B68];[$Escalation.B$5:.B$190];0);3));&quot;&quot;;INDEX([$Escalation.B$5:.E$190];MATCH([$'MetRisks Registration'.B6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69]);&quot;&quot;;INDEX([$'MetRisks Registration'.B$5:.E$190];MATCH([$Mitagation.B69];[$'MetRisks Registration'.B$5:.B$190];0);2))">
            <text:p/>
          </table:table-cell>
          <table:table-cell table:style-name="ce146" table:formula="of:=IF(ISBLANK([.B69]);&quot;&quot;;IF(ISBLANK(INDEX([$Escalation.B$5:.E$190];MATCH([$'MetRisks Registration'.B69];[$Escalation.B$5:.B$190];0);3));&quot;&quot;;INDEX([$Escalation.B$5:.E$190];MATCH([$'MetRisks Registration'.B6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70]);&quot;&quot;;INDEX([$'MetRisks Registration'.B$5:.E$190];MATCH([$Mitagation.B70];[$'MetRisks Registration'.B$5:.B$190];0);2))">
            <text:p/>
          </table:table-cell>
          <table:table-cell table:style-name="ce146" table:formula="of:=IF(ISBLANK([.B70]);&quot;&quot;;IF(ISBLANK(INDEX([$Escalation.B$5:.E$190];MATCH([$'MetRisks Registration'.B70];[$Escalation.B$5:.B$190];0);3));&quot;&quot;;INDEX([$Escalation.B$5:.E$190];MATCH([$'MetRisks Registration'.B7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71]);&quot;&quot;;INDEX([$'MetRisks Registration'.B$5:.E$190];MATCH([$Mitagation.B71];[$'MetRisks Registration'.B$5:.B$190];0);2))">
            <text:p/>
          </table:table-cell>
          <table:table-cell table:style-name="ce146" table:formula="of:=IF(ISBLANK([.B71]);&quot;&quot;;IF(ISBLANK(INDEX([$Escalation.B$5:.E$190];MATCH([$'MetRisks Registration'.B71];[$Escalation.B$5:.B$190];0);3));&quot;&quot;;INDEX([$Escalation.B$5:.E$190];MATCH([$'MetRisks Registration'.B7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72]);&quot;&quot;;INDEX([$'MetRisks Registration'.B$5:.E$190];MATCH([$Mitagation.B72];[$'MetRisks Registration'.B$5:.B$190];0);2))">
            <text:p/>
          </table:table-cell>
          <table:table-cell table:style-name="ce146" table:formula="of:=IF(ISBLANK([.B72]);&quot;&quot;;IF(ISBLANK(INDEX([$Escalation.B$5:.E$190];MATCH([$'MetRisks Registration'.B72];[$Escalation.B$5:.B$190];0);3));&quot;&quot;;INDEX([$Escalation.B$5:.E$190];MATCH([$'MetRisks Registration'.B7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73]);&quot;&quot;;INDEX([$'MetRisks Registration'.B$5:.E$190];MATCH([$Mitagation.B73];[$'MetRisks Registration'.B$5:.B$190];0);2))">
            <text:p/>
          </table:table-cell>
          <table:table-cell table:style-name="ce146" table:formula="of:=IF(ISBLANK([.B73]);&quot;&quot;;IF(ISBLANK(INDEX([$Escalation.B$5:.E$190];MATCH([$'MetRisks Registration'.B73];[$Escalation.B$5:.B$190];0);3));&quot;&quot;;INDEX([$Escalation.B$5:.E$190];MATCH([$'MetRisks Registration'.B7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74]);&quot;&quot;;INDEX([$'MetRisks Registration'.B$5:.E$190];MATCH([$Mitagation.B74];[$'MetRisks Registration'.B$5:.B$190];0);2))">
            <text:p/>
          </table:table-cell>
          <table:table-cell table:style-name="ce146" table:formula="of:=IF(ISBLANK([.B74]);&quot;&quot;;IF(ISBLANK(INDEX([$Escalation.B$5:.E$190];MATCH([$'MetRisks Registration'.B74];[$Escalation.B$5:.B$190];0);3));&quot;&quot;;INDEX([$Escalation.B$5:.E$190];MATCH([$'MetRisks Registration'.B7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75]);&quot;&quot;;INDEX([$'MetRisks Registration'.B$5:.E$190];MATCH([$Mitagation.B75];[$'MetRisks Registration'.B$5:.B$190];0);2))">
            <text:p/>
          </table:table-cell>
          <table:table-cell table:style-name="ce146" table:formula="of:=IF(ISBLANK([.B75]);&quot;&quot;;IF(ISBLANK(INDEX([$Escalation.B$5:.E$190];MATCH([$'MetRisks Registration'.B75];[$Escalation.B$5:.B$190];0);3));&quot;&quot;;INDEX([$Escalation.B$5:.E$190];MATCH([$'MetRisks Registration'.B7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76]);&quot;&quot;;INDEX([$'MetRisks Registration'.B$5:.E$190];MATCH([$Mitagation.B76];[$'MetRisks Registration'.B$5:.B$190];0);2))">
            <text:p/>
          </table:table-cell>
          <table:table-cell table:style-name="ce146" table:formula="of:=IF(ISBLANK([.B76]);&quot;&quot;;IF(ISBLANK(INDEX([$Escalation.B$5:.E$190];MATCH([$'MetRisks Registration'.B76];[$Escalation.B$5:.B$190];0);3));&quot;&quot;;INDEX([$Escalation.B$5:.E$190];MATCH([$'MetRisks Registration'.B7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77]);&quot;&quot;;INDEX([$'MetRisks Registration'.B$5:.E$190];MATCH([$Mitagation.B77];[$'MetRisks Registration'.B$5:.B$190];0);2))">
            <text:p/>
          </table:table-cell>
          <table:table-cell table:style-name="ce146" table:formula="of:=IF(ISBLANK([.B77]);&quot;&quot;;IF(ISBLANK(INDEX([$Escalation.B$5:.E$190];MATCH([$'MetRisks Registration'.B77];[$Escalation.B$5:.B$190];0);3));&quot;&quot;;INDEX([$Escalation.B$5:.E$190];MATCH([$'MetRisks Registration'.B7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78]);&quot;&quot;;INDEX([$'MetRisks Registration'.B$5:.E$190];MATCH([$Mitagation.B78];[$'MetRisks Registration'.B$5:.B$190];0);2))">
            <text:p/>
          </table:table-cell>
          <table:table-cell table:style-name="ce146" table:formula="of:=IF(ISBLANK([.B78]);&quot;&quot;;IF(ISBLANK(INDEX([$Escalation.B$5:.E$190];MATCH([$'MetRisks Registration'.B78];[$Escalation.B$5:.B$190];0);3));&quot;&quot;;INDEX([$Escalation.B$5:.E$190];MATCH([$'MetRisks Registration'.B7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79]);&quot;&quot;;INDEX([$'MetRisks Registration'.B$5:.E$190];MATCH([$Mitagation.B79];[$'MetRisks Registration'.B$5:.B$190];0);2))">
            <text:p/>
          </table:table-cell>
          <table:table-cell table:style-name="ce146" table:formula="of:=IF(ISBLANK([.B79]);&quot;&quot;;IF(ISBLANK(INDEX([$Escalation.B$5:.E$190];MATCH([$'MetRisks Registration'.B79];[$Escalation.B$5:.B$190];0);3));&quot;&quot;;INDEX([$Escalation.B$5:.E$190];MATCH([$'MetRisks Registration'.B7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80]);&quot;&quot;;INDEX([$'MetRisks Registration'.B$5:.E$190];MATCH([$Mitagation.B80];[$'MetRisks Registration'.B$5:.B$190];0);2))">
            <text:p/>
          </table:table-cell>
          <table:table-cell table:style-name="ce146" table:formula="of:=IF(ISBLANK([.B80]);&quot;&quot;;IF(ISBLANK(INDEX([$Escalation.B$5:.E$190];MATCH([$'MetRisks Registration'.B80];[$Escalation.B$5:.B$190];0);3));&quot;&quot;;INDEX([$Escalation.B$5:.E$190];MATCH([$'MetRisks Registration'.B8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81]);&quot;&quot;;INDEX([$'MetRisks Registration'.B$5:.E$190];MATCH([$Mitagation.B81];[$'MetRisks Registration'.B$5:.B$190];0);2))">
            <text:p/>
          </table:table-cell>
          <table:table-cell table:style-name="ce146" table:formula="of:=IF(ISBLANK([.B81]);&quot;&quot;;IF(ISBLANK(INDEX([$Escalation.B$5:.E$190];MATCH([$'MetRisks Registration'.B81];[$Escalation.B$5:.B$190];0);3));&quot;&quot;;INDEX([$Escalation.B$5:.E$190];MATCH([$'MetRisks Registration'.B8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82]);&quot;&quot;;INDEX([$'MetRisks Registration'.B$5:.E$190];MATCH([$Mitagation.B82];[$'MetRisks Registration'.B$5:.B$190];0);2))">
            <text:p/>
          </table:table-cell>
          <table:table-cell table:style-name="ce146" table:formula="of:=IF(ISBLANK([.B82]);&quot;&quot;;IF(ISBLANK(INDEX([$Escalation.B$5:.E$190];MATCH([$'MetRisks Registration'.B82];[$Escalation.B$5:.B$190];0);3));&quot;&quot;;INDEX([$Escalation.B$5:.E$190];MATCH([$'MetRisks Registration'.B8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83]);&quot;&quot;;INDEX([$'MetRisks Registration'.B$5:.E$190];MATCH([$Mitagation.B83];[$'MetRisks Registration'.B$5:.B$190];0);2))">
            <text:p/>
          </table:table-cell>
          <table:table-cell table:style-name="ce146" table:formula="of:=IF(ISBLANK([.B83]);&quot;&quot;;IF(ISBLANK(INDEX([$Escalation.B$5:.E$190];MATCH([$'MetRisks Registration'.B83];[$Escalation.B$5:.B$190];0);3));&quot;&quot;;INDEX([$Escalation.B$5:.E$190];MATCH([$'MetRisks Registration'.B8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84]);&quot;&quot;;INDEX([$'MetRisks Registration'.B$5:.E$190];MATCH([$Mitagation.B84];[$'MetRisks Registration'.B$5:.B$190];0);2))">
            <text:p/>
          </table:table-cell>
          <table:table-cell table:style-name="ce146" table:formula="of:=IF(ISBLANK([.B84]);&quot;&quot;;IF(ISBLANK(INDEX([$Escalation.B$5:.E$190];MATCH([$'MetRisks Registration'.B84];[$Escalation.B$5:.B$190];0);3));&quot;&quot;;INDEX([$Escalation.B$5:.E$190];MATCH([$'MetRisks Registration'.B8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85]);&quot;&quot;;INDEX([$'MetRisks Registration'.B$5:.E$190];MATCH([$Mitagation.B85];[$'MetRisks Registration'.B$5:.B$190];0);2))">
            <text:p/>
          </table:table-cell>
          <table:table-cell table:style-name="ce146" table:formula="of:=IF(ISBLANK([.B85]);&quot;&quot;;IF(ISBLANK(INDEX([$Escalation.B$5:.E$190];MATCH([$'MetRisks Registration'.B85];[$Escalation.B$5:.B$190];0);3));&quot;&quot;;INDEX([$Escalation.B$5:.E$190];MATCH([$'MetRisks Registration'.B8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86]);&quot;&quot;;INDEX([$'MetRisks Registration'.B$5:.E$190];MATCH([$Mitagation.B86];[$'MetRisks Registration'.B$5:.B$190];0);2))">
            <text:p/>
          </table:table-cell>
          <table:table-cell table:style-name="ce146" table:formula="of:=IF(ISBLANK([.B86]);&quot;&quot;;IF(ISBLANK(INDEX([$Escalation.B$5:.E$190];MATCH([$'MetRisks Registration'.B86];[$Escalation.B$5:.B$190];0);3));&quot;&quot;;INDEX([$Escalation.B$5:.E$190];MATCH([$'MetRisks Registration'.B8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87]);&quot;&quot;;INDEX([$'MetRisks Registration'.B$5:.E$190];MATCH([$Mitagation.B87];[$'MetRisks Registration'.B$5:.B$190];0);2))">
            <text:p/>
          </table:table-cell>
          <table:table-cell table:style-name="ce146" table:formula="of:=IF(ISBLANK([.B87]);&quot;&quot;;IF(ISBLANK(INDEX([$Escalation.B$5:.E$190];MATCH([$'MetRisks Registration'.B87];[$Escalation.B$5:.B$190];0);3));&quot;&quot;;INDEX([$Escalation.B$5:.E$190];MATCH([$'MetRisks Registration'.B8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88]);&quot;&quot;;INDEX([$'MetRisks Registration'.B$5:.E$190];MATCH([$Mitagation.B88];[$'MetRisks Registration'.B$5:.B$190];0);2))">
            <text:p/>
          </table:table-cell>
          <table:table-cell table:style-name="ce146" table:formula="of:=IF(ISBLANK([.B88]);&quot;&quot;;IF(ISBLANK(INDEX([$Escalation.B$5:.E$190];MATCH([$'MetRisks Registration'.B88];[$Escalation.B$5:.B$190];0);3));&quot;&quot;;INDEX([$Escalation.B$5:.E$190];MATCH([$'MetRisks Registration'.B8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89]);&quot;&quot;;INDEX([$'MetRisks Registration'.B$5:.E$190];MATCH([$Mitagation.B89];[$'MetRisks Registration'.B$5:.B$190];0);2))">
            <text:p/>
          </table:table-cell>
          <table:table-cell table:style-name="ce146" table:formula="of:=IF(ISBLANK([.B89]);&quot;&quot;;IF(ISBLANK(INDEX([$Escalation.B$5:.E$190];MATCH([$'MetRisks Registration'.B89];[$Escalation.B$5:.B$190];0);3));&quot;&quot;;INDEX([$Escalation.B$5:.E$190];MATCH([$'MetRisks Registration'.B8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90]);&quot;&quot;;INDEX([$'MetRisks Registration'.B$5:.E$190];MATCH([$Mitagation.B90];[$'MetRisks Registration'.B$5:.B$190];0);2))">
            <text:p/>
          </table:table-cell>
          <table:table-cell table:style-name="ce146" table:formula="of:=IF(ISBLANK([.B90]);&quot;&quot;;IF(ISBLANK(INDEX([$Escalation.B$5:.E$190];MATCH([$'MetRisks Registration'.B90];[$Escalation.B$5:.B$190];0);3));&quot;&quot;;INDEX([$Escalation.B$5:.E$190];MATCH([$'MetRisks Registration'.B9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91]);&quot;&quot;;INDEX([$'MetRisks Registration'.B$5:.E$190];MATCH([$Mitagation.B91];[$'MetRisks Registration'.B$5:.B$190];0);2))">
            <text:p/>
          </table:table-cell>
          <table:table-cell table:style-name="ce146" table:formula="of:=IF(ISBLANK([.B91]);&quot;&quot;;IF(ISBLANK(INDEX([$Escalation.B$5:.E$190];MATCH([$'MetRisks Registration'.B91];[$Escalation.B$5:.B$190];0);3));&quot;&quot;;INDEX([$Escalation.B$5:.E$190];MATCH([$'MetRisks Registration'.B9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92]);&quot;&quot;;INDEX([$'MetRisks Registration'.B$5:.E$190];MATCH([$Mitagation.B92];[$'MetRisks Registration'.B$5:.B$190];0);2))">
            <text:p/>
          </table:table-cell>
          <table:table-cell table:style-name="ce146" table:formula="of:=IF(ISBLANK([.B92]);&quot;&quot;;IF(ISBLANK(INDEX([$Escalation.B$5:.E$190];MATCH([$'MetRisks Registration'.B92];[$Escalation.B$5:.B$190];0);3));&quot;&quot;;INDEX([$Escalation.B$5:.E$190];MATCH([$'MetRisks Registration'.B9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93]);&quot;&quot;;INDEX([$'MetRisks Registration'.B$5:.E$190];MATCH([$Mitagation.B93];[$'MetRisks Registration'.B$5:.B$190];0);2))">
            <text:p/>
          </table:table-cell>
          <table:table-cell table:style-name="ce146" table:formula="of:=IF(ISBLANK([.B93]);&quot;&quot;;IF(ISBLANK(INDEX([$Escalation.B$5:.E$190];MATCH([$'MetRisks Registration'.B93];[$Escalation.B$5:.B$190];0);3));&quot;&quot;;INDEX([$Escalation.B$5:.E$190];MATCH([$'MetRisks Registration'.B9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94]);&quot;&quot;;INDEX([$'MetRisks Registration'.B$5:.E$190];MATCH([$Mitagation.B94];[$'MetRisks Registration'.B$5:.B$190];0);2))">
            <text:p/>
          </table:table-cell>
          <table:table-cell table:style-name="ce146" table:formula="of:=IF(ISBLANK([.B94]);&quot;&quot;;IF(ISBLANK(INDEX([$Escalation.B$5:.E$190];MATCH([$'MetRisks Registration'.B94];[$Escalation.B$5:.B$190];0);3));&quot;&quot;;INDEX([$Escalation.B$5:.E$190];MATCH([$'MetRisks Registration'.B9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95]);&quot;&quot;;INDEX([$'MetRisks Registration'.B$5:.E$190];MATCH([$Mitagation.B95];[$'MetRisks Registration'.B$5:.B$190];0);2))">
            <text:p/>
          </table:table-cell>
          <table:table-cell table:style-name="ce146" table:formula="of:=IF(ISBLANK([.B95]);&quot;&quot;;IF(ISBLANK(INDEX([$Escalation.B$5:.E$190];MATCH([$'MetRisks Registration'.B95];[$Escalation.B$5:.B$190];0);3));&quot;&quot;;INDEX([$Escalation.B$5:.E$190];MATCH([$'MetRisks Registration'.B9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96]);&quot;&quot;;INDEX([$'MetRisks Registration'.B$5:.E$190];MATCH([$Mitagation.B96];[$'MetRisks Registration'.B$5:.B$190];0);2))">
            <text:p/>
          </table:table-cell>
          <table:table-cell table:style-name="ce146" table:formula="of:=IF(ISBLANK([.B96]);&quot;&quot;;IF(ISBLANK(INDEX([$Escalation.B$5:.E$190];MATCH([$'MetRisks Registration'.B96];[$Escalation.B$5:.B$190];0);3));&quot;&quot;;INDEX([$Escalation.B$5:.E$190];MATCH([$'MetRisks Registration'.B9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97]);&quot;&quot;;INDEX([$'MetRisks Registration'.B$5:.E$190];MATCH([$Mitagation.B97];[$'MetRisks Registration'.B$5:.B$190];0);2))">
            <text:p/>
          </table:table-cell>
          <table:table-cell table:style-name="ce146" table:formula="of:=IF(ISBLANK([.B97]);&quot;&quot;;IF(ISBLANK(INDEX([$Escalation.B$5:.E$190];MATCH([$'MetRisks Registration'.B97];[$Escalation.B$5:.B$190];0);3));&quot;&quot;;INDEX([$Escalation.B$5:.E$190];MATCH([$'MetRisks Registration'.B9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98]);&quot;&quot;;INDEX([$'MetRisks Registration'.B$5:.E$190];MATCH([$Mitagation.B98];[$'MetRisks Registration'.B$5:.B$190];0);2))">
            <text:p/>
          </table:table-cell>
          <table:table-cell table:style-name="ce146" table:formula="of:=IF(ISBLANK([.B98]);&quot;&quot;;IF(ISBLANK(INDEX([$Escalation.B$5:.E$190];MATCH([$'MetRisks Registration'.B98];[$Escalation.B$5:.B$190];0);3));&quot;&quot;;INDEX([$Escalation.B$5:.E$190];MATCH([$'MetRisks Registration'.B9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99]);&quot;&quot;;INDEX([$'MetRisks Registration'.B$5:.E$190];MATCH([$Mitagation.B99];[$'MetRisks Registration'.B$5:.B$190];0);2))">
            <text:p/>
          </table:table-cell>
          <table:table-cell table:style-name="ce146" table:formula="of:=IF(ISBLANK([.B99]);&quot;&quot;;IF(ISBLANK(INDEX([$Escalation.B$5:.E$190];MATCH([$'MetRisks Registration'.B99];[$Escalation.B$5:.B$190];0);3));&quot;&quot;;INDEX([$Escalation.B$5:.E$190];MATCH([$'MetRisks Registration'.B9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00]);&quot;&quot;;INDEX([$'MetRisks Registration'.B$5:.E$190];MATCH([$Mitagation.B100];[$'MetRisks Registration'.B$5:.B$190];0);2))">
            <text:p/>
          </table:table-cell>
          <table:table-cell table:style-name="ce146" table:formula="of:=IF(ISBLANK([.B100]);&quot;&quot;;IF(ISBLANK(INDEX([$Escalation.B$5:.E$190];MATCH([$'MetRisks Registration'.B100];[$Escalation.B$5:.B$190];0);3));&quot;&quot;;INDEX([$Escalation.B$5:.E$190];MATCH([$'MetRisks Registration'.B10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01]);&quot;&quot;;INDEX([$'MetRisks Registration'.B$5:.E$190];MATCH([$Mitagation.B101];[$'MetRisks Registration'.B$5:.B$190];0);2))">
            <text:p/>
          </table:table-cell>
          <table:table-cell table:style-name="ce146" table:formula="of:=IF(ISBLANK([.B101]);&quot;&quot;;IF(ISBLANK(INDEX([$Escalation.B$5:.E$190];MATCH([$'MetRisks Registration'.B101];[$Escalation.B$5:.B$190];0);3));&quot;&quot;;INDEX([$Escalation.B$5:.E$190];MATCH([$'MetRisks Registration'.B10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02]);&quot;&quot;;INDEX([$'MetRisks Registration'.B$5:.E$190];MATCH([$Mitagation.B102];[$'MetRisks Registration'.B$5:.B$190];0);2))">
            <text:p/>
          </table:table-cell>
          <table:table-cell table:style-name="ce146" table:formula="of:=IF(ISBLANK([.B102]);&quot;&quot;;IF(ISBLANK(INDEX([$Escalation.B$5:.E$190];MATCH([$'MetRisks Registration'.B102];[$Escalation.B$5:.B$190];0);3));&quot;&quot;;INDEX([$Escalation.B$5:.E$190];MATCH([$'MetRisks Registration'.B10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03]);&quot;&quot;;INDEX([$'MetRisks Registration'.B$5:.E$190];MATCH([$Mitagation.B103];[$'MetRisks Registration'.B$5:.B$190];0);2))">
            <text:p/>
          </table:table-cell>
          <table:table-cell table:style-name="ce146" table:formula="of:=IF(ISBLANK([.B103]);&quot;&quot;;IF(ISBLANK(INDEX([$Escalation.B$5:.E$190];MATCH([$'MetRisks Registration'.B103];[$Escalation.B$5:.B$190];0);3));&quot;&quot;;INDEX([$Escalation.B$5:.E$190];MATCH([$'MetRisks Registration'.B10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04]);&quot;&quot;;INDEX([$'MetRisks Registration'.B$5:.E$190];MATCH([$Mitagation.B104];[$'MetRisks Registration'.B$5:.B$190];0);2))">
            <text:p/>
          </table:table-cell>
          <table:table-cell table:style-name="ce146" table:formula="of:=IF(ISBLANK([.B104]);&quot;&quot;;IF(ISBLANK(INDEX([$Escalation.B$5:.E$190];MATCH([$'MetRisks Registration'.B104];[$Escalation.B$5:.B$190];0);3));&quot;&quot;;INDEX([$Escalation.B$5:.E$190];MATCH([$'MetRisks Registration'.B10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05]);&quot;&quot;;INDEX([$'MetRisks Registration'.B$5:.E$190];MATCH([$Mitagation.B105];[$'MetRisks Registration'.B$5:.B$190];0);2))">
            <text:p/>
          </table:table-cell>
          <table:table-cell table:style-name="ce146" table:formula="of:=IF(ISBLANK([.B105]);&quot;&quot;;IF(ISBLANK(INDEX([$Escalation.B$5:.E$190];MATCH([$'MetRisks Registration'.B105];[$Escalation.B$5:.B$190];0);3));&quot;&quot;;INDEX([$Escalation.B$5:.E$190];MATCH([$'MetRisks Registration'.B10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06]);&quot;&quot;;INDEX([$'MetRisks Registration'.B$5:.E$190];MATCH([$Mitagation.B106];[$'MetRisks Registration'.B$5:.B$190];0);2))">
            <text:p/>
          </table:table-cell>
          <table:table-cell table:style-name="ce146" table:formula="of:=IF(ISBLANK([.B106]);&quot;&quot;;IF(ISBLANK(INDEX([$Escalation.B$5:.E$190];MATCH([$'MetRisks Registration'.B106];[$Escalation.B$5:.B$190];0);3));&quot;&quot;;INDEX([$Escalation.B$5:.E$190];MATCH([$'MetRisks Registration'.B10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07]);&quot;&quot;;INDEX([$'MetRisks Registration'.B$5:.E$190];MATCH([$Mitagation.B107];[$'MetRisks Registration'.B$5:.B$190];0);2))">
            <text:p/>
          </table:table-cell>
          <table:table-cell table:style-name="ce146" table:formula="of:=IF(ISBLANK([.B107]);&quot;&quot;;IF(ISBLANK(INDEX([$Escalation.B$5:.E$190];MATCH([$'MetRisks Registration'.B107];[$Escalation.B$5:.B$190];0);3));&quot;&quot;;INDEX([$Escalation.B$5:.E$190];MATCH([$'MetRisks Registration'.B10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08]);&quot;&quot;;INDEX([$'MetRisks Registration'.B$5:.E$190];MATCH([$Mitagation.B108];[$'MetRisks Registration'.B$5:.B$190];0);2))">
            <text:p/>
          </table:table-cell>
          <table:table-cell table:style-name="ce146" table:formula="of:=IF(ISBLANK([.B108]);&quot;&quot;;IF(ISBLANK(INDEX([$Escalation.B$5:.E$190];MATCH([$'MetRisks Registration'.B108];[$Escalation.B$5:.B$190];0);3));&quot;&quot;;INDEX([$Escalation.B$5:.E$190];MATCH([$'MetRisks Registration'.B10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09]);&quot;&quot;;INDEX([$'MetRisks Registration'.B$5:.E$190];MATCH([$Mitagation.B109];[$'MetRisks Registration'.B$5:.B$190];0);2))">
            <text:p/>
          </table:table-cell>
          <table:table-cell table:style-name="ce146" table:formula="of:=IF(ISBLANK([.B109]);&quot;&quot;;IF(ISBLANK(INDEX([$Escalation.B$5:.E$190];MATCH([$'MetRisks Registration'.B109];[$Escalation.B$5:.B$190];0);3));&quot;&quot;;INDEX([$Escalation.B$5:.E$190];MATCH([$'MetRisks Registration'.B10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10]);&quot;&quot;;INDEX([$'MetRisks Registration'.B$5:.E$190];MATCH([$Mitagation.B110];[$'MetRisks Registration'.B$5:.B$190];0);2))">
            <text:p/>
          </table:table-cell>
          <table:table-cell table:style-name="ce146" table:formula="of:=IF(ISBLANK([.B110]);&quot;&quot;;IF(ISBLANK(INDEX([$Escalation.B$5:.E$190];MATCH([$'MetRisks Registration'.B110];[$Escalation.B$5:.B$190];0);3));&quot;&quot;;INDEX([$Escalation.B$5:.E$190];MATCH([$'MetRisks Registration'.B11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11]);&quot;&quot;;INDEX([$'MetRisks Registration'.B$5:.E$190];MATCH([$Mitagation.B111];[$'MetRisks Registration'.B$5:.B$190];0);2))">
            <text:p/>
          </table:table-cell>
          <table:table-cell table:style-name="ce146" table:formula="of:=IF(ISBLANK([.B111]);&quot;&quot;;IF(ISBLANK(INDEX([$Escalation.B$5:.E$190];MATCH([$'MetRisks Registration'.B111];[$Escalation.B$5:.B$190];0);3));&quot;&quot;;INDEX([$Escalation.B$5:.E$190];MATCH([$'MetRisks Registration'.B11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12]);&quot;&quot;;INDEX([$'MetRisks Registration'.B$5:.E$190];MATCH([$Mitagation.B112];[$'MetRisks Registration'.B$5:.B$190];0);2))">
            <text:p/>
          </table:table-cell>
          <table:table-cell table:style-name="ce146" table:formula="of:=IF(ISBLANK([.B112]);&quot;&quot;;IF(ISBLANK(INDEX([$Escalation.B$5:.E$190];MATCH([$'MetRisks Registration'.B112];[$Escalation.B$5:.B$190];0);3));&quot;&quot;;INDEX([$Escalation.B$5:.E$190];MATCH([$'MetRisks Registration'.B11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13]);&quot;&quot;;INDEX([$'MetRisks Registration'.B$5:.E$190];MATCH([$Mitagation.B113];[$'MetRisks Registration'.B$5:.B$190];0);2))">
            <text:p/>
          </table:table-cell>
          <table:table-cell table:style-name="ce146" table:formula="of:=IF(ISBLANK([.B113]);&quot;&quot;;IF(ISBLANK(INDEX([$Escalation.B$5:.E$190];MATCH([$'MetRisks Registration'.B113];[$Escalation.B$5:.B$190];0);3));&quot;&quot;;INDEX([$Escalation.B$5:.E$190];MATCH([$'MetRisks Registration'.B11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14]);&quot;&quot;;INDEX([$'MetRisks Registration'.B$5:.E$190];MATCH([$Mitagation.B114];[$'MetRisks Registration'.B$5:.B$190];0);2))">
            <text:p/>
          </table:table-cell>
          <table:table-cell table:style-name="ce146" table:formula="of:=IF(ISBLANK([.B114]);&quot;&quot;;IF(ISBLANK(INDEX([$Escalation.B$5:.E$190];MATCH([$'MetRisks Registration'.B114];[$Escalation.B$5:.B$190];0);3));&quot;&quot;;INDEX([$Escalation.B$5:.E$190];MATCH([$'MetRisks Registration'.B11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15]);&quot;&quot;;INDEX([$'MetRisks Registration'.B$5:.E$190];MATCH([$Mitagation.B115];[$'MetRisks Registration'.B$5:.B$190];0);2))">
            <text:p/>
          </table:table-cell>
          <table:table-cell table:style-name="ce146" table:formula="of:=IF(ISBLANK([.B115]);&quot;&quot;;IF(ISBLANK(INDEX([$Escalation.B$5:.E$190];MATCH([$'MetRisks Registration'.B115];[$Escalation.B$5:.B$190];0);3));&quot;&quot;;INDEX([$Escalation.B$5:.E$190];MATCH([$'MetRisks Registration'.B11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16]);&quot;&quot;;INDEX([$'MetRisks Registration'.B$5:.E$190];MATCH([$Mitagation.B116];[$'MetRisks Registration'.B$5:.B$190];0);2))">
            <text:p/>
          </table:table-cell>
          <table:table-cell table:style-name="ce146" table:formula="of:=IF(ISBLANK([.B116]);&quot;&quot;;IF(ISBLANK(INDEX([$Escalation.B$5:.E$190];MATCH([$'MetRisks Registration'.B116];[$Escalation.B$5:.B$190];0);3));&quot;&quot;;INDEX([$Escalation.B$5:.E$190];MATCH([$'MetRisks Registration'.B11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17]);&quot;&quot;;INDEX([$'MetRisks Registration'.B$5:.E$190];MATCH([$Mitagation.B117];[$'MetRisks Registration'.B$5:.B$190];0);2))">
            <text:p/>
          </table:table-cell>
          <table:table-cell table:style-name="ce146" table:formula="of:=IF(ISBLANK([.B117]);&quot;&quot;;IF(ISBLANK(INDEX([$Escalation.B$5:.E$190];MATCH([$'MetRisks Registration'.B117];[$Escalation.B$5:.B$190];0);3));&quot;&quot;;INDEX([$Escalation.B$5:.E$190];MATCH([$'MetRisks Registration'.B11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18]);&quot;&quot;;INDEX([$'MetRisks Registration'.B$5:.E$190];MATCH([$Mitagation.B118];[$'MetRisks Registration'.B$5:.B$190];0);2))">
            <text:p/>
          </table:table-cell>
          <table:table-cell table:style-name="ce146" table:formula="of:=IF(ISBLANK([.B118]);&quot;&quot;;IF(ISBLANK(INDEX([$Escalation.B$5:.E$190];MATCH([$'MetRisks Registration'.B118];[$Escalation.B$5:.B$190];0);3));&quot;&quot;;INDEX([$Escalation.B$5:.E$190];MATCH([$'MetRisks Registration'.B11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19]);&quot;&quot;;INDEX([$'MetRisks Registration'.B$5:.E$190];MATCH([$Mitagation.B119];[$'MetRisks Registration'.B$5:.B$190];0);2))">
            <text:p/>
          </table:table-cell>
          <table:table-cell table:style-name="ce146" table:formula="of:=IF(ISBLANK([.B119]);&quot;&quot;;IF(ISBLANK(INDEX([$Escalation.B$5:.E$190];MATCH([$'MetRisks Registration'.B119];[$Escalation.B$5:.B$190];0);3));&quot;&quot;;INDEX([$Escalation.B$5:.E$190];MATCH([$'MetRisks Registration'.B11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20]);&quot;&quot;;INDEX([$'MetRisks Registration'.B$5:.E$190];MATCH([$Mitagation.B120];[$'MetRisks Registration'.B$5:.B$190];0);2))">
            <text:p/>
          </table:table-cell>
          <table:table-cell table:style-name="ce146" table:formula="of:=IF(ISBLANK([.B120]);&quot;&quot;;IF(ISBLANK(INDEX([$Escalation.B$5:.E$190];MATCH([$'MetRisks Registration'.B120];[$Escalation.B$5:.B$190];0);3));&quot;&quot;;INDEX([$Escalation.B$5:.E$190];MATCH([$'MetRisks Registration'.B12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21]);&quot;&quot;;INDEX([$'MetRisks Registration'.B$5:.E$190];MATCH([$Mitagation.B121];[$'MetRisks Registration'.B$5:.B$190];0);2))">
            <text:p/>
          </table:table-cell>
          <table:table-cell table:style-name="ce146" table:formula="of:=IF(ISBLANK([.B121]);&quot;&quot;;IF(ISBLANK(INDEX([$Escalation.B$5:.E$190];MATCH([$'MetRisks Registration'.B121];[$Escalation.B$5:.B$190];0);3));&quot;&quot;;INDEX([$Escalation.B$5:.E$190];MATCH([$'MetRisks Registration'.B12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22]);&quot;&quot;;INDEX([$'MetRisks Registration'.B$5:.E$190];MATCH([$Mitagation.B122];[$'MetRisks Registration'.B$5:.B$190];0);2))">
            <text:p/>
          </table:table-cell>
          <table:table-cell table:style-name="ce146" table:formula="of:=IF(ISBLANK([.B122]);&quot;&quot;;IF(ISBLANK(INDEX([$Escalation.B$5:.E$190];MATCH([$'MetRisks Registration'.B122];[$Escalation.B$5:.B$190];0);3));&quot;&quot;;INDEX([$Escalation.B$5:.E$190];MATCH([$'MetRisks Registration'.B12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23]);&quot;&quot;;INDEX([$'MetRisks Registration'.B$5:.E$190];MATCH([$Mitagation.B123];[$'MetRisks Registration'.B$5:.B$190];0);2))">
            <text:p/>
          </table:table-cell>
          <table:table-cell table:style-name="ce146" table:formula="of:=IF(ISBLANK([.B123]);&quot;&quot;;IF(ISBLANK(INDEX([$Escalation.B$5:.E$190];MATCH([$'MetRisks Registration'.B123];[$Escalation.B$5:.B$190];0);3));&quot;&quot;;INDEX([$Escalation.B$5:.E$190];MATCH([$'MetRisks Registration'.B12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24]);&quot;&quot;;INDEX([$'MetRisks Registration'.B$5:.E$190];MATCH([$Mitagation.B124];[$'MetRisks Registration'.B$5:.B$190];0);2))">
            <text:p/>
          </table:table-cell>
          <table:table-cell table:style-name="ce146" table:formula="of:=IF(ISBLANK([.B124]);&quot;&quot;;IF(ISBLANK(INDEX([$Escalation.B$5:.E$190];MATCH([$'MetRisks Registration'.B124];[$Escalation.B$5:.B$190];0);3));&quot;&quot;;INDEX([$Escalation.B$5:.E$190];MATCH([$'MetRisks Registration'.B12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25]);&quot;&quot;;INDEX([$'MetRisks Registration'.B$5:.E$190];MATCH([$Mitagation.B125];[$'MetRisks Registration'.B$5:.B$190];0);2))">
            <text:p/>
          </table:table-cell>
          <table:table-cell table:style-name="ce146" table:formula="of:=IF(ISBLANK([.B125]);&quot;&quot;;IF(ISBLANK(INDEX([$Escalation.B$5:.E$190];MATCH([$'MetRisks Registration'.B125];[$Escalation.B$5:.B$190];0);3));&quot;&quot;;INDEX([$Escalation.B$5:.E$190];MATCH([$'MetRisks Registration'.B12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26]);&quot;&quot;;INDEX([$'MetRisks Registration'.B$5:.E$190];MATCH([$Mitagation.B126];[$'MetRisks Registration'.B$5:.B$190];0);2))">
            <text:p/>
          </table:table-cell>
          <table:table-cell table:style-name="ce146" table:formula="of:=IF(ISBLANK([.B126]);&quot;&quot;;IF(ISBLANK(INDEX([$Escalation.B$5:.E$190];MATCH([$'MetRisks Registration'.B126];[$Escalation.B$5:.B$190];0);3));&quot;&quot;;INDEX([$Escalation.B$5:.E$190];MATCH([$'MetRisks Registration'.B12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27]);&quot;&quot;;INDEX([$'MetRisks Registration'.B$5:.E$190];MATCH([$Mitagation.B127];[$'MetRisks Registration'.B$5:.B$190];0);2))">
            <text:p/>
          </table:table-cell>
          <table:table-cell table:style-name="ce146" table:formula="of:=IF(ISBLANK([.B127]);&quot;&quot;;IF(ISBLANK(INDEX([$Escalation.B$5:.E$190];MATCH([$'MetRisks Registration'.B127];[$Escalation.B$5:.B$190];0);3));&quot;&quot;;INDEX([$Escalation.B$5:.E$190];MATCH([$'MetRisks Registration'.B12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28]);&quot;&quot;;INDEX([$'MetRisks Registration'.B$5:.E$190];MATCH([$Mitagation.B128];[$'MetRisks Registration'.B$5:.B$190];0);2))">
            <text:p/>
          </table:table-cell>
          <table:table-cell table:style-name="ce146" table:formula="of:=IF(ISBLANK([.B128]);&quot;&quot;;IF(ISBLANK(INDEX([$Escalation.B$5:.E$190];MATCH([$'MetRisks Registration'.B128];[$Escalation.B$5:.B$190];0);3));&quot;&quot;;INDEX([$Escalation.B$5:.E$190];MATCH([$'MetRisks Registration'.B12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29]);&quot;&quot;;INDEX([$'MetRisks Registration'.B$5:.E$190];MATCH([$Mitagation.B129];[$'MetRisks Registration'.B$5:.B$190];0);2))">
            <text:p/>
          </table:table-cell>
          <table:table-cell table:style-name="ce146" table:formula="of:=IF(ISBLANK([.B129]);&quot;&quot;;IF(ISBLANK(INDEX([$Escalation.B$5:.E$190];MATCH([$'MetRisks Registration'.B129];[$Escalation.B$5:.B$190];0);3));&quot;&quot;;INDEX([$Escalation.B$5:.E$190];MATCH([$'MetRisks Registration'.B12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30]);&quot;&quot;;INDEX([$'MetRisks Registration'.B$5:.E$190];MATCH([$Mitagation.B130];[$'MetRisks Registration'.B$5:.B$190];0);2))">
            <text:p/>
          </table:table-cell>
          <table:table-cell table:style-name="ce146" table:formula="of:=IF(ISBLANK([.B130]);&quot;&quot;;IF(ISBLANK(INDEX([$Escalation.B$5:.E$190];MATCH([$'MetRisks Registration'.B130];[$Escalation.B$5:.B$190];0);3));&quot;&quot;;INDEX([$Escalation.B$5:.E$190];MATCH([$'MetRisks Registration'.B13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31]);&quot;&quot;;INDEX([$'MetRisks Registration'.B$5:.E$190];MATCH([$Mitagation.B131];[$'MetRisks Registration'.B$5:.B$190];0);2))">
            <text:p/>
          </table:table-cell>
          <table:table-cell table:style-name="ce146" table:formula="of:=IF(ISBLANK([.B131]);&quot;&quot;;IF(ISBLANK(INDEX([$Escalation.B$5:.E$190];MATCH([$'MetRisks Registration'.B131];[$Escalation.B$5:.B$190];0);3));&quot;&quot;;INDEX([$Escalation.B$5:.E$190];MATCH([$'MetRisks Registration'.B13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32]);&quot;&quot;;INDEX([$'MetRisks Registration'.B$5:.E$190];MATCH([$Mitagation.B132];[$'MetRisks Registration'.B$5:.B$190];0);2))">
            <text:p/>
          </table:table-cell>
          <table:table-cell table:style-name="ce146" table:formula="of:=IF(ISBLANK([.B132]);&quot;&quot;;IF(ISBLANK(INDEX([$Escalation.B$5:.E$190];MATCH([$'MetRisks Registration'.B132];[$Escalation.B$5:.B$190];0);3));&quot;&quot;;INDEX([$Escalation.B$5:.E$190];MATCH([$'MetRisks Registration'.B13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33]);&quot;&quot;;INDEX([$'MetRisks Registration'.B$5:.E$190];MATCH([$Mitagation.B133];[$'MetRisks Registration'.B$5:.B$190];0);2))">
            <text:p/>
          </table:table-cell>
          <table:table-cell table:style-name="ce146" table:formula="of:=IF(ISBLANK([.B133]);&quot;&quot;;IF(ISBLANK(INDEX([$Escalation.B$5:.E$190];MATCH([$'MetRisks Registration'.B133];[$Escalation.B$5:.B$190];0);3));&quot;&quot;;INDEX([$Escalation.B$5:.E$190];MATCH([$'MetRisks Registration'.B13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34]);&quot;&quot;;INDEX([$'MetRisks Registration'.B$5:.E$190];MATCH([$Mitagation.B134];[$'MetRisks Registration'.B$5:.B$190];0);2))">
            <text:p/>
          </table:table-cell>
          <table:table-cell table:style-name="ce146" table:formula="of:=IF(ISBLANK([.B134]);&quot;&quot;;IF(ISBLANK(INDEX([$Escalation.B$5:.E$190];MATCH([$'MetRisks Registration'.B134];[$Escalation.B$5:.B$190];0);3));&quot;&quot;;INDEX([$Escalation.B$5:.E$190];MATCH([$'MetRisks Registration'.B13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35]);&quot;&quot;;INDEX([$'MetRisks Registration'.B$5:.E$190];MATCH([$Mitagation.B135];[$'MetRisks Registration'.B$5:.B$190];0);2))">
            <text:p/>
          </table:table-cell>
          <table:table-cell table:style-name="ce146" table:formula="of:=IF(ISBLANK([.B135]);&quot;&quot;;IF(ISBLANK(INDEX([$Escalation.B$5:.E$190];MATCH([$'MetRisks Registration'.B135];[$Escalation.B$5:.B$190];0);3));&quot;&quot;;INDEX([$Escalation.B$5:.E$190];MATCH([$'MetRisks Registration'.B13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36]);&quot;&quot;;INDEX([$'MetRisks Registration'.B$5:.E$190];MATCH([$Mitagation.B136];[$'MetRisks Registration'.B$5:.B$190];0);2))">
            <text:p/>
          </table:table-cell>
          <table:table-cell table:style-name="ce146" table:formula="of:=IF(ISBLANK([.B136]);&quot;&quot;;IF(ISBLANK(INDEX([$Escalation.B$5:.E$190];MATCH([$'MetRisks Registration'.B136];[$Escalation.B$5:.B$190];0);3));&quot;&quot;;INDEX([$Escalation.B$5:.E$190];MATCH([$'MetRisks Registration'.B13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37]);&quot;&quot;;INDEX([$'MetRisks Registration'.B$5:.E$190];MATCH([$Mitagation.B137];[$'MetRisks Registration'.B$5:.B$190];0);2))">
            <text:p/>
          </table:table-cell>
          <table:table-cell table:style-name="ce146" table:formula="of:=IF(ISBLANK([.B137]);&quot;&quot;;IF(ISBLANK(INDEX([$Escalation.B$5:.E$190];MATCH([$'MetRisks Registration'.B137];[$Escalation.B$5:.B$190];0);3));&quot;&quot;;INDEX([$Escalation.B$5:.E$190];MATCH([$'MetRisks Registration'.B13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38]);&quot;&quot;;INDEX([$'MetRisks Registration'.B$5:.E$190];MATCH([$Mitagation.B138];[$'MetRisks Registration'.B$5:.B$190];0);2))">
            <text:p/>
          </table:table-cell>
          <table:table-cell table:style-name="ce146" table:formula="of:=IF(ISBLANK([.B138]);&quot;&quot;;IF(ISBLANK(INDEX([$Escalation.B$5:.E$190];MATCH([$'MetRisks Registration'.B138];[$Escalation.B$5:.B$190];0);3));&quot;&quot;;INDEX([$Escalation.B$5:.E$190];MATCH([$'MetRisks Registration'.B13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39]);&quot;&quot;;INDEX([$'MetRisks Registration'.B$5:.E$190];MATCH([$Mitagation.B139];[$'MetRisks Registration'.B$5:.B$190];0);2))">
            <text:p/>
          </table:table-cell>
          <table:table-cell table:style-name="ce146" table:formula="of:=IF(ISBLANK([.B139]);&quot;&quot;;IF(ISBLANK(INDEX([$Escalation.B$5:.E$190];MATCH([$'MetRisks Registration'.B139];[$Escalation.B$5:.B$190];0);3));&quot;&quot;;INDEX([$Escalation.B$5:.E$190];MATCH([$'MetRisks Registration'.B13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40]);&quot;&quot;;INDEX([$'MetRisks Registration'.B$5:.E$190];MATCH([$Mitagation.B140];[$'MetRisks Registration'.B$5:.B$190];0);2))">
            <text:p/>
          </table:table-cell>
          <table:table-cell table:style-name="ce146" table:formula="of:=IF(ISBLANK([.B140]);&quot;&quot;;IF(ISBLANK(INDEX([$Escalation.B$5:.E$190];MATCH([$'MetRisks Registration'.B140];[$Escalation.B$5:.B$190];0);3));&quot;&quot;;INDEX([$Escalation.B$5:.E$190];MATCH([$'MetRisks Registration'.B14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41]);&quot;&quot;;INDEX([$'MetRisks Registration'.B$5:.E$190];MATCH([$Mitagation.B141];[$'MetRisks Registration'.B$5:.B$190];0);2))">
            <text:p/>
          </table:table-cell>
          <table:table-cell table:style-name="ce146" table:formula="of:=IF(ISBLANK([.B141]);&quot;&quot;;IF(ISBLANK(INDEX([$Escalation.B$5:.E$190];MATCH([$'MetRisks Registration'.B141];[$Escalation.B$5:.B$190];0);3));&quot;&quot;;INDEX([$Escalation.B$5:.E$190];MATCH([$'MetRisks Registration'.B14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42]);&quot;&quot;;INDEX([$'MetRisks Registration'.B$5:.E$190];MATCH([$Mitagation.B142];[$'MetRisks Registration'.B$5:.B$190];0);2))">
            <text:p/>
          </table:table-cell>
          <table:table-cell table:style-name="ce146" table:formula="of:=IF(ISBLANK([.B142]);&quot;&quot;;IF(ISBLANK(INDEX([$Escalation.B$5:.E$190];MATCH([$'MetRisks Registration'.B142];[$Escalation.B$5:.B$190];0);3));&quot;&quot;;INDEX([$Escalation.B$5:.E$190];MATCH([$'MetRisks Registration'.B14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43]);&quot;&quot;;INDEX([$'MetRisks Registration'.B$5:.E$190];MATCH([$Mitagation.B143];[$'MetRisks Registration'.B$5:.B$190];0);2))">
            <text:p/>
          </table:table-cell>
          <table:table-cell table:style-name="ce146" table:formula="of:=IF(ISBLANK([.B143]);&quot;&quot;;IF(ISBLANK(INDEX([$Escalation.B$5:.E$190];MATCH([$'MetRisks Registration'.B143];[$Escalation.B$5:.B$190];0);3));&quot;&quot;;INDEX([$Escalation.B$5:.E$190];MATCH([$'MetRisks Registration'.B14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44]);&quot;&quot;;INDEX([$'MetRisks Registration'.B$5:.E$190];MATCH([$Mitagation.B144];[$'MetRisks Registration'.B$5:.B$190];0);2))">
            <text:p/>
          </table:table-cell>
          <table:table-cell table:style-name="ce146" table:formula="of:=IF(ISBLANK([.B144]);&quot;&quot;;IF(ISBLANK(INDEX([$Escalation.B$5:.E$190];MATCH([$'MetRisks Registration'.B144];[$Escalation.B$5:.B$190];0);3));&quot;&quot;;INDEX([$Escalation.B$5:.E$190];MATCH([$'MetRisks Registration'.B14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45]);&quot;&quot;;INDEX([$'MetRisks Registration'.B$5:.E$190];MATCH([$Mitagation.B145];[$'MetRisks Registration'.B$5:.B$190];0);2))">
            <text:p/>
          </table:table-cell>
          <table:table-cell table:style-name="ce146" table:formula="of:=IF(ISBLANK([.B145]);&quot;&quot;;IF(ISBLANK(INDEX([$Escalation.B$5:.E$190];MATCH([$'MetRisks Registration'.B145];[$Escalation.B$5:.B$190];0);3));&quot;&quot;;INDEX([$Escalation.B$5:.E$190];MATCH([$'MetRisks Registration'.B14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46]);&quot;&quot;;INDEX([$'MetRisks Registration'.B$5:.E$190];MATCH([$Mitagation.B146];[$'MetRisks Registration'.B$5:.B$190];0);2))">
            <text:p/>
          </table:table-cell>
          <table:table-cell table:style-name="ce146" table:formula="of:=IF(ISBLANK([.B146]);&quot;&quot;;IF(ISBLANK(INDEX([$Escalation.B$5:.E$190];MATCH([$'MetRisks Registration'.B146];[$Escalation.B$5:.B$190];0);3));&quot;&quot;;INDEX([$Escalation.B$5:.E$190];MATCH([$'MetRisks Registration'.B14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47]);&quot;&quot;;INDEX([$'MetRisks Registration'.B$5:.E$190];MATCH([$Mitagation.B147];[$'MetRisks Registration'.B$5:.B$190];0);2))">
            <text:p/>
          </table:table-cell>
          <table:table-cell table:style-name="ce146" table:formula="of:=IF(ISBLANK([.B147]);&quot;&quot;;IF(ISBLANK(INDEX([$Escalation.B$5:.E$190];MATCH([$'MetRisks Registration'.B147];[$Escalation.B$5:.B$190];0);3));&quot;&quot;;INDEX([$Escalation.B$5:.E$190];MATCH([$'MetRisks Registration'.B14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48]);&quot;&quot;;INDEX([$'MetRisks Registration'.B$5:.E$190];MATCH([$Mitagation.B148];[$'MetRisks Registration'.B$5:.B$190];0);2))">
            <text:p/>
          </table:table-cell>
          <table:table-cell table:style-name="ce146" table:formula="of:=IF(ISBLANK([.B148]);&quot;&quot;;IF(ISBLANK(INDEX([$Escalation.B$5:.E$190];MATCH([$'MetRisks Registration'.B148];[$Escalation.B$5:.B$190];0);3));&quot;&quot;;INDEX([$Escalation.B$5:.E$190];MATCH([$'MetRisks Registration'.B14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49]);&quot;&quot;;INDEX([$'MetRisks Registration'.B$5:.E$190];MATCH([$Mitagation.B149];[$'MetRisks Registration'.B$5:.B$190];0);2))">
            <text:p/>
          </table:table-cell>
          <table:table-cell table:style-name="ce146" table:formula="of:=IF(ISBLANK([.B149]);&quot;&quot;;IF(ISBLANK(INDEX([$Escalation.B$5:.E$190];MATCH([$'MetRisks Registration'.B149];[$Escalation.B$5:.B$190];0);3));&quot;&quot;;INDEX([$Escalation.B$5:.E$190];MATCH([$'MetRisks Registration'.B14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50]);&quot;&quot;;INDEX([$'MetRisks Registration'.B$5:.E$190];MATCH([$Mitagation.B150];[$'MetRisks Registration'.B$5:.B$190];0);2))">
            <text:p/>
          </table:table-cell>
          <table:table-cell table:style-name="ce146" table:formula="of:=IF(ISBLANK([.B150]);&quot;&quot;;IF(ISBLANK(INDEX([$Escalation.B$5:.E$190];MATCH([$'MetRisks Registration'.B150];[$Escalation.B$5:.B$190];0);3));&quot;&quot;;INDEX([$Escalation.B$5:.E$190];MATCH([$'MetRisks Registration'.B15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51]);&quot;&quot;;INDEX([$'MetRisks Registration'.B$5:.E$190];MATCH([$Mitagation.B151];[$'MetRisks Registration'.B$5:.B$190];0);2))">
            <text:p/>
          </table:table-cell>
          <table:table-cell table:style-name="ce146" table:formula="of:=IF(ISBLANK([.B151]);&quot;&quot;;IF(ISBLANK(INDEX([$Escalation.B$5:.E$190];MATCH([$'MetRisks Registration'.B151];[$Escalation.B$5:.B$190];0);3));&quot;&quot;;INDEX([$Escalation.B$5:.E$190];MATCH([$'MetRisks Registration'.B15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52]);&quot;&quot;;INDEX([$'MetRisks Registration'.B$5:.E$190];MATCH([$Mitagation.B152];[$'MetRisks Registration'.B$5:.B$190];0);2))">
            <text:p/>
          </table:table-cell>
          <table:table-cell table:style-name="ce146" table:formula="of:=IF(ISBLANK([.B152]);&quot;&quot;;IF(ISBLANK(INDEX([$Escalation.B$5:.E$190];MATCH([$'MetRisks Registration'.B152];[$Escalation.B$5:.B$190];0);3));&quot;&quot;;INDEX([$Escalation.B$5:.E$190];MATCH([$'MetRisks Registration'.B15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53]);&quot;&quot;;INDEX([$'MetRisks Registration'.B$5:.E$190];MATCH([$Mitagation.B153];[$'MetRisks Registration'.B$5:.B$190];0);2))">
            <text:p/>
          </table:table-cell>
          <table:table-cell table:style-name="ce146" table:formula="of:=IF(ISBLANK([.B153]);&quot;&quot;;IF(ISBLANK(INDEX([$Escalation.B$5:.E$190];MATCH([$'MetRisks Registration'.B153];[$Escalation.B$5:.B$190];0);3));&quot;&quot;;INDEX([$Escalation.B$5:.E$190];MATCH([$'MetRisks Registration'.B15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54]);&quot;&quot;;INDEX([$'MetRisks Registration'.B$5:.E$190];MATCH([$Mitagation.B154];[$'MetRisks Registration'.B$5:.B$190];0);2))">
            <text:p/>
          </table:table-cell>
          <table:table-cell table:style-name="ce146" table:formula="of:=IF(ISBLANK([.B154]);&quot;&quot;;IF(ISBLANK(INDEX([$Escalation.B$5:.E$190];MATCH([$'MetRisks Registration'.B154];[$Escalation.B$5:.B$190];0);3));&quot;&quot;;INDEX([$Escalation.B$5:.E$190];MATCH([$'MetRisks Registration'.B15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55]);&quot;&quot;;INDEX([$'MetRisks Registration'.B$5:.E$190];MATCH([$Mitagation.B155];[$'MetRisks Registration'.B$5:.B$190];0);2))">
            <text:p/>
          </table:table-cell>
          <table:table-cell table:style-name="ce146" table:formula="of:=IF(ISBLANK([.B155]);&quot;&quot;;IF(ISBLANK(INDEX([$Escalation.B$5:.E$190];MATCH([$'MetRisks Registration'.B155];[$Escalation.B$5:.B$190];0);3));&quot;&quot;;INDEX([$Escalation.B$5:.E$190];MATCH([$'MetRisks Registration'.B15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56]);&quot;&quot;;INDEX([$'MetRisks Registration'.B$5:.E$190];MATCH([$Mitagation.B156];[$'MetRisks Registration'.B$5:.B$190];0);2))">
            <text:p/>
          </table:table-cell>
          <table:table-cell table:style-name="ce146" table:formula="of:=IF(ISBLANK([.B156]);&quot;&quot;;IF(ISBLANK(INDEX([$Escalation.B$5:.E$190];MATCH([$'MetRisks Registration'.B156];[$Escalation.B$5:.B$190];0);3));&quot;&quot;;INDEX([$Escalation.B$5:.E$190];MATCH([$'MetRisks Registration'.B15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57]);&quot;&quot;;INDEX([$'MetRisks Registration'.B$5:.E$190];MATCH([$Mitagation.B157];[$'MetRisks Registration'.B$5:.B$190];0);2))">
            <text:p/>
          </table:table-cell>
          <table:table-cell table:style-name="ce146" table:formula="of:=IF(ISBLANK([.B157]);&quot;&quot;;IF(ISBLANK(INDEX([$Escalation.B$5:.E$190];MATCH([$'MetRisks Registration'.B157];[$Escalation.B$5:.B$190];0);3));&quot;&quot;;INDEX([$Escalation.B$5:.E$190];MATCH([$'MetRisks Registration'.B15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58]);&quot;&quot;;INDEX([$'MetRisks Registration'.B$5:.E$190];MATCH([$Mitagation.B158];[$'MetRisks Registration'.B$5:.B$190];0);2))">
            <text:p/>
          </table:table-cell>
          <table:table-cell table:style-name="ce146" table:formula="of:=IF(ISBLANK([.B158]);&quot;&quot;;IF(ISBLANK(INDEX([$Escalation.B$5:.E$190];MATCH([$'MetRisks Registration'.B158];[$Escalation.B$5:.B$190];0);3));&quot;&quot;;INDEX([$Escalation.B$5:.E$190];MATCH([$'MetRisks Registration'.B15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59]);&quot;&quot;;INDEX([$'MetRisks Registration'.B$5:.E$190];MATCH([$Mitagation.B159];[$'MetRisks Registration'.B$5:.B$190];0);2))">
            <text:p/>
          </table:table-cell>
          <table:table-cell table:style-name="ce146" table:formula="of:=IF(ISBLANK([.B159]);&quot;&quot;;IF(ISBLANK(INDEX([$Escalation.B$5:.E$190];MATCH([$'MetRisks Registration'.B159];[$Escalation.B$5:.B$190];0);3));&quot;&quot;;INDEX([$Escalation.B$5:.E$190];MATCH([$'MetRisks Registration'.B15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60]);&quot;&quot;;INDEX([$'MetRisks Registration'.B$5:.E$190];MATCH([$Mitagation.B160];[$'MetRisks Registration'.B$5:.B$190];0);2))">
            <text:p/>
          </table:table-cell>
          <table:table-cell table:style-name="ce146" table:formula="of:=IF(ISBLANK([.B160]);&quot;&quot;;IF(ISBLANK(INDEX([$Escalation.B$5:.E$190];MATCH([$'MetRisks Registration'.B160];[$Escalation.B$5:.B$190];0);3));&quot;&quot;;INDEX([$Escalation.B$5:.E$190];MATCH([$'MetRisks Registration'.B16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61]);&quot;&quot;;INDEX([$'MetRisks Registration'.B$5:.E$190];MATCH([$Mitagation.B161];[$'MetRisks Registration'.B$5:.B$190];0);2))">
            <text:p/>
          </table:table-cell>
          <table:table-cell table:style-name="ce146" table:formula="of:=IF(ISBLANK([.B161]);&quot;&quot;;IF(ISBLANK(INDEX([$Escalation.B$5:.E$190];MATCH([$'MetRisks Registration'.B161];[$Escalation.B$5:.B$190];0);3));&quot;&quot;;INDEX([$Escalation.B$5:.E$190];MATCH([$'MetRisks Registration'.B16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62]);&quot;&quot;;INDEX([$'MetRisks Registration'.B$5:.E$190];MATCH([$Mitagation.B162];[$'MetRisks Registration'.B$5:.B$190];0);2))">
            <text:p/>
          </table:table-cell>
          <table:table-cell table:style-name="ce146" table:formula="of:=IF(ISBLANK([.B162]);&quot;&quot;;IF(ISBLANK(INDEX([$Escalation.B$5:.E$190];MATCH([$'MetRisks Registration'.B162];[$Escalation.B$5:.B$190];0);3));&quot;&quot;;INDEX([$Escalation.B$5:.E$190];MATCH([$'MetRisks Registration'.B16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63]);&quot;&quot;;INDEX([$'MetRisks Registration'.B$5:.E$190];MATCH([$Mitagation.B163];[$'MetRisks Registration'.B$5:.B$190];0);2))">
            <text:p/>
          </table:table-cell>
          <table:table-cell table:style-name="ce146" table:formula="of:=IF(ISBLANK([.B163]);&quot;&quot;;IF(ISBLANK(INDEX([$Escalation.B$5:.E$190];MATCH([$'MetRisks Registration'.B163];[$Escalation.B$5:.B$190];0);3));&quot;&quot;;INDEX([$Escalation.B$5:.E$190];MATCH([$'MetRisks Registration'.B16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64]);&quot;&quot;;INDEX([$'MetRisks Registration'.B$5:.E$190];MATCH([$Mitagation.B164];[$'MetRisks Registration'.B$5:.B$190];0);2))">
            <text:p/>
          </table:table-cell>
          <table:table-cell table:style-name="ce146" table:formula="of:=IF(ISBLANK([.B164]);&quot;&quot;;IF(ISBLANK(INDEX([$Escalation.B$5:.E$190];MATCH([$'MetRisks Registration'.B164];[$Escalation.B$5:.B$190];0);3));&quot;&quot;;INDEX([$Escalation.B$5:.E$190];MATCH([$'MetRisks Registration'.B16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65]);&quot;&quot;;INDEX([$'MetRisks Registration'.B$5:.E$190];MATCH([$Mitagation.B165];[$'MetRisks Registration'.B$5:.B$190];0);2))">
            <text:p/>
          </table:table-cell>
          <table:table-cell table:style-name="ce146" table:formula="of:=IF(ISBLANK([.B165]);&quot;&quot;;IF(ISBLANK(INDEX([$Escalation.B$5:.E$190];MATCH([$'MetRisks Registration'.B165];[$Escalation.B$5:.B$190];0);3));&quot;&quot;;INDEX([$Escalation.B$5:.E$190];MATCH([$'MetRisks Registration'.B16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66]);&quot;&quot;;INDEX([$'MetRisks Registration'.B$5:.E$190];MATCH([$Mitagation.B166];[$'MetRisks Registration'.B$5:.B$190];0);2))">
            <text:p/>
          </table:table-cell>
          <table:table-cell table:style-name="ce146" table:formula="of:=IF(ISBLANK([.B166]);&quot;&quot;;IF(ISBLANK(INDEX([$Escalation.B$5:.E$190];MATCH([$'MetRisks Registration'.B166];[$Escalation.B$5:.B$190];0);3));&quot;&quot;;INDEX([$Escalation.B$5:.E$190];MATCH([$'MetRisks Registration'.B16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67]);&quot;&quot;;INDEX([$'MetRisks Registration'.B$5:.E$190];MATCH([$Mitagation.B167];[$'MetRisks Registration'.B$5:.B$190];0);2))">
            <text:p/>
          </table:table-cell>
          <table:table-cell table:style-name="ce146" table:formula="of:=IF(ISBLANK([.B167]);&quot;&quot;;IF(ISBLANK(INDEX([$Escalation.B$5:.E$190];MATCH([$'MetRisks Registration'.B167];[$Escalation.B$5:.B$190];0);3));&quot;&quot;;INDEX([$Escalation.B$5:.E$190];MATCH([$'MetRisks Registration'.B16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68]);&quot;&quot;;INDEX([$'MetRisks Registration'.B$5:.E$190];MATCH([$Mitagation.B168];[$'MetRisks Registration'.B$5:.B$190];0);2))">
            <text:p/>
          </table:table-cell>
          <table:table-cell table:style-name="ce146" table:formula="of:=IF(ISBLANK([.B168]);&quot;&quot;;IF(ISBLANK(INDEX([$Escalation.B$5:.E$190];MATCH([$'MetRisks Registration'.B168];[$Escalation.B$5:.B$190];0);3));&quot;&quot;;INDEX([$Escalation.B$5:.E$190];MATCH([$'MetRisks Registration'.B16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69]);&quot;&quot;;INDEX([$'MetRisks Registration'.B$5:.E$190];MATCH([$Mitagation.B169];[$'MetRisks Registration'.B$5:.B$190];0);2))">
            <text:p/>
          </table:table-cell>
          <table:table-cell table:style-name="ce146" table:formula="of:=IF(ISBLANK([.B169]);&quot;&quot;;IF(ISBLANK(INDEX([$Escalation.B$5:.E$190];MATCH([$'MetRisks Registration'.B169];[$Escalation.B$5:.B$190];0);3));&quot;&quot;;INDEX([$Escalation.B$5:.E$190];MATCH([$'MetRisks Registration'.B16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70]);&quot;&quot;;INDEX([$'MetRisks Registration'.B$5:.E$190];MATCH([$Mitagation.B170];[$'MetRisks Registration'.B$5:.B$190];0);2))">
            <text:p/>
          </table:table-cell>
          <table:table-cell table:style-name="ce146" table:formula="of:=IF(ISBLANK([.B170]);&quot;&quot;;IF(ISBLANK(INDEX([$Escalation.B$5:.E$190];MATCH([$'MetRisks Registration'.B170];[$Escalation.B$5:.B$190];0);3));&quot;&quot;;INDEX([$Escalation.B$5:.E$190];MATCH([$'MetRisks Registration'.B17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71]);&quot;&quot;;INDEX([$'MetRisks Registration'.B$5:.E$190];MATCH([$Mitagation.B171];[$'MetRisks Registration'.B$5:.B$190];0);2))">
            <text:p/>
          </table:table-cell>
          <table:table-cell table:style-name="ce146" table:formula="of:=IF(ISBLANK([.B171]);&quot;&quot;;IF(ISBLANK(INDEX([$Escalation.B$5:.E$190];MATCH([$'MetRisks Registration'.B171];[$Escalation.B$5:.B$190];0);3));&quot;&quot;;INDEX([$Escalation.B$5:.E$190];MATCH([$'MetRisks Registration'.B17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72]);&quot;&quot;;INDEX([$'MetRisks Registration'.B$5:.E$190];MATCH([$Mitagation.B172];[$'MetRisks Registration'.B$5:.B$190];0);2))">
            <text:p/>
          </table:table-cell>
          <table:table-cell table:style-name="ce146" table:formula="of:=IF(ISBLANK([.B172]);&quot;&quot;;IF(ISBLANK(INDEX([$Escalation.B$5:.E$190];MATCH([$'MetRisks Registration'.B172];[$Escalation.B$5:.B$190];0);3));&quot;&quot;;INDEX([$Escalation.B$5:.E$190];MATCH([$'MetRisks Registration'.B17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73]);&quot;&quot;;INDEX([$'MetRisks Registration'.B$5:.E$190];MATCH([$Mitagation.B173];[$'MetRisks Registration'.B$5:.B$190];0);2))">
            <text:p/>
          </table:table-cell>
          <table:table-cell table:style-name="ce146" table:formula="of:=IF(ISBLANK([.B173]);&quot;&quot;;IF(ISBLANK(INDEX([$Escalation.B$5:.E$190];MATCH([$'MetRisks Registration'.B173];[$Escalation.B$5:.B$190];0);3));&quot;&quot;;INDEX([$Escalation.B$5:.E$190];MATCH([$'MetRisks Registration'.B17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74]);&quot;&quot;;INDEX([$'MetRisks Registration'.B$5:.E$190];MATCH([$Mitagation.B174];[$'MetRisks Registration'.B$5:.B$190];0);2))">
            <text:p/>
          </table:table-cell>
          <table:table-cell table:style-name="ce146" table:formula="of:=IF(ISBLANK([.B174]);&quot;&quot;;IF(ISBLANK(INDEX([$Escalation.B$5:.E$190];MATCH([$'MetRisks Registration'.B174];[$Escalation.B$5:.B$190];0);3));&quot;&quot;;INDEX([$Escalation.B$5:.E$190];MATCH([$'MetRisks Registration'.B17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75]);&quot;&quot;;INDEX([$'MetRisks Registration'.B$5:.E$190];MATCH([$Mitagation.B175];[$'MetRisks Registration'.B$5:.B$190];0);2))">
            <text:p/>
          </table:table-cell>
          <table:table-cell table:style-name="ce146" table:formula="of:=IF(ISBLANK([.B175]);&quot;&quot;;IF(ISBLANK(INDEX([$Escalation.B$5:.E$190];MATCH([$'MetRisks Registration'.B175];[$Escalation.B$5:.B$190];0);3));&quot;&quot;;INDEX([$Escalation.B$5:.E$190];MATCH([$'MetRisks Registration'.B17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76]);&quot;&quot;;INDEX([$'MetRisks Registration'.B$5:.E$190];MATCH([$Mitagation.B176];[$'MetRisks Registration'.B$5:.B$190];0);2))">
            <text:p/>
          </table:table-cell>
          <table:table-cell table:style-name="ce146" table:formula="of:=IF(ISBLANK([.B176]);&quot;&quot;;IF(ISBLANK(INDEX([$Escalation.B$5:.E$190];MATCH([$'MetRisks Registration'.B176];[$Escalation.B$5:.B$190];0);3));&quot;&quot;;INDEX([$Escalation.B$5:.E$190];MATCH([$'MetRisks Registration'.B17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77]);&quot;&quot;;INDEX([$'MetRisks Registration'.B$5:.E$190];MATCH([$Mitagation.B177];[$'MetRisks Registration'.B$5:.B$190];0);2))">
            <text:p/>
          </table:table-cell>
          <table:table-cell table:style-name="ce146" table:formula="of:=IF(ISBLANK([.B177]);&quot;&quot;;IF(ISBLANK(INDEX([$Escalation.B$5:.E$190];MATCH([$'MetRisks Registration'.B177];[$Escalation.B$5:.B$190];0);3));&quot;&quot;;INDEX([$Escalation.B$5:.E$190];MATCH([$'MetRisks Registration'.B17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78]);&quot;&quot;;INDEX([$'MetRisks Registration'.B$5:.E$190];MATCH([$Mitagation.B178];[$'MetRisks Registration'.B$5:.B$190];0);2))">
            <text:p/>
          </table:table-cell>
          <table:table-cell table:style-name="ce146" table:formula="of:=IF(ISBLANK([.B178]);&quot;&quot;;IF(ISBLANK(INDEX([$Escalation.B$5:.E$190];MATCH([$'MetRisks Registration'.B178];[$Escalation.B$5:.B$190];0);3));&quot;&quot;;INDEX([$Escalation.B$5:.E$190];MATCH([$'MetRisks Registration'.B17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79]);&quot;&quot;;INDEX([$'MetRisks Registration'.B$5:.E$190];MATCH([$Mitagation.B179];[$'MetRisks Registration'.B$5:.B$190];0);2))">
            <text:p/>
          </table:table-cell>
          <table:table-cell table:style-name="ce146" table:formula="of:=IF(ISBLANK([.B179]);&quot;&quot;;IF(ISBLANK(INDEX([$Escalation.B$5:.E$190];MATCH([$'MetRisks Registration'.B179];[$Escalation.B$5:.B$190];0);3));&quot;&quot;;INDEX([$Escalation.B$5:.E$190];MATCH([$'MetRisks Registration'.B17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80]);&quot;&quot;;INDEX([$'MetRisks Registration'.B$5:.E$190];MATCH([$Mitagation.B180];[$'MetRisks Registration'.B$5:.B$190];0);2))">
            <text:p/>
          </table:table-cell>
          <table:table-cell table:style-name="ce146" table:formula="of:=IF(ISBLANK([.B180]);&quot;&quot;;IF(ISBLANK(INDEX([$Escalation.B$5:.E$190];MATCH([$'MetRisks Registration'.B180];[$Escalation.B$5:.B$190];0);3));&quot;&quot;;INDEX([$Escalation.B$5:.E$190];MATCH([$'MetRisks Registration'.B18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81]);&quot;&quot;;INDEX([$'MetRisks Registration'.B$5:.E$190];MATCH([$Mitagation.B181];[$'MetRisks Registration'.B$5:.B$190];0);2))">
            <text:p/>
          </table:table-cell>
          <table:table-cell table:style-name="ce146" table:formula="of:=IF(ISBLANK([.B181]);&quot;&quot;;IF(ISBLANK(INDEX([$Escalation.B$5:.E$190];MATCH([$'MetRisks Registration'.B181];[$Escalation.B$5:.B$190];0);3));&quot;&quot;;INDEX([$Escalation.B$5:.E$190];MATCH([$'MetRisks Registration'.B18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82]);&quot;&quot;;INDEX([$'MetRisks Registration'.B$5:.E$190];MATCH([$Mitagation.B182];[$'MetRisks Registration'.B$5:.B$190];0);2))">
            <text:p/>
          </table:table-cell>
          <table:table-cell table:style-name="ce146" table:formula="of:=IF(ISBLANK([.B182]);&quot;&quot;;IF(ISBLANK(INDEX([$Escalation.B$5:.E$190];MATCH([$'MetRisks Registration'.B182];[$Escalation.B$5:.B$190];0);3));&quot;&quot;;INDEX([$Escalation.B$5:.E$190];MATCH([$'MetRisks Registration'.B18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83]);&quot;&quot;;INDEX([$'MetRisks Registration'.B$5:.E$190];MATCH([$Mitagation.B183];[$'MetRisks Registration'.B$5:.B$190];0);2))">
            <text:p/>
          </table:table-cell>
          <table:table-cell table:style-name="ce146" table:formula="of:=IF(ISBLANK([.B183]);&quot;&quot;;IF(ISBLANK(INDEX([$Escalation.B$5:.E$190];MATCH([$'MetRisks Registration'.B183];[$Escalation.B$5:.B$190];0);3));&quot;&quot;;INDEX([$Escalation.B$5:.E$190];MATCH([$'MetRisks Registration'.B18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84]);&quot;&quot;;INDEX([$'MetRisks Registration'.B$5:.E$190];MATCH([$Mitagation.B184];[$'MetRisks Registration'.B$5:.B$190];0);2))">
            <text:p/>
          </table:table-cell>
          <table:table-cell table:style-name="ce146" table:formula="of:=IF(ISBLANK([.B184]);&quot;&quot;;IF(ISBLANK(INDEX([$Escalation.B$5:.E$190];MATCH([$'MetRisks Registration'.B184];[$Escalation.B$5:.B$190];0);3));&quot;&quot;;INDEX([$Escalation.B$5:.E$190];MATCH([$'MetRisks Registration'.B18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85]);&quot;&quot;;INDEX([$'MetRisks Registration'.B$5:.E$190];MATCH([$Mitagation.B185];[$'MetRisks Registration'.B$5:.B$190];0);2))">
            <text:p/>
          </table:table-cell>
          <table:table-cell table:style-name="ce146" table:formula="of:=IF(ISBLANK([.B185]);&quot;&quot;;IF(ISBLANK(INDEX([$Escalation.B$5:.E$190];MATCH([$'MetRisks Registration'.B185];[$Escalation.B$5:.B$190];0);3));&quot;&quot;;INDEX([$Escalation.B$5:.E$190];MATCH([$'MetRisks Registration'.B18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86]);&quot;&quot;;INDEX([$'MetRisks Registration'.B$5:.E$190];MATCH([$Mitagation.B186];[$'MetRisks Registration'.B$5:.B$190];0);2))">
            <text:p/>
          </table:table-cell>
          <table:table-cell table:style-name="ce146" table:formula="of:=IF(ISBLANK([.B186]);&quot;&quot;;IF(ISBLANK(INDEX([$Escalation.B$5:.E$190];MATCH([$'MetRisks Registration'.B186];[$Escalation.B$5:.B$190];0);3));&quot;&quot;;INDEX([$Escalation.B$5:.E$190];MATCH([$'MetRisks Registration'.B18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87]);&quot;&quot;;INDEX([$'MetRisks Registration'.B$5:.E$190];MATCH([$Mitagation.B187];[$'MetRisks Registration'.B$5:.B$190];0);2))">
            <text:p/>
          </table:table-cell>
          <table:table-cell table:style-name="ce146" table:formula="of:=IF(ISBLANK([.B187]);&quot;&quot;;IF(ISBLANK(INDEX([$Escalation.B$5:.E$190];MATCH([$'MetRisks Registration'.B187];[$Escalation.B$5:.B$190];0);3));&quot;&quot;;INDEX([$Escalation.B$5:.E$190];MATCH([$'MetRisks Registration'.B18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88]);&quot;&quot;;INDEX([$'MetRisks Registration'.B$5:.E$190];MATCH([$Mitagation.B188];[$'MetRisks Registration'.B$5:.B$190];0);2))">
            <text:p/>
          </table:table-cell>
          <table:table-cell table:style-name="ce146" table:formula="of:=IF(ISBLANK([.B188]);&quot;&quot;;IF(ISBLANK(INDEX([$Escalation.B$5:.E$190];MATCH([$'MetRisks Registration'.B188];[$Escalation.B$5:.B$190];0);3));&quot;&quot;;INDEX([$Escalation.B$5:.E$190];MATCH([$'MetRisks Registration'.B18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89]);&quot;&quot;;INDEX([$'MetRisks Registration'.B$5:.E$190];MATCH([$Mitagation.B189];[$'MetRisks Registration'.B$5:.B$190];0);2))">
            <text:p/>
          </table:table-cell>
          <table:table-cell table:style-name="ce146" table:formula="of:=IF(ISBLANK([.B189]);&quot;&quot;;IF(ISBLANK(INDEX([$Escalation.B$5:.E$190];MATCH([$'MetRisks Registration'.B189];[$Escalation.B$5:.B$190];0);3));&quot;&quot;;INDEX([$Escalation.B$5:.E$190];MATCH([$'MetRisks Registration'.B18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90]);&quot;&quot;;INDEX([$'MetRisks Registration'.B$5:.E$190];MATCH([$Mitagation.B190];[$'MetRisks Registration'.B$5:.B$190];0);2))">
            <text:p/>
          </table:table-cell>
          <table:table-cell table:style-name="ce146" table:formula="of:=IF(ISBLANK([.B190]);&quot;&quot;;IF(ISBLANK(INDEX([$Escalation.B$5:.E$190];MATCH([$'MetRisks Registration'.B190];[$Escalation.B$5:.B$190];0);3));&quot;&quot;;INDEX([$Escalation.B$5:.E$190];MATCH([$'MetRisks Registration'.B19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91]);&quot;&quot;;INDEX([$'MetRisks Registration'.B$5:.E$190];MATCH([$Mitagation.B191];[$'MetRisks Registration'.B$5:.B$190];0);2))">
            <text:p/>
          </table:table-cell>
          <table:table-cell table:style-name="ce146" table:formula="of:=IF(ISBLANK([.B191]);&quot;&quot;;IF(ISBLANK(INDEX([$Escalation.B$5:.E$190];MATCH([$'MetRisks Registration'.B191];[$Escalation.B$5:.B$190];0);3));&quot;&quot;;INDEX([$Escalation.B$5:.E$190];MATCH([$'MetRisks Registration'.B19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92]);&quot;&quot;;INDEX([$'MetRisks Registration'.B$5:.E$190];MATCH([$Mitagation.B192];[$'MetRisks Registration'.B$5:.B$190];0);2))">
            <text:p/>
          </table:table-cell>
          <table:table-cell table:style-name="ce146" table:formula="of:=IF(ISBLANK([.B192]);&quot;&quot;;IF(ISBLANK(INDEX([$Escalation.B$5:.E$190];MATCH([$'MetRisks Registration'.B192];[$Escalation.B$5:.B$190];0);3));&quot;&quot;;INDEX([$Escalation.B$5:.E$190];MATCH([$'MetRisks Registration'.B19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93]);&quot;&quot;;INDEX([$'MetRisks Registration'.B$5:.E$190];MATCH([$Mitagation.B193];[$'MetRisks Registration'.B$5:.B$190];0);2))">
            <text:p/>
          </table:table-cell>
          <table:table-cell table:style-name="ce146" table:formula="of:=IF(ISBLANK([.B193]);&quot;&quot;;IF(ISBLANK(INDEX([$Escalation.B$5:.E$190];MATCH([$'MetRisks Registration'.B193];[$Escalation.B$5:.B$190];0);3));&quot;&quot;;INDEX([$Escalation.B$5:.E$190];MATCH([$'MetRisks Registration'.B19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94]);&quot;&quot;;INDEX([$'MetRisks Registration'.B$5:.E$190];MATCH([$Mitagation.B194];[$'MetRisks Registration'.B$5:.B$190];0);2))">
            <text:p/>
          </table:table-cell>
          <table:table-cell table:style-name="ce146" table:formula="of:=IF(ISBLANK([.B194]);&quot;&quot;;IF(ISBLANK(INDEX([$Escalation.B$5:.E$190];MATCH([$'MetRisks Registration'.B194];[$Escalation.B$5:.B$190];0);3));&quot;&quot;;INDEX([$Escalation.B$5:.E$190];MATCH([$'MetRisks Registration'.B19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95]);&quot;&quot;;INDEX([$'MetRisks Registration'.B$5:.E$190];MATCH([$Mitagation.B195];[$'MetRisks Registration'.B$5:.B$190];0);2))">
            <text:p/>
          </table:table-cell>
          <table:table-cell table:style-name="ce146" table:formula="of:=IF(ISBLANK([.B195]);&quot;&quot;;IF(ISBLANK(INDEX([$Escalation.B$5:.E$190];MATCH([$'MetRisks Registration'.B195];[$Escalation.B$5:.B$190];0);3));&quot;&quot;;INDEX([$Escalation.B$5:.E$190];MATCH([$'MetRisks Registration'.B19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96]);&quot;&quot;;INDEX([$'MetRisks Registration'.B$5:.E$190];MATCH([$Mitagation.B196];[$'MetRisks Registration'.B$5:.B$190];0);2))">
            <text:p/>
          </table:table-cell>
          <table:table-cell table:style-name="ce146" table:formula="of:=IF(ISBLANK([.B196]);&quot;&quot;;IF(ISBLANK(INDEX([$Escalation.B$5:.E$190];MATCH([$'MetRisks Registration'.B196];[$Escalation.B$5:.B$190];0);3));&quot;&quot;;INDEX([$Escalation.B$5:.E$190];MATCH([$'MetRisks Registration'.B19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97]);&quot;&quot;;INDEX([$'MetRisks Registration'.B$5:.E$190];MATCH([$Mitagation.B197];[$'MetRisks Registration'.B$5:.B$190];0);2))">
            <text:p/>
          </table:table-cell>
          <table:table-cell table:style-name="ce146" table:formula="of:=IF(ISBLANK([.B197]);&quot;&quot;;IF(ISBLANK(INDEX([$Escalation.B$5:.E$190];MATCH([$'MetRisks Registration'.B197];[$Escalation.B$5:.B$190];0);3));&quot;&quot;;INDEX([$Escalation.B$5:.E$190];MATCH([$'MetRisks Registration'.B19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98]);&quot;&quot;;INDEX([$'MetRisks Registration'.B$5:.E$190];MATCH([$Mitagation.B198];[$'MetRisks Registration'.B$5:.B$190];0);2))">
            <text:p/>
          </table:table-cell>
          <table:table-cell table:style-name="ce146" table:formula="of:=IF(ISBLANK([.B198]);&quot;&quot;;IF(ISBLANK(INDEX([$Escalation.B$5:.E$190];MATCH([$'MetRisks Registration'.B198];[$Escalation.B$5:.B$190];0);3));&quot;&quot;;INDEX([$Escalation.B$5:.E$190];MATCH([$'MetRisks Registration'.B19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199]);&quot;&quot;;INDEX([$'MetRisks Registration'.B$5:.E$190];MATCH([$Mitagation.B199];[$'MetRisks Registration'.B$5:.B$190];0);2))">
            <text:p/>
          </table:table-cell>
          <table:table-cell table:style-name="ce146" table:formula="of:=IF(ISBLANK([.B199]);&quot;&quot;;IF(ISBLANK(INDEX([$Escalation.B$5:.E$190];MATCH([$'MetRisks Registration'.B199];[$Escalation.B$5:.B$190];0);3));&quot;&quot;;INDEX([$Escalation.B$5:.E$190];MATCH([$'MetRisks Registration'.B19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00]);&quot;&quot;;INDEX([$'MetRisks Registration'.B$5:.E$190];MATCH([$Mitagation.B200];[$'MetRisks Registration'.B$5:.B$190];0);2))">
            <text:p/>
          </table:table-cell>
          <table:table-cell table:style-name="ce146" table:formula="of:=IF(ISBLANK([.B200]);&quot;&quot;;IF(ISBLANK(INDEX([$Escalation.B$5:.E$190];MATCH([$'MetRisks Registration'.B200];[$Escalation.B$5:.B$190];0);3));&quot;&quot;;INDEX([$Escalation.B$5:.E$190];MATCH([$'MetRisks Registration'.B20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01]);&quot;&quot;;INDEX([$'MetRisks Registration'.B$5:.E$190];MATCH([$Mitagation.B201];[$'MetRisks Registration'.B$5:.B$190];0);2))">
            <text:p/>
          </table:table-cell>
          <table:table-cell table:style-name="ce146" table:formula="of:=IF(ISBLANK([.B201]);&quot;&quot;;IF(ISBLANK(INDEX([$Escalation.B$5:.E$190];MATCH([$'MetRisks Registration'.B201];[$Escalation.B$5:.B$190];0);3));&quot;&quot;;INDEX([$Escalation.B$5:.E$190];MATCH([$'MetRisks Registration'.B20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02]);&quot;&quot;;INDEX([$'MetRisks Registration'.B$5:.E$190];MATCH([$Mitagation.B202];[$'MetRisks Registration'.B$5:.B$190];0);2))">
            <text:p/>
          </table:table-cell>
          <table:table-cell table:style-name="ce146" table:formula="of:=IF(ISBLANK([.B202]);&quot;&quot;;IF(ISBLANK(INDEX([$Escalation.B$5:.E$190];MATCH([$'MetRisks Registration'.B202];[$Escalation.B$5:.B$190];0);3));&quot;&quot;;INDEX([$Escalation.B$5:.E$190];MATCH([$'MetRisks Registration'.B20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03]);&quot;&quot;;INDEX([$'MetRisks Registration'.B$5:.E$190];MATCH([$Mitagation.B203];[$'MetRisks Registration'.B$5:.B$190];0);2))">
            <text:p/>
          </table:table-cell>
          <table:table-cell table:style-name="ce146" table:formula="of:=IF(ISBLANK([.B203]);&quot;&quot;;IF(ISBLANK(INDEX([$Escalation.B$5:.E$190];MATCH([$'MetRisks Registration'.B203];[$Escalation.B$5:.B$190];0);3));&quot;&quot;;INDEX([$Escalation.B$5:.E$190];MATCH([$'MetRisks Registration'.B20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04]);&quot;&quot;;INDEX([$'MetRisks Registration'.B$5:.E$190];MATCH([$Mitagation.B204];[$'MetRisks Registration'.B$5:.B$190];0);2))">
            <text:p/>
          </table:table-cell>
          <table:table-cell table:style-name="ce146" table:formula="of:=IF(ISBLANK([.B204]);&quot;&quot;;IF(ISBLANK(INDEX([$Escalation.B$5:.E$190];MATCH([$'MetRisks Registration'.B204];[$Escalation.B$5:.B$190];0);3));&quot;&quot;;INDEX([$Escalation.B$5:.E$190];MATCH([$'MetRisks Registration'.B20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05]);&quot;&quot;;INDEX([$'MetRisks Registration'.B$5:.E$190];MATCH([$Mitagation.B205];[$'MetRisks Registration'.B$5:.B$190];0);2))">
            <text:p/>
          </table:table-cell>
          <table:table-cell table:style-name="ce146" table:formula="of:=IF(ISBLANK([.B205]);&quot;&quot;;IF(ISBLANK(INDEX([$Escalation.B$5:.E$190];MATCH([$'MetRisks Registration'.B205];[$Escalation.B$5:.B$190];0);3));&quot;&quot;;INDEX([$Escalation.B$5:.E$190];MATCH([$'MetRisks Registration'.B20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06]);&quot;&quot;;INDEX([$'MetRisks Registration'.B$5:.E$190];MATCH([$Mitagation.B206];[$'MetRisks Registration'.B$5:.B$190];0);2))">
            <text:p/>
          </table:table-cell>
          <table:table-cell table:style-name="ce146" table:formula="of:=IF(ISBLANK([.B206]);&quot;&quot;;IF(ISBLANK(INDEX([$Escalation.B$5:.E$190];MATCH([$'MetRisks Registration'.B206];[$Escalation.B$5:.B$190];0);3));&quot;&quot;;INDEX([$Escalation.B$5:.E$190];MATCH([$'MetRisks Registration'.B20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07]);&quot;&quot;;INDEX([$'MetRisks Registration'.B$5:.E$190];MATCH([$Mitagation.B207];[$'MetRisks Registration'.B$5:.B$190];0);2))">
            <text:p/>
          </table:table-cell>
          <table:table-cell table:style-name="ce146" table:formula="of:=IF(ISBLANK([.B207]);&quot;&quot;;IF(ISBLANK(INDEX([$Escalation.B$5:.E$190];MATCH([$'MetRisks Registration'.B207];[$Escalation.B$5:.B$190];0);3));&quot;&quot;;INDEX([$Escalation.B$5:.E$190];MATCH([$'MetRisks Registration'.B20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08]);&quot;&quot;;INDEX([$'MetRisks Registration'.B$5:.E$190];MATCH([$Mitagation.B208];[$'MetRisks Registration'.B$5:.B$190];0);2))">
            <text:p/>
          </table:table-cell>
          <table:table-cell table:style-name="ce146" table:formula="of:=IF(ISBLANK([.B208]);&quot;&quot;;IF(ISBLANK(INDEX([$Escalation.B$5:.E$190];MATCH([$'MetRisks Registration'.B208];[$Escalation.B$5:.B$190];0);3));&quot;&quot;;INDEX([$Escalation.B$5:.E$190];MATCH([$'MetRisks Registration'.B20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09]);&quot;&quot;;INDEX([$'MetRisks Registration'.B$5:.E$190];MATCH([$Mitagation.B209];[$'MetRisks Registration'.B$5:.B$190];0);2))">
            <text:p/>
          </table:table-cell>
          <table:table-cell table:style-name="ce146" table:formula="of:=IF(ISBLANK([.B209]);&quot;&quot;;IF(ISBLANK(INDEX([$Escalation.B$5:.E$190];MATCH([$'MetRisks Registration'.B209];[$Escalation.B$5:.B$190];0);3));&quot;&quot;;INDEX([$Escalation.B$5:.E$190];MATCH([$'MetRisks Registration'.B20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10]);&quot;&quot;;INDEX([$'MetRisks Registration'.B$5:.E$190];MATCH([$Mitagation.B210];[$'MetRisks Registration'.B$5:.B$190];0);2))">
            <text:p/>
          </table:table-cell>
          <table:table-cell table:style-name="ce146" table:formula="of:=IF(ISBLANK([.B210]);&quot;&quot;;IF(ISBLANK(INDEX([$Escalation.B$5:.E$190];MATCH([$'MetRisks Registration'.B210];[$Escalation.B$5:.B$190];0);3));&quot;&quot;;INDEX([$Escalation.B$5:.E$190];MATCH([$'MetRisks Registration'.B21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11]);&quot;&quot;;INDEX([$'MetRisks Registration'.B$5:.E$190];MATCH([$Mitagation.B211];[$'MetRisks Registration'.B$5:.B$190];0);2))">
            <text:p/>
          </table:table-cell>
          <table:table-cell table:style-name="ce146" table:formula="of:=IF(ISBLANK([.B211]);&quot;&quot;;IF(ISBLANK(INDEX([$Escalation.B$5:.E$190];MATCH([$'MetRisks Registration'.B211];[$Escalation.B$5:.B$190];0);3));&quot;&quot;;INDEX([$Escalation.B$5:.E$190];MATCH([$'MetRisks Registration'.B21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12]);&quot;&quot;;INDEX([$'MetRisks Registration'.B$5:.E$190];MATCH([$Mitagation.B212];[$'MetRisks Registration'.B$5:.B$190];0);2))">
            <text:p/>
          </table:table-cell>
          <table:table-cell table:style-name="ce146" table:formula="of:=IF(ISBLANK([.B212]);&quot;&quot;;IF(ISBLANK(INDEX([$Escalation.B$5:.E$190];MATCH([$'MetRisks Registration'.B212];[$Escalation.B$5:.B$190];0);3));&quot;&quot;;INDEX([$Escalation.B$5:.E$190];MATCH([$'MetRisks Registration'.B21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13]);&quot;&quot;;INDEX([$'MetRisks Registration'.B$5:.E$190];MATCH([$Mitagation.B213];[$'MetRisks Registration'.B$5:.B$190];0);2))">
            <text:p/>
          </table:table-cell>
          <table:table-cell table:style-name="ce146" table:formula="of:=IF(ISBLANK([.B213]);&quot;&quot;;IF(ISBLANK(INDEX([$Escalation.B$5:.E$190];MATCH([$'MetRisks Registration'.B213];[$Escalation.B$5:.B$190];0);3));&quot;&quot;;INDEX([$Escalation.B$5:.E$190];MATCH([$'MetRisks Registration'.B21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14]);&quot;&quot;;INDEX([$'MetRisks Registration'.B$5:.E$190];MATCH([$Mitagation.B214];[$'MetRisks Registration'.B$5:.B$190];0);2))">
            <text:p/>
          </table:table-cell>
          <table:table-cell table:style-name="ce146" table:formula="of:=IF(ISBLANK([.B214]);&quot;&quot;;IF(ISBLANK(INDEX([$Escalation.B$5:.E$190];MATCH([$'MetRisks Registration'.B214];[$Escalation.B$5:.B$190];0);3));&quot;&quot;;INDEX([$Escalation.B$5:.E$190];MATCH([$'MetRisks Registration'.B21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15]);&quot;&quot;;INDEX([$'MetRisks Registration'.B$5:.E$190];MATCH([$Mitagation.B215];[$'MetRisks Registration'.B$5:.B$190];0);2))">
            <text:p/>
          </table:table-cell>
          <table:table-cell table:style-name="ce146" table:formula="of:=IF(ISBLANK([.B215]);&quot;&quot;;IF(ISBLANK(INDEX([$Escalation.B$5:.E$190];MATCH([$'MetRisks Registration'.B215];[$Escalation.B$5:.B$190];0);3));&quot;&quot;;INDEX([$Escalation.B$5:.E$190];MATCH([$'MetRisks Registration'.B21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16]);&quot;&quot;;INDEX([$'MetRisks Registration'.B$5:.E$190];MATCH([$Mitagation.B216];[$'MetRisks Registration'.B$5:.B$190];0);2))">
            <text:p/>
          </table:table-cell>
          <table:table-cell table:style-name="ce146" table:formula="of:=IF(ISBLANK([.B216]);&quot;&quot;;IF(ISBLANK(INDEX([$Escalation.B$5:.E$190];MATCH([$'MetRisks Registration'.B216];[$Escalation.B$5:.B$190];0);3));&quot;&quot;;INDEX([$Escalation.B$5:.E$190];MATCH([$'MetRisks Registration'.B21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17]);&quot;&quot;;INDEX([$'MetRisks Registration'.B$5:.E$190];MATCH([$Mitagation.B217];[$'MetRisks Registration'.B$5:.B$190];0);2))">
            <text:p/>
          </table:table-cell>
          <table:table-cell table:style-name="ce146" table:formula="of:=IF(ISBLANK([.B217]);&quot;&quot;;IF(ISBLANK(INDEX([$Escalation.B$5:.E$190];MATCH([$'MetRisks Registration'.B217];[$Escalation.B$5:.B$190];0);3));&quot;&quot;;INDEX([$Escalation.B$5:.E$190];MATCH([$'MetRisks Registration'.B21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18]);&quot;&quot;;INDEX([$'MetRisks Registration'.B$5:.E$190];MATCH([$Mitagation.B218];[$'MetRisks Registration'.B$5:.B$190];0);2))">
            <text:p/>
          </table:table-cell>
          <table:table-cell table:style-name="ce146" table:formula="of:=IF(ISBLANK([.B218]);&quot;&quot;;IF(ISBLANK(INDEX([$Escalation.B$5:.E$190];MATCH([$'MetRisks Registration'.B218];[$Escalation.B$5:.B$190];0);3));&quot;&quot;;INDEX([$Escalation.B$5:.E$190];MATCH([$'MetRisks Registration'.B21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19]);&quot;&quot;;INDEX([$'MetRisks Registration'.B$5:.E$190];MATCH([$Mitagation.B219];[$'MetRisks Registration'.B$5:.B$190];0);2))">
            <text:p/>
          </table:table-cell>
          <table:table-cell table:style-name="ce146" table:formula="of:=IF(ISBLANK([.B219]);&quot;&quot;;IF(ISBLANK(INDEX([$Escalation.B$5:.E$190];MATCH([$'MetRisks Registration'.B219];[$Escalation.B$5:.B$190];0);3));&quot;&quot;;INDEX([$Escalation.B$5:.E$190];MATCH([$'MetRisks Registration'.B21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20]);&quot;&quot;;INDEX([$'MetRisks Registration'.B$5:.E$190];MATCH([$Mitagation.B220];[$'MetRisks Registration'.B$5:.B$190];0);2))">
            <text:p/>
          </table:table-cell>
          <table:table-cell table:style-name="ce146" table:formula="of:=IF(ISBLANK([.B220]);&quot;&quot;;IF(ISBLANK(INDEX([$Escalation.B$5:.E$190];MATCH([$'MetRisks Registration'.B220];[$Escalation.B$5:.B$190];0);3));&quot;&quot;;INDEX([$Escalation.B$5:.E$190];MATCH([$'MetRisks Registration'.B22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21]);&quot;&quot;;INDEX([$'MetRisks Registration'.B$5:.E$190];MATCH([$Mitagation.B221];[$'MetRisks Registration'.B$5:.B$190];0);2))">
            <text:p/>
          </table:table-cell>
          <table:table-cell table:style-name="ce146" table:formula="of:=IF(ISBLANK([.B221]);&quot;&quot;;IF(ISBLANK(INDEX([$Escalation.B$5:.E$190];MATCH([$'MetRisks Registration'.B221];[$Escalation.B$5:.B$190];0);3));&quot;&quot;;INDEX([$Escalation.B$5:.E$190];MATCH([$'MetRisks Registration'.B22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22]);&quot;&quot;;INDEX([$'MetRisks Registration'.B$5:.E$190];MATCH([$Mitagation.B222];[$'MetRisks Registration'.B$5:.B$190];0);2))">
            <text:p/>
          </table:table-cell>
          <table:table-cell table:style-name="ce146" table:formula="of:=IF(ISBLANK([.B222]);&quot;&quot;;IF(ISBLANK(INDEX([$Escalation.B$5:.E$190];MATCH([$'MetRisks Registration'.B222];[$Escalation.B$5:.B$190];0);3));&quot;&quot;;INDEX([$Escalation.B$5:.E$190];MATCH([$'MetRisks Registration'.B22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23]);&quot;&quot;;INDEX([$'MetRisks Registration'.B$5:.E$190];MATCH([$Mitagation.B223];[$'MetRisks Registration'.B$5:.B$190];0);2))">
            <text:p/>
          </table:table-cell>
          <table:table-cell table:style-name="ce146" table:formula="of:=IF(ISBLANK([.B223]);&quot;&quot;;IF(ISBLANK(INDEX([$Escalation.B$5:.E$190];MATCH([$'MetRisks Registration'.B223];[$Escalation.B$5:.B$190];0);3));&quot;&quot;;INDEX([$Escalation.B$5:.E$190];MATCH([$'MetRisks Registration'.B22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24]);&quot;&quot;;INDEX([$'MetRisks Registration'.B$5:.E$190];MATCH([$Mitagation.B224];[$'MetRisks Registration'.B$5:.B$190];0);2))">
            <text:p/>
          </table:table-cell>
          <table:table-cell table:style-name="ce146" table:formula="of:=IF(ISBLANK([.B224]);&quot;&quot;;IF(ISBLANK(INDEX([$Escalation.B$5:.E$190];MATCH([$'MetRisks Registration'.B224];[$Escalation.B$5:.B$190];0);3));&quot;&quot;;INDEX([$Escalation.B$5:.E$190];MATCH([$'MetRisks Registration'.B22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25]);&quot;&quot;;INDEX([$'MetRisks Registration'.B$5:.E$190];MATCH([$Mitagation.B225];[$'MetRisks Registration'.B$5:.B$190];0);2))">
            <text:p/>
          </table:table-cell>
          <table:table-cell table:style-name="ce146" table:formula="of:=IF(ISBLANK([.B225]);&quot;&quot;;IF(ISBLANK(INDEX([$Escalation.B$5:.E$190];MATCH([$'MetRisks Registration'.B225];[$Escalation.B$5:.B$190];0);3));&quot;&quot;;INDEX([$Escalation.B$5:.E$190];MATCH([$'MetRisks Registration'.B22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26]);&quot;&quot;;INDEX([$'MetRisks Registration'.B$5:.E$190];MATCH([$Mitagation.B226];[$'MetRisks Registration'.B$5:.B$190];0);2))">
            <text:p/>
          </table:table-cell>
          <table:table-cell table:style-name="ce146" table:formula="of:=IF(ISBLANK([.B226]);&quot;&quot;;IF(ISBLANK(INDEX([$Escalation.B$5:.E$190];MATCH([$'MetRisks Registration'.B226];[$Escalation.B$5:.B$190];0);3));&quot;&quot;;INDEX([$Escalation.B$5:.E$190];MATCH([$'MetRisks Registration'.B22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27]);&quot;&quot;;INDEX([$'MetRisks Registration'.B$5:.E$190];MATCH([$Mitagation.B227];[$'MetRisks Registration'.B$5:.B$190];0);2))">
            <text:p/>
          </table:table-cell>
          <table:table-cell table:style-name="ce146" table:formula="of:=IF(ISBLANK([.B227]);&quot;&quot;;IF(ISBLANK(INDEX([$Escalation.B$5:.E$190];MATCH([$'MetRisks Registration'.B227];[$Escalation.B$5:.B$190];0);3));&quot;&quot;;INDEX([$Escalation.B$5:.E$190];MATCH([$'MetRisks Registration'.B22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28]);&quot;&quot;;INDEX([$'MetRisks Registration'.B$5:.E$190];MATCH([$Mitagation.B228];[$'MetRisks Registration'.B$5:.B$190];0);2))">
            <text:p/>
          </table:table-cell>
          <table:table-cell table:style-name="ce146" table:formula="of:=IF(ISBLANK([.B228]);&quot;&quot;;IF(ISBLANK(INDEX([$Escalation.B$5:.E$190];MATCH([$'MetRisks Registration'.B228];[$Escalation.B$5:.B$190];0);3));&quot;&quot;;INDEX([$Escalation.B$5:.E$190];MATCH([$'MetRisks Registration'.B22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29]);&quot;&quot;;INDEX([$'MetRisks Registration'.B$5:.E$190];MATCH([$Mitagation.B229];[$'MetRisks Registration'.B$5:.B$190];0);2))">
            <text:p/>
          </table:table-cell>
          <table:table-cell table:style-name="ce146" table:formula="of:=IF(ISBLANK([.B229]);&quot;&quot;;IF(ISBLANK(INDEX([$Escalation.B$5:.E$190];MATCH([$'MetRisks Registration'.B229];[$Escalation.B$5:.B$190];0);3));&quot;&quot;;INDEX([$Escalation.B$5:.E$190];MATCH([$'MetRisks Registration'.B22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30]);&quot;&quot;;INDEX([$'MetRisks Registration'.B$5:.E$190];MATCH([$Mitagation.B230];[$'MetRisks Registration'.B$5:.B$190];0);2))">
            <text:p/>
          </table:table-cell>
          <table:table-cell table:style-name="ce146" table:formula="of:=IF(ISBLANK([.B230]);&quot;&quot;;IF(ISBLANK(INDEX([$Escalation.B$5:.E$190];MATCH([$'MetRisks Registration'.B230];[$Escalation.B$5:.B$190];0);3));&quot;&quot;;INDEX([$Escalation.B$5:.E$190];MATCH([$'MetRisks Registration'.B23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31]);&quot;&quot;;INDEX([$'MetRisks Registration'.B$5:.E$190];MATCH([$Mitagation.B231];[$'MetRisks Registration'.B$5:.B$190];0);2))">
            <text:p/>
          </table:table-cell>
          <table:table-cell table:style-name="ce146" table:formula="of:=IF(ISBLANK([.B231]);&quot;&quot;;IF(ISBLANK(INDEX([$Escalation.B$5:.E$190];MATCH([$'MetRisks Registration'.B231];[$Escalation.B$5:.B$190];0);3));&quot;&quot;;INDEX([$Escalation.B$5:.E$190];MATCH([$'MetRisks Registration'.B23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32]);&quot;&quot;;INDEX([$'MetRisks Registration'.B$5:.E$190];MATCH([$Mitagation.B232];[$'MetRisks Registration'.B$5:.B$190];0);2))">
            <text:p/>
          </table:table-cell>
          <table:table-cell table:style-name="ce146" table:formula="of:=IF(ISBLANK([.B232]);&quot;&quot;;IF(ISBLANK(INDEX([$Escalation.B$5:.E$190];MATCH([$'MetRisks Registration'.B232];[$Escalation.B$5:.B$190];0);3));&quot;&quot;;INDEX([$Escalation.B$5:.E$190];MATCH([$'MetRisks Registration'.B23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33]);&quot;&quot;;INDEX([$'MetRisks Registration'.B$5:.E$190];MATCH([$Mitagation.B233];[$'MetRisks Registration'.B$5:.B$190];0);2))">
            <text:p/>
          </table:table-cell>
          <table:table-cell table:style-name="ce146" table:formula="of:=IF(ISBLANK([.B233]);&quot;&quot;;IF(ISBLANK(INDEX([$Escalation.B$5:.E$190];MATCH([$'MetRisks Registration'.B233];[$Escalation.B$5:.B$190];0);3));&quot;&quot;;INDEX([$Escalation.B$5:.E$190];MATCH([$'MetRisks Registration'.B23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34]);&quot;&quot;;INDEX([$'MetRisks Registration'.B$5:.E$190];MATCH([$Mitagation.B234];[$'MetRisks Registration'.B$5:.B$190];0);2))">
            <text:p/>
          </table:table-cell>
          <table:table-cell table:style-name="ce146" table:formula="of:=IF(ISBLANK([.B234]);&quot;&quot;;IF(ISBLANK(INDEX([$Escalation.B$5:.E$190];MATCH([$'MetRisks Registration'.B234];[$Escalation.B$5:.B$190];0);3));&quot;&quot;;INDEX([$Escalation.B$5:.E$190];MATCH([$'MetRisks Registration'.B23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35]);&quot;&quot;;INDEX([$'MetRisks Registration'.B$5:.E$190];MATCH([$Mitagation.B235];[$'MetRisks Registration'.B$5:.B$190];0);2))">
            <text:p/>
          </table:table-cell>
          <table:table-cell table:style-name="ce146" table:formula="of:=IF(ISBLANK([.B235]);&quot;&quot;;IF(ISBLANK(INDEX([$Escalation.B$5:.E$190];MATCH([$'MetRisks Registration'.B235];[$Escalation.B$5:.B$190];0);3));&quot;&quot;;INDEX([$Escalation.B$5:.E$190];MATCH([$'MetRisks Registration'.B23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36]);&quot;&quot;;INDEX([$'MetRisks Registration'.B$5:.E$190];MATCH([$Mitagation.B236];[$'MetRisks Registration'.B$5:.B$190];0);2))">
            <text:p/>
          </table:table-cell>
          <table:table-cell table:style-name="ce146" table:formula="of:=IF(ISBLANK([.B236]);&quot;&quot;;IF(ISBLANK(INDEX([$Escalation.B$5:.E$190];MATCH([$'MetRisks Registration'.B236];[$Escalation.B$5:.B$190];0);3));&quot;&quot;;INDEX([$Escalation.B$5:.E$190];MATCH([$'MetRisks Registration'.B23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37]);&quot;&quot;;INDEX([$'MetRisks Registration'.B$5:.E$190];MATCH([$Mitagation.B237];[$'MetRisks Registration'.B$5:.B$190];0);2))">
            <text:p/>
          </table:table-cell>
          <table:table-cell table:style-name="ce146" table:formula="of:=IF(ISBLANK([.B237]);&quot;&quot;;IF(ISBLANK(INDEX([$Escalation.B$5:.E$190];MATCH([$'MetRisks Registration'.B237];[$Escalation.B$5:.B$190];0);3));&quot;&quot;;INDEX([$Escalation.B$5:.E$190];MATCH([$'MetRisks Registration'.B23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38]);&quot;&quot;;INDEX([$'MetRisks Registration'.B$5:.E$190];MATCH([$Mitagation.B238];[$'MetRisks Registration'.B$5:.B$190];0);2))">
            <text:p/>
          </table:table-cell>
          <table:table-cell table:style-name="ce146" table:formula="of:=IF(ISBLANK([.B238]);&quot;&quot;;IF(ISBLANK(INDEX([$Escalation.B$5:.E$190];MATCH([$'MetRisks Registration'.B238];[$Escalation.B$5:.B$190];0);3));&quot;&quot;;INDEX([$Escalation.B$5:.E$190];MATCH([$'MetRisks Registration'.B23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39]);&quot;&quot;;INDEX([$'MetRisks Registration'.B$5:.E$190];MATCH([$Mitagation.B239];[$'MetRisks Registration'.B$5:.B$190];0);2))">
            <text:p/>
          </table:table-cell>
          <table:table-cell table:style-name="ce146" table:formula="of:=IF(ISBLANK([.B239]);&quot;&quot;;IF(ISBLANK(INDEX([$Escalation.B$5:.E$190];MATCH([$'MetRisks Registration'.B239];[$Escalation.B$5:.B$190];0);3));&quot;&quot;;INDEX([$Escalation.B$5:.E$190];MATCH([$'MetRisks Registration'.B23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40]);&quot;&quot;;INDEX([$'MetRisks Registration'.B$5:.E$190];MATCH([$Mitagation.B240];[$'MetRisks Registration'.B$5:.B$190];0);2))">
            <text:p/>
          </table:table-cell>
          <table:table-cell table:style-name="ce146" table:formula="of:=IF(ISBLANK([.B240]);&quot;&quot;;IF(ISBLANK(INDEX([$Escalation.B$5:.E$190];MATCH([$'MetRisks Registration'.B240];[$Escalation.B$5:.B$190];0);3));&quot;&quot;;INDEX([$Escalation.B$5:.E$190];MATCH([$'MetRisks Registration'.B24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41]);&quot;&quot;;INDEX([$'MetRisks Registration'.B$5:.E$190];MATCH([$Mitagation.B241];[$'MetRisks Registration'.B$5:.B$190];0);2))">
            <text:p/>
          </table:table-cell>
          <table:table-cell table:style-name="ce146" table:formula="of:=IF(ISBLANK([.B241]);&quot;&quot;;IF(ISBLANK(INDEX([$Escalation.B$5:.E$190];MATCH([$'MetRisks Registration'.B241];[$Escalation.B$5:.B$190];0);3));&quot;&quot;;INDEX([$Escalation.B$5:.E$190];MATCH([$'MetRisks Registration'.B24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42]);&quot;&quot;;INDEX([$'MetRisks Registration'.B$5:.E$190];MATCH([$Mitagation.B242];[$'MetRisks Registration'.B$5:.B$190];0);2))">
            <text:p/>
          </table:table-cell>
          <table:table-cell table:style-name="ce146" table:formula="of:=IF(ISBLANK([.B242]);&quot;&quot;;IF(ISBLANK(INDEX([$Escalation.B$5:.E$190];MATCH([$'MetRisks Registration'.B242];[$Escalation.B$5:.B$190];0);3));&quot;&quot;;INDEX([$Escalation.B$5:.E$190];MATCH([$'MetRisks Registration'.B24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43]);&quot;&quot;;INDEX([$'MetRisks Registration'.B$5:.E$190];MATCH([$Mitagation.B243];[$'MetRisks Registration'.B$5:.B$190];0);2))">
            <text:p/>
          </table:table-cell>
          <table:table-cell table:style-name="ce146" table:formula="of:=IF(ISBLANK([.B243]);&quot;&quot;;IF(ISBLANK(INDEX([$Escalation.B$5:.E$190];MATCH([$'MetRisks Registration'.B243];[$Escalation.B$5:.B$190];0);3));&quot;&quot;;INDEX([$Escalation.B$5:.E$190];MATCH([$'MetRisks Registration'.B24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44]);&quot;&quot;;INDEX([$'MetRisks Registration'.B$5:.E$190];MATCH([$Mitagation.B244];[$'MetRisks Registration'.B$5:.B$190];0);2))">
            <text:p/>
          </table:table-cell>
          <table:table-cell table:style-name="ce146" table:formula="of:=IF(ISBLANK([.B244]);&quot;&quot;;IF(ISBLANK(INDEX([$Escalation.B$5:.E$190];MATCH([$'MetRisks Registration'.B244];[$Escalation.B$5:.B$190];0);3));&quot;&quot;;INDEX([$Escalation.B$5:.E$190];MATCH([$'MetRisks Registration'.B24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45]);&quot;&quot;;INDEX([$'MetRisks Registration'.B$5:.E$190];MATCH([$Mitagation.B245];[$'MetRisks Registration'.B$5:.B$190];0);2))">
            <text:p/>
          </table:table-cell>
          <table:table-cell table:style-name="ce146" table:formula="of:=IF(ISBLANK([.B245]);&quot;&quot;;IF(ISBLANK(INDEX([$Escalation.B$5:.E$190];MATCH([$'MetRisks Registration'.B245];[$Escalation.B$5:.B$190];0);3));&quot;&quot;;INDEX([$Escalation.B$5:.E$190];MATCH([$'MetRisks Registration'.B24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46]);&quot;&quot;;INDEX([$'MetRisks Registration'.B$5:.E$190];MATCH([$Mitagation.B246];[$'MetRisks Registration'.B$5:.B$190];0);2))">
            <text:p/>
          </table:table-cell>
          <table:table-cell table:style-name="ce146" table:formula="of:=IF(ISBLANK([.B246]);&quot;&quot;;IF(ISBLANK(INDEX([$Escalation.B$5:.E$190];MATCH([$'MetRisks Registration'.B246];[$Escalation.B$5:.B$190];0);3));&quot;&quot;;INDEX([$Escalation.B$5:.E$190];MATCH([$'MetRisks Registration'.B24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47]);&quot;&quot;;INDEX([$'MetRisks Registration'.B$5:.E$190];MATCH([$Mitagation.B247];[$'MetRisks Registration'.B$5:.B$190];0);2))">
            <text:p/>
          </table:table-cell>
          <table:table-cell table:style-name="ce146" table:formula="of:=IF(ISBLANK([.B247]);&quot;&quot;;IF(ISBLANK(INDEX([$Escalation.B$5:.E$190];MATCH([$'MetRisks Registration'.B247];[$Escalation.B$5:.B$190];0);3));&quot;&quot;;INDEX([$Escalation.B$5:.E$190];MATCH([$'MetRisks Registration'.B24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48]);&quot;&quot;;INDEX([$'MetRisks Registration'.B$5:.E$190];MATCH([$Mitagation.B248];[$'MetRisks Registration'.B$5:.B$190];0);2))">
            <text:p/>
          </table:table-cell>
          <table:table-cell table:style-name="ce146" table:formula="of:=IF(ISBLANK([.B248]);&quot;&quot;;IF(ISBLANK(INDEX([$Escalation.B$5:.E$190];MATCH([$'MetRisks Registration'.B248];[$Escalation.B$5:.B$190];0);3));&quot;&quot;;INDEX([$Escalation.B$5:.E$190];MATCH([$'MetRisks Registration'.B24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49]);&quot;&quot;;INDEX([$'MetRisks Registration'.B$5:.E$190];MATCH([$Mitagation.B249];[$'MetRisks Registration'.B$5:.B$190];0);2))">
            <text:p/>
          </table:table-cell>
          <table:table-cell table:style-name="ce146" table:formula="of:=IF(ISBLANK([.B249]);&quot;&quot;;IF(ISBLANK(INDEX([$Escalation.B$5:.E$190];MATCH([$'MetRisks Registration'.B249];[$Escalation.B$5:.B$190];0);3));&quot;&quot;;INDEX([$Escalation.B$5:.E$190];MATCH([$'MetRisks Registration'.B24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50]);&quot;&quot;;INDEX([$'MetRisks Registration'.B$5:.E$190];MATCH([$Mitagation.B250];[$'MetRisks Registration'.B$5:.B$190];0);2))">
            <text:p/>
          </table:table-cell>
          <table:table-cell table:style-name="ce146" table:formula="of:=IF(ISBLANK([.B250]);&quot;&quot;;IF(ISBLANK(INDEX([$Escalation.B$5:.E$190];MATCH([$'MetRisks Registration'.B250];[$Escalation.B$5:.B$190];0);3));&quot;&quot;;INDEX([$Escalation.B$5:.E$190];MATCH([$'MetRisks Registration'.B25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51]);&quot;&quot;;INDEX([$'MetRisks Registration'.B$5:.E$190];MATCH([$Mitagation.B251];[$'MetRisks Registration'.B$5:.B$190];0);2))">
            <text:p/>
          </table:table-cell>
          <table:table-cell table:style-name="ce146" table:formula="of:=IF(ISBLANK([.B251]);&quot;&quot;;IF(ISBLANK(INDEX([$Escalation.B$5:.E$190];MATCH([$'MetRisks Registration'.B251];[$Escalation.B$5:.B$190];0);3));&quot;&quot;;INDEX([$Escalation.B$5:.E$190];MATCH([$'MetRisks Registration'.B25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52]);&quot;&quot;;INDEX([$'MetRisks Registration'.B$5:.E$190];MATCH([$Mitagation.B252];[$'MetRisks Registration'.B$5:.B$190];0);2))">
            <text:p/>
          </table:table-cell>
          <table:table-cell table:style-name="ce146" table:formula="of:=IF(ISBLANK([.B252]);&quot;&quot;;IF(ISBLANK(INDEX([$Escalation.B$5:.E$190];MATCH([$'MetRisks Registration'.B252];[$Escalation.B$5:.B$190];0);3));&quot;&quot;;INDEX([$Escalation.B$5:.E$190];MATCH([$'MetRisks Registration'.B25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53]);&quot;&quot;;INDEX([$'MetRisks Registration'.B$5:.E$190];MATCH([$Mitagation.B253];[$'MetRisks Registration'.B$5:.B$190];0);2))">
            <text:p/>
          </table:table-cell>
          <table:table-cell table:style-name="ce146" table:formula="of:=IF(ISBLANK([.B253]);&quot;&quot;;IF(ISBLANK(INDEX([$Escalation.B$5:.E$190];MATCH([$'MetRisks Registration'.B253];[$Escalation.B$5:.B$190];0);3));&quot;&quot;;INDEX([$Escalation.B$5:.E$190];MATCH([$'MetRisks Registration'.B25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54]);&quot;&quot;;INDEX([$'MetRisks Registration'.B$5:.E$190];MATCH([$Mitagation.B254];[$'MetRisks Registration'.B$5:.B$190];0);2))">
            <text:p/>
          </table:table-cell>
          <table:table-cell table:style-name="ce146" table:formula="of:=IF(ISBLANK([.B254]);&quot;&quot;;IF(ISBLANK(INDEX([$Escalation.B$5:.E$190];MATCH([$'MetRisks Registration'.B254];[$Escalation.B$5:.B$190];0);3));&quot;&quot;;INDEX([$Escalation.B$5:.E$190];MATCH([$'MetRisks Registration'.B25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55]);&quot;&quot;;INDEX([$'MetRisks Registration'.B$5:.E$190];MATCH([$Mitagation.B255];[$'MetRisks Registration'.B$5:.B$190];0);2))">
            <text:p/>
          </table:table-cell>
          <table:table-cell table:style-name="ce146" table:formula="of:=IF(ISBLANK([.B255]);&quot;&quot;;IF(ISBLANK(INDEX([$Escalation.B$5:.E$190];MATCH([$'MetRisks Registration'.B255];[$Escalation.B$5:.B$190];0);3));&quot;&quot;;INDEX([$Escalation.B$5:.E$190];MATCH([$'MetRisks Registration'.B25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56]);&quot;&quot;;INDEX([$'MetRisks Registration'.B$5:.E$190];MATCH([$Mitagation.B256];[$'MetRisks Registration'.B$5:.B$190];0);2))">
            <text:p/>
          </table:table-cell>
          <table:table-cell table:style-name="ce146" table:formula="of:=IF(ISBLANK([.B256]);&quot;&quot;;IF(ISBLANK(INDEX([$Escalation.B$5:.E$190];MATCH([$'MetRisks Registration'.B256];[$Escalation.B$5:.B$190];0);3));&quot;&quot;;INDEX([$Escalation.B$5:.E$190];MATCH([$'MetRisks Registration'.B25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57]);&quot;&quot;;INDEX([$'MetRisks Registration'.B$5:.E$190];MATCH([$Mitagation.B257];[$'MetRisks Registration'.B$5:.B$190];0);2))">
            <text:p/>
          </table:table-cell>
          <table:table-cell table:style-name="ce146" table:formula="of:=IF(ISBLANK([.B257]);&quot;&quot;;IF(ISBLANK(INDEX([$Escalation.B$5:.E$190];MATCH([$'MetRisks Registration'.B257];[$Escalation.B$5:.B$190];0);3));&quot;&quot;;INDEX([$Escalation.B$5:.E$190];MATCH([$'MetRisks Registration'.B25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58]);&quot;&quot;;INDEX([$'MetRisks Registration'.B$5:.E$190];MATCH([$Mitagation.B258];[$'MetRisks Registration'.B$5:.B$190];0);2))">
            <text:p/>
          </table:table-cell>
          <table:table-cell table:style-name="ce146" table:formula="of:=IF(ISBLANK([.B258]);&quot;&quot;;IF(ISBLANK(INDEX([$Escalation.B$5:.E$190];MATCH([$'MetRisks Registration'.B258];[$Escalation.B$5:.B$190];0);3));&quot;&quot;;INDEX([$Escalation.B$5:.E$190];MATCH([$'MetRisks Registration'.B25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59]);&quot;&quot;;INDEX([$'MetRisks Registration'.B$5:.E$190];MATCH([$Mitagation.B259];[$'MetRisks Registration'.B$5:.B$190];0);2))">
            <text:p/>
          </table:table-cell>
          <table:table-cell table:style-name="ce146" table:formula="of:=IF(ISBLANK([.B259]);&quot;&quot;;IF(ISBLANK(INDEX([$Escalation.B$5:.E$190];MATCH([$'MetRisks Registration'.B259];[$Escalation.B$5:.B$190];0);3));&quot;&quot;;INDEX([$Escalation.B$5:.E$190];MATCH([$'MetRisks Registration'.B25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60]);&quot;&quot;;INDEX([$'MetRisks Registration'.B$5:.E$190];MATCH([$Mitagation.B260];[$'MetRisks Registration'.B$5:.B$190];0);2))">
            <text:p/>
          </table:table-cell>
          <table:table-cell table:style-name="ce146" table:formula="of:=IF(ISBLANK([.B260]);&quot;&quot;;IF(ISBLANK(INDEX([$Escalation.B$5:.E$190];MATCH([$'MetRisks Registration'.B260];[$Escalation.B$5:.B$190];0);3));&quot;&quot;;INDEX([$Escalation.B$5:.E$190];MATCH([$'MetRisks Registration'.B26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61]);&quot;&quot;;INDEX([$'MetRisks Registration'.B$5:.E$190];MATCH([$Mitagation.B261];[$'MetRisks Registration'.B$5:.B$190];0);2))">
            <text:p/>
          </table:table-cell>
          <table:table-cell table:style-name="ce146" table:formula="of:=IF(ISBLANK([.B261]);&quot;&quot;;IF(ISBLANK(INDEX([$Escalation.B$5:.E$190];MATCH([$'MetRisks Registration'.B261];[$Escalation.B$5:.B$190];0);3));&quot;&quot;;INDEX([$Escalation.B$5:.E$190];MATCH([$'MetRisks Registration'.B26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62]);&quot;&quot;;INDEX([$'MetRisks Registration'.B$5:.E$190];MATCH([$Mitagation.B262];[$'MetRisks Registration'.B$5:.B$190];0);2))">
            <text:p/>
          </table:table-cell>
          <table:table-cell table:style-name="ce146" table:formula="of:=IF(ISBLANK([.B262]);&quot;&quot;;IF(ISBLANK(INDEX([$Escalation.B$5:.E$190];MATCH([$'MetRisks Registration'.B262];[$Escalation.B$5:.B$190];0);3));&quot;&quot;;INDEX([$Escalation.B$5:.E$190];MATCH([$'MetRisks Registration'.B26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63]);&quot;&quot;;INDEX([$'MetRisks Registration'.B$5:.E$190];MATCH([$Mitagation.B263];[$'MetRisks Registration'.B$5:.B$190];0);2))">
            <text:p/>
          </table:table-cell>
          <table:table-cell table:style-name="ce146" table:formula="of:=IF(ISBLANK([.B263]);&quot;&quot;;IF(ISBLANK(INDEX([$Escalation.B$5:.E$190];MATCH([$'MetRisks Registration'.B263];[$Escalation.B$5:.B$190];0);3));&quot;&quot;;INDEX([$Escalation.B$5:.E$190];MATCH([$'MetRisks Registration'.B26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64]);&quot;&quot;;INDEX([$'MetRisks Registration'.B$5:.E$190];MATCH([$Mitagation.B264];[$'MetRisks Registration'.B$5:.B$190];0);2))">
            <text:p/>
          </table:table-cell>
          <table:table-cell table:style-name="ce146" table:formula="of:=IF(ISBLANK([.B264]);&quot;&quot;;IF(ISBLANK(INDEX([$Escalation.B$5:.E$190];MATCH([$'MetRisks Registration'.B264];[$Escalation.B$5:.B$190];0);3));&quot;&quot;;INDEX([$Escalation.B$5:.E$190];MATCH([$'MetRisks Registration'.B26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65]);&quot;&quot;;INDEX([$'MetRisks Registration'.B$5:.E$190];MATCH([$Mitagation.B265];[$'MetRisks Registration'.B$5:.B$190];0);2))">
            <text:p/>
          </table:table-cell>
          <table:table-cell table:style-name="ce146" table:formula="of:=IF(ISBLANK([.B265]);&quot;&quot;;IF(ISBLANK(INDEX([$Escalation.B$5:.E$190];MATCH([$'MetRisks Registration'.B265];[$Escalation.B$5:.B$190];0);3));&quot;&quot;;INDEX([$Escalation.B$5:.E$190];MATCH([$'MetRisks Registration'.B26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66]);&quot;&quot;;INDEX([$'MetRisks Registration'.B$5:.E$190];MATCH([$Mitagation.B266];[$'MetRisks Registration'.B$5:.B$190];0);2))">
            <text:p/>
          </table:table-cell>
          <table:table-cell table:style-name="ce146" table:formula="of:=IF(ISBLANK([.B266]);&quot;&quot;;IF(ISBLANK(INDEX([$Escalation.B$5:.E$190];MATCH([$'MetRisks Registration'.B266];[$Escalation.B$5:.B$190];0);3));&quot;&quot;;INDEX([$Escalation.B$5:.E$190];MATCH([$'MetRisks Registration'.B26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67]);&quot;&quot;;INDEX([$'MetRisks Registration'.B$5:.E$190];MATCH([$Mitagation.B267];[$'MetRisks Registration'.B$5:.B$190];0);2))">
            <text:p/>
          </table:table-cell>
          <table:table-cell table:style-name="ce146" table:formula="of:=IF(ISBLANK([.B267]);&quot;&quot;;IF(ISBLANK(INDEX([$Escalation.B$5:.E$190];MATCH([$'MetRisks Registration'.B267];[$Escalation.B$5:.B$190];0);3));&quot;&quot;;INDEX([$Escalation.B$5:.E$190];MATCH([$'MetRisks Registration'.B26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68]);&quot;&quot;;INDEX([$'MetRisks Registration'.B$5:.E$190];MATCH([$Mitagation.B268];[$'MetRisks Registration'.B$5:.B$190];0);2))">
            <text:p/>
          </table:table-cell>
          <table:table-cell table:style-name="ce146" table:formula="of:=IF(ISBLANK([.B268]);&quot;&quot;;IF(ISBLANK(INDEX([$Escalation.B$5:.E$190];MATCH([$'MetRisks Registration'.B268];[$Escalation.B$5:.B$190];0);3));&quot;&quot;;INDEX([$Escalation.B$5:.E$190];MATCH([$'MetRisks Registration'.B26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69]);&quot;&quot;;INDEX([$'MetRisks Registration'.B$5:.E$190];MATCH([$Mitagation.B269];[$'MetRisks Registration'.B$5:.B$190];0);2))">
            <text:p/>
          </table:table-cell>
          <table:table-cell table:style-name="ce146" table:formula="of:=IF(ISBLANK([.B269]);&quot;&quot;;IF(ISBLANK(INDEX([$Escalation.B$5:.E$190];MATCH([$'MetRisks Registration'.B269];[$Escalation.B$5:.B$190];0);3));&quot;&quot;;INDEX([$Escalation.B$5:.E$190];MATCH([$'MetRisks Registration'.B26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70]);&quot;&quot;;INDEX([$'MetRisks Registration'.B$5:.E$190];MATCH([$Mitagation.B270];[$'MetRisks Registration'.B$5:.B$190];0);2))">
            <text:p/>
          </table:table-cell>
          <table:table-cell table:style-name="ce146" table:formula="of:=IF(ISBLANK([.B270]);&quot;&quot;;IF(ISBLANK(INDEX([$Escalation.B$5:.E$190];MATCH([$'MetRisks Registration'.B270];[$Escalation.B$5:.B$190];0);3));&quot;&quot;;INDEX([$Escalation.B$5:.E$190];MATCH([$'MetRisks Registration'.B27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71]);&quot;&quot;;INDEX([$'MetRisks Registration'.B$5:.E$190];MATCH([$Mitagation.B271];[$'MetRisks Registration'.B$5:.B$190];0);2))">
            <text:p/>
          </table:table-cell>
          <table:table-cell table:style-name="ce146" table:formula="of:=IF(ISBLANK([.B271]);&quot;&quot;;IF(ISBLANK(INDEX([$Escalation.B$5:.E$190];MATCH([$'MetRisks Registration'.B271];[$Escalation.B$5:.B$190];0);3));&quot;&quot;;INDEX([$Escalation.B$5:.E$190];MATCH([$'MetRisks Registration'.B27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72]);&quot;&quot;;INDEX([$'MetRisks Registration'.B$5:.E$190];MATCH([$Mitagation.B272];[$'MetRisks Registration'.B$5:.B$190];0);2))">
            <text:p/>
          </table:table-cell>
          <table:table-cell table:style-name="ce146" table:formula="of:=IF(ISBLANK([.B272]);&quot;&quot;;IF(ISBLANK(INDEX([$Escalation.B$5:.E$190];MATCH([$'MetRisks Registration'.B272];[$Escalation.B$5:.B$190];0);3));&quot;&quot;;INDEX([$Escalation.B$5:.E$190];MATCH([$'MetRisks Registration'.B27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73]);&quot;&quot;;INDEX([$'MetRisks Registration'.B$5:.E$190];MATCH([$Mitagation.B273];[$'MetRisks Registration'.B$5:.B$190];0);2))">
            <text:p/>
          </table:table-cell>
          <table:table-cell table:style-name="ce146" table:formula="of:=IF(ISBLANK([.B273]);&quot;&quot;;IF(ISBLANK(INDEX([$Escalation.B$5:.E$190];MATCH([$'MetRisks Registration'.B273];[$Escalation.B$5:.B$190];0);3));&quot;&quot;;INDEX([$Escalation.B$5:.E$190];MATCH([$'MetRisks Registration'.B27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74]);&quot;&quot;;INDEX([$'MetRisks Registration'.B$5:.E$190];MATCH([$Mitagation.B274];[$'MetRisks Registration'.B$5:.B$190];0);2))">
            <text:p/>
          </table:table-cell>
          <table:table-cell table:style-name="ce146" table:formula="of:=IF(ISBLANK([.B274]);&quot;&quot;;IF(ISBLANK(INDEX([$Escalation.B$5:.E$190];MATCH([$'MetRisks Registration'.B274];[$Escalation.B$5:.B$190];0);3));&quot;&quot;;INDEX([$Escalation.B$5:.E$190];MATCH([$'MetRisks Registration'.B27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75]);&quot;&quot;;INDEX([$'MetRisks Registration'.B$5:.E$190];MATCH([$Mitagation.B275];[$'MetRisks Registration'.B$5:.B$190];0);2))">
            <text:p/>
          </table:table-cell>
          <table:table-cell table:style-name="ce146" table:formula="of:=IF(ISBLANK([.B275]);&quot;&quot;;IF(ISBLANK(INDEX([$Escalation.B$5:.E$190];MATCH([$'MetRisks Registration'.B275];[$Escalation.B$5:.B$190];0);3));&quot;&quot;;INDEX([$Escalation.B$5:.E$190];MATCH([$'MetRisks Registration'.B27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76]);&quot;&quot;;INDEX([$'MetRisks Registration'.B$5:.E$190];MATCH([$Mitagation.B276];[$'MetRisks Registration'.B$5:.B$190];0);2))">
            <text:p/>
          </table:table-cell>
          <table:table-cell table:style-name="ce146" table:formula="of:=IF(ISBLANK([.B276]);&quot;&quot;;IF(ISBLANK(INDEX([$Escalation.B$5:.E$190];MATCH([$'MetRisks Registration'.B276];[$Escalation.B$5:.B$190];0);3));&quot;&quot;;INDEX([$Escalation.B$5:.E$190];MATCH([$'MetRisks Registration'.B27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77]);&quot;&quot;;INDEX([$'MetRisks Registration'.B$5:.E$190];MATCH([$Mitagation.B277];[$'MetRisks Registration'.B$5:.B$190];0);2))">
            <text:p/>
          </table:table-cell>
          <table:table-cell table:style-name="ce146" table:formula="of:=IF(ISBLANK([.B277]);&quot;&quot;;IF(ISBLANK(INDEX([$Escalation.B$5:.E$190];MATCH([$'MetRisks Registration'.B277];[$Escalation.B$5:.B$190];0);3));&quot;&quot;;INDEX([$Escalation.B$5:.E$190];MATCH([$'MetRisks Registration'.B27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78]);&quot;&quot;;INDEX([$'MetRisks Registration'.B$5:.E$190];MATCH([$Mitagation.B278];[$'MetRisks Registration'.B$5:.B$190];0);2))">
            <text:p/>
          </table:table-cell>
          <table:table-cell table:style-name="ce146" table:formula="of:=IF(ISBLANK([.B278]);&quot;&quot;;IF(ISBLANK(INDEX([$Escalation.B$5:.E$190];MATCH([$'MetRisks Registration'.B278];[$Escalation.B$5:.B$190];0);3));&quot;&quot;;INDEX([$Escalation.B$5:.E$190];MATCH([$'MetRisks Registration'.B27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79]);&quot;&quot;;INDEX([$'MetRisks Registration'.B$5:.E$190];MATCH([$Mitagation.B279];[$'MetRisks Registration'.B$5:.B$190];0);2))">
            <text:p/>
          </table:table-cell>
          <table:table-cell table:style-name="ce146" table:formula="of:=IF(ISBLANK([.B279]);&quot;&quot;;IF(ISBLANK(INDEX([$Escalation.B$5:.E$190];MATCH([$'MetRisks Registration'.B279];[$Escalation.B$5:.B$190];0);3));&quot;&quot;;INDEX([$Escalation.B$5:.E$190];MATCH([$'MetRisks Registration'.B27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80]);&quot;&quot;;INDEX([$'MetRisks Registration'.B$5:.E$190];MATCH([$Mitagation.B280];[$'MetRisks Registration'.B$5:.B$190];0);2))">
            <text:p/>
          </table:table-cell>
          <table:table-cell table:style-name="ce146" table:formula="of:=IF(ISBLANK([.B280]);&quot;&quot;;IF(ISBLANK(INDEX([$Escalation.B$5:.E$190];MATCH([$'MetRisks Registration'.B280];[$Escalation.B$5:.B$190];0);3));&quot;&quot;;INDEX([$Escalation.B$5:.E$190];MATCH([$'MetRisks Registration'.B28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81]);&quot;&quot;;INDEX([$'MetRisks Registration'.B$5:.E$190];MATCH([$Mitagation.B281];[$'MetRisks Registration'.B$5:.B$190];0);2))">
            <text:p/>
          </table:table-cell>
          <table:table-cell table:style-name="ce146" table:formula="of:=IF(ISBLANK([.B281]);&quot;&quot;;IF(ISBLANK(INDEX([$Escalation.B$5:.E$190];MATCH([$'MetRisks Registration'.B281];[$Escalation.B$5:.B$190];0);3));&quot;&quot;;INDEX([$Escalation.B$5:.E$190];MATCH([$'MetRisks Registration'.B28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82]);&quot;&quot;;INDEX([$'MetRisks Registration'.B$5:.E$190];MATCH([$Mitagation.B282];[$'MetRisks Registration'.B$5:.B$190];0);2))">
            <text:p/>
          </table:table-cell>
          <table:table-cell table:style-name="ce146" table:formula="of:=IF(ISBLANK([.B282]);&quot;&quot;;IF(ISBLANK(INDEX([$Escalation.B$5:.E$190];MATCH([$'MetRisks Registration'.B282];[$Escalation.B$5:.B$190];0);3));&quot;&quot;;INDEX([$Escalation.B$5:.E$190];MATCH([$'MetRisks Registration'.B28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83]);&quot;&quot;;INDEX([$'MetRisks Registration'.B$5:.E$190];MATCH([$Mitagation.B283];[$'MetRisks Registration'.B$5:.B$190];0);2))">
            <text:p/>
          </table:table-cell>
          <table:table-cell table:style-name="ce146" table:formula="of:=IF(ISBLANK([.B283]);&quot;&quot;;IF(ISBLANK(INDEX([$Escalation.B$5:.E$190];MATCH([$'MetRisks Registration'.B283];[$Escalation.B$5:.B$190];0);3));&quot;&quot;;INDEX([$Escalation.B$5:.E$190];MATCH([$'MetRisks Registration'.B28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84]);&quot;&quot;;INDEX([$'MetRisks Registration'.B$5:.E$190];MATCH([$Mitagation.B284];[$'MetRisks Registration'.B$5:.B$190];0);2))">
            <text:p/>
          </table:table-cell>
          <table:table-cell table:style-name="ce146" table:formula="of:=IF(ISBLANK([.B284]);&quot;&quot;;IF(ISBLANK(INDEX([$Escalation.B$5:.E$190];MATCH([$'MetRisks Registration'.B284];[$Escalation.B$5:.B$190];0);3));&quot;&quot;;INDEX([$Escalation.B$5:.E$190];MATCH([$'MetRisks Registration'.B28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85]);&quot;&quot;;INDEX([$'MetRisks Registration'.B$5:.E$190];MATCH([$Mitagation.B285];[$'MetRisks Registration'.B$5:.B$190];0);2))">
            <text:p/>
          </table:table-cell>
          <table:table-cell table:style-name="ce146" table:formula="of:=IF(ISBLANK([.B285]);&quot;&quot;;IF(ISBLANK(INDEX([$Escalation.B$5:.E$190];MATCH([$'MetRisks Registration'.B285];[$Escalation.B$5:.B$190];0);3));&quot;&quot;;INDEX([$Escalation.B$5:.E$190];MATCH([$'MetRisks Registration'.B28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86]);&quot;&quot;;INDEX([$'MetRisks Registration'.B$5:.E$190];MATCH([$Mitagation.B286];[$'MetRisks Registration'.B$5:.B$190];0);2))">
            <text:p/>
          </table:table-cell>
          <table:table-cell table:style-name="ce146" table:formula="of:=IF(ISBLANK([.B286]);&quot;&quot;;IF(ISBLANK(INDEX([$Escalation.B$5:.E$190];MATCH([$'MetRisks Registration'.B286];[$Escalation.B$5:.B$190];0);3));&quot;&quot;;INDEX([$Escalation.B$5:.E$190];MATCH([$'MetRisks Registration'.B28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87]);&quot;&quot;;INDEX([$'MetRisks Registration'.B$5:.E$190];MATCH([$Mitagation.B287];[$'MetRisks Registration'.B$5:.B$190];0);2))">
            <text:p/>
          </table:table-cell>
          <table:table-cell table:style-name="ce146" table:formula="of:=IF(ISBLANK([.B287]);&quot;&quot;;IF(ISBLANK(INDEX([$Escalation.B$5:.E$190];MATCH([$'MetRisks Registration'.B287];[$Escalation.B$5:.B$190];0);3));&quot;&quot;;INDEX([$Escalation.B$5:.E$190];MATCH([$'MetRisks Registration'.B28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88]);&quot;&quot;;INDEX([$'MetRisks Registration'.B$5:.E$190];MATCH([$Mitagation.B288];[$'MetRisks Registration'.B$5:.B$190];0);2))">
            <text:p/>
          </table:table-cell>
          <table:table-cell table:style-name="ce146" table:formula="of:=IF(ISBLANK([.B288]);&quot;&quot;;IF(ISBLANK(INDEX([$Escalation.B$5:.E$190];MATCH([$'MetRisks Registration'.B288];[$Escalation.B$5:.B$190];0);3));&quot;&quot;;INDEX([$Escalation.B$5:.E$190];MATCH([$'MetRisks Registration'.B28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89]);&quot;&quot;;INDEX([$'MetRisks Registration'.B$5:.E$190];MATCH([$Mitagation.B289];[$'MetRisks Registration'.B$5:.B$190];0);2))">
            <text:p/>
          </table:table-cell>
          <table:table-cell table:style-name="ce146" table:formula="of:=IF(ISBLANK([.B289]);&quot;&quot;;IF(ISBLANK(INDEX([$Escalation.B$5:.E$190];MATCH([$'MetRisks Registration'.B289];[$Escalation.B$5:.B$190];0);3));&quot;&quot;;INDEX([$Escalation.B$5:.E$190];MATCH([$'MetRisks Registration'.B28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90]);&quot;&quot;;INDEX([$'MetRisks Registration'.B$5:.E$190];MATCH([$Mitagation.B290];[$'MetRisks Registration'.B$5:.B$190];0);2))">
            <text:p/>
          </table:table-cell>
          <table:table-cell table:style-name="ce146" table:formula="of:=IF(ISBLANK([.B290]);&quot;&quot;;IF(ISBLANK(INDEX([$Escalation.B$5:.E$190];MATCH([$'MetRisks Registration'.B290];[$Escalation.B$5:.B$190];0);3));&quot;&quot;;INDEX([$Escalation.B$5:.E$190];MATCH([$'MetRisks Registration'.B29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91]);&quot;&quot;;INDEX([$'MetRisks Registration'.B$5:.E$190];MATCH([$Mitagation.B291];[$'MetRisks Registration'.B$5:.B$190];0);2))">
            <text:p/>
          </table:table-cell>
          <table:table-cell table:style-name="ce146" table:formula="of:=IF(ISBLANK([.B291]);&quot;&quot;;IF(ISBLANK(INDEX([$Escalation.B$5:.E$190];MATCH([$'MetRisks Registration'.B291];[$Escalation.B$5:.B$190];0);3));&quot;&quot;;INDEX([$Escalation.B$5:.E$190];MATCH([$'MetRisks Registration'.B29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92]);&quot;&quot;;INDEX([$'MetRisks Registration'.B$5:.E$190];MATCH([$Mitagation.B292];[$'MetRisks Registration'.B$5:.B$190];0);2))">
            <text:p/>
          </table:table-cell>
          <table:table-cell table:style-name="ce146" table:formula="of:=IF(ISBLANK([.B292]);&quot;&quot;;IF(ISBLANK(INDEX([$Escalation.B$5:.E$190];MATCH([$'MetRisks Registration'.B292];[$Escalation.B$5:.B$190];0);3));&quot;&quot;;INDEX([$Escalation.B$5:.E$190];MATCH([$'MetRisks Registration'.B29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93]);&quot;&quot;;INDEX([$'MetRisks Registration'.B$5:.E$190];MATCH([$Mitagation.B293];[$'MetRisks Registration'.B$5:.B$190];0);2))">
            <text:p/>
          </table:table-cell>
          <table:table-cell table:style-name="ce146" table:formula="of:=IF(ISBLANK([.B293]);&quot;&quot;;IF(ISBLANK(INDEX([$Escalation.B$5:.E$190];MATCH([$'MetRisks Registration'.B293];[$Escalation.B$5:.B$190];0);3));&quot;&quot;;INDEX([$Escalation.B$5:.E$190];MATCH([$'MetRisks Registration'.B29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94]);&quot;&quot;;INDEX([$'MetRisks Registration'.B$5:.E$190];MATCH([$Mitagation.B294];[$'MetRisks Registration'.B$5:.B$190];0);2))">
            <text:p/>
          </table:table-cell>
          <table:table-cell table:style-name="ce146" table:formula="of:=IF(ISBLANK([.B294]);&quot;&quot;;IF(ISBLANK(INDEX([$Escalation.B$5:.E$190];MATCH([$'MetRisks Registration'.B294];[$Escalation.B$5:.B$190];0);3));&quot;&quot;;INDEX([$Escalation.B$5:.E$190];MATCH([$'MetRisks Registration'.B29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95]);&quot;&quot;;INDEX([$'MetRisks Registration'.B$5:.E$190];MATCH([$Mitagation.B295];[$'MetRisks Registration'.B$5:.B$190];0);2))">
            <text:p/>
          </table:table-cell>
          <table:table-cell table:style-name="ce146" table:formula="of:=IF(ISBLANK([.B295]);&quot;&quot;;IF(ISBLANK(INDEX([$Escalation.B$5:.E$190];MATCH([$'MetRisks Registration'.B295];[$Escalation.B$5:.B$190];0);3));&quot;&quot;;INDEX([$Escalation.B$5:.E$190];MATCH([$'MetRisks Registration'.B29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96]);&quot;&quot;;INDEX([$'MetRisks Registration'.B$5:.E$190];MATCH([$Mitagation.B296];[$'MetRisks Registration'.B$5:.B$190];0);2))">
            <text:p/>
          </table:table-cell>
          <table:table-cell table:style-name="ce146" table:formula="of:=IF(ISBLANK([.B296]);&quot;&quot;;IF(ISBLANK(INDEX([$Escalation.B$5:.E$190];MATCH([$'MetRisks Registration'.B296];[$Escalation.B$5:.B$190];0);3));&quot;&quot;;INDEX([$Escalation.B$5:.E$190];MATCH([$'MetRisks Registration'.B29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97]);&quot;&quot;;INDEX([$'MetRisks Registration'.B$5:.E$190];MATCH([$Mitagation.B297];[$'MetRisks Registration'.B$5:.B$190];0);2))">
            <text:p/>
          </table:table-cell>
          <table:table-cell table:style-name="ce146" table:formula="of:=IF(ISBLANK([.B297]);&quot;&quot;;IF(ISBLANK(INDEX([$Escalation.B$5:.E$190];MATCH([$'MetRisks Registration'.B297];[$Escalation.B$5:.B$190];0);3));&quot;&quot;;INDEX([$Escalation.B$5:.E$190];MATCH([$'MetRisks Registration'.B29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98]);&quot;&quot;;INDEX([$'MetRisks Registration'.B$5:.E$190];MATCH([$Mitagation.B298];[$'MetRisks Registration'.B$5:.B$190];0);2))">
            <text:p/>
          </table:table-cell>
          <table:table-cell table:style-name="ce146" table:formula="of:=IF(ISBLANK([.B298]);&quot;&quot;;IF(ISBLANK(INDEX([$Escalation.B$5:.E$190];MATCH([$'MetRisks Registration'.B298];[$Escalation.B$5:.B$190];0);3));&quot;&quot;;INDEX([$Escalation.B$5:.E$190];MATCH([$'MetRisks Registration'.B29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299]);&quot;&quot;;INDEX([$'MetRisks Registration'.B$5:.E$190];MATCH([$Mitagation.B299];[$'MetRisks Registration'.B$5:.B$190];0);2))">
            <text:p/>
          </table:table-cell>
          <table:table-cell table:style-name="ce146" table:formula="of:=IF(ISBLANK([.B299]);&quot;&quot;;IF(ISBLANK(INDEX([$Escalation.B$5:.E$190];MATCH([$'MetRisks Registration'.B299];[$Escalation.B$5:.B$190];0);3));&quot;&quot;;INDEX([$Escalation.B$5:.E$190];MATCH([$'MetRisks Registration'.B29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00]);&quot;&quot;;INDEX([$'MetRisks Registration'.B$5:.E$190];MATCH([$Mitagation.B300];[$'MetRisks Registration'.B$5:.B$190];0);2))">
            <text:p/>
          </table:table-cell>
          <table:table-cell table:style-name="ce146" table:formula="of:=IF(ISBLANK([.B300]);&quot;&quot;;IF(ISBLANK(INDEX([$Escalation.B$5:.E$190];MATCH([$'MetRisks Registration'.B300];[$Escalation.B$5:.B$190];0);3));&quot;&quot;;INDEX([$Escalation.B$5:.E$190];MATCH([$'MetRisks Registration'.B30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01]);&quot;&quot;;INDEX([$'MetRisks Registration'.B$5:.E$190];MATCH([$Mitagation.B301];[$'MetRisks Registration'.B$5:.B$190];0);2))">
            <text:p/>
          </table:table-cell>
          <table:table-cell table:style-name="ce146" table:formula="of:=IF(ISBLANK([.B301]);&quot;&quot;;IF(ISBLANK(INDEX([$Escalation.B$5:.E$190];MATCH([$'MetRisks Registration'.B301];[$Escalation.B$5:.B$190];0);3));&quot;&quot;;INDEX([$Escalation.B$5:.E$190];MATCH([$'MetRisks Registration'.B30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02]);&quot;&quot;;INDEX([$'MetRisks Registration'.B$5:.E$190];MATCH([$Mitagation.B302];[$'MetRisks Registration'.B$5:.B$190];0);2))">
            <text:p/>
          </table:table-cell>
          <table:table-cell table:style-name="ce146" table:formula="of:=IF(ISBLANK([.B302]);&quot;&quot;;IF(ISBLANK(INDEX([$Escalation.B$5:.E$190];MATCH([$'MetRisks Registration'.B302];[$Escalation.B$5:.B$190];0);3));&quot;&quot;;INDEX([$Escalation.B$5:.E$190];MATCH([$'MetRisks Registration'.B30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03]);&quot;&quot;;INDEX([$'MetRisks Registration'.B$5:.E$190];MATCH([$Mitagation.B303];[$'MetRisks Registration'.B$5:.B$190];0);2))">
            <text:p/>
          </table:table-cell>
          <table:table-cell table:style-name="ce146" table:formula="of:=IF(ISBLANK([.B303]);&quot;&quot;;IF(ISBLANK(INDEX([$Escalation.B$5:.E$190];MATCH([$'MetRisks Registration'.B303];[$Escalation.B$5:.B$190];0);3));&quot;&quot;;INDEX([$Escalation.B$5:.E$190];MATCH([$'MetRisks Registration'.B30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04]);&quot;&quot;;INDEX([$'MetRisks Registration'.B$5:.E$190];MATCH([$Mitagation.B304];[$'MetRisks Registration'.B$5:.B$190];0);2))">
            <text:p/>
          </table:table-cell>
          <table:table-cell table:style-name="ce146" table:formula="of:=IF(ISBLANK([.B304]);&quot;&quot;;IF(ISBLANK(INDEX([$Escalation.B$5:.E$190];MATCH([$'MetRisks Registration'.B304];[$Escalation.B$5:.B$190];0);3));&quot;&quot;;INDEX([$Escalation.B$5:.E$190];MATCH([$'MetRisks Registration'.B30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05]);&quot;&quot;;INDEX([$'MetRisks Registration'.B$5:.E$190];MATCH([$Mitagation.B305];[$'MetRisks Registration'.B$5:.B$190];0);2))">
            <text:p/>
          </table:table-cell>
          <table:table-cell table:style-name="ce146" table:formula="of:=IF(ISBLANK([.B305]);&quot;&quot;;IF(ISBLANK(INDEX([$Escalation.B$5:.E$190];MATCH([$'MetRisks Registration'.B305];[$Escalation.B$5:.B$190];0);3));&quot;&quot;;INDEX([$Escalation.B$5:.E$190];MATCH([$'MetRisks Registration'.B30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06]);&quot;&quot;;INDEX([$'MetRisks Registration'.B$5:.E$190];MATCH([$Mitagation.B306];[$'MetRisks Registration'.B$5:.B$190];0);2))">
            <text:p/>
          </table:table-cell>
          <table:table-cell table:style-name="ce146" table:formula="of:=IF(ISBLANK([.B306]);&quot;&quot;;IF(ISBLANK(INDEX([$Escalation.B$5:.E$190];MATCH([$'MetRisks Registration'.B306];[$Escalation.B$5:.B$190];0);3));&quot;&quot;;INDEX([$Escalation.B$5:.E$190];MATCH([$'MetRisks Registration'.B30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07]);&quot;&quot;;INDEX([$'MetRisks Registration'.B$5:.E$190];MATCH([$Mitagation.B307];[$'MetRisks Registration'.B$5:.B$190];0);2))">
            <text:p/>
          </table:table-cell>
          <table:table-cell table:style-name="ce146" table:formula="of:=IF(ISBLANK([.B307]);&quot;&quot;;IF(ISBLANK(INDEX([$Escalation.B$5:.E$190];MATCH([$'MetRisks Registration'.B307];[$Escalation.B$5:.B$190];0);3));&quot;&quot;;INDEX([$Escalation.B$5:.E$190];MATCH([$'MetRisks Registration'.B30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08]);&quot;&quot;;INDEX([$'MetRisks Registration'.B$5:.E$190];MATCH([$Mitagation.B308];[$'MetRisks Registration'.B$5:.B$190];0);2))">
            <text:p/>
          </table:table-cell>
          <table:table-cell table:style-name="ce146" table:formula="of:=IF(ISBLANK([.B308]);&quot;&quot;;IF(ISBLANK(INDEX([$Escalation.B$5:.E$190];MATCH([$'MetRisks Registration'.B308];[$Escalation.B$5:.B$190];0);3));&quot;&quot;;INDEX([$Escalation.B$5:.E$190];MATCH([$'MetRisks Registration'.B30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09]);&quot;&quot;;INDEX([$'MetRisks Registration'.B$5:.E$190];MATCH([$Mitagation.B309];[$'MetRisks Registration'.B$5:.B$190];0);2))">
            <text:p/>
          </table:table-cell>
          <table:table-cell table:style-name="ce146" table:formula="of:=IF(ISBLANK([.B309]);&quot;&quot;;IF(ISBLANK(INDEX([$Escalation.B$5:.E$190];MATCH([$'MetRisks Registration'.B309];[$Escalation.B$5:.B$190];0);3));&quot;&quot;;INDEX([$Escalation.B$5:.E$190];MATCH([$'MetRisks Registration'.B30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10]);&quot;&quot;;INDEX([$'MetRisks Registration'.B$5:.E$190];MATCH([$Mitagation.B310];[$'MetRisks Registration'.B$5:.B$190];0);2))">
            <text:p/>
          </table:table-cell>
          <table:table-cell table:style-name="ce146" table:formula="of:=IF(ISBLANK([.B310]);&quot;&quot;;IF(ISBLANK(INDEX([$Escalation.B$5:.E$190];MATCH([$'MetRisks Registration'.B310];[$Escalation.B$5:.B$190];0);3));&quot;&quot;;INDEX([$Escalation.B$5:.E$190];MATCH([$'MetRisks Registration'.B31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11]);&quot;&quot;;INDEX([$'MetRisks Registration'.B$5:.E$190];MATCH([$Mitagation.B311];[$'MetRisks Registration'.B$5:.B$190];0);2))">
            <text:p/>
          </table:table-cell>
          <table:table-cell table:style-name="ce146" table:formula="of:=IF(ISBLANK([.B311]);&quot;&quot;;IF(ISBLANK(INDEX([$Escalation.B$5:.E$190];MATCH([$'MetRisks Registration'.B311];[$Escalation.B$5:.B$190];0);3));&quot;&quot;;INDEX([$Escalation.B$5:.E$190];MATCH([$'MetRisks Registration'.B31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12]);&quot;&quot;;INDEX([$'MetRisks Registration'.B$5:.E$190];MATCH([$Mitagation.B312];[$'MetRisks Registration'.B$5:.B$190];0);2))">
            <text:p/>
          </table:table-cell>
          <table:table-cell table:style-name="ce146" table:formula="of:=IF(ISBLANK([.B312]);&quot;&quot;;IF(ISBLANK(INDEX([$Escalation.B$5:.E$190];MATCH([$'MetRisks Registration'.B312];[$Escalation.B$5:.B$190];0);3));&quot;&quot;;INDEX([$Escalation.B$5:.E$190];MATCH([$'MetRisks Registration'.B31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13]);&quot;&quot;;INDEX([$'MetRisks Registration'.B$5:.E$190];MATCH([$Mitagation.B313];[$'MetRisks Registration'.B$5:.B$190];0);2))">
            <text:p/>
          </table:table-cell>
          <table:table-cell table:style-name="ce146" table:formula="of:=IF(ISBLANK([.B313]);&quot;&quot;;IF(ISBLANK(INDEX([$Escalation.B$5:.E$190];MATCH([$'MetRisks Registration'.B313];[$Escalation.B$5:.B$190];0);3));&quot;&quot;;INDEX([$Escalation.B$5:.E$190];MATCH([$'MetRisks Registration'.B31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14]);&quot;&quot;;INDEX([$'MetRisks Registration'.B$5:.E$190];MATCH([$Mitagation.B314];[$'MetRisks Registration'.B$5:.B$190];0);2))">
            <text:p/>
          </table:table-cell>
          <table:table-cell table:style-name="ce146" table:formula="of:=IF(ISBLANK([.B314]);&quot;&quot;;IF(ISBLANK(INDEX([$Escalation.B$5:.E$190];MATCH([$'MetRisks Registration'.B314];[$Escalation.B$5:.B$190];0);3));&quot;&quot;;INDEX([$Escalation.B$5:.E$190];MATCH([$'MetRisks Registration'.B31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15]);&quot;&quot;;INDEX([$'MetRisks Registration'.B$5:.E$190];MATCH([$Mitagation.B315];[$'MetRisks Registration'.B$5:.B$190];0);2))">
            <text:p/>
          </table:table-cell>
          <table:table-cell table:style-name="ce146" table:formula="of:=IF(ISBLANK([.B315]);&quot;&quot;;IF(ISBLANK(INDEX([$Escalation.B$5:.E$190];MATCH([$'MetRisks Registration'.B315];[$Escalation.B$5:.B$190];0);3));&quot;&quot;;INDEX([$Escalation.B$5:.E$190];MATCH([$'MetRisks Registration'.B31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16]);&quot;&quot;;INDEX([$'MetRisks Registration'.B$5:.E$190];MATCH([$Mitagation.B316];[$'MetRisks Registration'.B$5:.B$190];0);2))">
            <text:p/>
          </table:table-cell>
          <table:table-cell table:style-name="ce146" table:formula="of:=IF(ISBLANK([.B316]);&quot;&quot;;IF(ISBLANK(INDEX([$Escalation.B$5:.E$190];MATCH([$'MetRisks Registration'.B316];[$Escalation.B$5:.B$190];0);3));&quot;&quot;;INDEX([$Escalation.B$5:.E$190];MATCH([$'MetRisks Registration'.B31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17]);&quot;&quot;;INDEX([$'MetRisks Registration'.B$5:.E$190];MATCH([$Mitagation.B317];[$'MetRisks Registration'.B$5:.B$190];0);2))">
            <text:p/>
          </table:table-cell>
          <table:table-cell table:style-name="ce146" table:formula="of:=IF(ISBLANK([.B317]);&quot;&quot;;IF(ISBLANK(INDEX([$Escalation.B$5:.E$190];MATCH([$'MetRisks Registration'.B317];[$Escalation.B$5:.B$190];0);3));&quot;&quot;;INDEX([$Escalation.B$5:.E$190];MATCH([$'MetRisks Registration'.B31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18]);&quot;&quot;;INDEX([$'MetRisks Registration'.B$5:.E$190];MATCH([$Mitagation.B318];[$'MetRisks Registration'.B$5:.B$190];0);2))">
            <text:p/>
          </table:table-cell>
          <table:table-cell table:style-name="ce146" table:formula="of:=IF(ISBLANK([.B318]);&quot;&quot;;IF(ISBLANK(INDEX([$Escalation.B$5:.E$190];MATCH([$'MetRisks Registration'.B318];[$Escalation.B$5:.B$190];0);3));&quot;&quot;;INDEX([$Escalation.B$5:.E$190];MATCH([$'MetRisks Registration'.B31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19]);&quot;&quot;;INDEX([$'MetRisks Registration'.B$5:.E$190];MATCH([$Mitagation.B319];[$'MetRisks Registration'.B$5:.B$190];0);2))">
            <text:p/>
          </table:table-cell>
          <table:table-cell table:style-name="ce146" table:formula="of:=IF(ISBLANK([.B319]);&quot;&quot;;IF(ISBLANK(INDEX([$Escalation.B$5:.E$190];MATCH([$'MetRisks Registration'.B319];[$Escalation.B$5:.B$190];0);3));&quot;&quot;;INDEX([$Escalation.B$5:.E$190];MATCH([$'MetRisks Registration'.B31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20]);&quot;&quot;;INDEX([$'MetRisks Registration'.B$5:.E$190];MATCH([$Mitagation.B320];[$'MetRisks Registration'.B$5:.B$190];0);2))">
            <text:p/>
          </table:table-cell>
          <table:table-cell table:style-name="ce146" table:formula="of:=IF(ISBLANK([.B320]);&quot;&quot;;IF(ISBLANK(INDEX([$Escalation.B$5:.E$190];MATCH([$'MetRisks Registration'.B320];[$Escalation.B$5:.B$190];0);3));&quot;&quot;;INDEX([$Escalation.B$5:.E$190];MATCH([$'MetRisks Registration'.B32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21]);&quot;&quot;;INDEX([$'MetRisks Registration'.B$5:.E$190];MATCH([$Mitagation.B321];[$'MetRisks Registration'.B$5:.B$190];0);2))">
            <text:p/>
          </table:table-cell>
          <table:table-cell table:style-name="ce146" table:formula="of:=IF(ISBLANK([.B321]);&quot;&quot;;IF(ISBLANK(INDEX([$Escalation.B$5:.E$190];MATCH([$'MetRisks Registration'.B321];[$Escalation.B$5:.B$190];0);3));&quot;&quot;;INDEX([$Escalation.B$5:.E$190];MATCH([$'MetRisks Registration'.B32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22]);&quot;&quot;;INDEX([$'MetRisks Registration'.B$5:.E$190];MATCH([$Mitagation.B322];[$'MetRisks Registration'.B$5:.B$190];0);2))">
            <text:p/>
          </table:table-cell>
          <table:table-cell table:style-name="ce146" table:formula="of:=IF(ISBLANK([.B322]);&quot;&quot;;IF(ISBLANK(INDEX([$Escalation.B$5:.E$190];MATCH([$'MetRisks Registration'.B322];[$Escalation.B$5:.B$190];0);3));&quot;&quot;;INDEX([$Escalation.B$5:.E$190];MATCH([$'MetRisks Registration'.B32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23]);&quot;&quot;;INDEX([$'MetRisks Registration'.B$5:.E$190];MATCH([$Mitagation.B323];[$'MetRisks Registration'.B$5:.B$190];0);2))">
            <text:p/>
          </table:table-cell>
          <table:table-cell table:style-name="ce146" table:formula="of:=IF(ISBLANK([.B323]);&quot;&quot;;IF(ISBLANK(INDEX([$Escalation.B$5:.E$190];MATCH([$'MetRisks Registration'.B323];[$Escalation.B$5:.B$190];0);3));&quot;&quot;;INDEX([$Escalation.B$5:.E$190];MATCH([$'MetRisks Registration'.B32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24]);&quot;&quot;;INDEX([$'MetRisks Registration'.B$5:.E$190];MATCH([$Mitagation.B324];[$'MetRisks Registration'.B$5:.B$190];0);2))">
            <text:p/>
          </table:table-cell>
          <table:table-cell table:style-name="ce146" table:formula="of:=IF(ISBLANK([.B324]);&quot;&quot;;IF(ISBLANK(INDEX([$Escalation.B$5:.E$190];MATCH([$'MetRisks Registration'.B324];[$Escalation.B$5:.B$190];0);3));&quot;&quot;;INDEX([$Escalation.B$5:.E$190];MATCH([$'MetRisks Registration'.B32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25]);&quot;&quot;;INDEX([$'MetRisks Registration'.B$5:.E$190];MATCH([$Mitagation.B325];[$'MetRisks Registration'.B$5:.B$190];0);2))">
            <text:p/>
          </table:table-cell>
          <table:table-cell table:style-name="ce146" table:formula="of:=IF(ISBLANK([.B325]);&quot;&quot;;IF(ISBLANK(INDEX([$Escalation.B$5:.E$190];MATCH([$'MetRisks Registration'.B325];[$Escalation.B$5:.B$190];0);3));&quot;&quot;;INDEX([$Escalation.B$5:.E$190];MATCH([$'MetRisks Registration'.B32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26]);&quot;&quot;;INDEX([$'MetRisks Registration'.B$5:.E$190];MATCH([$Mitagation.B326];[$'MetRisks Registration'.B$5:.B$190];0);2))">
            <text:p/>
          </table:table-cell>
          <table:table-cell table:style-name="ce146" table:formula="of:=IF(ISBLANK([.B326]);&quot;&quot;;IF(ISBLANK(INDEX([$Escalation.B$5:.E$190];MATCH([$'MetRisks Registration'.B326];[$Escalation.B$5:.B$190];0);3));&quot;&quot;;INDEX([$Escalation.B$5:.E$190];MATCH([$'MetRisks Registration'.B32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27]);&quot;&quot;;INDEX([$'MetRisks Registration'.B$5:.E$190];MATCH([$Mitagation.B327];[$'MetRisks Registration'.B$5:.B$190];0);2))">
            <text:p/>
          </table:table-cell>
          <table:table-cell table:style-name="ce146" table:formula="of:=IF(ISBLANK([.B327]);&quot;&quot;;IF(ISBLANK(INDEX([$Escalation.B$5:.E$190];MATCH([$'MetRisks Registration'.B327];[$Escalation.B$5:.B$190];0);3));&quot;&quot;;INDEX([$Escalation.B$5:.E$190];MATCH([$'MetRisks Registration'.B32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28]);&quot;&quot;;INDEX([$'MetRisks Registration'.B$5:.E$190];MATCH([$Mitagation.B328];[$'MetRisks Registration'.B$5:.B$190];0);2))">
            <text:p/>
          </table:table-cell>
          <table:table-cell table:style-name="ce146" table:formula="of:=IF(ISBLANK([.B328]);&quot;&quot;;IF(ISBLANK(INDEX([$Escalation.B$5:.E$190];MATCH([$'MetRisks Registration'.B328];[$Escalation.B$5:.B$190];0);3));&quot;&quot;;INDEX([$Escalation.B$5:.E$190];MATCH([$'MetRisks Registration'.B32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29]);&quot;&quot;;INDEX([$'MetRisks Registration'.B$5:.E$190];MATCH([$Mitagation.B329];[$'MetRisks Registration'.B$5:.B$190];0);2))">
            <text:p/>
          </table:table-cell>
          <table:table-cell table:style-name="ce146" table:formula="of:=IF(ISBLANK([.B329]);&quot;&quot;;IF(ISBLANK(INDEX([$Escalation.B$5:.E$190];MATCH([$'MetRisks Registration'.B329];[$Escalation.B$5:.B$190];0);3));&quot;&quot;;INDEX([$Escalation.B$5:.E$190];MATCH([$'MetRisks Registration'.B32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30]);&quot;&quot;;INDEX([$'MetRisks Registration'.B$5:.E$190];MATCH([$Mitagation.B330];[$'MetRisks Registration'.B$5:.B$190];0);2))">
            <text:p/>
          </table:table-cell>
          <table:table-cell table:style-name="ce146" table:formula="of:=IF(ISBLANK([.B330]);&quot;&quot;;IF(ISBLANK(INDEX([$Escalation.B$5:.E$190];MATCH([$'MetRisks Registration'.B330];[$Escalation.B$5:.B$190];0);3));&quot;&quot;;INDEX([$Escalation.B$5:.E$190];MATCH([$'MetRisks Registration'.B33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31]);&quot;&quot;;INDEX([$'MetRisks Registration'.B$5:.E$190];MATCH([$Mitagation.B331];[$'MetRisks Registration'.B$5:.B$190];0);2))">
            <text:p/>
          </table:table-cell>
          <table:table-cell table:style-name="ce146" table:formula="of:=IF(ISBLANK([.B331]);&quot;&quot;;IF(ISBLANK(INDEX([$Escalation.B$5:.E$190];MATCH([$'MetRisks Registration'.B331];[$Escalation.B$5:.B$190];0);3));&quot;&quot;;INDEX([$Escalation.B$5:.E$190];MATCH([$'MetRisks Registration'.B33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32]);&quot;&quot;;INDEX([$'MetRisks Registration'.B$5:.E$190];MATCH([$Mitagation.B332];[$'MetRisks Registration'.B$5:.B$190];0);2))">
            <text:p/>
          </table:table-cell>
          <table:table-cell table:style-name="ce146" table:formula="of:=IF(ISBLANK([.B332]);&quot;&quot;;IF(ISBLANK(INDEX([$Escalation.B$5:.E$190];MATCH([$'MetRisks Registration'.B332];[$Escalation.B$5:.B$190];0);3));&quot;&quot;;INDEX([$Escalation.B$5:.E$190];MATCH([$'MetRisks Registration'.B33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33]);&quot;&quot;;INDEX([$'MetRisks Registration'.B$5:.E$190];MATCH([$Mitagation.B333];[$'MetRisks Registration'.B$5:.B$190];0);2))">
            <text:p/>
          </table:table-cell>
          <table:table-cell table:style-name="ce146" table:formula="of:=IF(ISBLANK([.B333]);&quot;&quot;;IF(ISBLANK(INDEX([$Escalation.B$5:.E$190];MATCH([$'MetRisks Registration'.B333];[$Escalation.B$5:.B$190];0);3));&quot;&quot;;INDEX([$Escalation.B$5:.E$190];MATCH([$'MetRisks Registration'.B33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34]);&quot;&quot;;INDEX([$'MetRisks Registration'.B$5:.E$190];MATCH([$Mitagation.B334];[$'MetRisks Registration'.B$5:.B$190];0);2))">
            <text:p/>
          </table:table-cell>
          <table:table-cell table:style-name="ce146" table:formula="of:=IF(ISBLANK([.B334]);&quot;&quot;;IF(ISBLANK(INDEX([$Escalation.B$5:.E$190];MATCH([$'MetRisks Registration'.B334];[$Escalation.B$5:.B$190];0);3));&quot;&quot;;INDEX([$Escalation.B$5:.E$190];MATCH([$'MetRisks Registration'.B33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35]);&quot;&quot;;INDEX([$'MetRisks Registration'.B$5:.E$190];MATCH([$Mitagation.B335];[$'MetRisks Registration'.B$5:.B$190];0);2))">
            <text:p/>
          </table:table-cell>
          <table:table-cell table:style-name="ce146" table:formula="of:=IF(ISBLANK([.B335]);&quot;&quot;;IF(ISBLANK(INDEX([$Escalation.B$5:.E$190];MATCH([$'MetRisks Registration'.B335];[$Escalation.B$5:.B$190];0);3));&quot;&quot;;INDEX([$Escalation.B$5:.E$190];MATCH([$'MetRisks Registration'.B33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36]);&quot;&quot;;INDEX([$'MetRisks Registration'.B$5:.E$190];MATCH([$Mitagation.B336];[$'MetRisks Registration'.B$5:.B$190];0);2))">
            <text:p/>
          </table:table-cell>
          <table:table-cell table:style-name="ce146" table:formula="of:=IF(ISBLANK([.B336]);&quot;&quot;;IF(ISBLANK(INDEX([$Escalation.B$5:.E$190];MATCH([$'MetRisks Registration'.B336];[$Escalation.B$5:.B$190];0);3));&quot;&quot;;INDEX([$Escalation.B$5:.E$190];MATCH([$'MetRisks Registration'.B33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37]);&quot;&quot;;INDEX([$'MetRisks Registration'.B$5:.E$190];MATCH([$Mitagation.B337];[$'MetRisks Registration'.B$5:.B$190];0);2))">
            <text:p/>
          </table:table-cell>
          <table:table-cell table:style-name="ce146" table:formula="of:=IF(ISBLANK([.B337]);&quot;&quot;;IF(ISBLANK(INDEX([$Escalation.B$5:.E$190];MATCH([$'MetRisks Registration'.B337];[$Escalation.B$5:.B$190];0);3));&quot;&quot;;INDEX([$Escalation.B$5:.E$190];MATCH([$'MetRisks Registration'.B33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38]);&quot;&quot;;INDEX([$'MetRisks Registration'.B$5:.E$190];MATCH([$Mitagation.B338];[$'MetRisks Registration'.B$5:.B$190];0);2))">
            <text:p/>
          </table:table-cell>
          <table:table-cell table:style-name="ce146" table:formula="of:=IF(ISBLANK([.B338]);&quot;&quot;;IF(ISBLANK(INDEX([$Escalation.B$5:.E$190];MATCH([$'MetRisks Registration'.B338];[$Escalation.B$5:.B$190];0);3));&quot;&quot;;INDEX([$Escalation.B$5:.E$190];MATCH([$'MetRisks Registration'.B33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39]);&quot;&quot;;INDEX([$'MetRisks Registration'.B$5:.E$190];MATCH([$Mitagation.B339];[$'MetRisks Registration'.B$5:.B$190];0);2))">
            <text:p/>
          </table:table-cell>
          <table:table-cell table:style-name="ce146" table:formula="of:=IF(ISBLANK([.B339]);&quot;&quot;;IF(ISBLANK(INDEX([$Escalation.B$5:.E$190];MATCH([$'MetRisks Registration'.B339];[$Escalation.B$5:.B$190];0);3));&quot;&quot;;INDEX([$Escalation.B$5:.E$190];MATCH([$'MetRisks Registration'.B33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40]);&quot;&quot;;INDEX([$'MetRisks Registration'.B$5:.E$190];MATCH([$Mitagation.B340];[$'MetRisks Registration'.B$5:.B$190];0);2))">
            <text:p/>
          </table:table-cell>
          <table:table-cell table:style-name="ce146" table:formula="of:=IF(ISBLANK([.B340]);&quot;&quot;;IF(ISBLANK(INDEX([$Escalation.B$5:.E$190];MATCH([$'MetRisks Registration'.B340];[$Escalation.B$5:.B$190];0);3));&quot;&quot;;INDEX([$Escalation.B$5:.E$190];MATCH([$'MetRisks Registration'.B34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41]);&quot;&quot;;INDEX([$'MetRisks Registration'.B$5:.E$190];MATCH([$Mitagation.B341];[$'MetRisks Registration'.B$5:.B$190];0);2))">
            <text:p/>
          </table:table-cell>
          <table:table-cell table:style-name="ce146" table:formula="of:=IF(ISBLANK([.B341]);&quot;&quot;;IF(ISBLANK(INDEX([$Escalation.B$5:.E$190];MATCH([$'MetRisks Registration'.B341];[$Escalation.B$5:.B$190];0);3));&quot;&quot;;INDEX([$Escalation.B$5:.E$190];MATCH([$'MetRisks Registration'.B34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42]);&quot;&quot;;INDEX([$'MetRisks Registration'.B$5:.E$190];MATCH([$Mitagation.B342];[$'MetRisks Registration'.B$5:.B$190];0);2))">
            <text:p/>
          </table:table-cell>
          <table:table-cell table:style-name="ce146" table:formula="of:=IF(ISBLANK([.B342]);&quot;&quot;;IF(ISBLANK(INDEX([$Escalation.B$5:.E$190];MATCH([$'MetRisks Registration'.B342];[$Escalation.B$5:.B$190];0);3));&quot;&quot;;INDEX([$Escalation.B$5:.E$190];MATCH([$'MetRisks Registration'.B34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43]);&quot;&quot;;INDEX([$'MetRisks Registration'.B$5:.E$190];MATCH([$Mitagation.B343];[$'MetRisks Registration'.B$5:.B$190];0);2))">
            <text:p/>
          </table:table-cell>
          <table:table-cell table:style-name="ce146" table:formula="of:=IF(ISBLANK([.B343]);&quot;&quot;;IF(ISBLANK(INDEX([$Escalation.B$5:.E$190];MATCH([$'MetRisks Registration'.B343];[$Escalation.B$5:.B$190];0);3));&quot;&quot;;INDEX([$Escalation.B$5:.E$190];MATCH([$'MetRisks Registration'.B34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44]);&quot;&quot;;INDEX([$'MetRisks Registration'.B$5:.E$190];MATCH([$Mitagation.B344];[$'MetRisks Registration'.B$5:.B$190];0);2))">
            <text:p/>
          </table:table-cell>
          <table:table-cell table:style-name="ce146" table:formula="of:=IF(ISBLANK([.B344]);&quot;&quot;;IF(ISBLANK(INDEX([$Escalation.B$5:.E$190];MATCH([$'MetRisks Registration'.B344];[$Escalation.B$5:.B$190];0);3));&quot;&quot;;INDEX([$Escalation.B$5:.E$190];MATCH([$'MetRisks Registration'.B34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45]);&quot;&quot;;INDEX([$'MetRisks Registration'.B$5:.E$190];MATCH([$Mitagation.B345];[$'MetRisks Registration'.B$5:.B$190];0);2))">
            <text:p/>
          </table:table-cell>
          <table:table-cell table:style-name="ce146" table:formula="of:=IF(ISBLANK([.B345]);&quot;&quot;;IF(ISBLANK(INDEX([$Escalation.B$5:.E$190];MATCH([$'MetRisks Registration'.B345];[$Escalation.B$5:.B$190];0);3));&quot;&quot;;INDEX([$Escalation.B$5:.E$190];MATCH([$'MetRisks Registration'.B34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46]);&quot;&quot;;INDEX([$'MetRisks Registration'.B$5:.E$190];MATCH([$Mitagation.B346];[$'MetRisks Registration'.B$5:.B$190];0);2))">
            <text:p/>
          </table:table-cell>
          <table:table-cell table:style-name="ce146" table:formula="of:=IF(ISBLANK([.B346]);&quot;&quot;;IF(ISBLANK(INDEX([$Escalation.B$5:.E$190];MATCH([$'MetRisks Registration'.B346];[$Escalation.B$5:.B$190];0);3));&quot;&quot;;INDEX([$Escalation.B$5:.E$190];MATCH([$'MetRisks Registration'.B34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47]);&quot;&quot;;INDEX([$'MetRisks Registration'.B$5:.E$190];MATCH([$Mitagation.B347];[$'MetRisks Registration'.B$5:.B$190];0);2))">
            <text:p/>
          </table:table-cell>
          <table:table-cell table:style-name="ce146" table:formula="of:=IF(ISBLANK([.B347]);&quot;&quot;;IF(ISBLANK(INDEX([$Escalation.B$5:.E$190];MATCH([$'MetRisks Registration'.B347];[$Escalation.B$5:.B$190];0);3));&quot;&quot;;INDEX([$Escalation.B$5:.E$190];MATCH([$'MetRisks Registration'.B34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48]);&quot;&quot;;INDEX([$'MetRisks Registration'.B$5:.E$190];MATCH([$Mitagation.B348];[$'MetRisks Registration'.B$5:.B$190];0);2))">
            <text:p/>
          </table:table-cell>
          <table:table-cell table:style-name="ce146" table:formula="of:=IF(ISBLANK([.B348]);&quot;&quot;;IF(ISBLANK(INDEX([$Escalation.B$5:.E$190];MATCH([$'MetRisks Registration'.B348];[$Escalation.B$5:.B$190];0);3));&quot;&quot;;INDEX([$Escalation.B$5:.E$190];MATCH([$'MetRisks Registration'.B34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49]);&quot;&quot;;INDEX([$'MetRisks Registration'.B$5:.E$190];MATCH([$Mitagation.B349];[$'MetRisks Registration'.B$5:.B$190];0);2))">
            <text:p/>
          </table:table-cell>
          <table:table-cell table:style-name="ce146" table:formula="of:=IF(ISBLANK([.B349]);&quot;&quot;;IF(ISBLANK(INDEX([$Escalation.B$5:.E$190];MATCH([$'MetRisks Registration'.B349];[$Escalation.B$5:.B$190];0);3));&quot;&quot;;INDEX([$Escalation.B$5:.E$190];MATCH([$'MetRisks Registration'.B34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50]);&quot;&quot;;INDEX([$'MetRisks Registration'.B$5:.E$190];MATCH([$Mitagation.B350];[$'MetRisks Registration'.B$5:.B$190];0);2))">
            <text:p/>
          </table:table-cell>
          <table:table-cell table:style-name="ce146" table:formula="of:=IF(ISBLANK([.B350]);&quot;&quot;;IF(ISBLANK(INDEX([$Escalation.B$5:.E$190];MATCH([$'MetRisks Registration'.B350];[$Escalation.B$5:.B$190];0);3));&quot;&quot;;INDEX([$Escalation.B$5:.E$190];MATCH([$'MetRisks Registration'.B35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51]);&quot;&quot;;INDEX([$'MetRisks Registration'.B$5:.E$190];MATCH([$Mitagation.B351];[$'MetRisks Registration'.B$5:.B$190];0);2))">
            <text:p/>
          </table:table-cell>
          <table:table-cell table:style-name="ce146" table:formula="of:=IF(ISBLANK([.B351]);&quot;&quot;;IF(ISBLANK(INDEX([$Escalation.B$5:.E$190];MATCH([$'MetRisks Registration'.B351];[$Escalation.B$5:.B$190];0);3));&quot;&quot;;INDEX([$Escalation.B$5:.E$190];MATCH([$'MetRisks Registration'.B35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52]);&quot;&quot;;INDEX([$'MetRisks Registration'.B$5:.E$190];MATCH([$Mitagation.B352];[$'MetRisks Registration'.B$5:.B$190];0);2))">
            <text:p/>
          </table:table-cell>
          <table:table-cell table:style-name="ce146" table:formula="of:=IF(ISBLANK([.B352]);&quot;&quot;;IF(ISBLANK(INDEX([$Escalation.B$5:.E$190];MATCH([$'MetRisks Registration'.B352];[$Escalation.B$5:.B$190];0);3));&quot;&quot;;INDEX([$Escalation.B$5:.E$190];MATCH([$'MetRisks Registration'.B35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53]);&quot;&quot;;INDEX([$'MetRisks Registration'.B$5:.E$190];MATCH([$Mitagation.B353];[$'MetRisks Registration'.B$5:.B$190];0);2))">
            <text:p/>
          </table:table-cell>
          <table:table-cell table:style-name="ce146" table:formula="of:=IF(ISBLANK([.B353]);&quot;&quot;;IF(ISBLANK(INDEX([$Escalation.B$5:.E$190];MATCH([$'MetRisks Registration'.B353];[$Escalation.B$5:.B$190];0);3));&quot;&quot;;INDEX([$Escalation.B$5:.E$190];MATCH([$'MetRisks Registration'.B35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54]);&quot;&quot;;INDEX([$'MetRisks Registration'.B$5:.E$190];MATCH([$Mitagation.B354];[$'MetRisks Registration'.B$5:.B$190];0);2))">
            <text:p/>
          </table:table-cell>
          <table:table-cell table:style-name="ce146" table:formula="of:=IF(ISBLANK([.B354]);&quot;&quot;;IF(ISBLANK(INDEX([$Escalation.B$5:.E$190];MATCH([$'MetRisks Registration'.B354];[$Escalation.B$5:.B$190];0);3));&quot;&quot;;INDEX([$Escalation.B$5:.E$190];MATCH([$'MetRisks Registration'.B35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55]);&quot;&quot;;INDEX([$'MetRisks Registration'.B$5:.E$190];MATCH([$Mitagation.B355];[$'MetRisks Registration'.B$5:.B$190];0);2))">
            <text:p/>
          </table:table-cell>
          <table:table-cell table:style-name="ce146" table:formula="of:=IF(ISBLANK([.B355]);&quot;&quot;;IF(ISBLANK(INDEX([$Escalation.B$5:.E$190];MATCH([$'MetRisks Registration'.B355];[$Escalation.B$5:.B$190];0);3));&quot;&quot;;INDEX([$Escalation.B$5:.E$190];MATCH([$'MetRisks Registration'.B35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56]);&quot;&quot;;INDEX([$'MetRisks Registration'.B$5:.E$190];MATCH([$Mitagation.B356];[$'MetRisks Registration'.B$5:.B$190];0);2))">
            <text:p/>
          </table:table-cell>
          <table:table-cell table:style-name="ce146" table:formula="of:=IF(ISBLANK([.B356]);&quot;&quot;;IF(ISBLANK(INDEX([$Escalation.B$5:.E$190];MATCH([$'MetRisks Registration'.B356];[$Escalation.B$5:.B$190];0);3));&quot;&quot;;INDEX([$Escalation.B$5:.E$190];MATCH([$'MetRisks Registration'.B35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57]);&quot;&quot;;INDEX([$'MetRisks Registration'.B$5:.E$190];MATCH([$Mitagation.B357];[$'MetRisks Registration'.B$5:.B$190];0);2))">
            <text:p/>
          </table:table-cell>
          <table:table-cell table:style-name="ce146" table:formula="of:=IF(ISBLANK([.B357]);&quot;&quot;;IF(ISBLANK(INDEX([$Escalation.B$5:.E$190];MATCH([$'MetRisks Registration'.B357];[$Escalation.B$5:.B$190];0);3));&quot;&quot;;INDEX([$Escalation.B$5:.E$190];MATCH([$'MetRisks Registration'.B35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58]);&quot;&quot;;INDEX([$'MetRisks Registration'.B$5:.E$190];MATCH([$Mitagation.B358];[$'MetRisks Registration'.B$5:.B$190];0);2))">
            <text:p/>
          </table:table-cell>
          <table:table-cell table:style-name="ce146" table:formula="of:=IF(ISBLANK([.B358]);&quot;&quot;;IF(ISBLANK(INDEX([$Escalation.B$5:.E$190];MATCH([$'MetRisks Registration'.B358];[$Escalation.B$5:.B$190];0);3));&quot;&quot;;INDEX([$Escalation.B$5:.E$190];MATCH([$'MetRisks Registration'.B35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59]);&quot;&quot;;INDEX([$'MetRisks Registration'.B$5:.E$190];MATCH([$Mitagation.B359];[$'MetRisks Registration'.B$5:.B$190];0);2))">
            <text:p/>
          </table:table-cell>
          <table:table-cell table:style-name="ce146" table:formula="of:=IF(ISBLANK([.B359]);&quot;&quot;;IF(ISBLANK(INDEX([$Escalation.B$5:.E$190];MATCH([$'MetRisks Registration'.B359];[$Escalation.B$5:.B$190];0);3));&quot;&quot;;INDEX([$Escalation.B$5:.E$190];MATCH([$'MetRisks Registration'.B35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60]);&quot;&quot;;INDEX([$'MetRisks Registration'.B$5:.E$190];MATCH([$Mitagation.B360];[$'MetRisks Registration'.B$5:.B$190];0);2))">
            <text:p/>
          </table:table-cell>
          <table:table-cell table:style-name="ce146" table:formula="of:=IF(ISBLANK([.B360]);&quot;&quot;;IF(ISBLANK(INDEX([$Escalation.B$5:.E$190];MATCH([$'MetRisks Registration'.B360];[$Escalation.B$5:.B$190];0);3));&quot;&quot;;INDEX([$Escalation.B$5:.E$190];MATCH([$'MetRisks Registration'.B36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61]);&quot;&quot;;INDEX([$'MetRisks Registration'.B$5:.E$190];MATCH([$Mitagation.B361];[$'MetRisks Registration'.B$5:.B$190];0);2))">
            <text:p/>
          </table:table-cell>
          <table:table-cell table:style-name="ce146" table:formula="of:=IF(ISBLANK([.B361]);&quot;&quot;;IF(ISBLANK(INDEX([$Escalation.B$5:.E$190];MATCH([$'MetRisks Registration'.B361];[$Escalation.B$5:.B$190];0);3));&quot;&quot;;INDEX([$Escalation.B$5:.E$190];MATCH([$'MetRisks Registration'.B36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62]);&quot;&quot;;INDEX([$'MetRisks Registration'.B$5:.E$190];MATCH([$Mitagation.B362];[$'MetRisks Registration'.B$5:.B$190];0);2))">
            <text:p/>
          </table:table-cell>
          <table:table-cell table:style-name="ce146" table:formula="of:=IF(ISBLANK([.B362]);&quot;&quot;;IF(ISBLANK(INDEX([$Escalation.B$5:.E$190];MATCH([$'MetRisks Registration'.B362];[$Escalation.B$5:.B$190];0);3));&quot;&quot;;INDEX([$Escalation.B$5:.E$190];MATCH([$'MetRisks Registration'.B36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63]);&quot;&quot;;INDEX([$'MetRisks Registration'.B$5:.E$190];MATCH([$Mitagation.B363];[$'MetRisks Registration'.B$5:.B$190];0);2))">
            <text:p/>
          </table:table-cell>
          <table:table-cell table:style-name="ce146" table:formula="of:=IF(ISBLANK([.B363]);&quot;&quot;;IF(ISBLANK(INDEX([$Escalation.B$5:.E$190];MATCH([$'MetRisks Registration'.B363];[$Escalation.B$5:.B$190];0);3));&quot;&quot;;INDEX([$Escalation.B$5:.E$190];MATCH([$'MetRisks Registration'.B36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64]);&quot;&quot;;INDEX([$'MetRisks Registration'.B$5:.E$190];MATCH([$Mitagation.B364];[$'MetRisks Registration'.B$5:.B$190];0);2))">
            <text:p/>
          </table:table-cell>
          <table:table-cell table:style-name="ce146" table:formula="of:=IF(ISBLANK([.B364]);&quot;&quot;;IF(ISBLANK(INDEX([$Escalation.B$5:.E$190];MATCH([$'MetRisks Registration'.B364];[$Escalation.B$5:.B$190];0);3));&quot;&quot;;INDEX([$Escalation.B$5:.E$190];MATCH([$'MetRisks Registration'.B36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65]);&quot;&quot;;INDEX([$'MetRisks Registration'.B$5:.E$190];MATCH([$Mitagation.B365];[$'MetRisks Registration'.B$5:.B$190];0);2))">
            <text:p/>
          </table:table-cell>
          <table:table-cell table:style-name="ce146" table:formula="of:=IF(ISBLANK([.B365]);&quot;&quot;;IF(ISBLANK(INDEX([$Escalation.B$5:.E$190];MATCH([$'MetRisks Registration'.B365];[$Escalation.B$5:.B$190];0);3));&quot;&quot;;INDEX([$Escalation.B$5:.E$190];MATCH([$'MetRisks Registration'.B36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66]);&quot;&quot;;INDEX([$'MetRisks Registration'.B$5:.E$190];MATCH([$Mitagation.B366];[$'MetRisks Registration'.B$5:.B$190];0);2))">
            <text:p/>
          </table:table-cell>
          <table:table-cell table:style-name="ce146" table:formula="of:=IF(ISBLANK([.B366]);&quot;&quot;;IF(ISBLANK(INDEX([$Escalation.B$5:.E$190];MATCH([$'MetRisks Registration'.B366];[$Escalation.B$5:.B$190];0);3));&quot;&quot;;INDEX([$Escalation.B$5:.E$190];MATCH([$'MetRisks Registration'.B36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67]);&quot;&quot;;INDEX([$'MetRisks Registration'.B$5:.E$190];MATCH([$Mitagation.B367];[$'MetRisks Registration'.B$5:.B$190];0);2))">
            <text:p/>
          </table:table-cell>
          <table:table-cell table:style-name="ce146" table:formula="of:=IF(ISBLANK([.B367]);&quot;&quot;;IF(ISBLANK(INDEX([$Escalation.B$5:.E$190];MATCH([$'MetRisks Registration'.B367];[$Escalation.B$5:.B$190];0);3));&quot;&quot;;INDEX([$Escalation.B$5:.E$190];MATCH([$'MetRisks Registration'.B36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68]);&quot;&quot;;INDEX([$'MetRisks Registration'.B$5:.E$190];MATCH([$Mitagation.B368];[$'MetRisks Registration'.B$5:.B$190];0);2))">
            <text:p/>
          </table:table-cell>
          <table:table-cell table:style-name="ce146" table:formula="of:=IF(ISBLANK([.B368]);&quot;&quot;;IF(ISBLANK(INDEX([$Escalation.B$5:.E$190];MATCH([$'MetRisks Registration'.B368];[$Escalation.B$5:.B$190];0);3));&quot;&quot;;INDEX([$Escalation.B$5:.E$190];MATCH([$'MetRisks Registration'.B36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69]);&quot;&quot;;INDEX([$'MetRisks Registration'.B$5:.E$190];MATCH([$Mitagation.B369];[$'MetRisks Registration'.B$5:.B$190];0);2))">
            <text:p/>
          </table:table-cell>
          <table:table-cell table:style-name="ce146" table:formula="of:=IF(ISBLANK([.B369]);&quot;&quot;;IF(ISBLANK(INDEX([$Escalation.B$5:.E$190];MATCH([$'MetRisks Registration'.B369];[$Escalation.B$5:.B$190];0);3));&quot;&quot;;INDEX([$Escalation.B$5:.E$190];MATCH([$'MetRisks Registration'.B36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70]);&quot;&quot;;INDEX([$'MetRisks Registration'.B$5:.E$190];MATCH([$Mitagation.B370];[$'MetRisks Registration'.B$5:.B$190];0);2))">
            <text:p/>
          </table:table-cell>
          <table:table-cell table:style-name="ce146" table:formula="of:=IF(ISBLANK([.B370]);&quot;&quot;;IF(ISBLANK(INDEX([$Escalation.B$5:.E$190];MATCH([$'MetRisks Registration'.B370];[$Escalation.B$5:.B$190];0);3));&quot;&quot;;INDEX([$Escalation.B$5:.E$190];MATCH([$'MetRisks Registration'.B37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71]);&quot;&quot;;INDEX([$'MetRisks Registration'.B$5:.E$190];MATCH([$Mitagation.B371];[$'MetRisks Registration'.B$5:.B$190];0);2))">
            <text:p/>
          </table:table-cell>
          <table:table-cell table:style-name="ce146" table:formula="of:=IF(ISBLANK([.B371]);&quot;&quot;;IF(ISBLANK(INDEX([$Escalation.B$5:.E$190];MATCH([$'MetRisks Registration'.B371];[$Escalation.B$5:.B$190];0);3));&quot;&quot;;INDEX([$Escalation.B$5:.E$190];MATCH([$'MetRisks Registration'.B37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72]);&quot;&quot;;INDEX([$'MetRisks Registration'.B$5:.E$190];MATCH([$Mitagation.B372];[$'MetRisks Registration'.B$5:.B$190];0);2))">
            <text:p/>
          </table:table-cell>
          <table:table-cell table:style-name="ce146" table:formula="of:=IF(ISBLANK([.B372]);&quot;&quot;;IF(ISBLANK(INDEX([$Escalation.B$5:.E$190];MATCH([$'MetRisks Registration'.B372];[$Escalation.B$5:.B$190];0);3));&quot;&quot;;INDEX([$Escalation.B$5:.E$190];MATCH([$'MetRisks Registration'.B37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73]);&quot;&quot;;INDEX([$'MetRisks Registration'.B$5:.E$190];MATCH([$Mitagation.B373];[$'MetRisks Registration'.B$5:.B$190];0);2))">
            <text:p/>
          </table:table-cell>
          <table:table-cell table:style-name="ce146" table:formula="of:=IF(ISBLANK([.B373]);&quot;&quot;;IF(ISBLANK(INDEX([$Escalation.B$5:.E$190];MATCH([$'MetRisks Registration'.B373];[$Escalation.B$5:.B$190];0);3));&quot;&quot;;INDEX([$Escalation.B$5:.E$190];MATCH([$'MetRisks Registration'.B37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74]);&quot;&quot;;INDEX([$'MetRisks Registration'.B$5:.E$190];MATCH([$Mitagation.B374];[$'MetRisks Registration'.B$5:.B$190];0);2))">
            <text:p/>
          </table:table-cell>
          <table:table-cell table:style-name="ce146" table:formula="of:=IF(ISBLANK([.B374]);&quot;&quot;;IF(ISBLANK(INDEX([$Escalation.B$5:.E$190];MATCH([$'MetRisks Registration'.B374];[$Escalation.B$5:.B$190];0);3));&quot;&quot;;INDEX([$Escalation.B$5:.E$190];MATCH([$'MetRisks Registration'.B37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75]);&quot;&quot;;INDEX([$'MetRisks Registration'.B$5:.E$190];MATCH([$Mitagation.B375];[$'MetRisks Registration'.B$5:.B$190];0);2))">
            <text:p/>
          </table:table-cell>
          <table:table-cell table:style-name="ce146" table:formula="of:=IF(ISBLANK([.B375]);&quot;&quot;;IF(ISBLANK(INDEX([$Escalation.B$5:.E$190];MATCH([$'MetRisks Registration'.B375];[$Escalation.B$5:.B$190];0);3));&quot;&quot;;INDEX([$Escalation.B$5:.E$190];MATCH([$'MetRisks Registration'.B37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76]);&quot;&quot;;INDEX([$'MetRisks Registration'.B$5:.E$190];MATCH([$Mitagation.B376];[$'MetRisks Registration'.B$5:.B$190];0);2))">
            <text:p/>
          </table:table-cell>
          <table:table-cell table:style-name="ce146" table:formula="of:=IF(ISBLANK([.B376]);&quot;&quot;;IF(ISBLANK(INDEX([$Escalation.B$5:.E$190];MATCH([$'MetRisks Registration'.B376];[$Escalation.B$5:.B$190];0);3));&quot;&quot;;INDEX([$Escalation.B$5:.E$190];MATCH([$'MetRisks Registration'.B37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77]);&quot;&quot;;INDEX([$'MetRisks Registration'.B$5:.E$190];MATCH([$Mitagation.B377];[$'MetRisks Registration'.B$5:.B$190];0);2))">
            <text:p/>
          </table:table-cell>
          <table:table-cell table:style-name="ce146" table:formula="of:=IF(ISBLANK([.B377]);&quot;&quot;;IF(ISBLANK(INDEX([$Escalation.B$5:.E$190];MATCH([$'MetRisks Registration'.B377];[$Escalation.B$5:.B$190];0);3));&quot;&quot;;INDEX([$Escalation.B$5:.E$190];MATCH([$'MetRisks Registration'.B37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78]);&quot;&quot;;INDEX([$'MetRisks Registration'.B$5:.E$190];MATCH([$Mitagation.B378];[$'MetRisks Registration'.B$5:.B$190];0);2))">
            <text:p/>
          </table:table-cell>
          <table:table-cell table:style-name="ce146" table:formula="of:=IF(ISBLANK([.B378]);&quot;&quot;;IF(ISBLANK(INDEX([$Escalation.B$5:.E$190];MATCH([$'MetRisks Registration'.B378];[$Escalation.B$5:.B$190];0);3));&quot;&quot;;INDEX([$Escalation.B$5:.E$190];MATCH([$'MetRisks Registration'.B37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79]);&quot;&quot;;INDEX([$'MetRisks Registration'.B$5:.E$190];MATCH([$Mitagation.B379];[$'MetRisks Registration'.B$5:.B$190];0);2))">
            <text:p/>
          </table:table-cell>
          <table:table-cell table:style-name="ce146" table:formula="of:=IF(ISBLANK([.B379]);&quot;&quot;;IF(ISBLANK(INDEX([$Escalation.B$5:.E$190];MATCH([$'MetRisks Registration'.B379];[$Escalation.B$5:.B$190];0);3));&quot;&quot;;INDEX([$Escalation.B$5:.E$190];MATCH([$'MetRisks Registration'.B37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80]);&quot;&quot;;INDEX([$'MetRisks Registration'.B$5:.E$190];MATCH([$Mitagation.B380];[$'MetRisks Registration'.B$5:.B$190];0);2))">
            <text:p/>
          </table:table-cell>
          <table:table-cell table:style-name="ce146" table:formula="of:=IF(ISBLANK([.B380]);&quot;&quot;;IF(ISBLANK(INDEX([$Escalation.B$5:.E$190];MATCH([$'MetRisks Registration'.B380];[$Escalation.B$5:.B$190];0);3));&quot;&quot;;INDEX([$Escalation.B$5:.E$190];MATCH([$'MetRisks Registration'.B38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81]);&quot;&quot;;INDEX([$'MetRisks Registration'.B$5:.E$190];MATCH([$Mitagation.B381];[$'MetRisks Registration'.B$5:.B$190];0);2))">
            <text:p/>
          </table:table-cell>
          <table:table-cell table:style-name="ce146" table:formula="of:=IF(ISBLANK([.B381]);&quot;&quot;;IF(ISBLANK(INDEX([$Escalation.B$5:.E$190];MATCH([$'MetRisks Registration'.B381];[$Escalation.B$5:.B$190];0);3));&quot;&quot;;INDEX([$Escalation.B$5:.E$190];MATCH([$'MetRisks Registration'.B38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82]);&quot;&quot;;INDEX([$'MetRisks Registration'.B$5:.E$190];MATCH([$Mitagation.B382];[$'MetRisks Registration'.B$5:.B$190];0);2))">
            <text:p/>
          </table:table-cell>
          <table:table-cell table:style-name="ce146" table:formula="of:=IF(ISBLANK([.B382]);&quot;&quot;;IF(ISBLANK(INDEX([$Escalation.B$5:.E$190];MATCH([$'MetRisks Registration'.B382];[$Escalation.B$5:.B$190];0);3));&quot;&quot;;INDEX([$Escalation.B$5:.E$190];MATCH([$'MetRisks Registration'.B38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83]);&quot;&quot;;INDEX([$'MetRisks Registration'.B$5:.E$190];MATCH([$Mitagation.B383];[$'MetRisks Registration'.B$5:.B$190];0);2))">
            <text:p/>
          </table:table-cell>
          <table:table-cell table:style-name="ce146" table:formula="of:=IF(ISBLANK([.B383]);&quot;&quot;;IF(ISBLANK(INDEX([$Escalation.B$5:.E$190];MATCH([$'MetRisks Registration'.B383];[$Escalation.B$5:.B$190];0);3));&quot;&quot;;INDEX([$Escalation.B$5:.E$190];MATCH([$'MetRisks Registration'.B38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84]);&quot;&quot;;INDEX([$'MetRisks Registration'.B$5:.E$190];MATCH([$Mitagation.B384];[$'MetRisks Registration'.B$5:.B$190];0);2))">
            <text:p/>
          </table:table-cell>
          <table:table-cell table:style-name="ce146" table:formula="of:=IF(ISBLANK([.B384]);&quot;&quot;;IF(ISBLANK(INDEX([$Escalation.B$5:.E$190];MATCH([$'MetRisks Registration'.B384];[$Escalation.B$5:.B$190];0);3));&quot;&quot;;INDEX([$Escalation.B$5:.E$190];MATCH([$'MetRisks Registration'.B38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85]);&quot;&quot;;INDEX([$'MetRisks Registration'.B$5:.E$190];MATCH([$Mitagation.B385];[$'MetRisks Registration'.B$5:.B$190];0);2))">
            <text:p/>
          </table:table-cell>
          <table:table-cell table:style-name="ce146" table:formula="of:=IF(ISBLANK([.B385]);&quot;&quot;;IF(ISBLANK(INDEX([$Escalation.B$5:.E$190];MATCH([$'MetRisks Registration'.B385];[$Escalation.B$5:.B$190];0);3));&quot;&quot;;INDEX([$Escalation.B$5:.E$190];MATCH([$'MetRisks Registration'.B38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86]);&quot;&quot;;INDEX([$'MetRisks Registration'.B$5:.E$190];MATCH([$Mitagation.B386];[$'MetRisks Registration'.B$5:.B$190];0);2))">
            <text:p/>
          </table:table-cell>
          <table:table-cell table:style-name="ce146" table:formula="of:=IF(ISBLANK([.B386]);&quot;&quot;;IF(ISBLANK(INDEX([$Escalation.B$5:.E$190];MATCH([$'MetRisks Registration'.B386];[$Escalation.B$5:.B$190];0);3));&quot;&quot;;INDEX([$Escalation.B$5:.E$190];MATCH([$'MetRisks Registration'.B38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87]);&quot;&quot;;INDEX([$'MetRisks Registration'.B$5:.E$190];MATCH([$Mitagation.B387];[$'MetRisks Registration'.B$5:.B$190];0);2))">
            <text:p/>
          </table:table-cell>
          <table:table-cell table:style-name="ce146" table:formula="of:=IF(ISBLANK([.B387]);&quot;&quot;;IF(ISBLANK(INDEX([$Escalation.B$5:.E$190];MATCH([$'MetRisks Registration'.B387];[$Escalation.B$5:.B$190];0);3));&quot;&quot;;INDEX([$Escalation.B$5:.E$190];MATCH([$'MetRisks Registration'.B38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88]);&quot;&quot;;INDEX([$'MetRisks Registration'.B$5:.E$190];MATCH([$Mitagation.B388];[$'MetRisks Registration'.B$5:.B$190];0);2))">
            <text:p/>
          </table:table-cell>
          <table:table-cell table:style-name="ce146" table:formula="of:=IF(ISBLANK([.B388]);&quot;&quot;;IF(ISBLANK(INDEX([$Escalation.B$5:.E$190];MATCH([$'MetRisks Registration'.B388];[$Escalation.B$5:.B$190];0);3));&quot;&quot;;INDEX([$Escalation.B$5:.E$190];MATCH([$'MetRisks Registration'.B38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89]);&quot;&quot;;INDEX([$'MetRisks Registration'.B$5:.E$190];MATCH([$Mitagation.B389];[$'MetRisks Registration'.B$5:.B$190];0);2))">
            <text:p/>
          </table:table-cell>
          <table:table-cell table:style-name="ce146" table:formula="of:=IF(ISBLANK([.B389]);&quot;&quot;;IF(ISBLANK(INDEX([$Escalation.B$5:.E$190];MATCH([$'MetRisks Registration'.B389];[$Escalation.B$5:.B$190];0);3));&quot;&quot;;INDEX([$Escalation.B$5:.E$190];MATCH([$'MetRisks Registration'.B38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90]);&quot;&quot;;INDEX([$'MetRisks Registration'.B$5:.E$190];MATCH([$Mitagation.B390];[$'MetRisks Registration'.B$5:.B$190];0);2))">
            <text:p/>
          </table:table-cell>
          <table:table-cell table:style-name="ce146" table:formula="of:=IF(ISBLANK([.B390]);&quot;&quot;;IF(ISBLANK(INDEX([$Escalation.B$5:.E$190];MATCH([$'MetRisks Registration'.B390];[$Escalation.B$5:.B$190];0);3));&quot;&quot;;INDEX([$Escalation.B$5:.E$190];MATCH([$'MetRisks Registration'.B39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91]);&quot;&quot;;INDEX([$'MetRisks Registration'.B$5:.E$190];MATCH([$Mitagation.B391];[$'MetRisks Registration'.B$5:.B$190];0);2))">
            <text:p/>
          </table:table-cell>
          <table:table-cell table:style-name="ce146" table:formula="of:=IF(ISBLANK([.B391]);&quot;&quot;;IF(ISBLANK(INDEX([$Escalation.B$5:.E$190];MATCH([$'MetRisks Registration'.B391];[$Escalation.B$5:.B$190];0);3));&quot;&quot;;INDEX([$Escalation.B$5:.E$190];MATCH([$'MetRisks Registration'.B39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92]);&quot;&quot;;INDEX([$'MetRisks Registration'.B$5:.E$190];MATCH([$Mitagation.B392];[$'MetRisks Registration'.B$5:.B$190];0);2))">
            <text:p/>
          </table:table-cell>
          <table:table-cell table:style-name="ce146" table:formula="of:=IF(ISBLANK([.B392]);&quot;&quot;;IF(ISBLANK(INDEX([$Escalation.B$5:.E$190];MATCH([$'MetRisks Registration'.B392];[$Escalation.B$5:.B$190];0);3));&quot;&quot;;INDEX([$Escalation.B$5:.E$190];MATCH([$'MetRisks Registration'.B39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93]);&quot;&quot;;INDEX([$'MetRisks Registration'.B$5:.E$190];MATCH([$Mitagation.B393];[$'MetRisks Registration'.B$5:.B$190];0);2))">
            <text:p/>
          </table:table-cell>
          <table:table-cell table:style-name="ce146" table:formula="of:=IF(ISBLANK([.B393]);&quot;&quot;;IF(ISBLANK(INDEX([$Escalation.B$5:.E$190];MATCH([$'MetRisks Registration'.B393];[$Escalation.B$5:.B$190];0);3));&quot;&quot;;INDEX([$Escalation.B$5:.E$190];MATCH([$'MetRisks Registration'.B39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94]);&quot;&quot;;INDEX([$'MetRisks Registration'.B$5:.E$190];MATCH([$Mitagation.B394];[$'MetRisks Registration'.B$5:.B$190];0);2))">
            <text:p/>
          </table:table-cell>
          <table:table-cell table:style-name="ce146" table:formula="of:=IF(ISBLANK([.B394]);&quot;&quot;;IF(ISBLANK(INDEX([$Escalation.B$5:.E$190];MATCH([$'MetRisks Registration'.B394];[$Escalation.B$5:.B$190];0);3));&quot;&quot;;INDEX([$Escalation.B$5:.E$190];MATCH([$'MetRisks Registration'.B39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95]);&quot;&quot;;INDEX([$'MetRisks Registration'.B$5:.E$190];MATCH([$Mitagation.B395];[$'MetRisks Registration'.B$5:.B$190];0);2))">
            <text:p/>
          </table:table-cell>
          <table:table-cell table:style-name="ce146" table:formula="of:=IF(ISBLANK([.B395]);&quot;&quot;;IF(ISBLANK(INDEX([$Escalation.B$5:.E$190];MATCH([$'MetRisks Registration'.B395];[$Escalation.B$5:.B$190];0);3));&quot;&quot;;INDEX([$Escalation.B$5:.E$190];MATCH([$'MetRisks Registration'.B39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96]);&quot;&quot;;INDEX([$'MetRisks Registration'.B$5:.E$190];MATCH([$Mitagation.B396];[$'MetRisks Registration'.B$5:.B$190];0);2))">
            <text:p/>
          </table:table-cell>
          <table:table-cell table:style-name="ce146" table:formula="of:=IF(ISBLANK([.B396]);&quot;&quot;;IF(ISBLANK(INDEX([$Escalation.B$5:.E$190];MATCH([$'MetRisks Registration'.B396];[$Escalation.B$5:.B$190];0);3));&quot;&quot;;INDEX([$Escalation.B$5:.E$190];MATCH([$'MetRisks Registration'.B39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97]);&quot;&quot;;INDEX([$'MetRisks Registration'.B$5:.E$190];MATCH([$Mitagation.B397];[$'MetRisks Registration'.B$5:.B$190];0);2))">
            <text:p/>
          </table:table-cell>
          <table:table-cell table:style-name="ce146" table:formula="of:=IF(ISBLANK([.B397]);&quot;&quot;;IF(ISBLANK(INDEX([$Escalation.B$5:.E$190];MATCH([$'MetRisks Registration'.B397];[$Escalation.B$5:.B$190];0);3));&quot;&quot;;INDEX([$Escalation.B$5:.E$190];MATCH([$'MetRisks Registration'.B39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98]);&quot;&quot;;INDEX([$'MetRisks Registration'.B$5:.E$190];MATCH([$Mitagation.B398];[$'MetRisks Registration'.B$5:.B$190];0);2))">
            <text:p/>
          </table:table-cell>
          <table:table-cell table:style-name="ce146" table:formula="of:=IF(ISBLANK([.B398]);&quot;&quot;;IF(ISBLANK(INDEX([$Escalation.B$5:.E$190];MATCH([$'MetRisks Registration'.B398];[$Escalation.B$5:.B$190];0);3));&quot;&quot;;INDEX([$Escalation.B$5:.E$190];MATCH([$'MetRisks Registration'.B39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399]);&quot;&quot;;INDEX([$'MetRisks Registration'.B$5:.E$190];MATCH([$Mitagation.B399];[$'MetRisks Registration'.B$5:.B$190];0);2))">
            <text:p/>
          </table:table-cell>
          <table:table-cell table:style-name="ce146" table:formula="of:=IF(ISBLANK([.B399]);&quot;&quot;;IF(ISBLANK(INDEX([$Escalation.B$5:.E$190];MATCH([$'MetRisks Registration'.B399];[$Escalation.B$5:.B$190];0);3));&quot;&quot;;INDEX([$Escalation.B$5:.E$190];MATCH([$'MetRisks Registration'.B39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00]);&quot;&quot;;INDEX([$'MetRisks Registration'.B$5:.E$190];MATCH([$Mitagation.B400];[$'MetRisks Registration'.B$5:.B$190];0);2))">
            <text:p/>
          </table:table-cell>
          <table:table-cell table:style-name="ce146" table:formula="of:=IF(ISBLANK([.B400]);&quot;&quot;;IF(ISBLANK(INDEX([$Escalation.B$5:.E$190];MATCH([$'MetRisks Registration'.B400];[$Escalation.B$5:.B$190];0);3));&quot;&quot;;INDEX([$Escalation.B$5:.E$190];MATCH([$'MetRisks Registration'.B40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01]);&quot;&quot;;INDEX([$'MetRisks Registration'.B$5:.E$190];MATCH([$Mitagation.B401];[$'MetRisks Registration'.B$5:.B$190];0);2))">
            <text:p/>
          </table:table-cell>
          <table:table-cell table:style-name="ce146" table:formula="of:=IF(ISBLANK([.B401]);&quot;&quot;;IF(ISBLANK(INDEX([$Escalation.B$5:.E$190];MATCH([$'MetRisks Registration'.B401];[$Escalation.B$5:.B$190];0);3));&quot;&quot;;INDEX([$Escalation.B$5:.E$190];MATCH([$'MetRisks Registration'.B40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02]);&quot;&quot;;INDEX([$'MetRisks Registration'.B$5:.E$190];MATCH([$Mitagation.B402];[$'MetRisks Registration'.B$5:.B$190];0);2))">
            <text:p/>
          </table:table-cell>
          <table:table-cell table:style-name="ce146" table:formula="of:=IF(ISBLANK([.B402]);&quot;&quot;;IF(ISBLANK(INDEX([$Escalation.B$5:.E$190];MATCH([$'MetRisks Registration'.B402];[$Escalation.B$5:.B$190];0);3));&quot;&quot;;INDEX([$Escalation.B$5:.E$190];MATCH([$'MetRisks Registration'.B40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03]);&quot;&quot;;INDEX([$'MetRisks Registration'.B$5:.E$190];MATCH([$Mitagation.B403];[$'MetRisks Registration'.B$5:.B$190];0);2))">
            <text:p/>
          </table:table-cell>
          <table:table-cell table:style-name="ce146" table:formula="of:=IF(ISBLANK([.B403]);&quot;&quot;;IF(ISBLANK(INDEX([$Escalation.B$5:.E$190];MATCH([$'MetRisks Registration'.B403];[$Escalation.B$5:.B$190];0);3));&quot;&quot;;INDEX([$Escalation.B$5:.E$190];MATCH([$'MetRisks Registration'.B40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04]);&quot;&quot;;INDEX([$'MetRisks Registration'.B$5:.E$190];MATCH([$Mitagation.B404];[$'MetRisks Registration'.B$5:.B$190];0);2))">
            <text:p/>
          </table:table-cell>
          <table:table-cell table:style-name="ce146" table:formula="of:=IF(ISBLANK([.B404]);&quot;&quot;;IF(ISBLANK(INDEX([$Escalation.B$5:.E$190];MATCH([$'MetRisks Registration'.B404];[$Escalation.B$5:.B$190];0);3));&quot;&quot;;INDEX([$Escalation.B$5:.E$190];MATCH([$'MetRisks Registration'.B40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05]);&quot;&quot;;INDEX([$'MetRisks Registration'.B$5:.E$190];MATCH([$Mitagation.B405];[$'MetRisks Registration'.B$5:.B$190];0);2))">
            <text:p/>
          </table:table-cell>
          <table:table-cell table:style-name="ce146" table:formula="of:=IF(ISBLANK([.B405]);&quot;&quot;;IF(ISBLANK(INDEX([$Escalation.B$5:.E$190];MATCH([$'MetRisks Registration'.B405];[$Escalation.B$5:.B$190];0);3));&quot;&quot;;INDEX([$Escalation.B$5:.E$190];MATCH([$'MetRisks Registration'.B40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06]);&quot;&quot;;INDEX([$'MetRisks Registration'.B$5:.E$190];MATCH([$Mitagation.B406];[$'MetRisks Registration'.B$5:.B$190];0);2))">
            <text:p/>
          </table:table-cell>
          <table:table-cell table:style-name="ce146" table:formula="of:=IF(ISBLANK([.B406]);&quot;&quot;;IF(ISBLANK(INDEX([$Escalation.B$5:.E$190];MATCH([$'MetRisks Registration'.B406];[$Escalation.B$5:.B$190];0);3));&quot;&quot;;INDEX([$Escalation.B$5:.E$190];MATCH([$'MetRisks Registration'.B40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07]);&quot;&quot;;INDEX([$'MetRisks Registration'.B$5:.E$190];MATCH([$Mitagation.B407];[$'MetRisks Registration'.B$5:.B$190];0);2))">
            <text:p/>
          </table:table-cell>
          <table:table-cell table:style-name="ce146" table:formula="of:=IF(ISBLANK([.B407]);&quot;&quot;;IF(ISBLANK(INDEX([$Escalation.B$5:.E$190];MATCH([$'MetRisks Registration'.B407];[$Escalation.B$5:.B$190];0);3));&quot;&quot;;INDEX([$Escalation.B$5:.E$190];MATCH([$'MetRisks Registration'.B40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08]);&quot;&quot;;INDEX([$'MetRisks Registration'.B$5:.E$190];MATCH([$Mitagation.B408];[$'MetRisks Registration'.B$5:.B$190];0);2))">
            <text:p/>
          </table:table-cell>
          <table:table-cell table:style-name="ce146" table:formula="of:=IF(ISBLANK([.B408]);&quot;&quot;;IF(ISBLANK(INDEX([$Escalation.B$5:.E$190];MATCH([$'MetRisks Registration'.B408];[$Escalation.B$5:.B$190];0);3));&quot;&quot;;INDEX([$Escalation.B$5:.E$190];MATCH([$'MetRisks Registration'.B40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09]);&quot;&quot;;INDEX([$'MetRisks Registration'.B$5:.E$190];MATCH([$Mitagation.B409];[$'MetRisks Registration'.B$5:.B$190];0);2))">
            <text:p/>
          </table:table-cell>
          <table:table-cell table:style-name="ce146" table:formula="of:=IF(ISBLANK([.B409]);&quot;&quot;;IF(ISBLANK(INDEX([$Escalation.B$5:.E$190];MATCH([$'MetRisks Registration'.B409];[$Escalation.B$5:.B$190];0);3));&quot;&quot;;INDEX([$Escalation.B$5:.E$190];MATCH([$'MetRisks Registration'.B40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10]);&quot;&quot;;INDEX([$'MetRisks Registration'.B$5:.E$190];MATCH([$Mitagation.B410];[$'MetRisks Registration'.B$5:.B$190];0);2))">
            <text:p/>
          </table:table-cell>
          <table:table-cell table:style-name="ce146" table:formula="of:=IF(ISBLANK([.B410]);&quot;&quot;;IF(ISBLANK(INDEX([$Escalation.B$5:.E$190];MATCH([$'MetRisks Registration'.B410];[$Escalation.B$5:.B$190];0);3));&quot;&quot;;INDEX([$Escalation.B$5:.E$190];MATCH([$'MetRisks Registration'.B41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11]);&quot;&quot;;INDEX([$'MetRisks Registration'.B$5:.E$190];MATCH([$Mitagation.B411];[$'MetRisks Registration'.B$5:.B$190];0);2))">
            <text:p/>
          </table:table-cell>
          <table:table-cell table:style-name="ce146" table:formula="of:=IF(ISBLANK([.B411]);&quot;&quot;;IF(ISBLANK(INDEX([$Escalation.B$5:.E$190];MATCH([$'MetRisks Registration'.B411];[$Escalation.B$5:.B$190];0);3));&quot;&quot;;INDEX([$Escalation.B$5:.E$190];MATCH([$'MetRisks Registration'.B41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12]);&quot;&quot;;INDEX([$'MetRisks Registration'.B$5:.E$190];MATCH([$Mitagation.B412];[$'MetRisks Registration'.B$5:.B$190];0);2))">
            <text:p/>
          </table:table-cell>
          <table:table-cell table:style-name="ce146" table:formula="of:=IF(ISBLANK([.B412]);&quot;&quot;;IF(ISBLANK(INDEX([$Escalation.B$5:.E$190];MATCH([$'MetRisks Registration'.B412];[$Escalation.B$5:.B$190];0);3));&quot;&quot;;INDEX([$Escalation.B$5:.E$190];MATCH([$'MetRisks Registration'.B41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13]);&quot;&quot;;INDEX([$'MetRisks Registration'.B$5:.E$190];MATCH([$Mitagation.B413];[$'MetRisks Registration'.B$5:.B$190];0);2))">
            <text:p/>
          </table:table-cell>
          <table:table-cell table:style-name="ce146" table:formula="of:=IF(ISBLANK([.B413]);&quot;&quot;;IF(ISBLANK(INDEX([$Escalation.B$5:.E$190];MATCH([$'MetRisks Registration'.B413];[$Escalation.B$5:.B$190];0);3));&quot;&quot;;INDEX([$Escalation.B$5:.E$190];MATCH([$'MetRisks Registration'.B41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14]);&quot;&quot;;INDEX([$'MetRisks Registration'.B$5:.E$190];MATCH([$Mitagation.B414];[$'MetRisks Registration'.B$5:.B$190];0);2))">
            <text:p/>
          </table:table-cell>
          <table:table-cell table:style-name="ce146" table:formula="of:=IF(ISBLANK([.B414]);&quot;&quot;;IF(ISBLANK(INDEX([$Escalation.B$5:.E$190];MATCH([$'MetRisks Registration'.B414];[$Escalation.B$5:.B$190];0);3));&quot;&quot;;INDEX([$Escalation.B$5:.E$190];MATCH([$'MetRisks Registration'.B41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15]);&quot;&quot;;INDEX([$'MetRisks Registration'.B$5:.E$190];MATCH([$Mitagation.B415];[$'MetRisks Registration'.B$5:.B$190];0);2))">
            <text:p/>
          </table:table-cell>
          <table:table-cell table:style-name="ce146" table:formula="of:=IF(ISBLANK([.B415]);&quot;&quot;;IF(ISBLANK(INDEX([$Escalation.B$5:.E$190];MATCH([$'MetRisks Registration'.B415];[$Escalation.B$5:.B$190];0);3));&quot;&quot;;INDEX([$Escalation.B$5:.E$190];MATCH([$'MetRisks Registration'.B41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16]);&quot;&quot;;INDEX([$'MetRisks Registration'.B$5:.E$190];MATCH([$Mitagation.B416];[$'MetRisks Registration'.B$5:.B$190];0);2))">
            <text:p/>
          </table:table-cell>
          <table:table-cell table:style-name="ce146" table:formula="of:=IF(ISBLANK([.B416]);&quot;&quot;;IF(ISBLANK(INDEX([$Escalation.B$5:.E$190];MATCH([$'MetRisks Registration'.B416];[$Escalation.B$5:.B$190];0);3));&quot;&quot;;INDEX([$Escalation.B$5:.E$190];MATCH([$'MetRisks Registration'.B41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17]);&quot;&quot;;INDEX([$'MetRisks Registration'.B$5:.E$190];MATCH([$Mitagation.B417];[$'MetRisks Registration'.B$5:.B$190];0);2))">
            <text:p/>
          </table:table-cell>
          <table:table-cell table:style-name="ce146" table:formula="of:=IF(ISBLANK([.B417]);&quot;&quot;;IF(ISBLANK(INDEX([$Escalation.B$5:.E$190];MATCH([$'MetRisks Registration'.B417];[$Escalation.B$5:.B$190];0);3));&quot;&quot;;INDEX([$Escalation.B$5:.E$190];MATCH([$'MetRisks Registration'.B41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18]);&quot;&quot;;INDEX([$'MetRisks Registration'.B$5:.E$190];MATCH([$Mitagation.B418];[$'MetRisks Registration'.B$5:.B$190];0);2))">
            <text:p/>
          </table:table-cell>
          <table:table-cell table:style-name="ce146" table:formula="of:=IF(ISBLANK([.B418]);&quot;&quot;;IF(ISBLANK(INDEX([$Escalation.B$5:.E$190];MATCH([$'MetRisks Registration'.B418];[$Escalation.B$5:.B$190];0);3));&quot;&quot;;INDEX([$Escalation.B$5:.E$190];MATCH([$'MetRisks Registration'.B41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19]);&quot;&quot;;INDEX([$'MetRisks Registration'.B$5:.E$190];MATCH([$Mitagation.B419];[$'MetRisks Registration'.B$5:.B$190];0);2))">
            <text:p/>
          </table:table-cell>
          <table:table-cell table:style-name="ce146" table:formula="of:=IF(ISBLANK([.B419]);&quot;&quot;;IF(ISBLANK(INDEX([$Escalation.B$5:.E$190];MATCH([$'MetRisks Registration'.B419];[$Escalation.B$5:.B$190];0);3));&quot;&quot;;INDEX([$Escalation.B$5:.E$190];MATCH([$'MetRisks Registration'.B41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20]);&quot;&quot;;INDEX([$'MetRisks Registration'.B$5:.E$190];MATCH([$Mitagation.B420];[$'MetRisks Registration'.B$5:.B$190];0);2))">
            <text:p/>
          </table:table-cell>
          <table:table-cell table:style-name="ce146" table:formula="of:=IF(ISBLANK([.B420]);&quot;&quot;;IF(ISBLANK(INDEX([$Escalation.B$5:.E$190];MATCH([$'MetRisks Registration'.B420];[$Escalation.B$5:.B$190];0);3));&quot;&quot;;INDEX([$Escalation.B$5:.E$190];MATCH([$'MetRisks Registration'.B42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21]);&quot;&quot;;INDEX([$'MetRisks Registration'.B$5:.E$190];MATCH([$Mitagation.B421];[$'MetRisks Registration'.B$5:.B$190];0);2))">
            <text:p/>
          </table:table-cell>
          <table:table-cell table:style-name="ce146" table:formula="of:=IF(ISBLANK([.B421]);&quot;&quot;;IF(ISBLANK(INDEX([$Escalation.B$5:.E$190];MATCH([$'MetRisks Registration'.B421];[$Escalation.B$5:.B$190];0);3));&quot;&quot;;INDEX([$Escalation.B$5:.E$190];MATCH([$'MetRisks Registration'.B42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22]);&quot;&quot;;INDEX([$'MetRisks Registration'.B$5:.E$190];MATCH([$Mitagation.B422];[$'MetRisks Registration'.B$5:.B$190];0);2))">
            <text:p/>
          </table:table-cell>
          <table:table-cell table:style-name="ce146" table:formula="of:=IF(ISBLANK([.B422]);&quot;&quot;;IF(ISBLANK(INDEX([$Escalation.B$5:.E$190];MATCH([$'MetRisks Registration'.B422];[$Escalation.B$5:.B$190];0);3));&quot;&quot;;INDEX([$Escalation.B$5:.E$190];MATCH([$'MetRisks Registration'.B42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23]);&quot;&quot;;INDEX([$'MetRisks Registration'.B$5:.E$190];MATCH([$Mitagation.B423];[$'MetRisks Registration'.B$5:.B$190];0);2))">
            <text:p/>
          </table:table-cell>
          <table:table-cell table:style-name="ce146" table:formula="of:=IF(ISBLANK([.B423]);&quot;&quot;;IF(ISBLANK(INDEX([$Escalation.B$5:.E$190];MATCH([$'MetRisks Registration'.B423];[$Escalation.B$5:.B$190];0);3));&quot;&quot;;INDEX([$Escalation.B$5:.E$190];MATCH([$'MetRisks Registration'.B42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24]);&quot;&quot;;INDEX([$'MetRisks Registration'.B$5:.E$190];MATCH([$Mitagation.B424];[$'MetRisks Registration'.B$5:.B$190];0);2))">
            <text:p/>
          </table:table-cell>
          <table:table-cell table:style-name="ce146" table:formula="of:=IF(ISBLANK([.B424]);&quot;&quot;;IF(ISBLANK(INDEX([$Escalation.B$5:.E$190];MATCH([$'MetRisks Registration'.B424];[$Escalation.B$5:.B$190];0);3));&quot;&quot;;INDEX([$Escalation.B$5:.E$190];MATCH([$'MetRisks Registration'.B42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25]);&quot;&quot;;INDEX([$'MetRisks Registration'.B$5:.E$190];MATCH([$Mitagation.B425];[$'MetRisks Registration'.B$5:.B$190];0);2))">
            <text:p/>
          </table:table-cell>
          <table:table-cell table:style-name="ce146" table:formula="of:=IF(ISBLANK([.B425]);&quot;&quot;;IF(ISBLANK(INDEX([$Escalation.B$5:.E$190];MATCH([$'MetRisks Registration'.B425];[$Escalation.B$5:.B$190];0);3));&quot;&quot;;INDEX([$Escalation.B$5:.E$190];MATCH([$'MetRisks Registration'.B42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26]);&quot;&quot;;INDEX([$'MetRisks Registration'.B$5:.E$190];MATCH([$Mitagation.B426];[$'MetRisks Registration'.B$5:.B$190];0);2))">
            <text:p/>
          </table:table-cell>
          <table:table-cell table:style-name="ce146" table:formula="of:=IF(ISBLANK([.B426]);&quot;&quot;;IF(ISBLANK(INDEX([$Escalation.B$5:.E$190];MATCH([$'MetRisks Registration'.B426];[$Escalation.B$5:.B$190];0);3));&quot;&quot;;INDEX([$Escalation.B$5:.E$190];MATCH([$'MetRisks Registration'.B42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27]);&quot;&quot;;INDEX([$'MetRisks Registration'.B$5:.E$190];MATCH([$Mitagation.B427];[$'MetRisks Registration'.B$5:.B$190];0);2))">
            <text:p/>
          </table:table-cell>
          <table:table-cell table:style-name="ce146" table:formula="of:=IF(ISBLANK([.B427]);&quot;&quot;;IF(ISBLANK(INDEX([$Escalation.B$5:.E$190];MATCH([$'MetRisks Registration'.B427];[$Escalation.B$5:.B$190];0);3));&quot;&quot;;INDEX([$Escalation.B$5:.E$190];MATCH([$'MetRisks Registration'.B42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28]);&quot;&quot;;INDEX([$'MetRisks Registration'.B$5:.E$190];MATCH([$Mitagation.B428];[$'MetRisks Registration'.B$5:.B$190];0);2))">
            <text:p/>
          </table:table-cell>
          <table:table-cell table:style-name="ce146" table:formula="of:=IF(ISBLANK([.B428]);&quot;&quot;;IF(ISBLANK(INDEX([$Escalation.B$5:.E$190];MATCH([$'MetRisks Registration'.B428];[$Escalation.B$5:.B$190];0);3));&quot;&quot;;INDEX([$Escalation.B$5:.E$190];MATCH([$'MetRisks Registration'.B42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29]);&quot;&quot;;INDEX([$'MetRisks Registration'.B$5:.E$190];MATCH([$Mitagation.B429];[$'MetRisks Registration'.B$5:.B$190];0);2))">
            <text:p/>
          </table:table-cell>
          <table:table-cell table:style-name="ce146" table:formula="of:=IF(ISBLANK([.B429]);&quot;&quot;;IF(ISBLANK(INDEX([$Escalation.B$5:.E$190];MATCH([$'MetRisks Registration'.B429];[$Escalation.B$5:.B$190];0);3));&quot;&quot;;INDEX([$Escalation.B$5:.E$190];MATCH([$'MetRisks Registration'.B42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30]);&quot;&quot;;INDEX([$'MetRisks Registration'.B$5:.E$190];MATCH([$Mitagation.B430];[$'MetRisks Registration'.B$5:.B$190];0);2))">
            <text:p/>
          </table:table-cell>
          <table:table-cell table:style-name="ce146" table:formula="of:=IF(ISBLANK([.B430]);&quot;&quot;;IF(ISBLANK(INDEX([$Escalation.B$5:.E$190];MATCH([$'MetRisks Registration'.B430];[$Escalation.B$5:.B$190];0);3));&quot;&quot;;INDEX([$Escalation.B$5:.E$190];MATCH([$'MetRisks Registration'.B43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31]);&quot;&quot;;INDEX([$'MetRisks Registration'.B$5:.E$190];MATCH([$Mitagation.B431];[$'MetRisks Registration'.B$5:.B$190];0);2))">
            <text:p/>
          </table:table-cell>
          <table:table-cell table:style-name="ce146" table:formula="of:=IF(ISBLANK([.B431]);&quot;&quot;;IF(ISBLANK(INDEX([$Escalation.B$5:.E$190];MATCH([$'MetRisks Registration'.B431];[$Escalation.B$5:.B$190];0);3));&quot;&quot;;INDEX([$Escalation.B$5:.E$190];MATCH([$'MetRisks Registration'.B43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32]);&quot;&quot;;INDEX([$'MetRisks Registration'.B$5:.E$190];MATCH([$Mitagation.B432];[$'MetRisks Registration'.B$5:.B$190];0);2))">
            <text:p/>
          </table:table-cell>
          <table:table-cell table:style-name="ce146" table:formula="of:=IF(ISBLANK([.B432]);&quot;&quot;;IF(ISBLANK(INDEX([$Escalation.B$5:.E$190];MATCH([$'MetRisks Registration'.B432];[$Escalation.B$5:.B$190];0);3));&quot;&quot;;INDEX([$Escalation.B$5:.E$190];MATCH([$'MetRisks Registration'.B43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33]);&quot;&quot;;INDEX([$'MetRisks Registration'.B$5:.E$190];MATCH([$Mitagation.B433];[$'MetRisks Registration'.B$5:.B$190];0);2))">
            <text:p/>
          </table:table-cell>
          <table:table-cell table:style-name="ce146" table:formula="of:=IF(ISBLANK([.B433]);&quot;&quot;;IF(ISBLANK(INDEX([$Escalation.B$5:.E$190];MATCH([$'MetRisks Registration'.B433];[$Escalation.B$5:.B$190];0);3));&quot;&quot;;INDEX([$Escalation.B$5:.E$190];MATCH([$'MetRisks Registration'.B43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34]);&quot;&quot;;INDEX([$'MetRisks Registration'.B$5:.E$190];MATCH([$Mitagation.B434];[$'MetRisks Registration'.B$5:.B$190];0);2))">
            <text:p/>
          </table:table-cell>
          <table:table-cell table:style-name="ce146" table:formula="of:=IF(ISBLANK([.B434]);&quot;&quot;;IF(ISBLANK(INDEX([$Escalation.B$5:.E$190];MATCH([$'MetRisks Registration'.B434];[$Escalation.B$5:.B$190];0);3));&quot;&quot;;INDEX([$Escalation.B$5:.E$190];MATCH([$'MetRisks Registration'.B43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35]);&quot;&quot;;INDEX([$'MetRisks Registration'.B$5:.E$190];MATCH([$Mitagation.B435];[$'MetRisks Registration'.B$5:.B$190];0);2))">
            <text:p/>
          </table:table-cell>
          <table:table-cell table:style-name="ce146" table:formula="of:=IF(ISBLANK([.B435]);&quot;&quot;;IF(ISBLANK(INDEX([$Escalation.B$5:.E$190];MATCH([$'MetRisks Registration'.B435];[$Escalation.B$5:.B$190];0);3));&quot;&quot;;INDEX([$Escalation.B$5:.E$190];MATCH([$'MetRisks Registration'.B43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36]);&quot;&quot;;INDEX([$'MetRisks Registration'.B$5:.E$190];MATCH([$Mitagation.B436];[$'MetRisks Registration'.B$5:.B$190];0);2))">
            <text:p/>
          </table:table-cell>
          <table:table-cell table:style-name="ce146" table:formula="of:=IF(ISBLANK([.B436]);&quot;&quot;;IF(ISBLANK(INDEX([$Escalation.B$5:.E$190];MATCH([$'MetRisks Registration'.B436];[$Escalation.B$5:.B$190];0);3));&quot;&quot;;INDEX([$Escalation.B$5:.E$190];MATCH([$'MetRisks Registration'.B43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37]);&quot;&quot;;INDEX([$'MetRisks Registration'.B$5:.E$190];MATCH([$Mitagation.B437];[$'MetRisks Registration'.B$5:.B$190];0);2))">
            <text:p/>
          </table:table-cell>
          <table:table-cell table:style-name="ce146" table:formula="of:=IF(ISBLANK([.B437]);&quot;&quot;;IF(ISBLANK(INDEX([$Escalation.B$5:.E$190];MATCH([$'MetRisks Registration'.B437];[$Escalation.B$5:.B$190];0);3));&quot;&quot;;INDEX([$Escalation.B$5:.E$190];MATCH([$'MetRisks Registration'.B43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38]);&quot;&quot;;INDEX([$'MetRisks Registration'.B$5:.E$190];MATCH([$Mitagation.B438];[$'MetRisks Registration'.B$5:.B$190];0);2))">
            <text:p/>
          </table:table-cell>
          <table:table-cell table:style-name="ce146" table:formula="of:=IF(ISBLANK([.B438]);&quot;&quot;;IF(ISBLANK(INDEX([$Escalation.B$5:.E$190];MATCH([$'MetRisks Registration'.B438];[$Escalation.B$5:.B$190];0);3));&quot;&quot;;INDEX([$Escalation.B$5:.E$190];MATCH([$'MetRisks Registration'.B43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39]);&quot;&quot;;INDEX([$'MetRisks Registration'.B$5:.E$190];MATCH([$Mitagation.B439];[$'MetRisks Registration'.B$5:.B$190];0);2))">
            <text:p/>
          </table:table-cell>
          <table:table-cell table:style-name="ce146" table:formula="of:=IF(ISBLANK([.B439]);&quot;&quot;;IF(ISBLANK(INDEX([$Escalation.B$5:.E$190];MATCH([$'MetRisks Registration'.B439];[$Escalation.B$5:.B$190];0);3));&quot;&quot;;INDEX([$Escalation.B$5:.E$190];MATCH([$'MetRisks Registration'.B43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40]);&quot;&quot;;INDEX([$'MetRisks Registration'.B$5:.E$190];MATCH([$Mitagation.B440];[$'MetRisks Registration'.B$5:.B$190];0);2))">
            <text:p/>
          </table:table-cell>
          <table:table-cell table:style-name="ce146" table:formula="of:=IF(ISBLANK([.B440]);&quot;&quot;;IF(ISBLANK(INDEX([$Escalation.B$5:.E$190];MATCH([$'MetRisks Registration'.B440];[$Escalation.B$5:.B$190];0);3));&quot;&quot;;INDEX([$Escalation.B$5:.E$190];MATCH([$'MetRisks Registration'.B44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41]);&quot;&quot;;INDEX([$'MetRisks Registration'.B$5:.E$190];MATCH([$Mitagation.B441];[$'MetRisks Registration'.B$5:.B$190];0);2))">
            <text:p/>
          </table:table-cell>
          <table:table-cell table:style-name="ce146" table:formula="of:=IF(ISBLANK([.B441]);&quot;&quot;;IF(ISBLANK(INDEX([$Escalation.B$5:.E$190];MATCH([$'MetRisks Registration'.B441];[$Escalation.B$5:.B$190];0);3));&quot;&quot;;INDEX([$Escalation.B$5:.E$190];MATCH([$'MetRisks Registration'.B44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42]);&quot;&quot;;INDEX([$'MetRisks Registration'.B$5:.E$190];MATCH([$Mitagation.B442];[$'MetRisks Registration'.B$5:.B$190];0);2))">
            <text:p/>
          </table:table-cell>
          <table:table-cell table:style-name="ce146" table:formula="of:=IF(ISBLANK([.B442]);&quot;&quot;;IF(ISBLANK(INDEX([$Escalation.B$5:.E$190];MATCH([$'MetRisks Registration'.B442];[$Escalation.B$5:.B$190];0);3));&quot;&quot;;INDEX([$Escalation.B$5:.E$190];MATCH([$'MetRisks Registration'.B44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43]);&quot;&quot;;INDEX([$'MetRisks Registration'.B$5:.E$190];MATCH([$Mitagation.B443];[$'MetRisks Registration'.B$5:.B$190];0);2))">
            <text:p/>
          </table:table-cell>
          <table:table-cell table:style-name="ce146" table:formula="of:=IF(ISBLANK([.B443]);&quot;&quot;;IF(ISBLANK(INDEX([$Escalation.B$5:.E$190];MATCH([$'MetRisks Registration'.B443];[$Escalation.B$5:.B$190];0);3));&quot;&quot;;INDEX([$Escalation.B$5:.E$190];MATCH([$'MetRisks Registration'.B44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44]);&quot;&quot;;INDEX([$'MetRisks Registration'.B$5:.E$190];MATCH([$Mitagation.B444];[$'MetRisks Registration'.B$5:.B$190];0);2))">
            <text:p/>
          </table:table-cell>
          <table:table-cell table:style-name="ce146" table:formula="of:=IF(ISBLANK([.B444]);&quot;&quot;;IF(ISBLANK(INDEX([$Escalation.B$5:.E$190];MATCH([$'MetRisks Registration'.B444];[$Escalation.B$5:.B$190];0);3));&quot;&quot;;INDEX([$Escalation.B$5:.E$190];MATCH([$'MetRisks Registration'.B44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45]);&quot;&quot;;INDEX([$'MetRisks Registration'.B$5:.E$190];MATCH([$Mitagation.B445];[$'MetRisks Registration'.B$5:.B$190];0);2))">
            <text:p/>
          </table:table-cell>
          <table:table-cell table:style-name="ce146" table:formula="of:=IF(ISBLANK([.B445]);&quot;&quot;;IF(ISBLANK(INDEX([$Escalation.B$5:.E$190];MATCH([$'MetRisks Registration'.B445];[$Escalation.B$5:.B$190];0);3));&quot;&quot;;INDEX([$Escalation.B$5:.E$190];MATCH([$'MetRisks Registration'.B44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46]);&quot;&quot;;INDEX([$'MetRisks Registration'.B$5:.E$190];MATCH([$Mitagation.B446];[$'MetRisks Registration'.B$5:.B$190];0);2))">
            <text:p/>
          </table:table-cell>
          <table:table-cell table:style-name="ce146" table:formula="of:=IF(ISBLANK([.B446]);&quot;&quot;;IF(ISBLANK(INDEX([$Escalation.B$5:.E$190];MATCH([$'MetRisks Registration'.B446];[$Escalation.B$5:.B$190];0);3));&quot;&quot;;INDEX([$Escalation.B$5:.E$190];MATCH([$'MetRisks Registration'.B44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47]);&quot;&quot;;INDEX([$'MetRisks Registration'.B$5:.E$190];MATCH([$Mitagation.B447];[$'MetRisks Registration'.B$5:.B$190];0);2))">
            <text:p/>
          </table:table-cell>
          <table:table-cell table:style-name="ce146" table:formula="of:=IF(ISBLANK([.B447]);&quot;&quot;;IF(ISBLANK(INDEX([$Escalation.B$5:.E$190];MATCH([$'MetRisks Registration'.B447];[$Escalation.B$5:.B$190];0);3));&quot;&quot;;INDEX([$Escalation.B$5:.E$190];MATCH([$'MetRisks Registration'.B44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48]);&quot;&quot;;INDEX([$'MetRisks Registration'.B$5:.E$190];MATCH([$Mitagation.B448];[$'MetRisks Registration'.B$5:.B$190];0);2))">
            <text:p/>
          </table:table-cell>
          <table:table-cell table:style-name="ce146" table:formula="of:=IF(ISBLANK([.B448]);&quot;&quot;;IF(ISBLANK(INDEX([$Escalation.B$5:.E$190];MATCH([$'MetRisks Registration'.B448];[$Escalation.B$5:.B$190];0);3));&quot;&quot;;INDEX([$Escalation.B$5:.E$190];MATCH([$'MetRisks Registration'.B44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49]);&quot;&quot;;INDEX([$'MetRisks Registration'.B$5:.E$190];MATCH([$Mitagation.B449];[$'MetRisks Registration'.B$5:.B$190];0);2))">
            <text:p/>
          </table:table-cell>
          <table:table-cell table:style-name="ce146" table:formula="of:=IF(ISBLANK([.B449]);&quot;&quot;;IF(ISBLANK(INDEX([$Escalation.B$5:.E$190];MATCH([$'MetRisks Registration'.B449];[$Escalation.B$5:.B$190];0);3));&quot;&quot;;INDEX([$Escalation.B$5:.E$190];MATCH([$'MetRisks Registration'.B44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50]);&quot;&quot;;INDEX([$'MetRisks Registration'.B$5:.E$190];MATCH([$Mitagation.B450];[$'MetRisks Registration'.B$5:.B$190];0);2))">
            <text:p/>
          </table:table-cell>
          <table:table-cell table:style-name="ce146" table:formula="of:=IF(ISBLANK([.B450]);&quot;&quot;;IF(ISBLANK(INDEX([$Escalation.B$5:.E$190];MATCH([$'MetRisks Registration'.B450];[$Escalation.B$5:.B$190];0);3));&quot;&quot;;INDEX([$Escalation.B$5:.E$190];MATCH([$'MetRisks Registration'.B45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51]);&quot;&quot;;INDEX([$'MetRisks Registration'.B$5:.E$190];MATCH([$Mitagation.B451];[$'MetRisks Registration'.B$5:.B$190];0);2))">
            <text:p/>
          </table:table-cell>
          <table:table-cell table:style-name="ce146" table:formula="of:=IF(ISBLANK([.B451]);&quot;&quot;;IF(ISBLANK(INDEX([$Escalation.B$5:.E$190];MATCH([$'MetRisks Registration'.B451];[$Escalation.B$5:.B$190];0);3));&quot;&quot;;INDEX([$Escalation.B$5:.E$190];MATCH([$'MetRisks Registration'.B45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52]);&quot;&quot;;INDEX([$'MetRisks Registration'.B$5:.E$190];MATCH([$Mitagation.B452];[$'MetRisks Registration'.B$5:.B$190];0);2))">
            <text:p/>
          </table:table-cell>
          <table:table-cell table:style-name="ce146" table:formula="of:=IF(ISBLANK([.B452]);&quot;&quot;;IF(ISBLANK(INDEX([$Escalation.B$5:.E$190];MATCH([$'MetRisks Registration'.B452];[$Escalation.B$5:.B$190];0);3));&quot;&quot;;INDEX([$Escalation.B$5:.E$190];MATCH([$'MetRisks Registration'.B45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53]);&quot;&quot;;INDEX([$'MetRisks Registration'.B$5:.E$190];MATCH([$Mitagation.B453];[$'MetRisks Registration'.B$5:.B$190];0);2))">
            <text:p/>
          </table:table-cell>
          <table:table-cell table:style-name="ce146" table:formula="of:=IF(ISBLANK([.B453]);&quot;&quot;;IF(ISBLANK(INDEX([$Escalation.B$5:.E$190];MATCH([$'MetRisks Registration'.B453];[$Escalation.B$5:.B$190];0);3));&quot;&quot;;INDEX([$Escalation.B$5:.E$190];MATCH([$'MetRisks Registration'.B45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54]);&quot;&quot;;INDEX([$'MetRisks Registration'.B$5:.E$190];MATCH([$Mitagation.B454];[$'MetRisks Registration'.B$5:.B$190];0);2))">
            <text:p/>
          </table:table-cell>
          <table:table-cell table:style-name="ce146" table:formula="of:=IF(ISBLANK([.B454]);&quot;&quot;;IF(ISBLANK(INDEX([$Escalation.B$5:.E$190];MATCH([$'MetRisks Registration'.B454];[$Escalation.B$5:.B$190];0);3));&quot;&quot;;INDEX([$Escalation.B$5:.E$190];MATCH([$'MetRisks Registration'.B45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55]);&quot;&quot;;INDEX([$'MetRisks Registration'.B$5:.E$190];MATCH([$Mitagation.B455];[$'MetRisks Registration'.B$5:.B$190];0);2))">
            <text:p/>
          </table:table-cell>
          <table:table-cell table:style-name="ce146" table:formula="of:=IF(ISBLANK([.B455]);&quot;&quot;;IF(ISBLANK(INDEX([$Escalation.B$5:.E$190];MATCH([$'MetRisks Registration'.B455];[$Escalation.B$5:.B$190];0);3));&quot;&quot;;INDEX([$Escalation.B$5:.E$190];MATCH([$'MetRisks Registration'.B45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56]);&quot;&quot;;INDEX([$'MetRisks Registration'.B$5:.E$190];MATCH([$Mitagation.B456];[$'MetRisks Registration'.B$5:.B$190];0);2))">
            <text:p/>
          </table:table-cell>
          <table:table-cell table:style-name="ce146" table:formula="of:=IF(ISBLANK([.B456]);&quot;&quot;;IF(ISBLANK(INDEX([$Escalation.B$5:.E$190];MATCH([$'MetRisks Registration'.B456];[$Escalation.B$5:.B$190];0);3));&quot;&quot;;INDEX([$Escalation.B$5:.E$190];MATCH([$'MetRisks Registration'.B45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57]);&quot;&quot;;INDEX([$'MetRisks Registration'.B$5:.E$190];MATCH([$Mitagation.B457];[$'MetRisks Registration'.B$5:.B$190];0);2))">
            <text:p/>
          </table:table-cell>
          <table:table-cell table:style-name="ce146" table:formula="of:=IF(ISBLANK([.B457]);&quot;&quot;;IF(ISBLANK(INDEX([$Escalation.B$5:.E$190];MATCH([$'MetRisks Registration'.B457];[$Escalation.B$5:.B$190];0);3));&quot;&quot;;INDEX([$Escalation.B$5:.E$190];MATCH([$'MetRisks Registration'.B45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58]);&quot;&quot;;INDEX([$'MetRisks Registration'.B$5:.E$190];MATCH([$Mitagation.B458];[$'MetRisks Registration'.B$5:.B$190];0);2))">
            <text:p/>
          </table:table-cell>
          <table:table-cell table:style-name="ce146" table:formula="of:=IF(ISBLANK([.B458]);&quot;&quot;;IF(ISBLANK(INDEX([$Escalation.B$5:.E$190];MATCH([$'MetRisks Registration'.B458];[$Escalation.B$5:.B$190];0);3));&quot;&quot;;INDEX([$Escalation.B$5:.E$190];MATCH([$'MetRisks Registration'.B45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59]);&quot;&quot;;INDEX([$'MetRisks Registration'.B$5:.E$190];MATCH([$Mitagation.B459];[$'MetRisks Registration'.B$5:.B$190];0);2))">
            <text:p/>
          </table:table-cell>
          <table:table-cell table:style-name="ce146" table:formula="of:=IF(ISBLANK([.B459]);&quot;&quot;;IF(ISBLANK(INDEX([$Escalation.B$5:.E$190];MATCH([$'MetRisks Registration'.B459];[$Escalation.B$5:.B$190];0);3));&quot;&quot;;INDEX([$Escalation.B$5:.E$190];MATCH([$'MetRisks Registration'.B45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60]);&quot;&quot;;INDEX([$'MetRisks Registration'.B$5:.E$190];MATCH([$Mitagation.B460];[$'MetRisks Registration'.B$5:.B$190];0);2))">
            <text:p/>
          </table:table-cell>
          <table:table-cell table:style-name="ce146" table:formula="of:=IF(ISBLANK([.B460]);&quot;&quot;;IF(ISBLANK(INDEX([$Escalation.B$5:.E$190];MATCH([$'MetRisks Registration'.B460];[$Escalation.B$5:.B$190];0);3));&quot;&quot;;INDEX([$Escalation.B$5:.E$190];MATCH([$'MetRisks Registration'.B46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61]);&quot;&quot;;INDEX([$'MetRisks Registration'.B$5:.E$190];MATCH([$Mitagation.B461];[$'MetRisks Registration'.B$5:.B$190];0);2))">
            <text:p/>
          </table:table-cell>
          <table:table-cell table:style-name="ce146" table:formula="of:=IF(ISBLANK([.B461]);&quot;&quot;;IF(ISBLANK(INDEX([$Escalation.B$5:.E$190];MATCH([$'MetRisks Registration'.B461];[$Escalation.B$5:.B$190];0);3));&quot;&quot;;INDEX([$Escalation.B$5:.E$190];MATCH([$'MetRisks Registration'.B46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62]);&quot;&quot;;INDEX([$'MetRisks Registration'.B$5:.E$190];MATCH([$Mitagation.B462];[$'MetRisks Registration'.B$5:.B$190];0);2))">
            <text:p/>
          </table:table-cell>
          <table:table-cell table:style-name="ce146" table:formula="of:=IF(ISBLANK([.B462]);&quot;&quot;;IF(ISBLANK(INDEX([$Escalation.B$5:.E$190];MATCH([$'MetRisks Registration'.B462];[$Escalation.B$5:.B$190];0);3));&quot;&quot;;INDEX([$Escalation.B$5:.E$190];MATCH([$'MetRisks Registration'.B46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63]);&quot;&quot;;INDEX([$'MetRisks Registration'.B$5:.E$190];MATCH([$Mitagation.B463];[$'MetRisks Registration'.B$5:.B$190];0);2))">
            <text:p/>
          </table:table-cell>
          <table:table-cell table:style-name="ce146" table:formula="of:=IF(ISBLANK([.B463]);&quot;&quot;;IF(ISBLANK(INDEX([$Escalation.B$5:.E$190];MATCH([$'MetRisks Registration'.B463];[$Escalation.B$5:.B$190];0);3));&quot;&quot;;INDEX([$Escalation.B$5:.E$190];MATCH([$'MetRisks Registration'.B46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64]);&quot;&quot;;INDEX([$'MetRisks Registration'.B$5:.E$190];MATCH([$Mitagation.B464];[$'MetRisks Registration'.B$5:.B$190];0);2))">
            <text:p/>
          </table:table-cell>
          <table:table-cell table:style-name="ce146" table:formula="of:=IF(ISBLANK([.B464]);&quot;&quot;;IF(ISBLANK(INDEX([$Escalation.B$5:.E$190];MATCH([$'MetRisks Registration'.B464];[$Escalation.B$5:.B$190];0);3));&quot;&quot;;INDEX([$Escalation.B$5:.E$190];MATCH([$'MetRisks Registration'.B46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65]);&quot;&quot;;INDEX([$'MetRisks Registration'.B$5:.E$190];MATCH([$Mitagation.B465];[$'MetRisks Registration'.B$5:.B$190];0);2))">
            <text:p/>
          </table:table-cell>
          <table:table-cell table:style-name="ce146" table:formula="of:=IF(ISBLANK([.B465]);&quot;&quot;;IF(ISBLANK(INDEX([$Escalation.B$5:.E$190];MATCH([$'MetRisks Registration'.B465];[$Escalation.B$5:.B$190];0);3));&quot;&quot;;INDEX([$Escalation.B$5:.E$190];MATCH([$'MetRisks Registration'.B46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66]);&quot;&quot;;INDEX([$'MetRisks Registration'.B$5:.E$190];MATCH([$Mitagation.B466];[$'MetRisks Registration'.B$5:.B$190];0);2))">
            <text:p/>
          </table:table-cell>
          <table:table-cell table:style-name="ce146" table:formula="of:=IF(ISBLANK([.B466]);&quot;&quot;;IF(ISBLANK(INDEX([$Escalation.B$5:.E$190];MATCH([$'MetRisks Registration'.B466];[$Escalation.B$5:.B$190];0);3));&quot;&quot;;INDEX([$Escalation.B$5:.E$190];MATCH([$'MetRisks Registration'.B46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67]);&quot;&quot;;INDEX([$'MetRisks Registration'.B$5:.E$190];MATCH([$Mitagation.B467];[$'MetRisks Registration'.B$5:.B$190];0);2))">
            <text:p/>
          </table:table-cell>
          <table:table-cell table:style-name="ce146" table:formula="of:=IF(ISBLANK([.B467]);&quot;&quot;;IF(ISBLANK(INDEX([$Escalation.B$5:.E$190];MATCH([$'MetRisks Registration'.B467];[$Escalation.B$5:.B$190];0);3));&quot;&quot;;INDEX([$Escalation.B$5:.E$190];MATCH([$'MetRisks Registration'.B46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68]);&quot;&quot;;INDEX([$'MetRisks Registration'.B$5:.E$190];MATCH([$Mitagation.B468];[$'MetRisks Registration'.B$5:.B$190];0);2))">
            <text:p/>
          </table:table-cell>
          <table:table-cell table:style-name="ce146" table:formula="of:=IF(ISBLANK([.B468]);&quot;&quot;;IF(ISBLANK(INDEX([$Escalation.B$5:.E$190];MATCH([$'MetRisks Registration'.B468];[$Escalation.B$5:.B$190];0);3));&quot;&quot;;INDEX([$Escalation.B$5:.E$190];MATCH([$'MetRisks Registration'.B46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69]);&quot;&quot;;INDEX([$'MetRisks Registration'.B$5:.E$190];MATCH([$Mitagation.B469];[$'MetRisks Registration'.B$5:.B$190];0);2))">
            <text:p/>
          </table:table-cell>
          <table:table-cell table:style-name="ce146" table:formula="of:=IF(ISBLANK([.B469]);&quot;&quot;;IF(ISBLANK(INDEX([$Escalation.B$5:.E$190];MATCH([$'MetRisks Registration'.B469];[$Escalation.B$5:.B$190];0);3));&quot;&quot;;INDEX([$Escalation.B$5:.E$190];MATCH([$'MetRisks Registration'.B46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70]);&quot;&quot;;INDEX([$'MetRisks Registration'.B$5:.E$190];MATCH([$Mitagation.B470];[$'MetRisks Registration'.B$5:.B$190];0);2))">
            <text:p/>
          </table:table-cell>
          <table:table-cell table:style-name="ce146" table:formula="of:=IF(ISBLANK([.B470]);&quot;&quot;;IF(ISBLANK(INDEX([$Escalation.B$5:.E$190];MATCH([$'MetRisks Registration'.B470];[$Escalation.B$5:.B$190];0);3));&quot;&quot;;INDEX([$Escalation.B$5:.E$190];MATCH([$'MetRisks Registration'.B47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71]);&quot;&quot;;INDEX([$'MetRisks Registration'.B$5:.E$190];MATCH([$Mitagation.B471];[$'MetRisks Registration'.B$5:.B$190];0);2))">
            <text:p/>
          </table:table-cell>
          <table:table-cell table:style-name="ce146" table:formula="of:=IF(ISBLANK([.B471]);&quot;&quot;;IF(ISBLANK(INDEX([$Escalation.B$5:.E$190];MATCH([$'MetRisks Registration'.B471];[$Escalation.B$5:.B$190];0);3));&quot;&quot;;INDEX([$Escalation.B$5:.E$190];MATCH([$'MetRisks Registration'.B47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72]);&quot;&quot;;INDEX([$'MetRisks Registration'.B$5:.E$190];MATCH([$Mitagation.B472];[$'MetRisks Registration'.B$5:.B$190];0);2))">
            <text:p/>
          </table:table-cell>
          <table:table-cell table:style-name="ce146" table:formula="of:=IF(ISBLANK([.B472]);&quot;&quot;;IF(ISBLANK(INDEX([$Escalation.B$5:.E$190];MATCH([$'MetRisks Registration'.B472];[$Escalation.B$5:.B$190];0);3));&quot;&quot;;INDEX([$Escalation.B$5:.E$190];MATCH([$'MetRisks Registration'.B47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73]);&quot;&quot;;INDEX([$'MetRisks Registration'.B$5:.E$190];MATCH([$Mitagation.B473];[$'MetRisks Registration'.B$5:.B$190];0);2))">
            <text:p/>
          </table:table-cell>
          <table:table-cell table:style-name="ce146" table:formula="of:=IF(ISBLANK([.B473]);&quot;&quot;;IF(ISBLANK(INDEX([$Escalation.B$5:.E$190];MATCH([$'MetRisks Registration'.B473];[$Escalation.B$5:.B$190];0);3));&quot;&quot;;INDEX([$Escalation.B$5:.E$190];MATCH([$'MetRisks Registration'.B47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74]);&quot;&quot;;INDEX([$'MetRisks Registration'.B$5:.E$190];MATCH([$Mitagation.B474];[$'MetRisks Registration'.B$5:.B$190];0);2))">
            <text:p/>
          </table:table-cell>
          <table:table-cell table:style-name="ce146" table:formula="of:=IF(ISBLANK([.B474]);&quot;&quot;;IF(ISBLANK(INDEX([$Escalation.B$5:.E$190];MATCH([$'MetRisks Registration'.B474];[$Escalation.B$5:.B$190];0);3));&quot;&quot;;INDEX([$Escalation.B$5:.E$190];MATCH([$'MetRisks Registration'.B47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75]);&quot;&quot;;INDEX([$'MetRisks Registration'.B$5:.E$190];MATCH([$Mitagation.B475];[$'MetRisks Registration'.B$5:.B$190];0);2))">
            <text:p/>
          </table:table-cell>
          <table:table-cell table:style-name="ce146" table:formula="of:=IF(ISBLANK([.B475]);&quot;&quot;;IF(ISBLANK(INDEX([$Escalation.B$5:.E$190];MATCH([$'MetRisks Registration'.B475];[$Escalation.B$5:.B$190];0);3));&quot;&quot;;INDEX([$Escalation.B$5:.E$190];MATCH([$'MetRisks Registration'.B47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76]);&quot;&quot;;INDEX([$'MetRisks Registration'.B$5:.E$190];MATCH([$Mitagation.B476];[$'MetRisks Registration'.B$5:.B$190];0);2))">
            <text:p/>
          </table:table-cell>
          <table:table-cell table:style-name="ce146" table:formula="of:=IF(ISBLANK([.B476]);&quot;&quot;;IF(ISBLANK(INDEX([$Escalation.B$5:.E$190];MATCH([$'MetRisks Registration'.B476];[$Escalation.B$5:.B$190];0);3));&quot;&quot;;INDEX([$Escalation.B$5:.E$190];MATCH([$'MetRisks Registration'.B47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77]);&quot;&quot;;INDEX([$'MetRisks Registration'.B$5:.E$190];MATCH([$Mitagation.B477];[$'MetRisks Registration'.B$5:.B$190];0);2))">
            <text:p/>
          </table:table-cell>
          <table:table-cell table:style-name="ce146" table:formula="of:=IF(ISBLANK([.B477]);&quot;&quot;;IF(ISBLANK(INDEX([$Escalation.B$5:.E$190];MATCH([$'MetRisks Registration'.B477];[$Escalation.B$5:.B$190];0);3));&quot;&quot;;INDEX([$Escalation.B$5:.E$190];MATCH([$'MetRisks Registration'.B47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78]);&quot;&quot;;INDEX([$'MetRisks Registration'.B$5:.E$190];MATCH([$Mitagation.B478];[$'MetRisks Registration'.B$5:.B$190];0);2))">
            <text:p/>
          </table:table-cell>
          <table:table-cell table:style-name="ce146" table:formula="of:=IF(ISBLANK([.B478]);&quot;&quot;;IF(ISBLANK(INDEX([$Escalation.B$5:.E$190];MATCH([$'MetRisks Registration'.B478];[$Escalation.B$5:.B$190];0);3));&quot;&quot;;INDEX([$Escalation.B$5:.E$190];MATCH([$'MetRisks Registration'.B47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79]);&quot;&quot;;INDEX([$'MetRisks Registration'.B$5:.E$190];MATCH([$Mitagation.B479];[$'MetRisks Registration'.B$5:.B$190];0);2))">
            <text:p/>
          </table:table-cell>
          <table:table-cell table:style-name="ce146" table:formula="of:=IF(ISBLANK([.B479]);&quot;&quot;;IF(ISBLANK(INDEX([$Escalation.B$5:.E$190];MATCH([$'MetRisks Registration'.B479];[$Escalation.B$5:.B$190];0);3));&quot;&quot;;INDEX([$Escalation.B$5:.E$190];MATCH([$'MetRisks Registration'.B47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80]);&quot;&quot;;INDEX([$'MetRisks Registration'.B$5:.E$190];MATCH([$Mitagation.B480];[$'MetRisks Registration'.B$5:.B$190];0);2))">
            <text:p/>
          </table:table-cell>
          <table:table-cell table:style-name="ce146" table:formula="of:=IF(ISBLANK([.B480]);&quot;&quot;;IF(ISBLANK(INDEX([$Escalation.B$5:.E$190];MATCH([$'MetRisks Registration'.B480];[$Escalation.B$5:.B$190];0);3));&quot;&quot;;INDEX([$Escalation.B$5:.E$190];MATCH([$'MetRisks Registration'.B48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81]);&quot;&quot;;INDEX([$'MetRisks Registration'.B$5:.E$190];MATCH([$Mitagation.B481];[$'MetRisks Registration'.B$5:.B$190];0);2))">
            <text:p/>
          </table:table-cell>
          <table:table-cell table:style-name="ce146" table:formula="of:=IF(ISBLANK([.B481]);&quot;&quot;;IF(ISBLANK(INDEX([$Escalation.B$5:.E$190];MATCH([$'MetRisks Registration'.B481];[$Escalation.B$5:.B$190];0);3));&quot;&quot;;INDEX([$Escalation.B$5:.E$190];MATCH([$'MetRisks Registration'.B48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82]);&quot;&quot;;INDEX([$'MetRisks Registration'.B$5:.E$190];MATCH([$Mitagation.B482];[$'MetRisks Registration'.B$5:.B$190];0);2))">
            <text:p/>
          </table:table-cell>
          <table:table-cell table:style-name="ce146" table:formula="of:=IF(ISBLANK([.B482]);&quot;&quot;;IF(ISBLANK(INDEX([$Escalation.B$5:.E$190];MATCH([$'MetRisks Registration'.B482];[$Escalation.B$5:.B$190];0);3));&quot;&quot;;INDEX([$Escalation.B$5:.E$190];MATCH([$'MetRisks Registration'.B48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83]);&quot;&quot;;INDEX([$'MetRisks Registration'.B$5:.E$190];MATCH([$Mitagation.B483];[$'MetRisks Registration'.B$5:.B$190];0);2))">
            <text:p/>
          </table:table-cell>
          <table:table-cell table:style-name="ce146" table:formula="of:=IF(ISBLANK([.B483]);&quot;&quot;;IF(ISBLANK(INDEX([$Escalation.B$5:.E$190];MATCH([$'MetRisks Registration'.B483];[$Escalation.B$5:.B$190];0);3));&quot;&quot;;INDEX([$Escalation.B$5:.E$190];MATCH([$'MetRisks Registration'.B48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84]);&quot;&quot;;INDEX([$'MetRisks Registration'.B$5:.E$190];MATCH([$Mitagation.B484];[$'MetRisks Registration'.B$5:.B$190];0);2))">
            <text:p/>
          </table:table-cell>
          <table:table-cell table:style-name="ce146" table:formula="of:=IF(ISBLANK([.B484]);&quot;&quot;;IF(ISBLANK(INDEX([$Escalation.B$5:.E$190];MATCH([$'MetRisks Registration'.B484];[$Escalation.B$5:.B$190];0);3));&quot;&quot;;INDEX([$Escalation.B$5:.E$190];MATCH([$'MetRisks Registration'.B48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85]);&quot;&quot;;INDEX([$'MetRisks Registration'.B$5:.E$190];MATCH([$Mitagation.B485];[$'MetRisks Registration'.B$5:.B$190];0);2))">
            <text:p/>
          </table:table-cell>
          <table:table-cell table:style-name="ce146" table:formula="of:=IF(ISBLANK([.B485]);&quot;&quot;;IF(ISBLANK(INDEX([$Escalation.B$5:.E$190];MATCH([$'MetRisks Registration'.B485];[$Escalation.B$5:.B$190];0);3));&quot;&quot;;INDEX([$Escalation.B$5:.E$190];MATCH([$'MetRisks Registration'.B48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86]);&quot;&quot;;INDEX([$'MetRisks Registration'.B$5:.E$190];MATCH([$Mitagation.B486];[$'MetRisks Registration'.B$5:.B$190];0);2))">
            <text:p/>
          </table:table-cell>
          <table:table-cell table:style-name="ce146" table:formula="of:=IF(ISBLANK([.B486]);&quot;&quot;;IF(ISBLANK(INDEX([$Escalation.B$5:.E$190];MATCH([$'MetRisks Registration'.B486];[$Escalation.B$5:.B$190];0);3));&quot;&quot;;INDEX([$Escalation.B$5:.E$190];MATCH([$'MetRisks Registration'.B48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87]);&quot;&quot;;INDEX([$'MetRisks Registration'.B$5:.E$190];MATCH([$Mitagation.B487];[$'MetRisks Registration'.B$5:.B$190];0);2))">
            <text:p/>
          </table:table-cell>
          <table:table-cell table:style-name="ce146" table:formula="of:=IF(ISBLANK([.B487]);&quot;&quot;;IF(ISBLANK(INDEX([$Escalation.B$5:.E$190];MATCH([$'MetRisks Registration'.B487];[$Escalation.B$5:.B$190];0);3));&quot;&quot;;INDEX([$Escalation.B$5:.E$190];MATCH([$'MetRisks Registration'.B48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88]);&quot;&quot;;INDEX([$'MetRisks Registration'.B$5:.E$190];MATCH([$Mitagation.B488];[$'MetRisks Registration'.B$5:.B$190];0);2))">
            <text:p/>
          </table:table-cell>
          <table:table-cell table:style-name="ce146" table:formula="of:=IF(ISBLANK([.B488]);&quot;&quot;;IF(ISBLANK(INDEX([$Escalation.B$5:.E$190];MATCH([$'MetRisks Registration'.B488];[$Escalation.B$5:.B$190];0);3));&quot;&quot;;INDEX([$Escalation.B$5:.E$190];MATCH([$'MetRisks Registration'.B48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89]);&quot;&quot;;INDEX([$'MetRisks Registration'.B$5:.E$190];MATCH([$Mitagation.B489];[$'MetRisks Registration'.B$5:.B$190];0);2))">
            <text:p/>
          </table:table-cell>
          <table:table-cell table:style-name="ce146" table:formula="of:=IF(ISBLANK([.B489]);&quot;&quot;;IF(ISBLANK(INDEX([$Escalation.B$5:.E$190];MATCH([$'MetRisks Registration'.B489];[$Escalation.B$5:.B$190];0);3));&quot;&quot;;INDEX([$Escalation.B$5:.E$190];MATCH([$'MetRisks Registration'.B48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90]);&quot;&quot;;INDEX([$'MetRisks Registration'.B$5:.E$190];MATCH([$Mitagation.B490];[$'MetRisks Registration'.B$5:.B$190];0);2))">
            <text:p/>
          </table:table-cell>
          <table:table-cell table:style-name="ce146" table:formula="of:=IF(ISBLANK([.B490]);&quot;&quot;;IF(ISBLANK(INDEX([$Escalation.B$5:.E$190];MATCH([$'MetRisks Registration'.B490];[$Escalation.B$5:.B$190];0);3));&quot;&quot;;INDEX([$Escalation.B$5:.E$190];MATCH([$'MetRisks Registration'.B49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91]);&quot;&quot;;INDEX([$'MetRisks Registration'.B$5:.E$190];MATCH([$Mitagation.B491];[$'MetRisks Registration'.B$5:.B$190];0);2))">
            <text:p/>
          </table:table-cell>
          <table:table-cell table:style-name="ce146" table:formula="of:=IF(ISBLANK([.B491]);&quot;&quot;;IF(ISBLANK(INDEX([$Escalation.B$5:.E$190];MATCH([$'MetRisks Registration'.B491];[$Escalation.B$5:.B$190];0);3));&quot;&quot;;INDEX([$Escalation.B$5:.E$190];MATCH([$'MetRisks Registration'.B49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92]);&quot;&quot;;INDEX([$'MetRisks Registration'.B$5:.E$190];MATCH([$Mitagation.B492];[$'MetRisks Registration'.B$5:.B$190];0);2))">
            <text:p/>
          </table:table-cell>
          <table:table-cell table:style-name="ce146" table:formula="of:=IF(ISBLANK([.B492]);&quot;&quot;;IF(ISBLANK(INDEX([$Escalation.B$5:.E$190];MATCH([$'MetRisks Registration'.B492];[$Escalation.B$5:.B$190];0);3));&quot;&quot;;INDEX([$Escalation.B$5:.E$190];MATCH([$'MetRisks Registration'.B49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93]);&quot;&quot;;INDEX([$'MetRisks Registration'.B$5:.E$190];MATCH([$Mitagation.B493];[$'MetRisks Registration'.B$5:.B$190];0);2))">
            <text:p/>
          </table:table-cell>
          <table:table-cell table:style-name="ce146" table:formula="of:=IF(ISBLANK([.B493]);&quot;&quot;;IF(ISBLANK(INDEX([$Escalation.B$5:.E$190];MATCH([$'MetRisks Registration'.B493];[$Escalation.B$5:.B$190];0);3));&quot;&quot;;INDEX([$Escalation.B$5:.E$190];MATCH([$'MetRisks Registration'.B49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94]);&quot;&quot;;INDEX([$'MetRisks Registration'.B$5:.E$190];MATCH([$Mitagation.B494];[$'MetRisks Registration'.B$5:.B$190];0);2))">
            <text:p/>
          </table:table-cell>
          <table:table-cell table:style-name="ce146" table:formula="of:=IF(ISBLANK([.B494]);&quot;&quot;;IF(ISBLANK(INDEX([$Escalation.B$5:.E$190];MATCH([$'MetRisks Registration'.B494];[$Escalation.B$5:.B$190];0);3));&quot;&quot;;INDEX([$Escalation.B$5:.E$190];MATCH([$'MetRisks Registration'.B49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95]);&quot;&quot;;INDEX([$'MetRisks Registration'.B$5:.E$190];MATCH([$Mitagation.B495];[$'MetRisks Registration'.B$5:.B$190];0);2))">
            <text:p/>
          </table:table-cell>
          <table:table-cell table:style-name="ce146" table:formula="of:=IF(ISBLANK([.B495]);&quot;&quot;;IF(ISBLANK(INDEX([$Escalation.B$5:.E$190];MATCH([$'MetRisks Registration'.B495];[$Escalation.B$5:.B$190];0);3));&quot;&quot;;INDEX([$Escalation.B$5:.E$190];MATCH([$'MetRisks Registration'.B49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96]);&quot;&quot;;INDEX([$'MetRisks Registration'.B$5:.E$190];MATCH([$Mitagation.B496];[$'MetRisks Registration'.B$5:.B$190];0);2))">
            <text:p/>
          </table:table-cell>
          <table:table-cell table:style-name="ce146" table:formula="of:=IF(ISBLANK([.B496]);&quot;&quot;;IF(ISBLANK(INDEX([$Escalation.B$5:.E$190];MATCH([$'MetRisks Registration'.B496];[$Escalation.B$5:.B$190];0);3));&quot;&quot;;INDEX([$Escalation.B$5:.E$190];MATCH([$'MetRisks Registration'.B49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97]);&quot;&quot;;INDEX([$'MetRisks Registration'.B$5:.E$190];MATCH([$Mitagation.B497];[$'MetRisks Registration'.B$5:.B$190];0);2))">
            <text:p/>
          </table:table-cell>
          <table:table-cell table:style-name="ce146" table:formula="of:=IF(ISBLANK([.B497]);&quot;&quot;;IF(ISBLANK(INDEX([$Escalation.B$5:.E$190];MATCH([$'MetRisks Registration'.B497];[$Escalation.B$5:.B$190];0);3));&quot;&quot;;INDEX([$Escalation.B$5:.E$190];MATCH([$'MetRisks Registration'.B49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98]);&quot;&quot;;INDEX([$'MetRisks Registration'.B$5:.E$190];MATCH([$Mitagation.B498];[$'MetRisks Registration'.B$5:.B$190];0);2))">
            <text:p/>
          </table:table-cell>
          <table:table-cell table:style-name="ce146" table:formula="of:=IF(ISBLANK([.B498]);&quot;&quot;;IF(ISBLANK(INDEX([$Escalation.B$5:.E$190];MATCH([$'MetRisks Registration'.B498];[$Escalation.B$5:.B$190];0);3));&quot;&quot;;INDEX([$Escalation.B$5:.E$190];MATCH([$'MetRisks Registration'.B49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499]);&quot;&quot;;INDEX([$'MetRisks Registration'.B$5:.E$190];MATCH([$Mitagation.B499];[$'MetRisks Registration'.B$5:.B$190];0);2))">
            <text:p/>
          </table:table-cell>
          <table:table-cell table:style-name="ce146" table:formula="of:=IF(ISBLANK([.B499]);&quot;&quot;;IF(ISBLANK(INDEX([$Escalation.B$5:.E$190];MATCH([$'MetRisks Registration'.B499];[$Escalation.B$5:.B$190];0);3));&quot;&quot;;INDEX([$Escalation.B$5:.E$190];MATCH([$'MetRisks Registration'.B49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00]);&quot;&quot;;INDEX([$'MetRisks Registration'.B$5:.E$190];MATCH([$Mitagation.B500];[$'MetRisks Registration'.B$5:.B$190];0);2))">
            <text:p/>
          </table:table-cell>
          <table:table-cell table:style-name="ce146" table:formula="of:=IF(ISBLANK([.B500]);&quot;&quot;;IF(ISBLANK(INDEX([$Escalation.B$5:.E$190];MATCH([$'MetRisks Registration'.B500];[$Escalation.B$5:.B$190];0);3));&quot;&quot;;INDEX([$Escalation.B$5:.E$190];MATCH([$'MetRisks Registration'.B50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01]);&quot;&quot;;INDEX([$'MetRisks Registration'.B$5:.E$190];MATCH([$Mitagation.B501];[$'MetRisks Registration'.B$5:.B$190];0);2))">
            <text:p/>
          </table:table-cell>
          <table:table-cell table:style-name="ce146" table:formula="of:=IF(ISBLANK([.B501]);&quot;&quot;;IF(ISBLANK(INDEX([$Escalation.B$5:.E$190];MATCH([$'MetRisks Registration'.B501];[$Escalation.B$5:.B$190];0);3));&quot;&quot;;INDEX([$Escalation.B$5:.E$190];MATCH([$'MetRisks Registration'.B50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02]);&quot;&quot;;INDEX([$'MetRisks Registration'.B$5:.E$190];MATCH([$Mitagation.B502];[$'MetRisks Registration'.B$5:.B$190];0);2))">
            <text:p/>
          </table:table-cell>
          <table:table-cell table:style-name="ce146" table:formula="of:=IF(ISBLANK([.B502]);&quot;&quot;;IF(ISBLANK(INDEX([$Escalation.B$5:.E$190];MATCH([$'MetRisks Registration'.B502];[$Escalation.B$5:.B$190];0);3));&quot;&quot;;INDEX([$Escalation.B$5:.E$190];MATCH([$'MetRisks Registration'.B50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03]);&quot;&quot;;INDEX([$'MetRisks Registration'.B$5:.E$190];MATCH([$Mitagation.B503];[$'MetRisks Registration'.B$5:.B$190];0);2))">
            <text:p/>
          </table:table-cell>
          <table:table-cell table:style-name="ce146" table:formula="of:=IF(ISBLANK([.B503]);&quot;&quot;;IF(ISBLANK(INDEX([$Escalation.B$5:.E$190];MATCH([$'MetRisks Registration'.B503];[$Escalation.B$5:.B$190];0);3));&quot;&quot;;INDEX([$Escalation.B$5:.E$190];MATCH([$'MetRisks Registration'.B50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04]);&quot;&quot;;INDEX([$'MetRisks Registration'.B$5:.E$190];MATCH([$Mitagation.B504];[$'MetRisks Registration'.B$5:.B$190];0);2))">
            <text:p/>
          </table:table-cell>
          <table:table-cell table:style-name="ce146" table:formula="of:=IF(ISBLANK([.B504]);&quot;&quot;;IF(ISBLANK(INDEX([$Escalation.B$5:.E$190];MATCH([$'MetRisks Registration'.B504];[$Escalation.B$5:.B$190];0);3));&quot;&quot;;INDEX([$Escalation.B$5:.E$190];MATCH([$'MetRisks Registration'.B50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05]);&quot;&quot;;INDEX([$'MetRisks Registration'.B$5:.E$190];MATCH([$Mitagation.B505];[$'MetRisks Registration'.B$5:.B$190];0);2))">
            <text:p/>
          </table:table-cell>
          <table:table-cell table:style-name="ce146" table:formula="of:=IF(ISBLANK([.B505]);&quot;&quot;;IF(ISBLANK(INDEX([$Escalation.B$5:.E$190];MATCH([$'MetRisks Registration'.B505];[$Escalation.B$5:.B$190];0);3));&quot;&quot;;INDEX([$Escalation.B$5:.E$190];MATCH([$'MetRisks Registration'.B50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06]);&quot;&quot;;INDEX([$'MetRisks Registration'.B$5:.E$190];MATCH([$Mitagation.B506];[$'MetRisks Registration'.B$5:.B$190];0);2))">
            <text:p/>
          </table:table-cell>
          <table:table-cell table:style-name="ce146" table:formula="of:=IF(ISBLANK([.B506]);&quot;&quot;;IF(ISBLANK(INDEX([$Escalation.B$5:.E$190];MATCH([$'MetRisks Registration'.B506];[$Escalation.B$5:.B$190];0);3));&quot;&quot;;INDEX([$Escalation.B$5:.E$190];MATCH([$'MetRisks Registration'.B50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07]);&quot;&quot;;INDEX([$'MetRisks Registration'.B$5:.E$190];MATCH([$Mitagation.B507];[$'MetRisks Registration'.B$5:.B$190];0);2))">
            <text:p/>
          </table:table-cell>
          <table:table-cell table:style-name="ce146" table:formula="of:=IF(ISBLANK([.B507]);&quot;&quot;;IF(ISBLANK(INDEX([$Escalation.B$5:.E$190];MATCH([$'MetRisks Registration'.B507];[$Escalation.B$5:.B$190];0);3));&quot;&quot;;INDEX([$Escalation.B$5:.E$190];MATCH([$'MetRisks Registration'.B50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08]);&quot;&quot;;INDEX([$'MetRisks Registration'.B$5:.E$190];MATCH([$Mitagation.B508];[$'MetRisks Registration'.B$5:.B$190];0);2))">
            <text:p/>
          </table:table-cell>
          <table:table-cell table:style-name="ce146" table:formula="of:=IF(ISBLANK([.B508]);&quot;&quot;;IF(ISBLANK(INDEX([$Escalation.B$5:.E$190];MATCH([$'MetRisks Registration'.B508];[$Escalation.B$5:.B$190];0);3));&quot;&quot;;INDEX([$Escalation.B$5:.E$190];MATCH([$'MetRisks Registration'.B50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09]);&quot;&quot;;INDEX([$'MetRisks Registration'.B$5:.E$190];MATCH([$Mitagation.B509];[$'MetRisks Registration'.B$5:.B$190];0);2))">
            <text:p/>
          </table:table-cell>
          <table:table-cell table:style-name="ce146" table:formula="of:=IF(ISBLANK([.B509]);&quot;&quot;;IF(ISBLANK(INDEX([$Escalation.B$5:.E$190];MATCH([$'MetRisks Registration'.B509];[$Escalation.B$5:.B$190];0);3));&quot;&quot;;INDEX([$Escalation.B$5:.E$190];MATCH([$'MetRisks Registration'.B50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10]);&quot;&quot;;INDEX([$'MetRisks Registration'.B$5:.E$190];MATCH([$Mitagation.B510];[$'MetRisks Registration'.B$5:.B$190];0);2))">
            <text:p/>
          </table:table-cell>
          <table:table-cell table:style-name="ce146" table:formula="of:=IF(ISBLANK([.B510]);&quot;&quot;;IF(ISBLANK(INDEX([$Escalation.B$5:.E$190];MATCH([$'MetRisks Registration'.B510];[$Escalation.B$5:.B$190];0);3));&quot;&quot;;INDEX([$Escalation.B$5:.E$190];MATCH([$'MetRisks Registration'.B51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11]);&quot;&quot;;INDEX([$'MetRisks Registration'.B$5:.E$190];MATCH([$Mitagation.B511];[$'MetRisks Registration'.B$5:.B$190];0);2))">
            <text:p/>
          </table:table-cell>
          <table:table-cell table:style-name="ce146" table:formula="of:=IF(ISBLANK([.B511]);&quot;&quot;;IF(ISBLANK(INDEX([$Escalation.B$5:.E$190];MATCH([$'MetRisks Registration'.B511];[$Escalation.B$5:.B$190];0);3));&quot;&quot;;INDEX([$Escalation.B$5:.E$190];MATCH([$'MetRisks Registration'.B51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12]);&quot;&quot;;INDEX([$'MetRisks Registration'.B$5:.E$190];MATCH([$Mitagation.B512];[$'MetRisks Registration'.B$5:.B$190];0);2))">
            <text:p/>
          </table:table-cell>
          <table:table-cell table:style-name="ce146" table:formula="of:=IF(ISBLANK([.B512]);&quot;&quot;;IF(ISBLANK(INDEX([$Escalation.B$5:.E$190];MATCH([$'MetRisks Registration'.B512];[$Escalation.B$5:.B$190];0);3));&quot;&quot;;INDEX([$Escalation.B$5:.E$190];MATCH([$'MetRisks Registration'.B51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13]);&quot;&quot;;INDEX([$'MetRisks Registration'.B$5:.E$190];MATCH([$Mitagation.B513];[$'MetRisks Registration'.B$5:.B$190];0);2))">
            <text:p/>
          </table:table-cell>
          <table:table-cell table:style-name="ce146" table:formula="of:=IF(ISBLANK([.B513]);&quot;&quot;;IF(ISBLANK(INDEX([$Escalation.B$5:.E$190];MATCH([$'MetRisks Registration'.B513];[$Escalation.B$5:.B$190];0);3));&quot;&quot;;INDEX([$Escalation.B$5:.E$190];MATCH([$'MetRisks Registration'.B51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14]);&quot;&quot;;INDEX([$'MetRisks Registration'.B$5:.E$190];MATCH([$Mitagation.B514];[$'MetRisks Registration'.B$5:.B$190];0);2))">
            <text:p/>
          </table:table-cell>
          <table:table-cell table:style-name="ce146" table:formula="of:=IF(ISBLANK([.B514]);&quot;&quot;;IF(ISBLANK(INDEX([$Escalation.B$5:.E$190];MATCH([$'MetRisks Registration'.B514];[$Escalation.B$5:.B$190];0);3));&quot;&quot;;INDEX([$Escalation.B$5:.E$190];MATCH([$'MetRisks Registration'.B51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15]);&quot;&quot;;INDEX([$'MetRisks Registration'.B$5:.E$190];MATCH([$Mitagation.B515];[$'MetRisks Registration'.B$5:.B$190];0);2))">
            <text:p/>
          </table:table-cell>
          <table:table-cell table:style-name="ce146" table:formula="of:=IF(ISBLANK([.B515]);&quot;&quot;;IF(ISBLANK(INDEX([$Escalation.B$5:.E$190];MATCH([$'MetRisks Registration'.B515];[$Escalation.B$5:.B$190];0);3));&quot;&quot;;INDEX([$Escalation.B$5:.E$190];MATCH([$'MetRisks Registration'.B51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16]);&quot;&quot;;INDEX([$'MetRisks Registration'.B$5:.E$190];MATCH([$Mitagation.B516];[$'MetRisks Registration'.B$5:.B$190];0);2))">
            <text:p/>
          </table:table-cell>
          <table:table-cell table:style-name="ce146" table:formula="of:=IF(ISBLANK([.B516]);&quot;&quot;;IF(ISBLANK(INDEX([$Escalation.B$5:.E$190];MATCH([$'MetRisks Registration'.B516];[$Escalation.B$5:.B$190];0);3));&quot;&quot;;INDEX([$Escalation.B$5:.E$190];MATCH([$'MetRisks Registration'.B51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17]);&quot;&quot;;INDEX([$'MetRisks Registration'.B$5:.E$190];MATCH([$Mitagation.B517];[$'MetRisks Registration'.B$5:.B$190];0);2))">
            <text:p/>
          </table:table-cell>
          <table:table-cell table:style-name="ce146" table:formula="of:=IF(ISBLANK([.B517]);&quot;&quot;;IF(ISBLANK(INDEX([$Escalation.B$5:.E$190];MATCH([$'MetRisks Registration'.B517];[$Escalation.B$5:.B$190];0);3));&quot;&quot;;INDEX([$Escalation.B$5:.E$190];MATCH([$'MetRisks Registration'.B51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18]);&quot;&quot;;INDEX([$'MetRisks Registration'.B$5:.E$190];MATCH([$Mitagation.B518];[$'MetRisks Registration'.B$5:.B$190];0);2))">
            <text:p/>
          </table:table-cell>
          <table:table-cell table:style-name="ce146" table:formula="of:=IF(ISBLANK([.B518]);&quot;&quot;;IF(ISBLANK(INDEX([$Escalation.B$5:.E$190];MATCH([$'MetRisks Registration'.B518];[$Escalation.B$5:.B$190];0);3));&quot;&quot;;INDEX([$Escalation.B$5:.E$190];MATCH([$'MetRisks Registration'.B51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19]);&quot;&quot;;INDEX([$'MetRisks Registration'.B$5:.E$190];MATCH([$Mitagation.B519];[$'MetRisks Registration'.B$5:.B$190];0);2))">
            <text:p/>
          </table:table-cell>
          <table:table-cell table:style-name="ce146" table:formula="of:=IF(ISBLANK([.B519]);&quot;&quot;;IF(ISBLANK(INDEX([$Escalation.B$5:.E$190];MATCH([$'MetRisks Registration'.B519];[$Escalation.B$5:.B$190];0);3));&quot;&quot;;INDEX([$Escalation.B$5:.E$190];MATCH([$'MetRisks Registration'.B51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20]);&quot;&quot;;INDEX([$'MetRisks Registration'.B$5:.E$190];MATCH([$Mitagation.B520];[$'MetRisks Registration'.B$5:.B$190];0);2))">
            <text:p/>
          </table:table-cell>
          <table:table-cell table:style-name="ce146" table:formula="of:=IF(ISBLANK([.B520]);&quot;&quot;;IF(ISBLANK(INDEX([$Escalation.B$5:.E$190];MATCH([$'MetRisks Registration'.B520];[$Escalation.B$5:.B$190];0);3));&quot;&quot;;INDEX([$Escalation.B$5:.E$190];MATCH([$'MetRisks Registration'.B52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21]);&quot;&quot;;INDEX([$'MetRisks Registration'.B$5:.E$190];MATCH([$Mitagation.B521];[$'MetRisks Registration'.B$5:.B$190];0);2))">
            <text:p/>
          </table:table-cell>
          <table:table-cell table:style-name="ce146" table:formula="of:=IF(ISBLANK([.B521]);&quot;&quot;;IF(ISBLANK(INDEX([$Escalation.B$5:.E$190];MATCH([$'MetRisks Registration'.B521];[$Escalation.B$5:.B$190];0);3));&quot;&quot;;INDEX([$Escalation.B$5:.E$190];MATCH([$'MetRisks Registration'.B52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22]);&quot;&quot;;INDEX([$'MetRisks Registration'.B$5:.E$190];MATCH([$Mitagation.B522];[$'MetRisks Registration'.B$5:.B$190];0);2))">
            <text:p/>
          </table:table-cell>
          <table:table-cell table:style-name="ce146" table:formula="of:=IF(ISBLANK([.B522]);&quot;&quot;;IF(ISBLANK(INDEX([$Escalation.B$5:.E$190];MATCH([$'MetRisks Registration'.B522];[$Escalation.B$5:.B$190];0);3));&quot;&quot;;INDEX([$Escalation.B$5:.E$190];MATCH([$'MetRisks Registration'.B52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23]);&quot;&quot;;INDEX([$'MetRisks Registration'.B$5:.E$190];MATCH([$Mitagation.B523];[$'MetRisks Registration'.B$5:.B$190];0);2))">
            <text:p/>
          </table:table-cell>
          <table:table-cell table:style-name="ce146" table:formula="of:=IF(ISBLANK([.B523]);&quot;&quot;;IF(ISBLANK(INDEX([$Escalation.B$5:.E$190];MATCH([$'MetRisks Registration'.B523];[$Escalation.B$5:.B$190];0);3));&quot;&quot;;INDEX([$Escalation.B$5:.E$190];MATCH([$'MetRisks Registration'.B52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24]);&quot;&quot;;INDEX([$'MetRisks Registration'.B$5:.E$190];MATCH([$Mitagation.B524];[$'MetRisks Registration'.B$5:.B$190];0);2))">
            <text:p/>
          </table:table-cell>
          <table:table-cell table:style-name="ce146" table:formula="of:=IF(ISBLANK([.B524]);&quot;&quot;;IF(ISBLANK(INDEX([$Escalation.B$5:.E$190];MATCH([$'MetRisks Registration'.B524];[$Escalation.B$5:.B$190];0);3));&quot;&quot;;INDEX([$Escalation.B$5:.E$190];MATCH([$'MetRisks Registration'.B52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25]);&quot;&quot;;INDEX([$'MetRisks Registration'.B$5:.E$190];MATCH([$Mitagation.B525];[$'MetRisks Registration'.B$5:.B$190];0);2))">
            <text:p/>
          </table:table-cell>
          <table:table-cell table:style-name="ce146" table:formula="of:=IF(ISBLANK([.B525]);&quot;&quot;;IF(ISBLANK(INDEX([$Escalation.B$5:.E$190];MATCH([$'MetRisks Registration'.B525];[$Escalation.B$5:.B$190];0);3));&quot;&quot;;INDEX([$Escalation.B$5:.E$190];MATCH([$'MetRisks Registration'.B52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26]);&quot;&quot;;INDEX([$'MetRisks Registration'.B$5:.E$190];MATCH([$Mitagation.B526];[$'MetRisks Registration'.B$5:.B$190];0);2))">
            <text:p/>
          </table:table-cell>
          <table:table-cell table:style-name="ce146" table:formula="of:=IF(ISBLANK([.B526]);&quot;&quot;;IF(ISBLANK(INDEX([$Escalation.B$5:.E$190];MATCH([$'MetRisks Registration'.B526];[$Escalation.B$5:.B$190];0);3));&quot;&quot;;INDEX([$Escalation.B$5:.E$190];MATCH([$'MetRisks Registration'.B52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27]);&quot;&quot;;INDEX([$'MetRisks Registration'.B$5:.E$190];MATCH([$Mitagation.B527];[$'MetRisks Registration'.B$5:.B$190];0);2))">
            <text:p/>
          </table:table-cell>
          <table:table-cell table:style-name="ce146" table:formula="of:=IF(ISBLANK([.B527]);&quot;&quot;;IF(ISBLANK(INDEX([$Escalation.B$5:.E$190];MATCH([$'MetRisks Registration'.B527];[$Escalation.B$5:.B$190];0);3));&quot;&quot;;INDEX([$Escalation.B$5:.E$190];MATCH([$'MetRisks Registration'.B52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28]);&quot;&quot;;INDEX([$'MetRisks Registration'.B$5:.E$190];MATCH([$Mitagation.B528];[$'MetRisks Registration'.B$5:.B$190];0);2))">
            <text:p/>
          </table:table-cell>
          <table:table-cell table:style-name="ce146" table:formula="of:=IF(ISBLANK([.B528]);&quot;&quot;;IF(ISBLANK(INDEX([$Escalation.B$5:.E$190];MATCH([$'MetRisks Registration'.B528];[$Escalation.B$5:.B$190];0);3));&quot;&quot;;INDEX([$Escalation.B$5:.E$190];MATCH([$'MetRisks Registration'.B52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29]);&quot;&quot;;INDEX([$'MetRisks Registration'.B$5:.E$190];MATCH([$Mitagation.B529];[$'MetRisks Registration'.B$5:.B$190];0);2))">
            <text:p/>
          </table:table-cell>
          <table:table-cell table:style-name="ce146" table:formula="of:=IF(ISBLANK([.B529]);&quot;&quot;;IF(ISBLANK(INDEX([$Escalation.B$5:.E$190];MATCH([$'MetRisks Registration'.B529];[$Escalation.B$5:.B$190];0);3));&quot;&quot;;INDEX([$Escalation.B$5:.E$190];MATCH([$'MetRisks Registration'.B52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30]);&quot;&quot;;INDEX([$'MetRisks Registration'.B$5:.E$190];MATCH([$Mitagation.B530];[$'MetRisks Registration'.B$5:.B$190];0);2))">
            <text:p/>
          </table:table-cell>
          <table:table-cell table:style-name="ce146" table:formula="of:=IF(ISBLANK([.B530]);&quot;&quot;;IF(ISBLANK(INDEX([$Escalation.B$5:.E$190];MATCH([$'MetRisks Registration'.B530];[$Escalation.B$5:.B$190];0);3));&quot;&quot;;INDEX([$Escalation.B$5:.E$190];MATCH([$'MetRisks Registration'.B53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31]);&quot;&quot;;INDEX([$'MetRisks Registration'.B$5:.E$190];MATCH([$Mitagation.B531];[$'MetRisks Registration'.B$5:.B$190];0);2))">
            <text:p/>
          </table:table-cell>
          <table:table-cell table:style-name="ce146" table:formula="of:=IF(ISBLANK([.B531]);&quot;&quot;;IF(ISBLANK(INDEX([$Escalation.B$5:.E$190];MATCH([$'MetRisks Registration'.B531];[$Escalation.B$5:.B$190];0);3));&quot;&quot;;INDEX([$Escalation.B$5:.E$190];MATCH([$'MetRisks Registration'.B53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32]);&quot;&quot;;INDEX([$'MetRisks Registration'.B$5:.E$190];MATCH([$Mitagation.B532];[$'MetRisks Registration'.B$5:.B$190];0);2))">
            <text:p/>
          </table:table-cell>
          <table:table-cell table:style-name="ce146" table:formula="of:=IF(ISBLANK([.B532]);&quot;&quot;;IF(ISBLANK(INDEX([$Escalation.B$5:.E$190];MATCH([$'MetRisks Registration'.B532];[$Escalation.B$5:.B$190];0);3));&quot;&quot;;INDEX([$Escalation.B$5:.E$190];MATCH([$'MetRisks Registration'.B53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33]);&quot;&quot;;INDEX([$'MetRisks Registration'.B$5:.E$190];MATCH([$Mitagation.B533];[$'MetRisks Registration'.B$5:.B$190];0);2))">
            <text:p/>
          </table:table-cell>
          <table:table-cell table:style-name="ce146" table:formula="of:=IF(ISBLANK([.B533]);&quot;&quot;;IF(ISBLANK(INDEX([$Escalation.B$5:.E$190];MATCH([$'MetRisks Registration'.B533];[$Escalation.B$5:.B$190];0);3));&quot;&quot;;INDEX([$Escalation.B$5:.E$190];MATCH([$'MetRisks Registration'.B53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34]);&quot;&quot;;INDEX([$'MetRisks Registration'.B$5:.E$190];MATCH([$Mitagation.B534];[$'MetRisks Registration'.B$5:.B$190];0);2))">
            <text:p/>
          </table:table-cell>
          <table:table-cell table:style-name="ce146" table:formula="of:=IF(ISBLANK([.B534]);&quot;&quot;;IF(ISBLANK(INDEX([$Escalation.B$5:.E$190];MATCH([$'MetRisks Registration'.B534];[$Escalation.B$5:.B$190];0);3));&quot;&quot;;INDEX([$Escalation.B$5:.E$190];MATCH([$'MetRisks Registration'.B53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35]);&quot;&quot;;INDEX([$'MetRisks Registration'.B$5:.E$190];MATCH([$Mitagation.B535];[$'MetRisks Registration'.B$5:.B$190];0);2))">
            <text:p/>
          </table:table-cell>
          <table:table-cell table:style-name="ce146" table:formula="of:=IF(ISBLANK([.B535]);&quot;&quot;;IF(ISBLANK(INDEX([$Escalation.B$5:.E$190];MATCH([$'MetRisks Registration'.B535];[$Escalation.B$5:.B$190];0);3));&quot;&quot;;INDEX([$Escalation.B$5:.E$190];MATCH([$'MetRisks Registration'.B53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36]);&quot;&quot;;INDEX([$'MetRisks Registration'.B$5:.E$190];MATCH([$Mitagation.B536];[$'MetRisks Registration'.B$5:.B$190];0);2))">
            <text:p/>
          </table:table-cell>
          <table:table-cell table:style-name="ce146" table:formula="of:=IF(ISBLANK([.B536]);&quot;&quot;;IF(ISBLANK(INDEX([$Escalation.B$5:.E$190];MATCH([$'MetRisks Registration'.B536];[$Escalation.B$5:.B$190];0);3));&quot;&quot;;INDEX([$Escalation.B$5:.E$190];MATCH([$'MetRisks Registration'.B53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37]);&quot;&quot;;INDEX([$'MetRisks Registration'.B$5:.E$190];MATCH([$Mitagation.B537];[$'MetRisks Registration'.B$5:.B$190];0);2))">
            <text:p/>
          </table:table-cell>
          <table:table-cell table:style-name="ce146" table:formula="of:=IF(ISBLANK([.B537]);&quot;&quot;;IF(ISBLANK(INDEX([$Escalation.B$5:.E$190];MATCH([$'MetRisks Registration'.B537];[$Escalation.B$5:.B$190];0);3));&quot;&quot;;INDEX([$Escalation.B$5:.E$190];MATCH([$'MetRisks Registration'.B53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38]);&quot;&quot;;INDEX([$'MetRisks Registration'.B$5:.E$190];MATCH([$Mitagation.B538];[$'MetRisks Registration'.B$5:.B$190];0);2))">
            <text:p/>
          </table:table-cell>
          <table:table-cell table:style-name="ce146" table:formula="of:=IF(ISBLANK([.B538]);&quot;&quot;;IF(ISBLANK(INDEX([$Escalation.B$5:.E$190];MATCH([$'MetRisks Registration'.B538];[$Escalation.B$5:.B$190];0);3));&quot;&quot;;INDEX([$Escalation.B$5:.E$190];MATCH([$'MetRisks Registration'.B53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39]);&quot;&quot;;INDEX([$'MetRisks Registration'.B$5:.E$190];MATCH([$Mitagation.B539];[$'MetRisks Registration'.B$5:.B$190];0);2))">
            <text:p/>
          </table:table-cell>
          <table:table-cell table:style-name="ce146" table:formula="of:=IF(ISBLANK([.B539]);&quot;&quot;;IF(ISBLANK(INDEX([$Escalation.B$5:.E$190];MATCH([$'MetRisks Registration'.B539];[$Escalation.B$5:.B$190];0);3));&quot;&quot;;INDEX([$Escalation.B$5:.E$190];MATCH([$'MetRisks Registration'.B53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40]);&quot;&quot;;INDEX([$'MetRisks Registration'.B$5:.E$190];MATCH([$Mitagation.B540];[$'MetRisks Registration'.B$5:.B$190];0);2))">
            <text:p/>
          </table:table-cell>
          <table:table-cell table:style-name="ce146" table:formula="of:=IF(ISBLANK([.B540]);&quot;&quot;;IF(ISBLANK(INDEX([$Escalation.B$5:.E$190];MATCH([$'MetRisks Registration'.B540];[$Escalation.B$5:.B$190];0);3));&quot;&quot;;INDEX([$Escalation.B$5:.E$190];MATCH([$'MetRisks Registration'.B54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41]);&quot;&quot;;INDEX([$'MetRisks Registration'.B$5:.E$190];MATCH([$Mitagation.B541];[$'MetRisks Registration'.B$5:.B$190];0);2))">
            <text:p/>
          </table:table-cell>
          <table:table-cell table:style-name="ce146" table:formula="of:=IF(ISBLANK([.B541]);&quot;&quot;;IF(ISBLANK(INDEX([$Escalation.B$5:.E$190];MATCH([$'MetRisks Registration'.B541];[$Escalation.B$5:.B$190];0);3));&quot;&quot;;INDEX([$Escalation.B$5:.E$190];MATCH([$'MetRisks Registration'.B54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42]);&quot;&quot;;INDEX([$'MetRisks Registration'.B$5:.E$190];MATCH([$Mitagation.B542];[$'MetRisks Registration'.B$5:.B$190];0);2))">
            <text:p/>
          </table:table-cell>
          <table:table-cell table:style-name="ce146" table:formula="of:=IF(ISBLANK([.B542]);&quot;&quot;;IF(ISBLANK(INDEX([$Escalation.B$5:.E$190];MATCH([$'MetRisks Registration'.B542];[$Escalation.B$5:.B$190];0);3));&quot;&quot;;INDEX([$Escalation.B$5:.E$190];MATCH([$'MetRisks Registration'.B54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43]);&quot;&quot;;INDEX([$'MetRisks Registration'.B$5:.E$190];MATCH([$Mitagation.B543];[$'MetRisks Registration'.B$5:.B$190];0);2))">
            <text:p/>
          </table:table-cell>
          <table:table-cell table:style-name="ce146" table:formula="of:=IF(ISBLANK([.B543]);&quot;&quot;;IF(ISBLANK(INDEX([$Escalation.B$5:.E$190];MATCH([$'MetRisks Registration'.B543];[$Escalation.B$5:.B$190];0);3));&quot;&quot;;INDEX([$Escalation.B$5:.E$190];MATCH([$'MetRisks Registration'.B54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44]);&quot;&quot;;INDEX([$'MetRisks Registration'.B$5:.E$190];MATCH([$Mitagation.B544];[$'MetRisks Registration'.B$5:.B$190];0);2))">
            <text:p/>
          </table:table-cell>
          <table:table-cell table:style-name="ce146" table:formula="of:=IF(ISBLANK([.B544]);&quot;&quot;;IF(ISBLANK(INDEX([$Escalation.B$5:.E$190];MATCH([$'MetRisks Registration'.B544];[$Escalation.B$5:.B$190];0);3));&quot;&quot;;INDEX([$Escalation.B$5:.E$190];MATCH([$'MetRisks Registration'.B54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45]);&quot;&quot;;INDEX([$'MetRisks Registration'.B$5:.E$190];MATCH([$Mitagation.B545];[$'MetRisks Registration'.B$5:.B$190];0);2))">
            <text:p/>
          </table:table-cell>
          <table:table-cell table:style-name="ce146" table:formula="of:=IF(ISBLANK([.B545]);&quot;&quot;;IF(ISBLANK(INDEX([$Escalation.B$5:.E$190];MATCH([$'MetRisks Registration'.B545];[$Escalation.B$5:.B$190];0);3));&quot;&quot;;INDEX([$Escalation.B$5:.E$190];MATCH([$'MetRisks Registration'.B54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46]);&quot;&quot;;INDEX([$'MetRisks Registration'.B$5:.E$190];MATCH([$Mitagation.B546];[$'MetRisks Registration'.B$5:.B$190];0);2))">
            <text:p/>
          </table:table-cell>
          <table:table-cell table:style-name="ce146" table:formula="of:=IF(ISBLANK([.B546]);&quot;&quot;;IF(ISBLANK(INDEX([$Escalation.B$5:.E$190];MATCH([$'MetRisks Registration'.B546];[$Escalation.B$5:.B$190];0);3));&quot;&quot;;INDEX([$Escalation.B$5:.E$190];MATCH([$'MetRisks Registration'.B54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47]);&quot;&quot;;INDEX([$'MetRisks Registration'.B$5:.E$190];MATCH([$Mitagation.B547];[$'MetRisks Registration'.B$5:.B$190];0);2))">
            <text:p/>
          </table:table-cell>
          <table:table-cell table:style-name="ce146" table:formula="of:=IF(ISBLANK([.B547]);&quot;&quot;;IF(ISBLANK(INDEX([$Escalation.B$5:.E$190];MATCH([$'MetRisks Registration'.B547];[$Escalation.B$5:.B$190];0);3));&quot;&quot;;INDEX([$Escalation.B$5:.E$190];MATCH([$'MetRisks Registration'.B54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48]);&quot;&quot;;INDEX([$'MetRisks Registration'.B$5:.E$190];MATCH([$Mitagation.B548];[$'MetRisks Registration'.B$5:.B$190];0);2))">
            <text:p/>
          </table:table-cell>
          <table:table-cell table:style-name="ce146" table:formula="of:=IF(ISBLANK([.B548]);&quot;&quot;;IF(ISBLANK(INDEX([$Escalation.B$5:.E$190];MATCH([$'MetRisks Registration'.B548];[$Escalation.B$5:.B$190];0);3));&quot;&quot;;INDEX([$Escalation.B$5:.E$190];MATCH([$'MetRisks Registration'.B54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49]);&quot;&quot;;INDEX([$'MetRisks Registration'.B$5:.E$190];MATCH([$Mitagation.B549];[$'MetRisks Registration'.B$5:.B$190];0);2))">
            <text:p/>
          </table:table-cell>
          <table:table-cell table:style-name="ce146" table:formula="of:=IF(ISBLANK([.B549]);&quot;&quot;;IF(ISBLANK(INDEX([$Escalation.B$5:.E$190];MATCH([$'MetRisks Registration'.B549];[$Escalation.B$5:.B$190];0);3));&quot;&quot;;INDEX([$Escalation.B$5:.E$190];MATCH([$'MetRisks Registration'.B54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50]);&quot;&quot;;INDEX([$'MetRisks Registration'.B$5:.E$190];MATCH([$Mitagation.B550];[$'MetRisks Registration'.B$5:.B$190];0);2))">
            <text:p/>
          </table:table-cell>
          <table:table-cell table:style-name="ce146" table:formula="of:=IF(ISBLANK([.B550]);&quot;&quot;;IF(ISBLANK(INDEX([$Escalation.B$5:.E$190];MATCH([$'MetRisks Registration'.B550];[$Escalation.B$5:.B$190];0);3));&quot;&quot;;INDEX([$Escalation.B$5:.E$190];MATCH([$'MetRisks Registration'.B55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51]);&quot;&quot;;INDEX([$'MetRisks Registration'.B$5:.E$190];MATCH([$Mitagation.B551];[$'MetRisks Registration'.B$5:.B$190];0);2))">
            <text:p/>
          </table:table-cell>
          <table:table-cell table:style-name="ce146" table:formula="of:=IF(ISBLANK([.B551]);&quot;&quot;;IF(ISBLANK(INDEX([$Escalation.B$5:.E$190];MATCH([$'MetRisks Registration'.B551];[$Escalation.B$5:.B$190];0);3));&quot;&quot;;INDEX([$Escalation.B$5:.E$190];MATCH([$'MetRisks Registration'.B55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52]);&quot;&quot;;INDEX([$'MetRisks Registration'.B$5:.E$190];MATCH([$Mitagation.B552];[$'MetRisks Registration'.B$5:.B$190];0);2))">
            <text:p/>
          </table:table-cell>
          <table:table-cell table:style-name="ce146" table:formula="of:=IF(ISBLANK([.B552]);&quot;&quot;;IF(ISBLANK(INDEX([$Escalation.B$5:.E$190];MATCH([$'MetRisks Registration'.B552];[$Escalation.B$5:.B$190];0);3));&quot;&quot;;INDEX([$Escalation.B$5:.E$190];MATCH([$'MetRisks Registration'.B55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53]);&quot;&quot;;INDEX([$'MetRisks Registration'.B$5:.E$190];MATCH([$Mitagation.B553];[$'MetRisks Registration'.B$5:.B$190];0);2))">
            <text:p/>
          </table:table-cell>
          <table:table-cell table:style-name="ce146" table:formula="of:=IF(ISBLANK([.B553]);&quot;&quot;;IF(ISBLANK(INDEX([$Escalation.B$5:.E$190];MATCH([$'MetRisks Registration'.B553];[$Escalation.B$5:.B$190];0);3));&quot;&quot;;INDEX([$Escalation.B$5:.E$190];MATCH([$'MetRisks Registration'.B55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54]);&quot;&quot;;INDEX([$'MetRisks Registration'.B$5:.E$190];MATCH([$Mitagation.B554];[$'MetRisks Registration'.B$5:.B$190];0);2))">
            <text:p/>
          </table:table-cell>
          <table:table-cell table:style-name="ce146" table:formula="of:=IF(ISBLANK([.B554]);&quot;&quot;;IF(ISBLANK(INDEX([$Escalation.B$5:.E$190];MATCH([$'MetRisks Registration'.B554];[$Escalation.B$5:.B$190];0);3));&quot;&quot;;INDEX([$Escalation.B$5:.E$190];MATCH([$'MetRisks Registration'.B55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55]);&quot;&quot;;INDEX([$'MetRisks Registration'.B$5:.E$190];MATCH([$Mitagation.B555];[$'MetRisks Registration'.B$5:.B$190];0);2))">
            <text:p/>
          </table:table-cell>
          <table:table-cell table:style-name="ce146" table:formula="of:=IF(ISBLANK([.B555]);&quot;&quot;;IF(ISBLANK(INDEX([$Escalation.B$5:.E$190];MATCH([$'MetRisks Registration'.B555];[$Escalation.B$5:.B$190];0);3));&quot;&quot;;INDEX([$Escalation.B$5:.E$190];MATCH([$'MetRisks Registration'.B55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56]);&quot;&quot;;INDEX([$'MetRisks Registration'.B$5:.E$190];MATCH([$Mitagation.B556];[$'MetRisks Registration'.B$5:.B$190];0);2))">
            <text:p/>
          </table:table-cell>
          <table:table-cell table:style-name="ce146" table:formula="of:=IF(ISBLANK([.B556]);&quot;&quot;;IF(ISBLANK(INDEX([$Escalation.B$5:.E$190];MATCH([$'MetRisks Registration'.B556];[$Escalation.B$5:.B$190];0);3));&quot;&quot;;INDEX([$Escalation.B$5:.E$190];MATCH([$'MetRisks Registration'.B55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57]);&quot;&quot;;INDEX([$'MetRisks Registration'.B$5:.E$190];MATCH([$Mitagation.B557];[$'MetRisks Registration'.B$5:.B$190];0);2))">
            <text:p/>
          </table:table-cell>
          <table:table-cell table:style-name="ce146" table:formula="of:=IF(ISBLANK([.B557]);&quot;&quot;;IF(ISBLANK(INDEX([$Escalation.B$5:.E$190];MATCH([$'MetRisks Registration'.B557];[$Escalation.B$5:.B$190];0);3));&quot;&quot;;INDEX([$Escalation.B$5:.E$190];MATCH([$'MetRisks Registration'.B55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58]);&quot;&quot;;INDEX([$'MetRisks Registration'.B$5:.E$190];MATCH([$Mitagation.B558];[$'MetRisks Registration'.B$5:.B$190];0);2))">
            <text:p/>
          </table:table-cell>
          <table:table-cell table:style-name="ce146" table:formula="of:=IF(ISBLANK([.B558]);&quot;&quot;;IF(ISBLANK(INDEX([$Escalation.B$5:.E$190];MATCH([$'MetRisks Registration'.B558];[$Escalation.B$5:.B$190];0);3));&quot;&quot;;INDEX([$Escalation.B$5:.E$190];MATCH([$'MetRisks Registration'.B55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59]);&quot;&quot;;INDEX([$'MetRisks Registration'.B$5:.E$190];MATCH([$Mitagation.B559];[$'MetRisks Registration'.B$5:.B$190];0);2))">
            <text:p/>
          </table:table-cell>
          <table:table-cell table:style-name="ce146" table:formula="of:=IF(ISBLANK([.B559]);&quot;&quot;;IF(ISBLANK(INDEX([$Escalation.B$5:.E$190];MATCH([$'MetRisks Registration'.B559];[$Escalation.B$5:.B$190];0);3));&quot;&quot;;INDEX([$Escalation.B$5:.E$190];MATCH([$'MetRisks Registration'.B55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60]);&quot;&quot;;INDEX([$'MetRisks Registration'.B$5:.E$190];MATCH([$Mitagation.B560];[$'MetRisks Registration'.B$5:.B$190];0);2))">
            <text:p/>
          </table:table-cell>
          <table:table-cell table:style-name="ce146" table:formula="of:=IF(ISBLANK([.B560]);&quot;&quot;;IF(ISBLANK(INDEX([$Escalation.B$5:.E$190];MATCH([$'MetRisks Registration'.B560];[$Escalation.B$5:.B$190];0);3));&quot;&quot;;INDEX([$Escalation.B$5:.E$190];MATCH([$'MetRisks Registration'.B56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61]);&quot;&quot;;INDEX([$'MetRisks Registration'.B$5:.E$190];MATCH([$Mitagation.B561];[$'MetRisks Registration'.B$5:.B$190];0);2))">
            <text:p/>
          </table:table-cell>
          <table:table-cell table:style-name="ce146" table:formula="of:=IF(ISBLANK([.B561]);&quot;&quot;;IF(ISBLANK(INDEX([$Escalation.B$5:.E$190];MATCH([$'MetRisks Registration'.B561];[$Escalation.B$5:.B$190];0);3));&quot;&quot;;INDEX([$Escalation.B$5:.E$190];MATCH([$'MetRisks Registration'.B56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62]);&quot;&quot;;INDEX([$'MetRisks Registration'.B$5:.E$190];MATCH([$Mitagation.B562];[$'MetRisks Registration'.B$5:.B$190];0);2))">
            <text:p/>
          </table:table-cell>
          <table:table-cell table:style-name="ce146" table:formula="of:=IF(ISBLANK([.B562]);&quot;&quot;;IF(ISBLANK(INDEX([$Escalation.B$5:.E$190];MATCH([$'MetRisks Registration'.B562];[$Escalation.B$5:.B$190];0);3));&quot;&quot;;INDEX([$Escalation.B$5:.E$190];MATCH([$'MetRisks Registration'.B56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63]);&quot;&quot;;INDEX([$'MetRisks Registration'.B$5:.E$190];MATCH([$Mitagation.B563];[$'MetRisks Registration'.B$5:.B$190];0);2))">
            <text:p/>
          </table:table-cell>
          <table:table-cell table:style-name="ce146" table:formula="of:=IF(ISBLANK([.B563]);&quot;&quot;;IF(ISBLANK(INDEX([$Escalation.B$5:.E$190];MATCH([$'MetRisks Registration'.B563];[$Escalation.B$5:.B$190];0);3));&quot;&quot;;INDEX([$Escalation.B$5:.E$190];MATCH([$'MetRisks Registration'.B56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64]);&quot;&quot;;INDEX([$'MetRisks Registration'.B$5:.E$190];MATCH([$Mitagation.B564];[$'MetRisks Registration'.B$5:.B$190];0);2))">
            <text:p/>
          </table:table-cell>
          <table:table-cell table:style-name="ce146" table:formula="of:=IF(ISBLANK([.B564]);&quot;&quot;;IF(ISBLANK(INDEX([$Escalation.B$5:.E$190];MATCH([$'MetRisks Registration'.B564];[$Escalation.B$5:.B$190];0);3));&quot;&quot;;INDEX([$Escalation.B$5:.E$190];MATCH([$'MetRisks Registration'.B56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65]);&quot;&quot;;INDEX([$'MetRisks Registration'.B$5:.E$190];MATCH([$Mitagation.B565];[$'MetRisks Registration'.B$5:.B$190];0);2))">
            <text:p/>
          </table:table-cell>
          <table:table-cell table:style-name="ce146" table:formula="of:=IF(ISBLANK([.B565]);&quot;&quot;;IF(ISBLANK(INDEX([$Escalation.B$5:.E$190];MATCH([$'MetRisks Registration'.B565];[$Escalation.B$5:.B$190];0);3));&quot;&quot;;INDEX([$Escalation.B$5:.E$190];MATCH([$'MetRisks Registration'.B56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66]);&quot;&quot;;INDEX([$'MetRisks Registration'.B$5:.E$190];MATCH([$Mitagation.B566];[$'MetRisks Registration'.B$5:.B$190];0);2))">
            <text:p/>
          </table:table-cell>
          <table:table-cell table:style-name="ce146" table:formula="of:=IF(ISBLANK([.B566]);&quot;&quot;;IF(ISBLANK(INDEX([$Escalation.B$5:.E$190];MATCH([$'MetRisks Registration'.B566];[$Escalation.B$5:.B$190];0);3));&quot;&quot;;INDEX([$Escalation.B$5:.E$190];MATCH([$'MetRisks Registration'.B56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67]);&quot;&quot;;INDEX([$'MetRisks Registration'.B$5:.E$190];MATCH([$Mitagation.B567];[$'MetRisks Registration'.B$5:.B$190];0);2))">
            <text:p/>
          </table:table-cell>
          <table:table-cell table:style-name="ce146" table:formula="of:=IF(ISBLANK([.B567]);&quot;&quot;;IF(ISBLANK(INDEX([$Escalation.B$5:.E$190];MATCH([$'MetRisks Registration'.B567];[$Escalation.B$5:.B$190];0);3));&quot;&quot;;INDEX([$Escalation.B$5:.E$190];MATCH([$'MetRisks Registration'.B56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6" table:formula="of:=IF(ISBLANK([.B568]);&quot;&quot;;INDEX([$'MetRisks Registration'.B$5:.E$190];MATCH([$Mitagation.B568];[$'MetRisks Registration'.B$5:.B$190];0);2))">
            <text:p/>
          </table:table-cell>
          <table:table-cell table:style-name="ce146" table:formula="of:=IF(ISBLANK([.B568]);&quot;&quot;;IF(ISBLANK(INDEX([$Escalation.B$5:.E$190];MATCH([$'MetRisks Registration'.B568];[$Escalation.B$5:.B$190];0);3));&quot;&quot;;INDEX([$Escalation.B$5:.E$190];MATCH([$'MetRisks Registration'.B56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69]);&quot;&quot;;INDEX([$'MetRisks Registration'.B$5:.E$190];MATCH([$Mitagation.B569];[$'MetRisks Registration'.B$5:.B$190];0);2))">
            <text:p/>
          </table:table-cell>
          <table:table-cell table:style-name="ce145" table:formula="of:=IF(ISBLANK([.B569]);&quot;&quot;;IF(ISBLANK(INDEX([$Escalation.B$5:.E$190];MATCH([$'MetRisks Registration'.B569];[$Escalation.B$5:.B$190];0);3));&quot;&quot;;INDEX([$Escalation.B$5:.E$190];MATCH([$'MetRisks Registration'.B56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70]);&quot;&quot;;INDEX([$'MetRisks Registration'.B$5:.E$190];MATCH([$Mitagation.B570];[$'MetRisks Registration'.B$5:.B$190];0);2))">
            <text:p/>
          </table:table-cell>
          <table:table-cell table:style-name="ce145" table:formula="of:=IF(ISBLANK([.B570]);&quot;&quot;;IF(ISBLANK(INDEX([$Escalation.B$5:.E$190];MATCH([$'MetRisks Registration'.B570];[$Escalation.B$5:.B$190];0);3));&quot;&quot;;INDEX([$Escalation.B$5:.E$190];MATCH([$'MetRisks Registration'.B57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71]);&quot;&quot;;INDEX([$'MetRisks Registration'.B$5:.E$190];MATCH([$Mitagation.B571];[$'MetRisks Registration'.B$5:.B$190];0);2))">
            <text:p/>
          </table:table-cell>
          <table:table-cell table:style-name="ce145" table:formula="of:=IF(ISBLANK([.B571]);&quot;&quot;;IF(ISBLANK(INDEX([$Escalation.B$5:.E$190];MATCH([$'MetRisks Registration'.B571];[$Escalation.B$5:.B$190];0);3));&quot;&quot;;INDEX([$Escalation.B$5:.E$190];MATCH([$'MetRisks Registration'.B57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72]);&quot;&quot;;INDEX([$'MetRisks Registration'.B$5:.E$190];MATCH([$Mitagation.B572];[$'MetRisks Registration'.B$5:.B$190];0);2))">
            <text:p/>
          </table:table-cell>
          <table:table-cell table:style-name="ce145" table:formula="of:=IF(ISBLANK([.B572]);&quot;&quot;;IF(ISBLANK(INDEX([$Escalation.B$5:.E$190];MATCH([$'MetRisks Registration'.B572];[$Escalation.B$5:.B$190];0);3));&quot;&quot;;INDEX([$Escalation.B$5:.E$190];MATCH([$'MetRisks Registration'.B57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73]);&quot;&quot;;INDEX([$'MetRisks Registration'.B$5:.E$190];MATCH([$Mitagation.B573];[$'MetRisks Registration'.B$5:.B$190];0);2))">
            <text:p/>
          </table:table-cell>
          <table:table-cell table:style-name="ce145" table:formula="of:=IF(ISBLANK([.B573]);&quot;&quot;;IF(ISBLANK(INDEX([$Escalation.B$5:.E$190];MATCH([$'MetRisks Registration'.B573];[$Escalation.B$5:.B$190];0);3));&quot;&quot;;INDEX([$Escalation.B$5:.E$190];MATCH([$'MetRisks Registration'.B57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74]);&quot;&quot;;INDEX([$'MetRisks Registration'.B$5:.E$190];MATCH([$Mitagation.B574];[$'MetRisks Registration'.B$5:.B$190];0);2))">
            <text:p/>
          </table:table-cell>
          <table:table-cell table:style-name="ce145" table:formula="of:=IF(ISBLANK([.B574]);&quot;&quot;;IF(ISBLANK(INDEX([$Escalation.B$5:.E$190];MATCH([$'MetRisks Registration'.B574];[$Escalation.B$5:.B$190];0);3));&quot;&quot;;INDEX([$Escalation.B$5:.E$190];MATCH([$'MetRisks Registration'.B57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75]);&quot;&quot;;INDEX([$'MetRisks Registration'.B$5:.E$190];MATCH([$Mitagation.B575];[$'MetRisks Registration'.B$5:.B$190];0);2))">
            <text:p/>
          </table:table-cell>
          <table:table-cell table:style-name="ce145" table:formula="of:=IF(ISBLANK([.B575]);&quot;&quot;;IF(ISBLANK(INDEX([$Escalation.B$5:.E$190];MATCH([$'MetRisks Registration'.B575];[$Escalation.B$5:.B$190];0);3));&quot;&quot;;INDEX([$Escalation.B$5:.E$190];MATCH([$'MetRisks Registration'.B57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76]);&quot;&quot;;INDEX([$'MetRisks Registration'.B$5:.E$190];MATCH([$Mitagation.B576];[$'MetRisks Registration'.B$5:.B$190];0);2))">
            <text:p/>
          </table:table-cell>
          <table:table-cell table:style-name="ce145" table:formula="of:=IF(ISBLANK([.B576]);&quot;&quot;;IF(ISBLANK(INDEX([$Escalation.B$5:.E$190];MATCH([$'MetRisks Registration'.B576];[$Escalation.B$5:.B$190];0);3));&quot;&quot;;INDEX([$Escalation.B$5:.E$190];MATCH([$'MetRisks Registration'.B57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77]);&quot;&quot;;INDEX([$'MetRisks Registration'.B$5:.E$190];MATCH([$Mitagation.B577];[$'MetRisks Registration'.B$5:.B$190];0);2))">
            <text:p/>
          </table:table-cell>
          <table:table-cell table:style-name="ce145" table:formula="of:=IF(ISBLANK([.B577]);&quot;&quot;;IF(ISBLANK(INDEX([$Escalation.B$5:.E$190];MATCH([$'MetRisks Registration'.B577];[$Escalation.B$5:.B$190];0);3));&quot;&quot;;INDEX([$Escalation.B$5:.E$190];MATCH([$'MetRisks Registration'.B57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78]);&quot;&quot;;INDEX([$'MetRisks Registration'.B$5:.E$190];MATCH([$Mitagation.B578];[$'MetRisks Registration'.B$5:.B$190];0);2))">
            <text:p/>
          </table:table-cell>
          <table:table-cell table:style-name="ce145" table:formula="of:=IF(ISBLANK([.B578]);&quot;&quot;;IF(ISBLANK(INDEX([$Escalation.B$5:.E$190];MATCH([$'MetRisks Registration'.B578];[$Escalation.B$5:.B$190];0);3));&quot;&quot;;INDEX([$Escalation.B$5:.E$190];MATCH([$'MetRisks Registration'.B57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79]);&quot;&quot;;INDEX([$'MetRisks Registration'.B$5:.E$190];MATCH([$Mitagation.B579];[$'MetRisks Registration'.B$5:.B$190];0);2))">
            <text:p/>
          </table:table-cell>
          <table:table-cell table:style-name="ce145" table:formula="of:=IF(ISBLANK([.B579]);&quot;&quot;;IF(ISBLANK(INDEX([$Escalation.B$5:.E$190];MATCH([$'MetRisks Registration'.B579];[$Escalation.B$5:.B$190];0);3));&quot;&quot;;INDEX([$Escalation.B$5:.E$190];MATCH([$'MetRisks Registration'.B57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80]);&quot;&quot;;INDEX([$'MetRisks Registration'.B$5:.E$190];MATCH([$Mitagation.B580];[$'MetRisks Registration'.B$5:.B$190];0);2))">
            <text:p/>
          </table:table-cell>
          <table:table-cell table:style-name="ce145" table:formula="of:=IF(ISBLANK([.B580]);&quot;&quot;;IF(ISBLANK(INDEX([$Escalation.B$5:.E$190];MATCH([$'MetRisks Registration'.B580];[$Escalation.B$5:.B$190];0);3));&quot;&quot;;INDEX([$Escalation.B$5:.E$190];MATCH([$'MetRisks Registration'.B58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81]);&quot;&quot;;INDEX([$'MetRisks Registration'.B$5:.E$190];MATCH([$Mitagation.B581];[$'MetRisks Registration'.B$5:.B$190];0);2))">
            <text:p/>
          </table:table-cell>
          <table:table-cell table:style-name="ce145" table:formula="of:=IF(ISBLANK([.B581]);&quot;&quot;;IF(ISBLANK(INDEX([$Escalation.B$5:.E$190];MATCH([$'MetRisks Registration'.B581];[$Escalation.B$5:.B$190];0);3));&quot;&quot;;INDEX([$Escalation.B$5:.E$190];MATCH([$'MetRisks Registration'.B58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82]);&quot;&quot;;INDEX([$'MetRisks Registration'.B$5:.E$190];MATCH([$Mitagation.B582];[$'MetRisks Registration'.B$5:.B$190];0);2))">
            <text:p/>
          </table:table-cell>
          <table:table-cell table:style-name="ce145" table:formula="of:=IF(ISBLANK([.B582]);&quot;&quot;;IF(ISBLANK(INDEX([$Escalation.B$5:.E$190];MATCH([$'MetRisks Registration'.B582];[$Escalation.B$5:.B$190];0);3));&quot;&quot;;INDEX([$Escalation.B$5:.E$190];MATCH([$'MetRisks Registration'.B58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83]);&quot;&quot;;INDEX([$'MetRisks Registration'.B$5:.E$190];MATCH([$Mitagation.B583];[$'MetRisks Registration'.B$5:.B$190];0);2))">
            <text:p/>
          </table:table-cell>
          <table:table-cell table:style-name="ce145" table:formula="of:=IF(ISBLANK([.B583]);&quot;&quot;;IF(ISBLANK(INDEX([$Escalation.B$5:.E$190];MATCH([$'MetRisks Registration'.B583];[$Escalation.B$5:.B$190];0);3));&quot;&quot;;INDEX([$Escalation.B$5:.E$190];MATCH([$'MetRisks Registration'.B58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84]);&quot;&quot;;INDEX([$'MetRisks Registration'.B$5:.E$190];MATCH([$Mitagation.B584];[$'MetRisks Registration'.B$5:.B$190];0);2))">
            <text:p/>
          </table:table-cell>
          <table:table-cell table:style-name="ce145" table:formula="of:=IF(ISBLANK([.B584]);&quot;&quot;;IF(ISBLANK(INDEX([$Escalation.B$5:.E$190];MATCH([$'MetRisks Registration'.B584];[$Escalation.B$5:.B$190];0);3));&quot;&quot;;INDEX([$Escalation.B$5:.E$190];MATCH([$'MetRisks Registration'.B58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85]);&quot;&quot;;INDEX([$'MetRisks Registration'.B$5:.E$190];MATCH([$Mitagation.B585];[$'MetRisks Registration'.B$5:.B$190];0);2))">
            <text:p/>
          </table:table-cell>
          <table:table-cell table:style-name="ce145" table:formula="of:=IF(ISBLANK([.B585]);&quot;&quot;;IF(ISBLANK(INDEX([$Escalation.B$5:.E$190];MATCH([$'MetRisks Registration'.B585];[$Escalation.B$5:.B$190];0);3));&quot;&quot;;INDEX([$Escalation.B$5:.E$190];MATCH([$'MetRisks Registration'.B58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86]);&quot;&quot;;INDEX([$'MetRisks Registration'.B$5:.E$190];MATCH([$Mitagation.B586];[$'MetRisks Registration'.B$5:.B$190];0);2))">
            <text:p/>
          </table:table-cell>
          <table:table-cell table:style-name="ce145" table:formula="of:=IF(ISBLANK([.B586]);&quot;&quot;;IF(ISBLANK(INDEX([$Escalation.B$5:.E$190];MATCH([$'MetRisks Registration'.B586];[$Escalation.B$5:.B$190];0);3));&quot;&quot;;INDEX([$Escalation.B$5:.E$190];MATCH([$'MetRisks Registration'.B58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87]);&quot;&quot;;INDEX([$'MetRisks Registration'.B$5:.E$190];MATCH([$Mitagation.B587];[$'MetRisks Registration'.B$5:.B$190];0);2))">
            <text:p/>
          </table:table-cell>
          <table:table-cell table:style-name="ce145" table:formula="of:=IF(ISBLANK([.B587]);&quot;&quot;;IF(ISBLANK(INDEX([$Escalation.B$5:.E$190];MATCH([$'MetRisks Registration'.B587];[$Escalation.B$5:.B$190];0);3));&quot;&quot;;INDEX([$Escalation.B$5:.E$190];MATCH([$'MetRisks Registration'.B58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88]);&quot;&quot;;INDEX([$'MetRisks Registration'.B$5:.E$190];MATCH([$Mitagation.B588];[$'MetRisks Registration'.B$5:.B$190];0);2))">
            <text:p/>
          </table:table-cell>
          <table:table-cell table:style-name="ce145" table:formula="of:=IF(ISBLANK([.B588]);&quot;&quot;;IF(ISBLANK(INDEX([$Escalation.B$5:.E$190];MATCH([$'MetRisks Registration'.B588];[$Escalation.B$5:.B$190];0);3));&quot;&quot;;INDEX([$Escalation.B$5:.E$190];MATCH([$'MetRisks Registration'.B58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89]);&quot;&quot;;INDEX([$'MetRisks Registration'.B$5:.E$190];MATCH([$Mitagation.B589];[$'MetRisks Registration'.B$5:.B$190];0);2))">
            <text:p/>
          </table:table-cell>
          <table:table-cell table:style-name="ce145" table:formula="of:=IF(ISBLANK([.B589]);&quot;&quot;;IF(ISBLANK(INDEX([$Escalation.B$5:.E$190];MATCH([$'MetRisks Registration'.B589];[$Escalation.B$5:.B$190];0);3));&quot;&quot;;INDEX([$Escalation.B$5:.E$190];MATCH([$'MetRisks Registration'.B58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90]);&quot;&quot;;INDEX([$'MetRisks Registration'.B$5:.E$190];MATCH([$Mitagation.B590];[$'MetRisks Registration'.B$5:.B$190];0);2))">
            <text:p/>
          </table:table-cell>
          <table:table-cell table:style-name="ce145" table:formula="of:=IF(ISBLANK([.B590]);&quot;&quot;;IF(ISBLANK(INDEX([$Escalation.B$5:.E$190];MATCH([$'MetRisks Registration'.B590];[$Escalation.B$5:.B$190];0);3));&quot;&quot;;INDEX([$Escalation.B$5:.E$190];MATCH([$'MetRisks Registration'.B59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91]);&quot;&quot;;INDEX([$'MetRisks Registration'.B$5:.E$190];MATCH([$Mitagation.B591];[$'MetRisks Registration'.B$5:.B$190];0);2))">
            <text:p/>
          </table:table-cell>
          <table:table-cell table:style-name="ce145" table:formula="of:=IF(ISBLANK([.B591]);&quot;&quot;;IF(ISBLANK(INDEX([$Escalation.B$5:.E$190];MATCH([$'MetRisks Registration'.B591];[$Escalation.B$5:.B$190];0);3));&quot;&quot;;INDEX([$Escalation.B$5:.E$190];MATCH([$'MetRisks Registration'.B59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92]);&quot;&quot;;INDEX([$'MetRisks Registration'.B$5:.E$190];MATCH([$Mitagation.B592];[$'MetRisks Registration'.B$5:.B$190];0);2))">
            <text:p/>
          </table:table-cell>
          <table:table-cell table:style-name="ce145" table:formula="of:=IF(ISBLANK([.B592]);&quot;&quot;;IF(ISBLANK(INDEX([$Escalation.B$5:.E$190];MATCH([$'MetRisks Registration'.B592];[$Escalation.B$5:.B$190];0);3));&quot;&quot;;INDEX([$Escalation.B$5:.E$190];MATCH([$'MetRisks Registration'.B59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93]);&quot;&quot;;INDEX([$'MetRisks Registration'.B$5:.E$190];MATCH([$Mitagation.B593];[$'MetRisks Registration'.B$5:.B$190];0);2))">
            <text:p/>
          </table:table-cell>
          <table:table-cell table:style-name="ce145" table:formula="of:=IF(ISBLANK([.B593]);&quot;&quot;;IF(ISBLANK(INDEX([$Escalation.B$5:.E$190];MATCH([$'MetRisks Registration'.B593];[$Escalation.B$5:.B$190];0);3));&quot;&quot;;INDEX([$Escalation.B$5:.E$190];MATCH([$'MetRisks Registration'.B59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94]);&quot;&quot;;INDEX([$'MetRisks Registration'.B$5:.E$190];MATCH([$Mitagation.B594];[$'MetRisks Registration'.B$5:.B$190];0);2))">
            <text:p/>
          </table:table-cell>
          <table:table-cell table:style-name="ce145" table:formula="of:=IF(ISBLANK([.B594]);&quot;&quot;;IF(ISBLANK(INDEX([$Escalation.B$5:.E$190];MATCH([$'MetRisks Registration'.B594];[$Escalation.B$5:.B$190];0);3));&quot;&quot;;INDEX([$Escalation.B$5:.E$190];MATCH([$'MetRisks Registration'.B59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95]);&quot;&quot;;INDEX([$'MetRisks Registration'.B$5:.E$190];MATCH([$Mitagation.B595];[$'MetRisks Registration'.B$5:.B$190];0);2))">
            <text:p/>
          </table:table-cell>
          <table:table-cell table:style-name="ce145" table:formula="of:=IF(ISBLANK([.B595]);&quot;&quot;;IF(ISBLANK(INDEX([$Escalation.B$5:.E$190];MATCH([$'MetRisks Registration'.B595];[$Escalation.B$5:.B$190];0);3));&quot;&quot;;INDEX([$Escalation.B$5:.E$190];MATCH([$'MetRisks Registration'.B59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96]);&quot;&quot;;INDEX([$'MetRisks Registration'.B$5:.E$190];MATCH([$Mitagation.B596];[$'MetRisks Registration'.B$5:.B$190];0);2))">
            <text:p/>
          </table:table-cell>
          <table:table-cell table:style-name="ce145" table:formula="of:=IF(ISBLANK([.B596]);&quot;&quot;;IF(ISBLANK(INDEX([$Escalation.B$5:.E$190];MATCH([$'MetRisks Registration'.B596];[$Escalation.B$5:.B$190];0);3));&quot;&quot;;INDEX([$Escalation.B$5:.E$190];MATCH([$'MetRisks Registration'.B59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97]);&quot;&quot;;INDEX([$'MetRisks Registration'.B$5:.E$190];MATCH([$Mitagation.B597];[$'MetRisks Registration'.B$5:.B$190];0);2))">
            <text:p/>
          </table:table-cell>
          <table:table-cell table:style-name="ce145" table:formula="of:=IF(ISBLANK([.B597]);&quot;&quot;;IF(ISBLANK(INDEX([$Escalation.B$5:.E$190];MATCH([$'MetRisks Registration'.B597];[$Escalation.B$5:.B$190];0);3));&quot;&quot;;INDEX([$Escalation.B$5:.E$190];MATCH([$'MetRisks Registration'.B59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98]);&quot;&quot;;INDEX([$'MetRisks Registration'.B$5:.E$190];MATCH([$Mitagation.B598];[$'MetRisks Registration'.B$5:.B$190];0);2))">
            <text:p/>
          </table:table-cell>
          <table:table-cell table:style-name="ce145" table:formula="of:=IF(ISBLANK([.B598]);&quot;&quot;;IF(ISBLANK(INDEX([$Escalation.B$5:.E$190];MATCH([$'MetRisks Registration'.B598];[$Escalation.B$5:.B$190];0);3));&quot;&quot;;INDEX([$Escalation.B$5:.E$190];MATCH([$'MetRisks Registration'.B59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599]);&quot;&quot;;INDEX([$'MetRisks Registration'.B$5:.E$190];MATCH([$Mitagation.B599];[$'MetRisks Registration'.B$5:.B$190];0);2))">
            <text:p/>
          </table:table-cell>
          <table:table-cell table:style-name="ce145" table:formula="of:=IF(ISBLANK([.B599]);&quot;&quot;;IF(ISBLANK(INDEX([$Escalation.B$5:.E$190];MATCH([$'MetRisks Registration'.B599];[$Escalation.B$5:.B$190];0);3));&quot;&quot;;INDEX([$Escalation.B$5:.E$190];MATCH([$'MetRisks Registration'.B59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00]);&quot;&quot;;INDEX([$'MetRisks Registration'.B$5:.E$190];MATCH([$Mitagation.B600];[$'MetRisks Registration'.B$5:.B$190];0);2))">
            <text:p/>
          </table:table-cell>
          <table:table-cell table:style-name="ce145" table:formula="of:=IF(ISBLANK([.B600]);&quot;&quot;;IF(ISBLANK(INDEX([$Escalation.B$5:.E$190];MATCH([$'MetRisks Registration'.B600];[$Escalation.B$5:.B$190];0);3));&quot;&quot;;INDEX([$Escalation.B$5:.E$190];MATCH([$'MetRisks Registration'.B60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01]);&quot;&quot;;INDEX([$'MetRisks Registration'.B$5:.E$190];MATCH([$Mitagation.B601];[$'MetRisks Registration'.B$5:.B$190];0);2))">
            <text:p/>
          </table:table-cell>
          <table:table-cell table:style-name="ce145" table:formula="of:=IF(ISBLANK([.B601]);&quot;&quot;;IF(ISBLANK(INDEX([$Escalation.B$5:.E$190];MATCH([$'MetRisks Registration'.B601];[$Escalation.B$5:.B$190];0);3));&quot;&quot;;INDEX([$Escalation.B$5:.E$190];MATCH([$'MetRisks Registration'.B60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02]);&quot;&quot;;INDEX([$'MetRisks Registration'.B$5:.E$190];MATCH([$Mitagation.B602];[$'MetRisks Registration'.B$5:.B$190];0);2))">
            <text:p/>
          </table:table-cell>
          <table:table-cell table:style-name="ce145" table:formula="of:=IF(ISBLANK([.B602]);&quot;&quot;;IF(ISBLANK(INDEX([$Escalation.B$5:.E$190];MATCH([$'MetRisks Registration'.B602];[$Escalation.B$5:.B$190];0);3));&quot;&quot;;INDEX([$Escalation.B$5:.E$190];MATCH([$'MetRisks Registration'.B60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03]);&quot;&quot;;INDEX([$'MetRisks Registration'.B$5:.E$190];MATCH([$Mitagation.B603];[$'MetRisks Registration'.B$5:.B$190];0);2))">
            <text:p/>
          </table:table-cell>
          <table:table-cell table:style-name="ce145" table:formula="of:=IF(ISBLANK([.B603]);&quot;&quot;;IF(ISBLANK(INDEX([$Escalation.B$5:.E$190];MATCH([$'MetRisks Registration'.B603];[$Escalation.B$5:.B$190];0);3));&quot;&quot;;INDEX([$Escalation.B$5:.E$190];MATCH([$'MetRisks Registration'.B60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04]);&quot;&quot;;INDEX([$'MetRisks Registration'.B$5:.E$190];MATCH([$Mitagation.B604];[$'MetRisks Registration'.B$5:.B$190];0);2))">
            <text:p/>
          </table:table-cell>
          <table:table-cell table:style-name="ce145" table:formula="of:=IF(ISBLANK([.B604]);&quot;&quot;;IF(ISBLANK(INDEX([$Escalation.B$5:.E$190];MATCH([$'MetRisks Registration'.B604];[$Escalation.B$5:.B$190];0);3));&quot;&quot;;INDEX([$Escalation.B$5:.E$190];MATCH([$'MetRisks Registration'.B60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05]);&quot;&quot;;INDEX([$'MetRisks Registration'.B$5:.E$190];MATCH([$Mitagation.B605];[$'MetRisks Registration'.B$5:.B$190];0);2))">
            <text:p/>
          </table:table-cell>
          <table:table-cell table:style-name="ce145" table:formula="of:=IF(ISBLANK([.B605]);&quot;&quot;;IF(ISBLANK(INDEX([$Escalation.B$5:.E$190];MATCH([$'MetRisks Registration'.B605];[$Escalation.B$5:.B$190];0);3));&quot;&quot;;INDEX([$Escalation.B$5:.E$190];MATCH([$'MetRisks Registration'.B60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06]);&quot;&quot;;INDEX([$'MetRisks Registration'.B$5:.E$190];MATCH([$Mitagation.B606];[$'MetRisks Registration'.B$5:.B$190];0);2))">
            <text:p/>
          </table:table-cell>
          <table:table-cell table:style-name="ce145" table:formula="of:=IF(ISBLANK([.B606]);&quot;&quot;;IF(ISBLANK(INDEX([$Escalation.B$5:.E$190];MATCH([$'MetRisks Registration'.B606];[$Escalation.B$5:.B$190];0);3));&quot;&quot;;INDEX([$Escalation.B$5:.E$190];MATCH([$'MetRisks Registration'.B60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07]);&quot;&quot;;INDEX([$'MetRisks Registration'.B$5:.E$190];MATCH([$Mitagation.B607];[$'MetRisks Registration'.B$5:.B$190];0);2))">
            <text:p/>
          </table:table-cell>
          <table:table-cell table:style-name="ce145" table:formula="of:=IF(ISBLANK([.B607]);&quot;&quot;;IF(ISBLANK(INDEX([$Escalation.B$5:.E$190];MATCH([$'MetRisks Registration'.B607];[$Escalation.B$5:.B$190];0);3));&quot;&quot;;INDEX([$Escalation.B$5:.E$190];MATCH([$'MetRisks Registration'.B60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08]);&quot;&quot;;INDEX([$'MetRisks Registration'.B$5:.E$190];MATCH([$Mitagation.B608];[$'MetRisks Registration'.B$5:.B$190];0);2))">
            <text:p/>
          </table:table-cell>
          <table:table-cell table:style-name="ce145" table:formula="of:=IF(ISBLANK([.B608]);&quot;&quot;;IF(ISBLANK(INDEX([$Escalation.B$5:.E$190];MATCH([$'MetRisks Registration'.B608];[$Escalation.B$5:.B$190];0);3));&quot;&quot;;INDEX([$Escalation.B$5:.E$190];MATCH([$'MetRisks Registration'.B60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09]);&quot;&quot;;INDEX([$'MetRisks Registration'.B$5:.E$190];MATCH([$Mitagation.B609];[$'MetRisks Registration'.B$5:.B$190];0);2))">
            <text:p/>
          </table:table-cell>
          <table:table-cell table:style-name="ce145" table:formula="of:=IF(ISBLANK([.B609]);&quot;&quot;;IF(ISBLANK(INDEX([$Escalation.B$5:.E$190];MATCH([$'MetRisks Registration'.B609];[$Escalation.B$5:.B$190];0);3));&quot;&quot;;INDEX([$Escalation.B$5:.E$190];MATCH([$'MetRisks Registration'.B60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10]);&quot;&quot;;INDEX([$'MetRisks Registration'.B$5:.E$190];MATCH([$Mitagation.B610];[$'MetRisks Registration'.B$5:.B$190];0);2))">
            <text:p/>
          </table:table-cell>
          <table:table-cell table:style-name="ce145" table:formula="of:=IF(ISBLANK([.B610]);&quot;&quot;;IF(ISBLANK(INDEX([$Escalation.B$5:.E$190];MATCH([$'MetRisks Registration'.B610];[$Escalation.B$5:.B$190];0);3));&quot;&quot;;INDEX([$Escalation.B$5:.E$190];MATCH([$'MetRisks Registration'.B61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11]);&quot;&quot;;INDEX([$'MetRisks Registration'.B$5:.E$190];MATCH([$Mitagation.B611];[$'MetRisks Registration'.B$5:.B$190];0);2))">
            <text:p/>
          </table:table-cell>
          <table:table-cell table:style-name="ce145" table:formula="of:=IF(ISBLANK([.B611]);&quot;&quot;;IF(ISBLANK(INDEX([$Escalation.B$5:.E$190];MATCH([$'MetRisks Registration'.B611];[$Escalation.B$5:.B$190];0);3));&quot;&quot;;INDEX([$Escalation.B$5:.E$190];MATCH([$'MetRisks Registration'.B61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12]);&quot;&quot;;INDEX([$'MetRisks Registration'.B$5:.E$190];MATCH([$Mitagation.B612];[$'MetRisks Registration'.B$5:.B$190];0);2))">
            <text:p/>
          </table:table-cell>
          <table:table-cell table:style-name="ce145" table:formula="of:=IF(ISBLANK([.B612]);&quot;&quot;;IF(ISBLANK(INDEX([$Escalation.B$5:.E$190];MATCH([$'MetRisks Registration'.B612];[$Escalation.B$5:.B$190];0);3));&quot;&quot;;INDEX([$Escalation.B$5:.E$190];MATCH([$'MetRisks Registration'.B61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13]);&quot;&quot;;INDEX([$'MetRisks Registration'.B$5:.E$190];MATCH([$Mitagation.B613];[$'MetRisks Registration'.B$5:.B$190];0);2))">
            <text:p/>
          </table:table-cell>
          <table:table-cell table:style-name="ce145" table:formula="of:=IF(ISBLANK([.B613]);&quot;&quot;;IF(ISBLANK(INDEX([$Escalation.B$5:.E$190];MATCH([$'MetRisks Registration'.B613];[$Escalation.B$5:.B$190];0);3));&quot;&quot;;INDEX([$Escalation.B$5:.E$190];MATCH([$'MetRisks Registration'.B61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14]);&quot;&quot;;INDEX([$'MetRisks Registration'.B$5:.E$190];MATCH([$Mitagation.B614];[$'MetRisks Registration'.B$5:.B$190];0);2))">
            <text:p/>
          </table:table-cell>
          <table:table-cell table:style-name="ce145" table:formula="of:=IF(ISBLANK([.B614]);&quot;&quot;;IF(ISBLANK(INDEX([$Escalation.B$5:.E$190];MATCH([$'MetRisks Registration'.B614];[$Escalation.B$5:.B$190];0);3));&quot;&quot;;INDEX([$Escalation.B$5:.E$190];MATCH([$'MetRisks Registration'.B61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15]);&quot;&quot;;INDEX([$'MetRisks Registration'.B$5:.E$190];MATCH([$Mitagation.B615];[$'MetRisks Registration'.B$5:.B$190];0);2))">
            <text:p/>
          </table:table-cell>
          <table:table-cell table:style-name="ce145" table:formula="of:=IF(ISBLANK([.B615]);&quot;&quot;;IF(ISBLANK(INDEX([$Escalation.B$5:.E$190];MATCH([$'MetRisks Registration'.B615];[$Escalation.B$5:.B$190];0);3));&quot;&quot;;INDEX([$Escalation.B$5:.E$190];MATCH([$'MetRisks Registration'.B61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16]);&quot;&quot;;INDEX([$'MetRisks Registration'.B$5:.E$190];MATCH([$Mitagation.B616];[$'MetRisks Registration'.B$5:.B$190];0);2))">
            <text:p/>
          </table:table-cell>
          <table:table-cell table:style-name="ce145" table:formula="of:=IF(ISBLANK([.B616]);&quot;&quot;;IF(ISBLANK(INDEX([$Escalation.B$5:.E$190];MATCH([$'MetRisks Registration'.B616];[$Escalation.B$5:.B$190];0);3));&quot;&quot;;INDEX([$Escalation.B$5:.E$190];MATCH([$'MetRisks Registration'.B61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17]);&quot;&quot;;INDEX([$'MetRisks Registration'.B$5:.E$190];MATCH([$Mitagation.B617];[$'MetRisks Registration'.B$5:.B$190];0);2))">
            <text:p/>
          </table:table-cell>
          <table:table-cell table:style-name="ce145" table:formula="of:=IF(ISBLANK([.B617]);&quot;&quot;;IF(ISBLANK(INDEX([$Escalation.B$5:.E$190];MATCH([$'MetRisks Registration'.B617];[$Escalation.B$5:.B$190];0);3));&quot;&quot;;INDEX([$Escalation.B$5:.E$190];MATCH([$'MetRisks Registration'.B61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18]);&quot;&quot;;INDEX([$'MetRisks Registration'.B$5:.E$190];MATCH([$Mitagation.B618];[$'MetRisks Registration'.B$5:.B$190];0);2))">
            <text:p/>
          </table:table-cell>
          <table:table-cell table:style-name="ce145" table:formula="of:=IF(ISBLANK([.B618]);&quot;&quot;;IF(ISBLANK(INDEX([$Escalation.B$5:.E$190];MATCH([$'MetRisks Registration'.B618];[$Escalation.B$5:.B$190];0);3));&quot;&quot;;INDEX([$Escalation.B$5:.E$190];MATCH([$'MetRisks Registration'.B61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19]);&quot;&quot;;INDEX([$'MetRisks Registration'.B$5:.E$190];MATCH([$Mitagation.B619];[$'MetRisks Registration'.B$5:.B$190];0);2))">
            <text:p/>
          </table:table-cell>
          <table:table-cell table:style-name="ce145" table:formula="of:=IF(ISBLANK([.B619]);&quot;&quot;;IF(ISBLANK(INDEX([$Escalation.B$5:.E$190];MATCH([$'MetRisks Registration'.B619];[$Escalation.B$5:.B$190];0);3));&quot;&quot;;INDEX([$Escalation.B$5:.E$190];MATCH([$'MetRisks Registration'.B61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20]);&quot;&quot;;INDEX([$'MetRisks Registration'.B$5:.E$190];MATCH([$Mitagation.B620];[$'MetRisks Registration'.B$5:.B$190];0);2))">
            <text:p/>
          </table:table-cell>
          <table:table-cell table:style-name="ce145" table:formula="of:=IF(ISBLANK([.B620]);&quot;&quot;;IF(ISBLANK(INDEX([$Escalation.B$5:.E$190];MATCH([$'MetRisks Registration'.B620];[$Escalation.B$5:.B$190];0);3));&quot;&quot;;INDEX([$Escalation.B$5:.E$190];MATCH([$'MetRisks Registration'.B62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21]);&quot;&quot;;INDEX([$'MetRisks Registration'.B$5:.E$190];MATCH([$Mitagation.B621];[$'MetRisks Registration'.B$5:.B$190];0);2))">
            <text:p/>
          </table:table-cell>
          <table:table-cell table:style-name="ce145" table:formula="of:=IF(ISBLANK([.B621]);&quot;&quot;;IF(ISBLANK(INDEX([$Escalation.B$5:.E$190];MATCH([$'MetRisks Registration'.B621];[$Escalation.B$5:.B$190];0);3));&quot;&quot;;INDEX([$Escalation.B$5:.E$190];MATCH([$'MetRisks Registration'.B62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22]);&quot;&quot;;INDEX([$'MetRisks Registration'.B$5:.E$190];MATCH([$Mitagation.B622];[$'MetRisks Registration'.B$5:.B$190];0);2))">
            <text:p/>
          </table:table-cell>
          <table:table-cell table:style-name="ce145" table:formula="of:=IF(ISBLANK([.B622]);&quot;&quot;;IF(ISBLANK(INDEX([$Escalation.B$5:.E$190];MATCH([$'MetRisks Registration'.B622];[$Escalation.B$5:.B$190];0);3));&quot;&quot;;INDEX([$Escalation.B$5:.E$190];MATCH([$'MetRisks Registration'.B62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23]);&quot;&quot;;INDEX([$'MetRisks Registration'.B$5:.E$190];MATCH([$Mitagation.B623];[$'MetRisks Registration'.B$5:.B$190];0);2))">
            <text:p/>
          </table:table-cell>
          <table:table-cell table:style-name="ce145" table:formula="of:=IF(ISBLANK([.B623]);&quot;&quot;;IF(ISBLANK(INDEX([$Escalation.B$5:.E$190];MATCH([$'MetRisks Registration'.B623];[$Escalation.B$5:.B$190];0);3));&quot;&quot;;INDEX([$Escalation.B$5:.E$190];MATCH([$'MetRisks Registration'.B62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24]);&quot;&quot;;INDEX([$'MetRisks Registration'.B$5:.E$190];MATCH([$Mitagation.B624];[$'MetRisks Registration'.B$5:.B$190];0);2))">
            <text:p/>
          </table:table-cell>
          <table:table-cell table:style-name="ce145" table:formula="of:=IF(ISBLANK([.B624]);&quot;&quot;;IF(ISBLANK(INDEX([$Escalation.B$5:.E$190];MATCH([$'MetRisks Registration'.B624];[$Escalation.B$5:.B$190];0);3));&quot;&quot;;INDEX([$Escalation.B$5:.E$190];MATCH([$'MetRisks Registration'.B62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25]);&quot;&quot;;INDEX([$'MetRisks Registration'.B$5:.E$190];MATCH([$Mitagation.B625];[$'MetRisks Registration'.B$5:.B$190];0);2))">
            <text:p/>
          </table:table-cell>
          <table:table-cell table:style-name="ce145" table:formula="of:=IF(ISBLANK([.B625]);&quot;&quot;;IF(ISBLANK(INDEX([$Escalation.B$5:.E$190];MATCH([$'MetRisks Registration'.B625];[$Escalation.B$5:.B$190];0);3));&quot;&quot;;INDEX([$Escalation.B$5:.E$190];MATCH([$'MetRisks Registration'.B62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26]);&quot;&quot;;INDEX([$'MetRisks Registration'.B$5:.E$190];MATCH([$Mitagation.B626];[$'MetRisks Registration'.B$5:.B$190];0);2))">
            <text:p/>
          </table:table-cell>
          <table:table-cell table:style-name="ce145" table:formula="of:=IF(ISBLANK([.B626]);&quot;&quot;;IF(ISBLANK(INDEX([$Escalation.B$5:.E$190];MATCH([$'MetRisks Registration'.B626];[$Escalation.B$5:.B$190];0);3));&quot;&quot;;INDEX([$Escalation.B$5:.E$190];MATCH([$'MetRisks Registration'.B62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27]);&quot;&quot;;INDEX([$'MetRisks Registration'.B$5:.E$190];MATCH([$Mitagation.B627];[$'MetRisks Registration'.B$5:.B$190];0);2))">
            <text:p/>
          </table:table-cell>
          <table:table-cell table:style-name="ce145" table:formula="of:=IF(ISBLANK([.B627]);&quot;&quot;;IF(ISBLANK(INDEX([$Escalation.B$5:.E$190];MATCH([$'MetRisks Registration'.B627];[$Escalation.B$5:.B$190];0);3));&quot;&quot;;INDEX([$Escalation.B$5:.E$190];MATCH([$'MetRisks Registration'.B62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28]);&quot;&quot;;INDEX([$'MetRisks Registration'.B$5:.E$190];MATCH([$Mitagation.B628];[$'MetRisks Registration'.B$5:.B$190];0);2))">
            <text:p/>
          </table:table-cell>
          <table:table-cell table:style-name="ce145" table:formula="of:=IF(ISBLANK([.B628]);&quot;&quot;;IF(ISBLANK(INDEX([$Escalation.B$5:.E$190];MATCH([$'MetRisks Registration'.B628];[$Escalation.B$5:.B$190];0);3));&quot;&quot;;INDEX([$Escalation.B$5:.E$190];MATCH([$'MetRisks Registration'.B62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29]);&quot;&quot;;INDEX([$'MetRisks Registration'.B$5:.E$190];MATCH([$Mitagation.B629];[$'MetRisks Registration'.B$5:.B$190];0);2))">
            <text:p/>
          </table:table-cell>
          <table:table-cell table:style-name="ce145" table:formula="of:=IF(ISBLANK([.B629]);&quot;&quot;;IF(ISBLANK(INDEX([$Escalation.B$5:.E$190];MATCH([$'MetRisks Registration'.B629];[$Escalation.B$5:.B$190];0);3));&quot;&quot;;INDEX([$Escalation.B$5:.E$190];MATCH([$'MetRisks Registration'.B62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30]);&quot;&quot;;INDEX([$'MetRisks Registration'.B$5:.E$190];MATCH([$Mitagation.B630];[$'MetRisks Registration'.B$5:.B$190];0);2))">
            <text:p/>
          </table:table-cell>
          <table:table-cell table:style-name="ce145" table:formula="of:=IF(ISBLANK([.B630]);&quot;&quot;;IF(ISBLANK(INDEX([$Escalation.B$5:.E$190];MATCH([$'MetRisks Registration'.B630];[$Escalation.B$5:.B$190];0);3));&quot;&quot;;INDEX([$Escalation.B$5:.E$190];MATCH([$'MetRisks Registration'.B63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31]);&quot;&quot;;INDEX([$'MetRisks Registration'.B$5:.E$190];MATCH([$Mitagation.B631];[$'MetRisks Registration'.B$5:.B$190];0);2))">
            <text:p/>
          </table:table-cell>
          <table:table-cell table:style-name="ce145" table:formula="of:=IF(ISBLANK([.B631]);&quot;&quot;;IF(ISBLANK(INDEX([$Escalation.B$5:.E$190];MATCH([$'MetRisks Registration'.B631];[$Escalation.B$5:.B$190];0);3));&quot;&quot;;INDEX([$Escalation.B$5:.E$190];MATCH([$'MetRisks Registration'.B63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32]);&quot;&quot;;INDEX([$'MetRisks Registration'.B$5:.E$190];MATCH([$Mitagation.B632];[$'MetRisks Registration'.B$5:.B$190];0);2))">
            <text:p/>
          </table:table-cell>
          <table:table-cell table:style-name="ce145" table:formula="of:=IF(ISBLANK([.B632]);&quot;&quot;;IF(ISBLANK(INDEX([$Escalation.B$5:.E$190];MATCH([$'MetRisks Registration'.B632];[$Escalation.B$5:.B$190];0);3));&quot;&quot;;INDEX([$Escalation.B$5:.E$190];MATCH([$'MetRisks Registration'.B63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style-name="ce143"/>
          <table:table-cell table:style-name="ce145" table:formula="of:=IF(ISBLANK([.B633]);&quot;&quot;;INDEX([$'MetRisks Registration'.B$5:.E$190];MATCH([$Mitagation.B633];[$'MetRisks Registration'.B$5:.B$190];0);2))">
            <text:p/>
          </table:table-cell>
          <table:table-cell table:style-name="ce145" table:formula="of:=IF(ISBLANK([.B633]);&quot;&quot;;IF(ISBLANK(INDEX([$Escalation.B$5:.E$190];MATCH([$'MetRisks Registration'.B633];[$Escalation.B$5:.B$190];0);3));&quot;&quot;;INDEX([$Escalation.B$5:.E$190];MATCH([$'MetRisks Registration'.B63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34]);&quot;&quot;;INDEX([$'MetRisks Registration'.B$5:.E$190];MATCH([$Mitagation.B634];[$'MetRisks Registration'.B$5:.B$190];0);2))">
            <text:p/>
          </table:table-cell>
          <table:table-cell table:style-name="ce145" table:formula="of:=IF(ISBLANK([.B634]);&quot;&quot;;IF(ISBLANK(INDEX([$Escalation.B$5:.E$190];MATCH([$'MetRisks Registration'.B634];[$Escalation.B$5:.B$190];0);3));&quot;&quot;;INDEX([$Escalation.B$5:.E$190];MATCH([$'MetRisks Registration'.B63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35]);&quot;&quot;;INDEX([$'MetRisks Registration'.B$5:.E$190];MATCH([$Mitagation.B635];[$'MetRisks Registration'.B$5:.B$190];0);2))">
            <text:p/>
          </table:table-cell>
          <table:table-cell table:style-name="ce145" table:formula="of:=IF(ISBLANK([.B635]);&quot;&quot;;IF(ISBLANK(INDEX([$Escalation.B$5:.E$190];MATCH([$'MetRisks Registration'.B635];[$Escalation.B$5:.B$190];0);3));&quot;&quot;;INDEX([$Escalation.B$5:.E$190];MATCH([$'MetRisks Registration'.B63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36]);&quot;&quot;;INDEX([$'MetRisks Registration'.B$5:.E$190];MATCH([$Mitagation.B636];[$'MetRisks Registration'.B$5:.B$190];0);2))">
            <text:p/>
          </table:table-cell>
          <table:table-cell table:style-name="ce145" table:formula="of:=IF(ISBLANK([.B636]);&quot;&quot;;IF(ISBLANK(INDEX([$Escalation.B$5:.E$190];MATCH([$'MetRisks Registration'.B636];[$Escalation.B$5:.B$190];0);3));&quot;&quot;;INDEX([$Escalation.B$5:.E$190];MATCH([$'MetRisks Registration'.B63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37]);&quot;&quot;;INDEX([$'MetRisks Registration'.B$5:.E$190];MATCH([$Mitagation.B637];[$'MetRisks Registration'.B$5:.B$190];0);2))">
            <text:p/>
          </table:table-cell>
          <table:table-cell table:style-name="ce145" table:formula="of:=IF(ISBLANK([.B637]);&quot;&quot;;IF(ISBLANK(INDEX([$Escalation.B$5:.E$190];MATCH([$'MetRisks Registration'.B637];[$Escalation.B$5:.B$190];0);3));&quot;&quot;;INDEX([$Escalation.B$5:.E$190];MATCH([$'MetRisks Registration'.B63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38]);&quot;&quot;;INDEX([$'MetRisks Registration'.B$5:.E$190];MATCH([$Mitagation.B638];[$'MetRisks Registration'.B$5:.B$190];0);2))">
            <text:p/>
          </table:table-cell>
          <table:table-cell table:style-name="ce145" table:formula="of:=IF(ISBLANK([.B638]);&quot;&quot;;IF(ISBLANK(INDEX([$Escalation.B$5:.E$190];MATCH([$'MetRisks Registration'.B638];[$Escalation.B$5:.B$190];0);3));&quot;&quot;;INDEX([$Escalation.B$5:.E$190];MATCH([$'MetRisks Registration'.B63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39]);&quot;&quot;;INDEX([$'MetRisks Registration'.B$5:.E$190];MATCH([$Mitagation.B639];[$'MetRisks Registration'.B$5:.B$190];0);2))">
            <text:p/>
          </table:table-cell>
          <table:table-cell table:style-name="ce145" table:formula="of:=IF(ISBLANK([.B639]);&quot;&quot;;IF(ISBLANK(INDEX([$Escalation.B$5:.E$190];MATCH([$'MetRisks Registration'.B639];[$Escalation.B$5:.B$190];0);3));&quot;&quot;;INDEX([$Escalation.B$5:.E$190];MATCH([$'MetRisks Registration'.B63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40]);&quot;&quot;;INDEX([$'MetRisks Registration'.B$5:.E$190];MATCH([$Mitagation.B640];[$'MetRisks Registration'.B$5:.B$190];0);2))">
            <text:p/>
          </table:table-cell>
          <table:table-cell table:style-name="ce145" table:formula="of:=IF(ISBLANK([.B640]);&quot;&quot;;IF(ISBLANK(INDEX([$Escalation.B$5:.E$190];MATCH([$'MetRisks Registration'.B640];[$Escalation.B$5:.B$190];0);3));&quot;&quot;;INDEX([$Escalation.B$5:.E$190];MATCH([$'MetRisks Registration'.B64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41]);&quot;&quot;;INDEX([$'MetRisks Registration'.B$5:.E$190];MATCH([$Mitagation.B641];[$'MetRisks Registration'.B$5:.B$190];0);2))">
            <text:p/>
          </table:table-cell>
          <table:table-cell table:style-name="ce145" table:formula="of:=IF(ISBLANK([.B641]);&quot;&quot;;IF(ISBLANK(INDEX([$Escalation.B$5:.E$190];MATCH([$'MetRisks Registration'.B641];[$Escalation.B$5:.B$190];0);3));&quot;&quot;;INDEX([$Escalation.B$5:.E$190];MATCH([$'MetRisks Registration'.B64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42]);&quot;&quot;;INDEX([$'MetRisks Registration'.B$5:.E$190];MATCH([$Mitagation.B642];[$'MetRisks Registration'.B$5:.B$190];0);2))">
            <text:p/>
          </table:table-cell>
          <table:table-cell table:style-name="ce145" table:formula="of:=IF(ISBLANK([.B642]);&quot;&quot;;IF(ISBLANK(INDEX([$Escalation.B$5:.E$190];MATCH([$'MetRisks Registration'.B642];[$Escalation.B$5:.B$190];0);3));&quot;&quot;;INDEX([$Escalation.B$5:.E$190];MATCH([$'MetRisks Registration'.B64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43]);&quot;&quot;;INDEX([$'MetRisks Registration'.B$5:.E$190];MATCH([$Mitagation.B643];[$'MetRisks Registration'.B$5:.B$190];0);2))">
            <text:p/>
          </table:table-cell>
          <table:table-cell table:style-name="ce145" table:formula="of:=IF(ISBLANK([.B643]);&quot;&quot;;IF(ISBLANK(INDEX([$Escalation.B$5:.E$190];MATCH([$'MetRisks Registration'.B643];[$Escalation.B$5:.B$190];0);3));&quot;&quot;;INDEX([$Escalation.B$5:.E$190];MATCH([$'MetRisks Registration'.B64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44]);&quot;&quot;;INDEX([$'MetRisks Registration'.B$5:.E$190];MATCH([$Mitagation.B644];[$'MetRisks Registration'.B$5:.B$190];0);2))">
            <text:p/>
          </table:table-cell>
          <table:table-cell table:style-name="ce145" table:formula="of:=IF(ISBLANK([.B644]);&quot;&quot;;IF(ISBLANK(INDEX([$Escalation.B$5:.E$190];MATCH([$'MetRisks Registration'.B644];[$Escalation.B$5:.B$190];0);3));&quot;&quot;;INDEX([$Escalation.B$5:.E$190];MATCH([$'MetRisks Registration'.B64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45]);&quot;&quot;;INDEX([$'MetRisks Registration'.B$5:.E$190];MATCH([$Mitagation.B645];[$'MetRisks Registration'.B$5:.B$190];0);2))">
            <text:p/>
          </table:table-cell>
          <table:table-cell table:style-name="ce145" table:formula="of:=IF(ISBLANK([.B645]);&quot;&quot;;IF(ISBLANK(INDEX([$Escalation.B$5:.E$190];MATCH([$'MetRisks Registration'.B645];[$Escalation.B$5:.B$190];0);3));&quot;&quot;;INDEX([$Escalation.B$5:.E$190];MATCH([$'MetRisks Registration'.B64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46]);&quot;&quot;;INDEX([$'MetRisks Registration'.B$5:.E$190];MATCH([$Mitagation.B646];[$'MetRisks Registration'.B$5:.B$190];0);2))">
            <text:p/>
          </table:table-cell>
          <table:table-cell table:style-name="ce145" table:formula="of:=IF(ISBLANK([.B646]);&quot;&quot;;IF(ISBLANK(INDEX([$Escalation.B$5:.E$190];MATCH([$'MetRisks Registration'.B646];[$Escalation.B$5:.B$190];0);3));&quot;&quot;;INDEX([$Escalation.B$5:.E$190];MATCH([$'MetRisks Registration'.B64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47]);&quot;&quot;;INDEX([$'MetRisks Registration'.B$5:.E$190];MATCH([$Mitagation.B647];[$'MetRisks Registration'.B$5:.B$190];0);2))">
            <text:p/>
          </table:table-cell>
          <table:table-cell table:style-name="ce145" table:formula="of:=IF(ISBLANK([.B647]);&quot;&quot;;IF(ISBLANK(INDEX([$Escalation.B$5:.E$190];MATCH([$'MetRisks Registration'.B647];[$Escalation.B$5:.B$190];0);3));&quot;&quot;;INDEX([$Escalation.B$5:.E$190];MATCH([$'MetRisks Registration'.B64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48]);&quot;&quot;;INDEX([$'MetRisks Registration'.B$5:.E$190];MATCH([$Mitagation.B648];[$'MetRisks Registration'.B$5:.B$190];0);2))">
            <text:p/>
          </table:table-cell>
          <table:table-cell table:style-name="ce145" table:formula="of:=IF(ISBLANK([.B648]);&quot;&quot;;IF(ISBLANK(INDEX([$Escalation.B$5:.E$190];MATCH([$'MetRisks Registration'.B648];[$Escalation.B$5:.B$190];0);3));&quot;&quot;;INDEX([$Escalation.B$5:.E$190];MATCH([$'MetRisks Registration'.B64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49]);&quot;&quot;;INDEX([$'MetRisks Registration'.B$5:.E$190];MATCH([$Mitagation.B649];[$'MetRisks Registration'.B$5:.B$190];0);2))">
            <text:p/>
          </table:table-cell>
          <table:table-cell table:style-name="ce145" table:formula="of:=IF(ISBLANK([.B649]);&quot;&quot;;IF(ISBLANK(INDEX([$Escalation.B$5:.E$190];MATCH([$'MetRisks Registration'.B649];[$Escalation.B$5:.B$190];0);3));&quot;&quot;;INDEX([$Escalation.B$5:.E$190];MATCH([$'MetRisks Registration'.B64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50]);&quot;&quot;;INDEX([$'MetRisks Registration'.B$5:.E$190];MATCH([$Mitagation.B650];[$'MetRisks Registration'.B$5:.B$190];0);2))">
            <text:p/>
          </table:table-cell>
          <table:table-cell table:style-name="ce145" table:formula="of:=IF(ISBLANK([.B650]);&quot;&quot;;IF(ISBLANK(INDEX([$Escalation.B$5:.E$190];MATCH([$'MetRisks Registration'.B650];[$Escalation.B$5:.B$190];0);3));&quot;&quot;;INDEX([$Escalation.B$5:.E$190];MATCH([$'MetRisks Registration'.B65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51]);&quot;&quot;;INDEX([$'MetRisks Registration'.B$5:.E$190];MATCH([$Mitagation.B651];[$'MetRisks Registration'.B$5:.B$190];0);2))">
            <text:p/>
          </table:table-cell>
          <table:table-cell table:style-name="ce145" table:formula="of:=IF(ISBLANK([.B651]);&quot;&quot;;IF(ISBLANK(INDEX([$Escalation.B$5:.E$190];MATCH([$'MetRisks Registration'.B651];[$Escalation.B$5:.B$190];0);3));&quot;&quot;;INDEX([$Escalation.B$5:.E$190];MATCH([$'MetRisks Registration'.B65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52]);&quot;&quot;;INDEX([$'MetRisks Registration'.B$5:.E$190];MATCH([$Mitagation.B652];[$'MetRisks Registration'.B$5:.B$190];0);2))">
            <text:p/>
          </table:table-cell>
          <table:table-cell table:style-name="ce145" table:formula="of:=IF(ISBLANK([.B652]);&quot;&quot;;IF(ISBLANK(INDEX([$Escalation.B$5:.E$190];MATCH([$'MetRisks Registration'.B652];[$Escalation.B$5:.B$190];0);3));&quot;&quot;;INDEX([$Escalation.B$5:.E$190];MATCH([$'MetRisks Registration'.B65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53]);&quot;&quot;;INDEX([$'MetRisks Registration'.B$5:.E$190];MATCH([$Mitagation.B653];[$'MetRisks Registration'.B$5:.B$190];0);2))">
            <text:p/>
          </table:table-cell>
          <table:table-cell table:style-name="ce145" table:formula="of:=IF(ISBLANK([.B653]);&quot;&quot;;IF(ISBLANK(INDEX([$Escalation.B$5:.E$190];MATCH([$'MetRisks Registration'.B653];[$Escalation.B$5:.B$190];0);3));&quot;&quot;;INDEX([$Escalation.B$5:.E$190];MATCH([$'MetRisks Registration'.B65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54]);&quot;&quot;;INDEX([$'MetRisks Registration'.B$5:.E$190];MATCH([$Mitagation.B654];[$'MetRisks Registration'.B$5:.B$190];0);2))">
            <text:p/>
          </table:table-cell>
          <table:table-cell table:style-name="ce145" table:formula="of:=IF(ISBLANK([.B654]);&quot;&quot;;IF(ISBLANK(INDEX([$Escalation.B$5:.E$190];MATCH([$'MetRisks Registration'.B654];[$Escalation.B$5:.B$190];0);3));&quot;&quot;;INDEX([$Escalation.B$5:.E$190];MATCH([$'MetRisks Registration'.B65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55]);&quot;&quot;;INDEX([$'MetRisks Registration'.B$5:.E$190];MATCH([$Mitagation.B655];[$'MetRisks Registration'.B$5:.B$190];0);2))">
            <text:p/>
          </table:table-cell>
          <table:table-cell table:style-name="ce145" table:formula="of:=IF(ISBLANK([.B655]);&quot;&quot;;IF(ISBLANK(INDEX([$Escalation.B$5:.E$190];MATCH([$'MetRisks Registration'.B655];[$Escalation.B$5:.B$190];0);3));&quot;&quot;;INDEX([$Escalation.B$5:.E$190];MATCH([$'MetRisks Registration'.B65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56]);&quot;&quot;;INDEX([$'MetRisks Registration'.B$5:.E$190];MATCH([$Mitagation.B656];[$'MetRisks Registration'.B$5:.B$190];0);2))">
            <text:p/>
          </table:table-cell>
          <table:table-cell table:style-name="ce145" table:formula="of:=IF(ISBLANK([.B656]);&quot;&quot;;IF(ISBLANK(INDEX([$Escalation.B$5:.E$190];MATCH([$'MetRisks Registration'.B656];[$Escalation.B$5:.B$190];0);3));&quot;&quot;;INDEX([$Escalation.B$5:.E$190];MATCH([$'MetRisks Registration'.B65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57]);&quot;&quot;;INDEX([$'MetRisks Registration'.B$5:.E$190];MATCH([$Mitagation.B657];[$'MetRisks Registration'.B$5:.B$190];0);2))">
            <text:p/>
          </table:table-cell>
          <table:table-cell table:style-name="ce145" table:formula="of:=IF(ISBLANK([.B657]);&quot;&quot;;IF(ISBLANK(INDEX([$Escalation.B$5:.E$190];MATCH([$'MetRisks Registration'.B657];[$Escalation.B$5:.B$190];0);3));&quot;&quot;;INDEX([$Escalation.B$5:.E$190];MATCH([$'MetRisks Registration'.B65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58]);&quot;&quot;;INDEX([$'MetRisks Registration'.B$5:.E$190];MATCH([$Mitagation.B658];[$'MetRisks Registration'.B$5:.B$190];0);2))">
            <text:p/>
          </table:table-cell>
          <table:table-cell table:style-name="ce145" table:formula="of:=IF(ISBLANK([.B658]);&quot;&quot;;IF(ISBLANK(INDEX([$Escalation.B$5:.E$190];MATCH([$'MetRisks Registration'.B658];[$Escalation.B$5:.B$190];0);3));&quot;&quot;;INDEX([$Escalation.B$5:.E$190];MATCH([$'MetRisks Registration'.B65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59]);&quot;&quot;;INDEX([$'MetRisks Registration'.B$5:.E$190];MATCH([$Mitagation.B659];[$'MetRisks Registration'.B$5:.B$190];0);2))">
            <text:p/>
          </table:table-cell>
          <table:table-cell table:style-name="ce145" table:formula="of:=IF(ISBLANK([.B659]);&quot;&quot;;IF(ISBLANK(INDEX([$Escalation.B$5:.E$190];MATCH([$'MetRisks Registration'.B659];[$Escalation.B$5:.B$190];0);3));&quot;&quot;;INDEX([$Escalation.B$5:.E$190];MATCH([$'MetRisks Registration'.B65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60]);&quot;&quot;;INDEX([$'MetRisks Registration'.B$5:.E$190];MATCH([$Mitagation.B660];[$'MetRisks Registration'.B$5:.B$190];0);2))">
            <text:p/>
          </table:table-cell>
          <table:table-cell table:style-name="ce145" table:formula="of:=IF(ISBLANK([.B660]);&quot;&quot;;IF(ISBLANK(INDEX([$Escalation.B$5:.E$190];MATCH([$'MetRisks Registration'.B660];[$Escalation.B$5:.B$190];0);3));&quot;&quot;;INDEX([$Escalation.B$5:.E$190];MATCH([$'MetRisks Registration'.B66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61]);&quot;&quot;;INDEX([$'MetRisks Registration'.B$5:.E$190];MATCH([$Mitagation.B661];[$'MetRisks Registration'.B$5:.B$190];0);2))">
            <text:p/>
          </table:table-cell>
          <table:table-cell table:style-name="ce145" table:formula="of:=IF(ISBLANK([.B661]);&quot;&quot;;IF(ISBLANK(INDEX([$Escalation.B$5:.E$190];MATCH([$'MetRisks Registration'.B661];[$Escalation.B$5:.B$190];0);3));&quot;&quot;;INDEX([$Escalation.B$5:.E$190];MATCH([$'MetRisks Registration'.B66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62]);&quot;&quot;;INDEX([$'MetRisks Registration'.B$5:.E$190];MATCH([$Mitagation.B662];[$'MetRisks Registration'.B$5:.B$190];0);2))">
            <text:p/>
          </table:table-cell>
          <table:table-cell table:style-name="ce145" table:formula="of:=IF(ISBLANK([.B662]);&quot;&quot;;IF(ISBLANK(INDEX([$Escalation.B$5:.E$190];MATCH([$'MetRisks Registration'.B662];[$Escalation.B$5:.B$190];0);3));&quot;&quot;;INDEX([$Escalation.B$5:.E$190];MATCH([$'MetRisks Registration'.B66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63]);&quot;&quot;;INDEX([$'MetRisks Registration'.B$5:.E$190];MATCH([$Mitagation.B663];[$'MetRisks Registration'.B$5:.B$190];0);2))">
            <text:p/>
          </table:table-cell>
          <table:table-cell table:style-name="ce145" table:formula="of:=IF(ISBLANK([.B663]);&quot;&quot;;IF(ISBLANK(INDEX([$Escalation.B$5:.E$190];MATCH([$'MetRisks Registration'.B663];[$Escalation.B$5:.B$190];0);3));&quot;&quot;;INDEX([$Escalation.B$5:.E$190];MATCH([$'MetRisks Registration'.B66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64]);&quot;&quot;;INDEX([$'MetRisks Registration'.B$5:.E$190];MATCH([$Mitagation.B664];[$'MetRisks Registration'.B$5:.B$190];0);2))">
            <text:p/>
          </table:table-cell>
          <table:table-cell table:style-name="ce145" table:formula="of:=IF(ISBLANK([.B664]);&quot;&quot;;IF(ISBLANK(INDEX([$Escalation.B$5:.E$190];MATCH([$'MetRisks Registration'.B664];[$Escalation.B$5:.B$190];0);3));&quot;&quot;;INDEX([$Escalation.B$5:.E$190];MATCH([$'MetRisks Registration'.B66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65]);&quot;&quot;;INDEX([$'MetRisks Registration'.B$5:.E$190];MATCH([$Mitagation.B665];[$'MetRisks Registration'.B$5:.B$190];0);2))">
            <text:p/>
          </table:table-cell>
          <table:table-cell table:style-name="ce145" table:formula="of:=IF(ISBLANK([.B665]);&quot;&quot;;IF(ISBLANK(INDEX([$Escalation.B$5:.E$190];MATCH([$'MetRisks Registration'.B665];[$Escalation.B$5:.B$190];0);3));&quot;&quot;;INDEX([$Escalation.B$5:.E$190];MATCH([$'MetRisks Registration'.B66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66]);&quot;&quot;;INDEX([$'MetRisks Registration'.B$5:.E$190];MATCH([$Mitagation.B666];[$'MetRisks Registration'.B$5:.B$190];0);2))">
            <text:p/>
          </table:table-cell>
          <table:table-cell table:style-name="ce145" table:formula="of:=IF(ISBLANK([.B666]);&quot;&quot;;IF(ISBLANK(INDEX([$Escalation.B$5:.E$190];MATCH([$'MetRisks Registration'.B666];[$Escalation.B$5:.B$190];0);3));&quot;&quot;;INDEX([$Escalation.B$5:.E$190];MATCH([$'MetRisks Registration'.B66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67]);&quot;&quot;;INDEX([$'MetRisks Registration'.B$5:.E$190];MATCH([$Mitagation.B667];[$'MetRisks Registration'.B$5:.B$190];0);2))">
            <text:p/>
          </table:table-cell>
          <table:table-cell table:style-name="ce145" table:formula="of:=IF(ISBLANK([.B667]);&quot;&quot;;IF(ISBLANK(INDEX([$Escalation.B$5:.E$190];MATCH([$'MetRisks Registration'.B667];[$Escalation.B$5:.B$190];0);3));&quot;&quot;;INDEX([$Escalation.B$5:.E$190];MATCH([$'MetRisks Registration'.B66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68]);&quot;&quot;;INDEX([$'MetRisks Registration'.B$5:.E$190];MATCH([$Mitagation.B668];[$'MetRisks Registration'.B$5:.B$190];0);2))">
            <text:p/>
          </table:table-cell>
          <table:table-cell table:style-name="ce145" table:formula="of:=IF(ISBLANK([.B668]);&quot;&quot;;IF(ISBLANK(INDEX([$Escalation.B$5:.E$190];MATCH([$'MetRisks Registration'.B668];[$Escalation.B$5:.B$190];0);3));&quot;&quot;;INDEX([$Escalation.B$5:.E$190];MATCH([$'MetRisks Registration'.B66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69]);&quot;&quot;;INDEX([$'MetRisks Registration'.B$5:.E$190];MATCH([$Mitagation.B669];[$'MetRisks Registration'.B$5:.B$190];0);2))">
            <text:p/>
          </table:table-cell>
          <table:table-cell table:style-name="ce145" table:formula="of:=IF(ISBLANK([.B669]);&quot;&quot;;IF(ISBLANK(INDEX([$Escalation.B$5:.E$190];MATCH([$'MetRisks Registration'.B669];[$Escalation.B$5:.B$190];0);3));&quot;&quot;;INDEX([$Escalation.B$5:.E$190];MATCH([$'MetRisks Registration'.B66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70]);&quot;&quot;;INDEX([$'MetRisks Registration'.B$5:.E$190];MATCH([$Mitagation.B670];[$'MetRisks Registration'.B$5:.B$190];0);2))">
            <text:p/>
          </table:table-cell>
          <table:table-cell table:style-name="ce145" table:formula="of:=IF(ISBLANK([.B670]);&quot;&quot;;IF(ISBLANK(INDEX([$Escalation.B$5:.E$190];MATCH([$'MetRisks Registration'.B670];[$Escalation.B$5:.B$190];0);3));&quot;&quot;;INDEX([$Escalation.B$5:.E$190];MATCH([$'MetRisks Registration'.B67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71]);&quot;&quot;;INDEX([$'MetRisks Registration'.B$5:.E$190];MATCH([$Mitagation.B671];[$'MetRisks Registration'.B$5:.B$190];0);2))">
            <text:p/>
          </table:table-cell>
          <table:table-cell table:style-name="ce145" table:formula="of:=IF(ISBLANK([.B671]);&quot;&quot;;IF(ISBLANK(INDEX([$Escalation.B$5:.E$190];MATCH([$'MetRisks Registration'.B671];[$Escalation.B$5:.B$190];0);3));&quot;&quot;;INDEX([$Escalation.B$5:.E$190];MATCH([$'MetRisks Registration'.B67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72]);&quot;&quot;;INDEX([$'MetRisks Registration'.B$5:.E$190];MATCH([$Mitagation.B672];[$'MetRisks Registration'.B$5:.B$190];0);2))">
            <text:p/>
          </table:table-cell>
          <table:table-cell table:style-name="ce145" table:formula="of:=IF(ISBLANK([.B672]);&quot;&quot;;IF(ISBLANK(INDEX([$Escalation.B$5:.E$190];MATCH([$'MetRisks Registration'.B672];[$Escalation.B$5:.B$190];0);3));&quot;&quot;;INDEX([$Escalation.B$5:.E$190];MATCH([$'MetRisks Registration'.B67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73]);&quot;&quot;;INDEX([$'MetRisks Registration'.B$5:.E$190];MATCH([$Mitagation.B673];[$'MetRisks Registration'.B$5:.B$190];0);2))">
            <text:p/>
          </table:table-cell>
          <table:table-cell table:style-name="ce145" table:formula="of:=IF(ISBLANK([.B673]);&quot;&quot;;IF(ISBLANK(INDEX([$Escalation.B$5:.E$190];MATCH([$'MetRisks Registration'.B673];[$Escalation.B$5:.B$190];0);3));&quot;&quot;;INDEX([$Escalation.B$5:.E$190];MATCH([$'MetRisks Registration'.B67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74]);&quot;&quot;;INDEX([$'MetRisks Registration'.B$5:.E$190];MATCH([$Mitagation.B674];[$'MetRisks Registration'.B$5:.B$190];0);2))">
            <text:p/>
          </table:table-cell>
          <table:table-cell table:style-name="ce145" table:formula="of:=IF(ISBLANK([.B674]);&quot;&quot;;IF(ISBLANK(INDEX([$Escalation.B$5:.E$190];MATCH([$'MetRisks Registration'.B674];[$Escalation.B$5:.B$190];0);3));&quot;&quot;;INDEX([$Escalation.B$5:.E$190];MATCH([$'MetRisks Registration'.B67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75]);&quot;&quot;;INDEX([$'MetRisks Registration'.B$5:.E$190];MATCH([$Mitagation.B675];[$'MetRisks Registration'.B$5:.B$190];0);2))">
            <text:p/>
          </table:table-cell>
          <table:table-cell table:style-name="ce145" table:formula="of:=IF(ISBLANK([.B675]);&quot;&quot;;IF(ISBLANK(INDEX([$Escalation.B$5:.E$190];MATCH([$'MetRisks Registration'.B675];[$Escalation.B$5:.B$190];0);3));&quot;&quot;;INDEX([$Escalation.B$5:.E$190];MATCH([$'MetRisks Registration'.B67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76]);&quot;&quot;;INDEX([$'MetRisks Registration'.B$5:.E$190];MATCH([$Mitagation.B676];[$'MetRisks Registration'.B$5:.B$190];0);2))">
            <text:p/>
          </table:table-cell>
          <table:table-cell table:style-name="ce145" table:formula="of:=IF(ISBLANK([.B676]);&quot;&quot;;IF(ISBLANK(INDEX([$Escalation.B$5:.E$190];MATCH([$'MetRisks Registration'.B676];[$Escalation.B$5:.B$190];0);3));&quot;&quot;;INDEX([$Escalation.B$5:.E$190];MATCH([$'MetRisks Registration'.B67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77]);&quot;&quot;;INDEX([$'MetRisks Registration'.B$5:.E$190];MATCH([$Mitagation.B677];[$'MetRisks Registration'.B$5:.B$190];0);2))">
            <text:p/>
          </table:table-cell>
          <table:table-cell table:style-name="ce145" table:formula="of:=IF(ISBLANK([.B677]);&quot;&quot;;IF(ISBLANK(INDEX([$Escalation.B$5:.E$190];MATCH([$'MetRisks Registration'.B677];[$Escalation.B$5:.B$190];0);3));&quot;&quot;;INDEX([$Escalation.B$5:.E$190];MATCH([$'MetRisks Registration'.B67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78]);&quot;&quot;;INDEX([$'MetRisks Registration'.B$5:.E$190];MATCH([$Mitagation.B678];[$'MetRisks Registration'.B$5:.B$190];0);2))">
            <text:p/>
          </table:table-cell>
          <table:table-cell table:style-name="ce145" table:formula="of:=IF(ISBLANK([.B678]);&quot;&quot;;IF(ISBLANK(INDEX([$Escalation.B$5:.E$190];MATCH([$'MetRisks Registration'.B678];[$Escalation.B$5:.B$190];0);3));&quot;&quot;;INDEX([$Escalation.B$5:.E$190];MATCH([$'MetRisks Registration'.B67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79]);&quot;&quot;;INDEX([$'MetRisks Registration'.B$5:.E$190];MATCH([$Mitagation.B679];[$'MetRisks Registration'.B$5:.B$190];0);2))">
            <text:p/>
          </table:table-cell>
          <table:table-cell table:style-name="ce145" table:formula="of:=IF(ISBLANK([.B679]);&quot;&quot;;IF(ISBLANK(INDEX([$Escalation.B$5:.E$190];MATCH([$'MetRisks Registration'.B679];[$Escalation.B$5:.B$190];0);3));&quot;&quot;;INDEX([$Escalation.B$5:.E$190];MATCH([$'MetRisks Registration'.B67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80]);&quot;&quot;;INDEX([$'MetRisks Registration'.B$5:.E$190];MATCH([$Mitagation.B680];[$'MetRisks Registration'.B$5:.B$190];0);2))">
            <text:p/>
          </table:table-cell>
          <table:table-cell table:style-name="ce145" table:formula="of:=IF(ISBLANK([.B680]);&quot;&quot;;IF(ISBLANK(INDEX([$Escalation.B$5:.E$190];MATCH([$'MetRisks Registration'.B680];[$Escalation.B$5:.B$190];0);3));&quot;&quot;;INDEX([$Escalation.B$5:.E$190];MATCH([$'MetRisks Registration'.B68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81]);&quot;&quot;;INDEX([$'MetRisks Registration'.B$5:.E$190];MATCH([$Mitagation.B681];[$'MetRisks Registration'.B$5:.B$190];0);2))">
            <text:p/>
          </table:table-cell>
          <table:table-cell table:style-name="ce145" table:formula="of:=IF(ISBLANK([.B681]);&quot;&quot;;IF(ISBLANK(INDEX([$Escalation.B$5:.E$190];MATCH([$'MetRisks Registration'.B681];[$Escalation.B$5:.B$190];0);3));&quot;&quot;;INDEX([$Escalation.B$5:.E$190];MATCH([$'MetRisks Registration'.B68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82]);&quot;&quot;;INDEX([$'MetRisks Registration'.B$5:.E$190];MATCH([$Mitagation.B682];[$'MetRisks Registration'.B$5:.B$190];0);2))">
            <text:p/>
          </table:table-cell>
          <table:table-cell table:style-name="ce145" table:formula="of:=IF(ISBLANK([.B682]);&quot;&quot;;IF(ISBLANK(INDEX([$Escalation.B$5:.E$190];MATCH([$'MetRisks Registration'.B682];[$Escalation.B$5:.B$190];0);3));&quot;&quot;;INDEX([$Escalation.B$5:.E$190];MATCH([$'MetRisks Registration'.B68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83]);&quot;&quot;;INDEX([$'MetRisks Registration'.B$5:.E$190];MATCH([$Mitagation.B683];[$'MetRisks Registration'.B$5:.B$190];0);2))">
            <text:p/>
          </table:table-cell>
          <table:table-cell table:style-name="ce145" table:formula="of:=IF(ISBLANK([.B683]);&quot;&quot;;IF(ISBLANK(INDEX([$Escalation.B$5:.E$190];MATCH([$'MetRisks Registration'.B683];[$Escalation.B$5:.B$190];0);3));&quot;&quot;;INDEX([$Escalation.B$5:.E$190];MATCH([$'MetRisks Registration'.B68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84]);&quot;&quot;;INDEX([$'MetRisks Registration'.B$5:.E$190];MATCH([$Mitagation.B684];[$'MetRisks Registration'.B$5:.B$190];0);2))">
            <text:p/>
          </table:table-cell>
          <table:table-cell table:style-name="ce145" table:formula="of:=IF(ISBLANK([.B684]);&quot;&quot;;IF(ISBLANK(INDEX([$Escalation.B$5:.E$190];MATCH([$'MetRisks Registration'.B684];[$Escalation.B$5:.B$190];0);3));&quot;&quot;;INDEX([$Escalation.B$5:.E$190];MATCH([$'MetRisks Registration'.B68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85]);&quot;&quot;;INDEX([$'MetRisks Registration'.B$5:.E$190];MATCH([$Mitagation.B685];[$'MetRisks Registration'.B$5:.B$190];0);2))">
            <text:p/>
          </table:table-cell>
          <table:table-cell table:style-name="ce145" table:formula="of:=IF(ISBLANK([.B685]);&quot;&quot;;IF(ISBLANK(INDEX([$Escalation.B$5:.E$190];MATCH([$'MetRisks Registration'.B685];[$Escalation.B$5:.B$190];0);3));&quot;&quot;;INDEX([$Escalation.B$5:.E$190];MATCH([$'MetRisks Registration'.B68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86]);&quot;&quot;;INDEX([$'MetRisks Registration'.B$5:.E$190];MATCH([$Mitagation.B686];[$'MetRisks Registration'.B$5:.B$190];0);2))">
            <text:p/>
          </table:table-cell>
          <table:table-cell table:style-name="ce145" table:formula="of:=IF(ISBLANK([.B686]);&quot;&quot;;IF(ISBLANK(INDEX([$Escalation.B$5:.E$190];MATCH([$'MetRisks Registration'.B686];[$Escalation.B$5:.B$190];0);3));&quot;&quot;;INDEX([$Escalation.B$5:.E$190];MATCH([$'MetRisks Registration'.B68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87]);&quot;&quot;;INDEX([$'MetRisks Registration'.B$5:.E$190];MATCH([$Mitagation.B687];[$'MetRisks Registration'.B$5:.B$190];0);2))">
            <text:p/>
          </table:table-cell>
          <table:table-cell table:style-name="ce145" table:formula="of:=IF(ISBLANK([.B687]);&quot;&quot;;IF(ISBLANK(INDEX([$Escalation.B$5:.E$190];MATCH([$'MetRisks Registration'.B687];[$Escalation.B$5:.B$190];0);3));&quot;&quot;;INDEX([$Escalation.B$5:.E$190];MATCH([$'MetRisks Registration'.B68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88]);&quot;&quot;;INDEX([$'MetRisks Registration'.B$5:.E$190];MATCH([$Mitagation.B688];[$'MetRisks Registration'.B$5:.B$190];0);2))">
            <text:p/>
          </table:table-cell>
          <table:table-cell table:style-name="ce145" table:formula="of:=IF(ISBLANK([.B688]);&quot;&quot;;IF(ISBLANK(INDEX([$Escalation.B$5:.E$190];MATCH([$'MetRisks Registration'.B688];[$Escalation.B$5:.B$190];0);3));&quot;&quot;;INDEX([$Escalation.B$5:.E$190];MATCH([$'MetRisks Registration'.B68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89]);&quot;&quot;;INDEX([$'MetRisks Registration'.B$5:.E$190];MATCH([$Mitagation.B689];[$'MetRisks Registration'.B$5:.B$190];0);2))">
            <text:p/>
          </table:table-cell>
          <table:table-cell table:style-name="ce145" table:formula="of:=IF(ISBLANK([.B689]);&quot;&quot;;IF(ISBLANK(INDEX([$Escalation.B$5:.E$190];MATCH([$'MetRisks Registration'.B689];[$Escalation.B$5:.B$190];0);3));&quot;&quot;;INDEX([$Escalation.B$5:.E$190];MATCH([$'MetRisks Registration'.B68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90]);&quot;&quot;;INDEX([$'MetRisks Registration'.B$5:.E$190];MATCH([$Mitagation.B690];[$'MetRisks Registration'.B$5:.B$190];0);2))">
            <text:p/>
          </table:table-cell>
          <table:table-cell table:style-name="ce145" table:formula="of:=IF(ISBLANK([.B690]);&quot;&quot;;IF(ISBLANK(INDEX([$Escalation.B$5:.E$190];MATCH([$'MetRisks Registration'.B690];[$Escalation.B$5:.B$190];0);3));&quot;&quot;;INDEX([$Escalation.B$5:.E$190];MATCH([$'MetRisks Registration'.B69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91]);&quot;&quot;;INDEX([$'MetRisks Registration'.B$5:.E$190];MATCH([$Mitagation.B691];[$'MetRisks Registration'.B$5:.B$190];0);2))">
            <text:p/>
          </table:table-cell>
          <table:table-cell table:style-name="ce145" table:formula="of:=IF(ISBLANK([.B691]);&quot;&quot;;IF(ISBLANK(INDEX([$Escalation.B$5:.E$190];MATCH([$'MetRisks Registration'.B691];[$Escalation.B$5:.B$190];0);3));&quot;&quot;;INDEX([$Escalation.B$5:.E$190];MATCH([$'MetRisks Registration'.B69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92]);&quot;&quot;;INDEX([$'MetRisks Registration'.B$5:.E$190];MATCH([$Mitagation.B692];[$'MetRisks Registration'.B$5:.B$190];0);2))">
            <text:p/>
          </table:table-cell>
          <table:table-cell table:style-name="ce145" table:formula="of:=IF(ISBLANK([.B692]);&quot;&quot;;IF(ISBLANK(INDEX([$Escalation.B$5:.E$190];MATCH([$'MetRisks Registration'.B692];[$Escalation.B$5:.B$190];0);3));&quot;&quot;;INDEX([$Escalation.B$5:.E$190];MATCH([$'MetRisks Registration'.B69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93]);&quot;&quot;;INDEX([$'MetRisks Registration'.B$5:.E$190];MATCH([$Mitagation.B693];[$'MetRisks Registration'.B$5:.B$190];0);2))">
            <text:p/>
          </table:table-cell>
          <table:table-cell table:style-name="ce145" table:formula="of:=IF(ISBLANK([.B693]);&quot;&quot;;IF(ISBLANK(INDEX([$Escalation.B$5:.E$190];MATCH([$'MetRisks Registration'.B693];[$Escalation.B$5:.B$190];0);3));&quot;&quot;;INDEX([$Escalation.B$5:.E$190];MATCH([$'MetRisks Registration'.B69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94]);&quot;&quot;;INDEX([$'MetRisks Registration'.B$5:.E$190];MATCH([$Mitagation.B694];[$'MetRisks Registration'.B$5:.B$190];0);2))">
            <text:p/>
          </table:table-cell>
          <table:table-cell table:style-name="ce145" table:formula="of:=IF(ISBLANK([.B694]);&quot;&quot;;IF(ISBLANK(INDEX([$Escalation.B$5:.E$190];MATCH([$'MetRisks Registration'.B694];[$Escalation.B$5:.B$190];0);3));&quot;&quot;;INDEX([$Escalation.B$5:.E$190];MATCH([$'MetRisks Registration'.B69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95]);&quot;&quot;;INDEX([$'MetRisks Registration'.B$5:.E$190];MATCH([$Mitagation.B695];[$'MetRisks Registration'.B$5:.B$190];0);2))">
            <text:p/>
          </table:table-cell>
          <table:table-cell table:style-name="ce145" table:formula="of:=IF(ISBLANK([.B695]);&quot;&quot;;IF(ISBLANK(INDEX([$Escalation.B$5:.E$190];MATCH([$'MetRisks Registration'.B695];[$Escalation.B$5:.B$190];0);3));&quot;&quot;;INDEX([$Escalation.B$5:.E$190];MATCH([$'MetRisks Registration'.B69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96]);&quot;&quot;;INDEX([$'MetRisks Registration'.B$5:.E$190];MATCH([$Mitagation.B696];[$'MetRisks Registration'.B$5:.B$190];0);2))">
            <text:p/>
          </table:table-cell>
          <table:table-cell table:style-name="ce145" table:formula="of:=IF(ISBLANK([.B696]);&quot;&quot;;IF(ISBLANK(INDEX([$Escalation.B$5:.E$190];MATCH([$'MetRisks Registration'.B696];[$Escalation.B$5:.B$190];0);3));&quot;&quot;;INDEX([$Escalation.B$5:.E$190];MATCH([$'MetRisks Registration'.B69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97]);&quot;&quot;;INDEX([$'MetRisks Registration'.B$5:.E$190];MATCH([$Mitagation.B697];[$'MetRisks Registration'.B$5:.B$190];0);2))">
            <text:p/>
          </table:table-cell>
          <table:table-cell table:style-name="ce145" table:formula="of:=IF(ISBLANK([.B697]);&quot;&quot;;IF(ISBLANK(INDEX([$Escalation.B$5:.E$190];MATCH([$'MetRisks Registration'.B697];[$Escalation.B$5:.B$190];0);3));&quot;&quot;;INDEX([$Escalation.B$5:.E$190];MATCH([$'MetRisks Registration'.B69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98]);&quot;&quot;;INDEX([$'MetRisks Registration'.B$5:.E$190];MATCH([$Mitagation.B698];[$'MetRisks Registration'.B$5:.B$190];0);2))">
            <text:p/>
          </table:table-cell>
          <table:table-cell table:style-name="ce145" table:formula="of:=IF(ISBLANK([.B698]);&quot;&quot;;IF(ISBLANK(INDEX([$Escalation.B$5:.E$190];MATCH([$'MetRisks Registration'.B698];[$Escalation.B$5:.B$190];0);3));&quot;&quot;;INDEX([$Escalation.B$5:.E$190];MATCH([$'MetRisks Registration'.B69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699]);&quot;&quot;;INDEX([$'MetRisks Registration'.B$5:.E$190];MATCH([$Mitagation.B699];[$'MetRisks Registration'.B$5:.B$190];0);2))">
            <text:p/>
          </table:table-cell>
          <table:table-cell table:style-name="ce145" table:formula="of:=IF(ISBLANK([.B699]);&quot;&quot;;IF(ISBLANK(INDEX([$Escalation.B$5:.E$190];MATCH([$'MetRisks Registration'.B699];[$Escalation.B$5:.B$190];0);3));&quot;&quot;;INDEX([$Escalation.B$5:.E$190];MATCH([$'MetRisks Registration'.B69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00]);&quot;&quot;;INDEX([$'MetRisks Registration'.B$5:.E$190];MATCH([$Mitagation.B700];[$'MetRisks Registration'.B$5:.B$190];0);2))">
            <text:p/>
          </table:table-cell>
          <table:table-cell table:style-name="ce145" table:formula="of:=IF(ISBLANK([.B700]);&quot;&quot;;IF(ISBLANK(INDEX([$Escalation.B$5:.E$190];MATCH([$'MetRisks Registration'.B700];[$Escalation.B$5:.B$190];0);3));&quot;&quot;;INDEX([$Escalation.B$5:.E$190];MATCH([$'MetRisks Registration'.B70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01]);&quot;&quot;;INDEX([$'MetRisks Registration'.B$5:.E$190];MATCH([$Mitagation.B701];[$'MetRisks Registration'.B$5:.B$190];0);2))">
            <text:p/>
          </table:table-cell>
          <table:table-cell table:style-name="ce145" table:formula="of:=IF(ISBLANK([.B701]);&quot;&quot;;IF(ISBLANK(INDEX([$Escalation.B$5:.E$190];MATCH([$'MetRisks Registration'.B701];[$Escalation.B$5:.B$190];0);3));&quot;&quot;;INDEX([$Escalation.B$5:.E$190];MATCH([$'MetRisks Registration'.B70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02]);&quot;&quot;;INDEX([$'MetRisks Registration'.B$5:.E$190];MATCH([$Mitagation.B702];[$'MetRisks Registration'.B$5:.B$190];0);2))">
            <text:p/>
          </table:table-cell>
          <table:table-cell table:style-name="ce145" table:formula="of:=IF(ISBLANK([.B702]);&quot;&quot;;IF(ISBLANK(INDEX([$Escalation.B$5:.E$190];MATCH([$'MetRisks Registration'.B702];[$Escalation.B$5:.B$190];0);3));&quot;&quot;;INDEX([$Escalation.B$5:.E$190];MATCH([$'MetRisks Registration'.B70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03]);&quot;&quot;;INDEX([$'MetRisks Registration'.B$5:.E$190];MATCH([$Mitagation.B703];[$'MetRisks Registration'.B$5:.B$190];0);2))">
            <text:p/>
          </table:table-cell>
          <table:table-cell table:style-name="ce145" table:formula="of:=IF(ISBLANK([.B703]);&quot;&quot;;IF(ISBLANK(INDEX([$Escalation.B$5:.E$190];MATCH([$'MetRisks Registration'.B703];[$Escalation.B$5:.B$190];0);3));&quot;&quot;;INDEX([$Escalation.B$5:.E$190];MATCH([$'MetRisks Registration'.B70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04]);&quot;&quot;;INDEX([$'MetRisks Registration'.B$5:.E$190];MATCH([$Mitagation.B704];[$'MetRisks Registration'.B$5:.B$190];0);2))">
            <text:p/>
          </table:table-cell>
          <table:table-cell table:style-name="ce145" table:formula="of:=IF(ISBLANK([.B704]);&quot;&quot;;IF(ISBLANK(INDEX([$Escalation.B$5:.E$190];MATCH([$'MetRisks Registration'.B704];[$Escalation.B$5:.B$190];0);3));&quot;&quot;;INDEX([$Escalation.B$5:.E$190];MATCH([$'MetRisks Registration'.B70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05]);&quot;&quot;;INDEX([$'MetRisks Registration'.B$5:.E$190];MATCH([$Mitagation.B705];[$'MetRisks Registration'.B$5:.B$190];0);2))">
            <text:p/>
          </table:table-cell>
          <table:table-cell table:style-name="ce145" table:formula="of:=IF(ISBLANK([.B705]);&quot;&quot;;IF(ISBLANK(INDEX([$Escalation.B$5:.E$190];MATCH([$'MetRisks Registration'.B705];[$Escalation.B$5:.B$190];0);3));&quot;&quot;;INDEX([$Escalation.B$5:.E$190];MATCH([$'MetRisks Registration'.B70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06]);&quot;&quot;;INDEX([$'MetRisks Registration'.B$5:.E$190];MATCH([$Mitagation.B706];[$'MetRisks Registration'.B$5:.B$190];0);2))">
            <text:p/>
          </table:table-cell>
          <table:table-cell table:style-name="ce145" table:formula="of:=IF(ISBLANK([.B706]);&quot;&quot;;IF(ISBLANK(INDEX([$Escalation.B$5:.E$190];MATCH([$'MetRisks Registration'.B706];[$Escalation.B$5:.B$190];0);3));&quot;&quot;;INDEX([$Escalation.B$5:.E$190];MATCH([$'MetRisks Registration'.B70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07]);&quot;&quot;;INDEX([$'MetRisks Registration'.B$5:.E$190];MATCH([$Mitagation.B707];[$'MetRisks Registration'.B$5:.B$190];0);2))">
            <text:p/>
          </table:table-cell>
          <table:table-cell table:style-name="ce145" table:formula="of:=IF(ISBLANK([.B707]);&quot;&quot;;IF(ISBLANK(INDEX([$Escalation.B$5:.E$190];MATCH([$'MetRisks Registration'.B707];[$Escalation.B$5:.B$190];0);3));&quot;&quot;;INDEX([$Escalation.B$5:.E$190];MATCH([$'MetRisks Registration'.B70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08]);&quot;&quot;;INDEX([$'MetRisks Registration'.B$5:.E$190];MATCH([$Mitagation.B708];[$'MetRisks Registration'.B$5:.B$190];0);2))">
            <text:p/>
          </table:table-cell>
          <table:table-cell table:style-name="ce145" table:formula="of:=IF(ISBLANK([.B708]);&quot;&quot;;IF(ISBLANK(INDEX([$Escalation.B$5:.E$190];MATCH([$'MetRisks Registration'.B708];[$Escalation.B$5:.B$190];0);3));&quot;&quot;;INDEX([$Escalation.B$5:.E$190];MATCH([$'MetRisks Registration'.B70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09]);&quot;&quot;;INDEX([$'MetRisks Registration'.B$5:.E$190];MATCH([$Mitagation.B709];[$'MetRisks Registration'.B$5:.B$190];0);2))">
            <text:p/>
          </table:table-cell>
          <table:table-cell table:style-name="ce145" table:formula="of:=IF(ISBLANK([.B709]);&quot;&quot;;IF(ISBLANK(INDEX([$Escalation.B$5:.E$190];MATCH([$'MetRisks Registration'.B709];[$Escalation.B$5:.B$190];0);3));&quot;&quot;;INDEX([$Escalation.B$5:.E$190];MATCH([$'MetRisks Registration'.B70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10]);&quot;&quot;;INDEX([$'MetRisks Registration'.B$5:.E$190];MATCH([$Mitagation.B710];[$'MetRisks Registration'.B$5:.B$190];0);2))">
            <text:p/>
          </table:table-cell>
          <table:table-cell table:style-name="ce145" table:formula="of:=IF(ISBLANK([.B710]);&quot;&quot;;IF(ISBLANK(INDEX([$Escalation.B$5:.E$190];MATCH([$'MetRisks Registration'.B710];[$Escalation.B$5:.B$190];0);3));&quot;&quot;;INDEX([$Escalation.B$5:.E$190];MATCH([$'MetRisks Registration'.B71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11]);&quot;&quot;;INDEX([$'MetRisks Registration'.B$5:.E$190];MATCH([$Mitagation.B711];[$'MetRisks Registration'.B$5:.B$190];0);2))">
            <text:p/>
          </table:table-cell>
          <table:table-cell table:style-name="ce145" table:formula="of:=IF(ISBLANK([.B711]);&quot;&quot;;IF(ISBLANK(INDEX([$Escalation.B$5:.E$190];MATCH([$'MetRisks Registration'.B711];[$Escalation.B$5:.B$190];0);3));&quot;&quot;;INDEX([$Escalation.B$5:.E$190];MATCH([$'MetRisks Registration'.B71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12]);&quot;&quot;;INDEX([$'MetRisks Registration'.B$5:.E$190];MATCH([$Mitagation.B712];[$'MetRisks Registration'.B$5:.B$190];0);2))">
            <text:p/>
          </table:table-cell>
          <table:table-cell table:style-name="ce145" table:formula="of:=IF(ISBLANK([.B712]);&quot;&quot;;IF(ISBLANK(INDEX([$Escalation.B$5:.E$190];MATCH([$'MetRisks Registration'.B712];[$Escalation.B$5:.B$190];0);3));&quot;&quot;;INDEX([$Escalation.B$5:.E$190];MATCH([$'MetRisks Registration'.B71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13]);&quot;&quot;;INDEX([$'MetRisks Registration'.B$5:.E$190];MATCH([$Mitagation.B713];[$'MetRisks Registration'.B$5:.B$190];0);2))">
            <text:p/>
          </table:table-cell>
          <table:table-cell table:style-name="ce145" table:formula="of:=IF(ISBLANK([.B713]);&quot;&quot;;IF(ISBLANK(INDEX([$Escalation.B$5:.E$190];MATCH([$'MetRisks Registration'.B713];[$Escalation.B$5:.B$190];0);3));&quot;&quot;;INDEX([$Escalation.B$5:.E$190];MATCH([$'MetRisks Registration'.B71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14]);&quot;&quot;;INDEX([$'MetRisks Registration'.B$5:.E$190];MATCH([$Mitagation.B714];[$'MetRisks Registration'.B$5:.B$190];0);2))">
            <text:p/>
          </table:table-cell>
          <table:table-cell table:style-name="ce145" table:formula="of:=IF(ISBLANK([.B714]);&quot;&quot;;IF(ISBLANK(INDEX([$Escalation.B$5:.E$190];MATCH([$'MetRisks Registration'.B714];[$Escalation.B$5:.B$190];0);3));&quot;&quot;;INDEX([$Escalation.B$5:.E$190];MATCH([$'MetRisks Registration'.B71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15]);&quot;&quot;;INDEX([$'MetRisks Registration'.B$5:.E$190];MATCH([$Mitagation.B715];[$'MetRisks Registration'.B$5:.B$190];0);2))">
            <text:p/>
          </table:table-cell>
          <table:table-cell table:style-name="ce145" table:formula="of:=IF(ISBLANK([.B715]);&quot;&quot;;IF(ISBLANK(INDEX([$Escalation.B$5:.E$190];MATCH([$'MetRisks Registration'.B715];[$Escalation.B$5:.B$190];0);3));&quot;&quot;;INDEX([$Escalation.B$5:.E$190];MATCH([$'MetRisks Registration'.B71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16]);&quot;&quot;;INDEX([$'MetRisks Registration'.B$5:.E$190];MATCH([$Mitagation.B716];[$'MetRisks Registration'.B$5:.B$190];0);2))">
            <text:p/>
          </table:table-cell>
          <table:table-cell table:style-name="ce145" table:formula="of:=IF(ISBLANK([.B716]);&quot;&quot;;IF(ISBLANK(INDEX([$Escalation.B$5:.E$190];MATCH([$'MetRisks Registration'.B716];[$Escalation.B$5:.B$190];0);3));&quot;&quot;;INDEX([$Escalation.B$5:.E$190];MATCH([$'MetRisks Registration'.B71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17]);&quot;&quot;;INDEX([$'MetRisks Registration'.B$5:.E$190];MATCH([$Mitagation.B717];[$'MetRisks Registration'.B$5:.B$190];0);2))">
            <text:p/>
          </table:table-cell>
          <table:table-cell table:style-name="ce145" table:formula="of:=IF(ISBLANK([.B717]);&quot;&quot;;IF(ISBLANK(INDEX([$Escalation.B$5:.E$190];MATCH([$'MetRisks Registration'.B717];[$Escalation.B$5:.B$190];0);3));&quot;&quot;;INDEX([$Escalation.B$5:.E$190];MATCH([$'MetRisks Registration'.B71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18]);&quot;&quot;;INDEX([$'MetRisks Registration'.B$5:.E$190];MATCH([$Mitagation.B718];[$'MetRisks Registration'.B$5:.B$190];0);2))">
            <text:p/>
          </table:table-cell>
          <table:table-cell table:style-name="ce145" table:formula="of:=IF(ISBLANK([.B718]);&quot;&quot;;IF(ISBLANK(INDEX([$Escalation.B$5:.E$190];MATCH([$'MetRisks Registration'.B718];[$Escalation.B$5:.B$190];0);3));&quot;&quot;;INDEX([$Escalation.B$5:.E$190];MATCH([$'MetRisks Registration'.B71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19]);&quot;&quot;;INDEX([$'MetRisks Registration'.B$5:.E$190];MATCH([$Mitagation.B719];[$'MetRisks Registration'.B$5:.B$190];0);2))">
            <text:p/>
          </table:table-cell>
          <table:table-cell table:style-name="ce145" table:formula="of:=IF(ISBLANK([.B719]);&quot;&quot;;IF(ISBLANK(INDEX([$Escalation.B$5:.E$190];MATCH([$'MetRisks Registration'.B719];[$Escalation.B$5:.B$190];0);3));&quot;&quot;;INDEX([$Escalation.B$5:.E$190];MATCH([$'MetRisks Registration'.B71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20]);&quot;&quot;;INDEX([$'MetRisks Registration'.B$5:.E$190];MATCH([$Mitagation.B720];[$'MetRisks Registration'.B$5:.B$190];0);2))">
            <text:p/>
          </table:table-cell>
          <table:table-cell table:style-name="ce145" table:formula="of:=IF(ISBLANK([.B720]);&quot;&quot;;IF(ISBLANK(INDEX([$Escalation.B$5:.E$190];MATCH([$'MetRisks Registration'.B720];[$Escalation.B$5:.B$190];0);3));&quot;&quot;;INDEX([$Escalation.B$5:.E$190];MATCH([$'MetRisks Registration'.B72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21]);&quot;&quot;;INDEX([$'MetRisks Registration'.B$5:.E$190];MATCH([$Mitagation.B721];[$'MetRisks Registration'.B$5:.B$190];0);2))">
            <text:p/>
          </table:table-cell>
          <table:table-cell table:style-name="ce145" table:formula="of:=IF(ISBLANK([.B721]);&quot;&quot;;IF(ISBLANK(INDEX([$Escalation.B$5:.E$190];MATCH([$'MetRisks Registration'.B721];[$Escalation.B$5:.B$190];0);3));&quot;&quot;;INDEX([$Escalation.B$5:.E$190];MATCH([$'MetRisks Registration'.B72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22]);&quot;&quot;;INDEX([$'MetRisks Registration'.B$5:.E$190];MATCH([$Mitagation.B722];[$'MetRisks Registration'.B$5:.B$190];0);2))">
            <text:p/>
          </table:table-cell>
          <table:table-cell table:style-name="ce145" table:formula="of:=IF(ISBLANK([.B722]);&quot;&quot;;IF(ISBLANK(INDEX([$Escalation.B$5:.E$190];MATCH([$'MetRisks Registration'.B722];[$Escalation.B$5:.B$190];0);3));&quot;&quot;;INDEX([$Escalation.B$5:.E$190];MATCH([$'MetRisks Registration'.B72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23]);&quot;&quot;;INDEX([$'MetRisks Registration'.B$5:.E$190];MATCH([$Mitagation.B723];[$'MetRisks Registration'.B$5:.B$190];0);2))">
            <text:p/>
          </table:table-cell>
          <table:table-cell table:style-name="ce145" table:formula="of:=IF(ISBLANK([.B723]);&quot;&quot;;IF(ISBLANK(INDEX([$Escalation.B$5:.E$190];MATCH([$'MetRisks Registration'.B723];[$Escalation.B$5:.B$190];0);3));&quot;&quot;;INDEX([$Escalation.B$5:.E$190];MATCH([$'MetRisks Registration'.B72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24]);&quot;&quot;;INDEX([$'MetRisks Registration'.B$5:.E$190];MATCH([$Mitagation.B724];[$'MetRisks Registration'.B$5:.B$190];0);2))">
            <text:p/>
          </table:table-cell>
          <table:table-cell table:style-name="ce145" table:formula="of:=IF(ISBLANK([.B724]);&quot;&quot;;IF(ISBLANK(INDEX([$Escalation.B$5:.E$190];MATCH([$'MetRisks Registration'.B724];[$Escalation.B$5:.B$190];0);3));&quot;&quot;;INDEX([$Escalation.B$5:.E$190];MATCH([$'MetRisks Registration'.B72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25]);&quot;&quot;;INDEX([$'MetRisks Registration'.B$5:.E$190];MATCH([$Mitagation.B725];[$'MetRisks Registration'.B$5:.B$190];0);2))">
            <text:p/>
          </table:table-cell>
          <table:table-cell table:style-name="ce145" table:formula="of:=IF(ISBLANK([.B725]);&quot;&quot;;IF(ISBLANK(INDEX([$Escalation.B$5:.E$190];MATCH([$'MetRisks Registration'.B725];[$Escalation.B$5:.B$190];0);3));&quot;&quot;;INDEX([$Escalation.B$5:.E$190];MATCH([$'MetRisks Registration'.B72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26]);&quot;&quot;;INDEX([$'MetRisks Registration'.B$5:.E$190];MATCH([$Mitagation.B726];[$'MetRisks Registration'.B$5:.B$190];0);2))">
            <text:p/>
          </table:table-cell>
          <table:table-cell table:style-name="ce145" table:formula="of:=IF(ISBLANK([.B726]);&quot;&quot;;IF(ISBLANK(INDEX([$Escalation.B$5:.E$190];MATCH([$'MetRisks Registration'.B726];[$Escalation.B$5:.B$190];0);3));&quot;&quot;;INDEX([$Escalation.B$5:.E$190];MATCH([$'MetRisks Registration'.B72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27]);&quot;&quot;;INDEX([$'MetRisks Registration'.B$5:.E$190];MATCH([$Mitagation.B727];[$'MetRisks Registration'.B$5:.B$190];0);2))">
            <text:p/>
          </table:table-cell>
          <table:table-cell table:style-name="ce145" table:formula="of:=IF(ISBLANK([.B727]);&quot;&quot;;IF(ISBLANK(INDEX([$Escalation.B$5:.E$190];MATCH([$'MetRisks Registration'.B727];[$Escalation.B$5:.B$190];0);3));&quot;&quot;;INDEX([$Escalation.B$5:.E$190];MATCH([$'MetRisks Registration'.B72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28]);&quot;&quot;;INDEX([$'MetRisks Registration'.B$5:.E$190];MATCH([$Mitagation.B728];[$'MetRisks Registration'.B$5:.B$190];0);2))">
            <text:p/>
          </table:table-cell>
          <table:table-cell table:style-name="ce145" table:formula="of:=IF(ISBLANK([.B728]);&quot;&quot;;IF(ISBLANK(INDEX([$Escalation.B$5:.E$190];MATCH([$'MetRisks Registration'.B728];[$Escalation.B$5:.B$190];0);3));&quot;&quot;;INDEX([$Escalation.B$5:.E$190];MATCH([$'MetRisks Registration'.B72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29]);&quot;&quot;;INDEX([$'MetRisks Registration'.B$5:.E$190];MATCH([$Mitagation.B729];[$'MetRisks Registration'.B$5:.B$190];0);2))">
            <text:p/>
          </table:table-cell>
          <table:table-cell table:style-name="ce145" table:formula="of:=IF(ISBLANK([.B729]);&quot;&quot;;IF(ISBLANK(INDEX([$Escalation.B$5:.E$190];MATCH([$'MetRisks Registration'.B729];[$Escalation.B$5:.B$190];0);3));&quot;&quot;;INDEX([$Escalation.B$5:.E$190];MATCH([$'MetRisks Registration'.B72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30]);&quot;&quot;;INDEX([$'MetRisks Registration'.B$5:.E$190];MATCH([$Mitagation.B730];[$'MetRisks Registration'.B$5:.B$190];0);2))">
            <text:p/>
          </table:table-cell>
          <table:table-cell table:style-name="ce145" table:formula="of:=IF(ISBLANK([.B730]);&quot;&quot;;IF(ISBLANK(INDEX([$Escalation.B$5:.E$190];MATCH([$'MetRisks Registration'.B730];[$Escalation.B$5:.B$190];0);3));&quot;&quot;;INDEX([$Escalation.B$5:.E$190];MATCH([$'MetRisks Registration'.B73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31]);&quot;&quot;;INDEX([$'MetRisks Registration'.B$5:.E$190];MATCH([$Mitagation.B731];[$'MetRisks Registration'.B$5:.B$190];0);2))">
            <text:p/>
          </table:table-cell>
          <table:table-cell table:style-name="ce145" table:formula="of:=IF(ISBLANK([.B731]);&quot;&quot;;IF(ISBLANK(INDEX([$Escalation.B$5:.E$190];MATCH([$'MetRisks Registration'.B731];[$Escalation.B$5:.B$190];0);3));&quot;&quot;;INDEX([$Escalation.B$5:.E$190];MATCH([$'MetRisks Registration'.B73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32]);&quot;&quot;;INDEX([$'MetRisks Registration'.B$5:.E$190];MATCH([$Mitagation.B732];[$'MetRisks Registration'.B$5:.B$190];0);2))">
            <text:p/>
          </table:table-cell>
          <table:table-cell table:style-name="ce145" table:formula="of:=IF(ISBLANK([.B732]);&quot;&quot;;IF(ISBLANK(INDEX([$Escalation.B$5:.E$190];MATCH([$'MetRisks Registration'.B732];[$Escalation.B$5:.B$190];0);3));&quot;&quot;;INDEX([$Escalation.B$5:.E$190];MATCH([$'MetRisks Registration'.B73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33]);&quot;&quot;;INDEX([$'MetRisks Registration'.B$5:.E$190];MATCH([$Mitagation.B733];[$'MetRisks Registration'.B$5:.B$190];0);2))">
            <text:p/>
          </table:table-cell>
          <table:table-cell table:style-name="ce145" table:formula="of:=IF(ISBLANK([.B733]);&quot;&quot;;IF(ISBLANK(INDEX([$Escalation.B$5:.E$190];MATCH([$'MetRisks Registration'.B733];[$Escalation.B$5:.B$190];0);3));&quot;&quot;;INDEX([$Escalation.B$5:.E$190];MATCH([$'MetRisks Registration'.B73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34]);&quot;&quot;;INDEX([$'MetRisks Registration'.B$5:.E$190];MATCH([$Mitagation.B734];[$'MetRisks Registration'.B$5:.B$190];0);2))">
            <text:p/>
          </table:table-cell>
          <table:table-cell table:style-name="ce145" table:formula="of:=IF(ISBLANK([.B734]);&quot;&quot;;IF(ISBLANK(INDEX([$Escalation.B$5:.E$190];MATCH([$'MetRisks Registration'.B734];[$Escalation.B$5:.B$190];0);3));&quot;&quot;;INDEX([$Escalation.B$5:.E$190];MATCH([$'MetRisks Registration'.B73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35]);&quot;&quot;;INDEX([$'MetRisks Registration'.B$5:.E$190];MATCH([$Mitagation.B735];[$'MetRisks Registration'.B$5:.B$190];0);2))">
            <text:p/>
          </table:table-cell>
          <table:table-cell table:style-name="ce145" table:formula="of:=IF(ISBLANK([.B735]);&quot;&quot;;IF(ISBLANK(INDEX([$Escalation.B$5:.E$190];MATCH([$'MetRisks Registration'.B735];[$Escalation.B$5:.B$190];0);3));&quot;&quot;;INDEX([$Escalation.B$5:.E$190];MATCH([$'MetRisks Registration'.B73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36]);&quot;&quot;;INDEX([$'MetRisks Registration'.B$5:.E$190];MATCH([$Mitagation.B736];[$'MetRisks Registration'.B$5:.B$190];0);2))">
            <text:p/>
          </table:table-cell>
          <table:table-cell table:style-name="ce145" table:formula="of:=IF(ISBLANK([.B736]);&quot;&quot;;IF(ISBLANK(INDEX([$Escalation.B$5:.E$190];MATCH([$'MetRisks Registration'.B736];[$Escalation.B$5:.B$190];0);3));&quot;&quot;;INDEX([$Escalation.B$5:.E$190];MATCH([$'MetRisks Registration'.B73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37]);&quot;&quot;;INDEX([$'MetRisks Registration'.B$5:.E$190];MATCH([$Mitagation.B737];[$'MetRisks Registration'.B$5:.B$190];0);2))">
            <text:p/>
          </table:table-cell>
          <table:table-cell table:style-name="ce145" table:formula="of:=IF(ISBLANK([.B737]);&quot;&quot;;IF(ISBLANK(INDEX([$Escalation.B$5:.E$190];MATCH([$'MetRisks Registration'.B737];[$Escalation.B$5:.B$190];0);3));&quot;&quot;;INDEX([$Escalation.B$5:.E$190];MATCH([$'MetRisks Registration'.B73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38]);&quot;&quot;;INDEX([$'MetRisks Registration'.B$5:.E$190];MATCH([$Mitagation.B738];[$'MetRisks Registration'.B$5:.B$190];0);2))">
            <text:p/>
          </table:table-cell>
          <table:table-cell table:style-name="ce145" table:formula="of:=IF(ISBLANK([.B738]);&quot;&quot;;IF(ISBLANK(INDEX([$Escalation.B$5:.E$190];MATCH([$'MetRisks Registration'.B738];[$Escalation.B$5:.B$190];0);3));&quot;&quot;;INDEX([$Escalation.B$5:.E$190];MATCH([$'MetRisks Registration'.B73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39]);&quot;&quot;;INDEX([$'MetRisks Registration'.B$5:.E$190];MATCH([$Mitagation.B739];[$'MetRisks Registration'.B$5:.B$190];0);2))">
            <text:p/>
          </table:table-cell>
          <table:table-cell table:style-name="ce145" table:formula="of:=IF(ISBLANK([.B739]);&quot;&quot;;IF(ISBLANK(INDEX([$Escalation.B$5:.E$190];MATCH([$'MetRisks Registration'.B739];[$Escalation.B$5:.B$190];0);3));&quot;&quot;;INDEX([$Escalation.B$5:.E$190];MATCH([$'MetRisks Registration'.B73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40]);&quot;&quot;;INDEX([$'MetRisks Registration'.B$5:.E$190];MATCH([$Mitagation.B740];[$'MetRisks Registration'.B$5:.B$190];0);2))">
            <text:p/>
          </table:table-cell>
          <table:table-cell table:style-name="ce145" table:formula="of:=IF(ISBLANK([.B740]);&quot;&quot;;IF(ISBLANK(INDEX([$Escalation.B$5:.E$190];MATCH([$'MetRisks Registration'.B740];[$Escalation.B$5:.B$190];0);3));&quot;&quot;;INDEX([$Escalation.B$5:.E$190];MATCH([$'MetRisks Registration'.B74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41]);&quot;&quot;;INDEX([$'MetRisks Registration'.B$5:.E$190];MATCH([$Mitagation.B741];[$'MetRisks Registration'.B$5:.B$190];0);2))">
            <text:p/>
          </table:table-cell>
          <table:table-cell table:style-name="ce145" table:formula="of:=IF(ISBLANK([.B741]);&quot;&quot;;IF(ISBLANK(INDEX([$Escalation.B$5:.E$190];MATCH([$'MetRisks Registration'.B741];[$Escalation.B$5:.B$190];0);3));&quot;&quot;;INDEX([$Escalation.B$5:.E$190];MATCH([$'MetRisks Registration'.B74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42]);&quot;&quot;;INDEX([$'MetRisks Registration'.B$5:.E$190];MATCH([$Mitagation.B742];[$'MetRisks Registration'.B$5:.B$190];0);2))">
            <text:p/>
          </table:table-cell>
          <table:table-cell table:style-name="ce145" table:formula="of:=IF(ISBLANK([.B742]);&quot;&quot;;IF(ISBLANK(INDEX([$Escalation.B$5:.E$190];MATCH([$'MetRisks Registration'.B742];[$Escalation.B$5:.B$190];0);3));&quot;&quot;;INDEX([$Escalation.B$5:.E$190];MATCH([$'MetRisks Registration'.B74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43]);&quot;&quot;;INDEX([$'MetRisks Registration'.B$5:.E$190];MATCH([$Mitagation.B743];[$'MetRisks Registration'.B$5:.B$190];0);2))">
            <text:p/>
          </table:table-cell>
          <table:table-cell table:style-name="ce145" table:formula="of:=IF(ISBLANK([.B743]);&quot;&quot;;IF(ISBLANK(INDEX([$Escalation.B$5:.E$190];MATCH([$'MetRisks Registration'.B743];[$Escalation.B$5:.B$190];0);3));&quot;&quot;;INDEX([$Escalation.B$5:.E$190];MATCH([$'MetRisks Registration'.B74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44]);&quot;&quot;;INDEX([$'MetRisks Registration'.B$5:.E$190];MATCH([$Mitagation.B744];[$'MetRisks Registration'.B$5:.B$190];0);2))">
            <text:p/>
          </table:table-cell>
          <table:table-cell table:style-name="ce145" table:formula="of:=IF(ISBLANK([.B744]);&quot;&quot;;IF(ISBLANK(INDEX([$Escalation.B$5:.E$190];MATCH([$'MetRisks Registration'.B744];[$Escalation.B$5:.B$190];0);3));&quot;&quot;;INDEX([$Escalation.B$5:.E$190];MATCH([$'MetRisks Registration'.B74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45]);&quot;&quot;;INDEX([$'MetRisks Registration'.B$5:.E$190];MATCH([$Mitagation.B745];[$'MetRisks Registration'.B$5:.B$190];0);2))">
            <text:p/>
          </table:table-cell>
          <table:table-cell table:style-name="ce145" table:formula="of:=IF(ISBLANK([.B745]);&quot;&quot;;IF(ISBLANK(INDEX([$Escalation.B$5:.E$190];MATCH([$'MetRisks Registration'.B745];[$Escalation.B$5:.B$190];0);3));&quot;&quot;;INDEX([$Escalation.B$5:.E$190];MATCH([$'MetRisks Registration'.B74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46]);&quot;&quot;;INDEX([$'MetRisks Registration'.B$5:.E$190];MATCH([$Mitagation.B746];[$'MetRisks Registration'.B$5:.B$190];0);2))">
            <text:p/>
          </table:table-cell>
          <table:table-cell table:style-name="ce145" table:formula="of:=IF(ISBLANK([.B746]);&quot;&quot;;IF(ISBLANK(INDEX([$Escalation.B$5:.E$190];MATCH([$'MetRisks Registration'.B746];[$Escalation.B$5:.B$190];0);3));&quot;&quot;;INDEX([$Escalation.B$5:.E$190];MATCH([$'MetRisks Registration'.B74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47]);&quot;&quot;;INDEX([$'MetRisks Registration'.B$5:.E$190];MATCH([$Mitagation.B747];[$'MetRisks Registration'.B$5:.B$190];0);2))">
            <text:p/>
          </table:table-cell>
          <table:table-cell table:style-name="ce145" table:formula="of:=IF(ISBLANK([.B747]);&quot;&quot;;IF(ISBLANK(INDEX([$Escalation.B$5:.E$190];MATCH([$'MetRisks Registration'.B747];[$Escalation.B$5:.B$190];0);3));&quot;&quot;;INDEX([$Escalation.B$5:.E$190];MATCH([$'MetRisks Registration'.B74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48]);&quot;&quot;;INDEX([$'MetRisks Registration'.B$5:.E$190];MATCH([$Mitagation.B748];[$'MetRisks Registration'.B$5:.B$190];0);2))">
            <text:p/>
          </table:table-cell>
          <table:table-cell table:style-name="ce145" table:formula="of:=IF(ISBLANK([.B748]);&quot;&quot;;IF(ISBLANK(INDEX([$Escalation.B$5:.E$190];MATCH([$'MetRisks Registration'.B748];[$Escalation.B$5:.B$190];0);3));&quot;&quot;;INDEX([$Escalation.B$5:.E$190];MATCH([$'MetRisks Registration'.B74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49]);&quot;&quot;;INDEX([$'MetRisks Registration'.B$5:.E$190];MATCH([$Mitagation.B749];[$'MetRisks Registration'.B$5:.B$190];0);2))">
            <text:p/>
          </table:table-cell>
          <table:table-cell table:style-name="ce145" table:formula="of:=IF(ISBLANK([.B749]);&quot;&quot;;IF(ISBLANK(INDEX([$Escalation.B$5:.E$190];MATCH([$'MetRisks Registration'.B749];[$Escalation.B$5:.B$190];0);3));&quot;&quot;;INDEX([$Escalation.B$5:.E$190];MATCH([$'MetRisks Registration'.B74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50]);&quot;&quot;;INDEX([$'MetRisks Registration'.B$5:.E$190];MATCH([$Mitagation.B750];[$'MetRisks Registration'.B$5:.B$190];0);2))">
            <text:p/>
          </table:table-cell>
          <table:table-cell table:style-name="ce145" table:formula="of:=IF(ISBLANK([.B750]);&quot;&quot;;IF(ISBLANK(INDEX([$Escalation.B$5:.E$190];MATCH([$'MetRisks Registration'.B750];[$Escalation.B$5:.B$190];0);3));&quot;&quot;;INDEX([$Escalation.B$5:.E$190];MATCH([$'MetRisks Registration'.B75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51]);&quot;&quot;;INDEX([$'MetRisks Registration'.B$5:.E$190];MATCH([$Mitagation.B751];[$'MetRisks Registration'.B$5:.B$190];0);2))">
            <text:p/>
          </table:table-cell>
          <table:table-cell table:style-name="ce145" table:formula="of:=IF(ISBLANK([.B751]);&quot;&quot;;IF(ISBLANK(INDEX([$Escalation.B$5:.E$190];MATCH([$'MetRisks Registration'.B751];[$Escalation.B$5:.B$190];0);3));&quot;&quot;;INDEX([$Escalation.B$5:.E$190];MATCH([$'MetRisks Registration'.B75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52]);&quot;&quot;;INDEX([$'MetRisks Registration'.B$5:.E$190];MATCH([$Mitagation.B752];[$'MetRisks Registration'.B$5:.B$190];0);2))">
            <text:p/>
          </table:table-cell>
          <table:table-cell table:style-name="ce145" table:formula="of:=IF(ISBLANK([.B752]);&quot;&quot;;IF(ISBLANK(INDEX([$Escalation.B$5:.E$190];MATCH([$'MetRisks Registration'.B752];[$Escalation.B$5:.B$190];0);3));&quot;&quot;;INDEX([$Escalation.B$5:.E$190];MATCH([$'MetRisks Registration'.B75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53]);&quot;&quot;;INDEX([$'MetRisks Registration'.B$5:.E$190];MATCH([$Mitagation.B753];[$'MetRisks Registration'.B$5:.B$190];0);2))">
            <text:p/>
          </table:table-cell>
          <table:table-cell table:style-name="ce145" table:formula="of:=IF(ISBLANK([.B753]);&quot;&quot;;IF(ISBLANK(INDEX([$Escalation.B$5:.E$190];MATCH([$'MetRisks Registration'.B753];[$Escalation.B$5:.B$190];0);3));&quot;&quot;;INDEX([$Escalation.B$5:.E$190];MATCH([$'MetRisks Registration'.B75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54]);&quot;&quot;;INDEX([$'MetRisks Registration'.B$5:.E$190];MATCH([$Mitagation.B754];[$'MetRisks Registration'.B$5:.B$190];0);2))">
            <text:p/>
          </table:table-cell>
          <table:table-cell table:style-name="ce145" table:formula="of:=IF(ISBLANK([.B754]);&quot;&quot;;IF(ISBLANK(INDEX([$Escalation.B$5:.E$190];MATCH([$'MetRisks Registration'.B754];[$Escalation.B$5:.B$190];0);3));&quot;&quot;;INDEX([$Escalation.B$5:.E$190];MATCH([$'MetRisks Registration'.B75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55]);&quot;&quot;;INDEX([$'MetRisks Registration'.B$5:.E$190];MATCH([$Mitagation.B755];[$'MetRisks Registration'.B$5:.B$190];0);2))">
            <text:p/>
          </table:table-cell>
          <table:table-cell table:style-name="ce145" table:formula="of:=IF(ISBLANK([.B755]);&quot;&quot;;IF(ISBLANK(INDEX([$Escalation.B$5:.E$190];MATCH([$'MetRisks Registration'.B755];[$Escalation.B$5:.B$190];0);3));&quot;&quot;;INDEX([$Escalation.B$5:.E$190];MATCH([$'MetRisks Registration'.B75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56]);&quot;&quot;;INDEX([$'MetRisks Registration'.B$5:.E$190];MATCH([$Mitagation.B756];[$'MetRisks Registration'.B$5:.B$190];0);2))">
            <text:p/>
          </table:table-cell>
          <table:table-cell table:style-name="ce145" table:formula="of:=IF(ISBLANK([.B756]);&quot;&quot;;IF(ISBLANK(INDEX([$Escalation.B$5:.E$190];MATCH([$'MetRisks Registration'.B756];[$Escalation.B$5:.B$190];0);3));&quot;&quot;;INDEX([$Escalation.B$5:.E$190];MATCH([$'MetRisks Registration'.B75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57]);&quot;&quot;;INDEX([$'MetRisks Registration'.B$5:.E$190];MATCH([$Mitagation.B757];[$'MetRisks Registration'.B$5:.B$190];0);2))">
            <text:p/>
          </table:table-cell>
          <table:table-cell table:style-name="ce145" table:formula="of:=IF(ISBLANK([.B757]);&quot;&quot;;IF(ISBLANK(INDEX([$Escalation.B$5:.E$190];MATCH([$'MetRisks Registration'.B757];[$Escalation.B$5:.B$190];0);3));&quot;&quot;;INDEX([$Escalation.B$5:.E$190];MATCH([$'MetRisks Registration'.B75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58]);&quot;&quot;;INDEX([$'MetRisks Registration'.B$5:.E$190];MATCH([$Mitagation.B758];[$'MetRisks Registration'.B$5:.B$190];0);2))">
            <text:p/>
          </table:table-cell>
          <table:table-cell table:style-name="ce145" table:formula="of:=IF(ISBLANK([.B758]);&quot;&quot;;IF(ISBLANK(INDEX([$Escalation.B$5:.E$190];MATCH([$'MetRisks Registration'.B758];[$Escalation.B$5:.B$190];0);3));&quot;&quot;;INDEX([$Escalation.B$5:.E$190];MATCH([$'MetRisks Registration'.B75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59]);&quot;&quot;;INDEX([$'MetRisks Registration'.B$5:.E$190];MATCH([$Mitagation.B759];[$'MetRisks Registration'.B$5:.B$190];0);2))">
            <text:p/>
          </table:table-cell>
          <table:table-cell table:style-name="ce145" table:formula="of:=IF(ISBLANK([.B759]);&quot;&quot;;IF(ISBLANK(INDEX([$Escalation.B$5:.E$190];MATCH([$'MetRisks Registration'.B759];[$Escalation.B$5:.B$190];0);3));&quot;&quot;;INDEX([$Escalation.B$5:.E$190];MATCH([$'MetRisks Registration'.B75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60]);&quot;&quot;;INDEX([$'MetRisks Registration'.B$5:.E$190];MATCH([$Mitagation.B760];[$'MetRisks Registration'.B$5:.B$190];0);2))">
            <text:p/>
          </table:table-cell>
          <table:table-cell table:style-name="ce145" table:formula="of:=IF(ISBLANK([.B760]);&quot;&quot;;IF(ISBLANK(INDEX([$Escalation.B$5:.E$190];MATCH([$'MetRisks Registration'.B760];[$Escalation.B$5:.B$190];0);3));&quot;&quot;;INDEX([$Escalation.B$5:.E$190];MATCH([$'MetRisks Registration'.B76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61]);&quot;&quot;;INDEX([$'MetRisks Registration'.B$5:.E$190];MATCH([$Mitagation.B761];[$'MetRisks Registration'.B$5:.B$190];0);2))">
            <text:p/>
          </table:table-cell>
          <table:table-cell table:style-name="ce145" table:formula="of:=IF(ISBLANK([.B761]);&quot;&quot;;IF(ISBLANK(INDEX([$Escalation.B$5:.E$190];MATCH([$'MetRisks Registration'.B761];[$Escalation.B$5:.B$190];0);3));&quot;&quot;;INDEX([$Escalation.B$5:.E$190];MATCH([$'MetRisks Registration'.B76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62]);&quot;&quot;;INDEX([$'MetRisks Registration'.B$5:.E$190];MATCH([$Mitagation.B762];[$'MetRisks Registration'.B$5:.B$190];0);2))">
            <text:p/>
          </table:table-cell>
          <table:table-cell table:style-name="ce145" table:formula="of:=IF(ISBLANK([.B762]);&quot;&quot;;IF(ISBLANK(INDEX([$Escalation.B$5:.E$190];MATCH([$'MetRisks Registration'.B762];[$Escalation.B$5:.B$190];0);3));&quot;&quot;;INDEX([$Escalation.B$5:.E$190];MATCH([$'MetRisks Registration'.B76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63]);&quot;&quot;;INDEX([$'MetRisks Registration'.B$5:.E$190];MATCH([$Mitagation.B763];[$'MetRisks Registration'.B$5:.B$190];0);2))">
            <text:p/>
          </table:table-cell>
          <table:table-cell table:style-name="ce145" table:formula="of:=IF(ISBLANK([.B763]);&quot;&quot;;IF(ISBLANK(INDEX([$Escalation.B$5:.E$190];MATCH([$'MetRisks Registration'.B763];[$Escalation.B$5:.B$190];0);3));&quot;&quot;;INDEX([$Escalation.B$5:.E$190];MATCH([$'MetRisks Registration'.B76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64]);&quot;&quot;;INDEX([$'MetRisks Registration'.B$5:.E$190];MATCH([$Mitagation.B764];[$'MetRisks Registration'.B$5:.B$190];0);2))">
            <text:p/>
          </table:table-cell>
          <table:table-cell table:style-name="ce145" table:formula="of:=IF(ISBLANK([.B764]);&quot;&quot;;IF(ISBLANK(INDEX([$Escalation.B$5:.E$190];MATCH([$'MetRisks Registration'.B764];[$Escalation.B$5:.B$190];0);3));&quot;&quot;;INDEX([$Escalation.B$5:.E$190];MATCH([$'MetRisks Registration'.B76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65]);&quot;&quot;;INDEX([$'MetRisks Registration'.B$5:.E$190];MATCH([$Mitagation.B765];[$'MetRisks Registration'.B$5:.B$190];0);2))">
            <text:p/>
          </table:table-cell>
          <table:table-cell table:style-name="ce145" table:formula="of:=IF(ISBLANK([.B765]);&quot;&quot;;IF(ISBLANK(INDEX([$Escalation.B$5:.E$190];MATCH([$'MetRisks Registration'.B765];[$Escalation.B$5:.B$190];0);3));&quot;&quot;;INDEX([$Escalation.B$5:.E$190];MATCH([$'MetRisks Registration'.B76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66]);&quot;&quot;;INDEX([$'MetRisks Registration'.B$5:.E$190];MATCH([$Mitagation.B766];[$'MetRisks Registration'.B$5:.B$190];0);2))">
            <text:p/>
          </table:table-cell>
          <table:table-cell table:style-name="ce145" table:formula="of:=IF(ISBLANK([.B766]);&quot;&quot;;IF(ISBLANK(INDEX([$Escalation.B$5:.E$190];MATCH([$'MetRisks Registration'.B766];[$Escalation.B$5:.B$190];0);3));&quot;&quot;;INDEX([$Escalation.B$5:.E$190];MATCH([$'MetRisks Registration'.B76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67]);&quot;&quot;;INDEX([$'MetRisks Registration'.B$5:.E$190];MATCH([$Mitagation.B767];[$'MetRisks Registration'.B$5:.B$190];0);2))">
            <text:p/>
          </table:table-cell>
          <table:table-cell table:style-name="ce145" table:formula="of:=IF(ISBLANK([.B767]);&quot;&quot;;IF(ISBLANK(INDEX([$Escalation.B$5:.E$190];MATCH([$'MetRisks Registration'.B767];[$Escalation.B$5:.B$190];0);3));&quot;&quot;;INDEX([$Escalation.B$5:.E$190];MATCH([$'MetRisks Registration'.B76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68]);&quot;&quot;;INDEX([$'MetRisks Registration'.B$5:.E$190];MATCH([$Mitagation.B768];[$'MetRisks Registration'.B$5:.B$190];0);2))">
            <text:p/>
          </table:table-cell>
          <table:table-cell table:style-name="ce145" table:formula="of:=IF(ISBLANK([.B768]);&quot;&quot;;IF(ISBLANK(INDEX([$Escalation.B$5:.E$190];MATCH([$'MetRisks Registration'.B768];[$Escalation.B$5:.B$190];0);3));&quot;&quot;;INDEX([$Escalation.B$5:.E$190];MATCH([$'MetRisks Registration'.B76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69]);&quot;&quot;;INDEX([$'MetRisks Registration'.B$5:.E$190];MATCH([$Mitagation.B769];[$'MetRisks Registration'.B$5:.B$190];0);2))">
            <text:p/>
          </table:table-cell>
          <table:table-cell table:style-name="ce145" table:formula="of:=IF(ISBLANK([.B769]);&quot;&quot;;IF(ISBLANK(INDEX([$Escalation.B$5:.E$190];MATCH([$'MetRisks Registration'.B769];[$Escalation.B$5:.B$190];0);3));&quot;&quot;;INDEX([$Escalation.B$5:.E$190];MATCH([$'MetRisks Registration'.B76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70]);&quot;&quot;;INDEX([$'MetRisks Registration'.B$5:.E$190];MATCH([$Mitagation.B770];[$'MetRisks Registration'.B$5:.B$190];0);2))">
            <text:p/>
          </table:table-cell>
          <table:table-cell table:style-name="ce145" table:formula="of:=IF(ISBLANK([.B770]);&quot;&quot;;IF(ISBLANK(INDEX([$Escalation.B$5:.E$190];MATCH([$'MetRisks Registration'.B770];[$Escalation.B$5:.B$190];0);3));&quot;&quot;;INDEX([$Escalation.B$5:.E$190];MATCH([$'MetRisks Registration'.B77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71]);&quot;&quot;;INDEX([$'MetRisks Registration'.B$5:.E$190];MATCH([$Mitagation.B771];[$'MetRisks Registration'.B$5:.B$190];0);2))">
            <text:p/>
          </table:table-cell>
          <table:table-cell table:style-name="ce145" table:formula="of:=IF(ISBLANK([.B771]);&quot;&quot;;IF(ISBLANK(INDEX([$Escalation.B$5:.E$190];MATCH([$'MetRisks Registration'.B771];[$Escalation.B$5:.B$190];0);3));&quot;&quot;;INDEX([$Escalation.B$5:.E$190];MATCH([$'MetRisks Registration'.B77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72]);&quot;&quot;;INDEX([$'MetRisks Registration'.B$5:.E$190];MATCH([$Mitagation.B772];[$'MetRisks Registration'.B$5:.B$190];0);2))">
            <text:p/>
          </table:table-cell>
          <table:table-cell table:style-name="ce145" table:formula="of:=IF(ISBLANK([.B772]);&quot;&quot;;IF(ISBLANK(INDEX([$Escalation.B$5:.E$190];MATCH([$'MetRisks Registration'.B772];[$Escalation.B$5:.B$190];0);3));&quot;&quot;;INDEX([$Escalation.B$5:.E$190];MATCH([$'MetRisks Registration'.B77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73]);&quot;&quot;;INDEX([$'MetRisks Registration'.B$5:.E$190];MATCH([$Mitagation.B773];[$'MetRisks Registration'.B$5:.B$190];0);2))">
            <text:p/>
          </table:table-cell>
          <table:table-cell table:style-name="ce145" table:formula="of:=IF(ISBLANK([.B773]);&quot;&quot;;IF(ISBLANK(INDEX([$Escalation.B$5:.E$190];MATCH([$'MetRisks Registration'.B773];[$Escalation.B$5:.B$190];0);3));&quot;&quot;;INDEX([$Escalation.B$5:.E$190];MATCH([$'MetRisks Registration'.B77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74]);&quot;&quot;;INDEX([$'MetRisks Registration'.B$5:.E$190];MATCH([$Mitagation.B774];[$'MetRisks Registration'.B$5:.B$190];0);2))">
            <text:p/>
          </table:table-cell>
          <table:table-cell table:style-name="ce145" table:formula="of:=IF(ISBLANK([.B774]);&quot;&quot;;IF(ISBLANK(INDEX([$Escalation.B$5:.E$190];MATCH([$'MetRisks Registration'.B774];[$Escalation.B$5:.B$190];0);3));&quot;&quot;;INDEX([$Escalation.B$5:.E$190];MATCH([$'MetRisks Registration'.B77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75]);&quot;&quot;;INDEX([$'MetRisks Registration'.B$5:.E$190];MATCH([$Mitagation.B775];[$'MetRisks Registration'.B$5:.B$190];0);2))">
            <text:p/>
          </table:table-cell>
          <table:table-cell table:style-name="ce145" table:formula="of:=IF(ISBLANK([.B775]);&quot;&quot;;IF(ISBLANK(INDEX([$Escalation.B$5:.E$190];MATCH([$'MetRisks Registration'.B775];[$Escalation.B$5:.B$190];0);3));&quot;&quot;;INDEX([$Escalation.B$5:.E$190];MATCH([$'MetRisks Registration'.B77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76]);&quot;&quot;;INDEX([$'MetRisks Registration'.B$5:.E$190];MATCH([$Mitagation.B776];[$'MetRisks Registration'.B$5:.B$190];0);2))">
            <text:p/>
          </table:table-cell>
          <table:table-cell table:style-name="ce145" table:formula="of:=IF(ISBLANK([.B776]);&quot;&quot;;IF(ISBLANK(INDEX([$Escalation.B$5:.E$190];MATCH([$'MetRisks Registration'.B776];[$Escalation.B$5:.B$190];0);3));&quot;&quot;;INDEX([$Escalation.B$5:.E$190];MATCH([$'MetRisks Registration'.B77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77]);&quot;&quot;;INDEX([$'MetRisks Registration'.B$5:.E$190];MATCH([$Mitagation.B777];[$'MetRisks Registration'.B$5:.B$190];0);2))">
            <text:p/>
          </table:table-cell>
          <table:table-cell table:style-name="ce145" table:formula="of:=IF(ISBLANK([.B777]);&quot;&quot;;IF(ISBLANK(INDEX([$Escalation.B$5:.E$190];MATCH([$'MetRisks Registration'.B777];[$Escalation.B$5:.B$190];0);3));&quot;&quot;;INDEX([$Escalation.B$5:.E$190];MATCH([$'MetRisks Registration'.B77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78]);&quot;&quot;;INDEX([$'MetRisks Registration'.B$5:.E$190];MATCH([$Mitagation.B778];[$'MetRisks Registration'.B$5:.B$190];0);2))">
            <text:p/>
          </table:table-cell>
          <table:table-cell table:style-name="ce145" table:formula="of:=IF(ISBLANK([.B778]);&quot;&quot;;IF(ISBLANK(INDEX([$Escalation.B$5:.E$190];MATCH([$'MetRisks Registration'.B778];[$Escalation.B$5:.B$190];0);3));&quot;&quot;;INDEX([$Escalation.B$5:.E$190];MATCH([$'MetRisks Registration'.B77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79]);&quot;&quot;;INDEX([$'MetRisks Registration'.B$5:.E$190];MATCH([$Mitagation.B779];[$'MetRisks Registration'.B$5:.B$190];0);2))">
            <text:p/>
          </table:table-cell>
          <table:table-cell table:style-name="ce145" table:formula="of:=IF(ISBLANK([.B779]);&quot;&quot;;IF(ISBLANK(INDEX([$Escalation.B$5:.E$190];MATCH([$'MetRisks Registration'.B779];[$Escalation.B$5:.B$190];0);3));&quot;&quot;;INDEX([$Escalation.B$5:.E$190];MATCH([$'MetRisks Registration'.B77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80]);&quot;&quot;;INDEX([$'MetRisks Registration'.B$5:.E$190];MATCH([$Mitagation.B780];[$'MetRisks Registration'.B$5:.B$190];0);2))">
            <text:p/>
          </table:table-cell>
          <table:table-cell table:style-name="ce145" table:formula="of:=IF(ISBLANK([.B780]);&quot;&quot;;IF(ISBLANK(INDEX([$Escalation.B$5:.E$190];MATCH([$'MetRisks Registration'.B780];[$Escalation.B$5:.B$190];0);3));&quot;&quot;;INDEX([$Escalation.B$5:.E$190];MATCH([$'MetRisks Registration'.B78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81]);&quot;&quot;;INDEX([$'MetRisks Registration'.B$5:.E$190];MATCH([$Mitagation.B781];[$'MetRisks Registration'.B$5:.B$190];0);2))">
            <text:p/>
          </table:table-cell>
          <table:table-cell table:style-name="ce145" table:formula="of:=IF(ISBLANK([.B781]);&quot;&quot;;IF(ISBLANK(INDEX([$Escalation.B$5:.E$190];MATCH([$'MetRisks Registration'.B781];[$Escalation.B$5:.B$190];0);3));&quot;&quot;;INDEX([$Escalation.B$5:.E$190];MATCH([$'MetRisks Registration'.B78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82]);&quot;&quot;;INDEX([$'MetRisks Registration'.B$5:.E$190];MATCH([$Mitagation.B782];[$'MetRisks Registration'.B$5:.B$190];0);2))">
            <text:p/>
          </table:table-cell>
          <table:table-cell table:style-name="ce145" table:formula="of:=IF(ISBLANK([.B782]);&quot;&quot;;IF(ISBLANK(INDEX([$Escalation.B$5:.E$190];MATCH([$'MetRisks Registration'.B782];[$Escalation.B$5:.B$190];0);3));&quot;&quot;;INDEX([$Escalation.B$5:.E$190];MATCH([$'MetRisks Registration'.B78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83]);&quot;&quot;;INDEX([$'MetRisks Registration'.B$5:.E$190];MATCH([$Mitagation.B783];[$'MetRisks Registration'.B$5:.B$190];0);2))">
            <text:p/>
          </table:table-cell>
          <table:table-cell table:style-name="ce145" table:formula="of:=IF(ISBLANK([.B783]);&quot;&quot;;IF(ISBLANK(INDEX([$Escalation.B$5:.E$190];MATCH([$'MetRisks Registration'.B783];[$Escalation.B$5:.B$190];0);3));&quot;&quot;;INDEX([$Escalation.B$5:.E$190];MATCH([$'MetRisks Registration'.B78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84]);&quot;&quot;;INDEX([$'MetRisks Registration'.B$5:.E$190];MATCH([$Mitagation.B784];[$'MetRisks Registration'.B$5:.B$190];0);2))">
            <text:p/>
          </table:table-cell>
          <table:table-cell table:style-name="ce145" table:formula="of:=IF(ISBLANK([.B784]);&quot;&quot;;IF(ISBLANK(INDEX([$Escalation.B$5:.E$190];MATCH([$'MetRisks Registration'.B784];[$Escalation.B$5:.B$190];0);3));&quot;&quot;;INDEX([$Escalation.B$5:.E$190];MATCH([$'MetRisks Registration'.B78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85]);&quot;&quot;;INDEX([$'MetRisks Registration'.B$5:.E$190];MATCH([$Mitagation.B785];[$'MetRisks Registration'.B$5:.B$190];0);2))">
            <text:p/>
          </table:table-cell>
          <table:table-cell table:style-name="ce145" table:formula="of:=IF(ISBLANK([.B785]);&quot;&quot;;IF(ISBLANK(INDEX([$Escalation.B$5:.E$190];MATCH([$'MetRisks Registration'.B785];[$Escalation.B$5:.B$190];0);3));&quot;&quot;;INDEX([$Escalation.B$5:.E$190];MATCH([$'MetRisks Registration'.B78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86]);&quot;&quot;;INDEX([$'MetRisks Registration'.B$5:.E$190];MATCH([$Mitagation.B786];[$'MetRisks Registration'.B$5:.B$190];0);2))">
            <text:p/>
          </table:table-cell>
          <table:table-cell table:style-name="ce145" table:formula="of:=IF(ISBLANK([.B786]);&quot;&quot;;IF(ISBLANK(INDEX([$Escalation.B$5:.E$190];MATCH([$'MetRisks Registration'.B786];[$Escalation.B$5:.B$190];0);3));&quot;&quot;;INDEX([$Escalation.B$5:.E$190];MATCH([$'MetRisks Registration'.B78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87]);&quot;&quot;;INDEX([$'MetRisks Registration'.B$5:.E$190];MATCH([$Mitagation.B787];[$'MetRisks Registration'.B$5:.B$190];0);2))">
            <text:p/>
          </table:table-cell>
          <table:table-cell table:style-name="ce145" table:formula="of:=IF(ISBLANK([.B787]);&quot;&quot;;IF(ISBLANK(INDEX([$Escalation.B$5:.E$190];MATCH([$'MetRisks Registration'.B787];[$Escalation.B$5:.B$190];0);3));&quot;&quot;;INDEX([$Escalation.B$5:.E$190];MATCH([$'MetRisks Registration'.B78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88]);&quot;&quot;;INDEX([$'MetRisks Registration'.B$5:.E$190];MATCH([$Mitagation.B788];[$'MetRisks Registration'.B$5:.B$190];0);2))">
            <text:p/>
          </table:table-cell>
          <table:table-cell table:style-name="ce145" table:formula="of:=IF(ISBLANK([.B788]);&quot;&quot;;IF(ISBLANK(INDEX([$Escalation.B$5:.E$190];MATCH([$'MetRisks Registration'.B788];[$Escalation.B$5:.B$190];0);3));&quot;&quot;;INDEX([$Escalation.B$5:.E$190];MATCH([$'MetRisks Registration'.B78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89]);&quot;&quot;;INDEX([$'MetRisks Registration'.B$5:.E$190];MATCH([$Mitagation.B789];[$'MetRisks Registration'.B$5:.B$190];0);2))">
            <text:p/>
          </table:table-cell>
          <table:table-cell table:style-name="ce145" table:formula="of:=IF(ISBLANK([.B789]);&quot;&quot;;IF(ISBLANK(INDEX([$Escalation.B$5:.E$190];MATCH([$'MetRisks Registration'.B789];[$Escalation.B$5:.B$190];0);3));&quot;&quot;;INDEX([$Escalation.B$5:.E$190];MATCH([$'MetRisks Registration'.B78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90]);&quot;&quot;;INDEX([$'MetRisks Registration'.B$5:.E$190];MATCH([$Mitagation.B790];[$'MetRisks Registration'.B$5:.B$190];0);2))">
            <text:p/>
          </table:table-cell>
          <table:table-cell table:style-name="ce145" table:formula="of:=IF(ISBLANK([.B790]);&quot;&quot;;IF(ISBLANK(INDEX([$Escalation.B$5:.E$190];MATCH([$'MetRisks Registration'.B790];[$Escalation.B$5:.B$190];0);3));&quot;&quot;;INDEX([$Escalation.B$5:.E$190];MATCH([$'MetRisks Registration'.B79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91]);&quot;&quot;;INDEX([$'MetRisks Registration'.B$5:.E$190];MATCH([$Mitagation.B791];[$'MetRisks Registration'.B$5:.B$190];0);2))">
            <text:p/>
          </table:table-cell>
          <table:table-cell table:style-name="ce145" table:formula="of:=IF(ISBLANK([.B791]);&quot;&quot;;IF(ISBLANK(INDEX([$Escalation.B$5:.E$190];MATCH([$'MetRisks Registration'.B791];[$Escalation.B$5:.B$190];0);3));&quot;&quot;;INDEX([$Escalation.B$5:.E$190];MATCH([$'MetRisks Registration'.B79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92]);&quot;&quot;;INDEX([$'MetRisks Registration'.B$5:.E$190];MATCH([$Mitagation.B792];[$'MetRisks Registration'.B$5:.B$190];0);2))">
            <text:p/>
          </table:table-cell>
          <table:table-cell table:style-name="ce145" table:formula="of:=IF(ISBLANK([.B792]);&quot;&quot;;IF(ISBLANK(INDEX([$Escalation.B$5:.E$190];MATCH([$'MetRisks Registration'.B792];[$Escalation.B$5:.B$190];0);3));&quot;&quot;;INDEX([$Escalation.B$5:.E$190];MATCH([$'MetRisks Registration'.B79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93]);&quot;&quot;;INDEX([$'MetRisks Registration'.B$5:.E$190];MATCH([$Mitagation.B793];[$'MetRisks Registration'.B$5:.B$190];0);2))">
            <text:p/>
          </table:table-cell>
          <table:table-cell table:style-name="ce145" table:formula="of:=IF(ISBLANK([.B793]);&quot;&quot;;IF(ISBLANK(INDEX([$Escalation.B$5:.E$190];MATCH([$'MetRisks Registration'.B793];[$Escalation.B$5:.B$190];0);3));&quot;&quot;;INDEX([$Escalation.B$5:.E$190];MATCH([$'MetRisks Registration'.B79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94]);&quot;&quot;;INDEX([$'MetRisks Registration'.B$5:.E$190];MATCH([$Mitagation.B794];[$'MetRisks Registration'.B$5:.B$190];0);2))">
            <text:p/>
          </table:table-cell>
          <table:table-cell table:style-name="ce145" table:formula="of:=IF(ISBLANK([.B794]);&quot;&quot;;IF(ISBLANK(INDEX([$Escalation.B$5:.E$190];MATCH([$'MetRisks Registration'.B794];[$Escalation.B$5:.B$190];0);3));&quot;&quot;;INDEX([$Escalation.B$5:.E$190];MATCH([$'MetRisks Registration'.B79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95]);&quot;&quot;;INDEX([$'MetRisks Registration'.B$5:.E$190];MATCH([$Mitagation.B795];[$'MetRisks Registration'.B$5:.B$190];0);2))">
            <text:p/>
          </table:table-cell>
          <table:table-cell table:style-name="ce145" table:formula="of:=IF(ISBLANK([.B795]);&quot;&quot;;IF(ISBLANK(INDEX([$Escalation.B$5:.E$190];MATCH([$'MetRisks Registration'.B795];[$Escalation.B$5:.B$190];0);3));&quot;&quot;;INDEX([$Escalation.B$5:.E$190];MATCH([$'MetRisks Registration'.B79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96]);&quot;&quot;;INDEX([$'MetRisks Registration'.B$5:.E$190];MATCH([$Mitagation.B796];[$'MetRisks Registration'.B$5:.B$190];0);2))">
            <text:p/>
          </table:table-cell>
          <table:table-cell table:style-name="ce145" table:formula="of:=IF(ISBLANK([.B796]);&quot;&quot;;IF(ISBLANK(INDEX([$Escalation.B$5:.E$190];MATCH([$'MetRisks Registration'.B796];[$Escalation.B$5:.B$190];0);3));&quot;&quot;;INDEX([$Escalation.B$5:.E$190];MATCH([$'MetRisks Registration'.B79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97]);&quot;&quot;;INDEX([$'MetRisks Registration'.B$5:.E$190];MATCH([$Mitagation.B797];[$'MetRisks Registration'.B$5:.B$190];0);2))">
            <text:p/>
          </table:table-cell>
          <table:table-cell table:style-name="ce145" table:formula="of:=IF(ISBLANK([.B797]);&quot;&quot;;IF(ISBLANK(INDEX([$Escalation.B$5:.E$190];MATCH([$'MetRisks Registration'.B797];[$Escalation.B$5:.B$190];0);3));&quot;&quot;;INDEX([$Escalation.B$5:.E$190];MATCH([$'MetRisks Registration'.B79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98]);&quot;&quot;;INDEX([$'MetRisks Registration'.B$5:.E$190];MATCH([$Mitagation.B798];[$'MetRisks Registration'.B$5:.B$190];0);2))">
            <text:p/>
          </table:table-cell>
          <table:table-cell table:style-name="ce145" table:formula="of:=IF(ISBLANK([.B798]);&quot;&quot;;IF(ISBLANK(INDEX([$Escalation.B$5:.E$190];MATCH([$'MetRisks Registration'.B798];[$Escalation.B$5:.B$190];0);3));&quot;&quot;;INDEX([$Escalation.B$5:.E$190];MATCH([$'MetRisks Registration'.B79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799]);&quot;&quot;;INDEX([$'MetRisks Registration'.B$5:.E$190];MATCH([$Mitagation.B799];[$'MetRisks Registration'.B$5:.B$190];0);2))">
            <text:p/>
          </table:table-cell>
          <table:table-cell table:style-name="ce145" table:formula="of:=IF(ISBLANK([.B799]);&quot;&quot;;IF(ISBLANK(INDEX([$Escalation.B$5:.E$190];MATCH([$'MetRisks Registration'.B799];[$Escalation.B$5:.B$190];0);3));&quot;&quot;;INDEX([$Escalation.B$5:.E$190];MATCH([$'MetRisks Registration'.B79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00]);&quot;&quot;;INDEX([$'MetRisks Registration'.B$5:.E$190];MATCH([$Mitagation.B800];[$'MetRisks Registration'.B$5:.B$190];0);2))">
            <text:p/>
          </table:table-cell>
          <table:table-cell table:style-name="ce145" table:formula="of:=IF(ISBLANK([.B800]);&quot;&quot;;IF(ISBLANK(INDEX([$Escalation.B$5:.E$190];MATCH([$'MetRisks Registration'.B800];[$Escalation.B$5:.B$190];0);3));&quot;&quot;;INDEX([$Escalation.B$5:.E$190];MATCH([$'MetRisks Registration'.B80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01]);&quot;&quot;;INDEX([$'MetRisks Registration'.B$5:.E$190];MATCH([$Mitagation.B801];[$'MetRisks Registration'.B$5:.B$190];0);2))">
            <text:p/>
          </table:table-cell>
          <table:table-cell table:style-name="ce145" table:formula="of:=IF(ISBLANK([.B801]);&quot;&quot;;IF(ISBLANK(INDEX([$Escalation.B$5:.E$190];MATCH([$'MetRisks Registration'.B801];[$Escalation.B$5:.B$190];0);3));&quot;&quot;;INDEX([$Escalation.B$5:.E$190];MATCH([$'MetRisks Registration'.B80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02]);&quot;&quot;;INDEX([$'MetRisks Registration'.B$5:.E$190];MATCH([$Mitagation.B802];[$'MetRisks Registration'.B$5:.B$190];0);2))">
            <text:p/>
          </table:table-cell>
          <table:table-cell table:style-name="ce145" table:formula="of:=IF(ISBLANK([.B802]);&quot;&quot;;IF(ISBLANK(INDEX([$Escalation.B$5:.E$190];MATCH([$'MetRisks Registration'.B802];[$Escalation.B$5:.B$190];0);3));&quot;&quot;;INDEX([$Escalation.B$5:.E$190];MATCH([$'MetRisks Registration'.B80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03]);&quot;&quot;;INDEX([$'MetRisks Registration'.B$5:.E$190];MATCH([$Mitagation.B803];[$'MetRisks Registration'.B$5:.B$190];0);2))">
            <text:p/>
          </table:table-cell>
          <table:table-cell table:style-name="ce145" table:formula="of:=IF(ISBLANK([.B803]);&quot;&quot;;IF(ISBLANK(INDEX([$Escalation.B$5:.E$190];MATCH([$'MetRisks Registration'.B803];[$Escalation.B$5:.B$190];0);3));&quot;&quot;;INDEX([$Escalation.B$5:.E$190];MATCH([$'MetRisks Registration'.B80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04]);&quot;&quot;;INDEX([$'MetRisks Registration'.B$5:.E$190];MATCH([$Mitagation.B804];[$'MetRisks Registration'.B$5:.B$190];0);2))">
            <text:p/>
          </table:table-cell>
          <table:table-cell table:style-name="ce145" table:formula="of:=IF(ISBLANK([.B804]);&quot;&quot;;IF(ISBLANK(INDEX([$Escalation.B$5:.E$190];MATCH([$'MetRisks Registration'.B804];[$Escalation.B$5:.B$190];0);3));&quot;&quot;;INDEX([$Escalation.B$5:.E$190];MATCH([$'MetRisks Registration'.B80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05]);&quot;&quot;;INDEX([$'MetRisks Registration'.B$5:.E$190];MATCH([$Mitagation.B805];[$'MetRisks Registration'.B$5:.B$190];0);2))">
            <text:p/>
          </table:table-cell>
          <table:table-cell table:style-name="ce145" table:formula="of:=IF(ISBLANK([.B805]);&quot;&quot;;IF(ISBLANK(INDEX([$Escalation.B$5:.E$190];MATCH([$'MetRisks Registration'.B805];[$Escalation.B$5:.B$190];0);3));&quot;&quot;;INDEX([$Escalation.B$5:.E$190];MATCH([$'MetRisks Registration'.B80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06]);&quot;&quot;;INDEX([$'MetRisks Registration'.B$5:.E$190];MATCH([$Mitagation.B806];[$'MetRisks Registration'.B$5:.B$190];0);2))">
            <text:p/>
          </table:table-cell>
          <table:table-cell table:style-name="ce145" table:formula="of:=IF(ISBLANK([.B806]);&quot;&quot;;IF(ISBLANK(INDEX([$Escalation.B$5:.E$190];MATCH([$'MetRisks Registration'.B806];[$Escalation.B$5:.B$190];0);3));&quot;&quot;;INDEX([$Escalation.B$5:.E$190];MATCH([$'MetRisks Registration'.B80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07]);&quot;&quot;;INDEX([$'MetRisks Registration'.B$5:.E$190];MATCH([$Mitagation.B807];[$'MetRisks Registration'.B$5:.B$190];0);2))">
            <text:p/>
          </table:table-cell>
          <table:table-cell table:style-name="ce145" table:formula="of:=IF(ISBLANK([.B807]);&quot;&quot;;IF(ISBLANK(INDEX([$Escalation.B$5:.E$190];MATCH([$'MetRisks Registration'.B807];[$Escalation.B$5:.B$190];0);3));&quot;&quot;;INDEX([$Escalation.B$5:.E$190];MATCH([$'MetRisks Registration'.B80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08]);&quot;&quot;;INDEX([$'MetRisks Registration'.B$5:.E$190];MATCH([$Mitagation.B808];[$'MetRisks Registration'.B$5:.B$190];0);2))">
            <text:p/>
          </table:table-cell>
          <table:table-cell table:style-name="ce145" table:formula="of:=IF(ISBLANK([.B808]);&quot;&quot;;IF(ISBLANK(INDEX([$Escalation.B$5:.E$190];MATCH([$'MetRisks Registration'.B808];[$Escalation.B$5:.B$190];0);3));&quot;&quot;;INDEX([$Escalation.B$5:.E$190];MATCH([$'MetRisks Registration'.B80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09]);&quot;&quot;;INDEX([$'MetRisks Registration'.B$5:.E$190];MATCH([$Mitagation.B809];[$'MetRisks Registration'.B$5:.B$190];0);2))">
            <text:p/>
          </table:table-cell>
          <table:table-cell table:style-name="ce145" table:formula="of:=IF(ISBLANK([.B809]);&quot;&quot;;IF(ISBLANK(INDEX([$Escalation.B$5:.E$190];MATCH([$'MetRisks Registration'.B809];[$Escalation.B$5:.B$190];0);3));&quot;&quot;;INDEX([$Escalation.B$5:.E$190];MATCH([$'MetRisks Registration'.B80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10]);&quot;&quot;;INDEX([$'MetRisks Registration'.B$5:.E$190];MATCH([$Mitagation.B810];[$'MetRisks Registration'.B$5:.B$190];0);2))">
            <text:p/>
          </table:table-cell>
          <table:table-cell table:style-name="ce145" table:formula="of:=IF(ISBLANK([.B810]);&quot;&quot;;IF(ISBLANK(INDEX([$Escalation.B$5:.E$190];MATCH([$'MetRisks Registration'.B810];[$Escalation.B$5:.B$190];0);3));&quot;&quot;;INDEX([$Escalation.B$5:.E$190];MATCH([$'MetRisks Registration'.B81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11]);&quot;&quot;;INDEX([$'MetRisks Registration'.B$5:.E$190];MATCH([$Mitagation.B811];[$'MetRisks Registration'.B$5:.B$190];0);2))">
            <text:p/>
          </table:table-cell>
          <table:table-cell table:style-name="ce145" table:formula="of:=IF(ISBLANK([.B811]);&quot;&quot;;IF(ISBLANK(INDEX([$Escalation.B$5:.E$190];MATCH([$'MetRisks Registration'.B811];[$Escalation.B$5:.B$190];0);3));&quot;&quot;;INDEX([$Escalation.B$5:.E$190];MATCH([$'MetRisks Registration'.B81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12]);&quot;&quot;;INDEX([$'MetRisks Registration'.B$5:.E$190];MATCH([$Mitagation.B812];[$'MetRisks Registration'.B$5:.B$190];0);2))">
            <text:p/>
          </table:table-cell>
          <table:table-cell table:style-name="ce145" table:formula="of:=IF(ISBLANK([.B812]);&quot;&quot;;IF(ISBLANK(INDEX([$Escalation.B$5:.E$190];MATCH([$'MetRisks Registration'.B812];[$Escalation.B$5:.B$190];0);3));&quot;&quot;;INDEX([$Escalation.B$5:.E$190];MATCH([$'MetRisks Registration'.B81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13]);&quot;&quot;;INDEX([$'MetRisks Registration'.B$5:.E$190];MATCH([$Mitagation.B813];[$'MetRisks Registration'.B$5:.B$190];0);2))">
            <text:p/>
          </table:table-cell>
          <table:table-cell table:style-name="ce145" table:formula="of:=IF(ISBLANK([.B813]);&quot;&quot;;IF(ISBLANK(INDEX([$Escalation.B$5:.E$190];MATCH([$'MetRisks Registration'.B813];[$Escalation.B$5:.B$190];0);3));&quot;&quot;;INDEX([$Escalation.B$5:.E$190];MATCH([$'MetRisks Registration'.B81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14]);&quot;&quot;;INDEX([$'MetRisks Registration'.B$5:.E$190];MATCH([$Mitagation.B814];[$'MetRisks Registration'.B$5:.B$190];0);2))">
            <text:p/>
          </table:table-cell>
          <table:table-cell table:style-name="ce145" table:formula="of:=IF(ISBLANK([.B814]);&quot;&quot;;IF(ISBLANK(INDEX([$Escalation.B$5:.E$190];MATCH([$'MetRisks Registration'.B814];[$Escalation.B$5:.B$190];0);3));&quot;&quot;;INDEX([$Escalation.B$5:.E$190];MATCH([$'MetRisks Registration'.B81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15]);&quot;&quot;;INDEX([$'MetRisks Registration'.B$5:.E$190];MATCH([$Mitagation.B815];[$'MetRisks Registration'.B$5:.B$190];0);2))">
            <text:p/>
          </table:table-cell>
          <table:table-cell table:style-name="ce145" table:formula="of:=IF(ISBLANK([.B815]);&quot;&quot;;IF(ISBLANK(INDEX([$Escalation.B$5:.E$190];MATCH([$'MetRisks Registration'.B815];[$Escalation.B$5:.B$190];0);3));&quot;&quot;;INDEX([$Escalation.B$5:.E$190];MATCH([$'MetRisks Registration'.B81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16]);&quot;&quot;;INDEX([$'MetRisks Registration'.B$5:.E$190];MATCH([$Mitagation.B816];[$'MetRisks Registration'.B$5:.B$190];0);2))">
            <text:p/>
          </table:table-cell>
          <table:table-cell table:style-name="ce145" table:formula="of:=IF(ISBLANK([.B816]);&quot;&quot;;IF(ISBLANK(INDEX([$Escalation.B$5:.E$190];MATCH([$'MetRisks Registration'.B816];[$Escalation.B$5:.B$190];0);3));&quot;&quot;;INDEX([$Escalation.B$5:.E$190];MATCH([$'MetRisks Registration'.B81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17]);&quot;&quot;;INDEX([$'MetRisks Registration'.B$5:.E$190];MATCH([$Mitagation.B817];[$'MetRisks Registration'.B$5:.B$190];0);2))">
            <text:p/>
          </table:table-cell>
          <table:table-cell table:style-name="ce145" table:formula="of:=IF(ISBLANK([.B817]);&quot;&quot;;IF(ISBLANK(INDEX([$Escalation.B$5:.E$190];MATCH([$'MetRisks Registration'.B817];[$Escalation.B$5:.B$190];0);3));&quot;&quot;;INDEX([$Escalation.B$5:.E$190];MATCH([$'MetRisks Registration'.B81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18]);&quot;&quot;;INDEX([$'MetRisks Registration'.B$5:.E$190];MATCH([$Mitagation.B818];[$'MetRisks Registration'.B$5:.B$190];0);2))">
            <text:p/>
          </table:table-cell>
          <table:table-cell table:style-name="ce145" table:formula="of:=IF(ISBLANK([.B818]);&quot;&quot;;IF(ISBLANK(INDEX([$Escalation.B$5:.E$190];MATCH([$'MetRisks Registration'.B818];[$Escalation.B$5:.B$190];0);3));&quot;&quot;;INDEX([$Escalation.B$5:.E$190];MATCH([$'MetRisks Registration'.B81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19]);&quot;&quot;;INDEX([$'MetRisks Registration'.B$5:.E$190];MATCH([$Mitagation.B819];[$'MetRisks Registration'.B$5:.B$190];0);2))">
            <text:p/>
          </table:table-cell>
          <table:table-cell table:style-name="ce145" table:formula="of:=IF(ISBLANK([.B819]);&quot;&quot;;IF(ISBLANK(INDEX([$Escalation.B$5:.E$190];MATCH([$'MetRisks Registration'.B819];[$Escalation.B$5:.B$190];0);3));&quot;&quot;;INDEX([$Escalation.B$5:.E$190];MATCH([$'MetRisks Registration'.B81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20]);&quot;&quot;;INDEX([$'MetRisks Registration'.B$5:.E$190];MATCH([$Mitagation.B820];[$'MetRisks Registration'.B$5:.B$190];0);2))">
            <text:p/>
          </table:table-cell>
          <table:table-cell table:style-name="ce145" table:formula="of:=IF(ISBLANK([.B820]);&quot;&quot;;IF(ISBLANK(INDEX([$Escalation.B$5:.E$190];MATCH([$'MetRisks Registration'.B820];[$Escalation.B$5:.B$190];0);3));&quot;&quot;;INDEX([$Escalation.B$5:.E$190];MATCH([$'MetRisks Registration'.B82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21]);&quot;&quot;;INDEX([$'MetRisks Registration'.B$5:.E$190];MATCH([$Mitagation.B821];[$'MetRisks Registration'.B$5:.B$190];0);2))">
            <text:p/>
          </table:table-cell>
          <table:table-cell table:style-name="ce145" table:formula="of:=IF(ISBLANK([.B821]);&quot;&quot;;IF(ISBLANK(INDEX([$Escalation.B$5:.E$190];MATCH([$'MetRisks Registration'.B821];[$Escalation.B$5:.B$190];0);3));&quot;&quot;;INDEX([$Escalation.B$5:.E$190];MATCH([$'MetRisks Registration'.B82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22]);&quot;&quot;;INDEX([$'MetRisks Registration'.B$5:.E$190];MATCH([$Mitagation.B822];[$'MetRisks Registration'.B$5:.B$190];0);2))">
            <text:p/>
          </table:table-cell>
          <table:table-cell table:style-name="ce145" table:formula="of:=IF(ISBLANK([.B822]);&quot;&quot;;IF(ISBLANK(INDEX([$Escalation.B$5:.E$190];MATCH([$'MetRisks Registration'.B822];[$Escalation.B$5:.B$190];0);3));&quot;&quot;;INDEX([$Escalation.B$5:.E$190];MATCH([$'MetRisks Registration'.B82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23]);&quot;&quot;;INDEX([$'MetRisks Registration'.B$5:.E$190];MATCH([$Mitagation.B823];[$'MetRisks Registration'.B$5:.B$190];0);2))">
            <text:p/>
          </table:table-cell>
          <table:table-cell table:style-name="ce145" table:formula="of:=IF(ISBLANK([.B823]);&quot;&quot;;IF(ISBLANK(INDEX([$Escalation.B$5:.E$190];MATCH([$'MetRisks Registration'.B823];[$Escalation.B$5:.B$190];0);3));&quot;&quot;;INDEX([$Escalation.B$5:.E$190];MATCH([$'MetRisks Registration'.B82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24]);&quot;&quot;;INDEX([$'MetRisks Registration'.B$5:.E$190];MATCH([$Mitagation.B824];[$'MetRisks Registration'.B$5:.B$190];0);2))">
            <text:p/>
          </table:table-cell>
          <table:table-cell table:style-name="ce145" table:formula="of:=IF(ISBLANK([.B824]);&quot;&quot;;IF(ISBLANK(INDEX([$Escalation.B$5:.E$190];MATCH([$'MetRisks Registration'.B824];[$Escalation.B$5:.B$190];0);3));&quot;&quot;;INDEX([$Escalation.B$5:.E$190];MATCH([$'MetRisks Registration'.B82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25]);&quot;&quot;;INDEX([$'MetRisks Registration'.B$5:.E$190];MATCH([$Mitagation.B825];[$'MetRisks Registration'.B$5:.B$190];0);2))">
            <text:p/>
          </table:table-cell>
          <table:table-cell table:style-name="ce145" table:formula="of:=IF(ISBLANK([.B825]);&quot;&quot;;IF(ISBLANK(INDEX([$Escalation.B$5:.E$190];MATCH([$'MetRisks Registration'.B825];[$Escalation.B$5:.B$190];0);3));&quot;&quot;;INDEX([$Escalation.B$5:.E$190];MATCH([$'MetRisks Registration'.B82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26]);&quot;&quot;;INDEX([$'MetRisks Registration'.B$5:.E$190];MATCH([$Mitagation.B826];[$'MetRisks Registration'.B$5:.B$190];0);2))">
            <text:p/>
          </table:table-cell>
          <table:table-cell table:style-name="ce145" table:formula="of:=IF(ISBLANK([.B826]);&quot;&quot;;IF(ISBLANK(INDEX([$Escalation.B$5:.E$190];MATCH([$'MetRisks Registration'.B826];[$Escalation.B$5:.B$190];0);3));&quot;&quot;;INDEX([$Escalation.B$5:.E$190];MATCH([$'MetRisks Registration'.B82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27]);&quot;&quot;;INDEX([$'MetRisks Registration'.B$5:.E$190];MATCH([$Mitagation.B827];[$'MetRisks Registration'.B$5:.B$190];0);2))">
            <text:p/>
          </table:table-cell>
          <table:table-cell table:style-name="ce145" table:formula="of:=IF(ISBLANK([.B827]);&quot;&quot;;IF(ISBLANK(INDEX([$Escalation.B$5:.E$190];MATCH([$'MetRisks Registration'.B827];[$Escalation.B$5:.B$190];0);3));&quot;&quot;;INDEX([$Escalation.B$5:.E$190];MATCH([$'MetRisks Registration'.B82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28]);&quot;&quot;;INDEX([$'MetRisks Registration'.B$5:.E$190];MATCH([$Mitagation.B828];[$'MetRisks Registration'.B$5:.B$190];0);2))">
            <text:p/>
          </table:table-cell>
          <table:table-cell table:style-name="ce145" table:formula="of:=IF(ISBLANK([.B828]);&quot;&quot;;IF(ISBLANK(INDEX([$Escalation.B$5:.E$190];MATCH([$'MetRisks Registration'.B828];[$Escalation.B$5:.B$190];0);3));&quot;&quot;;INDEX([$Escalation.B$5:.E$190];MATCH([$'MetRisks Registration'.B82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29]);&quot;&quot;;INDEX([$'MetRisks Registration'.B$5:.E$190];MATCH([$Mitagation.B829];[$'MetRisks Registration'.B$5:.B$190];0);2))">
            <text:p/>
          </table:table-cell>
          <table:table-cell table:style-name="ce145" table:formula="of:=IF(ISBLANK([.B829]);&quot;&quot;;IF(ISBLANK(INDEX([$Escalation.B$5:.E$190];MATCH([$'MetRisks Registration'.B829];[$Escalation.B$5:.B$190];0);3));&quot;&quot;;INDEX([$Escalation.B$5:.E$190];MATCH([$'MetRisks Registration'.B82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30]);&quot;&quot;;INDEX([$'MetRisks Registration'.B$5:.E$190];MATCH([$Mitagation.B830];[$'MetRisks Registration'.B$5:.B$190];0);2))">
            <text:p/>
          </table:table-cell>
          <table:table-cell table:style-name="ce145" table:formula="of:=IF(ISBLANK([.B830]);&quot;&quot;;IF(ISBLANK(INDEX([$Escalation.B$5:.E$190];MATCH([$'MetRisks Registration'.B830];[$Escalation.B$5:.B$190];0);3));&quot;&quot;;INDEX([$Escalation.B$5:.E$190];MATCH([$'MetRisks Registration'.B83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31]);&quot;&quot;;INDEX([$'MetRisks Registration'.B$5:.E$190];MATCH([$Mitagation.B831];[$'MetRisks Registration'.B$5:.B$190];0);2))">
            <text:p/>
          </table:table-cell>
          <table:table-cell table:style-name="ce145" table:formula="of:=IF(ISBLANK([.B831]);&quot;&quot;;IF(ISBLANK(INDEX([$Escalation.B$5:.E$190];MATCH([$'MetRisks Registration'.B831];[$Escalation.B$5:.B$190];0);3));&quot;&quot;;INDEX([$Escalation.B$5:.E$190];MATCH([$'MetRisks Registration'.B83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32]);&quot;&quot;;INDEX([$'MetRisks Registration'.B$5:.E$190];MATCH([$Mitagation.B832];[$'MetRisks Registration'.B$5:.B$190];0);2))">
            <text:p/>
          </table:table-cell>
          <table:table-cell table:style-name="ce145" table:formula="of:=IF(ISBLANK([.B832]);&quot;&quot;;IF(ISBLANK(INDEX([$Escalation.B$5:.E$190];MATCH([$'MetRisks Registration'.B832];[$Escalation.B$5:.B$190];0);3));&quot;&quot;;INDEX([$Escalation.B$5:.E$190];MATCH([$'MetRisks Registration'.B83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33]);&quot;&quot;;INDEX([$'MetRisks Registration'.B$5:.E$190];MATCH([$Mitagation.B833];[$'MetRisks Registration'.B$5:.B$190];0);2))">
            <text:p/>
          </table:table-cell>
          <table:table-cell table:style-name="ce145" table:formula="of:=IF(ISBLANK([.B833]);&quot;&quot;;IF(ISBLANK(INDEX([$Escalation.B$5:.E$190];MATCH([$'MetRisks Registration'.B833];[$Escalation.B$5:.B$190];0);3));&quot;&quot;;INDEX([$Escalation.B$5:.E$190];MATCH([$'MetRisks Registration'.B83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34]);&quot;&quot;;INDEX([$'MetRisks Registration'.B$5:.E$190];MATCH([$Mitagation.B834];[$'MetRisks Registration'.B$5:.B$190];0);2))">
            <text:p/>
          </table:table-cell>
          <table:table-cell table:style-name="ce145" table:formula="of:=IF(ISBLANK([.B834]);&quot;&quot;;IF(ISBLANK(INDEX([$Escalation.B$5:.E$190];MATCH([$'MetRisks Registration'.B834];[$Escalation.B$5:.B$190];0);3));&quot;&quot;;INDEX([$Escalation.B$5:.E$190];MATCH([$'MetRisks Registration'.B83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35]);&quot;&quot;;INDEX([$'MetRisks Registration'.B$5:.E$190];MATCH([$Mitagation.B835];[$'MetRisks Registration'.B$5:.B$190];0);2))">
            <text:p/>
          </table:table-cell>
          <table:table-cell table:style-name="ce145" table:formula="of:=IF(ISBLANK([.B835]);&quot;&quot;;IF(ISBLANK(INDEX([$Escalation.B$5:.E$190];MATCH([$'MetRisks Registration'.B835];[$Escalation.B$5:.B$190];0);3));&quot;&quot;;INDEX([$Escalation.B$5:.E$190];MATCH([$'MetRisks Registration'.B83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36]);&quot;&quot;;INDEX([$'MetRisks Registration'.B$5:.E$190];MATCH([$Mitagation.B836];[$'MetRisks Registration'.B$5:.B$190];0);2))">
            <text:p/>
          </table:table-cell>
          <table:table-cell table:style-name="ce145" table:formula="of:=IF(ISBLANK([.B836]);&quot;&quot;;IF(ISBLANK(INDEX([$Escalation.B$5:.E$190];MATCH([$'MetRisks Registration'.B836];[$Escalation.B$5:.B$190];0);3));&quot;&quot;;INDEX([$Escalation.B$5:.E$190];MATCH([$'MetRisks Registration'.B83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37]);&quot;&quot;;INDEX([$'MetRisks Registration'.B$5:.E$190];MATCH([$Mitagation.B837];[$'MetRisks Registration'.B$5:.B$190];0);2))">
            <text:p/>
          </table:table-cell>
          <table:table-cell table:style-name="ce145" table:formula="of:=IF(ISBLANK([.B837]);&quot;&quot;;IF(ISBLANK(INDEX([$Escalation.B$5:.E$190];MATCH([$'MetRisks Registration'.B837];[$Escalation.B$5:.B$190];0);3));&quot;&quot;;INDEX([$Escalation.B$5:.E$190];MATCH([$'MetRisks Registration'.B83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38]);&quot;&quot;;INDEX([$'MetRisks Registration'.B$5:.E$190];MATCH([$Mitagation.B838];[$'MetRisks Registration'.B$5:.B$190];0);2))">
            <text:p/>
          </table:table-cell>
          <table:table-cell table:style-name="ce145" table:formula="of:=IF(ISBLANK([.B838]);&quot;&quot;;IF(ISBLANK(INDEX([$Escalation.B$5:.E$190];MATCH([$'MetRisks Registration'.B838];[$Escalation.B$5:.B$190];0);3));&quot;&quot;;INDEX([$Escalation.B$5:.E$190];MATCH([$'MetRisks Registration'.B83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39]);&quot;&quot;;INDEX([$'MetRisks Registration'.B$5:.E$190];MATCH([$Mitagation.B839];[$'MetRisks Registration'.B$5:.B$190];0);2))">
            <text:p/>
          </table:table-cell>
          <table:table-cell table:style-name="ce145" table:formula="of:=IF(ISBLANK([.B839]);&quot;&quot;;IF(ISBLANK(INDEX([$Escalation.B$5:.E$190];MATCH([$'MetRisks Registration'.B839];[$Escalation.B$5:.B$190];0);3));&quot;&quot;;INDEX([$Escalation.B$5:.E$190];MATCH([$'MetRisks Registration'.B83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40]);&quot;&quot;;INDEX([$'MetRisks Registration'.B$5:.E$190];MATCH([$Mitagation.B840];[$'MetRisks Registration'.B$5:.B$190];0);2))">
            <text:p/>
          </table:table-cell>
          <table:table-cell table:style-name="ce145" table:formula="of:=IF(ISBLANK([.B840]);&quot;&quot;;IF(ISBLANK(INDEX([$Escalation.B$5:.E$190];MATCH([$'MetRisks Registration'.B840];[$Escalation.B$5:.B$190];0);3));&quot;&quot;;INDEX([$Escalation.B$5:.E$190];MATCH([$'MetRisks Registration'.B84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41]);&quot;&quot;;INDEX([$'MetRisks Registration'.B$5:.E$190];MATCH([$Mitagation.B841];[$'MetRisks Registration'.B$5:.B$190];0);2))">
            <text:p/>
          </table:table-cell>
          <table:table-cell table:style-name="ce145" table:formula="of:=IF(ISBLANK([.B841]);&quot;&quot;;IF(ISBLANK(INDEX([$Escalation.B$5:.E$190];MATCH([$'MetRisks Registration'.B841];[$Escalation.B$5:.B$190];0);3));&quot;&quot;;INDEX([$Escalation.B$5:.E$190];MATCH([$'MetRisks Registration'.B84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42]);&quot;&quot;;INDEX([$'MetRisks Registration'.B$5:.E$190];MATCH([$Mitagation.B842];[$'MetRisks Registration'.B$5:.B$190];0);2))">
            <text:p/>
          </table:table-cell>
          <table:table-cell table:style-name="ce145" table:formula="of:=IF(ISBLANK([.B842]);&quot;&quot;;IF(ISBLANK(INDEX([$Escalation.B$5:.E$190];MATCH([$'MetRisks Registration'.B842];[$Escalation.B$5:.B$190];0);3));&quot;&quot;;INDEX([$Escalation.B$5:.E$190];MATCH([$'MetRisks Registration'.B84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43]);&quot;&quot;;INDEX([$'MetRisks Registration'.B$5:.E$190];MATCH([$Mitagation.B843];[$'MetRisks Registration'.B$5:.B$190];0);2))">
            <text:p/>
          </table:table-cell>
          <table:table-cell table:style-name="ce145" table:formula="of:=IF(ISBLANK([.B843]);&quot;&quot;;IF(ISBLANK(INDEX([$Escalation.B$5:.E$190];MATCH([$'MetRisks Registration'.B843];[$Escalation.B$5:.B$190];0);3));&quot;&quot;;INDEX([$Escalation.B$5:.E$190];MATCH([$'MetRisks Registration'.B84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44]);&quot;&quot;;INDEX([$'MetRisks Registration'.B$5:.E$190];MATCH([$Mitagation.B844];[$'MetRisks Registration'.B$5:.B$190];0);2))">
            <text:p/>
          </table:table-cell>
          <table:table-cell table:style-name="ce145" table:formula="of:=IF(ISBLANK([.B844]);&quot;&quot;;IF(ISBLANK(INDEX([$Escalation.B$5:.E$190];MATCH([$'MetRisks Registration'.B844];[$Escalation.B$5:.B$190];0);3));&quot;&quot;;INDEX([$Escalation.B$5:.E$190];MATCH([$'MetRisks Registration'.B84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45]);&quot;&quot;;INDEX([$'MetRisks Registration'.B$5:.E$190];MATCH([$Mitagation.B845];[$'MetRisks Registration'.B$5:.B$190];0);2))">
            <text:p/>
          </table:table-cell>
          <table:table-cell table:style-name="ce145" table:formula="of:=IF(ISBLANK([.B845]);&quot;&quot;;IF(ISBLANK(INDEX([$Escalation.B$5:.E$190];MATCH([$'MetRisks Registration'.B845];[$Escalation.B$5:.B$190];0);3));&quot;&quot;;INDEX([$Escalation.B$5:.E$190];MATCH([$'MetRisks Registration'.B84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46]);&quot;&quot;;INDEX([$'MetRisks Registration'.B$5:.E$190];MATCH([$Mitagation.B846];[$'MetRisks Registration'.B$5:.B$190];0);2))">
            <text:p/>
          </table:table-cell>
          <table:table-cell table:style-name="ce145" table:formula="of:=IF(ISBLANK([.B846]);&quot;&quot;;IF(ISBLANK(INDEX([$Escalation.B$5:.E$190];MATCH([$'MetRisks Registration'.B846];[$Escalation.B$5:.B$190];0);3));&quot;&quot;;INDEX([$Escalation.B$5:.E$190];MATCH([$'MetRisks Registration'.B84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47]);&quot;&quot;;INDEX([$'MetRisks Registration'.B$5:.E$190];MATCH([$Mitagation.B847];[$'MetRisks Registration'.B$5:.B$190];0);2))">
            <text:p/>
          </table:table-cell>
          <table:table-cell table:style-name="ce145" table:formula="of:=IF(ISBLANK([.B847]);&quot;&quot;;IF(ISBLANK(INDEX([$Escalation.B$5:.E$190];MATCH([$'MetRisks Registration'.B847];[$Escalation.B$5:.B$190];0);3));&quot;&quot;;INDEX([$Escalation.B$5:.E$190];MATCH([$'MetRisks Registration'.B84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48]);&quot;&quot;;INDEX([$'MetRisks Registration'.B$5:.E$190];MATCH([$Mitagation.B848];[$'MetRisks Registration'.B$5:.B$190];0);2))">
            <text:p/>
          </table:table-cell>
          <table:table-cell table:style-name="ce145" table:formula="of:=IF(ISBLANK([.B848]);&quot;&quot;;IF(ISBLANK(INDEX([$Escalation.B$5:.E$190];MATCH([$'MetRisks Registration'.B848];[$Escalation.B$5:.B$190];0);3));&quot;&quot;;INDEX([$Escalation.B$5:.E$190];MATCH([$'MetRisks Registration'.B84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49]);&quot;&quot;;INDEX([$'MetRisks Registration'.B$5:.E$190];MATCH([$Mitagation.B849];[$'MetRisks Registration'.B$5:.B$190];0);2))">
            <text:p/>
          </table:table-cell>
          <table:table-cell table:style-name="ce145" table:formula="of:=IF(ISBLANK([.B849]);&quot;&quot;;IF(ISBLANK(INDEX([$Escalation.B$5:.E$190];MATCH([$'MetRisks Registration'.B849];[$Escalation.B$5:.B$190];0);3));&quot;&quot;;INDEX([$Escalation.B$5:.E$190];MATCH([$'MetRisks Registration'.B84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50]);&quot;&quot;;INDEX([$'MetRisks Registration'.B$5:.E$190];MATCH([$Mitagation.B850];[$'MetRisks Registration'.B$5:.B$190];0);2))">
            <text:p/>
          </table:table-cell>
          <table:table-cell table:style-name="ce145" table:formula="of:=IF(ISBLANK([.B850]);&quot;&quot;;IF(ISBLANK(INDEX([$Escalation.B$5:.E$190];MATCH([$'MetRisks Registration'.B850];[$Escalation.B$5:.B$190];0);3));&quot;&quot;;INDEX([$Escalation.B$5:.E$190];MATCH([$'MetRisks Registration'.B85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51]);&quot;&quot;;INDEX([$'MetRisks Registration'.B$5:.E$190];MATCH([$Mitagation.B851];[$'MetRisks Registration'.B$5:.B$190];0);2))">
            <text:p/>
          </table:table-cell>
          <table:table-cell table:style-name="ce145" table:formula="of:=IF(ISBLANK([.B851]);&quot;&quot;;IF(ISBLANK(INDEX([$Escalation.B$5:.E$190];MATCH([$'MetRisks Registration'.B851];[$Escalation.B$5:.B$190];0);3));&quot;&quot;;INDEX([$Escalation.B$5:.E$190];MATCH([$'MetRisks Registration'.B85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52]);&quot;&quot;;INDEX([$'MetRisks Registration'.B$5:.E$190];MATCH([$Mitagation.B852];[$'MetRisks Registration'.B$5:.B$190];0);2))">
            <text:p/>
          </table:table-cell>
          <table:table-cell table:style-name="ce145" table:formula="of:=IF(ISBLANK([.B852]);&quot;&quot;;IF(ISBLANK(INDEX([$Escalation.B$5:.E$190];MATCH([$'MetRisks Registration'.B852];[$Escalation.B$5:.B$190];0);3));&quot;&quot;;INDEX([$Escalation.B$5:.E$190];MATCH([$'MetRisks Registration'.B85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53]);&quot;&quot;;INDEX([$'MetRisks Registration'.B$5:.E$190];MATCH([$Mitagation.B853];[$'MetRisks Registration'.B$5:.B$190];0);2))">
            <text:p/>
          </table:table-cell>
          <table:table-cell table:style-name="ce145" table:formula="of:=IF(ISBLANK([.B853]);&quot;&quot;;IF(ISBLANK(INDEX([$Escalation.B$5:.E$190];MATCH([$'MetRisks Registration'.B853];[$Escalation.B$5:.B$190];0);3));&quot;&quot;;INDEX([$Escalation.B$5:.E$190];MATCH([$'MetRisks Registration'.B85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54]);&quot;&quot;;INDEX([$'MetRisks Registration'.B$5:.E$190];MATCH([$Mitagation.B854];[$'MetRisks Registration'.B$5:.B$190];0);2))">
            <text:p/>
          </table:table-cell>
          <table:table-cell table:style-name="ce145" table:formula="of:=IF(ISBLANK([.B854]);&quot;&quot;;IF(ISBLANK(INDEX([$Escalation.B$5:.E$190];MATCH([$'MetRisks Registration'.B854];[$Escalation.B$5:.B$190];0);3));&quot;&quot;;INDEX([$Escalation.B$5:.E$190];MATCH([$'MetRisks Registration'.B85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55]);&quot;&quot;;INDEX([$'MetRisks Registration'.B$5:.E$190];MATCH([$Mitagation.B855];[$'MetRisks Registration'.B$5:.B$190];0);2))">
            <text:p/>
          </table:table-cell>
          <table:table-cell table:style-name="ce145" table:formula="of:=IF(ISBLANK([.B855]);&quot;&quot;;IF(ISBLANK(INDEX([$Escalation.B$5:.E$190];MATCH([$'MetRisks Registration'.B855];[$Escalation.B$5:.B$190];0);3));&quot;&quot;;INDEX([$Escalation.B$5:.E$190];MATCH([$'MetRisks Registration'.B85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56]);&quot;&quot;;INDEX([$'MetRisks Registration'.B$5:.E$190];MATCH([$Mitagation.B856];[$'MetRisks Registration'.B$5:.B$190];0);2))">
            <text:p/>
          </table:table-cell>
          <table:table-cell table:style-name="ce145" table:formula="of:=IF(ISBLANK([.B856]);&quot;&quot;;IF(ISBLANK(INDEX([$Escalation.B$5:.E$190];MATCH([$'MetRisks Registration'.B856];[$Escalation.B$5:.B$190];0);3));&quot;&quot;;INDEX([$Escalation.B$5:.E$190];MATCH([$'MetRisks Registration'.B85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57]);&quot;&quot;;INDEX([$'MetRisks Registration'.B$5:.E$190];MATCH([$Mitagation.B857];[$'MetRisks Registration'.B$5:.B$190];0);2))">
            <text:p/>
          </table:table-cell>
          <table:table-cell table:style-name="ce145" table:formula="of:=IF(ISBLANK([.B857]);&quot;&quot;;IF(ISBLANK(INDEX([$Escalation.B$5:.E$190];MATCH([$'MetRisks Registration'.B857];[$Escalation.B$5:.B$190];0);3));&quot;&quot;;INDEX([$Escalation.B$5:.E$190];MATCH([$'MetRisks Registration'.B85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58]);&quot;&quot;;INDEX([$'MetRisks Registration'.B$5:.E$190];MATCH([$Mitagation.B858];[$'MetRisks Registration'.B$5:.B$190];0);2))">
            <text:p/>
          </table:table-cell>
          <table:table-cell table:style-name="ce145" table:formula="of:=IF(ISBLANK([.B858]);&quot;&quot;;IF(ISBLANK(INDEX([$Escalation.B$5:.E$190];MATCH([$'MetRisks Registration'.B858];[$Escalation.B$5:.B$190];0);3));&quot;&quot;;INDEX([$Escalation.B$5:.E$190];MATCH([$'MetRisks Registration'.B85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59]);&quot;&quot;;INDEX([$'MetRisks Registration'.B$5:.E$190];MATCH([$Mitagation.B859];[$'MetRisks Registration'.B$5:.B$190];0);2))">
            <text:p/>
          </table:table-cell>
          <table:table-cell table:style-name="ce145" table:formula="of:=IF(ISBLANK([.B859]);&quot;&quot;;IF(ISBLANK(INDEX([$Escalation.B$5:.E$190];MATCH([$'MetRisks Registration'.B859];[$Escalation.B$5:.B$190];0);3));&quot;&quot;;INDEX([$Escalation.B$5:.E$190];MATCH([$'MetRisks Registration'.B85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60]);&quot;&quot;;INDEX([$'MetRisks Registration'.B$5:.E$190];MATCH([$Mitagation.B860];[$'MetRisks Registration'.B$5:.B$190];0);2))">
            <text:p/>
          </table:table-cell>
          <table:table-cell table:style-name="ce145" table:formula="of:=IF(ISBLANK([.B860]);&quot;&quot;;IF(ISBLANK(INDEX([$Escalation.B$5:.E$190];MATCH([$'MetRisks Registration'.B860];[$Escalation.B$5:.B$190];0);3));&quot;&quot;;INDEX([$Escalation.B$5:.E$190];MATCH([$'MetRisks Registration'.B86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61]);&quot;&quot;;INDEX([$'MetRisks Registration'.B$5:.E$190];MATCH([$Mitagation.B861];[$'MetRisks Registration'.B$5:.B$190];0);2))">
            <text:p/>
          </table:table-cell>
          <table:table-cell table:style-name="ce145" table:formula="of:=IF(ISBLANK([.B861]);&quot;&quot;;IF(ISBLANK(INDEX([$Escalation.B$5:.E$190];MATCH([$'MetRisks Registration'.B861];[$Escalation.B$5:.B$190];0);3));&quot;&quot;;INDEX([$Escalation.B$5:.E$190];MATCH([$'MetRisks Registration'.B86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62]);&quot;&quot;;INDEX([$'MetRisks Registration'.B$5:.E$190];MATCH([$Mitagation.B862];[$'MetRisks Registration'.B$5:.B$190];0);2))">
            <text:p/>
          </table:table-cell>
          <table:table-cell table:style-name="ce145" table:formula="of:=IF(ISBLANK([.B862]);&quot;&quot;;IF(ISBLANK(INDEX([$Escalation.B$5:.E$190];MATCH([$'MetRisks Registration'.B862];[$Escalation.B$5:.B$190];0);3));&quot;&quot;;INDEX([$Escalation.B$5:.E$190];MATCH([$'MetRisks Registration'.B86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63]);&quot;&quot;;INDEX([$'MetRisks Registration'.B$5:.E$190];MATCH([$Mitagation.B863];[$'MetRisks Registration'.B$5:.B$190];0);2))">
            <text:p/>
          </table:table-cell>
          <table:table-cell table:style-name="ce145" table:formula="of:=IF(ISBLANK([.B863]);&quot;&quot;;IF(ISBLANK(INDEX([$Escalation.B$5:.E$190];MATCH([$'MetRisks Registration'.B863];[$Escalation.B$5:.B$190];0);3));&quot;&quot;;INDEX([$Escalation.B$5:.E$190];MATCH([$'MetRisks Registration'.B86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64]);&quot;&quot;;INDEX([$'MetRisks Registration'.B$5:.E$190];MATCH([$Mitagation.B864];[$'MetRisks Registration'.B$5:.B$190];0);2))">
            <text:p/>
          </table:table-cell>
          <table:table-cell table:style-name="ce145" table:formula="of:=IF(ISBLANK([.B864]);&quot;&quot;;IF(ISBLANK(INDEX([$Escalation.B$5:.E$190];MATCH([$'MetRisks Registration'.B864];[$Escalation.B$5:.B$190];0);3));&quot;&quot;;INDEX([$Escalation.B$5:.E$190];MATCH([$'MetRisks Registration'.B86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65]);&quot;&quot;;INDEX([$'MetRisks Registration'.B$5:.E$190];MATCH([$Mitagation.B865];[$'MetRisks Registration'.B$5:.B$190];0);2))">
            <text:p/>
          </table:table-cell>
          <table:table-cell table:style-name="ce145" table:formula="of:=IF(ISBLANK([.B865]);&quot;&quot;;IF(ISBLANK(INDEX([$Escalation.B$5:.E$190];MATCH([$'MetRisks Registration'.B865];[$Escalation.B$5:.B$190];0);3));&quot;&quot;;INDEX([$Escalation.B$5:.E$190];MATCH([$'MetRisks Registration'.B86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66]);&quot;&quot;;INDEX([$'MetRisks Registration'.B$5:.E$190];MATCH([$Mitagation.B866];[$'MetRisks Registration'.B$5:.B$190];0);2))">
            <text:p/>
          </table:table-cell>
          <table:table-cell table:style-name="ce145" table:formula="of:=IF(ISBLANK([.B866]);&quot;&quot;;IF(ISBLANK(INDEX([$Escalation.B$5:.E$190];MATCH([$'MetRisks Registration'.B866];[$Escalation.B$5:.B$190];0);3));&quot;&quot;;INDEX([$Escalation.B$5:.E$190];MATCH([$'MetRisks Registration'.B86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67]);&quot;&quot;;INDEX([$'MetRisks Registration'.B$5:.E$190];MATCH([$Mitagation.B867];[$'MetRisks Registration'.B$5:.B$190];0);2))">
            <text:p/>
          </table:table-cell>
          <table:table-cell table:style-name="ce145" table:formula="of:=IF(ISBLANK([.B867]);&quot;&quot;;IF(ISBLANK(INDEX([$Escalation.B$5:.E$190];MATCH([$'MetRisks Registration'.B867];[$Escalation.B$5:.B$190];0);3));&quot;&quot;;INDEX([$Escalation.B$5:.E$190];MATCH([$'MetRisks Registration'.B86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68]);&quot;&quot;;INDEX([$'MetRisks Registration'.B$5:.E$190];MATCH([$Mitagation.B868];[$'MetRisks Registration'.B$5:.B$190];0);2))">
            <text:p/>
          </table:table-cell>
          <table:table-cell table:style-name="ce145" table:formula="of:=IF(ISBLANK([.B868]);&quot;&quot;;IF(ISBLANK(INDEX([$Escalation.B$5:.E$190];MATCH([$'MetRisks Registration'.B868];[$Escalation.B$5:.B$190];0);3));&quot;&quot;;INDEX([$Escalation.B$5:.E$190];MATCH([$'MetRisks Registration'.B86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69]);&quot;&quot;;INDEX([$'MetRisks Registration'.B$5:.E$190];MATCH([$Mitagation.B869];[$'MetRisks Registration'.B$5:.B$190];0);2))">
            <text:p/>
          </table:table-cell>
          <table:table-cell table:style-name="ce145" table:formula="of:=IF(ISBLANK([.B869]);&quot;&quot;;IF(ISBLANK(INDEX([$Escalation.B$5:.E$190];MATCH([$'MetRisks Registration'.B869];[$Escalation.B$5:.B$190];0);3));&quot;&quot;;INDEX([$Escalation.B$5:.E$190];MATCH([$'MetRisks Registration'.B86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70]);&quot;&quot;;INDEX([$'MetRisks Registration'.B$5:.E$190];MATCH([$Mitagation.B870];[$'MetRisks Registration'.B$5:.B$190];0);2))">
            <text:p/>
          </table:table-cell>
          <table:table-cell table:style-name="ce145" table:formula="of:=IF(ISBLANK([.B870]);&quot;&quot;;IF(ISBLANK(INDEX([$Escalation.B$5:.E$190];MATCH([$'MetRisks Registration'.B870];[$Escalation.B$5:.B$190];0);3));&quot;&quot;;INDEX([$Escalation.B$5:.E$190];MATCH([$'MetRisks Registration'.B87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71]);&quot;&quot;;INDEX([$'MetRisks Registration'.B$5:.E$190];MATCH([$Mitagation.B871];[$'MetRisks Registration'.B$5:.B$190];0);2))">
            <text:p/>
          </table:table-cell>
          <table:table-cell table:style-name="ce145" table:formula="of:=IF(ISBLANK([.B871]);&quot;&quot;;IF(ISBLANK(INDEX([$Escalation.B$5:.E$190];MATCH([$'MetRisks Registration'.B871];[$Escalation.B$5:.B$190];0);3));&quot;&quot;;INDEX([$Escalation.B$5:.E$190];MATCH([$'MetRisks Registration'.B87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72]);&quot;&quot;;INDEX([$'MetRisks Registration'.B$5:.E$190];MATCH([$Mitagation.B872];[$'MetRisks Registration'.B$5:.B$190];0);2))">
            <text:p/>
          </table:table-cell>
          <table:table-cell table:style-name="ce145" table:formula="of:=IF(ISBLANK([.B872]);&quot;&quot;;IF(ISBLANK(INDEX([$Escalation.B$5:.E$190];MATCH([$'MetRisks Registration'.B872];[$Escalation.B$5:.B$190];0);3));&quot;&quot;;INDEX([$Escalation.B$5:.E$190];MATCH([$'MetRisks Registration'.B87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73]);&quot;&quot;;INDEX([$'MetRisks Registration'.B$5:.E$190];MATCH([$Mitagation.B873];[$'MetRisks Registration'.B$5:.B$190];0);2))">
            <text:p/>
          </table:table-cell>
          <table:table-cell table:style-name="ce145" table:formula="of:=IF(ISBLANK([.B873]);&quot;&quot;;IF(ISBLANK(INDEX([$Escalation.B$5:.E$190];MATCH([$'MetRisks Registration'.B873];[$Escalation.B$5:.B$190];0);3));&quot;&quot;;INDEX([$Escalation.B$5:.E$190];MATCH([$'MetRisks Registration'.B87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74]);&quot;&quot;;INDEX([$'MetRisks Registration'.B$5:.E$190];MATCH([$Mitagation.B874];[$'MetRisks Registration'.B$5:.B$190];0);2))">
            <text:p/>
          </table:table-cell>
          <table:table-cell table:style-name="ce145" table:formula="of:=IF(ISBLANK([.B874]);&quot;&quot;;IF(ISBLANK(INDEX([$Escalation.B$5:.E$190];MATCH([$'MetRisks Registration'.B874];[$Escalation.B$5:.B$190];0);3));&quot;&quot;;INDEX([$Escalation.B$5:.E$190];MATCH([$'MetRisks Registration'.B87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75]);&quot;&quot;;INDEX([$'MetRisks Registration'.B$5:.E$190];MATCH([$Mitagation.B875];[$'MetRisks Registration'.B$5:.B$190];0);2))">
            <text:p/>
          </table:table-cell>
          <table:table-cell table:style-name="ce145" table:formula="of:=IF(ISBLANK([.B875]);&quot;&quot;;IF(ISBLANK(INDEX([$Escalation.B$5:.E$190];MATCH([$'MetRisks Registration'.B875];[$Escalation.B$5:.B$190];0);3));&quot;&quot;;INDEX([$Escalation.B$5:.E$190];MATCH([$'MetRisks Registration'.B87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76]);&quot;&quot;;INDEX([$'MetRisks Registration'.B$5:.E$190];MATCH([$Mitagation.B876];[$'MetRisks Registration'.B$5:.B$190];0);2))">
            <text:p/>
          </table:table-cell>
          <table:table-cell table:style-name="ce145" table:formula="of:=IF(ISBLANK([.B876]);&quot;&quot;;IF(ISBLANK(INDEX([$Escalation.B$5:.E$190];MATCH([$'MetRisks Registration'.B876];[$Escalation.B$5:.B$190];0);3));&quot;&quot;;INDEX([$Escalation.B$5:.E$190];MATCH([$'MetRisks Registration'.B87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77]);&quot;&quot;;INDEX([$'MetRisks Registration'.B$5:.E$190];MATCH([$Mitagation.B877];[$'MetRisks Registration'.B$5:.B$190];0);2))">
            <text:p/>
          </table:table-cell>
          <table:table-cell table:style-name="ce145" table:formula="of:=IF(ISBLANK([.B877]);&quot;&quot;;IF(ISBLANK(INDEX([$Escalation.B$5:.E$190];MATCH([$'MetRisks Registration'.B877];[$Escalation.B$5:.B$190];0);3));&quot;&quot;;INDEX([$Escalation.B$5:.E$190];MATCH([$'MetRisks Registration'.B87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78]);&quot;&quot;;INDEX([$'MetRisks Registration'.B$5:.E$190];MATCH([$Mitagation.B878];[$'MetRisks Registration'.B$5:.B$190];0);2))">
            <text:p/>
          </table:table-cell>
          <table:table-cell table:style-name="ce145" table:formula="of:=IF(ISBLANK([.B878]);&quot;&quot;;IF(ISBLANK(INDEX([$Escalation.B$5:.E$190];MATCH([$'MetRisks Registration'.B878];[$Escalation.B$5:.B$190];0);3));&quot;&quot;;INDEX([$Escalation.B$5:.E$190];MATCH([$'MetRisks Registration'.B87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79]);&quot;&quot;;INDEX([$'MetRisks Registration'.B$5:.E$190];MATCH([$Mitagation.B879];[$'MetRisks Registration'.B$5:.B$190];0);2))">
            <text:p/>
          </table:table-cell>
          <table:table-cell table:style-name="ce145" table:formula="of:=IF(ISBLANK([.B879]);&quot;&quot;;IF(ISBLANK(INDEX([$Escalation.B$5:.E$190];MATCH([$'MetRisks Registration'.B879];[$Escalation.B$5:.B$190];0);3));&quot;&quot;;INDEX([$Escalation.B$5:.E$190];MATCH([$'MetRisks Registration'.B87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80]);&quot;&quot;;INDEX([$'MetRisks Registration'.B$5:.E$190];MATCH([$Mitagation.B880];[$'MetRisks Registration'.B$5:.B$190];0);2))">
            <text:p/>
          </table:table-cell>
          <table:table-cell table:style-name="ce145" table:formula="of:=IF(ISBLANK([.B880]);&quot;&quot;;IF(ISBLANK(INDEX([$Escalation.B$5:.E$190];MATCH([$'MetRisks Registration'.B880];[$Escalation.B$5:.B$190];0);3));&quot;&quot;;INDEX([$Escalation.B$5:.E$190];MATCH([$'MetRisks Registration'.B88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81]);&quot;&quot;;INDEX([$'MetRisks Registration'.B$5:.E$190];MATCH([$Mitagation.B881];[$'MetRisks Registration'.B$5:.B$190];0);2))">
            <text:p/>
          </table:table-cell>
          <table:table-cell table:style-name="ce145" table:formula="of:=IF(ISBLANK([.B881]);&quot;&quot;;IF(ISBLANK(INDEX([$Escalation.B$5:.E$190];MATCH([$'MetRisks Registration'.B881];[$Escalation.B$5:.B$190];0);3));&quot;&quot;;INDEX([$Escalation.B$5:.E$190];MATCH([$'MetRisks Registration'.B88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82]);&quot;&quot;;INDEX([$'MetRisks Registration'.B$5:.E$190];MATCH([$Mitagation.B882];[$'MetRisks Registration'.B$5:.B$190];0);2))">
            <text:p/>
          </table:table-cell>
          <table:table-cell table:style-name="ce145" table:formula="of:=IF(ISBLANK([.B882]);&quot;&quot;;IF(ISBLANK(INDEX([$Escalation.B$5:.E$190];MATCH([$'MetRisks Registration'.B882];[$Escalation.B$5:.B$190];0);3));&quot;&quot;;INDEX([$Escalation.B$5:.E$190];MATCH([$'MetRisks Registration'.B88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83]);&quot;&quot;;INDEX([$'MetRisks Registration'.B$5:.E$190];MATCH([$Mitagation.B883];[$'MetRisks Registration'.B$5:.B$190];0);2))">
            <text:p/>
          </table:table-cell>
          <table:table-cell table:style-name="ce145" table:formula="of:=IF(ISBLANK([.B883]);&quot;&quot;;IF(ISBLANK(INDEX([$Escalation.B$5:.E$190];MATCH([$'MetRisks Registration'.B883];[$Escalation.B$5:.B$190];0);3));&quot;&quot;;INDEX([$Escalation.B$5:.E$190];MATCH([$'MetRisks Registration'.B88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84]);&quot;&quot;;INDEX([$'MetRisks Registration'.B$5:.E$190];MATCH([$Mitagation.B884];[$'MetRisks Registration'.B$5:.B$190];0);2))">
            <text:p/>
          </table:table-cell>
          <table:table-cell table:style-name="ce145" table:formula="of:=IF(ISBLANK([.B884]);&quot;&quot;;IF(ISBLANK(INDEX([$Escalation.B$5:.E$190];MATCH([$'MetRisks Registration'.B884];[$Escalation.B$5:.B$190];0);3));&quot;&quot;;INDEX([$Escalation.B$5:.E$190];MATCH([$'MetRisks Registration'.B88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85]);&quot;&quot;;INDEX([$'MetRisks Registration'.B$5:.E$190];MATCH([$Mitagation.B885];[$'MetRisks Registration'.B$5:.B$190];0);2))">
            <text:p/>
          </table:table-cell>
          <table:table-cell table:style-name="ce145" table:formula="of:=IF(ISBLANK([.B885]);&quot;&quot;;IF(ISBLANK(INDEX([$Escalation.B$5:.E$190];MATCH([$'MetRisks Registration'.B885];[$Escalation.B$5:.B$190];0);3));&quot;&quot;;INDEX([$Escalation.B$5:.E$190];MATCH([$'MetRisks Registration'.B88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86]);&quot;&quot;;INDEX([$'MetRisks Registration'.B$5:.E$190];MATCH([$Mitagation.B886];[$'MetRisks Registration'.B$5:.B$190];0);2))">
            <text:p/>
          </table:table-cell>
          <table:table-cell table:style-name="ce145" table:formula="of:=IF(ISBLANK([.B886]);&quot;&quot;;IF(ISBLANK(INDEX([$Escalation.B$5:.E$190];MATCH([$'MetRisks Registration'.B886];[$Escalation.B$5:.B$190];0);3));&quot;&quot;;INDEX([$Escalation.B$5:.E$190];MATCH([$'MetRisks Registration'.B88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87]);&quot;&quot;;INDEX([$'MetRisks Registration'.B$5:.E$190];MATCH([$Mitagation.B887];[$'MetRisks Registration'.B$5:.B$190];0);2))">
            <text:p/>
          </table:table-cell>
          <table:table-cell table:style-name="ce145" table:formula="of:=IF(ISBLANK([.B887]);&quot;&quot;;IF(ISBLANK(INDEX([$Escalation.B$5:.E$190];MATCH([$'MetRisks Registration'.B887];[$Escalation.B$5:.B$190];0);3));&quot;&quot;;INDEX([$Escalation.B$5:.E$190];MATCH([$'MetRisks Registration'.B88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88]);&quot;&quot;;INDEX([$'MetRisks Registration'.B$5:.E$190];MATCH([$Mitagation.B888];[$'MetRisks Registration'.B$5:.B$190];0);2))">
            <text:p/>
          </table:table-cell>
          <table:table-cell table:style-name="ce145" table:formula="of:=IF(ISBLANK([.B888]);&quot;&quot;;IF(ISBLANK(INDEX([$Escalation.B$5:.E$190];MATCH([$'MetRisks Registration'.B888];[$Escalation.B$5:.B$190];0);3));&quot;&quot;;INDEX([$Escalation.B$5:.E$190];MATCH([$'MetRisks Registration'.B88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89]);&quot;&quot;;INDEX([$'MetRisks Registration'.B$5:.E$190];MATCH([$Mitagation.B889];[$'MetRisks Registration'.B$5:.B$190];0);2))">
            <text:p/>
          </table:table-cell>
          <table:table-cell table:style-name="ce145" table:formula="of:=IF(ISBLANK([.B889]);&quot;&quot;;IF(ISBLANK(INDEX([$Escalation.B$5:.E$190];MATCH([$'MetRisks Registration'.B889];[$Escalation.B$5:.B$190];0);3));&quot;&quot;;INDEX([$Escalation.B$5:.E$190];MATCH([$'MetRisks Registration'.B88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90]);&quot;&quot;;INDEX([$'MetRisks Registration'.B$5:.E$190];MATCH([$Mitagation.B890];[$'MetRisks Registration'.B$5:.B$190];0);2))">
            <text:p/>
          </table:table-cell>
          <table:table-cell table:style-name="ce145" table:formula="of:=IF(ISBLANK([.B890]);&quot;&quot;;IF(ISBLANK(INDEX([$Escalation.B$5:.E$190];MATCH([$'MetRisks Registration'.B890];[$Escalation.B$5:.B$190];0);3));&quot;&quot;;INDEX([$Escalation.B$5:.E$190];MATCH([$'MetRisks Registration'.B89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91]);&quot;&quot;;INDEX([$'MetRisks Registration'.B$5:.E$190];MATCH([$Mitagation.B891];[$'MetRisks Registration'.B$5:.B$190];0);2))">
            <text:p/>
          </table:table-cell>
          <table:table-cell table:style-name="ce145" table:formula="of:=IF(ISBLANK([.B891]);&quot;&quot;;IF(ISBLANK(INDEX([$Escalation.B$5:.E$190];MATCH([$'MetRisks Registration'.B891];[$Escalation.B$5:.B$190];0);3));&quot;&quot;;INDEX([$Escalation.B$5:.E$190];MATCH([$'MetRisks Registration'.B89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92]);&quot;&quot;;INDEX([$'MetRisks Registration'.B$5:.E$190];MATCH([$Mitagation.B892];[$'MetRisks Registration'.B$5:.B$190];0);2))">
            <text:p/>
          </table:table-cell>
          <table:table-cell table:style-name="ce145" table:formula="of:=IF(ISBLANK([.B892]);&quot;&quot;;IF(ISBLANK(INDEX([$Escalation.B$5:.E$190];MATCH([$'MetRisks Registration'.B892];[$Escalation.B$5:.B$190];0);3));&quot;&quot;;INDEX([$Escalation.B$5:.E$190];MATCH([$'MetRisks Registration'.B89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93]);&quot;&quot;;INDEX([$'MetRisks Registration'.B$5:.E$190];MATCH([$Mitagation.B893];[$'MetRisks Registration'.B$5:.B$190];0);2))">
            <text:p/>
          </table:table-cell>
          <table:table-cell table:style-name="ce145" table:formula="of:=IF(ISBLANK([.B893]);&quot;&quot;;IF(ISBLANK(INDEX([$Escalation.B$5:.E$190];MATCH([$'MetRisks Registration'.B893];[$Escalation.B$5:.B$190];0);3));&quot;&quot;;INDEX([$Escalation.B$5:.E$190];MATCH([$'MetRisks Registration'.B89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94]);&quot;&quot;;INDEX([$'MetRisks Registration'.B$5:.E$190];MATCH([$Mitagation.B894];[$'MetRisks Registration'.B$5:.B$190];0);2))">
            <text:p/>
          </table:table-cell>
          <table:table-cell table:style-name="ce145" table:formula="of:=IF(ISBLANK([.B894]);&quot;&quot;;IF(ISBLANK(INDEX([$Escalation.B$5:.E$190];MATCH([$'MetRisks Registration'.B894];[$Escalation.B$5:.B$190];0);3));&quot;&quot;;INDEX([$Escalation.B$5:.E$190];MATCH([$'MetRisks Registration'.B89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95]);&quot;&quot;;INDEX([$'MetRisks Registration'.B$5:.E$190];MATCH([$Mitagation.B895];[$'MetRisks Registration'.B$5:.B$190];0);2))">
            <text:p/>
          </table:table-cell>
          <table:table-cell table:style-name="ce145" table:formula="of:=IF(ISBLANK([.B895]);&quot;&quot;;IF(ISBLANK(INDEX([$Escalation.B$5:.E$190];MATCH([$'MetRisks Registration'.B895];[$Escalation.B$5:.B$190];0);3));&quot;&quot;;INDEX([$Escalation.B$5:.E$190];MATCH([$'MetRisks Registration'.B89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96]);&quot;&quot;;INDEX([$'MetRisks Registration'.B$5:.E$190];MATCH([$Mitagation.B896];[$'MetRisks Registration'.B$5:.B$190];0);2))">
            <text:p/>
          </table:table-cell>
          <table:table-cell table:style-name="ce145" table:formula="of:=IF(ISBLANK([.B896]);&quot;&quot;;IF(ISBLANK(INDEX([$Escalation.B$5:.E$190];MATCH([$'MetRisks Registration'.B896];[$Escalation.B$5:.B$190];0);3));&quot;&quot;;INDEX([$Escalation.B$5:.E$190];MATCH([$'MetRisks Registration'.B89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97]);&quot;&quot;;INDEX([$'MetRisks Registration'.B$5:.E$190];MATCH([$Mitagation.B897];[$'MetRisks Registration'.B$5:.B$190];0);2))">
            <text:p/>
          </table:table-cell>
          <table:table-cell table:style-name="ce145" table:formula="of:=IF(ISBLANK([.B897]);&quot;&quot;;IF(ISBLANK(INDEX([$Escalation.B$5:.E$190];MATCH([$'MetRisks Registration'.B897];[$Escalation.B$5:.B$190];0);3));&quot;&quot;;INDEX([$Escalation.B$5:.E$190];MATCH([$'MetRisks Registration'.B89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98]);&quot;&quot;;INDEX([$'MetRisks Registration'.B$5:.E$190];MATCH([$Mitagation.B898];[$'MetRisks Registration'.B$5:.B$190];0);2))">
            <text:p/>
          </table:table-cell>
          <table:table-cell table:style-name="ce145" table:formula="of:=IF(ISBLANK([.B898]);&quot;&quot;;IF(ISBLANK(INDEX([$Escalation.B$5:.E$190];MATCH([$'MetRisks Registration'.B898];[$Escalation.B$5:.B$190];0);3));&quot;&quot;;INDEX([$Escalation.B$5:.E$190];MATCH([$'MetRisks Registration'.B89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899]);&quot;&quot;;INDEX([$'MetRisks Registration'.B$5:.E$190];MATCH([$Mitagation.B899];[$'MetRisks Registration'.B$5:.B$190];0);2))">
            <text:p/>
          </table:table-cell>
          <table:table-cell table:style-name="ce145" table:formula="of:=IF(ISBLANK([.B899]);&quot;&quot;;IF(ISBLANK(INDEX([$Escalation.B$5:.E$190];MATCH([$'MetRisks Registration'.B899];[$Escalation.B$5:.B$190];0);3));&quot;&quot;;INDEX([$Escalation.B$5:.E$190];MATCH([$'MetRisks Registration'.B89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00]);&quot;&quot;;INDEX([$'MetRisks Registration'.B$5:.E$190];MATCH([$Mitagation.B900];[$'MetRisks Registration'.B$5:.B$190];0);2))">
            <text:p/>
          </table:table-cell>
          <table:table-cell table:style-name="ce145" table:formula="of:=IF(ISBLANK([.B900]);&quot;&quot;;IF(ISBLANK(INDEX([$Escalation.B$5:.E$190];MATCH([$'MetRisks Registration'.B900];[$Escalation.B$5:.B$190];0);3));&quot;&quot;;INDEX([$Escalation.B$5:.E$190];MATCH([$'MetRisks Registration'.B90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01]);&quot;&quot;;INDEX([$'MetRisks Registration'.B$5:.E$190];MATCH([$Mitagation.B901];[$'MetRisks Registration'.B$5:.B$190];0);2))">
            <text:p/>
          </table:table-cell>
          <table:table-cell table:style-name="ce145" table:formula="of:=IF(ISBLANK([.B901]);&quot;&quot;;IF(ISBLANK(INDEX([$Escalation.B$5:.E$190];MATCH([$'MetRisks Registration'.B901];[$Escalation.B$5:.B$190];0);3));&quot;&quot;;INDEX([$Escalation.B$5:.E$190];MATCH([$'MetRisks Registration'.B90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02]);&quot;&quot;;INDEX([$'MetRisks Registration'.B$5:.E$190];MATCH([$Mitagation.B902];[$'MetRisks Registration'.B$5:.B$190];0);2))">
            <text:p/>
          </table:table-cell>
          <table:table-cell table:style-name="ce145" table:formula="of:=IF(ISBLANK([.B902]);&quot;&quot;;IF(ISBLANK(INDEX([$Escalation.B$5:.E$190];MATCH([$'MetRisks Registration'.B902];[$Escalation.B$5:.B$190];0);3));&quot;&quot;;INDEX([$Escalation.B$5:.E$190];MATCH([$'MetRisks Registration'.B90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03]);&quot;&quot;;INDEX([$'MetRisks Registration'.B$5:.E$190];MATCH([$Mitagation.B903];[$'MetRisks Registration'.B$5:.B$190];0);2))">
            <text:p/>
          </table:table-cell>
          <table:table-cell table:style-name="ce145" table:formula="of:=IF(ISBLANK([.B903]);&quot;&quot;;IF(ISBLANK(INDEX([$Escalation.B$5:.E$190];MATCH([$'MetRisks Registration'.B903];[$Escalation.B$5:.B$190];0);3));&quot;&quot;;INDEX([$Escalation.B$5:.E$190];MATCH([$'MetRisks Registration'.B90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04]);&quot;&quot;;INDEX([$'MetRisks Registration'.B$5:.E$190];MATCH([$Mitagation.B904];[$'MetRisks Registration'.B$5:.B$190];0);2))">
            <text:p/>
          </table:table-cell>
          <table:table-cell table:style-name="ce145" table:formula="of:=IF(ISBLANK([.B904]);&quot;&quot;;IF(ISBLANK(INDEX([$Escalation.B$5:.E$190];MATCH([$'MetRisks Registration'.B904];[$Escalation.B$5:.B$190];0);3));&quot;&quot;;INDEX([$Escalation.B$5:.E$190];MATCH([$'MetRisks Registration'.B90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05]);&quot;&quot;;INDEX([$'MetRisks Registration'.B$5:.E$190];MATCH([$Mitagation.B905];[$'MetRisks Registration'.B$5:.B$190];0);2))">
            <text:p/>
          </table:table-cell>
          <table:table-cell table:style-name="ce145" table:formula="of:=IF(ISBLANK([.B905]);&quot;&quot;;IF(ISBLANK(INDEX([$Escalation.B$5:.E$190];MATCH([$'MetRisks Registration'.B905];[$Escalation.B$5:.B$190];0);3));&quot;&quot;;INDEX([$Escalation.B$5:.E$190];MATCH([$'MetRisks Registration'.B90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06]);&quot;&quot;;INDEX([$'MetRisks Registration'.B$5:.E$190];MATCH([$Mitagation.B906];[$'MetRisks Registration'.B$5:.B$190];0);2))">
            <text:p/>
          </table:table-cell>
          <table:table-cell table:style-name="ce145" table:formula="of:=IF(ISBLANK([.B906]);&quot;&quot;;IF(ISBLANK(INDEX([$Escalation.B$5:.E$190];MATCH([$'MetRisks Registration'.B906];[$Escalation.B$5:.B$190];0);3));&quot;&quot;;INDEX([$Escalation.B$5:.E$190];MATCH([$'MetRisks Registration'.B90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07]);&quot;&quot;;INDEX([$'MetRisks Registration'.B$5:.E$190];MATCH([$Mitagation.B907];[$'MetRisks Registration'.B$5:.B$190];0);2))">
            <text:p/>
          </table:table-cell>
          <table:table-cell table:style-name="ce145" table:formula="of:=IF(ISBLANK([.B907]);&quot;&quot;;IF(ISBLANK(INDEX([$Escalation.B$5:.E$190];MATCH([$'MetRisks Registration'.B907];[$Escalation.B$5:.B$190];0);3));&quot;&quot;;INDEX([$Escalation.B$5:.E$190];MATCH([$'MetRisks Registration'.B90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08]);&quot;&quot;;INDEX([$'MetRisks Registration'.B$5:.E$190];MATCH([$Mitagation.B908];[$'MetRisks Registration'.B$5:.B$190];0);2))">
            <text:p/>
          </table:table-cell>
          <table:table-cell table:style-name="ce145" table:formula="of:=IF(ISBLANK([.B908]);&quot;&quot;;IF(ISBLANK(INDEX([$Escalation.B$5:.E$190];MATCH([$'MetRisks Registration'.B908];[$Escalation.B$5:.B$190];0);3));&quot;&quot;;INDEX([$Escalation.B$5:.E$190];MATCH([$'MetRisks Registration'.B90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09]);&quot;&quot;;INDEX([$'MetRisks Registration'.B$5:.E$190];MATCH([$Mitagation.B909];[$'MetRisks Registration'.B$5:.B$190];0);2))">
            <text:p/>
          </table:table-cell>
          <table:table-cell table:style-name="ce145" table:formula="of:=IF(ISBLANK([.B909]);&quot;&quot;;IF(ISBLANK(INDEX([$Escalation.B$5:.E$190];MATCH([$'MetRisks Registration'.B909];[$Escalation.B$5:.B$190];0);3));&quot;&quot;;INDEX([$Escalation.B$5:.E$190];MATCH([$'MetRisks Registration'.B90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10]);&quot;&quot;;INDEX([$'MetRisks Registration'.B$5:.E$190];MATCH([$Mitagation.B910];[$'MetRisks Registration'.B$5:.B$190];0);2))">
            <text:p/>
          </table:table-cell>
          <table:table-cell table:style-name="ce145" table:formula="of:=IF(ISBLANK([.B910]);&quot;&quot;;IF(ISBLANK(INDEX([$Escalation.B$5:.E$190];MATCH([$'MetRisks Registration'.B910];[$Escalation.B$5:.B$190];0);3));&quot;&quot;;INDEX([$Escalation.B$5:.E$190];MATCH([$'MetRisks Registration'.B91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11]);&quot;&quot;;INDEX([$'MetRisks Registration'.B$5:.E$190];MATCH([$Mitagation.B911];[$'MetRisks Registration'.B$5:.B$190];0);2))">
            <text:p/>
          </table:table-cell>
          <table:table-cell table:style-name="ce145" table:formula="of:=IF(ISBLANK([.B911]);&quot;&quot;;IF(ISBLANK(INDEX([$Escalation.B$5:.E$190];MATCH([$'MetRisks Registration'.B911];[$Escalation.B$5:.B$190];0);3));&quot;&quot;;INDEX([$Escalation.B$5:.E$190];MATCH([$'MetRisks Registration'.B91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12]);&quot;&quot;;INDEX([$'MetRisks Registration'.B$5:.E$190];MATCH([$Mitagation.B912];[$'MetRisks Registration'.B$5:.B$190];0);2))">
            <text:p/>
          </table:table-cell>
          <table:table-cell table:style-name="ce145" table:formula="of:=IF(ISBLANK([.B912]);&quot;&quot;;IF(ISBLANK(INDEX([$Escalation.B$5:.E$190];MATCH([$'MetRisks Registration'.B912];[$Escalation.B$5:.B$190];0);3));&quot;&quot;;INDEX([$Escalation.B$5:.E$190];MATCH([$'MetRisks Registration'.B91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13]);&quot;&quot;;INDEX([$'MetRisks Registration'.B$5:.E$190];MATCH([$Mitagation.B913];[$'MetRisks Registration'.B$5:.B$190];0);2))">
            <text:p/>
          </table:table-cell>
          <table:table-cell table:style-name="ce145" table:formula="of:=IF(ISBLANK([.B913]);&quot;&quot;;IF(ISBLANK(INDEX([$Escalation.B$5:.E$190];MATCH([$'MetRisks Registration'.B913];[$Escalation.B$5:.B$190];0);3));&quot;&quot;;INDEX([$Escalation.B$5:.E$190];MATCH([$'MetRisks Registration'.B91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14]);&quot;&quot;;INDEX([$'MetRisks Registration'.B$5:.E$190];MATCH([$Mitagation.B914];[$'MetRisks Registration'.B$5:.B$190];0);2))">
            <text:p/>
          </table:table-cell>
          <table:table-cell table:style-name="ce145" table:formula="of:=IF(ISBLANK([.B914]);&quot;&quot;;IF(ISBLANK(INDEX([$Escalation.B$5:.E$190];MATCH([$'MetRisks Registration'.B914];[$Escalation.B$5:.B$190];0);3));&quot;&quot;;INDEX([$Escalation.B$5:.E$190];MATCH([$'MetRisks Registration'.B91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15]);&quot;&quot;;INDEX([$'MetRisks Registration'.B$5:.E$190];MATCH([$Mitagation.B915];[$'MetRisks Registration'.B$5:.B$190];0);2))">
            <text:p/>
          </table:table-cell>
          <table:table-cell table:style-name="ce145" table:formula="of:=IF(ISBLANK([.B915]);&quot;&quot;;IF(ISBLANK(INDEX([$Escalation.B$5:.E$190];MATCH([$'MetRisks Registration'.B915];[$Escalation.B$5:.B$190];0);3));&quot;&quot;;INDEX([$Escalation.B$5:.E$190];MATCH([$'MetRisks Registration'.B91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16]);&quot;&quot;;INDEX([$'MetRisks Registration'.B$5:.E$190];MATCH([$Mitagation.B916];[$'MetRisks Registration'.B$5:.B$190];0);2))">
            <text:p/>
          </table:table-cell>
          <table:table-cell table:style-name="ce145" table:formula="of:=IF(ISBLANK([.B916]);&quot;&quot;;IF(ISBLANK(INDEX([$Escalation.B$5:.E$190];MATCH([$'MetRisks Registration'.B916];[$Escalation.B$5:.B$190];0);3));&quot;&quot;;INDEX([$Escalation.B$5:.E$190];MATCH([$'MetRisks Registration'.B91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17]);&quot;&quot;;INDEX([$'MetRisks Registration'.B$5:.E$190];MATCH([$Mitagation.B917];[$'MetRisks Registration'.B$5:.B$190];0);2))">
            <text:p/>
          </table:table-cell>
          <table:table-cell table:style-name="ce145" table:formula="of:=IF(ISBLANK([.B917]);&quot;&quot;;IF(ISBLANK(INDEX([$Escalation.B$5:.E$190];MATCH([$'MetRisks Registration'.B917];[$Escalation.B$5:.B$190];0);3));&quot;&quot;;INDEX([$Escalation.B$5:.E$190];MATCH([$'MetRisks Registration'.B91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18]);&quot;&quot;;INDEX([$'MetRisks Registration'.B$5:.E$190];MATCH([$Mitagation.B918];[$'MetRisks Registration'.B$5:.B$190];0);2))">
            <text:p/>
          </table:table-cell>
          <table:table-cell table:style-name="ce145" table:formula="of:=IF(ISBLANK([.B918]);&quot;&quot;;IF(ISBLANK(INDEX([$Escalation.B$5:.E$190];MATCH([$'MetRisks Registration'.B918];[$Escalation.B$5:.B$190];0);3));&quot;&quot;;INDEX([$Escalation.B$5:.E$190];MATCH([$'MetRisks Registration'.B91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19]);&quot;&quot;;INDEX([$'MetRisks Registration'.B$5:.E$190];MATCH([$Mitagation.B919];[$'MetRisks Registration'.B$5:.B$190];0);2))">
            <text:p/>
          </table:table-cell>
          <table:table-cell table:style-name="ce145" table:formula="of:=IF(ISBLANK([.B919]);&quot;&quot;;IF(ISBLANK(INDEX([$Escalation.B$5:.E$190];MATCH([$'MetRisks Registration'.B919];[$Escalation.B$5:.B$190];0);3));&quot;&quot;;INDEX([$Escalation.B$5:.E$190];MATCH([$'MetRisks Registration'.B91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20]);&quot;&quot;;INDEX([$'MetRisks Registration'.B$5:.E$190];MATCH([$Mitagation.B920];[$'MetRisks Registration'.B$5:.B$190];0);2))">
            <text:p/>
          </table:table-cell>
          <table:table-cell table:style-name="ce145" table:formula="of:=IF(ISBLANK([.B920]);&quot;&quot;;IF(ISBLANK(INDEX([$Escalation.B$5:.E$190];MATCH([$'MetRisks Registration'.B920];[$Escalation.B$5:.B$190];0);3));&quot;&quot;;INDEX([$Escalation.B$5:.E$190];MATCH([$'MetRisks Registration'.B92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21]);&quot;&quot;;INDEX([$'MetRisks Registration'.B$5:.E$190];MATCH([$Mitagation.B921];[$'MetRisks Registration'.B$5:.B$190];0);2))">
            <text:p/>
          </table:table-cell>
          <table:table-cell table:style-name="ce145" table:formula="of:=IF(ISBLANK([.B921]);&quot;&quot;;IF(ISBLANK(INDEX([$Escalation.B$5:.E$190];MATCH([$'MetRisks Registration'.B921];[$Escalation.B$5:.B$190];0);3));&quot;&quot;;INDEX([$Escalation.B$5:.E$190];MATCH([$'MetRisks Registration'.B92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22]);&quot;&quot;;INDEX([$'MetRisks Registration'.B$5:.E$190];MATCH([$Mitagation.B922];[$'MetRisks Registration'.B$5:.B$190];0);2))">
            <text:p/>
          </table:table-cell>
          <table:table-cell table:style-name="ce145" table:formula="of:=IF(ISBLANK([.B922]);&quot;&quot;;IF(ISBLANK(INDEX([$Escalation.B$5:.E$190];MATCH([$'MetRisks Registration'.B922];[$Escalation.B$5:.B$190];0);3));&quot;&quot;;INDEX([$Escalation.B$5:.E$190];MATCH([$'MetRisks Registration'.B92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23]);&quot;&quot;;INDEX([$'MetRisks Registration'.B$5:.E$190];MATCH([$Mitagation.B923];[$'MetRisks Registration'.B$5:.B$190];0);2))">
            <text:p/>
          </table:table-cell>
          <table:table-cell table:style-name="ce145" table:formula="of:=IF(ISBLANK([.B923]);&quot;&quot;;IF(ISBLANK(INDEX([$Escalation.B$5:.E$190];MATCH([$'MetRisks Registration'.B923];[$Escalation.B$5:.B$190];0);3));&quot;&quot;;INDEX([$Escalation.B$5:.E$190];MATCH([$'MetRisks Registration'.B92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24]);&quot;&quot;;INDEX([$'MetRisks Registration'.B$5:.E$190];MATCH([$Mitagation.B924];[$'MetRisks Registration'.B$5:.B$190];0);2))">
            <text:p/>
          </table:table-cell>
          <table:table-cell table:style-name="ce145" table:formula="of:=IF(ISBLANK([.B924]);&quot;&quot;;IF(ISBLANK(INDEX([$Escalation.B$5:.E$190];MATCH([$'MetRisks Registration'.B924];[$Escalation.B$5:.B$190];0);3));&quot;&quot;;INDEX([$Escalation.B$5:.E$190];MATCH([$'MetRisks Registration'.B92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25]);&quot;&quot;;INDEX([$'MetRisks Registration'.B$5:.E$190];MATCH([$Mitagation.B925];[$'MetRisks Registration'.B$5:.B$190];0);2))">
            <text:p/>
          </table:table-cell>
          <table:table-cell table:style-name="ce145" table:formula="of:=IF(ISBLANK([.B925]);&quot;&quot;;IF(ISBLANK(INDEX([$Escalation.B$5:.E$190];MATCH([$'MetRisks Registration'.B925];[$Escalation.B$5:.B$190];0);3));&quot;&quot;;INDEX([$Escalation.B$5:.E$190];MATCH([$'MetRisks Registration'.B925];[$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26]);&quot;&quot;;INDEX([$'MetRisks Registration'.B$5:.E$190];MATCH([$Mitagation.B926];[$'MetRisks Registration'.B$5:.B$190];0);2))">
            <text:p/>
          </table:table-cell>
          <table:table-cell table:style-name="ce145" table:formula="of:=IF(ISBLANK([.B926]);&quot;&quot;;IF(ISBLANK(INDEX([$Escalation.B$5:.E$190];MATCH([$'MetRisks Registration'.B926];[$Escalation.B$5:.B$190];0);3));&quot;&quot;;INDEX([$Escalation.B$5:.E$190];MATCH([$'MetRisks Registration'.B926];[$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27]);&quot;&quot;;INDEX([$'MetRisks Registration'.B$5:.E$190];MATCH([$Mitagation.B927];[$'MetRisks Registration'.B$5:.B$190];0);2))">
            <text:p/>
          </table:table-cell>
          <table:table-cell table:style-name="ce145" table:formula="of:=IF(ISBLANK([.B927]);&quot;&quot;;IF(ISBLANK(INDEX([$Escalation.B$5:.E$190];MATCH([$'MetRisks Registration'.B927];[$Escalation.B$5:.B$190];0);3));&quot;&quot;;INDEX([$Escalation.B$5:.E$190];MATCH([$'MetRisks Registration'.B927];[$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28]);&quot;&quot;;INDEX([$'MetRisks Registration'.B$5:.E$190];MATCH([$Mitagation.B928];[$'MetRisks Registration'.B$5:.B$190];0);2))">
            <text:p/>
          </table:table-cell>
          <table:table-cell table:style-name="ce145" table:formula="of:=IF(ISBLANK([.B928]);&quot;&quot;;IF(ISBLANK(INDEX([$Escalation.B$5:.E$190];MATCH([$'MetRisks Registration'.B928];[$Escalation.B$5:.B$190];0);3));&quot;&quot;;INDEX([$Escalation.B$5:.E$190];MATCH([$'MetRisks Registration'.B928];[$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29]);&quot;&quot;;INDEX([$'MetRisks Registration'.B$5:.E$190];MATCH([$Mitagation.B929];[$'MetRisks Registration'.B$5:.B$190];0);2))">
            <text:p/>
          </table:table-cell>
          <table:table-cell table:style-name="ce145" table:formula="of:=IF(ISBLANK([.B929]);&quot;&quot;;IF(ISBLANK(INDEX([$Escalation.B$5:.E$190];MATCH([$'MetRisks Registration'.B929];[$Escalation.B$5:.B$190];0);3));&quot;&quot;;INDEX([$Escalation.B$5:.E$190];MATCH([$'MetRisks Registration'.B929];[$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30]);&quot;&quot;;INDEX([$'MetRisks Registration'.B$5:.E$190];MATCH([$Mitagation.B930];[$'MetRisks Registration'.B$5:.B$190];0);2))">
            <text:p/>
          </table:table-cell>
          <table:table-cell table:style-name="ce145" table:formula="of:=IF(ISBLANK([.B930]);&quot;&quot;;IF(ISBLANK(INDEX([$Escalation.B$5:.E$190];MATCH([$'MetRisks Registration'.B930];[$Escalation.B$5:.B$190];0);3));&quot;&quot;;INDEX([$Escalation.B$5:.E$190];MATCH([$'MetRisks Registration'.B930];[$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31]);&quot;&quot;;INDEX([$'MetRisks Registration'.B$5:.E$190];MATCH([$Mitagation.B931];[$'MetRisks Registration'.B$5:.B$190];0);2))">
            <text:p/>
          </table:table-cell>
          <table:table-cell table:style-name="ce145" table:formula="of:=IF(ISBLANK([.B931]);&quot;&quot;;IF(ISBLANK(INDEX([$Escalation.B$5:.E$190];MATCH([$'MetRisks Registration'.B931];[$Escalation.B$5:.B$190];0);3));&quot;&quot;;INDEX([$Escalation.B$5:.E$190];MATCH([$'MetRisks Registration'.B931];[$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32]);&quot;&quot;;INDEX([$'MetRisks Registration'.B$5:.E$190];MATCH([$Mitagation.B932];[$'MetRisks Registration'.B$5:.B$190];0);2))">
            <text:p/>
          </table:table-cell>
          <table:table-cell table:style-name="ce145" table:formula="of:=IF(ISBLANK([.B932]);&quot;&quot;;IF(ISBLANK(INDEX([$Escalation.B$5:.E$190];MATCH([$'MetRisks Registration'.B932];[$Escalation.B$5:.B$190];0);3));&quot;&quot;;INDEX([$Escalation.B$5:.E$190];MATCH([$'MetRisks Registration'.B932];[$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33]);&quot;&quot;;INDEX([$'MetRisks Registration'.B$5:.E$190];MATCH([$Mitagation.B933];[$'MetRisks Registration'.B$5:.B$190];0);2))">
            <text:p/>
          </table:table-cell>
          <table:table-cell table:style-name="ce145" table:formula="of:=IF(ISBLANK([.B933]);&quot;&quot;;IF(ISBLANK(INDEX([$Escalation.B$5:.E$190];MATCH([$'MetRisks Registration'.B933];[$Escalation.B$5:.B$190];0);3));&quot;&quot;;INDEX([$Escalation.B$5:.E$190];MATCH([$'MetRisks Registration'.B933];[$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44">
          <table:table-cell/>
          <table:table-cell/>
          <table:table-cell table:style-name="ce145" table:formula="of:=IF(ISBLANK([.B934]);&quot;&quot;;INDEX([$'MetRisks Registration'.B$5:.E$190];MATCH([$Mitagation.B934];[$'MetRisks Registration'.B$5:.B$190];0);2))">
            <text:p/>
          </table:table-cell>
          <table:table-cell table:style-name="ce145" table:formula="of:=IF(ISBLANK([.B934]);&quot;&quot;;IF(ISBLANK(INDEX([$Escalation.B$5:.E$190];MATCH([$'MetRisks Registration'.B934];[$Escalation.B$5:.B$190];0);3));&quot;&quot;;INDEX([$Escalation.B$5:.E$190];MATCH([$'MetRisks Registration'.B934];[$Escalation.B$5:.B$190];0);3)))">
            <text:p/>
          </table:table-cell>
          <table:table-cell table:style-name="ce145"/>
          <table:table-cell table:style-name="ce152" table:number-columns-spanned="4" table:number-rows-spanned="1"/>
          <table:covered-table-cell table:number-columns-repeated="3" table:style-name="ce154"/>
          <table:table-cell table:number-columns-repeated="1015"/>
        </table:table-row>
        <table:table-row table:style-name="ro33">
          <table:table-cell/>
          <table:table-cell/>
          <table:table-cell table:style-name="ce145" table:formula="of:=IF(ISBLANK([.B935]);&quot;&quot;;INDEX([$'MetRisks Registration'.B$5:.E$190];MATCH([$Mitagation.B935];[$'MetRisks Registration'.B$5:.B$190];0);2))">
            <text:p/>
          </table:table-cell>
          <table:table-cell table:style-name="ce145" table:formula="of:=IF(ISBLANK([.B935]);&quot;&quot;;IF(ISBLANK(INDEX([$Escalation.B$5:.E$190];MATCH([$'MetRisks Registration'.B935];[$Escalation.B$5:.B$190];0);3));&quot;&quot;;INDEX([$Escalation.B$5:.E$190];MATCH([$'MetRisks Registration'.B935];[$Escalation.B$5:.B$190];0);3)))">
            <text:p/>
          </table:table-cell>
          <table:table-cell table:number-columns-repeated="1020"/>
        </table:table-row>
        <table:table-row table:style-name="ro33">
          <table:table-cell/>
          <table:table-cell/>
          <table:table-cell table:style-name="ce145" table:formula="of:=IF(ISBLANK([.B936]);&quot;&quot;;INDEX([$'MetRisks Registration'.B$5:.E$190];MATCH([$Mitagation.B936];[$'MetRisks Registration'.B$5:.B$190];0);2))">
            <text:p/>
          </table:table-cell>
          <table:table-cell table:style-name="ce145" table:formula="of:=IF(ISBLANK([.B936]);&quot;&quot;;IF(ISBLANK(INDEX([$Escalation.B$5:.E$190];MATCH([$'MetRisks Registration'.B936];[$Escalation.B$5:.B$190];0);3));&quot;&quot;;INDEX([$Escalation.B$5:.E$190];MATCH([$'MetRisks Registration'.B936];[$Escalation.B$5:.B$190];0);3)))">
            <text:p/>
          </table:table-cell>
          <table:table-cell table:number-columns-repeated="1020"/>
        </table:table-row>
        <table:table-row table:style-name="ro33">
          <table:table-cell/>
          <table:table-cell/>
          <table:table-cell table:style-name="ce145" table:formula="of:=IF(ISBLANK([.B937]);&quot;&quot;;INDEX([$'MetRisks Registration'.B$5:.E$190];MATCH([$Mitagation.B937];[$'MetRisks Registration'.B$5:.B$190];0);2))">
            <text:p/>
          </table:table-cell>
          <table:table-cell table:style-name="ce145" table:formula="of:=IF(ISBLANK([.B937]);&quot;&quot;;IF(ISBLANK(INDEX([$Escalation.B$5:.E$190];MATCH([$'MetRisks Registration'.B937];[$Escalation.B$5:.B$190];0);3));&quot;&quot;;INDEX([$Escalation.B$5:.E$190];MATCH([$'MetRisks Registration'.B937];[$Escalation.B$5:.B$190];0);3)))">
            <text:p/>
          </table:table-cell>
          <table:table-cell table:number-columns-repeated="1020"/>
        </table:table-row>
        <table:table-row table:style-name="ro33">
          <table:table-cell/>
          <table:table-cell/>
          <table:table-cell table:style-name="ce145" table:formula="of:=IF(ISBLANK([.B938]);&quot;&quot;;INDEX([$'MetRisks Registration'.B$5:.E$190];MATCH([$Mitagation.B938];[$'MetRisks Registration'.B$5:.B$190];0);2))">
            <text:p/>
          </table:table-cell>
          <table:table-cell table:style-name="ce145" table:formula="of:=IF(ISBLANK([.B938]);&quot;&quot;;IF(ISBLANK(INDEX([$Escalation.B$5:.E$190];MATCH([$'MetRisks Registration'.B938];[$Escalation.B$5:.B$190];0);3));&quot;&quot;;INDEX([$Escalation.B$5:.E$190];MATCH([$'MetRisks Registration'.B938];[$Escalation.B$5:.B$190];0);3)))">
            <text:p/>
          </table:table-cell>
          <table:table-cell table:number-columns-repeated="1020"/>
        </table:table-row>
        <table:table-row table:style-name="ro33">
          <table:table-cell/>
          <table:table-cell/>
          <table:table-cell table:style-name="ce145" table:formula="of:=IF(ISBLANK([.B939]);&quot;&quot;;INDEX([$'MetRisks Registration'.B$5:.E$190];MATCH([$Mitagation.B939];[$'MetRisks Registration'.B$5:.B$190];0);2))">
            <text:p/>
          </table:table-cell>
          <table:table-cell table:style-name="ce145" table:formula="of:=IF(ISBLANK([.B939]);&quot;&quot;;IF(ISBLANK(INDEX([$Escalation.B$5:.E$190];MATCH([$'MetRisks Registration'.B939];[$Escalation.B$5:.B$190];0);3));&quot;&quot;;INDEX([$Escalation.B$5:.E$190];MATCH([$'MetRisks Registration'.B939];[$Escalation.B$5:.B$190];0);3)))">
            <text:p/>
          </table:table-cell>
          <table:table-cell table:number-columns-repeated="1020"/>
        </table:table-row>
        <table:table-row table:style-name="ro33">
          <table:table-cell/>
          <table:table-cell/>
          <table:table-cell table:style-name="ce145" table:formula="of:=IF(ISBLANK([.B940]);&quot;&quot;;INDEX([$'MetRisks Registration'.B$5:.E$190];MATCH([$Mitagation.B940];[$'MetRisks Registration'.B$5:.B$190];0);2))">
            <text:p/>
          </table:table-cell>
          <table:table-cell table:style-name="ce145" table:formula="of:=IF(ISBLANK([.B940]);&quot;&quot;;IF(ISBLANK(INDEX([$Escalation.B$5:.E$190];MATCH([$'MetRisks Registration'.B940];[$Escalation.B$5:.B$190];0);3));&quot;&quot;;INDEX([$Escalation.B$5:.E$190];MATCH([$'MetRisks Registration'.B940];[$Escalation.B$5:.B$190];0);3)))">
            <text:p/>
          </table:table-cell>
          <table:table-cell table:number-columns-repeated="1020"/>
        </table:table-row>
        <table:table-row table:style-name="ro33">
          <table:table-cell/>
          <table:table-cell/>
          <table:table-cell table:style-name="ce145" table:formula="of:=IF(ISBLANK([.B941]);&quot;&quot;;INDEX([$'MetRisks Registration'.B$5:.E$190];MATCH([$Mitagation.B941];[$'MetRisks Registration'.B$5:.B$190];0);2))">
            <text:p/>
          </table:table-cell>
          <table:table-cell table:style-name="ce145" table:formula="of:=IF(ISBLANK([.B941]);&quot;&quot;;IF(ISBLANK(INDEX([$Escalation.B$5:.E$190];MATCH([$'MetRisks Registration'.B941];[$Escalation.B$5:.B$190];0);3));&quot;&quot;;INDEX([$Escalation.B$5:.E$190];MATCH([$'MetRisks Registration'.B941];[$Escalation.B$5:.B$190];0);3)))">
            <text:p/>
          </table:table-cell>
          <table:table-cell table:number-columns-repeated="1020"/>
        </table:table-row>
        <table:table-row table:style-name="ro33">
          <table:table-cell/>
          <table:table-cell/>
          <table:table-cell table:style-name="ce145" table:formula="of:=IF(ISBLANK([.B942]);&quot;&quot;;INDEX([$'MetRisks Registration'.B$5:.E$190];MATCH([$Mitagation.B942];[$'MetRisks Registration'.B$5:.B$190];0);2))">
            <text:p/>
          </table:table-cell>
          <table:table-cell table:style-name="ce145" table:formula="of:=IF(ISBLANK([.B942]);&quot;&quot;;IF(ISBLANK(INDEX([$Escalation.B$5:.E$190];MATCH([$'MetRisks Registration'.B942];[$Escalation.B$5:.B$190];0);3));&quot;&quot;;INDEX([$Escalation.B$5:.E$190];MATCH([$'MetRisks Registration'.B942];[$Escalation.B$5:.B$190];0);3)))">
            <text:p/>
          </table:table-cell>
          <table:table-cell table:number-columns-repeated="1020"/>
        </table:table-row>
        <table:table-row table:style-name="ro33">
          <table:table-cell/>
          <table:table-cell/>
          <table:table-cell table:style-name="ce145" table:formula="of:=IF(ISBLANK([.B943]);&quot;&quot;;INDEX([$'MetRisks Registration'.B$5:.E$190];MATCH([$Mitagation.B943];[$'MetRisks Registration'.B$5:.B$190];0);2))">
            <text:p/>
          </table:table-cell>
          <table:table-cell table:style-name="ce145" table:formula="of:=IF(ISBLANK([.B943]);&quot;&quot;;IF(ISBLANK(INDEX([$Escalation.B$5:.E$190];MATCH([$'MetRisks Registration'.B943];[$Escalation.B$5:.B$190];0);3));&quot;&quot;;INDEX([$Escalation.B$5:.E$190];MATCH([$'MetRisks Registration'.B943];[$Escalation.B$5:.B$190];0);3)))">
            <text:p/>
          </table:table-cell>
          <table:table-cell table:number-columns-repeated="1020"/>
        </table:table-row>
        <table:table-row table:style-name="ro33">
          <table:table-cell/>
          <table:table-cell/>
          <table:table-cell table:style-name="ce145" table:formula="of:=IF(ISBLANK([.B944]);&quot;&quot;;INDEX([$'MetRisks Registration'.B$5:.E$190];MATCH([$Mitagation.B944];[$'MetRisks Registration'.B$5:.B$190];0);2))">
            <text:p/>
          </table:table-cell>
          <table:table-cell table:style-name="ce145" table:formula="of:=IF(ISBLANK([.B944]);&quot;&quot;;IF(ISBLANK(INDEX([$Escalation.B$5:.E$190];MATCH([$'MetRisks Registration'.B944];[$Escalation.B$5:.B$190];0);3));&quot;&quot;;INDEX([$Escalation.B$5:.E$190];MATCH([$'MetRisks Registration'.B944];[$Escalation.B$5:.B$190];0);3)))">
            <text:p/>
          </table:table-cell>
          <table:table-cell table:number-columns-repeated="1020"/>
        </table:table-row>
        <table:table-row table:style-name="ro33">
          <table:table-cell/>
          <table:table-cell/>
          <table:table-cell table:style-name="ce145" table:formula="of:=IF(ISBLANK([.B945]);&quot;&quot;;INDEX([$'MetRisks Registration'.B$5:.E$190];MATCH([$Mitagation.B945];[$'MetRisks Registration'.B$5:.B$190];0);2))">
            <text:p/>
          </table:table-cell>
          <table:table-cell table:style-name="ce145" table:formula="of:=IF(ISBLANK([.B945]);&quot;&quot;;IF(ISBLANK(INDEX([$Escalation.B$5:.E$190];MATCH([$'MetRisks Registration'.B945];[$Escalation.B$5:.B$190];0);3));&quot;&quot;;INDEX([$Escalation.B$5:.E$190];MATCH([$'MetRisks Registration'.B945];[$Escalation.B$5:.B$190];0);3)))">
            <text:p/>
          </table:table-cell>
          <table:table-cell table:number-columns-repeated="1020"/>
        </table:table-row>
        <table:table-row table:style-name="ro33">
          <table:table-cell/>
          <table:table-cell/>
          <table:table-cell table:style-name="ce145" table:formula="of:=IF(ISBLANK([.B946]);&quot;&quot;;INDEX([$'MetRisks Registration'.B$5:.E$190];MATCH([$Mitagation.B946];[$'MetRisks Registration'.B$5:.B$190];0);2))">
            <text:p/>
          </table:table-cell>
          <table:table-cell table:style-name="ce145" table:formula="of:=IF(ISBLANK([.B946]);&quot;&quot;;IF(ISBLANK(INDEX([$Escalation.B$5:.E$190];MATCH([$'MetRisks Registration'.B946];[$Escalation.B$5:.B$190];0);3));&quot;&quot;;INDEX([$Escalation.B$5:.E$190];MATCH([$'MetRisks Registration'.B946];[$Escalation.B$5:.B$190];0);3)))">
            <text:p/>
          </table:table-cell>
          <table:table-cell table:number-columns-repeated="1020"/>
        </table:table-row>
        <table:table-row table:style-name="ro33">
          <table:table-cell/>
          <table:table-cell/>
          <table:table-cell table:style-name="ce145" table:formula="of:=IF(ISBLANK([.B947]);&quot;&quot;;INDEX([$'MetRisks Registration'.B$5:.E$190];MATCH([$Mitagation.B947];[$'MetRisks Registration'.B$5:.B$190];0);2))">
            <text:p/>
          </table:table-cell>
          <table:table-cell table:style-name="ce145" table:formula="of:=IF(ISBLANK([.B947]);&quot;&quot;;IF(ISBLANK(INDEX([$Escalation.B$5:.E$190];MATCH([$'MetRisks Registration'.B947];[$Escalation.B$5:.B$190];0);3));&quot;&quot;;INDEX([$Escalation.B$5:.E$190];MATCH([$'MetRisks Registration'.B947];[$Escalation.B$5:.B$190];0);3)))">
            <text:p/>
          </table:table-cell>
          <table:table-cell table:number-columns-repeated="1020"/>
        </table:table-row>
        <table:table-row table:style-name="ro33">
          <table:table-cell/>
          <table:table-cell/>
          <table:table-cell table:style-name="ce145" table:formula="of:=IF(ISBLANK([.B948]);&quot;&quot;;INDEX([$'MetRisks Registration'.B$5:.E$190];MATCH([$Mitagation.B948];[$'MetRisks Registration'.B$5:.B$190];0);2))">
            <text:p/>
          </table:table-cell>
          <table:table-cell table:style-name="ce145" table:formula="of:=IF(ISBLANK([.B948]);&quot;&quot;;IF(ISBLANK(INDEX([$Escalation.B$5:.E$190];MATCH([$'MetRisks Registration'.B948];[$Escalation.B$5:.B$190];0);3));&quot;&quot;;INDEX([$Escalation.B$5:.E$190];MATCH([$'MetRisks Registration'.B948];[$Escalation.B$5:.B$190];0);3)))">
            <text:p/>
          </table:table-cell>
          <table:table-cell table:number-columns-repeated="1020"/>
        </table:table-row>
        <table:table-row table:style-name="ro33">
          <table:table-cell/>
          <table:table-cell/>
          <table:table-cell table:style-name="ce145" table:formula="of:=IF(ISBLANK([.B949]);&quot;&quot;;INDEX([$'MetRisks Registration'.B$5:.E$190];MATCH([$Mitagation.B949];[$'MetRisks Registration'.B$5:.B$190];0);2))">
            <text:p/>
          </table:table-cell>
          <table:table-cell table:style-name="ce145" table:formula="of:=IF(ISBLANK([.B949]);&quot;&quot;;IF(ISBLANK(INDEX([$Escalation.B$5:.E$190];MATCH([$'MetRisks Registration'.B949];[$Escalation.B$5:.B$190];0);3));&quot;&quot;;INDEX([$Escalation.B$5:.E$190];MATCH([$'MetRisks Registration'.B949];[$Escalation.B$5:.B$190];0);3)))">
            <text:p/>
          </table:table-cell>
          <table:table-cell table:number-columns-repeated="1020"/>
        </table:table-row>
        <table:table-row table:style-name="ro33">
          <table:table-cell/>
          <table:table-cell/>
          <table:table-cell table:style-name="ce145" table:formula="of:=IF(ISBLANK([.B950]);&quot;&quot;;INDEX([$'MetRisks Registration'.B$5:.E$190];MATCH([$Mitagation.B950];[$'MetRisks Registration'.B$5:.B$190];0);2))">
            <text:p/>
          </table:table-cell>
          <table:table-cell table:style-name="ce145" table:formula="of:=IF(ISBLANK([.B950]);&quot;&quot;;IF(ISBLANK(INDEX([$Escalation.B$5:.E$190];MATCH([$'MetRisks Registration'.B950];[$Escalation.B$5:.B$190];0);3));&quot;&quot;;INDEX([$Escalation.B$5:.E$190];MATCH([$'MetRisks Registration'.B950];[$Escalation.B$5:.B$190];0);3)))">
            <text:p/>
          </table:table-cell>
          <table:table-cell table:number-columns-repeated="1020"/>
        </table:table-row>
        <table:table-row table:style-name="ro33">
          <table:table-cell/>
          <table:table-cell/>
          <table:table-cell table:style-name="ce145" table:formula="of:=IF(ISBLANK([.B951]);&quot;&quot;;INDEX([$'MetRisks Registration'.B$5:.E$190];MATCH([$Mitagation.B951];[$'MetRisks Registration'.B$5:.B$190];0);2))">
            <text:p/>
          </table:table-cell>
          <table:table-cell table:style-name="ce145" table:formula="of:=IF(ISBLANK([.B951]);&quot;&quot;;IF(ISBLANK(INDEX([$Escalation.B$5:.E$190];MATCH([$'MetRisks Registration'.B951];[$Escalation.B$5:.B$190];0);3));&quot;&quot;;INDEX([$Escalation.B$5:.E$190];MATCH([$'MetRisks Registration'.B951];[$Escalation.B$5:.B$190];0);3)))">
            <text:p/>
          </table:table-cell>
          <table:table-cell table:number-columns-repeated="1020"/>
        </table:table-row>
        <table:table-row table:style-name="ro33">
          <table:table-cell/>
          <table:table-cell/>
          <table:table-cell table:style-name="ce145" table:formula="of:=IF(ISBLANK([.B952]);&quot;&quot;;INDEX([$'MetRisks Registration'.B$5:.E$190];MATCH([$Mitagation.B952];[$'MetRisks Registration'.B$5:.B$190];0);2))">
            <text:p/>
          </table:table-cell>
          <table:table-cell table:style-name="ce145" table:formula="of:=IF(ISBLANK([.B952]);&quot;&quot;;IF(ISBLANK(INDEX([$Escalation.B$5:.E$190];MATCH([$'MetRisks Registration'.B952];[$Escalation.B$5:.B$190];0);3));&quot;&quot;;INDEX([$Escalation.B$5:.E$190];MATCH([$'MetRisks Registration'.B952];[$Escalation.B$5:.B$190];0);3)))">
            <text:p/>
          </table:table-cell>
          <table:table-cell table:number-columns-repeated="1020"/>
        </table:table-row>
        <table:table-row table:style-name="ro33">
          <table:table-cell/>
          <table:table-cell/>
          <table:table-cell table:style-name="ce145" table:formula="of:=IF(ISBLANK([.B953]);&quot;&quot;;INDEX([$'MetRisks Registration'.B$5:.E$190];MATCH([$Mitagation.B953];[$'MetRisks Registration'.B$5:.B$190];0);2))">
            <text:p/>
          </table:table-cell>
          <table:table-cell table:style-name="ce145" table:formula="of:=IF(ISBLANK([.B953]);&quot;&quot;;IF(ISBLANK(INDEX([$Escalation.B$5:.E$190];MATCH([$'MetRisks Registration'.B953];[$Escalation.B$5:.B$190];0);3));&quot;&quot;;INDEX([$Escalation.B$5:.E$190];MATCH([$'MetRisks Registration'.B953];[$Escalation.B$5:.B$190];0);3)))">
            <text:p/>
          </table:table-cell>
          <table:table-cell table:number-columns-repeated="1020"/>
        </table:table-row>
        <table:table-row table:style-name="ro33">
          <table:table-cell/>
          <table:table-cell/>
          <table:table-cell table:style-name="ce145" table:formula="of:=IF(ISBLANK([.B954]);&quot;&quot;;INDEX([$'MetRisks Registration'.B$5:.E$190];MATCH([$Mitagation.B954];[$'MetRisks Registration'.B$5:.B$190];0);2))">
            <text:p/>
          </table:table-cell>
          <table:table-cell table:style-name="ce145" table:formula="of:=IF(ISBLANK([.B954]);&quot;&quot;;IF(ISBLANK(INDEX([$Escalation.B$5:.E$190];MATCH([$'MetRisks Registration'.B954];[$Escalation.B$5:.B$190];0);3));&quot;&quot;;INDEX([$Escalation.B$5:.E$190];MATCH([$'MetRisks Registration'.B954];[$Escalation.B$5:.B$190];0);3)))">
            <text:p/>
          </table:table-cell>
          <table:table-cell table:number-columns-repeated="1020"/>
        </table:table-row>
        <table:table-row table:style-name="ro33">
          <table:table-cell/>
          <table:table-cell/>
          <table:table-cell table:style-name="ce145" table:formula="of:=IF(ISBLANK([.B955]);&quot;&quot;;INDEX([$'MetRisks Registration'.B$5:.E$190];MATCH([$Mitagation.B955];[$'MetRisks Registration'.B$5:.B$190];0);2))">
            <text:p/>
          </table:table-cell>
          <table:table-cell table:style-name="ce145" table:formula="of:=IF(ISBLANK([.B955]);&quot;&quot;;IF(ISBLANK(INDEX([$Escalation.B$5:.E$190];MATCH([$'MetRisks Registration'.B955];[$Escalation.B$5:.B$190];0);3));&quot;&quot;;INDEX([$Escalation.B$5:.E$190];MATCH([$'MetRisks Registration'.B955];[$Escalation.B$5:.B$190];0);3)))">
            <text:p/>
          </table:table-cell>
          <table:table-cell table:number-columns-repeated="1020"/>
        </table:table-row>
        <table:table-row table:style-name="ro33">
          <table:table-cell/>
          <table:table-cell/>
          <table:table-cell table:style-name="ce145" table:formula="of:=IF(ISBLANK([.B956]);&quot;&quot;;INDEX([$'MetRisks Registration'.B$5:.E$190];MATCH([$Mitagation.B956];[$'MetRisks Registration'.B$5:.B$190];0);2))">
            <text:p/>
          </table:table-cell>
          <table:table-cell table:style-name="ce145" table:formula="of:=IF(ISBLANK([.B956]);&quot;&quot;;IF(ISBLANK(INDEX([$Escalation.B$5:.E$190];MATCH([$'MetRisks Registration'.B956];[$Escalation.B$5:.B$190];0);3));&quot;&quot;;INDEX([$Escalation.B$5:.E$190];MATCH([$'MetRisks Registration'.B956];[$Escalation.B$5:.B$190];0);3)))">
            <text:p/>
          </table:table-cell>
          <table:table-cell table:number-columns-repeated="1020"/>
        </table:table-row>
        <table:table-row table:style-name="ro33">
          <table:table-cell/>
          <table:table-cell/>
          <table:table-cell table:style-name="ce145" table:formula="of:=IF(ISBLANK([.B957]);&quot;&quot;;INDEX([$'MetRisks Registration'.B$5:.E$190];MATCH([$Mitagation.B957];[$'MetRisks Registration'.B$5:.B$190];0);2))">
            <text:p/>
          </table:table-cell>
          <table:table-cell table:style-name="ce145" table:formula="of:=IF(ISBLANK([.B957]);&quot;&quot;;IF(ISBLANK(INDEX([$Escalation.B$5:.E$190];MATCH([$'MetRisks Registration'.B957];[$Escalation.B$5:.B$190];0);3));&quot;&quot;;INDEX([$Escalation.B$5:.E$190];MATCH([$'MetRisks Registration'.B957];[$Escalation.B$5:.B$190];0);3)))">
            <text:p/>
          </table:table-cell>
          <table:table-cell table:number-columns-repeated="1020"/>
        </table:table-row>
        <table:table-row table:style-name="ro33">
          <table:table-cell/>
          <table:table-cell/>
          <table:table-cell table:style-name="ce145" table:formula="of:=IF(ISBLANK([.B958]);&quot;&quot;;INDEX([$'MetRisks Registration'.B$5:.E$190];MATCH([$Mitagation.B958];[$'MetRisks Registration'.B$5:.B$190];0);2))">
            <text:p/>
          </table:table-cell>
          <table:table-cell table:style-name="ce145" table:formula="of:=IF(ISBLANK([.B958]);&quot;&quot;;IF(ISBLANK(INDEX([$Escalation.B$5:.E$190];MATCH([$'MetRisks Registration'.B958];[$Escalation.B$5:.B$190];0);3));&quot;&quot;;INDEX([$Escalation.B$5:.E$190];MATCH([$'MetRisks Registration'.B958];[$Escalation.B$5:.B$190];0);3)))">
            <text:p/>
          </table:table-cell>
          <table:table-cell table:number-columns-repeated="1020"/>
        </table:table-row>
        <table:table-row table:style-name="ro33">
          <table:table-cell/>
          <table:table-cell/>
          <table:table-cell table:style-name="ce145" table:formula="of:=IF(ISBLANK([.B959]);&quot;&quot;;INDEX([$'MetRisks Registration'.B$5:.E$190];MATCH([$Mitagation.B959];[$'MetRisks Registration'.B$5:.B$190];0);2))">
            <text:p/>
          </table:table-cell>
          <table:table-cell table:style-name="ce145" table:formula="of:=IF(ISBLANK([.B959]);&quot;&quot;;IF(ISBLANK(INDEX([$Escalation.B$5:.E$190];MATCH([$'MetRisks Registration'.B959];[$Escalation.B$5:.B$190];0);3));&quot;&quot;;INDEX([$Escalation.B$5:.E$190];MATCH([$'MetRisks Registration'.B959];[$Escalation.B$5:.B$190];0);3)))">
            <text:p/>
          </table:table-cell>
          <table:table-cell table:number-columns-repeated="1020"/>
        </table:table-row>
        <table:table-row table:style-name="ro33">
          <table:table-cell/>
          <table:table-cell/>
          <table:table-cell table:style-name="ce145" table:formula="of:=IF(ISBLANK([.B960]);&quot;&quot;;INDEX([$'MetRisks Registration'.B$5:.E$190];MATCH([$Mitagation.B960];[$'MetRisks Registration'.B$5:.B$190];0);2))">
            <text:p/>
          </table:table-cell>
          <table:table-cell table:style-name="ce145" table:formula="of:=IF(ISBLANK([.B960]);&quot;&quot;;IF(ISBLANK(INDEX([$Escalation.B$5:.E$190];MATCH([$'MetRisks Registration'.B960];[$Escalation.B$5:.B$190];0);3));&quot;&quot;;INDEX([$Escalation.B$5:.E$190];MATCH([$'MetRisks Registration'.B960];[$Escalation.B$5:.B$190];0);3)))">
            <text:p/>
          </table:table-cell>
          <table:table-cell table:number-columns-repeated="1020"/>
        </table:table-row>
        <table:table-row table:style-name="ro33">
          <table:table-cell/>
          <table:table-cell/>
          <table:table-cell table:style-name="ce145" table:formula="of:=IF(ISBLANK([.B961]);&quot;&quot;;INDEX([$'MetRisks Registration'.B$5:.E$190];MATCH([$Mitagation.B961];[$'MetRisks Registration'.B$5:.B$190];0);2))">
            <text:p/>
          </table:table-cell>
          <table:table-cell table:style-name="ce145" table:formula="of:=IF(ISBLANK([.B961]);&quot;&quot;;IF(ISBLANK(INDEX([$Escalation.B$5:.E$190];MATCH([$'MetRisks Registration'.B961];[$Escalation.B$5:.B$190];0);3));&quot;&quot;;INDEX([$Escalation.B$5:.E$190];MATCH([$'MetRisks Registration'.B961];[$Escalation.B$5:.B$190];0);3)))">
            <text:p/>
          </table:table-cell>
          <table:table-cell table:number-columns-repeated="1020"/>
        </table:table-row>
        <table:table-row table:style-name="ro33">
          <table:table-cell/>
          <table:table-cell/>
          <table:table-cell table:style-name="ce145" table:formula="of:=IF(ISBLANK([.B962]);&quot;&quot;;INDEX([$'MetRisks Registration'.B$5:.E$190];MATCH([$Mitagation.B962];[$'MetRisks Registration'.B$5:.B$190];0);2))">
            <text:p/>
          </table:table-cell>
          <table:table-cell table:style-name="ce145" table:formula="of:=IF(ISBLANK([.B962]);&quot;&quot;;IF(ISBLANK(INDEX([$Escalation.B$5:.E$190];MATCH([$'MetRisks Registration'.B962];[$Escalation.B$5:.B$190];0);3));&quot;&quot;;INDEX([$Escalation.B$5:.E$190];MATCH([$'MetRisks Registration'.B962];[$Escalation.B$5:.B$190];0);3)))">
            <text:p/>
          </table:table-cell>
          <table:table-cell table:number-columns-repeated="1020"/>
        </table:table-row>
        <table:table-row table:style-name="ro33">
          <table:table-cell/>
          <table:table-cell/>
          <table:table-cell table:style-name="ce145" table:formula="of:=IF(ISBLANK([.B963]);&quot;&quot;;INDEX([$'MetRisks Registration'.B$5:.E$190];MATCH([$Mitagation.B963];[$'MetRisks Registration'.B$5:.B$190];0);2))">
            <text:p/>
          </table:table-cell>
          <table:table-cell table:style-name="ce145" table:formula="of:=IF(ISBLANK([.B963]);&quot;&quot;;IF(ISBLANK(INDEX([$Escalation.B$5:.E$190];MATCH([$'MetRisks Registration'.B963];[$Escalation.B$5:.B$190];0);3));&quot;&quot;;INDEX([$Escalation.B$5:.E$190];MATCH([$'MetRisks Registration'.B963];[$Escalation.B$5:.B$190];0);3)))">
            <text:p/>
          </table:table-cell>
          <table:table-cell table:number-columns-repeated="1020"/>
        </table:table-row>
        <table:table-row table:style-name="ro33">
          <table:table-cell/>
          <table:table-cell/>
          <table:table-cell table:style-name="ce145" table:formula="of:=IF(ISBLANK([.B964]);&quot;&quot;;INDEX([$'MetRisks Registration'.B$5:.E$190];MATCH([$Mitagation.B964];[$'MetRisks Registration'.B$5:.B$190];0);2))">
            <text:p/>
          </table:table-cell>
          <table:table-cell table:style-name="ce145" table:formula="of:=IF(ISBLANK([.B964]);&quot;&quot;;IF(ISBLANK(INDEX([$Escalation.B$5:.E$190];MATCH([$'MetRisks Registration'.B964];[$Escalation.B$5:.B$190];0);3));&quot;&quot;;INDEX([$Escalation.B$5:.E$190];MATCH([$'MetRisks Registration'.B964];[$Escalation.B$5:.B$190];0);3)))">
            <text:p/>
          </table:table-cell>
          <table:table-cell table:number-columns-repeated="1020"/>
        </table:table-row>
        <table:table-row table:style-name="ro33">
          <table:table-cell/>
          <table:table-cell/>
          <table:table-cell table:style-name="ce145" table:formula="of:=IF(ISBLANK([.B965]);&quot;&quot;;INDEX([$'MetRisks Registration'.B$5:.E$190];MATCH([$Mitagation.B965];[$'MetRisks Registration'.B$5:.B$190];0);2))">
            <text:p/>
          </table:table-cell>
          <table:table-cell table:style-name="ce145" table:formula="of:=IF(ISBLANK([.B965]);&quot;&quot;;IF(ISBLANK(INDEX([$Escalation.B$5:.E$190];MATCH([$'MetRisks Registration'.B965];[$Escalation.B$5:.B$190];0);3));&quot;&quot;;INDEX([$Escalation.B$5:.E$190];MATCH([$'MetRisks Registration'.B965];[$Escalation.B$5:.B$190];0);3)))">
            <text:p/>
          </table:table-cell>
          <table:table-cell table:number-columns-repeated="1020"/>
        </table:table-row>
        <table:table-row table:style-name="ro33">
          <table:table-cell/>
          <table:table-cell/>
          <table:table-cell table:style-name="ce145" table:formula="of:=IF(ISBLANK([.B966]);&quot;&quot;;INDEX([$'MetRisks Registration'.B$5:.E$190];MATCH([$Mitagation.B966];[$'MetRisks Registration'.B$5:.B$190];0);2))">
            <text:p/>
          </table:table-cell>
          <table:table-cell table:style-name="ce145" table:formula="of:=IF(ISBLANK([.B966]);&quot;&quot;;IF(ISBLANK(INDEX([$Escalation.B$5:.E$190];MATCH([$'MetRisks Registration'.B966];[$Escalation.B$5:.B$190];0);3));&quot;&quot;;INDEX([$Escalation.B$5:.E$190];MATCH([$'MetRisks Registration'.B966];[$Escalation.B$5:.B$190];0);3)))">
            <text:p/>
          </table:table-cell>
          <table:table-cell table:number-columns-repeated="1020"/>
        </table:table-row>
        <table:table-row table:style-name="ro33">
          <table:table-cell/>
          <table:table-cell/>
          <table:table-cell table:style-name="ce145" table:formula="of:=IF(ISBLANK([.B967]);&quot;&quot;;INDEX([$'MetRisks Registration'.B$5:.E$190];MATCH([$Mitagation.B967];[$'MetRisks Registration'.B$5:.B$190];0);2))">
            <text:p/>
          </table:table-cell>
          <table:table-cell table:style-name="ce145" table:formula="of:=IF(ISBLANK([.B967]);&quot;&quot;;IF(ISBLANK(INDEX([$Escalation.B$5:.E$190];MATCH([$'MetRisks Registration'.B967];[$Escalation.B$5:.B$190];0);3));&quot;&quot;;INDEX([$Escalation.B$5:.E$190];MATCH([$'MetRisks Registration'.B967];[$Escalation.B$5:.B$190];0);3)))">
            <text:p/>
          </table:table-cell>
          <table:table-cell table:number-columns-repeated="1020"/>
        </table:table-row>
        <table:table-row table:style-name="ro33">
          <table:table-cell/>
          <table:table-cell/>
          <table:table-cell table:style-name="ce145" table:formula="of:=IF(ISBLANK([.B968]);&quot;&quot;;INDEX([$'MetRisks Registration'.B$5:.E$190];MATCH([$Mitagation.B968];[$'MetRisks Registration'.B$5:.B$190];0);2))">
            <text:p/>
          </table:table-cell>
          <table:table-cell table:style-name="ce145" table:formula="of:=IF(ISBLANK([.B968]);&quot;&quot;;IF(ISBLANK(INDEX([$Escalation.B$5:.E$190];MATCH([$'MetRisks Registration'.B968];[$Escalation.B$5:.B$190];0);3));&quot;&quot;;INDEX([$Escalation.B$5:.E$190];MATCH([$'MetRisks Registration'.B968];[$Escalation.B$5:.B$190];0);3)))">
            <text:p/>
          </table:table-cell>
          <table:table-cell table:number-columns-repeated="1020"/>
        </table:table-row>
        <table:table-row table:style-name="ro33">
          <table:table-cell/>
          <table:table-cell/>
          <table:table-cell table:style-name="ce145" table:formula="of:=IF(ISBLANK([.B969]);&quot;&quot;;INDEX([$'MetRisks Registration'.B$5:.E$190];MATCH([$Mitagation.B969];[$'MetRisks Registration'.B$5:.B$190];0);2))">
            <text:p/>
          </table:table-cell>
          <table:table-cell table:style-name="ce145" table:formula="of:=IF(ISBLANK([.B969]);&quot;&quot;;IF(ISBLANK(INDEX([$Escalation.B$5:.E$190];MATCH([$'MetRisks Registration'.B969];[$Escalation.B$5:.B$190];0);3));&quot;&quot;;INDEX([$Escalation.B$5:.E$190];MATCH([$'MetRisks Registration'.B969];[$Escalation.B$5:.B$190];0);3)))">
            <text:p/>
          </table:table-cell>
          <table:table-cell table:number-columns-repeated="1020"/>
        </table:table-row>
        <table:table-row table:style-name="ro33">
          <table:table-cell/>
          <table:table-cell/>
          <table:table-cell table:style-name="ce145" table:formula="of:=IF(ISBLANK([.B970]);&quot;&quot;;INDEX([$'MetRisks Registration'.B$5:.E$190];MATCH([$Mitagation.B970];[$'MetRisks Registration'.B$5:.B$190];0);2))">
            <text:p/>
          </table:table-cell>
          <table:table-cell table:style-name="ce145" table:formula="of:=IF(ISBLANK([.B970]);&quot;&quot;;IF(ISBLANK(INDEX([$Escalation.B$5:.E$190];MATCH([$'MetRisks Registration'.B970];[$Escalation.B$5:.B$190];0);3));&quot;&quot;;INDEX([$Escalation.B$5:.E$190];MATCH([$'MetRisks Registration'.B970];[$Escalation.B$5:.B$190];0);3)))">
            <text:p/>
          </table:table-cell>
          <table:table-cell table:number-columns-repeated="1020"/>
        </table:table-row>
        <table:table-row table:style-name="ro33">
          <table:table-cell/>
          <table:table-cell/>
          <table:table-cell table:style-name="ce145" table:formula="of:=IF(ISBLANK([.B971]);&quot;&quot;;INDEX([$'MetRisks Registration'.B$5:.E$190];MATCH([$Mitagation.B971];[$'MetRisks Registration'.B$5:.B$190];0);2))">
            <text:p/>
          </table:table-cell>
          <table:table-cell table:style-name="ce145" table:formula="of:=IF(ISBLANK([.B971]);&quot;&quot;;IF(ISBLANK(INDEX([$Escalation.B$5:.E$190];MATCH([$'MetRisks Registration'.B971];[$Escalation.B$5:.B$190];0);3));&quot;&quot;;INDEX([$Escalation.B$5:.E$190];MATCH([$'MetRisks Registration'.B971];[$Escalation.B$5:.B$190];0);3)))">
            <text:p/>
          </table:table-cell>
          <table:table-cell table:number-columns-repeated="1020"/>
        </table:table-row>
        <table:table-row table:style-name="ro33">
          <table:table-cell/>
          <table:table-cell/>
          <table:table-cell table:style-name="ce145" table:formula="of:=IF(ISBLANK([.B972]);&quot;&quot;;INDEX([$'MetRisks Registration'.B$5:.E$190];MATCH([$Mitagation.B972];[$'MetRisks Registration'.B$5:.B$190];0);2))">
            <text:p/>
          </table:table-cell>
          <table:table-cell table:style-name="ce145" table:formula="of:=IF(ISBLANK([.B972]);&quot;&quot;;IF(ISBLANK(INDEX([$Escalation.B$5:.E$190];MATCH([$'MetRisks Registration'.B972];[$Escalation.B$5:.B$190];0);3));&quot;&quot;;INDEX([$Escalation.B$5:.E$190];MATCH([$'MetRisks Registration'.B972];[$Escalation.B$5:.B$190];0);3)))">
            <text:p/>
          </table:table-cell>
          <table:table-cell table:number-columns-repeated="1020"/>
        </table:table-row>
        <table:table-row table:style-name="ro33">
          <table:table-cell/>
          <table:table-cell/>
          <table:table-cell table:style-name="ce145" table:formula="of:=IF(ISBLANK([.B973]);&quot;&quot;;INDEX([$'MetRisks Registration'.B$5:.E$190];MATCH([$Mitagation.B973];[$'MetRisks Registration'.B$5:.B$190];0);2))">
            <text:p/>
          </table:table-cell>
          <table:table-cell table:style-name="ce145" table:formula="of:=IF(ISBLANK([.B973]);&quot;&quot;;IF(ISBLANK(INDEX([$Escalation.B$5:.E$190];MATCH([$'MetRisks Registration'.B973];[$Escalation.B$5:.B$190];0);3));&quot;&quot;;INDEX([$Escalation.B$5:.E$190];MATCH([$'MetRisks Registration'.B973];[$Escalation.B$5:.B$190];0);3)))">
            <text:p/>
          </table:table-cell>
          <table:table-cell table:number-columns-repeated="1020"/>
        </table:table-row>
        <table:table-row table:style-name="ro33">
          <table:table-cell/>
          <table:table-cell/>
          <table:table-cell table:style-name="ce145" table:formula="of:=IF(ISBLANK([.B974]);&quot;&quot;;INDEX([$'MetRisks Registration'.B$5:.E$190];MATCH([$Mitagation.B974];[$'MetRisks Registration'.B$5:.B$190];0);2))">
            <text:p/>
          </table:table-cell>
          <table:table-cell table:style-name="ce145" table:formula="of:=IF(ISBLANK([.B974]);&quot;&quot;;IF(ISBLANK(INDEX([$Escalation.B$5:.E$190];MATCH([$'MetRisks Registration'.B974];[$Escalation.B$5:.B$190];0);3));&quot;&quot;;INDEX([$Escalation.B$5:.E$190];MATCH([$'MetRisks Registration'.B974];[$Escalation.B$5:.B$190];0);3)))">
            <text:p/>
          </table:table-cell>
          <table:table-cell table:number-columns-repeated="1020"/>
        </table:table-row>
        <table:table-row table:style-name="ro33">
          <table:table-cell/>
          <table:table-cell/>
          <table:table-cell table:style-name="ce145" table:formula="of:=IF(ISBLANK([.B975]);&quot;&quot;;INDEX([$'MetRisks Registration'.B$5:.E$190];MATCH([$Mitagation.B975];[$'MetRisks Registration'.B$5:.B$190];0);2))">
            <text:p/>
          </table:table-cell>
          <table:table-cell table:style-name="ce145" table:formula="of:=IF(ISBLANK([.B975]);&quot;&quot;;IF(ISBLANK(INDEX([$Escalation.B$5:.E$190];MATCH([$'MetRisks Registration'.B975];[$Escalation.B$5:.B$190];0);3));&quot;&quot;;INDEX([$Escalation.B$5:.E$190];MATCH([$'MetRisks Registration'.B975];[$Escalation.B$5:.B$190];0);3)))">
            <text:p/>
          </table:table-cell>
          <table:table-cell table:number-columns-repeated="1020"/>
        </table:table-row>
        <table:table-row table:style-name="ro33">
          <table:table-cell/>
          <table:table-cell/>
          <table:table-cell table:style-name="ce145" table:formula="of:=IF(ISBLANK([.B976]);&quot;&quot;;INDEX([$'MetRisks Registration'.B$5:.E$190];MATCH([$Mitagation.B976];[$'MetRisks Registration'.B$5:.B$190];0);2))">
            <text:p/>
          </table:table-cell>
          <table:table-cell table:style-name="ce145" table:formula="of:=IF(ISBLANK([.B976]);&quot;&quot;;IF(ISBLANK(INDEX([$Escalation.B$5:.E$190];MATCH([$'MetRisks Registration'.B976];[$Escalation.B$5:.B$190];0);3));&quot;&quot;;INDEX([$Escalation.B$5:.E$190];MATCH([$'MetRisks Registration'.B976];[$Escalation.B$5:.B$190];0);3)))">
            <text:p/>
          </table:table-cell>
          <table:table-cell table:number-columns-repeated="1020"/>
        </table:table-row>
        <table:table-row table:style-name="ro33">
          <table:table-cell/>
          <table:table-cell/>
          <table:table-cell table:style-name="ce145" table:formula="of:=IF(ISBLANK([.B977]);&quot;&quot;;INDEX([$'MetRisks Registration'.B$5:.E$190];MATCH([$Mitagation.B977];[$'MetRisks Registration'.B$5:.B$190];0);2))">
            <text:p/>
          </table:table-cell>
          <table:table-cell table:style-name="ce145" table:formula="of:=IF(ISBLANK([.B977]);&quot;&quot;;IF(ISBLANK(INDEX([$Escalation.B$5:.E$190];MATCH([$'MetRisks Registration'.B977];[$Escalation.B$5:.B$190];0);3));&quot;&quot;;INDEX([$Escalation.B$5:.E$190];MATCH([$'MetRisks Registration'.B977];[$Escalation.B$5:.B$190];0);3)))">
            <text:p/>
          </table:table-cell>
          <table:table-cell table:number-columns-repeated="1020"/>
        </table:table-row>
        <table:table-row table:style-name="ro33">
          <table:table-cell/>
          <table:table-cell/>
          <table:table-cell table:style-name="ce145" table:formula="of:=IF(ISBLANK([.B978]);&quot;&quot;;INDEX([$'MetRisks Registration'.B$5:.E$190];MATCH([$Mitagation.B978];[$'MetRisks Registration'.B$5:.B$190];0);2))">
            <text:p/>
          </table:table-cell>
          <table:table-cell table:style-name="ce145" table:formula="of:=IF(ISBLANK([.B978]);&quot;&quot;;IF(ISBLANK(INDEX([$Escalation.B$5:.E$190];MATCH([$'MetRisks Registration'.B978];[$Escalation.B$5:.B$190];0);3));&quot;&quot;;INDEX([$Escalation.B$5:.E$190];MATCH([$'MetRisks Registration'.B978];[$Escalation.B$5:.B$190];0);3)))">
            <text:p/>
          </table:table-cell>
          <table:table-cell table:number-columns-repeated="1020"/>
        </table:table-row>
        <table:table-row table:style-name="ro33">
          <table:table-cell/>
          <table:table-cell/>
          <table:table-cell table:style-name="ce145" table:formula="of:=IF(ISBLANK([.B979]);&quot;&quot;;INDEX([$'MetRisks Registration'.B$5:.E$190];MATCH([$Mitagation.B979];[$'MetRisks Registration'.B$5:.B$190];0);2))">
            <text:p/>
          </table:table-cell>
          <table:table-cell table:style-name="ce145" table:formula="of:=IF(ISBLANK([.B979]);&quot;&quot;;IF(ISBLANK(INDEX([$Escalation.B$5:.E$190];MATCH([$'MetRisks Registration'.B979];[$Escalation.B$5:.B$190];0);3));&quot;&quot;;INDEX([$Escalation.B$5:.E$190];MATCH([$'MetRisks Registration'.B979];[$Escalation.B$5:.B$190];0);3)))">
            <text:p/>
          </table:table-cell>
          <table:table-cell table:number-columns-repeated="1020"/>
        </table:table-row>
        <table:table-row table:style-name="ro33">
          <table:table-cell/>
          <table:table-cell/>
          <table:table-cell table:style-name="ce145" table:formula="of:=IF(ISBLANK([.B980]);&quot;&quot;;INDEX([$'MetRisks Registration'.B$5:.E$190];MATCH([$Mitagation.B980];[$'MetRisks Registration'.B$5:.B$190];0);2))">
            <text:p/>
          </table:table-cell>
          <table:table-cell table:style-name="ce145" table:formula="of:=IF(ISBLANK([.B980]);&quot;&quot;;IF(ISBLANK(INDEX([$Escalation.B$5:.E$190];MATCH([$'MetRisks Registration'.B980];[$Escalation.B$5:.B$190];0);3));&quot;&quot;;INDEX([$Escalation.B$5:.E$190];MATCH([$'MetRisks Registration'.B980];[$Escalation.B$5:.B$190];0);3)))">
            <text:p/>
          </table:table-cell>
          <table:table-cell table:number-columns-repeated="1020"/>
        </table:table-row>
        <table:table-row table:style-name="ro33">
          <table:table-cell/>
          <table:table-cell/>
          <table:table-cell table:style-name="ce145" table:formula="of:=IF(ISBLANK([.B981]);&quot;&quot;;INDEX([$'MetRisks Registration'.B$5:.E$190];MATCH([$Mitagation.B981];[$'MetRisks Registration'.B$5:.B$190];0);2))">
            <text:p/>
          </table:table-cell>
          <table:table-cell table:style-name="ce145" table:formula="of:=IF(ISBLANK([.B981]);&quot;&quot;;IF(ISBLANK(INDEX([$Escalation.B$5:.E$190];MATCH([$'MetRisks Registration'.B981];[$Escalation.B$5:.B$190];0);3));&quot;&quot;;INDEX([$Escalation.B$5:.E$190];MATCH([$'MetRisks Registration'.B981];[$Escalation.B$5:.B$190];0);3)))">
            <text:p/>
          </table:table-cell>
          <table:table-cell table:number-columns-repeated="1020"/>
        </table:table-row>
        <table:table-row table:style-name="ro33">
          <table:table-cell/>
          <table:table-cell/>
          <table:table-cell table:style-name="ce145" table:formula="of:=IF(ISBLANK([.B982]);&quot;&quot;;INDEX([$'MetRisks Registration'.B$5:.E$190];MATCH([$Mitagation.B982];[$'MetRisks Registration'.B$5:.B$190];0);2))">
            <text:p/>
          </table:table-cell>
          <table:table-cell table:style-name="ce145" table:formula="of:=IF(ISBLANK([.B982]);&quot;&quot;;IF(ISBLANK(INDEX([$Escalation.B$5:.E$190];MATCH([$'MetRisks Registration'.B982];[$Escalation.B$5:.B$190];0);3));&quot;&quot;;INDEX([$Escalation.B$5:.E$190];MATCH([$'MetRisks Registration'.B982];[$Escalation.B$5:.B$190];0);3)))">
            <text:p/>
          </table:table-cell>
          <table:table-cell table:number-columns-repeated="1020"/>
        </table:table-row>
        <table:table-row table:style-name="ro33">
          <table:table-cell/>
          <table:table-cell/>
          <table:table-cell table:style-name="ce145" table:formula="of:=IF(ISBLANK([.B983]);&quot;&quot;;INDEX([$'MetRisks Registration'.B$5:.E$190];MATCH([$Mitagation.B983];[$'MetRisks Registration'.B$5:.B$190];0);2))">
            <text:p/>
          </table:table-cell>
          <table:table-cell table:style-name="ce145" table:formula="of:=IF(ISBLANK([.B983]);&quot;&quot;;IF(ISBLANK(INDEX([$Escalation.B$5:.E$190];MATCH([$'MetRisks Registration'.B983];[$Escalation.B$5:.B$190];0);3));&quot;&quot;;INDEX([$Escalation.B$5:.E$190];MATCH([$'MetRisks Registration'.B983];[$Escalation.B$5:.B$190];0);3)))">
            <text:p/>
          </table:table-cell>
          <table:table-cell table:number-columns-repeated="1020"/>
        </table:table-row>
        <table:table-row table:style-name="ro33">
          <table:table-cell/>
          <table:table-cell/>
          <table:table-cell table:style-name="ce145" table:formula="of:=IF(ISBLANK([.B984]);&quot;&quot;;INDEX([$'MetRisks Registration'.B$5:.E$190];MATCH([$Mitagation.B984];[$'MetRisks Registration'.B$5:.B$190];0);2))">
            <text:p/>
          </table:table-cell>
          <table:table-cell table:style-name="ce145" table:formula="of:=IF(ISBLANK([.B984]);&quot;&quot;;IF(ISBLANK(INDEX([$Escalation.B$5:.E$190];MATCH([$'MetRisks Registration'.B984];[$Escalation.B$5:.B$190];0);3));&quot;&quot;;INDEX([$Escalation.B$5:.E$190];MATCH([$'MetRisks Registration'.B984];[$Escalation.B$5:.B$190];0);3)))">
            <text:p/>
          </table:table-cell>
          <table:table-cell table:number-columns-repeated="1020"/>
        </table:table-row>
        <table:table-row table:style-name="ro33">
          <table:table-cell/>
          <table:table-cell/>
          <table:table-cell table:style-name="ce145" table:formula="of:=IF(ISBLANK([.B985]);&quot;&quot;;INDEX([$'MetRisks Registration'.B$5:.E$190];MATCH([$Mitagation.B985];[$'MetRisks Registration'.B$5:.B$190];0);2))">
            <text:p/>
          </table:table-cell>
          <table:table-cell table:style-name="ce145" table:formula="of:=IF(ISBLANK([.B985]);&quot;&quot;;IF(ISBLANK(INDEX([$Escalation.B$5:.E$190];MATCH([$'MetRisks Registration'.B985];[$Escalation.B$5:.B$190];0);3));&quot;&quot;;INDEX([$Escalation.B$5:.E$190];MATCH([$'MetRisks Registration'.B985];[$Escalation.B$5:.B$190];0);3)))">
            <text:p/>
          </table:table-cell>
          <table:table-cell table:number-columns-repeated="1020"/>
        </table:table-row>
        <table:table-row table:style-name="ro33">
          <table:table-cell/>
          <table:table-cell/>
          <table:table-cell table:style-name="ce145" table:formula="of:=IF(ISBLANK([.B986]);&quot;&quot;;INDEX([$'MetRisks Registration'.B$5:.E$190];MATCH([$Mitagation.B986];[$'MetRisks Registration'.B$5:.B$190];0);2))">
            <text:p/>
          </table:table-cell>
          <table:table-cell table:style-name="ce145" table:formula="of:=IF(ISBLANK([.B986]);&quot;&quot;;IF(ISBLANK(INDEX([$Escalation.B$5:.E$190];MATCH([$'MetRisks Registration'.B986];[$Escalation.B$5:.B$190];0);3));&quot;&quot;;INDEX([$Escalation.B$5:.E$190];MATCH([$'MetRisks Registration'.B986];[$Escalation.B$5:.B$190];0);3)))">
            <text:p/>
          </table:table-cell>
          <table:table-cell table:number-columns-repeated="1020"/>
        </table:table-row>
        <table:table-row table:style-name="ro33">
          <table:table-cell/>
          <table:table-cell/>
          <table:table-cell table:style-name="ce145" table:formula="of:=IF(ISBLANK([.B987]);&quot;&quot;;INDEX([$'MetRisks Registration'.B$5:.E$190];MATCH([$Mitagation.B987];[$'MetRisks Registration'.B$5:.B$190];0);2))">
            <text:p/>
          </table:table-cell>
          <table:table-cell table:style-name="ce145" table:formula="of:=IF(ISBLANK([.B987]);&quot;&quot;;IF(ISBLANK(INDEX([$Escalation.B$5:.E$190];MATCH([$'MetRisks Registration'.B987];[$Escalation.B$5:.B$190];0);3));&quot;&quot;;INDEX([$Escalation.B$5:.E$190];MATCH([$'MetRisks Registration'.B987];[$Escalation.B$5:.B$190];0);3)))">
            <text:p/>
          </table:table-cell>
          <table:table-cell table:number-columns-repeated="1020"/>
        </table:table-row>
        <table:table-row table:style-name="ro33">
          <table:table-cell/>
          <table:table-cell/>
          <table:table-cell table:style-name="ce145" table:formula="of:=IF(ISBLANK([.B988]);&quot;&quot;;INDEX([$'MetRisks Registration'.B$5:.E$190];MATCH([$Mitagation.B988];[$'MetRisks Registration'.B$5:.B$190];0);2))">
            <text:p/>
          </table:table-cell>
          <table:table-cell table:style-name="ce145" table:formula="of:=IF(ISBLANK([.B988]);&quot;&quot;;IF(ISBLANK(INDEX([$Escalation.B$5:.E$190];MATCH([$'MetRisks Registration'.B988];[$Escalation.B$5:.B$190];0);3));&quot;&quot;;INDEX([$Escalation.B$5:.E$190];MATCH([$'MetRisks Registration'.B988];[$Escalation.B$5:.B$190];0);3)))">
            <text:p/>
          </table:table-cell>
          <table:table-cell table:number-columns-repeated="1020"/>
        </table:table-row>
        <table:table-row table:style-name="ro33">
          <table:table-cell/>
          <table:table-cell/>
          <table:table-cell table:style-name="ce145" table:formula="of:=IF(ISBLANK([.B989]);&quot;&quot;;INDEX([$'MetRisks Registration'.B$5:.E$190];MATCH([$Mitagation.B989];[$'MetRisks Registration'.B$5:.B$190];0);2))">
            <text:p/>
          </table:table-cell>
          <table:table-cell table:style-name="ce145" table:formula="of:=IF(ISBLANK([.B989]);&quot;&quot;;IF(ISBLANK(INDEX([$Escalation.B$5:.E$190];MATCH([$'MetRisks Registration'.B989];[$Escalation.B$5:.B$190];0);3));&quot;&quot;;INDEX([$Escalation.B$5:.E$190];MATCH([$'MetRisks Registration'.B989];[$Escalation.B$5:.B$190];0);3)))">
            <text:p/>
          </table:table-cell>
          <table:table-cell table:number-columns-repeated="1020"/>
        </table:table-row>
        <table:table-row table:style-name="ro33">
          <table:table-cell/>
          <table:table-cell/>
          <table:table-cell table:style-name="ce145" table:formula="of:=IF(ISBLANK([.B990]);&quot;&quot;;INDEX([$'MetRisks Registration'.B$5:.E$190];MATCH([$Mitagation.B990];[$'MetRisks Registration'.B$5:.B$190];0);2))">
            <text:p/>
          </table:table-cell>
          <table:table-cell table:style-name="ce145" table:formula="of:=IF(ISBLANK([.B990]);&quot;&quot;;IF(ISBLANK(INDEX([$Escalation.B$5:.E$190];MATCH([$'MetRisks Registration'.B990];[$Escalation.B$5:.B$190];0);3));&quot;&quot;;INDEX([$Escalation.B$5:.E$190];MATCH([$'MetRisks Registration'.B990];[$Escalation.B$5:.B$190];0);3)))">
            <text:p/>
          </table:table-cell>
          <table:table-cell table:number-columns-repeated="1020"/>
        </table:table-row>
        <table:table-row table:style-name="ro33">
          <table:table-cell/>
          <table:table-cell/>
          <table:table-cell table:style-name="ce145" table:formula="of:=IF(ISBLANK([.B991]);&quot;&quot;;INDEX([$'MetRisks Registration'.B$5:.E$190];MATCH([$Mitagation.B991];[$'MetRisks Registration'.B$5:.B$190];0);2))">
            <text:p/>
          </table:table-cell>
          <table:table-cell table:style-name="ce145" table:formula="of:=IF(ISBLANK([.B991]);&quot;&quot;;IF(ISBLANK(INDEX([$Escalation.B$5:.E$190];MATCH([$'MetRisks Registration'.B991];[$Escalation.B$5:.B$190];0);3));&quot;&quot;;INDEX([$Escalation.B$5:.E$190];MATCH([$'MetRisks Registration'.B991];[$Escalation.B$5:.B$190];0);3)))">
            <text:p/>
          </table:table-cell>
          <table:table-cell table:number-columns-repeated="1020"/>
        </table:table-row>
        <table:table-row table:style-name="ro33">
          <table:table-cell/>
          <table:table-cell/>
          <table:table-cell table:style-name="ce145" table:formula="of:=IF(ISBLANK([.B992]);&quot;&quot;;INDEX([$'MetRisks Registration'.B$5:.E$190];MATCH([$Mitagation.B992];[$'MetRisks Registration'.B$5:.B$190];0);2))">
            <text:p/>
          </table:table-cell>
          <table:table-cell table:style-name="ce145" table:formula="of:=IF(ISBLANK([.B992]);&quot;&quot;;IF(ISBLANK(INDEX([$Escalation.B$5:.E$190];MATCH([$'MetRisks Registration'.B992];[$Escalation.B$5:.B$190];0);3));&quot;&quot;;INDEX([$Escalation.B$5:.E$190];MATCH([$'MetRisks Registration'.B992];[$Escalation.B$5:.B$190];0);3)))">
            <text:p/>
          </table:table-cell>
          <table:table-cell table:number-columns-repeated="1020"/>
        </table:table-row>
        <table:table-row table:style-name="ro33">
          <table:table-cell/>
          <table:table-cell/>
          <table:table-cell table:style-name="ce145" table:formula="of:=IF(ISBLANK([.B993]);&quot;&quot;;INDEX([$'MetRisks Registration'.B$5:.E$190];MATCH([$Mitagation.B993];[$'MetRisks Registration'.B$5:.B$190];0);2))">
            <text:p/>
          </table:table-cell>
          <table:table-cell table:style-name="ce145" table:formula="of:=IF(ISBLANK([.B993]);&quot;&quot;;IF(ISBLANK(INDEX([$Escalation.B$5:.E$190];MATCH([$'MetRisks Registration'.B993];[$Escalation.B$5:.B$190];0);3));&quot;&quot;;INDEX([$Escalation.B$5:.E$190];MATCH([$'MetRisks Registration'.B993];[$Escalation.B$5:.B$190];0);3)))">
            <text:p/>
          </table:table-cell>
          <table:table-cell table:number-columns-repeated="1020"/>
        </table:table-row>
        <table:table-row table:style-name="ro33">
          <table:table-cell/>
          <table:table-cell/>
          <table:table-cell table:style-name="ce145" table:formula="of:=IF(ISBLANK([.B994]);&quot;&quot;;INDEX([$'MetRisks Registration'.B$5:.E$190];MATCH([$Mitagation.B994];[$'MetRisks Registration'.B$5:.B$190];0);2))">
            <text:p/>
          </table:table-cell>
          <table:table-cell table:style-name="ce145" table:formula="of:=IF(ISBLANK([.B994]);&quot;&quot;;IF(ISBLANK(INDEX([$Escalation.B$5:.E$190];MATCH([$'MetRisks Registration'.B994];[$Escalation.B$5:.B$190];0);3));&quot;&quot;;INDEX([$Escalation.B$5:.E$190];MATCH([$'MetRisks Registration'.B994];[$Escalation.B$5:.B$190];0);3)))">
            <text:p/>
          </table:table-cell>
          <table:table-cell table:number-columns-repeated="1020"/>
        </table:table-row>
        <table:table-row table:style-name="ro33">
          <table:table-cell/>
          <table:table-cell/>
          <table:table-cell table:style-name="ce145" table:formula="of:=IF(ISBLANK([.B995]);&quot;&quot;;INDEX([$'MetRisks Registration'.B$5:.E$190];MATCH([$Mitagation.B995];[$'MetRisks Registration'.B$5:.B$190];0);2))">
            <text:p/>
          </table:table-cell>
          <table:table-cell table:style-name="ce145" table:formula="of:=IF(ISBLANK([.B995]);&quot;&quot;;IF(ISBLANK(INDEX([$Escalation.B$5:.E$190];MATCH([$'MetRisks Registration'.B995];[$Escalation.B$5:.B$190];0);3));&quot;&quot;;INDEX([$Escalation.B$5:.E$190];MATCH([$'MetRisks Registration'.B995];[$Escalation.B$5:.B$190];0);3)))">
            <text:p/>
          </table:table-cell>
          <table:table-cell table:number-columns-repeated="1020"/>
        </table:table-row>
        <table:table-row table:style-name="ro33">
          <table:table-cell/>
          <table:table-cell/>
          <table:table-cell table:style-name="ce145" table:formula="of:=IF(ISBLANK([.B996]);&quot;&quot;;INDEX([$'MetRisks Registration'.B$5:.E$190];MATCH([$Mitagation.B996];[$'MetRisks Registration'.B$5:.B$190];0);2))">
            <text:p/>
          </table:table-cell>
          <table:table-cell table:style-name="ce145" table:formula="of:=IF(ISBLANK([.B996]);&quot;&quot;;IF(ISBLANK(INDEX([$Escalation.B$5:.E$190];MATCH([$'MetRisks Registration'.B996];[$Escalation.B$5:.B$190];0);3));&quot;&quot;;INDEX([$Escalation.B$5:.E$190];MATCH([$'MetRisks Registration'.B996];[$Escalation.B$5:.B$190];0);3)))">
            <text:p/>
          </table:table-cell>
          <table:table-cell table:number-columns-repeated="1020"/>
        </table:table-row>
        <table:table-row table:style-name="ro33">
          <table:table-cell/>
          <table:table-cell/>
          <table:table-cell table:style-name="ce145" table:formula="of:=IF(ISBLANK([.B997]);&quot;&quot;;INDEX([$'MetRisks Registration'.B$5:.E$190];MATCH([$Mitagation.B997];[$'MetRisks Registration'.B$5:.B$190];0);2))">
            <text:p/>
          </table:table-cell>
          <table:table-cell table:style-name="ce145" table:formula="of:=IF(ISBLANK([.B997]);&quot;&quot;;IF(ISBLANK(INDEX([$Escalation.B$5:.E$190];MATCH([$'MetRisks Registration'.B997];[$Escalation.B$5:.B$190];0);3));&quot;&quot;;INDEX([$Escalation.B$5:.E$190];MATCH([$'MetRisks Registration'.B997];[$Escalation.B$5:.B$190];0);3)))">
            <text:p/>
          </table:table-cell>
          <table:table-cell table:number-columns-repeated="1020"/>
        </table:table-row>
        <table:table-row table:style-name="ro33">
          <table:table-cell/>
          <table:table-cell/>
          <table:table-cell table:style-name="ce145" table:formula="of:=IF(ISBLANK([.B998]);&quot;&quot;;INDEX([$'MetRisks Registration'.B$5:.E$190];MATCH([$Mitagation.B998];[$'MetRisks Registration'.B$5:.B$190];0);2))">
            <text:p/>
          </table:table-cell>
          <table:table-cell table:style-name="ce145" table:formula="of:=IF(ISBLANK([.B998]);&quot;&quot;;IF(ISBLANK(INDEX([$Escalation.B$5:.E$190];MATCH([$'MetRisks Registration'.B998];[$Escalation.B$5:.B$190];0);3));&quot;&quot;;INDEX([$Escalation.B$5:.E$190];MATCH([$'MetRisks Registration'.B998];[$Escalation.B$5:.B$190];0);3)))">
            <text:p/>
          </table:table-cell>
          <table:table-cell table:number-columns-repeated="1020"/>
        </table:table-row>
        <table:table-row table:style-name="ro33">
          <table:table-cell/>
          <table:table-cell/>
          <table:table-cell table:style-name="ce145" table:formula="of:=IF(ISBLANK([.B999]);&quot;&quot;;INDEX([$'MetRisks Registration'.B$5:.E$190];MATCH([$Mitagation.B999];[$'MetRisks Registration'.B$5:.B$190];0);2))">
            <text:p/>
          </table:table-cell>
          <table:table-cell table:style-name="ce145" table:formula="of:=IF(ISBLANK([.B999]);&quot;&quot;;IF(ISBLANK(INDEX([$Escalation.B$5:.E$190];MATCH([$'MetRisks Registration'.B999];[$Escalation.B$5:.B$190];0);3));&quot;&quot;;INDEX([$Escalation.B$5:.E$190];MATCH([$'MetRisks Registration'.B999];[$Escalation.B$5:.B$190];0);3)))">
            <text:p/>
          </table:table-cell>
          <table:table-cell table:number-columns-repeated="1020"/>
        </table:table-row>
        <table:table-row table:style-name="ro33">
          <table:table-cell/>
          <table:table-cell/>
          <table:table-cell table:style-name="ce145" table:formula="of:=IF(ISBLANK([.B1000]);&quot;&quot;;INDEX([$'MetRisks Registration'.B$5:.E$190];MATCH([$Mitagation.B1000];[$'MetRisks Registration'.B$5:.B$190];0);2))">
            <text:p/>
          </table:table-cell>
          <table:table-cell table:style-name="ce145" table:formula="of:=IF(ISBLANK([.B1000]);&quot;&quot;;IF(ISBLANK(INDEX([$Escalation.B$5:.E$190];MATCH([$'MetRisks Registration'.B1000];[$Escalation.B$5:.B$190];0);3));&quot;&quot;;INDEX([$Escalation.B$5:.E$190];MATCH([$'MetRisks Registration'.B1000];[$Escalation.B$5:.B$190];0);3)))">
            <text:p/>
          </table:table-cell>
          <table:table-cell table:number-columns-repeated="1020"/>
        </table:table-row>
        <table:table-row table:style-name="ro33">
          <table:table-cell/>
          <table:table-cell/>
          <table:table-cell table:style-name="ce145" table:formula="of:=IF(ISBLANK([.B1001]);&quot;&quot;;INDEX([$'MetRisks Registration'.B$5:.E$190];MATCH([$Mitagation.B1001];[$'MetRisks Registration'.B$5:.B$190];0);2))">
            <text:p/>
          </table:table-cell>
          <table:table-cell table:style-name="ce145" table:formula="of:=IF(ISBLANK([.B1001]);&quot;&quot;;IF(ISBLANK(INDEX([$Escalation.B$5:.E$190];MATCH([$'MetRisks Registration'.B1001];[$Escalation.B$5:.B$190];0);3));&quot;&quot;;INDEX([$Escalation.B$5:.E$190];MATCH([$'MetRisks Registration'.B1001];[$Escalation.B$5:.B$190];0);3)))">
            <text:p/>
          </table:table-cell>
          <table:table-cell table:number-columns-repeated="1020"/>
        </table:table-row>
        <table:table-row table:style-name="ro33">
          <table:table-cell/>
          <table:table-cell/>
          <table:table-cell table:style-name="ce145" table:formula="of:=IF(ISBLANK([.B1002]);&quot;&quot;;INDEX([$'MetRisks Registration'.B$5:.E$190];MATCH([$Mitagation.B1002];[$'MetRisks Registration'.B$5:.B$190];0);2))">
            <text:p/>
          </table:table-cell>
          <table:table-cell table:style-name="ce145" table:formula="of:=IF(ISBLANK([.B1002]);&quot;&quot;;IF(ISBLANK(INDEX([$Escalation.B$5:.E$190];MATCH([$'MetRisks Registration'.B1002];[$Escalation.B$5:.B$190];0);3));&quot;&quot;;INDEX([$Escalation.B$5:.E$190];MATCH([$'MetRisks Registration'.B1002];[$Escalation.B$5:.B$190];0);3)))">
            <text:p/>
          </table:table-cell>
          <table:table-cell table:number-columns-repeated="1020"/>
        </table:table-row>
        <table:table-row table:style-name="ro33">
          <table:table-cell/>
          <table:table-cell/>
          <table:table-cell table:style-name="ce145" table:formula="of:=IF(ISBLANK([.B1003]);&quot;&quot;;INDEX([$'MetRisks Registration'.B$5:.E$190];MATCH([$Mitagation.B1003];[$'MetRisks Registration'.B$5:.B$190];0);2))">
            <text:p/>
          </table:table-cell>
          <table:table-cell table:style-name="ce145" table:formula="of:=IF(ISBLANK([.B1003]);&quot;&quot;;IF(ISBLANK(INDEX([$Escalation.B$5:.E$190];MATCH([$'MetRisks Registration'.B1003];[$Escalation.B$5:.B$190];0);3));&quot;&quot;;INDEX([$Escalation.B$5:.E$190];MATCH([$'MetRisks Registration'.B1003];[$Escalation.B$5:.B$190];0);3)))">
            <text:p/>
          </table:table-cell>
          <table:table-cell table:number-columns-repeated="1020"/>
        </table:table-row>
        <table:table-row table:style-name="ro33">
          <table:table-cell/>
          <table:table-cell/>
          <table:table-cell table:style-name="ce145" table:formula="of:=IF(ISBLANK([.B1004]);&quot;&quot;;INDEX([$'MetRisks Registration'.B$5:.E$190];MATCH([$Mitagation.B1004];[$'MetRisks Registration'.B$5:.B$190];0);2))">
            <text:p/>
          </table:table-cell>
          <table:table-cell table:style-name="ce145" table:formula="of:=IF(ISBLANK([.B1004]);&quot;&quot;;IF(ISBLANK(INDEX([$Escalation.B$5:.E$190];MATCH([$'MetRisks Registration'.B1004];[$Escalation.B$5:.B$190];0);3));&quot;&quot;;INDEX([$Escalation.B$5:.E$190];MATCH([$'MetRisks Registration'.B1004];[$Escalation.B$5:.B$190];0);3)))">
            <text:p/>
          </table:table-cell>
          <table:table-cell table:number-columns-repeated="1020"/>
        </table:table-row>
        <table:table-row table:style-name="ro33">
          <table:table-cell/>
          <table:table-cell/>
          <table:table-cell table:style-name="ce145" table:formula="of:=IF(ISBLANK([.B1005]);&quot;&quot;;INDEX([$'MetRisks Registration'.B$5:.E$190];MATCH([$Mitagation.B1005];[$'MetRisks Registration'.B$5:.B$190];0);2))">
            <text:p/>
          </table:table-cell>
          <table:table-cell table:style-name="ce145" table:formula="of:=IF(ISBLANK([.B1005]);&quot;&quot;;IF(ISBLANK(INDEX([$Escalation.B$5:.E$190];MATCH([$'MetRisks Registration'.B1005];[$Escalation.B$5:.B$190];0);3));&quot;&quot;;INDEX([$Escalation.B$5:.E$190];MATCH([$'MetRisks Registration'.B1005];[$Escalation.B$5:.B$190];0);3)))">
            <text:p/>
          </table:table-cell>
          <table:table-cell table:number-columns-repeated="1020"/>
        </table:table-row>
        <table:table-row table:style-name="ro33">
          <table:table-cell/>
          <table:table-cell/>
          <table:table-cell table:style-name="ce145" table:formula="of:=IF(ISBLANK([.B1006]);&quot;&quot;;INDEX([$'MetRisks Registration'.B$5:.E$190];MATCH([$Mitagation.B1006];[$'MetRisks Registration'.B$5:.B$190];0);2))">
            <text:p/>
          </table:table-cell>
          <table:table-cell table:style-name="ce145" table:formula="of:=IF(ISBLANK([.B1006]);&quot;&quot;;IF(ISBLANK(INDEX([$Escalation.B$5:.E$190];MATCH([$'MetRisks Registration'.B1006];[$Escalation.B$5:.B$190];0);3));&quot;&quot;;INDEX([$Escalation.B$5:.E$190];MATCH([$'MetRisks Registration'.B1006];[$Escalation.B$5:.B$190];0);3)))">
            <text:p/>
          </table:table-cell>
          <table:table-cell table:number-columns-repeated="1020"/>
        </table:table-row>
        <table:table-row table:style-name="ro33">
          <table:table-cell/>
          <table:table-cell/>
          <table:table-cell table:style-name="ce145" table:formula="of:=IF(ISBLANK([.B1007]);&quot;&quot;;INDEX([$'MetRisks Registration'.B$5:.E$190];MATCH([$Mitagation.B1007];[$'MetRisks Registration'.B$5:.B$190];0);2))">
            <text:p/>
          </table:table-cell>
          <table:table-cell table:style-name="ce145" table:formula="of:=IF(ISBLANK([.B1007]);&quot;&quot;;IF(ISBLANK(INDEX([$Escalation.B$5:.E$190];MATCH([$'MetRisks Registration'.B1007];[$Escalation.B$5:.B$190];0);3));&quot;&quot;;INDEX([$Escalation.B$5:.E$190];MATCH([$'MetRisks Registration'.B1007];[$Escalation.B$5:.B$190];0);3)))">
            <text:p/>
          </table:table-cell>
          <table:table-cell table:number-columns-repeated="1020"/>
        </table:table-row>
        <table:table-row table:style-name="ro33">
          <table:table-cell/>
          <table:table-cell/>
          <table:table-cell table:style-name="ce145" table:formula="of:=IF(ISBLANK([.B1008]);&quot;&quot;;INDEX([$'MetRisks Registration'.B$5:.E$190];MATCH([$Mitagation.B1008];[$'MetRisks Registration'.B$5:.B$190];0);2))">
            <text:p/>
          </table:table-cell>
          <table:table-cell table:style-name="ce145" table:formula="of:=IF(ISBLANK([.B1008]);&quot;&quot;;IF(ISBLANK(INDEX([$Escalation.B$5:.E$190];MATCH([$'MetRisks Registration'.B1008];[$Escalation.B$5:.B$190];0);3));&quot;&quot;;INDEX([$Escalation.B$5:.E$190];MATCH([$'MetRisks Registration'.B1008];[$Escalation.B$5:.B$190];0);3)))">
            <text:p/>
          </table:table-cell>
          <table:table-cell table:number-columns-repeated="1020"/>
        </table:table-row>
        <table:table-row table:style-name="ro33">
          <table:table-cell/>
          <table:table-cell/>
          <table:table-cell table:style-name="ce145" table:formula="of:=IF(ISBLANK([.B1009]);&quot;&quot;;INDEX([$'MetRisks Registration'.B$5:.E$190];MATCH([$Mitagation.B1009];[$'MetRisks Registration'.B$5:.B$190];0);2))">
            <text:p/>
          </table:table-cell>
          <table:table-cell table:style-name="ce145" table:formula="of:=IF(ISBLANK([.B1009]);&quot;&quot;;IF(ISBLANK(INDEX([$Escalation.B$5:.E$190];MATCH([$'MetRisks Registration'.B1009];[$Escalation.B$5:.B$190];0);3));&quot;&quot;;INDEX([$Escalation.B$5:.E$190];MATCH([$'MetRisks Registration'.B1009];[$Escalation.B$5:.B$190];0);3)))">
            <text:p/>
          </table:table-cell>
          <table:table-cell table:number-columns-repeated="1020"/>
        </table:table-row>
        <table:table-row table:style-name="ro33">
          <table:table-cell/>
          <table:table-cell/>
          <table:table-cell table:style-name="ce145" table:formula="of:=IF(ISBLANK([.B1010]);&quot;&quot;;INDEX([$'MetRisks Registration'.B$5:.E$190];MATCH([$Mitagation.B1010];[$'MetRisks Registration'.B$5:.B$190];0);2))">
            <text:p/>
          </table:table-cell>
          <table:table-cell table:style-name="ce145" table:formula="of:=IF(ISBLANK([.B1010]);&quot;&quot;;IF(ISBLANK(INDEX([$Escalation.B$5:.E$190];MATCH([$'MetRisks Registration'.B1010];[$Escalation.B$5:.B$190];0);3));&quot;&quot;;INDEX([$Escalation.B$5:.E$190];MATCH([$'MetRisks Registration'.B1010];[$Escalation.B$5:.B$190];0);3)))">
            <text:p/>
          </table:table-cell>
          <table:table-cell table:number-columns-repeated="1020"/>
        </table:table-row>
        <table:table-row table:style-name="ro33">
          <table:table-cell/>
          <table:table-cell/>
          <table:table-cell table:style-name="ce145" table:formula="of:=IF(ISBLANK([.B1011]);&quot;&quot;;INDEX([$'MetRisks Registration'.B$5:.E$190];MATCH([$Mitagation.B1011];[$'MetRisks Registration'.B$5:.B$190];0);2))">
            <text:p/>
          </table:table-cell>
          <table:table-cell table:style-name="ce145" table:formula="of:=IF(ISBLANK([.B1011]);&quot;&quot;;IF(ISBLANK(INDEX([$Escalation.B$5:.E$190];MATCH([$'MetRisks Registration'.B1011];[$Escalation.B$5:.B$190];0);3));&quot;&quot;;INDEX([$Escalation.B$5:.E$190];MATCH([$'MetRisks Registration'.B1011];[$Escalation.B$5:.B$190];0);3)))">
            <text:p/>
          </table:table-cell>
          <table:table-cell table:number-columns-repeated="1020"/>
        </table:table-row>
        <table:table-row table:style-name="ro33">
          <table:table-cell/>
          <table:table-cell/>
          <table:table-cell table:style-name="ce145" table:formula="of:=IF(ISBLANK([.B1012]);&quot;&quot;;INDEX([$'MetRisks Registration'.B$5:.E$190];MATCH([$Mitagation.B1012];[$'MetRisks Registration'.B$5:.B$190];0);2))">
            <text:p/>
          </table:table-cell>
          <table:table-cell table:style-name="ce145" table:formula="of:=IF(ISBLANK([.B1012]);&quot;&quot;;IF(ISBLANK(INDEX([$Escalation.B$5:.E$190];MATCH([$'MetRisks Registration'.B1012];[$Escalation.B$5:.B$190];0);3));&quot;&quot;;INDEX([$Escalation.B$5:.E$190];MATCH([$'MetRisks Registration'.B1012];[$Escalation.B$5:.B$190];0);3)))">
            <text:p/>
          </table:table-cell>
          <table:table-cell table:number-columns-repeated="1020"/>
        </table:table-row>
        <table:table-row table:style-name="ro33">
          <table:table-cell/>
          <table:table-cell/>
          <table:table-cell table:style-name="ce145" table:formula="of:=IF(ISBLANK([.B1013]);&quot;&quot;;INDEX([$'MetRisks Registration'.B$5:.E$190];MATCH([$Mitagation.B1013];[$'MetRisks Registration'.B$5:.B$190];0);2))">
            <text:p/>
          </table:table-cell>
          <table:table-cell table:style-name="ce145" table:formula="of:=IF(ISBLANK([.B1013]);&quot;&quot;;IF(ISBLANK(INDEX([$Escalation.B$5:.E$190];MATCH([$'MetRisks Registration'.B1013];[$Escalation.B$5:.B$190];0);3));&quot;&quot;;INDEX([$Escalation.B$5:.E$190];MATCH([$'MetRisks Registration'.B1013];[$Escalation.B$5:.B$190];0);3)))">
            <text:p/>
          </table:table-cell>
          <table:table-cell table:number-columns-repeated="1020"/>
        </table:table-row>
        <table:table-row table:style-name="ro33">
          <table:table-cell/>
          <table:table-cell/>
          <table:table-cell table:style-name="ce145" table:formula="of:=IF(ISBLANK([.B1014]);&quot;&quot;;INDEX([$'MetRisks Registration'.B$5:.E$190];MATCH([$Mitagation.B1014];[$'MetRisks Registration'.B$5:.B$190];0);2))">
            <text:p/>
          </table:table-cell>
          <table:table-cell table:style-name="ce145" table:formula="of:=IF(ISBLANK([.B1014]);&quot;&quot;;IF(ISBLANK(INDEX([$Escalation.B$5:.E$190];MATCH([$'MetRisks Registration'.B1014];[$Escalation.B$5:.B$190];0);3));&quot;&quot;;INDEX([$Escalation.B$5:.E$190];MATCH([$'MetRisks Registration'.B1014];[$Escalation.B$5:.B$190];0);3)))">
            <text:p/>
          </table:table-cell>
          <table:table-cell table:number-columns-repeated="1020"/>
        </table:table-row>
        <table:table-row table:style-name="ro33">
          <table:table-cell/>
          <table:table-cell/>
          <table:table-cell table:style-name="ce145" table:formula="of:=IF(ISBLANK([.B1015]);&quot;&quot;;INDEX([$'MetRisks Registration'.B$5:.E$190];MATCH([$Mitagation.B1015];[$'MetRisks Registration'.B$5:.B$190];0);2))">
            <text:p/>
          </table:table-cell>
          <table:table-cell table:style-name="ce145" table:formula="of:=IF(ISBLANK([.B1015]);&quot;&quot;;IF(ISBLANK(INDEX([$Escalation.B$5:.E$190];MATCH([$'MetRisks Registration'.B1015];[$Escalation.B$5:.B$190];0);3));&quot;&quot;;INDEX([$Escalation.B$5:.E$190];MATCH([$'MetRisks Registration'.B1015];[$Escalation.B$5:.B$190];0);3)))">
            <text:p/>
          </table:table-cell>
          <table:table-cell table:number-columns-repeated="1020"/>
        </table:table-row>
        <table:table-row table:style-name="ro33">
          <table:table-cell/>
          <table:table-cell/>
          <table:table-cell table:style-name="ce145" table:formula="of:=IF(ISBLANK([.B1016]);&quot;&quot;;INDEX([$'MetRisks Registration'.B$5:.E$190];MATCH([$Mitagation.B1016];[$'MetRisks Registration'.B$5:.B$190];0);2))">
            <text:p/>
          </table:table-cell>
          <table:table-cell table:style-name="ce145" table:formula="of:=IF(ISBLANK([.B1016]);&quot;&quot;;IF(ISBLANK(INDEX([$Escalation.B$5:.E$190];MATCH([$'MetRisks Registration'.B1016];[$Escalation.B$5:.B$190];0);3));&quot;&quot;;INDEX([$Escalation.B$5:.E$190];MATCH([$'MetRisks Registration'.B1016];[$Escalation.B$5:.B$190];0);3)))">
            <text:p/>
          </table:table-cell>
          <table:table-cell table:number-columns-repeated="1020"/>
        </table:table-row>
        <table:table-row table:style-name="ro33">
          <table:table-cell/>
          <table:table-cell/>
          <table:table-cell table:style-name="ce145" table:formula="of:=IF(ISBLANK([.B1017]);&quot;&quot;;INDEX([$'MetRisks Registration'.B$5:.E$190];MATCH([$Mitagation.B1017];[$'MetRisks Registration'.B$5:.B$190];0);2))">
            <text:p/>
          </table:table-cell>
          <table:table-cell table:style-name="ce145" table:formula="of:=IF(ISBLANK([.B1017]);&quot;&quot;;IF(ISBLANK(INDEX([$Escalation.B$5:.E$190];MATCH([$'MetRisks Registration'.B1017];[$Escalation.B$5:.B$190];0);3));&quot;&quot;;INDEX([$Escalation.B$5:.E$190];MATCH([$'MetRisks Registration'.B1017];[$Escalation.B$5:.B$190];0);3)))">
            <text:p/>
          </table:table-cell>
          <table:table-cell table:number-columns-repeated="1020"/>
        </table:table-row>
        <table:table-row table:style-name="ro33">
          <table:table-cell/>
          <table:table-cell/>
          <table:table-cell table:style-name="ce145" table:formula="of:=IF(ISBLANK([.B1018]);&quot;&quot;;INDEX([$'MetRisks Registration'.B$5:.E$190];MATCH([$Mitagation.B1018];[$'MetRisks Registration'.B$5:.B$190];0);2))">
            <text:p/>
          </table:table-cell>
          <table:table-cell table:style-name="ce145" table:formula="of:=IF(ISBLANK([.B1018]);&quot;&quot;;IF(ISBLANK(INDEX([$Escalation.B$5:.E$190];MATCH([$'MetRisks Registration'.B1018];[$Escalation.B$5:.B$190];0);3));&quot;&quot;;INDEX([$Escalation.B$5:.E$190];MATCH([$'MetRisks Registration'.B1018];[$Escalation.B$5:.B$190];0);3)))">
            <text:p/>
          </table:table-cell>
          <table:table-cell table:number-columns-repeated="1020"/>
        </table:table-row>
        <table:table-row table:style-name="ro33">
          <table:table-cell/>
          <table:table-cell/>
          <table:table-cell table:style-name="ce145" table:formula="of:=IF(ISBLANK([.B1019]);&quot;&quot;;INDEX([$'MetRisks Registration'.B$5:.E$190];MATCH([$Mitagation.B1019];[$'MetRisks Registration'.B$5:.B$190];0);2))">
            <text:p/>
          </table:table-cell>
          <table:table-cell table:style-name="ce145" table:formula="of:=IF(ISBLANK([.B1019]);&quot;&quot;;IF(ISBLANK(INDEX([$Escalation.B$5:.E$190];MATCH([$'MetRisks Registration'.B1019];[$Escalation.B$5:.B$190];0);3));&quot;&quot;;INDEX([$Escalation.B$5:.E$190];MATCH([$'MetRisks Registration'.B1019];[$Escalation.B$5:.B$190];0);3)))">
            <text:p/>
          </table:table-cell>
          <table:table-cell table:number-columns-repeated="1020"/>
        </table:table-row>
        <table:table-row table:style-name="ro33">
          <table:table-cell/>
          <table:table-cell/>
          <table:table-cell table:style-name="ce145" table:formula="of:=IF(ISBLANK([.B1020]);&quot;&quot;;INDEX([$'MetRisks Registration'.B$5:.E$190];MATCH([$Mitagation.B1020];[$'MetRisks Registration'.B$5:.B$190];0);2))">
            <text:p/>
          </table:table-cell>
          <table:table-cell table:style-name="ce145" table:formula="of:=IF(ISBLANK([.B1020]);&quot;&quot;;IF(ISBLANK(INDEX([$Escalation.B$5:.E$190];MATCH([$'MetRisks Registration'.B1020];[$Escalation.B$5:.B$190];0);3));&quot;&quot;;INDEX([$Escalation.B$5:.E$190];MATCH([$'MetRisks Registration'.B1020];[$Escalation.B$5:.B$190];0);3)))">
            <text:p/>
          </table:table-cell>
          <table:table-cell table:number-columns-repeated="1020"/>
        </table:table-row>
        <table:table-row table:style-name="ro33">
          <table:table-cell/>
          <table:table-cell/>
          <table:table-cell table:style-name="ce145" table:formula="of:=IF(ISBLANK([.B1021]);&quot;&quot;;INDEX([$'MetRisks Registration'.B$5:.E$190];MATCH([$Mitagation.B1021];[$'MetRisks Registration'.B$5:.B$190];0);2))">
            <text:p/>
          </table:table-cell>
          <table:table-cell table:style-name="ce145" table:formula="of:=IF(ISBLANK([.B1021]);&quot;&quot;;IF(ISBLANK(INDEX([$Escalation.B$5:.E$190];MATCH([$'MetRisks Registration'.B1021];[$Escalation.B$5:.B$190];0);3));&quot;&quot;;INDEX([$Escalation.B$5:.E$190];MATCH([$'MetRisks Registration'.B1021];[$Escalation.B$5:.B$190];0);3)))">
            <text:p/>
          </table:table-cell>
          <table:table-cell table:number-columns-repeated="1020"/>
        </table:table-row>
        <table:table-row table:style-name="ro33">
          <table:table-cell/>
          <table:table-cell/>
          <table:table-cell table:style-name="ce145" table:formula="of:=IF(ISBLANK([.B1022]);&quot;&quot;;INDEX([$'MetRisks Registration'.B$5:.E$190];MATCH([$Mitagation.B1022];[$'MetRisks Registration'.B$5:.B$190];0);2))">
            <text:p/>
          </table:table-cell>
          <table:table-cell table:style-name="ce145" table:formula="of:=IF(ISBLANK([.B1022]);&quot;&quot;;IF(ISBLANK(INDEX([$Escalation.B$5:.E$190];MATCH([$'MetRisks Registration'.B1022];[$Escalation.B$5:.B$190];0);3));&quot;&quot;;INDEX([$Escalation.B$5:.E$190];MATCH([$'MetRisks Registration'.B1022];[$Escalation.B$5:.B$190];0);3)))">
            <text:p/>
          </table:table-cell>
          <table:table-cell table:number-columns-repeated="1020"/>
        </table:table-row>
        <table:table-row table:style-name="ro33">
          <table:table-cell/>
          <table:table-cell/>
          <table:table-cell table:style-name="ce145" table:formula="of:=IF(ISBLANK([.B1023]);&quot;&quot;;INDEX([$'MetRisks Registration'.B$5:.E$190];MATCH([$Mitagation.B1023];[$'MetRisks Registration'.B$5:.B$190];0);2))">
            <text:p/>
          </table:table-cell>
          <table:table-cell table:style-name="ce145" table:formula="of:=IF(ISBLANK([.B1023]);&quot;&quot;;IF(ISBLANK(INDEX([$Escalation.B$5:.E$190];MATCH([$'MetRisks Registration'.B1023];[$Escalation.B$5:.B$190];0);3));&quot;&quot;;INDEX([$Escalation.B$5:.E$190];MATCH([$'MetRisks Registration'.B1023];[$Escalation.B$5:.B$190];0);3)))">
            <text:p/>
          </table:table-cell>
          <table:table-cell table:number-columns-repeated="1020"/>
        </table:table-row>
        <table:table-row table:style-name="ro33">
          <table:table-cell/>
          <table:table-cell/>
          <table:table-cell table:style-name="ce145" table:formula="of:=IF(ISBLANK([.B1024]);&quot;&quot;;INDEX([$'MetRisks Registration'.B$5:.E$190];MATCH([$Mitagation.B1024];[$'MetRisks Registration'.B$5:.B$190];0);2))">
            <text:p/>
          </table:table-cell>
          <table:table-cell table:style-name="ce145" table:formula="of:=IF(ISBLANK([.B1024]);&quot;&quot;;IF(ISBLANK(INDEX([$Escalation.B$5:.E$190];MATCH([$'MetRisks Registration'.B1024];[$Escalation.B$5:.B$190];0);3));&quot;&quot;;INDEX([$Escalation.B$5:.E$190];MATCH([$'MetRisks Registration'.B1024];[$Escalation.B$5:.B$190];0);3)))">
            <text:p/>
          </table:table-cell>
          <table:table-cell table:number-columns-repeated="1020"/>
        </table:table-row>
        <table:table-row table:style-name="ro33">
          <table:table-cell/>
          <table:table-cell/>
          <table:table-cell table:style-name="ce145" table:formula="of:=IF(ISBLANK([.B1025]);&quot;&quot;;INDEX([$'MetRisks Registration'.B$5:.E$190];MATCH([$Mitagation.B1025];[$'MetRisks Registration'.B$5:.B$190];0);2))">
            <text:p/>
          </table:table-cell>
          <table:table-cell table:style-name="ce145" table:formula="of:=IF(ISBLANK([.B1025]);&quot;&quot;;IF(ISBLANK(INDEX([$Escalation.B$5:.E$190];MATCH([$'MetRisks Registration'.B1025];[$Escalation.B$5:.B$190];0);3));&quot;&quot;;INDEX([$Escalation.B$5:.E$190];MATCH([$'MetRisks Registration'.B1025];[$Escalation.B$5:.B$190];0);3)))">
            <text:p/>
          </table:table-cell>
          <table:table-cell table:number-columns-repeated="1020"/>
        </table:table-row>
        <table:table-row table:style-name="ro33">
          <table:table-cell/>
          <table:table-cell/>
          <table:table-cell table:style-name="ce145" table:formula="of:=IF(ISBLANK([.B1026]);&quot;&quot;;INDEX([$'MetRisks Registration'.B$5:.E$190];MATCH([$Mitagation.B1026];[$'MetRisks Registration'.B$5:.B$190];0);2))">
            <text:p/>
          </table:table-cell>
          <table:table-cell table:style-name="ce145" table:formula="of:=IF(ISBLANK([.B1026]);&quot;&quot;;IF(ISBLANK(INDEX([$Escalation.B$5:.E$190];MATCH([$'MetRisks Registration'.B1026];[$Escalation.B$5:.B$190];0);3));&quot;&quot;;INDEX([$Escalation.B$5:.E$190];MATCH([$'MetRisks Registration'.B1026];[$Escalation.B$5:.B$190];0);3)))">
            <text:p/>
          </table:table-cell>
          <table:table-cell table:number-columns-repeated="1020"/>
        </table:table-row>
        <table:table-row table:style-name="ro33">
          <table:table-cell/>
          <table:table-cell/>
          <table:table-cell table:style-name="ce145" table:formula="of:=IF(ISBLANK([.B1027]);&quot;&quot;;INDEX([$'MetRisks Registration'.B$5:.E$190];MATCH([$Mitagation.B1027];[$'MetRisks Registration'.B$5:.B$190];0);2))">
            <text:p/>
          </table:table-cell>
          <table:table-cell table:style-name="ce145" table:formula="of:=IF(ISBLANK([.B1027]);&quot;&quot;;IF(ISBLANK(INDEX([$Escalation.B$5:.E$190];MATCH([$'MetRisks Registration'.B1027];[$Escalation.B$5:.B$190];0);3));&quot;&quot;;INDEX([$Escalation.B$5:.E$190];MATCH([$'MetRisks Registration'.B1027];[$Escalation.B$5:.B$190];0);3)))">
            <text:p/>
          </table:table-cell>
          <table:table-cell table:number-columns-repeated="1020"/>
        </table:table-row>
        <table:table-row table:style-name="ro33">
          <table:table-cell/>
          <table:table-cell/>
          <table:table-cell table:style-name="ce145" table:formula="of:=IF(ISBLANK([.B1028]);&quot;&quot;;INDEX([$'MetRisks Registration'.B$5:.E$190];MATCH([$Mitagation.B1028];[$'MetRisks Registration'.B$5:.B$190];0);2))">
            <text:p/>
          </table:table-cell>
          <table:table-cell table:style-name="ce145" table:formula="of:=IF(ISBLANK([.B1028]);&quot;&quot;;IF(ISBLANK(INDEX([$Escalation.B$5:.E$190];MATCH([$'MetRisks Registration'.B1028];[$Escalation.B$5:.B$190];0);3));&quot;&quot;;INDEX([$Escalation.B$5:.E$190];MATCH([$'MetRisks Registration'.B1028];[$Escalation.B$5:.B$190];0);3)))">
            <text:p/>
          </table:table-cell>
          <table:table-cell table:number-columns-repeated="1020"/>
        </table:table-row>
        <table:table-row table:style-name="ro33">
          <table:table-cell/>
          <table:table-cell/>
          <table:table-cell table:style-name="ce145" table:formula="of:=IF(ISBLANK([.B1029]);&quot;&quot;;INDEX([$'MetRisks Registration'.B$5:.E$190];MATCH([$Mitagation.B1029];[$'MetRisks Registration'.B$5:.B$190];0);2))">
            <text:p/>
          </table:table-cell>
          <table:table-cell table:style-name="ce145" table:formula="of:=IF(ISBLANK([.B1029]);&quot;&quot;;IF(ISBLANK(INDEX([$Escalation.B$5:.E$190];MATCH([$'MetRisks Registration'.B1029];[$Escalation.B$5:.B$190];0);3));&quot;&quot;;INDEX([$Escalation.B$5:.E$190];MATCH([$'MetRisks Registration'.B1029];[$Escalation.B$5:.B$190];0);3)))">
            <text:p/>
          </table:table-cell>
          <table:table-cell table:number-columns-repeated="1020"/>
        </table:table-row>
        <table:table-row table:style-name="ro33">
          <table:table-cell/>
          <table:table-cell/>
          <table:table-cell table:style-name="ce145" table:formula="of:=IF(ISBLANK([.B1030]);&quot;&quot;;INDEX([$'MetRisks Registration'.B$5:.E$190];MATCH([$Mitagation.B1030];[$'MetRisks Registration'.B$5:.B$190];0);2))">
            <text:p/>
          </table:table-cell>
          <table:table-cell table:style-name="ce145" table:formula="of:=IF(ISBLANK([.B1030]);&quot;&quot;;IF(ISBLANK(INDEX([$Escalation.B$5:.E$190];MATCH([$'MetRisks Registration'.B1030];[$Escalation.B$5:.B$190];0);3));&quot;&quot;;INDEX([$Escalation.B$5:.E$190];MATCH([$'MetRisks Registration'.B1030];[$Escalation.B$5:.B$190];0);3)))">
            <text:p/>
          </table:table-cell>
          <table:table-cell table:number-columns-repeated="1020"/>
        </table:table-row>
        <table:table-row table:style-name="ro33">
          <table:table-cell/>
          <table:table-cell/>
          <table:table-cell table:style-name="ce145" table:formula="of:=IF(ISBLANK([.B1031]);&quot;&quot;;INDEX([$'MetRisks Registration'.B$5:.E$190];MATCH([$Mitagation.B1031];[$'MetRisks Registration'.B$5:.B$190];0);2))">
            <text:p/>
          </table:table-cell>
          <table:table-cell table:style-name="ce145" table:formula="of:=IF(ISBLANK([.B1031]);&quot;&quot;;IF(ISBLANK(INDEX([$Escalation.B$5:.E$190];MATCH([$'MetRisks Registration'.B1031];[$Escalation.B$5:.B$190];0);3));&quot;&quot;;INDEX([$Escalation.B$5:.E$190];MATCH([$'MetRisks Registration'.B1031];[$Escalation.B$5:.B$190];0);3)))">
            <text:p/>
          </table:table-cell>
          <table:table-cell table:number-columns-repeated="1020"/>
        </table:table-row>
        <table:table-row table:style-name="ro33">
          <table:table-cell/>
          <table:table-cell/>
          <table:table-cell table:style-name="ce145" table:formula="of:=IF(ISBLANK([.B1032]);&quot;&quot;;INDEX([$'MetRisks Registration'.B$5:.E$190];MATCH([$Mitagation.B1032];[$'MetRisks Registration'.B$5:.B$190];0);2))">
            <text:p/>
          </table:table-cell>
          <table:table-cell table:style-name="ce145" table:formula="of:=IF(ISBLANK([.B1032]);&quot;&quot;;IF(ISBLANK(INDEX([$Escalation.B$5:.E$190];MATCH([$'MetRisks Registration'.B1032];[$Escalation.B$5:.B$190];0);3));&quot;&quot;;INDEX([$Escalation.B$5:.E$190];MATCH([$'MetRisks Registration'.B1032];[$Escalation.B$5:.B$190];0);3)))">
            <text:p/>
          </table:table-cell>
          <table:table-cell table:number-columns-repeated="1020"/>
        </table:table-row>
        <table:table-row table:style-name="ro33">
          <table:table-cell/>
          <table:table-cell/>
          <table:table-cell table:style-name="ce145" table:formula="of:=IF(ISBLANK([.B1033]);&quot;&quot;;INDEX([$'MetRisks Registration'.B$5:.E$190];MATCH([$Mitagation.B1033];[$'MetRisks Registration'.B$5:.B$190];0);2))">
            <text:p/>
          </table:table-cell>
          <table:table-cell table:style-name="ce145" table:formula="of:=IF(ISBLANK([.B1033]);&quot;&quot;;IF(ISBLANK(INDEX([$Escalation.B$5:.E$190];MATCH([$'MetRisks Registration'.B1033];[$Escalation.B$5:.B$190];0);3));&quot;&quot;;INDEX([$Escalation.B$5:.E$190];MATCH([$'MetRisks Registration'.B1033];[$Escalation.B$5:.B$190];0);3)))">
            <text:p/>
          </table:table-cell>
          <table:table-cell table:number-columns-repeated="1020"/>
        </table:table-row>
        <table:table-row table:style-name="ro33">
          <table:table-cell/>
          <table:table-cell/>
          <table:table-cell table:style-name="ce145" table:formula="of:=IF(ISBLANK([.B1034]);&quot;&quot;;INDEX([$'MetRisks Registration'.B$5:.E$190];MATCH([$Mitagation.B1034];[$'MetRisks Registration'.B$5:.B$190];0);2))">
            <text:p/>
          </table:table-cell>
          <table:table-cell table:style-name="ce145" table:formula="of:=IF(ISBLANK([.B1034]);&quot;&quot;;IF(ISBLANK(INDEX([$Escalation.B$5:.E$190];MATCH([$'MetRisks Registration'.B1034];[$Escalation.B$5:.B$190];0);3));&quot;&quot;;INDEX([$Escalation.B$5:.E$190];MATCH([$'MetRisks Registration'.B1034];[$Escalation.B$5:.B$190];0);3)))">
            <text:p/>
          </table:table-cell>
          <table:table-cell table:number-columns-repeated="1020"/>
        </table:table-row>
        <table:table-row table:style-name="ro33">
          <table:table-cell/>
          <table:table-cell/>
          <table:table-cell table:style-name="ce145" table:formula="of:=IF(ISBLANK([.B1035]);&quot;&quot;;INDEX([$'MetRisks Registration'.B$5:.E$190];MATCH([$Mitagation.B1035];[$'MetRisks Registration'.B$5:.B$190];0);2))">
            <text:p/>
          </table:table-cell>
          <table:table-cell table:style-name="ce145" table:formula="of:=IF(ISBLANK([.B1035]);&quot;&quot;;IF(ISBLANK(INDEX([$Escalation.B$5:.E$190];MATCH([$'MetRisks Registration'.B1035];[$Escalation.B$5:.B$190];0);3));&quot;&quot;;INDEX([$Escalation.B$5:.E$190];MATCH([$'MetRisks Registration'.B1035];[$Escalation.B$5:.B$190];0);3)))">
            <text:p/>
          </table:table-cell>
          <table:table-cell table:number-columns-repeated="1020"/>
        </table:table-row>
        <table:table-row table:style-name="ro33">
          <table:table-cell/>
          <table:table-cell/>
          <table:table-cell table:style-name="ce145" table:formula="of:=IF(ISBLANK([.B1036]);&quot;&quot;;INDEX([$'MetRisks Registration'.B$5:.E$190];MATCH([$Mitagation.B1036];[$'MetRisks Registration'.B$5:.B$190];0);2))">
            <text:p/>
          </table:table-cell>
          <table:table-cell table:style-name="ce145" table:formula="of:=IF(ISBLANK([.B1036]);&quot;&quot;;IF(ISBLANK(INDEX([$Escalation.B$5:.E$190];MATCH([$'MetRisks Registration'.B1036];[$Escalation.B$5:.B$190];0);3));&quot;&quot;;INDEX([$Escalation.B$5:.E$190];MATCH([$'MetRisks Registration'.B1036];[$Escalation.B$5:.B$190];0);3)))">
            <text:p/>
          </table:table-cell>
          <table:table-cell table:number-columns-repeated="1020"/>
        </table:table-row>
        <table:table-row table:style-name="ro33">
          <table:table-cell/>
          <table:table-cell/>
          <table:table-cell table:style-name="ce145" table:formula="of:=IF(ISBLANK([.B1037]);&quot;&quot;;INDEX([$'MetRisks Registration'.B$5:.E$190];MATCH([$Mitagation.B1037];[$'MetRisks Registration'.B$5:.B$190];0);2))">
            <text:p/>
          </table:table-cell>
          <table:table-cell table:style-name="ce145" table:formula="of:=IF(ISBLANK([.B1037]);&quot;&quot;;IF(ISBLANK(INDEX([$Escalation.B$5:.E$190];MATCH([$'MetRisks Registration'.B1037];[$Escalation.B$5:.B$190];0);3));&quot;&quot;;INDEX([$Escalation.B$5:.E$190];MATCH([$'MetRisks Registration'.B1037];[$Escalation.B$5:.B$190];0);3)))">
            <text:p/>
          </table:table-cell>
          <table:table-cell table:number-columns-repeated="1020"/>
        </table:table-row>
        <table:table-row table:style-name="ro33">
          <table:table-cell/>
          <table:table-cell/>
          <table:table-cell table:style-name="ce145" table:formula="of:=IF(ISBLANK([.B1038]);&quot;&quot;;INDEX([$'MetRisks Registration'.B$5:.E$190];MATCH([$Mitagation.B1038];[$'MetRisks Registration'.B$5:.B$190];0);2))">
            <text:p/>
          </table:table-cell>
          <table:table-cell table:style-name="ce145" table:formula="of:=IF(ISBLANK([.B1038]);&quot;&quot;;IF(ISBLANK(INDEX([$Escalation.B$5:.E$190];MATCH([$'MetRisks Registration'.B1038];[$Escalation.B$5:.B$190];0);3));&quot;&quot;;INDEX([$Escalation.B$5:.E$190];MATCH([$'MetRisks Registration'.B1038];[$Escalation.B$5:.B$190];0);3)))">
            <text:p/>
          </table:table-cell>
          <table:table-cell table:number-columns-repeated="1020"/>
        </table:table-row>
        <table:table-row table:style-name="ro33">
          <table:table-cell/>
          <table:table-cell/>
          <table:table-cell table:style-name="ce145" table:formula="of:=IF(ISBLANK([.B1039]);&quot;&quot;;INDEX([$'MetRisks Registration'.B$5:.E$190];MATCH([$Mitagation.B1039];[$'MetRisks Registration'.B$5:.B$190];0);2))">
            <text:p/>
          </table:table-cell>
          <table:table-cell table:style-name="ce145" table:formula="of:=IF(ISBLANK([.B1039]);&quot;&quot;;IF(ISBLANK(INDEX([$Escalation.B$5:.E$190];MATCH([$'MetRisks Registration'.B1039];[$Escalation.B$5:.B$190];0);3));&quot;&quot;;INDEX([$Escalation.B$5:.E$190];MATCH([$'MetRisks Registration'.B1039];[$Escalation.B$5:.B$190];0);3)))">
            <text:p/>
          </table:table-cell>
          <table:table-cell table:number-columns-repeated="1020"/>
        </table:table-row>
        <table:table-row table:style-name="ro33">
          <table:table-cell/>
          <table:table-cell/>
          <table:table-cell table:style-name="ce145" table:formula="of:=IF(ISBLANK([.B1040]);&quot;&quot;;INDEX([$'MetRisks Registration'.B$5:.E$190];MATCH([$Mitagation.B1040];[$'MetRisks Registration'.B$5:.B$190];0);2))">
            <text:p/>
          </table:table-cell>
          <table:table-cell table:style-name="ce145" table:formula="of:=IF(ISBLANK([.B1040]);&quot;&quot;;IF(ISBLANK(INDEX([$Escalation.B$5:.E$190];MATCH([$'MetRisks Registration'.B1040];[$Escalation.B$5:.B$190];0);3));&quot;&quot;;INDEX([$Escalation.B$5:.E$190];MATCH([$'MetRisks Registration'.B1040];[$Escalation.B$5:.B$190];0);3)))">
            <text:p/>
          </table:table-cell>
          <table:table-cell table:number-columns-repeated="1020"/>
        </table:table-row>
        <table:table-row table:style-name="ro33">
          <table:table-cell/>
          <table:table-cell/>
          <table:table-cell table:style-name="ce145" table:formula="of:=IF(ISBLANK([.B1041]);&quot;&quot;;INDEX([$'MetRisks Registration'.B$5:.E$190];MATCH([$Mitagation.B1041];[$'MetRisks Registration'.B$5:.B$190];0);2))">
            <text:p/>
          </table:table-cell>
          <table:table-cell table:style-name="ce145" table:formula="of:=IF(ISBLANK([.B1041]);&quot;&quot;;IF(ISBLANK(INDEX([$Escalation.B$5:.E$190];MATCH([$'MetRisks Registration'.B1041];[$Escalation.B$5:.B$190];0);3));&quot;&quot;;INDEX([$Escalation.B$5:.E$190];MATCH([$'MetRisks Registration'.B1041];[$Escalation.B$5:.B$190];0);3)))">
            <text:p/>
          </table:table-cell>
          <table:table-cell table:number-columns-repeated="1020"/>
        </table:table-row>
        <table:table-row table:style-name="ro33">
          <table:table-cell/>
          <table:table-cell/>
          <table:table-cell table:style-name="ce145" table:formula="of:=IF(ISBLANK([.B1042]);&quot;&quot;;INDEX([$'MetRisks Registration'.B$5:.E$190];MATCH([$Mitagation.B1042];[$'MetRisks Registration'.B$5:.B$190];0);2))">
            <text:p/>
          </table:table-cell>
          <table:table-cell table:style-name="ce145" table:formula="of:=IF(ISBLANK([.B1042]);&quot;&quot;;IF(ISBLANK(INDEX([$Escalation.B$5:.E$190];MATCH([$'MetRisks Registration'.B1042];[$Escalation.B$5:.B$190];0);3));&quot;&quot;;INDEX([$Escalation.B$5:.E$190];MATCH([$'MetRisks Registration'.B1042];[$Escalation.B$5:.B$190];0);3)))">
            <text:p/>
          </table:table-cell>
          <table:table-cell table:number-columns-repeated="1020"/>
        </table:table-row>
        <table:table-row table:style-name="ro33">
          <table:table-cell/>
          <table:table-cell/>
          <table:table-cell table:style-name="ce145" table:formula="of:=IF(ISBLANK([.B1043]);&quot;&quot;;INDEX([$'MetRisks Registration'.B$5:.E$190];MATCH([$Mitagation.B1043];[$'MetRisks Registration'.B$5:.B$190];0);2))">
            <text:p/>
          </table:table-cell>
          <table:table-cell table:style-name="ce145" table:formula="of:=IF(ISBLANK([.B1043]);&quot;&quot;;IF(ISBLANK(INDEX([$Escalation.B$5:.E$190];MATCH([$'MetRisks Registration'.B1043];[$Escalation.B$5:.B$190];0);3));&quot;&quot;;INDEX([$Escalation.B$5:.E$190];MATCH([$'MetRisks Registration'.B1043];[$Escalation.B$5:.B$190];0);3)))">
            <text:p/>
          </table:table-cell>
          <table:table-cell table:number-columns-repeated="1020"/>
        </table:table-row>
        <table:table-row table:style-name="ro33">
          <table:table-cell/>
          <table:table-cell/>
          <table:table-cell table:style-name="ce145" table:formula="of:=IF(ISBLANK([.B1044]);&quot;&quot;;INDEX([$'MetRisks Registration'.B$5:.E$190];MATCH([$Mitagation.B1044];[$'MetRisks Registration'.B$5:.B$190];0);2))">
            <text:p/>
          </table:table-cell>
          <table:table-cell table:style-name="ce145" table:formula="of:=IF(ISBLANK([.B1044]);&quot;&quot;;IF(ISBLANK(INDEX([$Escalation.B$5:.E$190];MATCH([$'MetRisks Registration'.B1044];[$Escalation.B$5:.B$190];0);3));&quot;&quot;;INDEX([$Escalation.B$5:.E$190];MATCH([$'MetRisks Registration'.B1044];[$Escalation.B$5:.B$190];0);3)))">
            <text:p/>
          </table:table-cell>
          <table:table-cell table:number-columns-repeated="1020"/>
        </table:table-row>
        <table:table-row table:style-name="ro33">
          <table:table-cell/>
          <table:table-cell/>
          <table:table-cell table:style-name="ce145" table:formula="of:=IF(ISBLANK([.B1045]);&quot;&quot;;INDEX([$'MetRisks Registration'.B$5:.E$190];MATCH([$Mitagation.B1045];[$'MetRisks Registration'.B$5:.B$190];0);2))">
            <text:p/>
          </table:table-cell>
          <table:table-cell table:style-name="ce145" table:formula="of:=IF(ISBLANK([.B1045]);&quot;&quot;;IF(ISBLANK(INDEX([$Escalation.B$5:.E$190];MATCH([$'MetRisks Registration'.B1045];[$Escalation.B$5:.B$190];0);3));&quot;&quot;;INDEX([$Escalation.B$5:.E$190];MATCH([$'MetRisks Registration'.B1045];[$Escalation.B$5:.B$190];0);3)))">
            <text:p/>
          </table:table-cell>
          <table:table-cell table:number-columns-repeated="1020"/>
        </table:table-row>
        <table:table-row table:style-name="ro33">
          <table:table-cell/>
          <table:table-cell/>
          <table:table-cell table:style-name="ce145" table:formula="of:=IF(ISBLANK([.B1046]);&quot;&quot;;INDEX([$'MetRisks Registration'.B$5:.E$190];MATCH([$Mitagation.B1046];[$'MetRisks Registration'.B$5:.B$190];0);2))">
            <text:p/>
          </table:table-cell>
          <table:table-cell table:style-name="ce145" table:formula="of:=IF(ISBLANK([.B1046]);&quot;&quot;;IF(ISBLANK(INDEX([$Escalation.B$5:.E$190];MATCH([$'MetRisks Registration'.B1046];[$Escalation.B$5:.B$190];0);3));&quot;&quot;;INDEX([$Escalation.B$5:.E$190];MATCH([$'MetRisks Registration'.B1046];[$Escalation.B$5:.B$190];0);3)))">
            <text:p/>
          </table:table-cell>
          <table:table-cell table:number-columns-repeated="1020"/>
        </table:table-row>
        <table:table-row table:style-name="ro33">
          <table:table-cell/>
          <table:table-cell/>
          <table:table-cell table:style-name="ce145" table:formula="of:=IF(ISBLANK([.B1047]);&quot;&quot;;INDEX([$'MetRisks Registration'.B$5:.E$190];MATCH([$Mitagation.B1047];[$'MetRisks Registration'.B$5:.B$190];0);2))">
            <text:p/>
          </table:table-cell>
          <table:table-cell table:style-name="ce145" table:formula="of:=IF(ISBLANK([.B1047]);&quot;&quot;;IF(ISBLANK(INDEX([$Escalation.B$5:.E$190];MATCH([$'MetRisks Registration'.B1047];[$Escalation.B$5:.B$190];0);3));&quot;&quot;;INDEX([$Escalation.B$5:.E$190];MATCH([$'MetRisks Registration'.B1047];[$Escalation.B$5:.B$190];0);3)))">
            <text:p/>
          </table:table-cell>
          <table:table-cell table:number-columns-repeated="1020"/>
        </table:table-row>
        <table:table-row table:style-name="ro33">
          <table:table-cell/>
          <table:table-cell/>
          <table:table-cell table:style-name="ce145" table:formula="of:=IF(ISBLANK([.B1048]);&quot;&quot;;INDEX([$'MetRisks Registration'.B$5:.E$190];MATCH([$Mitagation.B1048];[$'MetRisks Registration'.B$5:.B$190];0);2))">
            <text:p/>
          </table:table-cell>
          <table:table-cell table:style-name="ce145" table:formula="of:=IF(ISBLANK([.B1048]);&quot;&quot;;IF(ISBLANK(INDEX([$Escalation.B$5:.E$190];MATCH([$'MetRisks Registration'.B1048];[$Escalation.B$5:.B$190];0);3));&quot;&quot;;INDEX([$Escalation.B$5:.E$190];MATCH([$'MetRisks Registration'.B1048];[$Escalation.B$5:.B$190];0);3)))">
            <text:p/>
          </table:table-cell>
          <table:table-cell table:number-columns-repeated="1020"/>
        </table:table-row>
        <table:table-row table:style-name="ro33">
          <table:table-cell/>
          <table:table-cell/>
          <table:table-cell table:style-name="ce145" table:formula="of:=IF(ISBLANK([.B1049]);&quot;&quot;;INDEX([$'MetRisks Registration'.B$5:.E$190];MATCH([$Mitagation.B1049];[$'MetRisks Registration'.B$5:.B$190];0);2))">
            <text:p/>
          </table:table-cell>
          <table:table-cell table:style-name="ce145" table:formula="of:=IF(ISBLANK([.B1049]);&quot;&quot;;IF(ISBLANK(INDEX([$Escalation.B$5:.E$190];MATCH([$'MetRisks Registration'.B1049];[$Escalation.B$5:.B$190];0);3));&quot;&quot;;INDEX([$Escalation.B$5:.E$190];MATCH([$'MetRisks Registration'.B1049];[$Escalation.B$5:.B$190];0);3)))">
            <text:p/>
          </table:table-cell>
          <table:table-cell table:number-columns-repeated="1020"/>
        </table:table-row>
        <table:table-row table:style-name="ro33">
          <table:table-cell/>
          <table:table-cell/>
          <table:table-cell table:style-name="ce145" table:formula="of:=IF(ISBLANK([.B1050]);&quot;&quot;;INDEX([$'MetRisks Registration'.B$5:.E$190];MATCH([$Mitagation.B1050];[$'MetRisks Registration'.B$5:.B$190];0);2))">
            <text:p/>
          </table:table-cell>
          <table:table-cell table:style-name="ce145" table:formula="of:=IF(ISBLANK([.B1050]);&quot;&quot;;IF(ISBLANK(INDEX([$Escalation.B$5:.E$190];MATCH([$'MetRisks Registration'.B1050];[$Escalation.B$5:.B$190];0);3));&quot;&quot;;INDEX([$Escalation.B$5:.E$190];MATCH([$'MetRisks Registration'.B1050];[$Escalation.B$5:.B$190];0);3)))">
            <text:p/>
          </table:table-cell>
          <table:table-cell table:number-columns-repeated="1020"/>
        </table:table-row>
        <table:table-row table:style-name="ro33">
          <table:table-cell/>
          <table:table-cell/>
          <table:table-cell table:style-name="ce145" table:formula="of:=IF(ISBLANK([.B1051]);&quot;&quot;;INDEX([$'MetRisks Registration'.B$5:.E$190];MATCH([$Mitagation.B1051];[$'MetRisks Registration'.B$5:.B$190];0);2))">
            <text:p/>
          </table:table-cell>
          <table:table-cell table:style-name="ce145" table:formula="of:=IF(ISBLANK([.B1051]);&quot;&quot;;IF(ISBLANK(INDEX([$Escalation.B$5:.E$190];MATCH([$'MetRisks Registration'.B1051];[$Escalation.B$5:.B$190];0);3));&quot;&quot;;INDEX([$Escalation.B$5:.E$190];MATCH([$'MetRisks Registration'.B1051];[$Escalation.B$5:.B$190];0);3)))">
            <text:p/>
          </table:table-cell>
          <table:table-cell table:number-columns-repeated="1020"/>
        </table:table-row>
        <table:table-row table:style-name="ro33">
          <table:table-cell/>
          <table:table-cell/>
          <table:table-cell table:style-name="ce145" table:formula="of:=IF(ISBLANK([.B1052]);&quot;&quot;;INDEX([$'MetRisks Registration'.B$5:.E$190];MATCH([$Mitagation.B1052];[$'MetRisks Registration'.B$5:.B$190];0);2))">
            <text:p/>
          </table:table-cell>
          <table:table-cell table:style-name="ce145" table:formula="of:=IF(ISBLANK([.B1052]);&quot;&quot;;IF(ISBLANK(INDEX([$Escalation.B$5:.E$190];MATCH([$'MetRisks Registration'.B1052];[$Escalation.B$5:.B$190];0);3));&quot;&quot;;INDEX([$Escalation.B$5:.E$190];MATCH([$'MetRisks Registration'.B1052];[$Escalation.B$5:.B$190];0);3)))">
            <text:p/>
          </table:table-cell>
          <table:table-cell table:number-columns-repeated="1020"/>
        </table:table-row>
        <table:table-row table:style-name="ro33">
          <table:table-cell/>
          <table:table-cell/>
          <table:table-cell table:style-name="ce145" table:formula="of:=IF(ISBLANK([.B1053]);&quot;&quot;;INDEX([$'MetRisks Registration'.B$5:.E$190];MATCH([$Mitagation.B1053];[$'MetRisks Registration'.B$5:.B$190];0);2))">
            <text:p/>
          </table:table-cell>
          <table:table-cell table:style-name="ce145" table:formula="of:=IF(ISBLANK([.B1053]);&quot;&quot;;IF(ISBLANK(INDEX([$Escalation.B$5:.E$190];MATCH([$'MetRisks Registration'.B1053];[$Escalation.B$5:.B$190];0);3));&quot;&quot;;INDEX([$Escalation.B$5:.E$190];MATCH([$'MetRisks Registration'.B1053];[$Escalation.B$5:.B$190];0);3)))">
            <text:p/>
          </table:table-cell>
          <table:table-cell table:number-columns-repeated="1020"/>
        </table:table-row>
        <table:table-row table:style-name="ro33">
          <table:table-cell/>
          <table:table-cell/>
          <table:table-cell table:style-name="ce145" table:formula="of:=IF(ISBLANK([.B1054]);&quot;&quot;;INDEX([$'MetRisks Registration'.B$5:.E$190];MATCH([$Mitagation.B1054];[$'MetRisks Registration'.B$5:.B$190];0);2))">
            <text:p/>
          </table:table-cell>
          <table:table-cell table:style-name="ce145" table:formula="of:=IF(ISBLANK([.B1054]);&quot;&quot;;IF(ISBLANK(INDEX([$Escalation.B$5:.E$190];MATCH([$'MetRisks Registration'.B1054];[$Escalation.B$5:.B$190];0);3));&quot;&quot;;INDEX([$Escalation.B$5:.E$190];MATCH([$'MetRisks Registration'.B1054];[$Escalation.B$5:.B$190];0);3)))">
            <text:p/>
          </table:table-cell>
          <table:table-cell table:number-columns-repeated="1020"/>
        </table:table-row>
        <table:table-row table:style-name="ro33">
          <table:table-cell/>
          <table:table-cell/>
          <table:table-cell table:style-name="ce145" table:formula="of:=IF(ISBLANK([.B1055]);&quot;&quot;;INDEX([$'MetRisks Registration'.B$5:.E$190];MATCH([$Mitagation.B1055];[$'MetRisks Registration'.B$5:.B$190];0);2))">
            <text:p/>
          </table:table-cell>
          <table:table-cell table:style-name="ce145" table:formula="of:=IF(ISBLANK([.B1055]);&quot;&quot;;IF(ISBLANK(INDEX([$Escalation.B$5:.E$190];MATCH([$'MetRisks Registration'.B1055];[$Escalation.B$5:.B$190];0);3));&quot;&quot;;INDEX([$Escalation.B$5:.E$190];MATCH([$'MetRisks Registration'.B1055];[$Escalation.B$5:.B$190];0);3)))">
            <text:p/>
          </table:table-cell>
          <table:table-cell table:number-columns-repeated="1020"/>
        </table:table-row>
        <table:table-row table:style-name="ro33">
          <table:table-cell/>
          <table:table-cell/>
          <table:table-cell table:style-name="ce145" table:formula="of:=IF(ISBLANK([.B1056]);&quot;&quot;;INDEX([$'MetRisks Registration'.B$5:.E$190];MATCH([$Mitagation.B1056];[$'MetRisks Registration'.B$5:.B$190];0);2))">
            <text:p/>
          </table:table-cell>
          <table:table-cell table:style-name="ce145" table:formula="of:=IF(ISBLANK([.B1056]);&quot;&quot;;IF(ISBLANK(INDEX([$Escalation.B$5:.E$190];MATCH([$'MetRisks Registration'.B1056];[$Escalation.B$5:.B$190];0);3));&quot;&quot;;INDEX([$Escalation.B$5:.E$190];MATCH([$'MetRisks Registration'.B1056];[$Escalation.B$5:.B$190];0);3)))">
            <text:p/>
          </table:table-cell>
          <table:table-cell table:number-columns-repeated="1020"/>
        </table:table-row>
        <table:table-row table:style-name="ro33">
          <table:table-cell/>
          <table:table-cell/>
          <table:table-cell table:style-name="ce145" table:formula="of:=IF(ISBLANK([.B1057]);&quot;&quot;;INDEX([$'MetRisks Registration'.B$5:.E$190];MATCH([$Mitagation.B1057];[$'MetRisks Registration'.B$5:.B$190];0);2))">
            <text:p/>
          </table:table-cell>
          <table:table-cell table:style-name="ce145" table:formula="of:=IF(ISBLANK([.B1057]);&quot;&quot;;IF(ISBLANK(INDEX([$Escalation.B$5:.E$190];MATCH([$'MetRisks Registration'.B1057];[$Escalation.B$5:.B$190];0);3));&quot;&quot;;INDEX([$Escalation.B$5:.E$190];MATCH([$'MetRisks Registration'.B1057];[$Escalation.B$5:.B$190];0);3)))">
            <text:p/>
          </table:table-cell>
          <table:table-cell table:number-columns-repeated="1020"/>
        </table:table-row>
        <table:table-row table:style-name="ro33">
          <table:table-cell/>
          <table:table-cell/>
          <table:table-cell table:style-name="ce145" table:formula="of:=IF(ISBLANK([.B1058]);&quot;&quot;;INDEX([$'MetRisks Registration'.B$5:.E$190];MATCH([$Mitagation.B1058];[$'MetRisks Registration'.B$5:.B$190];0);2))">
            <text:p/>
          </table:table-cell>
          <table:table-cell table:style-name="ce145" table:formula="of:=IF(ISBLANK([.B1058]);&quot;&quot;;IF(ISBLANK(INDEX([$Escalation.B$5:.E$190];MATCH([$'MetRisks Registration'.B1058];[$Escalation.B$5:.B$190];0);3));&quot;&quot;;INDEX([$Escalation.B$5:.E$190];MATCH([$'MetRisks Registration'.B1058];[$Escalation.B$5:.B$190];0);3)))">
            <text:p/>
          </table:table-cell>
          <table:table-cell table:number-columns-repeated="1020"/>
        </table:table-row>
        <table:table-row table:style-name="ro33">
          <table:table-cell/>
          <table:table-cell/>
          <table:table-cell table:style-name="ce145" table:formula="of:=IF(ISBLANK([.B1059]);&quot;&quot;;INDEX([$'MetRisks Registration'.B$5:.E$190];MATCH([$Mitagation.B1059];[$'MetRisks Registration'.B$5:.B$190];0);2))">
            <text:p/>
          </table:table-cell>
          <table:table-cell table:style-name="ce145" table:formula="of:=IF(ISBLANK([.B1059]);&quot;&quot;;IF(ISBLANK(INDEX([$Escalation.B$5:.E$190];MATCH([$'MetRisks Registration'.B1059];[$Escalation.B$5:.B$190];0);3));&quot;&quot;;INDEX([$Escalation.B$5:.E$190];MATCH([$'MetRisks Registration'.B1059];[$Escalation.B$5:.B$190];0);3)))">
            <text:p/>
          </table:table-cell>
          <table:table-cell table:number-columns-repeated="1020"/>
        </table:table-row>
        <table:table-row table:style-name="ro33">
          <table:table-cell/>
          <table:table-cell/>
          <table:table-cell table:style-name="ce145" table:formula="of:=IF(ISBLANK([.B1060]);&quot;&quot;;INDEX([$'MetRisks Registration'.B$5:.E$190];MATCH([$Mitagation.B1060];[$'MetRisks Registration'.B$5:.B$190];0);2))">
            <text:p/>
          </table:table-cell>
          <table:table-cell table:style-name="ce145" table:formula="of:=IF(ISBLANK([.B1060]);&quot;&quot;;IF(ISBLANK(INDEX([$Escalation.B$5:.E$190];MATCH([$'MetRisks Registration'.B1060];[$Escalation.B$5:.B$190];0);3));&quot;&quot;;INDEX([$Escalation.B$5:.E$190];MATCH([$'MetRisks Registration'.B1060];[$Escalation.B$5:.B$190];0);3)))">
            <text:p/>
          </table:table-cell>
          <table:table-cell table:number-columns-repeated="1020"/>
        </table:table-row>
        <table:table-row table:style-name="ro33">
          <table:table-cell/>
          <table:table-cell/>
          <table:table-cell table:style-name="ce145" table:formula="of:=IF(ISBLANK([.B1061]);&quot;&quot;;INDEX([$'MetRisks Registration'.B$5:.E$190];MATCH([$Mitagation.B1061];[$'MetRisks Registration'.B$5:.B$190];0);2))">
            <text:p/>
          </table:table-cell>
          <table:table-cell table:style-name="ce145" table:formula="of:=IF(ISBLANK([.B1061]);&quot;&quot;;IF(ISBLANK(INDEX([$Escalation.B$5:.E$190];MATCH([$'MetRisks Registration'.B1061];[$Escalation.B$5:.B$190];0);3));&quot;&quot;;INDEX([$Escalation.B$5:.E$190];MATCH([$'MetRisks Registration'.B1061];[$Escalation.B$5:.B$190];0);3)))">
            <text:p/>
          </table:table-cell>
          <table:table-cell table:number-columns-repeated="1020"/>
        </table:table-row>
        <table:table-row table:style-name="ro33">
          <table:table-cell/>
          <table:table-cell/>
          <table:table-cell table:style-name="ce145" table:formula="of:=IF(ISBLANK([.B1062]);&quot;&quot;;INDEX([$'MetRisks Registration'.B$5:.E$190];MATCH([$Mitagation.B1062];[$'MetRisks Registration'.B$5:.B$190];0);2))">
            <text:p/>
          </table:table-cell>
          <table:table-cell table:style-name="ce145" table:formula="of:=IF(ISBLANK([.B1062]);&quot;&quot;;IF(ISBLANK(INDEX([$Escalation.B$5:.E$190];MATCH([$'MetRisks Registration'.B1062];[$Escalation.B$5:.B$190];0);3));&quot;&quot;;INDEX([$Escalation.B$5:.E$190];MATCH([$'MetRisks Registration'.B1062];[$Escalation.B$5:.B$190];0);3)))">
            <text:p/>
          </table:table-cell>
          <table:table-cell table:number-columns-repeated="1020"/>
        </table:table-row>
        <table:table-row table:style-name="ro33">
          <table:table-cell/>
          <table:table-cell/>
          <table:table-cell table:style-name="ce145" table:formula="of:=IF(ISBLANK([.B1063]);&quot;&quot;;INDEX([$'MetRisks Registration'.B$5:.E$190];MATCH([$Mitagation.B1063];[$'MetRisks Registration'.B$5:.B$190];0);2))">
            <text:p/>
          </table:table-cell>
          <table:table-cell table:style-name="ce145" table:formula="of:=IF(ISBLANK([.B1063]);&quot;&quot;;IF(ISBLANK(INDEX([$Escalation.B$5:.E$190];MATCH([$'MetRisks Registration'.B1063];[$Escalation.B$5:.B$190];0);3));&quot;&quot;;INDEX([$Escalation.B$5:.E$190];MATCH([$'MetRisks Registration'.B1063];[$Escalation.B$5:.B$190];0);3)))">
            <text:p/>
          </table:table-cell>
          <table:table-cell table:number-columns-repeated="1020"/>
        </table:table-row>
        <table:table-row table:style-name="ro33">
          <table:table-cell/>
          <table:table-cell/>
          <table:table-cell table:style-name="ce145" table:formula="of:=IF(ISBLANK([.B1064]);&quot;&quot;;INDEX([$'MetRisks Registration'.B$5:.E$190];MATCH([$Mitagation.B1064];[$'MetRisks Registration'.B$5:.B$190];0);2))">
            <text:p/>
          </table:table-cell>
          <table:table-cell table:style-name="ce145" table:formula="of:=IF(ISBLANK([.B1064]);&quot;&quot;;IF(ISBLANK(INDEX([$Escalation.B$5:.E$190];MATCH([$'MetRisks Registration'.B1064];[$Escalation.B$5:.B$190];0);3));&quot;&quot;;INDEX([$Escalation.B$5:.E$190];MATCH([$'MetRisks Registration'.B1064];[$Escalation.B$5:.B$190];0);3)))">
            <text:p/>
          </table:table-cell>
          <table:table-cell table:number-columns-repeated="1020"/>
        </table:table-row>
        <table:table-row table:style-name="ro33">
          <table:table-cell/>
          <table:table-cell/>
          <table:table-cell table:style-name="ce145" table:formula="of:=IF(ISBLANK([.B1065]);&quot;&quot;;INDEX([$'MetRisks Registration'.B$5:.E$190];MATCH([$Mitagation.B1065];[$'MetRisks Registration'.B$5:.B$190];0);2))">
            <text:p/>
          </table:table-cell>
          <table:table-cell table:style-name="ce145" table:formula="of:=IF(ISBLANK([.B1065]);&quot;&quot;;IF(ISBLANK(INDEX([$Escalation.B$5:.E$190];MATCH([$'MetRisks Registration'.B1065];[$Escalation.B$5:.B$190];0);3));&quot;&quot;;INDEX([$Escalation.B$5:.E$190];MATCH([$'MetRisks Registration'.B1065];[$Escalation.B$5:.B$190];0);3)))">
            <text:p/>
          </table:table-cell>
          <table:table-cell table:number-columns-repeated="1020"/>
        </table:table-row>
        <table:table-row table:style-name="ro33">
          <table:table-cell/>
          <table:table-cell/>
          <table:table-cell table:style-name="ce145" table:formula="of:=IF(ISBLANK([.B1066]);&quot;&quot;;INDEX([$'MetRisks Registration'.B$5:.E$190];MATCH([$Mitagation.B1066];[$'MetRisks Registration'.B$5:.B$190];0);2))">
            <text:p/>
          </table:table-cell>
          <table:table-cell table:style-name="ce145" table:formula="of:=IF(ISBLANK([.B1066]);&quot;&quot;;IF(ISBLANK(INDEX([$Escalation.B$5:.E$190];MATCH([$'MetRisks Registration'.B1066];[$Escalation.B$5:.B$190];0);3));&quot;&quot;;INDEX([$Escalation.B$5:.E$190];MATCH([$'MetRisks Registration'.B1066];[$Escalation.B$5:.B$190];0);3)))">
            <text:p/>
          </table:table-cell>
          <table:table-cell table:number-columns-repeated="1020"/>
        </table:table-row>
        <table:table-row table:style-name="ro33">
          <table:table-cell/>
          <table:table-cell/>
          <table:table-cell table:style-name="ce145" table:formula="of:=IF(ISBLANK([.B1067]);&quot;&quot;;INDEX([$'MetRisks Registration'.B$5:.E$190];MATCH([$Mitagation.B1067];[$'MetRisks Registration'.B$5:.B$190];0);2))">
            <text:p/>
          </table:table-cell>
          <table:table-cell table:style-name="ce145" table:formula="of:=IF(ISBLANK([.B1067]);&quot;&quot;;IF(ISBLANK(INDEX([$Escalation.B$5:.E$190];MATCH([$'MetRisks Registration'.B1067];[$Escalation.B$5:.B$190];0);3));&quot;&quot;;INDEX([$Escalation.B$5:.E$190];MATCH([$'MetRisks Registration'.B1067];[$Escalation.B$5:.B$190];0);3)))">
            <text:p/>
          </table:table-cell>
          <table:table-cell table:number-columns-repeated="1020"/>
        </table:table-row>
        <table:table-row table:style-name="ro33">
          <table:table-cell/>
          <table:table-cell/>
          <table:table-cell table:style-name="ce145" table:formula="of:=IF(ISBLANK([.B1068]);&quot;&quot;;INDEX([$'MetRisks Registration'.B$5:.E$190];MATCH([$Mitagation.B1068];[$'MetRisks Registration'.B$5:.B$190];0);2))">
            <text:p/>
          </table:table-cell>
          <table:table-cell table:style-name="ce145" table:formula="of:=IF(ISBLANK([.B1068]);&quot;&quot;;IF(ISBLANK(INDEX([$Escalation.B$5:.E$190];MATCH([$'MetRisks Registration'.B1068];[$Escalation.B$5:.B$190];0);3));&quot;&quot;;INDEX([$Escalation.B$5:.E$190];MATCH([$'MetRisks Registration'.B1068];[$Escalation.B$5:.B$190];0);3)))">
            <text:p/>
          </table:table-cell>
          <table:table-cell table:number-columns-repeated="1020"/>
        </table:table-row>
        <table:table-row table:style-name="ro33">
          <table:table-cell/>
          <table:table-cell/>
          <table:table-cell table:style-name="ce145" table:formula="of:=IF(ISBLANK([.B1069]);&quot;&quot;;INDEX([$'MetRisks Registration'.B$5:.E$190];MATCH([$Mitagation.B1069];[$'MetRisks Registration'.B$5:.B$190];0);2))">
            <text:p/>
          </table:table-cell>
          <table:table-cell table:style-name="ce145" table:formula="of:=IF(ISBLANK([.B1069]);&quot;&quot;;IF(ISBLANK(INDEX([$Escalation.B$5:.E$190];MATCH([$'MetRisks Registration'.B1069];[$Escalation.B$5:.B$190];0);3));&quot;&quot;;INDEX([$Escalation.B$5:.E$190];MATCH([$'MetRisks Registration'.B1069];[$Escalation.B$5:.B$190];0);3)))">
            <text:p/>
          </table:table-cell>
          <table:table-cell table:number-columns-repeated="1020"/>
        </table:table-row>
        <table:table-row table:style-name="ro33">
          <table:table-cell/>
          <table:table-cell/>
          <table:table-cell table:style-name="ce145" table:formula="of:=IF(ISBLANK([.B1070]);&quot;&quot;;INDEX([$'MetRisks Registration'.B$5:.E$190];MATCH([$Mitagation.B1070];[$'MetRisks Registration'.B$5:.B$190];0);2))">
            <text:p/>
          </table:table-cell>
          <table:table-cell table:style-name="ce145" table:formula="of:=IF(ISBLANK([.B1070]);&quot;&quot;;IF(ISBLANK(INDEX([$Escalation.B$5:.E$190];MATCH([$'MetRisks Registration'.B1070];[$Escalation.B$5:.B$190];0);3));&quot;&quot;;INDEX([$Escalation.B$5:.E$190];MATCH([$'MetRisks Registration'.B1070];[$Escalation.B$5:.B$190];0);3)))">
            <text:p/>
          </table:table-cell>
          <table:table-cell table:number-columns-repeated="1020"/>
        </table:table-row>
        <table:table-row table:style-name="ro33">
          <table:table-cell/>
          <table:table-cell/>
          <table:table-cell table:style-name="ce145" table:formula="of:=IF(ISBLANK([.B1071]);&quot;&quot;;INDEX([$'MetRisks Registration'.B$5:.E$190];MATCH([$Mitagation.B1071];[$'MetRisks Registration'.B$5:.B$190];0);2))">
            <text:p/>
          </table:table-cell>
          <table:table-cell table:style-name="ce145" table:formula="of:=IF(ISBLANK([.B1071]);&quot;&quot;;IF(ISBLANK(INDEX([$Escalation.B$5:.E$190];MATCH([$'MetRisks Registration'.B1071];[$Escalation.B$5:.B$190];0);3));&quot;&quot;;INDEX([$Escalation.B$5:.E$190];MATCH([$'MetRisks Registration'.B1071];[$Escalation.B$5:.B$190];0);3)))">
            <text:p/>
          </table:table-cell>
          <table:table-cell table:number-columns-repeated="1020"/>
        </table:table-row>
        <table:table-row table:style-name="ro33">
          <table:table-cell/>
          <table:table-cell/>
          <table:table-cell table:style-name="ce145" table:formula="of:=IF(ISBLANK([.B1072]);&quot;&quot;;INDEX([$'MetRisks Registration'.B$5:.E$190];MATCH([$Mitagation.B1072];[$'MetRisks Registration'.B$5:.B$190];0);2))">
            <text:p/>
          </table:table-cell>
          <table:table-cell table:style-name="ce145" table:formula="of:=IF(ISBLANK([.B1072]);&quot;&quot;;IF(ISBLANK(INDEX([$Escalation.B$5:.E$190];MATCH([$'MetRisks Registration'.B1072];[$Escalation.B$5:.B$190];0);3));&quot;&quot;;INDEX([$Escalation.B$5:.E$190];MATCH([$'MetRisks Registration'.B1072];[$Escalation.B$5:.B$190];0);3)))">
            <text:p/>
          </table:table-cell>
          <table:table-cell table:number-columns-repeated="1020"/>
        </table:table-row>
        <table:table-row table:style-name="ro33">
          <table:table-cell/>
          <table:table-cell/>
          <table:table-cell table:style-name="ce145" table:formula="of:=IF(ISBLANK([.B1073]);&quot;&quot;;INDEX([$'MetRisks Registration'.B$5:.E$190];MATCH([$Mitagation.B1073];[$'MetRisks Registration'.B$5:.B$190];0);2))">
            <text:p/>
          </table:table-cell>
          <table:table-cell table:style-name="ce145" table:formula="of:=IF(ISBLANK([.B1073]);&quot;&quot;;IF(ISBLANK(INDEX([$Escalation.B$5:.E$190];MATCH([$'MetRisks Registration'.B1073];[$Escalation.B$5:.B$190];0);3));&quot;&quot;;INDEX([$Escalation.B$5:.E$190];MATCH([$'MetRisks Registration'.B1073];[$Escalation.B$5:.B$190];0);3)))">
            <text:p/>
          </table:table-cell>
          <table:table-cell table:number-columns-repeated="1020"/>
        </table:table-row>
        <table:table-row table:style-name="ro33">
          <table:table-cell/>
          <table:table-cell/>
          <table:table-cell table:style-name="ce145" table:formula="of:=IF(ISBLANK([.B1074]);&quot;&quot;;INDEX([$'MetRisks Registration'.B$5:.E$190];MATCH([$Mitagation.B1074];[$'MetRisks Registration'.B$5:.B$190];0);2))">
            <text:p/>
          </table:table-cell>
          <table:table-cell table:style-name="ce145" table:formula="of:=IF(ISBLANK([.B1074]);&quot;&quot;;IF(ISBLANK(INDEX([$Escalation.B$5:.E$190];MATCH([$'MetRisks Registration'.B1074];[$Escalation.B$5:.B$190];0);3));&quot;&quot;;INDEX([$Escalation.B$5:.E$190];MATCH([$'MetRisks Registration'.B1074];[$Escalation.B$5:.B$190];0);3)))">
            <text:p/>
          </table:table-cell>
          <table:table-cell table:number-columns-repeated="1020"/>
        </table:table-row>
        <table:table-row table:style-name="ro33">
          <table:table-cell/>
          <table:table-cell/>
          <table:table-cell table:style-name="ce145" table:formula="of:=IF(ISBLANK([.B1075]);&quot;&quot;;INDEX([$'MetRisks Registration'.B$5:.E$190];MATCH([$Mitagation.B1075];[$'MetRisks Registration'.B$5:.B$190];0);2))">
            <text:p/>
          </table:table-cell>
          <table:table-cell table:style-name="ce145" table:formula="of:=IF(ISBLANK([.B1075]);&quot;&quot;;IF(ISBLANK(INDEX([$Escalation.B$5:.E$190];MATCH([$'MetRisks Registration'.B1075];[$Escalation.B$5:.B$190];0);3));&quot;&quot;;INDEX([$Escalation.B$5:.E$190];MATCH([$'MetRisks Registration'.B1075];[$Escalation.B$5:.B$190];0);3)))">
            <text:p/>
          </table:table-cell>
          <table:table-cell table:number-columns-repeated="1020"/>
        </table:table-row>
        <table:table-row table:style-name="ro33">
          <table:table-cell/>
          <table:table-cell/>
          <table:table-cell table:style-name="ce145" table:formula="of:=IF(ISBLANK([.B1076]);&quot;&quot;;INDEX([$'MetRisks Registration'.B$5:.E$190];MATCH([$Mitagation.B1076];[$'MetRisks Registration'.B$5:.B$190];0);2))">
            <text:p/>
          </table:table-cell>
          <table:table-cell table:style-name="ce145" table:formula="of:=IF(ISBLANK([.B1076]);&quot;&quot;;IF(ISBLANK(INDEX([$Escalation.B$5:.E$190];MATCH([$'MetRisks Registration'.B1076];[$Escalation.B$5:.B$190];0);3));&quot;&quot;;INDEX([$Escalation.B$5:.E$190];MATCH([$'MetRisks Registration'.B1076];[$Escalation.B$5:.B$190];0);3)))">
            <text:p/>
          </table:table-cell>
          <table:table-cell table:number-columns-repeated="1020"/>
        </table:table-row>
        <table:table-row table:style-name="ro33">
          <table:table-cell/>
          <table:table-cell/>
          <table:table-cell table:style-name="ce145" table:formula="of:=IF(ISBLANK([.B1077]);&quot;&quot;;INDEX([$'MetRisks Registration'.B$5:.E$190];MATCH([$Mitagation.B1077];[$'MetRisks Registration'.B$5:.B$190];0);2))">
            <text:p/>
          </table:table-cell>
          <table:table-cell table:style-name="ce145" table:formula="of:=IF(ISBLANK([.B1077]);&quot;&quot;;IF(ISBLANK(INDEX([$Escalation.B$5:.E$190];MATCH([$'MetRisks Registration'.B1077];[$Escalation.B$5:.B$190];0);3));&quot;&quot;;INDEX([$Escalation.B$5:.E$190];MATCH([$'MetRisks Registration'.B1077];[$Escalation.B$5:.B$190];0);3)))">
            <text:p/>
          </table:table-cell>
          <table:table-cell table:number-columns-repeated="1020"/>
        </table:table-row>
        <table:table-row table:style-name="ro33">
          <table:table-cell/>
          <table:table-cell/>
          <table:table-cell table:style-name="ce145" table:formula="of:=IF(ISBLANK([.B1078]);&quot;&quot;;INDEX([$'MetRisks Registration'.B$5:.E$190];MATCH([$Mitagation.B1078];[$'MetRisks Registration'.B$5:.B$190];0);2))">
            <text:p/>
          </table:table-cell>
          <table:table-cell table:style-name="ce145" table:formula="of:=IF(ISBLANK([.B1078]);&quot;&quot;;IF(ISBLANK(INDEX([$Escalation.B$5:.E$190];MATCH([$'MetRisks Registration'.B1078];[$Escalation.B$5:.B$190];0);3));&quot;&quot;;INDEX([$Escalation.B$5:.E$190];MATCH([$'MetRisks Registration'.B1078];[$Escalation.B$5:.B$190];0);3)))">
            <text:p/>
          </table:table-cell>
          <table:table-cell table:number-columns-repeated="1020"/>
        </table:table-row>
        <table:table-row table:style-name="ro33">
          <table:table-cell/>
          <table:table-cell/>
          <table:table-cell table:style-name="ce145" table:formula="of:=IF(ISBLANK([.B1079]);&quot;&quot;;INDEX([$'MetRisks Registration'.B$5:.E$190];MATCH([$Mitagation.B1079];[$'MetRisks Registration'.B$5:.B$190];0);2))">
            <text:p/>
          </table:table-cell>
          <table:table-cell table:style-name="ce145" table:formula="of:=IF(ISBLANK([.B1079]);&quot;&quot;;IF(ISBLANK(INDEX([$Escalation.B$5:.E$190];MATCH([$'MetRisks Registration'.B1079];[$Escalation.B$5:.B$190];0);3));&quot;&quot;;INDEX([$Escalation.B$5:.E$190];MATCH([$'MetRisks Registration'.B1079];[$Escalation.B$5:.B$190];0);3)))">
            <text:p/>
          </table:table-cell>
          <table:table-cell table:number-columns-repeated="1020"/>
        </table:table-row>
        <table:table-row table:style-name="ro33">
          <table:table-cell/>
          <table:table-cell/>
          <table:table-cell table:style-name="ce145" table:formula="of:=IF(ISBLANK([.B1080]);&quot;&quot;;INDEX([$'MetRisks Registration'.B$5:.E$190];MATCH([$Mitagation.B1080];[$'MetRisks Registration'.B$5:.B$190];0);2))">
            <text:p/>
          </table:table-cell>
          <table:table-cell table:style-name="ce145" table:formula="of:=IF(ISBLANK([.B1080]);&quot;&quot;;IF(ISBLANK(INDEX([$Escalation.B$5:.E$190];MATCH([$'MetRisks Registration'.B1080];[$Escalation.B$5:.B$190];0);3));&quot;&quot;;INDEX([$Escalation.B$5:.E$190];MATCH([$'MetRisks Registration'.B1080];[$Escalation.B$5:.B$190];0);3)))">
            <text:p/>
          </table:table-cell>
          <table:table-cell table:number-columns-repeated="1020"/>
        </table:table-row>
        <table:table-row table:style-name="ro33">
          <table:table-cell/>
          <table:table-cell/>
          <table:table-cell table:style-name="ce145" table:formula="of:=IF(ISBLANK([.B1081]);&quot;&quot;;INDEX([$'MetRisks Registration'.B$5:.E$190];MATCH([$Mitagation.B1081];[$'MetRisks Registration'.B$5:.B$190];0);2))">
            <text:p/>
          </table:table-cell>
          <table:table-cell table:style-name="ce145" table:formula="of:=IF(ISBLANK([.B1081]);&quot;&quot;;IF(ISBLANK(INDEX([$Escalation.B$5:.E$190];MATCH([$'MetRisks Registration'.B1081];[$Escalation.B$5:.B$190];0);3));&quot;&quot;;INDEX([$Escalation.B$5:.E$190];MATCH([$'MetRisks Registration'.B1081];[$Escalation.B$5:.B$190];0);3)))">
            <text:p/>
          </table:table-cell>
          <table:table-cell table:number-columns-repeated="1020"/>
        </table:table-row>
        <table:table-row table:style-name="ro33">
          <table:table-cell/>
          <table:table-cell/>
          <table:table-cell table:style-name="ce145" table:formula="of:=IF(ISBLANK([.B1082]);&quot;&quot;;INDEX([$'MetRisks Registration'.B$5:.E$190];MATCH([$Mitagation.B1082];[$'MetRisks Registration'.B$5:.B$190];0);2))">
            <text:p/>
          </table:table-cell>
          <table:table-cell table:style-name="ce145" table:formula="of:=IF(ISBLANK([.B1082]);&quot;&quot;;IF(ISBLANK(INDEX([$Escalation.B$5:.E$190];MATCH([$'MetRisks Registration'.B1082];[$Escalation.B$5:.B$190];0);3));&quot;&quot;;INDEX([$Escalation.B$5:.E$190];MATCH([$'MetRisks Registration'.B1082];[$Escalation.B$5:.B$190];0);3)))">
            <text:p/>
          </table:table-cell>
          <table:table-cell table:number-columns-repeated="1020"/>
        </table:table-row>
        <table:table-row table:style-name="ro33">
          <table:table-cell/>
          <table:table-cell/>
          <table:table-cell table:style-name="ce145" table:formula="of:=IF(ISBLANK([.B1083]);&quot;&quot;;INDEX([$'MetRisks Registration'.B$5:.E$190];MATCH([$Mitagation.B1083];[$'MetRisks Registration'.B$5:.B$190];0);2))">
            <text:p/>
          </table:table-cell>
          <table:table-cell table:style-name="ce145" table:formula="of:=IF(ISBLANK([.B1083]);&quot;&quot;;IF(ISBLANK(INDEX([$Escalation.B$5:.E$190];MATCH([$'MetRisks Registration'.B1083];[$Escalation.B$5:.B$190];0);3));&quot;&quot;;INDEX([$Escalation.B$5:.E$190];MATCH([$'MetRisks Registration'.B1083];[$Escalation.B$5:.B$190];0);3)))">
            <text:p/>
          </table:table-cell>
          <table:table-cell table:number-columns-repeated="1020"/>
        </table:table-row>
        <table:table-row table:style-name="ro33">
          <table:table-cell/>
          <table:table-cell/>
          <table:table-cell table:style-name="ce145" table:formula="of:=IF(ISBLANK([.B1084]);&quot;&quot;;INDEX([$'MetRisks Registration'.B$5:.E$190];MATCH([$Mitagation.B1084];[$'MetRisks Registration'.B$5:.B$190];0);2))">
            <text:p/>
          </table:table-cell>
          <table:table-cell table:style-name="ce145" table:formula="of:=IF(ISBLANK([.B1084]);&quot;&quot;;IF(ISBLANK(INDEX([$Escalation.B$5:.E$190];MATCH([$'MetRisks Registration'.B1084];[$Escalation.B$5:.B$190];0);3));&quot;&quot;;INDEX([$Escalation.B$5:.E$190];MATCH([$'MetRisks Registration'.B1084];[$Escalation.B$5:.B$190];0);3)))">
            <text:p/>
          </table:table-cell>
          <table:table-cell table:number-columns-repeated="1020"/>
        </table:table-row>
        <table:table-row table:style-name="ro33">
          <table:table-cell/>
          <table:table-cell/>
          <table:table-cell table:style-name="ce145" table:formula="of:=IF(ISBLANK([.B1085]);&quot;&quot;;INDEX([$'MetRisks Registration'.B$5:.E$190];MATCH([$Mitagation.B1085];[$'MetRisks Registration'.B$5:.B$190];0);2))">
            <text:p/>
          </table:table-cell>
          <table:table-cell table:style-name="ce145" table:formula="of:=IF(ISBLANK([.B1085]);&quot;&quot;;IF(ISBLANK(INDEX([$Escalation.B$5:.E$190];MATCH([$'MetRisks Registration'.B1085];[$Escalation.B$5:.B$190];0);3));&quot;&quot;;INDEX([$Escalation.B$5:.E$190];MATCH([$'MetRisks Registration'.B1085];[$Escalation.B$5:.B$190];0);3)))">
            <text:p/>
          </table:table-cell>
          <table:table-cell table:number-columns-repeated="1020"/>
        </table:table-row>
        <table:table-row table:style-name="ro33">
          <table:table-cell/>
          <table:table-cell/>
          <table:table-cell table:style-name="ce145" table:formula="of:=IF(ISBLANK([.B1086]);&quot;&quot;;INDEX([$'MetRisks Registration'.B$5:.E$190];MATCH([$Mitagation.B1086];[$'MetRisks Registration'.B$5:.B$190];0);2))">
            <text:p/>
          </table:table-cell>
          <table:table-cell table:style-name="ce145" table:formula="of:=IF(ISBLANK([.B1086]);&quot;&quot;;IF(ISBLANK(INDEX([$Escalation.B$5:.E$190];MATCH([$'MetRisks Registration'.B1086];[$Escalation.B$5:.B$190];0);3));&quot;&quot;;INDEX([$Escalation.B$5:.E$190];MATCH([$'MetRisks Registration'.B1086];[$Escalation.B$5:.B$190];0);3)))">
            <text:p/>
          </table:table-cell>
          <table:table-cell table:number-columns-repeated="1020"/>
        </table:table-row>
        <table:table-row table:style-name="ro33">
          <table:table-cell/>
          <table:table-cell/>
          <table:table-cell table:style-name="ce145" table:formula="of:=IF(ISBLANK([.B1087]);&quot;&quot;;INDEX([$'MetRisks Registration'.B$5:.E$190];MATCH([$Mitagation.B1087];[$'MetRisks Registration'.B$5:.B$190];0);2))">
            <text:p/>
          </table:table-cell>
          <table:table-cell table:style-name="ce145" table:formula="of:=IF(ISBLANK([.B1087]);&quot;&quot;;IF(ISBLANK(INDEX([$Escalation.B$5:.E$190];MATCH([$'MetRisks Registration'.B1087];[$Escalation.B$5:.B$190];0);3));&quot;&quot;;INDEX([$Escalation.B$5:.E$190];MATCH([$'MetRisks Registration'.B1087];[$Escalation.B$5:.B$190];0);3)))">
            <text:p/>
          </table:table-cell>
          <table:table-cell table:number-columns-repeated="1020"/>
        </table:table-row>
        <table:table-row table:style-name="ro33">
          <table:table-cell/>
          <table:table-cell/>
          <table:table-cell table:style-name="ce145" table:formula="of:=IF(ISBLANK([.B1088]);&quot;&quot;;INDEX([$'MetRisks Registration'.B$5:.E$190];MATCH([$Mitagation.B1088];[$'MetRisks Registration'.B$5:.B$190];0);2))">
            <text:p/>
          </table:table-cell>
          <table:table-cell table:style-name="ce145" table:formula="of:=IF(ISBLANK([.B1088]);&quot;&quot;;IF(ISBLANK(INDEX([$Escalation.B$5:.E$190];MATCH([$'MetRisks Registration'.B1088];[$Escalation.B$5:.B$190];0);3));&quot;&quot;;INDEX([$Escalation.B$5:.E$190];MATCH([$'MetRisks Registration'.B1088];[$Escalation.B$5:.B$190];0);3)))">
            <text:p/>
          </table:table-cell>
          <table:table-cell table:number-columns-repeated="1020"/>
        </table:table-row>
        <table:table-row table:style-name="ro33">
          <table:table-cell/>
          <table:table-cell/>
          <table:table-cell table:style-name="ce145" table:formula="of:=IF(ISBLANK([.B1089]);&quot;&quot;;INDEX([$'MetRisks Registration'.B$5:.E$190];MATCH([$Mitagation.B1089];[$'MetRisks Registration'.B$5:.B$190];0);2))">
            <text:p/>
          </table:table-cell>
          <table:table-cell table:style-name="ce145" table:formula="of:=IF(ISBLANK([.B1089]);&quot;&quot;;IF(ISBLANK(INDEX([$Escalation.B$5:.E$190];MATCH([$'MetRisks Registration'.B1089];[$Escalation.B$5:.B$190];0);3));&quot;&quot;;INDEX([$Escalation.B$5:.E$190];MATCH([$'MetRisks Registration'.B1089];[$Escalation.B$5:.B$190];0);3)))">
            <text:p/>
          </table:table-cell>
          <table:table-cell table:number-columns-repeated="1020"/>
        </table:table-row>
        <table:table-row table:style-name="ro33">
          <table:table-cell/>
          <table:table-cell/>
          <table:table-cell table:style-name="ce145" table:formula="of:=IF(ISBLANK([.B1090]);&quot;&quot;;INDEX([$'MetRisks Registration'.B$5:.E$190];MATCH([$Mitagation.B1090];[$'MetRisks Registration'.B$5:.B$190];0);2))">
            <text:p/>
          </table:table-cell>
          <table:table-cell table:style-name="ce145" table:formula="of:=IF(ISBLANK([.B1090]);&quot;&quot;;IF(ISBLANK(INDEX([$Escalation.B$5:.E$190];MATCH([$'MetRisks Registration'.B1090];[$Escalation.B$5:.B$190];0);3));&quot;&quot;;INDEX([$Escalation.B$5:.E$190];MATCH([$'MetRisks Registration'.B1090];[$Escalation.B$5:.B$190];0);3)))">
            <text:p/>
          </table:table-cell>
          <table:table-cell table:number-columns-repeated="1020"/>
        </table:table-row>
        <table:table-row table:style-name="ro33">
          <table:table-cell/>
          <table:table-cell/>
          <table:table-cell table:style-name="ce145" table:formula="of:=IF(ISBLANK([.B1091]);&quot;&quot;;INDEX([$'MetRisks Registration'.B$5:.E$190];MATCH([$Mitagation.B1091];[$'MetRisks Registration'.B$5:.B$190];0);2))">
            <text:p/>
          </table:table-cell>
          <table:table-cell table:style-name="ce145" table:formula="of:=IF(ISBLANK([.B1091]);&quot;&quot;;IF(ISBLANK(INDEX([$Escalation.B$5:.E$190];MATCH([$'MetRisks Registration'.B1091];[$Escalation.B$5:.B$190];0);3));&quot;&quot;;INDEX([$Escalation.B$5:.E$190];MATCH([$'MetRisks Registration'.B1091];[$Escalation.B$5:.B$190];0);3)))">
            <text:p/>
          </table:table-cell>
          <table:table-cell table:number-columns-repeated="1020"/>
        </table:table-row>
        <table:table-row table:style-name="ro33">
          <table:table-cell/>
          <table:table-cell/>
          <table:table-cell table:style-name="ce145" table:formula="of:=IF(ISBLANK([.B1092]);&quot;&quot;;INDEX([$'MetRisks Registration'.B$5:.E$190];MATCH([$Mitagation.B1092];[$'MetRisks Registration'.B$5:.B$190];0);2))">
            <text:p/>
          </table:table-cell>
          <table:table-cell table:style-name="ce145" table:formula="of:=IF(ISBLANK([.B1092]);&quot;&quot;;IF(ISBLANK(INDEX([$Escalation.B$5:.E$190];MATCH([$'MetRisks Registration'.B1092];[$Escalation.B$5:.B$190];0);3));&quot;&quot;;INDEX([$Escalation.B$5:.E$190];MATCH([$'MetRisks Registration'.B1092];[$Escalation.B$5:.B$190];0);3)))">
            <text:p/>
          </table:table-cell>
          <table:table-cell table:number-columns-repeated="1020"/>
        </table:table-row>
        <table:table-row table:style-name="ro33">
          <table:table-cell/>
          <table:table-cell/>
          <table:table-cell table:style-name="ce145" table:formula="of:=IF(ISBLANK([.B1093]);&quot;&quot;;INDEX([$'MetRisks Registration'.B$5:.E$190];MATCH([$Mitagation.B1093];[$'MetRisks Registration'.B$5:.B$190];0);2))">
            <text:p/>
          </table:table-cell>
          <table:table-cell table:style-name="ce145" table:formula="of:=IF(ISBLANK([.B1093]);&quot;&quot;;IF(ISBLANK(INDEX([$Escalation.B$5:.E$190];MATCH([$'MetRisks Registration'.B1093];[$Escalation.B$5:.B$190];0);3));&quot;&quot;;INDEX([$Escalation.B$5:.E$190];MATCH([$'MetRisks Registration'.B1093];[$Escalation.B$5:.B$190];0);3)))">
            <text:p/>
          </table:table-cell>
          <table:table-cell table:number-columns-repeated="1020"/>
        </table:table-row>
        <table:table-row table:style-name="ro33">
          <table:table-cell/>
          <table:table-cell/>
          <table:table-cell table:style-name="ce145" table:formula="of:=IF(ISBLANK([.B1094]);&quot;&quot;;INDEX([$'MetRisks Registration'.B$5:.E$190];MATCH([$Mitagation.B1094];[$'MetRisks Registration'.B$5:.B$190];0);2))">
            <text:p/>
          </table:table-cell>
          <table:table-cell table:style-name="ce145" table:formula="of:=IF(ISBLANK([.B1094]);&quot;&quot;;IF(ISBLANK(INDEX([$Escalation.B$5:.E$190];MATCH([$'MetRisks Registration'.B1094];[$Escalation.B$5:.B$190];0);3));&quot;&quot;;INDEX([$Escalation.B$5:.E$190];MATCH([$'MetRisks Registration'.B1094];[$Escalation.B$5:.B$190];0);3)))">
            <text:p/>
          </table:table-cell>
          <table:table-cell table:number-columns-repeated="1020"/>
        </table:table-row>
        <table:table-row table:style-name="ro33">
          <table:table-cell/>
          <table:table-cell/>
          <table:table-cell table:style-name="ce145" table:formula="of:=IF(ISBLANK([.B1095]);&quot;&quot;;INDEX([$'MetRisks Registration'.B$5:.E$190];MATCH([$Mitagation.B1095];[$'MetRisks Registration'.B$5:.B$190];0);2))">
            <text:p/>
          </table:table-cell>
          <table:table-cell table:style-name="ce145" table:formula="of:=IF(ISBLANK([.B1095]);&quot;&quot;;IF(ISBLANK(INDEX([$Escalation.B$5:.E$190];MATCH([$'MetRisks Registration'.B1095];[$Escalation.B$5:.B$190];0);3));&quot;&quot;;INDEX([$Escalation.B$5:.E$190];MATCH([$'MetRisks Registration'.B1095];[$Escalation.B$5:.B$190];0);3)))">
            <text:p/>
          </table:table-cell>
          <table:table-cell table:number-columns-repeated="1020"/>
        </table:table-row>
        <table:table-row table:style-name="ro33">
          <table:table-cell/>
          <table:table-cell/>
          <table:table-cell table:style-name="ce145" table:formula="of:=IF(ISBLANK([.B1096]);&quot;&quot;;INDEX([$'MetRisks Registration'.B$5:.E$190];MATCH([$Mitagation.B1096];[$'MetRisks Registration'.B$5:.B$190];0);2))">
            <text:p/>
          </table:table-cell>
          <table:table-cell table:style-name="ce145" table:formula="of:=IF(ISBLANK([.B1096]);&quot;&quot;;IF(ISBLANK(INDEX([$Escalation.B$5:.E$190];MATCH([$'MetRisks Registration'.B1096];[$Escalation.B$5:.B$190];0);3));&quot;&quot;;INDEX([$Escalation.B$5:.E$190];MATCH([$'MetRisks Registration'.B1096];[$Escalation.B$5:.B$190];0);3)))">
            <text:p/>
          </table:table-cell>
          <table:table-cell table:number-columns-repeated="1020"/>
        </table:table-row>
        <table:table-row table:style-name="ro33">
          <table:table-cell/>
          <table:table-cell/>
          <table:table-cell table:style-name="ce145" table:formula="of:=IF(ISBLANK([.B1097]);&quot;&quot;;INDEX([$'MetRisks Registration'.B$5:.E$190];MATCH([$Mitagation.B1097];[$'MetRisks Registration'.B$5:.B$190];0);2))">
            <text:p/>
          </table:table-cell>
          <table:table-cell table:style-name="ce145" table:formula="of:=IF(ISBLANK([.B1097]);&quot;&quot;;IF(ISBLANK(INDEX([$Escalation.B$5:.E$190];MATCH([$'MetRisks Registration'.B1097];[$Escalation.B$5:.B$190];0);3));&quot;&quot;;INDEX([$Escalation.B$5:.E$190];MATCH([$'MetRisks Registration'.B1097];[$Escalation.B$5:.B$190];0);3)))">
            <text:p/>
          </table:table-cell>
          <table:table-cell table:number-columns-repeated="1020"/>
        </table:table-row>
        <table:table-row table:style-name="ro33">
          <table:table-cell/>
          <table:table-cell/>
          <table:table-cell table:style-name="ce145" table:formula="of:=IF(ISBLANK([.B1098]);&quot;&quot;;INDEX([$'MetRisks Registration'.B$5:.E$190];MATCH([$Mitagation.B1098];[$'MetRisks Registration'.B$5:.B$190];0);2))">
            <text:p/>
          </table:table-cell>
          <table:table-cell table:style-name="ce145" table:formula="of:=IF(ISBLANK([.B1098]);&quot;&quot;;IF(ISBLANK(INDEX([$Escalation.B$5:.E$190];MATCH([$'MetRisks Registration'.B1098];[$Escalation.B$5:.B$190];0);3));&quot;&quot;;INDEX([$Escalation.B$5:.E$190];MATCH([$'MetRisks Registration'.B1098];[$Escalation.B$5:.B$190];0);3)))">
            <text:p/>
          </table:table-cell>
          <table:table-cell table:number-columns-repeated="1020"/>
        </table:table-row>
        <table:table-row table:style-name="ro33">
          <table:table-cell/>
          <table:table-cell/>
          <table:table-cell table:style-name="ce145" table:formula="of:=IF(ISBLANK([.B1099]);&quot;&quot;;INDEX([$'MetRisks Registration'.B$5:.E$190];MATCH([$Mitagation.B1099];[$'MetRisks Registration'.B$5:.B$190];0);2))">
            <text:p/>
          </table:table-cell>
          <table:table-cell table:style-name="ce145" table:formula="of:=IF(ISBLANK([.B1099]);&quot;&quot;;IF(ISBLANK(INDEX([$Escalation.B$5:.E$190];MATCH([$'MetRisks Registration'.B1099];[$Escalation.B$5:.B$190];0);3));&quot;&quot;;INDEX([$Escalation.B$5:.E$190];MATCH([$'MetRisks Registration'.B1099];[$Escalation.B$5:.B$190];0);3)))">
            <text:p/>
          </table:table-cell>
          <table:table-cell table:number-columns-repeated="1020"/>
        </table:table-row>
        <table:table-row table:style-name="ro33">
          <table:table-cell/>
          <table:table-cell/>
          <table:table-cell table:style-name="ce145" table:formula="of:=IF(ISBLANK([.B1100]);&quot;&quot;;INDEX([$'MetRisks Registration'.B$5:.E$190];MATCH([$Mitagation.B1100];[$'MetRisks Registration'.B$5:.B$190];0);2))">
            <text:p/>
          </table:table-cell>
          <table:table-cell table:style-name="ce145" table:formula="of:=IF(ISBLANK([.B1100]);&quot;&quot;;IF(ISBLANK(INDEX([$Escalation.B$5:.E$190];MATCH([$'MetRisks Registration'.B1100];[$Escalation.B$5:.B$190];0);3));&quot;&quot;;INDEX([$Escalation.B$5:.E$190];MATCH([$'MetRisks Registration'.B1100];[$Escalation.B$5:.B$190];0);3)))">
            <text:p/>
          </table:table-cell>
          <table:table-cell table:number-columns-repeated="1020"/>
        </table:table-row>
        <table:table-row table:style-name="ro33">
          <table:table-cell/>
          <table:table-cell/>
          <table:table-cell table:style-name="ce145" table:formula="of:=IF(ISBLANK([.B1101]);&quot;&quot;;INDEX([$'MetRisks Registration'.B$5:.E$190];MATCH([$Mitagation.B1101];[$'MetRisks Registration'.B$5:.B$190];0);2))">
            <text:p/>
          </table:table-cell>
          <table:table-cell table:style-name="ce145" table:formula="of:=IF(ISBLANK([.B1101]);&quot;&quot;;IF(ISBLANK(INDEX([$Escalation.B$5:.E$190];MATCH([$'MetRisks Registration'.B1101];[$Escalation.B$5:.B$190];0);3));&quot;&quot;;INDEX([$Escalation.B$5:.E$190];MATCH([$'MetRisks Registration'.B1101];[$Escalation.B$5:.B$190];0);3)))">
            <text:p/>
          </table:table-cell>
          <table:table-cell table:number-columns-repeated="1020"/>
        </table:table-row>
        <table:table-row table:style-name="ro33">
          <table:table-cell/>
          <table:table-cell/>
          <table:table-cell table:style-name="ce145" table:formula="of:=IF(ISBLANK([.B1102]);&quot;&quot;;INDEX([$'MetRisks Registration'.B$5:.E$190];MATCH([$Mitagation.B1102];[$'MetRisks Registration'.B$5:.B$190];0);2))">
            <text:p/>
          </table:table-cell>
          <table:table-cell table:style-name="ce145" table:formula="of:=IF(ISBLANK([.B1102]);&quot;&quot;;IF(ISBLANK(INDEX([$Escalation.B$5:.E$190];MATCH([$'MetRisks Registration'.B1102];[$Escalation.B$5:.B$190];0);3));&quot;&quot;;INDEX([$Escalation.B$5:.E$190];MATCH([$'MetRisks Registration'.B1102];[$Escalation.B$5:.B$190];0);3)))">
            <text:p/>
          </table:table-cell>
          <table:table-cell table:number-columns-repeated="1020"/>
        </table:table-row>
        <table:table-row table:style-name="ro33">
          <table:table-cell/>
          <table:table-cell/>
          <table:table-cell table:style-name="ce145" table:formula="of:=IF(ISBLANK([.B1103]);&quot;&quot;;INDEX([$'MetRisks Registration'.B$5:.E$190];MATCH([$Mitagation.B1103];[$'MetRisks Registration'.B$5:.B$190];0);2))">
            <text:p/>
          </table:table-cell>
          <table:table-cell table:style-name="ce145" table:formula="of:=IF(ISBLANK([.B1103]);&quot;&quot;;IF(ISBLANK(INDEX([$Escalation.B$5:.E$190];MATCH([$'MetRisks Registration'.B1103];[$Escalation.B$5:.B$190];0);3));&quot;&quot;;INDEX([$Escalation.B$5:.E$190];MATCH([$'MetRisks Registration'.B1103];[$Escalation.B$5:.B$190];0);3)))">
            <text:p/>
          </table:table-cell>
          <table:table-cell table:number-columns-repeated="1020"/>
        </table:table-row>
        <table:table-row table:style-name="ro33">
          <table:table-cell/>
          <table:table-cell/>
          <table:table-cell table:style-name="ce145" table:formula="of:=IF(ISBLANK([.B1104]);&quot;&quot;;INDEX([$'MetRisks Registration'.B$5:.E$190];MATCH([$Mitagation.B1104];[$'MetRisks Registration'.B$5:.B$190];0);2))">
            <text:p/>
          </table:table-cell>
          <table:table-cell table:style-name="ce145" table:formula="of:=IF(ISBLANK([.B1104]);&quot;&quot;;IF(ISBLANK(INDEX([$Escalation.B$5:.E$190];MATCH([$'MetRisks Registration'.B1104];[$Escalation.B$5:.B$190];0);3));&quot;&quot;;INDEX([$Escalation.B$5:.E$190];MATCH([$'MetRisks Registration'.B1104];[$Escalation.B$5:.B$190];0);3)))">
            <text:p/>
          </table:table-cell>
          <table:table-cell table:number-columns-repeated="1020"/>
        </table:table-row>
        <table:table-row table:style-name="ro33">
          <table:table-cell/>
          <table:table-cell/>
          <table:table-cell table:style-name="ce145" table:formula="of:=IF(ISBLANK([.B1105]);&quot;&quot;;INDEX([$'MetRisks Registration'.B$5:.E$190];MATCH([$Mitagation.B1105];[$'MetRisks Registration'.B$5:.B$190];0);2))">
            <text:p/>
          </table:table-cell>
          <table:table-cell table:style-name="ce145" table:formula="of:=IF(ISBLANK([.B1105]);&quot;&quot;;IF(ISBLANK(INDEX([$Escalation.B$5:.E$190];MATCH([$'MetRisks Registration'.B1105];[$Escalation.B$5:.B$190];0);3));&quot;&quot;;INDEX([$Escalation.B$5:.E$190];MATCH([$'MetRisks Registration'.B1105];[$Escalation.B$5:.B$190];0);3)))">
            <text:p/>
          </table:table-cell>
          <table:table-cell table:number-columns-repeated="1020"/>
        </table:table-row>
        <table:table-row table:style-name="ro33">
          <table:table-cell/>
          <table:table-cell/>
          <table:table-cell table:style-name="ce145" table:formula="of:=IF(ISBLANK([.B1106]);&quot;&quot;;INDEX([$'MetRisks Registration'.B$5:.E$190];MATCH([$Mitagation.B1106];[$'MetRisks Registration'.B$5:.B$190];0);2))">
            <text:p/>
          </table:table-cell>
          <table:table-cell table:style-name="ce145" table:formula="of:=IF(ISBLANK([.B1106]);&quot;&quot;;IF(ISBLANK(INDEX([$Escalation.B$5:.E$190];MATCH([$'MetRisks Registration'.B1106];[$Escalation.B$5:.B$190];0);3));&quot;&quot;;INDEX([$Escalation.B$5:.E$190];MATCH([$'MetRisks Registration'.B1106];[$Escalation.B$5:.B$190];0);3)))">
            <text:p/>
          </table:table-cell>
          <table:table-cell table:number-columns-repeated="1020"/>
        </table:table-row>
        <table:table-row table:style-name="ro33">
          <table:table-cell/>
          <table:table-cell/>
          <table:table-cell table:style-name="ce145" table:formula="of:=IF(ISBLANK([.B1107]);&quot;&quot;;INDEX([$'MetRisks Registration'.B$5:.E$190];MATCH([$Mitagation.B1107];[$'MetRisks Registration'.B$5:.B$190];0);2))">
            <text:p/>
          </table:table-cell>
          <table:table-cell table:style-name="ce145" table:formula="of:=IF(ISBLANK([.B1107]);&quot;&quot;;IF(ISBLANK(INDEX([$Escalation.B$5:.E$190];MATCH([$'MetRisks Registration'.B1107];[$Escalation.B$5:.B$190];0);3));&quot;&quot;;INDEX([$Escalation.B$5:.E$190];MATCH([$'MetRisks Registration'.B1107];[$Escalation.B$5:.B$190];0);3)))">
            <text:p/>
          </table:table-cell>
          <table:table-cell table:number-columns-repeated="1020"/>
        </table:table-row>
        <table:table-row table:style-name="ro33">
          <table:table-cell/>
          <table:table-cell/>
          <table:table-cell table:style-name="ce145" table:formula="of:=IF(ISBLANK([.B1108]);&quot;&quot;;INDEX([$'MetRisks Registration'.B$5:.E$190];MATCH([$Mitagation.B1108];[$'MetRisks Registration'.B$5:.B$190];0);2))">
            <text:p/>
          </table:table-cell>
          <table:table-cell table:style-name="ce145" table:formula="of:=IF(ISBLANK([.B1108]);&quot;&quot;;IF(ISBLANK(INDEX([$Escalation.B$5:.E$190];MATCH([$'MetRisks Registration'.B1108];[$Escalation.B$5:.B$190];0);3));&quot;&quot;;INDEX([$Escalation.B$5:.E$190];MATCH([$'MetRisks Registration'.B1108];[$Escalation.B$5:.B$190];0);3)))">
            <text:p/>
          </table:table-cell>
          <table:table-cell table:number-columns-repeated="1020"/>
        </table:table-row>
        <table:table-row table:style-name="ro33">
          <table:table-cell/>
          <table:table-cell/>
          <table:table-cell table:style-name="ce145" table:formula="of:=IF(ISBLANK([.B1109]);&quot;&quot;;INDEX([$'MetRisks Registration'.B$5:.E$190];MATCH([$Mitagation.B1109];[$'MetRisks Registration'.B$5:.B$190];0);2))">
            <text:p/>
          </table:table-cell>
          <table:table-cell table:style-name="ce145" table:formula="of:=IF(ISBLANK([.B1109]);&quot;&quot;;IF(ISBLANK(INDEX([$Escalation.B$5:.E$190];MATCH([$'MetRisks Registration'.B1109];[$Escalation.B$5:.B$190];0);3));&quot;&quot;;INDEX([$Escalation.B$5:.E$190];MATCH([$'MetRisks Registration'.B1109];[$Escalation.B$5:.B$190];0);3)))">
            <text:p/>
          </table:table-cell>
          <table:table-cell table:number-columns-repeated="1020"/>
        </table:table-row>
        <table:table-row table:style-name="ro33">
          <table:table-cell/>
          <table:table-cell/>
          <table:table-cell table:style-name="ce145" table:formula="of:=IF(ISBLANK([.B1110]);&quot;&quot;;INDEX([$'MetRisks Registration'.B$5:.E$190];MATCH([$Mitagation.B1110];[$'MetRisks Registration'.B$5:.B$190];0);2))">
            <text:p/>
          </table:table-cell>
          <table:table-cell table:style-name="ce145" table:formula="of:=IF(ISBLANK([.B1110]);&quot;&quot;;IF(ISBLANK(INDEX([$Escalation.B$5:.E$190];MATCH([$'MetRisks Registration'.B1110];[$Escalation.B$5:.B$190];0);3));&quot;&quot;;INDEX([$Escalation.B$5:.E$190];MATCH([$'MetRisks Registration'.B1110];[$Escalation.B$5:.B$190];0);3)))">
            <text:p/>
          </table:table-cell>
          <table:table-cell table:number-columns-repeated="1020"/>
        </table:table-row>
        <table:table-row table:style-name="ro33">
          <table:table-cell/>
          <table:table-cell/>
          <table:table-cell table:style-name="ce145" table:formula="of:=IF(ISBLANK([.B1111]);&quot;&quot;;INDEX([$'MetRisks Registration'.B$5:.E$190];MATCH([$Mitagation.B1111];[$'MetRisks Registration'.B$5:.B$190];0);2))">
            <text:p/>
          </table:table-cell>
          <table:table-cell table:style-name="ce145" table:formula="of:=IF(ISBLANK([.B1111]);&quot;&quot;;IF(ISBLANK(INDEX([$Escalation.B$5:.E$190];MATCH([$'MetRisks Registration'.B1111];[$Escalation.B$5:.B$190];0);3));&quot;&quot;;INDEX([$Escalation.B$5:.E$190];MATCH([$'MetRisks Registration'.B1111];[$Escalation.B$5:.B$190];0);3)))">
            <text:p/>
          </table:table-cell>
          <table:table-cell table:number-columns-repeated="1020"/>
        </table:table-row>
        <table:table-row table:style-name="ro33">
          <table:table-cell/>
          <table:table-cell/>
          <table:table-cell table:style-name="ce145" table:formula="of:=IF(ISBLANK([.B1112]);&quot;&quot;;INDEX([$'MetRisks Registration'.B$5:.E$190];MATCH([$Mitagation.B1112];[$'MetRisks Registration'.B$5:.B$190];0);2))">
            <text:p/>
          </table:table-cell>
          <table:table-cell table:style-name="ce145" table:formula="of:=IF(ISBLANK([.B1112]);&quot;&quot;;IF(ISBLANK(INDEX([$Escalation.B$5:.E$190];MATCH([$'MetRisks Registration'.B1112];[$Escalation.B$5:.B$190];0);3));&quot;&quot;;INDEX([$Escalation.B$5:.E$190];MATCH([$'MetRisks Registration'.B1112];[$Escalation.B$5:.B$190];0);3)))">
            <text:p/>
          </table:table-cell>
          <table:table-cell table:number-columns-repeated="1020"/>
        </table:table-row>
        <table:table-row table:style-name="ro33">
          <table:table-cell/>
          <table:table-cell/>
          <table:table-cell table:style-name="ce145" table:formula="of:=IF(ISBLANK([.B1113]);&quot;&quot;;INDEX([$'MetRisks Registration'.B$5:.E$190];MATCH([$Mitagation.B1113];[$'MetRisks Registration'.B$5:.B$190];0);2))">
            <text:p/>
          </table:table-cell>
          <table:table-cell table:style-name="ce145" table:formula="of:=IF(ISBLANK([.B1113]);&quot;&quot;;IF(ISBLANK(INDEX([$Escalation.B$5:.E$190];MATCH([$'MetRisks Registration'.B1113];[$Escalation.B$5:.B$190];0);3));&quot;&quot;;INDEX([$Escalation.B$5:.E$190];MATCH([$'MetRisks Registration'.B1113];[$Escalation.B$5:.B$190];0);3)))">
            <text:p/>
          </table:table-cell>
          <table:table-cell table:number-columns-repeated="1020"/>
        </table:table-row>
        <table:table-row table:style-name="ro33">
          <table:table-cell/>
          <table:table-cell/>
          <table:table-cell table:style-name="ce145" table:formula="of:=IF(ISBLANK([.B1114]);&quot;&quot;;INDEX([$'MetRisks Registration'.B$5:.E$190];MATCH([$Mitagation.B1114];[$'MetRisks Registration'.B$5:.B$190];0);2))">
            <text:p/>
          </table:table-cell>
          <table:table-cell table:style-name="ce145" table:formula="of:=IF(ISBLANK([.B1114]);&quot;&quot;;IF(ISBLANK(INDEX([$Escalation.B$5:.E$190];MATCH([$'MetRisks Registration'.B1114];[$Escalation.B$5:.B$190];0);3));&quot;&quot;;INDEX([$Escalation.B$5:.E$190];MATCH([$'MetRisks Registration'.B1114];[$Escalation.B$5:.B$190];0);3)))">
            <text:p/>
          </table:table-cell>
          <table:table-cell table:number-columns-repeated="1020"/>
        </table:table-row>
        <table:table-row table:style-name="ro33">
          <table:table-cell/>
          <table:table-cell/>
          <table:table-cell table:style-name="ce145" table:formula="of:=IF(ISBLANK([.B1115]);&quot;&quot;;INDEX([$'MetRisks Registration'.B$5:.E$190];MATCH([$Mitagation.B1115];[$'MetRisks Registration'.B$5:.B$190];0);2))">
            <text:p/>
          </table:table-cell>
          <table:table-cell table:style-name="ce145" table:formula="of:=IF(ISBLANK([.B1115]);&quot;&quot;;IF(ISBLANK(INDEX([$Escalation.B$5:.E$190];MATCH([$'MetRisks Registration'.B1115];[$Escalation.B$5:.B$190];0);3));&quot;&quot;;INDEX([$Escalation.B$5:.E$190];MATCH([$'MetRisks Registration'.B1115];[$Escalation.B$5:.B$190];0);3)))">
            <text:p/>
          </table:table-cell>
          <table:table-cell table:number-columns-repeated="1020"/>
        </table:table-row>
        <table:table-row table:style-name="ro33">
          <table:table-cell/>
          <table:table-cell/>
          <table:table-cell table:style-name="ce145" table:formula="of:=IF(ISBLANK([.B1116]);&quot;&quot;;INDEX([$'MetRisks Registration'.B$5:.E$190];MATCH([$Mitagation.B1116];[$'MetRisks Registration'.B$5:.B$190];0);2))">
            <text:p/>
          </table:table-cell>
          <table:table-cell table:style-name="ce145" table:formula="of:=IF(ISBLANK([.B1116]);&quot;&quot;;IF(ISBLANK(INDEX([$Escalation.B$5:.E$190];MATCH([$'MetRisks Registration'.B1116];[$Escalation.B$5:.B$190];0);3));&quot;&quot;;INDEX([$Escalation.B$5:.E$190];MATCH([$'MetRisks Registration'.B1116];[$Escalation.B$5:.B$190];0);3)))">
            <text:p/>
          </table:table-cell>
          <table:table-cell table:number-columns-repeated="1020"/>
        </table:table-row>
        <table:table-row table:style-name="ro33">
          <table:table-cell/>
          <table:table-cell/>
          <table:table-cell table:style-name="ce145" table:formula="of:=IF(ISBLANK([.B1117]);&quot;&quot;;INDEX([$'MetRisks Registration'.B$5:.E$190];MATCH([$Mitagation.B1117];[$'MetRisks Registration'.B$5:.B$190];0);2))">
            <text:p/>
          </table:table-cell>
          <table:table-cell table:style-name="ce145" table:formula="of:=IF(ISBLANK([.B1117]);&quot;&quot;;IF(ISBLANK(INDEX([$Escalation.B$5:.E$190];MATCH([$'MetRisks Registration'.B1117];[$Escalation.B$5:.B$190];0);3));&quot;&quot;;INDEX([$Escalation.B$5:.E$190];MATCH([$'MetRisks Registration'.B1117];[$Escalation.B$5:.B$190];0);3)))">
            <text:p/>
          </table:table-cell>
          <table:table-cell table:number-columns-repeated="1020"/>
        </table:table-row>
        <table:table-row table:style-name="ro33">
          <table:table-cell/>
          <table:table-cell/>
          <table:table-cell table:style-name="ce145" table:formula="of:=IF(ISBLANK([.B1118]);&quot;&quot;;INDEX([$'MetRisks Registration'.B$5:.E$190];MATCH([$Mitagation.B1118];[$'MetRisks Registration'.B$5:.B$190];0);2))">
            <text:p/>
          </table:table-cell>
          <table:table-cell table:style-name="ce145" table:formula="of:=IF(ISBLANK([.B1118]);&quot;&quot;;IF(ISBLANK(INDEX([$Escalation.B$5:.E$190];MATCH([$'MetRisks Registration'.B1118];[$Escalation.B$5:.B$190];0);3));&quot;&quot;;INDEX([$Escalation.B$5:.E$190];MATCH([$'MetRisks Registration'.B1118];[$Escalation.B$5:.B$190];0);3)))">
            <text:p/>
          </table:table-cell>
          <table:table-cell table:number-columns-repeated="1020"/>
        </table:table-row>
        <table:table-row table:style-name="ro33">
          <table:table-cell/>
          <table:table-cell/>
          <table:table-cell table:style-name="ce145" table:formula="of:=IF(ISBLANK([.B1119]);&quot;&quot;;INDEX([$'MetRisks Registration'.B$5:.E$190];MATCH([$Mitagation.B1119];[$'MetRisks Registration'.B$5:.B$190];0);2))">
            <text:p/>
          </table:table-cell>
          <table:table-cell table:style-name="ce145" table:formula="of:=IF(ISBLANK([.B1119]);&quot;&quot;;IF(ISBLANK(INDEX([$Escalation.B$5:.E$190];MATCH([$'MetRisks Registration'.B1119];[$Escalation.B$5:.B$190];0);3));&quot;&quot;;INDEX([$Escalation.B$5:.E$190];MATCH([$'MetRisks Registration'.B1119];[$Escalation.B$5:.B$190];0);3)))">
            <text:p/>
          </table:table-cell>
          <table:table-cell table:number-columns-repeated="1020"/>
        </table:table-row>
        <table:table-row table:style-name="ro33">
          <table:table-cell/>
          <table:table-cell/>
          <table:table-cell table:style-name="ce145" table:formula="of:=IF(ISBLANK([.B1120]);&quot;&quot;;INDEX([$'MetRisks Registration'.B$5:.E$190];MATCH([$Mitagation.B1120];[$'MetRisks Registration'.B$5:.B$190];0);2))">
            <text:p/>
          </table:table-cell>
          <table:table-cell table:style-name="ce145" table:formula="of:=IF(ISBLANK([.B1120]);&quot;&quot;;IF(ISBLANK(INDEX([$Escalation.B$5:.E$190];MATCH([$'MetRisks Registration'.B1120];[$Escalation.B$5:.B$190];0);3));&quot;&quot;;INDEX([$Escalation.B$5:.E$190];MATCH([$'MetRisks Registration'.B1120];[$Escalation.B$5:.B$190];0);3)))">
            <text:p/>
          </table:table-cell>
          <table:table-cell table:number-columns-repeated="1020"/>
        </table:table-row>
        <table:table-row table:style-name="ro33">
          <table:table-cell/>
          <table:table-cell/>
          <table:table-cell table:style-name="ce145" table:formula="of:=IF(ISBLANK([.B1121]);&quot;&quot;;INDEX([$'MetRisks Registration'.B$5:.E$190];MATCH([$Mitagation.B1121];[$'MetRisks Registration'.B$5:.B$190];0);2))">
            <text:p/>
          </table:table-cell>
          <table:table-cell table:style-name="ce145" table:formula="of:=IF(ISBLANK([.B1121]);&quot;&quot;;IF(ISBLANK(INDEX([$Escalation.B$5:.E$190];MATCH([$'MetRisks Registration'.B1121];[$Escalation.B$5:.B$190];0);3));&quot;&quot;;INDEX([$Escalation.B$5:.E$190];MATCH([$'MetRisks Registration'.B1121];[$Escalation.B$5:.B$190];0);3)))">
            <text:p/>
          </table:table-cell>
          <table:table-cell table:number-columns-repeated="1020"/>
        </table:table-row>
        <table:table-row table:style-name="ro33">
          <table:table-cell/>
          <table:table-cell/>
          <table:table-cell table:style-name="ce145" table:formula="of:=IF(ISBLANK([.B1122]);&quot;&quot;;INDEX([$'MetRisks Registration'.B$5:.E$190];MATCH([$Mitagation.B1122];[$'MetRisks Registration'.B$5:.B$190];0);2))">
            <text:p/>
          </table:table-cell>
          <table:table-cell table:style-name="ce145" table:formula="of:=IF(ISBLANK([.B1122]);&quot;&quot;;IF(ISBLANK(INDEX([$Escalation.B$5:.E$190];MATCH([$'MetRisks Registration'.B1122];[$Escalation.B$5:.B$190];0);3));&quot;&quot;;INDEX([$Escalation.B$5:.E$190];MATCH([$'MetRisks Registration'.B1122];[$Escalation.B$5:.B$190];0);3)))">
            <text:p/>
          </table:table-cell>
          <table:table-cell table:number-columns-repeated="1020"/>
        </table:table-row>
        <table:table-row table:style-name="ro33">
          <table:table-cell/>
          <table:table-cell/>
          <table:table-cell table:style-name="ce145" table:formula="of:=IF(ISBLANK([.B1123]);&quot;&quot;;INDEX([$'MetRisks Registration'.B$5:.E$190];MATCH([$Mitagation.B1123];[$'MetRisks Registration'.B$5:.B$190];0);2))">
            <text:p/>
          </table:table-cell>
          <table:table-cell table:style-name="ce145" table:formula="of:=IF(ISBLANK([.B1123]);&quot;&quot;;IF(ISBLANK(INDEX([$Escalation.B$5:.E$190];MATCH([$'MetRisks Registration'.B1123];[$Escalation.B$5:.B$190];0);3));&quot;&quot;;INDEX([$Escalation.B$5:.E$190];MATCH([$'MetRisks Registration'.B1123];[$Escalation.B$5:.B$190];0);3)))">
            <text:p/>
          </table:table-cell>
          <table:table-cell table:number-columns-repeated="1020"/>
        </table:table-row>
        <table:table-row table:style-name="ro33">
          <table:table-cell/>
          <table:table-cell/>
          <table:table-cell table:style-name="ce145" table:formula="of:=IF(ISBLANK([.B1124]);&quot;&quot;;INDEX([$'MetRisks Registration'.B$5:.E$190];MATCH([$Mitagation.B1124];[$'MetRisks Registration'.B$5:.B$190];0);2))">
            <text:p/>
          </table:table-cell>
          <table:table-cell table:style-name="ce145" table:formula="of:=IF(ISBLANK([.B1124]);&quot;&quot;;IF(ISBLANK(INDEX([$Escalation.B$5:.E$190];MATCH([$'MetRisks Registration'.B1124];[$Escalation.B$5:.B$190];0);3));&quot;&quot;;INDEX([$Escalation.B$5:.E$190];MATCH([$'MetRisks Registration'.B1124];[$Escalation.B$5:.B$190];0);3)))">
            <text:p/>
          </table:table-cell>
          <table:table-cell table:number-columns-repeated="1020"/>
        </table:table-row>
        <table:table-row table:style-name="ro33">
          <table:table-cell/>
          <table:table-cell/>
          <table:table-cell table:style-name="ce145" table:formula="of:=IF(ISBLANK([.B1125]);&quot;&quot;;INDEX([$'MetRisks Registration'.B$5:.E$190];MATCH([$Mitagation.B1125];[$'MetRisks Registration'.B$5:.B$190];0);2))">
            <text:p/>
          </table:table-cell>
          <table:table-cell table:style-name="ce145" table:formula="of:=IF(ISBLANK([.B1125]);&quot;&quot;;IF(ISBLANK(INDEX([$Escalation.B$5:.E$190];MATCH([$'MetRisks Registration'.B1125];[$Escalation.B$5:.B$190];0);3));&quot;&quot;;INDEX([$Escalation.B$5:.E$190];MATCH([$'MetRisks Registration'.B1125];[$Escalation.B$5:.B$190];0);3)))">
            <text:p/>
          </table:table-cell>
          <table:table-cell table:number-columns-repeated="1020"/>
        </table:table-row>
        <table:table-row table:style-name="ro33">
          <table:table-cell/>
          <table:table-cell/>
          <table:table-cell table:style-name="ce145" table:formula="of:=IF(ISBLANK([.B1126]);&quot;&quot;;INDEX([$'MetRisks Registration'.B$5:.E$190];MATCH([$Mitagation.B1126];[$'MetRisks Registration'.B$5:.B$190];0);2))">
            <text:p/>
          </table:table-cell>
          <table:table-cell table:style-name="ce145" table:formula="of:=IF(ISBLANK([.B1126]);&quot;&quot;;IF(ISBLANK(INDEX([$Escalation.B$5:.E$190];MATCH([$'MetRisks Registration'.B1126];[$Escalation.B$5:.B$190];0);3));&quot;&quot;;INDEX([$Escalation.B$5:.E$190];MATCH([$'MetRisks Registration'.B1126];[$Escalation.B$5:.B$190];0);3)))">
            <text:p/>
          </table:table-cell>
          <table:table-cell table:number-columns-repeated="1020"/>
        </table:table-row>
        <table:table-row table:style-name="ro33">
          <table:table-cell/>
          <table:table-cell/>
          <table:table-cell table:style-name="ce145" table:formula="of:=IF(ISBLANK([.B1127]);&quot;&quot;;INDEX([$'MetRisks Registration'.B$5:.E$190];MATCH([$Mitagation.B1127];[$'MetRisks Registration'.B$5:.B$190];0);2))">
            <text:p/>
          </table:table-cell>
          <table:table-cell table:style-name="ce145" table:formula="of:=IF(ISBLANK([.B1127]);&quot;&quot;;IF(ISBLANK(INDEX([$Escalation.B$5:.E$190];MATCH([$'MetRisks Registration'.B1127];[$Escalation.B$5:.B$190];0);3));&quot;&quot;;INDEX([$Escalation.B$5:.E$190];MATCH([$'MetRisks Registration'.B1127];[$Escalation.B$5:.B$190];0);3)))">
            <text:p/>
          </table:table-cell>
          <table:table-cell table:number-columns-repeated="1020"/>
        </table:table-row>
        <table:table-row table:style-name="ro33">
          <table:table-cell/>
          <table:table-cell/>
          <table:table-cell table:style-name="ce145" table:formula="of:=IF(ISBLANK([.B1128]);&quot;&quot;;INDEX([$'MetRisks Registration'.B$5:.E$190];MATCH([$Mitagation.B1128];[$'MetRisks Registration'.B$5:.B$190];0);2))">
            <text:p/>
          </table:table-cell>
          <table:table-cell table:style-name="ce145" table:formula="of:=IF(ISBLANK([.B1128]);&quot;&quot;;IF(ISBLANK(INDEX([$Escalation.B$5:.E$190];MATCH([$'MetRisks Registration'.B1128];[$Escalation.B$5:.B$190];0);3));&quot;&quot;;INDEX([$Escalation.B$5:.E$190];MATCH([$'MetRisks Registration'.B1128];[$Escalation.B$5:.B$190];0);3)))">
            <text:p/>
          </table:table-cell>
          <table:table-cell table:number-columns-repeated="1020"/>
        </table:table-row>
        <table:table-row table:style-name="ro33">
          <table:table-cell/>
          <table:table-cell/>
          <table:table-cell table:style-name="ce145" table:formula="of:=IF(ISBLANK([.B1129]);&quot;&quot;;INDEX([$'MetRisks Registration'.B$5:.E$190];MATCH([$Mitagation.B1129];[$'MetRisks Registration'.B$5:.B$190];0);2))">
            <text:p/>
          </table:table-cell>
          <table:table-cell table:style-name="ce145" table:formula="of:=IF(ISBLANK([.B1129]);&quot;&quot;;IF(ISBLANK(INDEX([$Escalation.B$5:.E$190];MATCH([$'MetRisks Registration'.B1129];[$Escalation.B$5:.B$190];0);3));&quot;&quot;;INDEX([$Escalation.B$5:.E$190];MATCH([$'MetRisks Registration'.B1129];[$Escalation.B$5:.B$190];0);3)))">
            <text:p/>
          </table:table-cell>
          <table:table-cell table:number-columns-repeated="1020"/>
        </table:table-row>
        <table:table-row table:style-name="ro33">
          <table:table-cell/>
          <table:table-cell/>
          <table:table-cell table:style-name="ce145" table:formula="of:=IF(ISBLANK([.B1130]);&quot;&quot;;INDEX([$'MetRisks Registration'.B$5:.E$190];MATCH([$Mitagation.B1130];[$'MetRisks Registration'.B$5:.B$190];0);2))">
            <text:p/>
          </table:table-cell>
          <table:table-cell table:style-name="ce145" table:formula="of:=IF(ISBLANK([.B1130]);&quot;&quot;;IF(ISBLANK(INDEX([$Escalation.B$5:.E$190];MATCH([$'MetRisks Registration'.B1130];[$Escalation.B$5:.B$190];0);3));&quot;&quot;;INDEX([$Escalation.B$5:.E$190];MATCH([$'MetRisks Registration'.B1130];[$Escalation.B$5:.B$190];0);3)))">
            <text:p/>
          </table:table-cell>
          <table:table-cell table:number-columns-repeated="1020"/>
        </table:table-row>
        <table:table-row table:style-name="ro33">
          <table:table-cell/>
          <table:table-cell/>
          <table:table-cell table:style-name="ce145" table:formula="of:=IF(ISBLANK([.B1131]);&quot;&quot;;INDEX([$'MetRisks Registration'.B$5:.E$190];MATCH([$Mitagation.B1131];[$'MetRisks Registration'.B$5:.B$190];0);2))">
            <text:p/>
          </table:table-cell>
          <table:table-cell table:style-name="ce145" table:formula="of:=IF(ISBLANK([.B1131]);&quot;&quot;;IF(ISBLANK(INDEX([$Escalation.B$5:.E$190];MATCH([$'MetRisks Registration'.B1131];[$Escalation.B$5:.B$190];0);3));&quot;&quot;;INDEX([$Escalation.B$5:.E$190];MATCH([$'MetRisks Registration'.B1131];[$Escalation.B$5:.B$190];0);3)))">
            <text:p/>
          </table:table-cell>
          <table:table-cell table:number-columns-repeated="1020"/>
        </table:table-row>
        <table:table-row table:style-name="ro33">
          <table:table-cell/>
          <table:table-cell/>
          <table:table-cell table:style-name="ce145" table:formula="of:=IF(ISBLANK([.B1132]);&quot;&quot;;INDEX([$'MetRisks Registration'.B$5:.E$190];MATCH([$Mitagation.B1132];[$'MetRisks Registration'.B$5:.B$190];0);2))">
            <text:p/>
          </table:table-cell>
          <table:table-cell table:style-name="ce145" table:formula="of:=IF(ISBLANK([.B1132]);&quot;&quot;;IF(ISBLANK(INDEX([$Escalation.B$5:.E$190];MATCH([$'MetRisks Registration'.B1132];[$Escalation.B$5:.B$190];0);3));&quot;&quot;;INDEX([$Escalation.B$5:.E$190];MATCH([$'MetRisks Registration'.B1132];[$Escalation.B$5:.B$190];0);3)))">
            <text:p/>
          </table:table-cell>
          <table:table-cell table:number-columns-repeated="1020"/>
        </table:table-row>
        <table:table-row table:style-name="ro33">
          <table:table-cell/>
          <table:table-cell/>
          <table:table-cell table:style-name="ce145" table:formula="of:=IF(ISBLANK([.B1133]);&quot;&quot;;INDEX([$'MetRisks Registration'.B$5:.E$190];MATCH([$Mitagation.B1133];[$'MetRisks Registration'.B$5:.B$190];0);2))">
            <text:p/>
          </table:table-cell>
          <table:table-cell table:style-name="ce145" table:formula="of:=IF(ISBLANK([.B1133]);&quot;&quot;;IF(ISBLANK(INDEX([$Escalation.B$5:.E$190];MATCH([$'MetRisks Registration'.B1133];[$Escalation.B$5:.B$190];0);3));&quot;&quot;;INDEX([$Escalation.B$5:.E$190];MATCH([$'MetRisks Registration'.B1133];[$Escalation.B$5:.B$190];0);3)))">
            <text:p/>
          </table:table-cell>
          <table:table-cell table:number-columns-repeated="1020"/>
        </table:table-row>
        <table:table-row table:style-name="ro33">
          <table:table-cell/>
          <table:table-cell/>
          <table:table-cell table:style-name="ce145" table:formula="of:=IF(ISBLANK([.B1134]);&quot;&quot;;INDEX([$'MetRisks Registration'.B$5:.E$190];MATCH([$Mitagation.B1134];[$'MetRisks Registration'.B$5:.B$190];0);2))">
            <text:p/>
          </table:table-cell>
          <table:table-cell table:style-name="ce145" table:formula="of:=IF(ISBLANK([.B1134]);&quot;&quot;;IF(ISBLANK(INDEX([$Escalation.B$5:.E$190];MATCH([$'MetRisks Registration'.B1134];[$Escalation.B$5:.B$190];0);3));&quot;&quot;;INDEX([$Escalation.B$5:.E$190];MATCH([$'MetRisks Registration'.B1134];[$Escalation.B$5:.B$190];0);3)))">
            <text:p/>
          </table:table-cell>
          <table:table-cell table:number-columns-repeated="1020"/>
        </table:table-row>
        <table:table-row table:style-name="ro33">
          <table:table-cell/>
          <table:table-cell/>
          <table:table-cell table:style-name="ce145" table:formula="of:=IF(ISBLANK([.B1135]);&quot;&quot;;INDEX([$'MetRisks Registration'.B$5:.E$190];MATCH([$Mitagation.B1135];[$'MetRisks Registration'.B$5:.B$190];0);2))">
            <text:p/>
          </table:table-cell>
          <table:table-cell table:style-name="ce145" table:formula="of:=IF(ISBLANK([.B1135]);&quot;&quot;;IF(ISBLANK(INDEX([$Escalation.B$5:.E$190];MATCH([$'MetRisks Registration'.B1135];[$Escalation.B$5:.B$190];0);3));&quot;&quot;;INDEX([$Escalation.B$5:.E$190];MATCH([$'MetRisks Registration'.B1135];[$Escalation.B$5:.B$190];0);3)))">
            <text:p/>
          </table:table-cell>
          <table:table-cell table:number-columns-repeated="1020"/>
        </table:table-row>
        <table:table-row table:style-name="ro33">
          <table:table-cell/>
          <table:table-cell/>
          <table:table-cell table:style-name="ce145" table:formula="of:=IF(ISBLANK([.B1136]);&quot;&quot;;INDEX([$'MetRisks Registration'.B$5:.E$190];MATCH([$Mitagation.B1136];[$'MetRisks Registration'.B$5:.B$190];0);2))">
            <text:p/>
          </table:table-cell>
          <table:table-cell table:style-name="ce145" table:formula="of:=IF(ISBLANK([.B1136]);&quot;&quot;;IF(ISBLANK(INDEX([$Escalation.B$5:.E$190];MATCH([$'MetRisks Registration'.B1136];[$Escalation.B$5:.B$190];0);3));&quot;&quot;;INDEX([$Escalation.B$5:.E$190];MATCH([$'MetRisks Registration'.B1136];[$Escalation.B$5:.B$190];0);3)))">
            <text:p/>
          </table:table-cell>
          <table:table-cell table:number-columns-repeated="1020"/>
        </table:table-row>
        <table:table-row table:style-name="ro33">
          <table:table-cell/>
          <table:table-cell/>
          <table:table-cell table:style-name="ce145" table:formula="of:=IF(ISBLANK([.B1137]);&quot;&quot;;INDEX([$'MetRisks Registration'.B$5:.E$190];MATCH([$Mitagation.B1137];[$'MetRisks Registration'.B$5:.B$190];0);2))">
            <text:p/>
          </table:table-cell>
          <table:table-cell table:style-name="ce145" table:formula="of:=IF(ISBLANK([.B1137]);&quot;&quot;;IF(ISBLANK(INDEX([$Escalation.B$5:.E$190];MATCH([$'MetRisks Registration'.B1137];[$Escalation.B$5:.B$190];0);3));&quot;&quot;;INDEX([$Escalation.B$5:.E$190];MATCH([$'MetRisks Registration'.B1137];[$Escalation.B$5:.B$190];0);3)))">
            <text:p/>
          </table:table-cell>
          <table:table-cell table:number-columns-repeated="1020"/>
        </table:table-row>
        <table:table-row table:style-name="ro33">
          <table:table-cell/>
          <table:table-cell/>
          <table:table-cell table:style-name="ce145" table:formula="of:=IF(ISBLANK([.B1138]);&quot;&quot;;INDEX([$'MetRisks Registration'.B$5:.E$190];MATCH([$Mitagation.B1138];[$'MetRisks Registration'.B$5:.B$190];0);2))">
            <text:p/>
          </table:table-cell>
          <table:table-cell table:style-name="ce145" table:formula="of:=IF(ISBLANK([.B1138]);&quot;&quot;;IF(ISBLANK(INDEX([$Escalation.B$5:.E$190];MATCH([$'MetRisks Registration'.B1138];[$Escalation.B$5:.B$190];0);3));&quot;&quot;;INDEX([$Escalation.B$5:.E$190];MATCH([$'MetRisks Registration'.B1138];[$Escalation.B$5:.B$190];0);3)))">
            <text:p/>
          </table:table-cell>
          <table:table-cell table:number-columns-repeated="1020"/>
        </table:table-row>
        <table:table-row table:style-name="ro33">
          <table:table-cell/>
          <table:table-cell/>
          <table:table-cell table:style-name="ce145" table:formula="of:=IF(ISBLANK([.B1139]);&quot;&quot;;INDEX([$'MetRisks Registration'.B$5:.E$190];MATCH([$Mitagation.B1139];[$'MetRisks Registration'.B$5:.B$190];0);2))">
            <text:p/>
          </table:table-cell>
          <table:table-cell table:style-name="ce145" table:formula="of:=IF(ISBLANK([.B1139]);&quot;&quot;;IF(ISBLANK(INDEX([$Escalation.B$5:.E$190];MATCH([$'MetRisks Registration'.B1139];[$Escalation.B$5:.B$190];0);3));&quot;&quot;;INDEX([$Escalation.B$5:.E$190];MATCH([$'MetRisks Registration'.B1139];[$Escalation.B$5:.B$190];0);3)))">
            <text:p/>
          </table:table-cell>
          <table:table-cell table:number-columns-repeated="1020"/>
        </table:table-row>
        <table:table-row table:style-name="ro33">
          <table:table-cell/>
          <table:table-cell/>
          <table:table-cell table:style-name="ce145" table:formula="of:=IF(ISBLANK([.B1140]);&quot;&quot;;INDEX([$'MetRisks Registration'.B$5:.E$190];MATCH([$Mitagation.B1140];[$'MetRisks Registration'.B$5:.B$190];0);2))">
            <text:p/>
          </table:table-cell>
          <table:table-cell table:style-name="ce145" table:formula="of:=IF(ISBLANK([.B1140]);&quot;&quot;;IF(ISBLANK(INDEX([$Escalation.B$5:.E$190];MATCH([$'MetRisks Registration'.B1140];[$Escalation.B$5:.B$190];0);3));&quot;&quot;;INDEX([$Escalation.B$5:.E$190];MATCH([$'MetRisks Registration'.B1140];[$Escalation.B$5:.B$190];0);3)))">
            <text:p/>
          </table:table-cell>
          <table:table-cell table:number-columns-repeated="1020"/>
        </table:table-row>
        <table:table-row table:style-name="ro33">
          <table:table-cell/>
          <table:table-cell/>
          <table:table-cell table:style-name="ce145" table:formula="of:=IF(ISBLANK([.B1141]);&quot;&quot;;INDEX([$'MetRisks Registration'.B$5:.E$190];MATCH([$Mitagation.B1141];[$'MetRisks Registration'.B$5:.B$190];0);2))">
            <text:p/>
          </table:table-cell>
          <table:table-cell table:style-name="ce145" table:formula="of:=IF(ISBLANK([.B1141]);&quot;&quot;;IF(ISBLANK(INDEX([$Escalation.B$5:.E$190];MATCH([$'MetRisks Registration'.B1141];[$Escalation.B$5:.B$190];0);3));&quot;&quot;;INDEX([$Escalation.B$5:.E$190];MATCH([$'MetRisks Registration'.B1141];[$Escalation.B$5:.B$190];0);3)))">
            <text:p/>
          </table:table-cell>
          <table:table-cell table:number-columns-repeated="1020"/>
        </table:table-row>
        <table:table-row table:style-name="ro33">
          <table:table-cell/>
          <table:table-cell/>
          <table:table-cell table:style-name="ce145" table:formula="of:=IF(ISBLANK([.B1142]);&quot;&quot;;INDEX([$'MetRisks Registration'.B$5:.E$190];MATCH([$Mitagation.B1142];[$'MetRisks Registration'.B$5:.B$190];0);2))">
            <text:p/>
          </table:table-cell>
          <table:table-cell table:style-name="ce145" table:formula="of:=IF(ISBLANK([.B1142]);&quot;&quot;;IF(ISBLANK(INDEX([$Escalation.B$5:.E$190];MATCH([$'MetRisks Registration'.B1142];[$Escalation.B$5:.B$190];0);3));&quot;&quot;;INDEX([$Escalation.B$5:.E$190];MATCH([$'MetRisks Registration'.B1142];[$Escalation.B$5:.B$190];0);3)))">
            <text:p/>
          </table:table-cell>
          <table:table-cell table:number-columns-repeated="1020"/>
        </table:table-row>
        <table:table-row table:style-name="ro33">
          <table:table-cell/>
          <table:table-cell/>
          <table:table-cell table:style-name="ce145" table:formula="of:=IF(ISBLANK([.B1143]);&quot;&quot;;INDEX([$'MetRisks Registration'.B$5:.E$190];MATCH([$Mitagation.B1143];[$'MetRisks Registration'.B$5:.B$190];0);2))">
            <text:p/>
          </table:table-cell>
          <table:table-cell table:style-name="ce145" table:formula="of:=IF(ISBLANK([.B1143]);&quot;&quot;;IF(ISBLANK(INDEX([$Escalation.B$5:.E$190];MATCH([$'MetRisks Registration'.B1143];[$Escalation.B$5:.B$190];0);3));&quot;&quot;;INDEX([$Escalation.B$5:.E$190];MATCH([$'MetRisks Registration'.B1143];[$Escalation.B$5:.B$190];0);3)))">
            <text:p/>
          </table:table-cell>
          <table:table-cell table:number-columns-repeated="1020"/>
        </table:table-row>
        <table:table-row table:style-name="ro33">
          <table:table-cell/>
          <table:table-cell/>
          <table:table-cell table:style-name="ce145" table:formula="of:=IF(ISBLANK([.B1144]);&quot;&quot;;INDEX([$'MetRisks Registration'.B$5:.E$190];MATCH([$Mitagation.B1144];[$'MetRisks Registration'.B$5:.B$190];0);2))">
            <text:p/>
          </table:table-cell>
          <table:table-cell table:style-name="ce145" table:formula="of:=IF(ISBLANK([.B1144]);&quot;&quot;;IF(ISBLANK(INDEX([$Escalation.B$5:.E$190];MATCH([$'MetRisks Registration'.B1144];[$Escalation.B$5:.B$190];0);3));&quot;&quot;;INDEX([$Escalation.B$5:.E$190];MATCH([$'MetRisks Registration'.B1144];[$Escalation.B$5:.B$190];0);3)))">
            <text:p/>
          </table:table-cell>
          <table:table-cell table:number-columns-repeated="1020"/>
        </table:table-row>
        <table:table-row table:style-name="ro33">
          <table:table-cell/>
          <table:table-cell/>
          <table:table-cell table:style-name="ce145" table:formula="of:=IF(ISBLANK([.B1145]);&quot;&quot;;INDEX([$'MetRisks Registration'.B$5:.E$190];MATCH([$Mitagation.B1145];[$'MetRisks Registration'.B$5:.B$190];0);2))">
            <text:p/>
          </table:table-cell>
          <table:table-cell table:style-name="ce145" table:formula="of:=IF(ISBLANK([.B1145]);&quot;&quot;;IF(ISBLANK(INDEX([$Escalation.B$5:.E$190];MATCH([$'MetRisks Registration'.B1145];[$Escalation.B$5:.B$190];0);3));&quot;&quot;;INDEX([$Escalation.B$5:.E$190];MATCH([$'MetRisks Registration'.B1145];[$Escalation.B$5:.B$190];0);3)))">
            <text:p/>
          </table:table-cell>
          <table:table-cell table:number-columns-repeated="1020"/>
        </table:table-row>
        <table:table-row table:style-name="ro33">
          <table:table-cell/>
          <table:table-cell/>
          <table:table-cell table:style-name="ce145" table:formula="of:=IF(ISBLANK([.B1146]);&quot;&quot;;INDEX([$'MetRisks Registration'.B$5:.E$190];MATCH([$Mitagation.B1146];[$'MetRisks Registration'.B$5:.B$190];0);2))">
            <text:p/>
          </table:table-cell>
          <table:table-cell table:style-name="ce145" table:formula="of:=IF(ISBLANK([.B1146]);&quot;&quot;;IF(ISBLANK(INDEX([$Escalation.B$5:.E$190];MATCH([$'MetRisks Registration'.B1146];[$Escalation.B$5:.B$190];0);3));&quot;&quot;;INDEX([$Escalation.B$5:.E$190];MATCH([$'MetRisks Registration'.B1146];[$Escalation.B$5:.B$190];0);3)))">
            <text:p/>
          </table:table-cell>
          <table:table-cell table:number-columns-repeated="1020"/>
        </table:table-row>
        <table:table-row table:style-name="ro33">
          <table:table-cell/>
          <table:table-cell/>
          <table:table-cell table:style-name="ce145" table:formula="of:=IF(ISBLANK([.B1147]);&quot;&quot;;INDEX([$'MetRisks Registration'.B$5:.E$190];MATCH([$Mitagation.B1147];[$'MetRisks Registration'.B$5:.B$190];0);2))">
            <text:p/>
          </table:table-cell>
          <table:table-cell table:style-name="ce145" table:formula="of:=IF(ISBLANK([.B1147]);&quot;&quot;;IF(ISBLANK(INDEX([$Escalation.B$5:.E$190];MATCH([$'MetRisks Registration'.B1147];[$Escalation.B$5:.B$190];0);3));&quot;&quot;;INDEX([$Escalation.B$5:.E$190];MATCH([$'MetRisks Registration'.B1147];[$Escalation.B$5:.B$190];0);3)))">
            <text:p/>
          </table:table-cell>
          <table:table-cell table:number-columns-repeated="1020"/>
        </table:table-row>
        <table:table-row table:style-name="ro33">
          <table:table-cell/>
          <table:table-cell/>
          <table:table-cell table:style-name="ce145" table:formula="of:=IF(ISBLANK([.B1148]);&quot;&quot;;INDEX([$'MetRisks Registration'.B$5:.E$190];MATCH([$Mitagation.B1148];[$'MetRisks Registration'.B$5:.B$190];0);2))">
            <text:p/>
          </table:table-cell>
          <table:table-cell table:style-name="ce145" table:formula="of:=IF(ISBLANK([.B1148]);&quot;&quot;;IF(ISBLANK(INDEX([$Escalation.B$5:.E$190];MATCH([$'MetRisks Registration'.B1148];[$Escalation.B$5:.B$190];0);3));&quot;&quot;;INDEX([$Escalation.B$5:.E$190];MATCH([$'MetRisks Registration'.B1148];[$Escalation.B$5:.B$190];0);3)))">
            <text:p/>
          </table:table-cell>
          <table:table-cell table:number-columns-repeated="1020"/>
        </table:table-row>
        <table:table-row table:style-name="ro33">
          <table:table-cell/>
          <table:table-cell/>
          <table:table-cell table:style-name="ce145" table:formula="of:=IF(ISBLANK([.B1149]);&quot;&quot;;INDEX([$'MetRisks Registration'.B$5:.E$190];MATCH([$Mitagation.B1149];[$'MetRisks Registration'.B$5:.B$190];0);2))">
            <text:p/>
          </table:table-cell>
          <table:table-cell table:style-name="ce145" table:formula="of:=IF(ISBLANK([.B1149]);&quot;&quot;;IF(ISBLANK(INDEX([$Escalation.B$5:.E$190];MATCH([$'MetRisks Registration'.B1149];[$Escalation.B$5:.B$190];0);3));&quot;&quot;;INDEX([$Escalation.B$5:.E$190];MATCH([$'MetRisks Registration'.B1149];[$Escalation.B$5:.B$190];0);3)))">
            <text:p/>
          </table:table-cell>
          <table:table-cell table:number-columns-repeated="1020"/>
        </table:table-row>
        <table:table-row table:style-name="ro33">
          <table:table-cell/>
          <table:table-cell/>
          <table:table-cell table:style-name="ce145" table:formula="of:=IF(ISBLANK([.B1150]);&quot;&quot;;INDEX([$'MetRisks Registration'.B$5:.E$190];MATCH([$Mitagation.B1150];[$'MetRisks Registration'.B$5:.B$190];0);2))">
            <text:p/>
          </table:table-cell>
          <table:table-cell table:style-name="ce145" table:formula="of:=IF(ISBLANK([.B1150]);&quot;&quot;;IF(ISBLANK(INDEX([$Escalation.B$5:.E$190];MATCH([$'MetRisks Registration'.B1150];[$Escalation.B$5:.B$190];0);3));&quot;&quot;;INDEX([$Escalation.B$5:.E$190];MATCH([$'MetRisks Registration'.B1150];[$Escalation.B$5:.B$190];0);3)))">
            <text:p/>
          </table:table-cell>
          <table:table-cell table:number-columns-repeated="1020"/>
        </table:table-row>
        <table:table-row table:style-name="ro33">
          <table:table-cell/>
          <table:table-cell/>
          <table:table-cell table:style-name="ce145" table:formula="of:=IF(ISBLANK([.B1151]);&quot;&quot;;INDEX([$'MetRisks Registration'.B$5:.E$190];MATCH([$Mitagation.B1151];[$'MetRisks Registration'.B$5:.B$190];0);2))">
            <text:p/>
          </table:table-cell>
          <table:table-cell table:style-name="ce145" table:formula="of:=IF(ISBLANK([.B1151]);&quot;&quot;;IF(ISBLANK(INDEX([$Escalation.B$5:.E$190];MATCH([$'MetRisks Registration'.B1151];[$Escalation.B$5:.B$190];0);3));&quot;&quot;;INDEX([$Escalation.B$5:.E$190];MATCH([$'MetRisks Registration'.B1151];[$Escalation.B$5:.B$190];0);3)))">
            <text:p/>
          </table:table-cell>
          <table:table-cell table:number-columns-repeated="1020"/>
        </table:table-row>
        <table:table-row table:style-name="ro33">
          <table:table-cell/>
          <table:table-cell/>
          <table:table-cell table:style-name="ce145" table:formula="of:=IF(ISBLANK([.B1152]);&quot;&quot;;INDEX([$'MetRisks Registration'.B$5:.E$190];MATCH([$Mitagation.B1152];[$'MetRisks Registration'.B$5:.B$190];0);2))">
            <text:p/>
          </table:table-cell>
          <table:table-cell table:style-name="ce145" table:formula="of:=IF(ISBLANK([.B1152]);&quot;&quot;;IF(ISBLANK(INDEX([$Escalation.B$5:.E$190];MATCH([$'MetRisks Registration'.B1152];[$Escalation.B$5:.B$190];0);3));&quot;&quot;;INDEX([$Escalation.B$5:.E$190];MATCH([$'MetRisks Registration'.B1152];[$Escalation.B$5:.B$190];0);3)))">
            <text:p/>
          </table:table-cell>
          <table:table-cell table:number-columns-repeated="1020"/>
        </table:table-row>
        <table:table-row table:style-name="ro33">
          <table:table-cell/>
          <table:table-cell/>
          <table:table-cell table:style-name="ce145" table:formula="of:=IF(ISBLANK([.B1153]);&quot;&quot;;INDEX([$'MetRisks Registration'.B$5:.E$190];MATCH([$Mitagation.B1153];[$'MetRisks Registration'.B$5:.B$190];0);2))">
            <text:p/>
          </table:table-cell>
          <table:table-cell table:style-name="ce145" table:formula="of:=IF(ISBLANK([.B1153]);&quot;&quot;;IF(ISBLANK(INDEX([$Escalation.B$5:.E$190];MATCH([$'MetRisks Registration'.B1153];[$Escalation.B$5:.B$190];0);3));&quot;&quot;;INDEX([$Escalation.B$5:.E$190];MATCH([$'MetRisks Registration'.B1153];[$Escalation.B$5:.B$190];0);3)))">
            <text:p/>
          </table:table-cell>
          <table:table-cell table:number-columns-repeated="1020"/>
        </table:table-row>
        <table:table-row table:style-name="ro33">
          <table:table-cell/>
          <table:table-cell/>
          <table:table-cell table:style-name="ce145" table:formula="of:=IF(ISBLANK([.B1154]);&quot;&quot;;INDEX([$'MetRisks Registration'.B$5:.E$190];MATCH([$Mitagation.B1154];[$'MetRisks Registration'.B$5:.B$190];0);2))">
            <text:p/>
          </table:table-cell>
          <table:table-cell table:style-name="ce145" table:formula="of:=IF(ISBLANK([.B1154]);&quot;&quot;;IF(ISBLANK(INDEX([$Escalation.B$5:.E$190];MATCH([$'MetRisks Registration'.B1154];[$Escalation.B$5:.B$190];0);3));&quot;&quot;;INDEX([$Escalation.B$5:.E$190];MATCH([$'MetRisks Registration'.B1154];[$Escalation.B$5:.B$190];0);3)))">
            <text:p/>
          </table:table-cell>
          <table:table-cell table:number-columns-repeated="1020"/>
        </table:table-row>
        <table:table-row table:style-name="ro33">
          <table:table-cell/>
          <table:table-cell/>
          <table:table-cell table:style-name="ce145" table:formula="of:=IF(ISBLANK([.B1155]);&quot;&quot;;INDEX([$'MetRisks Registration'.B$5:.E$190];MATCH([$Mitagation.B1155];[$'MetRisks Registration'.B$5:.B$190];0);2))">
            <text:p/>
          </table:table-cell>
          <table:table-cell table:style-name="ce145" table:formula="of:=IF(ISBLANK([.B1155]);&quot;&quot;;IF(ISBLANK(INDEX([$Escalation.B$5:.E$190];MATCH([$'MetRisks Registration'.B1155];[$Escalation.B$5:.B$190];0);3));&quot;&quot;;INDEX([$Escalation.B$5:.E$190];MATCH([$'MetRisks Registration'.B1155];[$Escalation.B$5:.B$190];0);3)))">
            <text:p/>
          </table:table-cell>
          <table:table-cell table:number-columns-repeated="1020"/>
        </table:table-row>
        <table:table-row table:style-name="ro33">
          <table:table-cell/>
          <table:table-cell/>
          <table:table-cell table:style-name="ce145" table:formula="of:=IF(ISBLANK([.B1156]);&quot;&quot;;INDEX([$'MetRisks Registration'.B$5:.E$190];MATCH([$Mitagation.B1156];[$'MetRisks Registration'.B$5:.B$190];0);2))">
            <text:p/>
          </table:table-cell>
          <table:table-cell table:style-name="ce145" table:formula="of:=IF(ISBLANK([.B1156]);&quot;&quot;;IF(ISBLANK(INDEX([$Escalation.B$5:.E$190];MATCH([$'MetRisks Registration'.B1156];[$Escalation.B$5:.B$190];0);3));&quot;&quot;;INDEX([$Escalation.B$5:.E$190];MATCH([$'MetRisks Registration'.B1156];[$Escalation.B$5:.B$190];0);3)))">
            <text:p/>
          </table:table-cell>
          <table:table-cell table:number-columns-repeated="1020"/>
        </table:table-row>
        <table:table-row table:style-name="ro33">
          <table:table-cell/>
          <table:table-cell/>
          <table:table-cell table:style-name="ce145" table:formula="of:=IF(ISBLANK([.B1157]);&quot;&quot;;INDEX([$'MetRisks Registration'.B$5:.E$190];MATCH([$Mitagation.B1157];[$'MetRisks Registration'.B$5:.B$190];0);2))">
            <text:p/>
          </table:table-cell>
          <table:table-cell table:style-name="ce145" table:formula="of:=IF(ISBLANK([.B1157]);&quot;&quot;;IF(ISBLANK(INDEX([$Escalation.B$5:.E$190];MATCH([$'MetRisks Registration'.B1157];[$Escalation.B$5:.B$190];0);3));&quot;&quot;;INDEX([$Escalation.B$5:.E$190];MATCH([$'MetRisks Registration'.B1157];[$Escalation.B$5:.B$190];0);3)))">
            <text:p/>
          </table:table-cell>
          <table:table-cell table:number-columns-repeated="1020"/>
        </table:table-row>
        <table:table-row table:style-name="ro33">
          <table:table-cell/>
          <table:table-cell/>
          <table:table-cell table:style-name="ce145" table:formula="of:=IF(ISBLANK([.B1158]);&quot;&quot;;INDEX([$'MetRisks Registration'.B$5:.E$190];MATCH([$Mitagation.B1158];[$'MetRisks Registration'.B$5:.B$190];0);2))">
            <text:p/>
          </table:table-cell>
          <table:table-cell table:style-name="ce145" table:formula="of:=IF(ISBLANK([.B1158]);&quot;&quot;;IF(ISBLANK(INDEX([$Escalation.B$5:.E$190];MATCH([$'MetRisks Registration'.B1158];[$Escalation.B$5:.B$190];0);3));&quot;&quot;;INDEX([$Escalation.B$5:.E$190];MATCH([$'MetRisks Registration'.B1158];[$Escalation.B$5:.B$190];0);3)))">
            <text:p/>
          </table:table-cell>
          <table:table-cell table:number-columns-repeated="1020"/>
        </table:table-row>
        <table:table-row table:style-name="ro33">
          <table:table-cell/>
          <table:table-cell/>
          <table:table-cell table:style-name="ce145" table:formula="of:=IF(ISBLANK([.B1159]);&quot;&quot;;INDEX([$'MetRisks Registration'.B$5:.E$190];MATCH([$Mitagation.B1159];[$'MetRisks Registration'.B$5:.B$190];0);2))">
            <text:p/>
          </table:table-cell>
          <table:table-cell table:style-name="ce145" table:formula="of:=IF(ISBLANK([.B1159]);&quot;&quot;;IF(ISBLANK(INDEX([$Escalation.B$5:.E$190];MATCH([$'MetRisks Registration'.B1159];[$Escalation.B$5:.B$190];0);3));&quot;&quot;;INDEX([$Escalation.B$5:.E$190];MATCH([$'MetRisks Registration'.B1159];[$Escalation.B$5:.B$190];0);3)))">
            <text:p/>
          </table:table-cell>
          <table:table-cell table:number-columns-repeated="1020"/>
        </table:table-row>
        <table:table-row table:style-name="ro33">
          <table:table-cell/>
          <table:table-cell/>
          <table:table-cell table:style-name="ce145" table:formula="of:=IF(ISBLANK([.B1160]);&quot;&quot;;INDEX([$'MetRisks Registration'.B$5:.E$190];MATCH([$Mitagation.B1160];[$'MetRisks Registration'.B$5:.B$190];0);2))">
            <text:p/>
          </table:table-cell>
          <table:table-cell table:style-name="ce145" table:formula="of:=IF(ISBLANK([.B1160]);&quot;&quot;;IF(ISBLANK(INDEX([$Escalation.B$5:.E$190];MATCH([$'MetRisks Registration'.B1160];[$Escalation.B$5:.B$190];0);3));&quot;&quot;;INDEX([$Escalation.B$5:.E$190];MATCH([$'MetRisks Registration'.B1160];[$Escalation.B$5:.B$190];0);3)))">
            <text:p/>
          </table:table-cell>
          <table:table-cell table:number-columns-repeated="1020"/>
        </table:table-row>
        <table:table-row table:style-name="ro33">
          <table:table-cell/>
          <table:table-cell/>
          <table:table-cell table:style-name="ce145" table:formula="of:=IF(ISBLANK([.B1161]);&quot;&quot;;INDEX([$'MetRisks Registration'.B$5:.E$190];MATCH([$Mitagation.B1161];[$'MetRisks Registration'.B$5:.B$190];0);2))">
            <text:p/>
          </table:table-cell>
          <table:table-cell table:style-name="ce145" table:formula="of:=IF(ISBLANK([.B1161]);&quot;&quot;;IF(ISBLANK(INDEX([$Escalation.B$5:.E$190];MATCH([$'MetRisks Registration'.B1161];[$Escalation.B$5:.B$190];0);3));&quot;&quot;;INDEX([$Escalation.B$5:.E$190];MATCH([$'MetRisks Registration'.B1161];[$Escalation.B$5:.B$190];0);3)))">
            <text:p/>
          </table:table-cell>
          <table:table-cell table:number-columns-repeated="1020"/>
        </table:table-row>
        <table:table-row table:style-name="ro33">
          <table:table-cell/>
          <table:table-cell/>
          <table:table-cell table:style-name="ce145" table:formula="of:=IF(ISBLANK([.B1162]);&quot;&quot;;INDEX([$'MetRisks Registration'.B$5:.E$190];MATCH([$Mitagation.B1162];[$'MetRisks Registration'.B$5:.B$190];0);2))">
            <text:p/>
          </table:table-cell>
          <table:table-cell table:style-name="ce145" table:formula="of:=IF(ISBLANK([.B1162]);&quot;&quot;;IF(ISBLANK(INDEX([$Escalation.B$5:.E$190];MATCH([$'MetRisks Registration'.B1162];[$Escalation.B$5:.B$190];0);3));&quot;&quot;;INDEX([$Escalation.B$5:.E$190];MATCH([$'MetRisks Registration'.B1162];[$Escalation.B$5:.B$190];0);3)))">
            <text:p/>
          </table:table-cell>
          <table:table-cell table:number-columns-repeated="1020"/>
        </table:table-row>
        <table:table-row table:style-name="ro33">
          <table:table-cell/>
          <table:table-cell/>
          <table:table-cell table:style-name="ce145" table:formula="of:=IF(ISBLANK([.B1163]);&quot;&quot;;INDEX([$'MetRisks Registration'.B$5:.E$190];MATCH([$Mitagation.B1163];[$'MetRisks Registration'.B$5:.B$190];0);2))">
            <text:p/>
          </table:table-cell>
          <table:table-cell table:style-name="ce145" table:formula="of:=IF(ISBLANK([.B1163]);&quot;&quot;;IF(ISBLANK(INDEX([$Escalation.B$5:.E$190];MATCH([$'MetRisks Registration'.B1163];[$Escalation.B$5:.B$190];0);3));&quot;&quot;;INDEX([$Escalation.B$5:.E$190];MATCH([$'MetRisks Registration'.B1163];[$Escalation.B$5:.B$190];0);3)))">
            <text:p/>
          </table:table-cell>
          <table:table-cell table:number-columns-repeated="1020"/>
        </table:table-row>
        <table:table-row table:style-name="ro33">
          <table:table-cell/>
          <table:table-cell/>
          <table:table-cell table:style-name="ce145" table:formula="of:=IF(ISBLANK([.B1164]);&quot;&quot;;INDEX([$'MetRisks Registration'.B$5:.E$190];MATCH([$Mitagation.B1164];[$'MetRisks Registration'.B$5:.B$190];0);2))">
            <text:p/>
          </table:table-cell>
          <table:table-cell table:style-name="ce145" table:formula="of:=IF(ISBLANK([.B1164]);&quot;&quot;;IF(ISBLANK(INDEX([$Escalation.B$5:.E$190];MATCH([$'MetRisks Registration'.B1164];[$Escalation.B$5:.B$190];0);3));&quot;&quot;;INDEX([$Escalation.B$5:.E$190];MATCH([$'MetRisks Registration'.B1164];[$Escalation.B$5:.B$190];0);3)))">
            <text:p/>
          </table:table-cell>
          <table:table-cell table:number-columns-repeated="1020"/>
        </table:table-row>
        <table:table-row table:style-name="ro33">
          <table:table-cell/>
          <table:table-cell/>
          <table:table-cell table:style-name="ce145" table:formula="of:=IF(ISBLANK([.B1165]);&quot;&quot;;INDEX([$'MetRisks Registration'.B$5:.E$190];MATCH([$Mitagation.B1165];[$'MetRisks Registration'.B$5:.B$190];0);2))">
            <text:p/>
          </table:table-cell>
          <table:table-cell table:style-name="ce145" table:formula="of:=IF(ISBLANK([.B1165]);&quot;&quot;;IF(ISBLANK(INDEX([$Escalation.B$5:.E$190];MATCH([$'MetRisks Registration'.B1165];[$Escalation.B$5:.B$190];0);3));&quot;&quot;;INDEX([$Escalation.B$5:.E$190];MATCH([$'MetRisks Registration'.B1165];[$Escalation.B$5:.B$190];0);3)))">
            <text:p/>
          </table:table-cell>
          <table:table-cell table:number-columns-repeated="1020"/>
        </table:table-row>
        <table:table-row table:style-name="ro33">
          <table:table-cell/>
          <table:table-cell/>
          <table:table-cell table:style-name="ce145" table:formula="of:=IF(ISBLANK([.B1166]);&quot;&quot;;INDEX([$'MetRisks Registration'.B$5:.E$190];MATCH([$Mitagation.B1166];[$'MetRisks Registration'.B$5:.B$190];0);2))">
            <text:p/>
          </table:table-cell>
          <table:table-cell table:style-name="ce145" table:formula="of:=IF(ISBLANK([.B1166]);&quot;&quot;;IF(ISBLANK(INDEX([$Escalation.B$5:.E$190];MATCH([$'MetRisks Registration'.B1166];[$Escalation.B$5:.B$190];0);3));&quot;&quot;;INDEX([$Escalation.B$5:.E$190];MATCH([$'MetRisks Registration'.B1166];[$Escalation.B$5:.B$190];0);3)))">
            <text:p/>
          </table:table-cell>
          <table:table-cell table:number-columns-repeated="1020"/>
        </table:table-row>
        <table:table-row table:style-name="ro33">
          <table:table-cell/>
          <table:table-cell/>
          <table:table-cell table:style-name="ce145" table:formula="of:=IF(ISBLANK([.B1167]);&quot;&quot;;INDEX([$'MetRisks Registration'.B$5:.E$190];MATCH([$Mitagation.B1167];[$'MetRisks Registration'.B$5:.B$190];0);2))">
            <text:p/>
          </table:table-cell>
          <table:table-cell table:style-name="ce145" table:formula="of:=IF(ISBLANK([.B1167]);&quot;&quot;;IF(ISBLANK(INDEX([$Escalation.B$5:.E$190];MATCH([$'MetRisks Registration'.B1167];[$Escalation.B$5:.B$190];0);3));&quot;&quot;;INDEX([$Escalation.B$5:.E$190];MATCH([$'MetRisks Registration'.B1167];[$Escalation.B$5:.B$190];0);3)))">
            <text:p/>
          </table:table-cell>
          <table:table-cell table:number-columns-repeated="1020"/>
        </table:table-row>
        <table:table-row table:style-name="ro33">
          <table:table-cell/>
          <table:table-cell/>
          <table:table-cell table:style-name="ce145" table:formula="of:=IF(ISBLANK([.B1168]);&quot;&quot;;INDEX([$'MetRisks Registration'.B$5:.E$190];MATCH([$Mitagation.B1168];[$'MetRisks Registration'.B$5:.B$190];0);2))">
            <text:p/>
          </table:table-cell>
          <table:table-cell table:style-name="ce145" table:formula="of:=IF(ISBLANK([.B1168]);&quot;&quot;;IF(ISBLANK(INDEX([$Escalation.B$5:.E$190];MATCH([$'MetRisks Registration'.B1168];[$Escalation.B$5:.B$190];0);3));&quot;&quot;;INDEX([$Escalation.B$5:.E$190];MATCH([$'MetRisks Registration'.B1168];[$Escalation.B$5:.B$190];0);3)))">
            <text:p/>
          </table:table-cell>
          <table:table-cell table:number-columns-repeated="1020"/>
        </table:table-row>
        <table:table-row table:style-name="ro33">
          <table:table-cell/>
          <table:table-cell/>
          <table:table-cell table:style-name="ce145" table:formula="of:=IF(ISBLANK([.B1169]);&quot;&quot;;INDEX([$'MetRisks Registration'.B$5:.E$190];MATCH([$Mitagation.B1169];[$'MetRisks Registration'.B$5:.B$190];0);2))">
            <text:p/>
          </table:table-cell>
          <table:table-cell table:style-name="ce145" table:formula="of:=IF(ISBLANK([.B1169]);&quot;&quot;;IF(ISBLANK(INDEX([$Escalation.B$5:.E$190];MATCH([$'MetRisks Registration'.B1169];[$Escalation.B$5:.B$190];0);3));&quot;&quot;;INDEX([$Escalation.B$5:.E$190];MATCH([$'MetRisks Registration'.B1169];[$Escalation.B$5:.B$190];0);3)))">
            <text:p/>
          </table:table-cell>
          <table:table-cell table:number-columns-repeated="1020"/>
        </table:table-row>
        <table:table-row table:style-name="ro33">
          <table:table-cell/>
          <table:table-cell/>
          <table:table-cell table:style-name="ce145" table:formula="of:=IF(ISBLANK([.B1170]);&quot;&quot;;INDEX([$'MetRisks Registration'.B$5:.E$190];MATCH([$Mitagation.B1170];[$'MetRisks Registration'.B$5:.B$190];0);2))">
            <text:p/>
          </table:table-cell>
          <table:table-cell table:style-name="ce145" table:formula="of:=IF(ISBLANK([.B1170]);&quot;&quot;;IF(ISBLANK(INDEX([$Escalation.B$5:.E$190];MATCH([$'MetRisks Registration'.B1170];[$Escalation.B$5:.B$190];0);3));&quot;&quot;;INDEX([$Escalation.B$5:.E$190];MATCH([$'MetRisks Registration'.B1170];[$Escalation.B$5:.B$190];0);3)))">
            <text:p/>
          </table:table-cell>
          <table:table-cell table:number-columns-repeated="1020"/>
        </table:table-row>
        <table:table-row table:style-name="ro33">
          <table:table-cell/>
          <table:table-cell/>
          <table:table-cell table:style-name="ce145" table:formula="of:=IF(ISBLANK([.B1171]);&quot;&quot;;INDEX([$'MetRisks Registration'.B$5:.E$190];MATCH([$Mitagation.B1171];[$'MetRisks Registration'.B$5:.B$190];0);2))">
            <text:p/>
          </table:table-cell>
          <table:table-cell table:style-name="ce145" table:formula="of:=IF(ISBLANK([.B1171]);&quot;&quot;;IF(ISBLANK(INDEX([$Escalation.B$5:.E$190];MATCH([$'MetRisks Registration'.B1171];[$Escalation.B$5:.B$190];0);3));&quot;&quot;;INDEX([$Escalation.B$5:.E$190];MATCH([$'MetRisks Registration'.B1171];[$Escalation.B$5:.B$190];0);3)))">
            <text:p/>
          </table:table-cell>
          <table:table-cell table:number-columns-repeated="1020"/>
        </table:table-row>
        <table:table-row table:style-name="ro33">
          <table:table-cell/>
          <table:table-cell/>
          <table:table-cell table:style-name="ce145" table:formula="of:=IF(ISBLANK([.B1172]);&quot;&quot;;INDEX([$'MetRisks Registration'.B$5:.E$190];MATCH([$Mitagation.B1172];[$'MetRisks Registration'.B$5:.B$190];0);2))">
            <text:p/>
          </table:table-cell>
          <table:table-cell table:style-name="ce145" table:formula="of:=IF(ISBLANK([.B1172]);&quot;&quot;;IF(ISBLANK(INDEX([$Escalation.B$5:.E$190];MATCH([$'MetRisks Registration'.B1172];[$Escalation.B$5:.B$190];0);3));&quot;&quot;;INDEX([$Escalation.B$5:.E$190];MATCH([$'MetRisks Registration'.B1172];[$Escalation.B$5:.B$190];0);3)))">
            <text:p/>
          </table:table-cell>
          <table:table-cell table:number-columns-repeated="1020"/>
        </table:table-row>
        <table:table-row table:style-name="ro33">
          <table:table-cell/>
          <table:table-cell/>
          <table:table-cell table:style-name="ce145" table:formula="of:=IF(ISBLANK([.B1173]);&quot;&quot;;INDEX([$'MetRisks Registration'.B$5:.E$190];MATCH([$Mitagation.B1173];[$'MetRisks Registration'.B$5:.B$190];0);2))">
            <text:p/>
          </table:table-cell>
          <table:table-cell table:style-name="ce145" table:formula="of:=IF(ISBLANK([.B1173]);&quot;&quot;;IF(ISBLANK(INDEX([$Escalation.B$5:.E$190];MATCH([$'MetRisks Registration'.B1173];[$Escalation.B$5:.B$190];0);3));&quot;&quot;;INDEX([$Escalation.B$5:.E$190];MATCH([$'MetRisks Registration'.B1173];[$Escalation.B$5:.B$190];0);3)))">
            <text:p/>
          </table:table-cell>
          <table:table-cell table:number-columns-repeated="1020"/>
        </table:table-row>
        <table:table-row table:style-name="ro33">
          <table:table-cell/>
          <table:table-cell/>
          <table:table-cell table:style-name="ce145" table:formula="of:=IF(ISBLANK([.B1174]);&quot;&quot;;INDEX([$'MetRisks Registration'.B$5:.E$190];MATCH([$Mitagation.B1174];[$'MetRisks Registration'.B$5:.B$190];0);2))">
            <text:p/>
          </table:table-cell>
          <table:table-cell table:style-name="ce145" table:formula="of:=IF(ISBLANK([.B1174]);&quot;&quot;;IF(ISBLANK(INDEX([$Escalation.B$5:.E$190];MATCH([$'MetRisks Registration'.B1174];[$Escalation.B$5:.B$190];0);3));&quot;&quot;;INDEX([$Escalation.B$5:.E$190];MATCH([$'MetRisks Registration'.B1174];[$Escalation.B$5:.B$190];0);3)))">
            <text:p/>
          </table:table-cell>
          <table:table-cell table:number-columns-repeated="1020"/>
        </table:table-row>
        <table:table-row table:style-name="ro33">
          <table:table-cell/>
          <table:table-cell/>
          <table:table-cell table:style-name="ce145" table:formula="of:=IF(ISBLANK([.B1175]);&quot;&quot;;INDEX([$'MetRisks Registration'.B$5:.E$190];MATCH([$Mitagation.B1175];[$'MetRisks Registration'.B$5:.B$190];0);2))">
            <text:p/>
          </table:table-cell>
          <table:table-cell table:style-name="ce145" table:formula="of:=IF(ISBLANK([.B1175]);&quot;&quot;;IF(ISBLANK(INDEX([$Escalation.B$5:.E$190];MATCH([$'MetRisks Registration'.B1175];[$Escalation.B$5:.B$190];0);3));&quot;&quot;;INDEX([$Escalation.B$5:.E$190];MATCH([$'MetRisks Registration'.B1175];[$Escalation.B$5:.B$190];0);3)))">
            <text:p/>
          </table:table-cell>
          <table:table-cell table:number-columns-repeated="1020"/>
        </table:table-row>
        <table:table-row table:style-name="ro33">
          <table:table-cell/>
          <table:table-cell/>
          <table:table-cell table:style-name="ce145" table:formula="of:=IF(ISBLANK([.B1176]);&quot;&quot;;INDEX([$'MetRisks Registration'.B$5:.E$190];MATCH([$Mitagation.B1176];[$'MetRisks Registration'.B$5:.B$190];0);2))">
            <text:p/>
          </table:table-cell>
          <table:table-cell table:style-name="ce145" table:formula="of:=IF(ISBLANK([.B1176]);&quot;&quot;;IF(ISBLANK(INDEX([$Escalation.B$5:.E$190];MATCH([$'MetRisks Registration'.B1176];[$Escalation.B$5:.B$190];0);3));&quot;&quot;;INDEX([$Escalation.B$5:.E$190];MATCH([$'MetRisks Registration'.B1176];[$Escalation.B$5:.B$190];0);3)))">
            <text:p/>
          </table:table-cell>
          <table:table-cell table:number-columns-repeated="1020"/>
        </table:table-row>
        <table:table-row table:style-name="ro33">
          <table:table-cell/>
          <table:table-cell/>
          <table:table-cell table:style-name="ce145" table:formula="of:=IF(ISBLANK([.B1177]);&quot;&quot;;INDEX([$'MetRisks Registration'.B$5:.E$190];MATCH([$Mitagation.B1177];[$'MetRisks Registration'.B$5:.B$190];0);2))">
            <text:p/>
          </table:table-cell>
          <table:table-cell table:style-name="ce145" table:formula="of:=IF(ISBLANK([.B1177]);&quot;&quot;;IF(ISBLANK(INDEX([$Escalation.B$5:.E$190];MATCH([$'MetRisks Registration'.B1177];[$Escalation.B$5:.B$190];0);3));&quot;&quot;;INDEX([$Escalation.B$5:.E$190];MATCH([$'MetRisks Registration'.B1177];[$Escalation.B$5:.B$190];0);3)))">
            <text:p/>
          </table:table-cell>
          <table:table-cell table:number-columns-repeated="1020"/>
        </table:table-row>
        <table:table-row table:style-name="ro33">
          <table:table-cell/>
          <table:table-cell/>
          <table:table-cell table:style-name="ce145" table:formula="of:=IF(ISBLANK([.B1178]);&quot;&quot;;INDEX([$'MetRisks Registration'.B$5:.E$190];MATCH([$Mitagation.B1178];[$'MetRisks Registration'.B$5:.B$190];0);2))">
            <text:p/>
          </table:table-cell>
          <table:table-cell table:style-name="ce145" table:formula="of:=IF(ISBLANK([.B1178]);&quot;&quot;;IF(ISBLANK(INDEX([$Escalation.B$5:.E$190];MATCH([$'MetRisks Registration'.B1178];[$Escalation.B$5:.B$190];0);3));&quot;&quot;;INDEX([$Escalation.B$5:.E$190];MATCH([$'MetRisks Registration'.B1178];[$Escalation.B$5:.B$190];0);3)))">
            <text:p/>
          </table:table-cell>
          <table:table-cell table:number-columns-repeated="1020"/>
        </table:table-row>
        <table:table-row table:style-name="ro33">
          <table:table-cell/>
          <table:table-cell/>
          <table:table-cell table:style-name="ce145" table:formula="of:=IF(ISBLANK([.B1179]);&quot;&quot;;INDEX([$'MetRisks Registration'.B$5:.E$190];MATCH([$Mitagation.B1179];[$'MetRisks Registration'.B$5:.B$190];0);2))">
            <text:p/>
          </table:table-cell>
          <table:table-cell table:style-name="ce145" table:formula="of:=IF(ISBLANK([.B1179]);&quot;&quot;;IF(ISBLANK(INDEX([$Escalation.B$5:.E$190];MATCH([$'MetRisks Registration'.B1179];[$Escalation.B$5:.B$190];0);3));&quot;&quot;;INDEX([$Escalation.B$5:.E$190];MATCH([$'MetRisks Registration'.B1179];[$Escalation.B$5:.B$190];0);3)))">
            <text:p/>
          </table:table-cell>
          <table:table-cell table:number-columns-repeated="1020"/>
        </table:table-row>
        <table:table-row table:style-name="ro33">
          <table:table-cell/>
          <table:table-cell/>
          <table:table-cell table:style-name="ce145" table:formula="of:=IF(ISBLANK([.B1180]);&quot;&quot;;INDEX([$'MetRisks Registration'.B$5:.E$190];MATCH([$Mitagation.B1180];[$'MetRisks Registration'.B$5:.B$190];0);2))">
            <text:p/>
          </table:table-cell>
          <table:table-cell table:style-name="ce145" table:formula="of:=IF(ISBLANK([.B1180]);&quot;&quot;;IF(ISBLANK(INDEX([$Escalation.B$5:.E$190];MATCH([$'MetRisks Registration'.B1180];[$Escalation.B$5:.B$190];0);3));&quot;&quot;;INDEX([$Escalation.B$5:.E$190];MATCH([$'MetRisks Registration'.B1180];[$Escalation.B$5:.B$190];0);3)))">
            <text:p/>
          </table:table-cell>
          <table:table-cell table:number-columns-repeated="1020"/>
        </table:table-row>
        <table:table-row table:style-name="ro33">
          <table:table-cell/>
          <table:table-cell/>
          <table:table-cell table:style-name="ce145" table:formula="of:=IF(ISBLANK([.B1181]);&quot;&quot;;INDEX([$'MetRisks Registration'.B$5:.E$190];MATCH([$Mitagation.B1181];[$'MetRisks Registration'.B$5:.B$190];0);2))">
            <text:p/>
          </table:table-cell>
          <table:table-cell table:style-name="ce145" table:formula="of:=IF(ISBLANK([.B1181]);&quot;&quot;;IF(ISBLANK(INDEX([$Escalation.B$5:.E$190];MATCH([$'MetRisks Registration'.B1181];[$Escalation.B$5:.B$190];0);3));&quot;&quot;;INDEX([$Escalation.B$5:.E$190];MATCH([$'MetRisks Registration'.B1181];[$Escalation.B$5:.B$190];0);3)))">
            <text:p/>
          </table:table-cell>
          <table:table-cell table:number-columns-repeated="1020"/>
        </table:table-row>
        <table:table-row table:style-name="ro33">
          <table:table-cell/>
          <table:table-cell/>
          <table:table-cell table:style-name="ce145" table:formula="of:=IF(ISBLANK([.B1182]);&quot;&quot;;INDEX([$'MetRisks Registration'.B$5:.E$190];MATCH([$Mitagation.B1182];[$'MetRisks Registration'.B$5:.B$190];0);2))">
            <text:p/>
          </table:table-cell>
          <table:table-cell table:style-name="ce145" table:formula="of:=IF(ISBLANK([.B1182]);&quot;&quot;;IF(ISBLANK(INDEX([$Escalation.B$5:.E$190];MATCH([$'MetRisks Registration'.B1182];[$Escalation.B$5:.B$190];0);3));&quot;&quot;;INDEX([$Escalation.B$5:.E$190];MATCH([$'MetRisks Registration'.B1182];[$Escalation.B$5:.B$190];0);3)))">
            <text:p/>
          </table:table-cell>
          <table:table-cell table:number-columns-repeated="1020"/>
        </table:table-row>
        <table:table-row table:style-name="ro33">
          <table:table-cell/>
          <table:table-cell/>
          <table:table-cell table:style-name="ce145" table:formula="of:=IF(ISBLANK([.B1183]);&quot;&quot;;INDEX([$'MetRisks Registration'.B$5:.E$190];MATCH([$Mitagation.B1183];[$'MetRisks Registration'.B$5:.B$190];0);2))">
            <text:p/>
          </table:table-cell>
          <table:table-cell table:style-name="ce145" table:formula="of:=IF(ISBLANK([.B1183]);&quot;&quot;;IF(ISBLANK(INDEX([$Escalation.B$5:.E$190];MATCH([$'MetRisks Registration'.B1183];[$Escalation.B$5:.B$190];0);3));&quot;&quot;;INDEX([$Escalation.B$5:.E$190];MATCH([$'MetRisks Registration'.B1183];[$Escalation.B$5:.B$190];0);3)))">
            <text:p/>
          </table:table-cell>
          <table:table-cell table:number-columns-repeated="1020"/>
        </table:table-row>
        <table:table-row table:style-name="ro33">
          <table:table-cell/>
          <table:table-cell/>
          <table:table-cell table:style-name="ce145" table:formula="of:=IF(ISBLANK([.B1184]);&quot;&quot;;INDEX([$'MetRisks Registration'.B$5:.E$190];MATCH([$Mitagation.B1184];[$'MetRisks Registration'.B$5:.B$190];0);2))">
            <text:p/>
          </table:table-cell>
          <table:table-cell table:style-name="ce145" table:formula="of:=IF(ISBLANK([.B1184]);&quot;&quot;;IF(ISBLANK(INDEX([$Escalation.B$5:.E$190];MATCH([$'MetRisks Registration'.B1184];[$Escalation.B$5:.B$190];0);3));&quot;&quot;;INDEX([$Escalation.B$5:.E$190];MATCH([$'MetRisks Registration'.B1184];[$Escalation.B$5:.B$190];0);3)))">
            <text:p/>
          </table:table-cell>
          <table:table-cell table:number-columns-repeated="1020"/>
        </table:table-row>
        <table:table-row table:style-name="ro33">
          <table:table-cell/>
          <table:table-cell/>
          <table:table-cell table:style-name="ce145" table:formula="of:=IF(ISBLANK([.B1185]);&quot;&quot;;INDEX([$'MetRisks Registration'.B$5:.E$190];MATCH([$Mitagation.B1185];[$'MetRisks Registration'.B$5:.B$190];0);2))">
            <text:p/>
          </table:table-cell>
          <table:table-cell table:style-name="ce145" table:formula="of:=IF(ISBLANK([.B1185]);&quot;&quot;;IF(ISBLANK(INDEX([$Escalation.B$5:.E$190];MATCH([$'MetRisks Registration'.B1185];[$Escalation.B$5:.B$190];0);3));&quot;&quot;;INDEX([$Escalation.B$5:.E$190];MATCH([$'MetRisks Registration'.B1185];[$Escalation.B$5:.B$190];0);3)))">
            <text:p/>
          </table:table-cell>
          <table:table-cell table:number-columns-repeated="1020"/>
        </table:table-row>
        <table:table-row table:style-name="ro33">
          <table:table-cell/>
          <table:table-cell/>
          <table:table-cell table:style-name="ce145" table:formula="of:=IF(ISBLANK([.B1186]);&quot;&quot;;INDEX([$'MetRisks Registration'.B$5:.E$190];MATCH([$Mitagation.B1186];[$'MetRisks Registration'.B$5:.B$190];0);2))">
            <text:p/>
          </table:table-cell>
          <table:table-cell table:style-name="ce145" table:formula="of:=IF(ISBLANK([.B1186]);&quot;&quot;;IF(ISBLANK(INDEX([$Escalation.B$5:.E$190];MATCH([$'MetRisks Registration'.B1186];[$Escalation.B$5:.B$190];0);3));&quot;&quot;;INDEX([$Escalation.B$5:.E$190];MATCH([$'MetRisks Registration'.B1186];[$Escalation.B$5:.B$190];0);3)))">
            <text:p/>
          </table:table-cell>
          <table:table-cell table:number-columns-repeated="1020"/>
        </table:table-row>
        <table:table-row table:style-name="ro33">
          <table:table-cell/>
          <table:table-cell/>
          <table:table-cell table:style-name="ce145" table:formula="of:=IF(ISBLANK([.B1187]);&quot;&quot;;INDEX([$'MetRisks Registration'.B$5:.E$190];MATCH([$Mitagation.B1187];[$'MetRisks Registration'.B$5:.B$190];0);2))">
            <text:p/>
          </table:table-cell>
          <table:table-cell table:style-name="ce145" table:formula="of:=IF(ISBLANK([.B1187]);&quot;&quot;;IF(ISBLANK(INDEX([$Escalation.B$5:.E$190];MATCH([$'MetRisks Registration'.B1187];[$Escalation.B$5:.B$190];0);3));&quot;&quot;;INDEX([$Escalation.B$5:.E$190];MATCH([$'MetRisks Registration'.B1187];[$Escalation.B$5:.B$190];0);3)))">
            <text:p/>
          </table:table-cell>
          <table:table-cell table:number-columns-repeated="1020"/>
        </table:table-row>
        <table:table-row table:style-name="ro33">
          <table:table-cell/>
          <table:table-cell/>
          <table:table-cell table:style-name="ce145" table:formula="of:=IF(ISBLANK([.B1188]);&quot;&quot;;INDEX([$'MetRisks Registration'.B$5:.E$190];MATCH([$Mitagation.B1188];[$'MetRisks Registration'.B$5:.B$190];0);2))">
            <text:p/>
          </table:table-cell>
          <table:table-cell table:style-name="ce145" table:formula="of:=IF(ISBLANK([.B1188]);&quot;&quot;;IF(ISBLANK(INDEX([$Escalation.B$5:.E$190];MATCH([$'MetRisks Registration'.B1188];[$Escalation.B$5:.B$190];0);3));&quot;&quot;;INDEX([$Escalation.B$5:.E$190];MATCH([$'MetRisks Registration'.B1188];[$Escalation.B$5:.B$190];0);3)))">
            <text:p/>
          </table:table-cell>
          <table:table-cell table:number-columns-repeated="1020"/>
        </table:table-row>
        <table:table-row table:style-name="ro33">
          <table:table-cell/>
          <table:table-cell/>
          <table:table-cell table:style-name="ce145" table:formula="of:=IF(ISBLANK([.B1189]);&quot;&quot;;INDEX([$'MetRisks Registration'.B$5:.E$190];MATCH([$Mitagation.B1189];[$'MetRisks Registration'.B$5:.B$190];0);2))">
            <text:p/>
          </table:table-cell>
          <table:table-cell table:style-name="ce145" table:formula="of:=IF(ISBLANK([.B1189]);&quot;&quot;;IF(ISBLANK(INDEX([$Escalation.B$5:.E$190];MATCH([$'MetRisks Registration'.B1189];[$Escalation.B$5:.B$190];0);3));&quot;&quot;;INDEX([$Escalation.B$5:.E$190];MATCH([$'MetRisks Registration'.B1189];[$Escalation.B$5:.B$190];0);3)))">
            <text:p/>
          </table:table-cell>
          <table:table-cell table:number-columns-repeated="1020"/>
        </table:table-row>
        <table:table-row table:style-name="ro33">
          <table:table-cell/>
          <table:table-cell/>
          <table:table-cell table:style-name="ce145" table:formula="of:=IF(ISBLANK([.B1190]);&quot;&quot;;INDEX([$'MetRisks Registration'.B$5:.E$190];MATCH([$Mitagation.B1190];[$'MetRisks Registration'.B$5:.B$190];0);2))">
            <text:p/>
          </table:table-cell>
          <table:table-cell table:style-name="ce145" table:formula="of:=IF(ISBLANK([.B1190]);&quot;&quot;;IF(ISBLANK(INDEX([$Escalation.B$5:.E$190];MATCH([$'MetRisks Registration'.B1190];[$Escalation.B$5:.B$190];0);3));&quot;&quot;;INDEX([$Escalation.B$5:.E$190];MATCH([$'MetRisks Registration'.B1190];[$Escalation.B$5:.B$190];0);3)))">
            <text:p/>
          </table:table-cell>
          <table:table-cell table:number-columns-repeated="1020"/>
        </table:table-row>
        <table:table-row table:style-name="ro33">
          <table:table-cell/>
          <table:table-cell/>
          <table:table-cell table:style-name="ce145" table:formula="of:=IF(ISBLANK([.B1191]);&quot;&quot;;INDEX([$'MetRisks Registration'.B$5:.E$190];MATCH([$Mitagation.B1191];[$'MetRisks Registration'.B$5:.B$190];0);2))">
            <text:p/>
          </table:table-cell>
          <table:table-cell table:style-name="ce145" table:formula="of:=IF(ISBLANK([.B1191]);&quot;&quot;;IF(ISBLANK(INDEX([$Escalation.B$5:.E$190];MATCH([$'MetRisks Registration'.B1191];[$Escalation.B$5:.B$190];0);3));&quot;&quot;;INDEX([$Escalation.B$5:.E$190];MATCH([$'MetRisks Registration'.B1191];[$Escalation.B$5:.B$190];0);3)))">
            <text:p/>
          </table:table-cell>
          <table:table-cell table:number-columns-repeated="1020"/>
        </table:table-row>
        <table:table-row table:style-name="ro33">
          <table:table-cell/>
          <table:table-cell/>
          <table:table-cell table:style-name="ce145" table:formula="of:=IF(ISBLANK([.B1192]);&quot;&quot;;INDEX([$'MetRisks Registration'.B$5:.E$190];MATCH([$Mitagation.B1192];[$'MetRisks Registration'.B$5:.B$190];0);2))">
            <text:p/>
          </table:table-cell>
          <table:table-cell table:style-name="ce145" table:formula="of:=IF(ISBLANK([.B1192]);&quot;&quot;;IF(ISBLANK(INDEX([$Escalation.B$5:.E$190];MATCH([$'MetRisks Registration'.B1192];[$Escalation.B$5:.B$190];0);3));&quot;&quot;;INDEX([$Escalation.B$5:.E$190];MATCH([$'MetRisks Registration'.B1192];[$Escalation.B$5:.B$190];0);3)))">
            <text:p/>
          </table:table-cell>
          <table:table-cell table:number-columns-repeated="1020"/>
        </table:table-row>
        <table:table-row table:style-name="ro33">
          <table:table-cell/>
          <table:table-cell/>
          <table:table-cell table:style-name="ce145" table:formula="of:=IF(ISBLANK([.B1193]);&quot;&quot;;INDEX([$'MetRisks Registration'.B$5:.E$190];MATCH([$Mitagation.B1193];[$'MetRisks Registration'.B$5:.B$190];0);2))">
            <text:p/>
          </table:table-cell>
          <table:table-cell table:style-name="ce145" table:formula="of:=IF(ISBLANK([.B1193]);&quot;&quot;;IF(ISBLANK(INDEX([$Escalation.B$5:.E$190];MATCH([$'MetRisks Registration'.B1193];[$Escalation.B$5:.B$190];0);3));&quot;&quot;;INDEX([$Escalation.B$5:.E$190];MATCH([$'MetRisks Registration'.B1193];[$Escalation.B$5:.B$190];0);3)))">
            <text:p/>
          </table:table-cell>
          <table:table-cell table:number-columns-repeated="1020"/>
        </table:table-row>
        <table:table-row table:style-name="ro33">
          <table:table-cell/>
          <table:table-cell/>
          <table:table-cell table:style-name="ce145" table:formula="of:=IF(ISBLANK([.B1194]);&quot;&quot;;INDEX([$'MetRisks Registration'.B$5:.E$190];MATCH([$Mitagation.B1194];[$'MetRisks Registration'.B$5:.B$190];0);2))">
            <text:p/>
          </table:table-cell>
          <table:table-cell table:style-name="ce145" table:formula="of:=IF(ISBLANK([.B1194]);&quot;&quot;;IF(ISBLANK(INDEX([$Escalation.B$5:.E$190];MATCH([$'MetRisks Registration'.B1194];[$Escalation.B$5:.B$190];0);3));&quot;&quot;;INDEX([$Escalation.B$5:.E$190];MATCH([$'MetRisks Registration'.B1194];[$Escalation.B$5:.B$190];0);3)))">
            <text:p/>
          </table:table-cell>
          <table:table-cell table:number-columns-repeated="1020"/>
        </table:table-row>
        <table:table-row table:style-name="ro33">
          <table:table-cell/>
          <table:table-cell/>
          <table:table-cell table:style-name="ce145" table:formula="of:=IF(ISBLANK([.B1195]);&quot;&quot;;INDEX([$'MetRisks Registration'.B$5:.E$190];MATCH([$Mitagation.B1195];[$'MetRisks Registration'.B$5:.B$190];0);2))">
            <text:p/>
          </table:table-cell>
          <table:table-cell table:style-name="ce145" table:formula="of:=IF(ISBLANK([.B1195]);&quot;&quot;;IF(ISBLANK(INDEX([$Escalation.B$5:.E$190];MATCH([$'MetRisks Registration'.B1195];[$Escalation.B$5:.B$190];0);3));&quot;&quot;;INDEX([$Escalation.B$5:.E$190];MATCH([$'MetRisks Registration'.B1195];[$Escalation.B$5:.B$190];0);3)))">
            <text:p/>
          </table:table-cell>
          <table:table-cell table:number-columns-repeated="1020"/>
        </table:table-row>
        <table:table-row table:style-name="ro33">
          <table:table-cell/>
          <table:table-cell/>
          <table:table-cell table:style-name="ce145" table:formula="of:=IF(ISBLANK([.B1196]);&quot;&quot;;INDEX([$'MetRisks Registration'.B$5:.E$190];MATCH([$Mitagation.B1196];[$'MetRisks Registration'.B$5:.B$190];0);2))">
            <text:p/>
          </table:table-cell>
          <table:table-cell table:style-name="ce145" table:formula="of:=IF(ISBLANK([.B1196]);&quot;&quot;;IF(ISBLANK(INDEX([$Escalation.B$5:.E$190];MATCH([$'MetRisks Registration'.B1196];[$Escalation.B$5:.B$190];0);3));&quot;&quot;;INDEX([$Escalation.B$5:.E$190];MATCH([$'MetRisks Registration'.B1196];[$Escalation.B$5:.B$190];0);3)))">
            <text:p/>
          </table:table-cell>
          <table:table-cell table:number-columns-repeated="1020"/>
        </table:table-row>
        <table:table-row table:style-name="ro33">
          <table:table-cell/>
          <table:table-cell/>
          <table:table-cell table:style-name="ce145" table:formula="of:=IF(ISBLANK([.B1197]);&quot;&quot;;INDEX([$'MetRisks Registration'.B$5:.E$190];MATCH([$Mitagation.B1197];[$'MetRisks Registration'.B$5:.B$190];0);2))">
            <text:p/>
          </table:table-cell>
          <table:table-cell table:style-name="ce145" table:formula="of:=IF(ISBLANK([.B1197]);&quot;&quot;;IF(ISBLANK(INDEX([$Escalation.B$5:.E$190];MATCH([$'MetRisks Registration'.B1197];[$Escalation.B$5:.B$190];0);3));&quot;&quot;;INDEX([$Escalation.B$5:.E$190];MATCH([$'MetRisks Registration'.B1197];[$Escalation.B$5:.B$190];0);3)))">
            <text:p/>
          </table:table-cell>
          <table:table-cell table:number-columns-repeated="1020"/>
        </table:table-row>
        <table:table-row table:style-name="ro33">
          <table:table-cell/>
          <table:table-cell/>
          <table:table-cell table:style-name="ce145" table:formula="of:=IF(ISBLANK([.B1198]);&quot;&quot;;INDEX([$'MetRisks Registration'.B$5:.E$190];MATCH([$Mitagation.B1198];[$'MetRisks Registration'.B$5:.B$190];0);2))">
            <text:p/>
          </table:table-cell>
          <table:table-cell table:style-name="ce145" table:formula="of:=IF(ISBLANK([.B1198]);&quot;&quot;;IF(ISBLANK(INDEX([$Escalation.B$5:.E$190];MATCH([$'MetRisks Registration'.B1198];[$Escalation.B$5:.B$190];0);3));&quot;&quot;;INDEX([$Escalation.B$5:.E$190];MATCH([$'MetRisks Registration'.B1198];[$Escalation.B$5:.B$190];0);3)))">
            <text:p/>
          </table:table-cell>
          <table:table-cell table:number-columns-repeated="1020"/>
        </table:table-row>
        <table:table-row table:style-name="ro33">
          <table:table-cell/>
          <table:table-cell/>
          <table:table-cell table:style-name="ce145" table:formula="of:=IF(ISBLANK([.B1199]);&quot;&quot;;INDEX([$'MetRisks Registration'.B$5:.E$190];MATCH([$Mitagation.B1199];[$'MetRisks Registration'.B$5:.B$190];0);2))">
            <text:p/>
          </table:table-cell>
          <table:table-cell table:style-name="ce145" table:formula="of:=IF(ISBLANK([.B1199]);&quot;&quot;;IF(ISBLANK(INDEX([$Escalation.B$5:.E$190];MATCH([$'MetRisks Registration'.B1199];[$Escalation.B$5:.B$190];0);3));&quot;&quot;;INDEX([$Escalation.B$5:.E$190];MATCH([$'MetRisks Registration'.B1199];[$Escalation.B$5:.B$190];0);3)))">
            <text:p/>
          </table:table-cell>
          <table:table-cell table:number-columns-repeated="1020"/>
        </table:table-row>
        <table:table-row table:style-name="ro33">
          <table:table-cell/>
          <table:table-cell/>
          <table:table-cell table:style-name="ce145" table:formula="of:=IF(ISBLANK([.B1200]);&quot;&quot;;INDEX([$'MetRisks Registration'.B$5:.E$190];MATCH([$Mitagation.B1200];[$'MetRisks Registration'.B$5:.B$190];0);2))">
            <text:p/>
          </table:table-cell>
          <table:table-cell table:style-name="ce145" table:formula="of:=IF(ISBLANK([.B1200]);&quot;&quot;;IF(ISBLANK(INDEX([$Escalation.B$5:.E$190];MATCH([$'MetRisks Registration'.B1200];[$Escalation.B$5:.B$190];0);3));&quot;&quot;;INDEX([$Escalation.B$5:.E$190];MATCH([$'MetRisks Registration'.B1200];[$Escalation.B$5:.B$190];0);3)))">
            <text:p/>
          </table:table-cell>
          <table:table-cell table:number-columns-repeated="1020"/>
        </table:table-row>
        <table:table-row table:style-name="ro33">
          <table:table-cell/>
          <table:table-cell/>
          <table:table-cell table:style-name="ce145" table:formula="of:=IF(ISBLANK([.B1201]);&quot;&quot;;INDEX([$'MetRisks Registration'.B$5:.E$190];MATCH([$Mitagation.B1201];[$'MetRisks Registration'.B$5:.B$190];0);2))">
            <text:p/>
          </table:table-cell>
          <table:table-cell table:style-name="ce145" table:formula="of:=IF(ISBLANK([.B1201]);&quot;&quot;;IF(ISBLANK(INDEX([$Escalation.B$5:.E$190];MATCH([$'MetRisks Registration'.B1201];[$Escalation.B$5:.B$190];0);3));&quot;&quot;;INDEX([$Escalation.B$5:.E$190];MATCH([$'MetRisks Registration'.B1201];[$Escalation.B$5:.B$190];0);3)))">
            <text:p/>
          </table:table-cell>
          <table:table-cell table:number-columns-repeated="1020"/>
        </table:table-row>
        <table:table-row table:style-name="ro33">
          <table:table-cell/>
          <table:table-cell/>
          <table:table-cell table:style-name="ce145" table:formula="of:=IF(ISBLANK([.B1202]);&quot;&quot;;INDEX([$'MetRisks Registration'.B$5:.E$190];MATCH([$Mitagation.B1202];[$'MetRisks Registration'.B$5:.B$190];0);2))">
            <text:p/>
          </table:table-cell>
          <table:table-cell table:style-name="ce145" table:formula="of:=IF(ISBLANK([.B1202]);&quot;&quot;;IF(ISBLANK(INDEX([$Escalation.B$5:.E$190];MATCH([$'MetRisks Registration'.B1202];[$Escalation.B$5:.B$190];0);3));&quot;&quot;;INDEX([$Escalation.B$5:.E$190];MATCH([$'MetRisks Registration'.B1202];[$Escalation.B$5:.B$190];0);3)))">
            <text:p/>
          </table:table-cell>
          <table:table-cell table:number-columns-repeated="1020"/>
        </table:table-row>
        <table:table-row table:style-name="ro33">
          <table:table-cell/>
          <table:table-cell/>
          <table:table-cell table:style-name="ce145" table:formula="of:=IF(ISBLANK([.B1203]);&quot;&quot;;INDEX([$'MetRisks Registration'.B$5:.E$190];MATCH([$Mitagation.B1203];[$'MetRisks Registration'.B$5:.B$190];0);2))">
            <text:p/>
          </table:table-cell>
          <table:table-cell table:style-name="ce145" table:formula="of:=IF(ISBLANK([.B1203]);&quot;&quot;;IF(ISBLANK(INDEX([$Escalation.B$5:.E$190];MATCH([$'MetRisks Registration'.B1203];[$Escalation.B$5:.B$190];0);3));&quot;&quot;;INDEX([$Escalation.B$5:.E$190];MATCH([$'MetRisks Registration'.B1203];[$Escalation.B$5:.B$190];0);3)))">
            <text:p/>
          </table:table-cell>
          <table:table-cell table:number-columns-repeated="1020"/>
        </table:table-row>
        <table:table-row table:style-name="ro33">
          <table:table-cell/>
          <table:table-cell/>
          <table:table-cell table:style-name="ce145" table:formula="of:=IF(ISBLANK([.B1204]);&quot;&quot;;INDEX([$'MetRisks Registration'.B$5:.E$190];MATCH([$Mitagation.B1204];[$'MetRisks Registration'.B$5:.B$190];0);2))">
            <text:p/>
          </table:table-cell>
          <table:table-cell table:style-name="ce145" table:formula="of:=IF(ISBLANK([.B1204]);&quot;&quot;;IF(ISBLANK(INDEX([$Escalation.B$5:.E$190];MATCH([$'MetRisks Registration'.B1204];[$Escalation.B$5:.B$190];0);3));&quot;&quot;;INDEX([$Escalation.B$5:.E$190];MATCH([$'MetRisks Registration'.B1204];[$Escalation.B$5:.B$190];0);3)))">
            <text:p/>
          </table:table-cell>
          <table:table-cell table:number-columns-repeated="1020"/>
        </table:table-row>
        <table:table-row table:style-name="ro33">
          <table:table-cell/>
          <table:table-cell/>
          <table:table-cell table:style-name="ce145" table:formula="of:=IF(ISBLANK([.B1205]);&quot;&quot;;INDEX([$'MetRisks Registration'.B$5:.E$190];MATCH([$Mitagation.B1205];[$'MetRisks Registration'.B$5:.B$190];0);2))">
            <text:p/>
          </table:table-cell>
          <table:table-cell table:style-name="ce145" table:formula="of:=IF(ISBLANK([.B1205]);&quot;&quot;;IF(ISBLANK(INDEX([$Escalation.B$5:.E$190];MATCH([$'MetRisks Registration'.B1205];[$Escalation.B$5:.B$190];0);3));&quot;&quot;;INDEX([$Escalation.B$5:.E$190];MATCH([$'MetRisks Registration'.B1205];[$Escalation.B$5:.B$190];0);3)))">
            <text:p/>
          </table:table-cell>
          <table:table-cell table:number-columns-repeated="1020"/>
        </table:table-row>
        <table:table-row table:style-name="ro33">
          <table:table-cell/>
          <table:table-cell/>
          <table:table-cell table:style-name="ce145" table:formula="of:=IF(ISBLANK([.B1206]);&quot;&quot;;INDEX([$'MetRisks Registration'.B$5:.E$190];MATCH([$Mitagation.B1206];[$'MetRisks Registration'.B$5:.B$190];0);2))">
            <text:p/>
          </table:table-cell>
          <table:table-cell table:style-name="ce145" table:formula="of:=IF(ISBLANK([.B1206]);&quot;&quot;;IF(ISBLANK(INDEX([$Escalation.B$5:.E$190];MATCH([$'MetRisks Registration'.B1206];[$Escalation.B$5:.B$190];0);3));&quot;&quot;;INDEX([$Escalation.B$5:.E$190];MATCH([$'MetRisks Registration'.B1206];[$Escalation.B$5:.B$190];0);3)))">
            <text:p/>
          </table:table-cell>
          <table:table-cell table:number-columns-repeated="1020"/>
        </table:table-row>
        <table:table-row table:style-name="ro33">
          <table:table-cell/>
          <table:table-cell/>
          <table:table-cell table:style-name="ce145" table:formula="of:=IF(ISBLANK([.B1207]);&quot;&quot;;INDEX([$'MetRisks Registration'.B$5:.E$190];MATCH([$Mitagation.B1207];[$'MetRisks Registration'.B$5:.B$190];0);2))">
            <text:p/>
          </table:table-cell>
          <table:table-cell table:style-name="ce145" table:formula="of:=IF(ISBLANK([.B1207]);&quot;&quot;;IF(ISBLANK(INDEX([$Escalation.B$5:.E$190];MATCH([$'MetRisks Registration'.B1207];[$Escalation.B$5:.B$190];0);3));&quot;&quot;;INDEX([$Escalation.B$5:.E$190];MATCH([$'MetRisks Registration'.B1207];[$Escalation.B$5:.B$190];0);3)))">
            <text:p/>
          </table:table-cell>
          <table:table-cell table:number-columns-repeated="1020"/>
        </table:table-row>
        <table:table-row table:style-name="ro33">
          <table:table-cell/>
          <table:table-cell/>
          <table:table-cell table:style-name="ce145" table:formula="of:=IF(ISBLANK([.B1208]);&quot;&quot;;INDEX([$'MetRisks Registration'.B$5:.E$190];MATCH([$Mitagation.B1208];[$'MetRisks Registration'.B$5:.B$190];0);2))">
            <text:p/>
          </table:table-cell>
          <table:table-cell table:style-name="ce145" table:formula="of:=IF(ISBLANK([.B1208]);&quot;&quot;;IF(ISBLANK(INDEX([$Escalation.B$5:.E$190];MATCH([$'MetRisks Registration'.B1208];[$Escalation.B$5:.B$190];0);3));&quot;&quot;;INDEX([$Escalation.B$5:.E$190];MATCH([$'MetRisks Registration'.B1208];[$Escalation.B$5:.B$190];0);3)))">
            <text:p/>
          </table:table-cell>
          <table:table-cell table:number-columns-repeated="1020"/>
        </table:table-row>
        <table:table-row table:style-name="ro33">
          <table:table-cell/>
          <table:table-cell/>
          <table:table-cell table:style-name="ce145" table:formula="of:=IF(ISBLANK([.B1209]);&quot;&quot;;INDEX([$'MetRisks Registration'.B$5:.E$190];MATCH([$Mitagation.B1209];[$'MetRisks Registration'.B$5:.B$190];0);2))">
            <text:p/>
          </table:table-cell>
          <table:table-cell table:style-name="ce145" table:formula="of:=IF(ISBLANK([.B1209]);&quot;&quot;;IF(ISBLANK(INDEX([$Escalation.B$5:.E$190];MATCH([$'MetRisks Registration'.B1209];[$Escalation.B$5:.B$190];0);3));&quot;&quot;;INDEX([$Escalation.B$5:.E$190];MATCH([$'MetRisks Registration'.B1209];[$Escalation.B$5:.B$190];0);3)))">
            <text:p/>
          </table:table-cell>
          <table:table-cell table:number-columns-repeated="1020"/>
        </table:table-row>
        <table:table-row table:style-name="ro33">
          <table:table-cell/>
          <table:table-cell/>
          <table:table-cell table:style-name="ce145" table:formula="of:=IF(ISBLANK([.B1210]);&quot;&quot;;INDEX([$'MetRisks Registration'.B$5:.E$190];MATCH([$Mitagation.B1210];[$'MetRisks Registration'.B$5:.B$190];0);2))">
            <text:p/>
          </table:table-cell>
          <table:table-cell table:style-name="ce145" table:formula="of:=IF(ISBLANK([.B1210]);&quot;&quot;;IF(ISBLANK(INDEX([$Escalation.B$5:.E$190];MATCH([$'MetRisks Registration'.B1210];[$Escalation.B$5:.B$190];0);3));&quot;&quot;;INDEX([$Escalation.B$5:.E$190];MATCH([$'MetRisks Registration'.B1210];[$Escalation.B$5:.B$190];0);3)))">
            <text:p/>
          </table:table-cell>
          <table:table-cell table:number-columns-repeated="1020"/>
        </table:table-row>
        <table:table-row table:style-name="ro33">
          <table:table-cell/>
          <table:table-cell/>
          <table:table-cell table:style-name="ce145" table:formula="of:=IF(ISBLANK([.B1211]);&quot;&quot;;INDEX([$'MetRisks Registration'.B$5:.E$190];MATCH([$Mitagation.B1211];[$'MetRisks Registration'.B$5:.B$190];0);2))">
            <text:p/>
          </table:table-cell>
          <table:table-cell table:style-name="ce145" table:formula="of:=IF(ISBLANK([.B1211]);&quot;&quot;;IF(ISBLANK(INDEX([$Escalation.B$5:.E$190];MATCH([$'MetRisks Registration'.B1211];[$Escalation.B$5:.B$190];0);3));&quot;&quot;;INDEX([$Escalation.B$5:.E$190];MATCH([$'MetRisks Registration'.B1211];[$Escalation.B$5:.B$190];0);3)))">
            <text:p/>
          </table:table-cell>
          <table:table-cell table:number-columns-repeated="1020"/>
        </table:table-row>
        <table:table-row table:style-name="ro33">
          <table:table-cell/>
          <table:table-cell/>
          <table:table-cell table:style-name="ce145" table:formula="of:=IF(ISBLANK([.B1212]);&quot;&quot;;INDEX([$'MetRisks Registration'.B$5:.E$190];MATCH([$Mitagation.B1212];[$'MetRisks Registration'.B$5:.B$190];0);2))">
            <text:p/>
          </table:table-cell>
          <table:table-cell table:style-name="ce145" table:formula="of:=IF(ISBLANK([.B1212]);&quot;&quot;;IF(ISBLANK(INDEX([$Escalation.B$5:.E$190];MATCH([$'MetRisks Registration'.B1212];[$Escalation.B$5:.B$190];0);3));&quot;&quot;;INDEX([$Escalation.B$5:.E$190];MATCH([$'MetRisks Registration'.B1212];[$Escalation.B$5:.B$190];0);3)))">
            <text:p/>
          </table:table-cell>
          <table:table-cell table:number-columns-repeated="1020"/>
        </table:table-row>
        <table:table-row table:style-name="ro33">
          <table:table-cell/>
          <table:table-cell/>
          <table:table-cell table:style-name="ce145" table:formula="of:=IF(ISBLANK([.B1213]);&quot;&quot;;INDEX([$'MetRisks Registration'.B$5:.E$190];MATCH([$Mitagation.B1213];[$'MetRisks Registration'.B$5:.B$190];0);2))">
            <text:p/>
          </table:table-cell>
          <table:table-cell table:style-name="ce145" table:formula="of:=IF(ISBLANK([.B1213]);&quot;&quot;;IF(ISBLANK(INDEX([$Escalation.B$5:.E$190];MATCH([$'MetRisks Registration'.B1213];[$Escalation.B$5:.B$190];0);3));&quot;&quot;;INDEX([$Escalation.B$5:.E$190];MATCH([$'MetRisks Registration'.B1213];[$Escalation.B$5:.B$190];0);3)))">
            <text:p/>
          </table:table-cell>
          <table:table-cell table:number-columns-repeated="1020"/>
        </table:table-row>
        <table:table-row table:style-name="ro33">
          <table:table-cell/>
          <table:table-cell/>
          <table:table-cell table:style-name="ce145" table:formula="of:=IF(ISBLANK([.B1214]);&quot;&quot;;INDEX([$'MetRisks Registration'.B$5:.E$190];MATCH([$Mitagation.B1214];[$'MetRisks Registration'.B$5:.B$190];0);2))">
            <text:p/>
          </table:table-cell>
          <table:table-cell table:style-name="ce145" table:formula="of:=IF(ISBLANK([.B1214]);&quot;&quot;;IF(ISBLANK(INDEX([$Escalation.B$5:.E$190];MATCH([$'MetRisks Registration'.B1214];[$Escalation.B$5:.B$190];0);3));&quot;&quot;;INDEX([$Escalation.B$5:.E$190];MATCH([$'MetRisks Registration'.B1214];[$Escalation.B$5:.B$190];0);3)))">
            <text:p/>
          </table:table-cell>
          <table:table-cell table:number-columns-repeated="1020"/>
        </table:table-row>
        <table:table-row table:style-name="ro33">
          <table:table-cell/>
          <table:table-cell/>
          <table:table-cell table:style-name="ce145" table:formula="of:=IF(ISBLANK([.B1215]);&quot;&quot;;INDEX([$'MetRisks Registration'.B$5:.E$190];MATCH([$Mitagation.B1215];[$'MetRisks Registration'.B$5:.B$190];0);2))">
            <text:p/>
          </table:table-cell>
          <table:table-cell table:style-name="ce145" table:formula="of:=IF(ISBLANK([.B1215]);&quot;&quot;;IF(ISBLANK(INDEX([$Escalation.B$5:.E$190];MATCH([$'MetRisks Registration'.B1215];[$Escalation.B$5:.B$190];0);3));&quot;&quot;;INDEX([$Escalation.B$5:.E$190];MATCH([$'MetRisks Registration'.B1215];[$Escalation.B$5:.B$190];0);3)))">
            <text:p/>
          </table:table-cell>
          <table:table-cell table:number-columns-repeated="1020"/>
        </table:table-row>
        <table:table-row table:style-name="ro33">
          <table:table-cell/>
          <table:table-cell/>
          <table:table-cell table:style-name="ce145" table:formula="of:=IF(ISBLANK([.B1216]);&quot;&quot;;INDEX([$'MetRisks Registration'.B$5:.E$190];MATCH([$Mitagation.B1216];[$'MetRisks Registration'.B$5:.B$190];0);2))">
            <text:p/>
          </table:table-cell>
          <table:table-cell table:style-name="ce145" table:formula="of:=IF(ISBLANK([.B1216]);&quot;&quot;;IF(ISBLANK(INDEX([$Escalation.B$5:.E$190];MATCH([$'MetRisks Registration'.B1216];[$Escalation.B$5:.B$190];0);3));&quot;&quot;;INDEX([$Escalation.B$5:.E$190];MATCH([$'MetRisks Registration'.B1216];[$Escalation.B$5:.B$190];0);3)))">
            <text:p/>
          </table:table-cell>
          <table:table-cell table:number-columns-repeated="1020"/>
        </table:table-row>
        <table:table-row table:style-name="ro33">
          <table:table-cell/>
          <table:table-cell/>
          <table:table-cell table:style-name="ce145" table:formula="of:=IF(ISBLANK([.B1217]);&quot;&quot;;INDEX([$'MetRisks Registration'.B$5:.E$190];MATCH([$Mitagation.B1217];[$'MetRisks Registration'.B$5:.B$190];0);2))">
            <text:p/>
          </table:table-cell>
          <table:table-cell table:style-name="ce145" table:formula="of:=IF(ISBLANK([.B1217]);&quot;&quot;;IF(ISBLANK(INDEX([$Escalation.B$5:.E$190];MATCH([$'MetRisks Registration'.B1217];[$Escalation.B$5:.B$190];0);3));&quot;&quot;;INDEX([$Escalation.B$5:.E$190];MATCH([$'MetRisks Registration'.B1217];[$Escalation.B$5:.B$190];0);3)))">
            <text:p/>
          </table:table-cell>
          <table:table-cell table:number-columns-repeated="1020"/>
        </table:table-row>
        <table:table-row table:style-name="ro33">
          <table:table-cell/>
          <table:table-cell/>
          <table:table-cell table:style-name="ce145" table:formula="of:=IF(ISBLANK([.B1218]);&quot;&quot;;INDEX([$'MetRisks Registration'.B$5:.E$190];MATCH([$Mitagation.B1218];[$'MetRisks Registration'.B$5:.B$190];0);2))">
            <text:p/>
          </table:table-cell>
          <table:table-cell table:style-name="ce145" table:formula="of:=IF(ISBLANK([.B1218]);&quot;&quot;;IF(ISBLANK(INDEX([$Escalation.B$5:.E$190];MATCH([$'MetRisks Registration'.B1218];[$Escalation.B$5:.B$190];0);3));&quot;&quot;;INDEX([$Escalation.B$5:.E$190];MATCH([$'MetRisks Registration'.B1218];[$Escalation.B$5:.B$190];0);3)))">
            <text:p/>
          </table:table-cell>
          <table:table-cell table:number-columns-repeated="1020"/>
        </table:table-row>
        <table:table-row table:style-name="ro33">
          <table:table-cell/>
          <table:table-cell/>
          <table:table-cell table:style-name="ce145" table:formula="of:=IF(ISBLANK([.B1219]);&quot;&quot;;INDEX([$'MetRisks Registration'.B$5:.E$190];MATCH([$Mitagation.B1219];[$'MetRisks Registration'.B$5:.B$190];0);2))">
            <text:p/>
          </table:table-cell>
          <table:table-cell table:style-name="ce145" table:formula="of:=IF(ISBLANK([.B1219]);&quot;&quot;;IF(ISBLANK(INDEX([$Escalation.B$5:.E$190];MATCH([$'MetRisks Registration'.B1219];[$Escalation.B$5:.B$190];0);3));&quot;&quot;;INDEX([$Escalation.B$5:.E$190];MATCH([$'MetRisks Registration'.B1219];[$Escalation.B$5:.B$190];0);3)))">
            <text:p/>
          </table:table-cell>
          <table:table-cell table:number-columns-repeated="1020"/>
        </table:table-row>
        <table:table-row table:style-name="ro33">
          <table:table-cell/>
          <table:table-cell/>
          <table:table-cell table:style-name="ce145" table:formula="of:=IF(ISBLANK([.B1220]);&quot;&quot;;INDEX([$'MetRisks Registration'.B$5:.E$190];MATCH([$Mitagation.B1220];[$'MetRisks Registration'.B$5:.B$190];0);2))">
            <text:p/>
          </table:table-cell>
          <table:table-cell table:style-name="ce145" table:formula="of:=IF(ISBLANK([.B1220]);&quot;&quot;;IF(ISBLANK(INDEX([$Escalation.B$5:.E$190];MATCH([$'MetRisks Registration'.B1220];[$Escalation.B$5:.B$190];0);3));&quot;&quot;;INDEX([$Escalation.B$5:.E$190];MATCH([$'MetRisks Registration'.B1220];[$Escalation.B$5:.B$190];0);3)))">
            <text:p/>
          </table:table-cell>
          <table:table-cell table:number-columns-repeated="1020"/>
        </table:table-row>
        <table:table-row table:style-name="ro33">
          <table:table-cell/>
          <table:table-cell/>
          <table:table-cell table:style-name="ce145" table:formula="of:=IF(ISBLANK([.B1221]);&quot;&quot;;INDEX([$'MetRisks Registration'.B$5:.E$190];MATCH([$Mitagation.B1221];[$'MetRisks Registration'.B$5:.B$190];0);2))">
            <text:p/>
          </table:table-cell>
          <table:table-cell table:style-name="ce145" table:formula="of:=IF(ISBLANK([.B1221]);&quot;&quot;;IF(ISBLANK(INDEX([$Escalation.B$5:.E$190];MATCH([$'MetRisks Registration'.B1221];[$Escalation.B$5:.B$190];0);3));&quot;&quot;;INDEX([$Escalation.B$5:.E$190];MATCH([$'MetRisks Registration'.B1221];[$Escalation.B$5:.B$190];0);3)))">
            <text:p/>
          </table:table-cell>
          <table:table-cell table:number-columns-repeated="1020"/>
        </table:table-row>
        <table:table-row table:style-name="ro33">
          <table:table-cell/>
          <table:table-cell/>
          <table:table-cell table:style-name="ce145" table:formula="of:=IF(ISBLANK([.B1222]);&quot;&quot;;INDEX([$'MetRisks Registration'.B$5:.E$190];MATCH([$Mitagation.B1222];[$'MetRisks Registration'.B$5:.B$190];0);2))">
            <text:p/>
          </table:table-cell>
          <table:table-cell table:style-name="ce145" table:formula="of:=IF(ISBLANK([.B1222]);&quot;&quot;;IF(ISBLANK(INDEX([$Escalation.B$5:.E$190];MATCH([$'MetRisks Registration'.B1222];[$Escalation.B$5:.B$190];0);3));&quot;&quot;;INDEX([$Escalation.B$5:.E$190];MATCH([$'MetRisks Registration'.B1222];[$Escalation.B$5:.B$190];0);3)))">
            <text:p/>
          </table:table-cell>
          <table:table-cell table:number-columns-repeated="1020"/>
        </table:table-row>
        <table:table-row table:style-name="ro33">
          <table:table-cell/>
          <table:table-cell/>
          <table:table-cell table:style-name="ce145" table:formula="of:=IF(ISBLANK([.B1223]);&quot;&quot;;INDEX([$'MetRisks Registration'.B$5:.E$190];MATCH([$Mitagation.B1223];[$'MetRisks Registration'.B$5:.B$190];0);2))">
            <text:p/>
          </table:table-cell>
          <table:table-cell table:style-name="ce145" table:formula="of:=IF(ISBLANK([.B1223]);&quot;&quot;;IF(ISBLANK(INDEX([$Escalation.B$5:.E$190];MATCH([$'MetRisks Registration'.B1223];[$Escalation.B$5:.B$190];0);3));&quot;&quot;;INDEX([$Escalation.B$5:.E$190];MATCH([$'MetRisks Registration'.B1223];[$Escalation.B$5:.B$190];0);3)))">
            <text:p/>
          </table:table-cell>
          <table:table-cell table:number-columns-repeated="1020"/>
        </table:table-row>
        <table:table-row table:style-name="ro33">
          <table:table-cell/>
          <table:table-cell/>
          <table:table-cell table:style-name="ce145" table:formula="of:=IF(ISBLANK([.B1224]);&quot;&quot;;INDEX([$'MetRisks Registration'.B$5:.E$190];MATCH([$Mitagation.B1224];[$'MetRisks Registration'.B$5:.B$190];0);2))">
            <text:p/>
          </table:table-cell>
          <table:table-cell table:style-name="ce145" table:formula="of:=IF(ISBLANK([.B1224]);&quot;&quot;;IF(ISBLANK(INDEX([$Escalation.B$5:.E$190];MATCH([$'MetRisks Registration'.B1224];[$Escalation.B$5:.B$190];0);3));&quot;&quot;;INDEX([$Escalation.B$5:.E$190];MATCH([$'MetRisks Registration'.B1224];[$Escalation.B$5:.B$190];0);3)))">
            <text:p/>
          </table:table-cell>
          <table:table-cell table:number-columns-repeated="1020"/>
        </table:table-row>
        <table:table-row table:style-name="ro33">
          <table:table-cell/>
          <table:table-cell/>
          <table:table-cell table:style-name="ce145" table:formula="of:=IF(ISBLANK([.B1225]);&quot;&quot;;INDEX([$'MetRisks Registration'.B$5:.E$190];MATCH([$Mitagation.B1225];[$'MetRisks Registration'.B$5:.B$190];0);2))">
            <text:p/>
          </table:table-cell>
          <table:table-cell table:style-name="ce145" table:formula="of:=IF(ISBLANK([.B1225]);&quot;&quot;;IF(ISBLANK(INDEX([$Escalation.B$5:.E$190];MATCH([$'MetRisks Registration'.B1225];[$Escalation.B$5:.B$190];0);3));&quot;&quot;;INDEX([$Escalation.B$5:.E$190];MATCH([$'MetRisks Registration'.B1225];[$Escalation.B$5:.B$190];0);3)))">
            <text:p/>
          </table:table-cell>
          <table:table-cell table:number-columns-repeated="1020"/>
        </table:table-row>
        <table:table-row table:style-name="ro33">
          <table:table-cell/>
          <table:table-cell/>
          <table:table-cell table:style-name="ce145" table:formula="of:=IF(ISBLANK([.B1226]);&quot;&quot;;INDEX([$'MetRisks Registration'.B$5:.E$190];MATCH([$Mitagation.B1226];[$'MetRisks Registration'.B$5:.B$190];0);2))">
            <text:p/>
          </table:table-cell>
          <table:table-cell table:style-name="ce145" table:formula="of:=IF(ISBLANK([.B1226]);&quot;&quot;;IF(ISBLANK(INDEX([$Escalation.B$5:.E$190];MATCH([$'MetRisks Registration'.B1226];[$Escalation.B$5:.B$190];0);3));&quot;&quot;;INDEX([$Escalation.B$5:.E$190];MATCH([$'MetRisks Registration'.B1226];[$Escalation.B$5:.B$190];0);3)))">
            <text:p/>
          </table:table-cell>
          <table:table-cell table:number-columns-repeated="1020"/>
        </table:table-row>
        <table:table-row table:style-name="ro33">
          <table:table-cell/>
          <table:table-cell/>
          <table:table-cell table:style-name="ce145" table:formula="of:=IF(ISBLANK([.B1227]);&quot;&quot;;INDEX([$'MetRisks Registration'.B$5:.E$190];MATCH([$Mitagation.B1227];[$'MetRisks Registration'.B$5:.B$190];0);2))">
            <text:p/>
          </table:table-cell>
          <table:table-cell table:style-name="ce145" table:formula="of:=IF(ISBLANK([.B1227]);&quot;&quot;;IF(ISBLANK(INDEX([$Escalation.B$5:.E$190];MATCH([$'MetRisks Registration'.B1227];[$Escalation.B$5:.B$190];0);3));&quot;&quot;;INDEX([$Escalation.B$5:.E$190];MATCH([$'MetRisks Registration'.B1227];[$Escalation.B$5:.B$190];0);3)))">
            <text:p/>
          </table:table-cell>
          <table:table-cell table:number-columns-repeated="1020"/>
        </table:table-row>
        <table:table-row table:style-name="ro33">
          <table:table-cell/>
          <table:table-cell/>
          <table:table-cell table:style-name="ce145" table:formula="of:=IF(ISBLANK([.B1228]);&quot;&quot;;INDEX([$'MetRisks Registration'.B$5:.E$190];MATCH([$Mitagation.B1228];[$'MetRisks Registration'.B$5:.B$190];0);2))">
            <text:p/>
          </table:table-cell>
          <table:table-cell table:style-name="ce145" table:formula="of:=IF(ISBLANK([.B1228]);&quot;&quot;;IF(ISBLANK(INDEX([$Escalation.B$5:.E$190];MATCH([$'MetRisks Registration'.B1228];[$Escalation.B$5:.B$190];0);3));&quot;&quot;;INDEX([$Escalation.B$5:.E$190];MATCH([$'MetRisks Registration'.B1228];[$Escalation.B$5:.B$190];0);3)))">
            <text:p/>
          </table:table-cell>
          <table:table-cell table:number-columns-repeated="1020"/>
        </table:table-row>
        <table:table-row table:style-name="ro33">
          <table:table-cell/>
          <table:table-cell/>
          <table:table-cell table:style-name="ce145" table:formula="of:=IF(ISBLANK([.B1229]);&quot;&quot;;INDEX([$'MetRisks Registration'.B$5:.E$190];MATCH([$Mitagation.B1229];[$'MetRisks Registration'.B$5:.B$190];0);2))">
            <text:p/>
          </table:table-cell>
          <table:table-cell table:style-name="ce145" table:formula="of:=IF(ISBLANK([.B1229]);&quot;&quot;;IF(ISBLANK(INDEX([$Escalation.B$5:.E$190];MATCH([$'MetRisks Registration'.B1229];[$Escalation.B$5:.B$190];0);3));&quot;&quot;;INDEX([$Escalation.B$5:.E$190];MATCH([$'MetRisks Registration'.B1229];[$Escalation.B$5:.B$190];0);3)))">
            <text:p/>
          </table:table-cell>
          <table:table-cell table:number-columns-repeated="1020"/>
        </table:table-row>
        <table:table-row table:style-name="ro33">
          <table:table-cell/>
          <table:table-cell/>
          <table:table-cell table:style-name="ce145" table:formula="of:=IF(ISBLANK([.B1230]);&quot;&quot;;INDEX([$'MetRisks Registration'.B$5:.E$190];MATCH([$Mitagation.B1230];[$'MetRisks Registration'.B$5:.B$190];0);2))">
            <text:p/>
          </table:table-cell>
          <table:table-cell table:style-name="ce145" table:formula="of:=IF(ISBLANK([.B1230]);&quot;&quot;;IF(ISBLANK(INDEX([$Escalation.B$5:.E$190];MATCH([$'MetRisks Registration'.B1230];[$Escalation.B$5:.B$190];0);3));&quot;&quot;;INDEX([$Escalation.B$5:.E$190];MATCH([$'MetRisks Registration'.B1230];[$Escalation.B$5:.B$190];0);3)))">
            <text:p/>
          </table:table-cell>
          <table:table-cell table:number-columns-repeated="1020"/>
        </table:table-row>
        <table:table-row table:style-name="ro33">
          <table:table-cell/>
          <table:table-cell/>
          <table:table-cell table:style-name="ce145" table:formula="of:=IF(ISBLANK([.B1231]);&quot;&quot;;INDEX([$'MetRisks Registration'.B$5:.E$190];MATCH([$Mitagation.B1231];[$'MetRisks Registration'.B$5:.B$190];0);2))">
            <text:p/>
          </table:table-cell>
          <table:table-cell table:style-name="ce145" table:formula="of:=IF(ISBLANK([.B1231]);&quot;&quot;;IF(ISBLANK(INDEX([$Escalation.B$5:.E$190];MATCH([$'MetRisks Registration'.B1231];[$Escalation.B$5:.B$190];0);3));&quot;&quot;;INDEX([$Escalation.B$5:.E$190];MATCH([$'MetRisks Registration'.B1231];[$Escalation.B$5:.B$190];0);3)))">
            <text:p/>
          </table:table-cell>
          <table:table-cell table:number-columns-repeated="1020"/>
        </table:table-row>
        <table:table-row table:style-name="ro33">
          <table:table-cell/>
          <table:table-cell/>
          <table:table-cell table:style-name="ce145" table:formula="of:=IF(ISBLANK([.B1232]);&quot;&quot;;INDEX([$'MetRisks Registration'.B$5:.E$190];MATCH([$Mitagation.B1232];[$'MetRisks Registration'.B$5:.B$190];0);2))">
            <text:p/>
          </table:table-cell>
          <table:table-cell table:style-name="ce145" table:formula="of:=IF(ISBLANK([.B1232]);&quot;&quot;;IF(ISBLANK(INDEX([$Escalation.B$5:.E$190];MATCH([$'MetRisks Registration'.B1232];[$Escalation.B$5:.B$190];0);3));&quot;&quot;;INDEX([$Escalation.B$5:.E$190];MATCH([$'MetRisks Registration'.B1232];[$Escalation.B$5:.B$190];0);3)))">
            <text:p/>
          </table:table-cell>
          <table:table-cell table:number-columns-repeated="1020"/>
        </table:table-row>
        <table:table-row table:style-name="ro33">
          <table:table-cell/>
          <table:table-cell/>
          <table:table-cell table:style-name="ce145" table:formula="of:=IF(ISBLANK([.B1233]);&quot;&quot;;INDEX([$'MetRisks Registration'.B$5:.E$190];MATCH([$Mitagation.B1233];[$'MetRisks Registration'.B$5:.B$190];0);2))">
            <text:p/>
          </table:table-cell>
          <table:table-cell table:style-name="ce145" table:formula="of:=IF(ISBLANK([.B1233]);&quot;&quot;;IF(ISBLANK(INDEX([$Escalation.B$5:.E$190];MATCH([$'MetRisks Registration'.B1233];[$Escalation.B$5:.B$190];0);3));&quot;&quot;;INDEX([$Escalation.B$5:.E$190];MATCH([$'MetRisks Registration'.B1233];[$Escalation.B$5:.B$190];0);3)))">
            <text:p/>
          </table:table-cell>
          <table:table-cell table:number-columns-repeated="1020"/>
        </table:table-row>
        <table:table-row table:style-name="ro33">
          <table:table-cell/>
          <table:table-cell/>
          <table:table-cell table:style-name="ce145" table:formula="of:=IF(ISBLANK([.B1234]);&quot;&quot;;INDEX([$'MetRisks Registration'.B$5:.E$190];MATCH([$Mitagation.B1234];[$'MetRisks Registration'.B$5:.B$190];0);2))">
            <text:p/>
          </table:table-cell>
          <table:table-cell table:style-name="ce145" table:formula="of:=IF(ISBLANK([.B1234]);&quot;&quot;;IF(ISBLANK(INDEX([$Escalation.B$5:.E$190];MATCH([$'MetRisks Registration'.B1234];[$Escalation.B$5:.B$190];0);3));&quot;&quot;;INDEX([$Escalation.B$5:.E$190];MATCH([$'MetRisks Registration'.B1234];[$Escalation.B$5:.B$190];0);3)))">
            <text:p/>
          </table:table-cell>
          <table:table-cell table:number-columns-repeated="1020"/>
        </table:table-row>
        <table:table-row table:style-name="ro33">
          <table:table-cell/>
          <table:table-cell/>
          <table:table-cell table:style-name="ce145" table:formula="of:=IF(ISBLANK([.B1235]);&quot;&quot;;INDEX([$'MetRisks Registration'.B$5:.E$190];MATCH([$Mitagation.B1235];[$'MetRisks Registration'.B$5:.B$190];0);2))">
            <text:p/>
          </table:table-cell>
          <table:table-cell table:style-name="ce145" table:formula="of:=IF(ISBLANK([.B1235]);&quot;&quot;;IF(ISBLANK(INDEX([$Escalation.B$5:.E$190];MATCH([$'MetRisks Registration'.B1235];[$Escalation.B$5:.B$190];0);3));&quot;&quot;;INDEX([$Escalation.B$5:.E$190];MATCH([$'MetRisks Registration'.B1235];[$Escalation.B$5:.B$190];0);3)))">
            <text:p/>
          </table:table-cell>
          <table:table-cell table:number-columns-repeated="1020"/>
        </table:table-row>
        <table:table-row table:style-name="ro33">
          <table:table-cell/>
          <table:table-cell/>
          <table:table-cell table:style-name="ce145" table:formula="of:=IF(ISBLANK([.B1236]);&quot;&quot;;INDEX([$'MetRisks Registration'.B$5:.E$190];MATCH([$Mitagation.B1236];[$'MetRisks Registration'.B$5:.B$190];0);2))">
            <text:p/>
          </table:table-cell>
          <table:table-cell table:style-name="ce145" table:formula="of:=IF(ISBLANK([.B1236]);&quot;&quot;;IF(ISBLANK(INDEX([$Escalation.B$5:.E$190];MATCH([$'MetRisks Registration'.B1236];[$Escalation.B$5:.B$190];0);3));&quot;&quot;;INDEX([$Escalation.B$5:.E$190];MATCH([$'MetRisks Registration'.B1236];[$Escalation.B$5:.B$190];0);3)))">
            <text:p/>
          </table:table-cell>
          <table:table-cell table:number-columns-repeated="1020"/>
        </table:table-row>
        <table:table-row table:style-name="ro33">
          <table:table-cell/>
          <table:table-cell/>
          <table:table-cell table:style-name="ce145" table:formula="of:=IF(ISBLANK([.B1237]);&quot;&quot;;INDEX([$'MetRisks Registration'.B$5:.E$190];MATCH([$Mitagation.B1237];[$'MetRisks Registration'.B$5:.B$190];0);2))">
            <text:p/>
          </table:table-cell>
          <table:table-cell table:style-name="ce145" table:formula="of:=IF(ISBLANK([.B1237]);&quot;&quot;;IF(ISBLANK(INDEX([$Escalation.B$5:.E$190];MATCH([$'MetRisks Registration'.B1237];[$Escalation.B$5:.B$190];0);3));&quot;&quot;;INDEX([$Escalation.B$5:.E$190];MATCH([$'MetRisks Registration'.B1237];[$Escalation.B$5:.B$190];0);3)))">
            <text:p/>
          </table:table-cell>
          <table:table-cell table:number-columns-repeated="1020"/>
        </table:table-row>
        <table:table-row table:style-name="ro33">
          <table:table-cell/>
          <table:table-cell/>
          <table:table-cell table:style-name="ce145" table:formula="of:=IF(ISBLANK([.B1238]);&quot;&quot;;INDEX([$'MetRisks Registration'.B$5:.E$190];MATCH([$Mitagation.B1238];[$'MetRisks Registration'.B$5:.B$190];0);2))">
            <text:p/>
          </table:table-cell>
          <table:table-cell table:style-name="ce145" table:formula="of:=IF(ISBLANK([.B1238]);&quot;&quot;;IF(ISBLANK(INDEX([$Escalation.B$5:.E$190];MATCH([$'MetRisks Registration'.B1238];[$Escalation.B$5:.B$190];0);3));&quot;&quot;;INDEX([$Escalation.B$5:.E$190];MATCH([$'MetRisks Registration'.B1238];[$Escalation.B$5:.B$190];0);3)))">
            <text:p/>
          </table:table-cell>
          <table:table-cell table:number-columns-repeated="1020"/>
        </table:table-row>
        <table:table-row table:style-name="ro33">
          <table:table-cell/>
          <table:table-cell/>
          <table:table-cell table:style-name="ce145" table:formula="of:=IF(ISBLANK([.B1239]);&quot;&quot;;INDEX([$'MetRisks Registration'.B$5:.E$190];MATCH([$Mitagation.B1239];[$'MetRisks Registration'.B$5:.B$190];0);2))">
            <text:p/>
          </table:table-cell>
          <table:table-cell table:style-name="ce145" table:formula="of:=IF(ISBLANK([.B1239]);&quot;&quot;;IF(ISBLANK(INDEX([$Escalation.B$5:.E$190];MATCH([$'MetRisks Registration'.B1239];[$Escalation.B$5:.B$190];0);3));&quot;&quot;;INDEX([$Escalation.B$5:.E$190];MATCH([$'MetRisks Registration'.B1239];[$Escalation.B$5:.B$190];0);3)))">
            <text:p/>
          </table:table-cell>
          <table:table-cell table:number-columns-repeated="1020"/>
        </table:table-row>
        <table:table-row table:style-name="ro33">
          <table:table-cell/>
          <table:table-cell/>
          <table:table-cell table:style-name="ce145" table:formula="of:=IF(ISBLANK([.B1240]);&quot;&quot;;INDEX([$'MetRisks Registration'.B$5:.E$190];MATCH([$Mitagation.B1240];[$'MetRisks Registration'.B$5:.B$190];0);2))">
            <text:p/>
          </table:table-cell>
          <table:table-cell table:style-name="ce145" table:formula="of:=IF(ISBLANK([.B1240]);&quot;&quot;;IF(ISBLANK(INDEX([$Escalation.B$5:.E$190];MATCH([$'MetRisks Registration'.B1240];[$Escalation.B$5:.B$190];0);3));&quot;&quot;;INDEX([$Escalation.B$5:.E$190];MATCH([$'MetRisks Registration'.B1240];[$Escalation.B$5:.B$190];0);3)))">
            <text:p/>
          </table:table-cell>
          <table:table-cell table:number-columns-repeated="1020"/>
        </table:table-row>
        <table:table-row table:style-name="ro33">
          <table:table-cell/>
          <table:table-cell/>
          <table:table-cell table:style-name="ce145" table:formula="of:=IF(ISBLANK([.B1241]);&quot;&quot;;INDEX([$'MetRisks Registration'.B$5:.E$190];MATCH([$Mitagation.B1241];[$'MetRisks Registration'.B$5:.B$190];0);2))">
            <text:p/>
          </table:table-cell>
          <table:table-cell table:style-name="ce145" table:formula="of:=IF(ISBLANK([.B1241]);&quot;&quot;;IF(ISBLANK(INDEX([$Escalation.B$5:.E$190];MATCH([$'MetRisks Registration'.B1241];[$Escalation.B$5:.B$190];0);3));&quot;&quot;;INDEX([$Escalation.B$5:.E$190];MATCH([$'MetRisks Registration'.B1241];[$Escalation.B$5:.B$190];0);3)))">
            <text:p/>
          </table:table-cell>
          <table:table-cell table:number-columns-repeated="1020"/>
        </table:table-row>
        <table:table-row table:style-name="ro33">
          <table:table-cell/>
          <table:table-cell/>
          <table:table-cell table:style-name="ce145" table:formula="of:=IF(ISBLANK([.B1242]);&quot;&quot;;INDEX([$'MetRisks Registration'.B$5:.E$190];MATCH([$Mitagation.B1242];[$'MetRisks Registration'.B$5:.B$190];0);2))">
            <text:p/>
          </table:table-cell>
          <table:table-cell table:style-name="ce145" table:formula="of:=IF(ISBLANK([.B1242]);&quot;&quot;;IF(ISBLANK(INDEX([$Escalation.B$5:.E$190];MATCH([$'MetRisks Registration'.B1242];[$Escalation.B$5:.B$190];0);3));&quot;&quot;;INDEX([$Escalation.B$5:.E$190];MATCH([$'MetRisks Registration'.B1242];[$Escalation.B$5:.B$190];0);3)))">
            <text:p/>
          </table:table-cell>
          <table:table-cell table:number-columns-repeated="1020"/>
        </table:table-row>
        <table:table-row table:style-name="ro33">
          <table:table-cell/>
          <table:table-cell/>
          <table:table-cell table:style-name="ce145" table:formula="of:=IF(ISBLANK([.B1243]);&quot;&quot;;INDEX([$'MetRisks Registration'.B$5:.E$190];MATCH([$Mitagation.B1243];[$'MetRisks Registration'.B$5:.B$190];0);2))">
            <text:p/>
          </table:table-cell>
          <table:table-cell table:style-name="ce145" table:formula="of:=IF(ISBLANK([.B1243]);&quot;&quot;;IF(ISBLANK(INDEX([$Escalation.B$5:.E$190];MATCH([$'MetRisks Registration'.B1243];[$Escalation.B$5:.B$190];0);3));&quot;&quot;;INDEX([$Escalation.B$5:.E$190];MATCH([$'MetRisks Registration'.B1243];[$Escalation.B$5:.B$190];0);3)))">
            <text:p/>
          </table:table-cell>
          <table:table-cell table:number-columns-repeated="1020"/>
        </table:table-row>
        <table:table-row table:style-name="ro33">
          <table:table-cell/>
          <table:table-cell/>
          <table:table-cell table:style-name="ce145" table:formula="of:=IF(ISBLANK([.B1244]);&quot;&quot;;INDEX([$'MetRisks Registration'.B$5:.E$190];MATCH([$Mitagation.B1244];[$'MetRisks Registration'.B$5:.B$190];0);2))">
            <text:p/>
          </table:table-cell>
          <table:table-cell table:style-name="ce145" table:formula="of:=IF(ISBLANK([.B1244]);&quot;&quot;;IF(ISBLANK(INDEX([$Escalation.B$5:.E$190];MATCH([$'MetRisks Registration'.B1244];[$Escalation.B$5:.B$190];0);3));&quot;&quot;;INDEX([$Escalation.B$5:.E$190];MATCH([$'MetRisks Registration'.B1244];[$Escalation.B$5:.B$190];0);3)))">
            <text:p/>
          </table:table-cell>
          <table:table-cell table:number-columns-repeated="1020"/>
        </table:table-row>
        <table:table-row table:style-name="ro33">
          <table:table-cell/>
          <table:table-cell/>
          <table:table-cell table:style-name="ce145" table:formula="of:=IF(ISBLANK([.B1245]);&quot;&quot;;INDEX([$'MetRisks Registration'.B$5:.E$190];MATCH([$Mitagation.B1245];[$'MetRisks Registration'.B$5:.B$190];0);2))">
            <text:p/>
          </table:table-cell>
          <table:table-cell table:style-name="ce145" table:formula="of:=IF(ISBLANK([.B1245]);&quot;&quot;;IF(ISBLANK(INDEX([$Escalation.B$5:.E$190];MATCH([$'MetRisks Registration'.B1245];[$Escalation.B$5:.B$190];0);3));&quot;&quot;;INDEX([$Escalation.B$5:.E$190];MATCH([$'MetRisks Registration'.B1245];[$Escalation.B$5:.B$190];0);3)))">
            <text:p/>
          </table:table-cell>
          <table:table-cell table:number-columns-repeated="1020"/>
        </table:table-row>
        <table:table-row table:style-name="ro33">
          <table:table-cell/>
          <table:table-cell/>
          <table:table-cell table:style-name="ce145" table:formula="of:=IF(ISBLANK([.B1246]);&quot;&quot;;INDEX([$'MetRisks Registration'.B$5:.E$190];MATCH([$Mitagation.B1246];[$'MetRisks Registration'.B$5:.B$190];0);2))">
            <text:p/>
          </table:table-cell>
          <table:table-cell table:style-name="ce145" table:formula="of:=IF(ISBLANK([.B1246]);&quot;&quot;;IF(ISBLANK(INDEX([$Escalation.B$5:.E$190];MATCH([$'MetRisks Registration'.B1246];[$Escalation.B$5:.B$190];0);3));&quot;&quot;;INDEX([$Escalation.B$5:.E$190];MATCH([$'MetRisks Registration'.B1246];[$Escalation.B$5:.B$190];0);3)))">
            <text:p/>
          </table:table-cell>
          <table:table-cell table:number-columns-repeated="1020"/>
        </table:table-row>
        <table:table-row table:style-name="ro33">
          <table:table-cell/>
          <table:table-cell/>
          <table:table-cell table:style-name="ce145" table:formula="of:=IF(ISBLANK([.B1247]);&quot;&quot;;INDEX([$'MetRisks Registration'.B$5:.E$190];MATCH([$Mitagation.B1247];[$'MetRisks Registration'.B$5:.B$190];0);2))">
            <text:p/>
          </table:table-cell>
          <table:table-cell table:style-name="ce145" table:formula="of:=IF(ISBLANK([.B1247]);&quot;&quot;;IF(ISBLANK(INDEX([$Escalation.B$5:.E$190];MATCH([$'MetRisks Registration'.B1247];[$Escalation.B$5:.B$190];0);3));&quot;&quot;;INDEX([$Escalation.B$5:.E$190];MATCH([$'MetRisks Registration'.B1247];[$Escalation.B$5:.B$190];0);3)))">
            <text:p/>
          </table:table-cell>
          <table:table-cell table:number-columns-repeated="1020"/>
        </table:table-row>
        <table:table-row table:style-name="ro33">
          <table:table-cell/>
          <table:table-cell/>
          <table:table-cell table:style-name="ce145" table:formula="of:=IF(ISBLANK([.B1248]);&quot;&quot;;INDEX([$'MetRisks Registration'.B$5:.E$190];MATCH([$Mitagation.B1248];[$'MetRisks Registration'.B$5:.B$190];0);2))">
            <text:p/>
          </table:table-cell>
          <table:table-cell table:style-name="ce145" table:formula="of:=IF(ISBLANK([.B1248]);&quot;&quot;;IF(ISBLANK(INDEX([$Escalation.B$5:.E$190];MATCH([$'MetRisks Registration'.B1248];[$Escalation.B$5:.B$190];0);3));&quot;&quot;;INDEX([$Escalation.B$5:.E$190];MATCH([$'MetRisks Registration'.B1248];[$Escalation.B$5:.B$190];0);3)))">
            <text:p/>
          </table:table-cell>
          <table:table-cell table:number-columns-repeated="1020"/>
        </table:table-row>
        <table:table-row table:style-name="ro33">
          <table:table-cell/>
          <table:table-cell/>
          <table:table-cell table:style-name="ce145" table:formula="of:=IF(ISBLANK([.B1249]);&quot;&quot;;INDEX([$'MetRisks Registration'.B$5:.E$190];MATCH([$Mitagation.B1249];[$'MetRisks Registration'.B$5:.B$190];0);2))">
            <text:p/>
          </table:table-cell>
          <table:table-cell table:style-name="ce145" table:formula="of:=IF(ISBLANK([.B1249]);&quot;&quot;;IF(ISBLANK(INDEX([$Escalation.B$5:.E$190];MATCH([$'MetRisks Registration'.B1249];[$Escalation.B$5:.B$190];0);3));&quot;&quot;;INDEX([$Escalation.B$5:.E$190];MATCH([$'MetRisks Registration'.B1249];[$Escalation.B$5:.B$190];0);3)))">
            <text:p/>
          </table:table-cell>
          <table:table-cell table:number-columns-repeated="1020"/>
        </table:table-row>
        <table:table-row table:style-name="ro33">
          <table:table-cell/>
          <table:table-cell/>
          <table:table-cell table:style-name="ce145" table:formula="of:=IF(ISBLANK([.B1250]);&quot;&quot;;INDEX([$'MetRisks Registration'.B$5:.E$190];MATCH([$Mitagation.B1250];[$'MetRisks Registration'.B$5:.B$190];0);2))">
            <text:p/>
          </table:table-cell>
          <table:table-cell table:style-name="ce145" table:formula="of:=IF(ISBLANK([.B1250]);&quot;&quot;;IF(ISBLANK(INDEX([$Escalation.B$5:.E$190];MATCH([$'MetRisks Registration'.B1250];[$Escalation.B$5:.B$190];0);3));&quot;&quot;;INDEX([$Escalation.B$5:.E$190];MATCH([$'MetRisks Registration'.B1250];[$Escalation.B$5:.B$190];0);3)))">
            <text:p/>
          </table:table-cell>
          <table:table-cell table:number-columns-repeated="1020"/>
        </table:table-row>
        <table:table-row table:style-name="ro33">
          <table:table-cell/>
          <table:table-cell/>
          <table:table-cell table:style-name="ce145" table:formula="of:=IF(ISBLANK([.B1251]);&quot;&quot;;INDEX([$'MetRisks Registration'.B$5:.E$190];MATCH([$Mitagation.B1251];[$'MetRisks Registration'.B$5:.B$190];0);2))">
            <text:p/>
          </table:table-cell>
          <table:table-cell table:style-name="ce145" table:formula="of:=IF(ISBLANK([.B1251]);&quot;&quot;;IF(ISBLANK(INDEX([$Escalation.B$5:.E$190];MATCH([$'MetRisks Registration'.B1251];[$Escalation.B$5:.B$190];0);3));&quot;&quot;;INDEX([$Escalation.B$5:.E$190];MATCH([$'MetRisks Registration'.B1251];[$Escalation.B$5:.B$190];0);3)))">
            <text:p/>
          </table:table-cell>
          <table:table-cell table:number-columns-repeated="1020"/>
        </table:table-row>
        <table:table-row table:style-name="ro33">
          <table:table-cell/>
          <table:table-cell/>
          <table:table-cell table:style-name="ce145" table:formula="of:=IF(ISBLANK([.B1252]);&quot;&quot;;INDEX([$'MetRisks Registration'.B$5:.E$190];MATCH([$Mitagation.B1252];[$'MetRisks Registration'.B$5:.B$190];0);2))">
            <text:p/>
          </table:table-cell>
          <table:table-cell table:style-name="ce145" table:formula="of:=IF(ISBLANK([.B1252]);&quot;&quot;;IF(ISBLANK(INDEX([$Escalation.B$5:.E$190];MATCH([$'MetRisks Registration'.B1252];[$Escalation.B$5:.B$190];0);3));&quot;&quot;;INDEX([$Escalation.B$5:.E$190];MATCH([$'MetRisks Registration'.B1252];[$Escalation.B$5:.B$190];0);3)))">
            <text:p/>
          </table:table-cell>
          <table:table-cell table:number-columns-repeated="1020"/>
        </table:table-row>
        <table:table-row table:style-name="ro33">
          <table:table-cell/>
          <table:table-cell/>
          <table:table-cell table:style-name="ce145" table:formula="of:=IF(ISBLANK([.B1253]);&quot;&quot;;INDEX([$'MetRisks Registration'.B$5:.E$190];MATCH([$Mitagation.B1253];[$'MetRisks Registration'.B$5:.B$190];0);2))">
            <text:p/>
          </table:table-cell>
          <table:table-cell table:style-name="ce145" table:formula="of:=IF(ISBLANK([.B1253]);&quot;&quot;;IF(ISBLANK(INDEX([$Escalation.B$5:.E$190];MATCH([$'MetRisks Registration'.B1253];[$Escalation.B$5:.B$190];0);3));&quot;&quot;;INDEX([$Escalation.B$5:.E$190];MATCH([$'MetRisks Registration'.B1253];[$Escalation.B$5:.B$190];0);3)))">
            <text:p/>
          </table:table-cell>
          <table:table-cell table:number-columns-repeated="1020"/>
        </table:table-row>
        <table:table-row table:style-name="ro33">
          <table:table-cell/>
          <table:table-cell/>
          <table:table-cell table:style-name="ce145" table:formula="of:=IF(ISBLANK([.B1254]);&quot;&quot;;INDEX([$'MetRisks Registration'.B$5:.E$190];MATCH([$Mitagation.B1254];[$'MetRisks Registration'.B$5:.B$190];0);2))">
            <text:p/>
          </table:table-cell>
          <table:table-cell table:style-name="ce145" table:formula="of:=IF(ISBLANK([.B1254]);&quot;&quot;;IF(ISBLANK(INDEX([$Escalation.B$5:.E$190];MATCH([$'MetRisks Registration'.B1254];[$Escalation.B$5:.B$190];0);3));&quot;&quot;;INDEX([$Escalation.B$5:.E$190];MATCH([$'MetRisks Registration'.B1254];[$Escalation.B$5:.B$190];0);3)))">
            <text:p/>
          </table:table-cell>
          <table:table-cell table:number-columns-repeated="1020"/>
        </table:table-row>
        <table:table-row table:style-name="ro33">
          <table:table-cell/>
          <table:table-cell/>
          <table:table-cell table:style-name="ce145" table:formula="of:=IF(ISBLANK([.B1255]);&quot;&quot;;INDEX([$'MetRisks Registration'.B$5:.E$190];MATCH([$Mitagation.B1255];[$'MetRisks Registration'.B$5:.B$190];0);2))">
            <text:p/>
          </table:table-cell>
          <table:table-cell table:style-name="ce145" table:formula="of:=IF(ISBLANK([.B1255]);&quot;&quot;;IF(ISBLANK(INDEX([$Escalation.B$5:.E$190];MATCH([$'MetRisks Registration'.B1255];[$Escalation.B$5:.B$190];0);3));&quot;&quot;;INDEX([$Escalation.B$5:.E$190];MATCH([$'MetRisks Registration'.B1255];[$Escalation.B$5:.B$190];0);3)))">
            <text:p/>
          </table:table-cell>
          <table:table-cell table:number-columns-repeated="1020"/>
        </table:table-row>
        <table:table-row table:style-name="ro33">
          <table:table-cell/>
          <table:table-cell/>
          <table:table-cell table:style-name="ce145" table:formula="of:=IF(ISBLANK([.B1256]);&quot;&quot;;INDEX([$'MetRisks Registration'.B$5:.E$190];MATCH([$Mitagation.B1256];[$'MetRisks Registration'.B$5:.B$190];0);2))">
            <text:p/>
          </table:table-cell>
          <table:table-cell table:style-name="ce145" table:formula="of:=IF(ISBLANK([.B1256]);&quot;&quot;;IF(ISBLANK(INDEX([$Escalation.B$5:.E$190];MATCH([$'MetRisks Registration'.B1256];[$Escalation.B$5:.B$190];0);3));&quot;&quot;;INDEX([$Escalation.B$5:.E$190];MATCH([$'MetRisks Registration'.B1256];[$Escalation.B$5:.B$190];0);3)))">
            <text:p/>
          </table:table-cell>
          <table:table-cell table:number-columns-repeated="1020"/>
        </table:table-row>
        <table:table-row table:style-name="ro33">
          <table:table-cell/>
          <table:table-cell/>
          <table:table-cell table:style-name="ce145" table:formula="of:=IF(ISBLANK([.B1257]);&quot;&quot;;INDEX([$'MetRisks Registration'.B$5:.E$190];MATCH([$Mitagation.B1257];[$'MetRisks Registration'.B$5:.B$190];0);2))">
            <text:p/>
          </table:table-cell>
          <table:table-cell table:style-name="ce145" table:formula="of:=IF(ISBLANK([.B1257]);&quot;&quot;;IF(ISBLANK(INDEX([$Escalation.B$5:.E$190];MATCH([$'MetRisks Registration'.B1257];[$Escalation.B$5:.B$190];0);3));&quot;&quot;;INDEX([$Escalation.B$5:.E$190];MATCH([$'MetRisks Registration'.B1257];[$Escalation.B$5:.B$190];0);3)))">
            <text:p/>
          </table:table-cell>
          <table:table-cell table:number-columns-repeated="1020"/>
        </table:table-row>
        <table:table-row table:style-name="ro33">
          <table:table-cell/>
          <table:table-cell/>
          <table:table-cell table:style-name="ce145" table:formula="of:=IF(ISBLANK([.B1258]);&quot;&quot;;INDEX([$'MetRisks Registration'.B$5:.E$190];MATCH([$Mitagation.B1258];[$'MetRisks Registration'.B$5:.B$190];0);2))">
            <text:p/>
          </table:table-cell>
          <table:table-cell table:style-name="ce145" table:formula="of:=IF(ISBLANK([.B1258]);&quot;&quot;;IF(ISBLANK(INDEX([$Escalation.B$5:.E$190];MATCH([$'MetRisks Registration'.B1258];[$Escalation.B$5:.B$190];0);3));&quot;&quot;;INDEX([$Escalation.B$5:.E$190];MATCH([$'MetRisks Registration'.B1258];[$Escalation.B$5:.B$190];0);3)))">
            <text:p/>
          </table:table-cell>
          <table:table-cell table:number-columns-repeated="1020"/>
        </table:table-row>
        <table:table-row table:style-name="ro33">
          <table:table-cell/>
          <table:table-cell/>
          <table:table-cell table:style-name="ce145" table:formula="of:=IF(ISBLANK([.B1259]);&quot;&quot;;INDEX([$'MetRisks Registration'.B$5:.E$190];MATCH([$Mitagation.B1259];[$'MetRisks Registration'.B$5:.B$190];0);2))">
            <text:p/>
          </table:table-cell>
          <table:table-cell table:style-name="ce145" table:formula="of:=IF(ISBLANK([.B1259]);&quot;&quot;;IF(ISBLANK(INDEX([$Escalation.B$5:.E$190];MATCH([$'MetRisks Registration'.B1259];[$Escalation.B$5:.B$190];0);3));&quot;&quot;;INDEX([$Escalation.B$5:.E$190];MATCH([$'MetRisks Registration'.B1259];[$Escalation.B$5:.B$190];0);3)))">
            <text:p/>
          </table:table-cell>
          <table:table-cell table:number-columns-repeated="1020"/>
        </table:table-row>
        <table:table-row table:style-name="ro33">
          <table:table-cell/>
          <table:table-cell/>
          <table:table-cell table:style-name="ce145" table:formula="of:=IF(ISBLANK([.B1260]);&quot;&quot;;INDEX([$'MetRisks Registration'.B$5:.E$190];MATCH([$Mitagation.B1260];[$'MetRisks Registration'.B$5:.B$190];0);2))">
            <text:p/>
          </table:table-cell>
          <table:table-cell table:style-name="ce145" table:formula="of:=IF(ISBLANK([.B1260]);&quot;&quot;;IF(ISBLANK(INDEX([$Escalation.B$5:.E$190];MATCH([$'MetRisks Registration'.B1260];[$Escalation.B$5:.B$190];0);3));&quot;&quot;;INDEX([$Escalation.B$5:.E$190];MATCH([$'MetRisks Registration'.B1260];[$Escalation.B$5:.B$190];0);3)))">
            <text:p/>
          </table:table-cell>
          <table:table-cell table:number-columns-repeated="1020"/>
        </table:table-row>
        <table:table-row table:style-name="ro33">
          <table:table-cell/>
          <table:table-cell/>
          <table:table-cell table:style-name="ce145" table:formula="of:=IF(ISBLANK([.B1261]);&quot;&quot;;INDEX([$'MetRisks Registration'.B$5:.E$190];MATCH([$Mitagation.B1261];[$'MetRisks Registration'.B$5:.B$190];0);2))">
            <text:p/>
          </table:table-cell>
          <table:table-cell table:style-name="ce145" table:formula="of:=IF(ISBLANK([.B1261]);&quot;&quot;;IF(ISBLANK(INDEX([$Escalation.B$5:.E$190];MATCH([$'MetRisks Registration'.B1261];[$Escalation.B$5:.B$190];0);3));&quot;&quot;;INDEX([$Escalation.B$5:.E$190];MATCH([$'MetRisks Registration'.B1261];[$Escalation.B$5:.B$190];0);3)))">
            <text:p/>
          </table:table-cell>
          <table:table-cell table:number-columns-repeated="1020"/>
        </table:table-row>
        <table:table-row table:style-name="ro33">
          <table:table-cell/>
          <table:table-cell/>
          <table:table-cell table:style-name="ce145" table:formula="of:=IF(ISBLANK([.B1262]);&quot;&quot;;INDEX([$'MetRisks Registration'.B$5:.E$190];MATCH([$Mitagation.B1262];[$'MetRisks Registration'.B$5:.B$190];0);2))">
            <text:p/>
          </table:table-cell>
          <table:table-cell table:style-name="ce145" table:formula="of:=IF(ISBLANK([.B1262]);&quot;&quot;;IF(ISBLANK(INDEX([$Escalation.B$5:.E$190];MATCH([$'MetRisks Registration'.B1262];[$Escalation.B$5:.B$190];0);3));&quot;&quot;;INDEX([$Escalation.B$5:.E$190];MATCH([$'MetRisks Registration'.B1262];[$Escalation.B$5:.B$190];0);3)))">
            <text:p/>
          </table:table-cell>
          <table:table-cell table:number-columns-repeated="1020"/>
        </table:table-row>
        <table:table-row table:style-name="ro33">
          <table:table-cell/>
          <table:table-cell/>
          <table:table-cell table:style-name="ce145" table:formula="of:=IF(ISBLANK([.B1263]);&quot;&quot;;INDEX([$'MetRisks Registration'.B$5:.E$190];MATCH([$Mitagation.B1263];[$'MetRisks Registration'.B$5:.B$190];0);2))">
            <text:p/>
          </table:table-cell>
          <table:table-cell table:style-name="ce145" table:formula="of:=IF(ISBLANK([.B1263]);&quot;&quot;;IF(ISBLANK(INDEX([$Escalation.B$5:.E$190];MATCH([$'MetRisks Registration'.B1263];[$Escalation.B$5:.B$190];0);3));&quot;&quot;;INDEX([$Escalation.B$5:.E$190];MATCH([$'MetRisks Registration'.B1263];[$Escalation.B$5:.B$190];0);3)))">
            <text:p/>
          </table:table-cell>
          <table:table-cell table:number-columns-repeated="1020"/>
        </table:table-row>
        <table:table-row table:style-name="ro33">
          <table:table-cell/>
          <table:table-cell/>
          <table:table-cell table:style-name="ce145" table:formula="of:=IF(ISBLANK([.B1264]);&quot;&quot;;INDEX([$'MetRisks Registration'.B$5:.E$190];MATCH([$Mitagation.B1264];[$'MetRisks Registration'.B$5:.B$190];0);2))">
            <text:p/>
          </table:table-cell>
          <table:table-cell table:style-name="ce145" table:formula="of:=IF(ISBLANK([.B1264]);&quot;&quot;;IF(ISBLANK(INDEX([$Escalation.B$5:.E$190];MATCH([$'MetRisks Registration'.B1264];[$Escalation.B$5:.B$190];0);3));&quot;&quot;;INDEX([$Escalation.B$5:.E$190];MATCH([$'MetRisks Registration'.B1264];[$Escalation.B$5:.B$190];0);3)))">
            <text:p/>
          </table:table-cell>
          <table:table-cell table:number-columns-repeated="1020"/>
        </table:table-row>
        <table:table-row table:style-name="ro33">
          <table:table-cell/>
          <table:table-cell/>
          <table:table-cell table:style-name="ce145" table:formula="of:=IF(ISBLANK([.B1265]);&quot;&quot;;INDEX([$'MetRisks Registration'.B$5:.E$190];MATCH([$Mitagation.B1265];[$'MetRisks Registration'.B$5:.B$190];0);2))">
            <text:p/>
          </table:table-cell>
          <table:table-cell table:style-name="ce145" table:formula="of:=IF(ISBLANK([.B1265]);&quot;&quot;;IF(ISBLANK(INDEX([$Escalation.B$5:.E$190];MATCH([$'MetRisks Registration'.B1265];[$Escalation.B$5:.B$190];0);3));&quot;&quot;;INDEX([$Escalation.B$5:.E$190];MATCH([$'MetRisks Registration'.B1265];[$Escalation.B$5:.B$190];0);3)))">
            <text:p/>
          </table:table-cell>
          <table:table-cell table:number-columns-repeated="1020"/>
        </table:table-row>
        <table:table-row table:style-name="ro33">
          <table:table-cell/>
          <table:table-cell/>
          <table:table-cell table:style-name="ce145" table:formula="of:=IF(ISBLANK([.B1266]);&quot;&quot;;INDEX([$'MetRisks Registration'.B$5:.E$190];MATCH([$Mitagation.B1266];[$'MetRisks Registration'.B$5:.B$190];0);2))">
            <text:p/>
          </table:table-cell>
          <table:table-cell table:style-name="ce145" table:formula="of:=IF(ISBLANK([.B1266]);&quot;&quot;;IF(ISBLANK(INDEX([$Escalation.B$5:.E$190];MATCH([$'MetRisks Registration'.B1266];[$Escalation.B$5:.B$190];0);3));&quot;&quot;;INDEX([$Escalation.B$5:.E$190];MATCH([$'MetRisks Registration'.B1266];[$Escalation.B$5:.B$190];0);3)))">
            <text:p/>
          </table:table-cell>
          <table:table-cell table:number-columns-repeated="1020"/>
        </table:table-row>
        <table:table-row table:style-name="ro33">
          <table:table-cell/>
          <table:table-cell/>
          <table:table-cell table:style-name="ce145" table:formula="of:=IF(ISBLANK([.B1267]);&quot;&quot;;INDEX([$'MetRisks Registration'.B$5:.E$190];MATCH([$Mitagation.B1267];[$'MetRisks Registration'.B$5:.B$190];0);2))">
            <text:p/>
          </table:table-cell>
          <table:table-cell table:style-name="ce145" table:formula="of:=IF(ISBLANK([.B1267]);&quot;&quot;;IF(ISBLANK(INDEX([$Escalation.B$5:.E$190];MATCH([$'MetRisks Registration'.B1267];[$Escalation.B$5:.B$190];0);3));&quot;&quot;;INDEX([$Escalation.B$5:.E$190];MATCH([$'MetRisks Registration'.B1267];[$Escalation.B$5:.B$190];0);3)))">
            <text:p/>
          </table:table-cell>
          <table:table-cell table:number-columns-repeated="1020"/>
        </table:table-row>
        <table:table-row table:style-name="ro33">
          <table:table-cell/>
          <table:table-cell/>
          <table:table-cell table:style-name="ce145" table:formula="of:=IF(ISBLANK([.B1268]);&quot;&quot;;INDEX([$'MetRisks Registration'.B$5:.E$190];MATCH([$Mitagation.B1268];[$'MetRisks Registration'.B$5:.B$190];0);2))">
            <text:p/>
          </table:table-cell>
          <table:table-cell table:style-name="ce145" table:formula="of:=IF(ISBLANK([.B1268]);&quot;&quot;;IF(ISBLANK(INDEX([$Escalation.B$5:.E$190];MATCH([$'MetRisks Registration'.B1268];[$Escalation.B$5:.B$190];0);3));&quot;&quot;;INDEX([$Escalation.B$5:.E$190];MATCH([$'MetRisks Registration'.B1268];[$Escalation.B$5:.B$190];0);3)))">
            <text:p/>
          </table:table-cell>
          <table:table-cell table:number-columns-repeated="1020"/>
        </table:table-row>
        <table:table-row table:style-name="ro33">
          <table:table-cell/>
          <table:table-cell/>
          <table:table-cell table:style-name="ce145" table:formula="of:=IF(ISBLANK([.B1269]);&quot;&quot;;INDEX([$'MetRisks Registration'.B$5:.E$190];MATCH([$Mitagation.B1269];[$'MetRisks Registration'.B$5:.B$190];0);2))">
            <text:p/>
          </table:table-cell>
          <table:table-cell table:style-name="ce145" table:formula="of:=IF(ISBLANK([.B1269]);&quot;&quot;;IF(ISBLANK(INDEX([$Escalation.B$5:.E$190];MATCH([$'MetRisks Registration'.B1269];[$Escalation.B$5:.B$190];0);3));&quot;&quot;;INDEX([$Escalation.B$5:.E$190];MATCH([$'MetRisks Registration'.B1269];[$Escalation.B$5:.B$190];0);3)))">
            <text:p/>
          </table:table-cell>
          <table:table-cell table:number-columns-repeated="1020"/>
        </table:table-row>
        <table:table-row table:style-name="ro33">
          <table:table-cell/>
          <table:table-cell/>
          <table:table-cell table:style-name="ce145" table:formula="of:=IF(ISBLANK([.B1270]);&quot;&quot;;INDEX([$'MetRisks Registration'.B$5:.E$190];MATCH([$Mitagation.B1270];[$'MetRisks Registration'.B$5:.B$190];0);2))">
            <text:p/>
          </table:table-cell>
          <table:table-cell table:style-name="ce145" table:formula="of:=IF(ISBLANK([.B1270]);&quot;&quot;;IF(ISBLANK(INDEX([$Escalation.B$5:.E$190];MATCH([$'MetRisks Registration'.B1270];[$Escalation.B$5:.B$190];0);3));&quot;&quot;;INDEX([$Escalation.B$5:.E$190];MATCH([$'MetRisks Registration'.B1270];[$Escalation.B$5:.B$190];0);3)))">
            <text:p/>
          </table:table-cell>
          <table:table-cell table:number-columns-repeated="1020"/>
        </table:table-row>
        <table:table-row table:style-name="ro33">
          <table:table-cell/>
          <table:table-cell/>
          <table:table-cell table:style-name="ce145" table:formula="of:=IF(ISBLANK([.B1271]);&quot;&quot;;INDEX([$'MetRisks Registration'.B$5:.E$190];MATCH([$Mitagation.B1271];[$'MetRisks Registration'.B$5:.B$190];0);2))">
            <text:p/>
          </table:table-cell>
          <table:table-cell table:style-name="ce145" table:formula="of:=IF(ISBLANK([.B1271]);&quot;&quot;;IF(ISBLANK(INDEX([$Escalation.B$5:.E$190];MATCH([$'MetRisks Registration'.B1271];[$Escalation.B$5:.B$190];0);3));&quot;&quot;;INDEX([$Escalation.B$5:.E$190];MATCH([$'MetRisks Registration'.B1271];[$Escalation.B$5:.B$190];0);3)))">
            <text:p/>
          </table:table-cell>
          <table:table-cell table:number-columns-repeated="1020"/>
        </table:table-row>
        <table:table-row table:style-name="ro33">
          <table:table-cell/>
          <table:table-cell/>
          <table:table-cell table:style-name="ce145" table:formula="of:=IF(ISBLANK([.B1272]);&quot;&quot;;INDEX([$'MetRisks Registration'.B$5:.E$190];MATCH([$Mitagation.B1272];[$'MetRisks Registration'.B$5:.B$190];0);2))">
            <text:p/>
          </table:table-cell>
          <table:table-cell table:style-name="ce145" table:formula="of:=IF(ISBLANK([.B1272]);&quot;&quot;;IF(ISBLANK(INDEX([$Escalation.B$5:.E$190];MATCH([$'MetRisks Registration'.B1272];[$Escalation.B$5:.B$190];0);3));&quot;&quot;;INDEX([$Escalation.B$5:.E$190];MATCH([$'MetRisks Registration'.B1272];[$Escalation.B$5:.B$190];0);3)))">
            <text:p/>
          </table:table-cell>
          <table:table-cell table:number-columns-repeated="1020"/>
        </table:table-row>
        <table:table-row table:style-name="ro33">
          <table:table-cell/>
          <table:table-cell/>
          <table:table-cell table:style-name="ce145" table:formula="of:=IF(ISBLANK([.B1273]);&quot;&quot;;INDEX([$'MetRisks Registration'.B$5:.E$190];MATCH([$Mitagation.B1273];[$'MetRisks Registration'.B$5:.B$190];0);2))">
            <text:p/>
          </table:table-cell>
          <table:table-cell table:style-name="ce145" table:formula="of:=IF(ISBLANK([.B1273]);&quot;&quot;;IF(ISBLANK(INDEX([$Escalation.B$5:.E$190];MATCH([$'MetRisks Registration'.B1273];[$Escalation.B$5:.B$190];0);3));&quot;&quot;;INDEX([$Escalation.B$5:.E$190];MATCH([$'MetRisks Registration'.B1273];[$Escalation.B$5:.B$190];0);3)))">
            <text:p/>
          </table:table-cell>
          <table:table-cell table:number-columns-repeated="1020"/>
        </table:table-row>
        <table:table-row table:style-name="ro33">
          <table:table-cell/>
          <table:table-cell/>
          <table:table-cell table:style-name="ce145" table:formula="of:=IF(ISBLANK([.B1274]);&quot;&quot;;INDEX([$'MetRisks Registration'.B$5:.E$190];MATCH([$Mitagation.B1274];[$'MetRisks Registration'.B$5:.B$190];0);2))">
            <text:p/>
          </table:table-cell>
          <table:table-cell table:style-name="ce145" table:formula="of:=IF(ISBLANK([.B1274]);&quot;&quot;;IF(ISBLANK(INDEX([$Escalation.B$5:.E$190];MATCH([$'MetRisks Registration'.B1274];[$Escalation.B$5:.B$190];0);3));&quot;&quot;;INDEX([$Escalation.B$5:.E$190];MATCH([$'MetRisks Registration'.B1274];[$Escalation.B$5:.B$190];0);3)))">
            <text:p/>
          </table:table-cell>
          <table:table-cell table:number-columns-repeated="1020"/>
        </table:table-row>
        <table:table-row table:style-name="ro33">
          <table:table-cell/>
          <table:table-cell/>
          <table:table-cell table:style-name="ce145" table:formula="of:=IF(ISBLANK([.B1275]);&quot;&quot;;INDEX([$'MetRisks Registration'.B$5:.E$190];MATCH([$Mitagation.B1275];[$'MetRisks Registration'.B$5:.B$190];0);2))">
            <text:p/>
          </table:table-cell>
          <table:table-cell table:style-name="ce145" table:formula="of:=IF(ISBLANK([.B1275]);&quot;&quot;;IF(ISBLANK(INDEX([$Escalation.B$5:.E$190];MATCH([$'MetRisks Registration'.B1275];[$Escalation.B$5:.B$190];0);3));&quot;&quot;;INDEX([$Escalation.B$5:.E$190];MATCH([$'MetRisks Registration'.B1275];[$Escalation.B$5:.B$190];0);3)))">
            <text:p/>
          </table:table-cell>
          <table:table-cell table:number-columns-repeated="1020"/>
        </table:table-row>
        <table:table-row table:style-name="ro33">
          <table:table-cell/>
          <table:table-cell/>
          <table:table-cell table:style-name="ce145" table:formula="of:=IF(ISBLANK([.B1276]);&quot;&quot;;INDEX([$'MetRisks Registration'.B$5:.E$190];MATCH([$Mitagation.B1276];[$'MetRisks Registration'.B$5:.B$190];0);2))">
            <text:p/>
          </table:table-cell>
          <table:table-cell table:style-name="ce145" table:formula="of:=IF(ISBLANK([.B1276]);&quot;&quot;;IF(ISBLANK(INDEX([$Escalation.B$5:.E$190];MATCH([$'MetRisks Registration'.B1276];[$Escalation.B$5:.B$190];0);3));&quot;&quot;;INDEX([$Escalation.B$5:.E$190];MATCH([$'MetRisks Registration'.B1276];[$Escalation.B$5:.B$190];0);3)))">
            <text:p/>
          </table:table-cell>
          <table:table-cell table:number-columns-repeated="1020"/>
        </table:table-row>
        <table:table-row table:style-name="ro33">
          <table:table-cell/>
          <table:table-cell/>
          <table:table-cell table:style-name="ce145" table:formula="of:=IF(ISBLANK([.B1277]);&quot;&quot;;INDEX([$'MetRisks Registration'.B$5:.E$190];MATCH([$Mitagation.B1277];[$'MetRisks Registration'.B$5:.B$190];0);2))">
            <text:p/>
          </table:table-cell>
          <table:table-cell table:style-name="ce145" table:formula="of:=IF(ISBLANK([.B1277]);&quot;&quot;;IF(ISBLANK(INDEX([$Escalation.B$5:.E$190];MATCH([$'MetRisks Registration'.B1277];[$Escalation.B$5:.B$190];0);3));&quot;&quot;;INDEX([$Escalation.B$5:.E$190];MATCH([$'MetRisks Registration'.B1277];[$Escalation.B$5:.B$190];0);3)))">
            <text:p/>
          </table:table-cell>
          <table:table-cell table:number-columns-repeated="1020"/>
        </table:table-row>
        <table:table-row table:style-name="ro33">
          <table:table-cell/>
          <table:table-cell/>
          <table:table-cell table:style-name="ce145" table:formula="of:=IF(ISBLANK([.B1278]);&quot;&quot;;INDEX([$'MetRisks Registration'.B$5:.E$190];MATCH([$Mitagation.B1278];[$'MetRisks Registration'.B$5:.B$190];0);2))">
            <text:p/>
          </table:table-cell>
          <table:table-cell table:style-name="ce145" table:formula="of:=IF(ISBLANK([.B1278]);&quot;&quot;;IF(ISBLANK(INDEX([$Escalation.B$5:.E$190];MATCH([$'MetRisks Registration'.B1278];[$Escalation.B$5:.B$190];0);3));&quot;&quot;;INDEX([$Escalation.B$5:.E$190];MATCH([$'MetRisks Registration'.B1278];[$Escalation.B$5:.B$190];0);3)))">
            <text:p/>
          </table:table-cell>
          <table:table-cell table:number-columns-repeated="1020"/>
        </table:table-row>
        <table:table-row table:style-name="ro33">
          <table:table-cell/>
          <table:table-cell/>
          <table:table-cell table:style-name="ce145" table:formula="of:=IF(ISBLANK([.B1279]);&quot;&quot;;INDEX([$'MetRisks Registration'.B$5:.E$190];MATCH([$Mitagation.B1279];[$'MetRisks Registration'.B$5:.B$190];0);2))">
            <text:p/>
          </table:table-cell>
          <table:table-cell table:style-name="ce145" table:formula="of:=IF(ISBLANK([.B1279]);&quot;&quot;;IF(ISBLANK(INDEX([$Escalation.B$5:.E$190];MATCH([$'MetRisks Registration'.B1279];[$Escalation.B$5:.B$190];0);3));&quot;&quot;;INDEX([$Escalation.B$5:.E$190];MATCH([$'MetRisks Registration'.B1279];[$Escalation.B$5:.B$190];0);3)))">
            <text:p/>
          </table:table-cell>
          <table:table-cell table:number-columns-repeated="1020"/>
        </table:table-row>
        <table:table-row table:style-name="ro33">
          <table:table-cell/>
          <table:table-cell/>
          <table:table-cell table:style-name="ce145" table:formula="of:=IF(ISBLANK([.B1280]);&quot;&quot;;INDEX([$'MetRisks Registration'.B$5:.E$190];MATCH([$Mitagation.B1280];[$'MetRisks Registration'.B$5:.B$190];0);2))">
            <text:p/>
          </table:table-cell>
          <table:table-cell table:style-name="ce145" table:formula="of:=IF(ISBLANK([.B1280]);&quot;&quot;;IF(ISBLANK(INDEX([$Escalation.B$5:.E$190];MATCH([$'MetRisks Registration'.B1280];[$Escalation.B$5:.B$190];0);3));&quot;&quot;;INDEX([$Escalation.B$5:.E$190];MATCH([$'MetRisks Registration'.B1280];[$Escalation.B$5:.B$190];0);3)))">
            <text:p/>
          </table:table-cell>
          <table:table-cell table:number-columns-repeated="1020"/>
        </table:table-row>
        <table:table-row table:style-name="ro33">
          <table:table-cell/>
          <table:table-cell/>
          <table:table-cell table:style-name="ce145" table:formula="of:=IF(ISBLANK([.B1281]);&quot;&quot;;INDEX([$'MetRisks Registration'.B$5:.E$190];MATCH([$Mitagation.B1281];[$'MetRisks Registration'.B$5:.B$190];0);2))">
            <text:p/>
          </table:table-cell>
          <table:table-cell table:style-name="ce145" table:formula="of:=IF(ISBLANK([.B1281]);&quot;&quot;;IF(ISBLANK(INDEX([$Escalation.B$5:.E$190];MATCH([$'MetRisks Registration'.B1281];[$Escalation.B$5:.B$190];0);3));&quot;&quot;;INDEX([$Escalation.B$5:.E$190];MATCH([$'MetRisks Registration'.B1281];[$Escalation.B$5:.B$190];0);3)))">
            <text:p/>
          </table:table-cell>
          <table:table-cell table:number-columns-repeated="1020"/>
        </table:table-row>
        <table:table-row table:style-name="ro33">
          <table:table-cell/>
          <table:table-cell/>
          <table:table-cell table:style-name="ce145" table:formula="of:=IF(ISBLANK([.B1282]);&quot;&quot;;INDEX([$'MetRisks Registration'.B$5:.E$190];MATCH([$Mitagation.B1282];[$'MetRisks Registration'.B$5:.B$190];0);2))">
            <text:p/>
          </table:table-cell>
          <table:table-cell table:style-name="ce145" table:formula="of:=IF(ISBLANK([.B1282]);&quot;&quot;;IF(ISBLANK(INDEX([$Escalation.B$5:.E$190];MATCH([$'MetRisks Registration'.B1282];[$Escalation.B$5:.B$190];0);3));&quot;&quot;;INDEX([$Escalation.B$5:.E$190];MATCH([$'MetRisks Registration'.B1282];[$Escalation.B$5:.B$190];0);3)))">
            <text:p/>
          </table:table-cell>
          <table:table-cell table:number-columns-repeated="1020"/>
        </table:table-row>
        <table:table-row table:style-name="ro33">
          <table:table-cell/>
          <table:table-cell/>
          <table:table-cell table:style-name="ce145" table:formula="of:=IF(ISBLANK([.B1283]);&quot;&quot;;INDEX([$'MetRisks Registration'.B$5:.E$190];MATCH([$Mitagation.B1283];[$'MetRisks Registration'.B$5:.B$190];0);2))">
            <text:p/>
          </table:table-cell>
          <table:table-cell table:style-name="ce145" table:formula="of:=IF(ISBLANK([.B1283]);&quot;&quot;;IF(ISBLANK(INDEX([$Escalation.B$5:.E$190];MATCH([$'MetRisks Registration'.B1283];[$Escalation.B$5:.B$190];0);3));&quot;&quot;;INDEX([$Escalation.B$5:.E$190];MATCH([$'MetRisks Registration'.B1283];[$Escalation.B$5:.B$190];0);3)))">
            <text:p/>
          </table:table-cell>
          <table:table-cell table:number-columns-repeated="1020"/>
        </table:table-row>
        <table:table-row table:style-name="ro33">
          <table:table-cell/>
          <table:table-cell/>
          <table:table-cell table:style-name="ce145" table:formula="of:=IF(ISBLANK([.B1284]);&quot;&quot;;INDEX([$'MetRisks Registration'.B$5:.E$190];MATCH([$Mitagation.B1284];[$'MetRisks Registration'.B$5:.B$190];0);2))">
            <text:p/>
          </table:table-cell>
          <table:table-cell table:style-name="ce145" table:formula="of:=IF(ISBLANK([.B1284]);&quot;&quot;;IF(ISBLANK(INDEX([$Escalation.B$5:.E$190];MATCH([$'MetRisks Registration'.B1284];[$Escalation.B$5:.B$190];0);3));&quot;&quot;;INDEX([$Escalation.B$5:.E$190];MATCH([$'MetRisks Registration'.B1284];[$Escalation.B$5:.B$190];0);3)))">
            <text:p/>
          </table:table-cell>
          <table:table-cell table:number-columns-repeated="1020"/>
        </table:table-row>
        <table:table-row table:style-name="ro33">
          <table:table-cell/>
          <table:table-cell/>
          <table:table-cell table:style-name="ce145" table:formula="of:=IF(ISBLANK([.B1285]);&quot;&quot;;INDEX([$'MetRisks Registration'.B$5:.E$190];MATCH([$Mitagation.B1285];[$'MetRisks Registration'.B$5:.B$190];0);2))">
            <text:p/>
          </table:table-cell>
          <table:table-cell table:style-name="ce145" table:formula="of:=IF(ISBLANK([.B1285]);&quot;&quot;;IF(ISBLANK(INDEX([$Escalation.B$5:.E$190];MATCH([$'MetRisks Registration'.B1285];[$Escalation.B$5:.B$190];0);3));&quot;&quot;;INDEX([$Escalation.B$5:.E$190];MATCH([$'MetRisks Registration'.B1285];[$Escalation.B$5:.B$190];0);3)))">
            <text:p/>
          </table:table-cell>
          <table:table-cell table:number-columns-repeated="1020"/>
        </table:table-row>
        <table:table-row table:style-name="ro33">
          <table:table-cell/>
          <table:table-cell/>
          <table:table-cell table:style-name="ce145" table:formula="of:=IF(ISBLANK([.B1286]);&quot;&quot;;INDEX([$'MetRisks Registration'.B$5:.E$190];MATCH([$Mitagation.B1286];[$'MetRisks Registration'.B$5:.B$190];0);2))">
            <text:p/>
          </table:table-cell>
          <table:table-cell table:style-name="ce145" table:formula="of:=IF(ISBLANK([.B1286]);&quot;&quot;;IF(ISBLANK(INDEX([$Escalation.B$5:.E$190];MATCH([$'MetRisks Registration'.B1286];[$Escalation.B$5:.B$190];0);3));&quot;&quot;;INDEX([$Escalation.B$5:.E$190];MATCH([$'MetRisks Registration'.B1286];[$Escalation.B$5:.B$190];0);3)))">
            <text:p/>
          </table:table-cell>
          <table:table-cell table:number-columns-repeated="1020"/>
        </table:table-row>
        <table:table-row table:style-name="ro33">
          <table:table-cell/>
          <table:table-cell/>
          <table:table-cell table:style-name="ce145" table:formula="of:=IF(ISBLANK([.B1287]);&quot;&quot;;INDEX([$'MetRisks Registration'.B$5:.E$190];MATCH([$Mitagation.B1287];[$'MetRisks Registration'.B$5:.B$190];0);2))">
            <text:p/>
          </table:table-cell>
          <table:table-cell table:style-name="ce145" table:formula="of:=IF(ISBLANK([.B1287]);&quot;&quot;;IF(ISBLANK(INDEX([$Escalation.B$5:.E$190];MATCH([$'MetRisks Registration'.B1287];[$Escalation.B$5:.B$190];0);3));&quot;&quot;;INDEX([$Escalation.B$5:.E$190];MATCH([$'MetRisks Registration'.B1287];[$Escalation.B$5:.B$190];0);3)))">
            <text:p/>
          </table:table-cell>
          <table:table-cell table:number-columns-repeated="1020"/>
        </table:table-row>
        <table:table-row table:style-name="ro33">
          <table:table-cell/>
          <table:table-cell/>
          <table:table-cell table:style-name="ce145" table:formula="of:=IF(ISBLANK([.B1288]);&quot;&quot;;INDEX([$'MetRisks Registration'.B$5:.E$190];MATCH([$Mitagation.B1288];[$'MetRisks Registration'.B$5:.B$190];0);2))">
            <text:p/>
          </table:table-cell>
          <table:table-cell table:style-name="ce145" table:formula="of:=IF(ISBLANK([.B1288]);&quot;&quot;;IF(ISBLANK(INDEX([$Escalation.B$5:.E$190];MATCH([$'MetRisks Registration'.B1288];[$Escalation.B$5:.B$190];0);3));&quot;&quot;;INDEX([$Escalation.B$5:.E$190];MATCH([$'MetRisks Registration'.B1288];[$Escalation.B$5:.B$190];0);3)))">
            <text:p/>
          </table:table-cell>
          <table:table-cell table:number-columns-repeated="1020"/>
        </table:table-row>
        <table:table-row table:style-name="ro33">
          <table:table-cell/>
          <table:table-cell/>
          <table:table-cell table:style-name="ce145" table:formula="of:=IF(ISBLANK([.B1289]);&quot;&quot;;INDEX([$'MetRisks Registration'.B$5:.E$190];MATCH([$Mitagation.B1289];[$'MetRisks Registration'.B$5:.B$190];0);2))">
            <text:p/>
          </table:table-cell>
          <table:table-cell table:style-name="ce145" table:formula="of:=IF(ISBLANK([.B1289]);&quot;&quot;;IF(ISBLANK(INDEX([$Escalation.B$5:.E$190];MATCH([$'MetRisks Registration'.B1289];[$Escalation.B$5:.B$190];0);3));&quot;&quot;;INDEX([$Escalation.B$5:.E$190];MATCH([$'MetRisks Registration'.B1289];[$Escalation.B$5:.B$190];0);3)))">
            <text:p/>
          </table:table-cell>
          <table:table-cell table:number-columns-repeated="1020"/>
        </table:table-row>
        <table:table-row table:style-name="ro33">
          <table:table-cell/>
          <table:table-cell/>
          <table:table-cell table:style-name="ce145" table:formula="of:=IF(ISBLANK([.B1290]);&quot;&quot;;INDEX([$'MetRisks Registration'.B$5:.E$190];MATCH([$Mitagation.B1290];[$'MetRisks Registration'.B$5:.B$190];0);2))">
            <text:p/>
          </table:table-cell>
          <table:table-cell table:style-name="ce145" table:formula="of:=IF(ISBLANK([.B1290]);&quot;&quot;;IF(ISBLANK(INDEX([$Escalation.B$5:.E$190];MATCH([$'MetRisks Registration'.B1290];[$Escalation.B$5:.B$190];0);3));&quot;&quot;;INDEX([$Escalation.B$5:.E$190];MATCH([$'MetRisks Registration'.B1290];[$Escalation.B$5:.B$190];0);3)))">
            <text:p/>
          </table:table-cell>
          <table:table-cell table:number-columns-repeated="1020"/>
        </table:table-row>
        <table:table-row table:style-name="ro33">
          <table:table-cell/>
          <table:table-cell/>
          <table:table-cell table:style-name="ce145" table:formula="of:=IF(ISBLANK([.B1291]);&quot;&quot;;INDEX([$'MetRisks Registration'.B$5:.E$190];MATCH([$Mitagation.B1291];[$'MetRisks Registration'.B$5:.B$190];0);2))">
            <text:p/>
          </table:table-cell>
          <table:table-cell table:style-name="ce145" table:formula="of:=IF(ISBLANK([.B1291]);&quot;&quot;;IF(ISBLANK(INDEX([$Escalation.B$5:.E$190];MATCH([$'MetRisks Registration'.B1291];[$Escalation.B$5:.B$190];0);3));&quot;&quot;;INDEX([$Escalation.B$5:.E$190];MATCH([$'MetRisks Registration'.B1291];[$Escalation.B$5:.B$190];0);3)))">
            <text:p/>
          </table:table-cell>
          <table:table-cell table:number-columns-repeated="1020"/>
        </table:table-row>
        <table:table-row table:style-name="ro33">
          <table:table-cell/>
          <table:table-cell/>
          <table:table-cell table:style-name="ce145" table:formula="of:=IF(ISBLANK([.B1292]);&quot;&quot;;INDEX([$'MetRisks Registration'.B$5:.E$190];MATCH([$Mitagation.B1292];[$'MetRisks Registration'.B$5:.B$190];0);2))">
            <text:p/>
          </table:table-cell>
          <table:table-cell table:style-name="ce145" table:formula="of:=IF(ISBLANK([.B1292]);&quot;&quot;;IF(ISBLANK(INDEX([$Escalation.B$5:.E$190];MATCH([$'MetRisks Registration'.B1292];[$Escalation.B$5:.B$190];0);3));&quot;&quot;;INDEX([$Escalation.B$5:.E$190];MATCH([$'MetRisks Registration'.B1292];[$Escalation.B$5:.B$190];0);3)))">
            <text:p/>
          </table:table-cell>
          <table:table-cell table:number-columns-repeated="1020"/>
        </table:table-row>
        <table:table-row table:style-name="ro33">
          <table:table-cell/>
          <table:table-cell/>
          <table:table-cell table:style-name="ce145" table:formula="of:=IF(ISBLANK([.B1293]);&quot;&quot;;INDEX([$'MetRisks Registration'.B$5:.E$190];MATCH([$Mitagation.B1293];[$'MetRisks Registration'.B$5:.B$190];0);2))">
            <text:p/>
          </table:table-cell>
          <table:table-cell table:style-name="ce145" table:formula="of:=IF(ISBLANK([.B1293]);&quot;&quot;;IF(ISBLANK(INDEX([$Escalation.B$5:.E$190];MATCH([$'MetRisks Registration'.B1293];[$Escalation.B$5:.B$190];0);3));&quot;&quot;;INDEX([$Escalation.B$5:.E$190];MATCH([$'MetRisks Registration'.B1293];[$Escalation.B$5:.B$190];0);3)))">
            <text:p/>
          </table:table-cell>
          <table:table-cell table:number-columns-repeated="1020"/>
        </table:table-row>
        <table:table-row table:style-name="ro33">
          <table:table-cell/>
          <table:table-cell/>
          <table:table-cell table:style-name="ce145" table:formula="of:=IF(ISBLANK([.B1294]);&quot;&quot;;INDEX([$'MetRisks Registration'.B$5:.E$190];MATCH([$Mitagation.B1294];[$'MetRisks Registration'.B$5:.B$190];0);2))">
            <text:p/>
          </table:table-cell>
          <table:table-cell table:style-name="ce145" table:formula="of:=IF(ISBLANK([.B1294]);&quot;&quot;;IF(ISBLANK(INDEX([$Escalation.B$5:.E$190];MATCH([$'MetRisks Registration'.B1294];[$Escalation.B$5:.B$190];0);3));&quot;&quot;;INDEX([$Escalation.B$5:.E$190];MATCH([$'MetRisks Registration'.B1294];[$Escalation.B$5:.B$190];0);3)))">
            <text:p/>
          </table:table-cell>
          <table:table-cell table:number-columns-repeated="1020"/>
        </table:table-row>
        <table:table-row table:style-name="ro33">
          <table:table-cell/>
          <table:table-cell/>
          <table:table-cell table:style-name="ce145" table:formula="of:=IF(ISBLANK([.B1295]);&quot;&quot;;INDEX([$'MetRisks Registration'.B$5:.E$190];MATCH([$Mitagation.B1295];[$'MetRisks Registration'.B$5:.B$190];0);2))">
            <text:p/>
          </table:table-cell>
          <table:table-cell table:style-name="ce145" table:formula="of:=IF(ISBLANK([.B1295]);&quot;&quot;;IF(ISBLANK(INDEX([$Escalation.B$5:.E$190];MATCH([$'MetRisks Registration'.B1295];[$Escalation.B$5:.B$190];0);3));&quot;&quot;;INDEX([$Escalation.B$5:.E$190];MATCH([$'MetRisks Registration'.B1295];[$Escalation.B$5:.B$190];0);3)))">
            <text:p/>
          </table:table-cell>
          <table:table-cell table:number-columns-repeated="1020"/>
        </table:table-row>
        <table:table-row table:style-name="ro33">
          <table:table-cell/>
          <table:table-cell/>
          <table:table-cell table:style-name="ce145" table:formula="of:=IF(ISBLANK([.B1296]);&quot;&quot;;INDEX([$'MetRisks Registration'.B$5:.E$190];MATCH([$Mitagation.B1296];[$'MetRisks Registration'.B$5:.B$190];0);2))">
            <text:p/>
          </table:table-cell>
          <table:table-cell table:style-name="ce145" table:formula="of:=IF(ISBLANK([.B1296]);&quot;&quot;;IF(ISBLANK(INDEX([$Escalation.B$5:.E$190];MATCH([$'MetRisks Registration'.B1296];[$Escalation.B$5:.B$190];0);3));&quot;&quot;;INDEX([$Escalation.B$5:.E$190];MATCH([$'MetRisks Registration'.B1296];[$Escalation.B$5:.B$190];0);3)))">
            <text:p/>
          </table:table-cell>
          <table:table-cell table:number-columns-repeated="1020"/>
        </table:table-row>
        <table:table-row table:style-name="ro33">
          <table:table-cell/>
          <table:table-cell/>
          <table:table-cell table:style-name="ce145" table:formula="of:=IF(ISBLANK([.B1297]);&quot;&quot;;INDEX([$'MetRisks Registration'.B$5:.E$190];MATCH([$Mitagation.B1297];[$'MetRisks Registration'.B$5:.B$190];0);2))">
            <text:p/>
          </table:table-cell>
          <table:table-cell table:style-name="ce145" table:formula="of:=IF(ISBLANK([.B1297]);&quot;&quot;;IF(ISBLANK(INDEX([$Escalation.B$5:.E$190];MATCH([$'MetRisks Registration'.B1297];[$Escalation.B$5:.B$190];0);3));&quot;&quot;;INDEX([$Escalation.B$5:.E$190];MATCH([$'MetRisks Registration'.B1297];[$Escalation.B$5:.B$190];0);3)))">
            <text:p/>
          </table:table-cell>
          <table:table-cell table:number-columns-repeated="1020"/>
        </table:table-row>
        <table:table-row table:style-name="ro33">
          <table:table-cell/>
          <table:table-cell/>
          <table:table-cell table:style-name="ce145" table:formula="of:=IF(ISBLANK([.B1298]);&quot;&quot;;INDEX([$'MetRisks Registration'.B$5:.E$190];MATCH([$Mitagation.B1298];[$'MetRisks Registration'.B$5:.B$190];0);2))">
            <text:p/>
          </table:table-cell>
          <table:table-cell table:style-name="ce145" table:formula="of:=IF(ISBLANK([.B1298]);&quot;&quot;;IF(ISBLANK(INDEX([$Escalation.B$5:.E$190];MATCH([$'MetRisks Registration'.B1298];[$Escalation.B$5:.B$190];0);3));&quot;&quot;;INDEX([$Escalation.B$5:.E$190];MATCH([$'MetRisks Registration'.B1298];[$Escalation.B$5:.B$190];0);3)))">
            <text:p/>
          </table:table-cell>
          <table:table-cell table:number-columns-repeated="1020"/>
        </table:table-row>
        <table:table-row table:style-name="ro33">
          <table:table-cell/>
          <table:table-cell/>
          <table:table-cell table:style-name="ce145" table:formula="of:=IF(ISBLANK([.B1299]);&quot;&quot;;INDEX([$'MetRisks Registration'.B$5:.E$190];MATCH([$Mitagation.B1299];[$'MetRisks Registration'.B$5:.B$190];0);2))">
            <text:p/>
          </table:table-cell>
          <table:table-cell table:style-name="ce145" table:formula="of:=IF(ISBLANK([.B1299]);&quot;&quot;;IF(ISBLANK(INDEX([$Escalation.B$5:.E$190];MATCH([$'MetRisks Registration'.B1299];[$Escalation.B$5:.B$190];0);3));&quot;&quot;;INDEX([$Escalation.B$5:.E$190];MATCH([$'MetRisks Registration'.B1299];[$Escalation.B$5:.B$190];0);3)))">
            <text:p/>
          </table:table-cell>
          <table:table-cell table:number-columns-repeated="1020"/>
        </table:table-row>
        <table:table-row table:style-name="ro33">
          <table:table-cell/>
          <table:table-cell/>
          <table:table-cell table:style-name="ce145" table:formula="of:=IF(ISBLANK([.B1300]);&quot;&quot;;INDEX([$'MetRisks Registration'.B$5:.E$190];MATCH([$Mitagation.B1300];[$'MetRisks Registration'.B$5:.B$190];0);2))">
            <text:p/>
          </table:table-cell>
          <table:table-cell table:style-name="ce145" table:formula="of:=IF(ISBLANK([.B1300]);&quot;&quot;;IF(ISBLANK(INDEX([$Escalation.B$5:.E$190];MATCH([$'MetRisks Registration'.B1300];[$Escalation.B$5:.B$190];0);3));&quot;&quot;;INDEX([$Escalation.B$5:.E$190];MATCH([$'MetRisks Registration'.B1300];[$Escalation.B$5:.B$190];0);3)))">
            <text:p/>
          </table:table-cell>
          <table:table-cell table:number-columns-repeated="1020"/>
        </table:table-row>
        <table:table-row table:style-name="ro33">
          <table:table-cell/>
          <table:table-cell/>
          <table:table-cell table:style-name="ce145" table:formula="of:=IF(ISBLANK([.B1301]);&quot;&quot;;INDEX([$'MetRisks Registration'.B$5:.E$190];MATCH([$Mitagation.B1301];[$'MetRisks Registration'.B$5:.B$190];0);2))">
            <text:p/>
          </table:table-cell>
          <table:table-cell table:style-name="ce145" table:formula="of:=IF(ISBLANK([.B1301]);&quot;&quot;;IF(ISBLANK(INDEX([$Escalation.B$5:.E$190];MATCH([$'MetRisks Registration'.B1301];[$Escalation.B$5:.B$190];0);3));&quot;&quot;;INDEX([$Escalation.B$5:.E$190];MATCH([$'MetRisks Registration'.B1301];[$Escalation.B$5:.B$190];0);3)))">
            <text:p/>
          </table:table-cell>
          <table:table-cell table:number-columns-repeated="1020"/>
        </table:table-row>
        <table:table-row table:style-name="ro33">
          <table:table-cell/>
          <table:table-cell/>
          <table:table-cell table:style-name="ce145" table:formula="of:=IF(ISBLANK([.B1302]);&quot;&quot;;INDEX([$'MetRisks Registration'.B$5:.E$190];MATCH([$Mitagation.B1302];[$'MetRisks Registration'.B$5:.B$190];0);2))">
            <text:p/>
          </table:table-cell>
          <table:table-cell table:style-name="ce145" table:formula="of:=IF(ISBLANK([.B1302]);&quot;&quot;;IF(ISBLANK(INDEX([$Escalation.B$5:.E$190];MATCH([$'MetRisks Registration'.B1302];[$Escalation.B$5:.B$190];0);3));&quot;&quot;;INDEX([$Escalation.B$5:.E$190];MATCH([$'MetRisks Registration'.B1302];[$Escalation.B$5:.B$190];0);3)))">
            <text:p/>
          </table:table-cell>
          <table:table-cell table:number-columns-repeated="1020"/>
        </table:table-row>
        <table:table-row table:style-name="ro33">
          <table:table-cell/>
          <table:table-cell/>
          <table:table-cell table:style-name="ce145" table:formula="of:=IF(ISBLANK([.B1303]);&quot;&quot;;INDEX([$'MetRisks Registration'.B$5:.E$190];MATCH([$Mitagation.B1303];[$'MetRisks Registration'.B$5:.B$190];0);2))">
            <text:p/>
          </table:table-cell>
          <table:table-cell table:style-name="ce145" table:formula="of:=IF(ISBLANK([.B1303]);&quot;&quot;;IF(ISBLANK(INDEX([$Escalation.B$5:.E$190];MATCH([$'MetRisks Registration'.B1303];[$Escalation.B$5:.B$190];0);3));&quot;&quot;;INDEX([$Escalation.B$5:.E$190];MATCH([$'MetRisks Registration'.B1303];[$Escalation.B$5:.B$190];0);3)))">
            <text:p/>
          </table:table-cell>
          <table:table-cell table:number-columns-repeated="1020"/>
        </table:table-row>
        <table:table-row table:style-name="ro33">
          <table:table-cell/>
          <table:table-cell/>
          <table:table-cell table:style-name="ce145" table:formula="of:=IF(ISBLANK([.B1304]);&quot;&quot;;INDEX([$'MetRisks Registration'.B$5:.E$190];MATCH([$Mitagation.B1304];[$'MetRisks Registration'.B$5:.B$190];0);2))">
            <text:p/>
          </table:table-cell>
          <table:table-cell table:style-name="ce145" table:formula="of:=IF(ISBLANK([.B1304]);&quot;&quot;;IF(ISBLANK(INDEX([$Escalation.B$5:.E$190];MATCH([$'MetRisks Registration'.B1304];[$Escalation.B$5:.B$190];0);3));&quot;&quot;;INDEX([$Escalation.B$5:.E$190];MATCH([$'MetRisks Registration'.B1304];[$Escalation.B$5:.B$190];0);3)))">
            <text:p/>
          </table:table-cell>
          <table:table-cell table:number-columns-repeated="1020"/>
        </table:table-row>
        <table:table-row table:style-name="ro33">
          <table:table-cell/>
          <table:table-cell/>
          <table:table-cell table:style-name="ce145" table:formula="of:=IF(ISBLANK([.B1305]);&quot;&quot;;INDEX([$'MetRisks Registration'.B$5:.E$190];MATCH([$Mitagation.B1305];[$'MetRisks Registration'.B$5:.B$190];0);2))">
            <text:p/>
          </table:table-cell>
          <table:table-cell table:style-name="ce145" table:formula="of:=IF(ISBLANK([.B1305]);&quot;&quot;;IF(ISBLANK(INDEX([$Escalation.B$5:.E$190];MATCH([$'MetRisks Registration'.B1305];[$Escalation.B$5:.B$190];0);3));&quot;&quot;;INDEX([$Escalation.B$5:.E$190];MATCH([$'MetRisks Registration'.B1305];[$Escalation.B$5:.B$190];0);3)))">
            <text:p/>
          </table:table-cell>
          <table:table-cell table:number-columns-repeated="1020"/>
        </table:table-row>
        <table:table-row table:style-name="ro33">
          <table:table-cell/>
          <table:table-cell/>
          <table:table-cell table:style-name="ce145" table:formula="of:=IF(ISBLANK([.B1306]);&quot;&quot;;INDEX([$'MetRisks Registration'.B$5:.E$190];MATCH([$Mitagation.B1306];[$'MetRisks Registration'.B$5:.B$190];0);2))">
            <text:p/>
          </table:table-cell>
          <table:table-cell table:style-name="ce145" table:formula="of:=IF(ISBLANK([.B1306]);&quot;&quot;;IF(ISBLANK(INDEX([$Escalation.B$5:.E$190];MATCH([$'MetRisks Registration'.B1306];[$Escalation.B$5:.B$190];0);3));&quot;&quot;;INDEX([$Escalation.B$5:.E$190];MATCH([$'MetRisks Registration'.B1306];[$Escalation.B$5:.B$190];0);3)))">
            <text:p/>
          </table:table-cell>
          <table:table-cell table:number-columns-repeated="1020"/>
        </table:table-row>
        <table:table-row table:style-name="ro33">
          <table:table-cell/>
          <table:table-cell/>
          <table:table-cell table:style-name="ce145" table:formula="of:=IF(ISBLANK([.B1307]);&quot;&quot;;INDEX([$'MetRisks Registration'.B$5:.E$190];MATCH([$Mitagation.B1307];[$'MetRisks Registration'.B$5:.B$190];0);2))">
            <text:p/>
          </table:table-cell>
          <table:table-cell table:style-name="ce145" table:formula="of:=IF(ISBLANK([.B1307]);&quot;&quot;;IF(ISBLANK(INDEX([$Escalation.B$5:.E$190];MATCH([$'MetRisks Registration'.B1307];[$Escalation.B$5:.B$190];0);3));&quot;&quot;;INDEX([$Escalation.B$5:.E$190];MATCH([$'MetRisks Registration'.B1307];[$Escalation.B$5:.B$190];0);3)))">
            <text:p/>
          </table:table-cell>
          <table:table-cell table:number-columns-repeated="1020"/>
        </table:table-row>
        <table:table-row table:style-name="ro33">
          <table:table-cell/>
          <table:table-cell/>
          <table:table-cell table:style-name="ce145" table:formula="of:=IF(ISBLANK([.B1308]);&quot;&quot;;INDEX([$'MetRisks Registration'.B$5:.E$190];MATCH([$Mitagation.B1308];[$'MetRisks Registration'.B$5:.B$190];0);2))">
            <text:p/>
          </table:table-cell>
          <table:table-cell table:style-name="ce145" table:formula="of:=IF(ISBLANK([.B1308]);&quot;&quot;;IF(ISBLANK(INDEX([$Escalation.B$5:.E$190];MATCH([$'MetRisks Registration'.B1308];[$Escalation.B$5:.B$190];0);3));&quot;&quot;;INDEX([$Escalation.B$5:.E$190];MATCH([$'MetRisks Registration'.B1308];[$Escalation.B$5:.B$190];0);3)))">
            <text:p/>
          </table:table-cell>
          <table:table-cell table:number-columns-repeated="1020"/>
        </table:table-row>
        <table:table-row table:style-name="ro33">
          <table:table-cell/>
          <table:table-cell/>
          <table:table-cell table:style-name="ce145" table:formula="of:=IF(ISBLANK([.B1309]);&quot;&quot;;INDEX([$'MetRisks Registration'.B$5:.E$190];MATCH([$Mitagation.B1309];[$'MetRisks Registration'.B$5:.B$190];0);2))">
            <text:p/>
          </table:table-cell>
          <table:table-cell table:style-name="ce145" table:formula="of:=IF(ISBLANK([.B1309]);&quot;&quot;;IF(ISBLANK(INDEX([$Escalation.B$5:.E$190];MATCH([$'MetRisks Registration'.B1309];[$Escalation.B$5:.B$190];0);3));&quot;&quot;;INDEX([$Escalation.B$5:.E$190];MATCH([$'MetRisks Registration'.B1309];[$Escalation.B$5:.B$190];0);3)))">
            <text:p/>
          </table:table-cell>
          <table:table-cell table:number-columns-repeated="1020"/>
        </table:table-row>
        <table:table-row table:style-name="ro33">
          <table:table-cell/>
          <table:table-cell/>
          <table:table-cell table:style-name="ce145" table:formula="of:=IF(ISBLANK([.B1310]);&quot;&quot;;INDEX([$'MetRisks Registration'.B$5:.E$190];MATCH([$Mitagation.B1310];[$'MetRisks Registration'.B$5:.B$190];0);2))">
            <text:p/>
          </table:table-cell>
          <table:table-cell table:style-name="ce145" table:formula="of:=IF(ISBLANK([.B1310]);&quot;&quot;;IF(ISBLANK(INDEX([$Escalation.B$5:.E$190];MATCH([$'MetRisks Registration'.B1310];[$Escalation.B$5:.B$190];0);3));&quot;&quot;;INDEX([$Escalation.B$5:.E$190];MATCH([$'MetRisks Registration'.B1310];[$Escalation.B$5:.B$190];0);3)))">
            <text:p/>
          </table:table-cell>
          <table:table-cell table:number-columns-repeated="1020"/>
        </table:table-row>
        <table:table-row table:style-name="ro33">
          <table:table-cell/>
          <table:table-cell/>
          <table:table-cell table:style-name="ce145" table:formula="of:=IF(ISBLANK([.B1311]);&quot;&quot;;INDEX([$'MetRisks Registration'.B$5:.E$190];MATCH([$Mitagation.B1311];[$'MetRisks Registration'.B$5:.B$190];0);2))">
            <text:p/>
          </table:table-cell>
          <table:table-cell table:style-name="ce145" table:formula="of:=IF(ISBLANK([.B1311]);&quot;&quot;;IF(ISBLANK(INDEX([$Escalation.B$5:.E$190];MATCH([$'MetRisks Registration'.B1311];[$Escalation.B$5:.B$190];0);3));&quot;&quot;;INDEX([$Escalation.B$5:.E$190];MATCH([$'MetRisks Registration'.B1311];[$Escalation.B$5:.B$190];0);3)))">
            <text:p/>
          </table:table-cell>
          <table:table-cell table:number-columns-repeated="1020"/>
        </table:table-row>
        <table:table-row table:style-name="ro33">
          <table:table-cell/>
          <table:table-cell/>
          <table:table-cell table:style-name="ce145" table:formula="of:=IF(ISBLANK([.B1312]);&quot;&quot;;INDEX([$'MetRisks Registration'.B$5:.E$190];MATCH([$Mitagation.B1312];[$'MetRisks Registration'.B$5:.B$190];0);2))">
            <text:p/>
          </table:table-cell>
          <table:table-cell table:style-name="ce145" table:formula="of:=IF(ISBLANK([.B1312]);&quot;&quot;;IF(ISBLANK(INDEX([$Escalation.B$5:.E$190];MATCH([$'MetRisks Registration'.B1312];[$Escalation.B$5:.B$190];0);3));&quot;&quot;;INDEX([$Escalation.B$5:.E$190];MATCH([$'MetRisks Registration'.B1312];[$Escalation.B$5:.B$190];0);3)))">
            <text:p/>
          </table:table-cell>
          <table:table-cell table:number-columns-repeated="1020"/>
        </table:table-row>
        <table:table-row table:style-name="ro33">
          <table:table-cell/>
          <table:table-cell/>
          <table:table-cell table:style-name="ce145" table:formula="of:=IF(ISBLANK([.B1313]);&quot;&quot;;INDEX([$'MetRisks Registration'.B$5:.E$190];MATCH([$Mitagation.B1313];[$'MetRisks Registration'.B$5:.B$190];0);2))">
            <text:p/>
          </table:table-cell>
          <table:table-cell table:style-name="ce145" table:formula="of:=IF(ISBLANK([.B1313]);&quot;&quot;;IF(ISBLANK(INDEX([$Escalation.B$5:.E$190];MATCH([$'MetRisks Registration'.B1313];[$Escalation.B$5:.B$190];0);3));&quot;&quot;;INDEX([$Escalation.B$5:.E$190];MATCH([$'MetRisks Registration'.B1313];[$Escalation.B$5:.B$190];0);3)))">
            <text:p/>
          </table:table-cell>
          <table:table-cell table:number-columns-repeated="1020"/>
        </table:table-row>
        <table:table-row table:style-name="ro33">
          <table:table-cell/>
          <table:table-cell/>
          <table:table-cell table:style-name="ce145" table:formula="of:=IF(ISBLANK([.B1314]);&quot;&quot;;INDEX([$'MetRisks Registration'.B$5:.E$190];MATCH([$Mitagation.B1314];[$'MetRisks Registration'.B$5:.B$190];0);2))">
            <text:p/>
          </table:table-cell>
          <table:table-cell table:style-name="ce145" table:formula="of:=IF(ISBLANK([.B1314]);&quot;&quot;;IF(ISBLANK(INDEX([$Escalation.B$5:.E$190];MATCH([$'MetRisks Registration'.B1314];[$Escalation.B$5:.B$190];0);3));&quot;&quot;;INDEX([$Escalation.B$5:.E$190];MATCH([$'MetRisks Registration'.B1314];[$Escalation.B$5:.B$190];0);3)))">
            <text:p/>
          </table:table-cell>
          <table:table-cell table:number-columns-repeated="1020"/>
        </table:table-row>
        <table:table-row table:style-name="ro33">
          <table:table-cell/>
          <table:table-cell/>
          <table:table-cell table:style-name="ce145" table:formula="of:=IF(ISBLANK([.B1315]);&quot;&quot;;INDEX([$'MetRisks Registration'.B$5:.E$190];MATCH([$Mitagation.B1315];[$'MetRisks Registration'.B$5:.B$190];0);2))">
            <text:p/>
          </table:table-cell>
          <table:table-cell table:style-name="ce145" table:formula="of:=IF(ISBLANK([.B1315]);&quot;&quot;;IF(ISBLANK(INDEX([$Escalation.B$5:.E$190];MATCH([$'MetRisks Registration'.B1315];[$Escalation.B$5:.B$190];0);3));&quot;&quot;;INDEX([$Escalation.B$5:.E$190];MATCH([$'MetRisks Registration'.B1315];[$Escalation.B$5:.B$190];0);3)))">
            <text:p/>
          </table:table-cell>
          <table:table-cell table:number-columns-repeated="1020"/>
        </table:table-row>
        <table:table-row table:style-name="ro33">
          <table:table-cell/>
          <table:table-cell/>
          <table:table-cell table:style-name="ce145" table:formula="of:=IF(ISBLANK([.B1316]);&quot;&quot;;INDEX([$'MetRisks Registration'.B$5:.E$190];MATCH([$Mitagation.B1316];[$'MetRisks Registration'.B$5:.B$190];0);2))">
            <text:p/>
          </table:table-cell>
          <table:table-cell table:style-name="ce145" table:formula="of:=IF(ISBLANK([.B1316]);&quot;&quot;;IF(ISBLANK(INDEX([$Escalation.B$5:.E$190];MATCH([$'MetRisks Registration'.B1316];[$Escalation.B$5:.B$190];0);3));&quot;&quot;;INDEX([$Escalation.B$5:.E$190];MATCH([$'MetRisks Registration'.B1316];[$Escalation.B$5:.B$190];0);3)))">
            <text:p/>
          </table:table-cell>
          <table:table-cell table:number-columns-repeated="1020"/>
        </table:table-row>
        <table:table-row table:style-name="ro33">
          <table:table-cell/>
          <table:table-cell/>
          <table:table-cell table:style-name="ce145" table:formula="of:=IF(ISBLANK([.B1317]);&quot;&quot;;INDEX([$'MetRisks Registration'.B$5:.E$190];MATCH([$Mitagation.B1317];[$'MetRisks Registration'.B$5:.B$190];0);2))">
            <text:p/>
          </table:table-cell>
          <table:table-cell table:style-name="ce145" table:formula="of:=IF(ISBLANK([.B1317]);&quot;&quot;;IF(ISBLANK(INDEX([$Escalation.B$5:.E$190];MATCH([$'MetRisks Registration'.B1317];[$Escalation.B$5:.B$190];0);3));&quot;&quot;;INDEX([$Escalation.B$5:.E$190];MATCH([$'MetRisks Registration'.B1317];[$Escalation.B$5:.B$190];0);3)))">
            <text:p/>
          </table:table-cell>
          <table:table-cell table:number-columns-repeated="1020"/>
        </table:table-row>
        <table:table-row table:style-name="ro33">
          <table:table-cell/>
          <table:table-cell/>
          <table:table-cell table:style-name="ce145" table:formula="of:=IF(ISBLANK([.B1318]);&quot;&quot;;INDEX([$'MetRisks Registration'.B$5:.E$190];MATCH([$Mitagation.B1318];[$'MetRisks Registration'.B$5:.B$190];0);2))">
            <text:p/>
          </table:table-cell>
          <table:table-cell table:style-name="ce145" table:formula="of:=IF(ISBLANK([.B1318]);&quot;&quot;;IF(ISBLANK(INDEX([$Escalation.B$5:.E$190];MATCH([$'MetRisks Registration'.B1318];[$Escalation.B$5:.B$190];0);3));&quot;&quot;;INDEX([$Escalation.B$5:.E$190];MATCH([$'MetRisks Registration'.B1318];[$Escalation.B$5:.B$190];0);3)))">
            <text:p/>
          </table:table-cell>
          <table:table-cell table:number-columns-repeated="1020"/>
        </table:table-row>
        <table:table-row table:style-name="ro33">
          <table:table-cell/>
          <table:table-cell/>
          <table:table-cell table:style-name="ce145" table:formula="of:=IF(ISBLANK([.B1319]);&quot;&quot;;INDEX([$'MetRisks Registration'.B$5:.E$190];MATCH([$Mitagation.B1319];[$'MetRisks Registration'.B$5:.B$190];0);2))">
            <text:p/>
          </table:table-cell>
          <table:table-cell table:style-name="ce145" table:formula="of:=IF(ISBLANK([.B1319]);&quot;&quot;;IF(ISBLANK(INDEX([$Escalation.B$5:.E$190];MATCH([$'MetRisks Registration'.B1319];[$Escalation.B$5:.B$190];0);3));&quot;&quot;;INDEX([$Escalation.B$5:.E$190];MATCH([$'MetRisks Registration'.B1319];[$Escalation.B$5:.B$190];0);3)))">
            <text:p/>
          </table:table-cell>
          <table:table-cell table:number-columns-repeated="1020"/>
        </table:table-row>
        <table:table-row table:style-name="ro33">
          <table:table-cell/>
          <table:table-cell/>
          <table:table-cell table:style-name="ce145" table:formula="of:=IF(ISBLANK([.B1320]);&quot;&quot;;INDEX([$'MetRisks Registration'.B$5:.E$190];MATCH([$Mitagation.B1320];[$'MetRisks Registration'.B$5:.B$190];0);2))">
            <text:p/>
          </table:table-cell>
          <table:table-cell table:style-name="ce145" table:formula="of:=IF(ISBLANK([.B1320]);&quot;&quot;;IF(ISBLANK(INDEX([$Escalation.B$5:.E$190];MATCH([$'MetRisks Registration'.B1320];[$Escalation.B$5:.B$190];0);3));&quot;&quot;;INDEX([$Escalation.B$5:.E$190];MATCH([$'MetRisks Registration'.B1320];[$Escalation.B$5:.B$190];0);3)))">
            <text:p/>
          </table:table-cell>
          <table:table-cell table:number-columns-repeated="1020"/>
        </table:table-row>
        <table:table-row table:style-name="ro33">
          <table:table-cell/>
          <table:table-cell/>
          <table:table-cell table:style-name="ce145" table:formula="of:=IF(ISBLANK([.B1321]);&quot;&quot;;INDEX([$'MetRisks Registration'.B$5:.E$190];MATCH([$Mitagation.B1321];[$'MetRisks Registration'.B$5:.B$190];0);2))">
            <text:p/>
          </table:table-cell>
          <table:table-cell table:style-name="ce145" table:formula="of:=IF(ISBLANK([.B1321]);&quot;&quot;;IF(ISBLANK(INDEX([$Escalation.B$5:.E$190];MATCH([$'MetRisks Registration'.B1321];[$Escalation.B$5:.B$190];0);3));&quot;&quot;;INDEX([$Escalation.B$5:.E$190];MATCH([$'MetRisks Registration'.B1321];[$Escalation.B$5:.B$190];0);3)))">
            <text:p/>
          </table:table-cell>
          <table:table-cell table:number-columns-repeated="1020"/>
        </table:table-row>
        <table:table-row table:style-name="ro33">
          <table:table-cell/>
          <table:table-cell/>
          <table:table-cell table:style-name="ce145" table:formula="of:=IF(ISBLANK([.B1322]);&quot;&quot;;INDEX([$'MetRisks Registration'.B$5:.E$190];MATCH([$Mitagation.B1322];[$'MetRisks Registration'.B$5:.B$190];0);2))">
            <text:p/>
          </table:table-cell>
          <table:table-cell table:style-name="ce145" table:formula="of:=IF(ISBLANK([.B1322]);&quot;&quot;;IF(ISBLANK(INDEX([$Escalation.B$5:.E$190];MATCH([$'MetRisks Registration'.B1322];[$Escalation.B$5:.B$190];0);3));&quot;&quot;;INDEX([$Escalation.B$5:.E$190];MATCH([$'MetRisks Registration'.B1322];[$Escalation.B$5:.B$190];0);3)))">
            <text:p/>
          </table:table-cell>
          <table:table-cell table:number-columns-repeated="1020"/>
        </table:table-row>
        <table:table-row table:style-name="ro33">
          <table:table-cell/>
          <table:table-cell/>
          <table:table-cell table:style-name="ce145" table:formula="of:=IF(ISBLANK([.B1323]);&quot;&quot;;INDEX([$'MetRisks Registration'.B$5:.E$190];MATCH([$Mitagation.B1323];[$'MetRisks Registration'.B$5:.B$190];0);2))">
            <text:p/>
          </table:table-cell>
          <table:table-cell table:style-name="ce145" table:formula="of:=IF(ISBLANK([.B1323]);&quot;&quot;;IF(ISBLANK(INDEX([$Escalation.B$5:.E$190];MATCH([$'MetRisks Registration'.B1323];[$Escalation.B$5:.B$190];0);3));&quot;&quot;;INDEX([$Escalation.B$5:.E$190];MATCH([$'MetRisks Registration'.B1323];[$Escalation.B$5:.B$190];0);3)))">
            <text:p/>
          </table:table-cell>
          <table:table-cell table:number-columns-repeated="1020"/>
        </table:table-row>
        <table:table-row table:style-name="ro33">
          <table:table-cell/>
          <table:table-cell/>
          <table:table-cell table:style-name="ce145" table:formula="of:=IF(ISBLANK([.B1324]);&quot;&quot;;INDEX([$'MetRisks Registration'.B$5:.E$190];MATCH([$Mitagation.B1324];[$'MetRisks Registration'.B$5:.B$190];0);2))">
            <text:p/>
          </table:table-cell>
          <table:table-cell table:style-name="ce145" table:formula="of:=IF(ISBLANK([.B1324]);&quot;&quot;;IF(ISBLANK(INDEX([$Escalation.B$5:.E$190];MATCH([$'MetRisks Registration'.B1324];[$Escalation.B$5:.B$190];0);3));&quot;&quot;;INDEX([$Escalation.B$5:.E$190];MATCH([$'MetRisks Registration'.B1324];[$Escalation.B$5:.B$190];0);3)))">
            <text:p/>
          </table:table-cell>
          <table:table-cell table:number-columns-repeated="1020"/>
        </table:table-row>
        <table:table-row table:style-name="ro33">
          <table:table-cell/>
          <table:table-cell/>
          <table:table-cell table:style-name="ce145" table:formula="of:=IF(ISBLANK([.B1325]);&quot;&quot;;INDEX([$'MetRisks Registration'.B$5:.E$190];MATCH([$Mitagation.B1325];[$'MetRisks Registration'.B$5:.B$190];0);2))">
            <text:p/>
          </table:table-cell>
          <table:table-cell table:style-name="ce145" table:formula="of:=IF(ISBLANK([.B1325]);&quot;&quot;;IF(ISBLANK(INDEX([$Escalation.B$5:.E$190];MATCH([$'MetRisks Registration'.B1325];[$Escalation.B$5:.B$190];0);3));&quot;&quot;;INDEX([$Escalation.B$5:.E$190];MATCH([$'MetRisks Registration'.B1325];[$Escalation.B$5:.B$190];0);3)))">
            <text:p/>
          </table:table-cell>
          <table:table-cell table:number-columns-repeated="1020"/>
        </table:table-row>
        <table:table-row table:style-name="ro33">
          <table:table-cell/>
          <table:table-cell/>
          <table:table-cell table:style-name="ce145" table:formula="of:=IF(ISBLANK([.B1326]);&quot;&quot;;INDEX([$'MetRisks Registration'.B$5:.E$190];MATCH([$Mitagation.B1326];[$'MetRisks Registration'.B$5:.B$190];0);2))">
            <text:p/>
          </table:table-cell>
          <table:table-cell table:style-name="ce145" table:formula="of:=IF(ISBLANK([.B1326]);&quot;&quot;;IF(ISBLANK(INDEX([$Escalation.B$5:.E$190];MATCH([$'MetRisks Registration'.B1326];[$Escalation.B$5:.B$190];0);3));&quot;&quot;;INDEX([$Escalation.B$5:.E$190];MATCH([$'MetRisks Registration'.B1326];[$Escalation.B$5:.B$190];0);3)))">
            <text:p/>
          </table:table-cell>
          <table:table-cell table:number-columns-repeated="1020"/>
        </table:table-row>
        <table:table-row table:style-name="ro33">
          <table:table-cell/>
          <table:table-cell/>
          <table:table-cell table:style-name="ce145" table:formula="of:=IF(ISBLANK([.B1327]);&quot;&quot;;INDEX([$'MetRisks Registration'.B$5:.E$190];MATCH([$Mitagation.B1327];[$'MetRisks Registration'.B$5:.B$190];0);2))">
            <text:p/>
          </table:table-cell>
          <table:table-cell table:style-name="ce145" table:formula="of:=IF(ISBLANK([.B1327]);&quot;&quot;;IF(ISBLANK(INDEX([$Escalation.B$5:.E$190];MATCH([$'MetRisks Registration'.B1327];[$Escalation.B$5:.B$190];0);3));&quot;&quot;;INDEX([$Escalation.B$5:.E$190];MATCH([$'MetRisks Registration'.B1327];[$Escalation.B$5:.B$190];0);3)))">
            <text:p/>
          </table:table-cell>
          <table:table-cell table:number-columns-repeated="1020"/>
        </table:table-row>
        <table:table-row table:style-name="ro33">
          <table:table-cell/>
          <table:table-cell/>
          <table:table-cell table:style-name="ce145" table:formula="of:=IF(ISBLANK([.B1328]);&quot;&quot;;INDEX([$'MetRisks Registration'.B$5:.E$190];MATCH([$Mitagation.B1328];[$'MetRisks Registration'.B$5:.B$190];0);2))">
            <text:p/>
          </table:table-cell>
          <table:table-cell table:style-name="ce145" table:formula="of:=IF(ISBLANK([.B1328]);&quot;&quot;;IF(ISBLANK(INDEX([$Escalation.B$5:.E$190];MATCH([$'MetRisks Registration'.B1328];[$Escalation.B$5:.B$190];0);3));&quot;&quot;;INDEX([$Escalation.B$5:.E$190];MATCH([$'MetRisks Registration'.B1328];[$Escalation.B$5:.B$190];0);3)))">
            <text:p/>
          </table:table-cell>
          <table:table-cell table:number-columns-repeated="1020"/>
        </table:table-row>
        <table:table-row table:style-name="ro33">
          <table:table-cell/>
          <table:table-cell/>
          <table:table-cell table:style-name="ce145" table:formula="of:=IF(ISBLANK([.B1329]);&quot;&quot;;INDEX([$'MetRisks Registration'.B$5:.E$190];MATCH([$Mitagation.B1329];[$'MetRisks Registration'.B$5:.B$190];0);2))">
            <text:p/>
          </table:table-cell>
          <table:table-cell table:style-name="ce145" table:formula="of:=IF(ISBLANK([.B1329]);&quot;&quot;;IF(ISBLANK(INDEX([$Escalation.B$5:.E$190];MATCH([$'MetRisks Registration'.B1329];[$Escalation.B$5:.B$190];0);3));&quot;&quot;;INDEX([$Escalation.B$5:.E$190];MATCH([$'MetRisks Registration'.B1329];[$Escalation.B$5:.B$190];0);3)))">
            <text:p/>
          </table:table-cell>
          <table:table-cell table:number-columns-repeated="1020"/>
        </table:table-row>
        <table:table-row table:style-name="ro33">
          <table:table-cell/>
          <table:table-cell/>
          <table:table-cell table:style-name="ce145" table:formula="of:=IF(ISBLANK([.B1330]);&quot;&quot;;INDEX([$'MetRisks Registration'.B$5:.E$190];MATCH([$Mitagation.B1330];[$'MetRisks Registration'.B$5:.B$190];0);2))">
            <text:p/>
          </table:table-cell>
          <table:table-cell table:style-name="ce145" table:formula="of:=IF(ISBLANK([.B1330]);&quot;&quot;;IF(ISBLANK(INDEX([$Escalation.B$5:.E$190];MATCH([$'MetRisks Registration'.B1330];[$Escalation.B$5:.B$190];0);3));&quot;&quot;;INDEX([$Escalation.B$5:.E$190];MATCH([$'MetRisks Registration'.B1330];[$Escalation.B$5:.B$190];0);3)))">
            <text:p/>
          </table:table-cell>
          <table:table-cell table:number-columns-repeated="1020"/>
        </table:table-row>
        <table:table-row table:style-name="ro33">
          <table:table-cell/>
          <table:table-cell/>
          <table:table-cell table:style-name="ce145" table:formula="of:=IF(ISBLANK([.B1331]);&quot;&quot;;INDEX([$'MetRisks Registration'.B$5:.E$190];MATCH([$Mitagation.B1331];[$'MetRisks Registration'.B$5:.B$190];0);2))">
            <text:p/>
          </table:table-cell>
          <table:table-cell table:style-name="ce145" table:formula="of:=IF(ISBLANK([.B1331]);&quot;&quot;;IF(ISBLANK(INDEX([$Escalation.B$5:.E$190];MATCH([$'MetRisks Registration'.B1331];[$Escalation.B$5:.B$190];0);3));&quot;&quot;;INDEX([$Escalation.B$5:.E$190];MATCH([$'MetRisks Registration'.B1331];[$Escalation.B$5:.B$190];0);3)))">
            <text:p/>
          </table:table-cell>
          <table:table-cell table:number-columns-repeated="1020"/>
        </table:table-row>
        <table:table-row table:style-name="ro33">
          <table:table-cell/>
          <table:table-cell/>
          <table:table-cell table:style-name="ce145" table:formula="of:=IF(ISBLANK([.B1332]);&quot;&quot;;INDEX([$'MetRisks Registration'.B$5:.E$190];MATCH([$Mitagation.B1332];[$'MetRisks Registration'.B$5:.B$190];0);2))">
            <text:p/>
          </table:table-cell>
          <table:table-cell table:style-name="ce145" table:formula="of:=IF(ISBLANK([.B1332]);&quot;&quot;;IF(ISBLANK(INDEX([$Escalation.B$5:.E$190];MATCH([$'MetRisks Registration'.B1332];[$Escalation.B$5:.B$190];0);3));&quot;&quot;;INDEX([$Escalation.B$5:.E$190];MATCH([$'MetRisks Registration'.B1332];[$Escalation.B$5:.B$190];0);3)))">
            <text:p/>
          </table:table-cell>
          <table:table-cell table:number-columns-repeated="1020"/>
        </table:table-row>
        <table:table-row table:style-name="ro33">
          <table:table-cell/>
          <table:table-cell/>
          <table:table-cell table:style-name="ce145" table:formula="of:=IF(ISBLANK([.B1333]);&quot;&quot;;INDEX([$'MetRisks Registration'.B$5:.E$190];MATCH([$Mitagation.B1333];[$'MetRisks Registration'.B$5:.B$190];0);2))">
            <text:p/>
          </table:table-cell>
          <table:table-cell table:style-name="ce145" table:formula="of:=IF(ISBLANK([.B1333]);&quot;&quot;;IF(ISBLANK(INDEX([$Escalation.B$5:.E$190];MATCH([$'MetRisks Registration'.B1333];[$Escalation.B$5:.B$190];0);3));&quot;&quot;;INDEX([$Escalation.B$5:.E$190];MATCH([$'MetRisks Registration'.B1333];[$Escalation.B$5:.B$190];0);3)))">
            <text:p/>
          </table:table-cell>
          <table:table-cell table:number-columns-repeated="1020"/>
        </table:table-row>
        <table:table-row table:style-name="ro33">
          <table:table-cell/>
          <table:table-cell/>
          <table:table-cell table:style-name="ce145" table:formula="of:=IF(ISBLANK([.B1334]);&quot;&quot;;INDEX([$'MetRisks Registration'.B$5:.E$190];MATCH([$Mitagation.B1334];[$'MetRisks Registration'.B$5:.B$190];0);2))">
            <text:p/>
          </table:table-cell>
          <table:table-cell table:style-name="ce145" table:formula="of:=IF(ISBLANK([.B1334]);&quot;&quot;;IF(ISBLANK(INDEX([$Escalation.B$5:.E$190];MATCH([$'MetRisks Registration'.B1334];[$Escalation.B$5:.B$190];0);3));&quot;&quot;;INDEX([$Escalation.B$5:.E$190];MATCH([$'MetRisks Registration'.B1334];[$Escalation.B$5:.B$190];0);3)))">
            <text:p/>
          </table:table-cell>
          <table:table-cell table:number-columns-repeated="1020"/>
        </table:table-row>
        <table:table-row table:style-name="ro33">
          <table:table-cell/>
          <table:table-cell/>
          <table:table-cell table:style-name="ce145" table:formula="of:=IF(ISBLANK([.B1335]);&quot;&quot;;INDEX([$'MetRisks Registration'.B$5:.E$190];MATCH([$Mitagation.B1335];[$'MetRisks Registration'.B$5:.B$190];0);2))">
            <text:p/>
          </table:table-cell>
          <table:table-cell table:style-name="ce145" table:formula="of:=IF(ISBLANK([.B1335]);&quot;&quot;;IF(ISBLANK(INDEX([$Escalation.B$5:.E$190];MATCH([$'MetRisks Registration'.B1335];[$Escalation.B$5:.B$190];0);3));&quot;&quot;;INDEX([$Escalation.B$5:.E$190];MATCH([$'MetRisks Registration'.B1335];[$Escalation.B$5:.B$190];0);3)))">
            <text:p/>
          </table:table-cell>
          <table:table-cell table:number-columns-repeated="1020"/>
        </table:table-row>
        <table:table-row table:style-name="ro33">
          <table:table-cell/>
          <table:table-cell/>
          <table:table-cell table:style-name="ce145" table:formula="of:=IF(ISBLANK([.B1336]);&quot;&quot;;INDEX([$'MetRisks Registration'.B$5:.E$190];MATCH([$Mitagation.B1336];[$'MetRisks Registration'.B$5:.B$190];0);2))">
            <text:p/>
          </table:table-cell>
          <table:table-cell table:style-name="ce145" table:formula="of:=IF(ISBLANK([.B1336]);&quot;&quot;;IF(ISBLANK(INDEX([$Escalation.B$5:.E$190];MATCH([$'MetRisks Registration'.B1336];[$Escalation.B$5:.B$190];0);3));&quot;&quot;;INDEX([$Escalation.B$5:.E$190];MATCH([$'MetRisks Registration'.B1336];[$Escalation.B$5:.B$190];0);3)))">
            <text:p/>
          </table:table-cell>
          <table:table-cell table:number-columns-repeated="1020"/>
        </table:table-row>
        <table:table-row table:style-name="ro33">
          <table:table-cell/>
          <table:table-cell/>
          <table:table-cell table:style-name="ce145" table:formula="of:=IF(ISBLANK([.B1337]);&quot;&quot;;INDEX([$'MetRisks Registration'.B$5:.E$190];MATCH([$Mitagation.B1337];[$'MetRisks Registration'.B$5:.B$190];0);2))">
            <text:p/>
          </table:table-cell>
          <table:table-cell table:style-name="ce145" table:formula="of:=IF(ISBLANK([.B1337]);&quot;&quot;;IF(ISBLANK(INDEX([$Escalation.B$5:.E$190];MATCH([$'MetRisks Registration'.B1337];[$Escalation.B$5:.B$190];0);3));&quot;&quot;;INDEX([$Escalation.B$5:.E$190];MATCH([$'MetRisks Registration'.B1337];[$Escalation.B$5:.B$190];0);3)))">
            <text:p/>
          </table:table-cell>
          <table:table-cell table:number-columns-repeated="1020"/>
        </table:table-row>
        <table:table-row table:style-name="ro33">
          <table:table-cell/>
          <table:table-cell/>
          <table:table-cell table:style-name="ce145" table:formula="of:=IF(ISBLANK([.B1338]);&quot;&quot;;INDEX([$'MetRisks Registration'.B$5:.E$190];MATCH([$Mitagation.B1338];[$'MetRisks Registration'.B$5:.B$190];0);2))">
            <text:p/>
          </table:table-cell>
          <table:table-cell table:style-name="ce145" table:formula="of:=IF(ISBLANK([.B1338]);&quot;&quot;;IF(ISBLANK(INDEX([$Escalation.B$5:.E$190];MATCH([$'MetRisks Registration'.B1338];[$Escalation.B$5:.B$190];0);3));&quot;&quot;;INDEX([$Escalation.B$5:.E$190];MATCH([$'MetRisks Registration'.B1338];[$Escalation.B$5:.B$190];0);3)))">
            <text:p/>
          </table:table-cell>
          <table:table-cell table:number-columns-repeated="1020"/>
        </table:table-row>
        <table:table-row table:style-name="ro33">
          <table:table-cell/>
          <table:table-cell/>
          <table:table-cell table:style-name="ce145" table:formula="of:=IF(ISBLANK([.B1339]);&quot;&quot;;INDEX([$'MetRisks Registration'.B$5:.E$190];MATCH([$Mitagation.B1339];[$'MetRisks Registration'.B$5:.B$190];0);2))">
            <text:p/>
          </table:table-cell>
          <table:table-cell table:style-name="ce145" table:formula="of:=IF(ISBLANK([.B1339]);&quot;&quot;;IF(ISBLANK(INDEX([$Escalation.B$5:.E$190];MATCH([$'MetRisks Registration'.B1339];[$Escalation.B$5:.B$190];0);3));&quot;&quot;;INDEX([$Escalation.B$5:.E$190];MATCH([$'MetRisks Registration'.B1339];[$Escalation.B$5:.B$190];0);3)))">
            <text:p/>
          </table:table-cell>
          <table:table-cell table:number-columns-repeated="1020"/>
        </table:table-row>
        <table:table-row table:style-name="ro33">
          <table:table-cell/>
          <table:table-cell/>
          <table:table-cell table:style-name="ce145" table:formula="of:=IF(ISBLANK([.B1340]);&quot;&quot;;INDEX([$'MetRisks Registration'.B$5:.E$190];MATCH([$Mitagation.B1340];[$'MetRisks Registration'.B$5:.B$190];0);2))">
            <text:p/>
          </table:table-cell>
          <table:table-cell table:style-name="ce145" table:formula="of:=IF(ISBLANK([.B1340]);&quot;&quot;;IF(ISBLANK(INDEX([$Escalation.B$5:.E$190];MATCH([$'MetRisks Registration'.B1340];[$Escalation.B$5:.B$190];0);3));&quot;&quot;;INDEX([$Escalation.B$5:.E$190];MATCH([$'MetRisks Registration'.B1340];[$Escalation.B$5:.B$190];0);3)))">
            <text:p/>
          </table:table-cell>
          <table:table-cell table:number-columns-repeated="1020"/>
        </table:table-row>
        <table:table-row table:style-name="ro33">
          <table:table-cell/>
          <table:table-cell/>
          <table:table-cell table:style-name="ce145" table:formula="of:=IF(ISBLANK([.B1341]);&quot;&quot;;INDEX([$'MetRisks Registration'.B$5:.E$190];MATCH([$Mitagation.B1341];[$'MetRisks Registration'.B$5:.B$190];0);2))">
            <text:p/>
          </table:table-cell>
          <table:table-cell table:style-name="ce145" table:formula="of:=IF(ISBLANK([.B1341]);&quot;&quot;;IF(ISBLANK(INDEX([$Escalation.B$5:.E$190];MATCH([$'MetRisks Registration'.B1341];[$Escalation.B$5:.B$190];0);3));&quot;&quot;;INDEX([$Escalation.B$5:.E$190];MATCH([$'MetRisks Registration'.B1341];[$Escalation.B$5:.B$190];0);3)))">
            <text:p/>
          </table:table-cell>
          <table:table-cell table:number-columns-repeated="1020"/>
        </table:table-row>
        <table:table-row table:style-name="ro33">
          <table:table-cell/>
          <table:table-cell/>
          <table:table-cell table:style-name="ce145" table:formula="of:=IF(ISBLANK([.B1342]);&quot;&quot;;INDEX([$'MetRisks Registration'.B$5:.E$190];MATCH([$Mitagation.B1342];[$'MetRisks Registration'.B$5:.B$190];0);2))">
            <text:p/>
          </table:table-cell>
          <table:table-cell table:style-name="ce145" table:formula="of:=IF(ISBLANK([.B1342]);&quot;&quot;;IF(ISBLANK(INDEX([$Escalation.B$5:.E$190];MATCH([$'MetRisks Registration'.B1342];[$Escalation.B$5:.B$190];0);3));&quot;&quot;;INDEX([$Escalation.B$5:.E$190];MATCH([$'MetRisks Registration'.B1342];[$Escalation.B$5:.B$190];0);3)))">
            <text:p/>
          </table:table-cell>
          <table:table-cell table:number-columns-repeated="1020"/>
        </table:table-row>
        <table:table-row table:style-name="ro33">
          <table:table-cell/>
          <table:table-cell/>
          <table:table-cell table:style-name="ce145" table:formula="of:=IF(ISBLANK([.B1343]);&quot;&quot;;INDEX([$'MetRisks Registration'.B$5:.E$190];MATCH([$Mitagation.B1343];[$'MetRisks Registration'.B$5:.B$190];0);2))">
            <text:p/>
          </table:table-cell>
          <table:table-cell table:style-name="ce145" table:formula="of:=IF(ISBLANK([.B1343]);&quot;&quot;;IF(ISBLANK(INDEX([$Escalation.B$5:.E$190];MATCH([$'MetRisks Registration'.B1343];[$Escalation.B$5:.B$190];0);3));&quot;&quot;;INDEX([$Escalation.B$5:.E$190];MATCH([$'MetRisks Registration'.B1343];[$Escalation.B$5:.B$190];0);3)))">
            <text:p/>
          </table:table-cell>
          <table:table-cell table:number-columns-repeated="1020"/>
        </table:table-row>
        <table:table-row table:style-name="ro33">
          <table:table-cell/>
          <table:table-cell/>
          <table:table-cell table:style-name="ce145" table:formula="of:=IF(ISBLANK([.B1344]);&quot;&quot;;INDEX([$'MetRisks Registration'.B$5:.E$190];MATCH([$Mitagation.B1344];[$'MetRisks Registration'.B$5:.B$190];0);2))">
            <text:p/>
          </table:table-cell>
          <table:table-cell table:style-name="ce145" table:formula="of:=IF(ISBLANK([.B1344]);&quot;&quot;;IF(ISBLANK(INDEX([$Escalation.B$5:.E$190];MATCH([$'MetRisks Registration'.B1344];[$Escalation.B$5:.B$190];0);3));&quot;&quot;;INDEX([$Escalation.B$5:.E$190];MATCH([$'MetRisks Registration'.B1344];[$Escalation.B$5:.B$190];0);3)))">
            <text:p/>
          </table:table-cell>
          <table:table-cell table:number-columns-repeated="1020"/>
        </table:table-row>
        <table:table-row table:style-name="ro33">
          <table:table-cell/>
          <table:table-cell/>
          <table:table-cell table:style-name="ce145" table:formula="of:=IF(ISBLANK([.B1345]);&quot;&quot;;INDEX([$'MetRisks Registration'.B$5:.E$190];MATCH([$Mitagation.B1345];[$'MetRisks Registration'.B$5:.B$190];0);2))">
            <text:p/>
          </table:table-cell>
          <table:table-cell table:style-name="ce145" table:formula="of:=IF(ISBLANK([.B1345]);&quot;&quot;;IF(ISBLANK(INDEX([$Escalation.B$5:.E$190];MATCH([$'MetRisks Registration'.B1345];[$Escalation.B$5:.B$190];0);3));&quot;&quot;;INDEX([$Escalation.B$5:.E$190];MATCH([$'MetRisks Registration'.B1345];[$Escalation.B$5:.B$190];0);3)))">
            <text:p/>
          </table:table-cell>
          <table:table-cell table:number-columns-repeated="1020"/>
        </table:table-row>
        <table:table-row table:style-name="ro33">
          <table:table-cell/>
          <table:table-cell/>
          <table:table-cell table:style-name="ce145" table:formula="of:=IF(ISBLANK([.B1346]);&quot;&quot;;INDEX([$'MetRisks Registration'.B$5:.E$190];MATCH([$Mitagation.B1346];[$'MetRisks Registration'.B$5:.B$190];0);2))">
            <text:p/>
          </table:table-cell>
          <table:table-cell table:style-name="ce145" table:formula="of:=IF(ISBLANK([.B1346]);&quot;&quot;;IF(ISBLANK(INDEX([$Escalation.B$5:.E$190];MATCH([$'MetRisks Registration'.B1346];[$Escalation.B$5:.B$190];0);3));&quot;&quot;;INDEX([$Escalation.B$5:.E$190];MATCH([$'MetRisks Registration'.B1346];[$Escalation.B$5:.B$190];0);3)))">
            <text:p/>
          </table:table-cell>
          <table:table-cell table:number-columns-repeated="1020"/>
        </table:table-row>
        <table:table-row table:style-name="ro33">
          <table:table-cell/>
          <table:table-cell/>
          <table:table-cell table:style-name="ce145" table:formula="of:=IF(ISBLANK([.B1347]);&quot;&quot;;INDEX([$'MetRisks Registration'.B$5:.E$190];MATCH([$Mitagation.B1347];[$'MetRisks Registration'.B$5:.B$190];0);2))">
            <text:p/>
          </table:table-cell>
          <table:table-cell table:style-name="ce145" table:formula="of:=IF(ISBLANK([.B1347]);&quot;&quot;;IF(ISBLANK(INDEX([$Escalation.B$5:.E$190];MATCH([$'MetRisks Registration'.B1347];[$Escalation.B$5:.B$190];0);3));&quot;&quot;;INDEX([$Escalation.B$5:.E$190];MATCH([$'MetRisks Registration'.B1347];[$Escalation.B$5:.B$190];0);3)))">
            <text:p/>
          </table:table-cell>
          <table:table-cell table:number-columns-repeated="1020"/>
        </table:table-row>
        <table:table-row table:style-name="ro33">
          <table:table-cell/>
          <table:table-cell/>
          <table:table-cell table:style-name="ce145" table:formula="of:=IF(ISBLANK([.B1348]);&quot;&quot;;INDEX([$'MetRisks Registration'.B$5:.E$190];MATCH([$Mitagation.B1348];[$'MetRisks Registration'.B$5:.B$190];0);2))">
            <text:p/>
          </table:table-cell>
          <table:table-cell table:style-name="ce145" table:formula="of:=IF(ISBLANK([.B1348]);&quot;&quot;;IF(ISBLANK(INDEX([$Escalation.B$5:.E$190];MATCH([$'MetRisks Registration'.B1348];[$Escalation.B$5:.B$190];0);3));&quot;&quot;;INDEX([$Escalation.B$5:.E$190];MATCH([$'MetRisks Registration'.B1348];[$Escalation.B$5:.B$190];0);3)))">
            <text:p/>
          </table:table-cell>
          <table:table-cell table:number-columns-repeated="1020"/>
        </table:table-row>
        <table:table-row table:style-name="ro33">
          <table:table-cell/>
          <table:table-cell/>
          <table:table-cell table:style-name="ce145" table:formula="of:=IF(ISBLANK([.B1349]);&quot;&quot;;INDEX([$'MetRisks Registration'.B$5:.E$190];MATCH([$Mitagation.B1349];[$'MetRisks Registration'.B$5:.B$190];0);2))">
            <text:p/>
          </table:table-cell>
          <table:table-cell table:style-name="ce145" table:formula="of:=IF(ISBLANK([.B1349]);&quot;&quot;;IF(ISBLANK(INDEX([$Escalation.B$5:.E$190];MATCH([$'MetRisks Registration'.B1349];[$Escalation.B$5:.B$190];0);3));&quot;&quot;;INDEX([$Escalation.B$5:.E$190];MATCH([$'MetRisks Registration'.B1349];[$Escalation.B$5:.B$190];0);3)))">
            <text:p/>
          </table:table-cell>
          <table:table-cell table:number-columns-repeated="1020"/>
        </table:table-row>
        <table:table-row table:style-name="ro33">
          <table:table-cell/>
          <table:table-cell/>
          <table:table-cell table:style-name="ce145" table:formula="of:=IF(ISBLANK([.B1350]);&quot;&quot;;INDEX([$'MetRisks Registration'.B$5:.E$190];MATCH([$Mitagation.B1350];[$'MetRisks Registration'.B$5:.B$190];0);2))">
            <text:p/>
          </table:table-cell>
          <table:table-cell table:style-name="ce145" table:formula="of:=IF(ISBLANK([.B1350]);&quot;&quot;;IF(ISBLANK(INDEX([$Escalation.B$5:.E$190];MATCH([$'MetRisks Registration'.B1350];[$Escalation.B$5:.B$190];0);3));&quot;&quot;;INDEX([$Escalation.B$5:.E$190];MATCH([$'MetRisks Registration'.B1350];[$Escalation.B$5:.B$190];0);3)))">
            <text:p/>
          </table:table-cell>
          <table:table-cell table:number-columns-repeated="1020"/>
        </table:table-row>
        <table:table-row table:style-name="ro33">
          <table:table-cell/>
          <table:table-cell/>
          <table:table-cell table:style-name="ce145" table:formula="of:=IF(ISBLANK([.B1351]);&quot;&quot;;INDEX([$'MetRisks Registration'.B$5:.E$190];MATCH([$Mitagation.B1351];[$'MetRisks Registration'.B$5:.B$190];0);2))">
            <text:p/>
          </table:table-cell>
          <table:table-cell table:style-name="ce145" table:formula="of:=IF(ISBLANK([.B1351]);&quot;&quot;;IF(ISBLANK(INDEX([$Escalation.B$5:.E$190];MATCH([$'MetRisks Registration'.B1351];[$Escalation.B$5:.B$190];0);3));&quot;&quot;;INDEX([$Escalation.B$5:.E$190];MATCH([$'MetRisks Registration'.B1351];[$Escalation.B$5:.B$190];0);3)))">
            <text:p/>
          </table:table-cell>
          <table:table-cell table:number-columns-repeated="1020"/>
        </table:table-row>
        <table:table-row table:style-name="ro33">
          <table:table-cell/>
          <table:table-cell/>
          <table:table-cell table:style-name="ce145" table:formula="of:=IF(ISBLANK([.B1352]);&quot;&quot;;INDEX([$'MetRisks Registration'.B$5:.E$190];MATCH([$Mitagation.B1352];[$'MetRisks Registration'.B$5:.B$190];0);2))">
            <text:p/>
          </table:table-cell>
          <table:table-cell table:style-name="ce145" table:formula="of:=IF(ISBLANK([.B1352]);&quot;&quot;;IF(ISBLANK(INDEX([$Escalation.B$5:.E$190];MATCH([$'MetRisks Registration'.B1352];[$Escalation.B$5:.B$190];0);3));&quot;&quot;;INDEX([$Escalation.B$5:.E$190];MATCH([$'MetRisks Registration'.B1352];[$Escalation.B$5:.B$190];0);3)))">
            <text:p/>
          </table:table-cell>
          <table:table-cell table:number-columns-repeated="1020"/>
        </table:table-row>
        <table:table-row table:style-name="ro33">
          <table:table-cell/>
          <table:table-cell/>
          <table:table-cell table:style-name="ce145" table:formula="of:=IF(ISBLANK([.B1353]);&quot;&quot;;INDEX([$'MetRisks Registration'.B$5:.E$190];MATCH([$Mitagation.B1353];[$'MetRisks Registration'.B$5:.B$190];0);2))">
            <text:p/>
          </table:table-cell>
          <table:table-cell table:style-name="ce145" table:formula="of:=IF(ISBLANK([.B1353]);&quot;&quot;;IF(ISBLANK(INDEX([$Escalation.B$5:.E$190];MATCH([$'MetRisks Registration'.B1353];[$Escalation.B$5:.B$190];0);3));&quot;&quot;;INDEX([$Escalation.B$5:.E$190];MATCH([$'MetRisks Registration'.B1353];[$Escalation.B$5:.B$190];0);3)))">
            <text:p/>
          </table:table-cell>
          <table:table-cell table:number-columns-repeated="1020"/>
        </table:table-row>
        <table:table-row table:style-name="ro33">
          <table:table-cell/>
          <table:table-cell/>
          <table:table-cell table:style-name="ce145" table:formula="of:=IF(ISBLANK([.B1354]);&quot;&quot;;INDEX([$'MetRisks Registration'.B$5:.E$190];MATCH([$Mitagation.B1354];[$'MetRisks Registration'.B$5:.B$190];0);2))">
            <text:p/>
          </table:table-cell>
          <table:table-cell table:style-name="ce145" table:formula="of:=IF(ISBLANK([.B1354]);&quot;&quot;;IF(ISBLANK(INDEX([$Escalation.B$5:.E$190];MATCH([$'MetRisks Registration'.B1354];[$Escalation.B$5:.B$190];0);3));&quot;&quot;;INDEX([$Escalation.B$5:.E$190];MATCH([$'MetRisks Registration'.B1354];[$Escalation.B$5:.B$190];0);3)))">
            <text:p/>
          </table:table-cell>
          <table:table-cell table:number-columns-repeated="1020"/>
        </table:table-row>
        <table:table-row table:style-name="ro33">
          <table:table-cell/>
          <table:table-cell/>
          <table:table-cell table:style-name="ce145" table:formula="of:=IF(ISBLANK([.B1355]);&quot;&quot;;INDEX([$'MetRisks Registration'.B$5:.E$190];MATCH([$Mitagation.B1355];[$'MetRisks Registration'.B$5:.B$190];0);2))">
            <text:p/>
          </table:table-cell>
          <table:table-cell table:style-name="ce145" table:formula="of:=IF(ISBLANK([.B1355]);&quot;&quot;;IF(ISBLANK(INDEX([$Escalation.B$5:.E$190];MATCH([$'MetRisks Registration'.B1355];[$Escalation.B$5:.B$190];0);3));&quot;&quot;;INDEX([$Escalation.B$5:.E$190];MATCH([$'MetRisks Registration'.B1355];[$Escalation.B$5:.B$190];0);3)))">
            <text:p/>
          </table:table-cell>
          <table:table-cell table:number-columns-repeated="1020"/>
        </table:table-row>
        <table:table-row table:style-name="ro33">
          <table:table-cell/>
          <table:table-cell/>
          <table:table-cell table:style-name="ce145" table:formula="of:=IF(ISBLANK([.B1356]);&quot;&quot;;INDEX([$'MetRisks Registration'.B$5:.E$190];MATCH([$Mitagation.B1356];[$'MetRisks Registration'.B$5:.B$190];0);2))">
            <text:p/>
          </table:table-cell>
          <table:table-cell table:style-name="ce145" table:formula="of:=IF(ISBLANK([.B1356]);&quot;&quot;;IF(ISBLANK(INDEX([$Escalation.B$5:.E$190];MATCH([$'MetRisks Registration'.B1356];[$Escalation.B$5:.B$190];0);3));&quot;&quot;;INDEX([$Escalation.B$5:.E$190];MATCH([$'MetRisks Registration'.B1356];[$Escalation.B$5:.B$190];0);3)))">
            <text:p/>
          </table:table-cell>
          <table:table-cell table:number-columns-repeated="1020"/>
        </table:table-row>
        <table:table-row table:style-name="ro33">
          <table:table-cell/>
          <table:table-cell/>
          <table:table-cell table:style-name="ce145" table:formula="of:=IF(ISBLANK([.B1357]);&quot;&quot;;INDEX([$'MetRisks Registration'.B$5:.E$190];MATCH([$Mitagation.B1357];[$'MetRisks Registration'.B$5:.B$190];0);2))">
            <text:p/>
          </table:table-cell>
          <table:table-cell table:style-name="ce145" table:formula="of:=IF(ISBLANK([.B1357]);&quot;&quot;;IF(ISBLANK(INDEX([$Escalation.B$5:.E$190];MATCH([$'MetRisks Registration'.B1357];[$Escalation.B$5:.B$190];0);3));&quot;&quot;;INDEX([$Escalation.B$5:.E$190];MATCH([$'MetRisks Registration'.B1357];[$Escalation.B$5:.B$190];0);3)))">
            <text:p/>
          </table:table-cell>
          <table:table-cell table:number-columns-repeated="1020"/>
        </table:table-row>
        <table:table-row table:style-name="ro33">
          <table:table-cell/>
          <table:table-cell/>
          <table:table-cell table:style-name="ce145" table:formula="of:=IF(ISBLANK([.B1358]);&quot;&quot;;INDEX([$'MetRisks Registration'.B$5:.E$190];MATCH([$Mitagation.B1358];[$'MetRisks Registration'.B$5:.B$190];0);2))">
            <text:p/>
          </table:table-cell>
          <table:table-cell table:style-name="ce145" table:formula="of:=IF(ISBLANK([.B1358]);&quot;&quot;;IF(ISBLANK(INDEX([$Escalation.B$5:.E$190];MATCH([$'MetRisks Registration'.B1358];[$Escalation.B$5:.B$190];0);3));&quot;&quot;;INDEX([$Escalation.B$5:.E$190];MATCH([$'MetRisks Registration'.B1358];[$Escalation.B$5:.B$190];0);3)))">
            <text:p/>
          </table:table-cell>
          <table:table-cell table:number-columns-repeated="1020"/>
        </table:table-row>
        <table:table-row table:style-name="ro33">
          <table:table-cell/>
          <table:table-cell/>
          <table:table-cell table:style-name="ce145" table:formula="of:=IF(ISBLANK([.B1359]);&quot;&quot;;INDEX([$'MetRisks Registration'.B$5:.E$190];MATCH([$Mitagation.B1359];[$'MetRisks Registration'.B$5:.B$190];0);2))">
            <text:p/>
          </table:table-cell>
          <table:table-cell table:style-name="ce145" table:formula="of:=IF(ISBLANK([.B1359]);&quot;&quot;;IF(ISBLANK(INDEX([$Escalation.B$5:.E$190];MATCH([$'MetRisks Registration'.B1359];[$Escalation.B$5:.B$190];0);3));&quot;&quot;;INDEX([$Escalation.B$5:.E$190];MATCH([$'MetRisks Registration'.B1359];[$Escalation.B$5:.B$190];0);3)))">
            <text:p/>
          </table:table-cell>
          <table:table-cell table:number-columns-repeated="1020"/>
        </table:table-row>
        <table:table-row table:style-name="ro33">
          <table:table-cell/>
          <table:table-cell/>
          <table:table-cell table:style-name="ce145" table:formula="of:=IF(ISBLANK([.B1360]);&quot;&quot;;INDEX([$'MetRisks Registration'.B$5:.E$190];MATCH([$Mitagation.B1360];[$'MetRisks Registration'.B$5:.B$190];0);2))">
            <text:p/>
          </table:table-cell>
          <table:table-cell table:style-name="ce145" table:formula="of:=IF(ISBLANK([.B1360]);&quot;&quot;;IF(ISBLANK(INDEX([$Escalation.B$5:.E$190];MATCH([$'MetRisks Registration'.B1360];[$Escalation.B$5:.B$190];0);3));&quot;&quot;;INDEX([$Escalation.B$5:.E$190];MATCH([$'MetRisks Registration'.B1360];[$Escalation.B$5:.B$190];0);3)))">
            <text:p/>
          </table:table-cell>
          <table:table-cell table:number-columns-repeated="1020"/>
        </table:table-row>
        <table:table-row table:style-name="ro33">
          <table:table-cell/>
          <table:table-cell/>
          <table:table-cell table:style-name="ce145" table:formula="of:=IF(ISBLANK([.B1361]);&quot;&quot;;INDEX([$'MetRisks Registration'.B$5:.E$190];MATCH([$Mitagation.B1361];[$'MetRisks Registration'.B$5:.B$190];0);2))">
            <text:p/>
          </table:table-cell>
          <table:table-cell table:style-name="ce145" table:formula="of:=IF(ISBLANK([.B1361]);&quot;&quot;;IF(ISBLANK(INDEX([$Escalation.B$5:.E$190];MATCH([$'MetRisks Registration'.B1361];[$Escalation.B$5:.B$190];0);3));&quot;&quot;;INDEX([$Escalation.B$5:.E$190];MATCH([$'MetRisks Registration'.B1361];[$Escalation.B$5:.B$190];0);3)))">
            <text:p/>
          </table:table-cell>
          <table:table-cell table:number-columns-repeated="1020"/>
        </table:table-row>
        <table:table-row table:style-name="ro33">
          <table:table-cell/>
          <table:table-cell/>
          <table:table-cell table:style-name="ce145" table:formula="of:=IF(ISBLANK([.B1362]);&quot;&quot;;INDEX([$'MetRisks Registration'.B$5:.E$190];MATCH([$Mitagation.B1362];[$'MetRisks Registration'.B$5:.B$190];0);2))">
            <text:p/>
          </table:table-cell>
          <table:table-cell table:style-name="ce145" table:formula="of:=IF(ISBLANK([.B1362]);&quot;&quot;;IF(ISBLANK(INDEX([$Escalation.B$5:.E$190];MATCH([$'MetRisks Registration'.B1362];[$Escalation.B$5:.B$190];0);3));&quot;&quot;;INDEX([$Escalation.B$5:.E$190];MATCH([$'MetRisks Registration'.B1362];[$Escalation.B$5:.B$190];0);3)))">
            <text:p/>
          </table:table-cell>
          <table:table-cell table:number-columns-repeated="1020"/>
        </table:table-row>
        <table:table-row table:style-name="ro33">
          <table:table-cell/>
          <table:table-cell/>
          <table:table-cell table:style-name="ce145" table:formula="of:=IF(ISBLANK([.B1363]);&quot;&quot;;INDEX([$'MetRisks Registration'.B$5:.E$190];MATCH([$Mitagation.B1363];[$'MetRisks Registration'.B$5:.B$190];0);2))">
            <text:p/>
          </table:table-cell>
          <table:table-cell table:style-name="ce145" table:formula="of:=IF(ISBLANK([.B1363]);&quot;&quot;;IF(ISBLANK(INDEX([$Escalation.B$5:.E$190];MATCH([$'MetRisks Registration'.B1363];[$Escalation.B$5:.B$190];0);3));&quot;&quot;;INDEX([$Escalation.B$5:.E$190];MATCH([$'MetRisks Registration'.B1363];[$Escalation.B$5:.B$190];0);3)))">
            <text:p/>
          </table:table-cell>
          <table:table-cell table:number-columns-repeated="1020"/>
        </table:table-row>
        <table:table-row table:style-name="ro33">
          <table:table-cell/>
          <table:table-cell/>
          <table:table-cell table:style-name="ce145" table:formula="of:=IF(ISBLANK([.B1364]);&quot;&quot;;INDEX([$'MetRisks Registration'.B$5:.E$190];MATCH([$Mitagation.B1364];[$'MetRisks Registration'.B$5:.B$190];0);2))">
            <text:p/>
          </table:table-cell>
          <table:table-cell table:style-name="ce145" table:formula="of:=IF(ISBLANK([.B1364]);&quot;&quot;;IF(ISBLANK(INDEX([$Escalation.B$5:.E$190];MATCH([$'MetRisks Registration'.B1364];[$Escalation.B$5:.B$190];0);3));&quot;&quot;;INDEX([$Escalation.B$5:.E$190];MATCH([$'MetRisks Registration'.B1364];[$Escalation.B$5:.B$190];0);3)))">
            <text:p/>
          </table:table-cell>
          <table:table-cell table:number-columns-repeated="1020"/>
        </table:table-row>
        <table:table-row table:style-name="ro33">
          <table:table-cell/>
          <table:table-cell/>
          <table:table-cell table:style-name="ce145" table:formula="of:=IF(ISBLANK([.B1365]);&quot;&quot;;INDEX([$'MetRisks Registration'.B$5:.E$190];MATCH([$Mitagation.B1365];[$'MetRisks Registration'.B$5:.B$190];0);2))">
            <text:p/>
          </table:table-cell>
          <table:table-cell table:style-name="ce145" table:formula="of:=IF(ISBLANK([.B1365]);&quot;&quot;;IF(ISBLANK(INDEX([$Escalation.B$5:.E$190];MATCH([$'MetRisks Registration'.B1365];[$Escalation.B$5:.B$190];0);3));&quot;&quot;;INDEX([$Escalation.B$5:.E$190];MATCH([$'MetRisks Registration'.B1365];[$Escalation.B$5:.B$190];0);3)))">
            <text:p/>
          </table:table-cell>
          <table:table-cell table:number-columns-repeated="1020"/>
        </table:table-row>
        <table:table-row table:style-name="ro33">
          <table:table-cell/>
          <table:table-cell/>
          <table:table-cell table:style-name="ce145" table:formula="of:=IF(ISBLANK([.B1366]);&quot;&quot;;INDEX([$'MetRisks Registration'.B$5:.E$190];MATCH([$Mitagation.B1366];[$'MetRisks Registration'.B$5:.B$190];0);2))">
            <text:p/>
          </table:table-cell>
          <table:table-cell table:style-name="ce145" table:formula="of:=IF(ISBLANK([.B1366]);&quot;&quot;;IF(ISBLANK(INDEX([$Escalation.B$5:.E$190];MATCH([$'MetRisks Registration'.B1366];[$Escalation.B$5:.B$190];0);3));&quot;&quot;;INDEX([$Escalation.B$5:.E$190];MATCH([$'MetRisks Registration'.B1366];[$Escalation.B$5:.B$190];0);3)))">
            <text:p/>
          </table:table-cell>
          <table:table-cell table:number-columns-repeated="1020"/>
        </table:table-row>
        <table:table-row table:style-name="ro33">
          <table:table-cell/>
          <table:table-cell/>
          <table:table-cell table:style-name="ce145" table:formula="of:=IF(ISBLANK([.B1367]);&quot;&quot;;INDEX([$'MetRisks Registration'.B$5:.E$190];MATCH([$Mitagation.B1367];[$'MetRisks Registration'.B$5:.B$190];0);2))">
            <text:p/>
          </table:table-cell>
          <table:table-cell table:style-name="ce145" table:formula="of:=IF(ISBLANK([.B1367]);&quot;&quot;;IF(ISBLANK(INDEX([$Escalation.B$5:.E$190];MATCH([$'MetRisks Registration'.B1367];[$Escalation.B$5:.B$190];0);3));&quot;&quot;;INDEX([$Escalation.B$5:.E$190];MATCH([$'MetRisks Registration'.B1367];[$Escalation.B$5:.B$190];0);3)))">
            <text:p/>
          </table:table-cell>
          <table:table-cell table:number-columns-repeated="1020"/>
        </table:table-row>
        <table:table-row table:style-name="ro33">
          <table:table-cell/>
          <table:table-cell/>
          <table:table-cell table:style-name="ce145" table:formula="of:=IF(ISBLANK([.B1368]);&quot;&quot;;INDEX([$'MetRisks Registration'.B$5:.E$190];MATCH([$Mitagation.B1368];[$'MetRisks Registration'.B$5:.B$190];0);2))">
            <text:p/>
          </table:table-cell>
          <table:table-cell table:style-name="ce145" table:formula="of:=IF(ISBLANK([.B1368]);&quot;&quot;;IF(ISBLANK(INDEX([$Escalation.B$5:.E$190];MATCH([$'MetRisks Registration'.B1368];[$Escalation.B$5:.B$190];0);3));&quot;&quot;;INDEX([$Escalation.B$5:.E$190];MATCH([$'MetRisks Registration'.B1368];[$Escalation.B$5:.B$190];0);3)))">
            <text:p/>
          </table:table-cell>
          <table:table-cell table:number-columns-repeated="1020"/>
        </table:table-row>
        <table:table-row table:style-name="ro33">
          <table:table-cell/>
          <table:table-cell/>
          <table:table-cell table:style-name="ce145" table:formula="of:=IF(ISBLANK([.B1369]);&quot;&quot;;INDEX([$'MetRisks Registration'.B$5:.E$190];MATCH([$Mitagation.B1369];[$'MetRisks Registration'.B$5:.B$190];0);2))">
            <text:p/>
          </table:table-cell>
          <table:table-cell table:style-name="ce145" table:formula="of:=IF(ISBLANK([.B1369]);&quot;&quot;;IF(ISBLANK(INDEX([$Escalation.B$5:.E$190];MATCH([$'MetRisks Registration'.B1369];[$Escalation.B$5:.B$190];0);3));&quot;&quot;;INDEX([$Escalation.B$5:.E$190];MATCH([$'MetRisks Registration'.B1369];[$Escalation.B$5:.B$190];0);3)))">
            <text:p/>
          </table:table-cell>
          <table:table-cell table:number-columns-repeated="1020"/>
        </table:table-row>
        <table:table-row table:style-name="ro33">
          <table:table-cell/>
          <table:table-cell/>
          <table:table-cell table:style-name="ce145" table:formula="of:=IF(ISBLANK([.B1370]);&quot;&quot;;INDEX([$'MetRisks Registration'.B$5:.E$190];MATCH([$Mitagation.B1370];[$'MetRisks Registration'.B$5:.B$190];0);2))">
            <text:p/>
          </table:table-cell>
          <table:table-cell table:style-name="ce145" table:formula="of:=IF(ISBLANK([.B1370]);&quot;&quot;;IF(ISBLANK(INDEX([$Escalation.B$5:.E$190];MATCH([$'MetRisks Registration'.B1370];[$Escalation.B$5:.B$190];0);3));&quot;&quot;;INDEX([$Escalation.B$5:.E$190];MATCH([$'MetRisks Registration'.B1370];[$Escalation.B$5:.B$190];0);3)))">
            <text:p/>
          </table:table-cell>
          <table:table-cell table:number-columns-repeated="1020"/>
        </table:table-row>
        <table:table-row table:style-name="ro33">
          <table:table-cell/>
          <table:table-cell/>
          <table:table-cell table:style-name="ce145" table:formula="of:=IF(ISBLANK([.B1371]);&quot;&quot;;INDEX([$'MetRisks Registration'.B$5:.E$190];MATCH([$Mitagation.B1371];[$'MetRisks Registration'.B$5:.B$190];0);2))">
            <text:p/>
          </table:table-cell>
          <table:table-cell table:style-name="ce145" table:formula="of:=IF(ISBLANK([.B1371]);&quot;&quot;;IF(ISBLANK(INDEX([$Escalation.B$5:.E$190];MATCH([$'MetRisks Registration'.B1371];[$Escalation.B$5:.B$190];0);3));&quot;&quot;;INDEX([$Escalation.B$5:.E$190];MATCH([$'MetRisks Registration'.B1371];[$Escalation.B$5:.B$190];0);3)))">
            <text:p/>
          </table:table-cell>
          <table:table-cell table:number-columns-repeated="1020"/>
        </table:table-row>
        <table:table-row table:style-name="ro33">
          <table:table-cell/>
          <table:table-cell/>
          <table:table-cell table:style-name="ce145" table:formula="of:=IF(ISBLANK([.B1372]);&quot;&quot;;INDEX([$'MetRisks Registration'.B$5:.E$190];MATCH([$Mitagation.B1372];[$'MetRisks Registration'.B$5:.B$190];0);2))">
            <text:p/>
          </table:table-cell>
          <table:table-cell table:style-name="ce145" table:formula="of:=IF(ISBLANK([.B1372]);&quot;&quot;;IF(ISBLANK(INDEX([$Escalation.B$5:.E$190];MATCH([$'MetRisks Registration'.B1372];[$Escalation.B$5:.B$190];0);3));&quot;&quot;;INDEX([$Escalation.B$5:.E$190];MATCH([$'MetRisks Registration'.B1372];[$Escalation.B$5:.B$190];0);3)))">
            <text:p/>
          </table:table-cell>
          <table:table-cell table:number-columns-repeated="1020"/>
        </table:table-row>
        <table:table-row table:style-name="ro33">
          <table:table-cell/>
          <table:table-cell/>
          <table:table-cell table:style-name="ce145" table:formula="of:=IF(ISBLANK([.B1373]);&quot;&quot;;INDEX([$'MetRisks Registration'.B$5:.E$190];MATCH([$Mitagation.B1373];[$'MetRisks Registration'.B$5:.B$190];0);2))">
            <text:p/>
          </table:table-cell>
          <table:table-cell table:style-name="ce145" table:formula="of:=IF(ISBLANK([.B1373]);&quot;&quot;;IF(ISBLANK(INDEX([$Escalation.B$5:.E$190];MATCH([$'MetRisks Registration'.B1373];[$Escalation.B$5:.B$190];0);3));&quot;&quot;;INDEX([$Escalation.B$5:.E$190];MATCH([$'MetRisks Registration'.B1373];[$Escalation.B$5:.B$190];0);3)))">
            <text:p/>
          </table:table-cell>
          <table:table-cell table:number-columns-repeated="1020"/>
        </table:table-row>
        <table:table-row table:style-name="ro33">
          <table:table-cell/>
          <table:table-cell/>
          <table:table-cell table:style-name="ce145" table:formula="of:=IF(ISBLANK([.B1374]);&quot;&quot;;INDEX([$'MetRisks Registration'.B$5:.E$190];MATCH([$Mitagation.B1374];[$'MetRisks Registration'.B$5:.B$190];0);2))">
            <text:p/>
          </table:table-cell>
          <table:table-cell table:style-name="ce145" table:formula="of:=IF(ISBLANK([.B1374]);&quot;&quot;;IF(ISBLANK(INDEX([$Escalation.B$5:.E$190];MATCH([$'MetRisks Registration'.B1374];[$Escalation.B$5:.B$190];0);3));&quot;&quot;;INDEX([$Escalation.B$5:.E$190];MATCH([$'MetRisks Registration'.B1374];[$Escalation.B$5:.B$190];0);3)))">
            <text:p/>
          </table:table-cell>
          <table:table-cell table:number-columns-repeated="1020"/>
        </table:table-row>
        <table:table-row table:style-name="ro33">
          <table:table-cell/>
          <table:table-cell/>
          <table:table-cell table:style-name="ce145" table:formula="of:=IF(ISBLANK([.B1375]);&quot;&quot;;INDEX([$'MetRisks Registration'.B$5:.E$190];MATCH([$Mitagation.B1375];[$'MetRisks Registration'.B$5:.B$190];0);2))">
            <text:p/>
          </table:table-cell>
          <table:table-cell table:style-name="ce145" table:formula="of:=IF(ISBLANK([.B1375]);&quot;&quot;;IF(ISBLANK(INDEX([$Escalation.B$5:.E$190];MATCH([$'MetRisks Registration'.B1375];[$Escalation.B$5:.B$190];0);3));&quot;&quot;;INDEX([$Escalation.B$5:.E$190];MATCH([$'MetRisks Registration'.B1375];[$Escalation.B$5:.B$190];0);3)))">
            <text:p/>
          </table:table-cell>
          <table:table-cell table:number-columns-repeated="1020"/>
        </table:table-row>
        <table:table-row table:style-name="ro33">
          <table:table-cell/>
          <table:table-cell/>
          <table:table-cell table:style-name="ce145" table:formula="of:=IF(ISBLANK([.B1376]);&quot;&quot;;INDEX([$'MetRisks Registration'.B$5:.E$190];MATCH([$Mitagation.B1376];[$'MetRisks Registration'.B$5:.B$190];0);2))">
            <text:p/>
          </table:table-cell>
          <table:table-cell table:style-name="ce145" table:formula="of:=IF(ISBLANK([.B1376]);&quot;&quot;;IF(ISBLANK(INDEX([$Escalation.B$5:.E$190];MATCH([$'MetRisks Registration'.B1376];[$Escalation.B$5:.B$190];0);3));&quot;&quot;;INDEX([$Escalation.B$5:.E$190];MATCH([$'MetRisks Registration'.B1376];[$Escalation.B$5:.B$190];0);3)))">
            <text:p/>
          </table:table-cell>
          <table:table-cell table:number-columns-repeated="1020"/>
        </table:table-row>
        <table:table-row table:style-name="ro33">
          <table:table-cell/>
          <table:table-cell/>
          <table:table-cell table:style-name="ce145" table:formula="of:=IF(ISBLANK([.B1377]);&quot;&quot;;INDEX([$'MetRisks Registration'.B$5:.E$190];MATCH([$Mitagation.B1377];[$'MetRisks Registration'.B$5:.B$190];0);2))">
            <text:p/>
          </table:table-cell>
          <table:table-cell table:style-name="ce145" table:formula="of:=IF(ISBLANK([.B1377]);&quot;&quot;;IF(ISBLANK(INDEX([$Escalation.B$5:.E$190];MATCH([$'MetRisks Registration'.B1377];[$Escalation.B$5:.B$190];0);3));&quot;&quot;;INDEX([$Escalation.B$5:.E$190];MATCH([$'MetRisks Registration'.B1377];[$Escalation.B$5:.B$190];0);3)))">
            <text:p/>
          </table:table-cell>
          <table:table-cell table:number-columns-repeated="1020"/>
        </table:table-row>
        <table:table-row table:style-name="ro33">
          <table:table-cell/>
          <table:table-cell/>
          <table:table-cell table:style-name="ce145" table:formula="of:=IF(ISBLANK([.B1378]);&quot;&quot;;INDEX([$'MetRisks Registration'.B$5:.E$190];MATCH([$Mitagation.B1378];[$'MetRisks Registration'.B$5:.B$190];0);2))">
            <text:p/>
          </table:table-cell>
          <table:table-cell table:style-name="ce145" table:formula="of:=IF(ISBLANK([.B1378]);&quot;&quot;;IF(ISBLANK(INDEX([$Escalation.B$5:.E$190];MATCH([$'MetRisks Registration'.B1378];[$Escalation.B$5:.B$190];0);3));&quot;&quot;;INDEX([$Escalation.B$5:.E$190];MATCH([$'MetRisks Registration'.B1378];[$Escalation.B$5:.B$190];0);3)))">
            <text:p/>
          </table:table-cell>
          <table:table-cell table:number-columns-repeated="1020"/>
        </table:table-row>
        <table:table-row table:style-name="ro33">
          <table:table-cell/>
          <table:table-cell/>
          <table:table-cell table:style-name="ce145" table:formula="of:=IF(ISBLANK([.B1379]);&quot;&quot;;INDEX([$'MetRisks Registration'.B$5:.E$190];MATCH([$Mitagation.B1379];[$'MetRisks Registration'.B$5:.B$190];0);2))">
            <text:p/>
          </table:table-cell>
          <table:table-cell table:style-name="ce145" table:formula="of:=IF(ISBLANK([.B1379]);&quot;&quot;;IF(ISBLANK(INDEX([$Escalation.B$5:.E$190];MATCH([$'MetRisks Registration'.B1379];[$Escalation.B$5:.B$190];0);3));&quot;&quot;;INDEX([$Escalation.B$5:.E$190];MATCH([$'MetRisks Registration'.B1379];[$Escalation.B$5:.B$190];0);3)))">
            <text:p/>
          </table:table-cell>
          <table:table-cell table:number-columns-repeated="1020"/>
        </table:table-row>
        <table:table-row table:style-name="ro33">
          <table:table-cell/>
          <table:table-cell/>
          <table:table-cell table:style-name="ce145" table:formula="of:=IF(ISBLANK([.B1380]);&quot;&quot;;INDEX([$'MetRisks Registration'.B$5:.E$190];MATCH([$Mitagation.B1380];[$'MetRisks Registration'.B$5:.B$190];0);2))">
            <text:p/>
          </table:table-cell>
          <table:table-cell table:style-name="ce145" table:formula="of:=IF(ISBLANK([.B1380]);&quot;&quot;;IF(ISBLANK(INDEX([$Escalation.B$5:.E$190];MATCH([$'MetRisks Registration'.B1380];[$Escalation.B$5:.B$190];0);3));&quot;&quot;;INDEX([$Escalation.B$5:.E$190];MATCH([$'MetRisks Registration'.B1380];[$Escalation.B$5:.B$190];0);3)))">
            <text:p/>
          </table:table-cell>
          <table:table-cell table:number-columns-repeated="1020"/>
        </table:table-row>
        <table:table-row table:style-name="ro33">
          <table:table-cell/>
          <table:table-cell/>
          <table:table-cell table:style-name="ce145" table:formula="of:=IF(ISBLANK([.B1381]);&quot;&quot;;INDEX([$'MetRisks Registration'.B$5:.E$190];MATCH([$Mitagation.B1381];[$'MetRisks Registration'.B$5:.B$190];0);2))">
            <text:p/>
          </table:table-cell>
          <table:table-cell table:style-name="ce145" table:formula="of:=IF(ISBLANK([.B1381]);&quot;&quot;;IF(ISBLANK(INDEX([$Escalation.B$5:.E$190];MATCH([$'MetRisks Registration'.B1381];[$Escalation.B$5:.B$190];0);3));&quot;&quot;;INDEX([$Escalation.B$5:.E$190];MATCH([$'MetRisks Registration'.B1381];[$Escalation.B$5:.B$190];0);3)))">
            <text:p/>
          </table:table-cell>
          <table:table-cell table:number-columns-repeated="1020"/>
        </table:table-row>
        <table:table-row table:style-name="ro33">
          <table:table-cell/>
          <table:table-cell/>
          <table:table-cell table:style-name="ce145" table:formula="of:=IF(ISBLANK([.B1382]);&quot;&quot;;INDEX([$'MetRisks Registration'.B$5:.E$190];MATCH([$Mitagation.B1382];[$'MetRisks Registration'.B$5:.B$190];0);2))">
            <text:p/>
          </table:table-cell>
          <table:table-cell table:style-name="ce145" table:formula="of:=IF(ISBLANK([.B1382]);&quot;&quot;;IF(ISBLANK(INDEX([$Escalation.B$5:.E$190];MATCH([$'MetRisks Registration'.B1382];[$Escalation.B$5:.B$190];0);3));&quot;&quot;;INDEX([$Escalation.B$5:.E$190];MATCH([$'MetRisks Registration'.B1382];[$Escalation.B$5:.B$190];0);3)))">
            <text:p/>
          </table:table-cell>
          <table:table-cell table:number-columns-repeated="1020"/>
        </table:table-row>
        <table:table-row table:style-name="ro33">
          <table:table-cell/>
          <table:table-cell/>
          <table:table-cell table:style-name="ce145" table:formula="of:=IF(ISBLANK([.B1383]);&quot;&quot;;INDEX([$'MetRisks Registration'.B$5:.E$190];MATCH([$Mitagation.B1383];[$'MetRisks Registration'.B$5:.B$190];0);2))">
            <text:p/>
          </table:table-cell>
          <table:table-cell table:style-name="ce145" table:formula="of:=IF(ISBLANK([.B1383]);&quot;&quot;;IF(ISBLANK(INDEX([$Escalation.B$5:.E$190];MATCH([$'MetRisks Registration'.B1383];[$Escalation.B$5:.B$190];0);3));&quot;&quot;;INDEX([$Escalation.B$5:.E$190];MATCH([$'MetRisks Registration'.B1383];[$Escalation.B$5:.B$190];0);3)))">
            <text:p/>
          </table:table-cell>
          <table:table-cell table:number-columns-repeated="1020"/>
        </table:table-row>
        <table:table-row table:style-name="ro33">
          <table:table-cell/>
          <table:table-cell/>
          <table:table-cell table:style-name="ce145" table:formula="of:=IF(ISBLANK([.B1384]);&quot;&quot;;INDEX([$'MetRisks Registration'.B$5:.E$190];MATCH([$Mitagation.B1384];[$'MetRisks Registration'.B$5:.B$190];0);2))">
            <text:p/>
          </table:table-cell>
          <table:table-cell table:style-name="ce145" table:formula="of:=IF(ISBLANK([.B1384]);&quot;&quot;;IF(ISBLANK(INDEX([$Escalation.B$5:.E$190];MATCH([$'MetRisks Registration'.B1384];[$Escalation.B$5:.B$190];0);3));&quot;&quot;;INDEX([$Escalation.B$5:.E$190];MATCH([$'MetRisks Registration'.B1384];[$Escalation.B$5:.B$190];0);3)))">
            <text:p/>
          </table:table-cell>
          <table:table-cell table:number-columns-repeated="1020"/>
        </table:table-row>
        <table:table-row table:style-name="ro33">
          <table:table-cell/>
          <table:table-cell/>
          <table:table-cell table:style-name="ce145" table:formula="of:=IF(ISBLANK([.B1385]);&quot;&quot;;INDEX([$'MetRisks Registration'.B$5:.E$190];MATCH([$Mitagation.B1385];[$'MetRisks Registration'.B$5:.B$190];0);2))">
            <text:p/>
          </table:table-cell>
          <table:table-cell table:style-name="ce145" table:formula="of:=IF(ISBLANK([.B1385]);&quot;&quot;;IF(ISBLANK(INDEX([$Escalation.B$5:.E$190];MATCH([$'MetRisks Registration'.B1385];[$Escalation.B$5:.B$190];0);3));&quot;&quot;;INDEX([$Escalation.B$5:.E$190];MATCH([$'MetRisks Registration'.B1385];[$Escalation.B$5:.B$190];0);3)))">
            <text:p/>
          </table:table-cell>
          <table:table-cell table:number-columns-repeated="1020"/>
        </table:table-row>
        <table:table-row table:style-name="ro33">
          <table:table-cell/>
          <table:table-cell/>
          <table:table-cell table:style-name="ce145" table:formula="of:=IF(ISBLANK([.B1386]);&quot;&quot;;INDEX([$'MetRisks Registration'.B$5:.E$190];MATCH([$Mitagation.B1386];[$'MetRisks Registration'.B$5:.B$190];0);2))">
            <text:p/>
          </table:table-cell>
          <table:table-cell table:style-name="ce145" table:formula="of:=IF(ISBLANK([.B1386]);&quot;&quot;;IF(ISBLANK(INDEX([$Escalation.B$5:.E$190];MATCH([$'MetRisks Registration'.B1386];[$Escalation.B$5:.B$190];0);3));&quot;&quot;;INDEX([$Escalation.B$5:.E$190];MATCH([$'MetRisks Registration'.B1386];[$Escalation.B$5:.B$190];0);3)))">
            <text:p/>
          </table:table-cell>
          <table:table-cell table:number-columns-repeated="1020"/>
        </table:table-row>
        <table:table-row table:style-name="ro33">
          <table:table-cell/>
          <table:table-cell/>
          <table:table-cell table:style-name="ce145" table:formula="of:=IF(ISBLANK([.B1387]);&quot;&quot;;INDEX([$'MetRisks Registration'.B$5:.E$190];MATCH([$Mitagation.B1387];[$'MetRisks Registration'.B$5:.B$190];0);2))">
            <text:p/>
          </table:table-cell>
          <table:table-cell table:style-name="ce145" table:formula="of:=IF(ISBLANK([.B1387]);&quot;&quot;;IF(ISBLANK(INDEX([$Escalation.B$5:.E$190];MATCH([$'MetRisks Registration'.B1387];[$Escalation.B$5:.B$190];0);3));&quot;&quot;;INDEX([$Escalation.B$5:.E$190];MATCH([$'MetRisks Registration'.B1387];[$Escalation.B$5:.B$190];0);3)))">
            <text:p/>
          </table:table-cell>
          <table:table-cell table:number-columns-repeated="1020"/>
        </table:table-row>
        <table:table-row table:style-name="ro33">
          <table:table-cell/>
          <table:table-cell/>
          <table:table-cell table:style-name="ce145" table:formula="of:=IF(ISBLANK([.B1388]);&quot;&quot;;INDEX([$'MetRisks Registration'.B$5:.E$190];MATCH([$Mitagation.B1388];[$'MetRisks Registration'.B$5:.B$190];0);2))">
            <text:p/>
          </table:table-cell>
          <table:table-cell table:style-name="ce145" table:formula="of:=IF(ISBLANK([.B1388]);&quot;&quot;;IF(ISBLANK(INDEX([$Escalation.B$5:.E$190];MATCH([$'MetRisks Registration'.B1388];[$Escalation.B$5:.B$190];0);3));&quot;&quot;;INDEX([$Escalation.B$5:.E$190];MATCH([$'MetRisks Registration'.B1388];[$Escalation.B$5:.B$190];0);3)))">
            <text:p/>
          </table:table-cell>
          <table:table-cell table:number-columns-repeated="1020"/>
        </table:table-row>
        <table:table-row table:style-name="ro33">
          <table:table-cell/>
          <table:table-cell/>
          <table:table-cell table:style-name="ce145" table:formula="of:=IF(ISBLANK([.B1389]);&quot;&quot;;INDEX([$'MetRisks Registration'.B$5:.E$190];MATCH([$Mitagation.B1389];[$'MetRisks Registration'.B$5:.B$190];0);2))">
            <text:p/>
          </table:table-cell>
          <table:table-cell table:style-name="ce145" table:formula="of:=IF(ISBLANK([.B1389]);&quot;&quot;;IF(ISBLANK(INDEX([$Escalation.B$5:.E$190];MATCH([$'MetRisks Registration'.B1389];[$Escalation.B$5:.B$190];0);3));&quot;&quot;;INDEX([$Escalation.B$5:.E$190];MATCH([$'MetRisks Registration'.B1389];[$Escalation.B$5:.B$190];0);3)))">
            <text:p/>
          </table:table-cell>
          <table:table-cell table:number-columns-repeated="1020"/>
        </table:table-row>
        <table:table-row table:style-name="ro33">
          <table:table-cell/>
          <table:table-cell/>
          <table:table-cell table:style-name="ce145" table:formula="of:=IF(ISBLANK([.B1390]);&quot;&quot;;INDEX([$'MetRisks Registration'.B$5:.E$190];MATCH([$Mitagation.B1390];[$'MetRisks Registration'.B$5:.B$190];0);2))">
            <text:p/>
          </table:table-cell>
          <table:table-cell table:style-name="ce145" table:formula="of:=IF(ISBLANK([.B1390]);&quot;&quot;;IF(ISBLANK(INDEX([$Escalation.B$5:.E$190];MATCH([$'MetRisks Registration'.B1390];[$Escalation.B$5:.B$190];0);3));&quot;&quot;;INDEX([$Escalation.B$5:.E$190];MATCH([$'MetRisks Registration'.B1390];[$Escalation.B$5:.B$190];0);3)))">
            <text:p/>
          </table:table-cell>
          <table:table-cell table:number-columns-repeated="1020"/>
        </table:table-row>
        <table:table-row table:style-name="ro33">
          <table:table-cell/>
          <table:table-cell/>
          <table:table-cell table:style-name="ce145" table:formula="of:=IF(ISBLANK([.B1391]);&quot;&quot;;INDEX([$'MetRisks Registration'.B$5:.E$190];MATCH([$Mitagation.B1391];[$'MetRisks Registration'.B$5:.B$190];0);2))">
            <text:p/>
          </table:table-cell>
          <table:table-cell table:style-name="ce145" table:formula="of:=IF(ISBLANK([.B1391]);&quot;&quot;;IF(ISBLANK(INDEX([$Escalation.B$5:.E$190];MATCH([$'MetRisks Registration'.B1391];[$Escalation.B$5:.B$190];0);3));&quot;&quot;;INDEX([$Escalation.B$5:.E$190];MATCH([$'MetRisks Registration'.B1391];[$Escalation.B$5:.B$190];0);3)))">
            <text:p/>
          </table:table-cell>
          <table:table-cell table:number-columns-repeated="1020"/>
        </table:table-row>
        <table:table-row table:style-name="ro33">
          <table:table-cell/>
          <table:table-cell/>
          <table:table-cell table:style-name="ce145" table:formula="of:=IF(ISBLANK([.B1392]);&quot;&quot;;INDEX([$'MetRisks Registration'.B$5:.E$190];MATCH([$Mitagation.B1392];[$'MetRisks Registration'.B$5:.B$190];0);2))">
            <text:p/>
          </table:table-cell>
          <table:table-cell table:style-name="ce145" table:formula="of:=IF(ISBLANK([.B1392]);&quot;&quot;;IF(ISBLANK(INDEX([$Escalation.B$5:.E$190];MATCH([$'MetRisks Registration'.B1392];[$Escalation.B$5:.B$190];0);3));&quot;&quot;;INDEX([$Escalation.B$5:.E$190];MATCH([$'MetRisks Registration'.B1392];[$Escalation.B$5:.B$190];0);3)))">
            <text:p/>
          </table:table-cell>
          <table:table-cell table:number-columns-repeated="1020"/>
        </table:table-row>
        <table:table-row table:style-name="ro33">
          <table:table-cell/>
          <table:table-cell/>
          <table:table-cell table:style-name="ce145" table:formula="of:=IF(ISBLANK([.B1393]);&quot;&quot;;INDEX([$'MetRisks Registration'.B$5:.E$190];MATCH([$Mitagation.B1393];[$'MetRisks Registration'.B$5:.B$190];0);2))">
            <text:p/>
          </table:table-cell>
          <table:table-cell table:style-name="ce145" table:formula="of:=IF(ISBLANK([.B1393]);&quot;&quot;;IF(ISBLANK(INDEX([$Escalation.B$5:.E$190];MATCH([$'MetRisks Registration'.B1393];[$Escalation.B$5:.B$190];0);3));&quot;&quot;;INDEX([$Escalation.B$5:.E$190];MATCH([$'MetRisks Registration'.B1393];[$Escalation.B$5:.B$190];0);3)))">
            <text:p/>
          </table:table-cell>
          <table:table-cell table:number-columns-repeated="1020"/>
        </table:table-row>
        <table:table-row table:style-name="ro33">
          <table:table-cell/>
          <table:table-cell/>
          <table:table-cell table:style-name="ce145" table:formula="of:=IF(ISBLANK([.B1394]);&quot;&quot;;INDEX([$'MetRisks Registration'.B$5:.E$190];MATCH([$Mitagation.B1394];[$'MetRisks Registration'.B$5:.B$190];0);2))">
            <text:p/>
          </table:table-cell>
          <table:table-cell table:style-name="ce145" table:formula="of:=IF(ISBLANK([.B1394]);&quot;&quot;;IF(ISBLANK(INDEX([$Escalation.B$5:.E$190];MATCH([$'MetRisks Registration'.B1394];[$Escalation.B$5:.B$190];0);3));&quot;&quot;;INDEX([$Escalation.B$5:.E$190];MATCH([$'MetRisks Registration'.B1394];[$Escalation.B$5:.B$190];0);3)))">
            <text:p/>
          </table:table-cell>
          <table:table-cell table:number-columns-repeated="1020"/>
        </table:table-row>
        <table:table-row table:style-name="ro33">
          <table:table-cell/>
          <table:table-cell/>
          <table:table-cell table:style-name="ce145" table:formula="of:=IF(ISBLANK([.B1395]);&quot;&quot;;INDEX([$'MetRisks Registration'.B$5:.E$190];MATCH([$Mitagation.B1395];[$'MetRisks Registration'.B$5:.B$190];0);2))">
            <text:p/>
          </table:table-cell>
          <table:table-cell table:style-name="ce145" table:formula="of:=IF(ISBLANK([.B1395]);&quot;&quot;;IF(ISBLANK(INDEX([$Escalation.B$5:.E$190];MATCH([$'MetRisks Registration'.B1395];[$Escalation.B$5:.B$190];0);3));&quot;&quot;;INDEX([$Escalation.B$5:.E$190];MATCH([$'MetRisks Registration'.B1395];[$Escalation.B$5:.B$190];0);3)))">
            <text:p/>
          </table:table-cell>
          <table:table-cell table:number-columns-repeated="1020"/>
        </table:table-row>
        <table:table-row table:style-name="ro33">
          <table:table-cell/>
          <table:table-cell/>
          <table:table-cell table:style-name="ce145" table:formula="of:=IF(ISBLANK([.B1396]);&quot;&quot;;INDEX([$'MetRisks Registration'.B$5:.E$190];MATCH([$Mitagation.B1396];[$'MetRisks Registration'.B$5:.B$190];0);2))">
            <text:p/>
          </table:table-cell>
          <table:table-cell table:style-name="ce145" table:formula="of:=IF(ISBLANK([.B1396]);&quot;&quot;;IF(ISBLANK(INDEX([$Escalation.B$5:.E$190];MATCH([$'MetRisks Registration'.B1396];[$Escalation.B$5:.B$190];0);3));&quot;&quot;;INDEX([$Escalation.B$5:.E$190];MATCH([$'MetRisks Registration'.B1396];[$Escalation.B$5:.B$190];0);3)))">
            <text:p/>
          </table:table-cell>
          <table:table-cell table:number-columns-repeated="1020"/>
        </table:table-row>
        <table:table-row table:style-name="ro33">
          <table:table-cell/>
          <table:table-cell/>
          <table:table-cell table:style-name="ce145" table:formula="of:=IF(ISBLANK([.B1397]);&quot;&quot;;INDEX([$'MetRisks Registration'.B$5:.E$190];MATCH([$Mitagation.B1397];[$'MetRisks Registration'.B$5:.B$190];0);2))">
            <text:p/>
          </table:table-cell>
          <table:table-cell table:style-name="ce145" table:formula="of:=IF(ISBLANK([.B1397]);&quot;&quot;;IF(ISBLANK(INDEX([$Escalation.B$5:.E$190];MATCH([$'MetRisks Registration'.B1397];[$Escalation.B$5:.B$190];0);3));&quot;&quot;;INDEX([$Escalation.B$5:.E$190];MATCH([$'MetRisks Registration'.B1397];[$Escalation.B$5:.B$190];0);3)))">
            <text:p/>
          </table:table-cell>
          <table:table-cell table:number-columns-repeated="1020"/>
        </table:table-row>
        <table:table-row table:style-name="ro33">
          <table:table-cell/>
          <table:table-cell/>
          <table:table-cell table:style-name="ce145" table:formula="of:=IF(ISBLANK([.B1398]);&quot;&quot;;INDEX([$'MetRisks Registration'.B$5:.E$190];MATCH([$Mitagation.B1398];[$'MetRisks Registration'.B$5:.B$190];0);2))">
            <text:p/>
          </table:table-cell>
          <table:table-cell table:style-name="ce145" table:formula="of:=IF(ISBLANK([.B1398]);&quot;&quot;;IF(ISBLANK(INDEX([$Escalation.B$5:.E$190];MATCH([$'MetRisks Registration'.B1398];[$Escalation.B$5:.B$190];0);3));&quot;&quot;;INDEX([$Escalation.B$5:.E$190];MATCH([$'MetRisks Registration'.B1398];[$Escalation.B$5:.B$190];0);3)))">
            <text:p/>
          </table:table-cell>
          <table:table-cell table:number-columns-repeated="1020"/>
        </table:table-row>
        <table:table-row table:style-name="ro33">
          <table:table-cell/>
          <table:table-cell/>
          <table:table-cell table:style-name="ce145" table:formula="of:=IF(ISBLANK([.B1399]);&quot;&quot;;INDEX([$'MetRisks Registration'.B$5:.E$190];MATCH([$Mitagation.B1399];[$'MetRisks Registration'.B$5:.B$190];0);2))">
            <text:p/>
          </table:table-cell>
          <table:table-cell table:style-name="ce145" table:formula="of:=IF(ISBLANK([.B1399]);&quot;&quot;;IF(ISBLANK(INDEX([$Escalation.B$5:.E$190];MATCH([$'MetRisks Registration'.B1399];[$Escalation.B$5:.B$190];0);3));&quot;&quot;;INDEX([$Escalation.B$5:.E$190];MATCH([$'MetRisks Registration'.B1399];[$Escalation.B$5:.B$190];0);3)))">
            <text:p/>
          </table:table-cell>
          <table:table-cell table:number-columns-repeated="1020"/>
        </table:table-row>
        <table:table-row table:style-name="ro33">
          <table:table-cell/>
          <table:table-cell/>
          <table:table-cell table:style-name="ce145" table:formula="of:=IF(ISBLANK([.B1400]);&quot;&quot;;INDEX([$'MetRisks Registration'.B$5:.E$190];MATCH([$Mitagation.B1400];[$'MetRisks Registration'.B$5:.B$190];0);2))">
            <text:p/>
          </table:table-cell>
          <table:table-cell table:style-name="ce145" table:formula="of:=IF(ISBLANK([.B1400]);&quot;&quot;;IF(ISBLANK(INDEX([$Escalation.B$5:.E$190];MATCH([$'MetRisks Registration'.B1400];[$Escalation.B$5:.B$190];0);3));&quot;&quot;;INDEX([$Escalation.B$5:.E$190];MATCH([$'MetRisks Registration'.B1400];[$Escalation.B$5:.B$190];0);3)))">
            <text:p/>
          </table:table-cell>
          <table:table-cell table:number-columns-repeated="1020"/>
        </table:table-row>
        <table:table-row table:style-name="ro33">
          <table:table-cell/>
          <table:table-cell/>
          <table:table-cell table:style-name="ce145" table:formula="of:=IF(ISBLANK([.B1401]);&quot;&quot;;INDEX([$'MetRisks Registration'.B$5:.E$190];MATCH([$Mitagation.B1401];[$'MetRisks Registration'.B$5:.B$190];0);2))">
            <text:p/>
          </table:table-cell>
          <table:table-cell table:style-name="ce145" table:formula="of:=IF(ISBLANK([.B1401]);&quot;&quot;;IF(ISBLANK(INDEX([$Escalation.B$5:.E$190];MATCH([$'MetRisks Registration'.B1401];[$Escalation.B$5:.B$190];0);3));&quot;&quot;;INDEX([$Escalation.B$5:.E$190];MATCH([$'MetRisks Registration'.B1401];[$Escalation.B$5:.B$190];0);3)))">
            <text:p/>
          </table:table-cell>
          <table:table-cell table:number-columns-repeated="1020"/>
        </table:table-row>
        <table:table-row table:style-name="ro33">
          <table:table-cell/>
          <table:table-cell/>
          <table:table-cell table:style-name="ce145" table:formula="of:=IF(ISBLANK([.B1402]);&quot;&quot;;INDEX([$'MetRisks Registration'.B$5:.E$190];MATCH([$Mitagation.B1402];[$'MetRisks Registration'.B$5:.B$190];0);2))">
            <text:p/>
          </table:table-cell>
          <table:table-cell table:style-name="ce145" table:formula="of:=IF(ISBLANK([.B1402]);&quot;&quot;;IF(ISBLANK(INDEX([$Escalation.B$5:.E$190];MATCH([$'MetRisks Registration'.B1402];[$Escalation.B$5:.B$190];0);3));&quot;&quot;;INDEX([$Escalation.B$5:.E$190];MATCH([$'MetRisks Registration'.B1402];[$Escalation.B$5:.B$190];0);3)))">
            <text:p/>
          </table:table-cell>
          <table:table-cell table:number-columns-repeated="1020"/>
        </table:table-row>
        <table:table-row table:style-name="ro33">
          <table:table-cell/>
          <table:table-cell/>
          <table:table-cell table:style-name="ce145" table:formula="of:=IF(ISBLANK([.B1403]);&quot;&quot;;INDEX([$'MetRisks Registration'.B$5:.E$190];MATCH([$Mitagation.B1403];[$'MetRisks Registration'.B$5:.B$190];0);2))">
            <text:p/>
          </table:table-cell>
          <table:table-cell table:style-name="ce145" table:formula="of:=IF(ISBLANK([.B1403]);&quot;&quot;;IF(ISBLANK(INDEX([$Escalation.B$5:.E$190];MATCH([$'MetRisks Registration'.B1403];[$Escalation.B$5:.B$190];0);3));&quot;&quot;;INDEX([$Escalation.B$5:.E$190];MATCH([$'MetRisks Registration'.B1403];[$Escalation.B$5:.B$190];0);3)))">
            <text:p/>
          </table:table-cell>
          <table:table-cell table:number-columns-repeated="1020"/>
        </table:table-row>
        <table:table-row table:style-name="ro33">
          <table:table-cell/>
          <table:table-cell/>
          <table:table-cell table:style-name="ce145" table:formula="of:=IF(ISBLANK([.B1404]);&quot;&quot;;INDEX([$'MetRisks Registration'.B$5:.E$190];MATCH([$Mitagation.B1404];[$'MetRisks Registration'.B$5:.B$190];0);2))">
            <text:p/>
          </table:table-cell>
          <table:table-cell table:style-name="ce145" table:formula="of:=IF(ISBLANK([.B1404]);&quot;&quot;;IF(ISBLANK(INDEX([$Escalation.B$5:.E$190];MATCH([$'MetRisks Registration'.B1404];[$Escalation.B$5:.B$190];0);3));&quot;&quot;;INDEX([$Escalation.B$5:.E$190];MATCH([$'MetRisks Registration'.B1404];[$Escalation.B$5:.B$190];0);3)))">
            <text:p/>
          </table:table-cell>
          <table:table-cell table:number-columns-repeated="1020"/>
        </table:table-row>
        <table:table-row table:style-name="ro33">
          <table:table-cell/>
          <table:table-cell/>
          <table:table-cell table:style-name="ce145" table:formula="of:=IF(ISBLANK([.B1405]);&quot;&quot;;INDEX([$'MetRisks Registration'.B$5:.E$190];MATCH([$Mitagation.B1405];[$'MetRisks Registration'.B$5:.B$190];0);2))">
            <text:p/>
          </table:table-cell>
          <table:table-cell table:style-name="ce145" table:formula="of:=IF(ISBLANK([.B1405]);&quot;&quot;;IF(ISBLANK(INDEX([$Escalation.B$5:.E$190];MATCH([$'MetRisks Registration'.B1405];[$Escalation.B$5:.B$190];0);3));&quot;&quot;;INDEX([$Escalation.B$5:.E$190];MATCH([$'MetRisks Registration'.B1405];[$Escalation.B$5:.B$190];0);3)))">
            <text:p/>
          </table:table-cell>
          <table:table-cell table:number-columns-repeated="1020"/>
        </table:table-row>
        <table:table-row table:style-name="ro33">
          <table:table-cell/>
          <table:table-cell/>
          <table:table-cell table:style-name="ce145" table:formula="of:=IF(ISBLANK([.B1406]);&quot;&quot;;INDEX([$'MetRisks Registration'.B$5:.E$190];MATCH([$Mitagation.B1406];[$'MetRisks Registration'.B$5:.B$190];0);2))">
            <text:p/>
          </table:table-cell>
          <table:table-cell table:style-name="ce145" table:formula="of:=IF(ISBLANK([.B1406]);&quot;&quot;;IF(ISBLANK(INDEX([$Escalation.B$5:.E$190];MATCH([$'MetRisks Registration'.B1406];[$Escalation.B$5:.B$190];0);3));&quot;&quot;;INDEX([$Escalation.B$5:.E$190];MATCH([$'MetRisks Registration'.B1406];[$Escalation.B$5:.B$190];0);3)))">
            <text:p/>
          </table:table-cell>
          <table:table-cell table:number-columns-repeated="1020"/>
        </table:table-row>
        <table:table-row table:style-name="ro33">
          <table:table-cell/>
          <table:table-cell/>
          <table:table-cell table:style-name="ce145" table:formula="of:=IF(ISBLANK([.B1407]);&quot;&quot;;INDEX([$'MetRisks Registration'.B$5:.E$190];MATCH([$Mitagation.B1407];[$'MetRisks Registration'.B$5:.B$190];0);2))">
            <text:p/>
          </table:table-cell>
          <table:table-cell table:style-name="ce145" table:formula="of:=IF(ISBLANK([.B1407]);&quot;&quot;;IF(ISBLANK(INDEX([$Escalation.B$5:.E$190];MATCH([$'MetRisks Registration'.B1407];[$Escalation.B$5:.B$190];0);3));&quot;&quot;;INDEX([$Escalation.B$5:.E$190];MATCH([$'MetRisks Registration'.B1407];[$Escalation.B$5:.B$190];0);3)))">
            <text:p/>
          </table:table-cell>
          <table:table-cell table:number-columns-repeated="1020"/>
        </table:table-row>
        <table:table-row table:style-name="ro33">
          <table:table-cell/>
          <table:table-cell/>
          <table:table-cell table:style-name="ce145" table:formula="of:=IF(ISBLANK([.B1408]);&quot;&quot;;INDEX([$'MetRisks Registration'.B$5:.E$190];MATCH([$Mitagation.B1408];[$'MetRisks Registration'.B$5:.B$190];0);2))">
            <text:p/>
          </table:table-cell>
          <table:table-cell table:style-name="ce145" table:formula="of:=IF(ISBLANK([.B1408]);&quot;&quot;;IF(ISBLANK(INDEX([$Escalation.B$5:.E$190];MATCH([$'MetRisks Registration'.B1408];[$Escalation.B$5:.B$190];0);3));&quot;&quot;;INDEX([$Escalation.B$5:.E$190];MATCH([$'MetRisks Registration'.B1408];[$Escalation.B$5:.B$190];0);3)))">
            <text:p/>
          </table:table-cell>
          <table:table-cell table:number-columns-repeated="1020"/>
        </table:table-row>
        <table:table-row table:style-name="ro33">
          <table:table-cell/>
          <table:table-cell/>
          <table:table-cell table:style-name="ce145" table:formula="of:=IF(ISBLANK([.B1409]);&quot;&quot;;INDEX([$'MetRisks Registration'.B$5:.E$190];MATCH([$Mitagation.B1409];[$'MetRisks Registration'.B$5:.B$190];0);2))">
            <text:p/>
          </table:table-cell>
          <table:table-cell table:style-name="ce145" table:formula="of:=IF(ISBLANK([.B1409]);&quot;&quot;;IF(ISBLANK(INDEX([$Escalation.B$5:.E$190];MATCH([$'MetRisks Registration'.B1409];[$Escalation.B$5:.B$190];0);3));&quot;&quot;;INDEX([$Escalation.B$5:.E$190];MATCH([$'MetRisks Registration'.B1409];[$Escalation.B$5:.B$190];0);3)))">
            <text:p/>
          </table:table-cell>
          <table:table-cell table:number-columns-repeated="1020"/>
        </table:table-row>
        <table:table-row table:style-name="ro33">
          <table:table-cell/>
          <table:table-cell/>
          <table:table-cell table:style-name="ce145" table:formula="of:=IF(ISBLANK([.B1410]);&quot;&quot;;INDEX([$'MetRisks Registration'.B$5:.E$190];MATCH([$Mitagation.B1410];[$'MetRisks Registration'.B$5:.B$190];0);2))">
            <text:p/>
          </table:table-cell>
          <table:table-cell table:style-name="ce145" table:formula="of:=IF(ISBLANK([.B1410]);&quot;&quot;;IF(ISBLANK(INDEX([$Escalation.B$5:.E$190];MATCH([$'MetRisks Registration'.B1410];[$Escalation.B$5:.B$190];0);3));&quot;&quot;;INDEX([$Escalation.B$5:.E$190];MATCH([$'MetRisks Registration'.B1410];[$Escalation.B$5:.B$190];0);3)))">
            <text:p/>
          </table:table-cell>
          <table:table-cell table:number-columns-repeated="1020"/>
        </table:table-row>
        <table:table-row table:style-name="ro33">
          <table:table-cell/>
          <table:table-cell/>
          <table:table-cell table:style-name="ce145" table:formula="of:=IF(ISBLANK([.B1411]);&quot;&quot;;INDEX([$'MetRisks Registration'.B$5:.E$190];MATCH([$Mitagation.B1411];[$'MetRisks Registration'.B$5:.B$190];0);2))">
            <text:p/>
          </table:table-cell>
          <table:table-cell table:style-name="ce145" table:formula="of:=IF(ISBLANK([.B1411]);&quot;&quot;;IF(ISBLANK(INDEX([$Escalation.B$5:.E$190];MATCH([$'MetRisks Registration'.B1411];[$Escalation.B$5:.B$190];0);3));&quot;&quot;;INDEX([$Escalation.B$5:.E$190];MATCH([$'MetRisks Registration'.B1411];[$Escalation.B$5:.B$190];0);3)))">
            <text:p/>
          </table:table-cell>
          <table:table-cell table:number-columns-repeated="1020"/>
        </table:table-row>
        <table:table-row table:style-name="ro33">
          <table:table-cell/>
          <table:table-cell/>
          <table:table-cell table:style-name="ce145" table:formula="of:=IF(ISBLANK([.B1412]);&quot;&quot;;INDEX([$'MetRisks Registration'.B$5:.E$190];MATCH([$Mitagation.B1412];[$'MetRisks Registration'.B$5:.B$190];0);2))">
            <text:p/>
          </table:table-cell>
          <table:table-cell table:style-name="ce145" table:formula="of:=IF(ISBLANK([.B1412]);&quot;&quot;;IF(ISBLANK(INDEX([$Escalation.B$5:.E$190];MATCH([$'MetRisks Registration'.B1412];[$Escalation.B$5:.B$190];0);3));&quot;&quot;;INDEX([$Escalation.B$5:.E$190];MATCH([$'MetRisks Registration'.B1412];[$Escalation.B$5:.B$190];0);3)))">
            <text:p/>
          </table:table-cell>
          <table:table-cell table:number-columns-repeated="1020"/>
        </table:table-row>
        <table:table-row table:style-name="ro33">
          <table:table-cell/>
          <table:table-cell/>
          <table:table-cell table:style-name="ce145" table:formula="of:=IF(ISBLANK([.B1413]);&quot;&quot;;INDEX([$'MetRisks Registration'.B$5:.E$190];MATCH([$Mitagation.B1413];[$'MetRisks Registration'.B$5:.B$190];0);2))">
            <text:p/>
          </table:table-cell>
          <table:table-cell table:style-name="ce145" table:formula="of:=IF(ISBLANK([.B1413]);&quot;&quot;;IF(ISBLANK(INDEX([$Escalation.B$5:.E$190];MATCH([$'MetRisks Registration'.B1413];[$Escalation.B$5:.B$190];0);3));&quot;&quot;;INDEX([$Escalation.B$5:.E$190];MATCH([$'MetRisks Registration'.B1413];[$Escalation.B$5:.B$190];0);3)))">
            <text:p/>
          </table:table-cell>
          <table:table-cell table:number-columns-repeated="1020"/>
        </table:table-row>
        <table:table-row table:style-name="ro33">
          <table:table-cell/>
          <table:table-cell/>
          <table:table-cell table:style-name="ce145" table:formula="of:=IF(ISBLANK([.B1414]);&quot;&quot;;INDEX([$'MetRisks Registration'.B$5:.E$190];MATCH([$Mitagation.B1414];[$'MetRisks Registration'.B$5:.B$190];0);2))">
            <text:p/>
          </table:table-cell>
          <table:table-cell table:style-name="ce145" table:formula="of:=IF(ISBLANK([.B1414]);&quot;&quot;;IF(ISBLANK(INDEX([$Escalation.B$5:.E$190];MATCH([$'MetRisks Registration'.B1414];[$Escalation.B$5:.B$190];0);3));&quot;&quot;;INDEX([$Escalation.B$5:.E$190];MATCH([$'MetRisks Registration'.B1414];[$Escalation.B$5:.B$190];0);3)))">
            <text:p/>
          </table:table-cell>
          <table:table-cell table:number-columns-repeated="1020"/>
        </table:table-row>
        <table:table-row table:style-name="ro33">
          <table:table-cell/>
          <table:table-cell/>
          <table:table-cell table:style-name="ce145" table:formula="of:=IF(ISBLANK([.B1415]);&quot;&quot;;INDEX([$'MetRisks Registration'.B$5:.E$190];MATCH([$Mitagation.B1415];[$'MetRisks Registration'.B$5:.B$190];0);2))">
            <text:p/>
          </table:table-cell>
          <table:table-cell table:style-name="ce145" table:formula="of:=IF(ISBLANK([.B1415]);&quot;&quot;;IF(ISBLANK(INDEX([$Escalation.B$5:.E$190];MATCH([$'MetRisks Registration'.B1415];[$Escalation.B$5:.B$190];0);3));&quot;&quot;;INDEX([$Escalation.B$5:.E$190];MATCH([$'MetRisks Registration'.B1415];[$Escalation.B$5:.B$190];0);3)))">
            <text:p/>
          </table:table-cell>
          <table:table-cell table:number-columns-repeated="1020"/>
        </table:table-row>
        <table:table-row table:style-name="ro33">
          <table:table-cell/>
          <table:table-cell/>
          <table:table-cell table:style-name="ce145" table:formula="of:=IF(ISBLANK([.B1416]);&quot;&quot;;INDEX([$'MetRisks Registration'.B$5:.E$190];MATCH([$Mitagation.B1416];[$'MetRisks Registration'.B$5:.B$190];0);2))">
            <text:p/>
          </table:table-cell>
          <table:table-cell table:style-name="ce145" table:formula="of:=IF(ISBLANK([.B1416]);&quot;&quot;;IF(ISBLANK(INDEX([$Escalation.B$5:.E$190];MATCH([$'MetRisks Registration'.B1416];[$Escalation.B$5:.B$190];0);3));&quot;&quot;;INDEX([$Escalation.B$5:.E$190];MATCH([$'MetRisks Registration'.B1416];[$Escalation.B$5:.B$190];0);3)))">
            <text:p/>
          </table:table-cell>
          <table:table-cell table:number-columns-repeated="1020"/>
        </table:table-row>
        <table:table-row table:style-name="ro33">
          <table:table-cell/>
          <table:table-cell/>
          <table:table-cell table:style-name="ce145" table:formula="of:=IF(ISBLANK([.B1417]);&quot;&quot;;INDEX([$'MetRisks Registration'.B$5:.E$190];MATCH([$Mitagation.B1417];[$'MetRisks Registration'.B$5:.B$190];0);2))">
            <text:p/>
          </table:table-cell>
          <table:table-cell table:style-name="ce145" table:formula="of:=IF(ISBLANK([.B1417]);&quot;&quot;;IF(ISBLANK(INDEX([$Escalation.B$5:.E$190];MATCH([$'MetRisks Registration'.B1417];[$Escalation.B$5:.B$190];0);3));&quot;&quot;;INDEX([$Escalation.B$5:.E$190];MATCH([$'MetRisks Registration'.B1417];[$Escalation.B$5:.B$190];0);3)))">
            <text:p/>
          </table:table-cell>
          <table:table-cell table:number-columns-repeated="1020"/>
        </table:table-row>
        <table:table-row table:style-name="ro33">
          <table:table-cell/>
          <table:table-cell/>
          <table:table-cell table:style-name="ce145" table:formula="of:=IF(ISBLANK([.B1418]);&quot;&quot;;INDEX([$'MetRisks Registration'.B$5:.E$190];MATCH([$Mitagation.B1418];[$'MetRisks Registration'.B$5:.B$190];0);2))">
            <text:p/>
          </table:table-cell>
          <table:table-cell table:style-name="ce145" table:formula="of:=IF(ISBLANK([.B1418]);&quot;&quot;;IF(ISBLANK(INDEX([$Escalation.B$5:.E$190];MATCH([$'MetRisks Registration'.B1418];[$Escalation.B$5:.B$190];0);3));&quot;&quot;;INDEX([$Escalation.B$5:.E$190];MATCH([$'MetRisks Registration'.B1418];[$Escalation.B$5:.B$190];0);3)))">
            <text:p/>
          </table:table-cell>
          <table:table-cell table:number-columns-repeated="1020"/>
        </table:table-row>
        <table:table-row table:style-name="ro33">
          <table:table-cell/>
          <table:table-cell/>
          <table:table-cell table:style-name="ce145" table:formula="of:=IF(ISBLANK([.B1419]);&quot;&quot;;INDEX([$'MetRisks Registration'.B$5:.E$190];MATCH([$Mitagation.B1419];[$'MetRisks Registration'.B$5:.B$190];0);2))">
            <text:p/>
          </table:table-cell>
          <table:table-cell table:style-name="ce145" table:formula="of:=IF(ISBLANK([.B1419]);&quot;&quot;;IF(ISBLANK(INDEX([$Escalation.B$5:.E$190];MATCH([$'MetRisks Registration'.B1419];[$Escalation.B$5:.B$190];0);3));&quot;&quot;;INDEX([$Escalation.B$5:.E$190];MATCH([$'MetRisks Registration'.B1419];[$Escalation.B$5:.B$190];0);3)))">
            <text:p/>
          </table:table-cell>
          <table:table-cell table:number-columns-repeated="1020"/>
        </table:table-row>
        <table:table-row table:style-name="ro33">
          <table:table-cell/>
          <table:table-cell/>
          <table:table-cell table:style-name="ce145" table:formula="of:=IF(ISBLANK([.B1420]);&quot;&quot;;INDEX([$'MetRisks Registration'.B$5:.E$190];MATCH([$Mitagation.B1420];[$'MetRisks Registration'.B$5:.B$190];0);2))">
            <text:p/>
          </table:table-cell>
          <table:table-cell table:style-name="ce145" table:formula="of:=IF(ISBLANK([.B1420]);&quot;&quot;;IF(ISBLANK(INDEX([$Escalation.B$5:.E$190];MATCH([$'MetRisks Registration'.B1420];[$Escalation.B$5:.B$190];0);3));&quot;&quot;;INDEX([$Escalation.B$5:.E$190];MATCH([$'MetRisks Registration'.B1420];[$Escalation.B$5:.B$190];0);3)))">
            <text:p/>
          </table:table-cell>
          <table:table-cell table:number-columns-repeated="1020"/>
        </table:table-row>
        <table:table-row table:style-name="ro33">
          <table:table-cell/>
          <table:table-cell/>
          <table:table-cell table:style-name="ce145" table:formula="of:=IF(ISBLANK([.B1421]);&quot;&quot;;INDEX([$'MetRisks Registration'.B$5:.E$190];MATCH([$Mitagation.B1421];[$'MetRisks Registration'.B$5:.B$190];0);2))">
            <text:p/>
          </table:table-cell>
          <table:table-cell table:style-name="ce145" table:formula="of:=IF(ISBLANK([.B1421]);&quot;&quot;;IF(ISBLANK(INDEX([$Escalation.B$5:.E$190];MATCH([$'MetRisks Registration'.B1421];[$Escalation.B$5:.B$190];0);3));&quot;&quot;;INDEX([$Escalation.B$5:.E$190];MATCH([$'MetRisks Registration'.B1421];[$Escalation.B$5:.B$190];0);3)))">
            <text:p/>
          </table:table-cell>
          <table:table-cell table:number-columns-repeated="1020"/>
        </table:table-row>
        <table:table-row table:style-name="ro33">
          <table:table-cell/>
          <table:table-cell/>
          <table:table-cell table:style-name="ce145" table:formula="of:=IF(ISBLANK([.B1422]);&quot;&quot;;INDEX([$'MetRisks Registration'.B$5:.E$190];MATCH([$Mitagation.B1422];[$'MetRisks Registration'.B$5:.B$190];0);2))">
            <text:p/>
          </table:table-cell>
          <table:table-cell table:style-name="ce145" table:formula="of:=IF(ISBLANK([.B1422]);&quot;&quot;;IF(ISBLANK(INDEX([$Escalation.B$5:.E$190];MATCH([$'MetRisks Registration'.B1422];[$Escalation.B$5:.B$190];0);3));&quot;&quot;;INDEX([$Escalation.B$5:.E$190];MATCH([$'MetRisks Registration'.B1422];[$Escalation.B$5:.B$190];0);3)))">
            <text:p/>
          </table:table-cell>
          <table:table-cell table:number-columns-repeated="1020"/>
        </table:table-row>
        <table:table-row table:style-name="ro33">
          <table:table-cell/>
          <table:table-cell/>
          <table:table-cell table:style-name="ce145" table:formula="of:=IF(ISBLANK([.B1423]);&quot;&quot;;INDEX([$'MetRisks Registration'.B$5:.E$190];MATCH([$Mitagation.B1423];[$'MetRisks Registration'.B$5:.B$190];0);2))">
            <text:p/>
          </table:table-cell>
          <table:table-cell table:style-name="ce145" table:formula="of:=IF(ISBLANK([.B1423]);&quot;&quot;;IF(ISBLANK(INDEX([$Escalation.B$5:.E$190];MATCH([$'MetRisks Registration'.B1423];[$Escalation.B$5:.B$190];0);3));&quot;&quot;;INDEX([$Escalation.B$5:.E$190];MATCH([$'MetRisks Registration'.B1423];[$Escalation.B$5:.B$190];0);3)))">
            <text:p/>
          </table:table-cell>
          <table:table-cell table:number-columns-repeated="1020"/>
        </table:table-row>
        <table:table-row table:style-name="ro33">
          <table:table-cell/>
          <table:table-cell/>
          <table:table-cell table:style-name="ce145" table:formula="of:=IF(ISBLANK([.B1424]);&quot;&quot;;INDEX([$'MetRisks Registration'.B$5:.E$190];MATCH([$Mitagation.B1424];[$'MetRisks Registration'.B$5:.B$190];0);2))">
            <text:p/>
          </table:table-cell>
          <table:table-cell table:style-name="ce145" table:formula="of:=IF(ISBLANK([.B1424]);&quot;&quot;;IF(ISBLANK(INDEX([$Escalation.B$5:.E$190];MATCH([$'MetRisks Registration'.B1424];[$Escalation.B$5:.B$190];0);3));&quot;&quot;;INDEX([$Escalation.B$5:.E$190];MATCH([$'MetRisks Registration'.B1424];[$Escalation.B$5:.B$190];0);3)))">
            <text:p/>
          </table:table-cell>
          <table:table-cell table:number-columns-repeated="1020"/>
        </table:table-row>
        <table:table-row table:style-name="ro33">
          <table:table-cell/>
          <table:table-cell/>
          <table:table-cell table:style-name="ce145" table:formula="of:=IF(ISBLANK([.B1425]);&quot;&quot;;INDEX([$'MetRisks Registration'.B$5:.E$190];MATCH([$Mitagation.B1425];[$'MetRisks Registration'.B$5:.B$190];0);2))">
            <text:p/>
          </table:table-cell>
          <table:table-cell table:style-name="ce145" table:formula="of:=IF(ISBLANK([.B1425]);&quot;&quot;;IF(ISBLANK(INDEX([$Escalation.B$5:.E$190];MATCH([$'MetRisks Registration'.B1425];[$Escalation.B$5:.B$190];0);3));&quot;&quot;;INDEX([$Escalation.B$5:.E$190];MATCH([$'MetRisks Registration'.B1425];[$Escalation.B$5:.B$190];0);3)))">
            <text:p/>
          </table:table-cell>
          <table:table-cell table:number-columns-repeated="1020"/>
        </table:table-row>
        <table:table-row table:style-name="ro33">
          <table:table-cell/>
          <table:table-cell/>
          <table:table-cell table:style-name="ce145" table:formula="of:=IF(ISBLANK([.B1426]);&quot;&quot;;INDEX([$'MetRisks Registration'.B$5:.E$190];MATCH([$Mitagation.B1426];[$'MetRisks Registration'.B$5:.B$190];0);2))">
            <text:p/>
          </table:table-cell>
          <table:table-cell table:style-name="ce145" table:formula="of:=IF(ISBLANK([.B1426]);&quot;&quot;;IF(ISBLANK(INDEX([$Escalation.B$5:.E$190];MATCH([$'MetRisks Registration'.B1426];[$Escalation.B$5:.B$190];0);3));&quot;&quot;;INDEX([$Escalation.B$5:.E$190];MATCH([$'MetRisks Registration'.B1426];[$Escalation.B$5:.B$190];0);3)))">
            <text:p/>
          </table:table-cell>
          <table:table-cell table:number-columns-repeated="1020"/>
        </table:table-row>
        <table:table-row table:style-name="ro33">
          <table:table-cell/>
          <table:table-cell/>
          <table:table-cell table:style-name="ce145" table:formula="of:=IF(ISBLANK([.B1427]);&quot;&quot;;INDEX([$'MetRisks Registration'.B$5:.E$190];MATCH([$Mitagation.B1427];[$'MetRisks Registration'.B$5:.B$190];0);2))">
            <text:p/>
          </table:table-cell>
          <table:table-cell table:style-name="ce145" table:formula="of:=IF(ISBLANK([.B1427]);&quot;&quot;;IF(ISBLANK(INDEX([$Escalation.B$5:.E$190];MATCH([$'MetRisks Registration'.B1427];[$Escalation.B$5:.B$190];0);3));&quot;&quot;;INDEX([$Escalation.B$5:.E$190];MATCH([$'MetRisks Registration'.B1427];[$Escalation.B$5:.B$190];0);3)))">
            <text:p/>
          </table:table-cell>
          <table:table-cell table:number-columns-repeated="1020"/>
        </table:table-row>
        <table:table-row table:style-name="ro33">
          <table:table-cell/>
          <table:table-cell/>
          <table:table-cell table:style-name="ce145" table:formula="of:=IF(ISBLANK([.B1428]);&quot;&quot;;INDEX([$'MetRisks Registration'.B$5:.E$190];MATCH([$Mitagation.B1428];[$'MetRisks Registration'.B$5:.B$190];0);2))">
            <text:p/>
          </table:table-cell>
          <table:table-cell table:style-name="ce145" table:formula="of:=IF(ISBLANK([.B1428]);&quot;&quot;;IF(ISBLANK(INDEX([$Escalation.B$5:.E$190];MATCH([$'MetRisks Registration'.B1428];[$Escalation.B$5:.B$190];0);3));&quot;&quot;;INDEX([$Escalation.B$5:.E$190];MATCH([$'MetRisks Registration'.B1428];[$Escalation.B$5:.B$190];0);3)))">
            <text:p/>
          </table:table-cell>
          <table:table-cell table:number-columns-repeated="1020"/>
        </table:table-row>
        <table:table-row table:style-name="ro33">
          <table:table-cell/>
          <table:table-cell/>
          <table:table-cell table:style-name="ce145" table:formula="of:=IF(ISBLANK([.B1429]);&quot;&quot;;INDEX([$'MetRisks Registration'.B$5:.E$190];MATCH([$Mitagation.B1429];[$'MetRisks Registration'.B$5:.B$190];0);2))">
            <text:p/>
          </table:table-cell>
          <table:table-cell table:style-name="ce145" table:formula="of:=IF(ISBLANK([.B1429]);&quot;&quot;;IF(ISBLANK(INDEX([$Escalation.B$5:.E$190];MATCH([$'MetRisks Registration'.B1429];[$Escalation.B$5:.B$190];0);3));&quot;&quot;;INDEX([$Escalation.B$5:.E$190];MATCH([$'MetRisks Registration'.B1429];[$Escalation.B$5:.B$190];0);3)))">
            <text:p/>
          </table:table-cell>
          <table:table-cell table:number-columns-repeated="1020"/>
        </table:table-row>
        <table:table-row table:style-name="ro33">
          <table:table-cell/>
          <table:table-cell/>
          <table:table-cell table:style-name="ce145" table:formula="of:=IF(ISBLANK([.B1430]);&quot;&quot;;INDEX([$'MetRisks Registration'.B$5:.E$190];MATCH([$Mitagation.B1430];[$'MetRisks Registration'.B$5:.B$190];0);2))">
            <text:p/>
          </table:table-cell>
          <table:table-cell table:style-name="ce145" table:formula="of:=IF(ISBLANK([.B1430]);&quot;&quot;;IF(ISBLANK(INDEX([$Escalation.B$5:.E$190];MATCH([$'MetRisks Registration'.B1430];[$Escalation.B$5:.B$190];0);3));&quot;&quot;;INDEX([$Escalation.B$5:.E$190];MATCH([$'MetRisks Registration'.B1430];[$Escalation.B$5:.B$190];0);3)))">
            <text:p/>
          </table:table-cell>
          <table:table-cell table:number-columns-repeated="1020"/>
        </table:table-row>
        <table:table-row table:style-name="ro33">
          <table:table-cell/>
          <table:table-cell/>
          <table:table-cell table:style-name="ce145" table:formula="of:=IF(ISBLANK([.B1431]);&quot;&quot;;INDEX([$'MetRisks Registration'.B$5:.E$190];MATCH([$Mitagation.B1431];[$'MetRisks Registration'.B$5:.B$190];0);2))">
            <text:p/>
          </table:table-cell>
          <table:table-cell table:style-name="ce145" table:formula="of:=IF(ISBLANK([.B1431]);&quot;&quot;;IF(ISBLANK(INDEX([$Escalation.B$5:.E$190];MATCH([$'MetRisks Registration'.B1431];[$Escalation.B$5:.B$190];0);3));&quot;&quot;;INDEX([$Escalation.B$5:.E$190];MATCH([$'MetRisks Registration'.B1431];[$Escalation.B$5:.B$190];0);3)))">
            <text:p/>
          </table:table-cell>
          <table:table-cell table:number-columns-repeated="1020"/>
        </table:table-row>
        <table:table-row table:style-name="ro33">
          <table:table-cell/>
          <table:table-cell/>
          <table:table-cell table:style-name="ce145" table:formula="of:=IF(ISBLANK([.B1432]);&quot;&quot;;INDEX([$'MetRisks Registration'.B$5:.E$190];MATCH([$Mitagation.B1432];[$'MetRisks Registration'.B$5:.B$190];0);2))">
            <text:p/>
          </table:table-cell>
          <table:table-cell table:style-name="ce145" table:formula="of:=IF(ISBLANK([.B1432]);&quot;&quot;;IF(ISBLANK(INDEX([$Escalation.B$5:.E$190];MATCH([$'MetRisks Registration'.B1432];[$Escalation.B$5:.B$190];0);3));&quot;&quot;;INDEX([$Escalation.B$5:.E$190];MATCH([$'MetRisks Registration'.B1432];[$Escalation.B$5:.B$190];0);3)))">
            <text:p/>
          </table:table-cell>
          <table:table-cell table:number-columns-repeated="1020"/>
        </table:table-row>
        <table:table-row table:style-name="ro33">
          <table:table-cell/>
          <table:table-cell/>
          <table:table-cell table:style-name="ce145" table:formula="of:=IF(ISBLANK([.B1433]);&quot;&quot;;INDEX([$'MetRisks Registration'.B$5:.E$190];MATCH([$Mitagation.B1433];[$'MetRisks Registration'.B$5:.B$190];0);2))">
            <text:p/>
          </table:table-cell>
          <table:table-cell table:style-name="ce145" table:formula="of:=IF(ISBLANK([.B1433]);&quot;&quot;;IF(ISBLANK(INDEX([$Escalation.B$5:.E$190];MATCH([$'MetRisks Registration'.B1433];[$Escalation.B$5:.B$190];0);3));&quot;&quot;;INDEX([$Escalation.B$5:.E$190];MATCH([$'MetRisks Registration'.B1433];[$Escalation.B$5:.B$190];0);3)))">
            <text:p/>
          </table:table-cell>
          <table:table-cell table:number-columns-repeated="1020"/>
        </table:table-row>
        <table:table-row table:style-name="ro33">
          <table:table-cell/>
          <table:table-cell/>
          <table:table-cell table:style-name="ce145" table:formula="of:=IF(ISBLANK([.B1434]);&quot;&quot;;INDEX([$'MetRisks Registration'.B$5:.E$190];MATCH([$Mitagation.B1434];[$'MetRisks Registration'.B$5:.B$190];0);2))">
            <text:p/>
          </table:table-cell>
          <table:table-cell table:style-name="ce145" table:formula="of:=IF(ISBLANK([.B1434]);&quot;&quot;;IF(ISBLANK(INDEX([$Escalation.B$5:.E$190];MATCH([$'MetRisks Registration'.B1434];[$Escalation.B$5:.B$190];0);3));&quot;&quot;;INDEX([$Escalation.B$5:.E$190];MATCH([$'MetRisks Registration'.B1434];[$Escalation.B$5:.B$190];0);3)))">
            <text:p/>
          </table:table-cell>
          <table:table-cell table:number-columns-repeated="1020"/>
        </table:table-row>
        <table:table-row table:style-name="ro33">
          <table:table-cell/>
          <table:table-cell/>
          <table:table-cell table:style-name="ce145" table:formula="of:=IF(ISBLANK([.B1435]);&quot;&quot;;INDEX([$'MetRisks Registration'.B$5:.E$190];MATCH([$Mitagation.B1435];[$'MetRisks Registration'.B$5:.B$190];0);2))">
            <text:p/>
          </table:table-cell>
          <table:table-cell table:style-name="ce145" table:formula="of:=IF(ISBLANK([.B1435]);&quot;&quot;;IF(ISBLANK(INDEX([$Escalation.B$5:.E$190];MATCH([$'MetRisks Registration'.B1435];[$Escalation.B$5:.B$190];0);3));&quot;&quot;;INDEX([$Escalation.B$5:.E$190];MATCH([$'MetRisks Registration'.B1435];[$Escalation.B$5:.B$190];0);3)))">
            <text:p/>
          </table:table-cell>
          <table:table-cell table:number-columns-repeated="1020"/>
        </table:table-row>
        <table:table-row table:style-name="ro33">
          <table:table-cell/>
          <table:table-cell/>
          <table:table-cell table:style-name="ce145" table:formula="of:=IF(ISBLANK([.B1436]);&quot;&quot;;INDEX([$'MetRisks Registration'.B$5:.E$190];MATCH([$Mitagation.B1436];[$'MetRisks Registration'.B$5:.B$190];0);2))">
            <text:p/>
          </table:table-cell>
          <table:table-cell table:style-name="ce145" table:formula="of:=IF(ISBLANK([.B1436]);&quot;&quot;;IF(ISBLANK(INDEX([$Escalation.B$5:.E$190];MATCH([$'MetRisks Registration'.B1436];[$Escalation.B$5:.B$190];0);3));&quot;&quot;;INDEX([$Escalation.B$5:.E$190];MATCH([$'MetRisks Registration'.B1436];[$Escalation.B$5:.B$190];0);3)))">
            <text:p/>
          </table:table-cell>
          <table:table-cell table:number-columns-repeated="1020"/>
        </table:table-row>
        <table:table-row table:style-name="ro33">
          <table:table-cell/>
          <table:table-cell/>
          <table:table-cell table:style-name="ce145" table:formula="of:=IF(ISBLANK([.B1437]);&quot;&quot;;INDEX([$'MetRisks Registration'.B$5:.E$190];MATCH([$Mitagation.B1437];[$'MetRisks Registration'.B$5:.B$190];0);2))">
            <text:p/>
          </table:table-cell>
          <table:table-cell table:style-name="ce145" table:formula="of:=IF(ISBLANK([.B1437]);&quot;&quot;;IF(ISBLANK(INDEX([$Escalation.B$5:.E$190];MATCH([$'MetRisks Registration'.B1437];[$Escalation.B$5:.B$190];0);3));&quot;&quot;;INDEX([$Escalation.B$5:.E$190];MATCH([$'MetRisks Registration'.B1437];[$Escalation.B$5:.B$190];0);3)))">
            <text:p/>
          </table:table-cell>
          <table:table-cell table:number-columns-repeated="1020"/>
        </table:table-row>
        <table:table-row table:style-name="ro33">
          <table:table-cell/>
          <table:table-cell/>
          <table:table-cell table:style-name="ce145" table:formula="of:=IF(ISBLANK([.B1438]);&quot;&quot;;INDEX([$'MetRisks Registration'.B$5:.E$190];MATCH([$Mitagation.B1438];[$'MetRisks Registration'.B$5:.B$190];0);2))">
            <text:p/>
          </table:table-cell>
          <table:table-cell table:style-name="ce145" table:formula="of:=IF(ISBLANK([.B1438]);&quot;&quot;;IF(ISBLANK(INDEX([$Escalation.B$5:.E$190];MATCH([$'MetRisks Registration'.B1438];[$Escalation.B$5:.B$190];0);3));&quot;&quot;;INDEX([$Escalation.B$5:.E$190];MATCH([$'MetRisks Registration'.B1438];[$Escalation.B$5:.B$190];0);3)))">
            <text:p/>
          </table:table-cell>
          <table:table-cell table:number-columns-repeated="1020"/>
        </table:table-row>
        <table:table-row table:style-name="ro33">
          <table:table-cell/>
          <table:table-cell/>
          <table:table-cell table:style-name="ce145" table:formula="of:=IF(ISBLANK([.B1439]);&quot;&quot;;INDEX([$'MetRisks Registration'.B$5:.E$190];MATCH([$Mitagation.B1439];[$'MetRisks Registration'.B$5:.B$190];0);2))">
            <text:p/>
          </table:table-cell>
          <table:table-cell table:style-name="ce145" table:formula="of:=IF(ISBLANK([.B1439]);&quot;&quot;;IF(ISBLANK(INDEX([$Escalation.B$5:.E$190];MATCH([$'MetRisks Registration'.B1439];[$Escalation.B$5:.B$190];0);3));&quot;&quot;;INDEX([$Escalation.B$5:.E$190];MATCH([$'MetRisks Registration'.B1439];[$Escalation.B$5:.B$190];0);3)))">
            <text:p/>
          </table:table-cell>
          <table:table-cell table:number-columns-repeated="1020"/>
        </table:table-row>
        <table:table-row table:style-name="ro33">
          <table:table-cell/>
          <table:table-cell/>
          <table:table-cell table:style-name="ce145" table:formula="of:=IF(ISBLANK([.B1440]);&quot;&quot;;INDEX([$'MetRisks Registration'.B$5:.E$190];MATCH([$Mitagation.B1440];[$'MetRisks Registration'.B$5:.B$190];0);2))">
            <text:p/>
          </table:table-cell>
          <table:table-cell table:style-name="ce145" table:formula="of:=IF(ISBLANK([.B1440]);&quot;&quot;;IF(ISBLANK(INDEX([$Escalation.B$5:.E$190];MATCH([$'MetRisks Registration'.B1440];[$Escalation.B$5:.B$190];0);3));&quot;&quot;;INDEX([$Escalation.B$5:.E$190];MATCH([$'MetRisks Registration'.B1440];[$Escalation.B$5:.B$190];0);3)))">
            <text:p/>
          </table:table-cell>
          <table:table-cell table:number-columns-repeated="1020"/>
        </table:table-row>
        <table:table-row table:style-name="ro33">
          <table:table-cell/>
          <table:table-cell/>
          <table:table-cell table:style-name="ce145" table:formula="of:=IF(ISBLANK([.B1441]);&quot;&quot;;INDEX([$'MetRisks Registration'.B$5:.E$190];MATCH([$Mitagation.B1441];[$'MetRisks Registration'.B$5:.B$190];0);2))">
            <text:p/>
          </table:table-cell>
          <table:table-cell table:style-name="ce145" table:formula="of:=IF(ISBLANK([.B1441]);&quot;&quot;;IF(ISBLANK(INDEX([$Escalation.B$5:.E$190];MATCH([$'MetRisks Registration'.B1441];[$Escalation.B$5:.B$190];0);3));&quot;&quot;;INDEX([$Escalation.B$5:.E$190];MATCH([$'MetRisks Registration'.B1441];[$Escalation.B$5:.B$190];0);3)))">
            <text:p/>
          </table:table-cell>
          <table:table-cell table:number-columns-repeated="1020"/>
        </table:table-row>
        <table:table-row table:style-name="ro33">
          <table:table-cell/>
          <table:table-cell/>
          <table:table-cell table:style-name="ce145" table:formula="of:=IF(ISBLANK([.B1442]);&quot;&quot;;INDEX([$'MetRisks Registration'.B$5:.E$190];MATCH([$Mitagation.B1442];[$'MetRisks Registration'.B$5:.B$190];0);2))">
            <text:p/>
          </table:table-cell>
          <table:table-cell table:style-name="ce145" table:formula="of:=IF(ISBLANK([.B1442]);&quot;&quot;;IF(ISBLANK(INDEX([$Escalation.B$5:.E$190];MATCH([$'MetRisks Registration'.B1442];[$Escalation.B$5:.B$190];0);3));&quot;&quot;;INDEX([$Escalation.B$5:.E$190];MATCH([$'MetRisks Registration'.B1442];[$Escalation.B$5:.B$190];0);3)))">
            <text:p/>
          </table:table-cell>
          <table:table-cell table:number-columns-repeated="1020"/>
        </table:table-row>
        <table:table-row table:style-name="ro33">
          <table:table-cell/>
          <table:table-cell/>
          <table:table-cell table:style-name="ce145" table:formula="of:=IF(ISBLANK([.B1443]);&quot;&quot;;INDEX([$'MetRisks Registration'.B$5:.E$190];MATCH([$Mitagation.B1443];[$'MetRisks Registration'.B$5:.B$190];0);2))">
            <text:p/>
          </table:table-cell>
          <table:table-cell table:style-name="ce145" table:formula="of:=IF(ISBLANK([.B1443]);&quot;&quot;;IF(ISBLANK(INDEX([$Escalation.B$5:.E$190];MATCH([$'MetRisks Registration'.B1443];[$Escalation.B$5:.B$190];0);3));&quot;&quot;;INDEX([$Escalation.B$5:.E$190];MATCH([$'MetRisks Registration'.B1443];[$Escalation.B$5:.B$190];0);3)))">
            <text:p/>
          </table:table-cell>
          <table:table-cell table:number-columns-repeated="1020"/>
        </table:table-row>
        <table:table-row table:style-name="ro33">
          <table:table-cell/>
          <table:table-cell/>
          <table:table-cell table:style-name="ce145" table:formula="of:=IF(ISBLANK([.B1444]);&quot;&quot;;INDEX([$'MetRisks Registration'.B$5:.E$190];MATCH([$Mitagation.B1444];[$'MetRisks Registration'.B$5:.B$190];0);2))">
            <text:p/>
          </table:table-cell>
          <table:table-cell table:style-name="ce145" table:formula="of:=IF(ISBLANK([.B1444]);&quot;&quot;;IF(ISBLANK(INDEX([$Escalation.B$5:.E$190];MATCH([$'MetRisks Registration'.B1444];[$Escalation.B$5:.B$190];0);3));&quot;&quot;;INDEX([$Escalation.B$5:.E$190];MATCH([$'MetRisks Registration'.B1444];[$Escalation.B$5:.B$190];0);3)))">
            <text:p/>
          </table:table-cell>
          <table:table-cell table:number-columns-repeated="1020"/>
        </table:table-row>
        <table:table-row table:style-name="ro33">
          <table:table-cell/>
          <table:table-cell/>
          <table:table-cell table:style-name="ce145" table:formula="of:=IF(ISBLANK([.B1445]);&quot;&quot;;INDEX([$'MetRisks Registration'.B$5:.E$190];MATCH([$Mitagation.B1445];[$'MetRisks Registration'.B$5:.B$190];0);2))">
            <text:p/>
          </table:table-cell>
          <table:table-cell table:style-name="ce145" table:formula="of:=IF(ISBLANK([.B1445]);&quot;&quot;;IF(ISBLANK(INDEX([$Escalation.B$5:.E$190];MATCH([$'MetRisks Registration'.B1445];[$Escalation.B$5:.B$190];0);3));&quot;&quot;;INDEX([$Escalation.B$5:.E$190];MATCH([$'MetRisks Registration'.B1445];[$Escalation.B$5:.B$190];0);3)))">
            <text:p/>
          </table:table-cell>
          <table:table-cell table:number-columns-repeated="1020"/>
        </table:table-row>
        <table:table-row table:style-name="ro33">
          <table:table-cell/>
          <table:table-cell/>
          <table:table-cell table:style-name="ce145" table:formula="of:=IF(ISBLANK([.B1446]);&quot;&quot;;INDEX([$'MetRisks Registration'.B$5:.E$190];MATCH([$Mitagation.B1446];[$'MetRisks Registration'.B$5:.B$190];0);2))">
            <text:p/>
          </table:table-cell>
          <table:table-cell table:style-name="ce145" table:formula="of:=IF(ISBLANK([.B1446]);&quot;&quot;;IF(ISBLANK(INDEX([$Escalation.B$5:.E$190];MATCH([$'MetRisks Registration'.B1446];[$Escalation.B$5:.B$190];0);3));&quot;&quot;;INDEX([$Escalation.B$5:.E$190];MATCH([$'MetRisks Registration'.B1446];[$Escalation.B$5:.B$190];0);3)))">
            <text:p/>
          </table:table-cell>
          <table:table-cell table:number-columns-repeated="1020"/>
        </table:table-row>
        <table:table-row table:style-name="ro33">
          <table:table-cell/>
          <table:table-cell/>
          <table:table-cell table:style-name="ce145" table:formula="of:=IF(ISBLANK([.B1447]);&quot;&quot;;INDEX([$'MetRisks Registration'.B$5:.E$190];MATCH([$Mitagation.B1447];[$'MetRisks Registration'.B$5:.B$190];0);2))">
            <text:p/>
          </table:table-cell>
          <table:table-cell table:style-name="ce145" table:formula="of:=IF(ISBLANK([.B1447]);&quot;&quot;;IF(ISBLANK(INDEX([$Escalation.B$5:.E$190];MATCH([$'MetRisks Registration'.B1447];[$Escalation.B$5:.B$190];0);3));&quot;&quot;;INDEX([$Escalation.B$5:.E$190];MATCH([$'MetRisks Registration'.B1447];[$Escalation.B$5:.B$190];0);3)))">
            <text:p/>
          </table:table-cell>
          <table:table-cell table:number-columns-repeated="1020"/>
        </table:table-row>
        <table:table-row table:style-name="ro33">
          <table:table-cell/>
          <table:table-cell/>
          <table:table-cell table:style-name="ce145" table:formula="of:=IF(ISBLANK([.B1448]);&quot;&quot;;INDEX([$'MetRisks Registration'.B$5:.E$190];MATCH([$Mitagation.B1448];[$'MetRisks Registration'.B$5:.B$190];0);2))">
            <text:p/>
          </table:table-cell>
          <table:table-cell table:style-name="ce145" table:formula="of:=IF(ISBLANK([.B1448]);&quot;&quot;;IF(ISBLANK(INDEX([$Escalation.B$5:.E$190];MATCH([$'MetRisks Registration'.B1448];[$Escalation.B$5:.B$190];0);3));&quot;&quot;;INDEX([$Escalation.B$5:.E$190];MATCH([$'MetRisks Registration'.B1448];[$Escalation.B$5:.B$190];0);3)))">
            <text:p/>
          </table:table-cell>
          <table:table-cell table:number-columns-repeated="1020"/>
        </table:table-row>
        <table:table-row table:style-name="ro33">
          <table:table-cell/>
          <table:table-cell/>
          <table:table-cell table:style-name="ce145" table:formula="of:=IF(ISBLANK([.B1449]);&quot;&quot;;INDEX([$'MetRisks Registration'.B$5:.E$190];MATCH([$Mitagation.B1449];[$'MetRisks Registration'.B$5:.B$190];0);2))">
            <text:p/>
          </table:table-cell>
          <table:table-cell table:style-name="ce145" table:formula="of:=IF(ISBLANK([.B1449]);&quot;&quot;;IF(ISBLANK(INDEX([$Escalation.B$5:.E$190];MATCH([$'MetRisks Registration'.B1449];[$Escalation.B$5:.B$190];0);3));&quot;&quot;;INDEX([$Escalation.B$5:.E$190];MATCH([$'MetRisks Registration'.B1449];[$Escalation.B$5:.B$190];0);3)))">
            <text:p/>
          </table:table-cell>
          <table:table-cell table:number-columns-repeated="1020"/>
        </table:table-row>
        <table:table-row table:style-name="ro33">
          <table:table-cell/>
          <table:table-cell/>
          <table:table-cell table:style-name="ce145" table:formula="of:=IF(ISBLANK([.B1450]);&quot;&quot;;INDEX([$'MetRisks Registration'.B$5:.E$190];MATCH([$Mitagation.B1450];[$'MetRisks Registration'.B$5:.B$190];0);2))">
            <text:p/>
          </table:table-cell>
          <table:table-cell table:style-name="ce145" table:formula="of:=IF(ISBLANK([.B1450]);&quot;&quot;;IF(ISBLANK(INDEX([$Escalation.B$5:.E$190];MATCH([$'MetRisks Registration'.B1450];[$Escalation.B$5:.B$190];0);3));&quot;&quot;;INDEX([$Escalation.B$5:.E$190];MATCH([$'MetRisks Registration'.B1450];[$Escalation.B$5:.B$190];0);3)))">
            <text:p/>
          </table:table-cell>
          <table:table-cell table:number-columns-repeated="1020"/>
        </table:table-row>
        <table:table-row table:style-name="ro33">
          <table:table-cell/>
          <table:table-cell/>
          <table:table-cell table:style-name="ce145" table:formula="of:=IF(ISBLANK([.B1451]);&quot;&quot;;INDEX([$'MetRisks Registration'.B$5:.E$190];MATCH([$Mitagation.B1451];[$'MetRisks Registration'.B$5:.B$190];0);2))">
            <text:p/>
          </table:table-cell>
          <table:table-cell table:style-name="ce145" table:formula="of:=IF(ISBLANK([.B1451]);&quot;&quot;;IF(ISBLANK(INDEX([$Escalation.B$5:.E$190];MATCH([$'MetRisks Registration'.B1451];[$Escalation.B$5:.B$190];0);3));&quot;&quot;;INDEX([$Escalation.B$5:.E$190];MATCH([$'MetRisks Registration'.B1451];[$Escalation.B$5:.B$190];0);3)))">
            <text:p/>
          </table:table-cell>
          <table:table-cell table:number-columns-repeated="1020"/>
        </table:table-row>
        <table:table-row table:style-name="ro33">
          <table:table-cell/>
          <table:table-cell/>
          <table:table-cell table:style-name="ce145" table:formula="of:=IF(ISBLANK([.B1452]);&quot;&quot;;INDEX([$'MetRisks Registration'.B$5:.E$190];MATCH([$Mitagation.B1452];[$'MetRisks Registration'.B$5:.B$190];0);2))">
            <text:p/>
          </table:table-cell>
          <table:table-cell table:style-name="ce145" table:formula="of:=IF(ISBLANK([.B1452]);&quot;&quot;;IF(ISBLANK(INDEX([$Escalation.B$5:.E$190];MATCH([$'MetRisks Registration'.B1452];[$Escalation.B$5:.B$190];0);3));&quot;&quot;;INDEX([$Escalation.B$5:.E$190];MATCH([$'MetRisks Registration'.B1452];[$Escalation.B$5:.B$190];0);3)))">
            <text:p/>
          </table:table-cell>
          <table:table-cell table:number-columns-repeated="1020"/>
        </table:table-row>
        <table:table-row table:style-name="ro33">
          <table:table-cell/>
          <table:table-cell/>
          <table:table-cell table:style-name="ce145" table:formula="of:=IF(ISBLANK([.B1453]);&quot;&quot;;INDEX([$'MetRisks Registration'.B$5:.E$190];MATCH([$Mitagation.B1453];[$'MetRisks Registration'.B$5:.B$190];0);2))">
            <text:p/>
          </table:table-cell>
          <table:table-cell table:style-name="ce145" table:formula="of:=IF(ISBLANK([.B1453]);&quot;&quot;;IF(ISBLANK(INDEX([$Escalation.B$5:.E$190];MATCH([$'MetRisks Registration'.B1453];[$Escalation.B$5:.B$190];0);3));&quot;&quot;;INDEX([$Escalation.B$5:.E$190];MATCH([$'MetRisks Registration'.B1453];[$Escalation.B$5:.B$190];0);3)))">
            <text:p/>
          </table:table-cell>
          <table:table-cell table:number-columns-repeated="1020"/>
        </table:table-row>
        <table:table-row table:style-name="ro33">
          <table:table-cell/>
          <table:table-cell/>
          <table:table-cell table:style-name="ce145" table:formula="of:=IF(ISBLANK([.B1454]);&quot;&quot;;INDEX([$'MetRisks Registration'.B$5:.E$190];MATCH([$Mitagation.B1454];[$'MetRisks Registration'.B$5:.B$190];0);2))">
            <text:p/>
          </table:table-cell>
          <table:table-cell table:style-name="ce145" table:formula="of:=IF(ISBLANK([.B1454]);&quot;&quot;;IF(ISBLANK(INDEX([$Escalation.B$5:.E$190];MATCH([$'MetRisks Registration'.B1454];[$Escalation.B$5:.B$190];0);3));&quot;&quot;;INDEX([$Escalation.B$5:.E$190];MATCH([$'MetRisks Registration'.B1454];[$Escalation.B$5:.B$190];0);3)))">
            <text:p/>
          </table:table-cell>
          <table:table-cell table:number-columns-repeated="1020"/>
        </table:table-row>
        <table:table-row table:style-name="ro33">
          <table:table-cell/>
          <table:table-cell/>
          <table:table-cell table:style-name="ce145" table:formula="of:=IF(ISBLANK([.B1455]);&quot;&quot;;INDEX([$'MetRisks Registration'.B$5:.E$190];MATCH([$Mitagation.B1455];[$'MetRisks Registration'.B$5:.B$190];0);2))">
            <text:p/>
          </table:table-cell>
          <table:table-cell table:style-name="ce145" table:formula="of:=IF(ISBLANK([.B1455]);&quot;&quot;;IF(ISBLANK(INDEX([$Escalation.B$5:.E$190];MATCH([$'MetRisks Registration'.B1455];[$Escalation.B$5:.B$190];0);3));&quot;&quot;;INDEX([$Escalation.B$5:.E$190];MATCH([$'MetRisks Registration'.B1455];[$Escalation.B$5:.B$190];0);3)))">
            <text:p/>
          </table:table-cell>
          <table:table-cell table:number-columns-repeated="1020"/>
        </table:table-row>
        <table:table-row table:style-name="ro33">
          <table:table-cell/>
          <table:table-cell/>
          <table:table-cell table:style-name="ce145" table:formula="of:=IF(ISBLANK([.B1456]);&quot;&quot;;INDEX([$'MetRisks Registration'.B$5:.E$190];MATCH([$Mitagation.B1456];[$'MetRisks Registration'.B$5:.B$190];0);2))">
            <text:p/>
          </table:table-cell>
          <table:table-cell table:style-name="ce145" table:formula="of:=IF(ISBLANK([.B1456]);&quot;&quot;;IF(ISBLANK(INDEX([$Escalation.B$5:.E$190];MATCH([$'MetRisks Registration'.B1456];[$Escalation.B$5:.B$190];0);3));&quot;&quot;;INDEX([$Escalation.B$5:.E$190];MATCH([$'MetRisks Registration'.B1456];[$Escalation.B$5:.B$190];0);3)))">
            <text:p/>
          </table:table-cell>
          <table:table-cell table:number-columns-repeated="1020"/>
        </table:table-row>
        <table:table-row table:style-name="ro33">
          <table:table-cell/>
          <table:table-cell/>
          <table:table-cell table:style-name="ce145" table:formula="of:=IF(ISBLANK([.B1457]);&quot;&quot;;INDEX([$'MetRisks Registration'.B$5:.E$190];MATCH([$Mitagation.B1457];[$'MetRisks Registration'.B$5:.B$190];0);2))">
            <text:p/>
          </table:table-cell>
          <table:table-cell table:style-name="ce145" table:formula="of:=IF(ISBLANK([.B1457]);&quot;&quot;;IF(ISBLANK(INDEX([$Escalation.B$5:.E$190];MATCH([$'MetRisks Registration'.B1457];[$Escalation.B$5:.B$190];0);3));&quot;&quot;;INDEX([$Escalation.B$5:.E$190];MATCH([$'MetRisks Registration'.B1457];[$Escalation.B$5:.B$190];0);3)))">
            <text:p/>
          </table:table-cell>
          <table:table-cell table:number-columns-repeated="1020"/>
        </table:table-row>
        <table:table-row table:style-name="ro33">
          <table:table-cell/>
          <table:table-cell/>
          <table:table-cell table:style-name="ce145" table:formula="of:=IF(ISBLANK([.B1458]);&quot;&quot;;INDEX([$'MetRisks Registration'.B$5:.E$190];MATCH([$Mitagation.B1458];[$'MetRisks Registration'.B$5:.B$190];0);2))">
            <text:p/>
          </table:table-cell>
          <table:table-cell table:style-name="ce145" table:formula="of:=IF(ISBLANK([.B1458]);&quot;&quot;;IF(ISBLANK(INDEX([$Escalation.B$5:.E$190];MATCH([$'MetRisks Registration'.B1458];[$Escalation.B$5:.B$190];0);3));&quot;&quot;;INDEX([$Escalation.B$5:.E$190];MATCH([$'MetRisks Registration'.B1458];[$Escalation.B$5:.B$190];0);3)))">
            <text:p/>
          </table:table-cell>
          <table:table-cell table:number-columns-repeated="1020"/>
        </table:table-row>
        <table:table-row table:style-name="ro33">
          <table:table-cell/>
          <table:table-cell/>
          <table:table-cell table:style-name="ce145" table:formula="of:=IF(ISBLANK([.B1459]);&quot;&quot;;INDEX([$'MetRisks Registration'.B$5:.E$190];MATCH([$Mitagation.B1459];[$'MetRisks Registration'.B$5:.B$190];0);2))">
            <text:p/>
          </table:table-cell>
          <table:table-cell table:style-name="ce145" table:formula="of:=IF(ISBLANK([.B1459]);&quot;&quot;;IF(ISBLANK(INDEX([$Escalation.B$5:.E$190];MATCH([$'MetRisks Registration'.B1459];[$Escalation.B$5:.B$190];0);3));&quot;&quot;;INDEX([$Escalation.B$5:.E$190];MATCH([$'MetRisks Registration'.B1459];[$Escalation.B$5:.B$190];0);3)))">
            <text:p/>
          </table:table-cell>
          <table:table-cell table:number-columns-repeated="1020"/>
        </table:table-row>
        <table:table-row table:style-name="ro33">
          <table:table-cell/>
          <table:table-cell/>
          <table:table-cell table:style-name="ce145" table:formula="of:=IF(ISBLANK([.B1460]);&quot;&quot;;INDEX([$'MetRisks Registration'.B$5:.E$190];MATCH([$Mitagation.B1460];[$'MetRisks Registration'.B$5:.B$190];0);2))">
            <text:p/>
          </table:table-cell>
          <table:table-cell table:style-name="ce145" table:formula="of:=IF(ISBLANK([.B1460]);&quot;&quot;;IF(ISBLANK(INDEX([$Escalation.B$5:.E$190];MATCH([$'MetRisks Registration'.B1460];[$Escalation.B$5:.B$190];0);3));&quot;&quot;;INDEX([$Escalation.B$5:.E$190];MATCH([$'MetRisks Registration'.B1460];[$Escalation.B$5:.B$190];0);3)))">
            <text:p/>
          </table:table-cell>
          <table:table-cell table:number-columns-repeated="1020"/>
        </table:table-row>
        <table:table-row table:style-name="ro33">
          <table:table-cell/>
          <table:table-cell/>
          <table:table-cell table:style-name="ce145" table:formula="of:=IF(ISBLANK([.B1461]);&quot;&quot;;INDEX([$'MetRisks Registration'.B$5:.E$190];MATCH([$Mitagation.B1461];[$'MetRisks Registration'.B$5:.B$190];0);2))">
            <text:p/>
          </table:table-cell>
          <table:table-cell table:style-name="ce145" table:formula="of:=IF(ISBLANK([.B1461]);&quot;&quot;;IF(ISBLANK(INDEX([$Escalation.B$5:.E$190];MATCH([$'MetRisks Registration'.B1461];[$Escalation.B$5:.B$190];0);3));&quot;&quot;;INDEX([$Escalation.B$5:.E$190];MATCH([$'MetRisks Registration'.B1461];[$Escalation.B$5:.B$190];0);3)))">
            <text:p/>
          </table:table-cell>
          <table:table-cell table:number-columns-repeated="1020"/>
        </table:table-row>
        <table:table-row table:style-name="ro33">
          <table:table-cell/>
          <table:table-cell/>
          <table:table-cell table:style-name="ce145" table:formula="of:=IF(ISBLANK([.B1462]);&quot;&quot;;INDEX([$'MetRisks Registration'.B$5:.E$190];MATCH([$Mitagation.B1462];[$'MetRisks Registration'.B$5:.B$190];0);2))">
            <text:p/>
          </table:table-cell>
          <table:table-cell table:style-name="ce145" table:formula="of:=IF(ISBLANK([.B1462]);&quot;&quot;;IF(ISBLANK(INDEX([$Escalation.B$5:.E$190];MATCH([$'MetRisks Registration'.B1462];[$Escalation.B$5:.B$190];0);3));&quot;&quot;;INDEX([$Escalation.B$5:.E$190];MATCH([$'MetRisks Registration'.B1462];[$Escalation.B$5:.B$190];0);3)))">
            <text:p/>
          </table:table-cell>
          <table:table-cell table:number-columns-repeated="1020"/>
        </table:table-row>
        <table:table-row table:style-name="ro33">
          <table:table-cell/>
          <table:table-cell/>
          <table:table-cell table:style-name="ce145" table:formula="of:=IF(ISBLANK([.B1463]);&quot;&quot;;INDEX([$'MetRisks Registration'.B$5:.E$190];MATCH([$Mitagation.B1463];[$'MetRisks Registration'.B$5:.B$190];0);2))">
            <text:p/>
          </table:table-cell>
          <table:table-cell table:style-name="ce145" table:formula="of:=IF(ISBLANK([.B1463]);&quot;&quot;;IF(ISBLANK(INDEX([$Escalation.B$5:.E$190];MATCH([$'MetRisks Registration'.B1463];[$Escalation.B$5:.B$190];0);3));&quot;&quot;;INDEX([$Escalation.B$5:.E$190];MATCH([$'MetRisks Registration'.B1463];[$Escalation.B$5:.B$190];0);3)))">
            <text:p/>
          </table:table-cell>
          <table:table-cell table:number-columns-repeated="1020"/>
        </table:table-row>
        <table:table-row table:style-name="ro33">
          <table:table-cell/>
          <table:table-cell/>
          <table:table-cell table:style-name="ce145" table:formula="of:=IF(ISBLANK([.B1464]);&quot;&quot;;INDEX([$'MetRisks Registration'.B$5:.E$190];MATCH([$Mitagation.B1464];[$'MetRisks Registration'.B$5:.B$190];0);2))">
            <text:p/>
          </table:table-cell>
          <table:table-cell table:style-name="ce145" table:formula="of:=IF(ISBLANK([.B1464]);&quot;&quot;;IF(ISBLANK(INDEX([$Escalation.B$5:.E$190];MATCH([$'MetRisks Registration'.B1464];[$Escalation.B$5:.B$190];0);3));&quot;&quot;;INDEX([$Escalation.B$5:.E$190];MATCH([$'MetRisks Registration'.B1464];[$Escalation.B$5:.B$190];0);3)))">
            <text:p/>
          </table:table-cell>
          <table:table-cell table:number-columns-repeated="1020"/>
        </table:table-row>
        <table:table-row table:style-name="ro33">
          <table:table-cell/>
          <table:table-cell/>
          <table:table-cell table:style-name="ce145" table:formula="of:=IF(ISBLANK([.B1465]);&quot;&quot;;INDEX([$'MetRisks Registration'.B$5:.E$190];MATCH([$Mitagation.B1465];[$'MetRisks Registration'.B$5:.B$190];0);2))">
            <text:p/>
          </table:table-cell>
          <table:table-cell table:style-name="ce145" table:formula="of:=IF(ISBLANK([.B1465]);&quot;&quot;;IF(ISBLANK(INDEX([$Escalation.B$5:.E$190];MATCH([$'MetRisks Registration'.B1465];[$Escalation.B$5:.B$190];0);3));&quot;&quot;;INDEX([$Escalation.B$5:.E$190];MATCH([$'MetRisks Registration'.B1465];[$Escalation.B$5:.B$190];0);3)))">
            <text:p/>
          </table:table-cell>
          <table:table-cell table:number-columns-repeated="1020"/>
        </table:table-row>
        <table:table-row table:style-name="ro33">
          <table:table-cell/>
          <table:table-cell/>
          <table:table-cell table:style-name="ce145" table:formula="of:=IF(ISBLANK([.B1466]);&quot;&quot;;INDEX([$'MetRisks Registration'.B$5:.E$190];MATCH([$Mitagation.B1466];[$'MetRisks Registration'.B$5:.B$190];0);2))">
            <text:p/>
          </table:table-cell>
          <table:table-cell table:style-name="ce145" table:formula="of:=IF(ISBLANK([.B1466]);&quot;&quot;;IF(ISBLANK(INDEX([$Escalation.B$5:.E$190];MATCH([$'MetRisks Registration'.B1466];[$Escalation.B$5:.B$190];0);3));&quot;&quot;;INDEX([$Escalation.B$5:.E$190];MATCH([$'MetRisks Registration'.B1466];[$Escalation.B$5:.B$190];0);3)))">
            <text:p/>
          </table:table-cell>
          <table:table-cell table:number-columns-repeated="1020"/>
        </table:table-row>
        <table:table-row table:style-name="ro33">
          <table:table-cell/>
          <table:table-cell/>
          <table:table-cell table:style-name="ce145" table:formula="of:=IF(ISBLANK([.B1467]);&quot;&quot;;INDEX([$'MetRisks Registration'.B$5:.E$190];MATCH([$Mitagation.B1467];[$'MetRisks Registration'.B$5:.B$190];0);2))">
            <text:p/>
          </table:table-cell>
          <table:table-cell table:style-name="ce145" table:formula="of:=IF(ISBLANK([.B1467]);&quot;&quot;;IF(ISBLANK(INDEX([$Escalation.B$5:.E$190];MATCH([$'MetRisks Registration'.B1467];[$Escalation.B$5:.B$190];0);3));&quot;&quot;;INDEX([$Escalation.B$5:.E$190];MATCH([$'MetRisks Registration'.B1467];[$Escalation.B$5:.B$190];0);3)))">
            <text:p/>
          </table:table-cell>
          <table:table-cell table:number-columns-repeated="1020"/>
        </table:table-row>
        <table:table-row table:style-name="ro33">
          <table:table-cell/>
          <table:table-cell/>
          <table:table-cell table:style-name="ce145" table:formula="of:=IF(ISBLANK([.B1468]);&quot;&quot;;INDEX([$'MetRisks Registration'.B$5:.E$190];MATCH([$Mitagation.B1468];[$'MetRisks Registration'.B$5:.B$190];0);2))">
            <text:p/>
          </table:table-cell>
          <table:table-cell table:style-name="ce145" table:formula="of:=IF(ISBLANK([.B1468]);&quot;&quot;;IF(ISBLANK(INDEX([$Escalation.B$5:.E$190];MATCH([$'MetRisks Registration'.B1468];[$Escalation.B$5:.B$190];0);3));&quot;&quot;;INDEX([$Escalation.B$5:.E$190];MATCH([$'MetRisks Registration'.B1468];[$Escalation.B$5:.B$190];0);3)))">
            <text:p/>
          </table:table-cell>
          <table:table-cell table:number-columns-repeated="1020"/>
        </table:table-row>
        <table:table-row table:style-name="ro33">
          <table:table-cell/>
          <table:table-cell/>
          <table:table-cell table:style-name="ce145" table:formula="of:=IF(ISBLANK([.B1469]);&quot;&quot;;INDEX([$'MetRisks Registration'.B$5:.E$190];MATCH([$Mitagation.B1469];[$'MetRisks Registration'.B$5:.B$190];0);2))">
            <text:p/>
          </table:table-cell>
          <table:table-cell table:style-name="ce145" table:formula="of:=IF(ISBLANK([.B1469]);&quot;&quot;;IF(ISBLANK(INDEX([$Escalation.B$5:.E$190];MATCH([$'MetRisks Registration'.B1469];[$Escalation.B$5:.B$190];0);3));&quot;&quot;;INDEX([$Escalation.B$5:.E$190];MATCH([$'MetRisks Registration'.B1469];[$Escalation.B$5:.B$190];0);3)))">
            <text:p/>
          </table:table-cell>
          <table:table-cell table:number-columns-repeated="1020"/>
        </table:table-row>
        <table:table-row table:style-name="ro33">
          <table:table-cell/>
          <table:table-cell/>
          <table:table-cell table:style-name="ce145" table:formula="of:=IF(ISBLANK([.B1470]);&quot;&quot;;INDEX([$'MetRisks Registration'.B$5:.E$190];MATCH([$Mitagation.B1470];[$'MetRisks Registration'.B$5:.B$190];0);2))">
            <text:p/>
          </table:table-cell>
          <table:table-cell table:style-name="ce145" table:formula="of:=IF(ISBLANK([.B1470]);&quot;&quot;;IF(ISBLANK(INDEX([$Escalation.B$5:.E$190];MATCH([$'MetRisks Registration'.B1470];[$Escalation.B$5:.B$190];0);3));&quot;&quot;;INDEX([$Escalation.B$5:.E$190];MATCH([$'MetRisks Registration'.B1470];[$Escalation.B$5:.B$190];0);3)))">
            <text:p/>
          </table:table-cell>
          <table:table-cell table:number-columns-repeated="1020"/>
        </table:table-row>
        <table:table-row table:style-name="ro33">
          <table:table-cell/>
          <table:table-cell/>
          <table:table-cell table:style-name="ce145" table:formula="of:=IF(ISBLANK([.B1471]);&quot;&quot;;INDEX([$'MetRisks Registration'.B$5:.E$190];MATCH([$Mitagation.B1471];[$'MetRisks Registration'.B$5:.B$190];0);2))">
            <text:p/>
          </table:table-cell>
          <table:table-cell table:style-name="ce145" table:formula="of:=IF(ISBLANK([.B1471]);&quot;&quot;;IF(ISBLANK(INDEX([$Escalation.B$5:.E$190];MATCH([$'MetRisks Registration'.B1471];[$Escalation.B$5:.B$190];0);3));&quot;&quot;;INDEX([$Escalation.B$5:.E$190];MATCH([$'MetRisks Registration'.B1471];[$Escalation.B$5:.B$190];0);3)))">
            <text:p/>
          </table:table-cell>
          <table:table-cell table:number-columns-repeated="1020"/>
        </table:table-row>
        <table:table-row table:style-name="ro33">
          <table:table-cell/>
          <table:table-cell/>
          <table:table-cell table:style-name="ce145" table:formula="of:=IF(ISBLANK([.B1472]);&quot;&quot;;INDEX([$'MetRisks Registration'.B$5:.E$190];MATCH([$Mitagation.B1472];[$'MetRisks Registration'.B$5:.B$190];0);2))">
            <text:p/>
          </table:table-cell>
          <table:table-cell table:style-name="ce145" table:formula="of:=IF(ISBLANK([.B1472]);&quot;&quot;;IF(ISBLANK(INDEX([$Escalation.B$5:.E$190];MATCH([$'MetRisks Registration'.B1472];[$Escalation.B$5:.B$190];0);3));&quot;&quot;;INDEX([$Escalation.B$5:.E$190];MATCH([$'MetRisks Registration'.B1472];[$Escalation.B$5:.B$190];0);3)))">
            <text:p/>
          </table:table-cell>
          <table:table-cell table:number-columns-repeated="1020"/>
        </table:table-row>
        <table:table-row table:style-name="ro33">
          <table:table-cell/>
          <table:table-cell/>
          <table:table-cell table:style-name="ce145" table:formula="of:=IF(ISBLANK([.B1473]);&quot;&quot;;INDEX([$'MetRisks Registration'.B$5:.E$190];MATCH([$Mitagation.B1473];[$'MetRisks Registration'.B$5:.B$190];0);2))">
            <text:p/>
          </table:table-cell>
          <table:table-cell table:style-name="ce145" table:formula="of:=IF(ISBLANK([.B1473]);&quot;&quot;;IF(ISBLANK(INDEX([$Escalation.B$5:.E$190];MATCH([$'MetRisks Registration'.B1473];[$Escalation.B$5:.B$190];0);3));&quot;&quot;;INDEX([$Escalation.B$5:.E$190];MATCH([$'MetRisks Registration'.B1473];[$Escalation.B$5:.B$190];0);3)))">
            <text:p/>
          </table:table-cell>
          <table:table-cell table:number-columns-repeated="1020"/>
        </table:table-row>
        <table:table-row table:style-name="ro33">
          <table:table-cell/>
          <table:table-cell/>
          <table:table-cell table:style-name="ce145" table:formula="of:=IF(ISBLANK([.B1474]);&quot;&quot;;INDEX([$'MetRisks Registration'.B$5:.E$190];MATCH([$Mitagation.B1474];[$'MetRisks Registration'.B$5:.B$190];0);2))">
            <text:p/>
          </table:table-cell>
          <table:table-cell table:style-name="ce145" table:formula="of:=IF(ISBLANK([.B1474]);&quot;&quot;;IF(ISBLANK(INDEX([$Escalation.B$5:.E$190];MATCH([$'MetRisks Registration'.B1474];[$Escalation.B$5:.B$190];0);3));&quot;&quot;;INDEX([$Escalation.B$5:.E$190];MATCH([$'MetRisks Registration'.B1474];[$Escalation.B$5:.B$190];0);3)))">
            <text:p/>
          </table:table-cell>
          <table:table-cell table:number-columns-repeated="1020"/>
        </table:table-row>
        <table:table-row table:style-name="ro33">
          <table:table-cell/>
          <table:table-cell/>
          <table:table-cell table:style-name="ce145" table:formula="of:=IF(ISBLANK([.B1475]);&quot;&quot;;INDEX([$'MetRisks Registration'.B$5:.E$190];MATCH([$Mitagation.B1475];[$'MetRisks Registration'.B$5:.B$190];0);2))">
            <text:p/>
          </table:table-cell>
          <table:table-cell table:style-name="ce145" table:formula="of:=IF(ISBLANK([.B1475]);&quot;&quot;;IF(ISBLANK(INDEX([$Escalation.B$5:.E$190];MATCH([$'MetRisks Registration'.B1475];[$Escalation.B$5:.B$190];0);3));&quot;&quot;;INDEX([$Escalation.B$5:.E$190];MATCH([$'MetRisks Registration'.B1475];[$Escalation.B$5:.B$190];0);3)))">
            <text:p/>
          </table:table-cell>
          <table:table-cell table:number-columns-repeated="1020"/>
        </table:table-row>
        <table:table-row table:style-name="ro33">
          <table:table-cell/>
          <table:table-cell/>
          <table:table-cell table:style-name="ce145" table:formula="of:=IF(ISBLANK([.B1476]);&quot;&quot;;INDEX([$'MetRisks Registration'.B$5:.E$190];MATCH([$Mitagation.B1476];[$'MetRisks Registration'.B$5:.B$190];0);2))">
            <text:p/>
          </table:table-cell>
          <table:table-cell table:style-name="ce145" table:formula="of:=IF(ISBLANK([.B1476]);&quot;&quot;;IF(ISBLANK(INDEX([$Escalation.B$5:.E$190];MATCH([$'MetRisks Registration'.B1476];[$Escalation.B$5:.B$190];0);3));&quot;&quot;;INDEX([$Escalation.B$5:.E$190];MATCH([$'MetRisks Registration'.B1476];[$Escalation.B$5:.B$190];0);3)))">
            <text:p/>
          </table:table-cell>
          <table:table-cell table:number-columns-repeated="1020"/>
        </table:table-row>
        <table:table-row table:style-name="ro33">
          <table:table-cell/>
          <table:table-cell/>
          <table:table-cell table:style-name="ce145" table:formula="of:=IF(ISBLANK([.B1477]);&quot;&quot;;INDEX([$'MetRisks Registration'.B$5:.E$190];MATCH([$Mitagation.B1477];[$'MetRisks Registration'.B$5:.B$190];0);2))">
            <text:p/>
          </table:table-cell>
          <table:table-cell table:style-name="ce145" table:formula="of:=IF(ISBLANK([.B1477]);&quot;&quot;;IF(ISBLANK(INDEX([$Escalation.B$5:.E$190];MATCH([$'MetRisks Registration'.B1477];[$Escalation.B$5:.B$190];0);3));&quot;&quot;;INDEX([$Escalation.B$5:.E$190];MATCH([$'MetRisks Registration'.B1477];[$Escalation.B$5:.B$190];0);3)))">
            <text:p/>
          </table:table-cell>
          <table:table-cell table:number-columns-repeated="1020"/>
        </table:table-row>
        <table:table-row table:style-name="ro33">
          <table:table-cell/>
          <table:table-cell/>
          <table:table-cell table:style-name="ce145" table:formula="of:=IF(ISBLANK([.B1478]);&quot;&quot;;INDEX([$'MetRisks Registration'.B$5:.E$190];MATCH([$Mitagation.B1478];[$'MetRisks Registration'.B$5:.B$190];0);2))">
            <text:p/>
          </table:table-cell>
          <table:table-cell table:style-name="ce145" table:formula="of:=IF(ISBLANK([.B1478]);&quot;&quot;;IF(ISBLANK(INDEX([$Escalation.B$5:.E$190];MATCH([$'MetRisks Registration'.B1478];[$Escalation.B$5:.B$190];0);3));&quot;&quot;;INDEX([$Escalation.B$5:.E$190];MATCH([$'MetRisks Registration'.B1478];[$Escalation.B$5:.B$190];0);3)))">
            <text:p/>
          </table:table-cell>
          <table:table-cell table:number-columns-repeated="1020"/>
        </table:table-row>
        <table:table-row table:style-name="ro33">
          <table:table-cell/>
          <table:table-cell/>
          <table:table-cell table:style-name="ce145" table:formula="of:=IF(ISBLANK([.B1479]);&quot;&quot;;INDEX([$'MetRisks Registration'.B$5:.E$190];MATCH([$Mitagation.B1479];[$'MetRisks Registration'.B$5:.B$190];0);2))">
            <text:p/>
          </table:table-cell>
          <table:table-cell table:style-name="ce145" table:formula="of:=IF(ISBLANK([.B1479]);&quot;&quot;;IF(ISBLANK(INDEX([$Escalation.B$5:.E$190];MATCH([$'MetRisks Registration'.B1479];[$Escalation.B$5:.B$190];0);3));&quot;&quot;;INDEX([$Escalation.B$5:.E$190];MATCH([$'MetRisks Registration'.B1479];[$Escalation.B$5:.B$190];0);3)))">
            <text:p/>
          </table:table-cell>
          <table:table-cell table:number-columns-repeated="1020"/>
        </table:table-row>
        <table:table-row table:style-name="ro33">
          <table:table-cell/>
          <table:table-cell/>
          <table:table-cell table:style-name="ce145" table:formula="of:=IF(ISBLANK([.B1480]);&quot;&quot;;INDEX([$'MetRisks Registration'.B$5:.E$190];MATCH([$Mitagation.B1480];[$'MetRisks Registration'.B$5:.B$190];0);2))">
            <text:p/>
          </table:table-cell>
          <table:table-cell table:style-name="ce145" table:formula="of:=IF(ISBLANK([.B1480]);&quot;&quot;;IF(ISBLANK(INDEX([$Escalation.B$5:.E$190];MATCH([$'MetRisks Registration'.B1480];[$Escalation.B$5:.B$190];0);3));&quot;&quot;;INDEX([$Escalation.B$5:.E$190];MATCH([$'MetRisks Registration'.B1480];[$Escalation.B$5:.B$190];0);3)))">
            <text:p/>
          </table:table-cell>
          <table:table-cell table:number-columns-repeated="1020"/>
        </table:table-row>
        <table:table-row table:style-name="ro33">
          <table:table-cell/>
          <table:table-cell/>
          <table:table-cell table:style-name="ce145" table:formula="of:=IF(ISBLANK([.B1481]);&quot;&quot;;INDEX([$'MetRisks Registration'.B$5:.E$190];MATCH([$Mitagation.B1481];[$'MetRisks Registration'.B$5:.B$190];0);2))">
            <text:p/>
          </table:table-cell>
          <table:table-cell table:style-name="ce145" table:formula="of:=IF(ISBLANK([.B1481]);&quot;&quot;;IF(ISBLANK(INDEX([$Escalation.B$5:.E$190];MATCH([$'MetRisks Registration'.B1481];[$Escalation.B$5:.B$190];0);3));&quot;&quot;;INDEX([$Escalation.B$5:.E$190];MATCH([$'MetRisks Registration'.B1481];[$Escalation.B$5:.B$190];0);3)))">
            <text:p/>
          </table:table-cell>
          <table:table-cell table:number-columns-repeated="1020"/>
        </table:table-row>
        <table:table-row table:style-name="ro33">
          <table:table-cell/>
          <table:table-cell/>
          <table:table-cell table:style-name="ce145" table:formula="of:=IF(ISBLANK([.B1482]);&quot;&quot;;INDEX([$'MetRisks Registration'.B$5:.E$190];MATCH([$Mitagation.B1482];[$'MetRisks Registration'.B$5:.B$190];0);2))">
            <text:p/>
          </table:table-cell>
          <table:table-cell table:style-name="ce145" table:formula="of:=IF(ISBLANK([.B1482]);&quot;&quot;;IF(ISBLANK(INDEX([$Escalation.B$5:.E$190];MATCH([$'MetRisks Registration'.B1482];[$Escalation.B$5:.B$190];0);3));&quot;&quot;;INDEX([$Escalation.B$5:.E$190];MATCH([$'MetRisks Registration'.B1482];[$Escalation.B$5:.B$190];0);3)))">
            <text:p/>
          </table:table-cell>
          <table:table-cell table:number-columns-repeated="1020"/>
        </table:table-row>
        <table:table-row table:style-name="ro33">
          <table:table-cell/>
          <table:table-cell/>
          <table:table-cell table:style-name="ce145" table:formula="of:=IF(ISBLANK([.B1483]);&quot;&quot;;INDEX([$'MetRisks Registration'.B$5:.E$190];MATCH([$Mitagation.B1483];[$'MetRisks Registration'.B$5:.B$190];0);2))">
            <text:p/>
          </table:table-cell>
          <table:table-cell table:style-name="ce145" table:formula="of:=IF(ISBLANK([.B1483]);&quot;&quot;;IF(ISBLANK(INDEX([$Escalation.B$5:.E$190];MATCH([$'MetRisks Registration'.B1483];[$Escalation.B$5:.B$190];0);3));&quot;&quot;;INDEX([$Escalation.B$5:.E$190];MATCH([$'MetRisks Registration'.B1483];[$Escalation.B$5:.B$190];0);3)))">
            <text:p/>
          </table:table-cell>
          <table:table-cell table:number-columns-repeated="1020"/>
        </table:table-row>
        <table:table-row table:style-name="ro33">
          <table:table-cell/>
          <table:table-cell/>
          <table:table-cell table:style-name="ce145" table:formula="of:=IF(ISBLANK([.B1484]);&quot;&quot;;INDEX([$'MetRisks Registration'.B$5:.E$190];MATCH([$Mitagation.B1484];[$'MetRisks Registration'.B$5:.B$190];0);2))">
            <text:p/>
          </table:table-cell>
          <table:table-cell table:style-name="ce145" table:formula="of:=IF(ISBLANK([.B1484]);&quot;&quot;;IF(ISBLANK(INDEX([$Escalation.B$5:.E$190];MATCH([$'MetRisks Registration'.B1484];[$Escalation.B$5:.B$190];0);3));&quot;&quot;;INDEX([$Escalation.B$5:.E$190];MATCH([$'MetRisks Registration'.B1484];[$Escalation.B$5:.B$190];0);3)))">
            <text:p/>
          </table:table-cell>
          <table:table-cell table:number-columns-repeated="1020"/>
        </table:table-row>
        <table:table-row table:style-name="ro33">
          <table:table-cell/>
          <table:table-cell/>
          <table:table-cell table:style-name="ce145" table:formula="of:=IF(ISBLANK([.B1485]);&quot;&quot;;INDEX([$'MetRisks Registration'.B$5:.E$190];MATCH([$Mitagation.B1485];[$'MetRisks Registration'.B$5:.B$190];0);2))">
            <text:p/>
          </table:table-cell>
          <table:table-cell table:style-name="ce145" table:formula="of:=IF(ISBLANK([.B1485]);&quot;&quot;;IF(ISBLANK(INDEX([$Escalation.B$5:.E$190];MATCH([$'MetRisks Registration'.B1485];[$Escalation.B$5:.B$190];0);3));&quot;&quot;;INDEX([$Escalation.B$5:.E$190];MATCH([$'MetRisks Registration'.B1485];[$Escalation.B$5:.B$190];0);3)))">
            <text:p/>
          </table:table-cell>
          <table:table-cell table:number-columns-repeated="1020"/>
        </table:table-row>
        <table:table-row table:style-name="ro33">
          <table:table-cell/>
          <table:table-cell/>
          <table:table-cell table:style-name="ce145" table:formula="of:=IF(ISBLANK([.B1486]);&quot;&quot;;INDEX([$'MetRisks Registration'.B$5:.E$190];MATCH([$Mitagation.B1486];[$'MetRisks Registration'.B$5:.B$190];0);2))">
            <text:p/>
          </table:table-cell>
          <table:table-cell table:style-name="ce145" table:formula="of:=IF(ISBLANK([.B1486]);&quot;&quot;;IF(ISBLANK(INDEX([$Escalation.B$5:.E$190];MATCH([$'MetRisks Registration'.B1486];[$Escalation.B$5:.B$190];0);3));&quot;&quot;;INDEX([$Escalation.B$5:.E$190];MATCH([$'MetRisks Registration'.B1486];[$Escalation.B$5:.B$190];0);3)))">
            <text:p/>
          </table:table-cell>
          <table:table-cell table:number-columns-repeated="1020"/>
        </table:table-row>
        <table:table-row table:style-name="ro33">
          <table:table-cell/>
          <table:table-cell/>
          <table:table-cell table:style-name="ce145" table:formula="of:=IF(ISBLANK([.B1487]);&quot;&quot;;INDEX([$'MetRisks Registration'.B$5:.E$190];MATCH([$Mitagation.B1487];[$'MetRisks Registration'.B$5:.B$190];0);2))">
            <text:p/>
          </table:table-cell>
          <table:table-cell table:style-name="ce145" table:formula="of:=IF(ISBLANK([.B1487]);&quot;&quot;;IF(ISBLANK(INDEX([$Escalation.B$5:.E$190];MATCH([$'MetRisks Registration'.B1487];[$Escalation.B$5:.B$190];0);3));&quot;&quot;;INDEX([$Escalation.B$5:.E$190];MATCH([$'MetRisks Registration'.B1487];[$Escalation.B$5:.B$190];0);3)))">
            <text:p/>
          </table:table-cell>
          <table:table-cell table:number-columns-repeated="1020"/>
        </table:table-row>
        <table:table-row table:style-name="ro33">
          <table:table-cell/>
          <table:table-cell/>
          <table:table-cell table:style-name="ce145" table:formula="of:=IF(ISBLANK([.B1488]);&quot;&quot;;INDEX([$'MetRisks Registration'.B$5:.E$190];MATCH([$Mitagation.B1488];[$'MetRisks Registration'.B$5:.B$190];0);2))">
            <text:p/>
          </table:table-cell>
          <table:table-cell table:style-name="ce145" table:formula="of:=IF(ISBLANK([.B1488]);&quot;&quot;;IF(ISBLANK(INDEX([$Escalation.B$5:.E$190];MATCH([$'MetRisks Registration'.B1488];[$Escalation.B$5:.B$190];0);3));&quot;&quot;;INDEX([$Escalation.B$5:.E$190];MATCH([$'MetRisks Registration'.B1488];[$Escalation.B$5:.B$190];0);3)))">
            <text:p/>
          </table:table-cell>
          <table:table-cell table:number-columns-repeated="1020"/>
        </table:table-row>
        <table:table-row table:style-name="ro33">
          <table:table-cell/>
          <table:table-cell/>
          <table:table-cell table:style-name="ce145" table:formula="of:=IF(ISBLANK([.B1489]);&quot;&quot;;INDEX([$'MetRisks Registration'.B$5:.E$190];MATCH([$Mitagation.B1489];[$'MetRisks Registration'.B$5:.B$190];0);2))">
            <text:p/>
          </table:table-cell>
          <table:table-cell table:style-name="ce145" table:formula="of:=IF(ISBLANK([.B1489]);&quot;&quot;;IF(ISBLANK(INDEX([$Escalation.B$5:.E$190];MATCH([$'MetRisks Registration'.B1489];[$Escalation.B$5:.B$190];0);3));&quot;&quot;;INDEX([$Escalation.B$5:.E$190];MATCH([$'MetRisks Registration'.B1489];[$Escalation.B$5:.B$190];0);3)))">
            <text:p/>
          </table:table-cell>
          <table:table-cell table:number-columns-repeated="1020"/>
        </table:table-row>
        <table:table-row table:style-name="ro33">
          <table:table-cell/>
          <table:table-cell/>
          <table:table-cell table:style-name="ce145" table:formula="of:=IF(ISBLANK([.B1490]);&quot;&quot;;INDEX([$'MetRisks Registration'.B$5:.E$190];MATCH([$Mitagation.B1490];[$'MetRisks Registration'.B$5:.B$190];0);2))">
            <text:p/>
          </table:table-cell>
          <table:table-cell table:style-name="ce145" table:formula="of:=IF(ISBLANK([.B1490]);&quot;&quot;;IF(ISBLANK(INDEX([$Escalation.B$5:.E$190];MATCH([$'MetRisks Registration'.B1490];[$Escalation.B$5:.B$190];0);3));&quot;&quot;;INDEX([$Escalation.B$5:.E$190];MATCH([$'MetRisks Registration'.B1490];[$Escalation.B$5:.B$190];0);3)))">
            <text:p/>
          </table:table-cell>
          <table:table-cell table:number-columns-repeated="1020"/>
        </table:table-row>
        <table:table-row table:style-name="ro33">
          <table:table-cell/>
          <table:table-cell/>
          <table:table-cell table:style-name="ce145" table:formula="of:=IF(ISBLANK([.B1491]);&quot;&quot;;INDEX([$'MetRisks Registration'.B$5:.E$190];MATCH([$Mitagation.B1491];[$'MetRisks Registration'.B$5:.B$190];0);2))">
            <text:p/>
          </table:table-cell>
          <table:table-cell table:style-name="ce145" table:formula="of:=IF(ISBLANK([.B1491]);&quot;&quot;;IF(ISBLANK(INDEX([$Escalation.B$5:.E$190];MATCH([$'MetRisks Registration'.B1491];[$Escalation.B$5:.B$190];0);3));&quot;&quot;;INDEX([$Escalation.B$5:.E$190];MATCH([$'MetRisks Registration'.B1491];[$Escalation.B$5:.B$190];0);3)))">
            <text:p/>
          </table:table-cell>
          <table:table-cell table:number-columns-repeated="1020"/>
        </table:table-row>
        <table:table-row table:style-name="ro33">
          <table:table-cell/>
          <table:table-cell/>
          <table:table-cell table:style-name="ce145" table:formula="of:=IF(ISBLANK([.B1492]);&quot;&quot;;INDEX([$'MetRisks Registration'.B$5:.E$190];MATCH([$Mitagation.B1492];[$'MetRisks Registration'.B$5:.B$190];0);2))">
            <text:p/>
          </table:table-cell>
          <table:table-cell table:style-name="ce145" table:formula="of:=IF(ISBLANK([.B1492]);&quot;&quot;;IF(ISBLANK(INDEX([$Escalation.B$5:.E$190];MATCH([$'MetRisks Registration'.B1492];[$Escalation.B$5:.B$190];0);3));&quot;&quot;;INDEX([$Escalation.B$5:.E$190];MATCH([$'MetRisks Registration'.B1492];[$Escalation.B$5:.B$190];0);3)))">
            <text:p/>
          </table:table-cell>
          <table:table-cell table:number-columns-repeated="1020"/>
        </table:table-row>
        <table:table-row table:style-name="ro33">
          <table:table-cell/>
          <table:table-cell/>
          <table:table-cell table:style-name="ce145" table:formula="of:=IF(ISBLANK([.B1493]);&quot;&quot;;INDEX([$'MetRisks Registration'.B$5:.E$190];MATCH([$Mitagation.B1493];[$'MetRisks Registration'.B$5:.B$190];0);2))">
            <text:p/>
          </table:table-cell>
          <table:table-cell table:style-name="ce145" table:formula="of:=IF(ISBLANK([.B1493]);&quot;&quot;;IF(ISBLANK(INDEX([$Escalation.B$5:.E$190];MATCH([$'MetRisks Registration'.B1493];[$Escalation.B$5:.B$190];0);3));&quot;&quot;;INDEX([$Escalation.B$5:.E$190];MATCH([$'MetRisks Registration'.B1493];[$Escalation.B$5:.B$190];0);3)))">
            <text:p/>
          </table:table-cell>
          <table:table-cell table:number-columns-repeated="1020"/>
        </table:table-row>
        <table:table-row table:style-name="ro33">
          <table:table-cell/>
          <table:table-cell/>
          <table:table-cell table:style-name="ce145" table:formula="of:=IF(ISBLANK([.B1494]);&quot;&quot;;INDEX([$'MetRisks Registration'.B$5:.E$190];MATCH([$Mitagation.B1494];[$'MetRisks Registration'.B$5:.B$190];0);2))">
            <text:p/>
          </table:table-cell>
          <table:table-cell table:style-name="ce145" table:formula="of:=IF(ISBLANK([.B1494]);&quot;&quot;;IF(ISBLANK(INDEX([$Escalation.B$5:.E$190];MATCH([$'MetRisks Registration'.B1494];[$Escalation.B$5:.B$190];0);3));&quot;&quot;;INDEX([$Escalation.B$5:.E$190];MATCH([$'MetRisks Registration'.B1494];[$Escalation.B$5:.B$190];0);3)))">
            <text:p/>
          </table:table-cell>
          <table:table-cell table:number-columns-repeated="1020"/>
        </table:table-row>
        <table:table-row table:style-name="ro33">
          <table:table-cell/>
          <table:table-cell/>
          <table:table-cell table:style-name="ce145" table:formula="of:=IF(ISBLANK([.B1495]);&quot;&quot;;INDEX([$'MetRisks Registration'.B$5:.E$190];MATCH([$Mitagation.B1495];[$'MetRisks Registration'.B$5:.B$190];0);2))">
            <text:p/>
          </table:table-cell>
          <table:table-cell table:style-name="ce145" table:formula="of:=IF(ISBLANK([.B1495]);&quot;&quot;;IF(ISBLANK(INDEX([$Escalation.B$5:.E$190];MATCH([$'MetRisks Registration'.B1495];[$Escalation.B$5:.B$190];0);3));&quot;&quot;;INDEX([$Escalation.B$5:.E$190];MATCH([$'MetRisks Registration'.B1495];[$Escalation.B$5:.B$190];0);3)))">
            <text:p/>
          </table:table-cell>
          <table:table-cell table:number-columns-repeated="1020"/>
        </table:table-row>
        <table:table-row table:style-name="ro33">
          <table:table-cell/>
          <table:table-cell/>
          <table:table-cell table:style-name="ce145" table:formula="of:=IF(ISBLANK([.B1496]);&quot;&quot;;INDEX([$'MetRisks Registration'.B$5:.E$190];MATCH([$Mitagation.B1496];[$'MetRisks Registration'.B$5:.B$190];0);2))">
            <text:p/>
          </table:table-cell>
          <table:table-cell table:style-name="ce145" table:formula="of:=IF(ISBLANK([.B1496]);&quot;&quot;;IF(ISBLANK(INDEX([$Escalation.B$5:.E$190];MATCH([$'MetRisks Registration'.B1496];[$Escalation.B$5:.B$190];0);3));&quot;&quot;;INDEX([$Escalation.B$5:.E$190];MATCH([$'MetRisks Registration'.B1496];[$Escalation.B$5:.B$190];0);3)))">
            <text:p/>
          </table:table-cell>
          <table:table-cell table:number-columns-repeated="1020"/>
        </table:table-row>
        <table:table-row table:style-name="ro33">
          <table:table-cell/>
          <table:table-cell/>
          <table:table-cell table:style-name="ce145" table:formula="of:=IF(ISBLANK([.B1497]);&quot;&quot;;INDEX([$'MetRisks Registration'.B$5:.E$190];MATCH([$Mitagation.B1497];[$'MetRisks Registration'.B$5:.B$190];0);2))">
            <text:p/>
          </table:table-cell>
          <table:table-cell table:style-name="ce145" table:formula="of:=IF(ISBLANK([.B1497]);&quot;&quot;;IF(ISBLANK(INDEX([$Escalation.B$5:.E$190];MATCH([$'MetRisks Registration'.B1497];[$Escalation.B$5:.B$190];0);3));&quot;&quot;;INDEX([$Escalation.B$5:.E$190];MATCH([$'MetRisks Registration'.B1497];[$Escalation.B$5:.B$190];0);3)))">
            <text:p/>
          </table:table-cell>
          <table:table-cell table:number-columns-repeated="1020"/>
        </table:table-row>
        <table:table-row table:style-name="ro33">
          <table:table-cell/>
          <table:table-cell/>
          <table:table-cell table:style-name="ce145" table:formula="of:=IF(ISBLANK([.B1498]);&quot;&quot;;INDEX([$'MetRisks Registration'.B$5:.E$190];MATCH([$Mitagation.B1498];[$'MetRisks Registration'.B$5:.B$190];0);2))">
            <text:p/>
          </table:table-cell>
          <table:table-cell table:style-name="ce145" table:formula="of:=IF(ISBLANK([.B1498]);&quot;&quot;;IF(ISBLANK(INDEX([$Escalation.B$5:.E$190];MATCH([$'MetRisks Registration'.B1498];[$Escalation.B$5:.B$190];0);3));&quot;&quot;;INDEX([$Escalation.B$5:.E$190];MATCH([$'MetRisks Registration'.B1498];[$Escalation.B$5:.B$190];0);3)))">
            <text:p/>
          </table:table-cell>
          <table:table-cell table:number-columns-repeated="1020"/>
        </table:table-row>
        <table:table-row table:style-name="ro33">
          <table:table-cell/>
          <table:table-cell/>
          <table:table-cell table:style-name="ce145" table:formula="of:=IF(ISBLANK([.B1499]);&quot;&quot;;INDEX([$'MetRisks Registration'.B$5:.E$190];MATCH([$Mitagation.B1499];[$'MetRisks Registration'.B$5:.B$190];0);2))">
            <text:p/>
          </table:table-cell>
          <table:table-cell table:style-name="ce145" table:formula="of:=IF(ISBLANK([.B1499]);&quot;&quot;;IF(ISBLANK(INDEX([$Escalation.B$5:.E$190];MATCH([$'MetRisks Registration'.B1499];[$Escalation.B$5:.B$190];0);3));&quot;&quot;;INDEX([$Escalation.B$5:.E$190];MATCH([$'MetRisks Registration'.B1499];[$Escalation.B$5:.B$190];0);3)))">
            <text:p/>
          </table:table-cell>
          <table:table-cell table:number-columns-repeated="1020"/>
        </table:table-row>
        <table:table-row table:style-name="ro33">
          <table:table-cell/>
          <table:table-cell/>
          <table:table-cell table:style-name="ce145" table:formula="of:=IF(ISBLANK([.B1500]);&quot;&quot;;INDEX([$'MetRisks Registration'.B$5:.E$190];MATCH([$Mitagation.B1500];[$'MetRisks Registration'.B$5:.B$190];0);2))">
            <text:p/>
          </table:table-cell>
          <table:table-cell table:style-name="ce145" table:formula="of:=IF(ISBLANK([.B1500]);&quot;&quot;;IF(ISBLANK(INDEX([$Escalation.B$5:.E$190];MATCH([$'MetRisks Registration'.B1500];[$Escalation.B$5:.B$190];0);3));&quot;&quot;;INDEX([$Escalation.B$5:.E$190];MATCH([$'MetRisks Registration'.B1500];[$Escalation.B$5:.B$190];0);3)))">
            <text:p/>
          </table:table-cell>
          <table:table-cell table:number-columns-repeated="1020"/>
        </table:table-row>
        <table:table-row table:style-name="ro33">
          <table:table-cell/>
          <table:table-cell/>
          <table:table-cell table:style-name="ce145" table:formula="of:=IF(ISBLANK([.B1501]);&quot;&quot;;INDEX([$'MetRisks Registration'.B$5:.E$190];MATCH([$Mitagation.B1501];[$'MetRisks Registration'.B$5:.B$190];0);2))">
            <text:p/>
          </table:table-cell>
          <table:table-cell table:style-name="ce145" table:formula="of:=IF(ISBLANK([.B1501]);&quot;&quot;;IF(ISBLANK(INDEX([$Escalation.B$5:.E$190];MATCH([$'MetRisks Registration'.B1501];[$Escalation.B$5:.B$190];0);3));&quot;&quot;;INDEX([$Escalation.B$5:.E$190];MATCH([$'MetRisks Registration'.B1501];[$Escalation.B$5:.B$190];0);3)))">
            <text:p/>
          </table:table-cell>
          <table:table-cell table:number-columns-repeated="1020"/>
        </table:table-row>
        <table:table-row table:style-name="ro33">
          <table:table-cell/>
          <table:table-cell/>
          <table:table-cell table:style-name="ce145" table:formula="of:=IF(ISBLANK([.B1502]);&quot;&quot;;INDEX([$'MetRisks Registration'.B$5:.E$190];MATCH([$Mitagation.B1502];[$'MetRisks Registration'.B$5:.B$190];0);2))">
            <text:p/>
          </table:table-cell>
          <table:table-cell table:style-name="ce145" table:formula="of:=IF(ISBLANK([.B1502]);&quot;&quot;;IF(ISBLANK(INDEX([$Escalation.B$5:.E$190];MATCH([$'MetRisks Registration'.B1502];[$Escalation.B$5:.B$190];0);3));&quot;&quot;;INDEX([$Escalation.B$5:.E$190];MATCH([$'MetRisks Registration'.B1502];[$Escalation.B$5:.B$190];0);3)))">
            <text:p/>
          </table:table-cell>
          <table:table-cell table:number-columns-repeated="1020"/>
        </table:table-row>
        <table:table-row table:style-name="ro33">
          <table:table-cell/>
          <table:table-cell/>
          <table:table-cell table:style-name="ce145" table:formula="of:=IF(ISBLANK([.B1503]);&quot;&quot;;INDEX([$'MetRisks Registration'.B$5:.E$190];MATCH([$Mitagation.B1503];[$'MetRisks Registration'.B$5:.B$190];0);2))">
            <text:p/>
          </table:table-cell>
          <table:table-cell table:style-name="ce145" table:formula="of:=IF(ISBLANK([.B1503]);&quot;&quot;;IF(ISBLANK(INDEX([$Escalation.B$5:.E$190];MATCH([$'MetRisks Registration'.B1503];[$Escalation.B$5:.B$190];0);3));&quot;&quot;;INDEX([$Escalation.B$5:.E$190];MATCH([$'MetRisks Registration'.B1503];[$Escalation.B$5:.B$190];0);3)))">
            <text:p/>
          </table:table-cell>
          <table:table-cell table:number-columns-repeated="1020"/>
        </table:table-row>
        <table:table-row table:style-name="ro33">
          <table:table-cell/>
          <table:table-cell/>
          <table:table-cell table:style-name="ce145" table:formula="of:=IF(ISBLANK([.B1504]);&quot;&quot;;INDEX([$'MetRisks Registration'.B$5:.E$190];MATCH([$Mitagation.B1504];[$'MetRisks Registration'.B$5:.B$190];0);2))">
            <text:p/>
          </table:table-cell>
          <table:table-cell table:style-name="ce145" table:formula="of:=IF(ISBLANK([.B1504]);&quot;&quot;;IF(ISBLANK(INDEX([$Escalation.B$5:.E$190];MATCH([$'MetRisks Registration'.B1504];[$Escalation.B$5:.B$190];0);3));&quot;&quot;;INDEX([$Escalation.B$5:.E$190];MATCH([$'MetRisks Registration'.B1504];[$Escalation.B$5:.B$190];0);3)))">
            <text:p/>
          </table:table-cell>
          <table:table-cell table:number-columns-repeated="1020"/>
        </table:table-row>
        <table:table-row table:style-name="ro33">
          <table:table-cell/>
          <table:table-cell/>
          <table:table-cell table:style-name="ce145" table:formula="of:=IF(ISBLANK([.B1505]);&quot;&quot;;INDEX([$'MetRisks Registration'.B$5:.E$190];MATCH([$Mitagation.B1505];[$'MetRisks Registration'.B$5:.B$190];0);2))">
            <text:p/>
          </table:table-cell>
          <table:table-cell table:style-name="ce145" table:formula="of:=IF(ISBLANK([.B1505]);&quot;&quot;;IF(ISBLANK(INDEX([$Escalation.B$5:.E$190];MATCH([$'MetRisks Registration'.B1505];[$Escalation.B$5:.B$190];0);3));&quot;&quot;;INDEX([$Escalation.B$5:.E$190];MATCH([$'MetRisks Registration'.B1505];[$Escalation.B$5:.B$190];0);3)))">
            <text:p/>
          </table:table-cell>
          <table:table-cell table:number-columns-repeated="1020"/>
        </table:table-row>
        <table:table-row table:style-name="ro33">
          <table:table-cell/>
          <table:table-cell/>
          <table:table-cell table:style-name="ce145" table:formula="of:=IF(ISBLANK([.B1506]);&quot;&quot;;INDEX([$'MetRisks Registration'.B$5:.E$190];MATCH([$Mitagation.B1506];[$'MetRisks Registration'.B$5:.B$190];0);2))">
            <text:p/>
          </table:table-cell>
          <table:table-cell table:style-name="ce145" table:formula="of:=IF(ISBLANK([.B1506]);&quot;&quot;;IF(ISBLANK(INDEX([$Escalation.B$5:.E$190];MATCH([$'MetRisks Registration'.B1506];[$Escalation.B$5:.B$190];0);3));&quot;&quot;;INDEX([$Escalation.B$5:.E$190];MATCH([$'MetRisks Registration'.B1506];[$Escalation.B$5:.B$190];0);3)))">
            <text:p/>
          </table:table-cell>
          <table:table-cell table:number-columns-repeated="1020"/>
        </table:table-row>
        <table:table-row table:style-name="ro33">
          <table:table-cell/>
          <table:table-cell/>
          <table:table-cell table:style-name="ce145" table:formula="of:=IF(ISBLANK([.B1507]);&quot;&quot;;INDEX([$'MetRisks Registration'.B$5:.E$190];MATCH([$Mitagation.B1507];[$'MetRisks Registration'.B$5:.B$190];0);2))">
            <text:p/>
          </table:table-cell>
          <table:table-cell table:style-name="ce145" table:formula="of:=IF(ISBLANK([.B1507]);&quot;&quot;;IF(ISBLANK(INDEX([$Escalation.B$5:.E$190];MATCH([$'MetRisks Registration'.B1507];[$Escalation.B$5:.B$190];0);3));&quot;&quot;;INDEX([$Escalation.B$5:.E$190];MATCH([$'MetRisks Registration'.B1507];[$Escalation.B$5:.B$190];0);3)))">
            <text:p/>
          </table:table-cell>
          <table:table-cell table:number-columns-repeated="1020"/>
        </table:table-row>
        <table:table-row table:style-name="ro33">
          <table:table-cell/>
          <table:table-cell/>
          <table:table-cell table:style-name="ce145" table:formula="of:=IF(ISBLANK([.B1508]);&quot;&quot;;INDEX([$'MetRisks Registration'.B$5:.E$190];MATCH([$Mitagation.B1508];[$'MetRisks Registration'.B$5:.B$190];0);2))">
            <text:p/>
          </table:table-cell>
          <table:table-cell table:style-name="ce145" table:formula="of:=IF(ISBLANK([.B1508]);&quot;&quot;;IF(ISBLANK(INDEX([$Escalation.B$5:.E$190];MATCH([$'MetRisks Registration'.B1508];[$Escalation.B$5:.B$190];0);3));&quot;&quot;;INDEX([$Escalation.B$5:.E$190];MATCH([$'MetRisks Registration'.B1508];[$Escalation.B$5:.B$190];0);3)))">
            <text:p/>
          </table:table-cell>
          <table:table-cell table:number-columns-repeated="1020"/>
        </table:table-row>
        <table:table-row table:style-name="ro33">
          <table:table-cell/>
          <table:table-cell/>
          <table:table-cell table:style-name="ce145" table:formula="of:=IF(ISBLANK([.B1509]);&quot;&quot;;INDEX([$'MetRisks Registration'.B$5:.E$190];MATCH([$Mitagation.B1509];[$'MetRisks Registration'.B$5:.B$190];0);2))">
            <text:p/>
          </table:table-cell>
          <table:table-cell table:style-name="ce145" table:formula="of:=IF(ISBLANK([.B1509]);&quot;&quot;;IF(ISBLANK(INDEX([$Escalation.B$5:.E$190];MATCH([$'MetRisks Registration'.B1509];[$Escalation.B$5:.B$190];0);3));&quot;&quot;;INDEX([$Escalation.B$5:.E$190];MATCH([$'MetRisks Registration'.B1509];[$Escalation.B$5:.B$190];0);3)))">
            <text:p/>
          </table:table-cell>
          <table:table-cell table:number-columns-repeated="1020"/>
        </table:table-row>
        <table:table-row table:style-name="ro33">
          <table:table-cell/>
          <table:table-cell/>
          <table:table-cell table:style-name="ce145" table:formula="of:=IF(ISBLANK([.B1510]);&quot;&quot;;INDEX([$'MetRisks Registration'.B$5:.E$190];MATCH([$Mitagation.B1510];[$'MetRisks Registration'.B$5:.B$190];0);2))">
            <text:p/>
          </table:table-cell>
          <table:table-cell table:style-name="ce145" table:formula="of:=IF(ISBLANK([.B1510]);&quot;&quot;;IF(ISBLANK(INDEX([$Escalation.B$5:.E$190];MATCH([$'MetRisks Registration'.B1510];[$Escalation.B$5:.B$190];0);3));&quot;&quot;;INDEX([$Escalation.B$5:.E$190];MATCH([$'MetRisks Registration'.B1510];[$Escalation.B$5:.B$190];0);3)))">
            <text:p/>
          </table:table-cell>
          <table:table-cell table:number-columns-repeated="1020"/>
        </table:table-row>
        <table:table-row table:style-name="ro33">
          <table:table-cell/>
          <table:table-cell/>
          <table:table-cell table:style-name="ce145" table:formula="of:=IF(ISBLANK([.B1511]);&quot;&quot;;INDEX([$'MetRisks Registration'.B$5:.E$190];MATCH([$Mitagation.B1511];[$'MetRisks Registration'.B$5:.B$190];0);2))">
            <text:p/>
          </table:table-cell>
          <table:table-cell table:style-name="ce145" table:formula="of:=IF(ISBLANK([.B1511]);&quot;&quot;;IF(ISBLANK(INDEX([$Escalation.B$5:.E$190];MATCH([$'MetRisks Registration'.B1511];[$Escalation.B$5:.B$190];0);3));&quot;&quot;;INDEX([$Escalation.B$5:.E$190];MATCH([$'MetRisks Registration'.B1511];[$Escalation.B$5:.B$190];0);3)))">
            <text:p/>
          </table:table-cell>
          <table:table-cell table:number-columns-repeated="1020"/>
        </table:table-row>
        <table:table-row table:style-name="ro33">
          <table:table-cell/>
          <table:table-cell/>
          <table:table-cell table:style-name="ce145" table:formula="of:=IF(ISBLANK([.B1512]);&quot;&quot;;INDEX([$'MetRisks Registration'.B$5:.E$190];MATCH([$Mitagation.B1512];[$'MetRisks Registration'.B$5:.B$190];0);2))">
            <text:p/>
          </table:table-cell>
          <table:table-cell table:style-name="ce145" table:formula="of:=IF(ISBLANK([.B1512]);&quot;&quot;;IF(ISBLANK(INDEX([$Escalation.B$5:.E$190];MATCH([$'MetRisks Registration'.B1512];[$Escalation.B$5:.B$190];0);3));&quot;&quot;;INDEX([$Escalation.B$5:.E$190];MATCH([$'MetRisks Registration'.B1512];[$Escalation.B$5:.B$190];0);3)))">
            <text:p/>
          </table:table-cell>
          <table:table-cell table:number-columns-repeated="1020"/>
        </table:table-row>
        <table:table-row table:style-name="ro33">
          <table:table-cell/>
          <table:table-cell/>
          <table:table-cell table:style-name="ce145" table:formula="of:=IF(ISBLANK([.B1513]);&quot;&quot;;INDEX([$'MetRisks Registration'.B$5:.E$190];MATCH([$Mitagation.B1513];[$'MetRisks Registration'.B$5:.B$190];0);2))">
            <text:p/>
          </table:table-cell>
          <table:table-cell table:style-name="ce145" table:formula="of:=IF(ISBLANK([.B1513]);&quot;&quot;;IF(ISBLANK(INDEX([$Escalation.B$5:.E$190];MATCH([$'MetRisks Registration'.B1513];[$Escalation.B$5:.B$190];0);3));&quot;&quot;;INDEX([$Escalation.B$5:.E$190];MATCH([$'MetRisks Registration'.B1513];[$Escalation.B$5:.B$190];0);3)))">
            <text:p/>
          </table:table-cell>
          <table:table-cell table:number-columns-repeated="1020"/>
        </table:table-row>
        <table:table-row table:style-name="ro33">
          <table:table-cell/>
          <table:table-cell/>
          <table:table-cell table:style-name="ce145" table:formula="of:=IF(ISBLANK([.B1514]);&quot;&quot;;INDEX([$'MetRisks Registration'.B$5:.E$190];MATCH([$Mitagation.B1514];[$'MetRisks Registration'.B$5:.B$190];0);2))">
            <text:p/>
          </table:table-cell>
          <table:table-cell table:style-name="ce145" table:formula="of:=IF(ISBLANK([.B1514]);&quot;&quot;;IF(ISBLANK(INDEX([$Escalation.B$5:.E$190];MATCH([$'MetRisks Registration'.B1514];[$Escalation.B$5:.B$190];0);3));&quot;&quot;;INDEX([$Escalation.B$5:.E$190];MATCH([$'MetRisks Registration'.B1514];[$Escalation.B$5:.B$190];0);3)))">
            <text:p/>
          </table:table-cell>
          <table:table-cell table:number-columns-repeated="1020"/>
        </table:table-row>
        <table:table-row table:style-name="ro33">
          <table:table-cell/>
          <table:table-cell/>
          <table:table-cell table:style-name="ce145" table:formula="of:=IF(ISBLANK([.B1515]);&quot;&quot;;INDEX([$'MetRisks Registration'.B$5:.E$190];MATCH([$Mitagation.B1515];[$'MetRisks Registration'.B$5:.B$190];0);2))">
            <text:p/>
          </table:table-cell>
          <table:table-cell table:style-name="ce145" table:formula="of:=IF(ISBLANK([.B1515]);&quot;&quot;;IF(ISBLANK(INDEX([$Escalation.B$5:.E$190];MATCH([$'MetRisks Registration'.B1515];[$Escalation.B$5:.B$190];0);3));&quot;&quot;;INDEX([$Escalation.B$5:.E$190];MATCH([$'MetRisks Registration'.B1515];[$Escalation.B$5:.B$190];0);3)))">
            <text:p/>
          </table:table-cell>
          <table:table-cell table:number-columns-repeated="1020"/>
        </table:table-row>
        <table:table-row table:style-name="ro33">
          <table:table-cell/>
          <table:table-cell/>
          <table:table-cell table:style-name="ce145" table:formula="of:=IF(ISBLANK([.B1516]);&quot;&quot;;INDEX([$'MetRisks Registration'.B$5:.E$190];MATCH([$Mitagation.B1516];[$'MetRisks Registration'.B$5:.B$190];0);2))">
            <text:p/>
          </table:table-cell>
          <table:table-cell table:style-name="ce145" table:formula="of:=IF(ISBLANK([.B1516]);&quot;&quot;;IF(ISBLANK(INDEX([$Escalation.B$5:.E$190];MATCH([$'MetRisks Registration'.B1516];[$Escalation.B$5:.B$190];0);3));&quot;&quot;;INDEX([$Escalation.B$5:.E$190];MATCH([$'MetRisks Registration'.B1516];[$Escalation.B$5:.B$190];0);3)))">
            <text:p/>
          </table:table-cell>
          <table:table-cell table:number-columns-repeated="1020"/>
        </table:table-row>
        <table:table-row table:style-name="ro33">
          <table:table-cell/>
          <table:table-cell/>
          <table:table-cell table:style-name="ce145" table:formula="of:=IF(ISBLANK([.B1517]);&quot;&quot;;INDEX([$'MetRisks Registration'.B$5:.E$190];MATCH([$Mitagation.B1517];[$'MetRisks Registration'.B$5:.B$190];0);2))">
            <text:p/>
          </table:table-cell>
          <table:table-cell table:style-name="ce145" table:formula="of:=IF(ISBLANK([.B1517]);&quot;&quot;;IF(ISBLANK(INDEX([$Escalation.B$5:.E$190];MATCH([$'MetRisks Registration'.B1517];[$Escalation.B$5:.B$190];0);3));&quot;&quot;;INDEX([$Escalation.B$5:.E$190];MATCH([$'MetRisks Registration'.B1517];[$Escalation.B$5:.B$190];0);3)))">
            <text:p/>
          </table:table-cell>
          <table:table-cell table:number-columns-repeated="1020"/>
        </table:table-row>
        <table:table-row table:style-name="ro33">
          <table:table-cell/>
          <table:table-cell/>
          <table:table-cell table:style-name="ce145" table:formula="of:=IF(ISBLANK([.B1518]);&quot;&quot;;INDEX([$'MetRisks Registration'.B$5:.E$190];MATCH([$Mitagation.B1518];[$'MetRisks Registration'.B$5:.B$190];0);2))">
            <text:p/>
          </table:table-cell>
          <table:table-cell table:style-name="ce145" table:formula="of:=IF(ISBLANK([.B1518]);&quot;&quot;;IF(ISBLANK(INDEX([$Escalation.B$5:.E$190];MATCH([$'MetRisks Registration'.B1518];[$Escalation.B$5:.B$190];0);3));&quot;&quot;;INDEX([$Escalation.B$5:.E$190];MATCH([$'MetRisks Registration'.B1518];[$Escalation.B$5:.B$190];0);3)))">
            <text:p/>
          </table:table-cell>
          <table:table-cell table:number-columns-repeated="1020"/>
        </table:table-row>
        <table:table-row table:style-name="ro33">
          <table:table-cell/>
          <table:table-cell/>
          <table:table-cell table:style-name="ce145" table:formula="of:=IF(ISBLANK([.B1519]);&quot;&quot;;INDEX([$'MetRisks Registration'.B$5:.E$190];MATCH([$Mitagation.B1519];[$'MetRisks Registration'.B$5:.B$190];0);2))">
            <text:p/>
          </table:table-cell>
          <table:table-cell table:style-name="ce145" table:formula="of:=IF(ISBLANK([.B1519]);&quot;&quot;;IF(ISBLANK(INDEX([$Escalation.B$5:.E$190];MATCH([$'MetRisks Registration'.B1519];[$Escalation.B$5:.B$190];0);3));&quot;&quot;;INDEX([$Escalation.B$5:.E$190];MATCH([$'MetRisks Registration'.B1519];[$Escalation.B$5:.B$190];0);3)))">
            <text:p/>
          </table:table-cell>
          <table:table-cell table:number-columns-repeated="1020"/>
        </table:table-row>
        <table:table-row table:style-name="ro33">
          <table:table-cell/>
          <table:table-cell/>
          <table:table-cell table:style-name="ce145" table:formula="of:=IF(ISBLANK([.B1520]);&quot;&quot;;INDEX([$'MetRisks Registration'.B$5:.E$190];MATCH([$Mitagation.B1520];[$'MetRisks Registration'.B$5:.B$190];0);2))">
            <text:p/>
          </table:table-cell>
          <table:table-cell table:style-name="ce145" table:formula="of:=IF(ISBLANK([.B1520]);&quot;&quot;;IF(ISBLANK(INDEX([$Escalation.B$5:.E$190];MATCH([$'MetRisks Registration'.B1520];[$Escalation.B$5:.B$190];0);3));&quot;&quot;;INDEX([$Escalation.B$5:.E$190];MATCH([$'MetRisks Registration'.B1520];[$Escalation.B$5:.B$190];0);3)))">
            <text:p/>
          </table:table-cell>
          <table:table-cell table:number-columns-repeated="1020"/>
        </table:table-row>
        <table:table-row table:style-name="ro33">
          <table:table-cell/>
          <table:table-cell/>
          <table:table-cell table:style-name="ce145" table:formula="of:=IF(ISBLANK([.B1521]);&quot;&quot;;INDEX([$'MetRisks Registration'.B$5:.E$190];MATCH([$Mitagation.B1521];[$'MetRisks Registration'.B$5:.B$190];0);2))">
            <text:p/>
          </table:table-cell>
          <table:table-cell table:style-name="ce145" table:formula="of:=IF(ISBLANK([.B1521]);&quot;&quot;;IF(ISBLANK(INDEX([$Escalation.B$5:.E$190];MATCH([$'MetRisks Registration'.B1521];[$Escalation.B$5:.B$190];0);3));&quot;&quot;;INDEX([$Escalation.B$5:.E$190];MATCH([$'MetRisks Registration'.B1521];[$Escalation.B$5:.B$190];0);3)))">
            <text:p/>
          </table:table-cell>
          <table:table-cell table:number-columns-repeated="1020"/>
        </table:table-row>
        <table:table-row table:style-name="ro33">
          <table:table-cell/>
          <table:table-cell/>
          <table:table-cell table:style-name="ce145" table:formula="of:=IF(ISBLANK([.B1522]);&quot;&quot;;INDEX([$'MetRisks Registration'.B$5:.E$190];MATCH([$Mitagation.B1522];[$'MetRisks Registration'.B$5:.B$190];0);2))">
            <text:p/>
          </table:table-cell>
          <table:table-cell table:style-name="ce145" table:formula="of:=IF(ISBLANK([.B1522]);&quot;&quot;;IF(ISBLANK(INDEX([$Escalation.B$5:.E$190];MATCH([$'MetRisks Registration'.B1522];[$Escalation.B$5:.B$190];0);3));&quot;&quot;;INDEX([$Escalation.B$5:.E$190];MATCH([$'MetRisks Registration'.B1522];[$Escalation.B$5:.B$190];0);3)))">
            <text:p/>
          </table:table-cell>
          <table:table-cell table:number-columns-repeated="1020"/>
        </table:table-row>
        <table:table-row table:style-name="ro33">
          <table:table-cell/>
          <table:table-cell/>
          <table:table-cell table:style-name="ce145" table:formula="of:=IF(ISBLANK([.B1523]);&quot;&quot;;INDEX([$'MetRisks Registration'.B$5:.E$190];MATCH([$Mitagation.B1523];[$'MetRisks Registration'.B$5:.B$190];0);2))">
            <text:p/>
          </table:table-cell>
          <table:table-cell table:style-name="ce145" table:formula="of:=IF(ISBLANK([.B1523]);&quot;&quot;;IF(ISBLANK(INDEX([$Escalation.B$5:.E$190];MATCH([$'MetRisks Registration'.B1523];[$Escalation.B$5:.B$190];0);3));&quot;&quot;;INDEX([$Escalation.B$5:.E$190];MATCH([$'MetRisks Registration'.B1523];[$Escalation.B$5:.B$190];0);3)))">
            <text:p/>
          </table:table-cell>
          <table:table-cell table:number-columns-repeated="1020"/>
        </table:table-row>
        <table:table-row table:style-name="ro33">
          <table:table-cell/>
          <table:table-cell/>
          <table:table-cell table:style-name="ce145" table:formula="of:=IF(ISBLANK([.B1524]);&quot;&quot;;INDEX([$'MetRisks Registration'.B$5:.E$190];MATCH([$Mitagation.B1524];[$'MetRisks Registration'.B$5:.B$190];0);2))">
            <text:p/>
          </table:table-cell>
          <table:table-cell table:style-name="ce145" table:formula="of:=IF(ISBLANK([.B1524]);&quot;&quot;;IF(ISBLANK(INDEX([$Escalation.B$5:.E$190];MATCH([$'MetRisks Registration'.B1524];[$Escalation.B$5:.B$190];0);3));&quot;&quot;;INDEX([$Escalation.B$5:.E$190];MATCH([$'MetRisks Registration'.B1524];[$Escalation.B$5:.B$190];0);3)))">
            <text:p/>
          </table:table-cell>
          <table:table-cell table:number-columns-repeated="1020"/>
        </table:table-row>
        <table:table-row table:style-name="ro33">
          <table:table-cell/>
          <table:table-cell/>
          <table:table-cell table:style-name="ce145" table:formula="of:=IF(ISBLANK([.B1525]);&quot;&quot;;INDEX([$'MetRisks Registration'.B$5:.E$190];MATCH([$Mitagation.B1525];[$'MetRisks Registration'.B$5:.B$190];0);2))">
            <text:p/>
          </table:table-cell>
          <table:table-cell table:style-name="ce145" table:formula="of:=IF(ISBLANK([.B1525]);&quot;&quot;;IF(ISBLANK(INDEX([$Escalation.B$5:.E$190];MATCH([$'MetRisks Registration'.B1525];[$Escalation.B$5:.B$190];0);3));&quot;&quot;;INDEX([$Escalation.B$5:.E$190];MATCH([$'MetRisks Registration'.B1525];[$Escalation.B$5:.B$190];0);3)))">
            <text:p/>
          </table:table-cell>
          <table:table-cell table:number-columns-repeated="1020"/>
        </table:table-row>
        <table:table-row table:style-name="ro33">
          <table:table-cell/>
          <table:table-cell/>
          <table:table-cell table:style-name="ce145" table:formula="of:=IF(ISBLANK([.B1526]);&quot;&quot;;INDEX([$'MetRisks Registration'.B$5:.E$190];MATCH([$Mitagation.B1526];[$'MetRisks Registration'.B$5:.B$190];0);2))">
            <text:p/>
          </table:table-cell>
          <table:table-cell table:style-name="ce145" table:formula="of:=IF(ISBLANK([.B1526]);&quot;&quot;;IF(ISBLANK(INDEX([$Escalation.B$5:.E$190];MATCH([$'MetRisks Registration'.B1526];[$Escalation.B$5:.B$190];0);3));&quot;&quot;;INDEX([$Escalation.B$5:.E$190];MATCH([$'MetRisks Registration'.B1526];[$Escalation.B$5:.B$190];0);3)))">
            <text:p/>
          </table:table-cell>
          <table:table-cell table:number-columns-repeated="1020"/>
        </table:table-row>
        <table:table-row table:style-name="ro33">
          <table:table-cell/>
          <table:table-cell/>
          <table:table-cell table:style-name="ce145" table:formula="of:=IF(ISBLANK([.B1527]);&quot;&quot;;INDEX([$'MetRisks Registration'.B$5:.E$190];MATCH([$Mitagation.B1527];[$'MetRisks Registration'.B$5:.B$190];0);2))">
            <text:p/>
          </table:table-cell>
          <table:table-cell table:style-name="ce145" table:formula="of:=IF(ISBLANK([.B1527]);&quot;&quot;;IF(ISBLANK(INDEX([$Escalation.B$5:.E$190];MATCH([$'MetRisks Registration'.B1527];[$Escalation.B$5:.B$190];0);3));&quot;&quot;;INDEX([$Escalation.B$5:.E$190];MATCH([$'MetRisks Registration'.B1527];[$Escalation.B$5:.B$190];0);3)))">
            <text:p/>
          </table:table-cell>
          <table:table-cell table:number-columns-repeated="1020"/>
        </table:table-row>
        <table:table-row table:style-name="ro33">
          <table:table-cell/>
          <table:table-cell/>
          <table:table-cell table:style-name="ce145" table:formula="of:=IF(ISBLANK([.B1528]);&quot;&quot;;INDEX([$'MetRisks Registration'.B$5:.E$190];MATCH([$Mitagation.B1528];[$'MetRisks Registration'.B$5:.B$190];0);2))">
            <text:p/>
          </table:table-cell>
          <table:table-cell table:style-name="ce145" table:formula="of:=IF(ISBLANK([.B1528]);&quot;&quot;;IF(ISBLANK(INDEX([$Escalation.B$5:.E$190];MATCH([$'MetRisks Registration'.B1528];[$Escalation.B$5:.B$190];0);3));&quot;&quot;;INDEX([$Escalation.B$5:.E$190];MATCH([$'MetRisks Registration'.B1528];[$Escalation.B$5:.B$190];0);3)))">
            <text:p/>
          </table:table-cell>
          <table:table-cell table:number-columns-repeated="1020"/>
        </table:table-row>
        <table:table-row table:style-name="ro33">
          <table:table-cell/>
          <table:table-cell/>
          <table:table-cell table:style-name="ce145" table:formula="of:=IF(ISBLANK([.B1529]);&quot;&quot;;INDEX([$'MetRisks Registration'.B$5:.E$190];MATCH([$Mitagation.B1529];[$'MetRisks Registration'.B$5:.B$190];0);2))">
            <text:p/>
          </table:table-cell>
          <table:table-cell table:style-name="ce145" table:formula="of:=IF(ISBLANK([.B1529]);&quot;&quot;;IF(ISBLANK(INDEX([$Escalation.B$5:.E$190];MATCH([$'MetRisks Registration'.B1529];[$Escalation.B$5:.B$190];0);3));&quot;&quot;;INDEX([$Escalation.B$5:.E$190];MATCH([$'MetRisks Registration'.B1529];[$Escalation.B$5:.B$190];0);3)))">
            <text:p/>
          </table:table-cell>
          <table:table-cell table:number-columns-repeated="1020"/>
        </table:table-row>
        <table:table-row table:style-name="ro33">
          <table:table-cell/>
          <table:table-cell/>
          <table:table-cell table:style-name="ce145" table:formula="of:=IF(ISBLANK([.B1530]);&quot;&quot;;INDEX([$'MetRisks Registration'.B$5:.E$190];MATCH([$Mitagation.B1530];[$'MetRisks Registration'.B$5:.B$190];0);2))">
            <text:p/>
          </table:table-cell>
          <table:table-cell table:style-name="ce145" table:formula="of:=IF(ISBLANK([.B1530]);&quot;&quot;;IF(ISBLANK(INDEX([$Escalation.B$5:.E$190];MATCH([$'MetRisks Registration'.B1530];[$Escalation.B$5:.B$190];0);3));&quot;&quot;;INDEX([$Escalation.B$5:.E$190];MATCH([$'MetRisks Registration'.B1530];[$Escalation.B$5:.B$190];0);3)))">
            <text:p/>
          </table:table-cell>
          <table:table-cell table:number-columns-repeated="1020"/>
        </table:table-row>
        <table:table-row table:style-name="ro33">
          <table:table-cell/>
          <table:table-cell/>
          <table:table-cell table:style-name="ce145" table:formula="of:=IF(ISBLANK([.B1531]);&quot;&quot;;INDEX([$'MetRisks Registration'.B$5:.E$190];MATCH([$Mitagation.B1531];[$'MetRisks Registration'.B$5:.B$190];0);2))">
            <text:p/>
          </table:table-cell>
          <table:table-cell table:style-name="ce145" table:formula="of:=IF(ISBLANK([.B1531]);&quot;&quot;;IF(ISBLANK(INDEX([$Escalation.B$5:.E$190];MATCH([$'MetRisks Registration'.B1531];[$Escalation.B$5:.B$190];0);3));&quot;&quot;;INDEX([$Escalation.B$5:.E$190];MATCH([$'MetRisks Registration'.B1531];[$Escalation.B$5:.B$190];0);3)))">
            <text:p/>
          </table:table-cell>
          <table:table-cell table:number-columns-repeated="1020"/>
        </table:table-row>
        <table:table-row table:style-name="ro33">
          <table:table-cell/>
          <table:table-cell/>
          <table:table-cell table:style-name="ce145" table:formula="of:=IF(ISBLANK([.B1532]);&quot;&quot;;INDEX([$'MetRisks Registration'.B$5:.E$190];MATCH([$Mitagation.B1532];[$'MetRisks Registration'.B$5:.B$190];0);2))">
            <text:p/>
          </table:table-cell>
          <table:table-cell table:style-name="ce145" table:formula="of:=IF(ISBLANK([.B1532]);&quot;&quot;;IF(ISBLANK(INDEX([$Escalation.B$5:.E$190];MATCH([$'MetRisks Registration'.B1532];[$Escalation.B$5:.B$190];0);3));&quot;&quot;;INDEX([$Escalation.B$5:.E$190];MATCH([$'MetRisks Registration'.B1532];[$Escalation.B$5:.B$190];0);3)))">
            <text:p/>
          </table:table-cell>
          <table:table-cell table:number-columns-repeated="1020"/>
        </table:table-row>
        <table:table-row table:style-name="ro33">
          <table:table-cell/>
          <table:table-cell/>
          <table:table-cell table:style-name="ce145" table:formula="of:=IF(ISBLANK([.B1533]);&quot;&quot;;INDEX([$'MetRisks Registration'.B$5:.E$190];MATCH([$Mitagation.B1533];[$'MetRisks Registration'.B$5:.B$190];0);2))">
            <text:p/>
          </table:table-cell>
          <table:table-cell table:style-name="ce145" table:formula="of:=IF(ISBLANK([.B1533]);&quot;&quot;;IF(ISBLANK(INDEX([$Escalation.B$5:.E$190];MATCH([$'MetRisks Registration'.B1533];[$Escalation.B$5:.B$190];0);3));&quot;&quot;;INDEX([$Escalation.B$5:.E$190];MATCH([$'MetRisks Registration'.B1533];[$Escalation.B$5:.B$190];0);3)))">
            <text:p/>
          </table:table-cell>
          <table:table-cell table:number-columns-repeated="1020"/>
        </table:table-row>
        <table:table-row table:style-name="ro33">
          <table:table-cell/>
          <table:table-cell/>
          <table:table-cell table:style-name="ce145" table:formula="of:=IF(ISBLANK([.B1534]);&quot;&quot;;INDEX([$'MetRisks Registration'.B$5:.E$190];MATCH([$Mitagation.B1534];[$'MetRisks Registration'.B$5:.B$190];0);2))">
            <text:p/>
          </table:table-cell>
          <table:table-cell table:style-name="ce145" table:formula="of:=IF(ISBLANK([.B1534]);&quot;&quot;;IF(ISBLANK(INDEX([$Escalation.B$5:.E$190];MATCH([$'MetRisks Registration'.B1534];[$Escalation.B$5:.B$190];0);3));&quot;&quot;;INDEX([$Escalation.B$5:.E$190];MATCH([$'MetRisks Registration'.B1534];[$Escalation.B$5:.B$190];0);3)))">
            <text:p/>
          </table:table-cell>
          <table:table-cell table:number-columns-repeated="1020"/>
        </table:table-row>
        <table:table-row table:style-name="ro33">
          <table:table-cell/>
          <table:table-cell/>
          <table:table-cell table:style-name="ce145" table:formula="of:=IF(ISBLANK([.B1535]);&quot;&quot;;INDEX([$'MetRisks Registration'.B$5:.E$190];MATCH([$Mitagation.B1535];[$'MetRisks Registration'.B$5:.B$190];0);2))">
            <text:p/>
          </table:table-cell>
          <table:table-cell table:style-name="ce145" table:formula="of:=IF(ISBLANK([.B1535]);&quot;&quot;;IF(ISBLANK(INDEX([$Escalation.B$5:.E$190];MATCH([$'MetRisks Registration'.B1535];[$Escalation.B$5:.B$190];0);3));&quot;&quot;;INDEX([$Escalation.B$5:.E$190];MATCH([$'MetRisks Registration'.B1535];[$Escalation.B$5:.B$190];0);3)))">
            <text:p/>
          </table:table-cell>
          <table:table-cell table:number-columns-repeated="1020"/>
        </table:table-row>
        <table:table-row table:style-name="ro33">
          <table:table-cell/>
          <table:table-cell/>
          <table:table-cell table:style-name="ce145" table:formula="of:=IF(ISBLANK([.B1536]);&quot;&quot;;INDEX([$'MetRisks Registration'.B$5:.E$190];MATCH([$Mitagation.B1536];[$'MetRisks Registration'.B$5:.B$190];0);2))">
            <text:p/>
          </table:table-cell>
          <table:table-cell table:style-name="ce145" table:formula="of:=IF(ISBLANK([.B1536]);&quot;&quot;;IF(ISBLANK(INDEX([$Escalation.B$5:.E$190];MATCH([$'MetRisks Registration'.B1536];[$Escalation.B$5:.B$190];0);3));&quot;&quot;;INDEX([$Escalation.B$5:.E$190];MATCH([$'MetRisks Registration'.B1536];[$Escalation.B$5:.B$190];0);3)))">
            <text:p/>
          </table:table-cell>
          <table:table-cell table:number-columns-repeated="1020"/>
        </table:table-row>
        <table:table-row table:style-name="ro33">
          <table:table-cell/>
          <table:table-cell/>
          <table:table-cell table:style-name="ce145" table:formula="of:=IF(ISBLANK([.B1537]);&quot;&quot;;INDEX([$'MetRisks Registration'.B$5:.E$190];MATCH([$Mitagation.B1537];[$'MetRisks Registration'.B$5:.B$190];0);2))">
            <text:p/>
          </table:table-cell>
          <table:table-cell table:style-name="ce145" table:formula="of:=IF(ISBLANK([.B1537]);&quot;&quot;;IF(ISBLANK(INDEX([$Escalation.B$5:.E$190];MATCH([$'MetRisks Registration'.B1537];[$Escalation.B$5:.B$190];0);3));&quot;&quot;;INDEX([$Escalation.B$5:.E$190];MATCH([$'MetRisks Registration'.B1537];[$Escalation.B$5:.B$190];0);3)))">
            <text:p/>
          </table:table-cell>
          <table:table-cell table:number-columns-repeated="1020"/>
        </table:table-row>
        <table:table-row table:style-name="ro33">
          <table:table-cell/>
          <table:table-cell/>
          <table:table-cell table:style-name="ce145" table:formula="of:=IF(ISBLANK([.B1538]);&quot;&quot;;INDEX([$'MetRisks Registration'.B$5:.E$190];MATCH([$Mitagation.B1538];[$'MetRisks Registration'.B$5:.B$190];0);2))">
            <text:p/>
          </table:table-cell>
          <table:table-cell table:style-name="ce145" table:formula="of:=IF(ISBLANK([.B1538]);&quot;&quot;;IF(ISBLANK(INDEX([$Escalation.B$5:.E$190];MATCH([$'MetRisks Registration'.B1538];[$Escalation.B$5:.B$190];0);3));&quot;&quot;;INDEX([$Escalation.B$5:.E$190];MATCH([$'MetRisks Registration'.B1538];[$Escalation.B$5:.B$190];0);3)))">
            <text:p/>
          </table:table-cell>
          <table:table-cell table:number-columns-repeated="1020"/>
        </table:table-row>
        <table:table-row table:style-name="ro33">
          <table:table-cell/>
          <table:table-cell/>
          <table:table-cell table:style-name="ce145" table:formula="of:=IF(ISBLANK([.B1539]);&quot;&quot;;INDEX([$'MetRisks Registration'.B$5:.E$190];MATCH([$Mitagation.B1539];[$'MetRisks Registration'.B$5:.B$190];0);2))">
            <text:p/>
          </table:table-cell>
          <table:table-cell table:style-name="ce145" table:formula="of:=IF(ISBLANK([.B1539]);&quot;&quot;;IF(ISBLANK(INDEX([$Escalation.B$5:.E$190];MATCH([$'MetRisks Registration'.B1539];[$Escalation.B$5:.B$190];0);3));&quot;&quot;;INDEX([$Escalation.B$5:.E$190];MATCH([$'MetRisks Registration'.B1539];[$Escalation.B$5:.B$190];0);3)))">
            <text:p/>
          </table:table-cell>
          <table:table-cell table:number-columns-repeated="1020"/>
        </table:table-row>
        <table:table-row table:style-name="ro33">
          <table:table-cell/>
          <table:table-cell/>
          <table:table-cell table:style-name="ce145" table:formula="of:=IF(ISBLANK([.B1540]);&quot;&quot;;INDEX([$'MetRisks Registration'.B$5:.E$190];MATCH([$Mitagation.B1540];[$'MetRisks Registration'.B$5:.B$190];0);2))">
            <text:p/>
          </table:table-cell>
          <table:table-cell table:style-name="ce145" table:formula="of:=IF(ISBLANK([.B1540]);&quot;&quot;;IF(ISBLANK(INDEX([$Escalation.B$5:.E$190];MATCH([$'MetRisks Registration'.B1540];[$Escalation.B$5:.B$190];0);3));&quot;&quot;;INDEX([$Escalation.B$5:.E$190];MATCH([$'MetRisks Registration'.B1540];[$Escalation.B$5:.B$190];0);3)))">
            <text:p/>
          </table:table-cell>
          <table:table-cell table:number-columns-repeated="1020"/>
        </table:table-row>
        <table:table-row table:style-name="ro33">
          <table:table-cell/>
          <table:table-cell/>
          <table:table-cell table:style-name="ce145" table:formula="of:=IF(ISBLANK([.B1541]);&quot;&quot;;INDEX([$'MetRisks Registration'.B$5:.E$190];MATCH([$Mitagation.B1541];[$'MetRisks Registration'.B$5:.B$190];0);2))">
            <text:p/>
          </table:table-cell>
          <table:table-cell table:style-name="ce145" table:formula="of:=IF(ISBLANK([.B1541]);&quot;&quot;;IF(ISBLANK(INDEX([$Escalation.B$5:.E$190];MATCH([$'MetRisks Registration'.B1541];[$Escalation.B$5:.B$190];0);3));&quot;&quot;;INDEX([$Escalation.B$5:.E$190];MATCH([$'MetRisks Registration'.B1541];[$Escalation.B$5:.B$190];0);3)))">
            <text:p/>
          </table:table-cell>
          <table:table-cell table:number-columns-repeated="1020"/>
        </table:table-row>
        <table:table-row table:style-name="ro33">
          <table:table-cell/>
          <table:table-cell/>
          <table:table-cell table:style-name="ce145" table:formula="of:=IF(ISBLANK([.B1542]);&quot;&quot;;INDEX([$'MetRisks Registration'.B$5:.E$190];MATCH([$Mitagation.B1542];[$'MetRisks Registration'.B$5:.B$190];0);2))">
            <text:p/>
          </table:table-cell>
          <table:table-cell table:style-name="ce145" table:formula="of:=IF(ISBLANK([.B1542]);&quot;&quot;;IF(ISBLANK(INDEX([$Escalation.B$5:.E$190];MATCH([$'MetRisks Registration'.B1542];[$Escalation.B$5:.B$190];0);3));&quot;&quot;;INDEX([$Escalation.B$5:.E$190];MATCH([$'MetRisks Registration'.B1542];[$Escalation.B$5:.B$190];0);3)))">
            <text:p/>
          </table:table-cell>
          <table:table-cell table:number-columns-repeated="1020"/>
        </table:table-row>
        <table:table-row table:style-name="ro33">
          <table:table-cell/>
          <table:table-cell/>
          <table:table-cell table:style-name="ce145" table:formula="of:=IF(ISBLANK([.B1543]);&quot;&quot;;INDEX([$'MetRisks Registration'.B$5:.E$190];MATCH([$Mitagation.B1543];[$'MetRisks Registration'.B$5:.B$190];0);2))">
            <text:p/>
          </table:table-cell>
          <table:table-cell table:style-name="ce145" table:formula="of:=IF(ISBLANK([.B1543]);&quot;&quot;;IF(ISBLANK(INDEX([$Escalation.B$5:.E$190];MATCH([$'MetRisks Registration'.B1543];[$Escalation.B$5:.B$190];0);3));&quot;&quot;;INDEX([$Escalation.B$5:.E$190];MATCH([$'MetRisks Registration'.B1543];[$Escalation.B$5:.B$190];0);3)))">
            <text:p/>
          </table:table-cell>
          <table:table-cell table:number-columns-repeated="1020"/>
        </table:table-row>
        <table:table-row table:style-name="ro33">
          <table:table-cell/>
          <table:table-cell/>
          <table:table-cell table:style-name="ce145" table:formula="of:=IF(ISBLANK([.B1544]);&quot;&quot;;INDEX([$'MetRisks Registration'.B$5:.E$190];MATCH([$Mitagation.B1544];[$'MetRisks Registration'.B$5:.B$190];0);2))">
            <text:p/>
          </table:table-cell>
          <table:table-cell table:style-name="ce145" table:formula="of:=IF(ISBLANK([.B1544]);&quot;&quot;;IF(ISBLANK(INDEX([$Escalation.B$5:.E$190];MATCH([$'MetRisks Registration'.B1544];[$Escalation.B$5:.B$190];0);3));&quot;&quot;;INDEX([$Escalation.B$5:.E$190];MATCH([$'MetRisks Registration'.B1544];[$Escalation.B$5:.B$190];0);3)))">
            <text:p/>
          </table:table-cell>
          <table:table-cell table:number-columns-repeated="1020"/>
        </table:table-row>
        <table:table-row table:style-name="ro33">
          <table:table-cell/>
          <table:table-cell/>
          <table:table-cell table:style-name="ce145" table:formula="of:=IF(ISBLANK([.B1545]);&quot;&quot;;INDEX([$'MetRisks Registration'.B$5:.E$190];MATCH([$Mitagation.B1545];[$'MetRisks Registration'.B$5:.B$190];0);2))">
            <text:p/>
          </table:table-cell>
          <table:table-cell table:style-name="ce145" table:formula="of:=IF(ISBLANK([.B1545]);&quot;&quot;;IF(ISBLANK(INDEX([$Escalation.B$5:.E$190];MATCH([$'MetRisks Registration'.B1545];[$Escalation.B$5:.B$190];0);3));&quot;&quot;;INDEX([$Escalation.B$5:.E$190];MATCH([$'MetRisks Registration'.B1545];[$Escalation.B$5:.B$190];0);3)))">
            <text:p/>
          </table:table-cell>
          <table:table-cell table:number-columns-repeated="1020"/>
        </table:table-row>
        <table:table-row table:style-name="ro33">
          <table:table-cell/>
          <table:table-cell/>
          <table:table-cell table:style-name="ce145" table:formula="of:=IF(ISBLANK([.B1546]);&quot;&quot;;INDEX([$'MetRisks Registration'.B$5:.E$190];MATCH([$Mitagation.B1546];[$'MetRisks Registration'.B$5:.B$190];0);2))">
            <text:p/>
          </table:table-cell>
          <table:table-cell table:style-name="ce145" table:formula="of:=IF(ISBLANK([.B1546]);&quot;&quot;;IF(ISBLANK(INDEX([$Escalation.B$5:.E$190];MATCH([$'MetRisks Registration'.B1546];[$Escalation.B$5:.B$190];0);3));&quot;&quot;;INDEX([$Escalation.B$5:.E$190];MATCH([$'MetRisks Registration'.B1546];[$Escalation.B$5:.B$190];0);3)))">
            <text:p/>
          </table:table-cell>
          <table:table-cell table:number-columns-repeated="1020"/>
        </table:table-row>
        <table:table-row table:style-name="ro33">
          <table:table-cell/>
          <table:table-cell/>
          <table:table-cell table:style-name="ce145" table:formula="of:=IF(ISBLANK([.B1547]);&quot;&quot;;INDEX([$'MetRisks Registration'.B$5:.E$190];MATCH([$Mitagation.B1547];[$'MetRisks Registration'.B$5:.B$190];0);2))">
            <text:p/>
          </table:table-cell>
          <table:table-cell table:style-name="ce145" table:formula="of:=IF(ISBLANK([.B1547]);&quot;&quot;;IF(ISBLANK(INDEX([$Escalation.B$5:.E$190];MATCH([$'MetRisks Registration'.B1547];[$Escalation.B$5:.B$190];0);3));&quot;&quot;;INDEX([$Escalation.B$5:.E$190];MATCH([$'MetRisks Registration'.B1547];[$Escalation.B$5:.B$190];0);3)))">
            <text:p/>
          </table:table-cell>
          <table:table-cell table:number-columns-repeated="1020"/>
        </table:table-row>
        <table:table-row table:style-name="ro33">
          <table:table-cell/>
          <table:table-cell/>
          <table:table-cell table:style-name="ce145" table:formula="of:=IF(ISBLANK([.B1548]);&quot;&quot;;INDEX([$'MetRisks Registration'.B$5:.E$190];MATCH([$Mitagation.B1548];[$'MetRisks Registration'.B$5:.B$190];0);2))">
            <text:p/>
          </table:table-cell>
          <table:table-cell table:style-name="ce145" table:formula="of:=IF(ISBLANK([.B1548]);&quot;&quot;;IF(ISBLANK(INDEX([$Escalation.B$5:.E$190];MATCH([$'MetRisks Registration'.B1548];[$Escalation.B$5:.B$190];0);3));&quot;&quot;;INDEX([$Escalation.B$5:.E$190];MATCH([$'MetRisks Registration'.B1548];[$Escalation.B$5:.B$190];0);3)))">
            <text:p/>
          </table:table-cell>
          <table:table-cell table:number-columns-repeated="1020"/>
        </table:table-row>
        <table:table-row table:style-name="ro33">
          <table:table-cell/>
          <table:table-cell/>
          <table:table-cell table:style-name="ce145" table:formula="of:=IF(ISBLANK([.B1549]);&quot;&quot;;INDEX([$'MetRisks Registration'.B$5:.E$190];MATCH([$Mitagation.B1549];[$'MetRisks Registration'.B$5:.B$190];0);2))">
            <text:p/>
          </table:table-cell>
          <table:table-cell table:style-name="ce145" table:formula="of:=IF(ISBLANK([.B1549]);&quot;&quot;;IF(ISBLANK(INDEX([$Escalation.B$5:.E$190];MATCH([$'MetRisks Registration'.B1549];[$Escalation.B$5:.B$190];0);3));&quot;&quot;;INDEX([$Escalation.B$5:.E$190];MATCH([$'MetRisks Registration'.B1549];[$Escalation.B$5:.B$190];0);3)))">
            <text:p/>
          </table:table-cell>
          <table:table-cell table:number-columns-repeated="1020"/>
        </table:table-row>
        <table:table-row table:style-name="ro33">
          <table:table-cell/>
          <table:table-cell/>
          <table:table-cell table:style-name="ce145" table:formula="of:=IF(ISBLANK([.B1550]);&quot;&quot;;INDEX([$'MetRisks Registration'.B$5:.E$190];MATCH([$Mitagation.B1550];[$'MetRisks Registration'.B$5:.B$190];0);2))">
            <text:p/>
          </table:table-cell>
          <table:table-cell table:style-name="ce145" table:formula="of:=IF(ISBLANK([.B1550]);&quot;&quot;;IF(ISBLANK(INDEX([$Escalation.B$5:.E$190];MATCH([$'MetRisks Registration'.B1550];[$Escalation.B$5:.B$190];0);3));&quot;&quot;;INDEX([$Escalation.B$5:.E$190];MATCH([$'MetRisks Registration'.B1550];[$Escalation.B$5:.B$190];0);3)))">
            <text:p/>
          </table:table-cell>
          <table:table-cell table:number-columns-repeated="1020"/>
        </table:table-row>
        <table:table-row table:style-name="ro33">
          <table:table-cell/>
          <table:table-cell/>
          <table:table-cell table:style-name="ce145" table:formula="of:=IF(ISBLANK([.B1551]);&quot;&quot;;INDEX([$'MetRisks Registration'.B$5:.E$190];MATCH([$Mitagation.B1551];[$'MetRisks Registration'.B$5:.B$190];0);2))">
            <text:p/>
          </table:table-cell>
          <table:table-cell table:style-name="ce145" table:formula="of:=IF(ISBLANK([.B1551]);&quot;&quot;;IF(ISBLANK(INDEX([$Escalation.B$5:.E$190];MATCH([$'MetRisks Registration'.B1551];[$Escalation.B$5:.B$190];0);3));&quot;&quot;;INDEX([$Escalation.B$5:.E$190];MATCH([$'MetRisks Registration'.B1551];[$Escalation.B$5:.B$190];0);3)))">
            <text:p/>
          </table:table-cell>
          <table:table-cell table:number-columns-repeated="1020"/>
        </table:table-row>
        <table:table-row table:style-name="ro33">
          <table:table-cell/>
          <table:table-cell/>
          <table:table-cell table:style-name="ce145" table:formula="of:=IF(ISBLANK([.B1552]);&quot;&quot;;INDEX([$'MetRisks Registration'.B$5:.E$190];MATCH([$Mitagation.B1552];[$'MetRisks Registration'.B$5:.B$190];0);2))">
            <text:p/>
          </table:table-cell>
          <table:table-cell table:style-name="ce145" table:formula="of:=IF(ISBLANK([.B1552]);&quot;&quot;;IF(ISBLANK(INDEX([$Escalation.B$5:.E$190];MATCH([$'MetRisks Registration'.B1552];[$Escalation.B$5:.B$190];0);3));&quot;&quot;;INDEX([$Escalation.B$5:.E$190];MATCH([$'MetRisks Registration'.B1552];[$Escalation.B$5:.B$190];0);3)))">
            <text:p/>
          </table:table-cell>
          <table:table-cell table:number-columns-repeated="1020"/>
        </table:table-row>
        <table:table-row table:style-name="ro33">
          <table:table-cell/>
          <table:table-cell/>
          <table:table-cell table:style-name="ce145" table:formula="of:=IF(ISBLANK([.B1553]);&quot;&quot;;INDEX([$'MetRisks Registration'.B$5:.E$190];MATCH([$Mitagation.B1553];[$'MetRisks Registration'.B$5:.B$190];0);2))">
            <text:p/>
          </table:table-cell>
          <table:table-cell table:style-name="ce145" table:formula="of:=IF(ISBLANK([.B1553]);&quot;&quot;;IF(ISBLANK(INDEX([$Escalation.B$5:.E$190];MATCH([$'MetRisks Registration'.B1553];[$Escalation.B$5:.B$190];0);3));&quot;&quot;;INDEX([$Escalation.B$5:.E$190];MATCH([$'MetRisks Registration'.B1553];[$Escalation.B$5:.B$190];0);3)))">
            <text:p/>
          </table:table-cell>
          <table:table-cell table:number-columns-repeated="1020"/>
        </table:table-row>
        <table:table-row table:style-name="ro33">
          <table:table-cell/>
          <table:table-cell/>
          <table:table-cell table:style-name="ce145" table:formula="of:=IF(ISBLANK([.B1554]);&quot;&quot;;INDEX([$'MetRisks Registration'.B$5:.E$190];MATCH([$Mitagation.B1554];[$'MetRisks Registration'.B$5:.B$190];0);2))">
            <text:p/>
          </table:table-cell>
          <table:table-cell table:style-name="ce145" table:formula="of:=IF(ISBLANK([.B1554]);&quot;&quot;;IF(ISBLANK(INDEX([$Escalation.B$5:.E$190];MATCH([$'MetRisks Registration'.B1554];[$Escalation.B$5:.B$190];0);3));&quot;&quot;;INDEX([$Escalation.B$5:.E$190];MATCH([$'MetRisks Registration'.B1554];[$Escalation.B$5:.B$190];0);3)))">
            <text:p/>
          </table:table-cell>
          <table:table-cell table:number-columns-repeated="1020"/>
        </table:table-row>
        <table:table-row table:style-name="ro33">
          <table:table-cell/>
          <table:table-cell/>
          <table:table-cell table:style-name="ce145" table:formula="of:=IF(ISBLANK([.B1555]);&quot;&quot;;INDEX([$'MetRisks Registration'.B$5:.E$190];MATCH([$Mitagation.B1555];[$'MetRisks Registration'.B$5:.B$190];0);2))">
            <text:p/>
          </table:table-cell>
          <table:table-cell table:style-name="ce145" table:formula="of:=IF(ISBLANK([.B1555]);&quot;&quot;;IF(ISBLANK(INDEX([$Escalation.B$5:.E$190];MATCH([$'MetRisks Registration'.B1555];[$Escalation.B$5:.B$190];0);3));&quot;&quot;;INDEX([$Escalation.B$5:.E$190];MATCH([$'MetRisks Registration'.B1555];[$Escalation.B$5:.B$190];0);3)))">
            <text:p/>
          </table:table-cell>
          <table:table-cell table:number-columns-repeated="1020"/>
        </table:table-row>
        <table:table-row table:style-name="ro33">
          <table:table-cell/>
          <table:table-cell/>
          <table:table-cell table:style-name="ce145" table:formula="of:=IF(ISBLANK([.B1556]);&quot;&quot;;INDEX([$'MetRisks Registration'.B$5:.E$190];MATCH([$Mitagation.B1556];[$'MetRisks Registration'.B$5:.B$190];0);2))">
            <text:p/>
          </table:table-cell>
          <table:table-cell table:style-name="ce145" table:formula="of:=IF(ISBLANK([.B1556]);&quot;&quot;;IF(ISBLANK(INDEX([$Escalation.B$5:.E$190];MATCH([$'MetRisks Registration'.B1556];[$Escalation.B$5:.B$190];0);3));&quot;&quot;;INDEX([$Escalation.B$5:.E$190];MATCH([$'MetRisks Registration'.B1556];[$Escalation.B$5:.B$190];0);3)))">
            <text:p/>
          </table:table-cell>
          <table:table-cell table:number-columns-repeated="1020"/>
        </table:table-row>
        <table:table-row table:style-name="ro33">
          <table:table-cell/>
          <table:table-cell/>
          <table:table-cell table:style-name="ce145" table:formula="of:=IF(ISBLANK([.B1557]);&quot;&quot;;INDEX([$'MetRisks Registration'.B$5:.E$190];MATCH([$Mitagation.B1557];[$'MetRisks Registration'.B$5:.B$190];0);2))">
            <text:p/>
          </table:table-cell>
          <table:table-cell table:style-name="ce145" table:formula="of:=IF(ISBLANK([.B1557]);&quot;&quot;;IF(ISBLANK(INDEX([$Escalation.B$5:.E$190];MATCH([$'MetRisks Registration'.B1557];[$Escalation.B$5:.B$190];0);3));&quot;&quot;;INDEX([$Escalation.B$5:.E$190];MATCH([$'MetRisks Registration'.B1557];[$Escalation.B$5:.B$190];0);3)))">
            <text:p/>
          </table:table-cell>
          <table:table-cell table:number-columns-repeated="1020"/>
        </table:table-row>
        <table:table-row table:style-name="ro33">
          <table:table-cell/>
          <table:table-cell/>
          <table:table-cell table:style-name="ce145" table:formula="of:=IF(ISBLANK([.B1558]);&quot;&quot;;INDEX([$'MetRisks Registration'.B$5:.E$190];MATCH([$Mitagation.B1558];[$'MetRisks Registration'.B$5:.B$190];0);2))">
            <text:p/>
          </table:table-cell>
          <table:table-cell table:style-name="ce145" table:formula="of:=IF(ISBLANK([.B1558]);&quot;&quot;;IF(ISBLANK(INDEX([$Escalation.B$5:.E$190];MATCH([$'MetRisks Registration'.B1558];[$Escalation.B$5:.B$190];0);3));&quot;&quot;;INDEX([$Escalation.B$5:.E$190];MATCH([$'MetRisks Registration'.B1558];[$Escalation.B$5:.B$190];0);3)))">
            <text:p/>
          </table:table-cell>
          <table:table-cell table:number-columns-repeated="1020"/>
        </table:table-row>
        <table:table-row table:style-name="ro33">
          <table:table-cell/>
          <table:table-cell/>
          <table:table-cell table:style-name="ce145" table:formula="of:=IF(ISBLANK([.B1559]);&quot;&quot;;INDEX([$'MetRisks Registration'.B$5:.E$190];MATCH([$Mitagation.B1559];[$'MetRisks Registration'.B$5:.B$190];0);2))">
            <text:p/>
          </table:table-cell>
          <table:table-cell table:style-name="ce145" table:formula="of:=IF(ISBLANK([.B1559]);&quot;&quot;;IF(ISBLANK(INDEX([$Escalation.B$5:.E$190];MATCH([$'MetRisks Registration'.B1559];[$Escalation.B$5:.B$190];0);3));&quot;&quot;;INDEX([$Escalation.B$5:.E$190];MATCH([$'MetRisks Registration'.B1559];[$Escalation.B$5:.B$190];0);3)))">
            <text:p/>
          </table:table-cell>
          <table:table-cell table:number-columns-repeated="1020"/>
        </table:table-row>
        <table:table-row table:style-name="ro33">
          <table:table-cell/>
          <table:table-cell/>
          <table:table-cell table:style-name="ce145" table:formula="of:=IF(ISBLANK([.B1560]);&quot;&quot;;INDEX([$'MetRisks Registration'.B$5:.E$190];MATCH([$Mitagation.B1560];[$'MetRisks Registration'.B$5:.B$190];0);2))">
            <text:p/>
          </table:table-cell>
          <table:table-cell table:style-name="ce145" table:formula="of:=IF(ISBLANK([.B1560]);&quot;&quot;;IF(ISBLANK(INDEX([$Escalation.B$5:.E$190];MATCH([$'MetRisks Registration'.B1560];[$Escalation.B$5:.B$190];0);3));&quot;&quot;;INDEX([$Escalation.B$5:.E$190];MATCH([$'MetRisks Registration'.B1560];[$Escalation.B$5:.B$190];0);3)))">
            <text:p/>
          </table:table-cell>
          <table:table-cell table:number-columns-repeated="1020"/>
        </table:table-row>
        <table:table-row table:style-name="ro33">
          <table:table-cell/>
          <table:table-cell/>
          <table:table-cell table:style-name="ce145" table:formula="of:=IF(ISBLANK([.B1561]);&quot;&quot;;INDEX([$'MetRisks Registration'.B$5:.E$190];MATCH([$Mitagation.B1561];[$'MetRisks Registration'.B$5:.B$190];0);2))">
            <text:p/>
          </table:table-cell>
          <table:table-cell table:style-name="ce145" table:formula="of:=IF(ISBLANK([.B1561]);&quot;&quot;;IF(ISBLANK(INDEX([$Escalation.B$5:.E$190];MATCH([$'MetRisks Registration'.B1561];[$Escalation.B$5:.B$190];0);3));&quot;&quot;;INDEX([$Escalation.B$5:.E$190];MATCH([$'MetRisks Registration'.B1561];[$Escalation.B$5:.B$190];0);3)))">
            <text:p/>
          </table:table-cell>
          <table:table-cell table:number-columns-repeated="1020"/>
        </table:table-row>
        <table:table-row table:style-name="ro33">
          <table:table-cell/>
          <table:table-cell/>
          <table:table-cell table:style-name="ce145" table:formula="of:=IF(ISBLANK([.B1562]);&quot;&quot;;INDEX([$'MetRisks Registration'.B$5:.E$190];MATCH([$Mitagation.B1562];[$'MetRisks Registration'.B$5:.B$190];0);2))">
            <text:p/>
          </table:table-cell>
          <table:table-cell table:style-name="ce145" table:formula="of:=IF(ISBLANK([.B1562]);&quot;&quot;;IF(ISBLANK(INDEX([$Escalation.B$5:.E$190];MATCH([$'MetRisks Registration'.B1562];[$Escalation.B$5:.B$190];0);3));&quot;&quot;;INDEX([$Escalation.B$5:.E$190];MATCH([$'MetRisks Registration'.B1562];[$Escalation.B$5:.B$190];0);3)))">
            <text:p/>
          </table:table-cell>
          <table:table-cell table:number-columns-repeated="1020"/>
        </table:table-row>
        <table:table-row table:style-name="ro33">
          <table:table-cell/>
          <table:table-cell/>
          <table:table-cell table:style-name="ce145" table:formula="of:=IF(ISBLANK([.B1563]);&quot;&quot;;INDEX([$'MetRisks Registration'.B$5:.E$190];MATCH([$Mitagation.B1563];[$'MetRisks Registration'.B$5:.B$190];0);2))">
            <text:p/>
          </table:table-cell>
          <table:table-cell table:style-name="ce145" table:formula="of:=IF(ISBLANK([.B1563]);&quot;&quot;;IF(ISBLANK(INDEX([$Escalation.B$5:.E$190];MATCH([$'MetRisks Registration'.B1563];[$Escalation.B$5:.B$190];0);3));&quot;&quot;;INDEX([$Escalation.B$5:.E$190];MATCH([$'MetRisks Registration'.B1563];[$Escalation.B$5:.B$190];0);3)))">
            <text:p/>
          </table:table-cell>
          <table:table-cell table:number-columns-repeated="1020"/>
        </table:table-row>
        <table:table-row table:style-name="ro33">
          <table:table-cell/>
          <table:table-cell/>
          <table:table-cell table:style-name="ce145" table:formula="of:=IF(ISBLANK([.B1564]);&quot;&quot;;INDEX([$'MetRisks Registration'.B$5:.E$190];MATCH([$Mitagation.B1564];[$'MetRisks Registration'.B$5:.B$190];0);2))">
            <text:p/>
          </table:table-cell>
          <table:table-cell table:style-name="ce145" table:formula="of:=IF(ISBLANK([.B1564]);&quot;&quot;;IF(ISBLANK(INDEX([$Escalation.B$5:.E$190];MATCH([$'MetRisks Registration'.B1564];[$Escalation.B$5:.B$190];0);3));&quot;&quot;;INDEX([$Escalation.B$5:.E$190];MATCH([$'MetRisks Registration'.B1564];[$Escalation.B$5:.B$190];0);3)))">
            <text:p/>
          </table:table-cell>
          <table:table-cell table:number-columns-repeated="1020"/>
        </table:table-row>
        <table:table-row table:style-name="ro33">
          <table:table-cell/>
          <table:table-cell/>
          <table:table-cell table:style-name="ce145" table:formula="of:=IF(ISBLANK([.B1565]);&quot;&quot;;INDEX([$'MetRisks Registration'.B$5:.E$190];MATCH([$Mitagation.B1565];[$'MetRisks Registration'.B$5:.B$190];0);2))">
            <text:p/>
          </table:table-cell>
          <table:table-cell table:style-name="ce145" table:formula="of:=IF(ISBLANK([.B1565]);&quot;&quot;;IF(ISBLANK(INDEX([$Escalation.B$5:.E$190];MATCH([$'MetRisks Registration'.B1565];[$Escalation.B$5:.B$190];0);3));&quot;&quot;;INDEX([$Escalation.B$5:.E$190];MATCH([$'MetRisks Registration'.B1565];[$Escalation.B$5:.B$190];0);3)))">
            <text:p/>
          </table:table-cell>
          <table:table-cell table:number-columns-repeated="1020"/>
        </table:table-row>
        <table:table-row table:style-name="ro33">
          <table:table-cell/>
          <table:table-cell/>
          <table:table-cell table:style-name="ce145" table:formula="of:=IF(ISBLANK([.B1566]);&quot;&quot;;INDEX([$'MetRisks Registration'.B$5:.E$190];MATCH([$Mitagation.B1566];[$'MetRisks Registration'.B$5:.B$190];0);2))">
            <text:p/>
          </table:table-cell>
          <table:table-cell table:style-name="ce145" table:formula="of:=IF(ISBLANK([.B1566]);&quot;&quot;;IF(ISBLANK(INDEX([$Escalation.B$5:.E$190];MATCH([$'MetRisks Registration'.B1566];[$Escalation.B$5:.B$190];0);3));&quot;&quot;;INDEX([$Escalation.B$5:.E$190];MATCH([$'MetRisks Registration'.B1566];[$Escalation.B$5:.B$190];0);3)))">
            <text:p/>
          </table:table-cell>
          <table:table-cell table:number-columns-repeated="1020"/>
        </table:table-row>
        <table:table-row table:style-name="ro33">
          <table:table-cell/>
          <table:table-cell/>
          <table:table-cell table:style-name="ce145" table:formula="of:=IF(ISBLANK([.B1567]);&quot;&quot;;INDEX([$'MetRisks Registration'.B$5:.E$190];MATCH([$Mitagation.B1567];[$'MetRisks Registration'.B$5:.B$190];0);2))">
            <text:p/>
          </table:table-cell>
          <table:table-cell table:style-name="ce145" table:formula="of:=IF(ISBLANK([.B1567]);&quot;&quot;;IF(ISBLANK(INDEX([$Escalation.B$5:.E$190];MATCH([$'MetRisks Registration'.B1567];[$Escalation.B$5:.B$190];0);3));&quot;&quot;;INDEX([$Escalation.B$5:.E$190];MATCH([$'MetRisks Registration'.B1567];[$Escalation.B$5:.B$190];0);3)))">
            <text:p/>
          </table:table-cell>
          <table:table-cell table:number-columns-repeated="1020"/>
        </table:table-row>
        <table:table-row table:style-name="ro33">
          <table:table-cell/>
          <table:table-cell/>
          <table:table-cell table:style-name="ce145" table:formula="of:=IF(ISBLANK([.B1568]);&quot;&quot;;INDEX([$'MetRisks Registration'.B$5:.E$190];MATCH([$Mitagation.B1568];[$'MetRisks Registration'.B$5:.B$190];0);2))">
            <text:p/>
          </table:table-cell>
          <table:table-cell table:style-name="ce145" table:formula="of:=IF(ISBLANK([.B1568]);&quot;&quot;;IF(ISBLANK(INDEX([$Escalation.B$5:.E$190];MATCH([$'MetRisks Registration'.B1568];[$Escalation.B$5:.B$190];0);3));&quot;&quot;;INDEX([$Escalation.B$5:.E$190];MATCH([$'MetRisks Registration'.B1568];[$Escalation.B$5:.B$190];0);3)))">
            <text:p/>
          </table:table-cell>
          <table:table-cell table:number-columns-repeated="1020"/>
        </table:table-row>
        <table:table-row table:style-name="ro33">
          <table:table-cell/>
          <table:table-cell/>
          <table:table-cell table:style-name="ce145" table:formula="of:=IF(ISBLANK([.B1569]);&quot;&quot;;INDEX([$'MetRisks Registration'.B$5:.E$190];MATCH([$Mitagation.B1569];[$'MetRisks Registration'.B$5:.B$190];0);2))">
            <text:p/>
          </table:table-cell>
          <table:table-cell table:style-name="ce145" table:formula="of:=IF(ISBLANK([.B1569]);&quot;&quot;;IF(ISBLANK(INDEX([$Escalation.B$5:.E$190];MATCH([$'MetRisks Registration'.B1569];[$Escalation.B$5:.B$190];0);3));&quot;&quot;;INDEX([$Escalation.B$5:.E$190];MATCH([$'MetRisks Registration'.B1569];[$Escalation.B$5:.B$190];0);3)))">
            <text:p/>
          </table:table-cell>
          <table:table-cell table:number-columns-repeated="1020"/>
        </table:table-row>
        <table:table-row table:style-name="ro33">
          <table:table-cell/>
          <table:table-cell/>
          <table:table-cell table:style-name="ce145" table:formula="of:=IF(ISBLANK([.B1570]);&quot;&quot;;INDEX([$'MetRisks Registration'.B$5:.E$190];MATCH([$Mitagation.B1570];[$'MetRisks Registration'.B$5:.B$190];0);2))">
            <text:p/>
          </table:table-cell>
          <table:table-cell table:style-name="ce145" table:formula="of:=IF(ISBLANK([.B1570]);&quot;&quot;;IF(ISBLANK(INDEX([$Escalation.B$5:.E$190];MATCH([$'MetRisks Registration'.B1570];[$Escalation.B$5:.B$190];0);3));&quot;&quot;;INDEX([$Escalation.B$5:.E$190];MATCH([$'MetRisks Registration'.B1570];[$Escalation.B$5:.B$190];0);3)))">
            <text:p/>
          </table:table-cell>
          <table:table-cell table:number-columns-repeated="1020"/>
        </table:table-row>
        <table:table-row table:style-name="ro33">
          <table:table-cell/>
          <table:table-cell/>
          <table:table-cell table:style-name="ce145" table:formula="of:=IF(ISBLANK([.B1571]);&quot;&quot;;INDEX([$'MetRisks Registration'.B$5:.E$190];MATCH([$Mitagation.B1571];[$'MetRisks Registration'.B$5:.B$190];0);2))">
            <text:p/>
          </table:table-cell>
          <table:table-cell table:style-name="ce145" table:formula="of:=IF(ISBLANK([.B1571]);&quot;&quot;;IF(ISBLANK(INDEX([$Escalation.B$5:.E$190];MATCH([$'MetRisks Registration'.B1571];[$Escalation.B$5:.B$190];0);3));&quot;&quot;;INDEX([$Escalation.B$5:.E$190];MATCH([$'MetRisks Registration'.B1571];[$Escalation.B$5:.B$190];0);3)))">
            <text:p/>
          </table:table-cell>
          <table:table-cell table:number-columns-repeated="1020"/>
        </table:table-row>
        <table:table-row table:style-name="ro33">
          <table:table-cell/>
          <table:table-cell/>
          <table:table-cell table:style-name="ce145" table:formula="of:=IF(ISBLANK([.B1572]);&quot;&quot;;INDEX([$'MetRisks Registration'.B$5:.E$190];MATCH([$Mitagation.B1572];[$'MetRisks Registration'.B$5:.B$190];0);2))">
            <text:p/>
          </table:table-cell>
          <table:table-cell table:style-name="ce145" table:formula="of:=IF(ISBLANK([.B1572]);&quot;&quot;;IF(ISBLANK(INDEX([$Escalation.B$5:.E$190];MATCH([$'MetRisks Registration'.B1572];[$Escalation.B$5:.B$190];0);3));&quot;&quot;;INDEX([$Escalation.B$5:.E$190];MATCH([$'MetRisks Registration'.B1572];[$Escalation.B$5:.B$190];0);3)))">
            <text:p/>
          </table:table-cell>
          <table:table-cell table:number-columns-repeated="1020"/>
        </table:table-row>
        <table:table-row table:style-name="ro33">
          <table:table-cell/>
          <table:table-cell/>
          <table:table-cell table:style-name="ce145" table:formula="of:=IF(ISBLANK([.B1573]);&quot;&quot;;INDEX([$'MetRisks Registration'.B$5:.E$190];MATCH([$Mitagation.B1573];[$'MetRisks Registration'.B$5:.B$190];0);2))">
            <text:p/>
          </table:table-cell>
          <table:table-cell table:style-name="ce145" table:formula="of:=IF(ISBLANK([.B1573]);&quot;&quot;;IF(ISBLANK(INDEX([$Escalation.B$5:.E$190];MATCH([$'MetRisks Registration'.B1573];[$Escalation.B$5:.B$190];0);3));&quot;&quot;;INDEX([$Escalation.B$5:.E$190];MATCH([$'MetRisks Registration'.B1573];[$Escalation.B$5:.B$190];0);3)))">
            <text:p/>
          </table:table-cell>
          <table:table-cell table:number-columns-repeated="1020"/>
        </table:table-row>
        <table:table-row table:style-name="ro33">
          <table:table-cell/>
          <table:table-cell/>
          <table:table-cell table:style-name="ce145" table:formula="of:=IF(ISBLANK([.B1574]);&quot;&quot;;INDEX([$'MetRisks Registration'.B$5:.E$190];MATCH([$Mitagation.B1574];[$'MetRisks Registration'.B$5:.B$190];0);2))">
            <text:p/>
          </table:table-cell>
          <table:table-cell table:style-name="ce145" table:formula="of:=IF(ISBLANK([.B1574]);&quot;&quot;;IF(ISBLANK(INDEX([$Escalation.B$5:.E$190];MATCH([$'MetRisks Registration'.B1574];[$Escalation.B$5:.B$190];0);3));&quot;&quot;;INDEX([$Escalation.B$5:.E$190];MATCH([$'MetRisks Registration'.B1574];[$Escalation.B$5:.B$190];0);3)))">
            <text:p/>
          </table:table-cell>
          <table:table-cell table:number-columns-repeated="1020"/>
        </table:table-row>
        <table:table-row table:style-name="ro33">
          <table:table-cell/>
          <table:table-cell/>
          <table:table-cell table:style-name="ce145" table:formula="of:=IF(ISBLANK([.B1575]);&quot;&quot;;INDEX([$'MetRisks Registration'.B$5:.E$190];MATCH([$Mitagation.B1575];[$'MetRisks Registration'.B$5:.B$190];0);2))">
            <text:p/>
          </table:table-cell>
          <table:table-cell table:style-name="ce145" table:formula="of:=IF(ISBLANK([.B1575]);&quot;&quot;;IF(ISBLANK(INDEX([$Escalation.B$5:.E$190];MATCH([$'MetRisks Registration'.B1575];[$Escalation.B$5:.B$190];0);3));&quot;&quot;;INDEX([$Escalation.B$5:.E$190];MATCH([$'MetRisks Registration'.B1575];[$Escalation.B$5:.B$190];0);3)))">
            <text:p/>
          </table:table-cell>
          <table:table-cell table:number-columns-repeated="1020"/>
        </table:table-row>
        <table:table-row table:style-name="ro33">
          <table:table-cell/>
          <table:table-cell/>
          <table:table-cell table:style-name="ce145" table:formula="of:=IF(ISBLANK([.B1576]);&quot;&quot;;INDEX([$'MetRisks Registration'.B$5:.E$190];MATCH([$Mitagation.B1576];[$'MetRisks Registration'.B$5:.B$190];0);2))">
            <text:p/>
          </table:table-cell>
          <table:table-cell table:style-name="ce145" table:formula="of:=IF(ISBLANK([.B1576]);&quot;&quot;;IF(ISBLANK(INDEX([$Escalation.B$5:.E$190];MATCH([$'MetRisks Registration'.B1576];[$Escalation.B$5:.B$190];0);3));&quot;&quot;;INDEX([$Escalation.B$5:.E$190];MATCH([$'MetRisks Registration'.B1576];[$Escalation.B$5:.B$190];0);3)))">
            <text:p/>
          </table:table-cell>
          <table:table-cell table:number-columns-repeated="1020"/>
        </table:table-row>
        <table:table-row table:style-name="ro33">
          <table:table-cell/>
          <table:table-cell/>
          <table:table-cell table:style-name="ce145" table:formula="of:=IF(ISBLANK([.B1577]);&quot;&quot;;INDEX([$'MetRisks Registration'.B$5:.E$190];MATCH([$Mitagation.B1577];[$'MetRisks Registration'.B$5:.B$190];0);2))">
            <text:p/>
          </table:table-cell>
          <table:table-cell table:style-name="ce145" table:formula="of:=IF(ISBLANK([.B1577]);&quot;&quot;;IF(ISBLANK(INDEX([$Escalation.B$5:.E$190];MATCH([$'MetRisks Registration'.B1577];[$Escalation.B$5:.B$190];0);3));&quot;&quot;;INDEX([$Escalation.B$5:.E$190];MATCH([$'MetRisks Registration'.B1577];[$Escalation.B$5:.B$190];0);3)))">
            <text:p/>
          </table:table-cell>
          <table:table-cell table:number-columns-repeated="1020"/>
        </table:table-row>
        <table:table-row table:style-name="ro33">
          <table:table-cell/>
          <table:table-cell/>
          <table:table-cell table:style-name="ce145" table:formula="of:=IF(ISBLANK([.B1578]);&quot;&quot;;INDEX([$'MetRisks Registration'.B$5:.E$190];MATCH([$Mitagation.B1578];[$'MetRisks Registration'.B$5:.B$190];0);2))">
            <text:p/>
          </table:table-cell>
          <table:table-cell table:style-name="ce145" table:formula="of:=IF(ISBLANK([.B1578]);&quot;&quot;;IF(ISBLANK(INDEX([$Escalation.B$5:.E$190];MATCH([$'MetRisks Registration'.B1578];[$Escalation.B$5:.B$190];0);3));&quot;&quot;;INDEX([$Escalation.B$5:.E$190];MATCH([$'MetRisks Registration'.B1578];[$Escalation.B$5:.B$190];0);3)))">
            <text:p/>
          </table:table-cell>
          <table:table-cell table:number-columns-repeated="1020"/>
        </table:table-row>
        <table:table-row table:style-name="ro33">
          <table:table-cell/>
          <table:table-cell/>
          <table:table-cell table:style-name="ce145" table:formula="of:=IF(ISBLANK([.B1579]);&quot;&quot;;INDEX([$'MetRisks Registration'.B$5:.E$190];MATCH([$Mitagation.B1579];[$'MetRisks Registration'.B$5:.B$190];0);2))">
            <text:p/>
          </table:table-cell>
          <table:table-cell table:style-name="ce145" table:formula="of:=IF(ISBLANK([.B1579]);&quot;&quot;;IF(ISBLANK(INDEX([$Escalation.B$5:.E$190];MATCH([$'MetRisks Registration'.B1579];[$Escalation.B$5:.B$190];0);3));&quot;&quot;;INDEX([$Escalation.B$5:.E$190];MATCH([$'MetRisks Registration'.B1579];[$Escalation.B$5:.B$190];0);3)))">
            <text:p/>
          </table:table-cell>
          <table:table-cell table:number-columns-repeated="1020"/>
        </table:table-row>
        <table:table-row table:style-name="ro33">
          <table:table-cell/>
          <table:table-cell/>
          <table:table-cell table:style-name="ce145" table:formula="of:=IF(ISBLANK([.B1580]);&quot;&quot;;INDEX([$'MetRisks Registration'.B$5:.E$190];MATCH([$Mitagation.B1580];[$'MetRisks Registration'.B$5:.B$190];0);2))">
            <text:p/>
          </table:table-cell>
          <table:table-cell table:style-name="ce145" table:formula="of:=IF(ISBLANK([.B1580]);&quot;&quot;;IF(ISBLANK(INDEX([$Escalation.B$5:.E$190];MATCH([$'MetRisks Registration'.B1580];[$Escalation.B$5:.B$190];0);3));&quot;&quot;;INDEX([$Escalation.B$5:.E$190];MATCH([$'MetRisks Registration'.B1580];[$Escalation.B$5:.B$190];0);3)))">
            <text:p/>
          </table:table-cell>
          <table:table-cell table:number-columns-repeated="1020"/>
        </table:table-row>
        <table:table-row table:style-name="ro33">
          <table:table-cell/>
          <table:table-cell/>
          <table:table-cell table:style-name="ce145" table:formula="of:=IF(ISBLANK([.B1581]);&quot;&quot;;INDEX([$'MetRisks Registration'.B$5:.E$190];MATCH([$Mitagation.B1581];[$'MetRisks Registration'.B$5:.B$190];0);2))">
            <text:p/>
          </table:table-cell>
          <table:table-cell table:style-name="ce145" table:formula="of:=IF(ISBLANK([.B1581]);&quot;&quot;;IF(ISBLANK(INDEX([$Escalation.B$5:.E$190];MATCH([$'MetRisks Registration'.B1581];[$Escalation.B$5:.B$190];0);3));&quot;&quot;;INDEX([$Escalation.B$5:.E$190];MATCH([$'MetRisks Registration'.B1581];[$Escalation.B$5:.B$190];0);3)))">
            <text:p/>
          </table:table-cell>
          <table:table-cell table:number-columns-repeated="1020"/>
        </table:table-row>
        <table:table-row table:style-name="ro33">
          <table:table-cell/>
          <table:table-cell/>
          <table:table-cell table:style-name="ce145" table:formula="of:=IF(ISBLANK([.B1582]);&quot;&quot;;INDEX([$'MetRisks Registration'.B$5:.E$190];MATCH([$Mitagation.B1582];[$'MetRisks Registration'.B$5:.B$190];0);2))">
            <text:p/>
          </table:table-cell>
          <table:table-cell table:style-name="ce145" table:formula="of:=IF(ISBLANK([.B1582]);&quot;&quot;;IF(ISBLANK(INDEX([$Escalation.B$5:.E$190];MATCH([$'MetRisks Registration'.B1582];[$Escalation.B$5:.B$190];0);3));&quot;&quot;;INDEX([$Escalation.B$5:.E$190];MATCH([$'MetRisks Registration'.B1582];[$Escalation.B$5:.B$190];0);3)))">
            <text:p/>
          </table:table-cell>
          <table:table-cell table:number-columns-repeated="1020"/>
        </table:table-row>
        <table:table-row table:style-name="ro33">
          <table:table-cell/>
          <table:table-cell/>
          <table:table-cell table:style-name="ce145" table:formula="of:=IF(ISBLANK([.B1583]);&quot;&quot;;INDEX([$'MetRisks Registration'.B$5:.E$190];MATCH([$Mitagation.B1583];[$'MetRisks Registration'.B$5:.B$190];0);2))">
            <text:p/>
          </table:table-cell>
          <table:table-cell table:style-name="ce145" table:formula="of:=IF(ISBLANK([.B1583]);&quot;&quot;;IF(ISBLANK(INDEX([$Escalation.B$5:.E$190];MATCH([$'MetRisks Registration'.B1583];[$Escalation.B$5:.B$190];0);3));&quot;&quot;;INDEX([$Escalation.B$5:.E$190];MATCH([$'MetRisks Registration'.B1583];[$Escalation.B$5:.B$190];0);3)))">
            <text:p/>
          </table:table-cell>
          <table:table-cell table:number-columns-repeated="1020"/>
        </table:table-row>
        <table:table-row table:style-name="ro33">
          <table:table-cell/>
          <table:table-cell/>
          <table:table-cell table:style-name="ce145" table:formula="of:=IF(ISBLANK([.B1584]);&quot;&quot;;INDEX([$'MetRisks Registration'.B$5:.E$190];MATCH([$Mitagation.B1584];[$'MetRisks Registration'.B$5:.B$190];0);2))">
            <text:p/>
          </table:table-cell>
          <table:table-cell table:style-name="ce145" table:formula="of:=IF(ISBLANK([.B1584]);&quot;&quot;;IF(ISBLANK(INDEX([$Escalation.B$5:.E$190];MATCH([$'MetRisks Registration'.B1584];[$Escalation.B$5:.B$190];0);3));&quot;&quot;;INDEX([$Escalation.B$5:.E$190];MATCH([$'MetRisks Registration'.B1584];[$Escalation.B$5:.B$190];0);3)))">
            <text:p/>
          </table:table-cell>
          <table:table-cell table:number-columns-repeated="1020"/>
        </table:table-row>
        <table:table-row table:style-name="ro33">
          <table:table-cell/>
          <table:table-cell/>
          <table:table-cell table:style-name="ce145" table:formula="of:=IF(ISBLANK([.B1585]);&quot;&quot;;INDEX([$'MetRisks Registration'.B$5:.E$190];MATCH([$Mitagation.B1585];[$'MetRisks Registration'.B$5:.B$190];0);2))">
            <text:p/>
          </table:table-cell>
          <table:table-cell table:style-name="ce145" table:formula="of:=IF(ISBLANK([.B1585]);&quot;&quot;;IF(ISBLANK(INDEX([$Escalation.B$5:.E$190];MATCH([$'MetRisks Registration'.B1585];[$Escalation.B$5:.B$190];0);3));&quot;&quot;;INDEX([$Escalation.B$5:.E$190];MATCH([$'MetRisks Registration'.B1585];[$Escalation.B$5:.B$190];0);3)))">
            <text:p/>
          </table:table-cell>
          <table:table-cell table:number-columns-repeated="1020"/>
        </table:table-row>
        <table:table-row table:style-name="ro33">
          <table:table-cell/>
          <table:table-cell/>
          <table:table-cell table:style-name="ce145" table:formula="of:=IF(ISBLANK([.B1586]);&quot;&quot;;INDEX([$'MetRisks Registration'.B$5:.E$190];MATCH([$Mitagation.B1586];[$'MetRisks Registration'.B$5:.B$190];0);2))">
            <text:p/>
          </table:table-cell>
          <table:table-cell table:style-name="ce145" table:formula="of:=IF(ISBLANK([.B1586]);&quot;&quot;;IF(ISBLANK(INDEX([$Escalation.B$5:.E$190];MATCH([$'MetRisks Registration'.B1586];[$Escalation.B$5:.B$190];0);3));&quot;&quot;;INDEX([$Escalation.B$5:.E$190];MATCH([$'MetRisks Registration'.B1586];[$Escalation.B$5:.B$190];0);3)))">
            <text:p/>
          </table:table-cell>
          <table:table-cell table:number-columns-repeated="1020"/>
        </table:table-row>
        <table:table-row table:style-name="ro33">
          <table:table-cell/>
          <table:table-cell/>
          <table:table-cell table:style-name="ce145" table:formula="of:=IF(ISBLANK([.B1587]);&quot;&quot;;INDEX([$'MetRisks Registration'.B$5:.E$190];MATCH([$Mitagation.B1587];[$'MetRisks Registration'.B$5:.B$190];0);2))">
            <text:p/>
          </table:table-cell>
          <table:table-cell table:style-name="ce145" table:formula="of:=IF(ISBLANK([.B1587]);&quot;&quot;;IF(ISBLANK(INDEX([$Escalation.B$5:.E$190];MATCH([$'MetRisks Registration'.B1587];[$Escalation.B$5:.B$190];0);3));&quot;&quot;;INDEX([$Escalation.B$5:.E$190];MATCH([$'MetRisks Registration'.B1587];[$Escalation.B$5:.B$190];0);3)))">
            <text:p/>
          </table:table-cell>
          <table:table-cell table:number-columns-repeated="1020"/>
        </table:table-row>
        <table:table-row table:style-name="ro33">
          <table:table-cell/>
          <table:table-cell/>
          <table:table-cell table:style-name="ce145" table:formula="of:=IF(ISBLANK([.B1588]);&quot;&quot;;INDEX([$'MetRisks Registration'.B$5:.E$190];MATCH([$Mitagation.B1588];[$'MetRisks Registration'.B$5:.B$190];0);2))">
            <text:p/>
          </table:table-cell>
          <table:table-cell table:style-name="ce145" table:formula="of:=IF(ISBLANK([.B1588]);&quot;&quot;;IF(ISBLANK(INDEX([$Escalation.B$5:.E$190];MATCH([$'MetRisks Registration'.B1588];[$Escalation.B$5:.B$190];0);3));&quot;&quot;;INDEX([$Escalation.B$5:.E$190];MATCH([$'MetRisks Registration'.B1588];[$Escalation.B$5:.B$190];0);3)))">
            <text:p/>
          </table:table-cell>
          <table:table-cell table:number-columns-repeated="1020"/>
        </table:table-row>
        <table:table-row table:style-name="ro33">
          <table:table-cell/>
          <table:table-cell/>
          <table:table-cell table:style-name="ce145" table:formula="of:=IF(ISBLANK([.B1589]);&quot;&quot;;INDEX([$'MetRisks Registration'.B$5:.E$190];MATCH([$Mitagation.B1589];[$'MetRisks Registration'.B$5:.B$190];0);2))">
            <text:p/>
          </table:table-cell>
          <table:table-cell table:style-name="ce145" table:formula="of:=IF(ISBLANK([.B1589]);&quot;&quot;;IF(ISBLANK(INDEX([$Escalation.B$5:.E$190];MATCH([$'MetRisks Registration'.B1589];[$Escalation.B$5:.B$190];0);3));&quot;&quot;;INDEX([$Escalation.B$5:.E$190];MATCH([$'MetRisks Registration'.B1589];[$Escalation.B$5:.B$190];0);3)))">
            <text:p/>
          </table:table-cell>
          <table:table-cell table:number-columns-repeated="1020"/>
        </table:table-row>
        <table:table-row table:style-name="ro33">
          <table:table-cell/>
          <table:table-cell/>
          <table:table-cell table:style-name="ce145" table:formula="of:=IF(ISBLANK([.B1590]);&quot;&quot;;INDEX([$'MetRisks Registration'.B$5:.E$190];MATCH([$Mitagation.B1590];[$'MetRisks Registration'.B$5:.B$190];0);2))">
            <text:p/>
          </table:table-cell>
          <table:table-cell table:style-name="ce145" table:formula="of:=IF(ISBLANK([.B1590]);&quot;&quot;;IF(ISBLANK(INDEX([$Escalation.B$5:.E$190];MATCH([$'MetRisks Registration'.B1590];[$Escalation.B$5:.B$190];0);3));&quot;&quot;;INDEX([$Escalation.B$5:.E$190];MATCH([$'MetRisks Registration'.B1590];[$Escalation.B$5:.B$190];0);3)))">
            <text:p/>
          </table:table-cell>
          <table:table-cell table:number-columns-repeated="1020"/>
        </table:table-row>
        <table:table-row table:style-name="ro33">
          <table:table-cell/>
          <table:table-cell/>
          <table:table-cell table:style-name="ce145" table:formula="of:=IF(ISBLANK([.B1591]);&quot;&quot;;INDEX([$'MetRisks Registration'.B$5:.E$190];MATCH([$Mitagation.B1591];[$'MetRisks Registration'.B$5:.B$190];0);2))">
            <text:p/>
          </table:table-cell>
          <table:table-cell table:style-name="ce145" table:formula="of:=IF(ISBLANK([.B1591]);&quot;&quot;;IF(ISBLANK(INDEX([$Escalation.B$5:.E$190];MATCH([$'MetRisks Registration'.B1591];[$Escalation.B$5:.B$190];0);3));&quot;&quot;;INDEX([$Escalation.B$5:.E$190];MATCH([$'MetRisks Registration'.B1591];[$Escalation.B$5:.B$190];0);3)))">
            <text:p/>
          </table:table-cell>
          <table:table-cell table:number-columns-repeated="1020"/>
        </table:table-row>
        <table:table-row table:style-name="ro33">
          <table:table-cell/>
          <table:table-cell/>
          <table:table-cell table:style-name="ce145" table:formula="of:=IF(ISBLANK([.B1592]);&quot;&quot;;INDEX([$'MetRisks Registration'.B$5:.E$190];MATCH([$Mitagation.B1592];[$'MetRisks Registration'.B$5:.B$190];0);2))">
            <text:p/>
          </table:table-cell>
          <table:table-cell table:style-name="ce145" table:formula="of:=IF(ISBLANK([.B1592]);&quot;&quot;;IF(ISBLANK(INDEX([$Escalation.B$5:.E$190];MATCH([$'MetRisks Registration'.B1592];[$Escalation.B$5:.B$190];0);3));&quot;&quot;;INDEX([$Escalation.B$5:.E$190];MATCH([$'MetRisks Registration'.B1592];[$Escalation.B$5:.B$190];0);3)))">
            <text:p/>
          </table:table-cell>
          <table:table-cell table:number-columns-repeated="1020"/>
        </table:table-row>
        <table:table-row table:style-name="ro33">
          <table:table-cell/>
          <table:table-cell/>
          <table:table-cell table:style-name="ce145" table:formula="of:=IF(ISBLANK([.B1593]);&quot;&quot;;INDEX([$'MetRisks Registration'.B$5:.E$190];MATCH([$Mitagation.B1593];[$'MetRisks Registration'.B$5:.B$190];0);2))">
            <text:p/>
          </table:table-cell>
          <table:table-cell table:style-name="ce145" table:formula="of:=IF(ISBLANK([.B1593]);&quot;&quot;;IF(ISBLANK(INDEX([$Escalation.B$5:.E$190];MATCH([$'MetRisks Registration'.B1593];[$Escalation.B$5:.B$190];0);3));&quot;&quot;;INDEX([$Escalation.B$5:.E$190];MATCH([$'MetRisks Registration'.B1593];[$Escalation.B$5:.B$190];0);3)))">
            <text:p/>
          </table:table-cell>
          <table:table-cell table:number-columns-repeated="1020"/>
        </table:table-row>
        <table:table-row table:style-name="ro33">
          <table:table-cell/>
          <table:table-cell/>
          <table:table-cell table:style-name="ce145" table:formula="of:=IF(ISBLANK([.B1594]);&quot;&quot;;INDEX([$'MetRisks Registration'.B$5:.E$190];MATCH([$Mitagation.B1594];[$'MetRisks Registration'.B$5:.B$190];0);2))">
            <text:p/>
          </table:table-cell>
          <table:table-cell table:style-name="ce145" table:formula="of:=IF(ISBLANK([.B1594]);&quot;&quot;;IF(ISBLANK(INDEX([$Escalation.B$5:.E$190];MATCH([$'MetRisks Registration'.B1594];[$Escalation.B$5:.B$190];0);3));&quot;&quot;;INDEX([$Escalation.B$5:.E$190];MATCH([$'MetRisks Registration'.B1594];[$Escalation.B$5:.B$190];0);3)))">
            <text:p/>
          </table:table-cell>
          <table:table-cell table:number-columns-repeated="1020"/>
        </table:table-row>
        <table:table-row table:style-name="ro33">
          <table:table-cell/>
          <table:table-cell/>
          <table:table-cell table:style-name="ce145" table:formula="of:=IF(ISBLANK([.B1595]);&quot;&quot;;INDEX([$'MetRisks Registration'.B$5:.E$190];MATCH([$Mitagation.B1595];[$'MetRisks Registration'.B$5:.B$190];0);2))">
            <text:p/>
          </table:table-cell>
          <table:table-cell table:style-name="ce145" table:formula="of:=IF(ISBLANK([.B1595]);&quot;&quot;;IF(ISBLANK(INDEX([$Escalation.B$5:.E$190];MATCH([$'MetRisks Registration'.B1595];[$Escalation.B$5:.B$190];0);3));&quot;&quot;;INDEX([$Escalation.B$5:.E$190];MATCH([$'MetRisks Registration'.B1595];[$Escalation.B$5:.B$190];0);3)))">
            <text:p/>
          </table:table-cell>
          <table:table-cell table:number-columns-repeated="1020"/>
        </table:table-row>
        <table:table-row table:style-name="ro33">
          <table:table-cell/>
          <table:table-cell/>
          <table:table-cell table:style-name="ce145" table:formula="of:=IF(ISBLANK([.B1596]);&quot;&quot;;INDEX([$'MetRisks Registration'.B$5:.E$190];MATCH([$Mitagation.B1596];[$'MetRisks Registration'.B$5:.B$190];0);2))">
            <text:p/>
          </table:table-cell>
          <table:table-cell table:style-name="ce145" table:formula="of:=IF(ISBLANK([.B1596]);&quot;&quot;;IF(ISBLANK(INDEX([$Escalation.B$5:.E$190];MATCH([$'MetRisks Registration'.B1596];[$Escalation.B$5:.B$190];0);3));&quot;&quot;;INDEX([$Escalation.B$5:.E$190];MATCH([$'MetRisks Registration'.B1596];[$Escalation.B$5:.B$190];0);3)))">
            <text:p/>
          </table:table-cell>
          <table:table-cell table:number-columns-repeated="1020"/>
        </table:table-row>
        <table:table-row table:style-name="ro33">
          <table:table-cell/>
          <table:table-cell/>
          <table:table-cell table:style-name="ce145" table:formula="of:=IF(ISBLANK([.B1597]);&quot;&quot;;INDEX([$'MetRisks Registration'.B$5:.E$190];MATCH([$Mitagation.B1597];[$'MetRisks Registration'.B$5:.B$190];0);2))">
            <text:p/>
          </table:table-cell>
          <table:table-cell table:style-name="ce145" table:formula="of:=IF(ISBLANK([.B1597]);&quot;&quot;;IF(ISBLANK(INDEX([$Escalation.B$5:.E$190];MATCH([$'MetRisks Registration'.B1597];[$Escalation.B$5:.B$190];0);3));&quot;&quot;;INDEX([$Escalation.B$5:.E$190];MATCH([$'MetRisks Registration'.B1597];[$Escalation.B$5:.B$190];0);3)))">
            <text:p/>
          </table:table-cell>
          <table:table-cell table:number-columns-repeated="1020"/>
        </table:table-row>
        <table:table-row table:style-name="ro33">
          <table:table-cell/>
          <table:table-cell/>
          <table:table-cell table:style-name="ce145" table:formula="of:=IF(ISBLANK([.B1598]);&quot;&quot;;INDEX([$'MetRisks Registration'.B$5:.E$190];MATCH([$Mitagation.B1598];[$'MetRisks Registration'.B$5:.B$190];0);2))">
            <text:p/>
          </table:table-cell>
          <table:table-cell table:style-name="ce145" table:formula="of:=IF(ISBLANK([.B1598]);&quot;&quot;;IF(ISBLANK(INDEX([$Escalation.B$5:.E$190];MATCH([$'MetRisks Registration'.B1598];[$Escalation.B$5:.B$190];0);3));&quot;&quot;;INDEX([$Escalation.B$5:.E$190];MATCH([$'MetRisks Registration'.B1598];[$Escalation.B$5:.B$190];0);3)))">
            <text:p/>
          </table:table-cell>
          <table:table-cell table:number-columns-repeated="1020"/>
        </table:table-row>
        <table:table-row table:style-name="ro33">
          <table:table-cell/>
          <table:table-cell/>
          <table:table-cell table:style-name="ce145" table:formula="of:=IF(ISBLANK([.B1599]);&quot;&quot;;INDEX([$'MetRisks Registration'.B$5:.E$190];MATCH([$Mitagation.B1599];[$'MetRisks Registration'.B$5:.B$190];0);2))">
            <text:p/>
          </table:table-cell>
          <table:table-cell table:style-name="ce145" table:formula="of:=IF(ISBLANK([.B1599]);&quot;&quot;;IF(ISBLANK(INDEX([$Escalation.B$5:.E$190];MATCH([$'MetRisks Registration'.B1599];[$Escalation.B$5:.B$190];0);3));&quot;&quot;;INDEX([$Escalation.B$5:.E$190];MATCH([$'MetRisks Registration'.B1599];[$Escalation.B$5:.B$190];0);3)))">
            <text:p/>
          </table:table-cell>
          <table:table-cell table:number-columns-repeated="1020"/>
        </table:table-row>
        <table:table-row table:style-name="ro33">
          <table:table-cell/>
          <table:table-cell/>
          <table:table-cell table:style-name="ce145" table:formula="of:=IF(ISBLANK([.B1600]);&quot;&quot;;INDEX([$'MetRisks Registration'.B$5:.E$190];MATCH([$Mitagation.B1600];[$'MetRisks Registration'.B$5:.B$190];0);2))">
            <text:p/>
          </table:table-cell>
          <table:table-cell table:style-name="ce145" table:formula="of:=IF(ISBLANK([.B1600]);&quot;&quot;;IF(ISBLANK(INDEX([$Escalation.B$5:.E$190];MATCH([$'MetRisks Registration'.B1600];[$Escalation.B$5:.B$190];0);3));&quot;&quot;;INDEX([$Escalation.B$5:.E$190];MATCH([$'MetRisks Registration'.B1600];[$Escalation.B$5:.B$190];0);3)))">
            <text:p/>
          </table:table-cell>
          <table:table-cell table:number-columns-repeated="1020"/>
        </table:table-row>
        <table:table-row table:style-name="ro33">
          <table:table-cell/>
          <table:table-cell/>
          <table:table-cell table:style-name="ce145" table:formula="of:=IF(ISBLANK([.B1601]);&quot;&quot;;INDEX([$'MetRisks Registration'.B$5:.E$190];MATCH([$Mitagation.B1601];[$'MetRisks Registration'.B$5:.B$190];0);2))">
            <text:p/>
          </table:table-cell>
          <table:table-cell table:style-name="ce145" table:formula="of:=IF(ISBLANK([.B1601]);&quot;&quot;;IF(ISBLANK(INDEX([$Escalation.B$5:.E$190];MATCH([$'MetRisks Registration'.B1601];[$Escalation.B$5:.B$190];0);3));&quot;&quot;;INDEX([$Escalation.B$5:.E$190];MATCH([$'MetRisks Registration'.B1601];[$Escalation.B$5:.B$190];0);3)))">
            <text:p/>
          </table:table-cell>
          <table:table-cell table:number-columns-repeated="1020"/>
        </table:table-row>
        <table:table-row table:style-name="ro33">
          <table:table-cell/>
          <table:table-cell/>
          <table:table-cell table:style-name="ce145" table:formula="of:=IF(ISBLANK([.B1602]);&quot;&quot;;INDEX([$'MetRisks Registration'.B$5:.E$190];MATCH([$Mitagation.B1602];[$'MetRisks Registration'.B$5:.B$190];0);2))">
            <text:p/>
          </table:table-cell>
          <table:table-cell table:style-name="ce145" table:formula="of:=IF(ISBLANK([.B1602]);&quot;&quot;;IF(ISBLANK(INDEX([$Escalation.B$5:.E$190];MATCH([$'MetRisks Registration'.B1602];[$Escalation.B$5:.B$190];0);3));&quot;&quot;;INDEX([$Escalation.B$5:.E$190];MATCH([$'MetRisks Registration'.B1602];[$Escalation.B$5:.B$190];0);3)))">
            <text:p/>
          </table:table-cell>
          <table:table-cell table:number-columns-repeated="1020"/>
        </table:table-row>
        <table:table-row table:style-name="ro33">
          <table:table-cell/>
          <table:table-cell/>
          <table:table-cell table:style-name="ce145" table:formula="of:=IF(ISBLANK([.B1603]);&quot;&quot;;INDEX([$'MetRisks Registration'.B$5:.E$190];MATCH([$Mitagation.B1603];[$'MetRisks Registration'.B$5:.B$190];0);2))">
            <text:p/>
          </table:table-cell>
          <table:table-cell table:style-name="ce145" table:formula="of:=IF(ISBLANK([.B1603]);&quot;&quot;;IF(ISBLANK(INDEX([$Escalation.B$5:.E$190];MATCH([$'MetRisks Registration'.B1603];[$Escalation.B$5:.B$190];0);3));&quot;&quot;;INDEX([$Escalation.B$5:.E$190];MATCH([$'MetRisks Registration'.B1603];[$Escalation.B$5:.B$190];0);3)))">
            <text:p/>
          </table:table-cell>
          <table:table-cell table:number-columns-repeated="1020"/>
        </table:table-row>
        <table:table-row table:style-name="ro33">
          <table:table-cell/>
          <table:table-cell/>
          <table:table-cell table:style-name="ce145" table:formula="of:=IF(ISBLANK([.B1604]);&quot;&quot;;INDEX([$'MetRisks Registration'.B$5:.E$190];MATCH([$Mitagation.B1604];[$'MetRisks Registration'.B$5:.B$190];0);2))">
            <text:p/>
          </table:table-cell>
          <table:table-cell table:style-name="ce145" table:formula="of:=IF(ISBLANK([.B1604]);&quot;&quot;;IF(ISBLANK(INDEX([$Escalation.B$5:.E$190];MATCH([$'MetRisks Registration'.B1604];[$Escalation.B$5:.B$190];0);3));&quot;&quot;;INDEX([$Escalation.B$5:.E$190];MATCH([$'MetRisks Registration'.B1604];[$Escalation.B$5:.B$190];0);3)))">
            <text:p/>
          </table:table-cell>
          <table:table-cell table:number-columns-repeated="1020"/>
        </table:table-row>
        <table:table-row table:style-name="ro33">
          <table:table-cell/>
          <table:table-cell/>
          <table:table-cell table:style-name="ce145" table:formula="of:=IF(ISBLANK([.B1605]);&quot;&quot;;INDEX([$'MetRisks Registration'.B$5:.E$190];MATCH([$Mitagation.B1605];[$'MetRisks Registration'.B$5:.B$190];0);2))">
            <text:p/>
          </table:table-cell>
          <table:table-cell table:style-name="ce145" table:formula="of:=IF(ISBLANK([.B1605]);&quot;&quot;;IF(ISBLANK(INDEX([$Escalation.B$5:.E$190];MATCH([$'MetRisks Registration'.B1605];[$Escalation.B$5:.B$190];0);3));&quot;&quot;;INDEX([$Escalation.B$5:.E$190];MATCH([$'MetRisks Registration'.B1605];[$Escalation.B$5:.B$190];0);3)))">
            <text:p/>
          </table:table-cell>
          <table:table-cell table:number-columns-repeated="1020"/>
        </table:table-row>
        <table:table-row table:style-name="ro33">
          <table:table-cell/>
          <table:table-cell/>
          <table:table-cell table:style-name="ce145" table:formula="of:=IF(ISBLANK([.B1606]);&quot;&quot;;INDEX([$'MetRisks Registration'.B$5:.E$190];MATCH([$Mitagation.B1606];[$'MetRisks Registration'.B$5:.B$190];0);2))">
            <text:p/>
          </table:table-cell>
          <table:table-cell table:style-name="ce145" table:formula="of:=IF(ISBLANK([.B1606]);&quot;&quot;;IF(ISBLANK(INDEX([$Escalation.B$5:.E$190];MATCH([$'MetRisks Registration'.B1606];[$Escalation.B$5:.B$190];0);3));&quot;&quot;;INDEX([$Escalation.B$5:.E$190];MATCH([$'MetRisks Registration'.B1606];[$Escalation.B$5:.B$190];0);3)))">
            <text:p/>
          </table:table-cell>
          <table:table-cell table:number-columns-repeated="1020"/>
        </table:table-row>
        <table:table-row table:style-name="ro33">
          <table:table-cell/>
          <table:table-cell/>
          <table:table-cell table:style-name="ce145" table:formula="of:=IF(ISBLANK([.B1607]);&quot;&quot;;INDEX([$'MetRisks Registration'.B$5:.E$190];MATCH([$Mitagation.B1607];[$'MetRisks Registration'.B$5:.B$190];0);2))">
            <text:p/>
          </table:table-cell>
          <table:table-cell table:style-name="ce145" table:formula="of:=IF(ISBLANK([.B1607]);&quot;&quot;;IF(ISBLANK(INDEX([$Escalation.B$5:.E$190];MATCH([$'MetRisks Registration'.B1607];[$Escalation.B$5:.B$190];0);3));&quot;&quot;;INDEX([$Escalation.B$5:.E$190];MATCH([$'MetRisks Registration'.B1607];[$Escalation.B$5:.B$190];0);3)))">
            <text:p/>
          </table:table-cell>
          <table:table-cell table:number-columns-repeated="1020"/>
        </table:table-row>
        <table:table-row table:style-name="ro33">
          <table:table-cell/>
          <table:table-cell/>
          <table:table-cell table:style-name="ce145" table:formula="of:=IF(ISBLANK([.B1608]);&quot;&quot;;INDEX([$'MetRisks Registration'.B$5:.E$190];MATCH([$Mitagation.B1608];[$'MetRisks Registration'.B$5:.B$190];0);2))">
            <text:p/>
          </table:table-cell>
          <table:table-cell table:style-name="ce145" table:formula="of:=IF(ISBLANK([.B1608]);&quot;&quot;;IF(ISBLANK(INDEX([$Escalation.B$5:.E$190];MATCH([$'MetRisks Registration'.B1608];[$Escalation.B$5:.B$190];0);3));&quot;&quot;;INDEX([$Escalation.B$5:.E$190];MATCH([$'MetRisks Registration'.B1608];[$Escalation.B$5:.B$190];0);3)))">
            <text:p/>
          </table:table-cell>
          <table:table-cell table:number-columns-repeated="1020"/>
        </table:table-row>
        <table:table-row table:style-name="ro33">
          <table:table-cell/>
          <table:table-cell/>
          <table:table-cell table:style-name="ce145" table:formula="of:=IF(ISBLANK([.B1609]);&quot;&quot;;INDEX([$'MetRisks Registration'.B$5:.E$190];MATCH([$Mitagation.B1609];[$'MetRisks Registration'.B$5:.B$190];0);2))">
            <text:p/>
          </table:table-cell>
          <table:table-cell table:style-name="ce145" table:formula="of:=IF(ISBLANK([.B1609]);&quot;&quot;;IF(ISBLANK(INDEX([$Escalation.B$5:.E$190];MATCH([$'MetRisks Registration'.B1609];[$Escalation.B$5:.B$190];0);3));&quot;&quot;;INDEX([$Escalation.B$5:.E$190];MATCH([$'MetRisks Registration'.B1609];[$Escalation.B$5:.B$190];0);3)))">
            <text:p/>
          </table:table-cell>
          <table:table-cell table:number-columns-repeated="1020"/>
        </table:table-row>
        <table:table-row table:style-name="ro33">
          <table:table-cell/>
          <table:table-cell/>
          <table:table-cell table:style-name="ce145" table:formula="of:=IF(ISBLANK([.B1610]);&quot;&quot;;INDEX([$'MetRisks Registration'.B$5:.E$190];MATCH([$Mitagation.B1610];[$'MetRisks Registration'.B$5:.B$190];0);2))">
            <text:p/>
          </table:table-cell>
          <table:table-cell table:style-name="ce145" table:formula="of:=IF(ISBLANK([.B1610]);&quot;&quot;;IF(ISBLANK(INDEX([$Escalation.B$5:.E$190];MATCH([$'MetRisks Registration'.B1610];[$Escalation.B$5:.B$190];0);3));&quot;&quot;;INDEX([$Escalation.B$5:.E$190];MATCH([$'MetRisks Registration'.B1610];[$Escalation.B$5:.B$190];0);3)))">
            <text:p/>
          </table:table-cell>
          <table:table-cell table:number-columns-repeated="1020"/>
        </table:table-row>
        <table:table-row table:style-name="ro33">
          <table:table-cell/>
          <table:table-cell/>
          <table:table-cell table:style-name="ce145" table:formula="of:=IF(ISBLANK([.B1611]);&quot;&quot;;INDEX([$'MetRisks Registration'.B$5:.E$190];MATCH([$Mitagation.B1611];[$'MetRisks Registration'.B$5:.B$190];0);2))">
            <text:p/>
          </table:table-cell>
          <table:table-cell table:style-name="ce145" table:formula="of:=IF(ISBLANK([.B1611]);&quot;&quot;;IF(ISBLANK(INDEX([$Escalation.B$5:.E$190];MATCH([$'MetRisks Registration'.B1611];[$Escalation.B$5:.B$190];0);3));&quot;&quot;;INDEX([$Escalation.B$5:.E$190];MATCH([$'MetRisks Registration'.B1611];[$Escalation.B$5:.B$190];0);3)))">
            <text:p/>
          </table:table-cell>
          <table:table-cell table:number-columns-repeated="1020"/>
        </table:table-row>
        <table:table-row table:style-name="ro33">
          <table:table-cell/>
          <table:table-cell/>
          <table:table-cell table:style-name="ce145" table:formula="of:=IF(ISBLANK([.B1612]);&quot;&quot;;INDEX([$'MetRisks Registration'.B$5:.E$190];MATCH([$Mitagation.B1612];[$'MetRisks Registration'.B$5:.B$190];0);2))">
            <text:p/>
          </table:table-cell>
          <table:table-cell table:style-name="ce145" table:formula="of:=IF(ISBLANK([.B1612]);&quot;&quot;;IF(ISBLANK(INDEX([$Escalation.B$5:.E$190];MATCH([$'MetRisks Registration'.B1612];[$Escalation.B$5:.B$190];0);3));&quot;&quot;;INDEX([$Escalation.B$5:.E$190];MATCH([$'MetRisks Registration'.B1612];[$Escalation.B$5:.B$190];0);3)))">
            <text:p/>
          </table:table-cell>
          <table:table-cell table:number-columns-repeated="1020"/>
        </table:table-row>
        <table:table-row table:style-name="ro33">
          <table:table-cell/>
          <table:table-cell/>
          <table:table-cell table:style-name="ce145" table:formula="of:=IF(ISBLANK([.B1613]);&quot;&quot;;INDEX([$'MetRisks Registration'.B$5:.E$190];MATCH([$Mitagation.B1613];[$'MetRisks Registration'.B$5:.B$190];0);2))">
            <text:p/>
          </table:table-cell>
          <table:table-cell table:style-name="ce145" table:formula="of:=IF(ISBLANK([.B1613]);&quot;&quot;;IF(ISBLANK(INDEX([$Escalation.B$5:.E$190];MATCH([$'MetRisks Registration'.B1613];[$Escalation.B$5:.B$190];0);3));&quot;&quot;;INDEX([$Escalation.B$5:.E$190];MATCH([$'MetRisks Registration'.B1613];[$Escalation.B$5:.B$190];0);3)))">
            <text:p/>
          </table:table-cell>
          <table:table-cell table:number-columns-repeated="1020"/>
        </table:table-row>
        <table:table-row table:style-name="ro33">
          <table:table-cell/>
          <table:table-cell/>
          <table:table-cell table:style-name="ce145" table:formula="of:=IF(ISBLANK([.B1614]);&quot;&quot;;INDEX([$'MetRisks Registration'.B$5:.E$190];MATCH([$Mitagation.B1614];[$'MetRisks Registration'.B$5:.B$190];0);2))">
            <text:p/>
          </table:table-cell>
          <table:table-cell table:style-name="ce145" table:formula="of:=IF(ISBLANK([.B1614]);&quot;&quot;;IF(ISBLANK(INDEX([$Escalation.B$5:.E$190];MATCH([$'MetRisks Registration'.B1614];[$Escalation.B$5:.B$190];0);3));&quot;&quot;;INDEX([$Escalation.B$5:.E$190];MATCH([$'MetRisks Registration'.B1614];[$Escalation.B$5:.B$190];0);3)))">
            <text:p/>
          </table:table-cell>
          <table:table-cell table:number-columns-repeated="1020"/>
        </table:table-row>
        <table:table-row table:style-name="ro33">
          <table:table-cell/>
          <table:table-cell/>
          <table:table-cell table:style-name="ce145" table:formula="of:=IF(ISBLANK([.B1615]);&quot;&quot;;INDEX([$'MetRisks Registration'.B$5:.E$190];MATCH([$Mitagation.B1615];[$'MetRisks Registration'.B$5:.B$190];0);2))">
            <text:p/>
          </table:table-cell>
          <table:table-cell table:style-name="ce145" table:formula="of:=IF(ISBLANK([.B1615]);&quot;&quot;;IF(ISBLANK(INDEX([$Escalation.B$5:.E$190];MATCH([$'MetRisks Registration'.B1615];[$Escalation.B$5:.B$190];0);3));&quot;&quot;;INDEX([$Escalation.B$5:.E$190];MATCH([$'MetRisks Registration'.B1615];[$Escalation.B$5:.B$190];0);3)))">
            <text:p/>
          </table:table-cell>
          <table:table-cell table:number-columns-repeated="1020"/>
        </table:table-row>
        <table:table-row table:style-name="ro33">
          <table:table-cell/>
          <table:table-cell/>
          <table:table-cell table:style-name="ce145" table:formula="of:=IF(ISBLANK([.B1616]);&quot;&quot;;INDEX([$'MetRisks Registration'.B$5:.E$190];MATCH([$Mitagation.B1616];[$'MetRisks Registration'.B$5:.B$190];0);2))">
            <text:p/>
          </table:table-cell>
          <table:table-cell table:style-name="ce145" table:formula="of:=IF(ISBLANK([.B1616]);&quot;&quot;;IF(ISBLANK(INDEX([$Escalation.B$5:.E$190];MATCH([$'MetRisks Registration'.B1616];[$Escalation.B$5:.B$190];0);3));&quot;&quot;;INDEX([$Escalation.B$5:.E$190];MATCH([$'MetRisks Registration'.B1616];[$Escalation.B$5:.B$190];0);3)))">
            <text:p/>
          </table:table-cell>
          <table:table-cell table:number-columns-repeated="1020"/>
        </table:table-row>
        <table:table-row table:style-name="ro33">
          <table:table-cell/>
          <table:table-cell/>
          <table:table-cell table:style-name="ce145" table:formula="of:=IF(ISBLANK([.B1617]);&quot;&quot;;INDEX([$'MetRisks Registration'.B$5:.E$190];MATCH([$Mitagation.B1617];[$'MetRisks Registration'.B$5:.B$190];0);2))">
            <text:p/>
          </table:table-cell>
          <table:table-cell table:style-name="ce145" table:formula="of:=IF(ISBLANK([.B1617]);&quot;&quot;;IF(ISBLANK(INDEX([$Escalation.B$5:.E$190];MATCH([$'MetRisks Registration'.B1617];[$Escalation.B$5:.B$190];0);3));&quot;&quot;;INDEX([$Escalation.B$5:.E$190];MATCH([$'MetRisks Registration'.B1617];[$Escalation.B$5:.B$190];0);3)))">
            <text:p/>
          </table:table-cell>
          <table:table-cell table:number-columns-repeated="1020"/>
        </table:table-row>
        <table:table-row table:style-name="ro33">
          <table:table-cell/>
          <table:table-cell/>
          <table:table-cell table:style-name="ce145" table:formula="of:=IF(ISBLANK([.B1618]);&quot;&quot;;INDEX([$'MetRisks Registration'.B$5:.E$190];MATCH([$Mitagation.B1618];[$'MetRisks Registration'.B$5:.B$190];0);2))">
            <text:p/>
          </table:table-cell>
          <table:table-cell table:style-name="ce145" table:formula="of:=IF(ISBLANK([.B1618]);&quot;&quot;;IF(ISBLANK(INDEX([$Escalation.B$5:.E$190];MATCH([$'MetRisks Registration'.B1618];[$Escalation.B$5:.B$190];0);3));&quot;&quot;;INDEX([$Escalation.B$5:.E$190];MATCH([$'MetRisks Registration'.B1618];[$Escalation.B$5:.B$190];0);3)))">
            <text:p/>
          </table:table-cell>
          <table:table-cell table:number-columns-repeated="1020"/>
        </table:table-row>
        <table:table-row table:style-name="ro33">
          <table:table-cell/>
          <table:table-cell/>
          <table:table-cell table:style-name="ce145" table:formula="of:=IF(ISBLANK([.B1619]);&quot;&quot;;INDEX([$'MetRisks Registration'.B$5:.E$190];MATCH([$Mitagation.B1619];[$'MetRisks Registration'.B$5:.B$190];0);2))">
            <text:p/>
          </table:table-cell>
          <table:table-cell table:style-name="ce145" table:formula="of:=IF(ISBLANK([.B1619]);&quot;&quot;;IF(ISBLANK(INDEX([$Escalation.B$5:.E$190];MATCH([$'MetRisks Registration'.B1619];[$Escalation.B$5:.B$190];0);3));&quot;&quot;;INDEX([$Escalation.B$5:.E$190];MATCH([$'MetRisks Registration'.B1619];[$Escalation.B$5:.B$190];0);3)))">
            <text:p/>
          </table:table-cell>
          <table:table-cell table:number-columns-repeated="1020"/>
        </table:table-row>
        <table:table-row table:style-name="ro33">
          <table:table-cell/>
          <table:table-cell/>
          <table:table-cell table:style-name="ce145" table:formula="of:=IF(ISBLANK([.B1620]);&quot;&quot;;INDEX([$'MetRisks Registration'.B$5:.E$190];MATCH([$Mitagation.B1620];[$'MetRisks Registration'.B$5:.B$190];0);2))">
            <text:p/>
          </table:table-cell>
          <table:table-cell table:style-name="ce145" table:formula="of:=IF(ISBLANK([.B1620]);&quot;&quot;;IF(ISBLANK(INDEX([$Escalation.B$5:.E$190];MATCH([$'MetRisks Registration'.B1620];[$Escalation.B$5:.B$190];0);3));&quot;&quot;;INDEX([$Escalation.B$5:.E$190];MATCH([$'MetRisks Registration'.B1620];[$Escalation.B$5:.B$190];0);3)))">
            <text:p/>
          </table:table-cell>
          <table:table-cell table:number-columns-repeated="1020"/>
        </table:table-row>
        <table:table-row table:style-name="ro33">
          <table:table-cell/>
          <table:table-cell/>
          <table:table-cell table:style-name="ce145" table:formula="of:=IF(ISBLANK([.B1621]);&quot;&quot;;INDEX([$'MetRisks Registration'.B$5:.E$190];MATCH([$Mitagation.B1621];[$'MetRisks Registration'.B$5:.B$190];0);2))">
            <text:p/>
          </table:table-cell>
          <table:table-cell table:style-name="ce145" table:formula="of:=IF(ISBLANK([.B1621]);&quot;&quot;;IF(ISBLANK(INDEX([$Escalation.B$5:.E$190];MATCH([$'MetRisks Registration'.B1621];[$Escalation.B$5:.B$190];0);3));&quot;&quot;;INDEX([$Escalation.B$5:.E$190];MATCH([$'MetRisks Registration'.B1621];[$Escalation.B$5:.B$190];0);3)))">
            <text:p/>
          </table:table-cell>
          <table:table-cell table:number-columns-repeated="1020"/>
        </table:table-row>
        <table:table-row table:style-name="ro33">
          <table:table-cell/>
          <table:table-cell/>
          <table:table-cell table:style-name="ce145" table:formula="of:=IF(ISBLANK([.B1622]);&quot;&quot;;INDEX([$'MetRisks Registration'.B$5:.E$190];MATCH([$Mitagation.B1622];[$'MetRisks Registration'.B$5:.B$190];0);2))">
            <text:p/>
          </table:table-cell>
          <table:table-cell table:style-name="ce145" table:formula="of:=IF(ISBLANK([.B1622]);&quot;&quot;;IF(ISBLANK(INDEX([$Escalation.B$5:.E$190];MATCH([$'MetRisks Registration'.B1622];[$Escalation.B$5:.B$190];0);3));&quot;&quot;;INDEX([$Escalation.B$5:.E$190];MATCH([$'MetRisks Registration'.B1622];[$Escalation.B$5:.B$190];0);3)))">
            <text:p/>
          </table:table-cell>
          <table:table-cell table:number-columns-repeated="1020"/>
        </table:table-row>
        <table:table-row table:style-name="ro33">
          <table:table-cell/>
          <table:table-cell/>
          <table:table-cell table:style-name="ce145" table:formula="of:=IF(ISBLANK([.B1623]);&quot;&quot;;INDEX([$'MetRisks Registration'.B$5:.E$190];MATCH([$Mitagation.B1623];[$'MetRisks Registration'.B$5:.B$190];0);2))">
            <text:p/>
          </table:table-cell>
          <table:table-cell table:style-name="ce145" table:formula="of:=IF(ISBLANK([.B1623]);&quot;&quot;;IF(ISBLANK(INDEX([$Escalation.B$5:.E$190];MATCH([$'MetRisks Registration'.B1623];[$Escalation.B$5:.B$190];0);3));&quot;&quot;;INDEX([$Escalation.B$5:.E$190];MATCH([$'MetRisks Registration'.B1623];[$Escalation.B$5:.B$190];0);3)))">
            <text:p/>
          </table:table-cell>
          <table:table-cell table:number-columns-repeated="1020"/>
        </table:table-row>
        <table:table-row table:style-name="ro33">
          <table:table-cell/>
          <table:table-cell/>
          <table:table-cell table:style-name="ce145" table:formula="of:=IF(ISBLANK([.B1624]);&quot;&quot;;INDEX([$'MetRisks Registration'.B$5:.E$190];MATCH([$Mitagation.B1624];[$'MetRisks Registration'.B$5:.B$190];0);2))">
            <text:p/>
          </table:table-cell>
          <table:table-cell table:style-name="ce145" table:formula="of:=IF(ISBLANK([.B1624]);&quot;&quot;;IF(ISBLANK(INDEX([$Escalation.B$5:.E$190];MATCH([$'MetRisks Registration'.B1624];[$Escalation.B$5:.B$190];0);3));&quot;&quot;;INDEX([$Escalation.B$5:.E$190];MATCH([$'MetRisks Registration'.B1624];[$Escalation.B$5:.B$190];0);3)))">
            <text:p/>
          </table:table-cell>
          <table:table-cell table:number-columns-repeated="1020"/>
        </table:table-row>
        <table:table-row table:style-name="ro33">
          <table:table-cell/>
          <table:table-cell/>
          <table:table-cell table:style-name="ce145" table:formula="of:=IF(ISBLANK([.B1625]);&quot;&quot;;INDEX([$'MetRisks Registration'.B$5:.E$190];MATCH([$Mitagation.B1625];[$'MetRisks Registration'.B$5:.B$190];0);2))">
            <text:p/>
          </table:table-cell>
          <table:table-cell table:style-name="ce145" table:formula="of:=IF(ISBLANK([.B1625]);&quot;&quot;;IF(ISBLANK(INDEX([$Escalation.B$5:.E$190];MATCH([$'MetRisks Registration'.B1625];[$Escalation.B$5:.B$190];0);3));&quot;&quot;;INDEX([$Escalation.B$5:.E$190];MATCH([$'MetRisks Registration'.B1625];[$Escalation.B$5:.B$190];0);3)))">
            <text:p/>
          </table:table-cell>
          <table:table-cell table:number-columns-repeated="1020"/>
        </table:table-row>
        <table:table-row table:style-name="ro33">
          <table:table-cell/>
          <table:table-cell/>
          <table:table-cell table:style-name="ce145" table:formula="of:=IF(ISBLANK([.B1626]);&quot;&quot;;INDEX([$'MetRisks Registration'.B$5:.E$190];MATCH([$Mitagation.B1626];[$'MetRisks Registration'.B$5:.B$190];0);2))">
            <text:p/>
          </table:table-cell>
          <table:table-cell table:style-name="ce145" table:formula="of:=IF(ISBLANK([.B1626]);&quot;&quot;;IF(ISBLANK(INDEX([$Escalation.B$5:.E$190];MATCH([$'MetRisks Registration'.B1626];[$Escalation.B$5:.B$190];0);3));&quot;&quot;;INDEX([$Escalation.B$5:.E$190];MATCH([$'MetRisks Registration'.B1626];[$Escalation.B$5:.B$190];0);3)))">
            <text:p/>
          </table:table-cell>
          <table:table-cell table:number-columns-repeated="1020"/>
        </table:table-row>
        <table:table-row table:style-name="ro33">
          <table:table-cell/>
          <table:table-cell/>
          <table:table-cell table:style-name="ce145" table:formula="of:=IF(ISBLANK([.B1627]);&quot;&quot;;INDEX([$'MetRisks Registration'.B$5:.E$190];MATCH([$Mitagation.B1627];[$'MetRisks Registration'.B$5:.B$190];0);2))">
            <text:p/>
          </table:table-cell>
          <table:table-cell table:style-name="ce145" table:formula="of:=IF(ISBLANK([.B1627]);&quot;&quot;;IF(ISBLANK(INDEX([$Escalation.B$5:.E$190];MATCH([$'MetRisks Registration'.B1627];[$Escalation.B$5:.B$190];0);3));&quot;&quot;;INDEX([$Escalation.B$5:.E$190];MATCH([$'MetRisks Registration'.B1627];[$Escalation.B$5:.B$190];0);3)))">
            <text:p/>
          </table:table-cell>
          <table:table-cell table:number-columns-repeated="1020"/>
        </table:table-row>
        <table:table-row table:style-name="ro33">
          <table:table-cell/>
          <table:table-cell/>
          <table:table-cell table:style-name="ce145" table:formula="of:=IF(ISBLANK([.B1628]);&quot;&quot;;INDEX([$'MetRisks Registration'.B$5:.E$190];MATCH([$Mitagation.B1628];[$'MetRisks Registration'.B$5:.B$190];0);2))">
            <text:p/>
          </table:table-cell>
          <table:table-cell table:style-name="ce145" table:formula="of:=IF(ISBLANK([.B1628]);&quot;&quot;;IF(ISBLANK(INDEX([$Escalation.B$5:.E$190];MATCH([$'MetRisks Registration'.B1628];[$Escalation.B$5:.B$190];0);3));&quot;&quot;;INDEX([$Escalation.B$5:.E$190];MATCH([$'MetRisks Registration'.B1628];[$Escalation.B$5:.B$190];0);3)))">
            <text:p/>
          </table:table-cell>
          <table:table-cell table:number-columns-repeated="1020"/>
        </table:table-row>
        <table:table-row table:style-name="ro33">
          <table:table-cell/>
          <table:table-cell/>
          <table:table-cell table:style-name="ce145" table:formula="of:=IF(ISBLANK([.B1629]);&quot;&quot;;INDEX([$'MetRisks Registration'.B$5:.E$190];MATCH([$Mitagation.B1629];[$'MetRisks Registration'.B$5:.B$190];0);2))">
            <text:p/>
          </table:table-cell>
          <table:table-cell table:style-name="ce145" table:formula="of:=IF(ISBLANK([.B1629]);&quot;&quot;;IF(ISBLANK(INDEX([$Escalation.B$5:.E$190];MATCH([$'MetRisks Registration'.B1629];[$Escalation.B$5:.B$190];0);3));&quot;&quot;;INDEX([$Escalation.B$5:.E$190];MATCH([$'MetRisks Registration'.B1629];[$Escalation.B$5:.B$190];0);3)))">
            <text:p/>
          </table:table-cell>
          <table:table-cell table:number-columns-repeated="1020"/>
        </table:table-row>
        <table:table-row table:style-name="ro33">
          <table:table-cell/>
          <table:table-cell/>
          <table:table-cell table:style-name="ce145" table:formula="of:=IF(ISBLANK([.B1630]);&quot;&quot;;INDEX([$'MetRisks Registration'.B$5:.E$190];MATCH([$Mitagation.B1630];[$'MetRisks Registration'.B$5:.B$190];0);2))">
            <text:p/>
          </table:table-cell>
          <table:table-cell table:style-name="ce145" table:formula="of:=IF(ISBLANK([.B1630]);&quot;&quot;;IF(ISBLANK(INDEX([$Escalation.B$5:.E$190];MATCH([$'MetRisks Registration'.B1630];[$Escalation.B$5:.B$190];0);3));&quot;&quot;;INDEX([$Escalation.B$5:.E$190];MATCH([$'MetRisks Registration'.B1630];[$Escalation.B$5:.B$190];0);3)))">
            <text:p/>
          </table:table-cell>
          <table:table-cell table:number-columns-repeated="1020"/>
        </table:table-row>
        <table:table-row table:style-name="ro33">
          <table:table-cell/>
          <table:table-cell/>
          <table:table-cell table:style-name="ce145" table:formula="of:=IF(ISBLANK([.B1631]);&quot;&quot;;INDEX([$'MetRisks Registration'.B$5:.E$190];MATCH([$Mitagation.B1631];[$'MetRisks Registration'.B$5:.B$190];0);2))">
            <text:p/>
          </table:table-cell>
          <table:table-cell table:style-name="ce145" table:formula="of:=IF(ISBLANK([.B1631]);&quot;&quot;;IF(ISBLANK(INDEX([$Escalation.B$5:.E$190];MATCH([$'MetRisks Registration'.B1631];[$Escalation.B$5:.B$190];0);3));&quot;&quot;;INDEX([$Escalation.B$5:.E$190];MATCH([$'MetRisks Registration'.B1631];[$Escalation.B$5:.B$190];0);3)))">
            <text:p/>
          </table:table-cell>
          <table:table-cell table:number-columns-repeated="1020"/>
        </table:table-row>
        <table:table-row table:style-name="ro33">
          <table:table-cell/>
          <table:table-cell/>
          <table:table-cell table:style-name="ce145" table:formula="of:=IF(ISBLANK([.B1632]);&quot;&quot;;INDEX([$'MetRisks Registration'.B$5:.E$190];MATCH([$Mitagation.B1632];[$'MetRisks Registration'.B$5:.B$190];0);2))">
            <text:p/>
          </table:table-cell>
          <table:table-cell table:style-name="ce145" table:formula="of:=IF(ISBLANK([.B1632]);&quot;&quot;;IF(ISBLANK(INDEX([$Escalation.B$5:.E$190];MATCH([$'MetRisks Registration'.B1632];[$Escalation.B$5:.B$190];0);3));&quot;&quot;;INDEX([$Escalation.B$5:.E$190];MATCH([$'MetRisks Registration'.B1632];[$Escalation.B$5:.B$190];0);3)))">
            <text:p/>
          </table:table-cell>
          <table:table-cell table:number-columns-repeated="1020"/>
        </table:table-row>
        <table:table-row table:style-name="ro33">
          <table:table-cell/>
          <table:table-cell/>
          <table:table-cell table:style-name="ce145" table:formula="of:=IF(ISBLANK([.B1633]);&quot;&quot;;INDEX([$'MetRisks Registration'.B$5:.E$190];MATCH([$Mitagation.B1633];[$'MetRisks Registration'.B$5:.B$190];0);2))">
            <text:p/>
          </table:table-cell>
          <table:table-cell table:style-name="ce145" table:formula="of:=IF(ISBLANK([.B1633]);&quot;&quot;;IF(ISBLANK(INDEX([$Escalation.B$5:.E$190];MATCH([$'MetRisks Registration'.B1633];[$Escalation.B$5:.B$190];0);3));&quot;&quot;;INDEX([$Escalation.B$5:.E$190];MATCH([$'MetRisks Registration'.B1633];[$Escalation.B$5:.B$190];0);3)))">
            <text:p/>
          </table:table-cell>
          <table:table-cell table:number-columns-repeated="1020"/>
        </table:table-row>
        <table:table-row table:style-name="ro33">
          <table:table-cell/>
          <table:table-cell/>
          <table:table-cell table:style-name="ce145" table:formula="of:=IF(ISBLANK([.B1634]);&quot;&quot;;INDEX([$'MetRisks Registration'.B$5:.E$190];MATCH([$Mitagation.B1634];[$'MetRisks Registration'.B$5:.B$190];0);2))">
            <text:p/>
          </table:table-cell>
          <table:table-cell table:style-name="ce145" table:formula="of:=IF(ISBLANK([.B1634]);&quot;&quot;;IF(ISBLANK(INDEX([$Escalation.B$5:.E$190];MATCH([$'MetRisks Registration'.B1634];[$Escalation.B$5:.B$190];0);3));&quot;&quot;;INDEX([$Escalation.B$5:.E$190];MATCH([$'MetRisks Registration'.B1634];[$Escalation.B$5:.B$190];0);3)))">
            <text:p/>
          </table:table-cell>
          <table:table-cell table:number-columns-repeated="1020"/>
        </table:table-row>
        <table:table-row table:style-name="ro33">
          <table:table-cell/>
          <table:table-cell/>
          <table:table-cell table:style-name="ce145" table:formula="of:=IF(ISBLANK([.B1635]);&quot;&quot;;INDEX([$'MetRisks Registration'.B$5:.E$190];MATCH([$Mitagation.B1635];[$'MetRisks Registration'.B$5:.B$190];0);2))">
            <text:p/>
          </table:table-cell>
          <table:table-cell table:style-name="ce145" table:formula="of:=IF(ISBLANK([.B1635]);&quot;&quot;;IF(ISBLANK(INDEX([$Escalation.B$5:.E$190];MATCH([$'MetRisks Registration'.B1635];[$Escalation.B$5:.B$190];0);3));&quot;&quot;;INDEX([$Escalation.B$5:.E$190];MATCH([$'MetRisks Registration'.B1635];[$Escalation.B$5:.B$190];0);3)))">
            <text:p/>
          </table:table-cell>
          <table:table-cell table:number-columns-repeated="1020"/>
        </table:table-row>
        <table:table-row table:style-name="ro33">
          <table:table-cell/>
          <table:table-cell/>
          <table:table-cell table:style-name="ce145" table:formula="of:=IF(ISBLANK([.B1636]);&quot;&quot;;INDEX([$'MetRisks Registration'.B$5:.E$190];MATCH([$Mitagation.B1636];[$'MetRisks Registration'.B$5:.B$190];0);2))">
            <text:p/>
          </table:table-cell>
          <table:table-cell table:style-name="ce145" table:formula="of:=IF(ISBLANK([.B1636]);&quot;&quot;;IF(ISBLANK(INDEX([$Escalation.B$5:.E$190];MATCH([$'MetRisks Registration'.B1636];[$Escalation.B$5:.B$190];0);3));&quot;&quot;;INDEX([$Escalation.B$5:.E$190];MATCH([$'MetRisks Registration'.B1636];[$Escalation.B$5:.B$190];0);3)))">
            <text:p/>
          </table:table-cell>
          <table:table-cell table:number-columns-repeated="1020"/>
        </table:table-row>
        <table:table-row table:style-name="ro33">
          <table:table-cell/>
          <table:table-cell/>
          <table:table-cell table:style-name="ce145" table:formula="of:=IF(ISBLANK([.B1637]);&quot;&quot;;INDEX([$'MetRisks Registration'.B$5:.E$190];MATCH([$Mitagation.B1637];[$'MetRisks Registration'.B$5:.B$190];0);2))">
            <text:p/>
          </table:table-cell>
          <table:table-cell table:style-name="ce145" table:formula="of:=IF(ISBLANK([.B1637]);&quot;&quot;;IF(ISBLANK(INDEX([$Escalation.B$5:.E$190];MATCH([$'MetRisks Registration'.B1637];[$Escalation.B$5:.B$190];0);3));&quot;&quot;;INDEX([$Escalation.B$5:.E$190];MATCH([$'MetRisks Registration'.B1637];[$Escalation.B$5:.B$190];0);3)))">
            <text:p/>
          </table:table-cell>
          <table:table-cell table:number-columns-repeated="1020"/>
        </table:table-row>
        <table:table-row table:style-name="ro33">
          <table:table-cell/>
          <table:table-cell/>
          <table:table-cell table:style-name="ce145" table:formula="of:=IF(ISBLANK([.B1638]);&quot;&quot;;INDEX([$'MetRisks Registration'.B$5:.E$190];MATCH([$Mitagation.B1638];[$'MetRisks Registration'.B$5:.B$190];0);2))">
            <text:p/>
          </table:table-cell>
          <table:table-cell table:style-name="ce145" table:formula="of:=IF(ISBLANK([.B1638]);&quot;&quot;;IF(ISBLANK(INDEX([$Escalation.B$5:.E$190];MATCH([$'MetRisks Registration'.B1638];[$Escalation.B$5:.B$190];0);3));&quot;&quot;;INDEX([$Escalation.B$5:.E$190];MATCH([$'MetRisks Registration'.B1638];[$Escalation.B$5:.B$190];0);3)))">
            <text:p/>
          </table:table-cell>
          <table:table-cell table:number-columns-repeated="1020"/>
        </table:table-row>
        <table:table-row table:style-name="ro33">
          <table:table-cell/>
          <table:table-cell/>
          <table:table-cell table:style-name="ce145" table:formula="of:=IF(ISBLANK([.B1639]);&quot;&quot;;INDEX([$'MetRisks Registration'.B$5:.E$190];MATCH([$Mitagation.B1639];[$'MetRisks Registration'.B$5:.B$190];0);2))">
            <text:p/>
          </table:table-cell>
          <table:table-cell table:style-name="ce145" table:formula="of:=IF(ISBLANK([.B1639]);&quot;&quot;;IF(ISBLANK(INDEX([$Escalation.B$5:.E$190];MATCH([$'MetRisks Registration'.B1639];[$Escalation.B$5:.B$190];0);3));&quot;&quot;;INDEX([$Escalation.B$5:.E$190];MATCH([$'MetRisks Registration'.B1639];[$Escalation.B$5:.B$190];0);3)))">
            <text:p/>
          </table:table-cell>
          <table:table-cell table:number-columns-repeated="1020"/>
        </table:table-row>
        <table:table-row table:style-name="ro33">
          <table:table-cell/>
          <table:table-cell/>
          <table:table-cell table:style-name="ce145" table:formula="of:=IF(ISBLANK([.B1640]);&quot;&quot;;INDEX([$'MetRisks Registration'.B$5:.E$190];MATCH([$Mitagation.B1640];[$'MetRisks Registration'.B$5:.B$190];0);2))">
            <text:p/>
          </table:table-cell>
          <table:table-cell table:style-name="ce145" table:formula="of:=IF(ISBLANK([.B1640]);&quot;&quot;;IF(ISBLANK(INDEX([$Escalation.B$5:.E$190];MATCH([$'MetRisks Registration'.B1640];[$Escalation.B$5:.B$190];0);3));&quot;&quot;;INDEX([$Escalation.B$5:.E$190];MATCH([$'MetRisks Registration'.B1640];[$Escalation.B$5:.B$190];0);3)))">
            <text:p/>
          </table:table-cell>
          <table:table-cell table:number-columns-repeated="1020"/>
        </table:table-row>
        <table:table-row table:style-name="ro33">
          <table:table-cell/>
          <table:table-cell/>
          <table:table-cell table:style-name="ce145" table:formula="of:=IF(ISBLANK([.B1641]);&quot;&quot;;INDEX([$'MetRisks Registration'.B$5:.E$190];MATCH([$Mitagation.B1641];[$'MetRisks Registration'.B$5:.B$190];0);2))">
            <text:p/>
          </table:table-cell>
          <table:table-cell table:style-name="ce145" table:formula="of:=IF(ISBLANK([.B1641]);&quot;&quot;;IF(ISBLANK(INDEX([$Escalation.B$5:.E$190];MATCH([$'MetRisks Registration'.B1641];[$Escalation.B$5:.B$190];0);3));&quot;&quot;;INDEX([$Escalation.B$5:.E$190];MATCH([$'MetRisks Registration'.B1641];[$Escalation.B$5:.B$190];0);3)))">
            <text:p/>
          </table:table-cell>
          <table:table-cell table:number-columns-repeated="1020"/>
        </table:table-row>
        <table:table-row table:style-name="ro33">
          <table:table-cell/>
          <table:table-cell/>
          <table:table-cell table:style-name="ce145" table:formula="of:=IF(ISBLANK([.B1642]);&quot;&quot;;INDEX([$'MetRisks Registration'.B$5:.E$190];MATCH([$Mitagation.B1642];[$'MetRisks Registration'.B$5:.B$190];0);2))">
            <text:p/>
          </table:table-cell>
          <table:table-cell table:style-name="ce145" table:formula="of:=IF(ISBLANK([.B1642]);&quot;&quot;;IF(ISBLANK(INDEX([$Escalation.B$5:.E$190];MATCH([$'MetRisks Registration'.B1642];[$Escalation.B$5:.B$190];0);3));&quot;&quot;;INDEX([$Escalation.B$5:.E$190];MATCH([$'MetRisks Registration'.B1642];[$Escalation.B$5:.B$190];0);3)))">
            <text:p/>
          </table:table-cell>
          <table:table-cell table:number-columns-repeated="1020"/>
        </table:table-row>
        <table:table-row table:style-name="ro33">
          <table:table-cell/>
          <table:table-cell/>
          <table:table-cell table:style-name="ce145" table:formula="of:=IF(ISBLANK([.B1643]);&quot;&quot;;INDEX([$'MetRisks Registration'.B$5:.E$190];MATCH([$Mitagation.B1643];[$'MetRisks Registration'.B$5:.B$190];0);2))">
            <text:p/>
          </table:table-cell>
          <table:table-cell table:style-name="ce145" table:formula="of:=IF(ISBLANK([.B1643]);&quot;&quot;;IF(ISBLANK(INDEX([$Escalation.B$5:.E$190];MATCH([$'MetRisks Registration'.B1643];[$Escalation.B$5:.B$190];0);3));&quot;&quot;;INDEX([$Escalation.B$5:.E$190];MATCH([$'MetRisks Registration'.B1643];[$Escalation.B$5:.B$190];0);3)))">
            <text:p/>
          </table:table-cell>
          <table:table-cell table:number-columns-repeated="1020"/>
        </table:table-row>
        <table:table-row table:style-name="ro33">
          <table:table-cell/>
          <table:table-cell/>
          <table:table-cell table:style-name="ce145" table:formula="of:=IF(ISBLANK([.B1644]);&quot;&quot;;INDEX([$'MetRisks Registration'.B$5:.E$190];MATCH([$Mitagation.B1644];[$'MetRisks Registration'.B$5:.B$190];0);2))">
            <text:p/>
          </table:table-cell>
          <table:table-cell table:style-name="ce145" table:formula="of:=IF(ISBLANK([.B1644]);&quot;&quot;;IF(ISBLANK(INDEX([$Escalation.B$5:.E$190];MATCH([$'MetRisks Registration'.B1644];[$Escalation.B$5:.B$190];0);3));&quot;&quot;;INDEX([$Escalation.B$5:.E$190];MATCH([$'MetRisks Registration'.B1644];[$Escalation.B$5:.B$190];0);3)))">
            <text:p/>
          </table:table-cell>
          <table:table-cell table:number-columns-repeated="1020"/>
        </table:table-row>
        <table:table-row table:style-name="ro33">
          <table:table-cell/>
          <table:table-cell/>
          <table:table-cell table:style-name="ce145" table:formula="of:=IF(ISBLANK([.B1645]);&quot;&quot;;INDEX([$'MetRisks Registration'.B$5:.E$190];MATCH([$Mitagation.B1645];[$'MetRisks Registration'.B$5:.B$190];0);2))">
            <text:p/>
          </table:table-cell>
          <table:table-cell table:style-name="ce145" table:formula="of:=IF(ISBLANK([.B1645]);&quot;&quot;;IF(ISBLANK(INDEX([$Escalation.B$5:.E$190];MATCH([$'MetRisks Registration'.B1645];[$Escalation.B$5:.B$190];0);3));&quot;&quot;;INDEX([$Escalation.B$5:.E$190];MATCH([$'MetRisks Registration'.B1645];[$Escalation.B$5:.B$190];0);3)))">
            <text:p/>
          </table:table-cell>
          <table:table-cell table:number-columns-repeated="1020"/>
        </table:table-row>
        <table:table-row table:style-name="ro33">
          <table:table-cell/>
          <table:table-cell/>
          <table:table-cell table:style-name="ce145" table:formula="of:=IF(ISBLANK([.B1646]);&quot;&quot;;INDEX([$'MetRisks Registration'.B$5:.E$190];MATCH([$Mitagation.B1646];[$'MetRisks Registration'.B$5:.B$190];0);2))">
            <text:p/>
          </table:table-cell>
          <table:table-cell table:style-name="ce145" table:formula="of:=IF(ISBLANK([.B1646]);&quot;&quot;;IF(ISBLANK(INDEX([$Escalation.B$5:.E$190];MATCH([$'MetRisks Registration'.B1646];[$Escalation.B$5:.B$190];0);3));&quot;&quot;;INDEX([$Escalation.B$5:.E$190];MATCH([$'MetRisks Registration'.B1646];[$Escalation.B$5:.B$190];0);3)))">
            <text:p/>
          </table:table-cell>
          <table:table-cell table:number-columns-repeated="1020"/>
        </table:table-row>
        <table:table-row table:style-name="ro33">
          <table:table-cell/>
          <table:table-cell/>
          <table:table-cell table:style-name="ce145" table:formula="of:=IF(ISBLANK([.B1647]);&quot;&quot;;INDEX([$'MetRisks Registration'.B$5:.E$190];MATCH([$Mitagation.B1647];[$'MetRisks Registration'.B$5:.B$190];0);2))">
            <text:p/>
          </table:table-cell>
          <table:table-cell table:style-name="ce145" table:formula="of:=IF(ISBLANK([.B1647]);&quot;&quot;;IF(ISBLANK(INDEX([$Escalation.B$5:.E$190];MATCH([$'MetRisks Registration'.B1647];[$Escalation.B$5:.B$190];0);3));&quot;&quot;;INDEX([$Escalation.B$5:.E$190];MATCH([$'MetRisks Registration'.B1647];[$Escalation.B$5:.B$190];0);3)))">
            <text:p/>
          </table:table-cell>
          <table:table-cell table:number-columns-repeated="1020"/>
        </table:table-row>
        <table:table-row table:style-name="ro33">
          <table:table-cell/>
          <table:table-cell/>
          <table:table-cell table:style-name="ce145" table:formula="of:=IF(ISBLANK([.B1648]);&quot;&quot;;INDEX([$'MetRisks Registration'.B$5:.E$190];MATCH([$Mitagation.B1648];[$'MetRisks Registration'.B$5:.B$190];0);2))">
            <text:p/>
          </table:table-cell>
          <table:table-cell table:style-name="ce145" table:formula="of:=IF(ISBLANK([.B1648]);&quot;&quot;;IF(ISBLANK(INDEX([$Escalation.B$5:.E$190];MATCH([$'MetRisks Registration'.B1648];[$Escalation.B$5:.B$190];0);3));&quot;&quot;;INDEX([$Escalation.B$5:.E$190];MATCH([$'MetRisks Registration'.B1648];[$Escalation.B$5:.B$190];0);3)))">
            <text:p/>
          </table:table-cell>
          <table:table-cell table:number-columns-repeated="1020"/>
        </table:table-row>
        <table:table-row table:style-name="ro33">
          <table:table-cell/>
          <table:table-cell/>
          <table:table-cell table:style-name="ce145" table:formula="of:=IF(ISBLANK([.B1649]);&quot;&quot;;INDEX([$'MetRisks Registration'.B$5:.E$190];MATCH([$Mitagation.B1649];[$'MetRisks Registration'.B$5:.B$190];0);2))">
            <text:p/>
          </table:table-cell>
          <table:table-cell table:style-name="ce145" table:formula="of:=IF(ISBLANK([.B1649]);&quot;&quot;;IF(ISBLANK(INDEX([$Escalation.B$5:.E$190];MATCH([$'MetRisks Registration'.B1649];[$Escalation.B$5:.B$190];0);3));&quot;&quot;;INDEX([$Escalation.B$5:.E$190];MATCH([$'MetRisks Registration'.B1649];[$Escalation.B$5:.B$190];0);3)))">
            <text:p/>
          </table:table-cell>
          <table:table-cell table:number-columns-repeated="1020"/>
        </table:table-row>
        <table:table-row table:style-name="ro33">
          <table:table-cell/>
          <table:table-cell/>
          <table:table-cell table:style-name="ce145" table:formula="of:=IF(ISBLANK([.B1650]);&quot;&quot;;INDEX([$'MetRisks Registration'.B$5:.E$190];MATCH([$Mitagation.B1650];[$'MetRisks Registration'.B$5:.B$190];0);2))">
            <text:p/>
          </table:table-cell>
          <table:table-cell table:style-name="ce145" table:formula="of:=IF(ISBLANK([.B1650]);&quot;&quot;;IF(ISBLANK(INDEX([$Escalation.B$5:.E$190];MATCH([$'MetRisks Registration'.B1650];[$Escalation.B$5:.B$190];0);3));&quot;&quot;;INDEX([$Escalation.B$5:.E$190];MATCH([$'MetRisks Registration'.B1650];[$Escalation.B$5:.B$190];0);3)))">
            <text:p/>
          </table:table-cell>
          <table:table-cell table:number-columns-repeated="1020"/>
        </table:table-row>
        <table:table-row table:style-name="ro33">
          <table:table-cell/>
          <table:table-cell/>
          <table:table-cell table:style-name="ce145" table:formula="of:=IF(ISBLANK([.B1651]);&quot;&quot;;INDEX([$'MetRisks Registration'.B$5:.E$190];MATCH([$Mitagation.B1651];[$'MetRisks Registration'.B$5:.B$190];0);2))">
            <text:p/>
          </table:table-cell>
          <table:table-cell table:style-name="ce145" table:formula="of:=IF(ISBLANK([.B1651]);&quot;&quot;;IF(ISBLANK(INDEX([$Escalation.B$5:.E$190];MATCH([$'MetRisks Registration'.B1651];[$Escalation.B$5:.B$190];0);3));&quot;&quot;;INDEX([$Escalation.B$5:.E$190];MATCH([$'MetRisks Registration'.B1651];[$Escalation.B$5:.B$190];0);3)))">
            <text:p/>
          </table:table-cell>
          <table:table-cell table:number-columns-repeated="1020"/>
        </table:table-row>
        <table:table-row table:style-name="ro33">
          <table:table-cell/>
          <table:table-cell/>
          <table:table-cell table:style-name="ce145" table:formula="of:=IF(ISBLANK([.B1652]);&quot;&quot;;INDEX([$'MetRisks Registration'.B$5:.E$190];MATCH([$Mitagation.B1652];[$'MetRisks Registration'.B$5:.B$190];0);2))">
            <text:p/>
          </table:table-cell>
          <table:table-cell table:style-name="ce145" table:formula="of:=IF(ISBLANK([.B1652]);&quot;&quot;;IF(ISBLANK(INDEX([$Escalation.B$5:.E$190];MATCH([$'MetRisks Registration'.B1652];[$Escalation.B$5:.B$190];0);3));&quot;&quot;;INDEX([$Escalation.B$5:.E$190];MATCH([$'MetRisks Registration'.B1652];[$Escalation.B$5:.B$190];0);3)))">
            <text:p/>
          </table:table-cell>
          <table:table-cell table:number-columns-repeated="1020"/>
        </table:table-row>
        <table:table-row table:style-name="ro33">
          <table:table-cell/>
          <table:table-cell/>
          <table:table-cell table:style-name="ce145" table:formula="of:=IF(ISBLANK([.B1653]);&quot;&quot;;INDEX([$'MetRisks Registration'.B$5:.E$190];MATCH([$Mitagation.B1653];[$'MetRisks Registration'.B$5:.B$190];0);2))">
            <text:p/>
          </table:table-cell>
          <table:table-cell table:style-name="ce145" table:formula="of:=IF(ISBLANK([.B1653]);&quot;&quot;;IF(ISBLANK(INDEX([$Escalation.B$5:.E$190];MATCH([$'MetRisks Registration'.B1653];[$Escalation.B$5:.B$190];0);3));&quot;&quot;;INDEX([$Escalation.B$5:.E$190];MATCH([$'MetRisks Registration'.B1653];[$Escalation.B$5:.B$190];0);3)))">
            <text:p/>
          </table:table-cell>
          <table:table-cell table:number-columns-repeated="1020"/>
        </table:table-row>
        <table:table-row table:style-name="ro33">
          <table:table-cell/>
          <table:table-cell/>
          <table:table-cell table:style-name="ce145" table:formula="of:=IF(ISBLANK([.B1654]);&quot;&quot;;INDEX([$'MetRisks Registration'.B$5:.E$190];MATCH([$Mitagation.B1654];[$'MetRisks Registration'.B$5:.B$190];0);2))">
            <text:p/>
          </table:table-cell>
          <table:table-cell table:style-name="ce145" table:formula="of:=IF(ISBLANK([.B1654]);&quot;&quot;;IF(ISBLANK(INDEX([$Escalation.B$5:.E$190];MATCH([$'MetRisks Registration'.B1654];[$Escalation.B$5:.B$190];0);3));&quot;&quot;;INDEX([$Escalation.B$5:.E$190];MATCH([$'MetRisks Registration'.B1654];[$Escalation.B$5:.B$190];0);3)))">
            <text:p/>
          </table:table-cell>
          <table:table-cell table:number-columns-repeated="1020"/>
        </table:table-row>
        <table:table-row table:style-name="ro33">
          <table:table-cell/>
          <table:table-cell/>
          <table:table-cell table:style-name="ce145" table:formula="of:=IF(ISBLANK([.B1655]);&quot;&quot;;INDEX([$'MetRisks Registration'.B$5:.E$190];MATCH([$Mitagation.B1655];[$'MetRisks Registration'.B$5:.B$190];0);2))">
            <text:p/>
          </table:table-cell>
          <table:table-cell table:style-name="ce145" table:formula="of:=IF(ISBLANK([.B1655]);&quot;&quot;;IF(ISBLANK(INDEX([$Escalation.B$5:.E$190];MATCH([$'MetRisks Registration'.B1655];[$Escalation.B$5:.B$190];0);3));&quot;&quot;;INDEX([$Escalation.B$5:.E$190];MATCH([$'MetRisks Registration'.B1655];[$Escalation.B$5:.B$190];0);3)))">
            <text:p/>
          </table:table-cell>
          <table:table-cell table:number-columns-repeated="1020"/>
        </table:table-row>
        <table:table-row table:style-name="ro33">
          <table:table-cell/>
          <table:table-cell/>
          <table:table-cell table:style-name="ce145" table:formula="of:=IF(ISBLANK([.B1656]);&quot;&quot;;INDEX([$'MetRisks Registration'.B$5:.E$190];MATCH([$Mitagation.B1656];[$'MetRisks Registration'.B$5:.B$190];0);2))">
            <text:p/>
          </table:table-cell>
          <table:table-cell table:style-name="ce145" table:formula="of:=IF(ISBLANK([.B1656]);&quot;&quot;;IF(ISBLANK(INDEX([$Escalation.B$5:.E$190];MATCH([$'MetRisks Registration'.B1656];[$Escalation.B$5:.B$190];0);3));&quot;&quot;;INDEX([$Escalation.B$5:.E$190];MATCH([$'MetRisks Registration'.B1656];[$Escalation.B$5:.B$190];0);3)))">
            <text:p/>
          </table:table-cell>
          <table:table-cell table:number-columns-repeated="1020"/>
        </table:table-row>
        <table:table-row table:style-name="ro33">
          <table:table-cell/>
          <table:table-cell/>
          <table:table-cell table:style-name="ce145" table:formula="of:=IF(ISBLANK([.B1657]);&quot;&quot;;INDEX([$'MetRisks Registration'.B$5:.E$190];MATCH([$Mitagation.B1657];[$'MetRisks Registration'.B$5:.B$190];0);2))">
            <text:p/>
          </table:table-cell>
          <table:table-cell table:style-name="ce145" table:formula="of:=IF(ISBLANK([.B1657]);&quot;&quot;;IF(ISBLANK(INDEX([$Escalation.B$5:.E$190];MATCH([$'MetRisks Registration'.B1657];[$Escalation.B$5:.B$190];0);3));&quot;&quot;;INDEX([$Escalation.B$5:.E$190];MATCH([$'MetRisks Registration'.B1657];[$Escalation.B$5:.B$190];0);3)))">
            <text:p/>
          </table:table-cell>
          <table:table-cell table:number-columns-repeated="1020"/>
        </table:table-row>
        <table:table-row table:style-name="ro33">
          <table:table-cell/>
          <table:table-cell/>
          <table:table-cell table:style-name="ce145" table:formula="of:=IF(ISBLANK([.B1658]);&quot;&quot;;INDEX([$'MetRisks Registration'.B$5:.E$190];MATCH([$Mitagation.B1658];[$'MetRisks Registration'.B$5:.B$190];0);2))">
            <text:p/>
          </table:table-cell>
          <table:table-cell table:style-name="ce145" table:formula="of:=IF(ISBLANK([.B1658]);&quot;&quot;;IF(ISBLANK(INDEX([$Escalation.B$5:.E$190];MATCH([$'MetRisks Registration'.B1658];[$Escalation.B$5:.B$190];0);3));&quot;&quot;;INDEX([$Escalation.B$5:.E$190];MATCH([$'MetRisks Registration'.B1658];[$Escalation.B$5:.B$190];0);3)))">
            <text:p/>
          </table:table-cell>
          <table:table-cell table:number-columns-repeated="1020"/>
        </table:table-row>
        <table:table-row table:style-name="ro33">
          <table:table-cell/>
          <table:table-cell/>
          <table:table-cell table:style-name="ce145" table:formula="of:=IF(ISBLANK([.B1659]);&quot;&quot;;INDEX([$'MetRisks Registration'.B$5:.E$190];MATCH([$Mitagation.B1659];[$'MetRisks Registration'.B$5:.B$190];0);2))">
            <text:p/>
          </table:table-cell>
          <table:table-cell table:style-name="ce145" table:formula="of:=IF(ISBLANK([.B1659]);&quot;&quot;;IF(ISBLANK(INDEX([$Escalation.B$5:.E$190];MATCH([$'MetRisks Registration'.B1659];[$Escalation.B$5:.B$190];0);3));&quot;&quot;;INDEX([$Escalation.B$5:.E$190];MATCH([$'MetRisks Registration'.B1659];[$Escalation.B$5:.B$190];0);3)))">
            <text:p/>
          </table:table-cell>
          <table:table-cell table:number-columns-repeated="1020"/>
        </table:table-row>
        <table:table-row table:style-name="ro33">
          <table:table-cell/>
          <table:table-cell/>
          <table:table-cell table:style-name="ce145" table:formula="of:=IF(ISBLANK([.B1660]);&quot;&quot;;INDEX([$'MetRisks Registration'.B$5:.E$190];MATCH([$Mitagation.B1660];[$'MetRisks Registration'.B$5:.B$190];0);2))">
            <text:p/>
          </table:table-cell>
          <table:table-cell table:style-name="ce145" table:formula="of:=IF(ISBLANK([.B1660]);&quot;&quot;;IF(ISBLANK(INDEX([$Escalation.B$5:.E$190];MATCH([$'MetRisks Registration'.B1660];[$Escalation.B$5:.B$190];0);3));&quot;&quot;;INDEX([$Escalation.B$5:.E$190];MATCH([$'MetRisks Registration'.B1660];[$Escalation.B$5:.B$190];0);3)))">
            <text:p/>
          </table:table-cell>
          <table:table-cell table:number-columns-repeated="1020"/>
        </table:table-row>
        <table:table-row table:style-name="ro33">
          <table:table-cell/>
          <table:table-cell/>
          <table:table-cell table:style-name="ce145" table:formula="of:=IF(ISBLANK([.B1661]);&quot;&quot;;INDEX([$'MetRisks Registration'.B$5:.E$190];MATCH([$Mitagation.B1661];[$'MetRisks Registration'.B$5:.B$190];0);2))">
            <text:p/>
          </table:table-cell>
          <table:table-cell table:style-name="ce145" table:formula="of:=IF(ISBLANK([.B1661]);&quot;&quot;;IF(ISBLANK(INDEX([$Escalation.B$5:.E$190];MATCH([$'MetRisks Registration'.B1661];[$Escalation.B$5:.B$190];0);3));&quot;&quot;;INDEX([$Escalation.B$5:.E$190];MATCH([$'MetRisks Registration'.B1661];[$Escalation.B$5:.B$190];0);3)))">
            <text:p/>
          </table:table-cell>
          <table:table-cell table:number-columns-repeated="1020"/>
        </table:table-row>
        <table:table-row table:style-name="ro33">
          <table:table-cell/>
          <table:table-cell/>
          <table:table-cell table:style-name="ce145" table:formula="of:=IF(ISBLANK([.B1662]);&quot;&quot;;INDEX([$'MetRisks Registration'.B$5:.E$190];MATCH([$Mitagation.B1662];[$'MetRisks Registration'.B$5:.B$190];0);2))">
            <text:p/>
          </table:table-cell>
          <table:table-cell table:style-name="ce145" table:formula="of:=IF(ISBLANK([.B1662]);&quot;&quot;;IF(ISBLANK(INDEX([$Escalation.B$5:.E$190];MATCH([$'MetRisks Registration'.B1662];[$Escalation.B$5:.B$190];0);3));&quot;&quot;;INDEX([$Escalation.B$5:.E$190];MATCH([$'MetRisks Registration'.B1662];[$Escalation.B$5:.B$190];0);3)))">
            <text:p/>
          </table:table-cell>
          <table:table-cell table:number-columns-repeated="1020"/>
        </table:table-row>
        <table:table-row table:style-name="ro33">
          <table:table-cell/>
          <table:table-cell/>
          <table:table-cell table:style-name="ce145" table:formula="of:=IF(ISBLANK([.B1663]);&quot;&quot;;INDEX([$'MetRisks Registration'.B$5:.E$190];MATCH([$Mitagation.B1663];[$'MetRisks Registration'.B$5:.B$190];0);2))">
            <text:p/>
          </table:table-cell>
          <table:table-cell table:style-name="ce145" table:formula="of:=IF(ISBLANK([.B1663]);&quot;&quot;;IF(ISBLANK(INDEX([$Escalation.B$5:.E$190];MATCH([$'MetRisks Registration'.B1663];[$Escalation.B$5:.B$190];0);3));&quot;&quot;;INDEX([$Escalation.B$5:.E$190];MATCH([$'MetRisks Registration'.B1663];[$Escalation.B$5:.B$190];0);3)))">
            <text:p/>
          </table:table-cell>
          <table:table-cell table:number-columns-repeated="1020"/>
        </table:table-row>
        <table:table-row table:style-name="ro33">
          <table:table-cell/>
          <table:table-cell/>
          <table:table-cell table:style-name="ce145" table:formula="of:=IF(ISBLANK([.B1664]);&quot;&quot;;INDEX([$'MetRisks Registration'.B$5:.E$190];MATCH([$Mitagation.B1664];[$'MetRisks Registration'.B$5:.B$190];0);2))">
            <text:p/>
          </table:table-cell>
          <table:table-cell table:style-name="ce145" table:formula="of:=IF(ISBLANK([.B1664]);&quot;&quot;;IF(ISBLANK(INDEX([$Escalation.B$5:.E$190];MATCH([$'MetRisks Registration'.B1664];[$Escalation.B$5:.B$190];0);3));&quot;&quot;;INDEX([$Escalation.B$5:.E$190];MATCH([$'MetRisks Registration'.B1664];[$Escalation.B$5:.B$190];0);3)))">
            <text:p/>
          </table:table-cell>
          <table:table-cell table:number-columns-repeated="1020"/>
        </table:table-row>
        <table:table-row table:style-name="ro33">
          <table:table-cell/>
          <table:table-cell/>
          <table:table-cell table:style-name="ce145" table:formula="of:=IF(ISBLANK([.B1665]);&quot;&quot;;INDEX([$'MetRisks Registration'.B$5:.E$190];MATCH([$Mitagation.B1665];[$'MetRisks Registration'.B$5:.B$190];0);2))">
            <text:p/>
          </table:table-cell>
          <table:table-cell table:style-name="ce145" table:formula="of:=IF(ISBLANK([.B1665]);&quot;&quot;;IF(ISBLANK(INDEX([$Escalation.B$5:.E$190];MATCH([$'MetRisks Registration'.B1665];[$Escalation.B$5:.B$190];0);3));&quot;&quot;;INDEX([$Escalation.B$5:.E$190];MATCH([$'MetRisks Registration'.B1665];[$Escalation.B$5:.B$190];0);3)))">
            <text:p/>
          </table:table-cell>
          <table:table-cell table:number-columns-repeated="1020"/>
        </table:table-row>
        <table:table-row table:style-name="ro33">
          <table:table-cell/>
          <table:table-cell/>
          <table:table-cell table:style-name="ce145" table:formula="of:=IF(ISBLANK([.B1666]);&quot;&quot;;INDEX([$'MetRisks Registration'.B$5:.E$190];MATCH([$Mitagation.B1666];[$'MetRisks Registration'.B$5:.B$190];0);2))">
            <text:p/>
          </table:table-cell>
          <table:table-cell table:style-name="ce145" table:formula="of:=IF(ISBLANK([.B1666]);&quot;&quot;;IF(ISBLANK(INDEX([$Escalation.B$5:.E$190];MATCH([$'MetRisks Registration'.B1666];[$Escalation.B$5:.B$190];0);3));&quot;&quot;;INDEX([$Escalation.B$5:.E$190];MATCH([$'MetRisks Registration'.B1666];[$Escalation.B$5:.B$190];0);3)))">
            <text:p/>
          </table:table-cell>
          <table:table-cell table:number-columns-repeated="1020"/>
        </table:table-row>
        <table:table-row table:style-name="ro33">
          <table:table-cell/>
          <table:table-cell/>
          <table:table-cell table:style-name="ce145" table:formula="of:=IF(ISBLANK([.B1667]);&quot;&quot;;INDEX([$'MetRisks Registration'.B$5:.E$190];MATCH([$Mitagation.B1667];[$'MetRisks Registration'.B$5:.B$190];0);2))">
            <text:p/>
          </table:table-cell>
          <table:table-cell table:style-name="ce145" table:formula="of:=IF(ISBLANK([.B1667]);&quot;&quot;;IF(ISBLANK(INDEX([$Escalation.B$5:.E$190];MATCH([$'MetRisks Registration'.B1667];[$Escalation.B$5:.B$190];0);3));&quot;&quot;;INDEX([$Escalation.B$5:.E$190];MATCH([$'MetRisks Registration'.B1667];[$Escalation.B$5:.B$190];0);3)))">
            <text:p/>
          </table:table-cell>
          <table:table-cell table:number-columns-repeated="1020"/>
        </table:table-row>
        <table:table-row table:style-name="ro33">
          <table:table-cell/>
          <table:table-cell/>
          <table:table-cell table:style-name="ce145" table:formula="of:=IF(ISBLANK([.B1668]);&quot;&quot;;INDEX([$'MetRisks Registration'.B$5:.E$190];MATCH([$Mitagation.B1668];[$'MetRisks Registration'.B$5:.B$190];0);2))">
            <text:p/>
          </table:table-cell>
          <table:table-cell table:style-name="ce145" table:formula="of:=IF(ISBLANK([.B1668]);&quot;&quot;;IF(ISBLANK(INDEX([$Escalation.B$5:.E$190];MATCH([$'MetRisks Registration'.B1668];[$Escalation.B$5:.B$190];0);3));&quot;&quot;;INDEX([$Escalation.B$5:.E$190];MATCH([$'MetRisks Registration'.B1668];[$Escalation.B$5:.B$190];0);3)))">
            <text:p/>
          </table:table-cell>
          <table:table-cell table:number-columns-repeated="1020"/>
        </table:table-row>
        <table:table-row table:style-name="ro33">
          <table:table-cell/>
          <table:table-cell/>
          <table:table-cell table:style-name="ce145" table:formula="of:=IF(ISBLANK([.B1669]);&quot;&quot;;INDEX([$'MetRisks Registration'.B$5:.E$190];MATCH([$Mitagation.B1669];[$'MetRisks Registration'.B$5:.B$190];0);2))">
            <text:p/>
          </table:table-cell>
          <table:table-cell table:style-name="ce145" table:formula="of:=IF(ISBLANK([.B1669]);&quot;&quot;;IF(ISBLANK(INDEX([$Escalation.B$5:.E$190];MATCH([$'MetRisks Registration'.B1669];[$Escalation.B$5:.B$190];0);3));&quot;&quot;;INDEX([$Escalation.B$5:.E$190];MATCH([$'MetRisks Registration'.B1669];[$Escalation.B$5:.B$190];0);3)))">
            <text:p/>
          </table:table-cell>
          <table:table-cell table:number-columns-repeated="1020"/>
        </table:table-row>
        <table:table-row table:style-name="ro33">
          <table:table-cell/>
          <table:table-cell/>
          <table:table-cell table:style-name="ce145" table:formula="of:=IF(ISBLANK([.B1670]);&quot;&quot;;INDEX([$'MetRisks Registration'.B$5:.E$190];MATCH([$Mitagation.B1670];[$'MetRisks Registration'.B$5:.B$190];0);2))">
            <text:p/>
          </table:table-cell>
          <table:table-cell table:style-name="ce145" table:formula="of:=IF(ISBLANK([.B1670]);&quot;&quot;;IF(ISBLANK(INDEX([$Escalation.B$5:.E$190];MATCH([$'MetRisks Registration'.B1670];[$Escalation.B$5:.B$190];0);3));&quot;&quot;;INDEX([$Escalation.B$5:.E$190];MATCH([$'MetRisks Registration'.B1670];[$Escalation.B$5:.B$190];0);3)))">
            <text:p/>
          </table:table-cell>
          <table:table-cell table:number-columns-repeated="1020"/>
        </table:table-row>
        <table:table-row table:style-name="ro33">
          <table:table-cell/>
          <table:table-cell/>
          <table:table-cell table:style-name="ce145" table:formula="of:=IF(ISBLANK([.B1671]);&quot;&quot;;INDEX([$'MetRisks Registration'.B$5:.E$190];MATCH([$Mitagation.B1671];[$'MetRisks Registration'.B$5:.B$190];0);2))">
            <text:p/>
          </table:table-cell>
          <table:table-cell table:style-name="ce145" table:formula="of:=IF(ISBLANK([.B1671]);&quot;&quot;;IF(ISBLANK(INDEX([$Escalation.B$5:.E$190];MATCH([$'MetRisks Registration'.B1671];[$Escalation.B$5:.B$190];0);3));&quot;&quot;;INDEX([$Escalation.B$5:.E$190];MATCH([$'MetRisks Registration'.B1671];[$Escalation.B$5:.B$190];0);3)))">
            <text:p/>
          </table:table-cell>
          <table:table-cell table:number-columns-repeated="1020"/>
        </table:table-row>
        <table:table-row table:style-name="ro33">
          <table:table-cell/>
          <table:table-cell/>
          <table:table-cell table:style-name="ce145" table:formula="of:=IF(ISBLANK([.B1672]);&quot;&quot;;INDEX([$'MetRisks Registration'.B$5:.E$190];MATCH([$Mitagation.B1672];[$'MetRisks Registration'.B$5:.B$190];0);2))">
            <text:p/>
          </table:table-cell>
          <table:table-cell table:style-name="ce145" table:formula="of:=IF(ISBLANK([.B1672]);&quot;&quot;;IF(ISBLANK(INDEX([$Escalation.B$5:.E$190];MATCH([$'MetRisks Registration'.B1672];[$Escalation.B$5:.B$190];0);3));&quot;&quot;;INDEX([$Escalation.B$5:.E$190];MATCH([$'MetRisks Registration'.B1672];[$Escalation.B$5:.B$190];0);3)))">
            <text:p/>
          </table:table-cell>
          <table:table-cell table:number-columns-repeated="1020"/>
        </table:table-row>
        <table:table-row table:style-name="ro33">
          <table:table-cell/>
          <table:table-cell/>
          <table:table-cell table:style-name="ce145" table:formula="of:=IF(ISBLANK([.B1673]);&quot;&quot;;INDEX([$'MetRisks Registration'.B$5:.E$190];MATCH([$Mitagation.B1673];[$'MetRisks Registration'.B$5:.B$190];0);2))">
            <text:p/>
          </table:table-cell>
          <table:table-cell table:style-name="ce145" table:formula="of:=IF(ISBLANK([.B1673]);&quot;&quot;;IF(ISBLANK(INDEX([$Escalation.B$5:.E$190];MATCH([$'MetRisks Registration'.B1673];[$Escalation.B$5:.B$190];0);3));&quot;&quot;;INDEX([$Escalation.B$5:.E$190];MATCH([$'MetRisks Registration'.B1673];[$Escalation.B$5:.B$190];0);3)))">
            <text:p/>
          </table:table-cell>
          <table:table-cell table:number-columns-repeated="1020"/>
        </table:table-row>
        <table:table-row table:style-name="ro33">
          <table:table-cell/>
          <table:table-cell/>
          <table:table-cell table:style-name="ce145" table:formula="of:=IF(ISBLANK([.B1674]);&quot;&quot;;INDEX([$'MetRisks Registration'.B$5:.E$190];MATCH([$Mitagation.B1674];[$'MetRisks Registration'.B$5:.B$190];0);2))">
            <text:p/>
          </table:table-cell>
          <table:table-cell table:style-name="ce145" table:formula="of:=IF(ISBLANK([.B1674]);&quot;&quot;;IF(ISBLANK(INDEX([$Escalation.B$5:.E$190];MATCH([$'MetRisks Registration'.B1674];[$Escalation.B$5:.B$190];0);3));&quot;&quot;;INDEX([$Escalation.B$5:.E$190];MATCH([$'MetRisks Registration'.B1674];[$Escalation.B$5:.B$190];0);3)))">
            <text:p/>
          </table:table-cell>
          <table:table-cell table:number-columns-repeated="1020"/>
        </table:table-row>
        <table:table-row table:style-name="ro33">
          <table:table-cell/>
          <table:table-cell/>
          <table:table-cell table:style-name="ce145" table:formula="of:=IF(ISBLANK([.B1675]);&quot;&quot;;INDEX([$'MetRisks Registration'.B$5:.E$190];MATCH([$Mitagation.B1675];[$'MetRisks Registration'.B$5:.B$190];0);2))">
            <text:p/>
          </table:table-cell>
          <table:table-cell table:style-name="ce145" table:formula="of:=IF(ISBLANK([.B1675]);&quot;&quot;;IF(ISBLANK(INDEX([$Escalation.B$5:.E$190];MATCH([$'MetRisks Registration'.B1675];[$Escalation.B$5:.B$190];0);3));&quot;&quot;;INDEX([$Escalation.B$5:.E$190];MATCH([$'MetRisks Registration'.B1675];[$Escalation.B$5:.B$190];0);3)))">
            <text:p/>
          </table:table-cell>
          <table:table-cell table:number-columns-repeated="1020"/>
        </table:table-row>
        <table:table-row table:style-name="ro33">
          <table:table-cell/>
          <table:table-cell/>
          <table:table-cell table:style-name="ce145" table:formula="of:=IF(ISBLANK([.B1676]);&quot;&quot;;INDEX([$'MetRisks Registration'.B$5:.E$190];MATCH([$Mitagation.B1676];[$'MetRisks Registration'.B$5:.B$190];0);2))">
            <text:p/>
          </table:table-cell>
          <table:table-cell table:style-name="ce145" table:formula="of:=IF(ISBLANK([.B1676]);&quot;&quot;;IF(ISBLANK(INDEX([$Escalation.B$5:.E$190];MATCH([$'MetRisks Registration'.B1676];[$Escalation.B$5:.B$190];0);3));&quot;&quot;;INDEX([$Escalation.B$5:.E$190];MATCH([$'MetRisks Registration'.B1676];[$Escalation.B$5:.B$190];0);3)))">
            <text:p/>
          </table:table-cell>
          <table:table-cell table:number-columns-repeated="1020"/>
        </table:table-row>
        <table:table-row table:style-name="ro33">
          <table:table-cell/>
          <table:table-cell/>
          <table:table-cell table:style-name="ce145" table:formula="of:=IF(ISBLANK([.B1677]);&quot;&quot;;INDEX([$'MetRisks Registration'.B$5:.E$190];MATCH([$Mitagation.B1677];[$'MetRisks Registration'.B$5:.B$190];0);2))">
            <text:p/>
          </table:table-cell>
          <table:table-cell table:style-name="ce145" table:formula="of:=IF(ISBLANK([.B1677]);&quot;&quot;;IF(ISBLANK(INDEX([$Escalation.B$5:.E$190];MATCH([$'MetRisks Registration'.B1677];[$Escalation.B$5:.B$190];0);3));&quot;&quot;;INDEX([$Escalation.B$5:.E$190];MATCH([$'MetRisks Registration'.B1677];[$Escalation.B$5:.B$190];0);3)))">
            <text:p/>
          </table:table-cell>
          <table:table-cell table:number-columns-repeated="1020"/>
        </table:table-row>
        <table:table-row table:style-name="ro33">
          <table:table-cell/>
          <table:table-cell/>
          <table:table-cell table:style-name="ce145" table:formula="of:=IF(ISBLANK([.B1678]);&quot;&quot;;INDEX([$'MetRisks Registration'.B$5:.E$190];MATCH([$Mitagation.B1678];[$'MetRisks Registration'.B$5:.B$190];0);2))">
            <text:p/>
          </table:table-cell>
          <table:table-cell table:style-name="ce145" table:formula="of:=IF(ISBLANK([.B1678]);&quot;&quot;;IF(ISBLANK(INDEX([$Escalation.B$5:.E$190];MATCH([$'MetRisks Registration'.B1678];[$Escalation.B$5:.B$190];0);3));&quot;&quot;;INDEX([$Escalation.B$5:.E$190];MATCH([$'MetRisks Registration'.B1678];[$Escalation.B$5:.B$190];0);3)))">
            <text:p/>
          </table:table-cell>
          <table:table-cell table:number-columns-repeated="1020"/>
        </table:table-row>
        <table:table-row table:style-name="ro33">
          <table:table-cell/>
          <table:table-cell/>
          <table:table-cell table:style-name="ce145" table:formula="of:=IF(ISBLANK([.B1679]);&quot;&quot;;INDEX([$'MetRisks Registration'.B$5:.E$190];MATCH([$Mitagation.B1679];[$'MetRisks Registration'.B$5:.B$190];0);2))">
            <text:p/>
          </table:table-cell>
          <table:table-cell table:style-name="ce145" table:formula="of:=IF(ISBLANK([.B1679]);&quot;&quot;;IF(ISBLANK(INDEX([$Escalation.B$5:.E$190];MATCH([$'MetRisks Registration'.B1679];[$Escalation.B$5:.B$190];0);3));&quot;&quot;;INDEX([$Escalation.B$5:.E$190];MATCH([$'MetRisks Registration'.B1679];[$Escalation.B$5:.B$190];0);3)))">
            <text:p/>
          </table:table-cell>
          <table:table-cell table:number-columns-repeated="1020"/>
        </table:table-row>
        <table:table-row table:style-name="ro33">
          <table:table-cell/>
          <table:table-cell/>
          <table:table-cell table:style-name="ce145" table:formula="of:=IF(ISBLANK([.B1680]);&quot;&quot;;INDEX([$'MetRisks Registration'.B$5:.E$190];MATCH([$Mitagation.B1680];[$'MetRisks Registration'.B$5:.B$190];0);2))">
            <text:p/>
          </table:table-cell>
          <table:table-cell table:style-name="ce145" table:formula="of:=IF(ISBLANK([.B1680]);&quot;&quot;;IF(ISBLANK(INDEX([$Escalation.B$5:.E$190];MATCH([$'MetRisks Registration'.B1680];[$Escalation.B$5:.B$190];0);3));&quot;&quot;;INDEX([$Escalation.B$5:.E$190];MATCH([$'MetRisks Registration'.B1680];[$Escalation.B$5:.B$190];0);3)))">
            <text:p/>
          </table:table-cell>
          <table:table-cell table:number-columns-repeated="1020"/>
        </table:table-row>
        <table:table-row table:style-name="ro33">
          <table:table-cell/>
          <table:table-cell/>
          <table:table-cell table:style-name="ce145" table:formula="of:=IF(ISBLANK([.B1681]);&quot;&quot;;INDEX([$'MetRisks Registration'.B$5:.E$190];MATCH([$Mitagation.B1681];[$'MetRisks Registration'.B$5:.B$190];0);2))">
            <text:p/>
          </table:table-cell>
          <table:table-cell table:style-name="ce145" table:formula="of:=IF(ISBLANK([.B1681]);&quot;&quot;;IF(ISBLANK(INDEX([$Escalation.B$5:.E$190];MATCH([$'MetRisks Registration'.B1681];[$Escalation.B$5:.B$190];0);3));&quot;&quot;;INDEX([$Escalation.B$5:.E$190];MATCH([$'MetRisks Registration'.B1681];[$Escalation.B$5:.B$190];0);3)))">
            <text:p/>
          </table:table-cell>
          <table:table-cell table:number-columns-repeated="1020"/>
        </table:table-row>
        <table:table-row table:style-name="ro33">
          <table:table-cell/>
          <table:table-cell/>
          <table:table-cell table:style-name="ce145" table:formula="of:=IF(ISBLANK([.B1682]);&quot;&quot;;INDEX([$'MetRisks Registration'.B$5:.E$190];MATCH([$Mitagation.B1682];[$'MetRisks Registration'.B$5:.B$190];0);2))">
            <text:p/>
          </table:table-cell>
          <table:table-cell table:style-name="ce145" table:formula="of:=IF(ISBLANK([.B1682]);&quot;&quot;;IF(ISBLANK(INDEX([$Escalation.B$5:.E$190];MATCH([$'MetRisks Registration'.B1682];[$Escalation.B$5:.B$190];0);3));&quot;&quot;;INDEX([$Escalation.B$5:.E$190];MATCH([$'MetRisks Registration'.B1682];[$Escalation.B$5:.B$190];0);3)))">
            <text:p/>
          </table:table-cell>
          <table:table-cell table:number-columns-repeated="1020"/>
        </table:table-row>
        <table:table-row table:style-name="ro33">
          <table:table-cell/>
          <table:table-cell/>
          <table:table-cell table:style-name="ce145" table:formula="of:=IF(ISBLANK([.B1683]);&quot;&quot;;INDEX([$'MetRisks Registration'.B$5:.E$190];MATCH([$Mitagation.B1683];[$'MetRisks Registration'.B$5:.B$190];0);2))">
            <text:p/>
          </table:table-cell>
          <table:table-cell table:style-name="ce145" table:formula="of:=IF(ISBLANK([.B1683]);&quot;&quot;;IF(ISBLANK(INDEX([$Escalation.B$5:.E$190];MATCH([$'MetRisks Registration'.B1683];[$Escalation.B$5:.B$190];0);3));&quot;&quot;;INDEX([$Escalation.B$5:.E$190];MATCH([$'MetRisks Registration'.B1683];[$Escalation.B$5:.B$190];0);3)))">
            <text:p/>
          </table:table-cell>
          <table:table-cell table:number-columns-repeated="1020"/>
        </table:table-row>
        <table:table-row table:style-name="ro33">
          <table:table-cell/>
          <table:table-cell/>
          <table:table-cell table:style-name="ce145" table:formula="of:=IF(ISBLANK([.B1684]);&quot;&quot;;INDEX([$'MetRisks Registration'.B$5:.E$190];MATCH([$Mitagation.B1684];[$'MetRisks Registration'.B$5:.B$190];0);2))">
            <text:p/>
          </table:table-cell>
          <table:table-cell table:style-name="ce145" table:formula="of:=IF(ISBLANK([.B1684]);&quot;&quot;;IF(ISBLANK(INDEX([$Escalation.B$5:.E$190];MATCH([$'MetRisks Registration'.B1684];[$Escalation.B$5:.B$190];0);3));&quot;&quot;;INDEX([$Escalation.B$5:.E$190];MATCH([$'MetRisks Registration'.B1684];[$Escalation.B$5:.B$190];0);3)))">
            <text:p/>
          </table:table-cell>
          <table:table-cell table:number-columns-repeated="1020"/>
        </table:table-row>
        <table:table-row table:style-name="ro33">
          <table:table-cell/>
          <table:table-cell/>
          <table:table-cell table:style-name="ce145" table:formula="of:=IF(ISBLANK([.B1685]);&quot;&quot;;INDEX([$'MetRisks Registration'.B$5:.E$190];MATCH([$Mitagation.B1685];[$'MetRisks Registration'.B$5:.B$190];0);2))">
            <text:p/>
          </table:table-cell>
          <table:table-cell table:style-name="ce145" table:formula="of:=IF(ISBLANK([.B1685]);&quot;&quot;;IF(ISBLANK(INDEX([$Escalation.B$5:.E$190];MATCH([$'MetRisks Registration'.B1685];[$Escalation.B$5:.B$190];0);3));&quot;&quot;;INDEX([$Escalation.B$5:.E$190];MATCH([$'MetRisks Registration'.B1685];[$Escalation.B$5:.B$190];0);3)))">
            <text:p/>
          </table:table-cell>
          <table:table-cell table:number-columns-repeated="1020"/>
        </table:table-row>
        <table:table-row table:style-name="ro33">
          <table:table-cell/>
          <table:table-cell/>
          <table:table-cell table:style-name="ce145" table:formula="of:=IF(ISBLANK([.B1686]);&quot;&quot;;INDEX([$'MetRisks Registration'.B$5:.E$190];MATCH([$Mitagation.B1686];[$'MetRisks Registration'.B$5:.B$190];0);2))">
            <text:p/>
          </table:table-cell>
          <table:table-cell table:style-name="ce145" table:formula="of:=IF(ISBLANK([.B1686]);&quot;&quot;;IF(ISBLANK(INDEX([$Escalation.B$5:.E$190];MATCH([$'MetRisks Registration'.B1686];[$Escalation.B$5:.B$190];0);3));&quot;&quot;;INDEX([$Escalation.B$5:.E$190];MATCH([$'MetRisks Registration'.B1686];[$Escalation.B$5:.B$190];0);3)))">
            <text:p/>
          </table:table-cell>
          <table:table-cell table:number-columns-repeated="1020"/>
        </table:table-row>
        <table:table-row table:style-name="ro33">
          <table:table-cell/>
          <table:table-cell/>
          <table:table-cell table:style-name="ce145" table:formula="of:=IF(ISBLANK([.B1687]);&quot;&quot;;INDEX([$'MetRisks Registration'.B$5:.E$190];MATCH([$Mitagation.B1687];[$'MetRisks Registration'.B$5:.B$190];0);2))">
            <text:p/>
          </table:table-cell>
          <table:table-cell table:style-name="ce145" table:formula="of:=IF(ISBLANK([.B1687]);&quot;&quot;;IF(ISBLANK(INDEX([$Escalation.B$5:.E$190];MATCH([$'MetRisks Registration'.B1687];[$Escalation.B$5:.B$190];0);3));&quot;&quot;;INDEX([$Escalation.B$5:.E$190];MATCH([$'MetRisks Registration'.B1687];[$Escalation.B$5:.B$190];0);3)))">
            <text:p/>
          </table:table-cell>
          <table:table-cell table:number-columns-repeated="1020"/>
        </table:table-row>
        <table:table-row table:style-name="ro33">
          <table:table-cell/>
          <table:table-cell/>
          <table:table-cell table:style-name="ce145" table:formula="of:=IF(ISBLANK([.B1688]);&quot;&quot;;INDEX([$'MetRisks Registration'.B$5:.E$190];MATCH([$Mitagation.B1688];[$'MetRisks Registration'.B$5:.B$190];0);2))">
            <text:p/>
          </table:table-cell>
          <table:table-cell table:style-name="ce145" table:formula="of:=IF(ISBLANK([.B1688]);&quot;&quot;;IF(ISBLANK(INDEX([$Escalation.B$5:.E$190];MATCH([$'MetRisks Registration'.B1688];[$Escalation.B$5:.B$190];0);3));&quot;&quot;;INDEX([$Escalation.B$5:.E$190];MATCH([$'MetRisks Registration'.B1688];[$Escalation.B$5:.B$190];0);3)))">
            <text:p/>
          </table:table-cell>
          <table:table-cell table:number-columns-repeated="1020"/>
        </table:table-row>
        <table:table-row table:style-name="ro33">
          <table:table-cell/>
          <table:table-cell/>
          <table:table-cell table:style-name="ce145" table:formula="of:=IF(ISBLANK([.B1689]);&quot;&quot;;INDEX([$'MetRisks Registration'.B$5:.E$190];MATCH([$Mitagation.B1689];[$'MetRisks Registration'.B$5:.B$190];0);2))">
            <text:p/>
          </table:table-cell>
          <table:table-cell table:style-name="ce145" table:formula="of:=IF(ISBLANK([.B1689]);&quot;&quot;;IF(ISBLANK(INDEX([$Escalation.B$5:.E$190];MATCH([$'MetRisks Registration'.B1689];[$Escalation.B$5:.B$190];0);3));&quot;&quot;;INDEX([$Escalation.B$5:.E$190];MATCH([$'MetRisks Registration'.B1689];[$Escalation.B$5:.B$190];0);3)))">
            <text:p/>
          </table:table-cell>
          <table:table-cell table:number-columns-repeated="1020"/>
        </table:table-row>
        <table:table-row table:style-name="ro33">
          <table:table-cell/>
          <table:table-cell/>
          <table:table-cell table:style-name="ce145" table:formula="of:=IF(ISBLANK([.B1690]);&quot;&quot;;INDEX([$'MetRisks Registration'.B$5:.E$190];MATCH([$Mitagation.B1690];[$'MetRisks Registration'.B$5:.B$190];0);2))">
            <text:p/>
          </table:table-cell>
          <table:table-cell table:style-name="ce145" table:formula="of:=IF(ISBLANK([.B1690]);&quot;&quot;;IF(ISBLANK(INDEX([$Escalation.B$5:.E$190];MATCH([$'MetRisks Registration'.B1690];[$Escalation.B$5:.B$190];0);3));&quot;&quot;;INDEX([$Escalation.B$5:.E$190];MATCH([$'MetRisks Registration'.B1690];[$Escalation.B$5:.B$190];0);3)))">
            <text:p/>
          </table:table-cell>
          <table:table-cell table:number-columns-repeated="1020"/>
        </table:table-row>
        <table:table-row table:style-name="ro33">
          <table:table-cell/>
          <table:table-cell/>
          <table:table-cell table:style-name="ce145" table:formula="of:=IF(ISBLANK([.B1691]);&quot;&quot;;INDEX([$'MetRisks Registration'.B$5:.E$190];MATCH([$Mitagation.B1691];[$'MetRisks Registration'.B$5:.B$190];0);2))">
            <text:p/>
          </table:table-cell>
          <table:table-cell table:style-name="ce145" table:formula="of:=IF(ISBLANK([.B1691]);&quot;&quot;;IF(ISBLANK(INDEX([$Escalation.B$5:.E$190];MATCH([$'MetRisks Registration'.B1691];[$Escalation.B$5:.B$190];0);3));&quot;&quot;;INDEX([$Escalation.B$5:.E$190];MATCH([$'MetRisks Registration'.B1691];[$Escalation.B$5:.B$190];0);3)))">
            <text:p/>
          </table:table-cell>
          <table:table-cell table:number-columns-repeated="1020"/>
        </table:table-row>
        <table:table-row table:style-name="ro33">
          <table:table-cell/>
          <table:table-cell/>
          <table:table-cell table:style-name="ce145" table:formula="of:=IF(ISBLANK([.B1692]);&quot;&quot;;INDEX([$'MetRisks Registration'.B$5:.E$190];MATCH([$Mitagation.B1692];[$'MetRisks Registration'.B$5:.B$190];0);2))">
            <text:p/>
          </table:table-cell>
          <table:table-cell table:style-name="ce145" table:formula="of:=IF(ISBLANK([.B1692]);&quot;&quot;;IF(ISBLANK(INDEX([$Escalation.B$5:.E$190];MATCH([$'MetRisks Registration'.B1692];[$Escalation.B$5:.B$190];0);3));&quot;&quot;;INDEX([$Escalation.B$5:.E$190];MATCH([$'MetRisks Registration'.B1692];[$Escalation.B$5:.B$190];0);3)))">
            <text:p/>
          </table:table-cell>
          <table:table-cell table:number-columns-repeated="1020"/>
        </table:table-row>
        <table:table-row table:style-name="ro33">
          <table:table-cell/>
          <table:table-cell/>
          <table:table-cell table:style-name="ce145" table:formula="of:=IF(ISBLANK([.B1693]);&quot;&quot;;INDEX([$'MetRisks Registration'.B$5:.E$190];MATCH([$Mitagation.B1693];[$'MetRisks Registration'.B$5:.B$190];0);2))">
            <text:p/>
          </table:table-cell>
          <table:table-cell table:style-name="ce145" table:formula="of:=IF(ISBLANK([.B1693]);&quot;&quot;;IF(ISBLANK(INDEX([$Escalation.B$5:.E$190];MATCH([$'MetRisks Registration'.B1693];[$Escalation.B$5:.B$190];0);3));&quot;&quot;;INDEX([$Escalation.B$5:.E$190];MATCH([$'MetRisks Registration'.B1693];[$Escalation.B$5:.B$190];0);3)))">
            <text:p/>
          </table:table-cell>
          <table:table-cell table:number-columns-repeated="1020"/>
        </table:table-row>
        <table:table-row table:style-name="ro33">
          <table:table-cell/>
          <table:table-cell/>
          <table:table-cell table:style-name="ce145" table:formula="of:=IF(ISBLANK([.B1694]);&quot;&quot;;INDEX([$'MetRisks Registration'.B$5:.E$190];MATCH([$Mitagation.B1694];[$'MetRisks Registration'.B$5:.B$190];0);2))">
            <text:p/>
          </table:table-cell>
          <table:table-cell table:style-name="ce145" table:formula="of:=IF(ISBLANK([.B1694]);&quot;&quot;;IF(ISBLANK(INDEX([$Escalation.B$5:.E$190];MATCH([$'MetRisks Registration'.B1694];[$Escalation.B$5:.B$190];0);3));&quot;&quot;;INDEX([$Escalation.B$5:.E$190];MATCH([$'MetRisks Registration'.B1694];[$Escalation.B$5:.B$190];0);3)))">
            <text:p/>
          </table:table-cell>
          <table:table-cell table:number-columns-repeated="1020"/>
        </table:table-row>
        <table:table-row table:style-name="ro33">
          <table:table-cell/>
          <table:table-cell/>
          <table:table-cell table:style-name="ce145" table:formula="of:=IF(ISBLANK([.B1695]);&quot;&quot;;INDEX([$'MetRisks Registration'.B$5:.E$190];MATCH([$Mitagation.B1695];[$'MetRisks Registration'.B$5:.B$190];0);2))">
            <text:p/>
          </table:table-cell>
          <table:table-cell table:style-name="ce145" table:formula="of:=IF(ISBLANK([.B1695]);&quot;&quot;;IF(ISBLANK(INDEX([$Escalation.B$5:.E$190];MATCH([$'MetRisks Registration'.B1695];[$Escalation.B$5:.B$190];0);3));&quot;&quot;;INDEX([$Escalation.B$5:.E$190];MATCH([$'MetRisks Registration'.B1695];[$Escalation.B$5:.B$190];0);3)))">
            <text:p/>
          </table:table-cell>
          <table:table-cell table:number-columns-repeated="1020"/>
        </table:table-row>
        <table:table-row table:style-name="ro33">
          <table:table-cell/>
          <table:table-cell/>
          <table:table-cell table:style-name="ce145" table:formula="of:=IF(ISBLANK([.B1696]);&quot;&quot;;INDEX([$'MetRisks Registration'.B$5:.E$190];MATCH([$Mitagation.B1696];[$'MetRisks Registration'.B$5:.B$190];0);2))">
            <text:p/>
          </table:table-cell>
          <table:table-cell table:style-name="ce145" table:formula="of:=IF(ISBLANK([.B1696]);&quot;&quot;;IF(ISBLANK(INDEX([$Escalation.B$5:.E$190];MATCH([$'MetRisks Registration'.B1696];[$Escalation.B$5:.B$190];0);3));&quot;&quot;;INDEX([$Escalation.B$5:.E$190];MATCH([$'MetRisks Registration'.B1696];[$Escalation.B$5:.B$190];0);3)))">
            <text:p/>
          </table:table-cell>
          <table:table-cell table:number-columns-repeated="1020"/>
        </table:table-row>
        <table:table-row table:style-name="ro33">
          <table:table-cell/>
          <table:table-cell/>
          <table:table-cell table:style-name="ce145" table:formula="of:=IF(ISBLANK([.B1697]);&quot;&quot;;INDEX([$'MetRisks Registration'.B$5:.E$190];MATCH([$Mitagation.B1697];[$'MetRisks Registration'.B$5:.B$190];0);2))">
            <text:p/>
          </table:table-cell>
          <table:table-cell table:style-name="ce145" table:formula="of:=IF(ISBLANK([.B1697]);&quot;&quot;;IF(ISBLANK(INDEX([$Escalation.B$5:.E$190];MATCH([$'MetRisks Registration'.B1697];[$Escalation.B$5:.B$190];0);3));&quot;&quot;;INDEX([$Escalation.B$5:.E$190];MATCH([$'MetRisks Registration'.B1697];[$Escalation.B$5:.B$190];0);3)))">
            <text:p/>
          </table:table-cell>
          <table:table-cell table:number-columns-repeated="1020"/>
        </table:table-row>
        <table:table-row table:style-name="ro33">
          <table:table-cell/>
          <table:table-cell/>
          <table:table-cell table:style-name="ce145" table:formula="of:=IF(ISBLANK([.B1698]);&quot;&quot;;INDEX([$'MetRisks Registration'.B$5:.E$190];MATCH([$Mitagation.B1698];[$'MetRisks Registration'.B$5:.B$190];0);2))">
            <text:p/>
          </table:table-cell>
          <table:table-cell table:style-name="ce145" table:formula="of:=IF(ISBLANK([.B1698]);&quot;&quot;;IF(ISBLANK(INDEX([$Escalation.B$5:.E$190];MATCH([$'MetRisks Registration'.B1698];[$Escalation.B$5:.B$190];0);3));&quot;&quot;;INDEX([$Escalation.B$5:.E$190];MATCH([$'MetRisks Registration'.B1698];[$Escalation.B$5:.B$190];0);3)))">
            <text:p/>
          </table:table-cell>
          <table:table-cell table:number-columns-repeated="1020"/>
        </table:table-row>
        <table:table-row table:style-name="ro33">
          <table:table-cell/>
          <table:table-cell/>
          <table:table-cell table:style-name="ce145" table:formula="of:=IF(ISBLANK([.B1699]);&quot;&quot;;INDEX([$'MetRisks Registration'.B$5:.E$190];MATCH([$Mitagation.B1699];[$'MetRisks Registration'.B$5:.B$190];0);2))">
            <text:p/>
          </table:table-cell>
          <table:table-cell table:style-name="ce145" table:formula="of:=IF(ISBLANK([.B1699]);&quot;&quot;;IF(ISBLANK(INDEX([$Escalation.B$5:.E$190];MATCH([$'MetRisks Registration'.B1699];[$Escalation.B$5:.B$190];0);3));&quot;&quot;;INDEX([$Escalation.B$5:.E$190];MATCH([$'MetRisks Registration'.B1699];[$Escalation.B$5:.B$190];0);3)))">
            <text:p/>
          </table:table-cell>
          <table:table-cell table:number-columns-repeated="1020"/>
        </table:table-row>
        <table:table-row table:style-name="ro33">
          <table:table-cell/>
          <table:table-cell/>
          <table:table-cell table:style-name="ce145" table:formula="of:=IF(ISBLANK([.B1700]);&quot;&quot;;INDEX([$'MetRisks Registration'.B$5:.E$190];MATCH([$Mitagation.B1700];[$'MetRisks Registration'.B$5:.B$190];0);2))">
            <text:p/>
          </table:table-cell>
          <table:table-cell table:style-name="ce145" table:formula="of:=IF(ISBLANK([.B1700]);&quot;&quot;;IF(ISBLANK(INDEX([$Escalation.B$5:.E$190];MATCH([$'MetRisks Registration'.B1700];[$Escalation.B$5:.B$190];0);3));&quot;&quot;;INDEX([$Escalation.B$5:.E$190];MATCH([$'MetRisks Registration'.B1700];[$Escalation.B$5:.B$190];0);3)))">
            <text:p/>
          </table:table-cell>
          <table:table-cell table:number-columns-repeated="1020"/>
        </table:table-row>
        <table:table-row table:style-name="ro33">
          <table:table-cell/>
          <table:table-cell/>
          <table:table-cell table:style-name="ce145" table:formula="of:=IF(ISBLANK([.B1701]);&quot;&quot;;INDEX([$'MetRisks Registration'.B$5:.E$190];MATCH([$Mitagation.B1701];[$'MetRisks Registration'.B$5:.B$190];0);2))">
            <text:p/>
          </table:table-cell>
          <table:table-cell table:style-name="ce145" table:formula="of:=IF(ISBLANK([.B1701]);&quot;&quot;;IF(ISBLANK(INDEX([$Escalation.B$5:.E$190];MATCH([$'MetRisks Registration'.B1701];[$Escalation.B$5:.B$190];0);3));&quot;&quot;;INDEX([$Escalation.B$5:.E$190];MATCH([$'MetRisks Registration'.B1701];[$Escalation.B$5:.B$190];0);3)))">
            <text:p/>
          </table:table-cell>
          <table:table-cell table:number-columns-repeated="1020"/>
        </table:table-row>
        <table:table-row table:style-name="ro33">
          <table:table-cell/>
          <table:table-cell/>
          <table:table-cell table:style-name="ce145" table:formula="of:=IF(ISBLANK([.B1702]);&quot;&quot;;INDEX([$'MetRisks Registration'.B$5:.E$190];MATCH([$Mitagation.B1702];[$'MetRisks Registration'.B$5:.B$190];0);2))">
            <text:p/>
          </table:table-cell>
          <table:table-cell table:style-name="ce145" table:formula="of:=IF(ISBLANK([.B1702]);&quot;&quot;;IF(ISBLANK(INDEX([$Escalation.B$5:.E$190];MATCH([$'MetRisks Registration'.B1702];[$Escalation.B$5:.B$190];0);3));&quot;&quot;;INDEX([$Escalation.B$5:.E$190];MATCH([$'MetRisks Registration'.B1702];[$Escalation.B$5:.B$190];0);3)))">
            <text:p/>
          </table:table-cell>
          <table:table-cell table:number-columns-repeated="1020"/>
        </table:table-row>
        <table:table-row table:style-name="ro33">
          <table:table-cell/>
          <table:table-cell/>
          <table:table-cell table:style-name="ce145" table:formula="of:=IF(ISBLANK([.B1703]);&quot;&quot;;INDEX([$'MetRisks Registration'.B$5:.E$190];MATCH([$Mitagation.B1703];[$'MetRisks Registration'.B$5:.B$190];0);2))">
            <text:p/>
          </table:table-cell>
          <table:table-cell table:style-name="ce145" table:formula="of:=IF(ISBLANK([.B1703]);&quot;&quot;;IF(ISBLANK(INDEX([$Escalation.B$5:.E$190];MATCH([$'MetRisks Registration'.B1703];[$Escalation.B$5:.B$190];0);3));&quot;&quot;;INDEX([$Escalation.B$5:.E$190];MATCH([$'MetRisks Registration'.B1703];[$Escalation.B$5:.B$190];0);3)))">
            <text:p/>
          </table:table-cell>
          <table:table-cell table:number-columns-repeated="1020"/>
        </table:table-row>
        <table:table-row table:style-name="ro33">
          <table:table-cell/>
          <table:table-cell/>
          <table:table-cell table:style-name="ce145" table:formula="of:=IF(ISBLANK([.B1704]);&quot;&quot;;INDEX([$'MetRisks Registration'.B$5:.E$190];MATCH([$Mitagation.B1704];[$'MetRisks Registration'.B$5:.B$190];0);2))">
            <text:p/>
          </table:table-cell>
          <table:table-cell table:style-name="ce145" table:formula="of:=IF(ISBLANK([.B1704]);&quot;&quot;;IF(ISBLANK(INDEX([$Escalation.B$5:.E$190];MATCH([$'MetRisks Registration'.B1704];[$Escalation.B$5:.B$190];0);3));&quot;&quot;;INDEX([$Escalation.B$5:.E$190];MATCH([$'MetRisks Registration'.B1704];[$Escalation.B$5:.B$190];0);3)))">
            <text:p/>
          </table:table-cell>
          <table:table-cell table:number-columns-repeated="1020"/>
        </table:table-row>
        <table:table-row table:style-name="ro33">
          <table:table-cell/>
          <table:table-cell/>
          <table:table-cell table:style-name="ce145" table:formula="of:=IF(ISBLANK([.B1705]);&quot;&quot;;INDEX([$'MetRisks Registration'.B$5:.E$190];MATCH([$Mitagation.B1705];[$'MetRisks Registration'.B$5:.B$190];0);2))">
            <text:p/>
          </table:table-cell>
          <table:table-cell table:style-name="ce145" table:formula="of:=IF(ISBLANK([.B1705]);&quot;&quot;;IF(ISBLANK(INDEX([$Escalation.B$5:.E$190];MATCH([$'MetRisks Registration'.B1705];[$Escalation.B$5:.B$190];0);3));&quot;&quot;;INDEX([$Escalation.B$5:.E$190];MATCH([$'MetRisks Registration'.B1705];[$Escalation.B$5:.B$190];0);3)))">
            <text:p/>
          </table:table-cell>
          <table:table-cell table:number-columns-repeated="1020"/>
        </table:table-row>
        <table:table-row table:style-name="ro33">
          <table:table-cell/>
          <table:table-cell/>
          <table:table-cell table:style-name="ce145" table:formula="of:=IF(ISBLANK([.B1706]);&quot;&quot;;INDEX([$'MetRisks Registration'.B$5:.E$190];MATCH([$Mitagation.B1706];[$'MetRisks Registration'.B$5:.B$190];0);2))">
            <text:p/>
          </table:table-cell>
          <table:table-cell table:style-name="ce145" table:formula="of:=IF(ISBLANK([.B1706]);&quot;&quot;;IF(ISBLANK(INDEX([$Escalation.B$5:.E$190];MATCH([$'MetRisks Registration'.B1706];[$Escalation.B$5:.B$190];0);3));&quot;&quot;;INDEX([$Escalation.B$5:.E$190];MATCH([$'MetRisks Registration'.B1706];[$Escalation.B$5:.B$190];0);3)))">
            <text:p/>
          </table:table-cell>
          <table:table-cell table:number-columns-repeated="1020"/>
        </table:table-row>
        <table:table-row table:style-name="ro33">
          <table:table-cell/>
          <table:table-cell/>
          <table:table-cell table:style-name="ce145" table:formula="of:=IF(ISBLANK([.B1707]);&quot;&quot;;INDEX([$'MetRisks Registration'.B$5:.E$190];MATCH([$Mitagation.B1707];[$'MetRisks Registration'.B$5:.B$190];0);2))">
            <text:p/>
          </table:table-cell>
          <table:table-cell table:style-name="ce145" table:formula="of:=IF(ISBLANK([.B1707]);&quot;&quot;;IF(ISBLANK(INDEX([$Escalation.B$5:.E$190];MATCH([$'MetRisks Registration'.B1707];[$Escalation.B$5:.B$190];0);3));&quot;&quot;;INDEX([$Escalation.B$5:.E$190];MATCH([$'MetRisks Registration'.B1707];[$Escalation.B$5:.B$190];0);3)))">
            <text:p/>
          </table:table-cell>
          <table:table-cell table:number-columns-repeated="1020"/>
        </table:table-row>
        <table:table-row table:style-name="ro33">
          <table:table-cell/>
          <table:table-cell/>
          <table:table-cell table:style-name="ce145" table:formula="of:=IF(ISBLANK([.B1708]);&quot;&quot;;INDEX([$'MetRisks Registration'.B$5:.E$190];MATCH([$Mitagation.B1708];[$'MetRisks Registration'.B$5:.B$190];0);2))">
            <text:p/>
          </table:table-cell>
          <table:table-cell table:style-name="ce145" table:formula="of:=IF(ISBLANK([.B1708]);&quot;&quot;;IF(ISBLANK(INDEX([$Escalation.B$5:.E$190];MATCH([$'MetRisks Registration'.B1708];[$Escalation.B$5:.B$190];0);3));&quot;&quot;;INDEX([$Escalation.B$5:.E$190];MATCH([$'MetRisks Registration'.B1708];[$Escalation.B$5:.B$190];0);3)))">
            <text:p/>
          </table:table-cell>
          <table:table-cell table:number-columns-repeated="1020"/>
        </table:table-row>
        <table:table-row table:style-name="ro33">
          <table:table-cell/>
          <table:table-cell/>
          <table:table-cell table:style-name="ce145" table:formula="of:=IF(ISBLANK([.B1709]);&quot;&quot;;INDEX([$'MetRisks Registration'.B$5:.E$190];MATCH([$Mitagation.B1709];[$'MetRisks Registration'.B$5:.B$190];0);2))">
            <text:p/>
          </table:table-cell>
          <table:table-cell table:style-name="ce145" table:formula="of:=IF(ISBLANK([.B1709]);&quot;&quot;;IF(ISBLANK(INDEX([$Escalation.B$5:.E$190];MATCH([$'MetRisks Registration'.B1709];[$Escalation.B$5:.B$190];0);3));&quot;&quot;;INDEX([$Escalation.B$5:.E$190];MATCH([$'MetRisks Registration'.B1709];[$Escalation.B$5:.B$190];0);3)))">
            <text:p/>
          </table:table-cell>
          <table:table-cell table:number-columns-repeated="1020"/>
        </table:table-row>
        <table:table-row table:style-name="ro33">
          <table:table-cell/>
          <table:table-cell/>
          <table:table-cell table:style-name="ce145" table:formula="of:=IF(ISBLANK([.B1710]);&quot;&quot;;INDEX([$'MetRisks Registration'.B$5:.E$190];MATCH([$Mitagation.B1710];[$'MetRisks Registration'.B$5:.B$190];0);2))">
            <text:p/>
          </table:table-cell>
          <table:table-cell table:style-name="ce145" table:formula="of:=IF(ISBLANK([.B1710]);&quot;&quot;;IF(ISBLANK(INDEX([$Escalation.B$5:.E$190];MATCH([$'MetRisks Registration'.B1710];[$Escalation.B$5:.B$190];0);3));&quot;&quot;;INDEX([$Escalation.B$5:.E$190];MATCH([$'MetRisks Registration'.B1710];[$Escalation.B$5:.B$190];0);3)))">
            <text:p/>
          </table:table-cell>
          <table:table-cell table:number-columns-repeated="1020"/>
        </table:table-row>
        <table:table-row table:style-name="ro33">
          <table:table-cell/>
          <table:table-cell/>
          <table:table-cell table:style-name="ce145" table:formula="of:=IF(ISBLANK([.B1711]);&quot;&quot;;INDEX([$'MetRisks Registration'.B$5:.E$190];MATCH([$Mitagation.B1711];[$'MetRisks Registration'.B$5:.B$190];0);2))">
            <text:p/>
          </table:table-cell>
          <table:table-cell table:style-name="ce145" table:formula="of:=IF(ISBLANK([.B1711]);&quot;&quot;;IF(ISBLANK(INDEX([$Escalation.B$5:.E$190];MATCH([$'MetRisks Registration'.B1711];[$Escalation.B$5:.B$190];0);3));&quot;&quot;;INDEX([$Escalation.B$5:.E$190];MATCH([$'MetRisks Registration'.B1711];[$Escalation.B$5:.B$190];0);3)))">
            <text:p/>
          </table:table-cell>
          <table:table-cell table:number-columns-repeated="1020"/>
        </table:table-row>
        <table:table-row table:style-name="ro33">
          <table:table-cell/>
          <table:table-cell/>
          <table:table-cell table:style-name="ce145" table:formula="of:=IF(ISBLANK([.B1712]);&quot;&quot;;INDEX([$'MetRisks Registration'.B$5:.E$190];MATCH([$Mitagation.B1712];[$'MetRisks Registration'.B$5:.B$190];0);2))">
            <text:p/>
          </table:table-cell>
          <table:table-cell table:style-name="ce145" table:formula="of:=IF(ISBLANK([.B1712]);&quot;&quot;;IF(ISBLANK(INDEX([$Escalation.B$5:.E$190];MATCH([$'MetRisks Registration'.B1712];[$Escalation.B$5:.B$190];0);3));&quot;&quot;;INDEX([$Escalation.B$5:.E$190];MATCH([$'MetRisks Registration'.B1712];[$Escalation.B$5:.B$190];0);3)))">
            <text:p/>
          </table:table-cell>
          <table:table-cell table:number-columns-repeated="1020"/>
        </table:table-row>
        <table:table-row table:style-name="ro33">
          <table:table-cell/>
          <table:table-cell/>
          <table:table-cell table:style-name="ce145" table:formula="of:=IF(ISBLANK([.B1713]);&quot;&quot;;INDEX([$'MetRisks Registration'.B$5:.E$190];MATCH([$Mitagation.B1713];[$'MetRisks Registration'.B$5:.B$190];0);2))">
            <text:p/>
          </table:table-cell>
          <table:table-cell table:style-name="ce145" table:formula="of:=IF(ISBLANK([.B1713]);&quot;&quot;;IF(ISBLANK(INDEX([$Escalation.B$5:.E$190];MATCH([$'MetRisks Registration'.B1713];[$Escalation.B$5:.B$190];0);3));&quot;&quot;;INDEX([$Escalation.B$5:.E$190];MATCH([$'MetRisks Registration'.B1713];[$Escalation.B$5:.B$190];0);3)))">
            <text:p/>
          </table:table-cell>
          <table:table-cell table:number-columns-repeated="1020"/>
        </table:table-row>
        <table:table-row table:style-name="ro33">
          <table:table-cell/>
          <table:table-cell/>
          <table:table-cell table:style-name="ce145" table:formula="of:=IF(ISBLANK([.B1714]);&quot;&quot;;INDEX([$'MetRisks Registration'.B$5:.E$190];MATCH([$Mitagation.B1714];[$'MetRisks Registration'.B$5:.B$190];0);2))">
            <text:p/>
          </table:table-cell>
          <table:table-cell table:style-name="ce145" table:formula="of:=IF(ISBLANK([.B1714]);&quot;&quot;;IF(ISBLANK(INDEX([$Escalation.B$5:.E$190];MATCH([$'MetRisks Registration'.B1714];[$Escalation.B$5:.B$190];0);3));&quot;&quot;;INDEX([$Escalation.B$5:.E$190];MATCH([$'MetRisks Registration'.B1714];[$Escalation.B$5:.B$190];0);3)))">
            <text:p/>
          </table:table-cell>
          <table:table-cell table:number-columns-repeated="1020"/>
        </table:table-row>
        <table:table-row table:style-name="ro33">
          <table:table-cell/>
          <table:table-cell/>
          <table:table-cell table:style-name="ce145" table:formula="of:=IF(ISBLANK([.B1715]);&quot;&quot;;INDEX([$'MetRisks Registration'.B$5:.E$190];MATCH([$Mitagation.B1715];[$'MetRisks Registration'.B$5:.B$190];0);2))">
            <text:p/>
          </table:table-cell>
          <table:table-cell table:style-name="ce145" table:formula="of:=IF(ISBLANK([.B1715]);&quot;&quot;;IF(ISBLANK(INDEX([$Escalation.B$5:.E$190];MATCH([$'MetRisks Registration'.B1715];[$Escalation.B$5:.B$190];0);3));&quot;&quot;;INDEX([$Escalation.B$5:.E$190];MATCH([$'MetRisks Registration'.B1715];[$Escalation.B$5:.B$190];0);3)))">
            <text:p/>
          </table:table-cell>
          <table:table-cell table:number-columns-repeated="1020"/>
        </table:table-row>
        <table:table-row table:style-name="ro33">
          <table:table-cell/>
          <table:table-cell/>
          <table:table-cell table:style-name="ce145" table:formula="of:=IF(ISBLANK([.B1716]);&quot;&quot;;INDEX([$'MetRisks Registration'.B$5:.E$190];MATCH([$Mitagation.B1716];[$'MetRisks Registration'.B$5:.B$190];0);2))">
            <text:p/>
          </table:table-cell>
          <table:table-cell table:style-name="ce145" table:formula="of:=IF(ISBLANK([.B1716]);&quot;&quot;;IF(ISBLANK(INDEX([$Escalation.B$5:.E$190];MATCH([$'MetRisks Registration'.B1716];[$Escalation.B$5:.B$190];0);3));&quot;&quot;;INDEX([$Escalation.B$5:.E$190];MATCH([$'MetRisks Registration'.B1716];[$Escalation.B$5:.B$190];0);3)))">
            <text:p/>
          </table:table-cell>
          <table:table-cell table:number-columns-repeated="1020"/>
        </table:table-row>
        <table:table-row table:style-name="ro33">
          <table:table-cell/>
          <table:table-cell/>
          <table:table-cell table:style-name="ce145" table:formula="of:=IF(ISBLANK([.B1717]);&quot;&quot;;INDEX([$'MetRisks Registration'.B$5:.E$190];MATCH([$Mitagation.B1717];[$'MetRisks Registration'.B$5:.B$190];0);2))">
            <text:p/>
          </table:table-cell>
          <table:table-cell table:style-name="ce145" table:formula="of:=IF(ISBLANK([.B1717]);&quot;&quot;;IF(ISBLANK(INDEX([$Escalation.B$5:.E$190];MATCH([$'MetRisks Registration'.B1717];[$Escalation.B$5:.B$190];0);3));&quot;&quot;;INDEX([$Escalation.B$5:.E$190];MATCH([$'MetRisks Registration'.B1717];[$Escalation.B$5:.B$190];0);3)))">
            <text:p/>
          </table:table-cell>
          <table:table-cell table:number-columns-repeated="1020"/>
        </table:table-row>
        <table:table-row table:style-name="ro33">
          <table:table-cell/>
          <table:table-cell/>
          <table:table-cell table:style-name="ce145" table:formula="of:=IF(ISBLANK([.B1718]);&quot;&quot;;INDEX([$'MetRisks Registration'.B$5:.E$190];MATCH([$Mitagation.B1718];[$'MetRisks Registration'.B$5:.B$190];0);2))">
            <text:p/>
          </table:table-cell>
          <table:table-cell table:style-name="ce145" table:formula="of:=IF(ISBLANK([.B1718]);&quot;&quot;;IF(ISBLANK(INDEX([$Escalation.B$5:.E$190];MATCH([$'MetRisks Registration'.B1718];[$Escalation.B$5:.B$190];0);3));&quot;&quot;;INDEX([$Escalation.B$5:.E$190];MATCH([$'MetRisks Registration'.B1718];[$Escalation.B$5:.B$190];0);3)))">
            <text:p/>
          </table:table-cell>
          <table:table-cell table:number-columns-repeated="1020"/>
        </table:table-row>
        <table:table-row table:style-name="ro33">
          <table:table-cell/>
          <table:table-cell/>
          <table:table-cell table:style-name="ce145" table:formula="of:=IF(ISBLANK([.B1719]);&quot;&quot;;INDEX([$'MetRisks Registration'.B$5:.E$190];MATCH([$Mitagation.B1719];[$'MetRisks Registration'.B$5:.B$190];0);2))">
            <text:p/>
          </table:table-cell>
          <table:table-cell table:style-name="ce145" table:formula="of:=IF(ISBLANK([.B1719]);&quot;&quot;;IF(ISBLANK(INDEX([$Escalation.B$5:.E$190];MATCH([$'MetRisks Registration'.B1719];[$Escalation.B$5:.B$190];0);3));&quot;&quot;;INDEX([$Escalation.B$5:.E$190];MATCH([$'MetRisks Registration'.B1719];[$Escalation.B$5:.B$190];0);3)))">
            <text:p/>
          </table:table-cell>
          <table:table-cell table:number-columns-repeated="1020"/>
        </table:table-row>
        <table:table-row table:style-name="ro33">
          <table:table-cell/>
          <table:table-cell/>
          <table:table-cell table:style-name="ce145" table:formula="of:=IF(ISBLANK([.B1720]);&quot;&quot;;INDEX([$'MetRisks Registration'.B$5:.E$190];MATCH([$Mitagation.B1720];[$'MetRisks Registration'.B$5:.B$190];0);2))">
            <text:p/>
          </table:table-cell>
          <table:table-cell table:style-name="ce145" table:formula="of:=IF(ISBLANK([.B1720]);&quot;&quot;;IF(ISBLANK(INDEX([$Escalation.B$5:.E$190];MATCH([$'MetRisks Registration'.B1720];[$Escalation.B$5:.B$190];0);3));&quot;&quot;;INDEX([$Escalation.B$5:.E$190];MATCH([$'MetRisks Registration'.B1720];[$Escalation.B$5:.B$190];0);3)))">
            <text:p/>
          </table:table-cell>
          <table:table-cell table:number-columns-repeated="1020"/>
        </table:table-row>
        <table:table-row table:style-name="ro33">
          <table:table-cell/>
          <table:table-cell/>
          <table:table-cell table:style-name="ce145" table:formula="of:=IF(ISBLANK([.B1721]);&quot;&quot;;INDEX([$'MetRisks Registration'.B$5:.E$190];MATCH([$Mitagation.B1721];[$'MetRisks Registration'.B$5:.B$190];0);2))">
            <text:p/>
          </table:table-cell>
          <table:table-cell table:style-name="ce145" table:formula="of:=IF(ISBLANK([.B1721]);&quot;&quot;;IF(ISBLANK(INDEX([$Escalation.B$5:.E$190];MATCH([$'MetRisks Registration'.B1721];[$Escalation.B$5:.B$190];0);3));&quot;&quot;;INDEX([$Escalation.B$5:.E$190];MATCH([$'MetRisks Registration'.B1721];[$Escalation.B$5:.B$190];0);3)))">
            <text:p/>
          </table:table-cell>
          <table:table-cell table:number-columns-repeated="1020"/>
        </table:table-row>
        <table:table-row table:style-name="ro33">
          <table:table-cell/>
          <table:table-cell/>
          <table:table-cell table:style-name="ce145" table:formula="of:=IF(ISBLANK([.B1722]);&quot;&quot;;INDEX([$'MetRisks Registration'.B$5:.E$190];MATCH([$Mitagation.B1722];[$'MetRisks Registration'.B$5:.B$190];0);2))">
            <text:p/>
          </table:table-cell>
          <table:table-cell table:style-name="ce145" table:formula="of:=IF(ISBLANK([.B1722]);&quot;&quot;;IF(ISBLANK(INDEX([$Escalation.B$5:.E$190];MATCH([$'MetRisks Registration'.B1722];[$Escalation.B$5:.B$190];0);3));&quot;&quot;;INDEX([$Escalation.B$5:.E$190];MATCH([$'MetRisks Registration'.B1722];[$Escalation.B$5:.B$190];0);3)))">
            <text:p/>
          </table:table-cell>
          <table:table-cell table:number-columns-repeated="1020"/>
        </table:table-row>
        <table:table-row table:style-name="ro33">
          <table:table-cell/>
          <table:table-cell/>
          <table:table-cell table:style-name="ce145" table:formula="of:=IF(ISBLANK([.B1723]);&quot;&quot;;INDEX([$'MetRisks Registration'.B$5:.E$190];MATCH([$Mitagation.B1723];[$'MetRisks Registration'.B$5:.B$190];0);2))">
            <text:p/>
          </table:table-cell>
          <table:table-cell table:style-name="ce145" table:formula="of:=IF(ISBLANK([.B1723]);&quot;&quot;;IF(ISBLANK(INDEX([$Escalation.B$5:.E$190];MATCH([$'MetRisks Registration'.B1723];[$Escalation.B$5:.B$190];0);3));&quot;&quot;;INDEX([$Escalation.B$5:.E$190];MATCH([$'MetRisks Registration'.B1723];[$Escalation.B$5:.B$190];0);3)))">
            <text:p/>
          </table:table-cell>
          <table:table-cell table:number-columns-repeated="1020"/>
        </table:table-row>
        <table:table-row table:style-name="ro33">
          <table:table-cell/>
          <table:table-cell/>
          <table:table-cell table:style-name="ce145" table:formula="of:=IF(ISBLANK([.B1724]);&quot;&quot;;INDEX([$'MetRisks Registration'.B$5:.E$190];MATCH([$Mitagation.B1724];[$'MetRisks Registration'.B$5:.B$190];0);2))">
            <text:p/>
          </table:table-cell>
          <table:table-cell table:style-name="ce145" table:formula="of:=IF(ISBLANK([.B1724]);&quot;&quot;;IF(ISBLANK(INDEX([$Escalation.B$5:.E$190];MATCH([$'MetRisks Registration'.B1724];[$Escalation.B$5:.B$190];0);3));&quot;&quot;;INDEX([$Escalation.B$5:.E$190];MATCH([$'MetRisks Registration'.B1724];[$Escalation.B$5:.B$190];0);3)))">
            <text:p/>
          </table:table-cell>
          <table:table-cell table:number-columns-repeated="1020"/>
        </table:table-row>
        <table:table-row table:style-name="ro33">
          <table:table-cell/>
          <table:table-cell/>
          <table:table-cell table:style-name="ce145" table:formula="of:=IF(ISBLANK([.B1725]);&quot;&quot;;INDEX([$'MetRisks Registration'.B$5:.E$190];MATCH([$Mitagation.B1725];[$'MetRisks Registration'.B$5:.B$190];0);2))">
            <text:p/>
          </table:table-cell>
          <table:table-cell table:style-name="ce145" table:formula="of:=IF(ISBLANK([.B1725]);&quot;&quot;;IF(ISBLANK(INDEX([$Escalation.B$5:.E$190];MATCH([$'MetRisks Registration'.B1725];[$Escalation.B$5:.B$190];0);3));&quot;&quot;;INDEX([$Escalation.B$5:.E$190];MATCH([$'MetRisks Registration'.B1725];[$Escalation.B$5:.B$190];0);3)))">
            <text:p/>
          </table:table-cell>
          <table:table-cell table:number-columns-repeated="1020"/>
        </table:table-row>
        <table:table-row table:style-name="ro33">
          <table:table-cell/>
          <table:table-cell/>
          <table:table-cell table:style-name="ce145" table:formula="of:=IF(ISBLANK([.B1726]);&quot;&quot;;INDEX([$'MetRisks Registration'.B$5:.E$190];MATCH([$Mitagation.B1726];[$'MetRisks Registration'.B$5:.B$190];0);2))">
            <text:p/>
          </table:table-cell>
          <table:table-cell table:style-name="ce145" table:formula="of:=IF(ISBLANK([.B1726]);&quot;&quot;;IF(ISBLANK(INDEX([$Escalation.B$5:.E$190];MATCH([$'MetRisks Registration'.B1726];[$Escalation.B$5:.B$190];0);3));&quot;&quot;;INDEX([$Escalation.B$5:.E$190];MATCH([$'MetRisks Registration'.B1726];[$Escalation.B$5:.B$190];0);3)))">
            <text:p/>
          </table:table-cell>
          <table:table-cell table:number-columns-repeated="1020"/>
        </table:table-row>
        <table:table-row table:style-name="ro33">
          <table:table-cell/>
          <table:table-cell/>
          <table:table-cell table:style-name="ce145" table:formula="of:=IF(ISBLANK([.B1727]);&quot;&quot;;INDEX([$'MetRisks Registration'.B$5:.E$190];MATCH([$Mitagation.B1727];[$'MetRisks Registration'.B$5:.B$190];0);2))">
            <text:p/>
          </table:table-cell>
          <table:table-cell table:style-name="ce145" table:formula="of:=IF(ISBLANK([.B1727]);&quot;&quot;;IF(ISBLANK(INDEX([$Escalation.B$5:.E$190];MATCH([$'MetRisks Registration'.B1727];[$Escalation.B$5:.B$190];0);3));&quot;&quot;;INDEX([$Escalation.B$5:.E$190];MATCH([$'MetRisks Registration'.B1727];[$Escalation.B$5:.B$190];0);3)))">
            <text:p/>
          </table:table-cell>
          <table:table-cell table:number-columns-repeated="1020"/>
        </table:table-row>
        <table:table-row table:style-name="ro33">
          <table:table-cell/>
          <table:table-cell/>
          <table:table-cell table:style-name="ce145" table:formula="of:=IF(ISBLANK([.B1728]);&quot;&quot;;INDEX([$'MetRisks Registration'.B$5:.E$190];MATCH([$Mitagation.B1728];[$'MetRisks Registration'.B$5:.B$190];0);2))">
            <text:p/>
          </table:table-cell>
          <table:table-cell table:style-name="ce145" table:formula="of:=IF(ISBLANK([.B1728]);&quot;&quot;;IF(ISBLANK(INDEX([$Escalation.B$5:.E$190];MATCH([$'MetRisks Registration'.B1728];[$Escalation.B$5:.B$190];0);3));&quot;&quot;;INDEX([$Escalation.B$5:.E$190];MATCH([$'MetRisks Registration'.B1728];[$Escalation.B$5:.B$190];0);3)))">
            <text:p/>
          </table:table-cell>
          <table:table-cell table:number-columns-repeated="1020"/>
        </table:table-row>
        <table:table-row table:style-name="ro33">
          <table:table-cell/>
          <table:table-cell/>
          <table:table-cell table:style-name="ce145" table:formula="of:=IF(ISBLANK([.B1729]);&quot;&quot;;INDEX([$'MetRisks Registration'.B$5:.E$190];MATCH([$Mitagation.B1729];[$'MetRisks Registration'.B$5:.B$190];0);2))">
            <text:p/>
          </table:table-cell>
          <table:table-cell table:style-name="ce145" table:formula="of:=IF(ISBLANK([.B1729]);&quot;&quot;;IF(ISBLANK(INDEX([$Escalation.B$5:.E$190];MATCH([$'MetRisks Registration'.B1729];[$Escalation.B$5:.B$190];0);3));&quot;&quot;;INDEX([$Escalation.B$5:.E$190];MATCH([$'MetRisks Registration'.B1729];[$Escalation.B$5:.B$190];0);3)))">
            <text:p/>
          </table:table-cell>
          <table:table-cell table:number-columns-repeated="1020"/>
        </table:table-row>
        <table:table-row table:style-name="ro33">
          <table:table-cell/>
          <table:table-cell/>
          <table:table-cell table:style-name="ce145" table:formula="of:=IF(ISBLANK([.B1730]);&quot;&quot;;INDEX([$'MetRisks Registration'.B$5:.E$190];MATCH([$Mitagation.B1730];[$'MetRisks Registration'.B$5:.B$190];0);2))">
            <text:p/>
          </table:table-cell>
          <table:table-cell table:style-name="ce145" table:formula="of:=IF(ISBLANK([.B1730]);&quot;&quot;;IF(ISBLANK(INDEX([$Escalation.B$5:.E$190];MATCH([$'MetRisks Registration'.B1730];[$Escalation.B$5:.B$190];0);3));&quot;&quot;;INDEX([$Escalation.B$5:.E$190];MATCH([$'MetRisks Registration'.B1730];[$Escalation.B$5:.B$190];0);3)))">
            <text:p/>
          </table:table-cell>
          <table:table-cell table:number-columns-repeated="1020"/>
        </table:table-row>
        <table:table-row table:style-name="ro33">
          <table:table-cell/>
          <table:table-cell/>
          <table:table-cell table:style-name="ce145" table:formula="of:=IF(ISBLANK([.B1731]);&quot;&quot;;INDEX([$'MetRisks Registration'.B$5:.E$190];MATCH([$Mitagation.B1731];[$'MetRisks Registration'.B$5:.B$190];0);2))">
            <text:p/>
          </table:table-cell>
          <table:table-cell table:style-name="ce145" table:formula="of:=IF(ISBLANK([.B1731]);&quot;&quot;;IF(ISBLANK(INDEX([$Escalation.B$5:.E$190];MATCH([$'MetRisks Registration'.B1731];[$Escalation.B$5:.B$190];0);3));&quot;&quot;;INDEX([$Escalation.B$5:.E$190];MATCH([$'MetRisks Registration'.B1731];[$Escalation.B$5:.B$190];0);3)))">
            <text:p/>
          </table:table-cell>
          <table:table-cell table:number-columns-repeated="1020"/>
        </table:table-row>
        <table:table-row table:style-name="ro33">
          <table:table-cell/>
          <table:table-cell/>
          <table:table-cell table:style-name="ce145" table:formula="of:=IF(ISBLANK([.B1732]);&quot;&quot;;INDEX([$'MetRisks Registration'.B$5:.E$190];MATCH([$Mitagation.B1732];[$'MetRisks Registration'.B$5:.B$190];0);2))">
            <text:p/>
          </table:table-cell>
          <table:table-cell table:style-name="ce145" table:formula="of:=IF(ISBLANK([.B1732]);&quot;&quot;;IF(ISBLANK(INDEX([$Escalation.B$5:.E$190];MATCH([$'MetRisks Registration'.B1732];[$Escalation.B$5:.B$190];0);3));&quot;&quot;;INDEX([$Escalation.B$5:.E$190];MATCH([$'MetRisks Registration'.B1732];[$Escalation.B$5:.B$190];0);3)))">
            <text:p/>
          </table:table-cell>
          <table:table-cell table:number-columns-repeated="1020"/>
        </table:table-row>
        <table:table-row table:style-name="ro33">
          <table:table-cell/>
          <table:table-cell/>
          <table:table-cell table:style-name="ce145" table:formula="of:=IF(ISBLANK([.B1733]);&quot;&quot;;INDEX([$'MetRisks Registration'.B$5:.E$190];MATCH([$Mitagation.B1733];[$'MetRisks Registration'.B$5:.B$190];0);2))">
            <text:p/>
          </table:table-cell>
          <table:table-cell table:style-name="ce145" table:formula="of:=IF(ISBLANK([.B1733]);&quot;&quot;;IF(ISBLANK(INDEX([$Escalation.B$5:.E$190];MATCH([$'MetRisks Registration'.B1733];[$Escalation.B$5:.B$190];0);3));&quot;&quot;;INDEX([$Escalation.B$5:.E$190];MATCH([$'MetRisks Registration'.B1733];[$Escalation.B$5:.B$190];0);3)))">
            <text:p/>
          </table:table-cell>
          <table:table-cell table:number-columns-repeated="1020"/>
        </table:table-row>
        <table:table-row table:style-name="ro33">
          <table:table-cell/>
          <table:table-cell/>
          <table:table-cell table:style-name="ce145" table:formula="of:=IF(ISBLANK([.B1734]);&quot;&quot;;INDEX([$'MetRisks Registration'.B$5:.E$190];MATCH([$Mitagation.B1734];[$'MetRisks Registration'.B$5:.B$190];0);2))">
            <text:p/>
          </table:table-cell>
          <table:table-cell table:style-name="ce145" table:formula="of:=IF(ISBLANK([.B1734]);&quot;&quot;;IF(ISBLANK(INDEX([$Escalation.B$5:.E$190];MATCH([$'MetRisks Registration'.B1734];[$Escalation.B$5:.B$190];0);3));&quot;&quot;;INDEX([$Escalation.B$5:.E$190];MATCH([$'MetRisks Registration'.B1734];[$Escalation.B$5:.B$190];0);3)))">
            <text:p/>
          </table:table-cell>
          <table:table-cell table:number-columns-repeated="1020"/>
        </table:table-row>
        <table:table-row table:style-name="ro33">
          <table:table-cell/>
          <table:table-cell/>
          <table:table-cell table:style-name="ce145" table:formula="of:=IF(ISBLANK([.B1735]);&quot;&quot;;INDEX([$'MetRisks Registration'.B$5:.E$190];MATCH([$Mitagation.B1735];[$'MetRisks Registration'.B$5:.B$190];0);2))">
            <text:p/>
          </table:table-cell>
          <table:table-cell table:style-name="ce145" table:formula="of:=IF(ISBLANK([.B1735]);&quot;&quot;;IF(ISBLANK(INDEX([$Escalation.B$5:.E$190];MATCH([$'MetRisks Registration'.B1735];[$Escalation.B$5:.B$190];0);3));&quot;&quot;;INDEX([$Escalation.B$5:.E$190];MATCH([$'MetRisks Registration'.B1735];[$Escalation.B$5:.B$190];0);3)))">
            <text:p/>
          </table:table-cell>
          <table:table-cell table:number-columns-repeated="1020"/>
        </table:table-row>
        <table:table-row table:style-name="ro33">
          <table:table-cell/>
          <table:table-cell/>
          <table:table-cell table:style-name="ce145" table:formula="of:=IF(ISBLANK([.B1736]);&quot;&quot;;INDEX([$'MetRisks Registration'.B$5:.E$190];MATCH([$Mitagation.B1736];[$'MetRisks Registration'.B$5:.B$190];0);2))">
            <text:p/>
          </table:table-cell>
          <table:table-cell table:style-name="ce145" table:formula="of:=IF(ISBLANK([.B1736]);&quot;&quot;;IF(ISBLANK(INDEX([$Escalation.B$5:.E$190];MATCH([$'MetRisks Registration'.B1736];[$Escalation.B$5:.B$190];0);3));&quot;&quot;;INDEX([$Escalation.B$5:.E$190];MATCH([$'MetRisks Registration'.B1736];[$Escalation.B$5:.B$190];0);3)))">
            <text:p/>
          </table:table-cell>
          <table:table-cell table:number-columns-repeated="1020"/>
        </table:table-row>
        <table:table-row table:style-name="ro33">
          <table:table-cell/>
          <table:table-cell/>
          <table:table-cell table:style-name="ce145" table:formula="of:=IF(ISBLANK([.B1737]);&quot;&quot;;INDEX([$'MetRisks Registration'.B$5:.E$190];MATCH([$Mitagation.B1737];[$'MetRisks Registration'.B$5:.B$190];0);2))">
            <text:p/>
          </table:table-cell>
          <table:table-cell table:style-name="ce145" table:formula="of:=IF(ISBLANK([.B1737]);&quot;&quot;;IF(ISBLANK(INDEX([$Escalation.B$5:.E$190];MATCH([$'MetRisks Registration'.B1737];[$Escalation.B$5:.B$190];0);3));&quot;&quot;;INDEX([$Escalation.B$5:.E$190];MATCH([$'MetRisks Registration'.B1737];[$Escalation.B$5:.B$190];0);3)))">
            <text:p/>
          </table:table-cell>
          <table:table-cell table:number-columns-repeated="1020"/>
        </table:table-row>
        <table:table-row table:style-name="ro33">
          <table:table-cell/>
          <table:table-cell/>
          <table:table-cell table:style-name="ce145" table:formula="of:=IF(ISBLANK([.B1738]);&quot;&quot;;INDEX([$'MetRisks Registration'.B$5:.E$190];MATCH([$Mitagation.B1738];[$'MetRisks Registration'.B$5:.B$190];0);2))">
            <text:p/>
          </table:table-cell>
          <table:table-cell table:style-name="ce145" table:formula="of:=IF(ISBLANK([.B1738]);&quot;&quot;;IF(ISBLANK(INDEX([$Escalation.B$5:.E$190];MATCH([$'MetRisks Registration'.B1738];[$Escalation.B$5:.B$190];0);3));&quot;&quot;;INDEX([$Escalation.B$5:.E$190];MATCH([$'MetRisks Registration'.B1738];[$Escalation.B$5:.B$190];0);3)))">
            <text:p/>
          </table:table-cell>
          <table:table-cell table:number-columns-repeated="1020"/>
        </table:table-row>
        <table:table-row table:style-name="ro33">
          <table:table-cell/>
          <table:table-cell/>
          <table:table-cell table:style-name="ce145" table:formula="of:=IF(ISBLANK([.B1739]);&quot;&quot;;INDEX([$'MetRisks Registration'.B$5:.E$190];MATCH([$Mitagation.B1739];[$'MetRisks Registration'.B$5:.B$190];0);2))">
            <text:p/>
          </table:table-cell>
          <table:table-cell table:style-name="ce145" table:formula="of:=IF(ISBLANK([.B1739]);&quot;&quot;;IF(ISBLANK(INDEX([$Escalation.B$5:.E$190];MATCH([$'MetRisks Registration'.B1739];[$Escalation.B$5:.B$190];0);3));&quot;&quot;;INDEX([$Escalation.B$5:.E$190];MATCH([$'MetRisks Registration'.B1739];[$Escalation.B$5:.B$190];0);3)))">
            <text:p/>
          </table:table-cell>
          <table:table-cell table:number-columns-repeated="1020"/>
        </table:table-row>
        <table:table-row table:style-name="ro33">
          <table:table-cell/>
          <table:table-cell/>
          <table:table-cell table:style-name="ce145" table:formula="of:=IF(ISBLANK([.B1740]);&quot;&quot;;INDEX([$'MetRisks Registration'.B$5:.E$190];MATCH([$Mitagation.B1740];[$'MetRisks Registration'.B$5:.B$190];0);2))">
            <text:p/>
          </table:table-cell>
          <table:table-cell table:style-name="ce145" table:formula="of:=IF(ISBLANK([.B1740]);&quot;&quot;;IF(ISBLANK(INDEX([$Escalation.B$5:.E$190];MATCH([$'MetRisks Registration'.B1740];[$Escalation.B$5:.B$190];0);3));&quot;&quot;;INDEX([$Escalation.B$5:.E$190];MATCH([$'MetRisks Registration'.B1740];[$Escalation.B$5:.B$190];0);3)))">
            <text:p/>
          </table:table-cell>
          <table:table-cell table:number-columns-repeated="1020"/>
        </table:table-row>
        <table:table-row table:style-name="ro33">
          <table:table-cell/>
          <table:table-cell/>
          <table:table-cell table:style-name="ce145" table:formula="of:=IF(ISBLANK([.B1741]);&quot;&quot;;INDEX([$'MetRisks Registration'.B$5:.E$190];MATCH([$Mitagation.B1741];[$'MetRisks Registration'.B$5:.B$190];0);2))">
            <text:p/>
          </table:table-cell>
          <table:table-cell table:style-name="ce145" table:formula="of:=IF(ISBLANK([.B1741]);&quot;&quot;;IF(ISBLANK(INDEX([$Escalation.B$5:.E$190];MATCH([$'MetRisks Registration'.B1741];[$Escalation.B$5:.B$190];0);3));&quot;&quot;;INDEX([$Escalation.B$5:.E$190];MATCH([$'MetRisks Registration'.B1741];[$Escalation.B$5:.B$190];0);3)))">
            <text:p/>
          </table:table-cell>
          <table:table-cell table:number-columns-repeated="1020"/>
        </table:table-row>
        <table:table-row table:style-name="ro33">
          <table:table-cell/>
          <table:table-cell/>
          <table:table-cell table:style-name="ce145" table:formula="of:=IF(ISBLANK([.B1742]);&quot;&quot;;INDEX([$'MetRisks Registration'.B$5:.E$190];MATCH([$Mitagation.B1742];[$'MetRisks Registration'.B$5:.B$190];0);2))">
            <text:p/>
          </table:table-cell>
          <table:table-cell table:style-name="ce145" table:formula="of:=IF(ISBLANK([.B1742]);&quot;&quot;;IF(ISBLANK(INDEX([$Escalation.B$5:.E$190];MATCH([$'MetRisks Registration'.B1742];[$Escalation.B$5:.B$190];0);3));&quot;&quot;;INDEX([$Escalation.B$5:.E$190];MATCH([$'MetRisks Registration'.B1742];[$Escalation.B$5:.B$190];0);3)))">
            <text:p/>
          </table:table-cell>
          <table:table-cell table:number-columns-repeated="1020"/>
        </table:table-row>
        <table:table-row table:style-name="ro33">
          <table:table-cell/>
          <table:table-cell/>
          <table:table-cell table:style-name="ce145" table:formula="of:=IF(ISBLANK([.B1743]);&quot;&quot;;INDEX([$'MetRisks Registration'.B$5:.E$190];MATCH([$Mitagation.B1743];[$'MetRisks Registration'.B$5:.B$190];0);2))">
            <text:p/>
          </table:table-cell>
          <table:table-cell table:style-name="ce145" table:formula="of:=IF(ISBLANK([.B1743]);&quot;&quot;;IF(ISBLANK(INDEX([$Escalation.B$5:.E$190];MATCH([$'MetRisks Registration'.B1743];[$Escalation.B$5:.B$190];0);3));&quot;&quot;;INDEX([$Escalation.B$5:.E$190];MATCH([$'MetRisks Registration'.B1743];[$Escalation.B$5:.B$190];0);3)))">
            <text:p/>
          </table:table-cell>
          <table:table-cell table:number-columns-repeated="1020"/>
        </table:table-row>
        <table:table-row table:style-name="ro33">
          <table:table-cell/>
          <table:table-cell/>
          <table:table-cell table:style-name="ce145" table:formula="of:=IF(ISBLANK([.B1744]);&quot;&quot;;INDEX([$'MetRisks Registration'.B$5:.E$190];MATCH([$Mitagation.B1744];[$'MetRisks Registration'.B$5:.B$190];0);2))">
            <text:p/>
          </table:table-cell>
          <table:table-cell table:style-name="ce145" table:formula="of:=IF(ISBLANK([.B1744]);&quot;&quot;;IF(ISBLANK(INDEX([$Escalation.B$5:.E$190];MATCH([$'MetRisks Registration'.B1744];[$Escalation.B$5:.B$190];0);3));&quot;&quot;;INDEX([$Escalation.B$5:.E$190];MATCH([$'MetRisks Registration'.B1744];[$Escalation.B$5:.B$190];0);3)))">
            <text:p/>
          </table:table-cell>
          <table:table-cell table:number-columns-repeated="1020"/>
        </table:table-row>
        <table:table-row table:style-name="ro33">
          <table:table-cell/>
          <table:table-cell/>
          <table:table-cell table:style-name="ce145" table:formula="of:=IF(ISBLANK([.B1745]);&quot;&quot;;INDEX([$'MetRisks Registration'.B$5:.E$190];MATCH([$Mitagation.B1745];[$'MetRisks Registration'.B$5:.B$190];0);2))">
            <text:p/>
          </table:table-cell>
          <table:table-cell table:style-name="ce145" table:formula="of:=IF(ISBLANK([.B1745]);&quot;&quot;;IF(ISBLANK(INDEX([$Escalation.B$5:.E$190];MATCH([$'MetRisks Registration'.B1745];[$Escalation.B$5:.B$190];0);3));&quot;&quot;;INDEX([$Escalation.B$5:.E$190];MATCH([$'MetRisks Registration'.B1745];[$Escalation.B$5:.B$190];0);3)))">
            <text:p/>
          </table:table-cell>
          <table:table-cell table:number-columns-repeated="1020"/>
        </table:table-row>
        <table:table-row table:style-name="ro33">
          <table:table-cell/>
          <table:table-cell/>
          <table:table-cell table:style-name="ce145" table:formula="of:=IF(ISBLANK([.B1746]);&quot;&quot;;INDEX([$'MetRisks Registration'.B$5:.E$190];MATCH([$Mitagation.B1746];[$'MetRisks Registration'.B$5:.B$190];0);2))">
            <text:p/>
          </table:table-cell>
          <table:table-cell table:style-name="ce145" table:formula="of:=IF(ISBLANK([.B1746]);&quot;&quot;;IF(ISBLANK(INDEX([$Escalation.B$5:.E$190];MATCH([$'MetRisks Registration'.B1746];[$Escalation.B$5:.B$190];0);3));&quot;&quot;;INDEX([$Escalation.B$5:.E$190];MATCH([$'MetRisks Registration'.B1746];[$Escalation.B$5:.B$190];0);3)))">
            <text:p/>
          </table:table-cell>
          <table:table-cell table:number-columns-repeated="1020"/>
        </table:table-row>
        <table:table-row table:style-name="ro33">
          <table:table-cell/>
          <table:table-cell/>
          <table:table-cell table:style-name="ce145" table:formula="of:=IF(ISBLANK([.B1747]);&quot;&quot;;INDEX([$'MetRisks Registration'.B$5:.E$190];MATCH([$Mitagation.B1747];[$'MetRisks Registration'.B$5:.B$190];0);2))">
            <text:p/>
          </table:table-cell>
          <table:table-cell table:style-name="ce145" table:formula="of:=IF(ISBLANK([.B1747]);&quot;&quot;;IF(ISBLANK(INDEX([$Escalation.B$5:.E$190];MATCH([$'MetRisks Registration'.B1747];[$Escalation.B$5:.B$190];0);3));&quot;&quot;;INDEX([$Escalation.B$5:.E$190];MATCH([$'MetRisks Registration'.B1747];[$Escalation.B$5:.B$190];0);3)))">
            <text:p/>
          </table:table-cell>
          <table:table-cell table:number-columns-repeated="1020"/>
        </table:table-row>
        <table:table-row table:style-name="ro33">
          <table:table-cell/>
          <table:table-cell/>
          <table:table-cell table:style-name="ce145" table:formula="of:=IF(ISBLANK([.B1748]);&quot;&quot;;INDEX([$'MetRisks Registration'.B$5:.E$190];MATCH([$Mitagation.B1748];[$'MetRisks Registration'.B$5:.B$190];0);2))">
            <text:p/>
          </table:table-cell>
          <table:table-cell table:style-name="ce145" table:formula="of:=IF(ISBLANK([.B1748]);&quot;&quot;;IF(ISBLANK(INDEX([$Escalation.B$5:.E$190];MATCH([$'MetRisks Registration'.B1748];[$Escalation.B$5:.B$190];0);3));&quot;&quot;;INDEX([$Escalation.B$5:.E$190];MATCH([$'MetRisks Registration'.B1748];[$Escalation.B$5:.B$190];0);3)))">
            <text:p/>
          </table:table-cell>
          <table:table-cell table:number-columns-repeated="1020"/>
        </table:table-row>
        <table:table-row table:style-name="ro33">
          <table:table-cell/>
          <table:table-cell/>
          <table:table-cell table:style-name="ce145" table:formula="of:=IF(ISBLANK([.B1749]);&quot;&quot;;INDEX([$'MetRisks Registration'.B$5:.E$190];MATCH([$Mitagation.B1749];[$'MetRisks Registration'.B$5:.B$190];0);2))">
            <text:p/>
          </table:table-cell>
          <table:table-cell table:style-name="ce145" table:formula="of:=IF(ISBLANK([.B1749]);&quot;&quot;;IF(ISBLANK(INDEX([$Escalation.B$5:.E$190];MATCH([$'MetRisks Registration'.B1749];[$Escalation.B$5:.B$190];0);3));&quot;&quot;;INDEX([$Escalation.B$5:.E$190];MATCH([$'MetRisks Registration'.B1749];[$Escalation.B$5:.B$190];0);3)))">
            <text:p/>
          </table:table-cell>
          <table:table-cell table:number-columns-repeated="1020"/>
        </table:table-row>
        <table:table-row table:style-name="ro33">
          <table:table-cell/>
          <table:table-cell/>
          <table:table-cell table:style-name="ce145" table:formula="of:=IF(ISBLANK([.B1750]);&quot;&quot;;INDEX([$'MetRisks Registration'.B$5:.E$190];MATCH([$Mitagation.B1750];[$'MetRisks Registration'.B$5:.B$190];0);2))">
            <text:p/>
          </table:table-cell>
          <table:table-cell table:style-name="ce145" table:formula="of:=IF(ISBLANK([.B1750]);&quot;&quot;;IF(ISBLANK(INDEX([$Escalation.B$5:.E$190];MATCH([$'MetRisks Registration'.B1750];[$Escalation.B$5:.B$190];0);3));&quot;&quot;;INDEX([$Escalation.B$5:.E$190];MATCH([$'MetRisks Registration'.B1750];[$Escalation.B$5:.B$190];0);3)))">
            <text:p/>
          </table:table-cell>
          <table:table-cell table:number-columns-repeated="1020"/>
        </table:table-row>
        <table:table-row table:style-name="ro33">
          <table:table-cell/>
          <table:table-cell/>
          <table:table-cell table:style-name="ce145" table:formula="of:=IF(ISBLANK([.B1751]);&quot;&quot;;INDEX([$'MetRisks Registration'.B$5:.E$190];MATCH([$Mitagation.B1751];[$'MetRisks Registration'.B$5:.B$190];0);2))">
            <text:p/>
          </table:table-cell>
          <table:table-cell table:style-name="ce145" table:formula="of:=IF(ISBLANK([.B1751]);&quot;&quot;;IF(ISBLANK(INDEX([$Escalation.B$5:.E$190];MATCH([$'MetRisks Registration'.B1751];[$Escalation.B$5:.B$190];0);3));&quot;&quot;;INDEX([$Escalation.B$5:.E$190];MATCH([$'MetRisks Registration'.B1751];[$Escalation.B$5:.B$190];0);3)))">
            <text:p/>
          </table:table-cell>
          <table:table-cell table:number-columns-repeated="1020"/>
        </table:table-row>
        <table:table-row table:style-name="ro33">
          <table:table-cell/>
          <table:table-cell/>
          <table:table-cell table:style-name="ce145" table:formula="of:=IF(ISBLANK([.B1752]);&quot;&quot;;INDEX([$'MetRisks Registration'.B$5:.E$190];MATCH([$Mitagation.B1752];[$'MetRisks Registration'.B$5:.B$190];0);2))">
            <text:p/>
          </table:table-cell>
          <table:table-cell table:style-name="ce145" table:formula="of:=IF(ISBLANK([.B1752]);&quot;&quot;;IF(ISBLANK(INDEX([$Escalation.B$5:.E$190];MATCH([$'MetRisks Registration'.B1752];[$Escalation.B$5:.B$190];0);3));&quot;&quot;;INDEX([$Escalation.B$5:.E$190];MATCH([$'MetRisks Registration'.B1752];[$Escalation.B$5:.B$190];0);3)))">
            <text:p/>
          </table:table-cell>
          <table:table-cell table:number-columns-repeated="1020"/>
        </table:table-row>
        <table:table-row table:style-name="ro33">
          <table:table-cell/>
          <table:table-cell/>
          <table:table-cell table:style-name="ce145" table:formula="of:=IF(ISBLANK([.B1753]);&quot;&quot;;INDEX([$'MetRisks Registration'.B$5:.E$190];MATCH([$Mitagation.B1753];[$'MetRisks Registration'.B$5:.B$190];0);2))">
            <text:p/>
          </table:table-cell>
          <table:table-cell table:style-name="ce145" table:formula="of:=IF(ISBLANK([.B1753]);&quot;&quot;;IF(ISBLANK(INDEX([$Escalation.B$5:.E$190];MATCH([$'MetRisks Registration'.B1753];[$Escalation.B$5:.B$190];0);3));&quot;&quot;;INDEX([$Escalation.B$5:.E$190];MATCH([$'MetRisks Registration'.B1753];[$Escalation.B$5:.B$190];0);3)))">
            <text:p/>
          </table:table-cell>
          <table:table-cell table:number-columns-repeated="1020"/>
        </table:table-row>
        <table:table-row table:style-name="ro33">
          <table:table-cell/>
          <table:table-cell/>
          <table:table-cell table:style-name="ce145" table:formula="of:=IF(ISBLANK([.B1754]);&quot;&quot;;INDEX([$'MetRisks Registration'.B$5:.E$190];MATCH([$Mitagation.B1754];[$'MetRisks Registration'.B$5:.B$190];0);2))">
            <text:p/>
          </table:table-cell>
          <table:table-cell table:style-name="ce145" table:formula="of:=IF(ISBLANK([.B1754]);&quot;&quot;;IF(ISBLANK(INDEX([$Escalation.B$5:.E$190];MATCH([$'MetRisks Registration'.B1754];[$Escalation.B$5:.B$190];0);3));&quot;&quot;;INDEX([$Escalation.B$5:.E$190];MATCH([$'MetRisks Registration'.B1754];[$Escalation.B$5:.B$190];0);3)))">
            <text:p/>
          </table:table-cell>
          <table:table-cell table:number-columns-repeated="1020"/>
        </table:table-row>
        <table:table-row table:style-name="ro33">
          <table:table-cell/>
          <table:table-cell/>
          <table:table-cell table:style-name="ce145" table:formula="of:=IF(ISBLANK([.B1755]);&quot;&quot;;INDEX([$'MetRisks Registration'.B$5:.E$190];MATCH([$Mitagation.B1755];[$'MetRisks Registration'.B$5:.B$190];0);2))">
            <text:p/>
          </table:table-cell>
          <table:table-cell table:style-name="ce145" table:formula="of:=IF(ISBLANK([.B1755]);&quot;&quot;;IF(ISBLANK(INDEX([$Escalation.B$5:.E$190];MATCH([$'MetRisks Registration'.B1755];[$Escalation.B$5:.B$190];0);3));&quot;&quot;;INDEX([$Escalation.B$5:.E$190];MATCH([$'MetRisks Registration'.B1755];[$Escalation.B$5:.B$190];0);3)))">
            <text:p/>
          </table:table-cell>
          <table:table-cell table:number-columns-repeated="1020"/>
        </table:table-row>
        <table:table-row table:style-name="ro33">
          <table:table-cell/>
          <table:table-cell/>
          <table:table-cell table:style-name="ce145" table:formula="of:=IF(ISBLANK([.B1756]);&quot;&quot;;INDEX([$'MetRisks Registration'.B$5:.E$190];MATCH([$Mitagation.B1756];[$'MetRisks Registration'.B$5:.B$190];0);2))">
            <text:p/>
          </table:table-cell>
          <table:table-cell table:style-name="ce145" table:formula="of:=IF(ISBLANK([.B1756]);&quot;&quot;;IF(ISBLANK(INDEX([$Escalation.B$5:.E$190];MATCH([$'MetRisks Registration'.B1756];[$Escalation.B$5:.B$190];0);3));&quot;&quot;;INDEX([$Escalation.B$5:.E$190];MATCH([$'MetRisks Registration'.B1756];[$Escalation.B$5:.B$190];0);3)))">
            <text:p/>
          </table:table-cell>
          <table:table-cell table:number-columns-repeated="1020"/>
        </table:table-row>
        <table:table-row table:style-name="ro33">
          <table:table-cell/>
          <table:table-cell/>
          <table:table-cell table:style-name="ce145" table:formula="of:=IF(ISBLANK([.B1757]);&quot;&quot;;INDEX([$'MetRisks Registration'.B$5:.E$190];MATCH([$Mitagation.B1757];[$'MetRisks Registration'.B$5:.B$190];0);2))">
            <text:p/>
          </table:table-cell>
          <table:table-cell table:style-name="ce145" table:formula="of:=IF(ISBLANK([.B1757]);&quot;&quot;;IF(ISBLANK(INDEX([$Escalation.B$5:.E$190];MATCH([$'MetRisks Registration'.B1757];[$Escalation.B$5:.B$190];0);3));&quot;&quot;;INDEX([$Escalation.B$5:.E$190];MATCH([$'MetRisks Registration'.B1757];[$Escalation.B$5:.B$190];0);3)))">
            <text:p/>
          </table:table-cell>
          <table:table-cell table:number-columns-repeated="1020"/>
        </table:table-row>
        <table:table-row table:style-name="ro33">
          <table:table-cell/>
          <table:table-cell/>
          <table:table-cell table:style-name="ce145" table:formula="of:=IF(ISBLANK([.B1758]);&quot;&quot;;INDEX([$'MetRisks Registration'.B$5:.E$190];MATCH([$Mitagation.B1758];[$'MetRisks Registration'.B$5:.B$190];0);2))">
            <text:p/>
          </table:table-cell>
          <table:table-cell table:style-name="ce145" table:formula="of:=IF(ISBLANK([.B1758]);&quot;&quot;;IF(ISBLANK(INDEX([$Escalation.B$5:.E$190];MATCH([$'MetRisks Registration'.B1758];[$Escalation.B$5:.B$190];0);3));&quot;&quot;;INDEX([$Escalation.B$5:.E$190];MATCH([$'MetRisks Registration'.B1758];[$Escalation.B$5:.B$190];0);3)))">
            <text:p/>
          </table:table-cell>
          <table:table-cell table:number-columns-repeated="1020"/>
        </table:table-row>
        <table:table-row table:style-name="ro33">
          <table:table-cell/>
          <table:table-cell/>
          <table:table-cell table:style-name="ce145" table:formula="of:=IF(ISBLANK([.B1759]);&quot;&quot;;INDEX([$'MetRisks Registration'.B$5:.E$190];MATCH([$Mitagation.B1759];[$'MetRisks Registration'.B$5:.B$190];0);2))">
            <text:p/>
          </table:table-cell>
          <table:table-cell table:style-name="ce145" table:formula="of:=IF(ISBLANK([.B1759]);&quot;&quot;;IF(ISBLANK(INDEX([$Escalation.B$5:.E$190];MATCH([$'MetRisks Registration'.B1759];[$Escalation.B$5:.B$190];0);3));&quot;&quot;;INDEX([$Escalation.B$5:.E$190];MATCH([$'MetRisks Registration'.B1759];[$Escalation.B$5:.B$190];0);3)))">
            <text:p/>
          </table:table-cell>
          <table:table-cell table:number-columns-repeated="1020"/>
        </table:table-row>
        <table:table-row table:style-name="ro33">
          <table:table-cell/>
          <table:table-cell/>
          <table:table-cell table:style-name="ce145" table:formula="of:=IF(ISBLANK([.B1760]);&quot;&quot;;INDEX([$'MetRisks Registration'.B$5:.E$190];MATCH([$Mitagation.B1760];[$'MetRisks Registration'.B$5:.B$190];0);2))">
            <text:p/>
          </table:table-cell>
          <table:table-cell table:style-name="ce145" table:formula="of:=IF(ISBLANK([.B1760]);&quot;&quot;;IF(ISBLANK(INDEX([$Escalation.B$5:.E$190];MATCH([$'MetRisks Registration'.B1760];[$Escalation.B$5:.B$190];0);3));&quot;&quot;;INDEX([$Escalation.B$5:.E$190];MATCH([$'MetRisks Registration'.B1760];[$Escalation.B$5:.B$190];0);3)))">
            <text:p/>
          </table:table-cell>
          <table:table-cell table:number-columns-repeated="1020"/>
        </table:table-row>
        <table:table-row table:style-name="ro33">
          <table:table-cell/>
          <table:table-cell/>
          <table:table-cell table:style-name="ce145" table:formula="of:=IF(ISBLANK([.B1761]);&quot;&quot;;INDEX([$'MetRisks Registration'.B$5:.E$190];MATCH([$Mitagation.B1761];[$'MetRisks Registration'.B$5:.B$190];0);2))">
            <text:p/>
          </table:table-cell>
          <table:table-cell table:style-name="ce145" table:formula="of:=IF(ISBLANK([.B1761]);&quot;&quot;;IF(ISBLANK(INDEX([$Escalation.B$5:.E$190];MATCH([$'MetRisks Registration'.B1761];[$Escalation.B$5:.B$190];0);3));&quot;&quot;;INDEX([$Escalation.B$5:.E$190];MATCH([$'MetRisks Registration'.B1761];[$Escalation.B$5:.B$190];0);3)))">
            <text:p/>
          </table:table-cell>
          <table:table-cell table:number-columns-repeated="1020"/>
        </table:table-row>
        <table:table-row table:style-name="ro33">
          <table:table-cell/>
          <table:table-cell/>
          <table:table-cell table:style-name="ce145" table:formula="of:=IF(ISBLANK([.B1762]);&quot;&quot;;INDEX([$'MetRisks Registration'.B$5:.E$190];MATCH([$Mitagation.B1762];[$'MetRisks Registration'.B$5:.B$190];0);2))">
            <text:p/>
          </table:table-cell>
          <table:table-cell table:style-name="ce145" table:formula="of:=IF(ISBLANK([.B1762]);&quot;&quot;;IF(ISBLANK(INDEX([$Escalation.B$5:.E$190];MATCH([$'MetRisks Registration'.B1762];[$Escalation.B$5:.B$190];0);3));&quot;&quot;;INDEX([$Escalation.B$5:.E$190];MATCH([$'MetRisks Registration'.B1762];[$Escalation.B$5:.B$190];0);3)))">
            <text:p/>
          </table:table-cell>
          <table:table-cell table:number-columns-repeated="1020"/>
        </table:table-row>
        <table:table-row table:style-name="ro33">
          <table:table-cell/>
          <table:table-cell/>
          <table:table-cell table:style-name="ce145" table:formula="of:=IF(ISBLANK([.B1763]);&quot;&quot;;INDEX([$'MetRisks Registration'.B$5:.E$190];MATCH([$Mitagation.B1763];[$'MetRisks Registration'.B$5:.B$190];0);2))">
            <text:p/>
          </table:table-cell>
          <table:table-cell table:style-name="ce145" table:formula="of:=IF(ISBLANK([.B1763]);&quot;&quot;;IF(ISBLANK(INDEX([$Escalation.B$5:.E$190];MATCH([$'MetRisks Registration'.B1763];[$Escalation.B$5:.B$190];0);3));&quot;&quot;;INDEX([$Escalation.B$5:.E$190];MATCH([$'MetRisks Registration'.B1763];[$Escalation.B$5:.B$190];0);3)))">
            <text:p/>
          </table:table-cell>
          <table:table-cell table:number-columns-repeated="1020"/>
        </table:table-row>
        <table:table-row table:style-name="ro33">
          <table:table-cell/>
          <table:table-cell/>
          <table:table-cell table:style-name="ce145" table:formula="of:=IF(ISBLANK([.B1764]);&quot;&quot;;INDEX([$'MetRisks Registration'.B$5:.E$190];MATCH([$Mitagation.B1764];[$'MetRisks Registration'.B$5:.B$190];0);2))">
            <text:p/>
          </table:table-cell>
          <table:table-cell table:style-name="ce145" table:formula="of:=IF(ISBLANK([.B1764]);&quot;&quot;;IF(ISBLANK(INDEX([$Escalation.B$5:.E$190];MATCH([$'MetRisks Registration'.B1764];[$Escalation.B$5:.B$190];0);3));&quot;&quot;;INDEX([$Escalation.B$5:.E$190];MATCH([$'MetRisks Registration'.B1764];[$Escalation.B$5:.B$190];0);3)))">
            <text:p/>
          </table:table-cell>
          <table:table-cell table:number-columns-repeated="1020"/>
        </table:table-row>
        <table:table-row table:style-name="ro33">
          <table:table-cell/>
          <table:table-cell/>
          <table:table-cell table:style-name="ce145" table:formula="of:=IF(ISBLANK([.B1765]);&quot;&quot;;INDEX([$'MetRisks Registration'.B$5:.E$190];MATCH([$Mitagation.B1765];[$'MetRisks Registration'.B$5:.B$190];0);2))">
            <text:p/>
          </table:table-cell>
          <table:table-cell table:style-name="ce145" table:formula="of:=IF(ISBLANK([.B1765]);&quot;&quot;;IF(ISBLANK(INDEX([$Escalation.B$5:.E$190];MATCH([$'MetRisks Registration'.B1765];[$Escalation.B$5:.B$190];0);3));&quot;&quot;;INDEX([$Escalation.B$5:.E$190];MATCH([$'MetRisks Registration'.B1765];[$Escalation.B$5:.B$190];0);3)))">
            <text:p/>
          </table:table-cell>
          <table:table-cell table:number-columns-repeated="1020"/>
        </table:table-row>
        <table:table-row table:style-name="ro33">
          <table:table-cell/>
          <table:table-cell/>
          <table:table-cell table:style-name="ce145" table:formula="of:=IF(ISBLANK([.B1766]);&quot;&quot;;INDEX([$'MetRisks Registration'.B$5:.E$190];MATCH([$Mitagation.B1766];[$'MetRisks Registration'.B$5:.B$190];0);2))">
            <text:p/>
          </table:table-cell>
          <table:table-cell table:style-name="ce145" table:formula="of:=IF(ISBLANK([.B1766]);&quot;&quot;;IF(ISBLANK(INDEX([$Escalation.B$5:.E$190];MATCH([$'MetRisks Registration'.B1766];[$Escalation.B$5:.B$190];0);3));&quot;&quot;;INDEX([$Escalation.B$5:.E$190];MATCH([$'MetRisks Registration'.B1766];[$Escalation.B$5:.B$190];0);3)))">
            <text:p/>
          </table:table-cell>
          <table:table-cell table:number-columns-repeated="1020"/>
        </table:table-row>
        <table:table-row table:style-name="ro33">
          <table:table-cell/>
          <table:table-cell/>
          <table:table-cell table:style-name="ce145" table:formula="of:=IF(ISBLANK([.B1767]);&quot;&quot;;INDEX([$'MetRisks Registration'.B$5:.E$190];MATCH([$Mitagation.B1767];[$'MetRisks Registration'.B$5:.B$190];0);2))">
            <text:p/>
          </table:table-cell>
          <table:table-cell table:style-name="ce145" table:formula="of:=IF(ISBLANK([.B1767]);&quot;&quot;;IF(ISBLANK(INDEX([$Escalation.B$5:.E$190];MATCH([$'MetRisks Registration'.B1767];[$Escalation.B$5:.B$190];0);3));&quot;&quot;;INDEX([$Escalation.B$5:.E$190];MATCH([$'MetRisks Registration'.B1767];[$Escalation.B$5:.B$190];0);3)))">
            <text:p/>
          </table:table-cell>
          <table:table-cell table:number-columns-repeated="1020"/>
        </table:table-row>
        <table:table-row table:style-name="ro33">
          <table:table-cell/>
          <table:table-cell/>
          <table:table-cell table:style-name="ce145" table:formula="of:=IF(ISBLANK([.B1768]);&quot;&quot;;INDEX([$'MetRisks Registration'.B$5:.E$190];MATCH([$Mitagation.B1768];[$'MetRisks Registration'.B$5:.B$190];0);2))">
            <text:p/>
          </table:table-cell>
          <table:table-cell table:style-name="ce145" table:formula="of:=IF(ISBLANK([.B1768]);&quot;&quot;;IF(ISBLANK(INDEX([$Escalation.B$5:.E$190];MATCH([$'MetRisks Registration'.B1768];[$Escalation.B$5:.B$190];0);3));&quot;&quot;;INDEX([$Escalation.B$5:.E$190];MATCH([$'MetRisks Registration'.B1768];[$Escalation.B$5:.B$190];0);3)))">
            <text:p/>
          </table:table-cell>
          <table:table-cell table:number-columns-repeated="1020"/>
        </table:table-row>
        <table:table-row table:style-name="ro33">
          <table:table-cell/>
          <table:table-cell/>
          <table:table-cell table:style-name="ce145" table:formula="of:=IF(ISBLANK([.B1769]);&quot;&quot;;INDEX([$'MetRisks Registration'.B$5:.E$190];MATCH([$Mitagation.B1769];[$'MetRisks Registration'.B$5:.B$190];0);2))">
            <text:p/>
          </table:table-cell>
          <table:table-cell table:style-name="ce145" table:formula="of:=IF(ISBLANK([.B1769]);&quot;&quot;;IF(ISBLANK(INDEX([$Escalation.B$5:.E$190];MATCH([$'MetRisks Registration'.B1769];[$Escalation.B$5:.B$190];0);3));&quot;&quot;;INDEX([$Escalation.B$5:.E$190];MATCH([$'MetRisks Registration'.B1769];[$Escalation.B$5:.B$190];0);3)))">
            <text:p/>
          </table:table-cell>
          <table:table-cell table:number-columns-repeated="1020"/>
        </table:table-row>
        <table:table-row table:style-name="ro33">
          <table:table-cell/>
          <table:table-cell/>
          <table:table-cell table:style-name="ce145" table:formula="of:=IF(ISBLANK([.B1770]);&quot;&quot;;INDEX([$'MetRisks Registration'.B$5:.E$190];MATCH([$Mitagation.B1770];[$'MetRisks Registration'.B$5:.B$190];0);2))">
            <text:p/>
          </table:table-cell>
          <table:table-cell table:style-name="ce145" table:formula="of:=IF(ISBLANK([.B1770]);&quot;&quot;;IF(ISBLANK(INDEX([$Escalation.B$5:.E$190];MATCH([$'MetRisks Registration'.B1770];[$Escalation.B$5:.B$190];0);3));&quot;&quot;;INDEX([$Escalation.B$5:.E$190];MATCH([$'MetRisks Registration'.B1770];[$Escalation.B$5:.B$190];0);3)))">
            <text:p/>
          </table:table-cell>
          <table:table-cell table:number-columns-repeated="1020"/>
        </table:table-row>
        <table:table-row table:style-name="ro33">
          <table:table-cell/>
          <table:table-cell/>
          <table:table-cell table:style-name="ce145" table:formula="of:=IF(ISBLANK([.B1771]);&quot;&quot;;INDEX([$'MetRisks Registration'.B$5:.E$190];MATCH([$Mitagation.B1771];[$'MetRisks Registration'.B$5:.B$190];0);2))">
            <text:p/>
          </table:table-cell>
          <table:table-cell table:style-name="ce145" table:formula="of:=IF(ISBLANK([.B1771]);&quot;&quot;;IF(ISBLANK(INDEX([$Escalation.B$5:.E$190];MATCH([$'MetRisks Registration'.B1771];[$Escalation.B$5:.B$190];0);3));&quot;&quot;;INDEX([$Escalation.B$5:.E$190];MATCH([$'MetRisks Registration'.B1771];[$Escalation.B$5:.B$190];0);3)))">
            <text:p/>
          </table:table-cell>
          <table:table-cell table:number-columns-repeated="1020"/>
        </table:table-row>
        <table:table-row table:style-name="ro33">
          <table:table-cell/>
          <table:table-cell/>
          <table:table-cell table:style-name="ce145" table:formula="of:=IF(ISBLANK([.B1772]);&quot;&quot;;INDEX([$'MetRisks Registration'.B$5:.E$190];MATCH([$Mitagation.B1772];[$'MetRisks Registration'.B$5:.B$190];0);2))">
            <text:p/>
          </table:table-cell>
          <table:table-cell table:style-name="ce145" table:formula="of:=IF(ISBLANK([.B1772]);&quot;&quot;;IF(ISBLANK(INDEX([$Escalation.B$5:.E$190];MATCH([$'MetRisks Registration'.B1772];[$Escalation.B$5:.B$190];0);3));&quot;&quot;;INDEX([$Escalation.B$5:.E$190];MATCH([$'MetRisks Registration'.B1772];[$Escalation.B$5:.B$190];0);3)))">
            <text:p/>
          </table:table-cell>
          <table:table-cell table:number-columns-repeated="1020"/>
        </table:table-row>
        <table:table-row table:style-name="ro33">
          <table:table-cell/>
          <table:table-cell/>
          <table:table-cell table:style-name="ce145" table:formula="of:=IF(ISBLANK([.B1773]);&quot;&quot;;INDEX([$'MetRisks Registration'.B$5:.E$190];MATCH([$Mitagation.B1773];[$'MetRisks Registration'.B$5:.B$190];0);2))">
            <text:p/>
          </table:table-cell>
          <table:table-cell table:style-name="ce145" table:formula="of:=IF(ISBLANK([.B1773]);&quot;&quot;;IF(ISBLANK(INDEX([$Escalation.B$5:.E$190];MATCH([$'MetRisks Registration'.B1773];[$Escalation.B$5:.B$190];0);3));&quot;&quot;;INDEX([$Escalation.B$5:.E$190];MATCH([$'MetRisks Registration'.B1773];[$Escalation.B$5:.B$190];0);3)))">
            <text:p/>
          </table:table-cell>
          <table:table-cell table:number-columns-repeated="1020"/>
        </table:table-row>
        <table:table-row table:style-name="ro33">
          <table:table-cell/>
          <table:table-cell/>
          <table:table-cell table:style-name="ce145" table:formula="of:=IF(ISBLANK([.B1774]);&quot;&quot;;INDEX([$'MetRisks Registration'.B$5:.E$190];MATCH([$Mitagation.B1774];[$'MetRisks Registration'.B$5:.B$190];0);2))">
            <text:p/>
          </table:table-cell>
          <table:table-cell table:style-name="ce145" table:formula="of:=IF(ISBLANK([.B1774]);&quot;&quot;;IF(ISBLANK(INDEX([$Escalation.B$5:.E$190];MATCH([$'MetRisks Registration'.B1774];[$Escalation.B$5:.B$190];0);3));&quot;&quot;;INDEX([$Escalation.B$5:.E$190];MATCH([$'MetRisks Registration'.B1774];[$Escalation.B$5:.B$190];0);3)))">
            <text:p/>
          </table:table-cell>
          <table:table-cell table:number-columns-repeated="1020"/>
        </table:table-row>
        <table:table-row table:style-name="ro33">
          <table:table-cell/>
          <table:table-cell/>
          <table:table-cell table:style-name="ce145" table:formula="of:=IF(ISBLANK([.B1775]);&quot;&quot;;INDEX([$'MetRisks Registration'.B$5:.E$190];MATCH([$Mitagation.B1775];[$'MetRisks Registration'.B$5:.B$190];0);2))">
            <text:p/>
          </table:table-cell>
          <table:table-cell table:style-name="ce145" table:formula="of:=IF(ISBLANK([.B1775]);&quot;&quot;;IF(ISBLANK(INDEX([$Escalation.B$5:.E$190];MATCH([$'MetRisks Registration'.B1775];[$Escalation.B$5:.B$190];0);3));&quot;&quot;;INDEX([$Escalation.B$5:.E$190];MATCH([$'MetRisks Registration'.B1775];[$Escalation.B$5:.B$190];0);3)))">
            <text:p/>
          </table:table-cell>
          <table:table-cell table:number-columns-repeated="1020"/>
        </table:table-row>
        <table:table-row table:style-name="ro33">
          <table:table-cell/>
          <table:table-cell/>
          <table:table-cell table:style-name="ce145" table:formula="of:=IF(ISBLANK([.B1776]);&quot;&quot;;INDEX([$'MetRisks Registration'.B$5:.E$190];MATCH([$Mitagation.B1776];[$'MetRisks Registration'.B$5:.B$190];0);2))">
            <text:p/>
          </table:table-cell>
          <table:table-cell table:style-name="ce145" table:formula="of:=IF(ISBLANK([.B1776]);&quot;&quot;;IF(ISBLANK(INDEX([$Escalation.B$5:.E$190];MATCH([$'MetRisks Registration'.B1776];[$Escalation.B$5:.B$190];0);3));&quot;&quot;;INDEX([$Escalation.B$5:.E$190];MATCH([$'MetRisks Registration'.B1776];[$Escalation.B$5:.B$190];0);3)))">
            <text:p/>
          </table:table-cell>
          <table:table-cell table:number-columns-repeated="1020"/>
        </table:table-row>
        <table:table-row table:style-name="ro33">
          <table:table-cell/>
          <table:table-cell/>
          <table:table-cell table:style-name="ce145" table:formula="of:=IF(ISBLANK([.B1777]);&quot;&quot;;INDEX([$'MetRisks Registration'.B$5:.E$190];MATCH([$Mitagation.B1777];[$'MetRisks Registration'.B$5:.B$190];0);2))">
            <text:p/>
          </table:table-cell>
          <table:table-cell table:style-name="ce145" table:formula="of:=IF(ISBLANK([.B1777]);&quot;&quot;;IF(ISBLANK(INDEX([$Escalation.B$5:.E$190];MATCH([$'MetRisks Registration'.B1777];[$Escalation.B$5:.B$190];0);3));&quot;&quot;;INDEX([$Escalation.B$5:.E$190];MATCH([$'MetRisks Registration'.B1777];[$Escalation.B$5:.B$190];0);3)))">
            <text:p/>
          </table:table-cell>
          <table:table-cell table:number-columns-repeated="1020"/>
        </table:table-row>
        <table:table-row table:style-name="ro33">
          <table:table-cell/>
          <table:table-cell/>
          <table:table-cell table:style-name="ce145" table:formula="of:=IF(ISBLANK([.B1778]);&quot;&quot;;INDEX([$'MetRisks Registration'.B$5:.E$190];MATCH([$Mitagation.B1778];[$'MetRisks Registration'.B$5:.B$190];0);2))">
            <text:p/>
          </table:table-cell>
          <table:table-cell table:style-name="ce145" table:formula="of:=IF(ISBLANK([.B1778]);&quot;&quot;;IF(ISBLANK(INDEX([$Escalation.B$5:.E$190];MATCH([$'MetRisks Registration'.B1778];[$Escalation.B$5:.B$190];0);3));&quot;&quot;;INDEX([$Escalation.B$5:.E$190];MATCH([$'MetRisks Registration'.B1778];[$Escalation.B$5:.B$190];0);3)))">
            <text:p/>
          </table:table-cell>
          <table:table-cell table:number-columns-repeated="1020"/>
        </table:table-row>
        <table:table-row table:style-name="ro33">
          <table:table-cell/>
          <table:table-cell/>
          <table:table-cell table:style-name="ce145" table:formula="of:=IF(ISBLANK([.B1779]);&quot;&quot;;INDEX([$'MetRisks Registration'.B$5:.E$190];MATCH([$Mitagation.B1779];[$'MetRisks Registration'.B$5:.B$190];0);2))">
            <text:p/>
          </table:table-cell>
          <table:table-cell table:style-name="ce145" table:formula="of:=IF(ISBLANK([.B1779]);&quot;&quot;;IF(ISBLANK(INDEX([$Escalation.B$5:.E$190];MATCH([$'MetRisks Registration'.B1779];[$Escalation.B$5:.B$190];0);3));&quot;&quot;;INDEX([$Escalation.B$5:.E$190];MATCH([$'MetRisks Registration'.B1779];[$Escalation.B$5:.B$190];0);3)))">
            <text:p/>
          </table:table-cell>
          <table:table-cell table:number-columns-repeated="1020"/>
        </table:table-row>
        <table:table-row table:style-name="ro33">
          <table:table-cell/>
          <table:table-cell/>
          <table:table-cell table:style-name="ce145" table:formula="of:=IF(ISBLANK([.B1780]);&quot;&quot;;INDEX([$'MetRisks Registration'.B$5:.E$190];MATCH([$Mitagation.B1780];[$'MetRisks Registration'.B$5:.B$190];0);2))">
            <text:p/>
          </table:table-cell>
          <table:table-cell table:style-name="ce145" table:formula="of:=IF(ISBLANK([.B1780]);&quot;&quot;;IF(ISBLANK(INDEX([$Escalation.B$5:.E$190];MATCH([$'MetRisks Registration'.B1780];[$Escalation.B$5:.B$190];0);3));&quot;&quot;;INDEX([$Escalation.B$5:.E$190];MATCH([$'MetRisks Registration'.B1780];[$Escalation.B$5:.B$190];0);3)))">
            <text:p/>
          </table:table-cell>
          <table:table-cell table:number-columns-repeated="1020"/>
        </table:table-row>
        <table:table-row table:style-name="ro33">
          <table:table-cell/>
          <table:table-cell/>
          <table:table-cell table:style-name="ce145" table:formula="of:=IF(ISBLANK([.B1781]);&quot;&quot;;INDEX([$'MetRisks Registration'.B$5:.E$190];MATCH([$Mitagation.B1781];[$'MetRisks Registration'.B$5:.B$190];0);2))">
            <text:p/>
          </table:table-cell>
          <table:table-cell table:style-name="ce145" table:formula="of:=IF(ISBLANK([.B1781]);&quot;&quot;;IF(ISBLANK(INDEX([$Escalation.B$5:.E$190];MATCH([$'MetRisks Registration'.B1781];[$Escalation.B$5:.B$190];0);3));&quot;&quot;;INDEX([$Escalation.B$5:.E$190];MATCH([$'MetRisks Registration'.B1781];[$Escalation.B$5:.B$190];0);3)))">
            <text:p/>
          </table:table-cell>
          <table:table-cell table:number-columns-repeated="1020"/>
        </table:table-row>
        <table:table-row table:style-name="ro33">
          <table:table-cell/>
          <table:table-cell/>
          <table:table-cell table:style-name="ce145" table:formula="of:=IF(ISBLANK([.B1782]);&quot;&quot;;INDEX([$'MetRisks Registration'.B$5:.E$190];MATCH([$Mitagation.B1782];[$'MetRisks Registration'.B$5:.B$190];0);2))">
            <text:p/>
          </table:table-cell>
          <table:table-cell table:style-name="ce145" table:formula="of:=IF(ISBLANK([.B1782]);&quot;&quot;;IF(ISBLANK(INDEX([$Escalation.B$5:.E$190];MATCH([$'MetRisks Registration'.B1782];[$Escalation.B$5:.B$190];0);3));&quot;&quot;;INDEX([$Escalation.B$5:.E$190];MATCH([$'MetRisks Registration'.B1782];[$Escalation.B$5:.B$190];0);3)))">
            <text:p/>
          </table:table-cell>
          <table:table-cell table:number-columns-repeated="1020"/>
        </table:table-row>
        <table:table-row table:style-name="ro33">
          <table:table-cell/>
          <table:table-cell/>
          <table:table-cell table:style-name="ce145" table:formula="of:=IF(ISBLANK([.B1783]);&quot;&quot;;INDEX([$'MetRisks Registration'.B$5:.E$190];MATCH([$Mitagation.B1783];[$'MetRisks Registration'.B$5:.B$190];0);2))">
            <text:p/>
          </table:table-cell>
          <table:table-cell table:style-name="ce145" table:formula="of:=IF(ISBLANK([.B1783]);&quot;&quot;;IF(ISBLANK(INDEX([$Escalation.B$5:.E$190];MATCH([$'MetRisks Registration'.B1783];[$Escalation.B$5:.B$190];0);3));&quot;&quot;;INDEX([$Escalation.B$5:.E$190];MATCH([$'MetRisks Registration'.B1783];[$Escalation.B$5:.B$190];0);3)))">
            <text:p/>
          </table:table-cell>
          <table:table-cell table:number-columns-repeated="1020"/>
        </table:table-row>
        <table:table-row table:style-name="ro33">
          <table:table-cell/>
          <table:table-cell/>
          <table:table-cell table:style-name="ce145" table:formula="of:=IF(ISBLANK([.B1784]);&quot;&quot;;INDEX([$'MetRisks Registration'.B$5:.E$190];MATCH([$Mitagation.B1784];[$'MetRisks Registration'.B$5:.B$190];0);2))">
            <text:p/>
          </table:table-cell>
          <table:table-cell table:style-name="ce145" table:formula="of:=IF(ISBLANK([.B1784]);&quot;&quot;;IF(ISBLANK(INDEX([$Escalation.B$5:.E$190];MATCH([$'MetRisks Registration'.B1784];[$Escalation.B$5:.B$190];0);3));&quot;&quot;;INDEX([$Escalation.B$5:.E$190];MATCH([$'MetRisks Registration'.B1784];[$Escalation.B$5:.B$190];0);3)))">
            <text:p/>
          </table:table-cell>
          <table:table-cell table:number-columns-repeated="1020"/>
        </table:table-row>
        <table:table-row table:style-name="ro33">
          <table:table-cell/>
          <table:table-cell/>
          <table:table-cell table:style-name="ce145" table:formula="of:=IF(ISBLANK([.B1785]);&quot;&quot;;INDEX([$'MetRisks Registration'.B$5:.E$190];MATCH([$Mitagation.B1785];[$'MetRisks Registration'.B$5:.B$190];0);2))">
            <text:p/>
          </table:table-cell>
          <table:table-cell table:style-name="ce145" table:formula="of:=IF(ISBLANK([.B1785]);&quot;&quot;;IF(ISBLANK(INDEX([$Escalation.B$5:.E$190];MATCH([$'MetRisks Registration'.B1785];[$Escalation.B$5:.B$190];0);3));&quot;&quot;;INDEX([$Escalation.B$5:.E$190];MATCH([$'MetRisks Registration'.B1785];[$Escalation.B$5:.B$190];0);3)))">
            <text:p/>
          </table:table-cell>
          <table:table-cell table:number-columns-repeated="1020"/>
        </table:table-row>
        <table:table-row table:style-name="ro33">
          <table:table-cell/>
          <table:table-cell/>
          <table:table-cell table:style-name="ce145" table:formula="of:=IF(ISBLANK([.B1786]);&quot;&quot;;INDEX([$'MetRisks Registration'.B$5:.E$190];MATCH([$Mitagation.B1786];[$'MetRisks Registration'.B$5:.B$190];0);2))">
            <text:p/>
          </table:table-cell>
          <table:table-cell table:style-name="ce145" table:formula="of:=IF(ISBLANK([.B1786]);&quot;&quot;;IF(ISBLANK(INDEX([$Escalation.B$5:.E$190];MATCH([$'MetRisks Registration'.B1786];[$Escalation.B$5:.B$190];0);3));&quot;&quot;;INDEX([$Escalation.B$5:.E$190];MATCH([$'MetRisks Registration'.B1786];[$Escalation.B$5:.B$190];0);3)))">
            <text:p/>
          </table:table-cell>
          <table:table-cell table:number-columns-repeated="1020"/>
        </table:table-row>
        <table:table-row table:style-name="ro33">
          <table:table-cell/>
          <table:table-cell/>
          <table:table-cell table:style-name="ce145" table:formula="of:=IF(ISBLANK([.B1787]);&quot;&quot;;INDEX([$'MetRisks Registration'.B$5:.E$190];MATCH([$Mitagation.B1787];[$'MetRisks Registration'.B$5:.B$190];0);2))">
            <text:p/>
          </table:table-cell>
          <table:table-cell table:style-name="ce145" table:formula="of:=IF(ISBLANK([.B1787]);&quot;&quot;;IF(ISBLANK(INDEX([$Escalation.B$5:.E$190];MATCH([$'MetRisks Registration'.B1787];[$Escalation.B$5:.B$190];0);3));&quot;&quot;;INDEX([$Escalation.B$5:.E$190];MATCH([$'MetRisks Registration'.B1787];[$Escalation.B$5:.B$190];0);3)))">
            <text:p/>
          </table:table-cell>
          <table:table-cell table:number-columns-repeated="1020"/>
        </table:table-row>
        <table:table-row table:style-name="ro33" table:number-rows-repeated="1046788">
          <table:table-cell table:number-columns-repeated="1024"/>
        </table:table-row>
        <table:table-row table:style-name="ro3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date-style style:name="N116P0" style:volatile="true">
      <number:day/>
      <number:text>-</number:text>
      <number:month number:textual="true"/>
      <number:text>-</number:text>
      <number:year number:style="long"/>
    </number:date-style>
    <number:text-style style:name="N116">
      <number:text-content/>
      <style:map style:condition="value()&gt;=0" style:apply-style-name="N116P0"/>
    </number:text-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Percent" style:display-name="Excel Built-in Percent" style:family="table-cell" style:parent-style-name="Excel_20_Built-in_20_Normal" style:data-style-name="N8010"/>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6">05/06/2020</text:date>, <text:time>15:42:34</text:time></text:p>
        </style:region-right>
      </style:header>
      <style:header-left style:display="false"/>
      <style:footer>
        <text:p>Page <text:page-number>1</text:page-number> / <text:page-count>99</text:page-count></text:p>
      </style:footer>
      <style:footer-left style:display="false"/>
    </style:master-page>
    <style:master-page style:name="PageStyle_5f_LEARN_20_X" style:display-name="PageStyle_LEARN X" style:page-layout-name="Mpm3">
      <style:header style:display="false"/>
      <style:header-left style:display="false"/>
      <style:footer style:display="false"/>
      <style:footer-left style:display="false"/>
    </style:master-page>
    <style:master-page style:name="PageStyle_5f_My_20_Next_20_Big_20_Idea_20__28_Personal_29_" style:display-name="PageStyle_My Next Big Idea (Personal)" style:page-layout-name="Mpm4">
      <style:header style:display="false"/>
      <style:header-left style:display="false"/>
      <style:footer style:display="false"/>
      <style:footer-left style:display="false"/>
    </style:master-page>
    <style:master-page style:name="PageStyle_5f_My_20_Next_20_Big_20_Idea_20__28_Customer_29_" style:display-name="PageStyle_My Next Big Idea (Customer)" style:page-layout-name="Mpm4">
      <style:header style:display="false"/>
      <style:header-left style:display="false"/>
      <style:footer style:display="false"/>
      <style:footer-left style:display="false"/>
    </style:master-page>
    <style:master-page style:name="PageStyle_5f_The_20_Idea_20_Pitch" style:display-name="PageStyle_The Idea Pitch" style:page-layout-name="Mpm4">
      <style:header style:display="false"/>
      <style:header-left style:display="false"/>
      <style:footer style:display="false"/>
      <style:footer-left style:display="false"/>
    </style:master-page>
    <style:master-page style:name="PageStyle_5f_Lean_20_Canvas" style:display-name="PageStyle_Lean Canvas" style:page-layout-name="Mpm5">
      <style:header style:display="false"/>
      <style:header-left style:display="false"/>
      <style:footer style:display="false"/>
      <style:footer-left style:display="false"/>
    </style:master-page>
    <style:master-page style:name="PageStyle_5f_The_20_3_27_s" style:display-name="PageStyle_The 3's" style:page-layout-name="Mpm6">
      <style:header style:display="false"/>
      <style:header-left style:display="false"/>
      <style:footer style:display="false"/>
      <style:footer-left style:display="false"/>
    </style:master-page>
    <style:master-page style:name="PageStyle_5f_Experiment_20_Loop_20_Map" style:display-name="PageStyle_Experiment Loop Map" style:page-layout-name="Mpm6">
      <style:header style:display="false"/>
      <style:header-left style:display="false"/>
      <style:footer style:display="false"/>
      <style:footer-left style:display="false"/>
    </style:master-page>
    <style:master-page style:name="PageStyle_5f_Learnings_20_Matrix" style:display-name="PageStyle_Learnings Matrix" style:page-layout-name="Mpm6">
      <style:header style:display="false"/>
      <style:header-left style:display="false"/>
      <style:footer style:display="false"/>
      <style:footer-left style:display="false"/>
    </style:master-page>
    <style:master-page style:name="PageStyle_5f_Next_20_or_20_Not" style:display-name="PageStyle_Next or Not" style:page-layout-name="Mpm6">
      <style:header style:display="false"/>
      <style:header-left style:display="false"/>
      <style:footer style:display="false"/>
      <style:footer-left style:display="false"/>
    </style:master-page>
    <style:master-page style:name="PageStyle_5f_MetRisks_20_How_20_to" style:display-name="PageStyle_MetRisks How to" style:page-layout-name="Mpm6">
      <style:header style:display="false"/>
      <style:header-left style:display="false"/>
      <style:footer style:display="false"/>
      <style:footer-left style:display="false"/>
    </style:master-page>
    <style:master-page style:name="PageStyle_5f_MetRisks_20_Registration" style:display-name="PageStyle_MetRisks Registration" style:page-layout-name="Mpm4">
      <style:header style:display="false"/>
      <style:header-left style:display="false"/>
      <style:footer style:display="false"/>
      <style:footer-left style:display="false"/>
    </style:master-page>
    <style:master-page style:name="PageStyle_5f_Escalation" style:display-name="PageStyle_Escalation" style:page-layout-name="Mpm6">
      <style:header style:display="false"/>
      <style:header-left style:display="false"/>
      <style:footer style:display="false"/>
      <style:footer-left style:display="false"/>
    </style:master-page>
    <style:master-page style:name="PageStyle_5f_Mitagation" style:display-name="PageStyle_Mitagation"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cell-count="9522" meta:object-count="1"/>
    <meta:generator>OpenOffice/4.1.7$Win32 OpenOffice.org_project/417m1$Build-9800</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000" number:language="en" number:country="US">
      <number:number number:min-integer-digits="1"/>
    </number:number-style>
    <style:style style:name="ch1" style:family="chart">
      <style:graphic-properties draw:stroke="solid" svg:stroke-width="0.026cm" svg:stroke-color="#878787"/>
    </style:style>
    <style:style style:name="ch2" style:family="chart">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stacked="true" chart:symbol-type="automatic" chart:include-hidden-cells="false" chart:treat-empty-cells="leave-gap"/>
    </style:style>
    <style:style style:name="ch5" style:family="chart" style:data-style-name="N800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data-style-name="N8000">
      <style:chart-properties chart:display-label="true" chart:logarithmic="false"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graphic-properties svg:stroke-width="0.026cm" svg:stroke-color="#878787"/>
    </style:style>
    <style:style style:name="ch8" style:family="chart" style:data-style-name="N8000">
      <style:chart-properties chart:symbol-type="automatic" chart:symbol-width="0.176cm" chart:symbol-height="0.176cm" chart:label-position="right">
        <chart:label-separator>
          <text:p>; </text:p>
        </chart:label-separator>
      </style:chart-properties>
      <style:graphic-properties svg:stroke-width="0.079cm" svg:stroke-color="#4a7ebb" draw:fill-color="#4a7ebb"/>
      <style:text-properties fo:color="#0000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714cm" svg:height="5.113cm" xlink:href=".." xlink:type="simple" chart:class="chart:line" chart:style-name="ch1">
        <chart:title svg:x="5.619cm" svg:y="0.281cm" chart:style-name="ch2">
          <text:p>Projection Need</text:p>
        </chart:title>
        <chart:legend chart:legend-position="end" svg:x="11.169cm" svg:y="2.257cm" style:legend-expansion="high" chart:style-name="ch3"/>
        <chart:plot-area chart:style-name="ch4" table:cell-range-address="'The 3''s'.B9:'The 3''s'.C15 'The 3''s'.B7:'The 3''s'.B7" chart:data-source-has-labels="both" svg:x="0.735cm" svg:y="0.084cm" svg:width="13.12cm" svg:height="4.869cm">
          <chartooo:coordinate-region svg:x="1.727cm" svg:y="0.283cm" svg:width="11.942cm" svg:height="4.023cm"/>
          <chart:axis chart:dimension="x" chart:name="primary-x" chart:style-name="ch5" chartooo:axis-type="auto">
            <chartooo:date-scale/>
            <chart:categories table:cell-range-address="'The 3''s'.C9:'The 3''s'.C15"/>
          </chart:axis>
          <chart:axis chart:dimension="y" chart:name="primary-y" chart:style-name="ch6">
            <chart:grid chart:style-name="ch7" chart:class="major"/>
          </chart:axis>
          <chart:series chart:style-name="ch8" chart:values-cell-range-address="'The 3''s'.B9:'The 3''s'.B15" chart:label-cell-address="'The 3''s'.B7:'The 3''s'.B7" chart:class="chart:line">
            <chart:data-point chart:repeated="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of Paying Customers</text:p>
                <draw:g>
                  <svg:desc>'The 3''s'.B7:'The 3''s'.B7</svg:desc>
                </draw:g>
              </table:table-cell>
            </table:table-row>
          </table:table-header-rows>
          <table:table-rows>
            <table:table-row>
              <table:table-cell office:value-type="float" office:value="0">
                <text:p/>
                <draw:g>
                  <svg:desc>'The 3''s'.C9:'The 3''s'.C15</svg:desc>
                </draw:g>
              </table:table-cell>
              <table:table-cell office:value-type="float" office:value="0">
                <text:p>0</text:p>
                <draw:g>
                  <svg:desc>'The 3''s'.B9:'The 3''s'.B15</svg:desc>
                </draw:g>
              </table:table-cell>
            </table:table-row>
            <table:table-row>
              <table:table-cell office:value-type="float" office:value="3">
                <text:p/>
              </table:table-cell>
              <table:table-cell office:value-type="float" office:value="10">
                <text:p>10</text:p>
              </table:table-cell>
            </table:table-row>
            <table:table-row>
              <table:table-cell office:value-type="float" office:value="6">
                <text:p>10</text:p>
              </table:table-cell>
              <table:table-cell office:value-type="float" office:value="50">
                <text:p>50</text:p>
              </table:table-cell>
            </table:table-row>
            <table:table-row>
              <table:table-cell office:value-type="float" office:value="12">
                <text:p>10</text:p>
              </table:table-cell>
              <table:table-cell office:value-type="float" office:value="100">
                <text:p>100</text:p>
              </table:table-cell>
            </table:table-row>
            <table:table-row>
              <table:table-cell office:value-type="float" office:value="18">
                <text:p>20</text:p>
              </table:table-cell>
              <table:table-cell office:value-type="float" office:value="300">
                <text:p>300</text:p>
              </table:table-cell>
            </table:table-row>
            <table:table-row>
              <table:table-cell office:value-type="float" office:value="24">
                <text:p>20</text:p>
              </table:table-cell>
              <table:table-cell office:value-type="float" office:value="600">
                <text:p>600</text:p>
              </table:table-cell>
            </table:table-row>
            <table:table-row>
              <table:table-cell office:value-type="float" office:value="30">
                <text:p>30</text:p>
              </table:table-cell>
              <table:table-cell office:value-type="float" office:value="1000">
                <text:p>1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